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0D000000DD000000DDCBF3253A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Pictures/2000000D000000DD000000DDCBF3253A.svm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Object 4/Pictures/2000000D000000DD000000DDCBF3253A.svm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" manifest:full-path="Object 5/Pictures/2000000D000000DD000000DDCBF3253A.svm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" manifest:full-path="Object 6/Pictures/2000000D000000DD000000DDCBF3253A.svm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" manifest:full-path="Object 7/Pictures/2000000D000000DD000000DDCBF3253A.svm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2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ompare all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.4 biggrid</text:p>
          </table:table-cell>
          <table:table-cell office:value-type="string">
            <text:p>Dark</text:p>
          </table:table-cell>
          <table:table-cell table:number-columns-repeated="2"/>
          <table:table-cell office:value-type="string">
            <text:p>Light</text:p>
          </table:table-cell>
          <table:table-cell/>
          <table:table-cell office:value-type="string">
            <text:p>.3</text:p>
          </table:table-cell>
          <table:table-cell office:value-type="string">
            <text:p>Dark</text:p>
          </table:table-cell>
          <table:table-cell table:number-columns-repeated="2"/>
          <table:table-cell office:value-type="string">
            <text:p>Light</text:p>
          </table:table-cell>
          <table:table-cell/>
          <table:table-cell office:value-type="string">
            <text:p>.2 big</text:p>
          </table:table-cell>
          <table:table-cell office:value-type="string">
            <text:p>Dark</text:p>
          </table:table-cell>
          <table:table-cell table:number-columns-repeated="2"/>
          <table:table-cell office:value-type="string">
            <text:p>Light</text:p>
          </table:table-cell>
          <table:table-cell/>
          <table:table-cell office:value-type="string">
            <text:p>.4 small grid</text:p>
          </table:table-cell>
          <table:table-cell office:value-type="string">
            <text:p>Dark</text:p>
          </table:table-cell>
          <table:table-cell table:number-columns-repeated="2"/>
          <table:table-cell office:value-type="string">
            <text:p>Light</text:p>
          </table:table-cell>
          <table:table-cell/>
          <table:table-cell office:value-type="string">
            <text:p>.2 small</text:p>
          </table:table-cell>
          <table:table-cell office:value-type="string">
            <text:p>Dark</text:p>
          </table:table-cell>
          <table:table-cell table:number-columns-repeated="2"/>
          <table:table-cell office:value-type="string">
            <text:p>Light</text:p>
          </table:table-cell>
          <table:table-cell/>
        </table:table-row>
        <table:table-row table:style-name="ro1">
          <table:table-cell office:value-type="string">
            <text:p>V 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0000392">
            <text:p>-3,92E-005</text:p>
          </table:table-cell>
          <table:table-cell table:formula="of:=[.A3]*[.B3]" office:value-type="float" office:value="0.0000392">
            <text:p>3,92E-005</text:p>
          </table:table-cell>
          <table:table-cell office:value-type="float" office:value="-1">
            <text:p>-1</text:p>
          </table:table-cell>
          <table:table-cell office:value-type="float" office:value="-0.00542">
            <text:p>-5,42E-003</text:p>
          </table:table-cell>
          <table:table-cell table:formula="of:=[.D3]*[.E3]" office:value-type="float" office:value="0.00542">
            <text:p>5,42E-003</text:p>
          </table:table-cell>
          <table:table-cell office:value-type="float" office:value="-1">
            <text:p>-1</text:p>
          </table:table-cell>
          <table:table-cell office:value-type="float" office:value="-0.0000505">
            <text:p>-5,05E-005</text:p>
          </table:table-cell>
          <table:table-cell table:formula="of:=[.G3]*[.H3]" office:value-type="float" office:value="0.0000505">
            <text:p>5,05E-005</text:p>
          </table:table-cell>
          <table:table-cell office:value-type="float" office:value="-1">
            <text:p>-1</text:p>
          </table:table-cell>
          <table:table-cell office:value-type="float" office:value="-0.00338">
            <text:p>-3,38E-003</text:p>
          </table:table-cell>
          <table:table-cell table:formula="of:=[.J3]*[.K3]" office:value-type="float" office:value="0.00338">
            <text:p>3,38E-003</text:p>
          </table:table-cell>
          <table:table-cell office:value-type="float" office:value="-1">
            <text:p>-1</text:p>
          </table:table-cell>
          <table:table-cell office:value-type="float" office:value="-0.00000825">
            <text:p>-8,25E-006</text:p>
          </table:table-cell>
          <table:table-cell table:formula="of:=[.M3]*[.N3]" office:value-type="float" office:value="0.00000825">
            <text:p>8,25E-006</text:p>
          </table:table-cell>
          <table:table-cell office:value-type="float" office:value="-1">
            <text:p>-1</text:p>
          </table:table-cell>
          <table:table-cell office:value-type="float" office:value="-0.00326">
            <text:p>-3,26E-003</text:p>
          </table:table-cell>
          <table:table-cell table:formula="of:=[.P3]*[.Q3]" office:value-type="float" office:value="0.00326">
            <text:p>3,26E-003</text:p>
          </table:table-cell>
          <table:table-cell office:value-type="float" office:value="-1">
            <text:p>-1</text:p>
          </table:table-cell>
          <table:table-cell office:value-type="float" office:value="-0.0000137">
            <text:p>-1,37E-005</text:p>
          </table:table-cell>
          <table:table-cell table:formula="of:=[.S3]*[.T3]" office:value-type="float" office:value="0.0000137">
            <text:p>1,37E-005</text:p>
          </table:table-cell>
          <table:table-cell office:value-type="float" office:value="-1">
            <text:p>-1</text:p>
          </table:table-cell>
          <table:table-cell office:value-type="float" office:value="-0.00292">
            <text:p>-2,92E-003</text:p>
          </table:table-cell>
          <table:table-cell table:formula="of:=[.V3]*[.W3]" office:value-type="float" office:value="0.00292">
            <text:p>2,92E-003</text:p>
          </table:table-cell>
          <table:table-cell office:value-type="float" office:value="-1">
            <text:p>-1</text:p>
          </table:table-cell>
          <table:table-cell office:value-type="float" office:value="-0.0000309">
            <text:p>-3,09E-005</text:p>
          </table:table-cell>
          <table:table-cell table:formula="of:=[.Y3]*[.Z3]" office:value-type="float" office:value="0.0000309">
            <text:p>3,09E-005</text:p>
          </table:table-cell>
          <table:table-cell office:value-type="float" office:value="-1">
            <text:p>-1</text:p>
          </table:table-cell>
          <table:table-cell office:value-type="float" office:value="-0.00141">
            <text:p>-1,41E-003</text:p>
          </table:table-cell>
          <table:table-cell table:formula="of:=[.AB3]*[.AC3]" office:value-type="float" office:value="0.00141">
            <text:p>0,00141</text:p>
          </table:table-cell>
        </table:table-row>
        <table:table-row table:style-name="ro1">
          <table:table-cell office:value-type="float" office:value="-0.99">
            <text:p>-0,99</text:p>
          </table:table-cell>
          <table:table-cell office:value-type="float" office:value="-0.0000387">
            <text:p>-3,87E-005</text:p>
          </table:table-cell>
          <table:table-cell table:formula="of:=[.A4]*[.B4]" office:value-type="float" office:value="0.000038313">
            <text:p>3,83E-005</text:p>
          </table:table-cell>
          <table:table-cell office:value-type="float" office:value="-0.99">
            <text:p>-0,99</text:p>
          </table:table-cell>
          <table:table-cell office:value-type="float" office:value="-0.00543">
            <text:p>-5,43E-003</text:p>
          </table:table-cell>
          <table:table-cell table:formula="of:=[.D4]*[.E4]" office:value-type="float" office:value="0.0053757">
            <text:p>5,38E-003</text:p>
          </table:table-cell>
          <table:table-cell office:value-type="float" office:value="-0.99">
            <text:p>-0,99</text:p>
          </table:table-cell>
          <table:table-cell office:value-type="float" office:value="-0.0000499">
            <text:p>-4,99E-005</text:p>
          </table:table-cell>
          <table:table-cell table:formula="of:=[.G4]*[.H4]" office:value-type="float" office:value="0.000049401">
            <text:p>4,94E-005</text:p>
          </table:table-cell>
          <table:table-cell office:value-type="float" office:value="-0.99">
            <text:p>-0,99</text:p>
          </table:table-cell>
          <table:table-cell office:value-type="float" office:value="-0.00338">
            <text:p>-3,38E-003</text:p>
          </table:table-cell>
          <table:table-cell table:formula="of:=[.J4]*[.K4]" office:value-type="float" office:value="0.0033462">
            <text:p>3,35E-003</text:p>
          </table:table-cell>
          <table:table-cell office:value-type="float" office:value="-0.99">
            <text:p>-0,99</text:p>
          </table:table-cell>
          <table:table-cell office:value-type="float" office:value="-0.00000818">
            <text:p>-8,18E-006</text:p>
          </table:table-cell>
          <table:table-cell table:formula="of:=[.M4]*[.N4]" office:value-type="float" office:value="0.0000080982">
            <text:p>8,10E-006</text:p>
          </table:table-cell>
          <table:table-cell office:value-type="float" office:value="-0.99">
            <text:p>-0,99</text:p>
          </table:table-cell>
          <table:table-cell office:value-type="float" office:value="-0.00327">
            <text:p>-3,27E-003</text:p>
          </table:table-cell>
          <table:table-cell table:formula="of:=[.P4]*[.Q4]" office:value-type="float" office:value="0.0032373">
            <text:p>3,24E-003</text:p>
          </table:table-cell>
          <table:table-cell office:value-type="float" office:value="-0.99">
            <text:p>-0,99</text:p>
          </table:table-cell>
          <table:table-cell office:value-type="float" office:value="-0.0000135">
            <text:p>-1,35E-005</text:p>
          </table:table-cell>
          <table:table-cell table:formula="of:=[.S4]*[.T4]" office:value-type="float" office:value="0.000013365">
            <text:p>1,34E-005</text:p>
          </table:table-cell>
          <table:table-cell office:value-type="float" office:value="-0.99">
            <text:p>-0,99</text:p>
          </table:table-cell>
          <table:table-cell office:value-type="float" office:value="-0.00291">
            <text:p>-2,91E-003</text:p>
          </table:table-cell>
          <table:table-cell table:formula="of:=[.V4]*[.W4]" office:value-type="float" office:value="0.0028809">
            <text:p>2,88E-003</text:p>
          </table:table-cell>
          <table:table-cell office:value-type="float" office:value="-0.99">
            <text:p>-0,99</text:p>
          </table:table-cell>
          <table:table-cell office:value-type="float" office:value="-0.0000305">
            <text:p>-3,05E-005</text:p>
          </table:table-cell>
          <table:table-cell table:formula="of:=[.Y4]*[.Z4]" office:value-type="float" office:value="0.000030195">
            <text:p>3,02E-005</text:p>
          </table:table-cell>
          <table:table-cell office:value-type="float" office:value="-0.99">
            <text:p>-0,99</text:p>
          </table:table-cell>
          <table:table-cell office:value-type="float" office:value="-0.00142">
            <text:p>-1,42E-003</text:p>
          </table:table-cell>
          <table:table-cell table:formula="of:=[.AB4]*[.AC4]" office:value-type="float" office:value="0.0014058">
            <text:p>0,0014058</text:p>
          </table:table-cell>
        </table:table-row>
        <table:table-row table:style-name="ro1">
          <table:table-cell office:value-type="float" office:value="-0.98">
            <text:p>-0,98</text:p>
          </table:table-cell>
          <table:table-cell office:value-type="float" office:value="-0.0000381">
            <text:p>-3,81E-005</text:p>
          </table:table-cell>
          <table:table-cell table:formula="of:=[.A5]*[.B5]" office:value-type="float" office:value="0.000037338">
            <text:p>3,73E-005</text:p>
          </table:table-cell>
          <table:table-cell office:value-type="float" office:value="-0.98">
            <text:p>-0,98</text:p>
          </table:table-cell>
          <table:table-cell office:value-type="float" office:value="-0.00543">
            <text:p>-5,43E-003</text:p>
          </table:table-cell>
          <table:table-cell table:formula="of:=[.D5]*[.E5]" office:value-type="float" office:value="0.0053214">
            <text:p>5,32E-003</text:p>
          </table:table-cell>
          <table:table-cell office:value-type="float" office:value="-0.98">
            <text:p>-0,98</text:p>
          </table:table-cell>
          <table:table-cell office:value-type="float" office:value="-0.0000492">
            <text:p>-4,92E-005</text:p>
          </table:table-cell>
          <table:table-cell table:formula="of:=[.G5]*[.H5]" office:value-type="float" office:value="0.000048216">
            <text:p>4,82E-005</text:p>
          </table:table-cell>
          <table:table-cell office:value-type="float" office:value="-0.98">
            <text:p>-0,98</text:p>
          </table:table-cell>
          <table:table-cell office:value-type="float" office:value="-0.00339">
            <text:p>-3,39E-003</text:p>
          </table:table-cell>
          <table:table-cell table:formula="of:=[.J5]*[.K5]" office:value-type="float" office:value="0.0033222">
            <text:p>3,32E-003</text:p>
          </table:table-cell>
          <table:table-cell office:value-type="float" office:value="-0.98">
            <text:p>-0,98</text:p>
          </table:table-cell>
          <table:table-cell office:value-type="float" office:value="-0.0000081">
            <text:p>-8,10E-006</text:p>
          </table:table-cell>
          <table:table-cell table:formula="of:=[.M5]*[.N5]" office:value-type="float" office:value="0.000007938">
            <text:p>7,94E-006</text:p>
          </table:table-cell>
          <table:table-cell office:value-type="float" office:value="-0.98">
            <text:p>-0,98</text:p>
          </table:table-cell>
          <table:table-cell office:value-type="float" office:value="-0.00328">
            <text:p>-3,28E-003</text:p>
          </table:table-cell>
          <table:table-cell table:formula="of:=[.P5]*[.Q5]" office:value-type="float" office:value="0.0032144">
            <text:p>3,21E-003</text:p>
          </table:table-cell>
          <table:table-cell office:value-type="float" office:value="-0.98">
            <text:p>-0,98</text:p>
          </table:table-cell>
          <table:table-cell office:value-type="float" office:value="-0.0000133">
            <text:p>-1,33E-005</text:p>
          </table:table-cell>
          <table:table-cell table:formula="of:=[.S5]*[.T5]" office:value-type="float" office:value="0.000013034">
            <text:p>1,30E-005</text:p>
          </table:table-cell>
          <table:table-cell office:value-type="float" office:value="-0.98">
            <text:p>-0,98</text:p>
          </table:table-cell>
          <table:table-cell office:value-type="float" office:value="-0.00291">
            <text:p>-2,91E-003</text:p>
          </table:table-cell>
          <table:table-cell table:formula="of:=[.V5]*[.W5]" office:value-type="float" office:value="0.0028518">
            <text:p>2,85E-003</text:p>
          </table:table-cell>
          <table:table-cell office:value-type="float" office:value="-0.98">
            <text:p>-0,98</text:p>
          </table:table-cell>
          <table:table-cell office:value-type="float" office:value="-0.0000302">
            <text:p>-3,02E-005</text:p>
          </table:table-cell>
          <table:table-cell table:formula="of:=[.Y5]*[.Z5]" office:value-type="float" office:value="0.000029596">
            <text:p>2,96E-005</text:p>
          </table:table-cell>
          <table:table-cell office:value-type="float" office:value="-0.98">
            <text:p>-0,98</text:p>
          </table:table-cell>
          <table:table-cell office:value-type="float" office:value="-0.00142">
            <text:p>-1,42E-003</text:p>
          </table:table-cell>
          <table:table-cell table:formula="of:=[.AB5]*[.AC5]" office:value-type="float" office:value="0.0013916">
            <text:p>0,0013916</text:p>
          </table:table-cell>
        </table:table-row>
        <table:table-row table:style-name="ro1">
          <table:table-cell office:value-type="float" office:value="-0.97">
            <text:p>-0,97</text:p>
          </table:table-cell>
          <table:table-cell office:value-type="float" office:value="-0.0000376">
            <text:p>-3,76E-005</text:p>
          </table:table-cell>
          <table:table-cell table:formula="of:=[.A6]*[.B6]" office:value-type="float" office:value="0.000036472">
            <text:p>3,65E-005</text:p>
          </table:table-cell>
          <table:table-cell office:value-type="float" office:value="-0.97">
            <text:p>-0,97</text:p>
          </table:table-cell>
          <table:table-cell office:value-type="float" office:value="-0.00543">
            <text:p>-5,43E-003</text:p>
          </table:table-cell>
          <table:table-cell table:formula="of:=[.D6]*[.E6]" office:value-type="float" office:value="0.0052671">
            <text:p>5,27E-003</text:p>
          </table:table-cell>
          <table:table-cell office:value-type="float" office:value="-0.97">
            <text:p>-0,97</text:p>
          </table:table-cell>
          <table:table-cell office:value-type="float" office:value="-0.0000486">
            <text:p>-4,86E-005</text:p>
          </table:table-cell>
          <table:table-cell table:formula="of:=[.G6]*[.H6]" office:value-type="float" office:value="0.000047142">
            <text:p>4,71E-005</text:p>
          </table:table-cell>
          <table:table-cell office:value-type="float" office:value="-0.97">
            <text:p>-0,97</text:p>
          </table:table-cell>
          <table:table-cell office:value-type="float" office:value="-0.0034">
            <text:p>-3,40E-003</text:p>
          </table:table-cell>
          <table:table-cell table:formula="of:=[.J6]*[.K6]" office:value-type="float" office:value="0.003298">
            <text:p>3,30E-003</text:p>
          </table:table-cell>
          <table:table-cell office:value-type="float" office:value="-0.97">
            <text:p>-0,97</text:p>
          </table:table-cell>
          <table:table-cell office:value-type="float" office:value="-0.00000802">
            <text:p>-8,02E-006</text:p>
          </table:table-cell>
          <table:table-cell table:formula="of:=[.M6]*[.N6]" office:value-type="float" office:value="0.0000077794">
            <text:p>7,78E-006</text:p>
          </table:table-cell>
          <table:table-cell office:value-type="float" office:value="-0.97">
            <text:p>-0,97</text:p>
          </table:table-cell>
          <table:table-cell office:value-type="float" office:value="-0.00327">
            <text:p>-3,27E-003</text:p>
          </table:table-cell>
          <table:table-cell table:formula="of:=[.P6]*[.Q6]" office:value-type="float" office:value="0.0031719">
            <text:p>3,17E-003</text:p>
          </table:table-cell>
          <table:table-cell office:value-type="float" office:value="-0.97">
            <text:p>-0,97</text:p>
          </table:table-cell>
          <table:table-cell office:value-type="float" office:value="-0.0000131">
            <text:p>-1,31E-005</text:p>
          </table:table-cell>
          <table:table-cell table:formula="of:=[.S6]*[.T6]" office:value-type="float" office:value="0.000012707">
            <text:p>1,27E-005</text:p>
          </table:table-cell>
          <table:table-cell office:value-type="float" office:value="-0.97">
            <text:p>-0,97</text:p>
          </table:table-cell>
          <table:table-cell office:value-type="float" office:value="-0.00291">
            <text:p>-2,91E-003</text:p>
          </table:table-cell>
          <table:table-cell table:formula="of:=[.V6]*[.W6]" office:value-type="float" office:value="0.0028227">
            <text:p>2,82E-003</text:p>
          </table:table-cell>
          <table:table-cell office:value-type="float" office:value="-0.97">
            <text:p>-0,97</text:p>
          </table:table-cell>
          <table:table-cell office:value-type="float" office:value="-0.0000298">
            <text:p>-2,98E-005</text:p>
          </table:table-cell>
          <table:table-cell table:formula="of:=[.Y6]*[.Z6]" office:value-type="float" office:value="0.000028906">
            <text:p>2,89E-005</text:p>
          </table:table-cell>
          <table:table-cell office:value-type="float" office:value="-0.97">
            <text:p>-0,97</text:p>
          </table:table-cell>
          <table:table-cell office:value-type="float" office:value="-0.00143">
            <text:p>-1,43E-003</text:p>
          </table:table-cell>
          <table:table-cell table:formula="of:=[.AB6]*[.AC6]" office:value-type="float" office:value="0.0013871">
            <text:p>0,0013871</text:p>
          </table:table-cell>
        </table:table-row>
        <table:table-row table:style-name="ro1">
          <table:table-cell office:value-type="float" office:value="-0.96">
            <text:p>-0,96</text:p>
          </table:table-cell>
          <table:table-cell office:value-type="float" office:value="-0.0000371">
            <text:p>-3,71E-005</text:p>
          </table:table-cell>
          <table:table-cell table:formula="of:=[.A7]*[.B7]" office:value-type="float" office:value="0.000035616">
            <text:p>3,56E-005</text:p>
          </table:table-cell>
          <table:table-cell office:value-type="float" office:value="-0.96">
            <text:p>-0,96</text:p>
          </table:table-cell>
          <table:table-cell office:value-type="float" office:value="-0.00543">
            <text:p>-5,43E-003</text:p>
          </table:table-cell>
          <table:table-cell table:formula="of:=[.D7]*[.E7]" office:value-type="float" office:value="0.0052128">
            <text:p>5,21E-003</text:p>
          </table:table-cell>
          <table:table-cell office:value-type="float" office:value="-0.96">
            <text:p>-0,96</text:p>
          </table:table-cell>
          <table:table-cell office:value-type="float" office:value="-0.0000479">
            <text:p>-4,79E-005</text:p>
          </table:table-cell>
          <table:table-cell table:formula="of:=[.G7]*[.H7]" office:value-type="float" office:value="0.000045984">
            <text:p>4,60E-005</text:p>
          </table:table-cell>
          <table:table-cell office:value-type="float" office:value="-0.96">
            <text:p>-0,96</text:p>
          </table:table-cell>
          <table:table-cell office:value-type="float" office:value="-0.0034">
            <text:p>-3,40E-003</text:p>
          </table:table-cell>
          <table:table-cell table:formula="of:=[.J7]*[.K7]" office:value-type="float" office:value="0.003264">
            <text:p>3,26E-003</text:p>
          </table:table-cell>
          <table:table-cell office:value-type="float" office:value="-0.96">
            <text:p>-0,96</text:p>
          </table:table-cell>
          <table:table-cell office:value-type="float" office:value="-0.00000793">
            <text:p>-7,93E-006</text:p>
          </table:table-cell>
          <table:table-cell table:formula="of:=[.M7]*[.N7]" office:value-type="float" office:value="0.0000076128">
            <text:p>7,61E-006</text:p>
          </table:table-cell>
          <table:table-cell office:value-type="float" office:value="-0.96">
            <text:p>-0,96</text:p>
          </table:table-cell>
          <table:table-cell office:value-type="float" office:value="-0.00327">
            <text:p>-3,27E-003</text:p>
          </table:table-cell>
          <table:table-cell table:formula="of:=[.P7]*[.Q7]" office:value-type="float" office:value="0.0031392">
            <text:p>3,14E-003</text:p>
          </table:table-cell>
          <table:table-cell office:value-type="float" office:value="-0.96">
            <text:p>-0,96</text:p>
          </table:table-cell>
          <table:table-cell office:value-type="float" office:value="-0.0000129">
            <text:p>-1,29E-005</text:p>
          </table:table-cell>
          <table:table-cell table:formula="of:=[.S7]*[.T7]" office:value-type="float" office:value="0.000012384">
            <text:p>1,24E-005</text:p>
          </table:table-cell>
          <table:table-cell office:value-type="float" office:value="-0.96">
            <text:p>-0,96</text:p>
          </table:table-cell>
          <table:table-cell office:value-type="float" office:value="-0.00292">
            <text:p>-2,92E-003</text:p>
          </table:table-cell>
          <table:table-cell table:formula="of:=[.V7]*[.W7]" office:value-type="float" office:value="0.0028032">
            <text:p>2,80E-003</text:p>
          </table:table-cell>
          <table:table-cell office:value-type="float" office:value="-0.96">
            <text:p>-0,96</text:p>
          </table:table-cell>
          <table:table-cell office:value-type="float" office:value="-0.0000294">
            <text:p>-2,94E-005</text:p>
          </table:table-cell>
          <table:table-cell table:formula="of:=[.Y7]*[.Z7]" office:value-type="float" office:value="0.000028224">
            <text:p>2,82E-005</text:p>
          </table:table-cell>
          <table:table-cell office:value-type="float" office:value="-0.96">
            <text:p>-0,96</text:p>
          </table:table-cell>
          <table:table-cell office:value-type="float" office:value="-0.00143">
            <text:p>-1,43E-003</text:p>
          </table:table-cell>
          <table:table-cell table:formula="of:=[.AB7]*[.AC7]" office:value-type="float" office:value="0.0013728">
            <text:p>0,0013728</text:p>
          </table:table-cell>
        </table:table-row>
        <table:table-row table:style-name="ro1">
          <table:table-cell office:value-type="float" office:value="-0.95">
            <text:p>-0,95</text:p>
          </table:table-cell>
          <table:table-cell office:value-type="float" office:value="-0.0000366">
            <text:p>-3,66E-005</text:p>
          </table:table-cell>
          <table:table-cell table:formula="of:=[.A8]*[.B8]" office:value-type="float" office:value="0.00003477">
            <text:p>3,48E-005</text:p>
          </table:table-cell>
          <table:table-cell office:value-type="float" office:value="-0.95">
            <text:p>-0,95</text:p>
          </table:table-cell>
          <table:table-cell office:value-type="float" office:value="-0.00544">
            <text:p>-5,44E-003</text:p>
          </table:table-cell>
          <table:table-cell table:formula="of:=[.D8]*[.E8]" office:value-type="float" office:value="0.005168">
            <text:p>5,17E-003</text:p>
          </table:table-cell>
          <table:table-cell office:value-type="float" office:value="-0.95">
            <text:p>-0,95</text:p>
          </table:table-cell>
          <table:table-cell office:value-type="float" office:value="-0.0000473">
            <text:p>-4,73E-005</text:p>
          </table:table-cell>
          <table:table-cell table:formula="of:=[.G8]*[.H8]" office:value-type="float" office:value="0.000044935">
            <text:p>4,49E-005</text:p>
          </table:table-cell>
          <table:table-cell office:value-type="float" office:value="-0.95">
            <text:p>-0,95</text:p>
          </table:table-cell>
          <table:table-cell office:value-type="float" office:value="-0.0034">
            <text:p>-3,40E-003</text:p>
          </table:table-cell>
          <table:table-cell table:formula="of:=[.J8]*[.K8]" office:value-type="float" office:value="0.00323">
            <text:p>3,23E-003</text:p>
          </table:table-cell>
          <table:table-cell office:value-type="float" office:value="-0.95">
            <text:p>-0,95</text:p>
          </table:table-cell>
          <table:table-cell office:value-type="float" office:value="-0.00000785">
            <text:p>-7,85E-006</text:p>
          </table:table-cell>
          <table:table-cell table:formula="of:=[.M8]*[.N8]" office:value-type="float" office:value="0.0000074575">
            <text:p>7,46E-006</text:p>
          </table:table-cell>
          <table:table-cell office:value-type="float" office:value="-0.95">
            <text:p>-0,95</text:p>
          </table:table-cell>
          <table:table-cell office:value-type="float" office:value="-0.00327">
            <text:p>-3,27E-003</text:p>
          </table:table-cell>
          <table:table-cell table:formula="of:=[.P8]*[.Q8]" office:value-type="float" office:value="0.0031065">
            <text:p>3,11E-003</text:p>
          </table:table-cell>
          <table:table-cell office:value-type="float" office:value="-0.95">
            <text:p>-0,95</text:p>
          </table:table-cell>
          <table:table-cell office:value-type="float" office:value="-0.0000127">
            <text:p>-1,27E-005</text:p>
          </table:table-cell>
          <table:table-cell table:formula="of:=[.S8]*[.T8]" office:value-type="float" office:value="0.000012065">
            <text:p>1,21E-005</text:p>
          </table:table-cell>
          <table:table-cell office:value-type="float" office:value="-0.95">
            <text:p>-0,95</text:p>
          </table:table-cell>
          <table:table-cell office:value-type="float" office:value="-0.00293">
            <text:p>-2,93E-003</text:p>
          </table:table-cell>
          <table:table-cell table:formula="of:=[.V8]*[.W8]" office:value-type="float" office:value="0.0027835">
            <text:p>2,78E-003</text:p>
          </table:table-cell>
          <table:table-cell office:value-type="float" office:value="-0.95">
            <text:p>-0,95</text:p>
          </table:table-cell>
          <table:table-cell office:value-type="float" office:value="-0.000029">
            <text:p>-2,90E-005</text:p>
          </table:table-cell>
          <table:table-cell table:formula="of:=[.Y8]*[.Z8]" office:value-type="float" office:value="0.00002755">
            <text:p>2,76E-005</text:p>
          </table:table-cell>
          <table:table-cell office:value-type="float" office:value="-0.95">
            <text:p>-0,95</text:p>
          </table:table-cell>
          <table:table-cell office:value-type="float" office:value="-0.00143">
            <text:p>-1,43E-003</text:p>
          </table:table-cell>
          <table:table-cell table:formula="of:=[.AB8]*[.AC8]" office:value-type="float" office:value="0.0013585">
            <text:p>0,0013585</text:p>
          </table:table-cell>
        </table:table-row>
        <table:table-row table:style-name="ro1">
          <table:table-cell office:value-type="float" office:value="-0.94">
            <text:p>-0,94</text:p>
          </table:table-cell>
          <table:table-cell office:value-type="float" office:value="-0.000036">
            <text:p>-3,60E-005</text:p>
          </table:table-cell>
          <table:table-cell table:formula="of:=[.A9]*[.B9]" office:value-type="float" office:value="0.00003384">
            <text:p>3,38E-005</text:p>
          </table:table-cell>
          <table:table-cell office:value-type="float" office:value="-0.94">
            <text:p>-0,94</text:p>
          </table:table-cell>
          <table:table-cell office:value-type="float" office:value="-0.00544">
            <text:p>-5,44E-003</text:p>
          </table:table-cell>
          <table:table-cell table:formula="of:=[.D9]*[.E9]" office:value-type="float" office:value="0.0051136">
            <text:p>5,11E-003</text:p>
          </table:table-cell>
          <table:table-cell office:value-type="float" office:value="-0.94">
            <text:p>-0,94</text:p>
          </table:table-cell>
          <table:table-cell office:value-type="float" office:value="-0.0000467">
            <text:p>-4,67E-005</text:p>
          </table:table-cell>
          <table:table-cell table:formula="of:=[.G9]*[.H9]" office:value-type="float" office:value="0.000043898">
            <text:p>4,39E-005</text:p>
          </table:table-cell>
          <table:table-cell office:value-type="float" office:value="-0.94">
            <text:p>-0,94</text:p>
          </table:table-cell>
          <table:table-cell office:value-type="float" office:value="-0.0034">
            <text:p>-3,40E-003</text:p>
          </table:table-cell>
          <table:table-cell table:formula="of:=[.J9]*[.K9]" office:value-type="float" office:value="0.003196">
            <text:p>3,20E-003</text:p>
          </table:table-cell>
          <table:table-cell office:value-type="float" office:value="-0.94">
            <text:p>-0,94</text:p>
          </table:table-cell>
          <table:table-cell office:value-type="float" office:value="-0.00000775">
            <text:p>-7,75E-006</text:p>
          </table:table-cell>
          <table:table-cell table:formula="of:=[.M9]*[.N9]" office:value-type="float" office:value="0.000007285">
            <text:p>7,29E-006</text:p>
          </table:table-cell>
          <table:table-cell office:value-type="float" office:value="-0.94">
            <text:p>-0,94</text:p>
          </table:table-cell>
          <table:table-cell office:value-type="float" office:value="-0.00327">
            <text:p>-3,27E-003</text:p>
          </table:table-cell>
          <table:table-cell table:formula="of:=[.P9]*[.Q9]" office:value-type="float" office:value="0.0030738">
            <text:p>3,07E-003</text:p>
          </table:table-cell>
          <table:table-cell office:value-type="float" office:value="-0.94">
            <text:p>-0,94</text:p>
          </table:table-cell>
          <table:table-cell office:value-type="float" office:value="-0.0000126">
            <text:p>-1,26E-005</text:p>
          </table:table-cell>
          <table:table-cell table:formula="of:=[.S9]*[.T9]" office:value-type="float" office:value="0.000011844">
            <text:p>1,18E-005</text:p>
          </table:table-cell>
          <table:table-cell office:value-type="float" office:value="-0.94">
            <text:p>-0,94</text:p>
          </table:table-cell>
          <table:table-cell office:value-type="float" office:value="-0.00293">
            <text:p>-2,93E-003</text:p>
          </table:table-cell>
          <table:table-cell table:formula="of:=[.V9]*[.W9]" office:value-type="float" office:value="0.0027542">
            <text:p>2,75E-003</text:p>
          </table:table-cell>
          <table:table-cell office:value-type="float" office:value="-0.94">
            <text:p>-0,94</text:p>
          </table:table-cell>
          <table:table-cell office:value-type="float" office:value="-0.0000286">
            <text:p>-2,86E-005</text:p>
          </table:table-cell>
          <table:table-cell table:formula="of:=[.Y9]*[.Z9]" office:value-type="float" office:value="0.000026884">
            <text:p>2,69E-005</text:p>
          </table:table-cell>
          <table:table-cell office:value-type="float" office:value="-0.94">
            <text:p>-0,94</text:p>
          </table:table-cell>
          <table:table-cell office:value-type="float" office:value="-0.00143">
            <text:p>-1,43E-003</text:p>
          </table:table-cell>
          <table:table-cell table:formula="of:=[.AB9]*[.AC9]" office:value-type="float" office:value="0.0013442">
            <text:p>0,0013442</text:p>
          </table:table-cell>
        </table:table-row>
        <table:table-row table:style-name="ro1">
          <table:table-cell office:value-type="float" office:value="-0.93">
            <text:p>-0,93</text:p>
          </table:table-cell>
          <table:table-cell office:value-type="float" office:value="-0.0000355">
            <text:p>-3,55E-005</text:p>
          </table:table-cell>
          <table:table-cell table:formula="of:=[.A10]*[.B10]" office:value-type="float" office:value="0.000033015">
            <text:p>3,30E-005</text:p>
          </table:table-cell>
          <table:table-cell office:value-type="float" office:value="-0.93">
            <text:p>-0,93</text:p>
          </table:table-cell>
          <table:table-cell office:value-type="float" office:value="-0.00543">
            <text:p>-5,43E-003</text:p>
          </table:table-cell>
          <table:table-cell table:formula="of:=[.D10]*[.E10]" office:value-type="float" office:value="0.0050499">
            <text:p>5,05E-003</text:p>
          </table:table-cell>
          <table:table-cell office:value-type="float" office:value="-0.93">
            <text:p>-0,93</text:p>
          </table:table-cell>
          <table:table-cell office:value-type="float" office:value="-0.000046">
            <text:p>-4,60E-005</text:p>
          </table:table-cell>
          <table:table-cell table:formula="of:=[.G10]*[.H10]" office:value-type="float" office:value="0.00004278">
            <text:p>4,28E-005</text:p>
          </table:table-cell>
          <table:table-cell office:value-type="float" office:value="-0.93">
            <text:p>-0,93</text:p>
          </table:table-cell>
          <table:table-cell office:value-type="float" office:value="-0.0034">
            <text:p>-3,40E-003</text:p>
          </table:table-cell>
          <table:table-cell table:formula="of:=[.J10]*[.K10]" office:value-type="float" office:value="0.003162">
            <text:p>3,16E-003</text:p>
          </table:table-cell>
          <table:table-cell office:value-type="float" office:value="-0.93">
            <text:p>-0,93</text:p>
          </table:table-cell>
          <table:table-cell office:value-type="float" office:value="-0.00000766">
            <text:p>-7,66E-006</text:p>
          </table:table-cell>
          <table:table-cell table:formula="of:=[.M10]*[.N10]" office:value-type="float" office:value="0.0000071238">
            <text:p>7,12E-006</text:p>
          </table:table-cell>
          <table:table-cell office:value-type="float" office:value="-0.93">
            <text:p>-0,93</text:p>
          </table:table-cell>
          <table:table-cell office:value-type="float" office:value="-0.00327">
            <text:p>-3,27E-003</text:p>
          </table:table-cell>
          <table:table-cell table:formula="of:=[.P10]*[.Q10]" office:value-type="float" office:value="0.0030411">
            <text:p>3,04E-003</text:p>
          </table:table-cell>
          <table:table-cell office:value-type="float" office:value="-0.93">
            <text:p>-0,93</text:p>
          </table:table-cell>
          <table:table-cell office:value-type="float" office:value="-0.0000124">
            <text:p>-1,24E-005</text:p>
          </table:table-cell>
          <table:table-cell table:formula="of:=[.S10]*[.T10]" office:value-type="float" office:value="0.000011532">
            <text:p>1,15E-005</text:p>
          </table:table-cell>
          <table:table-cell office:value-type="float" office:value="-0.93">
            <text:p>-0,93</text:p>
          </table:table-cell>
          <table:table-cell office:value-type="float" office:value="-0.00293">
            <text:p>-2,93E-003</text:p>
          </table:table-cell>
          <table:table-cell table:formula="of:=[.V10]*[.W10]" office:value-type="float" office:value="0.0027249">
            <text:p>2,72E-003</text:p>
          </table:table-cell>
          <table:table-cell office:value-type="float" office:value="-0.93">
            <text:p>-0,93</text:p>
          </table:table-cell>
          <table:table-cell office:value-type="float" office:value="-0.0000282">
            <text:p>-2,82E-005</text:p>
          </table:table-cell>
          <table:table-cell table:formula="of:=[.Y10]*[.Z10]" office:value-type="float" office:value="0.000026226">
            <text:p>2,62E-005</text:p>
          </table:table-cell>
          <table:table-cell office:value-type="float" office:value="-0.93">
            <text:p>-0,93</text:p>
          </table:table-cell>
          <table:table-cell office:value-type="float" office:value="-0.00143">
            <text:p>-1,43E-003</text:p>
          </table:table-cell>
          <table:table-cell table:formula="of:=[.AB10]*[.AC10]" office:value-type="float" office:value="0.0013299">
            <text:p>0,0013299</text:p>
          </table:table-cell>
        </table:table-row>
        <table:table-row table:style-name="ro1">
          <table:table-cell office:value-type="float" office:value="-0.92">
            <text:p>-0,92</text:p>
          </table:table-cell>
          <table:table-cell office:value-type="float" office:value="-0.000035">
            <text:p>-3,50E-005</text:p>
          </table:table-cell>
          <table:table-cell table:formula="of:=[.A11]*[.B11]" office:value-type="float" office:value="0.0000322">
            <text:p>3,22E-005</text:p>
          </table:table-cell>
          <table:table-cell office:value-type="float" office:value="-0.92">
            <text:p>-0,92</text:p>
          </table:table-cell>
          <table:table-cell office:value-type="float" office:value="-0.00543">
            <text:p>-5,43E-003</text:p>
          </table:table-cell>
          <table:table-cell table:formula="of:=[.D11]*[.E11]" office:value-type="float" office:value="0.0049956">
            <text:p>5,00E-003</text:p>
          </table:table-cell>
          <table:table-cell office:value-type="float" office:value="-0.92">
            <text:p>-0,92</text:p>
          </table:table-cell>
          <table:table-cell office:value-type="float" office:value="-0.0000454">
            <text:p>-4,54E-005</text:p>
          </table:table-cell>
          <table:table-cell table:formula="of:=[.G11]*[.H11]" office:value-type="float" office:value="0.000041768">
            <text:p>4,18E-005</text:p>
          </table:table-cell>
          <table:table-cell office:value-type="float" office:value="-0.92">
            <text:p>-0,92</text:p>
          </table:table-cell>
          <table:table-cell office:value-type="float" office:value="-0.0034">
            <text:p>-3,40E-003</text:p>
          </table:table-cell>
          <table:table-cell table:formula="of:=[.J11]*[.K11]" office:value-type="float" office:value="0.003128">
            <text:p>3,13E-003</text:p>
          </table:table-cell>
          <table:table-cell office:value-type="float" office:value="-0.92">
            <text:p>-0,92</text:p>
          </table:table-cell>
          <table:table-cell office:value-type="float" office:value="-0.00000756">
            <text:p>-7,56E-006</text:p>
          </table:table-cell>
          <table:table-cell table:formula="of:=[.M11]*[.N11]" office:value-type="float" office:value="0.0000069552">
            <text:p>6,96E-006</text:p>
          </table:table-cell>
          <table:table-cell office:value-type="float" office:value="-0.92">
            <text:p>-0,92</text:p>
          </table:table-cell>
          <table:table-cell office:value-type="float" office:value="-0.00326">
            <text:p>-3,26E-003</text:p>
          </table:table-cell>
          <table:table-cell table:formula="of:=[.P11]*[.Q11]" office:value-type="float" office:value="0.0029992">
            <text:p>3,00E-003</text:p>
          </table:table-cell>
          <table:table-cell office:value-type="float" office:value="-0.92">
            <text:p>-0,92</text:p>
          </table:table-cell>
          <table:table-cell office:value-type="float" office:value="-0.0000122">
            <text:p>-1,22E-005</text:p>
          </table:table-cell>
          <table:table-cell table:formula="of:=[.S11]*[.T11]" office:value-type="float" office:value="0.000011224">
            <text:p>1,12E-005</text:p>
          </table:table-cell>
          <table:table-cell office:value-type="float" office:value="-0.92">
            <text:p>-0,92</text:p>
          </table:table-cell>
          <table:table-cell office:value-type="float" office:value="-0.00293">
            <text:p>-2,93E-003</text:p>
          </table:table-cell>
          <table:table-cell table:formula="of:=[.V11]*[.W11]" office:value-type="float" office:value="0.0026956">
            <text:p>2,70E-003</text:p>
          </table:table-cell>
          <table:table-cell office:value-type="float" office:value="-0.92">
            <text:p>-0,92</text:p>
          </table:table-cell>
          <table:table-cell office:value-type="float" office:value="-0.0000279">
            <text:p>-2,79E-005</text:p>
          </table:table-cell>
          <table:table-cell table:formula="of:=[.Y11]*[.Z11]" office:value-type="float" office:value="0.000025668">
            <text:p>2,57E-005</text:p>
          </table:table-cell>
          <table:table-cell office:value-type="float" office:value="-0.92">
            <text:p>-0,92</text:p>
          </table:table-cell>
          <table:table-cell office:value-type="float" office:value="-0.00143">
            <text:p>-1,43E-003</text:p>
          </table:table-cell>
          <table:table-cell table:formula="of:=[.AB11]*[.AC11]" office:value-type="float" office:value="0.0013156">
            <text:p>0,0013156</text:p>
          </table:table-cell>
        </table:table-row>
        <table:table-row table:style-name="ro1">
          <table:table-cell office:value-type="float" office:value="-0.91">
            <text:p>-0,91</text:p>
          </table:table-cell>
          <table:table-cell office:value-type="float" office:value="-0.0000344">
            <text:p>-3,44E-005</text:p>
          </table:table-cell>
          <table:table-cell table:formula="of:=[.A12]*[.B12]" office:value-type="float" office:value="0.000031304">
            <text:p>3,13E-005</text:p>
          </table:table-cell>
          <table:table-cell office:value-type="float" office:value="-0.91">
            <text:p>-0,91</text:p>
          </table:table-cell>
          <table:table-cell office:value-type="float" office:value="-0.00543">
            <text:p>-5,43E-003</text:p>
          </table:table-cell>
          <table:table-cell table:formula="of:=[.D12]*[.E12]" office:value-type="float" office:value="0.0049413">
            <text:p>4,94E-003</text:p>
          </table:table-cell>
          <table:table-cell office:value-type="float" office:value="-0.91">
            <text:p>-0,91</text:p>
          </table:table-cell>
          <table:table-cell office:value-type="float" office:value="-0.0000448">
            <text:p>-4,48E-005</text:p>
          </table:table-cell>
          <table:table-cell table:formula="of:=[.G12]*[.H12]" office:value-type="float" office:value="0.000040768">
            <text:p>4,08E-005</text:p>
          </table:table-cell>
          <table:table-cell office:value-type="float" office:value="-0.91">
            <text:p>-0,91</text:p>
          </table:table-cell>
          <table:table-cell office:value-type="float" office:value="-0.0034">
            <text:p>-3,40E-003</text:p>
          </table:table-cell>
          <table:table-cell table:formula="of:=[.J12]*[.K12]" office:value-type="float" office:value="0.003094">
            <text:p>3,09E-003</text:p>
          </table:table-cell>
          <table:table-cell office:value-type="float" office:value="-0.91">
            <text:p>-0,91</text:p>
          </table:table-cell>
          <table:table-cell office:value-type="float" office:value="-0.00000747">
            <text:p>-7,47E-006</text:p>
          </table:table-cell>
          <table:table-cell table:formula="of:=[.M12]*[.N12]" office:value-type="float" office:value="0.0000067977">
            <text:p>6,80E-006</text:p>
          </table:table-cell>
          <table:table-cell office:value-type="float" office:value="-0.91">
            <text:p>-0,91</text:p>
          </table:table-cell>
          <table:table-cell office:value-type="float" office:value="-0.00326">
            <text:p>-3,26E-003</text:p>
          </table:table-cell>
          <table:table-cell table:formula="of:=[.P12]*[.Q12]" office:value-type="float" office:value="0.0029666">
            <text:p>2,97E-003</text:p>
          </table:table-cell>
          <table:table-cell office:value-type="float" office:value="-0.91">
            <text:p>-0,91</text:p>
          </table:table-cell>
          <table:table-cell office:value-type="float" office:value="-0.000012">
            <text:p>-1,20E-005</text:p>
          </table:table-cell>
          <table:table-cell table:formula="of:=[.S12]*[.T12]" office:value-type="float" office:value="0.00001092">
            <text:p>1,09E-005</text:p>
          </table:table-cell>
          <table:table-cell office:value-type="float" office:value="-0.91">
            <text:p>-0,91</text:p>
          </table:table-cell>
          <table:table-cell office:value-type="float" office:value="-0.00292">
            <text:p>-2,92E-003</text:p>
          </table:table-cell>
          <table:table-cell table:formula="of:=[.V12]*[.W12]" office:value-type="float" office:value="0.0026572">
            <text:p>2,66E-003</text:p>
          </table:table-cell>
          <table:table-cell office:value-type="float" office:value="-0.91">
            <text:p>-0,91</text:p>
          </table:table-cell>
          <table:table-cell office:value-type="float" office:value="-0.0000275">
            <text:p>-2,75E-005</text:p>
          </table:table-cell>
          <table:table-cell table:formula="of:=[.Y12]*[.Z12]" office:value-type="float" office:value="0.000025025">
            <text:p>2,50E-005</text:p>
          </table:table-cell>
          <table:table-cell office:value-type="float" office:value="-0.91">
            <text:p>-0,91</text:p>
          </table:table-cell>
          <table:table-cell office:value-type="float" office:value="-0.00143">
            <text:p>-1,43E-003</text:p>
          </table:table-cell>
          <table:table-cell table:formula="of:=[.AB12]*[.AC12]" office:value-type="float" office:value="0.0013013">
            <text:p>0,0013013</text:p>
          </table:table-cell>
        </table:table-row>
        <table:table-row table:style-name="ro1">
          <table:table-cell office:value-type="float" office:value="-0.9">
            <text:p>-0,9</text:p>
          </table:table-cell>
          <table:table-cell office:value-type="float" office:value="-0.0000339">
            <text:p>-3,39E-005</text:p>
          </table:table-cell>
          <table:table-cell table:formula="of:=[.A13]*[.B13]" office:value-type="float" office:value="0.00003051">
            <text:p>3,05E-005</text:p>
          </table:table-cell>
          <table:table-cell office:value-type="float" office:value="-0.9">
            <text:p>-0,9</text:p>
          </table:table-cell>
          <table:table-cell office:value-type="float" office:value="-0.00542">
            <text:p>-5,42E-003</text:p>
          </table:table-cell>
          <table:table-cell table:formula="of:=[.D13]*[.E13]" office:value-type="float" office:value="0.004878">
            <text:p>4,88E-003</text:p>
          </table:table-cell>
          <table:table-cell office:value-type="float" office:value="-0.9">
            <text:p>-0,9</text:p>
          </table:table-cell>
          <table:table-cell office:value-type="float" office:value="-0.0000442">
            <text:p>-4,42E-005</text:p>
          </table:table-cell>
          <table:table-cell table:formula="of:=[.G13]*[.H13]" office:value-type="float" office:value="0.00003978">
            <text:p>3,98E-005</text:p>
          </table:table-cell>
          <table:table-cell office:value-type="float" office:value="-0.9">
            <text:p>-0,9</text:p>
          </table:table-cell>
          <table:table-cell office:value-type="float" office:value="-0.0034">
            <text:p>-3,40E-003</text:p>
          </table:table-cell>
          <table:table-cell table:formula="of:=[.J13]*[.K13]" office:value-type="float" office:value="0.00306">
            <text:p>3,06E-003</text:p>
          </table:table-cell>
          <table:table-cell office:value-type="float" office:value="-0.9">
            <text:p>-0,9</text:p>
          </table:table-cell>
          <table:table-cell office:value-type="float" office:value="-0.00000737">
            <text:p>-7,37E-006</text:p>
          </table:table-cell>
          <table:table-cell table:formula="of:=[.M13]*[.N13]" office:value-type="float" office:value="0.000006633">
            <text:p>6,63E-006</text:p>
          </table:table-cell>
          <table:table-cell office:value-type="float" office:value="-0.9">
            <text:p>-0,9</text:p>
          </table:table-cell>
          <table:table-cell office:value-type="float" office:value="-0.00327">
            <text:p>-3,27E-003</text:p>
          </table:table-cell>
          <table:table-cell table:formula="of:=[.P13]*[.Q13]" office:value-type="float" office:value="0.002943">
            <text:p>2,94E-003</text:p>
          </table:table-cell>
          <table:table-cell office:value-type="float" office:value="-0.9">
            <text:p>-0,9</text:p>
          </table:table-cell>
          <table:table-cell office:value-type="float" office:value="-0.0000119">
            <text:p>-1,19E-005</text:p>
          </table:table-cell>
          <table:table-cell table:formula="of:=[.S13]*[.T13]" office:value-type="float" office:value="0.00001071">
            <text:p>1,07E-005</text:p>
          </table:table-cell>
          <table:table-cell office:value-type="float" office:value="-0.9">
            <text:p>-0,9</text:p>
          </table:table-cell>
          <table:table-cell office:value-type="float" office:value="-0.00293">
            <text:p>-2,93E-003</text:p>
          </table:table-cell>
          <table:table-cell table:formula="of:=[.V13]*[.W13]" office:value-type="float" office:value="0.002637">
            <text:p>2,64E-003</text:p>
          </table:table-cell>
          <table:table-cell office:value-type="float" office:value="-0.9">
            <text:p>-0,9</text:p>
          </table:table-cell>
          <table:table-cell office:value-type="float" office:value="-0.0000271">
            <text:p>-2,71E-005</text:p>
          </table:table-cell>
          <table:table-cell table:formula="of:=[.Y13]*[.Z13]" office:value-type="float" office:value="0.00002439">
            <text:p>2,44E-005</text:p>
          </table:table-cell>
          <table:table-cell office:value-type="float" office:value="-0.9">
            <text:p>-0,9</text:p>
          </table:table-cell>
          <table:table-cell office:value-type="float" office:value="-0.00143">
            <text:p>-1,43E-003</text:p>
          </table:table-cell>
          <table:table-cell table:formula="of:=[.AB13]*[.AC13]" office:value-type="float" office:value="0.001287">
            <text:p>0,001287</text:p>
          </table:table-cell>
        </table:table-row>
        <table:table-row table:style-name="ro1">
          <table:table-cell office:value-type="float" office:value="-0.89">
            <text:p>-0,89</text:p>
          </table:table-cell>
          <table:table-cell office:value-type="float" office:value="-0.0000334">
            <text:p>-3,34E-005</text:p>
          </table:table-cell>
          <table:table-cell table:formula="of:=[.A14]*[.B14]" office:value-type="float" office:value="0.000029726">
            <text:p>2,97E-005</text:p>
          </table:table-cell>
          <table:table-cell office:value-type="float" office:value="-0.89">
            <text:p>-0,89</text:p>
          </table:table-cell>
          <table:table-cell office:value-type="float" office:value="-0.00542">
            <text:p>-5,42E-003</text:p>
          </table:table-cell>
          <table:table-cell table:formula="of:=[.D14]*[.E14]" office:value-type="float" office:value="0.0048238">
            <text:p>4,82E-003</text:p>
          </table:table-cell>
          <table:table-cell office:value-type="float" office:value="-0.89">
            <text:p>-0,89</text:p>
          </table:table-cell>
          <table:table-cell office:value-type="float" office:value="-0.0000435">
            <text:p>-4,35E-005</text:p>
          </table:table-cell>
          <table:table-cell table:formula="of:=[.G14]*[.H14]" office:value-type="float" office:value="0.000038715">
            <text:p>3,87E-005</text:p>
          </table:table-cell>
          <table:table-cell office:value-type="float" office:value="-0.89">
            <text:p>-0,89</text:p>
          </table:table-cell>
          <table:table-cell office:value-type="float" office:value="-0.00339">
            <text:p>-3,39E-003</text:p>
          </table:table-cell>
          <table:table-cell table:formula="of:=[.J14]*[.K14]" office:value-type="float" office:value="0.0030171">
            <text:p>3,02E-003</text:p>
          </table:table-cell>
          <table:table-cell office:value-type="float" office:value="-0.89">
            <text:p>-0,89</text:p>
          </table:table-cell>
          <table:table-cell office:value-type="float" office:value="-0.00000728">
            <text:p>-7,28E-006</text:p>
          </table:table-cell>
          <table:table-cell table:formula="of:=[.M14]*[.N14]" office:value-type="float" office:value="0.0000064792">
            <text:p>6,48E-006</text:p>
          </table:table-cell>
          <table:table-cell office:value-type="float" office:value="-0.89">
            <text:p>-0,89</text:p>
          </table:table-cell>
          <table:table-cell office:value-type="float" office:value="-0.00327">
            <text:p>-3,27E-003</text:p>
          </table:table-cell>
          <table:table-cell table:formula="of:=[.P14]*[.Q14]" office:value-type="float" office:value="0.0029103">
            <text:p>2,91E-003</text:p>
          </table:table-cell>
          <table:table-cell office:value-type="float" office:value="-0.89">
            <text:p>-0,89</text:p>
          </table:table-cell>
          <table:table-cell office:value-type="float" office:value="-0.0000117">
            <text:p>-1,17E-005</text:p>
          </table:table-cell>
          <table:table-cell table:formula="of:=[.S14]*[.T14]" office:value-type="float" office:value="0.000010413">
            <text:p>1,04E-005</text:p>
          </table:table-cell>
          <table:table-cell office:value-type="float" office:value="-0.89">
            <text:p>-0,89</text:p>
          </table:table-cell>
          <table:table-cell office:value-type="float" office:value="-0.00292">
            <text:p>-2,92E-003</text:p>
          </table:table-cell>
          <table:table-cell table:formula="of:=[.V14]*[.W14]" office:value-type="float" office:value="0.0025988">
            <text:p>2,60E-003</text:p>
          </table:table-cell>
          <table:table-cell office:value-type="float" office:value="-0.89">
            <text:p>-0,89</text:p>
          </table:table-cell>
          <table:table-cell office:value-type="float" office:value="-0.0000267">
            <text:p>-2,67E-005</text:p>
          </table:table-cell>
          <table:table-cell table:formula="of:=[.Y14]*[.Z14]" office:value-type="float" office:value="0.000023763">
            <text:p>2,38E-005</text:p>
          </table:table-cell>
          <table:table-cell office:value-type="float" office:value="-0.89">
            <text:p>-0,89</text:p>
          </table:table-cell>
          <table:table-cell office:value-type="float" office:value="-0.00143">
            <text:p>-1,43E-003</text:p>
          </table:table-cell>
          <table:table-cell table:formula="of:=[.AB14]*[.AC14]" office:value-type="float" office:value="0.0012727">
            <text:p>0,0012727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0.0000329">
            <text:p>-3,29E-005</text:p>
          </table:table-cell>
          <table:table-cell table:formula="of:=[.A15]*[.B15]" office:value-type="float" office:value="0.000028952">
            <text:p>2,90E-005</text:p>
          </table:table-cell>
          <table:table-cell office:value-type="float" office:value="-0.88">
            <text:p>-0,88</text:p>
          </table:table-cell>
          <table:table-cell office:value-type="float" office:value="-0.00542">
            <text:p>-5,42E-003</text:p>
          </table:table-cell>
          <table:table-cell table:formula="of:=[.D15]*[.E15]" office:value-type="float" office:value="0.0047696">
            <text:p>4,77E-003</text:p>
          </table:table-cell>
          <table:table-cell office:value-type="float" office:value="-0.88">
            <text:p>-0,88</text:p>
          </table:table-cell>
          <table:table-cell office:value-type="float" office:value="-0.0000429">
            <text:p>-4,29E-005</text:p>
          </table:table-cell>
          <table:table-cell table:formula="of:=[.G15]*[.H15]" office:value-type="float" office:value="0.000037752">
            <text:p>3,78E-005</text:p>
          </table:table-cell>
          <table:table-cell office:value-type="float" office:value="-0.88">
            <text:p>-0,88</text:p>
          </table:table-cell>
          <table:table-cell office:value-type="float" office:value="-0.00339">
            <text:p>-3,39E-003</text:p>
          </table:table-cell>
          <table:table-cell table:formula="of:=[.J15]*[.K15]" office:value-type="float" office:value="0.0029832">
            <text:p>2,98E-003</text:p>
          </table:table-cell>
          <table:table-cell office:value-type="float" office:value="-0.88">
            <text:p>-0,88</text:p>
          </table:table-cell>
          <table:table-cell office:value-type="float" office:value="-0.00000719">
            <text:p>-7,19E-006</text:p>
          </table:table-cell>
          <table:table-cell table:formula="of:=[.M15]*[.N15]" office:value-type="float" office:value="0.0000063272">
            <text:p>6,33E-006</text:p>
          </table:table-cell>
          <table:table-cell office:value-type="float" office:value="-0.88">
            <text:p>-0,88</text:p>
          </table:table-cell>
          <table:table-cell office:value-type="float" office:value="-0.00327">
            <text:p>-3,27E-003</text:p>
          </table:table-cell>
          <table:table-cell table:formula="of:=[.P15]*[.Q15]" office:value-type="float" office:value="0.0028776">
            <text:p>2,88E-003</text:p>
          </table:table-cell>
          <table:table-cell office:value-type="float" office:value="-0.88">
            <text:p>-0,88</text:p>
          </table:table-cell>
          <table:table-cell office:value-type="float" office:value="-0.0000115">
            <text:p>-1,15E-005</text:p>
          </table:table-cell>
          <table:table-cell table:formula="of:=[.S15]*[.T15]" office:value-type="float" office:value="0.00001012">
            <text:p>1,01E-005</text:p>
          </table:table-cell>
          <table:table-cell office:value-type="float" office:value="-0.88">
            <text:p>-0,88</text:p>
          </table:table-cell>
          <table:table-cell office:value-type="float" office:value="-0.00292">
            <text:p>-2,92E-003</text:p>
          </table:table-cell>
          <table:table-cell table:formula="of:=[.V15]*[.W15]" office:value-type="float" office:value="0.0025696">
            <text:p>2,57E-003</text:p>
          </table:table-cell>
          <table:table-cell office:value-type="float" office:value="-0.88">
            <text:p>-0,88</text:p>
          </table:table-cell>
          <table:table-cell office:value-type="float" office:value="-0.0000263">
            <text:p>-2,63E-005</text:p>
          </table:table-cell>
          <table:table-cell table:formula="of:=[.Y15]*[.Z15]" office:value-type="float" office:value="0.000023144">
            <text:p>2,31E-005</text:p>
          </table:table-cell>
          <table:table-cell office:value-type="float" office:value="-0.88">
            <text:p>-0,88</text:p>
          </table:table-cell>
          <table:table-cell office:value-type="float" office:value="-0.00143">
            <text:p>-1,43E-003</text:p>
          </table:table-cell>
          <table:table-cell table:formula="of:=[.AB15]*[.AC15]" office:value-type="float" office:value="0.0012584">
            <text:p>0,0012584</text:p>
          </table:table-cell>
        </table:table-row>
        <table:table-row table:style-name="ro1">
          <table:table-cell office:value-type="float" office:value="-0.87">
            <text:p>-0,87</text:p>
          </table:table-cell>
          <table:table-cell office:value-type="float" office:value="-0.0000324">
            <text:p>-3,24E-005</text:p>
          </table:table-cell>
          <table:table-cell table:formula="of:=[.A16]*[.B16]" office:value-type="float" office:value="0.000028188">
            <text:p>2,82E-005</text:p>
          </table:table-cell>
          <table:table-cell office:value-type="float" office:value="-0.87">
            <text:p>-0,87</text:p>
          </table:table-cell>
          <table:table-cell office:value-type="float" office:value="-0.00542">
            <text:p>-5,42E-003</text:p>
          </table:table-cell>
          <table:table-cell table:formula="of:=[.D16]*[.E16]" office:value-type="float" office:value="0.0047154">
            <text:p>4,72E-003</text:p>
          </table:table-cell>
          <table:table-cell office:value-type="float" office:value="-0.87">
            <text:p>-0,87</text:p>
          </table:table-cell>
          <table:table-cell office:value-type="float" office:value="-0.0000423">
            <text:p>-4,23E-005</text:p>
          </table:table-cell>
          <table:table-cell table:formula="of:=[.G16]*[.H16]" office:value-type="float" office:value="0.000036801">
            <text:p>3,68E-005</text:p>
          </table:table-cell>
          <table:table-cell office:value-type="float" office:value="-0.87">
            <text:p>-0,87</text:p>
          </table:table-cell>
          <table:table-cell office:value-type="float" office:value="-0.00338">
            <text:p>-3,38E-003</text:p>
          </table:table-cell>
          <table:table-cell table:formula="of:=[.J16]*[.K16]" office:value-type="float" office:value="0.0029406">
            <text:p>2,94E-003</text:p>
          </table:table-cell>
          <table:table-cell office:value-type="float" office:value="-0.87">
            <text:p>-0,87</text:p>
          </table:table-cell>
          <table:table-cell office:value-type="float" office:value="-0.00000709">
            <text:p>-7,09E-006</text:p>
          </table:table-cell>
          <table:table-cell table:formula="of:=[.M16]*[.N16]" office:value-type="float" office:value="0.0000061683">
            <text:p>6,17E-006</text:p>
          </table:table-cell>
          <table:table-cell office:value-type="float" office:value="-0.87">
            <text:p>-0,87</text:p>
          </table:table-cell>
          <table:table-cell office:value-type="float" office:value="-0.00327">
            <text:p>-3,27E-003</text:p>
          </table:table-cell>
          <table:table-cell table:formula="of:=[.P16]*[.Q16]" office:value-type="float" office:value="0.0028449">
            <text:p>2,84E-003</text:p>
          </table:table-cell>
          <table:table-cell office:value-type="float" office:value="-0.87">
            <text:p>-0,87</text:p>
          </table:table-cell>
          <table:table-cell office:value-type="float" office:value="-0.0000113">
            <text:p>-1,13E-005</text:p>
          </table:table-cell>
          <table:table-cell table:formula="of:=[.S16]*[.T16]" office:value-type="float" office:value="0.000009831">
            <text:p>9,83E-006</text:p>
          </table:table-cell>
          <table:table-cell office:value-type="float" office:value="-0.87">
            <text:p>-0,87</text:p>
          </table:table-cell>
          <table:table-cell office:value-type="float" office:value="-0.00293">
            <text:p>-2,93E-003</text:p>
          </table:table-cell>
          <table:table-cell table:formula="of:=[.V16]*[.W16]" office:value-type="float" office:value="0.0025491">
            <text:p>2,55E-003</text:p>
          </table:table-cell>
          <table:table-cell office:value-type="float" office:value="-0.87">
            <text:p>-0,87</text:p>
          </table:table-cell>
          <table:table-cell office:value-type="float" office:value="-0.0000259">
            <text:p>-2,59E-005</text:p>
          </table:table-cell>
          <table:table-cell table:formula="of:=[.Y16]*[.Z16]" office:value-type="float" office:value="0.000022533">
            <text:p>2,25E-005</text:p>
          </table:table-cell>
          <table:table-cell office:value-type="float" office:value="-0.87">
            <text:p>-0,87</text:p>
          </table:table-cell>
          <table:table-cell office:value-type="float" office:value="-0.00143">
            <text:p>-1,43E-003</text:p>
          </table:table-cell>
          <table:table-cell table:formula="of:=[.AB16]*[.AC16]" office:value-type="float" office:value="0.0012441">
            <text:p>0,0012441</text:p>
          </table:table-cell>
        </table:table-row>
        <table:table-row table:style-name="ro1">
          <table:table-cell office:value-type="float" office:value="-0.86">
            <text:p>-0,86</text:p>
          </table:table-cell>
          <table:table-cell office:value-type="float" office:value="-0.0000319">
            <text:p>-3,19E-005</text:p>
          </table:table-cell>
          <table:table-cell table:formula="of:=[.A17]*[.B17]" office:value-type="float" office:value="0.000027434">
            <text:p>2,74E-005</text:p>
          </table:table-cell>
          <table:table-cell office:value-type="float" office:value="-0.86">
            <text:p>-0,86</text:p>
          </table:table-cell>
          <table:table-cell office:value-type="float" office:value="-0.00542">
            <text:p>-5,42E-003</text:p>
          </table:table-cell>
          <table:table-cell table:formula="of:=[.D17]*[.E17]" office:value-type="float" office:value="0.0046612">
            <text:p>4,66E-003</text:p>
          </table:table-cell>
          <table:table-cell office:value-type="float" office:value="-0.86">
            <text:p>-0,86</text:p>
          </table:table-cell>
          <table:table-cell office:value-type="float" office:value="-0.0000417">
            <text:p>-4,17E-005</text:p>
          </table:table-cell>
          <table:table-cell table:formula="of:=[.G17]*[.H17]" office:value-type="float" office:value="0.000035862">
            <text:p>3,59E-005</text:p>
          </table:table-cell>
          <table:table-cell office:value-type="float" office:value="-0.86">
            <text:p>-0,86</text:p>
          </table:table-cell>
          <table:table-cell office:value-type="float" office:value="-0.00339">
            <text:p>-3,39E-003</text:p>
          </table:table-cell>
          <table:table-cell table:formula="of:=[.J17]*[.K17]" office:value-type="float" office:value="0.0029154">
            <text:p>2,92E-003</text:p>
          </table:table-cell>
          <table:table-cell office:value-type="float" office:value="-0.86">
            <text:p>-0,86</text:p>
          </table:table-cell>
          <table:table-cell office:value-type="float" office:value="-0.00000699">
            <text:p>-6,99E-006</text:p>
          </table:table-cell>
          <table:table-cell table:formula="of:=[.M17]*[.N17]" office:value-type="float" office:value="0.0000060114">
            <text:p>6,01E-006</text:p>
          </table:table-cell>
          <table:table-cell office:value-type="float" office:value="-0.86">
            <text:p>-0,86</text:p>
          </table:table-cell>
          <table:table-cell office:value-type="float" office:value="-0.00327">
            <text:p>-3,27E-003</text:p>
          </table:table-cell>
          <table:table-cell table:formula="of:=[.P17]*[.Q17]" office:value-type="float" office:value="0.0028122">
            <text:p>2,81E-003</text:p>
          </table:table-cell>
          <table:table-cell office:value-type="float" office:value="-0.86">
            <text:p>-0,86</text:p>
          </table:table-cell>
          <table:table-cell office:value-type="float" office:value="-0.0000112">
            <text:p>-1,12E-005</text:p>
          </table:table-cell>
          <table:table-cell table:formula="of:=[.S17]*[.T17]" office:value-type="float" office:value="0.000009632">
            <text:p>9,63E-006</text:p>
          </table:table-cell>
          <table:table-cell office:value-type="float" office:value="-0.86">
            <text:p>-0,86</text:p>
          </table:table-cell>
          <table:table-cell office:value-type="float" office:value="-0.00293">
            <text:p>-2,93E-003</text:p>
          </table:table-cell>
          <table:table-cell table:formula="of:=[.V17]*[.W17]" office:value-type="float" office:value="0.0025198">
            <text:p>2,52E-003</text:p>
          </table:table-cell>
          <table:table-cell office:value-type="float" office:value="-0.86">
            <text:p>-0,86</text:p>
          </table:table-cell>
          <table:table-cell office:value-type="float" office:value="-0.0000256">
            <text:p>-2,56E-005</text:p>
          </table:table-cell>
          <table:table-cell table:formula="of:=[.Y17]*[.Z17]" office:value-type="float" office:value="0.000022016">
            <text:p>2,20E-005</text:p>
          </table:table-cell>
          <table:table-cell office:value-type="float" office:value="-0.86">
            <text:p>-0,86</text:p>
          </table:table-cell>
          <table:table-cell office:value-type="float" office:value="-0.00143">
            <text:p>-1,43E-003</text:p>
          </table:table-cell>
          <table:table-cell table:formula="of:=[.AB17]*[.AC17]" office:value-type="float" office:value="0.0012298">
            <text:p>0,0012298</text:p>
          </table:table-cell>
        </table:table-row>
        <table:table-row table:style-name="ro1">
          <table:table-cell office:value-type="float" office:value="-0.85">
            <text:p>-0,85</text:p>
          </table:table-cell>
          <table:table-cell office:value-type="float" office:value="-0.0000314">
            <text:p>-3,14E-005</text:p>
          </table:table-cell>
          <table:table-cell table:formula="of:=[.A18]*[.B18]" office:value-type="float" office:value="0.00002669">
            <text:p>2,67E-005</text:p>
          </table:table-cell>
          <table:table-cell office:value-type="float" office:value="-0.85">
            <text:p>-0,85</text:p>
          </table:table-cell>
          <table:table-cell office:value-type="float" office:value="-0.00541">
            <text:p>-5,41E-003</text:p>
          </table:table-cell>
          <table:table-cell table:formula="of:=[.D18]*[.E18]" office:value-type="float" office:value="0.0045985">
            <text:p>4,60E-003</text:p>
          </table:table-cell>
          <table:table-cell office:value-type="float" office:value="-0.85">
            <text:p>-0,85</text:p>
          </table:table-cell>
          <table:table-cell office:value-type="float" office:value="-0.0000411">
            <text:p>-4,11E-005</text:p>
          </table:table-cell>
          <table:table-cell table:formula="of:=[.G18]*[.H18]" office:value-type="float" office:value="0.000034935">
            <text:p>3,49E-005</text:p>
          </table:table-cell>
          <table:table-cell office:value-type="float" office:value="-0.85">
            <text:p>-0,85</text:p>
          </table:table-cell>
          <table:table-cell office:value-type="float" office:value="-0.00339">
            <text:p>-3,39E-003</text:p>
          </table:table-cell>
          <table:table-cell table:formula="of:=[.J18]*[.K18]" office:value-type="float" office:value="0.0028815">
            <text:p>2,88E-003</text:p>
          </table:table-cell>
          <table:table-cell office:value-type="float" office:value="-0.85">
            <text:p>-0,85</text:p>
          </table:table-cell>
          <table:table-cell office:value-type="float" office:value="-0.0000069">
            <text:p>-6,90E-006</text:p>
          </table:table-cell>
          <table:table-cell table:formula="of:=[.M18]*[.N18]" office:value-type="float" office:value="0.000005865">
            <text:p>5,87E-006</text:p>
          </table:table-cell>
          <table:table-cell office:value-type="float" office:value="-0.85">
            <text:p>-0,85</text:p>
          </table:table-cell>
          <table:table-cell office:value-type="float" office:value="-0.00328">
            <text:p>-3,28E-003</text:p>
          </table:table-cell>
          <table:table-cell table:formula="of:=[.P18]*[.Q18]" office:value-type="float" office:value="0.002788">
            <text:p>2,79E-003</text:p>
          </table:table-cell>
          <table:table-cell office:value-type="float" office:value="-0.85">
            <text:p>-0,85</text:p>
          </table:table-cell>
          <table:table-cell office:value-type="float" office:value="-0.000011">
            <text:p>-1,10E-005</text:p>
          </table:table-cell>
          <table:table-cell table:formula="of:=[.S18]*[.T18]" office:value-type="float" office:value="0.00000935">
            <text:p>9,35E-006</text:p>
          </table:table-cell>
          <table:table-cell office:value-type="float" office:value="-0.85">
            <text:p>-0,85</text:p>
          </table:table-cell>
          <table:table-cell office:value-type="float" office:value="-0.00293">
            <text:p>-2,93E-003</text:p>
          </table:table-cell>
          <table:table-cell table:formula="of:=[.V18]*[.W18]" office:value-type="float" office:value="0.0024905">
            <text:p>2,49E-003</text:p>
          </table:table-cell>
          <table:table-cell office:value-type="float" office:value="-0.85">
            <text:p>-0,85</text:p>
          </table:table-cell>
          <table:table-cell office:value-type="float" office:value="-0.0000252">
            <text:p>-2,52E-005</text:p>
          </table:table-cell>
          <table:table-cell table:formula="of:=[.Y18]*[.Z18]" office:value-type="float" office:value="0.00002142">
            <text:p>2,14E-005</text:p>
          </table:table-cell>
          <table:table-cell office:value-type="float" office:value="-0.85">
            <text:p>-0,85</text:p>
          </table:table-cell>
          <table:table-cell office:value-type="float" office:value="-0.00143">
            <text:p>-1,43E-003</text:p>
          </table:table-cell>
          <table:table-cell table:formula="of:=[.AB18]*[.AC18]" office:value-type="float" office:value="0.0012155">
            <text:p>0,0012155</text:p>
          </table:table-cell>
        </table:table-row>
        <table:table-row table:style-name="ro1">
          <table:table-cell office:value-type="float" office:value="-0.84">
            <text:p>-0,84</text:p>
          </table:table-cell>
          <table:table-cell office:value-type="float" office:value="-0.0000309">
            <text:p>-3,09E-005</text:p>
          </table:table-cell>
          <table:table-cell table:formula="of:=[.A19]*[.B19]" office:value-type="float" office:value="0.000025956">
            <text:p>2,60E-005</text:p>
          </table:table-cell>
          <table:table-cell office:value-type="float" office:value="-0.84">
            <text:p>-0,84</text:p>
          </table:table-cell>
          <table:table-cell office:value-type="float" office:value="-0.00541">
            <text:p>-5,41E-003</text:p>
          </table:table-cell>
          <table:table-cell table:formula="of:=[.D19]*[.E19]" office:value-type="float" office:value="0.0045444">
            <text:p>4,54E-003</text:p>
          </table:table-cell>
          <table:table-cell office:value-type="float" office:value="-0.84">
            <text:p>-0,84</text:p>
          </table:table-cell>
          <table:table-cell office:value-type="float" office:value="-0.0000405">
            <text:p>-4,05E-005</text:p>
          </table:table-cell>
          <table:table-cell table:formula="of:=[.G19]*[.H19]" office:value-type="float" office:value="0.00003402">
            <text:p>3,40E-005</text:p>
          </table:table-cell>
          <table:table-cell office:value-type="float" office:value="-0.84">
            <text:p>-0,84</text:p>
          </table:table-cell>
          <table:table-cell office:value-type="float" office:value="-0.00339">
            <text:p>-3,39E-003</text:p>
          </table:table-cell>
          <table:table-cell table:formula="of:=[.J19]*[.K19]" office:value-type="float" office:value="0.0028476">
            <text:p>2,85E-003</text:p>
          </table:table-cell>
          <table:table-cell office:value-type="float" office:value="-0.84">
            <text:p>-0,84</text:p>
          </table:table-cell>
          <table:table-cell office:value-type="float" office:value="-0.00000681">
            <text:p>-6,81E-006</text:p>
          </table:table-cell>
          <table:table-cell table:formula="of:=[.M19]*[.N19]" office:value-type="float" office:value="0.0000057204">
            <text:p>5,72E-006</text:p>
          </table:table-cell>
          <table:table-cell office:value-type="float" office:value="-0.84">
            <text:p>-0,84</text:p>
          </table:table-cell>
          <table:table-cell office:value-type="float" office:value="-0.00328">
            <text:p>-3,28E-003</text:p>
          </table:table-cell>
          <table:table-cell table:formula="of:=[.P19]*[.Q19]" office:value-type="float" office:value="0.0027552">
            <text:p>2,76E-003</text:p>
          </table:table-cell>
          <table:table-cell office:value-type="float" office:value="-0.84">
            <text:p>-0,84</text:p>
          </table:table-cell>
          <table:table-cell office:value-type="float" office:value="-0.0000108">
            <text:p>-1,08E-005</text:p>
          </table:table-cell>
          <table:table-cell table:formula="of:=[.S19]*[.T19]" office:value-type="float" office:value="0.000009072">
            <text:p>9,07E-006</text:p>
          </table:table-cell>
          <table:table-cell office:value-type="float" office:value="-0.84">
            <text:p>-0,84</text:p>
          </table:table-cell>
          <table:table-cell office:value-type="float" office:value="-0.00292">
            <text:p>-2,92E-003</text:p>
          </table:table-cell>
          <table:table-cell table:formula="of:=[.V19]*[.W19]" office:value-type="float" office:value="0.0024528">
            <text:p>2,45E-003</text:p>
          </table:table-cell>
          <table:table-cell office:value-type="float" office:value="-0.84">
            <text:p>-0,84</text:p>
          </table:table-cell>
          <table:table-cell office:value-type="float" office:value="-0.0000248">
            <text:p>-2,48E-005</text:p>
          </table:table-cell>
          <table:table-cell table:formula="of:=[.Y19]*[.Z19]" office:value-type="float" office:value="0.000020832">
            <text:p>2,08E-005</text:p>
          </table:table-cell>
          <table:table-cell office:value-type="float" office:value="-0.84">
            <text:p>-0,84</text:p>
          </table:table-cell>
          <table:table-cell office:value-type="float" office:value="-0.00142">
            <text:p>-1,42E-003</text:p>
          </table:table-cell>
          <table:table-cell table:formula="of:=[.AB19]*[.AC19]" office:value-type="float" office:value="0.0011928">
            <text:p>0,0011928</text:p>
          </table:table-cell>
        </table:table-row>
        <table:table-row table:style-name="ro1">
          <table:table-cell office:value-type="float" office:value="-0.83">
            <text:p>-0,83</text:p>
          </table:table-cell>
          <table:table-cell office:value-type="float" office:value="-0.0000304">
            <text:p>-3,04E-005</text:p>
          </table:table-cell>
          <table:table-cell table:formula="of:=[.A20]*[.B20]" office:value-type="float" office:value="0.000025232">
            <text:p>2,52E-005</text:p>
          </table:table-cell>
          <table:table-cell office:value-type="float" office:value="-0.83">
            <text:p>-0,83</text:p>
          </table:table-cell>
          <table:table-cell office:value-type="float" office:value="-0.00541">
            <text:p>-5,41E-003</text:p>
          </table:table-cell>
          <table:table-cell table:formula="of:=[.D20]*[.E20]" office:value-type="float" office:value="0.0044903">
            <text:p>4,49E-003</text:p>
          </table:table-cell>
          <table:table-cell office:value-type="float" office:value="-0.83">
            <text:p>-0,83</text:p>
          </table:table-cell>
          <table:table-cell office:value-type="float" office:value="-0.0000399">
            <text:p>-3,99E-005</text:p>
          </table:table-cell>
          <table:table-cell table:formula="of:=[.G20]*[.H20]" office:value-type="float" office:value="0.000033117">
            <text:p>3,31E-005</text:p>
          </table:table-cell>
          <table:table-cell office:value-type="float" office:value="-0.83">
            <text:p>-0,83</text:p>
          </table:table-cell>
          <table:table-cell office:value-type="float" office:value="-0.00339">
            <text:p>-3,39E-003</text:p>
          </table:table-cell>
          <table:table-cell table:formula="of:=[.J20]*[.K20]" office:value-type="float" office:value="0.0028137">
            <text:p>2,81E-003</text:p>
          </table:table-cell>
          <table:table-cell office:value-type="float" office:value="-0.83">
            <text:p>-0,83</text:p>
          </table:table-cell>
          <table:table-cell office:value-type="float" office:value="-0.00000672">
            <text:p>-6,72E-006</text:p>
          </table:table-cell>
          <table:table-cell table:formula="of:=[.M20]*[.N20]" office:value-type="float" office:value="0.0000055776">
            <text:p>5,58E-006</text:p>
          </table:table-cell>
          <table:table-cell office:value-type="float" office:value="-0.83">
            <text:p>-0,83</text:p>
          </table:table-cell>
          <table:table-cell office:value-type="float" office:value="-0.00328">
            <text:p>-3,28E-003</text:p>
          </table:table-cell>
          <table:table-cell table:formula="of:=[.P20]*[.Q20]" office:value-type="float" office:value="0.0027224">
            <text:p>2,72E-003</text:p>
          </table:table-cell>
          <table:table-cell office:value-type="float" office:value="-0.83">
            <text:p>-0,83</text:p>
          </table:table-cell>
          <table:table-cell office:value-type="float" office:value="-0.0000107">
            <text:p>-1,07E-005</text:p>
          </table:table-cell>
          <table:table-cell table:formula="of:=[.S20]*[.T20]" office:value-type="float" office:value="0.000008881">
            <text:p>8,88E-006</text:p>
          </table:table-cell>
          <table:table-cell office:value-type="float" office:value="-0.83">
            <text:p>-0,83</text:p>
          </table:table-cell>
          <table:table-cell office:value-type="float" office:value="-0.00292">
            <text:p>-2,92E-003</text:p>
          </table:table-cell>
          <table:table-cell table:formula="of:=[.V20]*[.W20]" office:value-type="float" office:value="0.0024236">
            <text:p>2,42E-003</text:p>
          </table:table-cell>
          <table:table-cell office:value-type="float" office:value="-0.83">
            <text:p>-0,83</text:p>
          </table:table-cell>
          <table:table-cell office:value-type="float" office:value="-0.0000244">
            <text:p>-2,44E-005</text:p>
          </table:table-cell>
          <table:table-cell table:formula="of:=[.Y20]*[.Z20]" office:value-type="float" office:value="0.000020252">
            <text:p>2,03E-005</text:p>
          </table:table-cell>
          <table:table-cell office:value-type="float" office:value="-0.83">
            <text:p>-0,83</text:p>
          </table:table-cell>
          <table:table-cell office:value-type="float" office:value="-0.00142">
            <text:p>-1,42E-003</text:p>
          </table:table-cell>
          <table:table-cell table:formula="of:=[.AB20]*[.AC20]" office:value-type="float" office:value="0.0011786">
            <text:p>0,0011786</text:p>
          </table:table-cell>
        </table:table-row>
        <table:table-row table:style-name="ro1">
          <table:table-cell office:value-type="float" office:value="-0.82">
            <text:p>-0,82</text:p>
          </table:table-cell>
          <table:table-cell office:value-type="float" office:value="-0.0000299">
            <text:p>-2,99E-005</text:p>
          </table:table-cell>
          <table:table-cell table:formula="of:=[.A21]*[.B21]" office:value-type="float" office:value="0.000024518">
            <text:p>2,45E-005</text:p>
          </table:table-cell>
          <table:table-cell office:value-type="float" office:value="-0.82">
            <text:p>-0,82</text:p>
          </table:table-cell>
          <table:table-cell office:value-type="float" office:value="-0.00541">
            <text:p>-5,41E-003</text:p>
          </table:table-cell>
          <table:table-cell table:formula="of:=[.D21]*[.E21]" office:value-type="float" office:value="0.0044362">
            <text:p>4,44E-003</text:p>
          </table:table-cell>
          <table:table-cell office:value-type="float" office:value="-0.82">
            <text:p>-0,82</text:p>
          </table:table-cell>
          <table:table-cell office:value-type="float" office:value="-0.0000393">
            <text:p>-3,93E-005</text:p>
          </table:table-cell>
          <table:table-cell table:formula="of:=[.G21]*[.H21]" office:value-type="float" office:value="0.000032226">
            <text:p>3,22E-005</text:p>
          </table:table-cell>
          <table:table-cell office:value-type="float" office:value="-0.82">
            <text:p>-0,82</text:p>
          </table:table-cell>
          <table:table-cell office:value-type="float" office:value="-0.00339">
            <text:p>-3,39E-003</text:p>
          </table:table-cell>
          <table:table-cell table:formula="of:=[.J21]*[.K21]" office:value-type="float" office:value="0.0027798">
            <text:p>2,78E-003</text:p>
          </table:table-cell>
          <table:table-cell office:value-type="float" office:value="-0.82">
            <text:p>-0,82</text:p>
          </table:table-cell>
          <table:table-cell office:value-type="float" office:value="-0.00000662">
            <text:p>-6,62E-006</text:p>
          </table:table-cell>
          <table:table-cell table:formula="of:=[.M21]*[.N21]" office:value-type="float" office:value="0.0000054284">
            <text:p>5,43E-006</text:p>
          </table:table-cell>
          <table:table-cell office:value-type="float" office:value="-0.82">
            <text:p>-0,82</text:p>
          </table:table-cell>
          <table:table-cell office:value-type="float" office:value="-0.00328">
            <text:p>-3,28E-003</text:p>
          </table:table-cell>
          <table:table-cell table:formula="of:=[.P21]*[.Q21]" office:value-type="float" office:value="0.0026896">
            <text:p>2,69E-003</text:p>
          </table:table-cell>
          <table:table-cell office:value-type="float" office:value="-0.82">
            <text:p>-0,82</text:p>
          </table:table-cell>
          <table:table-cell office:value-type="float" office:value="-0.0000105">
            <text:p>-1,05E-005</text:p>
          </table:table-cell>
          <table:table-cell table:formula="of:=[.S21]*[.T21]" office:value-type="float" office:value="0.00000861">
            <text:p>8,61E-006</text:p>
          </table:table-cell>
          <table:table-cell office:value-type="float" office:value="-0.82">
            <text:p>-0,82</text:p>
          </table:table-cell>
          <table:table-cell office:value-type="float" office:value="-0.00291">
            <text:p>-2,91E-003</text:p>
          </table:table-cell>
          <table:table-cell table:formula="of:=[.V21]*[.W21]" office:value-type="float" office:value="0.0023862">
            <text:p>2,39E-003</text:p>
          </table:table-cell>
          <table:table-cell office:value-type="float" office:value="-0.82">
            <text:p>-0,82</text:p>
          </table:table-cell>
          <table:table-cell office:value-type="float" office:value="-0.0000241">
            <text:p>-2,41E-005</text:p>
          </table:table-cell>
          <table:table-cell table:formula="of:=[.Y21]*[.Z21]" office:value-type="float" office:value="0.000019762">
            <text:p>1,98E-005</text:p>
          </table:table-cell>
          <table:table-cell office:value-type="float" office:value="-0.82">
            <text:p>-0,82</text:p>
          </table:table-cell>
          <table:table-cell office:value-type="float" office:value="-0.00142">
            <text:p>-1,42E-003</text:p>
          </table:table-cell>
          <table:table-cell table:formula="of:=[.AB21]*[.AC21]" office:value-type="float" office:value="0.0011644">
            <text:p>0,0011644</text:p>
          </table:table-cell>
        </table:table-row>
        <table:table-row table:style-name="ro1">
          <table:table-cell office:value-type="float" office:value="-0.81">
            <text:p>-0,81</text:p>
          </table:table-cell>
          <table:table-cell office:value-type="float" office:value="-0.0000295">
            <text:p>-2,95E-005</text:p>
          </table:table-cell>
          <table:table-cell table:formula="of:=[.A22]*[.B22]" office:value-type="float" office:value="0.000023895">
            <text:p>2,39E-005</text:p>
          </table:table-cell>
          <table:table-cell office:value-type="float" office:value="-0.81">
            <text:p>-0,81</text:p>
          </table:table-cell>
          <table:table-cell office:value-type="float" office:value="-0.0054">
            <text:p>-5,40E-003</text:p>
          </table:table-cell>
          <table:table-cell table:formula="of:=[.D22]*[.E22]" office:value-type="float" office:value="0.004374">
            <text:p>4,37E-003</text:p>
          </table:table-cell>
          <table:table-cell office:value-type="float" office:value="-0.81">
            <text:p>-0,81</text:p>
          </table:table-cell>
          <table:table-cell office:value-type="float" office:value="-0.0000387">
            <text:p>-3,87E-005</text:p>
          </table:table-cell>
          <table:table-cell table:formula="of:=[.G22]*[.H22]" office:value-type="float" office:value="0.000031347">
            <text:p>3,13E-005</text:p>
          </table:table-cell>
          <table:table-cell office:value-type="float" office:value="-0.81">
            <text:p>-0,81</text:p>
          </table:table-cell>
          <table:table-cell office:value-type="float" office:value="-0.00339">
            <text:p>-3,39E-003</text:p>
          </table:table-cell>
          <table:table-cell table:formula="of:=[.J22]*[.K22]" office:value-type="float" office:value="0.0027459">
            <text:p>2,75E-003</text:p>
          </table:table-cell>
          <table:table-cell office:value-type="float" office:value="-0.81">
            <text:p>-0,81</text:p>
          </table:table-cell>
          <table:table-cell office:value-type="float" office:value="-0.00000654">
            <text:p>-6,54E-006</text:p>
          </table:table-cell>
          <table:table-cell table:formula="of:=[.M22]*[.N22]" office:value-type="float" office:value="0.0000052974">
            <text:p>5,30E-006</text:p>
          </table:table-cell>
          <table:table-cell office:value-type="float" office:value="-0.81">
            <text:p>-0,81</text:p>
          </table:table-cell>
          <table:table-cell office:value-type="float" office:value="-0.00328">
            <text:p>-3,28E-003</text:p>
          </table:table-cell>
          <table:table-cell table:formula="of:=[.P22]*[.Q22]" office:value-type="float" office:value="0.0026568">
            <text:p>2,66E-003</text:p>
          </table:table-cell>
          <table:table-cell office:value-type="float" office:value="-0.81">
            <text:p>-0,81</text:p>
          </table:table-cell>
          <table:table-cell office:value-type="float" office:value="-0.0000103">
            <text:p>-1,03E-005</text:p>
          </table:table-cell>
          <table:table-cell table:formula="of:=[.S22]*[.T22]" office:value-type="float" office:value="0.000008343">
            <text:p>8,34E-006</text:p>
          </table:table-cell>
          <table:table-cell office:value-type="float" office:value="-0.81">
            <text:p>-0,81</text:p>
          </table:table-cell>
          <table:table-cell office:value-type="float" office:value="-0.00292">
            <text:p>-2,92E-003</text:p>
          </table:table-cell>
          <table:table-cell table:formula="of:=[.V22]*[.W22]" office:value-type="float" office:value="0.0023652">
            <text:p>2,37E-003</text:p>
          </table:table-cell>
          <table:table-cell office:value-type="float" office:value="-0.81">
            <text:p>-0,81</text:p>
          </table:table-cell>
          <table:table-cell office:value-type="float" office:value="-0.0000237">
            <text:p>-2,37E-005</text:p>
          </table:table-cell>
          <table:table-cell table:formula="of:=[.Y22]*[.Z22]" office:value-type="float" office:value="0.000019197">
            <text:p>1,92E-005</text:p>
          </table:table-cell>
          <table:table-cell office:value-type="float" office:value="-0.81">
            <text:p>-0,81</text:p>
          </table:table-cell>
          <table:table-cell office:value-type="float" office:value="-0.00143">
            <text:p>-1,43E-003</text:p>
          </table:table-cell>
          <table:table-cell table:formula="of:=[.AB22]*[.AC22]" office:value-type="float" office:value="0.0011583">
            <text:p>0,0011583</text:p>
          </table:table-cell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-0.000029">
            <text:p>-2,90E-005</text:p>
          </table:table-cell>
          <table:table-cell table:formula="of:=[.A23]*[.B23]" office:value-type="float" office:value="0.0000232">
            <text:p>2,32E-005</text:p>
          </table:table-cell>
          <table:table-cell office:value-type="float" office:value="-0.8">
            <text:p>-0,8</text:p>
          </table:table-cell>
          <table:table-cell office:value-type="float" office:value="-0.0054">
            <text:p>-5,40E-003</text:p>
          </table:table-cell>
          <table:table-cell table:formula="of:=[.D23]*[.E23]" office:value-type="float" office:value="0.00432">
            <text:p>4,32E-003</text:p>
          </table:table-cell>
          <table:table-cell office:value-type="float" office:value="-0.8">
            <text:p>-0,8</text:p>
          </table:table-cell>
          <table:table-cell office:value-type="float" office:value="-0.0000382">
            <text:p>-3,82E-005</text:p>
          </table:table-cell>
          <table:table-cell table:formula="of:=[.G23]*[.H23]" office:value-type="float" office:value="0.00003056">
            <text:p>3,06E-005</text:p>
          </table:table-cell>
          <table:table-cell office:value-type="float" office:value="-0.8">
            <text:p>-0,8</text:p>
          </table:table-cell>
          <table:table-cell office:value-type="float" office:value="-0.00339">
            <text:p>-3,39E-003</text:p>
          </table:table-cell>
          <table:table-cell table:formula="of:=[.J23]*[.K23]" office:value-type="float" office:value="0.002712">
            <text:p>2,71E-003</text:p>
          </table:table-cell>
          <table:table-cell office:value-type="float" office:value="-0.8">
            <text:p>-0,8</text:p>
          </table:table-cell>
          <table:table-cell office:value-type="float" office:value="-0.00000645">
            <text:p>-6,45E-006</text:p>
          </table:table-cell>
          <table:table-cell table:formula="of:=[.M23]*[.N23]" office:value-type="float" office:value="0.00000516">
            <text:p>5,16E-006</text:p>
          </table:table-cell>
          <table:table-cell office:value-type="float" office:value="-0.8">
            <text:p>-0,8</text:p>
          </table:table-cell>
          <table:table-cell office:value-type="float" office:value="-0.00327">
            <text:p>-3,27E-003</text:p>
          </table:table-cell>
          <table:table-cell table:formula="of:=[.P23]*[.Q23]" office:value-type="float" office:value="0.002616">
            <text:p>2,62E-003</text:p>
          </table:table-cell>
          <table:table-cell office:value-type="float" office:value="-0.8">
            <text:p>-0,8</text:p>
          </table:table-cell>
          <table:table-cell office:value-type="float" office:value="-0.0000102">
            <text:p>-1,02E-005</text:p>
          </table:table-cell>
          <table:table-cell table:formula="of:=[.S23]*[.T23]" office:value-type="float" office:value="0.00000816">
            <text:p>8,16E-006</text:p>
          </table:table-cell>
          <table:table-cell office:value-type="float" office:value="-0.8">
            <text:p>-0,8</text:p>
          </table:table-cell>
          <table:table-cell office:value-type="float" office:value="-0.00292">
            <text:p>-2,92E-003</text:p>
          </table:table-cell>
          <table:table-cell table:formula="of:=[.V23]*[.W23]" office:value-type="float" office:value="0.002336">
            <text:p>2,34E-003</text:p>
          </table:table-cell>
          <table:table-cell office:value-type="float" office:value="-0.8">
            <text:p>-0,8</text:p>
          </table:table-cell>
          <table:table-cell office:value-type="float" office:value="-0.0000233">
            <text:p>-2,33E-005</text:p>
          </table:table-cell>
          <table:table-cell table:formula="of:=[.Y23]*[.Z23]" office:value-type="float" office:value="0.00001864">
            <text:p>1,86E-005</text:p>
          </table:table-cell>
          <table:table-cell office:value-type="float" office:value="-0.8">
            <text:p>-0,8</text:p>
          </table:table-cell>
          <table:table-cell office:value-type="float" office:value="-0.00143">
            <text:p>-1,43E-003</text:p>
          </table:table-cell>
          <table:table-cell table:formula="of:=[.AB23]*[.AC23]" office:value-type="float" office:value="0.001144">
            <text:p>0,001144</text:p>
          </table:table-cell>
        </table:table-row>
        <table:table-row table:style-name="ro1">
          <table:table-cell office:value-type="float" office:value="-0.79">
            <text:p>-0,79</text:p>
          </table:table-cell>
          <table:table-cell office:value-type="float" office:value="-0.0000285">
            <text:p>-2,85E-005</text:p>
          </table:table-cell>
          <table:table-cell table:formula="of:=[.A24]*[.B24]" office:value-type="float" office:value="0.000022515">
            <text:p>2,25E-005</text:p>
          </table:table-cell>
          <table:table-cell office:value-type="float" office:value="-0.79">
            <text:p>-0,79</text:p>
          </table:table-cell>
          <table:table-cell office:value-type="float" office:value="-0.00541">
            <text:p>-5,41E-003</text:p>
          </table:table-cell>
          <table:table-cell table:formula="of:=[.D24]*[.E24]" office:value-type="float" office:value="0.0042739">
            <text:p>4,27E-003</text:p>
          </table:table-cell>
          <table:table-cell office:value-type="float" office:value="-0.79">
            <text:p>-0,79</text:p>
          </table:table-cell>
          <table:table-cell office:value-type="float" office:value="-0.0000376">
            <text:p>-3,76E-005</text:p>
          </table:table-cell>
          <table:table-cell table:formula="of:=[.G24]*[.H24]" office:value-type="float" office:value="0.000029704">
            <text:p>2,97E-005</text:p>
          </table:table-cell>
          <table:table-cell office:value-type="float" office:value="-0.79">
            <text:p>-0,79</text:p>
          </table:table-cell>
          <table:table-cell office:value-type="float" office:value="-0.00339">
            <text:p>-3,39E-003</text:p>
          </table:table-cell>
          <table:table-cell table:formula="of:=[.J24]*[.K24]" office:value-type="float" office:value="0.0026781">
            <text:p>2,68E-003</text:p>
          </table:table-cell>
          <table:table-cell office:value-type="float" office:value="-0.79">
            <text:p>-0,79</text:p>
          </table:table-cell>
          <table:table-cell office:value-type="float" office:value="-0.00000636">
            <text:p>-6,36E-006</text:p>
          </table:table-cell>
          <table:table-cell table:formula="of:=[.M24]*[.N24]" office:value-type="float" office:value="0.0000050244">
            <text:p>5,02E-006</text:p>
          </table:table-cell>
          <table:table-cell office:value-type="float" office:value="-0.79">
            <text:p>-0,79</text:p>
          </table:table-cell>
          <table:table-cell office:value-type="float" office:value="-0.00327">
            <text:p>-3,27E-003</text:p>
          </table:table-cell>
          <table:table-cell table:formula="of:=[.P24]*[.Q24]" office:value-type="float" office:value="0.0025833">
            <text:p>2,58E-003</text:p>
          </table:table-cell>
          <table:table-cell office:value-type="float" office:value="-0.79">
            <text:p>-0,79</text:p>
          </table:table-cell>
          <table:table-cell office:value-type="float" office:value="-0.00001">
            <text:p>-1,00E-005</text:p>
          </table:table-cell>
          <table:table-cell table:formula="of:=[.S24]*[.T24]" office:value-type="float" office:value="0.0000079">
            <text:p>7,90E-006</text:p>
          </table:table-cell>
          <table:table-cell office:value-type="float" office:value="-0.79">
            <text:p>-0,79</text:p>
          </table:table-cell>
          <table:table-cell office:value-type="float" office:value="-0.00293">
            <text:p>-2,93E-003</text:p>
          </table:table-cell>
          <table:table-cell table:formula="of:=[.V24]*[.W24]" office:value-type="float" office:value="0.0023147">
            <text:p>2,31E-003</text:p>
          </table:table-cell>
          <table:table-cell office:value-type="float" office:value="-0.79">
            <text:p>-0,79</text:p>
          </table:table-cell>
          <table:table-cell office:value-type="float" office:value="-0.000023">
            <text:p>-2,30E-005</text:p>
          </table:table-cell>
          <table:table-cell table:formula="of:=[.Y24]*[.Z24]" office:value-type="float" office:value="0.00001817">
            <text:p>1,82E-005</text:p>
          </table:table-cell>
          <table:table-cell office:value-type="float" office:value="-0.79">
            <text:p>-0,79</text:p>
          </table:table-cell>
          <table:table-cell office:value-type="float" office:value="-0.00143">
            <text:p>-1,43E-003</text:p>
          </table:table-cell>
          <table:table-cell table:formula="of:=[.AB24]*[.AC24]" office:value-type="float" office:value="0.0011297">
            <text:p>0,0011297</text:p>
          </table:table-cell>
        </table:table-row>
        <table:table-row table:style-name="ro1">
          <table:table-cell office:value-type="float" office:value="-0.78">
            <text:p>-0,78</text:p>
          </table:table-cell>
          <table:table-cell office:value-type="float" office:value="-0.000028">
            <text:p>-2,80E-005</text:p>
          </table:table-cell>
          <table:table-cell table:formula="of:=[.A25]*[.B25]" office:value-type="float" office:value="0.00002184">
            <text:p>2,18E-005</text:p>
          </table:table-cell>
          <table:table-cell office:value-type="float" office:value="-0.78">
            <text:p>-0,78</text:p>
          </table:table-cell>
          <table:table-cell office:value-type="float" office:value="-0.00541">
            <text:p>-5,41E-003</text:p>
          </table:table-cell>
          <table:table-cell table:formula="of:=[.D25]*[.E25]" office:value-type="float" office:value="0.0042198">
            <text:p>4,22E-003</text:p>
          </table:table-cell>
          <table:table-cell office:value-type="float" office:value="-0.78">
            <text:p>-0,78</text:p>
          </table:table-cell>
          <table:table-cell office:value-type="float" office:value="-0.000037">
            <text:p>-3,70E-005</text:p>
          </table:table-cell>
          <table:table-cell table:formula="of:=[.G25]*[.H25]" office:value-type="float" office:value="0.00002886">
            <text:p>2,89E-005</text:p>
          </table:table-cell>
          <table:table-cell office:value-type="float" office:value="-0.78">
            <text:p>-0,78</text:p>
          </table:table-cell>
          <table:table-cell office:value-type="float" office:value="-0.00338">
            <text:p>-3,38E-003</text:p>
          </table:table-cell>
          <table:table-cell table:formula="of:=[.J25]*[.K25]" office:value-type="float" office:value="0.0026364">
            <text:p>2,64E-003</text:p>
          </table:table-cell>
          <table:table-cell office:value-type="float" office:value="-0.78">
            <text:p>-0,78</text:p>
          </table:table-cell>
          <table:table-cell office:value-type="float" office:value="-0.00000626">
            <text:p>-6,26E-006</text:p>
          </table:table-cell>
          <table:table-cell table:formula="of:=[.M25]*[.N25]" office:value-type="float" office:value="0.0000048828">
            <text:p>4,88E-006</text:p>
          </table:table-cell>
          <table:table-cell office:value-type="float" office:value="-0.78">
            <text:p>-0,78</text:p>
          </table:table-cell>
          <table:table-cell office:value-type="float" office:value="-0.00326">
            <text:p>-3,26E-003</text:p>
          </table:table-cell>
          <table:table-cell table:formula="of:=[.P25]*[.Q25]" office:value-type="float" office:value="0.0025428">
            <text:p>2,54E-003</text:p>
          </table:table-cell>
          <table:table-cell office:value-type="float" office:value="-0.78">
            <text:p>-0,78</text:p>
          </table:table-cell>
          <table:table-cell office:value-type="float" office:value="-0.00000985">
            <text:p>-9,85E-006</text:p>
          </table:table-cell>
          <table:table-cell table:formula="of:=[.S25]*[.T25]" office:value-type="float" office:value="0.000007683">
            <text:p>7,68E-006</text:p>
          </table:table-cell>
          <table:table-cell office:value-type="float" office:value="-0.78">
            <text:p>-0,78</text:p>
          </table:table-cell>
          <table:table-cell office:value-type="float" office:value="-0.00293">
            <text:p>-2,93E-003</text:p>
          </table:table-cell>
          <table:table-cell table:formula="of:=[.V25]*[.W25]" office:value-type="float" office:value="0.0022854">
            <text:p>2,29E-003</text:p>
          </table:table-cell>
          <table:table-cell office:value-type="float" office:value="-0.78">
            <text:p>-0,78</text:p>
          </table:table-cell>
          <table:table-cell office:value-type="float" office:value="-0.0000226">
            <text:p>-2,26E-005</text:p>
          </table:table-cell>
          <table:table-cell table:formula="of:=[.Y25]*[.Z25]" office:value-type="float" office:value="0.000017628">
            <text:p>1,76E-005</text:p>
          </table:table-cell>
          <table:table-cell office:value-type="float" office:value="-0.78">
            <text:p>-0,78</text:p>
          </table:table-cell>
          <table:table-cell office:value-type="float" office:value="-0.00143">
            <text:p>-1,43E-003</text:p>
          </table:table-cell>
          <table:table-cell table:formula="of:=[.AB25]*[.AC25]" office:value-type="float" office:value="0.0011154">
            <text:p>0,0011154</text:p>
          </table:table-cell>
        </table:table-row>
        <table:table-row table:style-name="ro1">
          <table:table-cell office:value-type="float" office:value="-0.77">
            <text:p>-0,77</text:p>
          </table:table-cell>
          <table:table-cell office:value-type="float" office:value="-0.0000276">
            <text:p>-2,76E-005</text:p>
          </table:table-cell>
          <table:table-cell table:formula="of:=[.A26]*[.B26]" office:value-type="float" office:value="0.000021252">
            <text:p>2,13E-005</text:p>
          </table:table-cell>
          <table:table-cell office:value-type="float" office:value="-0.77">
            <text:p>-0,77</text:p>
          </table:table-cell>
          <table:table-cell office:value-type="float" office:value="-0.00541">
            <text:p>-5,41E-003</text:p>
          </table:table-cell>
          <table:table-cell table:formula="of:=[.D26]*[.E26]" office:value-type="float" office:value="0.0041657">
            <text:p>4,17E-003</text:p>
          </table:table-cell>
          <table:table-cell office:value-type="float" office:value="-0.77">
            <text:p>-0,77</text:p>
          </table:table-cell>
          <table:table-cell office:value-type="float" office:value="-0.0000364">
            <text:p>-3,64E-005</text:p>
          </table:table-cell>
          <table:table-cell table:formula="of:=[.G26]*[.H26]" office:value-type="float" office:value="0.000028028">
            <text:p>2,80E-005</text:p>
          </table:table-cell>
          <table:table-cell office:value-type="float" office:value="-0.77">
            <text:p>-0,77</text:p>
          </table:table-cell>
          <table:table-cell office:value-type="float" office:value="-0.00338">
            <text:p>-3,38E-003</text:p>
          </table:table-cell>
          <table:table-cell table:formula="of:=[.J26]*[.K26]" office:value-type="float" office:value="0.0026026">
            <text:p>2,60E-003</text:p>
          </table:table-cell>
          <table:table-cell office:value-type="float" office:value="-0.77">
            <text:p>-0,77</text:p>
          </table:table-cell>
          <table:table-cell office:value-type="float" office:value="-0.00000616">
            <text:p>-6,16E-006</text:p>
          </table:table-cell>
          <table:table-cell table:formula="of:=[.M26]*[.N26]" office:value-type="float" office:value="0.0000047432">
            <text:p>4,74E-006</text:p>
          </table:table-cell>
          <table:table-cell office:value-type="float" office:value="-0.77">
            <text:p>-0,77</text:p>
          </table:table-cell>
          <table:table-cell office:value-type="float" office:value="-0.00325">
            <text:p>-3,25E-003</text:p>
          </table:table-cell>
          <table:table-cell table:formula="of:=[.P26]*[.Q26]" office:value-type="float" office:value="0.0025025">
            <text:p>2,50E-003</text:p>
          </table:table-cell>
          <table:table-cell office:value-type="float" office:value="-0.77">
            <text:p>-0,77</text:p>
          </table:table-cell>
          <table:table-cell office:value-type="float" office:value="-0.00000969">
            <text:p>-9,69E-006</text:p>
          </table:table-cell>
          <table:table-cell table:formula="of:=[.S26]*[.T26]" office:value-type="float" office:value="0.0000074613">
            <text:p>7,46E-006</text:p>
          </table:table-cell>
          <table:table-cell office:value-type="float" office:value="-0.77">
            <text:p>-0,77</text:p>
          </table:table-cell>
          <table:table-cell office:value-type="float" office:value="-0.00293">
            <text:p>-2,93E-003</text:p>
          </table:table-cell>
          <table:table-cell table:formula="of:=[.V26]*[.W26]" office:value-type="float" office:value="0.0022561">
            <text:p>2,26E-003</text:p>
          </table:table-cell>
          <table:table-cell office:value-type="float" office:value="-0.77">
            <text:p>-0,77</text:p>
          </table:table-cell>
          <table:table-cell office:value-type="float" office:value="-0.0000222">
            <text:p>-2,22E-005</text:p>
          </table:table-cell>
          <table:table-cell table:formula="of:=[.Y26]*[.Z26]" office:value-type="float" office:value="0.000017094">
            <text:p>1,71E-005</text:p>
          </table:table-cell>
          <table:table-cell office:value-type="float" office:value="-0.77">
            <text:p>-0,77</text:p>
          </table:table-cell>
          <table:table-cell office:value-type="float" office:value="-0.00143">
            <text:p>-1,43E-003</text:p>
          </table:table-cell>
          <table:table-cell table:formula="of:=[.AB26]*[.AC26]" office:value-type="float" office:value="0.0011011">
            <text:p>0,0011011</text:p>
          </table:table-cell>
        </table:table-row>
        <table:table-row table:style-name="ro1">
          <table:table-cell office:value-type="float" office:value="-0.76">
            <text:p>-0,76</text:p>
          </table:table-cell>
          <table:table-cell office:value-type="float" office:value="-0.0000271">
            <text:p>-2,71E-005</text:p>
          </table:table-cell>
          <table:table-cell table:formula="of:=[.A27]*[.B27]" office:value-type="float" office:value="0.000020596">
            <text:p>2,06E-005</text:p>
          </table:table-cell>
          <table:table-cell office:value-type="float" office:value="-0.76">
            <text:p>-0,76</text:p>
          </table:table-cell>
          <table:table-cell office:value-type="float" office:value="-0.00541">
            <text:p>-5,41E-003</text:p>
          </table:table-cell>
          <table:table-cell table:formula="of:=[.D27]*[.E27]" office:value-type="float" office:value="0.0041116">
            <text:p>4,11E-003</text:p>
          </table:table-cell>
          <table:table-cell office:value-type="float" office:value="-0.76">
            <text:p>-0,76</text:p>
          </table:table-cell>
          <table:table-cell office:value-type="float" office:value="-0.0000358">
            <text:p>-3,58E-005</text:p>
          </table:table-cell>
          <table:table-cell table:formula="of:=[.G27]*[.H27]" office:value-type="float" office:value="0.000027208">
            <text:p>2,72E-005</text:p>
          </table:table-cell>
          <table:table-cell office:value-type="float" office:value="-0.76">
            <text:p>-0,76</text:p>
          </table:table-cell>
          <table:table-cell office:value-type="float" office:value="-0.00338">
            <text:p>-3,38E-003</text:p>
          </table:table-cell>
          <table:table-cell table:formula="of:=[.J27]*[.K27]" office:value-type="float" office:value="0.0025688">
            <text:p>2,57E-003</text:p>
          </table:table-cell>
          <table:table-cell office:value-type="float" office:value="-0.76">
            <text:p>-0,76</text:p>
          </table:table-cell>
          <table:table-cell office:value-type="float" office:value="-0.00000608">
            <text:p>-6,08E-006</text:p>
          </table:table-cell>
          <table:table-cell table:formula="of:=[.M27]*[.N27]" office:value-type="float" office:value="0.0000046208">
            <text:p>4,62E-006</text:p>
          </table:table-cell>
          <table:table-cell office:value-type="float" office:value="-0.76">
            <text:p>-0,76</text:p>
          </table:table-cell>
          <table:table-cell office:value-type="float" office:value="-0.00325">
            <text:p>-3,25E-003</text:p>
          </table:table-cell>
          <table:table-cell table:formula="of:=[.P27]*[.Q27]" office:value-type="float" office:value="0.00247">
            <text:p>2,47E-003</text:p>
          </table:table-cell>
          <table:table-cell office:value-type="float" office:value="-0.76">
            <text:p>-0,76</text:p>
          </table:table-cell>
          <table:table-cell office:value-type="float" office:value="-0.00000953">
            <text:p>-9,53E-006</text:p>
          </table:table-cell>
          <table:table-cell table:formula="of:=[.S27]*[.T27]" office:value-type="float" office:value="0.0000072428">
            <text:p>7,24E-006</text:p>
          </table:table-cell>
          <table:table-cell office:value-type="float" office:value="-0.76">
            <text:p>-0,76</text:p>
          </table:table-cell>
          <table:table-cell office:value-type="float" office:value="-0.00293">
            <text:p>-2,93E-003</text:p>
          </table:table-cell>
          <table:table-cell table:formula="of:=[.V27]*[.W27]" office:value-type="float" office:value="0.0022268">
            <text:p>2,23E-003</text:p>
          </table:table-cell>
          <table:table-cell office:value-type="float" office:value="-0.76">
            <text:p>-0,76</text:p>
          </table:table-cell>
          <table:table-cell office:value-type="float" office:value="-0.0000219">
            <text:p>-2,19E-005</text:p>
          </table:table-cell>
          <table:table-cell table:formula="of:=[.Y27]*[.Z27]" office:value-type="float" office:value="0.000016644">
            <text:p>1,66E-005</text:p>
          </table:table-cell>
          <table:table-cell office:value-type="float" office:value="-0.76">
            <text:p>-0,76</text:p>
          </table:table-cell>
          <table:table-cell office:value-type="float" office:value="-0.00142">
            <text:p>-1,42E-003</text:p>
          </table:table-cell>
          <table:table-cell table:formula="of:=[.AB27]*[.AC27]" office:value-type="float" office:value="0.0010792">
            <text:p>0,0010792</text:p>
          </table:table-cell>
        </table:table-row>
        <table:table-row table:style-name="ro1">
          <table:table-cell office:value-type="float" office:value="-0.75">
            <text:p>-0,75</text:p>
          </table:table-cell>
          <table:table-cell office:value-type="float" office:value="-0.0000266">
            <text:p>-2,66E-005</text:p>
          </table:table-cell>
          <table:table-cell table:formula="of:=[.A28]*[.B28]" office:value-type="float" office:value="0.00001995">
            <text:p>2,00E-005</text:p>
          </table:table-cell>
          <table:table-cell office:value-type="float" office:value="-0.75">
            <text:p>-0,75</text:p>
          </table:table-cell>
          <table:table-cell office:value-type="float" office:value="-0.00541">
            <text:p>-5,41E-003</text:p>
          </table:table-cell>
          <table:table-cell table:formula="of:=[.D28]*[.E28]" office:value-type="float" office:value="0.0040575">
            <text:p>4,06E-003</text:p>
          </table:table-cell>
          <table:table-cell office:value-type="float" office:value="-0.75">
            <text:p>-0,75</text:p>
          </table:table-cell>
          <table:table-cell office:value-type="float" office:value="-0.0000353">
            <text:p>-3,53E-005</text:p>
          </table:table-cell>
          <table:table-cell table:formula="of:=[.G28]*[.H28]" office:value-type="float" office:value="0.000026475">
            <text:p>2,65E-005</text:p>
          </table:table-cell>
          <table:table-cell office:value-type="float" office:value="-0.75">
            <text:p>-0,75</text:p>
          </table:table-cell>
          <table:table-cell office:value-type="float" office:value="-0.00338">
            <text:p>-3,38E-003</text:p>
          </table:table-cell>
          <table:table-cell table:formula="of:=[.J28]*[.K28]" office:value-type="float" office:value="0.002535">
            <text:p>2,54E-003</text:p>
          </table:table-cell>
          <table:table-cell office:value-type="float" office:value="-0.75">
            <text:p>-0,75</text:p>
          </table:table-cell>
          <table:table-cell office:value-type="float" office:value="-0.00000598">
            <text:p>-5,98E-006</text:p>
          </table:table-cell>
          <table:table-cell table:formula="of:=[.M28]*[.N28]" office:value-type="float" office:value="0.000004485">
            <text:p>4,49E-006</text:p>
          </table:table-cell>
          <table:table-cell office:value-type="float" office:value="-0.75">
            <text:p>-0,75</text:p>
          </table:table-cell>
          <table:table-cell office:value-type="float" office:value="-0.00325">
            <text:p>-3,25E-003</text:p>
          </table:table-cell>
          <table:table-cell table:formula="of:=[.P28]*[.Q28]" office:value-type="float" office:value="0.0024375">
            <text:p>2,44E-003</text:p>
          </table:table-cell>
          <table:table-cell office:value-type="float" office:value="-0.75">
            <text:p>-0,75</text:p>
          </table:table-cell>
          <table:table-cell office:value-type="float" office:value="-0.00000937">
            <text:p>-9,37E-006</text:p>
          </table:table-cell>
          <table:table-cell table:formula="of:=[.S28]*[.T28]" office:value-type="float" office:value="0.0000070275">
            <text:p>7,03E-006</text:p>
          </table:table-cell>
          <table:table-cell office:value-type="float" office:value="-0.75">
            <text:p>-0,75</text:p>
          </table:table-cell>
          <table:table-cell office:value-type="float" office:value="-0.00293">
            <text:p>-2,93E-003</text:p>
          </table:table-cell>
          <table:table-cell table:formula="of:=[.V28]*[.W28]" office:value-type="float" office:value="0.0021975">
            <text:p>2,20E-003</text:p>
          </table:table-cell>
          <table:table-cell office:value-type="float" office:value="-0.75">
            <text:p>-0,75</text:p>
          </table:table-cell>
          <table:table-cell office:value-type="float" office:value="-0.0000215">
            <text:p>-2,15E-005</text:p>
          </table:table-cell>
          <table:table-cell table:formula="of:=[.Y28]*[.Z28]" office:value-type="float" office:value="0.000016125">
            <text:p>1,61E-005</text:p>
          </table:table-cell>
          <table:table-cell office:value-type="float" office:value="-0.75">
            <text:p>-0,75</text:p>
          </table:table-cell>
          <table:table-cell office:value-type="float" office:value="-0.00142">
            <text:p>-1,42E-003</text:p>
          </table:table-cell>
          <table:table-cell table:formula="of:=[.AB28]*[.AC28]" office:value-type="float" office:value="0.001065">
            <text:p>0,001065</text:p>
          </table:table-cell>
        </table:table-row>
        <table:table-row table:style-name="ro1">
          <table:table-cell office:value-type="float" office:value="-0.74">
            <text:p>-0,74</text:p>
          </table:table-cell>
          <table:table-cell office:value-type="float" office:value="-0.0000262">
            <text:p>-2,62E-005</text:p>
          </table:table-cell>
          <table:table-cell table:formula="of:=[.A29]*[.B29]" office:value-type="float" office:value="0.000019388">
            <text:p>1,94E-005</text:p>
          </table:table-cell>
          <table:table-cell office:value-type="float" office:value="-0.74">
            <text:p>-0,74</text:p>
          </table:table-cell>
          <table:table-cell office:value-type="float" office:value="-0.00541">
            <text:p>-5,41E-003</text:p>
          </table:table-cell>
          <table:table-cell table:formula="of:=[.D29]*[.E29]" office:value-type="float" office:value="0.0040034">
            <text:p>4,00E-003</text:p>
          </table:table-cell>
          <table:table-cell office:value-type="float" office:value="-0.74">
            <text:p>-0,74</text:p>
          </table:table-cell>
          <table:table-cell office:value-type="float" office:value="-0.0000347">
            <text:p>-3,47E-005</text:p>
          </table:table-cell>
          <table:table-cell table:formula="of:=[.G29]*[.H29]" office:value-type="float" office:value="0.000025678">
            <text:p>2,57E-005</text:p>
          </table:table-cell>
          <table:table-cell office:value-type="float" office:value="-0.74">
            <text:p>-0,74</text:p>
          </table:table-cell>
          <table:table-cell office:value-type="float" office:value="-0.00338">
            <text:p>-3,38E-003</text:p>
          </table:table-cell>
          <table:table-cell table:formula="of:=[.J29]*[.K29]" office:value-type="float" office:value="0.0025012">
            <text:p>2,50E-003</text:p>
          </table:table-cell>
          <table:table-cell office:value-type="float" office:value="-0.74">
            <text:p>-0,74</text:p>
          </table:table-cell>
          <table:table-cell office:value-type="float" office:value="-0.00000589">
            <text:p>-5,89E-006</text:p>
          </table:table-cell>
          <table:table-cell table:formula="of:=[.M29]*[.N29]" office:value-type="float" office:value="0.0000043586">
            <text:p>4,36E-006</text:p>
          </table:table-cell>
          <table:table-cell office:value-type="float" office:value="-0.74">
            <text:p>-0,74</text:p>
          </table:table-cell>
          <table:table-cell office:value-type="float" office:value="-0.00326">
            <text:p>-3,26E-003</text:p>
          </table:table-cell>
          <table:table-cell table:formula="of:=[.P29]*[.Q29]" office:value-type="float" office:value="0.0024124">
            <text:p>2,41E-003</text:p>
          </table:table-cell>
          <table:table-cell office:value-type="float" office:value="-0.74">
            <text:p>-0,74</text:p>
          </table:table-cell>
          <table:table-cell office:value-type="float" office:value="-0.00000921">
            <text:p>-9,21E-006</text:p>
          </table:table-cell>
          <table:table-cell table:formula="of:=[.S29]*[.T29]" office:value-type="float" office:value="0.0000068154">
            <text:p>6,82E-006</text:p>
          </table:table-cell>
          <table:table-cell office:value-type="float" office:value="-0.74">
            <text:p>-0,74</text:p>
          </table:table-cell>
          <table:table-cell office:value-type="float" office:value="-0.00292">
            <text:p>-2,92E-003</text:p>
          </table:table-cell>
          <table:table-cell table:formula="of:=[.V29]*[.W29]" office:value-type="float" office:value="0.0021608">
            <text:p>2,16E-003</text:p>
          </table:table-cell>
          <table:table-cell office:value-type="float" office:value="-0.74">
            <text:p>-0,74</text:p>
          </table:table-cell>
          <table:table-cell office:value-type="float" office:value="-0.0000212">
            <text:p>-2,12E-005</text:p>
          </table:table-cell>
          <table:table-cell table:formula="of:=[.Y29]*[.Z29]" office:value-type="float" office:value="0.000015688">
            <text:p>1,57E-005</text:p>
          </table:table-cell>
          <table:table-cell office:value-type="float" office:value="-0.74">
            <text:p>-0,74</text:p>
          </table:table-cell>
          <table:table-cell office:value-type="float" office:value="-0.00142">
            <text:p>-1,42E-003</text:p>
          </table:table-cell>
          <table:table-cell table:formula="of:=[.AB29]*[.AC29]" office:value-type="float" office:value="0.0010508">
            <text:p>0,0010508</text:p>
          </table:table-cell>
        </table:table-row>
        <table:table-row table:style-name="ro1">
          <table:table-cell office:value-type="float" office:value="-0.73">
            <text:p>-0,73</text:p>
          </table:table-cell>
          <table:table-cell office:value-type="float" office:value="-0.0000257">
            <text:p>-2,57E-005</text:p>
          </table:table-cell>
          <table:table-cell table:formula="of:=[.A30]*[.B30]" office:value-type="float" office:value="0.000018761">
            <text:p>1,88E-005</text:p>
          </table:table-cell>
          <table:table-cell office:value-type="float" office:value="-0.73">
            <text:p>-0,73</text:p>
          </table:table-cell>
          <table:table-cell office:value-type="float" office:value="-0.0054">
            <text:p>-5,40E-003</text:p>
          </table:table-cell>
          <table:table-cell table:formula="of:=[.D30]*[.E30]" office:value-type="float" office:value="0.003942">
            <text:p>3,94E-003</text:p>
          </table:table-cell>
          <table:table-cell office:value-type="float" office:value="-0.73">
            <text:p>-0,73</text:p>
          </table:table-cell>
          <table:table-cell office:value-type="float" office:value="-0.0000341">
            <text:p>-3,41E-005</text:p>
          </table:table-cell>
          <table:table-cell table:formula="of:=[.G30]*[.H30]" office:value-type="float" office:value="0.000024893">
            <text:p>2,49E-005</text:p>
          </table:table-cell>
          <table:table-cell office:value-type="float" office:value="-0.73">
            <text:p>-0,73</text:p>
          </table:table-cell>
          <table:table-cell office:value-type="float" office:value="-0.00338">
            <text:p>-3,38E-003</text:p>
          </table:table-cell>
          <table:table-cell table:formula="of:=[.J30]*[.K30]" office:value-type="float" office:value="0.0024674">
            <text:p>2,47E-003</text:p>
          </table:table-cell>
          <table:table-cell office:value-type="float" office:value="-0.73">
            <text:p>-0,73</text:p>
          </table:table-cell>
          <table:table-cell office:value-type="float" office:value="-0.0000058">
            <text:p>-5,80E-006</text:p>
          </table:table-cell>
          <table:table-cell table:formula="of:=[.M30]*[.N30]" office:value-type="float" office:value="0.000004234">
            <text:p>4,23E-006</text:p>
          </table:table-cell>
          <table:table-cell office:value-type="float" office:value="-0.73">
            <text:p>-0,73</text:p>
          </table:table-cell>
          <table:table-cell office:value-type="float" office:value="-0.00326">
            <text:p>-3,26E-003</text:p>
          </table:table-cell>
          <table:table-cell table:formula="of:=[.P30]*[.Q30]" office:value-type="float" office:value="0.0023798">
            <text:p>2,38E-003</text:p>
          </table:table-cell>
          <table:table-cell office:value-type="float" office:value="-0.73">
            <text:p>-0,73</text:p>
          </table:table-cell>
          <table:table-cell office:value-type="float" office:value="-0.00000906">
            <text:p>-9,06E-006</text:p>
          </table:table-cell>
          <table:table-cell table:formula="of:=[.S30]*[.T30]" office:value-type="float" office:value="0.0000066138">
            <text:p>6,61E-006</text:p>
          </table:table-cell>
          <table:table-cell office:value-type="float" office:value="-0.73">
            <text:p>-0,73</text:p>
          </table:table-cell>
          <table:table-cell office:value-type="float" office:value="-0.00292">
            <text:p>-2,92E-003</text:p>
          </table:table-cell>
          <table:table-cell table:formula="of:=[.V30]*[.W30]" office:value-type="float" office:value="0.0021316">
            <text:p>2,13E-003</text:p>
          </table:table-cell>
          <table:table-cell office:value-type="float" office:value="-0.73">
            <text:p>-0,73</text:p>
          </table:table-cell>
          <table:table-cell office:value-type="float" office:value="-0.0000208">
            <text:p>-2,08E-005</text:p>
          </table:table-cell>
          <table:table-cell table:formula="of:=[.Y30]*[.Z30]" office:value-type="float" office:value="0.000015184">
            <text:p>1,52E-005</text:p>
          </table:table-cell>
          <table:table-cell office:value-type="float" office:value="-0.73">
            <text:p>-0,73</text:p>
          </table:table-cell>
          <table:table-cell office:value-type="float" office:value="-0.00142">
            <text:p>-1,42E-003</text:p>
          </table:table-cell>
          <table:table-cell table:formula="of:=[.AB30]*[.AC30]" office:value-type="float" office:value="0.0010366">
            <text:p>0,0010366</text:p>
          </table:table-cell>
        </table:table-row>
        <table:table-row table:style-name="ro1">
          <table:table-cell office:value-type="float" office:value="-0.72">
            <text:p>-0,72</text:p>
          </table:table-cell>
          <table:table-cell office:value-type="float" office:value="-0.0000252">
            <text:p>-2,52E-005</text:p>
          </table:table-cell>
          <table:table-cell table:formula="of:=[.A31]*[.B31]" office:value-type="float" office:value="0.000018144">
            <text:p>1,81E-005</text:p>
          </table:table-cell>
          <table:table-cell office:value-type="float" office:value="-0.72">
            <text:p>-0,72</text:p>
          </table:table-cell>
          <table:table-cell office:value-type="float" office:value="-0.0054">
            <text:p>-5,40E-003</text:p>
          </table:table-cell>
          <table:table-cell table:formula="of:=[.D31]*[.E31]" office:value-type="float" office:value="0.003888">
            <text:p>3,89E-003</text:p>
          </table:table-cell>
          <table:table-cell office:value-type="float" office:value="-0.72">
            <text:p>-0,72</text:p>
          </table:table-cell>
          <table:table-cell office:value-type="float" office:value="-0.0000336">
            <text:p>-3,36E-005</text:p>
          </table:table-cell>
          <table:table-cell table:formula="of:=[.G31]*[.H31]" office:value-type="float" office:value="0.000024192">
            <text:p>2,42E-005</text:p>
          </table:table-cell>
          <table:table-cell office:value-type="float" office:value="-0.72">
            <text:p>-0,72</text:p>
          </table:table-cell>
          <table:table-cell office:value-type="float" office:value="-0.00337">
            <text:p>-3,37E-003</text:p>
          </table:table-cell>
          <table:table-cell table:formula="of:=[.J31]*[.K31]" office:value-type="float" office:value="0.0024264">
            <text:p>2,43E-003</text:p>
          </table:table-cell>
          <table:table-cell office:value-type="float" office:value="-0.72">
            <text:p>-0,72</text:p>
          </table:table-cell>
          <table:table-cell office:value-type="float" office:value="-0.00000572">
            <text:p>-5,72E-006</text:p>
          </table:table-cell>
          <table:table-cell table:formula="of:=[.M31]*[.N31]" office:value-type="float" office:value="0.0000041184">
            <text:p>4,12E-006</text:p>
          </table:table-cell>
          <table:table-cell office:value-type="float" office:value="-0.72">
            <text:p>-0,72</text:p>
          </table:table-cell>
          <table:table-cell office:value-type="float" office:value="-0.00326">
            <text:p>-3,26E-003</text:p>
          </table:table-cell>
          <table:table-cell table:formula="of:=[.P31]*[.Q31]" office:value-type="float" office:value="0.0023472">
            <text:p>2,35E-003</text:p>
          </table:table-cell>
          <table:table-cell office:value-type="float" office:value="-0.72">
            <text:p>-0,72</text:p>
          </table:table-cell>
          <table:table-cell office:value-type="float" office:value="-0.0000089">
            <text:p>-8,90E-006</text:p>
          </table:table-cell>
          <table:table-cell table:formula="of:=[.S31]*[.T31]" office:value-type="float" office:value="0.000006408">
            <text:p>6,41E-006</text:p>
          </table:table-cell>
          <table:table-cell office:value-type="float" office:value="-0.72">
            <text:p>-0,72</text:p>
          </table:table-cell>
          <table:table-cell office:value-type="float" office:value="-0.00292">
            <text:p>-2,92E-003</text:p>
          </table:table-cell>
          <table:table-cell table:formula="of:=[.V31]*[.W31]" office:value-type="float" office:value="0.0021024">
            <text:p>2,10E-003</text:p>
          </table:table-cell>
          <table:table-cell office:value-type="float" office:value="-0.72">
            <text:p>-0,72</text:p>
          </table:table-cell>
          <table:table-cell office:value-type="float" office:value="-0.0000204">
            <text:p>-2,04E-005</text:p>
          </table:table-cell>
          <table:table-cell table:formula="of:=[.Y31]*[.Z31]" office:value-type="float" office:value="0.000014688">
            <text:p>1,47E-005</text:p>
          </table:table-cell>
          <table:table-cell office:value-type="float" office:value="-0.72">
            <text:p>-0,72</text:p>
          </table:table-cell>
          <table:table-cell office:value-type="float" office:value="-0.00142">
            <text:p>-1,42E-003</text:p>
          </table:table-cell>
          <table:table-cell table:formula="of:=[.AB31]*[.AC31]" office:value-type="float" office:value="0.0010224">
            <text:p>0,0010224</text:p>
          </table:table-cell>
        </table:table-row>
        <table:table-row table:style-name="ro1">
          <table:table-cell office:value-type="float" office:value="-0.71">
            <text:p>-0,71</text:p>
          </table:table-cell>
          <table:table-cell office:value-type="float" office:value="-0.0000248">
            <text:p>-2,48E-005</text:p>
          </table:table-cell>
          <table:table-cell table:formula="of:=[.A32]*[.B32]" office:value-type="float" office:value="0.000017608">
            <text:p>1,76E-005</text:p>
          </table:table-cell>
          <table:table-cell office:value-type="float" office:value="-0.71">
            <text:p>-0,71</text:p>
          </table:table-cell>
          <table:table-cell office:value-type="float" office:value="-0.0054">
            <text:p>-5,40E-003</text:p>
          </table:table-cell>
          <table:table-cell table:formula="of:=[.D32]*[.E32]" office:value-type="float" office:value="0.003834">
            <text:p>3,83E-003</text:p>
          </table:table-cell>
          <table:table-cell office:value-type="float" office:value="-0.71">
            <text:p>-0,71</text:p>
          </table:table-cell>
          <table:table-cell office:value-type="float" office:value="-0.000033">
            <text:p>-3,30E-005</text:p>
          </table:table-cell>
          <table:table-cell table:formula="of:=[.G32]*[.H32]" office:value-type="float" office:value="0.00002343">
            <text:p>2,34E-005</text:p>
          </table:table-cell>
          <table:table-cell office:value-type="float" office:value="-0.71">
            <text:p>-0,71</text:p>
          </table:table-cell>
          <table:table-cell office:value-type="float" office:value="-0.00337">
            <text:p>-3,37E-003</text:p>
          </table:table-cell>
          <table:table-cell table:formula="of:=[.J32]*[.K32]" office:value-type="float" office:value="0.0023927">
            <text:p>2,39E-003</text:p>
          </table:table-cell>
          <table:table-cell office:value-type="float" office:value="-0.71">
            <text:p>-0,71</text:p>
          </table:table-cell>
          <table:table-cell office:value-type="float" office:value="-0.00000563">
            <text:p>-5,63E-006</text:p>
          </table:table-cell>
          <table:table-cell table:formula="of:=[.M32]*[.N32]" office:value-type="float" office:value="0.0000039973">
            <text:p>4,00E-006</text:p>
          </table:table-cell>
          <table:table-cell office:value-type="float" office:value="-0.71">
            <text:p>-0,71</text:p>
          </table:table-cell>
          <table:table-cell office:value-type="float" office:value="-0.00325">
            <text:p>-3,25E-003</text:p>
          </table:table-cell>
          <table:table-cell table:formula="of:=[.P32]*[.Q32]" office:value-type="float" office:value="0.0023075">
            <text:p>2,31E-003</text:p>
          </table:table-cell>
          <table:table-cell office:value-type="float" office:value="-0.71">
            <text:p>-0,71</text:p>
          </table:table-cell>
          <table:table-cell office:value-type="float" office:value="-0.00000875">
            <text:p>-8,75E-006</text:p>
          </table:table-cell>
          <table:table-cell table:formula="of:=[.S32]*[.T32]" office:value-type="float" office:value="0.0000062125">
            <text:p>6,21E-006</text:p>
          </table:table-cell>
          <table:table-cell office:value-type="float" office:value="-0.71">
            <text:p>-0,71</text:p>
          </table:table-cell>
          <table:table-cell office:value-type="float" office:value="-0.00292">
            <text:p>-2,92E-003</text:p>
          </table:table-cell>
          <table:table-cell table:formula="of:=[.V32]*[.W32]" office:value-type="float" office:value="0.0020732">
            <text:p>2,07E-003</text:p>
          </table:table-cell>
          <table:table-cell office:value-type="float" office:value="-0.71">
            <text:p>-0,71</text:p>
          </table:table-cell>
          <table:table-cell office:value-type="float" office:value="-0.0000201">
            <text:p>-2,01E-005</text:p>
          </table:table-cell>
          <table:table-cell table:formula="of:=[.Y32]*[.Z32]" office:value-type="float" office:value="0.000014271">
            <text:p>1,43E-005</text:p>
          </table:table-cell>
          <table:table-cell office:value-type="float" office:value="-0.71">
            <text:p>-0,71</text:p>
          </table:table-cell>
          <table:table-cell office:value-type="float" office:value="-0.00142">
            <text:p>-1,42E-003</text:p>
          </table:table-cell>
          <table:table-cell table:formula="of:=[.AB32]*[.AC32]" office:value-type="float" office:value="0.0010082">
            <text:p>0,0010082</text:p>
          </table:table-cell>
        </table:table-row>
        <table:table-row table:style-name="ro1">
          <table:table-cell office:value-type="float" office:value="-0.7">
            <text:p>-0,7</text:p>
          </table:table-cell>
          <table:table-cell office:value-type="float" office:value="-0.0000244">
            <text:p>-2,44E-005</text:p>
          </table:table-cell>
          <table:table-cell table:formula="of:=[.A33]*[.B33]" office:value-type="float" office:value="0.00001708">
            <text:p>1,71E-005</text:p>
          </table:table-cell>
          <table:table-cell office:value-type="float" office:value="-0.7">
            <text:p>-0,7</text:p>
          </table:table-cell>
          <table:table-cell office:value-type="float" office:value="-0.0054">
            <text:p>-5,40E-003</text:p>
          </table:table-cell>
          <table:table-cell table:formula="of:=[.D33]*[.E33]" office:value-type="float" office:value="0.00378">
            <text:p>3,78E-003</text:p>
          </table:table-cell>
          <table:table-cell office:value-type="float" office:value="-0.7">
            <text:p>-0,7</text:p>
          </table:table-cell>
          <table:table-cell office:value-type="float" office:value="-0.0000325">
            <text:p>-3,25E-005</text:p>
          </table:table-cell>
          <table:table-cell table:formula="of:=[.G33]*[.H33]" office:value-type="float" office:value="0.00002275">
            <text:p>2,28E-005</text:p>
          </table:table-cell>
          <table:table-cell office:value-type="float" office:value="-0.7">
            <text:p>-0,7</text:p>
          </table:table-cell>
          <table:table-cell office:value-type="float" office:value="-0.00337">
            <text:p>-3,37E-003</text:p>
          </table:table-cell>
          <table:table-cell table:formula="of:=[.J33]*[.K33]" office:value-type="float" office:value="0.002359">
            <text:p>2,36E-003</text:p>
          </table:table-cell>
          <table:table-cell office:value-type="float" office:value="-0.7">
            <text:p>-0,7</text:p>
          </table:table-cell>
          <table:table-cell office:value-type="float" office:value="-0.00000554">
            <text:p>-5,54E-006</text:p>
          </table:table-cell>
          <table:table-cell table:formula="of:=[.M33]*[.N33]" office:value-type="float" office:value="0.000003878">
            <text:p>3,88E-006</text:p>
          </table:table-cell>
          <table:table-cell office:value-type="float" office:value="-0.7">
            <text:p>-0,7</text:p>
          </table:table-cell>
          <table:table-cell office:value-type="float" office:value="-0.00325">
            <text:p>-3,25E-003</text:p>
          </table:table-cell>
          <table:table-cell table:formula="of:=[.P33]*[.Q33]" office:value-type="float" office:value="0.002275">
            <text:p>2,28E-003</text:p>
          </table:table-cell>
          <table:table-cell office:value-type="float" office:value="-0.7">
            <text:p>-0,7</text:p>
          </table:table-cell>
          <table:table-cell office:value-type="float" office:value="-0.0000086">
            <text:p>-8,60E-006</text:p>
          </table:table-cell>
          <table:table-cell table:formula="of:=[.S33]*[.T33]" office:value-type="float" office:value="0.00000602">
            <text:p>6,02E-006</text:p>
          </table:table-cell>
          <table:table-cell office:value-type="float" office:value="-0.7">
            <text:p>-0,7</text:p>
          </table:table-cell>
          <table:table-cell office:value-type="float" office:value="-0.00292">
            <text:p>-2,92E-003</text:p>
          </table:table-cell>
          <table:table-cell table:formula="of:=[.V33]*[.W33]" office:value-type="float" office:value="0.002044">
            <text:p>2,04E-003</text:p>
          </table:table-cell>
          <table:table-cell office:value-type="float" office:value="-0.7">
            <text:p>-0,7</text:p>
          </table:table-cell>
          <table:table-cell office:value-type="float" office:value="-0.0000197">
            <text:p>-1,97E-005</text:p>
          </table:table-cell>
          <table:table-cell table:formula="of:=[.Y33]*[.Z33]" office:value-type="float" office:value="0.00001379">
            <text:p>1,38E-005</text:p>
          </table:table-cell>
          <table:table-cell office:value-type="float" office:value="-0.7">
            <text:p>-0,7</text:p>
          </table:table-cell>
          <table:table-cell office:value-type="float" office:value="-0.00142">
            <text:p>-1,42E-003</text:p>
          </table:table-cell>
          <table:table-cell table:formula="of:=[.AB33]*[.AC33]" office:value-type="float" office:value="0.000994">
            <text:p>0,000994</text:p>
          </table:table-cell>
        </table:table-row>
        <table:table-row table:style-name="ro1">
          <table:table-cell office:value-type="float" office:value="-0.69">
            <text:p>-0,69</text:p>
          </table:table-cell>
          <table:table-cell office:value-type="float" office:value="-0.0000239">
            <text:p>-2,39E-005</text:p>
          </table:table-cell>
          <table:table-cell table:formula="of:=[.A34]*[.B34]" office:value-type="float" office:value="0.000016491">
            <text:p>1,65E-005</text:p>
          </table:table-cell>
          <table:table-cell office:value-type="float" office:value="-0.69">
            <text:p>-0,69</text:p>
          </table:table-cell>
          <table:table-cell office:value-type="float" office:value="-0.00539">
            <text:p>-5,39E-003</text:p>
          </table:table-cell>
          <table:table-cell table:formula="of:=[.D34]*[.E34]" office:value-type="float" office:value="0.0037191">
            <text:p>3,72E-003</text:p>
          </table:table-cell>
          <table:table-cell office:value-type="float" office:value="-0.69">
            <text:p>-0,69</text:p>
          </table:table-cell>
          <table:table-cell office:value-type="float" office:value="-0.0000319">
            <text:p>-3,19E-005</text:p>
          </table:table-cell>
          <table:table-cell table:formula="of:=[.G34]*[.H34]" office:value-type="float" office:value="0.000022011">
            <text:p>2,20E-005</text:p>
          </table:table-cell>
          <table:table-cell office:value-type="float" office:value="-0.69">
            <text:p>-0,69</text:p>
          </table:table-cell>
          <table:table-cell office:value-type="float" office:value="-0.00337">
            <text:p>-3,37E-003</text:p>
          </table:table-cell>
          <table:table-cell table:formula="of:=[.J34]*[.K34]" office:value-type="float" office:value="0.0023253">
            <text:p>2,33E-003</text:p>
          </table:table-cell>
          <table:table-cell office:value-type="float" office:value="-0.69">
            <text:p>-0,69</text:p>
          </table:table-cell>
          <table:table-cell office:value-type="float" office:value="-0.00000545">
            <text:p>-5,45E-006</text:p>
          </table:table-cell>
          <table:table-cell table:formula="of:=[.M34]*[.N34]" office:value-type="float" office:value="0.0000037605">
            <text:p>3,76E-006</text:p>
          </table:table-cell>
          <table:table-cell office:value-type="float" office:value="-0.69">
            <text:p>-0,69</text:p>
          </table:table-cell>
          <table:table-cell office:value-type="float" office:value="-0.00325">
            <text:p>-3,25E-003</text:p>
          </table:table-cell>
          <table:table-cell table:formula="of:=[.P34]*[.Q34]" office:value-type="float" office:value="0.0022425">
            <text:p>2,24E-003</text:p>
          </table:table-cell>
          <table:table-cell office:value-type="float" office:value="-0.69">
            <text:p>-0,69</text:p>
          </table:table-cell>
          <table:table-cell office:value-type="float" office:value="-0.00000845">
            <text:p>-8,45E-006</text:p>
          </table:table-cell>
          <table:table-cell table:formula="of:=[.S34]*[.T34]" office:value-type="float" office:value="0.0000058305">
            <text:p>5,83E-006</text:p>
          </table:table-cell>
          <table:table-cell office:value-type="float" office:value="-0.69">
            <text:p>-0,69</text:p>
          </table:table-cell>
          <table:table-cell office:value-type="float" office:value="-0.00292">
            <text:p>-2,92E-003</text:p>
          </table:table-cell>
          <table:table-cell table:formula="of:=[.V34]*[.W34]" office:value-type="float" office:value="0.0020148">
            <text:p>2,01E-003</text:p>
          </table:table-cell>
          <table:table-cell office:value-type="float" office:value="-0.69">
            <text:p>-0,69</text:p>
          </table:table-cell>
          <table:table-cell office:value-type="float" office:value="-0.0000194">
            <text:p>-1,94E-005</text:p>
          </table:table-cell>
          <table:table-cell table:formula="of:=[.Y34]*[.Z34]" office:value-type="float" office:value="0.000013386">
            <text:p>1,34E-005</text:p>
          </table:table-cell>
          <table:table-cell office:value-type="float" office:value="-0.69">
            <text:p>-0,69</text:p>
          </table:table-cell>
          <table:table-cell office:value-type="float" office:value="-0.00142">
            <text:p>-1,42E-003</text:p>
          </table:table-cell>
          <table:table-cell table:formula="of:=[.AB34]*[.AC34]" office:value-type="float" office:value="0.0009798">
            <text:p>0,0009798</text:p>
          </table:table-cell>
        </table:table-row>
        <table:table-row table:style-name="ro1">
          <table:table-cell office:value-type="float" office:value="-0.68">
            <text:p>-0,68</text:p>
          </table:table-cell>
          <table:table-cell office:value-type="float" office:value="-0.0000235">
            <text:p>-2,35E-005</text:p>
          </table:table-cell>
          <table:table-cell table:formula="of:=[.A35]*[.B35]" office:value-type="float" office:value="0.00001598">
            <text:p>1,60E-005</text:p>
          </table:table-cell>
          <table:table-cell office:value-type="float" office:value="-0.68">
            <text:p>-0,68</text:p>
          </table:table-cell>
          <table:table-cell office:value-type="float" office:value="-0.0054">
            <text:p>-5,40E-003</text:p>
          </table:table-cell>
          <table:table-cell table:formula="of:=[.D35]*[.E35]" office:value-type="float" office:value="0.003672">
            <text:p>3,67E-003</text:p>
          </table:table-cell>
          <table:table-cell office:value-type="float" office:value="-0.68">
            <text:p>-0,68</text:p>
          </table:table-cell>
          <table:table-cell office:value-type="float" office:value="-0.0000314">
            <text:p>-3,14E-005</text:p>
          </table:table-cell>
          <table:table-cell table:formula="of:=[.G35]*[.H35]" office:value-type="float" office:value="0.000021352">
            <text:p>2,14E-005</text:p>
          </table:table-cell>
          <table:table-cell office:value-type="float" office:value="-0.68">
            <text:p>-0,68</text:p>
          </table:table-cell>
          <table:table-cell office:value-type="float" office:value="-0.00337">
            <text:p>-3,37E-003</text:p>
          </table:table-cell>
          <table:table-cell table:formula="of:=[.J35]*[.K35]" office:value-type="float" office:value="0.0022916">
            <text:p>2,29E-003</text:p>
          </table:table-cell>
          <table:table-cell office:value-type="float" office:value="-0.68">
            <text:p>-0,68</text:p>
          </table:table-cell>
          <table:table-cell office:value-type="float" office:value="-0.00000536">
            <text:p>-5,36E-006</text:p>
          </table:table-cell>
          <table:table-cell table:formula="of:=[.M35]*[.N35]" office:value-type="float" office:value="0.0000036448">
            <text:p>3,64E-006</text:p>
          </table:table-cell>
          <table:table-cell office:value-type="float" office:value="-0.68">
            <text:p>-0,68</text:p>
          </table:table-cell>
          <table:table-cell office:value-type="float" office:value="-0.00325">
            <text:p>-3,25E-003</text:p>
          </table:table-cell>
          <table:table-cell table:formula="of:=[.P35]*[.Q35]" office:value-type="float" office:value="0.00221">
            <text:p>2,21E-003</text:p>
          </table:table-cell>
          <table:table-cell office:value-type="float" office:value="-0.68">
            <text:p>-0,68</text:p>
          </table:table-cell>
          <table:table-cell office:value-type="float" office:value="-0.0000083">
            <text:p>-8,30E-006</text:p>
          </table:table-cell>
          <table:table-cell table:formula="of:=[.S35]*[.T35]" office:value-type="float" office:value="0.000005644">
            <text:p>5,64E-006</text:p>
          </table:table-cell>
          <table:table-cell office:value-type="float" office:value="-0.68">
            <text:p>-0,68</text:p>
          </table:table-cell>
          <table:table-cell office:value-type="float" office:value="-0.00291">
            <text:p>-2,91E-003</text:p>
          </table:table-cell>
          <table:table-cell table:formula="of:=[.V35]*[.W35]" office:value-type="float" office:value="0.0019788">
            <text:p>1,98E-003</text:p>
          </table:table-cell>
          <table:table-cell office:value-type="float" office:value="-0.68">
            <text:p>-0,68</text:p>
          </table:table-cell>
          <table:table-cell office:value-type="float" office:value="-0.0000191">
            <text:p>-1,91E-005</text:p>
          </table:table-cell>
          <table:table-cell table:formula="of:=[.Y35]*[.Z35]" office:value-type="float" office:value="0.000012988">
            <text:p>1,30E-005</text:p>
          </table:table-cell>
          <table:table-cell office:value-type="float" office:value="-0.68">
            <text:p>-0,68</text:p>
          </table:table-cell>
          <table:table-cell office:value-type="float" office:value="-0.00141">
            <text:p>-1,41E-003</text:p>
          </table:table-cell>
          <table:table-cell table:formula="of:=[.AB35]*[.AC35]" office:value-type="float" office:value="0.0009588">
            <text:p>0,0009588</text:p>
          </table:table-cell>
        </table:table-row>
        <table:table-row table:style-name="ro1">
          <table:table-cell office:value-type="float" office:value="-0.67">
            <text:p>-0,67</text:p>
          </table:table-cell>
          <table:table-cell office:value-type="float" office:value="-0.000023">
            <text:p>-2,30E-005</text:p>
          </table:table-cell>
          <table:table-cell table:formula="of:=[.A36]*[.B36]" office:value-type="float" office:value="0.00001541">
            <text:p>1,54E-005</text:p>
          </table:table-cell>
          <table:table-cell office:value-type="float" office:value="-0.67">
            <text:p>-0,67</text:p>
          </table:table-cell>
          <table:table-cell office:value-type="float" office:value="-0.0054">
            <text:p>-5,40E-003</text:p>
          </table:table-cell>
          <table:table-cell table:formula="of:=[.D36]*[.E36]" office:value-type="float" office:value="0.003618">
            <text:p>3,62E-003</text:p>
          </table:table-cell>
          <table:table-cell office:value-type="float" office:value="-0.67">
            <text:p>-0,67</text:p>
          </table:table-cell>
          <table:table-cell office:value-type="float" office:value="-0.0000308">
            <text:p>-3,08E-005</text:p>
          </table:table-cell>
          <table:table-cell table:formula="of:=[.G36]*[.H36]" office:value-type="float" office:value="0.000020636">
            <text:p>2,06E-005</text:p>
          </table:table-cell>
          <table:table-cell office:value-type="float" office:value="-0.67">
            <text:p>-0,67</text:p>
          </table:table-cell>
          <table:table-cell office:value-type="float" office:value="-0.00338">
            <text:p>-3,38E-003</text:p>
          </table:table-cell>
          <table:table-cell table:formula="of:=[.J36]*[.K36]" office:value-type="float" office:value="0.0022646">
            <text:p>2,26E-003</text:p>
          </table:table-cell>
          <table:table-cell office:value-type="float" office:value="-0.67">
            <text:p>-0,67</text:p>
          </table:table-cell>
          <table:table-cell office:value-type="float" office:value="-0.00000527">
            <text:p>-5,27E-006</text:p>
          </table:table-cell>
          <table:table-cell table:formula="of:=[.M36]*[.N36]" office:value-type="float" office:value="0.0000035309">
            <text:p>3,53E-006</text:p>
          </table:table-cell>
          <table:table-cell office:value-type="float" office:value="-0.67">
            <text:p>-0,67</text:p>
          </table:table-cell>
          <table:table-cell office:value-type="float" office:value="-0.00325">
            <text:p>-3,25E-003</text:p>
          </table:table-cell>
          <table:table-cell table:formula="of:=[.P36]*[.Q36]" office:value-type="float" office:value="0.0021775">
            <text:p>2,18E-003</text:p>
          </table:table-cell>
          <table:table-cell office:value-type="float" office:value="-0.67">
            <text:p>-0,67</text:p>
          </table:table-cell>
          <table:table-cell office:value-type="float" office:value="-0.00000815">
            <text:p>-8,15E-006</text:p>
          </table:table-cell>
          <table:table-cell table:formula="of:=[.S36]*[.T36]" office:value-type="float" office:value="0.0000054605">
            <text:p>5,46E-006</text:p>
          </table:table-cell>
          <table:table-cell office:value-type="float" office:value="-0.67">
            <text:p>-0,67</text:p>
          </table:table-cell>
          <table:table-cell office:value-type="float" office:value="-0.00291">
            <text:p>-2,91E-003</text:p>
          </table:table-cell>
          <table:table-cell table:formula="of:=[.V36]*[.W36]" office:value-type="float" office:value="0.0019497">
            <text:p>1,95E-003</text:p>
          </table:table-cell>
          <table:table-cell office:value-type="float" office:value="-0.67">
            <text:p>-0,67</text:p>
          </table:table-cell>
          <table:table-cell office:value-type="float" office:value="-0.0000187">
            <text:p>-1,87E-005</text:p>
          </table:table-cell>
          <table:table-cell table:formula="of:=[.Y36]*[.Z36]" office:value-type="float" office:value="0.000012529">
            <text:p>1,25E-005</text:p>
          </table:table-cell>
          <table:table-cell office:value-type="float" office:value="-0.67">
            <text:p>-0,67</text:p>
          </table:table-cell>
          <table:table-cell office:value-type="float" office:value="-0.00141">
            <text:p>-1,41E-003</text:p>
          </table:table-cell>
          <table:table-cell table:formula="of:=[.AB36]*[.AC36]" office:value-type="float" office:value="0.0009447">
            <text:p>0,0009447</text:p>
          </table:table-cell>
        </table:table-row>
        <table:table-row table:style-name="ro1">
          <table:table-cell office:value-type="float" office:value="-0.66">
            <text:p>-0,66</text:p>
          </table:table-cell>
          <table:table-cell office:value-type="float" office:value="-0.0000226">
            <text:p>-2,26E-005</text:p>
          </table:table-cell>
          <table:table-cell table:formula="of:=[.A37]*[.B37]" office:value-type="float" office:value="0.000014916">
            <text:p>1,49E-005</text:p>
          </table:table-cell>
          <table:table-cell office:value-type="float" office:value="-0.66">
            <text:p>-0,66</text:p>
          </table:table-cell>
          <table:table-cell office:value-type="float" office:value="-0.00539">
            <text:p>-5,39E-003</text:p>
          </table:table-cell>
          <table:table-cell table:formula="of:=[.D37]*[.E37]" office:value-type="float" office:value="0.0035574">
            <text:p>3,56E-003</text:p>
          </table:table-cell>
          <table:table-cell office:value-type="float" office:value="-0.66">
            <text:p>-0,66</text:p>
          </table:table-cell>
          <table:table-cell office:value-type="float" office:value="-0.0000303">
            <text:p>-3,03E-005</text:p>
          </table:table-cell>
          <table:table-cell table:formula="of:=[.G37]*[.H37]" office:value-type="float" office:value="0.000019998">
            <text:p>2,00E-005</text:p>
          </table:table-cell>
          <table:table-cell office:value-type="float" office:value="-0.66">
            <text:p>-0,66</text:p>
          </table:table-cell>
          <table:table-cell office:value-type="float" office:value="-0.00338">
            <text:p>-3,38E-003</text:p>
          </table:table-cell>
          <table:table-cell table:formula="of:=[.J37]*[.K37]" office:value-type="float" office:value="0.0022308">
            <text:p>2,23E-003</text:p>
          </table:table-cell>
          <table:table-cell office:value-type="float" office:value="-0.66">
            <text:p>-0,66</text:p>
          </table:table-cell>
          <table:table-cell office:value-type="float" office:value="-0.00000518">
            <text:p>-5,18E-006</text:p>
          </table:table-cell>
          <table:table-cell table:formula="of:=[.M37]*[.N37]" office:value-type="float" office:value="0.0000034188">
            <text:p>3,42E-006</text:p>
          </table:table-cell>
          <table:table-cell office:value-type="float" office:value="-0.66">
            <text:p>-0,66</text:p>
          </table:table-cell>
          <table:table-cell office:value-type="float" office:value="-0.00324">
            <text:p>-3,24E-003</text:p>
          </table:table-cell>
          <table:table-cell table:formula="of:=[.P37]*[.Q37]" office:value-type="float" office:value="0.0021384">
            <text:p>2,14E-003</text:p>
          </table:table-cell>
          <table:table-cell office:value-type="float" office:value="-0.66">
            <text:p>-0,66</text:p>
          </table:table-cell>
          <table:table-cell office:value-type="float" office:value="-0.000008">
            <text:p>-8,00E-006</text:p>
          </table:table-cell>
          <table:table-cell table:formula="of:=[.S37]*[.T37]" office:value-type="float" office:value="0.00000528">
            <text:p>5,28E-006</text:p>
          </table:table-cell>
          <table:table-cell office:value-type="float" office:value="-0.66">
            <text:p>-0,66</text:p>
          </table:table-cell>
          <table:table-cell office:value-type="float" office:value="-0.00291">
            <text:p>-2,91E-003</text:p>
          </table:table-cell>
          <table:table-cell table:formula="of:=[.V37]*[.W37]" office:value-type="float" office:value="0.0019206">
            <text:p>1,92E-003</text:p>
          </table:table-cell>
          <table:table-cell office:value-type="float" office:value="-0.66">
            <text:p>-0,66</text:p>
          </table:table-cell>
          <table:table-cell office:value-type="float" office:value="-0.0000184">
            <text:p>-1,84E-005</text:p>
          </table:table-cell>
          <table:table-cell table:formula="of:=[.Y37]*[.Z37]" office:value-type="float" office:value="0.000012144">
            <text:p>1,21E-005</text:p>
          </table:table-cell>
          <table:table-cell office:value-type="float" office:value="-0.66">
            <text:p>-0,66</text:p>
          </table:table-cell>
          <table:table-cell office:value-type="float" office:value="-0.00142">
            <text:p>-1,42E-003</text:p>
          </table:table-cell>
          <table:table-cell table:formula="of:=[.AB37]*[.AC37]" office:value-type="float" office:value="0.0009372">
            <text:p>0,0009372</text:p>
          </table:table-cell>
        </table:table-row>
        <table:table-row table:style-name="ro1">
          <table:table-cell office:value-type="float" office:value="-0.65">
            <text:p>-0,65</text:p>
          </table:table-cell>
          <table:table-cell office:value-type="float" office:value="-0.0000222">
            <text:p>-2,22E-005</text:p>
          </table:table-cell>
          <table:table-cell table:formula="of:=[.A38]*[.B38]" office:value-type="float" office:value="0.00001443">
            <text:p>1,44E-005</text:p>
          </table:table-cell>
          <table:table-cell office:value-type="float" office:value="-0.65">
            <text:p>-0,65</text:p>
          </table:table-cell>
          <table:table-cell office:value-type="float" office:value="-0.00539">
            <text:p>-5,39E-003</text:p>
          </table:table-cell>
          <table:table-cell table:formula="of:=[.D38]*[.E38]" office:value-type="float" office:value="0.0035035">
            <text:p>3,50E-003</text:p>
          </table:table-cell>
          <table:table-cell office:value-type="float" office:value="-0.65">
            <text:p>-0,65</text:p>
          </table:table-cell>
          <table:table-cell office:value-type="float" office:value="-0.0000298">
            <text:p>-2,98E-005</text:p>
          </table:table-cell>
          <table:table-cell table:formula="of:=[.G38]*[.H38]" office:value-type="float" office:value="0.00001937">
            <text:p>1,94E-005</text:p>
          </table:table-cell>
          <table:table-cell office:value-type="float" office:value="-0.65">
            <text:p>-0,65</text:p>
          </table:table-cell>
          <table:table-cell office:value-type="float" office:value="-0.00338">
            <text:p>-3,38E-003</text:p>
          </table:table-cell>
          <table:table-cell table:formula="of:=[.J38]*[.K38]" office:value-type="float" office:value="0.002197">
            <text:p>2,20E-003</text:p>
          </table:table-cell>
          <table:table-cell office:value-type="float" office:value="-0.65">
            <text:p>-0,65</text:p>
          </table:table-cell>
          <table:table-cell office:value-type="float" office:value="-0.00000509">
            <text:p>-5,09E-006</text:p>
          </table:table-cell>
          <table:table-cell table:formula="of:=[.M38]*[.N38]" office:value-type="float" office:value="0.0000033085">
            <text:p>3,31E-006</text:p>
          </table:table-cell>
          <table:table-cell office:value-type="float" office:value="-0.65">
            <text:p>-0,65</text:p>
          </table:table-cell>
          <table:table-cell office:value-type="float" office:value="-0.00324">
            <text:p>-3,24E-003</text:p>
          </table:table-cell>
          <table:table-cell table:formula="of:=[.P38]*[.Q38]" office:value-type="float" office:value="0.002106">
            <text:p>2,11E-003</text:p>
          </table:table-cell>
          <table:table-cell office:value-type="float" office:value="-0.65">
            <text:p>-0,65</text:p>
          </table:table-cell>
          <table:table-cell office:value-type="float" office:value="-0.00000785">
            <text:p>-7,85E-006</text:p>
          </table:table-cell>
          <table:table-cell table:formula="of:=[.S38]*[.T38]" office:value-type="float" office:value="0.0000051025">
            <text:p>5,10E-006</text:p>
          </table:table-cell>
          <table:table-cell office:value-type="float" office:value="-0.65">
            <text:p>-0,65</text:p>
          </table:table-cell>
          <table:table-cell office:value-type="float" office:value="-0.00292">
            <text:p>-2,92E-003</text:p>
          </table:table-cell>
          <table:table-cell table:formula="of:=[.V38]*[.W38]" office:value-type="float" office:value="0.001898">
            <text:p>1,90E-003</text:p>
          </table:table-cell>
          <table:table-cell office:value-type="float" office:value="-0.65">
            <text:p>-0,65</text:p>
          </table:table-cell>
          <table:table-cell office:value-type="float" office:value="-0.000018">
            <text:p>-1,80E-005</text:p>
          </table:table-cell>
          <table:table-cell table:formula="of:=[.Y38]*[.Z38]" office:value-type="float" office:value="0.0000117">
            <text:p>1,17E-005</text:p>
          </table:table-cell>
          <table:table-cell office:value-type="float" office:value="-0.65">
            <text:p>-0,65</text:p>
          </table:table-cell>
          <table:table-cell office:value-type="float" office:value="-0.00142">
            <text:p>-1,42E-003</text:p>
          </table:table-cell>
          <table:table-cell table:formula="of:=[.AB38]*[.AC38]" office:value-type="float" office:value="0.000923">
            <text:p>0,000923</text:p>
          </table:table-cell>
        </table:table-row>
        <table:table-row table:style-name="ro1">
          <table:table-cell office:value-type="float" office:value="-0.64">
            <text:p>-0,64</text:p>
          </table:table-cell>
          <table:table-cell office:value-type="float" office:value="-0.0000218">
            <text:p>-2,18E-005</text:p>
          </table:table-cell>
          <table:table-cell table:formula="of:=[.A39]*[.B39]" office:value-type="float" office:value="0.000013952">
            <text:p>1,40E-005</text:p>
          </table:table-cell>
          <table:table-cell office:value-type="float" office:value="-0.64">
            <text:p>-0,64</text:p>
          </table:table-cell>
          <table:table-cell office:value-type="float" office:value="-0.00538">
            <text:p>-5,38E-003</text:p>
          </table:table-cell>
          <table:table-cell table:formula="of:=[.D39]*[.E39]" office:value-type="float" office:value="0.0034432">
            <text:p>3,44E-003</text:p>
          </table:table-cell>
          <table:table-cell office:value-type="float" office:value="-0.64">
            <text:p>-0,64</text:p>
          </table:table-cell>
          <table:table-cell office:value-type="float" office:value="-0.0000292">
            <text:p>-2,92E-005</text:p>
          </table:table-cell>
          <table:table-cell table:formula="of:=[.G39]*[.H39]" office:value-type="float" office:value="0.000018688">
            <text:p>1,87E-005</text:p>
          </table:table-cell>
          <table:table-cell office:value-type="float" office:value="-0.64">
            <text:p>-0,64</text:p>
          </table:table-cell>
          <table:table-cell office:value-type="float" office:value="-0.00338">
            <text:p>-3,38E-003</text:p>
          </table:table-cell>
          <table:table-cell table:formula="of:=[.J39]*[.K39]" office:value-type="float" office:value="0.0021632">
            <text:p>2,16E-003</text:p>
          </table:table-cell>
          <table:table-cell office:value-type="float" office:value="-0.64">
            <text:p>-0,64</text:p>
          </table:table-cell>
          <table:table-cell office:value-type="float" office:value="-0.00000501">
            <text:p>-5,01E-006</text:p>
          </table:table-cell>
          <table:table-cell table:formula="of:=[.M39]*[.N39]" office:value-type="float" office:value="0.0000032064">
            <text:p>3,21E-006</text:p>
          </table:table-cell>
          <table:table-cell office:value-type="float" office:value="-0.64">
            <text:p>-0,64</text:p>
          </table:table-cell>
          <table:table-cell office:value-type="float" office:value="-0.00324">
            <text:p>-3,24E-003</text:p>
          </table:table-cell>
          <table:table-cell table:formula="of:=[.P39]*[.Q39]" office:value-type="float" office:value="0.0020736">
            <text:p>2,07E-003</text:p>
          </table:table-cell>
          <table:table-cell office:value-type="float" office:value="-0.64">
            <text:p>-0,64</text:p>
          </table:table-cell>
          <table:table-cell office:value-type="float" office:value="-0.00000771">
            <text:p>-7,71E-006</text:p>
          </table:table-cell>
          <table:table-cell table:formula="of:=[.S39]*[.T39]" office:value-type="float" office:value="0.0000049344">
            <text:p>4,93E-006</text:p>
          </table:table-cell>
          <table:table-cell office:value-type="float" office:value="-0.64">
            <text:p>-0,64</text:p>
          </table:table-cell>
          <table:table-cell office:value-type="float" office:value="-0.00292">
            <text:p>-2,92E-003</text:p>
          </table:table-cell>
          <table:table-cell table:formula="of:=[.V39]*[.W39]" office:value-type="float" office:value="0.0018688">
            <text:p>1,87E-003</text:p>
          </table:table-cell>
          <table:table-cell office:value-type="float" office:value="-0.64">
            <text:p>-0,64</text:p>
          </table:table-cell>
          <table:table-cell office:value-type="float" office:value="-0.0000177">
            <text:p>-1,77E-005</text:p>
          </table:table-cell>
          <table:table-cell table:formula="of:=[.Y39]*[.Z39]" office:value-type="float" office:value="0.000011328">
            <text:p>1,13E-005</text:p>
          </table:table-cell>
          <table:table-cell office:value-type="float" office:value="-0.64">
            <text:p>-0,64</text:p>
          </table:table-cell>
          <table:table-cell office:value-type="float" office:value="-0.00142">
            <text:p>-1,42E-003</text:p>
          </table:table-cell>
          <table:table-cell table:formula="of:=[.AB39]*[.AC39]" office:value-type="float" office:value="0.0009088">
            <text:p>0,0009088</text:p>
          </table:table-cell>
        </table:table-row>
        <table:table-row table:style-name="ro1">
          <table:table-cell office:value-type="float" office:value="-0.63">
            <text:p>-0,63</text:p>
          </table:table-cell>
          <table:table-cell office:value-type="float" office:value="-0.0000213">
            <text:p>-2,13E-005</text:p>
          </table:table-cell>
          <table:table-cell table:formula="of:=[.A40]*[.B40]" office:value-type="float" office:value="0.000013419">
            <text:p>1,34E-005</text:p>
          </table:table-cell>
          <table:table-cell office:value-type="float" office:value="-0.63">
            <text:p>-0,63</text:p>
          </table:table-cell>
          <table:table-cell office:value-type="float" office:value="-0.00539">
            <text:p>-5,39E-003</text:p>
          </table:table-cell>
          <table:table-cell table:formula="of:=[.D40]*[.E40]" office:value-type="float" office:value="0.0033957">
            <text:p>3,40E-003</text:p>
          </table:table-cell>
          <table:table-cell office:value-type="float" office:value="-0.63">
            <text:p>-0,63</text:p>
          </table:table-cell>
          <table:table-cell office:value-type="float" office:value="-0.0000287">
            <text:p>-2,87E-005</text:p>
          </table:table-cell>
          <table:table-cell table:formula="of:=[.G40]*[.H40]" office:value-type="float" office:value="0.000018081">
            <text:p>1,81E-005</text:p>
          </table:table-cell>
          <table:table-cell office:value-type="float" office:value="-0.63">
            <text:p>-0,63</text:p>
          </table:table-cell>
          <table:table-cell office:value-type="float" office:value="-0.00337">
            <text:p>-3,37E-003</text:p>
          </table:table-cell>
          <table:table-cell table:formula="of:=[.J40]*[.K40]" office:value-type="float" office:value="0.0021231">
            <text:p>2,12E-003</text:p>
          </table:table-cell>
          <table:table-cell office:value-type="float" office:value="-0.63">
            <text:p>-0,63</text:p>
          </table:table-cell>
          <table:table-cell office:value-type="float" office:value="-0.00000492">
            <text:p>-4,92E-006</text:p>
          </table:table-cell>
          <table:table-cell table:formula="of:=[.M40]*[.N40]" office:value-type="float" office:value="0.0000030996">
            <text:p>3,10E-006</text:p>
          </table:table-cell>
          <table:table-cell office:value-type="float" office:value="-0.63">
            <text:p>-0,63</text:p>
          </table:table-cell>
          <table:table-cell office:value-type="float" office:value="-0.00323">
            <text:p>-3,23E-003</text:p>
          </table:table-cell>
          <table:table-cell table:formula="of:=[.P40]*[.Q40]" office:value-type="float" office:value="0.0020349">
            <text:p>2,03E-003</text:p>
          </table:table-cell>
          <table:table-cell office:value-type="float" office:value="-0.63">
            <text:p>-0,63</text:p>
          </table:table-cell>
          <table:table-cell office:value-type="float" office:value="-0.00000756">
            <text:p>-7,56E-006</text:p>
          </table:table-cell>
          <table:table-cell table:formula="of:=[.S40]*[.T40]" office:value-type="float" office:value="0.0000047628">
            <text:p>4,76E-006</text:p>
          </table:table-cell>
          <table:table-cell office:value-type="float" office:value="-0.63">
            <text:p>-0,63</text:p>
          </table:table-cell>
          <table:table-cell office:value-type="float" office:value="-0.00292">
            <text:p>-2,92E-003</text:p>
          </table:table-cell>
          <table:table-cell table:formula="of:=[.V40]*[.W40]" office:value-type="float" office:value="0.0018396">
            <text:p>1,84E-003</text:p>
          </table:table-cell>
          <table:table-cell office:value-type="float" office:value="-0.63">
            <text:p>-0,63</text:p>
          </table:table-cell>
          <table:table-cell office:value-type="float" office:value="-0.0000174">
            <text:p>-1,74E-005</text:p>
          </table:table-cell>
          <table:table-cell table:formula="of:=[.Y40]*[.Z40]" office:value-type="float" office:value="0.000010962">
            <text:p>1,10E-005</text:p>
          </table:table-cell>
          <table:table-cell office:value-type="float" office:value="-0.63">
            <text:p>-0,63</text:p>
          </table:table-cell>
          <table:table-cell office:value-type="float" office:value="-0.00142">
            <text:p>-1,42E-003</text:p>
          </table:table-cell>
          <table:table-cell table:formula="of:=[.AB40]*[.AC40]" office:value-type="float" office:value="0.0008946">
            <text:p>0,0008946</text:p>
          </table:table-cell>
        </table:table-row>
        <table:table-row table:style-name="ro1">
          <table:table-cell office:value-type="float" office:value="-0.62">
            <text:p>-0,62</text:p>
          </table:table-cell>
          <table:table-cell office:value-type="float" office:value="-0.0000209">
            <text:p>-2,09E-005</text:p>
          </table:table-cell>
          <table:table-cell table:formula="of:=[.A41]*[.B41]" office:value-type="float" office:value="0.000012958">
            <text:p>1,30E-005</text:p>
          </table:table-cell>
          <table:table-cell office:value-type="float" office:value="-0.62">
            <text:p>-0,62</text:p>
          </table:table-cell>
          <table:table-cell office:value-type="float" office:value="-0.00539">
            <text:p>-5,39E-003</text:p>
          </table:table-cell>
          <table:table-cell table:formula="of:=[.D41]*[.E41]" office:value-type="float" office:value="0.0033418">
            <text:p>3,34E-003</text:p>
          </table:table-cell>
          <table:table-cell office:value-type="float" office:value="-0.62">
            <text:p>-0,62</text:p>
          </table:table-cell>
          <table:table-cell office:value-type="float" office:value="-0.0000282">
            <text:p>-2,82E-005</text:p>
          </table:table-cell>
          <table:table-cell table:formula="of:=[.G41]*[.H41]" office:value-type="float" office:value="0.000017484">
            <text:p>1,75E-005</text:p>
          </table:table-cell>
          <table:table-cell office:value-type="float" office:value="-0.62">
            <text:p>-0,62</text:p>
          </table:table-cell>
          <table:table-cell office:value-type="float" office:value="-0.00337">
            <text:p>-3,37E-003</text:p>
          </table:table-cell>
          <table:table-cell table:formula="of:=[.J41]*[.K41]" office:value-type="float" office:value="0.0020894">
            <text:p>2,09E-003</text:p>
          </table:table-cell>
          <table:table-cell office:value-type="float" office:value="-0.62">
            <text:p>-0,62</text:p>
          </table:table-cell>
          <table:table-cell office:value-type="float" office:value="-0.00000483">
            <text:p>-4,83E-006</text:p>
          </table:table-cell>
          <table:table-cell table:formula="of:=[.M41]*[.N41]" office:value-type="float" office:value="0.0000029946">
            <text:p>2,99E-006</text:p>
          </table:table-cell>
          <table:table-cell office:value-type="float" office:value="-0.62">
            <text:p>-0,62</text:p>
          </table:table-cell>
          <table:table-cell office:value-type="float" office:value="-0.00323">
            <text:p>-3,23E-003</text:p>
          </table:table-cell>
          <table:table-cell table:formula="of:=[.P41]*[.Q41]" office:value-type="float" office:value="0.0020026">
            <text:p>2,00E-003</text:p>
          </table:table-cell>
          <table:table-cell office:value-type="float" office:value="-0.62">
            <text:p>-0,62</text:p>
          </table:table-cell>
          <table:table-cell office:value-type="float" office:value="-0.00000743">
            <text:p>-7,43E-006</text:p>
          </table:table-cell>
          <table:table-cell table:formula="of:=[.S41]*[.T41]" office:value-type="float" office:value="0.0000046066">
            <text:p>4,61E-006</text:p>
          </table:table-cell>
          <table:table-cell office:value-type="float" office:value="-0.62">
            <text:p>-0,62</text:p>
          </table:table-cell>
          <table:table-cell office:value-type="float" office:value="-0.00292">
            <text:p>-2,92E-003</text:p>
          </table:table-cell>
          <table:table-cell table:formula="of:=[.V41]*[.W41]" office:value-type="float" office:value="0.0018104">
            <text:p>1,81E-003</text:p>
          </table:table-cell>
          <table:table-cell office:value-type="float" office:value="-0.62">
            <text:p>-0,62</text:p>
          </table:table-cell>
          <table:table-cell office:value-type="float" office:value="-0.000017">
            <text:p>-1,70E-005</text:p>
          </table:table-cell>
          <table:table-cell table:formula="of:=[.Y41]*[.Z41]" office:value-type="float" office:value="0.00001054">
            <text:p>1,05E-005</text:p>
          </table:table-cell>
          <table:table-cell office:value-type="float" office:value="-0.62">
            <text:p>-0,62</text:p>
          </table:table-cell>
          <table:table-cell office:value-type="float" office:value="-0.00142">
            <text:p>-1,42E-003</text:p>
          </table:table-cell>
          <table:table-cell table:formula="of:=[.AB41]*[.AC41]" office:value-type="float" office:value="0.0008804">
            <text:p>0,0008804</text:p>
          </table:table-cell>
        </table:table-row>
        <table:table-row table:style-name="ro1">
          <table:table-cell office:value-type="float" office:value="-0.61">
            <text:p>-0,61</text:p>
          </table:table-cell>
          <table:table-cell office:value-type="float" office:value="-0.0000205">
            <text:p>-2,05E-005</text:p>
          </table:table-cell>
          <table:table-cell table:formula="of:=[.A42]*[.B42]" office:value-type="float" office:value="0.000012505">
            <text:p>1,25E-005</text:p>
          </table:table-cell>
          <table:table-cell office:value-type="float" office:value="-0.61">
            <text:p>-0,61</text:p>
          </table:table-cell>
          <table:table-cell office:value-type="float" office:value="-0.00539">
            <text:p>-5,39E-003</text:p>
          </table:table-cell>
          <table:table-cell table:formula="of:=[.D42]*[.E42]" office:value-type="float" office:value="0.0032879">
            <text:p>3,29E-003</text:p>
          </table:table-cell>
          <table:table-cell office:value-type="float" office:value="-0.61">
            <text:p>-0,61</text:p>
          </table:table-cell>
          <table:table-cell office:value-type="float" office:value="-0.0000277">
            <text:p>-2,77E-005</text:p>
          </table:table-cell>
          <table:table-cell table:formula="of:=[.G42]*[.H42]" office:value-type="float" office:value="0.000016897">
            <text:p>1,69E-005</text:p>
          </table:table-cell>
          <table:table-cell office:value-type="float" office:value="-0.61">
            <text:p>-0,61</text:p>
          </table:table-cell>
          <table:table-cell office:value-type="float" office:value="-0.00336">
            <text:p>-3,36E-003</text:p>
          </table:table-cell>
          <table:table-cell table:formula="of:=[.J42]*[.K42]" office:value-type="float" office:value="0.0020496">
            <text:p>2,05E-003</text:p>
          </table:table-cell>
          <table:table-cell office:value-type="float" office:value="-0.61">
            <text:p>-0,61</text:p>
          </table:table-cell>
          <table:table-cell office:value-type="float" office:value="-0.00000475">
            <text:p>-4,75E-006</text:p>
          </table:table-cell>
          <table:table-cell table:formula="of:=[.M42]*[.N42]" office:value-type="float" office:value="0.0000028975">
            <text:p>2,90E-006</text:p>
          </table:table-cell>
          <table:table-cell office:value-type="float" office:value="-0.61">
            <text:p>-0,61</text:p>
          </table:table-cell>
          <table:table-cell office:value-type="float" office:value="-0.00322">
            <text:p>-3,22E-003</text:p>
          </table:table-cell>
          <table:table-cell table:formula="of:=[.P42]*[.Q42]" office:value-type="float" office:value="0.0019642">
            <text:p>1,96E-003</text:p>
          </table:table-cell>
          <table:table-cell office:value-type="float" office:value="-0.61">
            <text:p>-0,61</text:p>
          </table:table-cell>
          <table:table-cell office:value-type="float" office:value="-0.00000728">
            <text:p>-7,28E-006</text:p>
          </table:table-cell>
          <table:table-cell table:formula="of:=[.S42]*[.T42]" office:value-type="float" office:value="0.0000044408">
            <text:p>4,44E-006</text:p>
          </table:table-cell>
          <table:table-cell office:value-type="float" office:value="-0.61">
            <text:p>-0,61</text:p>
          </table:table-cell>
          <table:table-cell office:value-type="float" office:value="-0.00292">
            <text:p>-2,92E-003</text:p>
          </table:table-cell>
          <table:table-cell table:formula="of:=[.V42]*[.W42]" office:value-type="float" office:value="0.0017812">
            <text:p>1,78E-003</text:p>
          </table:table-cell>
          <table:table-cell office:value-type="float" office:value="-0.61">
            <text:p>-0,61</text:p>
          </table:table-cell>
          <table:table-cell office:value-type="float" office:value="-0.0000167">
            <text:p>-1,67E-005</text:p>
          </table:table-cell>
          <table:table-cell table:formula="of:=[.Y42]*[.Z42]" office:value-type="float" office:value="0.000010187">
            <text:p>1,02E-005</text:p>
          </table:table-cell>
          <table:table-cell office:value-type="float" office:value="-0.61">
            <text:p>-0,61</text:p>
          </table:table-cell>
          <table:table-cell office:value-type="float" office:value="-0.00142">
            <text:p>-1,42E-003</text:p>
          </table:table-cell>
          <table:table-cell table:formula="of:=[.AB42]*[.AC42]" office:value-type="float" office:value="0.0008662">
            <text:p>0,0008662</text:p>
          </table:table-cell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-0.0000201">
            <text:p>-2,01E-005</text:p>
          </table:table-cell>
          <table:table-cell table:formula="of:=[.A43]*[.B43]" office:value-type="float" office:value="0.00001206">
            <text:p>1,21E-005</text:p>
          </table:table-cell>
          <table:table-cell office:value-type="float" office:value="-0.6">
            <text:p>-0,6</text:p>
          </table:table-cell>
          <table:table-cell office:value-type="float" office:value="-0.0054">
            <text:p>-5,40E-003</text:p>
          </table:table-cell>
          <table:table-cell table:formula="of:=[.D43]*[.E43]" office:value-type="float" office:value="0.00324">
            <text:p>3,24E-003</text:p>
          </table:table-cell>
          <table:table-cell office:value-type="float" office:value="-0.6">
            <text:p>-0,6</text:p>
          </table:table-cell>
          <table:table-cell office:value-type="float" office:value="-0.0000271">
            <text:p>-2,71E-005</text:p>
          </table:table-cell>
          <table:table-cell table:formula="of:=[.G43]*[.H43]" office:value-type="float" office:value="0.00001626">
            <text:p>1,63E-005</text:p>
          </table:table-cell>
          <table:table-cell office:value-type="float" office:value="-0.6">
            <text:p>-0,6</text:p>
          </table:table-cell>
          <table:table-cell office:value-type="float" office:value="-0.00337">
            <text:p>-3,37E-003</text:p>
          </table:table-cell>
          <table:table-cell table:formula="of:=[.J43]*[.K43]" office:value-type="float" office:value="0.002022">
            <text:p>2,02E-003</text:p>
          </table:table-cell>
          <table:table-cell office:value-type="float" office:value="-0.6">
            <text:p>-0,6</text:p>
          </table:table-cell>
          <table:table-cell office:value-type="float" office:value="-0.00000467">
            <text:p>-4,67E-006</text:p>
          </table:table-cell>
          <table:table-cell table:formula="of:=[.M43]*[.N43]" office:value-type="float" office:value="0.000002802">
            <text:p>2,80E-006</text:p>
          </table:table-cell>
          <table:table-cell office:value-type="float" office:value="-0.6">
            <text:p>-0,6</text:p>
          </table:table-cell>
          <table:table-cell office:value-type="float" office:value="-0.00322">
            <text:p>-3,22E-003</text:p>
          </table:table-cell>
          <table:table-cell table:formula="of:=[.P43]*[.Q43]" office:value-type="float" office:value="0.001932">
            <text:p>1,93E-003</text:p>
          </table:table-cell>
          <table:table-cell office:value-type="float" office:value="-0.6">
            <text:p>-0,6</text:p>
          </table:table-cell>
          <table:table-cell office:value-type="float" office:value="-0.00000714">
            <text:p>-7,14E-006</text:p>
          </table:table-cell>
          <table:table-cell table:formula="of:=[.S43]*[.T43]" office:value-type="float" office:value="0.000004284">
            <text:p>4,28E-006</text:p>
          </table:table-cell>
          <table:table-cell office:value-type="float" office:value="-0.6">
            <text:p>-0,6</text:p>
          </table:table-cell>
          <table:table-cell office:value-type="float" office:value="-0.00293">
            <text:p>-2,93E-003</text:p>
          </table:table-cell>
          <table:table-cell table:formula="of:=[.V43]*[.W43]" office:value-type="float" office:value="0.001758">
            <text:p>1,76E-003</text:p>
          </table:table-cell>
          <table:table-cell office:value-type="float" office:value="-0.6">
            <text:p>-0,6</text:p>
          </table:table-cell>
          <table:table-cell office:value-type="float" office:value="-0.0000164">
            <text:p>-1,64E-005</text:p>
          </table:table-cell>
          <table:table-cell table:formula="of:=[.Y43]*[.Z43]" office:value-type="float" office:value="0.00000984">
            <text:p>9,84E-006</text:p>
          </table:table-cell>
          <table:table-cell office:value-type="float" office:value="-0.6">
            <text:p>-0,6</text:p>
          </table:table-cell>
          <table:table-cell office:value-type="float" office:value="-0.00142">
            <text:p>-1,42E-003</text:p>
          </table:table-cell>
          <table:table-cell table:formula="of:=[.AB43]*[.AC43]" office:value-type="float" office:value="0.000852">
            <text:p>0,000852</text:p>
          </table:table-cell>
        </table:table-row>
        <table:table-row table:style-name="ro1">
          <table:table-cell office:value-type="float" office:value="-0.59">
            <text:p>-0,59</text:p>
          </table:table-cell>
          <table:table-cell office:value-type="float" office:value="-0.0000197">
            <text:p>-1,97E-005</text:p>
          </table:table-cell>
          <table:table-cell table:formula="of:=[.A44]*[.B44]" office:value-type="float" office:value="0.000011623">
            <text:p>1,16E-005</text:p>
          </table:table-cell>
          <table:table-cell office:value-type="float" office:value="-0.59">
            <text:p>-0,59</text:p>
          </table:table-cell>
          <table:table-cell office:value-type="float" office:value="-0.00539">
            <text:p>-5,39E-003</text:p>
          </table:table-cell>
          <table:table-cell table:formula="of:=[.D44]*[.E44]" office:value-type="float" office:value="0.0031801">
            <text:p>3,18E-003</text:p>
          </table:table-cell>
          <table:table-cell office:value-type="float" office:value="-0.59">
            <text:p>-0,59</text:p>
          </table:table-cell>
          <table:table-cell office:value-type="float" office:value="-0.0000266">
            <text:p>-2,66E-005</text:p>
          </table:table-cell>
          <table:table-cell table:formula="of:=[.G44]*[.H44]" office:value-type="float" office:value="0.000015694">
            <text:p>1,57E-005</text:p>
          </table:table-cell>
          <table:table-cell office:value-type="float" office:value="-0.59">
            <text:p>-0,59</text:p>
          </table:table-cell>
          <table:table-cell office:value-type="float" office:value="-0.00336">
            <text:p>-3,36E-003</text:p>
          </table:table-cell>
          <table:table-cell table:formula="of:=[.J44]*[.K44]" office:value-type="float" office:value="0.0019824">
            <text:p>1,98E-003</text:p>
          </table:table-cell>
          <table:table-cell office:value-type="float" office:value="-0.59">
            <text:p>-0,59</text:p>
          </table:table-cell>
          <table:table-cell office:value-type="float" office:value="-0.00000459">
            <text:p>-4,59E-006</text:p>
          </table:table-cell>
          <table:table-cell table:formula="of:=[.M44]*[.N44]" office:value-type="float" office:value="0.0000027081">
            <text:p>2,71E-006</text:p>
          </table:table-cell>
          <table:table-cell office:value-type="float" office:value="-0.59">
            <text:p>-0,59</text:p>
          </table:table-cell>
          <table:table-cell office:value-type="float" office:value="-0.00323">
            <text:p>-3,23E-003</text:p>
          </table:table-cell>
          <table:table-cell table:formula="of:=[.P44]*[.Q44]" office:value-type="float" office:value="0.0019057">
            <text:p>1,91E-003</text:p>
          </table:table-cell>
          <table:table-cell office:value-type="float" office:value="-0.59">
            <text:p>-0,59</text:p>
          </table:table-cell>
          <table:table-cell office:value-type="float" office:value="-0.000007">
            <text:p>-7,00E-006</text:p>
          </table:table-cell>
          <table:table-cell table:formula="of:=[.S44]*[.T44]" office:value-type="float" office:value="0.00000413">
            <text:p>4,13E-006</text:p>
          </table:table-cell>
          <table:table-cell office:value-type="float" office:value="-0.59">
            <text:p>-0,59</text:p>
          </table:table-cell>
          <table:table-cell office:value-type="float" office:value="-0.00292">
            <text:p>-2,92E-003</text:p>
          </table:table-cell>
          <table:table-cell table:formula="of:=[.V44]*[.W44]" office:value-type="float" office:value="0.0017228">
            <text:p>1,72E-003</text:p>
          </table:table-cell>
          <table:table-cell office:value-type="float" office:value="-0.59">
            <text:p>-0,59</text:p>
          </table:table-cell>
          <table:table-cell office:value-type="float" office:value="-0.000016">
            <text:p>-1,60E-005</text:p>
          </table:table-cell>
          <table:table-cell table:formula="of:=[.Y44]*[.Z44]" office:value-type="float" office:value="0.00000944">
            <text:p>9,44E-006</text:p>
          </table:table-cell>
          <table:table-cell office:value-type="float" office:value="-0.59">
            <text:p>-0,59</text:p>
          </table:table-cell>
          <table:table-cell office:value-type="float" office:value="-0.00142">
            <text:p>-1,42E-003</text:p>
          </table:table-cell>
          <table:table-cell table:formula="of:=[.AB44]*[.AC44]" office:value-type="float" office:value="0.0008378">
            <text:p>0,0008378</text:p>
          </table:table-cell>
        </table:table-row>
        <table:table-row table:style-name="ro1">
          <table:table-cell office:value-type="float" office:value="-0.58">
            <text:p>-0,58</text:p>
          </table:table-cell>
          <table:table-cell office:value-type="float" office:value="-0.0000193">
            <text:p>-1,93E-005</text:p>
          </table:table-cell>
          <table:table-cell table:formula="of:=[.A45]*[.B45]" office:value-type="float" office:value="0.000011194">
            <text:p>1,12E-005</text:p>
          </table:table-cell>
          <table:table-cell office:value-type="float" office:value="-0.58">
            <text:p>-0,58</text:p>
          </table:table-cell>
          <table:table-cell office:value-type="float" office:value="-0.00539">
            <text:p>-5,39E-003</text:p>
          </table:table-cell>
          <table:table-cell table:formula="of:=[.D45]*[.E45]" office:value-type="float" office:value="0.0031262">
            <text:p>3,13E-003</text:p>
          </table:table-cell>
          <table:table-cell office:value-type="float" office:value="-0.58">
            <text:p>-0,58</text:p>
          </table:table-cell>
          <table:table-cell office:value-type="float" office:value="-0.0000261">
            <text:p>-2,61E-005</text:p>
          </table:table-cell>
          <table:table-cell table:formula="of:=[.G45]*[.H45]" office:value-type="float" office:value="0.000015138">
            <text:p>1,51E-005</text:p>
          </table:table-cell>
          <table:table-cell office:value-type="float" office:value="-0.58">
            <text:p>-0,58</text:p>
          </table:table-cell>
          <table:table-cell office:value-type="float" office:value="-0.00336">
            <text:p>-3,36E-003</text:p>
          </table:table-cell>
          <table:table-cell table:formula="of:=[.J45]*[.K45]" office:value-type="float" office:value="0.0019488">
            <text:p>1,95E-003</text:p>
          </table:table-cell>
          <table:table-cell office:value-type="float" office:value="-0.58">
            <text:p>-0,58</text:p>
          </table:table-cell>
          <table:table-cell office:value-type="float" office:value="-0.00000451">
            <text:p>-4,51E-006</text:p>
          </table:table-cell>
          <table:table-cell table:formula="of:=[.M45]*[.N45]" office:value-type="float" office:value="0.0000026158">
            <text:p>2,62E-006</text:p>
          </table:table-cell>
          <table:table-cell office:value-type="float" office:value="-0.58">
            <text:p>-0,58</text:p>
          </table:table-cell>
          <table:table-cell office:value-type="float" office:value="-0.00323">
            <text:p>-3,23E-003</text:p>
          </table:table-cell>
          <table:table-cell table:formula="of:=[.P45]*[.Q45]" office:value-type="float" office:value="0.0018734">
            <text:p>1,87E-003</text:p>
          </table:table-cell>
          <table:table-cell office:value-type="float" office:value="-0.58">
            <text:p>-0,58</text:p>
          </table:table-cell>
          <table:table-cell office:value-type="float" office:value="-0.00000686">
            <text:p>-6,86E-006</text:p>
          </table:table-cell>
          <table:table-cell table:formula="of:=[.S45]*[.T45]" office:value-type="float" office:value="0.0000039788">
            <text:p>3,98E-006</text:p>
          </table:table-cell>
          <table:table-cell office:value-type="float" office:value="-0.58">
            <text:p>-0,58</text:p>
          </table:table-cell>
          <table:table-cell office:value-type="float" office:value="-0.00292">
            <text:p>-2,92E-003</text:p>
          </table:table-cell>
          <table:table-cell table:formula="of:=[.V45]*[.W45]" office:value-type="float" office:value="0.0016936">
            <text:p>1,69E-003</text:p>
          </table:table-cell>
          <table:table-cell office:value-type="float" office:value="-0.58">
            <text:p>-0,58</text:p>
          </table:table-cell>
          <table:table-cell office:value-type="float" office:value="-0.0000157">
            <text:p>-1,57E-005</text:p>
          </table:table-cell>
          <table:table-cell table:formula="of:=[.Y45]*[.Z45]" office:value-type="float" office:value="0.000009106">
            <text:p>9,11E-006</text:p>
          </table:table-cell>
          <table:table-cell office:value-type="float" office:value="-0.58">
            <text:p>-0,58</text:p>
          </table:table-cell>
          <table:table-cell office:value-type="float" office:value="-0.00142">
            <text:p>-1,42E-003</text:p>
          </table:table-cell>
          <table:table-cell table:formula="of:=[.AB45]*[.AC45]" office:value-type="float" office:value="0.0008236">
            <text:p>0,0008236</text:p>
          </table:table-cell>
        </table:table-row>
        <table:table-row table:style-name="ro1">
          <table:table-cell office:value-type="float" office:value="-0.57">
            <text:p>-0,57</text:p>
          </table:table-cell>
          <table:table-cell office:value-type="float" office:value="-0.0000189">
            <text:p>-1,89E-005</text:p>
          </table:table-cell>
          <table:table-cell table:formula="of:=[.A46]*[.B46]" office:value-type="float" office:value="0.000010773">
            <text:p>1,08E-005</text:p>
          </table:table-cell>
          <table:table-cell office:value-type="float" office:value="-0.57">
            <text:p>-0,57</text:p>
          </table:table-cell>
          <table:table-cell office:value-type="float" office:value="-0.00539">
            <text:p>-5,39E-003</text:p>
          </table:table-cell>
          <table:table-cell table:formula="of:=[.D46]*[.E46]" office:value-type="float" office:value="0.0030723">
            <text:p>3,07E-003</text:p>
          </table:table-cell>
          <table:table-cell office:value-type="float" office:value="-0.57">
            <text:p>-0,57</text:p>
          </table:table-cell>
          <table:table-cell office:value-type="float" office:value="-0.0000256">
            <text:p>-2,56E-005</text:p>
          </table:table-cell>
          <table:table-cell table:formula="of:=[.G46]*[.H46]" office:value-type="float" office:value="0.000014592">
            <text:p>1,46E-005</text:p>
          </table:table-cell>
          <table:table-cell office:value-type="float" office:value="-0.57">
            <text:p>-0,57</text:p>
          </table:table-cell>
          <table:table-cell office:value-type="float" office:value="-0.00336">
            <text:p>-3,36E-003</text:p>
          </table:table-cell>
          <table:table-cell table:formula="of:=[.J46]*[.K46]" office:value-type="float" office:value="0.0019152">
            <text:p>1,92E-003</text:p>
          </table:table-cell>
          <table:table-cell office:value-type="float" office:value="-0.57">
            <text:p>-0,57</text:p>
          </table:table-cell>
          <table:table-cell office:value-type="float" office:value="-0.00000443">
            <text:p>-4,43E-006</text:p>
          </table:table-cell>
          <table:table-cell table:formula="of:=[.M46]*[.N46]" office:value-type="float" office:value="0.0000025251">
            <text:p>2,53E-006</text:p>
          </table:table-cell>
          <table:table-cell office:value-type="float" office:value="-0.57">
            <text:p>-0,57</text:p>
          </table:table-cell>
          <table:table-cell office:value-type="float" office:value="-0.00323">
            <text:p>-3,23E-003</text:p>
          </table:table-cell>
          <table:table-cell table:formula="of:=[.P46]*[.Q46]" office:value-type="float" office:value="0.0018411">
            <text:p>1,84E-003</text:p>
          </table:table-cell>
          <table:table-cell office:value-type="float" office:value="-0.57">
            <text:p>-0,57</text:p>
          </table:table-cell>
          <table:table-cell office:value-type="float" office:value="-0.00000673">
            <text:p>-6,73E-006</text:p>
          </table:table-cell>
          <table:table-cell table:formula="of:=[.S46]*[.T46]" office:value-type="float" office:value="0.0000038361">
            <text:p>3,84E-006</text:p>
          </table:table-cell>
          <table:table-cell office:value-type="float" office:value="-0.57">
            <text:p>-0,57</text:p>
          </table:table-cell>
          <table:table-cell office:value-type="float" office:value="-0.00292">
            <text:p>-2,92E-003</text:p>
          </table:table-cell>
          <table:table-cell table:formula="of:=[.V46]*[.W46]" office:value-type="float" office:value="0.0016644">
            <text:p>1,66E-003</text:p>
          </table:table-cell>
          <table:table-cell office:value-type="float" office:value="-0.57">
            <text:p>-0,57</text:p>
          </table:table-cell>
          <table:table-cell office:value-type="float" office:value="-0.0000154">
            <text:p>-1,54E-005</text:p>
          </table:table-cell>
          <table:table-cell table:formula="of:=[.Y46]*[.Z46]" office:value-type="float" office:value="0.000008778">
            <text:p>8,78E-006</text:p>
          </table:table-cell>
          <table:table-cell office:value-type="float" office:value="-0.57">
            <text:p>-0,57</text:p>
          </table:table-cell>
          <table:table-cell office:value-type="float" office:value="-0.00142">
            <text:p>-1,42E-003</text:p>
          </table:table-cell>
          <table:table-cell table:formula="of:=[.AB46]*[.AC46]" office:value-type="float" office:value="0.0008094">
            <text:p>0,0008094</text:p>
          </table:table-cell>
        </table:table-row>
        <table:table-row table:style-name="ro1">
          <table:table-cell office:value-type="float" office:value="-0.56">
            <text:p>-0,56</text:p>
          </table:table-cell>
          <table:table-cell office:value-type="float" office:value="-0.0000185">
            <text:p>-1,85E-005</text:p>
          </table:table-cell>
          <table:table-cell table:formula="of:=[.A47]*[.B47]" office:value-type="float" office:value="0.00001036">
            <text:p>1,04E-005</text:p>
          </table:table-cell>
          <table:table-cell office:value-type="float" office:value="-0.56">
            <text:p>-0,56</text:p>
          </table:table-cell>
          <table:table-cell office:value-type="float" office:value="-0.00538">
            <text:p>-5,38E-003</text:p>
          </table:table-cell>
          <table:table-cell table:formula="of:=[.D47]*[.E47]" office:value-type="float" office:value="0.0030128">
            <text:p>3,01E-003</text:p>
          </table:table-cell>
          <table:table-cell office:value-type="float" office:value="-0.56">
            <text:p>-0,56</text:p>
          </table:table-cell>
          <table:table-cell office:value-type="float" office:value="-0.0000251">
            <text:p>-2,51E-005</text:p>
          </table:table-cell>
          <table:table-cell table:formula="of:=[.G47]*[.H47]" office:value-type="float" office:value="0.000014056">
            <text:p>1,41E-005</text:p>
          </table:table-cell>
          <table:table-cell office:value-type="float" office:value="-0.56">
            <text:p>-0,56</text:p>
          </table:table-cell>
          <table:table-cell office:value-type="float" office:value="-0.00336">
            <text:p>-3,36E-003</text:p>
          </table:table-cell>
          <table:table-cell table:formula="of:=[.J47]*[.K47]" office:value-type="float" office:value="0.0018816">
            <text:p>1,88E-003</text:p>
          </table:table-cell>
          <table:table-cell office:value-type="float" office:value="-0.56">
            <text:p>-0,56</text:p>
          </table:table-cell>
          <table:table-cell office:value-type="float" office:value="-0.00000435">
            <text:p>-4,35E-006</text:p>
          </table:table-cell>
          <table:table-cell table:formula="of:=[.M47]*[.N47]" office:value-type="float" office:value="0.000002436">
            <text:p>2,44E-006</text:p>
          </table:table-cell>
          <table:table-cell office:value-type="float" office:value="-0.56">
            <text:p>-0,56</text:p>
          </table:table-cell>
          <table:table-cell office:value-type="float" office:value="-0.00323">
            <text:p>-3,23E-003</text:p>
          </table:table-cell>
          <table:table-cell table:formula="of:=[.P47]*[.Q47]" office:value-type="float" office:value="0.0018088">
            <text:p>1,81E-003</text:p>
          </table:table-cell>
          <table:table-cell office:value-type="float" office:value="-0.56">
            <text:p>-0,56</text:p>
          </table:table-cell>
          <table:table-cell office:value-type="float" office:value="-0.00000659">
            <text:p>-6,59E-006</text:p>
          </table:table-cell>
          <table:table-cell table:formula="of:=[.S47]*[.T47]" office:value-type="float" office:value="0.0000036904">
            <text:p>3,69E-006</text:p>
          </table:table-cell>
          <table:table-cell office:value-type="float" office:value="-0.56">
            <text:p>-0,56</text:p>
          </table:table-cell>
          <table:table-cell office:value-type="float" office:value="-0.00291">
            <text:p>-2,91E-003</text:p>
          </table:table-cell>
          <table:table-cell table:formula="of:=[.V47]*[.W47]" office:value-type="float" office:value="0.0016296">
            <text:p>1,63E-003</text:p>
          </table:table-cell>
          <table:table-cell office:value-type="float" office:value="-0.56">
            <text:p>-0,56</text:p>
          </table:table-cell>
          <table:table-cell office:value-type="float" office:value="-0.0000151">
            <text:p>-1,51E-005</text:p>
          </table:table-cell>
          <table:table-cell table:formula="of:=[.Y47]*[.Z47]" office:value-type="float" office:value="0.000008456">
            <text:p>8,46E-006</text:p>
          </table:table-cell>
          <table:table-cell office:value-type="float" office:value="-0.56">
            <text:p>-0,56</text:p>
          </table:table-cell>
          <table:table-cell office:value-type="float" office:value="-0.00142">
            <text:p>-1,42E-003</text:p>
          </table:table-cell>
          <table:table-cell table:formula="of:=[.AB47]*[.AC47]" office:value-type="float" office:value="0.0007952">
            <text:p>0,0007952</text:p>
          </table:table-cell>
        </table:table-row>
        <table:table-row table:style-name="ro1">
          <table:table-cell office:value-type="float" office:value="-0.55">
            <text:p>-0,55</text:p>
          </table:table-cell>
          <table:table-cell office:value-type="float" office:value="-0.0000181">
            <text:p>-1,81E-005</text:p>
          </table:table-cell>
          <table:table-cell table:formula="of:=[.A48]*[.B48]" office:value-type="float" office:value="0.000009955">
            <text:p>9,96E-006</text:p>
          </table:table-cell>
          <table:table-cell office:value-type="float" office:value="-0.55">
            <text:p>-0,55</text:p>
          </table:table-cell>
          <table:table-cell office:value-type="float" office:value="-0.00538">
            <text:p>-5,38E-003</text:p>
          </table:table-cell>
          <table:table-cell table:formula="of:=[.D48]*[.E48]" office:value-type="float" office:value="0.002959">
            <text:p>2,96E-003</text:p>
          </table:table-cell>
          <table:table-cell office:value-type="float" office:value="-0.55">
            <text:p>-0,55</text:p>
          </table:table-cell>
          <table:table-cell office:value-type="float" office:value="-0.0000246">
            <text:p>-2,46E-005</text:p>
          </table:table-cell>
          <table:table-cell table:formula="of:=[.G48]*[.H48]" office:value-type="float" office:value="0.00001353">
            <text:p>1,35E-005</text:p>
          </table:table-cell>
          <table:table-cell office:value-type="float" office:value="-0.55">
            <text:p>-0,55</text:p>
          </table:table-cell>
          <table:table-cell office:value-type="float" office:value="-0.00336">
            <text:p>-3,36E-003</text:p>
          </table:table-cell>
          <table:table-cell table:formula="of:=[.J48]*[.K48]" office:value-type="float" office:value="0.001848">
            <text:p>1,85E-003</text:p>
          </table:table-cell>
          <table:table-cell office:value-type="float" office:value="-0.55">
            <text:p>-0,55</text:p>
          </table:table-cell>
          <table:table-cell office:value-type="float" office:value="-0.00000427">
            <text:p>-4,27E-006</text:p>
          </table:table-cell>
          <table:table-cell table:formula="of:=[.M48]*[.N48]" office:value-type="float" office:value="0.0000023485">
            <text:p>2,35E-006</text:p>
          </table:table-cell>
          <table:table-cell office:value-type="float" office:value="-0.55">
            <text:p>-0,55</text:p>
          </table:table-cell>
          <table:table-cell office:value-type="float" office:value="-0.00323">
            <text:p>-3,23E-003</text:p>
          </table:table-cell>
          <table:table-cell table:formula="of:=[.P48]*[.Q48]" office:value-type="float" office:value="0.0017765">
            <text:p>1,78E-003</text:p>
          </table:table-cell>
          <table:table-cell office:value-type="float" office:value="-0.55">
            <text:p>-0,55</text:p>
          </table:table-cell>
          <table:table-cell office:value-type="float" office:value="-0.00000645">
            <text:p>-6,45E-006</text:p>
          </table:table-cell>
          <table:table-cell table:formula="of:=[.S48]*[.T48]" office:value-type="float" office:value="0.0000035475">
            <text:p>3,55E-006</text:p>
          </table:table-cell>
          <table:table-cell office:value-type="float" office:value="-0.55">
            <text:p>-0,55</text:p>
          </table:table-cell>
          <table:table-cell office:value-type="float" office:value="-0.00291">
            <text:p>-2,91E-003</text:p>
          </table:table-cell>
          <table:table-cell table:formula="of:=[.V48]*[.W48]" office:value-type="float" office:value="0.0016005">
            <text:p>1,60E-003</text:p>
          </table:table-cell>
          <table:table-cell office:value-type="float" office:value="-0.55">
            <text:p>-0,55</text:p>
          </table:table-cell>
          <table:table-cell office:value-type="float" office:value="-0.0000148">
            <text:p>-1,48E-005</text:p>
          </table:table-cell>
          <table:table-cell table:formula="of:=[.Y48]*[.Z48]" office:value-type="float" office:value="0.00000814">
            <text:p>8,14E-006</text:p>
          </table:table-cell>
          <table:table-cell office:value-type="float" office:value="-0.55">
            <text:p>-0,55</text:p>
          </table:table-cell>
          <table:table-cell office:value-type="float" office:value="-0.00141">
            <text:p>-1,41E-003</text:p>
          </table:table-cell>
          <table:table-cell table:formula="of:=[.AB48]*[.AC48]" office:value-type="float" office:value="0.0007755">
            <text:p>0,0007755</text:p>
          </table:table-cell>
        </table:table-row>
        <table:table-row table:style-name="ro1">
          <table:table-cell office:value-type="float" office:value="-0.54">
            <text:p>-0,54</text:p>
          </table:table-cell>
          <table:table-cell office:value-type="float" office:value="-0.0000177">
            <text:p>-1,77E-005</text:p>
          </table:table-cell>
          <table:table-cell table:formula="of:=[.A49]*[.B49]" office:value-type="float" office:value="0.000009558">
            <text:p>9,56E-006</text:p>
          </table:table-cell>
          <table:table-cell office:value-type="float" office:value="-0.54">
            <text:p>-0,54</text:p>
          </table:table-cell>
          <table:table-cell office:value-type="float" office:value="-0.00536">
            <text:p>-5,36E-003</text:p>
          </table:table-cell>
          <table:table-cell table:formula="of:=[.D49]*[.E49]" office:value-type="float" office:value="0.0028944">
            <text:p>2,89E-003</text:p>
          </table:table-cell>
          <table:table-cell office:value-type="float" office:value="-0.54">
            <text:p>-0,54</text:p>
          </table:table-cell>
          <table:table-cell office:value-type="float" office:value="-0.0000241">
            <text:p>-2,41E-005</text:p>
          </table:table-cell>
          <table:table-cell table:formula="of:=[.G49]*[.H49]" office:value-type="float" office:value="0.000013014">
            <text:p>1,30E-005</text:p>
          </table:table-cell>
          <table:table-cell office:value-type="float" office:value="-0.54">
            <text:p>-0,54</text:p>
          </table:table-cell>
          <table:table-cell office:value-type="float" office:value="-0.00336">
            <text:p>-3,36E-003</text:p>
          </table:table-cell>
          <table:table-cell table:formula="of:=[.J49]*[.K49]" office:value-type="float" office:value="0.0018144">
            <text:p>1,81E-003</text:p>
          </table:table-cell>
          <table:table-cell office:value-type="float" office:value="-0.54">
            <text:p>-0,54</text:p>
          </table:table-cell>
          <table:table-cell office:value-type="float" office:value="-0.00000418">
            <text:p>-4,18E-006</text:p>
          </table:table-cell>
          <table:table-cell table:formula="of:=[.M49]*[.N49]" office:value-type="float" office:value="0.0000022572">
            <text:p>2,26E-006</text:p>
          </table:table-cell>
          <table:table-cell office:value-type="float" office:value="-0.54">
            <text:p>-0,54</text:p>
          </table:table-cell>
          <table:table-cell office:value-type="float" office:value="-0.00323">
            <text:p>-3,23E-003</text:p>
          </table:table-cell>
          <table:table-cell table:formula="of:=[.P49]*[.Q49]" office:value-type="float" office:value="0.0017442">
            <text:p>1,74E-003</text:p>
          </table:table-cell>
          <table:table-cell office:value-type="float" office:value="-0.54">
            <text:p>-0,54</text:p>
          </table:table-cell>
          <table:table-cell office:value-type="float" office:value="-0.00000632">
            <text:p>-6,32E-006</text:p>
          </table:table-cell>
          <table:table-cell table:formula="of:=[.S49]*[.T49]" office:value-type="float" office:value="0.0000034128">
            <text:p>3,41E-006</text:p>
          </table:table-cell>
          <table:table-cell office:value-type="float" office:value="-0.54">
            <text:p>-0,54</text:p>
          </table:table-cell>
          <table:table-cell office:value-type="float" office:value="-0.00291">
            <text:p>-2,91E-003</text:p>
          </table:table-cell>
          <table:table-cell table:formula="of:=[.V49]*[.W49]" office:value-type="float" office:value="0.0015714">
            <text:p>1,57E-003</text:p>
          </table:table-cell>
          <table:table-cell office:value-type="float" office:value="-0.54">
            <text:p>-0,54</text:p>
          </table:table-cell>
          <table:table-cell office:value-type="float" office:value="-0.0000144">
            <text:p>-1,44E-005</text:p>
          </table:table-cell>
          <table:table-cell table:formula="of:=[.Y49]*[.Z49]" office:value-type="float" office:value="0.000007776">
            <text:p>7,78E-006</text:p>
          </table:table-cell>
          <table:table-cell office:value-type="float" office:value="-0.54">
            <text:p>-0,54</text:p>
          </table:table-cell>
          <table:table-cell office:value-type="float" office:value="-0.00142">
            <text:p>-1,42E-003</text:p>
          </table:table-cell>
          <table:table-cell table:formula="of:=[.AB49]*[.AC49]" office:value-type="float" office:value="0.0007668">
            <text:p>0,0007668</text:p>
          </table:table-cell>
        </table:table-row>
        <table:table-row table:style-name="ro1">
          <table:table-cell office:value-type="float" office:value="-0.53">
            <text:p>-0,53</text:p>
          </table:table-cell>
          <table:table-cell office:value-type="float" office:value="-0.0000173">
            <text:p>-1,73E-005</text:p>
          </table:table-cell>
          <table:table-cell table:formula="of:=[.A50]*[.B50]" office:value-type="float" office:value="0.000009169">
            <text:p>9,17E-006</text:p>
          </table:table-cell>
          <table:table-cell office:value-type="float" office:value="-0.53">
            <text:p>-0,53</text:p>
          </table:table-cell>
          <table:table-cell office:value-type="float" office:value="-0.00537">
            <text:p>-5,37E-003</text:p>
          </table:table-cell>
          <table:table-cell table:formula="of:=[.D50]*[.E50]" office:value-type="float" office:value="0.0028461">
            <text:p>2,85E-003</text:p>
          </table:table-cell>
          <table:table-cell office:value-type="float" office:value="-0.53">
            <text:p>-0,53</text:p>
          </table:table-cell>
          <table:table-cell office:value-type="float" office:value="-0.0000236">
            <text:p>-2,36E-005</text:p>
          </table:table-cell>
          <table:table-cell table:formula="of:=[.G50]*[.H50]" office:value-type="float" office:value="0.000012508">
            <text:p>1,25E-005</text:p>
          </table:table-cell>
          <table:table-cell office:value-type="float" office:value="-0.53">
            <text:p>-0,53</text:p>
          </table:table-cell>
          <table:table-cell office:value-type="float" office:value="-0.00336">
            <text:p>-3,36E-003</text:p>
          </table:table-cell>
          <table:table-cell table:formula="of:=[.J50]*[.K50]" office:value-type="float" office:value="0.0017808">
            <text:p>1,78E-003</text:p>
          </table:table-cell>
          <table:table-cell office:value-type="float" office:value="-0.53">
            <text:p>-0,53</text:p>
          </table:table-cell>
          <table:table-cell office:value-type="float" office:value="-0.0000041">
            <text:p>-4,10E-006</text:p>
          </table:table-cell>
          <table:table-cell table:formula="of:=[.M50]*[.N50]" office:value-type="float" office:value="0.000002173">
            <text:p>2,17E-006</text:p>
          </table:table-cell>
          <table:table-cell office:value-type="float" office:value="-0.53">
            <text:p>-0,53</text:p>
          </table:table-cell>
          <table:table-cell office:value-type="float" office:value="-0.00323">
            <text:p>-3,23E-003</text:p>
          </table:table-cell>
          <table:table-cell table:formula="of:=[.P50]*[.Q50]" office:value-type="float" office:value="0.0017119">
            <text:p>1,71E-003</text:p>
          </table:table-cell>
          <table:table-cell office:value-type="float" office:value="-0.53">
            <text:p>-0,53</text:p>
          </table:table-cell>
          <table:table-cell office:value-type="float" office:value="-0.00000619">
            <text:p>-6,19E-006</text:p>
          </table:table-cell>
          <table:table-cell table:formula="of:=[.S50]*[.T50]" office:value-type="float" office:value="0.0000032807">
            <text:p>3,28E-006</text:p>
          </table:table-cell>
          <table:table-cell office:value-type="float" office:value="-0.53">
            <text:p>-0,53</text:p>
          </table:table-cell>
          <table:table-cell office:value-type="float" office:value="-0.00291">
            <text:p>-2,91E-003</text:p>
          </table:table-cell>
          <table:table-cell table:formula="of:=[.V50]*[.W50]" office:value-type="float" office:value="0.0015423">
            <text:p>1,54E-003</text:p>
          </table:table-cell>
          <table:table-cell office:value-type="float" office:value="-0.53">
            <text:p>-0,53</text:p>
          </table:table-cell>
          <table:table-cell office:value-type="float" office:value="-0.0000141">
            <text:p>-1,41E-005</text:p>
          </table:table-cell>
          <table:table-cell table:formula="of:=[.Y50]*[.Z50]" office:value-type="float" office:value="0.000007473">
            <text:p>7,47E-006</text:p>
          </table:table-cell>
          <table:table-cell office:value-type="float" office:value="-0.53">
            <text:p>-0,53</text:p>
          </table:table-cell>
          <table:table-cell office:value-type="float" office:value="-0.00141">
            <text:p>-1,41E-003</text:p>
          </table:table-cell>
          <table:table-cell table:formula="of:=[.AB50]*[.AC50]" office:value-type="float" office:value="0.0007473">
            <text:p>0,0007473</text:p>
          </table:table-cell>
        </table:table-row>
        <table:table-row table:style-name="ro1">
          <table:table-cell office:value-type="float" office:value="-0.52">
            <text:p>-0,52</text:p>
          </table:table-cell>
          <table:table-cell office:value-type="float" office:value="-0.0000169">
            <text:p>-1,69E-005</text:p>
          </table:table-cell>
          <table:table-cell table:formula="of:=[.A51]*[.B51]" office:value-type="float" office:value="0.000008788">
            <text:p>8,79E-006</text:p>
          </table:table-cell>
          <table:table-cell office:value-type="float" office:value="-0.52">
            <text:p>-0,52</text:p>
          </table:table-cell>
          <table:table-cell office:value-type="float" office:value="-0.00538">
            <text:p>-5,38E-003</text:p>
          </table:table-cell>
          <table:table-cell table:formula="of:=[.D51]*[.E51]" office:value-type="float" office:value="0.0027976">
            <text:p>2,80E-003</text:p>
          </table:table-cell>
          <table:table-cell office:value-type="float" office:value="-0.52">
            <text:p>-0,52</text:p>
          </table:table-cell>
          <table:table-cell office:value-type="float" office:value="-0.0000231">
            <text:p>-2,31E-005</text:p>
          </table:table-cell>
          <table:table-cell table:formula="of:=[.G51]*[.H51]" office:value-type="float" office:value="0.000012012">
            <text:p>1,20E-005</text:p>
          </table:table-cell>
          <table:table-cell office:value-type="float" office:value="-0.52">
            <text:p>-0,52</text:p>
          </table:table-cell>
          <table:table-cell office:value-type="float" office:value="-0.00336">
            <text:p>-3,36E-003</text:p>
          </table:table-cell>
          <table:table-cell table:formula="of:=[.J51]*[.K51]" office:value-type="float" office:value="0.0017472">
            <text:p>1,75E-003</text:p>
          </table:table-cell>
          <table:table-cell office:value-type="float" office:value="-0.52">
            <text:p>-0,52</text:p>
          </table:table-cell>
          <table:table-cell office:value-type="float" office:value="-0.00000403">
            <text:p>-4,03E-006</text:p>
          </table:table-cell>
          <table:table-cell table:formula="of:=[.M51]*[.N51]" office:value-type="float" office:value="0.0000020956">
            <text:p>2,10E-006</text:p>
          </table:table-cell>
          <table:table-cell office:value-type="float" office:value="-0.52">
            <text:p>-0,52</text:p>
          </table:table-cell>
          <table:table-cell office:value-type="float" office:value="-0.00323">
            <text:p>-3,23E-003</text:p>
          </table:table-cell>
          <table:table-cell table:formula="of:=[.P51]*[.Q51]" office:value-type="float" office:value="0.0016796">
            <text:p>1,68E-003</text:p>
          </table:table-cell>
          <table:table-cell office:value-type="float" office:value="-0.52">
            <text:p>-0,52</text:p>
          </table:table-cell>
          <table:table-cell office:value-type="float" office:value="-0.00000606">
            <text:p>-6,06E-006</text:p>
          </table:table-cell>
          <table:table-cell table:formula="of:=[.S51]*[.T51]" office:value-type="float" office:value="0.0000031512">
            <text:p>3,15E-006</text:p>
          </table:table-cell>
          <table:table-cell office:value-type="float" office:value="-0.52">
            <text:p>-0,52</text:p>
          </table:table-cell>
          <table:table-cell office:value-type="float" office:value="-0.00291">
            <text:p>-2,91E-003</text:p>
          </table:table-cell>
          <table:table-cell table:formula="of:=[.V51]*[.W51]" office:value-type="float" office:value="0.0015132">
            <text:p>1,51E-003</text:p>
          </table:table-cell>
          <table:table-cell office:value-type="float" office:value="-0.52">
            <text:p>-0,52</text:p>
          </table:table-cell>
          <table:table-cell office:value-type="float" office:value="-0.0000138">
            <text:p>-1,38E-005</text:p>
          </table:table-cell>
          <table:table-cell table:formula="of:=[.Y51]*[.Z51]" office:value-type="float" office:value="0.000007176">
            <text:p>7,18E-006</text:p>
          </table:table-cell>
          <table:table-cell office:value-type="float" office:value="-0.52">
            <text:p>-0,52</text:p>
          </table:table-cell>
          <table:table-cell office:value-type="float" office:value="-0.00141">
            <text:p>-1,41E-003</text:p>
          </table:table-cell>
          <table:table-cell table:formula="of:=[.AB51]*[.AC51]" office:value-type="float" office:value="0.0007332">
            <text:p>0,0007332</text:p>
          </table:table-cell>
        </table:table-row>
        <table:table-row table:style-name="ro1">
          <table:table-cell office:value-type="float" office:value="-0.51">
            <text:p>-0,51</text:p>
          </table:table-cell>
          <table:table-cell office:value-type="float" office:value="-0.0000166">
            <text:p>-1,66E-005</text:p>
          </table:table-cell>
          <table:table-cell table:formula="of:=[.A52]*[.B52]" office:value-type="float" office:value="0.000008466">
            <text:p>8,47E-006</text:p>
          </table:table-cell>
          <table:table-cell office:value-type="float" office:value="-0.51">
            <text:p>-0,51</text:p>
          </table:table-cell>
          <table:table-cell office:value-type="float" office:value="-0.00538">
            <text:p>-5,38E-003</text:p>
          </table:table-cell>
          <table:table-cell table:formula="of:=[.D52]*[.E52]" office:value-type="float" office:value="0.0027438">
            <text:p>2,74E-003</text:p>
          </table:table-cell>
          <table:table-cell office:value-type="float" office:value="-0.51">
            <text:p>-0,51</text:p>
          </table:table-cell>
          <table:table-cell office:value-type="float" office:value="-0.0000226">
            <text:p>-2,26E-005</text:p>
          </table:table-cell>
          <table:table-cell table:formula="of:=[.G52]*[.H52]" office:value-type="float" office:value="0.000011526">
            <text:p>1,15E-005</text:p>
          </table:table-cell>
          <table:table-cell office:value-type="float" office:value="-0.51">
            <text:p>-0,51</text:p>
          </table:table-cell>
          <table:table-cell office:value-type="float" office:value="-0.00336">
            <text:p>-3,36E-003</text:p>
          </table:table-cell>
          <table:table-cell table:formula="of:=[.J52]*[.K52]" office:value-type="float" office:value="0.0017136">
            <text:p>1,71E-003</text:p>
          </table:table-cell>
          <table:table-cell office:value-type="float" office:value="-0.51">
            <text:p>-0,51</text:p>
          </table:table-cell>
          <table:table-cell office:value-type="float" office:value="-0.00000395">
            <text:p>-3,95E-006</text:p>
          </table:table-cell>
          <table:table-cell table:formula="of:=[.M52]*[.N52]" office:value-type="float" office:value="0.0000020145">
            <text:p>2,01E-006</text:p>
          </table:table-cell>
          <table:table-cell office:value-type="float" office:value="-0.51">
            <text:p>-0,51</text:p>
          </table:table-cell>
          <table:table-cell office:value-type="float" office:value="-0.00323">
            <text:p>-3,23E-003</text:p>
          </table:table-cell>
          <table:table-cell table:formula="of:=[.P52]*[.Q52]" office:value-type="float" office:value="0.0016473">
            <text:p>1,65E-003</text:p>
          </table:table-cell>
          <table:table-cell office:value-type="float" office:value="-0.51">
            <text:p>-0,51</text:p>
          </table:table-cell>
          <table:table-cell office:value-type="float" office:value="-0.00000593">
            <text:p>-5,93E-006</text:p>
          </table:table-cell>
          <table:table-cell table:formula="of:=[.S52]*[.T52]" office:value-type="float" office:value="0.0000030243">
            <text:p>3,02E-006</text:p>
          </table:table-cell>
          <table:table-cell office:value-type="float" office:value="-0.51">
            <text:p>-0,51</text:p>
          </table:table-cell>
          <table:table-cell office:value-type="float" office:value="-0.00291">
            <text:p>-2,91E-003</text:p>
          </table:table-cell>
          <table:table-cell table:formula="of:=[.V52]*[.W52]" office:value-type="float" office:value="0.0014841">
            <text:p>1,48E-003</text:p>
          </table:table-cell>
          <table:table-cell office:value-type="float" office:value="-0.51">
            <text:p>-0,51</text:p>
          </table:table-cell>
          <table:table-cell office:value-type="float" office:value="-0.0000135">
            <text:p>-1,35E-005</text:p>
          </table:table-cell>
          <table:table-cell table:formula="of:=[.Y52]*[.Z52]" office:value-type="float" office:value="0.000006885">
            <text:p>6,89E-006</text:p>
          </table:table-cell>
          <table:table-cell office:value-type="float" office:value="-0.51">
            <text:p>-0,51</text:p>
          </table:table-cell>
          <table:table-cell office:value-type="float" office:value="-0.00141">
            <text:p>-1,41E-003</text:p>
          </table:table-cell>
          <table:table-cell table:formula="of:=[.AB52]*[.AC52]" office:value-type="float" office:value="0.0007191">
            <text:p>0,0007191</text:p>
          </table:table-cell>
        </table:table-row>
        <table:table-row table:style-name="ro1">
          <table:table-cell office:value-type="float" office:value="-0.5">
            <text:p>-0,5</text:p>
          </table:table-cell>
          <table:table-cell office:value-type="float" office:value="-0.0000162">
            <text:p>-1,62E-005</text:p>
          </table:table-cell>
          <table:table-cell table:formula="of:=[.A53]*[.B53]" office:value-type="float" office:value="0.0000081">
            <text:p>8,10E-006</text:p>
          </table:table-cell>
          <table:table-cell office:value-type="float" office:value="-0.5">
            <text:p>-0,5</text:p>
          </table:table-cell>
          <table:table-cell office:value-type="float" office:value="-0.00538">
            <text:p>-5,38E-003</text:p>
          </table:table-cell>
          <table:table-cell table:formula="of:=[.D53]*[.E53]" office:value-type="float" office:value="0.00269">
            <text:p>2,69E-003</text:p>
          </table:table-cell>
          <table:table-cell office:value-type="float" office:value="-0.5">
            <text:p>-0,5</text:p>
          </table:table-cell>
          <table:table-cell office:value-type="float" office:value="-0.0000221">
            <text:p>-2,21E-005</text:p>
          </table:table-cell>
          <table:table-cell table:formula="of:=[.G53]*[.H53]" office:value-type="float" office:value="0.00001105">
            <text:p>1,11E-005</text:p>
          </table:table-cell>
          <table:table-cell office:value-type="float" office:value="-0.5">
            <text:p>-0,5</text:p>
          </table:table-cell>
          <table:table-cell office:value-type="float" office:value="-0.00336">
            <text:p>-3,36E-003</text:p>
          </table:table-cell>
          <table:table-cell table:formula="of:=[.J53]*[.K53]" office:value-type="float" office:value="0.00168">
            <text:p>1,68E-003</text:p>
          </table:table-cell>
          <table:table-cell office:value-type="float" office:value="-0.5">
            <text:p>-0,5</text:p>
          </table:table-cell>
          <table:table-cell office:value-type="float" office:value="-0.00000387">
            <text:p>-3,87E-006</text:p>
          </table:table-cell>
          <table:table-cell table:formula="of:=[.M53]*[.N53]" office:value-type="float" office:value="0.000001935">
            <text:p>1,94E-006</text:p>
          </table:table-cell>
          <table:table-cell office:value-type="float" office:value="-0.5">
            <text:p>-0,5</text:p>
          </table:table-cell>
          <table:table-cell office:value-type="float" office:value="-0.00323">
            <text:p>-3,23E-003</text:p>
          </table:table-cell>
          <table:table-cell table:formula="of:=[.P53]*[.Q53]" office:value-type="float" office:value="0.001615">
            <text:p>1,62E-003</text:p>
          </table:table-cell>
          <table:table-cell office:value-type="float" office:value="-0.5">
            <text:p>-0,5</text:p>
          </table:table-cell>
          <table:table-cell office:value-type="float" office:value="-0.0000058">
            <text:p>-5,80E-006</text:p>
          </table:table-cell>
          <table:table-cell table:formula="of:=[.S53]*[.T53]" office:value-type="float" office:value="0.0000029">
            <text:p>2,90E-006</text:p>
          </table:table-cell>
          <table:table-cell office:value-type="float" office:value="-0.5">
            <text:p>-0,5</text:p>
          </table:table-cell>
          <table:table-cell office:value-type="float" office:value="-0.00291">
            <text:p>-2,91E-003</text:p>
          </table:table-cell>
          <table:table-cell table:formula="of:=[.V53]*[.W53]" office:value-type="float" office:value="0.001455">
            <text:p>1,46E-003</text:p>
          </table:table-cell>
          <table:table-cell office:value-type="float" office:value="-0.5">
            <text:p>-0,5</text:p>
          </table:table-cell>
          <table:table-cell office:value-type="float" office:value="-0.0000132">
            <text:p>-1,32E-005</text:p>
          </table:table-cell>
          <table:table-cell table:formula="of:=[.Y53]*[.Z53]" office:value-type="float" office:value="0.0000066">
            <text:p>6,60E-006</text:p>
          </table:table-cell>
          <table:table-cell office:value-type="float" office:value="-0.5">
            <text:p>-0,5</text:p>
          </table:table-cell>
          <table:table-cell office:value-type="float" office:value="-0.00141">
            <text:p>-1,41E-003</text:p>
          </table:table-cell>
          <table:table-cell table:formula="of:=[.AB53]*[.AC53]" office:value-type="float" office:value="0.000705">
            <text:p>0,000705</text:p>
          </table:table-cell>
        </table:table-row>
        <table:table-row table:style-name="ro1">
          <table:table-cell office:value-type="float" office:value="-0.49">
            <text:p>-0,49</text:p>
          </table:table-cell>
          <table:table-cell office:value-type="float" office:value="-0.0000158">
            <text:p>-1,58E-005</text:p>
          </table:table-cell>
          <table:table-cell table:formula="of:=[.A54]*[.B54]" office:value-type="float" office:value="0.000007742">
            <text:p>7,74E-006</text:p>
          </table:table-cell>
          <table:table-cell office:value-type="float" office:value="-0.49">
            <text:p>-0,49</text:p>
          </table:table-cell>
          <table:table-cell office:value-type="float" office:value="-0.00537">
            <text:p>-5,37E-003</text:p>
          </table:table-cell>
          <table:table-cell table:formula="of:=[.D54]*[.E54]" office:value-type="float" office:value="0.0026313">
            <text:p>2,63E-003</text:p>
          </table:table-cell>
          <table:table-cell office:value-type="float" office:value="-0.49">
            <text:p>-0,49</text:p>
          </table:table-cell>
          <table:table-cell office:value-type="float" office:value="-0.0000217">
            <text:p>-2,17E-005</text:p>
          </table:table-cell>
          <table:table-cell table:formula="of:=[.G54]*[.H54]" office:value-type="float" office:value="0.000010633">
            <text:p>1,06E-005</text:p>
          </table:table-cell>
          <table:table-cell office:value-type="float" office:value="-0.49">
            <text:p>-0,49</text:p>
          </table:table-cell>
          <table:table-cell office:value-type="float" office:value="-0.00336">
            <text:p>-3,36E-003</text:p>
          </table:table-cell>
          <table:table-cell table:formula="of:=[.J54]*[.K54]" office:value-type="float" office:value="0.0016464">
            <text:p>1,65E-003</text:p>
          </table:table-cell>
          <table:table-cell office:value-type="float" office:value="-0.49">
            <text:p>-0,49</text:p>
          </table:table-cell>
          <table:table-cell office:value-type="float" office:value="-0.00000379">
            <text:p>-3,79E-006</text:p>
          </table:table-cell>
          <table:table-cell table:formula="of:=[.M54]*[.N54]" office:value-type="float" office:value="0.0000018571">
            <text:p>1,86E-006</text:p>
          </table:table-cell>
          <table:table-cell office:value-type="float" office:value="-0.49">
            <text:p>-0,49</text:p>
          </table:table-cell>
          <table:table-cell office:value-type="float" office:value="-0.00323">
            <text:p>-3,23E-003</text:p>
          </table:table-cell>
          <table:table-cell table:formula="of:=[.P54]*[.Q54]" office:value-type="float" office:value="0.0015827">
            <text:p>1,58E-003</text:p>
          </table:table-cell>
          <table:table-cell office:value-type="float" office:value="-0.49">
            <text:p>-0,49</text:p>
          </table:table-cell>
          <table:table-cell office:value-type="float" office:value="-0.00000567">
            <text:p>-5,67E-006</text:p>
          </table:table-cell>
          <table:table-cell table:formula="of:=[.S54]*[.T54]" office:value-type="float" office:value="0.0000027783">
            <text:p>2,78E-006</text:p>
          </table:table-cell>
          <table:table-cell office:value-type="float" office:value="-0.49">
            <text:p>-0,49</text:p>
          </table:table-cell>
          <table:table-cell office:value-type="float" office:value="-0.00291">
            <text:p>-2,91E-003</text:p>
          </table:table-cell>
          <table:table-cell table:formula="of:=[.V54]*[.W54]" office:value-type="float" office:value="0.0014259">
            <text:p>1,43E-003</text:p>
          </table:table-cell>
          <table:table-cell office:value-type="float" office:value="-0.49">
            <text:p>-0,49</text:p>
          </table:table-cell>
          <table:table-cell office:value-type="float" office:value="-0.0000129">
            <text:p>-1,29E-005</text:p>
          </table:table-cell>
          <table:table-cell table:formula="of:=[.Y54]*[.Z54]" office:value-type="float" office:value="0.000006321">
            <text:p>6,32E-006</text:p>
          </table:table-cell>
          <table:table-cell office:value-type="float" office:value="-0.49">
            <text:p>-0,49</text:p>
          </table:table-cell>
          <table:table-cell office:value-type="float" office:value="-0.00141">
            <text:p>-1,41E-003</text:p>
          </table:table-cell>
          <table:table-cell table:formula="of:=[.AB54]*[.AC54]" office:value-type="float" office:value="0.0006909">
            <text:p>0,0006909</text:p>
          </table:table-cell>
        </table:table-row>
        <table:table-row table:style-name="ro1">
          <table:table-cell office:value-type="float" office:value="-0.48">
            <text:p>-0,48</text:p>
          </table:table-cell>
          <table:table-cell office:value-type="float" office:value="-0.0000154">
            <text:p>-1,54E-005</text:p>
          </table:table-cell>
          <table:table-cell table:formula="of:=[.A55]*[.B55]" office:value-type="float" office:value="0.000007392">
            <text:p>7,39E-006</text:p>
          </table:table-cell>
          <table:table-cell office:value-type="float" office:value="-0.48">
            <text:p>-0,48</text:p>
          </table:table-cell>
          <table:table-cell office:value-type="float" office:value="-0.00536">
            <text:p>-5,36E-003</text:p>
          </table:table-cell>
          <table:table-cell table:formula="of:=[.D55]*[.E55]" office:value-type="float" office:value="0.0025728">
            <text:p>2,57E-003</text:p>
          </table:table-cell>
          <table:table-cell office:value-type="float" office:value="-0.48">
            <text:p>-0,48</text:p>
          </table:table-cell>
          <table:table-cell office:value-type="float" office:value="-0.0000212">
            <text:p>-2,12E-005</text:p>
          </table:table-cell>
          <table:table-cell table:formula="of:=[.G55]*[.H55]" office:value-type="float" office:value="0.000010176">
            <text:p>1,02E-005</text:p>
          </table:table-cell>
          <table:table-cell office:value-type="float" office:value="-0.48">
            <text:p>-0,48</text:p>
          </table:table-cell>
          <table:table-cell office:value-type="float" office:value="-0.00336">
            <text:p>-3,36E-003</text:p>
          </table:table-cell>
          <table:table-cell table:formula="of:=[.J55]*[.K55]" office:value-type="float" office:value="0.0016128">
            <text:p>1,61E-003</text:p>
          </table:table-cell>
          <table:table-cell office:value-type="float" office:value="-0.48">
            <text:p>-0,48</text:p>
          </table:table-cell>
          <table:table-cell office:value-type="float" office:value="-0.00000372">
            <text:p>-3,72E-006</text:p>
          </table:table-cell>
          <table:table-cell table:formula="of:=[.M55]*[.N55]" office:value-type="float" office:value="0.0000017856">
            <text:p>1,79E-006</text:p>
          </table:table-cell>
          <table:table-cell office:value-type="float" office:value="-0.48">
            <text:p>-0,48</text:p>
          </table:table-cell>
          <table:table-cell office:value-type="float" office:value="-0.00322">
            <text:p>-3,22E-003</text:p>
          </table:table-cell>
          <table:table-cell table:formula="of:=[.P55]*[.Q55]" office:value-type="float" office:value="0.0015456">
            <text:p>1,55E-003</text:p>
          </table:table-cell>
          <table:table-cell office:value-type="float" office:value="-0.48">
            <text:p>-0,48</text:p>
          </table:table-cell>
          <table:table-cell office:value-type="float" office:value="-0.00000554">
            <text:p>-5,54E-006</text:p>
          </table:table-cell>
          <table:table-cell table:formula="of:=[.S55]*[.T55]" office:value-type="float" office:value="0.0000026592">
            <text:p>2,66E-006</text:p>
          </table:table-cell>
          <table:table-cell office:value-type="float" office:value="-0.48">
            <text:p>-0,48</text:p>
          </table:table-cell>
          <table:table-cell office:value-type="float" office:value="-0.00291">
            <text:p>-2,91E-003</text:p>
          </table:table-cell>
          <table:table-cell table:formula="of:=[.V55]*[.W55]" office:value-type="float" office:value="0.0013968">
            <text:p>1,40E-003</text:p>
          </table:table-cell>
          <table:table-cell office:value-type="float" office:value="-0.48">
            <text:p>-0,48</text:p>
          </table:table-cell>
          <table:table-cell office:value-type="float" office:value="-0.0000126">
            <text:p>-1,26E-005</text:p>
          </table:table-cell>
          <table:table-cell table:formula="of:=[.Y55]*[.Z55]" office:value-type="float" office:value="0.000006048">
            <text:p>6,05E-006</text:p>
          </table:table-cell>
          <table:table-cell office:value-type="float" office:value="-0.48">
            <text:p>-0,48</text:p>
          </table:table-cell>
          <table:table-cell office:value-type="float" office:value="-0.00141">
            <text:p>-1,41E-003</text:p>
          </table:table-cell>
          <table:table-cell table:formula="of:=[.AB55]*[.AC55]" office:value-type="float" office:value="0.0006768">
            <text:p>0,0006768</text:p>
          </table:table-cell>
        </table:table-row>
        <table:table-row table:style-name="ro1">
          <table:table-cell office:value-type="float" office:value="-0.47">
            <text:p>-0,47</text:p>
          </table:table-cell>
          <table:table-cell office:value-type="float" office:value="-0.0000151">
            <text:p>-1,51E-005</text:p>
          </table:table-cell>
          <table:table-cell table:formula="of:=[.A56]*[.B56]" office:value-type="float" office:value="0.000007097">
            <text:p>7,10E-006</text:p>
          </table:table-cell>
          <table:table-cell office:value-type="float" office:value="-0.47">
            <text:p>-0,47</text:p>
          </table:table-cell>
          <table:table-cell office:value-type="float" office:value="-0.00536">
            <text:p>-5,36E-003</text:p>
          </table:table-cell>
          <table:table-cell table:formula="of:=[.D56]*[.E56]" office:value-type="float" office:value="0.0025192">
            <text:p>2,52E-003</text:p>
          </table:table-cell>
          <table:table-cell office:value-type="float" office:value="-0.47">
            <text:p>-0,47</text:p>
          </table:table-cell>
          <table:table-cell office:value-type="float" office:value="-0.0000207">
            <text:p>-2,07E-005</text:p>
          </table:table-cell>
          <table:table-cell table:formula="of:=[.G56]*[.H56]" office:value-type="float" office:value="0.000009729">
            <text:p>9,73E-006</text:p>
          </table:table-cell>
          <table:table-cell office:value-type="float" office:value="-0.47">
            <text:p>-0,47</text:p>
          </table:table-cell>
          <table:table-cell office:value-type="float" office:value="-0.00336">
            <text:p>-3,36E-003</text:p>
          </table:table-cell>
          <table:table-cell table:formula="of:=[.J56]*[.K56]" office:value-type="float" office:value="0.0015792">
            <text:p>1,58E-003</text:p>
          </table:table-cell>
          <table:table-cell office:value-type="float" office:value="-0.47">
            <text:p>-0,47</text:p>
          </table:table-cell>
          <table:table-cell office:value-type="float" office:value="-0.00000364">
            <text:p>-3,64E-006</text:p>
          </table:table-cell>
          <table:table-cell table:formula="of:=[.M56]*[.N56]" office:value-type="float" office:value="0.0000017108">
            <text:p>1,71E-006</text:p>
          </table:table-cell>
          <table:table-cell office:value-type="float" office:value="-0.47">
            <text:p>-0,47</text:p>
          </table:table-cell>
          <table:table-cell office:value-type="float" office:value="-0.00321">
            <text:p>-3,21E-003</text:p>
          </table:table-cell>
          <table:table-cell table:formula="of:=[.P56]*[.Q56]" office:value-type="float" office:value="0.0015087">
            <text:p>1,51E-003</text:p>
          </table:table-cell>
          <table:table-cell office:value-type="float" office:value="-0.47">
            <text:p>-0,47</text:p>
          </table:table-cell>
          <table:table-cell office:value-type="float" office:value="-0.00000542">
            <text:p>-5,42E-006</text:p>
          </table:table-cell>
          <table:table-cell table:formula="of:=[.S56]*[.T56]" office:value-type="float" office:value="0.0000025474">
            <text:p>2,55E-006</text:p>
          </table:table-cell>
          <table:table-cell office:value-type="float" office:value="-0.47">
            <text:p>-0,47</text:p>
          </table:table-cell>
          <table:table-cell office:value-type="float" office:value="-0.00291">
            <text:p>-2,91E-003</text:p>
          </table:table-cell>
          <table:table-cell table:formula="of:=[.V56]*[.W56]" office:value-type="float" office:value="0.0013677">
            <text:p>1,37E-003</text:p>
          </table:table-cell>
          <table:table-cell office:value-type="float" office:value="-0.47">
            <text:p>-0,47</text:p>
          </table:table-cell>
          <table:table-cell office:value-type="float" office:value="-0.0000123">
            <text:p>-1,23E-005</text:p>
          </table:table-cell>
          <table:table-cell table:formula="of:=[.Y56]*[.Z56]" office:value-type="float" office:value="0.000005781">
            <text:p>5,78E-006</text:p>
          </table:table-cell>
          <table:table-cell office:value-type="float" office:value="-0.47">
            <text:p>-0,47</text:p>
          </table:table-cell>
          <table:table-cell office:value-type="float" office:value="-0.00141">
            <text:p>-1,41E-003</text:p>
          </table:table-cell>
          <table:table-cell table:formula="of:=[.AB56]*[.AC56]" office:value-type="float" office:value="0.0006627">
            <text:p>0,0006627</text:p>
          </table:table-cell>
        </table:table-row>
        <table:table-row table:style-name="ro1">
          <table:table-cell office:value-type="float" office:value="-0.46">
            <text:p>-0,46</text:p>
          </table:table-cell>
          <table:table-cell office:value-type="float" office:value="-0.0000147">
            <text:p>-1,47E-005</text:p>
          </table:table-cell>
          <table:table-cell table:formula="of:=[.A57]*[.B57]" office:value-type="float" office:value="0.000006762">
            <text:p>6,76E-006</text:p>
          </table:table-cell>
          <table:table-cell office:value-type="float" office:value="-0.46">
            <text:p>-0,46</text:p>
          </table:table-cell>
          <table:table-cell office:value-type="float" office:value="-0.00536">
            <text:p>-5,36E-003</text:p>
          </table:table-cell>
          <table:table-cell table:formula="of:=[.D57]*[.E57]" office:value-type="float" office:value="0.0024656">
            <text:p>2,47E-003</text:p>
          </table:table-cell>
          <table:table-cell office:value-type="float" office:value="-0.46">
            <text:p>-0,46</text:p>
          </table:table-cell>
          <table:table-cell office:value-type="float" office:value="-0.0000202">
            <text:p>-2,02E-005</text:p>
          </table:table-cell>
          <table:table-cell table:formula="of:=[.G57]*[.H57]" office:value-type="float" office:value="0.000009292">
            <text:p>9,29E-006</text:p>
          </table:table-cell>
          <table:table-cell office:value-type="float" office:value="-0.46">
            <text:p>-0,46</text:p>
          </table:table-cell>
          <table:table-cell office:value-type="float" office:value="-0.00335">
            <text:p>-3,35E-003</text:p>
          </table:table-cell>
          <table:table-cell table:formula="of:=[.J57]*[.K57]" office:value-type="float" office:value="0.001541">
            <text:p>1,54E-003</text:p>
          </table:table-cell>
          <table:table-cell office:value-type="float" office:value="-0.46">
            <text:p>-0,46</text:p>
          </table:table-cell>
          <table:table-cell office:value-type="float" office:value="-0.00000357">
            <text:p>-3,57E-006</text:p>
          </table:table-cell>
          <table:table-cell table:formula="of:=[.M57]*[.N57]" office:value-type="float" office:value="0.0000016422">
            <text:p>1,64E-006</text:p>
          </table:table-cell>
          <table:table-cell office:value-type="float" office:value="-0.46">
            <text:p>-0,46</text:p>
          </table:table-cell>
          <table:table-cell office:value-type="float" office:value="-0.00321">
            <text:p>-3,21E-003</text:p>
          </table:table-cell>
          <table:table-cell table:formula="of:=[.P57]*[.Q57]" office:value-type="float" office:value="0.0014766">
            <text:p>1,48E-003</text:p>
          </table:table-cell>
          <table:table-cell office:value-type="float" office:value="-0.46">
            <text:p>-0,46</text:p>
          </table:table-cell>
          <table:table-cell office:value-type="float" office:value="-0.00000529">
            <text:p>-5,29E-006</text:p>
          </table:table-cell>
          <table:table-cell table:formula="of:=[.S57]*[.T57]" office:value-type="float" office:value="0.0000024334">
            <text:p>2,43E-006</text:p>
          </table:table-cell>
          <table:table-cell office:value-type="float" office:value="-0.46">
            <text:p>-0,46</text:p>
          </table:table-cell>
          <table:table-cell office:value-type="float" office:value="-0.00291">
            <text:p>-2,91E-003</text:p>
          </table:table-cell>
          <table:table-cell table:formula="of:=[.V57]*[.W57]" office:value-type="float" office:value="0.0013386">
            <text:p>1,34E-003</text:p>
          </table:table-cell>
          <table:table-cell office:value-type="float" office:value="-0.46">
            <text:p>-0,46</text:p>
          </table:table-cell>
          <table:table-cell office:value-type="float" office:value="-0.000012">
            <text:p>-1,20E-005</text:p>
          </table:table-cell>
          <table:table-cell table:formula="of:=[.Y57]*[.Z57]" office:value-type="float" office:value="0.00000552">
            <text:p>5,52E-006</text:p>
          </table:table-cell>
          <table:table-cell office:value-type="float" office:value="-0.46">
            <text:p>-0,46</text:p>
          </table:table-cell>
          <table:table-cell office:value-type="float" office:value="-0.00141">
            <text:p>-1,41E-003</text:p>
          </table:table-cell>
          <table:table-cell table:formula="of:=[.AB57]*[.AC57]" office:value-type="float" office:value="0.0006486">
            <text:p>0,0006486</text:p>
          </table:table-cell>
        </table:table-row>
        <table:table-row table:style-name="ro1">
          <table:table-cell office:value-type="float" office:value="-0.45">
            <text:p>-0,45</text:p>
          </table:table-cell>
          <table:table-cell office:value-type="float" office:value="-0.0000144">
            <text:p>-1,44E-005</text:p>
          </table:table-cell>
          <table:table-cell table:formula="of:=[.A58]*[.B58]" office:value-type="float" office:value="0.00000648">
            <text:p>6,48E-006</text:p>
          </table:table-cell>
          <table:table-cell office:value-type="float" office:value="-0.45">
            <text:p>-0,45</text:p>
          </table:table-cell>
          <table:table-cell office:value-type="float" office:value="-0.00536">
            <text:p>-5,36E-003</text:p>
          </table:table-cell>
          <table:table-cell table:formula="of:=[.D58]*[.E58]" office:value-type="float" office:value="0.002412">
            <text:p>2,41E-003</text:p>
          </table:table-cell>
          <table:table-cell office:value-type="float" office:value="-0.45">
            <text:p>-0,45</text:p>
          </table:table-cell>
          <table:table-cell office:value-type="float" office:value="-0.0000198">
            <text:p>-1,98E-005</text:p>
          </table:table-cell>
          <table:table-cell table:formula="of:=[.G58]*[.H58]" office:value-type="float" office:value="0.00000891">
            <text:p>8,91E-006</text:p>
          </table:table-cell>
          <table:table-cell office:value-type="float" office:value="-0.45">
            <text:p>-0,45</text:p>
          </table:table-cell>
          <table:table-cell office:value-type="float" office:value="-0.00335">
            <text:p>-3,35E-003</text:p>
          </table:table-cell>
          <table:table-cell table:formula="of:=[.J58]*[.K58]" office:value-type="float" office:value="0.0015075">
            <text:p>1,51E-003</text:p>
          </table:table-cell>
          <table:table-cell office:value-type="float" office:value="-0.45">
            <text:p>-0,45</text:p>
          </table:table-cell>
          <table:table-cell office:value-type="float" office:value="-0.00000349">
            <text:p>-3,49E-006</text:p>
          </table:table-cell>
          <table:table-cell table:formula="of:=[.M58]*[.N58]" office:value-type="float" office:value="0.0000015705">
            <text:p>1,57E-006</text:p>
          </table:table-cell>
          <table:table-cell office:value-type="float" office:value="-0.45">
            <text:p>-0,45</text:p>
          </table:table-cell>
          <table:table-cell office:value-type="float" office:value="-0.0032">
            <text:p>-3,20E-003</text:p>
          </table:table-cell>
          <table:table-cell table:formula="of:=[.P58]*[.Q58]" office:value-type="float" office:value="0.00144">
            <text:p>1,44E-003</text:p>
          </table:table-cell>
          <table:table-cell office:value-type="float" office:value="-0.45">
            <text:p>-0,45</text:p>
          </table:table-cell>
          <table:table-cell office:value-type="float" office:value="-0.00000517">
            <text:p>-5,17E-006</text:p>
          </table:table-cell>
          <table:table-cell table:formula="of:=[.S58]*[.T58]" office:value-type="float" office:value="0.0000023265">
            <text:p>2,33E-006</text:p>
          </table:table-cell>
          <table:table-cell office:value-type="float" office:value="-0.45">
            <text:p>-0,45</text:p>
          </table:table-cell>
          <table:table-cell office:value-type="float" office:value="-0.00292">
            <text:p>-2,92E-003</text:p>
          </table:table-cell>
          <table:table-cell table:formula="of:=[.V58]*[.W58]" office:value-type="float" office:value="0.001314">
            <text:p>1,31E-003</text:p>
          </table:table-cell>
          <table:table-cell office:value-type="float" office:value="-0.45">
            <text:p>-0,45</text:p>
          </table:table-cell>
          <table:table-cell office:value-type="float" office:value="-0.0000117">
            <text:p>-1,17E-005</text:p>
          </table:table-cell>
          <table:table-cell table:formula="of:=[.Y58]*[.Z58]" office:value-type="float" office:value="0.000005265">
            <text:p>5,27E-006</text:p>
          </table:table-cell>
          <table:table-cell office:value-type="float" office:value="-0.45">
            <text:p>-0,45</text:p>
          </table:table-cell>
          <table:table-cell office:value-type="float" office:value="-0.00141">
            <text:p>-1,41E-003</text:p>
          </table:table-cell>
          <table:table-cell table:formula="of:=[.AB58]*[.AC58]" office:value-type="float" office:value="0.0006345">
            <text:p>0,0006345</text:p>
          </table:table-cell>
        </table:table-row>
        <table:table-row table:style-name="ro1">
          <table:table-cell office:value-type="float" office:value="-0.44">
            <text:p>-0,44</text:p>
          </table:table-cell>
          <table:table-cell office:value-type="float" office:value="-0.000014">
            <text:p>-1,40E-005</text:p>
          </table:table-cell>
          <table:table-cell table:formula="of:=[.A59]*[.B59]" office:value-type="float" office:value="0.00000616">
            <text:p>6,16E-006</text:p>
          </table:table-cell>
          <table:table-cell office:value-type="float" office:value="-0.44">
            <text:p>-0,44</text:p>
          </table:table-cell>
          <table:table-cell office:value-type="float" office:value="-0.00537">
            <text:p>-5,37E-003</text:p>
          </table:table-cell>
          <table:table-cell table:formula="of:=[.D59]*[.E59]" office:value-type="float" office:value="0.0023628">
            <text:p>2,36E-003</text:p>
          </table:table-cell>
          <table:table-cell office:value-type="float" office:value="-0.44">
            <text:p>-0,44</text:p>
          </table:table-cell>
          <table:table-cell office:value-type="float" office:value="-0.0000193">
            <text:p>-1,93E-005</text:p>
          </table:table-cell>
          <table:table-cell table:formula="of:=[.G59]*[.H59]" office:value-type="float" office:value="0.000008492">
            <text:p>8,49E-006</text:p>
          </table:table-cell>
          <table:table-cell office:value-type="float" office:value="-0.44">
            <text:p>-0,44</text:p>
          </table:table-cell>
          <table:table-cell office:value-type="float" office:value="-0.00334">
            <text:p>-3,34E-003</text:p>
          </table:table-cell>
          <table:table-cell table:formula="of:=[.J59]*[.K59]" office:value-type="float" office:value="0.0014696">
            <text:p>1,47E-003</text:p>
          </table:table-cell>
          <table:table-cell office:value-type="float" office:value="-0.44">
            <text:p>-0,44</text:p>
          </table:table-cell>
          <table:table-cell office:value-type="float" office:value="-0.00000342">
            <text:p>-3,42E-006</text:p>
          </table:table-cell>
          <table:table-cell table:formula="of:=[.M59]*[.N59]" office:value-type="float" office:value="0.0000015048">
            <text:p>1,50E-006</text:p>
          </table:table-cell>
          <table:table-cell office:value-type="float" office:value="-0.44">
            <text:p>-0,44</text:p>
          </table:table-cell>
          <table:table-cell office:value-type="float" office:value="-0.00321">
            <text:p>-3,21E-003</text:p>
          </table:table-cell>
          <table:table-cell table:formula="of:=[.P59]*[.Q59]" office:value-type="float" office:value="0.0014124">
            <text:p>1,41E-003</text:p>
          </table:table-cell>
          <table:table-cell office:value-type="float" office:value="-0.44">
            <text:p>-0,44</text:p>
          </table:table-cell>
          <table:table-cell office:value-type="float" office:value="-0.00000505">
            <text:p>-5,05E-006</text:p>
          </table:table-cell>
          <table:table-cell table:formula="of:=[.S59]*[.T59]" office:value-type="float" office:value="0.000002222">
            <text:p>2,22E-006</text:p>
          </table:table-cell>
          <table:table-cell office:value-type="float" office:value="-0.44">
            <text:p>-0,44</text:p>
          </table:table-cell>
          <table:table-cell office:value-type="float" office:value="-0.00292">
            <text:p>-2,92E-003</text:p>
          </table:table-cell>
          <table:table-cell table:formula="of:=[.V59]*[.W59]" office:value-type="float" office:value="0.0012848">
            <text:p>1,28E-003</text:p>
          </table:table-cell>
          <table:table-cell office:value-type="float" office:value="-0.44">
            <text:p>-0,44</text:p>
          </table:table-cell>
          <table:table-cell office:value-type="float" office:value="-0.0000114">
            <text:p>-1,14E-005</text:p>
          </table:table-cell>
          <table:table-cell table:formula="of:=[.Y59]*[.Z59]" office:value-type="float" office:value="0.000005016">
            <text:p>5,02E-006</text:p>
          </table:table-cell>
          <table:table-cell office:value-type="float" office:value="-0.44">
            <text:p>-0,44</text:p>
          </table:table-cell>
          <table:table-cell office:value-type="float" office:value="-0.00141">
            <text:p>-1,41E-003</text:p>
          </table:table-cell>
          <table:table-cell table:formula="of:=[.AB59]*[.AC59]" office:value-type="float" office:value="0.0006204">
            <text:p>0,0006204</text:p>
          </table:table-cell>
        </table:table-row>
        <table:table-row table:style-name="ro1">
          <table:table-cell office:value-type="float" office:value="-0.43">
            <text:p>-0,43</text:p>
          </table:table-cell>
          <table:table-cell office:value-type="float" office:value="-0.0000136">
            <text:p>-1,36E-005</text:p>
          </table:table-cell>
          <table:table-cell table:formula="of:=[.A60]*[.B60]" office:value-type="float" office:value="0.000005848">
            <text:p>5,85E-006</text:p>
          </table:table-cell>
          <table:table-cell office:value-type="float" office:value="-0.43">
            <text:p>-0,43</text:p>
          </table:table-cell>
          <table:table-cell office:value-type="float" office:value="-0.00536">
            <text:p>-5,36E-003</text:p>
          </table:table-cell>
          <table:table-cell table:formula="of:=[.D60]*[.E60]" office:value-type="float" office:value="0.0023048">
            <text:p>2,30E-003</text:p>
          </table:table-cell>
          <table:table-cell office:value-type="float" office:value="-0.43">
            <text:p>-0,43</text:p>
          </table:table-cell>
          <table:table-cell office:value-type="float" office:value="-0.0000188">
            <text:p>-1,88E-005</text:p>
          </table:table-cell>
          <table:table-cell table:formula="of:=[.G60]*[.H60]" office:value-type="float" office:value="0.000008084">
            <text:p>8,08E-006</text:p>
          </table:table-cell>
          <table:table-cell office:value-type="float" office:value="-0.43">
            <text:p>-0,43</text:p>
          </table:table-cell>
          <table:table-cell office:value-type="float" office:value="-0.00335">
            <text:p>-3,35E-003</text:p>
          </table:table-cell>
          <table:table-cell table:formula="of:=[.J60]*[.K60]" office:value-type="float" office:value="0.0014405">
            <text:p>1,44E-003</text:p>
          </table:table-cell>
          <table:table-cell office:value-type="float" office:value="-0.43">
            <text:p>-0,43</text:p>
          </table:table-cell>
          <table:table-cell office:value-type="float" office:value="-0.00000335">
            <text:p>-3,35E-006</text:p>
          </table:table-cell>
          <table:table-cell table:formula="of:=[.M60]*[.N60]" office:value-type="float" office:value="0.0000014405">
            <text:p>1,44E-006</text:p>
          </table:table-cell>
          <table:table-cell office:value-type="float" office:value="-0.43">
            <text:p>-0,43</text:p>
          </table:table-cell>
          <table:table-cell office:value-type="float" office:value="-0.00322">
            <text:p>-3,22E-003</text:p>
          </table:table-cell>
          <table:table-cell table:formula="of:=[.P60]*[.Q60]" office:value-type="float" office:value="0.0013846">
            <text:p>1,38E-003</text:p>
          </table:table-cell>
          <table:table-cell office:value-type="float" office:value="-0.43">
            <text:p>-0,43</text:p>
          </table:table-cell>
          <table:table-cell office:value-type="float" office:value="-0.00000493">
            <text:p>-4,93E-006</text:p>
          </table:table-cell>
          <table:table-cell table:formula="of:=[.S60]*[.T60]" office:value-type="float" office:value="0.0000021199">
            <text:p>2,12E-006</text:p>
          </table:table-cell>
          <table:table-cell office:value-type="float" office:value="-0.43">
            <text:p>-0,43</text:p>
          </table:table-cell>
          <table:table-cell office:value-type="float" office:value="-0.00292">
            <text:p>-2,92E-003</text:p>
          </table:table-cell>
          <table:table-cell table:formula="of:=[.V60]*[.W60]" office:value-type="float" office:value="0.0012556">
            <text:p>1,26E-003</text:p>
          </table:table-cell>
          <table:table-cell office:value-type="float" office:value="-0.43">
            <text:p>-0,43</text:p>
          </table:table-cell>
          <table:table-cell office:value-type="float" office:value="-0.0000111">
            <text:p>-1,11E-005</text:p>
          </table:table-cell>
          <table:table-cell table:formula="of:=[.Y60]*[.Z60]" office:value-type="float" office:value="0.000004773">
            <text:p>4,77E-006</text:p>
          </table:table-cell>
          <table:table-cell office:value-type="float" office:value="-0.43">
            <text:p>-0,43</text:p>
          </table:table-cell>
          <table:table-cell office:value-type="float" office:value="-0.00141">
            <text:p>-1,41E-003</text:p>
          </table:table-cell>
          <table:table-cell table:formula="of:=[.AB60]*[.AC60]" office:value-type="float" office:value="0.0006063">
            <text:p>0,0006063</text:p>
          </table:table-cell>
        </table:table-row>
        <table:table-row table:style-name="ro1">
          <table:table-cell office:value-type="float" office:value="-0.42">
            <text:p>-0,42</text:p>
          </table:table-cell>
          <table:table-cell office:value-type="float" office:value="-0.0000133">
            <text:p>-1,33E-005</text:p>
          </table:table-cell>
          <table:table-cell table:formula="of:=[.A61]*[.B61]" office:value-type="float" office:value="0.000005586">
            <text:p>5,59E-006</text:p>
          </table:table-cell>
          <table:table-cell office:value-type="float" office:value="-0.42">
            <text:p>-0,42</text:p>
          </table:table-cell>
          <table:table-cell office:value-type="float" office:value="-0.00536">
            <text:p>-5,36E-003</text:p>
          </table:table-cell>
          <table:table-cell table:formula="of:=[.D61]*[.E61]" office:value-type="float" office:value="0.0022512">
            <text:p>2,25E-003</text:p>
          </table:table-cell>
          <table:table-cell office:value-type="float" office:value="-0.42">
            <text:p>-0,42</text:p>
          </table:table-cell>
          <table:table-cell office:value-type="float" office:value="-0.0000184">
            <text:p>-1,84E-005</text:p>
          </table:table-cell>
          <table:table-cell table:formula="of:=[.G61]*[.H61]" office:value-type="float" office:value="0.000007728">
            <text:p>7,73E-006</text:p>
          </table:table-cell>
          <table:table-cell office:value-type="float" office:value="-0.42">
            <text:p>-0,42</text:p>
          </table:table-cell>
          <table:table-cell office:value-type="float" office:value="-0.00335">
            <text:p>-3,35E-003</text:p>
          </table:table-cell>
          <table:table-cell table:formula="of:=[.J61]*[.K61]" office:value-type="float" office:value="0.001407">
            <text:p>1,41E-003</text:p>
          </table:table-cell>
          <table:table-cell office:value-type="float" office:value="-0.42">
            <text:p>-0,42</text:p>
          </table:table-cell>
          <table:table-cell office:value-type="float" office:value="-0.00000328">
            <text:p>-3,28E-006</text:p>
          </table:table-cell>
          <table:table-cell table:formula="of:=[.M61]*[.N61]" office:value-type="float" office:value="0.0000013776">
            <text:p>1,38E-006</text:p>
          </table:table-cell>
          <table:table-cell office:value-type="float" office:value="-0.42">
            <text:p>-0,42</text:p>
          </table:table-cell>
          <table:table-cell office:value-type="float" office:value="-0.00322">
            <text:p>-3,22E-003</text:p>
          </table:table-cell>
          <table:table-cell table:formula="of:=[.P61]*[.Q61]" office:value-type="float" office:value="0.0013524">
            <text:p>1,35E-003</text:p>
          </table:table-cell>
          <table:table-cell office:value-type="float" office:value="-0.42">
            <text:p>-0,42</text:p>
          </table:table-cell>
          <table:table-cell office:value-type="float" office:value="-0.0000048">
            <text:p>-4,80E-006</text:p>
          </table:table-cell>
          <table:table-cell table:formula="of:=[.S61]*[.T61]" office:value-type="float" office:value="0.000002016">
            <text:p>2,02E-006</text:p>
          </table:table-cell>
          <table:table-cell office:value-type="float" office:value="-0.42">
            <text:p>-0,42</text:p>
          </table:table-cell>
          <table:table-cell office:value-type="float" office:value="-0.00291">
            <text:p>-2,91E-003</text:p>
          </table:table-cell>
          <table:table-cell table:formula="of:=[.V61]*[.W61]" office:value-type="float" office:value="0.0012222">
            <text:p>1,22E-003</text:p>
          </table:table-cell>
          <table:table-cell office:value-type="float" office:value="-0.42">
            <text:p>-0,42</text:p>
          </table:table-cell>
          <table:table-cell office:value-type="float" office:value="-0.0000108">
            <text:p>-1,08E-005</text:p>
          </table:table-cell>
          <table:table-cell table:formula="of:=[.Y61]*[.Z61]" office:value-type="float" office:value="0.000004536">
            <text:p>4,54E-006</text:p>
          </table:table-cell>
          <table:table-cell office:value-type="float" office:value="-0.42">
            <text:p>-0,42</text:p>
          </table:table-cell>
          <table:table-cell office:value-type="float" office:value="-0.00141">
            <text:p>-1,41E-003</text:p>
          </table:table-cell>
          <table:table-cell table:formula="of:=[.AB61]*[.AC61]" office:value-type="float" office:value="0.0005922">
            <text:p>0,0005922</text:p>
          </table:table-cell>
        </table:table-row>
        <table:table-row table:style-name="ro1">
          <table:table-cell office:value-type="float" office:value="-0.41">
            <text:p>-0,41</text:p>
          </table:table-cell>
          <table:table-cell office:value-type="float" office:value="-0.0000129">
            <text:p>-1,29E-005</text:p>
          </table:table-cell>
          <table:table-cell table:formula="of:=[.A62]*[.B62]" office:value-type="float" office:value="0.000005289">
            <text:p>5,29E-006</text:p>
          </table:table-cell>
          <table:table-cell office:value-type="float" office:value="-0.41">
            <text:p>-0,41</text:p>
          </table:table-cell>
          <table:table-cell office:value-type="float" office:value="-0.00536">
            <text:p>-5,36E-003</text:p>
          </table:table-cell>
          <table:table-cell table:formula="of:=[.D62]*[.E62]" office:value-type="float" office:value="0.0021976">
            <text:p>2,20E-003</text:p>
          </table:table-cell>
          <table:table-cell office:value-type="float" office:value="-0.41">
            <text:p>-0,41</text:p>
          </table:table-cell>
          <table:table-cell office:value-type="float" office:value="-0.0000179">
            <text:p>-1,79E-005</text:p>
          </table:table-cell>
          <table:table-cell table:formula="of:=[.G62]*[.H62]" office:value-type="float" office:value="0.000007339">
            <text:p>7,34E-006</text:p>
          </table:table-cell>
          <table:table-cell office:value-type="float" office:value="-0.41">
            <text:p>-0,41</text:p>
          </table:table-cell>
          <table:table-cell office:value-type="float" office:value="-0.00334">
            <text:p>-3,34E-003</text:p>
          </table:table-cell>
          <table:table-cell table:formula="of:=[.J62]*[.K62]" office:value-type="float" office:value="0.0013694">
            <text:p>1,37E-003</text:p>
          </table:table-cell>
          <table:table-cell office:value-type="float" office:value="-0.41">
            <text:p>-0,41</text:p>
          </table:table-cell>
          <table:table-cell office:value-type="float" office:value="-0.0000032">
            <text:p>-3,20E-006</text:p>
          </table:table-cell>
          <table:table-cell table:formula="of:=[.M62]*[.N62]" office:value-type="float" office:value="0.000001312">
            <text:p>1,31E-006</text:p>
          </table:table-cell>
          <table:table-cell office:value-type="float" office:value="-0.41">
            <text:p>-0,41</text:p>
          </table:table-cell>
          <table:table-cell office:value-type="float" office:value="-0.00322">
            <text:p>-3,22E-003</text:p>
          </table:table-cell>
          <table:table-cell table:formula="of:=[.P62]*[.Q62]" office:value-type="float" office:value="0.0013202">
            <text:p>1,32E-003</text:p>
          </table:table-cell>
          <table:table-cell office:value-type="float" office:value="-0.41">
            <text:p>-0,41</text:p>
          </table:table-cell>
          <table:table-cell office:value-type="float" office:value="-0.00000468">
            <text:p>-4,68E-006</text:p>
          </table:table-cell>
          <table:table-cell table:formula="of:=[.S62]*[.T62]" office:value-type="float" office:value="0.0000019188">
            <text:p>1,92E-006</text:p>
          </table:table-cell>
          <table:table-cell office:value-type="float" office:value="-0.41">
            <text:p>-0,41</text:p>
          </table:table-cell>
          <table:table-cell office:value-type="float" office:value="-0.00291">
            <text:p>-2,91E-003</text:p>
          </table:table-cell>
          <table:table-cell table:formula="of:=[.V62]*[.W62]" office:value-type="float" office:value="0.0011931">
            <text:p>1,19E-003</text:p>
          </table:table-cell>
          <table:table-cell office:value-type="float" office:value="-0.41">
            <text:p>-0,41</text:p>
          </table:table-cell>
          <table:table-cell office:value-type="float" office:value="-0.0000105">
            <text:p>-1,05E-005</text:p>
          </table:table-cell>
          <table:table-cell table:formula="of:=[.Y62]*[.Z62]" office:value-type="float" office:value="0.000004305">
            <text:p>4,31E-006</text:p>
          </table:table-cell>
          <table:table-cell office:value-type="float" office:value="-0.41">
            <text:p>-0,41</text:p>
          </table:table-cell>
          <table:table-cell office:value-type="float" office:value="-0.00141">
            <text:p>-1,41E-003</text:p>
          </table:table-cell>
          <table:table-cell table:formula="of:=[.AB62]*[.AC62]" office:value-type="float" office:value="0.0005781">
            <text:p>0,0005781</text:p>
          </table:table-cell>
        </table:table-row>
        <table:table-row table:style-name="ro1">
          <table:table-cell office:value-type="float" office:value="-0.4">
            <text:p>-0,4</text:p>
          </table:table-cell>
          <table:table-cell office:value-type="float" office:value="-0.0000126">
            <text:p>-1,26E-005</text:p>
          </table:table-cell>
          <table:table-cell table:formula="of:=[.A63]*[.B63]" office:value-type="float" office:value="0.00000504">
            <text:p>5,04E-006</text:p>
          </table:table-cell>
          <table:table-cell office:value-type="float" office:value="-0.4">
            <text:p>-0,4</text:p>
          </table:table-cell>
          <table:table-cell office:value-type="float" office:value="-0.00536">
            <text:p>-5,36E-003</text:p>
          </table:table-cell>
          <table:table-cell table:formula="of:=[.D63]*[.E63]" office:value-type="float" office:value="0.002144">
            <text:p>2,14E-003</text:p>
          </table:table-cell>
          <table:table-cell office:value-type="float" office:value="-0.4">
            <text:p>-0,4</text:p>
          </table:table-cell>
          <table:table-cell office:value-type="float" office:value="-0.0000175">
            <text:p>-1,75E-005</text:p>
          </table:table-cell>
          <table:table-cell table:formula="of:=[.G63]*[.H63]" office:value-type="float" office:value="0.000007">
            <text:p>7,00E-006</text:p>
          </table:table-cell>
          <table:table-cell office:value-type="float" office:value="-0.4">
            <text:p>-0,4</text:p>
          </table:table-cell>
          <table:table-cell office:value-type="float" office:value="-0.00335">
            <text:p>-3,35E-003</text:p>
          </table:table-cell>
          <table:table-cell table:formula="of:=[.J63]*[.K63]" office:value-type="float" office:value="0.00134">
            <text:p>1,34E-003</text:p>
          </table:table-cell>
          <table:table-cell office:value-type="float" office:value="-0.4">
            <text:p>-0,4</text:p>
          </table:table-cell>
          <table:table-cell office:value-type="float" office:value="-0.00000313">
            <text:p>-3,13E-006</text:p>
          </table:table-cell>
          <table:table-cell table:formula="of:=[.M63]*[.N63]" office:value-type="float" office:value="0.000001252">
            <text:p>1,25E-006</text:p>
          </table:table-cell>
          <table:table-cell office:value-type="float" office:value="-0.4">
            <text:p>-0,4</text:p>
          </table:table-cell>
          <table:table-cell office:value-type="float" office:value="-0.00322">
            <text:p>-3,22E-003</text:p>
          </table:table-cell>
          <table:table-cell table:formula="of:=[.P63]*[.Q63]" office:value-type="float" office:value="0.001288">
            <text:p>1,29E-003</text:p>
          </table:table-cell>
          <table:table-cell office:value-type="float" office:value="-0.4">
            <text:p>-0,4</text:p>
          </table:table-cell>
          <table:table-cell office:value-type="float" office:value="-0.00000457">
            <text:p>-4,57E-006</text:p>
          </table:table-cell>
          <table:table-cell table:formula="of:=[.S63]*[.T63]" office:value-type="float" office:value="0.000001828">
            <text:p>1,83E-006</text:p>
          </table:table-cell>
          <table:table-cell office:value-type="float" office:value="-0.4">
            <text:p>-0,4</text:p>
          </table:table-cell>
          <table:table-cell office:value-type="float" office:value="-0.0029">
            <text:p>-2,90E-003</text:p>
          </table:table-cell>
          <table:table-cell table:formula="of:=[.V63]*[.W63]" office:value-type="float" office:value="0.00116">
            <text:p>1,16E-003</text:p>
          </table:table-cell>
          <table:table-cell office:value-type="float" office:value="-0.4">
            <text:p>-0,4</text:p>
          </table:table-cell>
          <table:table-cell office:value-type="float" office:value="-0.0000103">
            <text:p>-1,03E-005</text:p>
          </table:table-cell>
          <table:table-cell table:formula="of:=[.Y63]*[.Z63]" office:value-type="float" office:value="0.00000412">
            <text:p>4,12E-006</text:p>
          </table:table-cell>
          <table:table-cell office:value-type="float" office:value="-0.4">
            <text:p>-0,4</text:p>
          </table:table-cell>
          <table:table-cell office:value-type="float" office:value="-0.0014">
            <text:p>-1,40E-003</text:p>
          </table:table-cell>
          <table:table-cell table:formula="of:=[.AB63]*[.AC63]" office:value-type="float" office:value="0.00056">
            <text:p>0,00056</text:p>
          </table:table-cell>
        </table:table-row>
        <table:table-row table:style-name="ro1">
          <table:table-cell office:value-type="float" office:value="-0.39">
            <text:p>-0,39</text:p>
          </table:table-cell>
          <table:table-cell office:value-type="float" office:value="-0.0000123">
            <text:p>-1,23E-005</text:p>
          </table:table-cell>
          <table:table-cell table:formula="of:=[.A64]*[.B64]" office:value-type="float" office:value="0.000004797">
            <text:p>4,80E-006</text:p>
          </table:table-cell>
          <table:table-cell office:value-type="float" office:value="-0.39">
            <text:p>-0,39</text:p>
          </table:table-cell>
          <table:table-cell office:value-type="float" office:value="-0.00534">
            <text:p>-5,34E-003</text:p>
          </table:table-cell>
          <table:table-cell table:formula="of:=[.D64]*[.E64]" office:value-type="float" office:value="0.0020826">
            <text:p>2,08E-003</text:p>
          </table:table-cell>
          <table:table-cell office:value-type="float" office:value="-0.39">
            <text:p>-0,39</text:p>
          </table:table-cell>
          <table:table-cell office:value-type="float" office:value="-0.000017">
            <text:p>-1,70E-005</text:p>
          </table:table-cell>
          <table:table-cell table:formula="of:=[.G64]*[.H64]" office:value-type="float" office:value="0.00000663">
            <text:p>6,63E-006</text:p>
          </table:table-cell>
          <table:table-cell office:value-type="float" office:value="-0.39">
            <text:p>-0,39</text:p>
          </table:table-cell>
          <table:table-cell office:value-type="float" office:value="-0.00335">
            <text:p>-3,35E-003</text:p>
          </table:table-cell>
          <table:table-cell table:formula="of:=[.J64]*[.K64]" office:value-type="float" office:value="0.0013065">
            <text:p>1,31E-003</text:p>
          </table:table-cell>
          <table:table-cell office:value-type="float" office:value="-0.39">
            <text:p>-0,39</text:p>
          </table:table-cell>
          <table:table-cell office:value-type="float" office:value="-0.00000306">
            <text:p>-3,06E-006</text:p>
          </table:table-cell>
          <table:table-cell table:formula="of:=[.M64]*[.N64]" office:value-type="float" office:value="0.0000011934">
            <text:p>1,19E-006</text:p>
          </table:table-cell>
          <table:table-cell office:value-type="float" office:value="-0.39">
            <text:p>-0,39</text:p>
          </table:table-cell>
          <table:table-cell office:value-type="float" office:value="-0.00322">
            <text:p>-3,22E-003</text:p>
          </table:table-cell>
          <table:table-cell table:formula="of:=[.P64]*[.Q64]" office:value-type="float" office:value="0.0012558">
            <text:p>1,26E-003</text:p>
          </table:table-cell>
          <table:table-cell office:value-type="float" office:value="-0.39">
            <text:p>-0,39</text:p>
          </table:table-cell>
          <table:table-cell office:value-type="float" office:value="-0.00000445">
            <text:p>-4,45E-006</text:p>
          </table:table-cell>
          <table:table-cell table:formula="of:=[.S64]*[.T64]" office:value-type="float" office:value="0.0000017355">
            <text:p>1,74E-006</text:p>
          </table:table-cell>
          <table:table-cell office:value-type="float" office:value="-0.39">
            <text:p>-0,39</text:p>
          </table:table-cell>
          <table:table-cell office:value-type="float" office:value="-0.0029">
            <text:p>-2,90E-003</text:p>
          </table:table-cell>
          <table:table-cell table:formula="of:=[.V64]*[.W64]" office:value-type="float" office:value="0.001131">
            <text:p>1,13E-003</text:p>
          </table:table-cell>
          <table:table-cell office:value-type="float" office:value="-0.39">
            <text:p>-0,39</text:p>
          </table:table-cell>
          <table:table-cell office:value-type="float" office:value="-0.00000999">
            <text:p>-9,99E-006</text:p>
          </table:table-cell>
          <table:table-cell table:formula="of:=[.Y64]*[.Z64]" office:value-type="float" office:value="0.0000038961">
            <text:p>3,90E-006</text:p>
          </table:table-cell>
          <table:table-cell office:value-type="float" office:value="-0.39">
            <text:p>-0,39</text:p>
          </table:table-cell>
          <table:table-cell office:value-type="float" office:value="-0.0014">
            <text:p>-1,40E-003</text:p>
          </table:table-cell>
          <table:table-cell table:formula="of:=[.AB64]*[.AC64]" office:value-type="float" office:value="0.000546">
            <text:p>0,000546</text:p>
          </table:table-cell>
        </table:table-row>
        <table:table-row table:style-name="ro1">
          <table:table-cell office:value-type="float" office:value="-0.38">
            <text:p>-0,38</text:p>
          </table:table-cell>
          <table:table-cell office:value-type="float" office:value="-0.0000119">
            <text:p>-1,19E-005</text:p>
          </table:table-cell>
          <table:table-cell table:formula="of:=[.A65]*[.B65]" office:value-type="float" office:value="0.000004522">
            <text:p>4,52E-006</text:p>
          </table:table-cell>
          <table:table-cell office:value-type="float" office:value="-0.38">
            <text:p>-0,38</text:p>
          </table:table-cell>
          <table:table-cell office:value-type="float" office:value="-0.00534">
            <text:p>-5,34E-003</text:p>
          </table:table-cell>
          <table:table-cell table:formula="of:=[.D65]*[.E65]" office:value-type="float" office:value="0.0020292">
            <text:p>2,03E-003</text:p>
          </table:table-cell>
          <table:table-cell office:value-type="float" office:value="-0.38">
            <text:p>-0,38</text:p>
          </table:table-cell>
          <table:table-cell office:value-type="float" office:value="-0.0000166">
            <text:p>-1,66E-005</text:p>
          </table:table-cell>
          <table:table-cell table:formula="of:=[.G65]*[.H65]" office:value-type="float" office:value="0.000006308">
            <text:p>6,31E-006</text:p>
          </table:table-cell>
          <table:table-cell office:value-type="float" office:value="-0.38">
            <text:p>-0,38</text:p>
          </table:table-cell>
          <table:table-cell office:value-type="float" office:value="-0.00335">
            <text:p>-3,35E-003</text:p>
          </table:table-cell>
          <table:table-cell table:formula="of:=[.J65]*[.K65]" office:value-type="float" office:value="0.001273">
            <text:p>1,27E-003</text:p>
          </table:table-cell>
          <table:table-cell office:value-type="float" office:value="-0.38">
            <text:p>-0,38</text:p>
          </table:table-cell>
          <table:table-cell office:value-type="float" office:value="-0.00000299">
            <text:p>-2,99E-006</text:p>
          </table:table-cell>
          <table:table-cell table:formula="of:=[.M65]*[.N65]" office:value-type="float" office:value="0.0000011362">
            <text:p>1,14E-006</text:p>
          </table:table-cell>
          <table:table-cell office:value-type="float" office:value="-0.38">
            <text:p>-0,38</text:p>
          </table:table-cell>
          <table:table-cell office:value-type="float" office:value="-0.00321">
            <text:p>-3,21E-003</text:p>
          </table:table-cell>
          <table:table-cell table:formula="of:=[.P65]*[.Q65]" office:value-type="float" office:value="0.0012198">
            <text:p>1,22E-003</text:p>
          </table:table-cell>
          <table:table-cell office:value-type="float" office:value="-0.38">
            <text:p>-0,38</text:p>
          </table:table-cell>
          <table:table-cell office:value-type="float" office:value="-0.00000433">
            <text:p>-4,33E-006</text:p>
          </table:table-cell>
          <table:table-cell table:formula="of:=[.S65]*[.T65]" office:value-type="float" office:value="0.0000016454">
            <text:p>1,65E-006</text:p>
          </table:table-cell>
          <table:table-cell office:value-type="float" office:value="-0.38">
            <text:p>-0,38</text:p>
          </table:table-cell>
          <table:table-cell office:value-type="float" office:value="-0.0029">
            <text:p>-2,90E-003</text:p>
          </table:table-cell>
          <table:table-cell table:formula="of:=[.V65]*[.W65]" office:value-type="float" office:value="0.001102">
            <text:p>1,10E-003</text:p>
          </table:table-cell>
          <table:table-cell office:value-type="float" office:value="-0.38">
            <text:p>-0,38</text:p>
          </table:table-cell>
          <table:table-cell office:value-type="float" office:value="-0.00000971">
            <text:p>-9,71E-006</text:p>
          </table:table-cell>
          <table:table-cell table:formula="of:=[.Y65]*[.Z65]" office:value-type="float" office:value="0.0000036898">
            <text:p>3,69E-006</text:p>
          </table:table-cell>
          <table:table-cell office:value-type="float" office:value="-0.38">
            <text:p>-0,38</text:p>
          </table:table-cell>
          <table:table-cell office:value-type="float" office:value="-0.0014">
            <text:p>-1,40E-003</text:p>
          </table:table-cell>
          <table:table-cell table:formula="of:=[.AB65]*[.AC65]" office:value-type="float" office:value="0.000532">
            <text:p>0,000532</text:p>
          </table:table-cell>
        </table:table-row>
        <table:table-row table:style-name="ro1">
          <table:table-cell office:value-type="float" office:value="-0.37">
            <text:p>-0,37</text:p>
          </table:table-cell>
          <table:table-cell office:value-type="float" office:value="-0.0000116">
            <text:p>-1,16E-005</text:p>
          </table:table-cell>
          <table:table-cell table:formula="of:=[.A66]*[.B66]" office:value-type="float" office:value="0.000004292">
            <text:p>4,29E-006</text:p>
          </table:table-cell>
          <table:table-cell office:value-type="float" office:value="-0.37">
            <text:p>-0,37</text:p>
          </table:table-cell>
          <table:table-cell office:value-type="float" office:value="-0.00535">
            <text:p>-5,35E-003</text:p>
          </table:table-cell>
          <table:table-cell table:formula="of:=[.D66]*[.E66]" office:value-type="float" office:value="0.0019795">
            <text:p>1,98E-003</text:p>
          </table:table-cell>
          <table:table-cell office:value-type="float" office:value="-0.37">
            <text:p>-0,37</text:p>
          </table:table-cell>
          <table:table-cell office:value-type="float" office:value="-0.0000161">
            <text:p>-1,61E-005</text:p>
          </table:table-cell>
          <table:table-cell table:formula="of:=[.G66]*[.H66]" office:value-type="float" office:value="0.000005957">
            <text:p>5,96E-006</text:p>
          </table:table-cell>
          <table:table-cell office:value-type="float" office:value="-0.37">
            <text:p>-0,37</text:p>
          </table:table-cell>
          <table:table-cell office:value-type="float" office:value="-0.00334">
            <text:p>-3,34E-003</text:p>
          </table:table-cell>
          <table:table-cell table:formula="of:=[.J66]*[.K66]" office:value-type="float" office:value="0.0012358">
            <text:p>1,24E-003</text:p>
          </table:table-cell>
          <table:table-cell office:value-type="float" office:value="-0.37">
            <text:p>-0,37</text:p>
          </table:table-cell>
          <table:table-cell office:value-type="float" office:value="-0.00000292">
            <text:p>-2,92E-006</text:p>
          </table:table-cell>
          <table:table-cell table:formula="of:=[.M66]*[.N66]" office:value-type="float" office:value="0.0000010804">
            <text:p>1,08E-006</text:p>
          </table:table-cell>
          <table:table-cell office:value-type="float" office:value="-0.37">
            <text:p>-0,37</text:p>
          </table:table-cell>
          <table:table-cell office:value-type="float" office:value="-0.00321">
            <text:p>-3,21E-003</text:p>
          </table:table-cell>
          <table:table-cell table:formula="of:=[.P66]*[.Q66]" office:value-type="float" office:value="0.0011877">
            <text:p>1,19E-003</text:p>
          </table:table-cell>
          <table:table-cell office:value-type="float" office:value="-0.37">
            <text:p>-0,37</text:p>
          </table:table-cell>
          <table:table-cell office:value-type="float" office:value="-0.00000422">
            <text:p>-4,22E-006</text:p>
          </table:table-cell>
          <table:table-cell table:formula="of:=[.S66]*[.T66]" office:value-type="float" office:value="0.0000015614">
            <text:p>1,56E-006</text:p>
          </table:table-cell>
          <table:table-cell office:value-type="float" office:value="-0.37">
            <text:p>-0,37</text:p>
          </table:table-cell>
          <table:table-cell office:value-type="float" office:value="-0.00289">
            <text:p>-2,89E-003</text:p>
          </table:table-cell>
          <table:table-cell table:formula="of:=[.V66]*[.W66]" office:value-type="float" office:value="0.0010693">
            <text:p>1,07E-003</text:p>
          </table:table-cell>
          <table:table-cell office:value-type="float" office:value="-0.37">
            <text:p>-0,37</text:p>
          </table:table-cell>
          <table:table-cell office:value-type="float" office:value="-0.00000944">
            <text:p>-9,44E-006</text:p>
          </table:table-cell>
          <table:table-cell table:formula="of:=[.Y66]*[.Z66]" office:value-type="float" office:value="0.0000034928">
            <text:p>3,49E-006</text:p>
          </table:table-cell>
          <table:table-cell office:value-type="float" office:value="-0.37">
            <text:p>-0,37</text:p>
          </table:table-cell>
          <table:table-cell office:value-type="float" office:value="-0.0014">
            <text:p>-1,40E-003</text:p>
          </table:table-cell>
          <table:table-cell table:formula="of:=[.AB66]*[.AC66]" office:value-type="float" office:value="0.000518">
            <text:p>0,000518</text:p>
          </table:table-cell>
        </table:table-row>
        <table:table-row table:style-name="ro1">
          <table:table-cell office:value-type="float" office:value="-0.36">
            <text:p>-0,36</text:p>
          </table:table-cell>
          <table:table-cell office:value-type="float" office:value="-0.0000113">
            <text:p>-1,13E-005</text:p>
          </table:table-cell>
          <table:table-cell table:formula="of:=[.A67]*[.B67]" office:value-type="float" office:value="0.000004068">
            <text:p>4,07E-006</text:p>
          </table:table-cell>
          <table:table-cell office:value-type="float" office:value="-0.36">
            <text:p>-0,36</text:p>
          </table:table-cell>
          <table:table-cell office:value-type="float" office:value="-0.00536">
            <text:p>-5,36E-003</text:p>
          </table:table-cell>
          <table:table-cell table:formula="of:=[.D67]*[.E67]" office:value-type="float" office:value="0.0019296">
            <text:p>1,93E-003</text:p>
          </table:table-cell>
          <table:table-cell office:value-type="float" office:value="-0.36">
            <text:p>-0,36</text:p>
          </table:table-cell>
          <table:table-cell office:value-type="float" office:value="-0.0000157">
            <text:p>-1,57E-005</text:p>
          </table:table-cell>
          <table:table-cell table:formula="of:=[.G67]*[.H67]" office:value-type="float" office:value="0.000005652">
            <text:p>5,65E-006</text:p>
          </table:table-cell>
          <table:table-cell office:value-type="float" office:value="-0.36">
            <text:p>-0,36</text:p>
          </table:table-cell>
          <table:table-cell office:value-type="float" office:value="-0.00334">
            <text:p>-3,34E-003</text:p>
          </table:table-cell>
          <table:table-cell table:formula="of:=[.J67]*[.K67]" office:value-type="float" office:value="0.0012024">
            <text:p>1,20E-003</text:p>
          </table:table-cell>
          <table:table-cell office:value-type="float" office:value="-0.36">
            <text:p>-0,36</text:p>
          </table:table-cell>
          <table:table-cell office:value-type="float" office:value="-0.00000285">
            <text:p>-2,85E-006</text:p>
          </table:table-cell>
          <table:table-cell table:formula="of:=[.M67]*[.N67]" office:value-type="float" office:value="0.000001026">
            <text:p>1,03E-006</text:p>
          </table:table-cell>
          <table:table-cell office:value-type="float" office:value="-0.36">
            <text:p>-0,36</text:p>
          </table:table-cell>
          <table:table-cell office:value-type="float" office:value="-0.00322">
            <text:p>-3,22E-003</text:p>
          </table:table-cell>
          <table:table-cell table:formula="of:=[.P67]*[.Q67]" office:value-type="float" office:value="0.0011592">
            <text:p>1,16E-003</text:p>
          </table:table-cell>
          <table:table-cell office:value-type="float" office:value="-0.36">
            <text:p>-0,36</text:p>
          </table:table-cell>
          <table:table-cell office:value-type="float" office:value="-0.0000041">
            <text:p>-4,10E-006</text:p>
          </table:table-cell>
          <table:table-cell table:formula="of:=[.S67]*[.T67]" office:value-type="float" office:value="0.000001476">
            <text:p>1,48E-006</text:p>
          </table:table-cell>
          <table:table-cell office:value-type="float" office:value="-0.36">
            <text:p>-0,36</text:p>
          </table:table-cell>
          <table:table-cell office:value-type="float" office:value="-0.0029">
            <text:p>-2,90E-003</text:p>
          </table:table-cell>
          <table:table-cell table:formula="of:=[.V67]*[.W67]" office:value-type="float" office:value="0.001044">
            <text:p>1,04E-003</text:p>
          </table:table-cell>
          <table:table-cell office:value-type="float" office:value="-0.36">
            <text:p>-0,36</text:p>
          </table:table-cell>
          <table:table-cell office:value-type="float" office:value="-0.00000917">
            <text:p>-9,17E-006</text:p>
          </table:table-cell>
          <table:table-cell table:formula="of:=[.Y67]*[.Z67]" office:value-type="float" office:value="0.0000033012">
            <text:p>3,30E-006</text:p>
          </table:table-cell>
          <table:table-cell office:value-type="float" office:value="-0.36">
            <text:p>-0,36</text:p>
          </table:table-cell>
          <table:table-cell office:value-type="float" office:value="-0.0014">
            <text:p>-1,40E-003</text:p>
          </table:table-cell>
          <table:table-cell table:formula="of:=[.AB67]*[.AC67]" office:value-type="float" office:value="0.000504">
            <text:p>0,000504</text:p>
          </table:table-cell>
        </table:table-row>
        <table:table-row table:style-name="ro1">
          <table:table-cell office:value-type="float" office:value="-0.35">
            <text:p>-0,35</text:p>
          </table:table-cell>
          <table:table-cell office:value-type="float" office:value="-0.0000109">
            <text:p>-1,09E-005</text:p>
          </table:table-cell>
          <table:table-cell table:formula="of:=[.A68]*[.B68]" office:value-type="float" office:value="0.000003815">
            <text:p>3,82E-006</text:p>
          </table:table-cell>
          <table:table-cell office:value-type="float" office:value="-0.35">
            <text:p>-0,35</text:p>
          </table:table-cell>
          <table:table-cell office:value-type="float" office:value="-0.00536">
            <text:p>-5,36E-003</text:p>
          </table:table-cell>
          <table:table-cell table:formula="of:=[.D68]*[.E68]" office:value-type="float" office:value="0.001876">
            <text:p>1,88E-003</text:p>
          </table:table-cell>
          <table:table-cell office:value-type="float" office:value="-0.35">
            <text:p>-0,35</text:p>
          </table:table-cell>
          <table:table-cell office:value-type="float" office:value="-0.0000153">
            <text:p>-1,53E-005</text:p>
          </table:table-cell>
          <table:table-cell table:formula="of:=[.G68]*[.H68]" office:value-type="float" office:value="0.000005355">
            <text:p>5,36E-006</text:p>
          </table:table-cell>
          <table:table-cell office:value-type="float" office:value="-0.35">
            <text:p>-0,35</text:p>
          </table:table-cell>
          <table:table-cell office:value-type="float" office:value="-0.00334">
            <text:p>-3,34E-003</text:p>
          </table:table-cell>
          <table:table-cell table:formula="of:=[.J68]*[.K68]" office:value-type="float" office:value="0.001169">
            <text:p>1,17E-003</text:p>
          </table:table-cell>
          <table:table-cell office:value-type="float" office:value="-0.35">
            <text:p>-0,35</text:p>
          </table:table-cell>
          <table:table-cell office:value-type="float" office:value="-0.00000278">
            <text:p>-2,78E-006</text:p>
          </table:table-cell>
          <table:table-cell table:formula="of:=[.M68]*[.N68]" office:value-type="float" office:value="0.000000973">
            <text:p>9,73E-007</text:p>
          </table:table-cell>
          <table:table-cell office:value-type="float" office:value="-0.35">
            <text:p>-0,35</text:p>
          </table:table-cell>
          <table:table-cell office:value-type="float" office:value="-0.00322">
            <text:p>-3,22E-003</text:p>
          </table:table-cell>
          <table:table-cell table:formula="of:=[.P68]*[.Q68]" office:value-type="float" office:value="0.001127">
            <text:p>1,13E-003</text:p>
          </table:table-cell>
          <table:table-cell office:value-type="float" office:value="-0.35">
            <text:p>-0,35</text:p>
          </table:table-cell>
          <table:table-cell office:value-type="float" office:value="-0.00000399">
            <text:p>-3,99E-006</text:p>
          </table:table-cell>
          <table:table-cell table:formula="of:=[.S68]*[.T68]" office:value-type="float" office:value="0.0000013965">
            <text:p>1,40E-006</text:p>
          </table:table-cell>
          <table:table-cell office:value-type="float" office:value="-0.35">
            <text:p>-0,35</text:p>
          </table:table-cell>
          <table:table-cell office:value-type="float" office:value="-0.0029">
            <text:p>-2,90E-003</text:p>
          </table:table-cell>
          <table:table-cell table:formula="of:=[.V68]*[.W68]" office:value-type="float" office:value="0.001015">
            <text:p>1,02E-003</text:p>
          </table:table-cell>
          <table:table-cell office:value-type="float" office:value="-0.35">
            <text:p>-0,35</text:p>
          </table:table-cell>
          <table:table-cell office:value-type="float" office:value="-0.0000089">
            <text:p>-8,90E-006</text:p>
          </table:table-cell>
          <table:table-cell table:formula="of:=[.Y68]*[.Z68]" office:value-type="float" office:value="0.000003115">
            <text:p>3,12E-006</text:p>
          </table:table-cell>
          <table:table-cell office:value-type="float" office:value="-0.35">
            <text:p>-0,35</text:p>
          </table:table-cell>
          <table:table-cell office:value-type="float" office:value="-0.0014">
            <text:p>-1,40E-003</text:p>
          </table:table-cell>
          <table:table-cell table:formula="of:=[.AB68]*[.AC68]" office:value-type="float" office:value="0.00049">
            <text:p>0,00049</text:p>
          </table:table-cell>
        </table:table-row>
        <table:table-row table:style-name="ro1">
          <table:table-cell office:value-type="float" office:value="-0.34">
            <text:p>-0,34</text:p>
          </table:table-cell>
          <table:table-cell office:value-type="float" office:value="-0.0000106">
            <text:p>-1,06E-005</text:p>
          </table:table-cell>
          <table:table-cell table:formula="of:=[.A69]*[.B69]" office:value-type="float" office:value="0.000003604">
            <text:p>3,60E-006</text:p>
          </table:table-cell>
          <table:table-cell office:value-type="float" office:value="-0.34">
            <text:p>-0,34</text:p>
          </table:table-cell>
          <table:table-cell office:value-type="float" office:value="-0.00535">
            <text:p>-5,35E-003</text:p>
          </table:table-cell>
          <table:table-cell table:formula="of:=[.D69]*[.E69]" office:value-type="float" office:value="0.001819">
            <text:p>1,82E-003</text:p>
          </table:table-cell>
          <table:table-cell office:value-type="float" office:value="-0.34">
            <text:p>-0,34</text:p>
          </table:table-cell>
          <table:table-cell office:value-type="float" office:value="-0.0000149">
            <text:p>-1,49E-005</text:p>
          </table:table-cell>
          <table:table-cell table:formula="of:=[.G69]*[.H69]" office:value-type="float" office:value="0.000005066">
            <text:p>5,07E-006</text:p>
          </table:table-cell>
          <table:table-cell office:value-type="float" office:value="-0.34">
            <text:p>-0,34</text:p>
          </table:table-cell>
          <table:table-cell office:value-type="float" office:value="-0.00334">
            <text:p>-3,34E-003</text:p>
          </table:table-cell>
          <table:table-cell table:formula="of:=[.J69]*[.K69]" office:value-type="float" office:value="0.0011356">
            <text:p>1,14E-003</text:p>
          </table:table-cell>
          <table:table-cell office:value-type="float" office:value="-0.34">
            <text:p>-0,34</text:p>
          </table:table-cell>
          <table:table-cell office:value-type="float" office:value="-0.00000272">
            <text:p>-2,72E-006</text:p>
          </table:table-cell>
          <table:table-cell table:formula="of:=[.M69]*[.N69]" office:value-type="float" office:value="0.0000009248">
            <text:p>9,25E-007</text:p>
          </table:table-cell>
          <table:table-cell office:value-type="float" office:value="-0.34">
            <text:p>-0,34</text:p>
          </table:table-cell>
          <table:table-cell office:value-type="float" office:value="-0.00322">
            <text:p>-3,22E-003</text:p>
          </table:table-cell>
          <table:table-cell table:formula="of:=[.P69]*[.Q69]" office:value-type="float" office:value="0.0010948">
            <text:p>1,09E-003</text:p>
          </table:table-cell>
          <table:table-cell office:value-type="float" office:value="-0.34">
            <text:p>-0,34</text:p>
          </table:table-cell>
          <table:table-cell office:value-type="float" office:value="-0.00000388">
            <text:p>-3,88E-006</text:p>
          </table:table-cell>
          <table:table-cell table:formula="of:=[.S69]*[.T69]" office:value-type="float" office:value="0.0000013192">
            <text:p>1,32E-006</text:p>
          </table:table-cell>
          <table:table-cell office:value-type="float" office:value="-0.34">
            <text:p>-0,34</text:p>
          </table:table-cell>
          <table:table-cell office:value-type="float" office:value="-0.0029">
            <text:p>-2,90E-003</text:p>
          </table:table-cell>
          <table:table-cell table:formula="of:=[.V69]*[.W69]" office:value-type="float" office:value="0.000986">
            <text:p>9,86E-004</text:p>
          </table:table-cell>
          <table:table-cell office:value-type="float" office:value="-0.34">
            <text:p>-0,34</text:p>
          </table:table-cell>
          <table:table-cell office:value-type="float" office:value="-0.00000863">
            <text:p>-8,63E-006</text:p>
          </table:table-cell>
          <table:table-cell table:formula="of:=[.Y69]*[.Z69]" office:value-type="float" office:value="0.0000029342">
            <text:p>2,93E-006</text:p>
          </table:table-cell>
          <table:table-cell office:value-type="float" office:value="-0.34">
            <text:p>-0,34</text:p>
          </table:table-cell>
          <table:table-cell office:value-type="float" office:value="-0.0014">
            <text:p>-1,40E-003</text:p>
          </table:table-cell>
          <table:table-cell table:formula="of:=[.AB69]*[.AC69]" office:value-type="float" office:value="0.000476">
            <text:p>0,000476</text:p>
          </table:table-cell>
        </table:table-row>
        <table:table-row table:style-name="ro1">
          <table:table-cell office:value-type="float" office:value="-0.33">
            <text:p>-0,33</text:p>
          </table:table-cell>
          <table:table-cell office:value-type="float" office:value="-0.0000103">
            <text:p>-1,03E-005</text:p>
          </table:table-cell>
          <table:table-cell table:formula="of:=[.A70]*[.B70]" office:value-type="float" office:value="0.000003399">
            <text:p>3,40E-006</text:p>
          </table:table-cell>
          <table:table-cell office:value-type="float" office:value="-0.33">
            <text:p>-0,33</text:p>
          </table:table-cell>
          <table:table-cell office:value-type="float" office:value="-0.00535">
            <text:p>-5,35E-003</text:p>
          </table:table-cell>
          <table:table-cell table:formula="of:=[.D70]*[.E70]" office:value-type="float" office:value="0.0017655">
            <text:p>1,77E-003</text:p>
          </table:table-cell>
          <table:table-cell office:value-type="float" office:value="-0.33">
            <text:p>-0,33</text:p>
          </table:table-cell>
          <table:table-cell office:value-type="float" office:value="-0.0000144">
            <text:p>-1,44E-005</text:p>
          </table:table-cell>
          <table:table-cell table:formula="of:=[.G70]*[.H70]" office:value-type="float" office:value="0.000004752">
            <text:p>4,75E-006</text:p>
          </table:table-cell>
          <table:table-cell office:value-type="float" office:value="-0.33">
            <text:p>-0,33</text:p>
          </table:table-cell>
          <table:table-cell office:value-type="float" office:value="-0.00334">
            <text:p>-3,34E-003</text:p>
          </table:table-cell>
          <table:table-cell table:formula="of:=[.J70]*[.K70]" office:value-type="float" office:value="0.0011022">
            <text:p>1,10E-003</text:p>
          </table:table-cell>
          <table:table-cell office:value-type="float" office:value="-0.33">
            <text:p>-0,33</text:p>
          </table:table-cell>
          <table:table-cell office:value-type="float" office:value="-0.00000265">
            <text:p>-2,65E-006</text:p>
          </table:table-cell>
          <table:table-cell table:formula="of:=[.M70]*[.N70]" office:value-type="float" office:value="0.0000008745">
            <text:p>8,75E-007</text:p>
          </table:table-cell>
          <table:table-cell office:value-type="float" office:value="-0.33">
            <text:p>-0,33</text:p>
          </table:table-cell>
          <table:table-cell office:value-type="float" office:value="-0.00322">
            <text:p>-3,22E-003</text:p>
          </table:table-cell>
          <table:table-cell table:formula="of:=[.P70]*[.Q70]" office:value-type="float" office:value="0.0010626">
            <text:p>1,06E-003</text:p>
          </table:table-cell>
          <table:table-cell office:value-type="float" office:value="-0.33">
            <text:p>-0,33</text:p>
          </table:table-cell>
          <table:table-cell office:value-type="float" office:value="-0.00000377">
            <text:p>-3,77E-006</text:p>
          </table:table-cell>
          <table:table-cell table:formula="of:=[.S70]*[.T70]" office:value-type="float" office:value="0.0000012441">
            <text:p>1,24E-006</text:p>
          </table:table-cell>
          <table:table-cell office:value-type="float" office:value="-0.33">
            <text:p>-0,33</text:p>
          </table:table-cell>
          <table:table-cell office:value-type="float" office:value="-0.0029">
            <text:p>-2,90E-003</text:p>
          </table:table-cell>
          <table:table-cell table:formula="of:=[.V70]*[.W70]" office:value-type="float" office:value="0.000957">
            <text:p>9,57E-004</text:p>
          </table:table-cell>
          <table:table-cell office:value-type="float" office:value="-0.33">
            <text:p>-0,33</text:p>
          </table:table-cell>
          <table:table-cell office:value-type="float" office:value="-0.00000837">
            <text:p>-8,37E-006</text:p>
          </table:table-cell>
          <table:table-cell table:formula="of:=[.Y70]*[.Z70]" office:value-type="float" office:value="0.0000027621">
            <text:p>2,76E-006</text:p>
          </table:table-cell>
          <table:table-cell office:value-type="float" office:value="-0.33">
            <text:p>-0,33</text:p>
          </table:table-cell>
          <table:table-cell office:value-type="float" office:value="-0.0014">
            <text:p>-1,40E-003</text:p>
          </table:table-cell>
          <table:table-cell table:formula="of:=[.AB70]*[.AC70]" office:value-type="float" office:value="0.000462">
            <text:p>0,000462</text:p>
          </table:table-cell>
        </table:table-row>
        <table:table-row table:style-name="ro1">
          <table:table-cell office:value-type="float" office:value="-0.32">
            <text:p>-0,32</text:p>
          </table:table-cell>
          <table:table-cell office:value-type="float" office:value="-0.00000997">
            <text:p>-9,97E-006</text:p>
          </table:table-cell>
          <table:table-cell table:formula="of:=[.A71]*[.B71]" office:value-type="float" office:value="0.0000031904">
            <text:p>3,19E-006</text:p>
          </table:table-cell>
          <table:table-cell office:value-type="float" office:value="-0.32">
            <text:p>-0,32</text:p>
          </table:table-cell>
          <table:table-cell office:value-type="float" office:value="-0.00534">
            <text:p>-5,34E-003</text:p>
          </table:table-cell>
          <table:table-cell table:formula="of:=[.D71]*[.E71]" office:value-type="float" office:value="0.0017088">
            <text:p>1,71E-003</text:p>
          </table:table-cell>
          <table:table-cell office:value-type="float" office:value="-0.32">
            <text:p>-0,32</text:p>
          </table:table-cell>
          <table:table-cell office:value-type="float" office:value="-0.000014">
            <text:p>-1,40E-005</text:p>
          </table:table-cell>
          <table:table-cell table:formula="of:=[.G71]*[.H71]" office:value-type="float" office:value="0.00000448">
            <text:p>4,48E-006</text:p>
          </table:table-cell>
          <table:table-cell office:value-type="float" office:value="-0.32">
            <text:p>-0,32</text:p>
          </table:table-cell>
          <table:table-cell office:value-type="float" office:value="-0.00334">
            <text:p>-3,34E-003</text:p>
          </table:table-cell>
          <table:table-cell table:formula="of:=[.J71]*[.K71]" office:value-type="float" office:value="0.0010688">
            <text:p>1,07E-003</text:p>
          </table:table-cell>
          <table:table-cell office:value-type="float" office:value="-0.32">
            <text:p>-0,32</text:p>
          </table:table-cell>
          <table:table-cell office:value-type="float" office:value="-0.00000258">
            <text:p>-2,58E-006</text:p>
          </table:table-cell>
          <table:table-cell table:formula="of:=[.M71]*[.N71]" office:value-type="float" office:value="0.0000008256">
            <text:p>8,26E-007</text:p>
          </table:table-cell>
          <table:table-cell office:value-type="float" office:value="-0.32">
            <text:p>-0,32</text:p>
          </table:table-cell>
          <table:table-cell office:value-type="float" office:value="-0.00321">
            <text:p>-3,21E-003</text:p>
          </table:table-cell>
          <table:table-cell table:formula="of:=[.P71]*[.Q71]" office:value-type="float" office:value="0.0010272">
            <text:p>1,03E-003</text:p>
          </table:table-cell>
          <table:table-cell office:value-type="float" office:value="-0.32">
            <text:p>-0,32</text:p>
          </table:table-cell>
          <table:table-cell office:value-type="float" office:value="-0.00000366">
            <text:p>-3,66E-006</text:p>
          </table:table-cell>
          <table:table-cell table:formula="of:=[.S71]*[.T71]" office:value-type="float" office:value="0.0000011712">
            <text:p>1,17E-006</text:p>
          </table:table-cell>
          <table:table-cell office:value-type="float" office:value="-0.32">
            <text:p>-0,32</text:p>
          </table:table-cell>
          <table:table-cell office:value-type="float" office:value="-0.0029">
            <text:p>-2,90E-003</text:p>
          </table:table-cell>
          <table:table-cell table:formula="of:=[.V71]*[.W71]" office:value-type="float" office:value="0.000928">
            <text:p>9,28E-004</text:p>
          </table:table-cell>
          <table:table-cell office:value-type="float" office:value="-0.32">
            <text:p>-0,32</text:p>
          </table:table-cell>
          <table:table-cell office:value-type="float" office:value="-0.0000081">
            <text:p>-8,10E-006</text:p>
          </table:table-cell>
          <table:table-cell table:formula="of:=[.Y71]*[.Z71]" office:value-type="float" office:value="0.000002592">
            <text:p>2,59E-006</text:p>
          </table:table-cell>
          <table:table-cell office:value-type="float" office:value="-0.32">
            <text:p>-0,32</text:p>
          </table:table-cell>
          <table:table-cell office:value-type="float" office:value="-0.0014">
            <text:p>-1,40E-003</text:p>
          </table:table-cell>
          <table:table-cell table:formula="of:=[.AB71]*[.AC71]" office:value-type="float" office:value="0.000448">
            <text:p>0,000448</text:p>
          </table:table-cell>
        </table:table-row>
        <table:table-row table:style-name="ro1">
          <table:table-cell office:value-type="float" office:value="-0.31">
            <text:p>-0,31</text:p>
          </table:table-cell>
          <table:table-cell office:value-type="float" office:value="-0.00000966">
            <text:p>-9,66E-006</text:p>
          </table:table-cell>
          <table:table-cell table:formula="of:=[.A72]*[.B72]" office:value-type="float" office:value="0.0000029946">
            <text:p>2,99E-006</text:p>
          </table:table-cell>
          <table:table-cell office:value-type="float" office:value="-0.31">
            <text:p>-0,31</text:p>
          </table:table-cell>
          <table:table-cell office:value-type="float" office:value="-0.00534">
            <text:p>-5,34E-003</text:p>
          </table:table-cell>
          <table:table-cell table:formula="of:=[.D72]*[.E72]" office:value-type="float" office:value="0.0016554">
            <text:p>1,66E-003</text:p>
          </table:table-cell>
          <table:table-cell office:value-type="float" office:value="-0.31">
            <text:p>-0,31</text:p>
          </table:table-cell>
          <table:table-cell office:value-type="float" office:value="-0.0000136">
            <text:p>-1,36E-005</text:p>
          </table:table-cell>
          <table:table-cell table:formula="of:=[.G72]*[.H72]" office:value-type="float" office:value="0.000004216">
            <text:p>4,22E-006</text:p>
          </table:table-cell>
          <table:table-cell office:value-type="float" office:value="-0.31">
            <text:p>-0,31</text:p>
          </table:table-cell>
          <table:table-cell office:value-type="float" office:value="-0.00333">
            <text:p>-3,33E-003</text:p>
          </table:table-cell>
          <table:table-cell table:formula="of:=[.J72]*[.K72]" office:value-type="float" office:value="0.0010323">
            <text:p>1,03E-003</text:p>
          </table:table-cell>
          <table:table-cell office:value-type="float" office:value="-0.31">
            <text:p>-0,31</text:p>
          </table:table-cell>
          <table:table-cell office:value-type="float" office:value="-0.00000252">
            <text:p>-2,52E-006</text:p>
          </table:table-cell>
          <table:table-cell table:formula="of:=[.M72]*[.N72]" office:value-type="float" office:value="0.0000007812">
            <text:p>7,81E-007</text:p>
          </table:table-cell>
          <table:table-cell office:value-type="float" office:value="-0.31">
            <text:p>-0,31</text:p>
          </table:table-cell>
          <table:table-cell office:value-type="float" office:value="-0.00321">
            <text:p>-3,21E-003</text:p>
          </table:table-cell>
          <table:table-cell table:formula="of:=[.P72]*[.Q72]" office:value-type="float" office:value="0.0009951">
            <text:p>9,95E-004</text:p>
          </table:table-cell>
          <table:table-cell office:value-type="float" office:value="-0.31">
            <text:p>-0,31</text:p>
          </table:table-cell>
          <table:table-cell office:value-type="float" office:value="-0.00000355">
            <text:p>-3,55E-006</text:p>
          </table:table-cell>
          <table:table-cell table:formula="of:=[.S72]*[.T72]" office:value-type="float" office:value="0.0000011005">
            <text:p>1,10E-006</text:p>
          </table:table-cell>
          <table:table-cell office:value-type="float" office:value="-0.31">
            <text:p>-0,31</text:p>
          </table:table-cell>
          <table:table-cell office:value-type="float" office:value="-0.0029">
            <text:p>-2,90E-003</text:p>
          </table:table-cell>
          <table:table-cell table:formula="of:=[.V72]*[.W72]" office:value-type="float" office:value="0.000899">
            <text:p>8,99E-004</text:p>
          </table:table-cell>
          <table:table-cell office:value-type="float" office:value="-0.31">
            <text:p>-0,31</text:p>
          </table:table-cell>
          <table:table-cell office:value-type="float" office:value="-0.00000785">
            <text:p>-7,85E-006</text:p>
          </table:table-cell>
          <table:table-cell table:formula="of:=[.Y72]*[.Z72]" office:value-type="float" office:value="0.0000024335">
            <text:p>2,43E-006</text:p>
          </table:table-cell>
          <table:table-cell office:value-type="float" office:value="-0.31">
            <text:p>-0,31</text:p>
          </table:table-cell>
          <table:table-cell office:value-type="float" office:value="-0.0014">
            <text:p>-1,40E-003</text:p>
          </table:table-cell>
          <table:table-cell table:formula="of:=[.AB72]*[.AC72]" office:value-type="float" office:value="0.000434">
            <text:p>0,000434</text:p>
          </table:table-cell>
        </table:table-row>
        <table:table-row table:style-name="ro1">
          <table:table-cell office:value-type="float" office:value="-0.3">
            <text:p>-0,3</text:p>
          </table:table-cell>
          <table:table-cell office:value-type="float" office:value="-0.00000934">
            <text:p>-9,34E-006</text:p>
          </table:table-cell>
          <table:table-cell table:formula="of:=[.A73]*[.B73]" office:value-type="float" office:value="0.000002802">
            <text:p>2,80E-006</text:p>
          </table:table-cell>
          <table:table-cell office:value-type="float" office:value="-0.3">
            <text:p>-0,3</text:p>
          </table:table-cell>
          <table:table-cell office:value-type="float" office:value="-0.00534">
            <text:p>-5,34E-003</text:p>
          </table:table-cell>
          <table:table-cell table:formula="of:=[.D73]*[.E73]" office:value-type="float" office:value="0.001602">
            <text:p>1,60E-003</text:p>
          </table:table-cell>
          <table:table-cell office:value-type="float" office:value="-0.3">
            <text:p>-0,3</text:p>
          </table:table-cell>
          <table:table-cell office:value-type="float" office:value="-0.0000132">
            <text:p>-1,32E-005</text:p>
          </table:table-cell>
          <table:table-cell table:formula="of:=[.G73]*[.H73]" office:value-type="float" office:value="0.00000396">
            <text:p>3,96E-006</text:p>
          </table:table-cell>
          <table:table-cell office:value-type="float" office:value="-0.3">
            <text:p>-0,3</text:p>
          </table:table-cell>
          <table:table-cell office:value-type="float" office:value="-0.00332">
            <text:p>-3,32E-003</text:p>
          </table:table-cell>
          <table:table-cell table:formula="of:=[.J73]*[.K73]" office:value-type="float" office:value="0.000996">
            <text:p>9,96E-004</text:p>
          </table:table-cell>
          <table:table-cell office:value-type="float" office:value="-0.3">
            <text:p>-0,3</text:p>
          </table:table-cell>
          <table:table-cell office:value-type="float" office:value="-0.00000245">
            <text:p>-2,45E-006</text:p>
          </table:table-cell>
          <table:table-cell table:formula="of:=[.M73]*[.N73]" office:value-type="float" office:value="0.000000735">
            <text:p>7,35E-007</text:p>
          </table:table-cell>
          <table:table-cell office:value-type="float" office:value="-0.3">
            <text:p>-0,3</text:p>
          </table:table-cell>
          <table:table-cell office:value-type="float" office:value="-0.0032">
            <text:p>-3,20E-003</text:p>
          </table:table-cell>
          <table:table-cell table:formula="of:=[.P73]*[.Q73]" office:value-type="float" office:value="0.00096">
            <text:p>9,60E-004</text:p>
          </table:table-cell>
          <table:table-cell office:value-type="float" office:value="-0.3">
            <text:p>-0,3</text:p>
          </table:table-cell>
          <table:table-cell office:value-type="float" office:value="-0.00000344">
            <text:p>-3,44E-006</text:p>
          </table:table-cell>
          <table:table-cell table:formula="of:=[.S73]*[.T73]" office:value-type="float" office:value="0.000001032">
            <text:p>1,03E-006</text:p>
          </table:table-cell>
          <table:table-cell office:value-type="float" office:value="-0.3">
            <text:p>-0,3</text:p>
          </table:table-cell>
          <table:table-cell office:value-type="float" office:value="-0.0029">
            <text:p>-2,90E-003</text:p>
          </table:table-cell>
          <table:table-cell table:formula="of:=[.V73]*[.W73]" office:value-type="float" office:value="0.00087">
            <text:p>8,70E-004</text:p>
          </table:table-cell>
          <table:table-cell office:value-type="float" office:value="-0.3">
            <text:p>-0,3</text:p>
          </table:table-cell>
          <table:table-cell office:value-type="float" office:value="-0.00000759">
            <text:p>-7,59E-006</text:p>
          </table:table-cell>
          <table:table-cell table:formula="of:=[.Y73]*[.Z73]" office:value-type="float" office:value="0.000002277">
            <text:p>2,28E-006</text:p>
          </table:table-cell>
          <table:table-cell office:value-type="float" office:value="-0.3">
            <text:p>-0,3</text:p>
          </table:table-cell>
          <table:table-cell office:value-type="float" office:value="-0.0014">
            <text:p>-1,40E-003</text:p>
          </table:table-cell>
          <table:table-cell table:formula="of:=[.AB73]*[.AC73]" office:value-type="float" office:value="0.00042">
            <text:p>0,00042</text:p>
          </table:table-cell>
        </table:table-row>
        <table:table-row table:style-name="ro1">
          <table:table-cell office:value-type="float" office:value="-0.29">
            <text:p>-0,29</text:p>
          </table:table-cell>
          <table:table-cell office:value-type="float" office:value="-0.00000903">
            <text:p>-9,03E-006</text:p>
          </table:table-cell>
          <table:table-cell table:formula="of:=[.A74]*[.B74]" office:value-type="float" office:value="0.0000026187">
            <text:p>2,62E-006</text:p>
          </table:table-cell>
          <table:table-cell office:value-type="float" office:value="-0.29">
            <text:p>-0,29</text:p>
          </table:table-cell>
          <table:table-cell office:value-type="float" office:value="-0.00534">
            <text:p>-5,34E-003</text:p>
          </table:table-cell>
          <table:table-cell table:formula="of:=[.D74]*[.E74]" office:value-type="float" office:value="0.0015486">
            <text:p>1,55E-003</text:p>
          </table:table-cell>
          <table:table-cell office:value-type="float" office:value="-0.29">
            <text:p>-0,29</text:p>
          </table:table-cell>
          <table:table-cell office:value-type="float" office:value="-0.0000127">
            <text:p>-1,27E-005</text:p>
          </table:table-cell>
          <table:table-cell table:formula="of:=[.G74]*[.H74]" office:value-type="float" office:value="0.000003683">
            <text:p>3,68E-006</text:p>
          </table:table-cell>
          <table:table-cell office:value-type="float" office:value="-0.29">
            <text:p>-0,29</text:p>
          </table:table-cell>
          <table:table-cell office:value-type="float" office:value="-0.00332">
            <text:p>-3,32E-003</text:p>
          </table:table-cell>
          <table:table-cell table:formula="of:=[.J74]*[.K74]" office:value-type="float" office:value="0.0009628">
            <text:p>9,63E-004</text:p>
          </table:table-cell>
          <table:table-cell office:value-type="float" office:value="-0.29">
            <text:p>-0,29</text:p>
          </table:table-cell>
          <table:table-cell office:value-type="float" office:value="-0.00000239">
            <text:p>-2,39E-006</text:p>
          </table:table-cell>
          <table:table-cell table:formula="of:=[.M74]*[.N74]" office:value-type="float" office:value="0.0000006931">
            <text:p>6,93E-007</text:p>
          </table:table-cell>
          <table:table-cell office:value-type="float" office:value="-0.29">
            <text:p>-0,29</text:p>
          </table:table-cell>
          <table:table-cell office:value-type="float" office:value="-0.0032">
            <text:p>-3,20E-003</text:p>
          </table:table-cell>
          <table:table-cell table:formula="of:=[.P74]*[.Q74]" office:value-type="float" office:value="0.000928">
            <text:p>9,28E-004</text:p>
          </table:table-cell>
          <table:table-cell office:value-type="float" office:value="-0.29">
            <text:p>-0,29</text:p>
          </table:table-cell>
          <table:table-cell office:value-type="float" office:value="-0.00000333">
            <text:p>-3,33E-006</text:p>
          </table:table-cell>
          <table:table-cell table:formula="of:=[.S74]*[.T74]" office:value-type="float" office:value="0.0000009657">
            <text:p>9,66E-007</text:p>
          </table:table-cell>
          <table:table-cell office:value-type="float" office:value="-0.29">
            <text:p>-0,29</text:p>
          </table:table-cell>
          <table:table-cell office:value-type="float" office:value="-0.0029">
            <text:p>-2,90E-003</text:p>
          </table:table-cell>
          <table:table-cell table:formula="of:=[.V74]*[.W74]" office:value-type="float" office:value="0.000841">
            <text:p>8,41E-004</text:p>
          </table:table-cell>
          <table:table-cell office:value-type="float" office:value="-0.29">
            <text:p>-0,29</text:p>
          </table:table-cell>
          <table:table-cell office:value-type="float" office:value="-0.00000733">
            <text:p>-7,33E-006</text:p>
          </table:table-cell>
          <table:table-cell table:formula="of:=[.Y74]*[.Z74]" office:value-type="float" office:value="0.0000021257">
            <text:p>2,13E-006</text:p>
          </table:table-cell>
          <table:table-cell office:value-type="float" office:value="-0.29">
            <text:p>-0,29</text:p>
          </table:table-cell>
          <table:table-cell office:value-type="float" office:value="-0.0014">
            <text:p>-1,40E-003</text:p>
          </table:table-cell>
          <table:table-cell table:formula="of:=[.AB74]*[.AC74]" office:value-type="float" office:value="0.000406">
            <text:p>0,000406</text:p>
          </table:table-cell>
        </table:table-row>
        <table:table-row table:style-name="ro1">
          <table:table-cell office:value-type="float" office:value="-0.28">
            <text:p>-0,28</text:p>
          </table:table-cell>
          <table:table-cell office:value-type="float" office:value="-0.00000872">
            <text:p>-8,72E-006</text:p>
          </table:table-cell>
          <table:table-cell table:formula="of:=[.A75]*[.B75]" office:value-type="float" office:value="0.0000024416">
            <text:p>2,44E-006</text:p>
          </table:table-cell>
          <table:table-cell office:value-type="float" office:value="-0.28">
            <text:p>-0,28</text:p>
          </table:table-cell>
          <table:table-cell office:value-type="float" office:value="-0.00535">
            <text:p>-5,35E-003</text:p>
          </table:table-cell>
          <table:table-cell table:formula="of:=[.D75]*[.E75]" office:value-type="float" office:value="0.001498">
            <text:p>1,50E-003</text:p>
          </table:table-cell>
          <table:table-cell office:value-type="float" office:value="-0.28">
            <text:p>-0,28</text:p>
          </table:table-cell>
          <table:table-cell office:value-type="float" office:value="-0.0000123">
            <text:p>-1,23E-005</text:p>
          </table:table-cell>
          <table:table-cell table:formula="of:=[.G75]*[.H75]" office:value-type="float" office:value="0.000003444">
            <text:p>3,44E-006</text:p>
          </table:table-cell>
          <table:table-cell office:value-type="float" office:value="-0.28">
            <text:p>-0,28</text:p>
          </table:table-cell>
          <table:table-cell office:value-type="float" office:value="-0.00332">
            <text:p>-3,32E-003</text:p>
          </table:table-cell>
          <table:table-cell table:formula="of:=[.J75]*[.K75]" office:value-type="float" office:value="0.0009296">
            <text:p>9,30E-004</text:p>
          </table:table-cell>
          <table:table-cell office:value-type="float" office:value="-0.28">
            <text:p>-0,28</text:p>
          </table:table-cell>
          <table:table-cell office:value-type="float" office:value="-0.00000232">
            <text:p>-2,32E-006</text:p>
          </table:table-cell>
          <table:table-cell table:formula="of:=[.M75]*[.N75]" office:value-type="float" office:value="0.0000006496">
            <text:p>6,50E-007</text:p>
          </table:table-cell>
          <table:table-cell office:value-type="float" office:value="-0.28">
            <text:p>-0,28</text:p>
          </table:table-cell>
          <table:table-cell office:value-type="float" office:value="-0.0032">
            <text:p>-3,20E-003</text:p>
          </table:table-cell>
          <table:table-cell table:formula="of:=[.P75]*[.Q75]" office:value-type="float" office:value="0.000896">
            <text:p>8,96E-004</text:p>
          </table:table-cell>
          <table:table-cell office:value-type="float" office:value="-0.28">
            <text:p>-0,28</text:p>
          </table:table-cell>
          <table:table-cell office:value-type="float" office:value="-0.00000323">
            <text:p>-3,23E-006</text:p>
          </table:table-cell>
          <table:table-cell table:formula="of:=[.S75]*[.T75]" office:value-type="float" office:value="0.0000009044">
            <text:p>9,04E-007</text:p>
          </table:table-cell>
          <table:table-cell office:value-type="float" office:value="-0.28">
            <text:p>-0,28</text:p>
          </table:table-cell>
          <table:table-cell office:value-type="float" office:value="-0.0029">
            <text:p>-2,90E-003</text:p>
          </table:table-cell>
          <table:table-cell table:formula="of:=[.V75]*[.W75]" office:value-type="float" office:value="0.000812">
            <text:p>8,12E-004</text:p>
          </table:table-cell>
          <table:table-cell office:value-type="float" office:value="-0.28">
            <text:p>-0,28</text:p>
          </table:table-cell>
          <table:table-cell office:value-type="float" office:value="-0.00000708">
            <text:p>-7,08E-006</text:p>
          </table:table-cell>
          <table:table-cell table:formula="of:=[.Y75]*[.Z75]" office:value-type="float" office:value="0.0000019824">
            <text:p>1,98E-006</text:p>
          </table:table-cell>
          <table:table-cell office:value-type="float" office:value="-0.28">
            <text:p>-0,28</text:p>
          </table:table-cell>
          <table:table-cell office:value-type="float" office:value="-0.0014">
            <text:p>-1,40E-003</text:p>
          </table:table-cell>
          <table:table-cell table:formula="of:=[.AB75]*[.AC75]" office:value-type="float" office:value="0.000392">
            <text:p>0,000392</text:p>
          </table:table-cell>
        </table:table-row>
        <table:table-row table:style-name="ro1">
          <table:table-cell office:value-type="float" office:value="-0.27">
            <text:p>-0,27</text:p>
          </table:table-cell>
          <table:table-cell office:value-type="float" office:value="-0.00000842">
            <text:p>-8,42E-006</text:p>
          </table:table-cell>
          <table:table-cell table:formula="of:=[.A76]*[.B76]" office:value-type="float" office:value="0.0000022734">
            <text:p>2,27E-006</text:p>
          </table:table-cell>
          <table:table-cell office:value-type="float" office:value="-0.27">
            <text:p>-0,27</text:p>
          </table:table-cell>
          <table:table-cell office:value-type="float" office:value="-0.00536">
            <text:p>-5,36E-003</text:p>
          </table:table-cell>
          <table:table-cell table:formula="of:=[.D76]*[.E76]" office:value-type="float" office:value="0.0014472">
            <text:p>1,45E-003</text:p>
          </table:table-cell>
          <table:table-cell office:value-type="float" office:value="-0.27">
            <text:p>-0,27</text:p>
          </table:table-cell>
          <table:table-cell office:value-type="float" office:value="-0.0000119">
            <text:p>-1,19E-005</text:p>
          </table:table-cell>
          <table:table-cell table:formula="of:=[.G76]*[.H76]" office:value-type="float" office:value="0.000003213">
            <text:p>3,21E-006</text:p>
          </table:table-cell>
          <table:table-cell office:value-type="float" office:value="-0.27">
            <text:p>-0,27</text:p>
          </table:table-cell>
          <table:table-cell office:value-type="float" office:value="-0.00332">
            <text:p>-3,32E-003</text:p>
          </table:table-cell>
          <table:table-cell table:formula="of:=[.J76]*[.K76]" office:value-type="float" office:value="0.0008964">
            <text:p>8,96E-004</text:p>
          </table:table-cell>
          <table:table-cell office:value-type="float" office:value="-0.27">
            <text:p>-0,27</text:p>
          </table:table-cell>
          <table:table-cell office:value-type="float" office:value="-0.00000226">
            <text:p>-2,26E-006</text:p>
          </table:table-cell>
          <table:table-cell table:formula="of:=[.M76]*[.N76]" office:value-type="float" office:value="0.0000006102">
            <text:p>6,10E-007</text:p>
          </table:table-cell>
          <table:table-cell office:value-type="float" office:value="-0.27">
            <text:p>-0,27</text:p>
          </table:table-cell>
          <table:table-cell office:value-type="float" office:value="-0.00321">
            <text:p>-3,21E-003</text:p>
          </table:table-cell>
          <table:table-cell table:formula="of:=[.P76]*[.Q76]" office:value-type="float" office:value="0.0008667">
            <text:p>8,67E-004</text:p>
          </table:table-cell>
          <table:table-cell office:value-type="float" office:value="-0.27">
            <text:p>-0,27</text:p>
          </table:table-cell>
          <table:table-cell office:value-type="float" office:value="-0.00000312">
            <text:p>-3,12E-006</text:p>
          </table:table-cell>
          <table:table-cell table:formula="of:=[.S76]*[.T76]" office:value-type="float" office:value="0.0000008424">
            <text:p>8,42E-007</text:p>
          </table:table-cell>
          <table:table-cell office:value-type="float" office:value="-0.27">
            <text:p>-0,27</text:p>
          </table:table-cell>
          <table:table-cell office:value-type="float" office:value="-0.00291">
            <text:p>-2,91E-003</text:p>
          </table:table-cell>
          <table:table-cell table:formula="of:=[.V76]*[.W76]" office:value-type="float" office:value="0.0007857">
            <text:p>7,86E-004</text:p>
          </table:table-cell>
          <table:table-cell office:value-type="float" office:value="-0.27">
            <text:p>-0,27</text:p>
          </table:table-cell>
          <table:table-cell office:value-type="float" office:value="-0.00000683">
            <text:p>-6,83E-006</text:p>
          </table:table-cell>
          <table:table-cell table:formula="of:=[.Y76]*[.Z76]" office:value-type="float" office:value="0.0000018441">
            <text:p>1,84E-006</text:p>
          </table:table-cell>
          <table:table-cell office:value-type="float" office:value="-0.27">
            <text:p>-0,27</text:p>
          </table:table-cell>
          <table:table-cell office:value-type="float" office:value="-0.0014">
            <text:p>-1,40E-003</text:p>
          </table:table-cell>
          <table:table-cell table:formula="of:=[.AB76]*[.AC76]" office:value-type="float" office:value="0.000378">
            <text:p>0,000378</text:p>
          </table:table-cell>
        </table:table-row>
        <table:table-row table:style-name="ro1">
          <table:table-cell office:value-type="float" office:value="-0.26">
            <text:p>-0,26</text:p>
          </table:table-cell>
          <table:table-cell office:value-type="float" office:value="-0.00000812">
            <text:p>-8,12E-006</text:p>
          </table:table-cell>
          <table:table-cell table:formula="of:=[.A77]*[.B77]" office:value-type="float" office:value="0.0000021112">
            <text:p>2,11E-006</text:p>
          </table:table-cell>
          <table:table-cell office:value-type="float" office:value="-0.26">
            <text:p>-0,26</text:p>
          </table:table-cell>
          <table:table-cell office:value-type="float" office:value="-0.00536">
            <text:p>-5,36E-003</text:p>
          </table:table-cell>
          <table:table-cell table:formula="of:=[.D77]*[.E77]" office:value-type="float" office:value="0.0013936">
            <text:p>1,39E-003</text:p>
          </table:table-cell>
          <table:table-cell office:value-type="float" office:value="-0.26">
            <text:p>-0,26</text:p>
          </table:table-cell>
          <table:table-cell office:value-type="float" office:value="-0.0000115">
            <text:p>-1,15E-005</text:p>
          </table:table-cell>
          <table:table-cell table:formula="of:=[.G77]*[.H77]" office:value-type="float" office:value="0.00000299">
            <text:p>2,99E-006</text:p>
          </table:table-cell>
          <table:table-cell office:value-type="float" office:value="-0.26">
            <text:p>-0,26</text:p>
          </table:table-cell>
          <table:table-cell office:value-type="float" office:value="-0.00332">
            <text:p>-3,32E-003</text:p>
          </table:table-cell>
          <table:table-cell table:formula="of:=[.J77]*[.K77]" office:value-type="float" office:value="0.0008632">
            <text:p>8,63E-004</text:p>
          </table:table-cell>
          <table:table-cell office:value-type="float" office:value="-0.26">
            <text:p>-0,26</text:p>
          </table:table-cell>
          <table:table-cell office:value-type="float" office:value="-0.00000219">
            <text:p>-2,19E-006</text:p>
          </table:table-cell>
          <table:table-cell table:formula="of:=[.M77]*[.N77]" office:value-type="float" office:value="0.0000005694">
            <text:p>5,69E-007</text:p>
          </table:table-cell>
          <table:table-cell office:value-type="float" office:value="-0.26">
            <text:p>-0,26</text:p>
          </table:table-cell>
          <table:table-cell office:value-type="float" office:value="-0.00321">
            <text:p>-3,21E-003</text:p>
          </table:table-cell>
          <table:table-cell table:formula="of:=[.P77]*[.Q77]" office:value-type="float" office:value="0.0008346">
            <text:p>8,35E-004</text:p>
          </table:table-cell>
          <table:table-cell office:value-type="float" office:value="-0.26">
            <text:p>-0,26</text:p>
          </table:table-cell>
          <table:table-cell office:value-type="float" office:value="-0.00000301">
            <text:p>-3,01E-006</text:p>
          </table:table-cell>
          <table:table-cell table:formula="of:=[.S77]*[.T77]" office:value-type="float" office:value="0.0000007826">
            <text:p>7,83E-007</text:p>
          </table:table-cell>
          <table:table-cell office:value-type="float" office:value="-0.26">
            <text:p>-0,26</text:p>
          </table:table-cell>
          <table:table-cell office:value-type="float" office:value="-0.00291">
            <text:p>-2,91E-003</text:p>
          </table:table-cell>
          <table:table-cell table:formula="of:=[.V77]*[.W77]" office:value-type="float" office:value="0.0007566">
            <text:p>7,57E-004</text:p>
          </table:table-cell>
          <table:table-cell office:value-type="float" office:value="-0.26">
            <text:p>-0,26</text:p>
          </table:table-cell>
          <table:table-cell office:value-type="float" office:value="-0.00000658">
            <text:p>-6,58E-006</text:p>
          </table:table-cell>
          <table:table-cell table:formula="of:=[.Y77]*[.Z77]" office:value-type="float" office:value="0.0000017108">
            <text:p>1,71E-006</text:p>
          </table:table-cell>
          <table:table-cell office:value-type="float" office:value="-0.26">
            <text:p>-0,26</text:p>
          </table:table-cell>
          <table:table-cell office:value-type="float" office:value="-0.0014">
            <text:p>-1,40E-003</text:p>
          </table:table-cell>
          <table:table-cell table:formula="of:=[.AB77]*[.AC77]" office:value-type="float" office:value="0.000364">
            <text:p>0,000364</text:p>
          </table:table-cell>
        </table:table-row>
        <table:table-row table:style-name="ro1">
          <table:table-cell office:value-type="float" office:value="-0.25">
            <text:p>-0,25</text:p>
          </table:table-cell>
          <table:table-cell office:value-type="float" office:value="-0.00000782">
            <text:p>-7,82E-006</text:p>
          </table:table-cell>
          <table:table-cell table:formula="of:=[.A78]*[.B78]" office:value-type="float" office:value="0.000001955">
            <text:p>1,96E-006</text:p>
          </table:table-cell>
          <table:table-cell office:value-type="float" office:value="-0.25">
            <text:p>-0,25</text:p>
          </table:table-cell>
          <table:table-cell office:value-type="float" office:value="-0.00536">
            <text:p>-5,36E-003</text:p>
          </table:table-cell>
          <table:table-cell table:formula="of:=[.D78]*[.E78]" office:value-type="float" office:value="0.00134">
            <text:p>1,34E-003</text:p>
          </table:table-cell>
          <table:table-cell office:value-type="float" office:value="-0.25">
            <text:p>-0,25</text:p>
          </table:table-cell>
          <table:table-cell office:value-type="float" office:value="-0.0000111">
            <text:p>-1,11E-005</text:p>
          </table:table-cell>
          <table:table-cell table:formula="of:=[.G78]*[.H78]" office:value-type="float" office:value="0.000002775">
            <text:p>2,78E-006</text:p>
          </table:table-cell>
          <table:table-cell office:value-type="float" office:value="-0.25">
            <text:p>-0,25</text:p>
          </table:table-cell>
          <table:table-cell office:value-type="float" office:value="-0.00332">
            <text:p>-3,32E-003</text:p>
          </table:table-cell>
          <table:table-cell table:formula="of:=[.J78]*[.K78]" office:value-type="float" office:value="0.00083">
            <text:p>8,30E-004</text:p>
          </table:table-cell>
          <table:table-cell office:value-type="float" office:value="-0.25">
            <text:p>-0,25</text:p>
          </table:table-cell>
          <table:table-cell office:value-type="float" office:value="-0.00000213">
            <text:p>-2,13E-006</text:p>
          </table:table-cell>
          <table:table-cell table:formula="of:=[.M78]*[.N78]" office:value-type="float" office:value="0.0000005325">
            <text:p>5,33E-007</text:p>
          </table:table-cell>
          <table:table-cell office:value-type="float" office:value="-0.25">
            <text:p>-0,25</text:p>
          </table:table-cell>
          <table:table-cell office:value-type="float" office:value="-0.00321">
            <text:p>-3,21E-003</text:p>
          </table:table-cell>
          <table:table-cell table:formula="of:=[.P78]*[.Q78]" office:value-type="float" office:value="0.0008025">
            <text:p>8,03E-004</text:p>
          </table:table-cell>
          <table:table-cell office:value-type="float" office:value="-0.25">
            <text:p>-0,25</text:p>
          </table:table-cell>
          <table:table-cell office:value-type="float" office:value="-0.00000291">
            <text:p>-2,91E-006</text:p>
          </table:table-cell>
          <table:table-cell table:formula="of:=[.S78]*[.T78]" office:value-type="float" office:value="0.0000007275">
            <text:p>7,28E-007</text:p>
          </table:table-cell>
          <table:table-cell office:value-type="float" office:value="-0.25">
            <text:p>-0,25</text:p>
          </table:table-cell>
          <table:table-cell office:value-type="float" office:value="-0.0029">
            <text:p>-2,90E-003</text:p>
          </table:table-cell>
          <table:table-cell table:formula="of:=[.V78]*[.W78]" office:value-type="float" office:value="0.000725">
            <text:p>7,25E-004</text:p>
          </table:table-cell>
          <table:table-cell office:value-type="float" office:value="-0.25">
            <text:p>-0,25</text:p>
          </table:table-cell>
          <table:table-cell office:value-type="float" office:value="-0.00000634">
            <text:p>-6,34E-006</text:p>
          </table:table-cell>
          <table:table-cell table:formula="of:=[.Y78]*[.Z78]" office:value-type="float" office:value="0.000001585">
            <text:p>1,59E-006</text:p>
          </table:table-cell>
          <table:table-cell office:value-type="float" office:value="-0.25">
            <text:p>-0,25</text:p>
          </table:table-cell>
          <table:table-cell office:value-type="float" office:value="-0.0014">
            <text:p>-1,40E-003</text:p>
          </table:table-cell>
          <table:table-cell table:formula="of:=[.AB78]*[.AC78]" office:value-type="float" office:value="0.00035">
            <text:p>0,00035</text:p>
          </table:table-cell>
        </table:table-row>
        <table:table-row table:style-name="ro1">
          <table:table-cell office:value-type="float" office:value="-0.24">
            <text:p>-0,24</text:p>
          </table:table-cell>
          <table:table-cell office:value-type="float" office:value="-0.00000752">
            <text:p>-7,52E-006</text:p>
          </table:table-cell>
          <table:table-cell table:formula="of:=[.A79]*[.B79]" office:value-type="float" office:value="0.0000018048">
            <text:p>1,80E-006</text:p>
          </table:table-cell>
          <table:table-cell office:value-type="float" office:value="-0.24">
            <text:p>-0,24</text:p>
          </table:table-cell>
          <table:table-cell office:value-type="float" office:value="-0.00535">
            <text:p>-5,35E-003</text:p>
          </table:table-cell>
          <table:table-cell table:formula="of:=[.D79]*[.E79]" office:value-type="float" office:value="0.001284">
            <text:p>1,28E-003</text:p>
          </table:table-cell>
          <table:table-cell office:value-type="float" office:value="-0.24">
            <text:p>-0,24</text:p>
          </table:table-cell>
          <table:table-cell office:value-type="float" office:value="-0.0000107">
            <text:p>-1,07E-005</text:p>
          </table:table-cell>
          <table:table-cell table:formula="of:=[.G79]*[.H79]" office:value-type="float" office:value="0.000002568">
            <text:p>2,57E-006</text:p>
          </table:table-cell>
          <table:table-cell office:value-type="float" office:value="-0.24">
            <text:p>-0,24</text:p>
          </table:table-cell>
          <table:table-cell office:value-type="float" office:value="-0.00332">
            <text:p>-3,32E-003</text:p>
          </table:table-cell>
          <table:table-cell table:formula="of:=[.J79]*[.K79]" office:value-type="float" office:value="0.0007968">
            <text:p>7,97E-004</text:p>
          </table:table-cell>
          <table:table-cell office:value-type="float" office:value="-0.24">
            <text:p>-0,24</text:p>
          </table:table-cell>
          <table:table-cell office:value-type="float" office:value="-0.00000207">
            <text:p>-2,07E-006</text:p>
          </table:table-cell>
          <table:table-cell table:formula="of:=[.M79]*[.N79]" office:value-type="float" office:value="0.0000004968">
            <text:p>4,97E-007</text:p>
          </table:table-cell>
          <table:table-cell office:value-type="float" office:value="-0.24">
            <text:p>-0,24</text:p>
          </table:table-cell>
          <table:table-cell office:value-type="float" office:value="-0.00321">
            <text:p>-3,21E-003</text:p>
          </table:table-cell>
          <table:table-cell table:formula="of:=[.P79]*[.Q79]" office:value-type="float" office:value="0.0007704">
            <text:p>7,70E-004</text:p>
          </table:table-cell>
          <table:table-cell office:value-type="float" office:value="-0.24">
            <text:p>-0,24</text:p>
          </table:table-cell>
          <table:table-cell office:value-type="float" office:value="-0.00000281">
            <text:p>-2,81E-006</text:p>
          </table:table-cell>
          <table:table-cell table:formula="of:=[.S79]*[.T79]" office:value-type="float" office:value="0.0000006744">
            <text:p>6,74E-007</text:p>
          </table:table-cell>
          <table:table-cell office:value-type="float" office:value="-0.24">
            <text:p>-0,24</text:p>
          </table:table-cell>
          <table:table-cell office:value-type="float" office:value="-0.00289">
            <text:p>-2,89E-003</text:p>
          </table:table-cell>
          <table:table-cell table:formula="of:=[.V79]*[.W79]" office:value-type="float" office:value="0.0006936">
            <text:p>6,94E-004</text:p>
          </table:table-cell>
          <table:table-cell office:value-type="float" office:value="-0.24">
            <text:p>-0,24</text:p>
          </table:table-cell>
          <table:table-cell office:value-type="float" office:value="-0.00000609">
            <text:p>-6,09E-006</text:p>
          </table:table-cell>
          <table:table-cell table:formula="of:=[.Y79]*[.Z79]" office:value-type="float" office:value="0.0000014616">
            <text:p>1,46E-006</text:p>
          </table:table-cell>
          <table:table-cell office:value-type="float" office:value="-0.24">
            <text:p>-0,24</text:p>
          </table:table-cell>
          <table:table-cell office:value-type="float" office:value="-0.00139">
            <text:p>-1,39E-003</text:p>
          </table:table-cell>
          <table:table-cell table:formula="of:=[.AB79]*[.AC79]" office:value-type="float" office:value="0.0003336">
            <text:p>0,0003336</text:p>
          </table:table-cell>
        </table:table-row>
        <table:table-row table:style-name="ro1">
          <table:table-cell office:value-type="float" office:value="-0.23">
            <text:p>-0,23</text:p>
          </table:table-cell>
          <table:table-cell office:value-type="float" office:value="-0.00000723">
            <text:p>-7,23E-006</text:p>
          </table:table-cell>
          <table:table-cell table:formula="of:=[.A80]*[.B80]" office:value-type="float" office:value="0.0000016629">
            <text:p>1,66E-006</text:p>
          </table:table-cell>
          <table:table-cell office:value-type="float" office:value="-0.23">
            <text:p>-0,23</text:p>
          </table:table-cell>
          <table:table-cell office:value-type="float" office:value="-0.00534">
            <text:p>-5,34E-003</text:p>
          </table:table-cell>
          <table:table-cell table:formula="of:=[.D80]*[.E80]" office:value-type="float" office:value="0.0012282">
            <text:p>1,23E-003</text:p>
          </table:table-cell>
          <table:table-cell office:value-type="float" office:value="-0.23">
            <text:p>-0,23</text:p>
          </table:table-cell>
          <table:table-cell office:value-type="float" office:value="-0.0000103">
            <text:p>-1,03E-005</text:p>
          </table:table-cell>
          <table:table-cell table:formula="of:=[.G80]*[.H80]" office:value-type="float" office:value="0.000002369">
            <text:p>2,37E-006</text:p>
          </table:table-cell>
          <table:table-cell office:value-type="float" office:value="-0.23">
            <text:p>-0,23</text:p>
          </table:table-cell>
          <table:table-cell office:value-type="float" office:value="-0.00332">
            <text:p>-3,32E-003</text:p>
          </table:table-cell>
          <table:table-cell table:formula="of:=[.J80]*[.K80]" office:value-type="float" office:value="0.0007636">
            <text:p>7,64E-004</text:p>
          </table:table-cell>
          <table:table-cell office:value-type="float" office:value="-0.23">
            <text:p>-0,23</text:p>
          </table:table-cell>
          <table:table-cell office:value-type="float" office:value="-0.000002">
            <text:p>-2,00E-006</text:p>
          </table:table-cell>
          <table:table-cell table:formula="of:=[.M80]*[.N80]" office:value-type="float" office:value="0.00000046">
            <text:p>4,60E-007</text:p>
          </table:table-cell>
          <table:table-cell office:value-type="float" office:value="-0.23">
            <text:p>-0,23</text:p>
          </table:table-cell>
          <table:table-cell office:value-type="float" office:value="-0.00322">
            <text:p>-3,22E-003</text:p>
          </table:table-cell>
          <table:table-cell table:formula="of:=[.P80]*[.Q80]" office:value-type="float" office:value="0.0007406">
            <text:p>7,41E-004</text:p>
          </table:table-cell>
          <table:table-cell office:value-type="float" office:value="-0.23">
            <text:p>-0,23</text:p>
          </table:table-cell>
          <table:table-cell office:value-type="float" office:value="-0.0000027">
            <text:p>-2,70E-006</text:p>
          </table:table-cell>
          <table:table-cell table:formula="of:=[.S80]*[.T80]" office:value-type="float" office:value="0.000000621">
            <text:p>6,21E-007</text:p>
          </table:table-cell>
          <table:table-cell office:value-type="float" office:value="-0.23">
            <text:p>-0,23</text:p>
          </table:table-cell>
          <table:table-cell office:value-type="float" office:value="-0.00289">
            <text:p>-2,89E-003</text:p>
          </table:table-cell>
          <table:table-cell table:formula="of:=[.V80]*[.W80]" office:value-type="float" office:value="0.0006647">
            <text:p>6,65E-004</text:p>
          </table:table-cell>
          <table:table-cell office:value-type="float" office:value="-0.23">
            <text:p>-0,23</text:p>
          </table:table-cell>
          <table:table-cell office:value-type="float" office:value="-0.00000585">
            <text:p>-5,85E-006</text:p>
          </table:table-cell>
          <table:table-cell table:formula="of:=[.Y80]*[.Z80]" office:value-type="float" office:value="0.0000013455">
            <text:p>1,35E-006</text:p>
          </table:table-cell>
          <table:table-cell office:value-type="float" office:value="-0.23">
            <text:p>-0,23</text:p>
          </table:table-cell>
          <table:table-cell office:value-type="float" office:value="-0.00139">
            <text:p>-1,39E-003</text:p>
          </table:table-cell>
          <table:table-cell table:formula="of:=[.AB80]*[.AC80]" office:value-type="float" office:value="0.0003197">
            <text:p>0,0003197</text:p>
          </table:table-cell>
        </table:table-row>
        <table:table-row table:style-name="ro1">
          <table:table-cell office:value-type="float" office:value="-0.22">
            <text:p>-0,22</text:p>
          </table:table-cell>
          <table:table-cell office:value-type="float" office:value="-0.00000694">
            <text:p>-6,94E-006</text:p>
          </table:table-cell>
          <table:table-cell table:formula="of:=[.A81]*[.B81]" office:value-type="float" office:value="0.0000015268">
            <text:p>1,53E-006</text:p>
          </table:table-cell>
          <table:table-cell office:value-type="float" office:value="-0.22">
            <text:p>-0,22</text:p>
          </table:table-cell>
          <table:table-cell office:value-type="float" office:value="-0.00533">
            <text:p>-5,33E-003</text:p>
          </table:table-cell>
          <table:table-cell table:formula="of:=[.D81]*[.E81]" office:value-type="float" office:value="0.0011726">
            <text:p>1,17E-003</text:p>
          </table:table-cell>
          <table:table-cell office:value-type="float" office:value="-0.22">
            <text:p>-0,22</text:p>
          </table:table-cell>
          <table:table-cell office:value-type="float" office:value="-0.0000099">
            <text:p>-9,90E-006</text:p>
          </table:table-cell>
          <table:table-cell table:formula="of:=[.G81]*[.H81]" office:value-type="float" office:value="0.000002178">
            <text:p>2,18E-006</text:p>
          </table:table-cell>
          <table:table-cell office:value-type="float" office:value="-0.22">
            <text:p>-0,22</text:p>
          </table:table-cell>
          <table:table-cell office:value-type="float" office:value="-0.00332">
            <text:p>-3,32E-003</text:p>
          </table:table-cell>
          <table:table-cell table:formula="of:=[.J81]*[.K81]" office:value-type="float" office:value="0.0007304">
            <text:p>7,30E-004</text:p>
          </table:table-cell>
          <table:table-cell office:value-type="float" office:value="-0.22">
            <text:p>-0,22</text:p>
          </table:table-cell>
          <table:table-cell office:value-type="float" office:value="-0.00000194">
            <text:p>-1,94E-006</text:p>
          </table:table-cell>
          <table:table-cell table:formula="of:=[.M81]*[.N81]" office:value-type="float" office:value="0.0000004268">
            <text:p>4,27E-007</text:p>
          </table:table-cell>
          <table:table-cell office:value-type="float" office:value="-0.22">
            <text:p>-0,22</text:p>
          </table:table-cell>
          <table:table-cell office:value-type="float" office:value="-0.00321">
            <text:p>-3,21E-003</text:p>
          </table:table-cell>
          <table:table-cell table:formula="of:=[.P81]*[.Q81]" office:value-type="float" office:value="0.0007062">
            <text:p>7,06E-004</text:p>
          </table:table-cell>
          <table:table-cell office:value-type="float" office:value="-0.22">
            <text:p>-0,22</text:p>
          </table:table-cell>
          <table:table-cell office:value-type="float" office:value="-0.0000026">
            <text:p>-2,60E-006</text:p>
          </table:table-cell>
          <table:table-cell table:formula="of:=[.S81]*[.T81]" office:value-type="float" office:value="0.000000572">
            <text:p>5,72E-007</text:p>
          </table:table-cell>
          <table:table-cell office:value-type="float" office:value="-0.22">
            <text:p>-0,22</text:p>
          </table:table-cell>
          <table:table-cell office:value-type="float" office:value="-0.00289">
            <text:p>-2,89E-003</text:p>
          </table:table-cell>
          <table:table-cell table:formula="of:=[.V81]*[.W81]" office:value-type="float" office:value="0.0006358">
            <text:p>6,36E-004</text:p>
          </table:table-cell>
          <table:table-cell office:value-type="float" office:value="-0.22">
            <text:p>-0,22</text:p>
          </table:table-cell>
          <table:table-cell office:value-type="float" office:value="-0.00000561">
            <text:p>-5,61E-006</text:p>
          </table:table-cell>
          <table:table-cell table:formula="of:=[.Y81]*[.Z81]" office:value-type="float" office:value="0.0000012342">
            <text:p>1,23E-006</text:p>
          </table:table-cell>
          <table:table-cell office:value-type="float" office:value="-0.22">
            <text:p>-0,22</text:p>
          </table:table-cell>
          <table:table-cell office:value-type="float" office:value="-0.00139">
            <text:p>-1,39E-003</text:p>
          </table:table-cell>
          <table:table-cell table:formula="of:=[.AB81]*[.AC81]" office:value-type="float" office:value="0.0003058">
            <text:p>0,0003058</text:p>
          </table:table-cell>
        </table:table-row>
        <table:table-row table:style-name="ro1">
          <table:table-cell office:value-type="float" office:value="-0.21">
            <text:p>-0,21</text:p>
          </table:table-cell>
          <table:table-cell office:value-type="float" office:value="-0.00000664">
            <text:p>-6,64E-006</text:p>
          </table:table-cell>
          <table:table-cell table:formula="of:=[.A82]*[.B82]" office:value-type="float" office:value="0.0000013944">
            <text:p>1,39E-006</text:p>
          </table:table-cell>
          <table:table-cell office:value-type="float" office:value="-0.21">
            <text:p>-0,21</text:p>
          </table:table-cell>
          <table:table-cell office:value-type="float" office:value="-0.00535">
            <text:p>-5,35E-003</text:p>
          </table:table-cell>
          <table:table-cell table:formula="of:=[.D82]*[.E82]" office:value-type="float" office:value="0.0011235">
            <text:p>1,12E-003</text:p>
          </table:table-cell>
          <table:table-cell office:value-type="float" office:value="-0.21">
            <text:p>-0,21</text:p>
          </table:table-cell>
          <table:table-cell office:value-type="float" office:value="-0.0000095">
            <text:p>-9,50E-006</text:p>
          </table:table-cell>
          <table:table-cell table:formula="of:=[.G82]*[.H82]" office:value-type="float" office:value="0.000001995">
            <text:p>2,00E-006</text:p>
          </table:table-cell>
          <table:table-cell office:value-type="float" office:value="-0.21">
            <text:p>-0,21</text:p>
          </table:table-cell>
          <table:table-cell office:value-type="float" office:value="-0.00332">
            <text:p>-3,32E-003</text:p>
          </table:table-cell>
          <table:table-cell table:formula="of:=[.J82]*[.K82]" office:value-type="float" office:value="0.0006972">
            <text:p>6,97E-004</text:p>
          </table:table-cell>
          <table:table-cell office:value-type="float" office:value="-0.21">
            <text:p>-0,21</text:p>
          </table:table-cell>
          <table:table-cell office:value-type="float" office:value="-0.00000188">
            <text:p>-1,88E-006</text:p>
          </table:table-cell>
          <table:table-cell table:formula="of:=[.M82]*[.N82]" office:value-type="float" office:value="0.0000003948">
            <text:p>3,95E-007</text:p>
          </table:table-cell>
          <table:table-cell office:value-type="float" office:value="-0.21">
            <text:p>-0,21</text:p>
          </table:table-cell>
          <table:table-cell office:value-type="float" office:value="-0.00321">
            <text:p>-3,21E-003</text:p>
          </table:table-cell>
          <table:table-cell table:formula="of:=[.P82]*[.Q82]" office:value-type="float" office:value="0.0006741">
            <text:p>6,74E-004</text:p>
          </table:table-cell>
          <table:table-cell office:value-type="float" office:value="-0.21">
            <text:p>-0,21</text:p>
          </table:table-cell>
          <table:table-cell office:value-type="float" office:value="-0.0000025">
            <text:p>-2,50E-006</text:p>
          </table:table-cell>
          <table:table-cell table:formula="of:=[.S82]*[.T82]" office:value-type="float" office:value="0.000000525">
            <text:p>5,25E-007</text:p>
          </table:table-cell>
          <table:table-cell office:value-type="float" office:value="-0.21">
            <text:p>-0,21</text:p>
          </table:table-cell>
          <table:table-cell office:value-type="float" office:value="-0.00289">
            <text:p>-2,89E-003</text:p>
          </table:table-cell>
          <table:table-cell table:formula="of:=[.V82]*[.W82]" office:value-type="float" office:value="0.0006069">
            <text:p>6,07E-004</text:p>
          </table:table-cell>
          <table:table-cell office:value-type="float" office:value="-0.21">
            <text:p>-0,21</text:p>
          </table:table-cell>
          <table:table-cell office:value-type="float" office:value="-0.00000537">
            <text:p>-5,37E-006</text:p>
          </table:table-cell>
          <table:table-cell table:formula="of:=[.Y82]*[.Z82]" office:value-type="float" office:value="0.0000011277">
            <text:p>1,13E-006</text:p>
          </table:table-cell>
          <table:table-cell office:value-type="float" office:value="-0.21">
            <text:p>-0,21</text:p>
          </table:table-cell>
          <table:table-cell office:value-type="float" office:value="-0.00139">
            <text:p>-1,39E-003</text:p>
          </table:table-cell>
          <table:table-cell table:formula="of:=[.AB82]*[.AC82]" office:value-type="float" office:value="0.0002919">
            <text:p>0,0002919</text:p>
          </table:table-cell>
        </table:table-row>
        <table:table-row table:style-name="ro1">
          <table:table-cell office:value-type="float" office:value="-0.2">
            <text:p>-0,2</text:p>
          </table:table-cell>
          <table:table-cell office:value-type="float" office:value="-0.00000635">
            <text:p>-6,35E-006</text:p>
          </table:table-cell>
          <table:table-cell table:formula="of:=[.A83]*[.B83]" office:value-type="float" office:value="0.00000127">
            <text:p>1,27E-006</text:p>
          </table:table-cell>
          <table:table-cell office:value-type="float" office:value="-0.2">
            <text:p>-0,2</text:p>
          </table:table-cell>
          <table:table-cell office:value-type="float" office:value="-0.00535">
            <text:p>-5,35E-003</text:p>
          </table:table-cell>
          <table:table-cell table:formula="of:=[.D83]*[.E83]" office:value-type="float" office:value="0.00107">
            <text:p>1,07E-003</text:p>
          </table:table-cell>
          <table:table-cell office:value-type="float" office:value="-0.2">
            <text:p>-0,2</text:p>
          </table:table-cell>
          <table:table-cell office:value-type="float" office:value="-0.0000091">
            <text:p>-9,10E-006</text:p>
          </table:table-cell>
          <table:table-cell table:formula="of:=[.G83]*[.H83]" office:value-type="float" office:value="0.00000182">
            <text:p>1,82E-006</text:p>
          </table:table-cell>
          <table:table-cell office:value-type="float" office:value="-0.2">
            <text:p>-0,2</text:p>
          </table:table-cell>
          <table:table-cell office:value-type="float" office:value="-0.00331">
            <text:p>-3,31E-003</text:p>
          </table:table-cell>
          <table:table-cell table:formula="of:=[.J83]*[.K83]" office:value-type="float" office:value="0.000662">
            <text:p>6,62E-004</text:p>
          </table:table-cell>
          <table:table-cell office:value-type="float" office:value="-0.2">
            <text:p>-0,2</text:p>
          </table:table-cell>
          <table:table-cell office:value-type="float" office:value="-0.00000182">
            <text:p>-1,82E-006</text:p>
          </table:table-cell>
          <table:table-cell table:formula="of:=[.M83]*[.N83]" office:value-type="float" office:value="0.000000364">
            <text:p>3,64E-007</text:p>
          </table:table-cell>
          <table:table-cell office:value-type="float" office:value="-0.2">
            <text:p>-0,2</text:p>
          </table:table-cell>
          <table:table-cell office:value-type="float" office:value="-0.00321">
            <text:p>-3,21E-003</text:p>
          </table:table-cell>
          <table:table-cell table:formula="of:=[.P83]*[.Q83]" office:value-type="float" office:value="0.000642">
            <text:p>6,42E-004</text:p>
          </table:table-cell>
          <table:table-cell office:value-type="float" office:value="-0.2">
            <text:p>-0,2</text:p>
          </table:table-cell>
          <table:table-cell office:value-type="float" office:value="-0.0000024">
            <text:p>-2,40E-006</text:p>
          </table:table-cell>
          <table:table-cell table:formula="of:=[.S83]*[.T83]" office:value-type="float" office:value="0.00000048">
            <text:p>4,80E-007</text:p>
          </table:table-cell>
          <table:table-cell office:value-type="float" office:value="-0.2">
            <text:p>-0,2</text:p>
          </table:table-cell>
          <table:table-cell office:value-type="float" office:value="-0.0029">
            <text:p>-2,90E-003</text:p>
          </table:table-cell>
          <table:table-cell table:formula="of:=[.V83]*[.W83]" office:value-type="float" office:value="0.00058">
            <text:p>5,80E-004</text:p>
          </table:table-cell>
          <table:table-cell office:value-type="float" office:value="-0.2">
            <text:p>-0,2</text:p>
          </table:table-cell>
          <table:table-cell office:value-type="float" office:value="-0.00000513">
            <text:p>-5,13E-006</text:p>
          </table:table-cell>
          <table:table-cell table:formula="of:=[.Y83]*[.Z83]" office:value-type="float" office:value="0.000001026">
            <text:p>1,03E-006</text:p>
          </table:table-cell>
          <table:table-cell office:value-type="float" office:value="-0.2">
            <text:p>-0,2</text:p>
          </table:table-cell>
          <table:table-cell office:value-type="float" office:value="-0.0014">
            <text:p>-1,40E-003</text:p>
          </table:table-cell>
          <table:table-cell table:formula="of:=[.AB83]*[.AC83]" office:value-type="float" office:value="0.00028">
            <text:p>0,00028</text:p>
          </table:table-cell>
        </table:table-row>
        <table:table-row table:style-name="ro1">
          <table:table-cell office:value-type="float" office:value="-0.19">
            <text:p>-0,19</text:p>
          </table:table-cell>
          <table:table-cell office:value-type="float" office:value="-0.00000607">
            <text:p>-6,07E-006</text:p>
          </table:table-cell>
          <table:table-cell table:formula="of:=[.A84]*[.B84]" office:value-type="float" office:value="0.0000011533">
            <text:p>1,15E-006</text:p>
          </table:table-cell>
          <table:table-cell office:value-type="float" office:value="-0.19">
            <text:p>-0,19</text:p>
          </table:table-cell>
          <table:table-cell office:value-type="float" office:value="-0.00536">
            <text:p>-5,36E-003</text:p>
          </table:table-cell>
          <table:table-cell table:formula="of:=[.D84]*[.E84]" office:value-type="float" office:value="0.0010184">
            <text:p>1,02E-003</text:p>
          </table:table-cell>
          <table:table-cell office:value-type="float" office:value="-0.19">
            <text:p>-0,19</text:p>
          </table:table-cell>
          <table:table-cell office:value-type="float" office:value="-0.00000869">
            <text:p>-8,69E-006</text:p>
          </table:table-cell>
          <table:table-cell table:formula="of:=[.G84]*[.H84]" office:value-type="float" office:value="0.0000016511">
            <text:p>1,65E-006</text:p>
          </table:table-cell>
          <table:table-cell office:value-type="float" office:value="-0.19">
            <text:p>-0,19</text:p>
          </table:table-cell>
          <table:table-cell office:value-type="float" office:value="-0.00331">
            <text:p>-3,31E-003</text:p>
          </table:table-cell>
          <table:table-cell table:formula="of:=[.J84]*[.K84]" office:value-type="float" office:value="0.0006289">
            <text:p>6,29E-004</text:p>
          </table:table-cell>
          <table:table-cell office:value-type="float" office:value="-0.19">
            <text:p>-0,19</text:p>
          </table:table-cell>
          <table:table-cell office:value-type="float" office:value="-0.00000176">
            <text:p>-1,76E-006</text:p>
          </table:table-cell>
          <table:table-cell table:formula="of:=[.M84]*[.N84]" office:value-type="float" office:value="0.0000003344">
            <text:p>3,34E-007</text:p>
          </table:table-cell>
          <table:table-cell office:value-type="float" office:value="-0.19">
            <text:p>-0,19</text:p>
          </table:table-cell>
          <table:table-cell office:value-type="float" office:value="-0.0032">
            <text:p>-3,20E-003</text:p>
          </table:table-cell>
          <table:table-cell table:formula="of:=[.P84]*[.Q84]" office:value-type="float" office:value="0.000608">
            <text:p>6,08E-004</text:p>
          </table:table-cell>
          <table:table-cell office:value-type="float" office:value="-0.19">
            <text:p>-0,19</text:p>
          </table:table-cell>
          <table:table-cell office:value-type="float" office:value="-0.0000023">
            <text:p>-2,30E-006</text:p>
          </table:table-cell>
          <table:table-cell table:formula="of:=[.S84]*[.T84]" office:value-type="float" office:value="0.000000437">
            <text:p>4,37E-007</text:p>
          </table:table-cell>
          <table:table-cell office:value-type="float" office:value="-0.19">
            <text:p>-0,19</text:p>
          </table:table-cell>
          <table:table-cell office:value-type="float" office:value="-0.0029">
            <text:p>-2,90E-003</text:p>
          </table:table-cell>
          <table:table-cell table:formula="of:=[.V84]*[.W84]" office:value-type="float" office:value="0.000551">
            <text:p>5,51E-004</text:p>
          </table:table-cell>
          <table:table-cell office:value-type="float" office:value="-0.19">
            <text:p>-0,19</text:p>
          </table:table-cell>
          <table:table-cell office:value-type="float" office:value="-0.0000049">
            <text:p>-4,90E-006</text:p>
          </table:table-cell>
          <table:table-cell table:formula="of:=[.Y84]*[.Z84]" office:value-type="float" office:value="0.000000931">
            <text:p>9,31E-007</text:p>
          </table:table-cell>
          <table:table-cell office:value-type="float" office:value="-0.19">
            <text:p>-0,19</text:p>
          </table:table-cell>
          <table:table-cell office:value-type="float" office:value="-0.0014">
            <text:p>-1,40E-003</text:p>
          </table:table-cell>
          <table:table-cell table:formula="of:=[.AB84]*[.AC84]" office:value-type="float" office:value="0.000266">
            <text:p>0,000266</text:p>
          </table:table-cell>
        </table:table-row>
        <table:table-row table:style-name="ro1">
          <table:table-cell office:value-type="float" office:value="-0.18">
            <text:p>-0,18</text:p>
          </table:table-cell>
          <table:table-cell office:value-type="float" office:value="-0.00000578">
            <text:p>-5,78E-006</text:p>
          </table:table-cell>
          <table:table-cell table:formula="of:=[.A85]*[.B85]" office:value-type="float" office:value="0.0000010404">
            <text:p>1,04E-006</text:p>
          </table:table-cell>
          <table:table-cell office:value-type="float" office:value="-0.18">
            <text:p>-0,18</text:p>
          </table:table-cell>
          <table:table-cell office:value-type="float" office:value="-0.00535">
            <text:p>-5,35E-003</text:p>
          </table:table-cell>
          <table:table-cell table:formula="of:=[.D85]*[.E85]" office:value-type="float" office:value="0.000963">
            <text:p>9,63E-004</text:p>
          </table:table-cell>
          <table:table-cell office:value-type="float" office:value="-0.18">
            <text:p>-0,18</text:p>
          </table:table-cell>
          <table:table-cell office:value-type="float" office:value="-0.0000083">
            <text:p>-8,30E-006</text:p>
          </table:table-cell>
          <table:table-cell table:formula="of:=[.G85]*[.H85]" office:value-type="float" office:value="0.000001494">
            <text:p>1,49E-006</text:p>
          </table:table-cell>
          <table:table-cell office:value-type="float" office:value="-0.18">
            <text:p>-0,18</text:p>
          </table:table-cell>
          <table:table-cell office:value-type="float" office:value="-0.00332">
            <text:p>-3,32E-003</text:p>
          </table:table-cell>
          <table:table-cell table:formula="of:=[.J85]*[.K85]" office:value-type="float" office:value="0.0005976">
            <text:p>5,98E-004</text:p>
          </table:table-cell>
          <table:table-cell office:value-type="float" office:value="-0.18">
            <text:p>-0,18</text:p>
          </table:table-cell>
          <table:table-cell office:value-type="float" office:value="-0.0000017">
            <text:p>-1,70E-006</text:p>
          </table:table-cell>
          <table:table-cell table:formula="of:=[.M85]*[.N85]" office:value-type="float" office:value="0.000000306">
            <text:p>3,06E-007</text:p>
          </table:table-cell>
          <table:table-cell office:value-type="float" office:value="-0.18">
            <text:p>-0,18</text:p>
          </table:table-cell>
          <table:table-cell office:value-type="float" office:value="-0.0032">
            <text:p>-3,20E-003</text:p>
          </table:table-cell>
          <table:table-cell table:formula="of:=[.P85]*[.Q85]" office:value-type="float" office:value="0.000576">
            <text:p>5,76E-004</text:p>
          </table:table-cell>
          <table:table-cell office:value-type="float" office:value="-0.18">
            <text:p>-0,18</text:p>
          </table:table-cell>
          <table:table-cell office:value-type="float" office:value="-0.00000219">
            <text:p>-2,19E-006</text:p>
          </table:table-cell>
          <table:table-cell table:formula="of:=[.S85]*[.T85]" office:value-type="float" office:value="0.0000003942">
            <text:p>3,94E-007</text:p>
          </table:table-cell>
          <table:table-cell office:value-type="float" office:value="-0.18">
            <text:p>-0,18</text:p>
          </table:table-cell>
          <table:table-cell office:value-type="float" office:value="-0.00291">
            <text:p>-2,91E-003</text:p>
          </table:table-cell>
          <table:table-cell table:formula="of:=[.V85]*[.W85]" office:value-type="float" office:value="0.0005238">
            <text:p>5,24E-004</text:p>
          </table:table-cell>
          <table:table-cell office:value-type="float" office:value="-0.18">
            <text:p>-0,18</text:p>
          </table:table-cell>
          <table:table-cell office:value-type="float" office:value="-0.00000466">
            <text:p>-4,66E-006</text:p>
          </table:table-cell>
          <table:table-cell table:formula="of:=[.Y85]*[.Z85]" office:value-type="float" office:value="0.0000008388">
            <text:p>8,39E-007</text:p>
          </table:table-cell>
          <table:table-cell office:value-type="float" office:value="-0.18">
            <text:p>-0,18</text:p>
          </table:table-cell>
          <table:table-cell office:value-type="float" office:value="-0.0014">
            <text:p>-1,40E-003</text:p>
          </table:table-cell>
          <table:table-cell table:formula="of:=[.AB85]*[.AC85]" office:value-type="float" office:value="0.000252">
            <text:p>0,000252</text:p>
          </table:table-cell>
        </table:table-row>
        <table:table-row table:style-name="ro1">
          <table:table-cell office:value-type="float" office:value="-0.17">
            <text:p>-0,17</text:p>
          </table:table-cell>
          <table:table-cell office:value-type="float" office:value="-0.0000055">
            <text:p>-5,50E-006</text:p>
          </table:table-cell>
          <table:table-cell table:formula="of:=[.A86]*[.B86]" office:value-type="float" office:value="0.000000935">
            <text:p>9,35E-007</text:p>
          </table:table-cell>
          <table:table-cell office:value-type="float" office:value="-0.17">
            <text:p>-0,17</text:p>
          </table:table-cell>
          <table:table-cell office:value-type="float" office:value="-0.00534">
            <text:p>-5,34E-003</text:p>
          </table:table-cell>
          <table:table-cell table:formula="of:=[.D86]*[.E86]" office:value-type="float" office:value="0.0009078">
            <text:p>9,08E-004</text:p>
          </table:table-cell>
          <table:table-cell office:value-type="float" office:value="-0.17">
            <text:p>-0,17</text:p>
          </table:table-cell>
          <table:table-cell office:value-type="float" office:value="-0.0000079">
            <text:p>-7,90E-006</text:p>
          </table:table-cell>
          <table:table-cell table:formula="of:=[.G86]*[.H86]" office:value-type="float" office:value="0.000001343">
            <text:p>1,34E-006</text:p>
          </table:table-cell>
          <table:table-cell office:value-type="float" office:value="-0.17">
            <text:p>-0,17</text:p>
          </table:table-cell>
          <table:table-cell office:value-type="float" office:value="-0.00331">
            <text:p>-3,31E-003</text:p>
          </table:table-cell>
          <table:table-cell table:formula="of:=[.J86]*[.K86]" office:value-type="float" office:value="0.0005627">
            <text:p>5,63E-004</text:p>
          </table:table-cell>
          <table:table-cell office:value-type="float" office:value="-0.17">
            <text:p>-0,17</text:p>
          </table:table-cell>
          <table:table-cell office:value-type="float" office:value="-0.00000164">
            <text:p>-1,64E-006</text:p>
          </table:table-cell>
          <table:table-cell table:formula="of:=[.M86]*[.N86]" office:value-type="float" office:value="0.0000002788">
            <text:p>2,79E-007</text:p>
          </table:table-cell>
          <table:table-cell office:value-type="float" office:value="-0.17">
            <text:p>-0,17</text:p>
          </table:table-cell>
          <table:table-cell office:value-type="float" office:value="-0.0032">
            <text:p>-3,20E-003</text:p>
          </table:table-cell>
          <table:table-cell table:formula="of:=[.P86]*[.Q86]" office:value-type="float" office:value="0.000544">
            <text:p>5,44E-004</text:p>
          </table:table-cell>
          <table:table-cell office:value-type="float" office:value="-0.17">
            <text:p>-0,17</text:p>
          </table:table-cell>
          <table:table-cell office:value-type="float" office:value="-0.00000209">
            <text:p>-2,09E-006</text:p>
          </table:table-cell>
          <table:table-cell table:formula="of:=[.S86]*[.T86]" office:value-type="float" office:value="0.0000003553">
            <text:p>3,55E-007</text:p>
          </table:table-cell>
          <table:table-cell office:value-type="float" office:value="-0.17">
            <text:p>-0,17</text:p>
          </table:table-cell>
          <table:table-cell office:value-type="float" office:value="-0.0029">
            <text:p>-2,90E-003</text:p>
          </table:table-cell>
          <table:table-cell table:formula="of:=[.V86]*[.W86]" office:value-type="float" office:value="0.000493">
            <text:p>4,93E-004</text:p>
          </table:table-cell>
          <table:table-cell office:value-type="float" office:value="-0.17">
            <text:p>-0,17</text:p>
          </table:table-cell>
          <table:table-cell office:value-type="float" office:value="-0.00000443">
            <text:p>-4,43E-006</text:p>
          </table:table-cell>
          <table:table-cell table:formula="of:=[.Y86]*[.Z86]" office:value-type="float" office:value="0.0000007531">
            <text:p>7,53E-007</text:p>
          </table:table-cell>
          <table:table-cell office:value-type="float" office:value="-0.17">
            <text:p>-0,17</text:p>
          </table:table-cell>
          <table:table-cell office:value-type="float" office:value="-0.00139">
            <text:p>-1,39E-003</text:p>
          </table:table-cell>
          <table:table-cell table:formula="of:=[.AB86]*[.AC86]" office:value-type="float" office:value="0.0002363">
            <text:p>0,0002363</text:p>
          </table:table-cell>
        </table:table-row>
        <table:table-row table:style-name="ro1">
          <table:table-cell office:value-type="float" office:value="-0.16">
            <text:p>-0,16</text:p>
          </table:table-cell>
          <table:table-cell office:value-type="float" office:value="-0.00000521">
            <text:p>-5,21E-006</text:p>
          </table:table-cell>
          <table:table-cell table:formula="of:=[.A87]*[.B87]" office:value-type="float" office:value="0.0000008336">
            <text:p>8,34E-007</text:p>
          </table:table-cell>
          <table:table-cell office:value-type="float" office:value="-0.16">
            <text:p>-0,16</text:p>
          </table:table-cell>
          <table:table-cell office:value-type="float" office:value="-0.00534">
            <text:p>-5,34E-003</text:p>
          </table:table-cell>
          <table:table-cell table:formula="of:=[.D87]*[.E87]" office:value-type="float" office:value="0.0008544">
            <text:p>8,54E-004</text:p>
          </table:table-cell>
          <table:table-cell office:value-type="float" office:value="-0.16">
            <text:p>-0,16</text:p>
          </table:table-cell>
          <table:table-cell office:value-type="float" office:value="-0.0000075">
            <text:p>-7,50E-006</text:p>
          </table:table-cell>
          <table:table-cell table:formula="of:=[.G87]*[.H87]" office:value-type="float" office:value="0.0000012">
            <text:p>1,20E-006</text:p>
          </table:table-cell>
          <table:table-cell office:value-type="float" office:value="-0.16">
            <text:p>-0,16</text:p>
          </table:table-cell>
          <table:table-cell office:value-type="float" office:value="-0.00331">
            <text:p>-3,31E-003</text:p>
          </table:table-cell>
          <table:table-cell table:formula="of:=[.J87]*[.K87]" office:value-type="float" office:value="0.0005296">
            <text:p>5,30E-004</text:p>
          </table:table-cell>
          <table:table-cell office:value-type="float" office:value="-0.16">
            <text:p>-0,16</text:p>
          </table:table-cell>
          <table:table-cell office:value-type="float" office:value="-0.00000157">
            <text:p>-1,57E-006</text:p>
          </table:table-cell>
          <table:table-cell table:formula="of:=[.M87]*[.N87]" office:value-type="float" office:value="0.0000002512">
            <text:p>2,51E-007</text:p>
          </table:table-cell>
          <table:table-cell office:value-type="float" office:value="-0.16">
            <text:p>-0,16</text:p>
          </table:table-cell>
          <table:table-cell office:value-type="float" office:value="-0.0032">
            <text:p>-3,20E-003</text:p>
          </table:table-cell>
          <table:table-cell table:formula="of:=[.P87]*[.Q87]" office:value-type="float" office:value="0.000512">
            <text:p>5,12E-004</text:p>
          </table:table-cell>
          <table:table-cell office:value-type="float" office:value="-0.16">
            <text:p>-0,16</text:p>
          </table:table-cell>
          <table:table-cell office:value-type="float" office:value="-0.00000199">
            <text:p>-1,99E-006</text:p>
          </table:table-cell>
          <table:table-cell table:formula="of:=[.S87]*[.T87]" office:value-type="float" office:value="0.0000003184">
            <text:p>3,18E-007</text:p>
          </table:table-cell>
          <table:table-cell office:value-type="float" office:value="-0.16">
            <text:p>-0,16</text:p>
          </table:table-cell>
          <table:table-cell office:value-type="float" office:value="-0.0029">
            <text:p>-2,90E-003</text:p>
          </table:table-cell>
          <table:table-cell table:formula="of:=[.V87]*[.W87]" office:value-type="float" office:value="0.000464">
            <text:p>4,64E-004</text:p>
          </table:table-cell>
          <table:table-cell office:value-type="float" office:value="-0.16">
            <text:p>-0,16</text:p>
          </table:table-cell>
          <table:table-cell office:value-type="float" office:value="-0.00000419">
            <text:p>-4,19E-006</text:p>
          </table:table-cell>
          <table:table-cell table:formula="of:=[.Y87]*[.Z87]" office:value-type="float" office:value="0.0000006704">
            <text:p>6,70E-007</text:p>
          </table:table-cell>
          <table:table-cell office:value-type="float" office:value="-0.16">
            <text:p>-0,16</text:p>
          </table:table-cell>
          <table:table-cell office:value-type="float" office:value="-0.00139">
            <text:p>-1,39E-003</text:p>
          </table:table-cell>
          <table:table-cell table:formula="of:=[.AB87]*[.AC87]" office:value-type="float" office:value="0.0002224">
            <text:p>0,0002224</text:p>
          </table:table-cell>
        </table:table-row>
        <table:table-row table:style-name="ro1">
          <table:table-cell office:value-type="float" office:value="-0.15">
            <text:p>-0,15</text:p>
          </table:table-cell>
          <table:table-cell office:value-type="float" office:value="-0.00000493">
            <text:p>-4,93E-006</text:p>
          </table:table-cell>
          <table:table-cell table:formula="of:=[.A88]*[.B88]" office:value-type="float" office:value="0.0000007395">
            <text:p>7,40E-007</text:p>
          </table:table-cell>
          <table:table-cell office:value-type="float" office:value="-0.15">
            <text:p>-0,15</text:p>
          </table:table-cell>
          <table:table-cell office:value-type="float" office:value="-0.00532">
            <text:p>-5,32E-003</text:p>
          </table:table-cell>
          <table:table-cell table:formula="of:=[.D88]*[.E88]" office:value-type="float" office:value="0.000798">
            <text:p>7,98E-004</text:p>
          </table:table-cell>
          <table:table-cell office:value-type="float" office:value="-0.15">
            <text:p>-0,15</text:p>
          </table:table-cell>
          <table:table-cell office:value-type="float" office:value="-0.0000071">
            <text:p>-7,10E-006</text:p>
          </table:table-cell>
          <table:table-cell table:formula="of:=[.G88]*[.H88]" office:value-type="float" office:value="0.000001065">
            <text:p>1,07E-006</text:p>
          </table:table-cell>
          <table:table-cell office:value-type="float" office:value="-0.15">
            <text:p>-0,15</text:p>
          </table:table-cell>
          <table:table-cell office:value-type="float" office:value="-0.0033">
            <text:p>-3,30E-003</text:p>
          </table:table-cell>
          <table:table-cell table:formula="of:=[.J88]*[.K88]" office:value-type="float" office:value="0.000495">
            <text:p>4,95E-004</text:p>
          </table:table-cell>
          <table:table-cell office:value-type="float" office:value="-0.15">
            <text:p>-0,15</text:p>
          </table:table-cell>
          <table:table-cell office:value-type="float" office:value="-0.00000151">
            <text:p>-1,51E-006</text:p>
          </table:table-cell>
          <table:table-cell table:formula="of:=[.M88]*[.N88]" office:value-type="float" office:value="0.0000002265">
            <text:p>2,27E-007</text:p>
          </table:table-cell>
          <table:table-cell office:value-type="float" office:value="-0.15">
            <text:p>-0,15</text:p>
          </table:table-cell>
          <table:table-cell office:value-type="float" office:value="-0.0032">
            <text:p>-3,20E-003</text:p>
          </table:table-cell>
          <table:table-cell table:formula="of:=[.P88]*[.Q88]" office:value-type="float" office:value="0.00048">
            <text:p>4,80E-004</text:p>
          </table:table-cell>
          <table:table-cell office:value-type="float" office:value="-0.15">
            <text:p>-0,15</text:p>
          </table:table-cell>
          <table:table-cell office:value-type="float" office:value="-0.00000189">
            <text:p>-1,89E-006</text:p>
          </table:table-cell>
          <table:table-cell table:formula="of:=[.S88]*[.T88]" office:value-type="float" office:value="0.0000002835">
            <text:p>2,84E-007</text:p>
          </table:table-cell>
          <table:table-cell office:value-type="float" office:value="-0.15">
            <text:p>-0,15</text:p>
          </table:table-cell>
          <table:table-cell office:value-type="float" office:value="-0.0029">
            <text:p>-2,90E-003</text:p>
          </table:table-cell>
          <table:table-cell table:formula="of:=[.V88]*[.W88]" office:value-type="float" office:value="0.000435">
            <text:p>4,35E-004</text:p>
          </table:table-cell>
          <table:table-cell office:value-type="float" office:value="-0.15">
            <text:p>-0,15</text:p>
          </table:table-cell>
          <table:table-cell office:value-type="float" office:value="-0.00000396">
            <text:p>-3,96E-006</text:p>
          </table:table-cell>
          <table:table-cell table:formula="of:=[.Y88]*[.Z88]" office:value-type="float" office:value="0.000000594">
            <text:p>5,94E-007</text:p>
          </table:table-cell>
          <table:table-cell office:value-type="float" office:value="-0.15">
            <text:p>-0,15</text:p>
          </table:table-cell>
          <table:table-cell office:value-type="float" office:value="-0.00139">
            <text:p>-1,39E-003</text:p>
          </table:table-cell>
          <table:table-cell table:formula="of:=[.AB88]*[.AC88]" office:value-type="float" office:value="0.0002085">
            <text:p>0,0002085</text:p>
          </table:table-cell>
        </table:table-row>
        <table:table-row table:style-name="ro1">
          <table:table-cell office:value-type="float" office:value="-0.14">
            <text:p>-0,14</text:p>
          </table:table-cell>
          <table:table-cell office:value-type="float" office:value="-0.00000465">
            <text:p>-4,65E-006</text:p>
          </table:table-cell>
          <table:table-cell table:formula="of:=[.A89]*[.B89]" office:value-type="float" office:value="0.000000651">
            <text:p>6,51E-007</text:p>
          </table:table-cell>
          <table:table-cell office:value-type="float" office:value="-0.14">
            <text:p>-0,14</text:p>
          </table:table-cell>
          <table:table-cell office:value-type="float" office:value="-0.00533">
            <text:p>-5,33E-003</text:p>
          </table:table-cell>
          <table:table-cell table:formula="of:=[.D89]*[.E89]" office:value-type="float" office:value="0.0007462">
            <text:p>7,46E-004</text:p>
          </table:table-cell>
          <table:table-cell office:value-type="float" office:value="-0.14">
            <text:p>-0,14</text:p>
          </table:table-cell>
          <table:table-cell office:value-type="float" office:value="-0.0000067">
            <text:p>-6,70E-006</text:p>
          </table:table-cell>
          <table:table-cell table:formula="of:=[.G89]*[.H89]" office:value-type="float" office:value="0.000000938">
            <text:p>9,38E-007</text:p>
          </table:table-cell>
          <table:table-cell office:value-type="float" office:value="-0.14">
            <text:p>-0,14</text:p>
          </table:table-cell>
          <table:table-cell office:value-type="float" office:value="-0.0033">
            <text:p>-3,30E-003</text:p>
          </table:table-cell>
          <table:table-cell table:formula="of:=[.J89]*[.K89]" office:value-type="float" office:value="0.000462">
            <text:p>4,62E-004</text:p>
          </table:table-cell>
          <table:table-cell office:value-type="float" office:value="-0.14">
            <text:p>-0,14</text:p>
          </table:table-cell>
          <table:table-cell office:value-type="float" office:value="-0.00000145">
            <text:p>-1,45E-006</text:p>
          </table:table-cell>
          <table:table-cell table:formula="of:=[.M89]*[.N89]" office:value-type="float" office:value="0.000000203">
            <text:p>2,03E-007</text:p>
          </table:table-cell>
          <table:table-cell office:value-type="float" office:value="-0.14">
            <text:p>-0,14</text:p>
          </table:table-cell>
          <table:table-cell office:value-type="float" office:value="-0.00319">
            <text:p>-3,19E-003</text:p>
          </table:table-cell>
          <table:table-cell table:formula="of:=[.P89]*[.Q89]" office:value-type="float" office:value="0.0004466">
            <text:p>4,47E-004</text:p>
          </table:table-cell>
          <table:table-cell office:value-type="float" office:value="-0.14">
            <text:p>-0,14</text:p>
          </table:table-cell>
          <table:table-cell office:value-type="float" office:value="-0.00000179">
            <text:p>-1,79E-006</text:p>
          </table:table-cell>
          <table:table-cell table:formula="of:=[.S89]*[.T89]" office:value-type="float" office:value="0.0000002506">
            <text:p>2,51E-007</text:p>
          </table:table-cell>
          <table:table-cell office:value-type="float" office:value="-0.14">
            <text:p>-0,14</text:p>
          </table:table-cell>
          <table:table-cell office:value-type="float" office:value="-0.0029">
            <text:p>-2,90E-003</text:p>
          </table:table-cell>
          <table:table-cell table:formula="of:=[.V89]*[.W89]" office:value-type="float" office:value="0.000406">
            <text:p>4,06E-004</text:p>
          </table:table-cell>
          <table:table-cell office:value-type="float" office:value="-0.14">
            <text:p>-0,14</text:p>
          </table:table-cell>
          <table:table-cell office:value-type="float" office:value="-0.00000373">
            <text:p>-3,73E-006</text:p>
          </table:table-cell>
          <table:table-cell table:formula="of:=[.Y89]*[.Z89]" office:value-type="float" office:value="0.0000005222">
            <text:p>5,22E-007</text:p>
          </table:table-cell>
          <table:table-cell office:value-type="float" office:value="-0.14">
            <text:p>-0,14</text:p>
          </table:table-cell>
          <table:table-cell office:value-type="float" office:value="-0.00139">
            <text:p>-1,39E-003</text:p>
          </table:table-cell>
          <table:table-cell table:formula="of:=[.AB89]*[.AC89]" office:value-type="float" office:value="0.0001946">
            <text:p>0,0001946</text:p>
          </table:table-cell>
        </table:table-row>
        <table:table-row table:style-name="ro1">
          <table:table-cell office:value-type="float" office:value="-0.13">
            <text:p>-0,13</text:p>
          </table:table-cell>
          <table:table-cell office:value-type="float" office:value="-0.00000436">
            <text:p>-4,36E-006</text:p>
          </table:table-cell>
          <table:table-cell table:formula="of:=[.A90]*[.B90]" office:value-type="float" office:value="0.0000005668">
            <text:p>5,67E-007</text:p>
          </table:table-cell>
          <table:table-cell office:value-type="float" office:value="-0.13">
            <text:p>-0,13</text:p>
          </table:table-cell>
          <table:table-cell office:value-type="float" office:value="-0.00533">
            <text:p>-5,33E-003</text:p>
          </table:table-cell>
          <table:table-cell table:formula="of:=[.D90]*[.E90]" office:value-type="float" office:value="0.0006929">
            <text:p>6,93E-004</text:p>
          </table:table-cell>
          <table:table-cell office:value-type="float" office:value="-0.13">
            <text:p>-0,13</text:p>
          </table:table-cell>
          <table:table-cell office:value-type="float" office:value="-0.00000629">
            <text:p>-6,29E-006</text:p>
          </table:table-cell>
          <table:table-cell table:formula="of:=[.G90]*[.H90]" office:value-type="float" office:value="0.0000008177">
            <text:p>8,18E-007</text:p>
          </table:table-cell>
          <table:table-cell office:value-type="float" office:value="-0.13">
            <text:p>-0,13</text:p>
          </table:table-cell>
          <table:table-cell office:value-type="float" office:value="-0.00329">
            <text:p>-3,29E-003</text:p>
          </table:table-cell>
          <table:table-cell table:formula="of:=[.J90]*[.K90]" office:value-type="float" office:value="0.0004277">
            <text:p>4,28E-004</text:p>
          </table:table-cell>
          <table:table-cell office:value-type="float" office:value="-0.13">
            <text:p>-0,13</text:p>
          </table:table-cell>
          <table:table-cell office:value-type="float" office:value="-0.00000139">
            <text:p>-1,39E-006</text:p>
          </table:table-cell>
          <table:table-cell table:formula="of:=[.M90]*[.N90]" office:value-type="float" office:value="0.0000001807">
            <text:p>1,81E-007</text:p>
          </table:table-cell>
          <table:table-cell office:value-type="float" office:value="-0.13">
            <text:p>-0,13</text:p>
          </table:table-cell>
          <table:table-cell office:value-type="float" office:value="-0.00319">
            <text:p>-3,19E-003</text:p>
          </table:table-cell>
          <table:table-cell table:formula="of:=[.P90]*[.Q90]" office:value-type="float" office:value="0.0004147">
            <text:p>4,15E-004</text:p>
          </table:table-cell>
          <table:table-cell office:value-type="float" office:value="-0.13">
            <text:p>-0,13</text:p>
          </table:table-cell>
          <table:table-cell office:value-type="float" office:value="-0.00000169">
            <text:p>-1,69E-006</text:p>
          </table:table-cell>
          <table:table-cell table:formula="of:=[.S90]*[.T90]" office:value-type="float" office:value="0.0000002197">
            <text:p>2,20E-007</text:p>
          </table:table-cell>
          <table:table-cell office:value-type="float" office:value="-0.13">
            <text:p>-0,13</text:p>
          </table:table-cell>
          <table:table-cell office:value-type="float" office:value="-0.0029">
            <text:p>-2,90E-003</text:p>
          </table:table-cell>
          <table:table-cell table:formula="of:=[.V90]*[.W90]" office:value-type="float" office:value="0.000377">
            <text:p>3,77E-004</text:p>
          </table:table-cell>
          <table:table-cell office:value-type="float" office:value="-0.13">
            <text:p>-0,13</text:p>
          </table:table-cell>
          <table:table-cell office:value-type="float" office:value="-0.00000349">
            <text:p>-3,49E-006</text:p>
          </table:table-cell>
          <table:table-cell table:formula="of:=[.Y90]*[.Z90]" office:value-type="float" office:value="0.0000004537">
            <text:p>4,54E-007</text:p>
          </table:table-cell>
          <table:table-cell office:value-type="float" office:value="-0.13">
            <text:p>-0,13</text:p>
          </table:table-cell>
          <table:table-cell office:value-type="float" office:value="-0.00139">
            <text:p>-1,39E-003</text:p>
          </table:table-cell>
          <table:table-cell table:formula="of:=[.AB90]*[.AC90]" office:value-type="float" office:value="0.0001807">
            <text:p>0,0001807</text:p>
          </table:table-cell>
        </table:table-row>
        <table:table-row table:style-name="ro1">
          <table:table-cell office:value-type="float" office:value="-0.12">
            <text:p>-0,12</text:p>
          </table:table-cell>
          <table:table-cell office:value-type="float" office:value="-0.00000408">
            <text:p>-4,08E-006</text:p>
          </table:table-cell>
          <table:table-cell table:formula="of:=[.A91]*[.B91]" office:value-type="float" office:value="0.0000004896">
            <text:p>4,90E-007</text:p>
          </table:table-cell>
          <table:table-cell office:value-type="float" office:value="-0.12">
            <text:p>-0,12</text:p>
          </table:table-cell>
          <table:table-cell office:value-type="float" office:value="-0.00534">
            <text:p>-5,34E-003</text:p>
          </table:table-cell>
          <table:table-cell table:formula="of:=[.D91]*[.E91]" office:value-type="float" office:value="0.0006408">
            <text:p>6,41E-004</text:p>
          </table:table-cell>
          <table:table-cell office:value-type="float" office:value="-0.12">
            <text:p>-0,12</text:p>
          </table:table-cell>
          <table:table-cell office:value-type="float" office:value="-0.00000588">
            <text:p>-5,88E-006</text:p>
          </table:table-cell>
          <table:table-cell table:formula="of:=[.G91]*[.H91]" office:value-type="float" office:value="0.0000007056">
            <text:p>7,06E-007</text:p>
          </table:table-cell>
          <table:table-cell office:value-type="float" office:value="-0.12">
            <text:p>-0,12</text:p>
          </table:table-cell>
          <table:table-cell office:value-type="float" office:value="-0.00329">
            <text:p>-3,29E-003</text:p>
          </table:table-cell>
          <table:table-cell table:formula="of:=[.J91]*[.K91]" office:value-type="float" office:value="0.0003948">
            <text:p>3,95E-004</text:p>
          </table:table-cell>
          <table:table-cell office:value-type="float" office:value="-0.12">
            <text:p>-0,12</text:p>
          </table:table-cell>
          <table:table-cell office:value-type="float" office:value="-0.00000132">
            <text:p>-1,32E-006</text:p>
          </table:table-cell>
          <table:table-cell table:formula="of:=[.M91]*[.N91]" office:value-type="float" office:value="0.0000001584">
            <text:p>1,58E-007</text:p>
          </table:table-cell>
          <table:table-cell office:value-type="float" office:value="-0.12">
            <text:p>-0,12</text:p>
          </table:table-cell>
          <table:table-cell office:value-type="float" office:value="-0.00319">
            <text:p>-3,19E-003</text:p>
          </table:table-cell>
          <table:table-cell table:formula="of:=[.P91]*[.Q91]" office:value-type="float" office:value="0.0003828">
            <text:p>3,83E-004</text:p>
          </table:table-cell>
          <table:table-cell office:value-type="float" office:value="-0.12">
            <text:p>-0,12</text:p>
          </table:table-cell>
          <table:table-cell office:value-type="float" office:value="-0.00000158">
            <text:p>-1,58E-006</text:p>
          </table:table-cell>
          <table:table-cell table:formula="of:=[.S91]*[.T91]" office:value-type="float" office:value="0.0000001896">
            <text:p>1,90E-007</text:p>
          </table:table-cell>
          <table:table-cell office:value-type="float" office:value="-0.12">
            <text:p>-0,12</text:p>
          </table:table-cell>
          <table:table-cell office:value-type="float" office:value="-0.00291">
            <text:p>-2,91E-003</text:p>
          </table:table-cell>
          <table:table-cell table:formula="of:=[.V91]*[.W91]" office:value-type="float" office:value="0.0003492">
            <text:p>3,49E-004</text:p>
          </table:table-cell>
          <table:table-cell office:value-type="float" office:value="-0.12">
            <text:p>-0,12</text:p>
          </table:table-cell>
          <table:table-cell office:value-type="float" office:value="-0.00000326">
            <text:p>-3,26E-006</text:p>
          </table:table-cell>
          <table:table-cell table:formula="of:=[.Y91]*[.Z91]" office:value-type="float" office:value="0.0000003912">
            <text:p>3,91E-007</text:p>
          </table:table-cell>
          <table:table-cell office:value-type="float" office:value="-0.12">
            <text:p>-0,12</text:p>
          </table:table-cell>
          <table:table-cell office:value-type="float" office:value="-0.00139">
            <text:p>-1,39E-003</text:p>
          </table:table-cell>
          <table:table-cell table:formula="of:=[.AB91]*[.AC91]" office:value-type="float" office:value="0.0001668">
            <text:p>0,0001668</text:p>
          </table:table-cell>
        </table:table-row>
        <table:table-row table:style-name="ro1">
          <table:table-cell office:value-type="float" office:value="-0.11">
            <text:p>-0,11</text:p>
          </table:table-cell>
          <table:table-cell office:value-type="float" office:value="-0.00000379">
            <text:p>-3,79E-006</text:p>
          </table:table-cell>
          <table:table-cell table:formula="of:=[.A92]*[.B92]" office:value-type="float" office:value="0.0000004169">
            <text:p>4,17E-007</text:p>
          </table:table-cell>
          <table:table-cell office:value-type="float" office:value="-0.11">
            <text:p>-0,11</text:p>
          </table:table-cell>
          <table:table-cell office:value-type="float" office:value="-0.00534">
            <text:p>-5,34E-003</text:p>
          </table:table-cell>
          <table:table-cell table:formula="of:=[.D92]*[.E92]" office:value-type="float" office:value="0.0005874">
            <text:p>5,87E-004</text:p>
          </table:table-cell>
          <table:table-cell office:value-type="float" office:value="-0.11">
            <text:p>-0,11</text:p>
          </table:table-cell>
          <table:table-cell office:value-type="float" office:value="-0.00000547">
            <text:p>-5,47E-006</text:p>
          </table:table-cell>
          <table:table-cell table:formula="of:=[.G92]*[.H92]" office:value-type="float" office:value="0.0000006017">
            <text:p>6,02E-007</text:p>
          </table:table-cell>
          <table:table-cell office:value-type="float" office:value="-0.11">
            <text:p>-0,11</text:p>
          </table:table-cell>
          <table:table-cell office:value-type="float" office:value="-0.00329">
            <text:p>-3,29E-003</text:p>
          </table:table-cell>
          <table:table-cell table:formula="of:=[.J92]*[.K92]" office:value-type="float" office:value="0.0003619">
            <text:p>3,62E-004</text:p>
          </table:table-cell>
          <table:table-cell office:value-type="float" office:value="-0.11">
            <text:p>-0,11</text:p>
          </table:table-cell>
          <table:table-cell office:value-type="float" office:value="-0.00000125">
            <text:p>-1,25E-006</text:p>
          </table:table-cell>
          <table:table-cell table:formula="of:=[.M92]*[.N92]" office:value-type="float" office:value="0.0000001375">
            <text:p>1,38E-007</text:p>
          </table:table-cell>
          <table:table-cell office:value-type="float" office:value="-0.11">
            <text:p>-0,11</text:p>
          </table:table-cell>
          <table:table-cell office:value-type="float" office:value="-0.00319">
            <text:p>-3,19E-003</text:p>
          </table:table-cell>
          <table:table-cell table:formula="of:=[.P92]*[.Q92]" office:value-type="float" office:value="0.0003509">
            <text:p>3,51E-004</text:p>
          </table:table-cell>
          <table:table-cell office:value-type="float" office:value="-0.11">
            <text:p>-0,11</text:p>
          </table:table-cell>
          <table:table-cell office:value-type="float" office:value="-0.00000148">
            <text:p>-1,48E-006</text:p>
          </table:table-cell>
          <table:table-cell table:formula="of:=[.S92]*[.T92]" office:value-type="float" office:value="0.0000001628">
            <text:p>1,63E-007</text:p>
          </table:table-cell>
          <table:table-cell office:value-type="float" office:value="-0.11">
            <text:p>-0,11</text:p>
          </table:table-cell>
          <table:table-cell office:value-type="float" office:value="-0.0029">
            <text:p>-2,90E-003</text:p>
          </table:table-cell>
          <table:table-cell table:formula="of:=[.V92]*[.W92]" office:value-type="float" office:value="0.000319">
            <text:p>3,19E-004</text:p>
          </table:table-cell>
          <table:table-cell office:value-type="float" office:value="-0.11">
            <text:p>-0,11</text:p>
          </table:table-cell>
          <table:table-cell office:value-type="float" office:value="-0.00000302">
            <text:p>-3,02E-006</text:p>
          </table:table-cell>
          <table:table-cell table:formula="of:=[.Y92]*[.Z92]" office:value-type="float" office:value="0.0000003322">
            <text:p>3,32E-007</text:p>
          </table:table-cell>
          <table:table-cell office:value-type="float" office:value="-0.11">
            <text:p>-0,11</text:p>
          </table:table-cell>
          <table:table-cell office:value-type="float" office:value="-0.00139">
            <text:p>-1,39E-003</text:p>
          </table:table-cell>
          <table:table-cell table:formula="of:=[.AB92]*[.AC92]" office:value-type="float" office:value="0.0001529">
            <text:p>0,0001529</text:p>
          </table:table-cell>
        </table:table-row>
        <table:table-row table:style-name="ro1">
          <table:table-cell office:value-type="float" office:value="-0.1">
            <text:p>-0,1</text:p>
          </table:table-cell>
          <table:table-cell office:value-type="float" office:value="-0.00000349">
            <text:p>-3,49E-006</text:p>
          </table:table-cell>
          <table:table-cell table:formula="of:=[.A93]*[.B93]" office:value-type="float" office:value="0.000000349">
            <text:p>3,49E-007</text:p>
          </table:table-cell>
          <table:table-cell office:value-type="float" office:value="-0.1">
            <text:p>-0,1</text:p>
          </table:table-cell>
          <table:table-cell office:value-type="float" office:value="-0.00534">
            <text:p>-5,34E-003</text:p>
          </table:table-cell>
          <table:table-cell table:formula="of:=[.D93]*[.E93]" office:value-type="float" office:value="0.000534">
            <text:p>5,34E-004</text:p>
          </table:table-cell>
          <table:table-cell office:value-type="float" office:value="-0.1">
            <text:p>-0,1</text:p>
          </table:table-cell>
          <table:table-cell office:value-type="float" office:value="-0.00000504">
            <text:p>-5,04E-006</text:p>
          </table:table-cell>
          <table:table-cell table:formula="of:=[.G93]*[.H93]" office:value-type="float" office:value="0.000000504">
            <text:p>5,04E-007</text:p>
          </table:table-cell>
          <table:table-cell office:value-type="float" office:value="-0.1">
            <text:p>-0,1</text:p>
          </table:table-cell>
          <table:table-cell office:value-type="float" office:value="-0.00329">
            <text:p>-3,29E-003</text:p>
          </table:table-cell>
          <table:table-cell table:formula="of:=[.J93]*[.K93]" office:value-type="float" office:value="0.000329">
            <text:p>3,29E-004</text:p>
          </table:table-cell>
          <table:table-cell office:value-type="float" office:value="-0.1">
            <text:p>-0,1</text:p>
          </table:table-cell>
          <table:table-cell office:value-type="float" office:value="-0.00000119">
            <text:p>-1,19E-006</text:p>
          </table:table-cell>
          <table:table-cell table:formula="of:=[.M93]*[.N93]" office:value-type="float" office:value="0.000000119">
            <text:p>1,19E-007</text:p>
          </table:table-cell>
          <table:table-cell office:value-type="float" office:value="-0.1">
            <text:p>-0,1</text:p>
          </table:table-cell>
          <table:table-cell office:value-type="float" office:value="-0.0032">
            <text:p>-3,20E-003</text:p>
          </table:table-cell>
          <table:table-cell table:formula="of:=[.P93]*[.Q93]" office:value-type="float" office:value="0.00032">
            <text:p>3,20E-004</text:p>
          </table:table-cell>
          <table:table-cell office:value-type="float" office:value="-0.1">
            <text:p>-0,1</text:p>
          </table:table-cell>
          <table:table-cell office:value-type="float" office:value="-0.00000137">
            <text:p>-1,37E-006</text:p>
          </table:table-cell>
          <table:table-cell table:formula="of:=[.S93]*[.T93]" office:value-type="float" office:value="0.000000137">
            <text:p>1,37E-007</text:p>
          </table:table-cell>
          <table:table-cell office:value-type="float" office:value="-0.1">
            <text:p>-0,1</text:p>
          </table:table-cell>
          <table:table-cell office:value-type="float" office:value="-0.00291">
            <text:p>-2,91E-003</text:p>
          </table:table-cell>
          <table:table-cell table:formula="of:=[.V93]*[.W93]" office:value-type="float" office:value="0.000291">
            <text:p>2,91E-004</text:p>
          </table:table-cell>
          <table:table-cell office:value-type="float" office:value="-0.1">
            <text:p>-0,1</text:p>
          </table:table-cell>
          <table:table-cell office:value-type="float" office:value="-0.00000278">
            <text:p>-2,78E-006</text:p>
          </table:table-cell>
          <table:table-cell table:formula="of:=[.Y93]*[.Z93]" office:value-type="float" office:value="0.000000278">
            <text:p>2,78E-007</text:p>
          </table:table-cell>
          <table:table-cell office:value-type="float" office:value="-0.1">
            <text:p>-0,1</text:p>
          </table:table-cell>
          <table:table-cell office:value-type="float" office:value="-0.00139">
            <text:p>-1,39E-003</text:p>
          </table:table-cell>
          <table:table-cell table:formula="of:=[.AB93]*[.AC93]" office:value-type="float" office:value="0.000139">
            <text:p>0,000139</text:p>
          </table:table-cell>
        </table:table-row>
        <table:table-row table:style-name="ro1">
          <table:table-cell office:value-type="float" office:value="-0.09">
            <text:p>-0,09</text:p>
          </table:table-cell>
          <table:table-cell office:value-type="float" office:value="-0.0000032">
            <text:p>-3,20E-006</text:p>
          </table:table-cell>
          <table:table-cell table:formula="of:=[.A94]*[.B94]" office:value-type="float" office:value="0.000000288">
            <text:p>2,88E-007</text:p>
          </table:table-cell>
          <table:table-cell office:value-type="float" office:value="-0.09">
            <text:p>-0,09</text:p>
          </table:table-cell>
          <table:table-cell office:value-type="float" office:value="-0.00533">
            <text:p>-5,33E-003</text:p>
          </table:table-cell>
          <table:table-cell table:formula="of:=[.D94]*[.E94]" office:value-type="float" office:value="0.0004797">
            <text:p>4,80E-004</text:p>
          </table:table-cell>
          <table:table-cell office:value-type="float" office:value="-0.09">
            <text:p>-0,09</text:p>
          </table:table-cell>
          <table:table-cell office:value-type="float" office:value="-0.00000461">
            <text:p>-4,61E-006</text:p>
          </table:table-cell>
          <table:table-cell table:formula="of:=[.G94]*[.H94]" office:value-type="float" office:value="0.0000004149">
            <text:p>4,15E-007</text:p>
          </table:table-cell>
          <table:table-cell office:value-type="float" office:value="-0.09">
            <text:p>-0,09</text:p>
          </table:table-cell>
          <table:table-cell office:value-type="float" office:value="-0.00328">
            <text:p>-3,28E-003</text:p>
          </table:table-cell>
          <table:table-cell table:formula="of:=[.J94]*[.K94]" office:value-type="float" office:value="0.0002952">
            <text:p>2,95E-004</text:p>
          </table:table-cell>
          <table:table-cell office:value-type="float" office:value="-0.09">
            <text:p>-0,09</text:p>
          </table:table-cell>
          <table:table-cell office:value-type="float" office:value="-0.00000112">
            <text:p>-1,12E-006</text:p>
          </table:table-cell>
          <table:table-cell table:formula="of:=[.M94]*[.N94]" office:value-type="float" office:value="0.0000001008">
            <text:p>1,01E-007</text:p>
          </table:table-cell>
          <table:table-cell office:value-type="float" office:value="-0.09">
            <text:p>-0,09</text:p>
          </table:table-cell>
          <table:table-cell office:value-type="float" office:value="-0.0032">
            <text:p>-3,20E-003</text:p>
          </table:table-cell>
          <table:table-cell table:formula="of:=[.P94]*[.Q94]" office:value-type="float" office:value="0.000288">
            <text:p>2,88E-004</text:p>
          </table:table-cell>
          <table:table-cell office:value-type="float" office:value="-0.09">
            <text:p>-0,09</text:p>
          </table:table-cell>
          <table:table-cell office:value-type="float" office:value="-0.00000126">
            <text:p>-1,26E-006</text:p>
          </table:table-cell>
          <table:table-cell table:formula="of:=[.S94]*[.T94]" office:value-type="float" office:value="0.0000001134">
            <text:p>1,13E-007</text:p>
          </table:table-cell>
          <table:table-cell office:value-type="float" office:value="-0.09">
            <text:p>-0,09</text:p>
          </table:table-cell>
          <table:table-cell office:value-type="float" office:value="-0.0029">
            <text:p>-2,90E-003</text:p>
          </table:table-cell>
          <table:table-cell table:formula="of:=[.V94]*[.W94]" office:value-type="float" office:value="0.000261">
            <text:p>2,61E-004</text:p>
          </table:table-cell>
          <table:table-cell office:value-type="float" office:value="-0.09">
            <text:p>-0,09</text:p>
          </table:table-cell>
          <table:table-cell office:value-type="float" office:value="-0.00000254">
            <text:p>-2,54E-006</text:p>
          </table:table-cell>
          <table:table-cell table:formula="of:=[.Y94]*[.Z94]" office:value-type="float" office:value="0.0000002286">
            <text:p>2,29E-007</text:p>
          </table:table-cell>
          <table:table-cell office:value-type="float" office:value="-0.09">
            <text:p>-0,09</text:p>
          </table:table-cell>
          <table:table-cell office:value-type="float" office:value="-0.00138">
            <text:p>-1,38E-003</text:p>
          </table:table-cell>
          <table:table-cell table:formula="of:=[.AB94]*[.AC94]" office:value-type="float" office:value="0.0001242">
            <text:p>0,0001242</text:p>
          </table:table-cell>
        </table:table-row>
        <table:table-row table:style-name="ro1">
          <table:table-cell office:value-type="float" office:value="-0.08">
            <text:p>-0,08</text:p>
          </table:table-cell>
          <table:table-cell office:value-type="float" office:value="-0.0000029">
            <text:p>-2,90E-006</text:p>
          </table:table-cell>
          <table:table-cell table:formula="of:=[.A95]*[.B95]" office:value-type="float" office:value="0.000000232">
            <text:p>2,32E-007</text:p>
          </table:table-cell>
          <table:table-cell office:value-type="float" office:value="-0.08">
            <text:p>-0,08</text:p>
          </table:table-cell>
          <table:table-cell office:value-type="float" office:value="-0.00532">
            <text:p>-5,32E-003</text:p>
          </table:table-cell>
          <table:table-cell table:formula="of:=[.D95]*[.E95]" office:value-type="float" office:value="0.0004256">
            <text:p>4,26E-004</text:p>
          </table:table-cell>
          <table:table-cell office:value-type="float" office:value="-0.08">
            <text:p>-0,08</text:p>
          </table:table-cell>
          <table:table-cell office:value-type="float" office:value="-0.00000418">
            <text:p>-4,18E-006</text:p>
          </table:table-cell>
          <table:table-cell table:formula="of:=[.G95]*[.H95]" office:value-type="float" office:value="0.0000003344">
            <text:p>3,34E-007</text:p>
          </table:table-cell>
          <table:table-cell office:value-type="float" office:value="-0.08">
            <text:p>-0,08</text:p>
          </table:table-cell>
          <table:table-cell office:value-type="float" office:value="-0.00329">
            <text:p>-3,29E-003</text:p>
          </table:table-cell>
          <table:table-cell table:formula="of:=[.J95]*[.K95]" office:value-type="float" office:value="0.0002632">
            <text:p>2,63E-004</text:p>
          </table:table-cell>
          <table:table-cell office:value-type="float" office:value="-0.08">
            <text:p>-0,08</text:p>
          </table:table-cell>
          <table:table-cell office:value-type="float" office:value="-0.00000104">
            <text:p>-1,04E-006</text:p>
          </table:table-cell>
          <table:table-cell table:formula="of:=[.M95]*[.N95]" office:value-type="float" office:value="0.0000000832">
            <text:p>8,32E-008</text:p>
          </table:table-cell>
          <table:table-cell office:value-type="float" office:value="-0.08">
            <text:p>-0,08</text:p>
          </table:table-cell>
          <table:table-cell office:value-type="float" office:value="-0.0032">
            <text:p>-3,20E-003</text:p>
          </table:table-cell>
          <table:table-cell table:formula="of:=[.P95]*[.Q95]" office:value-type="float" office:value="0.000256">
            <text:p>2,56E-004</text:p>
          </table:table-cell>
          <table:table-cell office:value-type="float" office:value="-0.08">
            <text:p>-0,08</text:p>
          </table:table-cell>
          <table:table-cell office:value-type="float" office:value="-0.00000115">
            <text:p>-1,15E-006</text:p>
          </table:table-cell>
          <table:table-cell table:formula="of:=[.S95]*[.T95]" office:value-type="float" office:value="0.000000092">
            <text:p>9,20E-008</text:p>
          </table:table-cell>
          <table:table-cell office:value-type="float" office:value="-0.08">
            <text:p>-0,08</text:p>
          </table:table-cell>
          <table:table-cell office:value-type="float" office:value="-0.0029">
            <text:p>-2,90E-003</text:p>
          </table:table-cell>
          <table:table-cell table:formula="of:=[.V95]*[.W95]" office:value-type="float" office:value="0.000232">
            <text:p>2,32E-004</text:p>
          </table:table-cell>
          <table:table-cell office:value-type="float" office:value="-0.08">
            <text:p>-0,08</text:p>
          </table:table-cell>
          <table:table-cell office:value-type="float" office:value="-0.00000229">
            <text:p>-2,29E-006</text:p>
          </table:table-cell>
          <table:table-cell table:formula="of:=[.Y95]*[.Z95]" office:value-type="float" office:value="0.0000001832">
            <text:p>1,83E-007</text:p>
          </table:table-cell>
          <table:table-cell office:value-type="float" office:value="-0.08">
            <text:p>-0,08</text:p>
          </table:table-cell>
          <table:table-cell office:value-type="float" office:value="-0.00138">
            <text:p>-1,38E-003</text:p>
          </table:table-cell>
          <table:table-cell table:formula="of:=[.AB95]*[.AC95]" office:value-type="float" office:value="0.0001104">
            <text:p>0,0001104</text:p>
          </table:table-cell>
        </table:table-row>
        <table:table-row table:style-name="ro1">
          <table:table-cell office:value-type="float" office:value="-0.07">
            <text:p>-0,07</text:p>
          </table:table-cell>
          <table:table-cell office:value-type="float" office:value="-0.00000258">
            <text:p>-2,58E-006</text:p>
          </table:table-cell>
          <table:table-cell table:formula="of:=[.A96]*[.B96]" office:value-type="float" office:value="0.0000001806">
            <text:p>1,81E-007</text:p>
          </table:table-cell>
          <table:table-cell office:value-type="float" office:value="-0.07">
            <text:p>-0,07</text:p>
          </table:table-cell>
          <table:table-cell office:value-type="float" office:value="-0.0053">
            <text:p>-5,30E-003</text:p>
          </table:table-cell>
          <table:table-cell table:formula="of:=[.D96]*[.E96]" office:value-type="float" office:value="0.000371">
            <text:p>3,71E-004</text:p>
          </table:table-cell>
          <table:table-cell office:value-type="float" office:value="-0.07">
            <text:p>-0,07</text:p>
          </table:table-cell>
          <table:table-cell office:value-type="float" office:value="-0.00000372">
            <text:p>-3,72E-006</text:p>
          </table:table-cell>
          <table:table-cell table:formula="of:=[.G96]*[.H96]" office:value-type="float" office:value="0.0000002604">
            <text:p>2,60E-007</text:p>
          </table:table-cell>
          <table:table-cell office:value-type="float" office:value="-0.07">
            <text:p>-0,07</text:p>
          </table:table-cell>
          <table:table-cell office:value-type="float" office:value="-0.00328">
            <text:p>-3,28E-003</text:p>
          </table:table-cell>
          <table:table-cell table:formula="of:=[.J96]*[.K96]" office:value-type="float" office:value="0.0002296">
            <text:p>2,30E-004</text:p>
          </table:table-cell>
          <table:table-cell office:value-type="float" office:value="-0.07">
            <text:p>-0,07</text:p>
          </table:table-cell>
          <table:table-cell office:value-type="float" office:value="-0.000000961">
            <text:p>-9,61E-007</text:p>
          </table:table-cell>
          <table:table-cell table:formula="of:=[.M96]*[.N96]" office:value-type="float" office:value="0.00000006727">
            <text:p>6,73E-008</text:p>
          </table:table-cell>
          <table:table-cell office:value-type="float" office:value="-0.07">
            <text:p>-0,07</text:p>
          </table:table-cell>
          <table:table-cell office:value-type="float" office:value="-0.0032">
            <text:p>-3,20E-003</text:p>
          </table:table-cell>
          <table:table-cell table:formula="of:=[.P96]*[.Q96]" office:value-type="float" office:value="0.000224">
            <text:p>2,24E-004</text:p>
          </table:table-cell>
          <table:table-cell office:value-type="float" office:value="-0.07">
            <text:p>-0,07</text:p>
          </table:table-cell>
          <table:table-cell office:value-type="float" office:value="-0.00000103">
            <text:p>-1,03E-006</text:p>
          </table:table-cell>
          <table:table-cell table:formula="of:=[.S96]*[.T96]" office:value-type="float" office:value="0.0000000721">
            <text:p>7,21E-008</text:p>
          </table:table-cell>
          <table:table-cell office:value-type="float" office:value="-0.07">
            <text:p>-0,07</text:p>
          </table:table-cell>
          <table:table-cell office:value-type="float" office:value="-0.00289">
            <text:p>-2,89E-003</text:p>
          </table:table-cell>
          <table:table-cell table:formula="of:=[.V96]*[.W96]" office:value-type="float" office:value="0.0002023">
            <text:p>2,02E-004</text:p>
          </table:table-cell>
          <table:table-cell office:value-type="float" office:value="-0.07">
            <text:p>-0,07</text:p>
          </table:table-cell>
          <table:table-cell office:value-type="float" office:value="-0.00000204">
            <text:p>-2,04E-006</text:p>
          </table:table-cell>
          <table:table-cell table:formula="of:=[.Y96]*[.Z96]" office:value-type="float" office:value="0.0000001428">
            <text:p>1,43E-007</text:p>
          </table:table-cell>
          <table:table-cell office:value-type="float" office:value="-0.07">
            <text:p>-0,07</text:p>
          </table:table-cell>
          <table:table-cell office:value-type="float" office:value="-0.00138">
            <text:p>-1,38E-003</text:p>
          </table:table-cell>
          <table:table-cell table:formula="of:=[.AB96]*[.AC96]" office:value-type="float" office:value="0.0000966">
            <text:p>0,0000966</text:p>
          </table:table-cell>
        </table:table-row>
        <table:table-row table:style-name="ro1">
          <table:table-cell office:value-type="float" office:value="-0.06">
            <text:p>-0,06</text:p>
          </table:table-cell>
          <table:table-cell office:value-type="float" office:value="-0.00000226">
            <text:p>-2,26E-006</text:p>
          </table:table-cell>
          <table:table-cell table:formula="of:=[.A97]*[.B97]" office:value-type="float" office:value="0.0000001356">
            <text:p>1,36E-007</text:p>
          </table:table-cell>
          <table:table-cell office:value-type="float" office:value="-0.06">
            <text:p>-0,06</text:p>
          </table:table-cell>
          <table:table-cell office:value-type="float" office:value="-0.0053">
            <text:p>-5,30E-003</text:p>
          </table:table-cell>
          <table:table-cell table:formula="of:=[.D97]*[.E97]" office:value-type="float" office:value="0.000318">
            <text:p>3,18E-004</text:p>
          </table:table-cell>
          <table:table-cell office:value-type="float" office:value="-0.06">
            <text:p>-0,06</text:p>
          </table:table-cell>
          <table:table-cell office:value-type="float" office:value="-0.00000326">
            <text:p>-3,26E-006</text:p>
          </table:table-cell>
          <table:table-cell table:formula="of:=[.G97]*[.H97]" office:value-type="float" office:value="0.0000001956">
            <text:p>1,96E-007</text:p>
          </table:table-cell>
          <table:table-cell office:value-type="float" office:value="-0.06">
            <text:p>-0,06</text:p>
          </table:table-cell>
          <table:table-cell office:value-type="float" office:value="-0.00328">
            <text:p>-3,28E-003</text:p>
          </table:table-cell>
          <table:table-cell table:formula="of:=[.J97]*[.K97]" office:value-type="float" office:value="0.0001968">
            <text:p>1,97E-004</text:p>
          </table:table-cell>
          <table:table-cell office:value-type="float" office:value="-0.06">
            <text:p>-0,06</text:p>
          </table:table-cell>
          <table:table-cell office:value-type="float" office:value="-0.000000875">
            <text:p>-8,75E-007</text:p>
          </table:table-cell>
          <table:table-cell table:formula="of:=[.M97]*[.N97]" office:value-type="float" office:value="0.0000000525">
            <text:p>5,25E-008</text:p>
          </table:table-cell>
          <table:table-cell office:value-type="float" office:value="-0.06">
            <text:p>-0,06</text:p>
          </table:table-cell>
          <table:table-cell office:value-type="float" office:value="-0.00319">
            <text:p>-3,19E-003</text:p>
          </table:table-cell>
          <table:table-cell table:formula="of:=[.P97]*[.Q97]" office:value-type="float" office:value="0.0001914">
            <text:p>1,91E-004</text:p>
          </table:table-cell>
          <table:table-cell office:value-type="float" office:value="-0.06">
            <text:p>-0,06</text:p>
          </table:table-cell>
          <table:table-cell office:value-type="float" office:value="-0.000000908">
            <text:p>-9,08E-007</text:p>
          </table:table-cell>
          <table:table-cell table:formula="of:=[.S97]*[.T97]" office:value-type="float" office:value="0.00000005448">
            <text:p>5,45E-008</text:p>
          </table:table-cell>
          <table:table-cell office:value-type="float" office:value="-0.06">
            <text:p>-0,06</text:p>
          </table:table-cell>
          <table:table-cell office:value-type="float" office:value="-0.00289">
            <text:p>-2,89E-003</text:p>
          </table:table-cell>
          <table:table-cell table:formula="of:=[.V97]*[.W97]" office:value-type="float" office:value="0.0001734">
            <text:p>1,73E-004</text:p>
          </table:table-cell>
          <table:table-cell office:value-type="float" office:value="-0.06">
            <text:p>-0,06</text:p>
          </table:table-cell>
          <table:table-cell office:value-type="float" office:value="-0.00000178">
            <text:p>-1,78E-006</text:p>
          </table:table-cell>
          <table:table-cell table:formula="of:=[.Y97]*[.Z97]" office:value-type="float" office:value="0.0000001068">
            <text:p>1,07E-007</text:p>
          </table:table-cell>
          <table:table-cell office:value-type="float" office:value="-0.06">
            <text:p>-0,06</text:p>
          </table:table-cell>
          <table:table-cell office:value-type="float" office:value="-0.00138">
            <text:p>-1,38E-003</text:p>
          </table:table-cell>
          <table:table-cell table:formula="of:=[.AB97]*[.AC97]" office:value-type="float" office:value="0.0000828">
            <text:p>0,0000828</text:p>
          </table:table-cell>
        </table:table-row>
        <table:table-row table:style-name="ro1">
          <table:table-cell office:value-type="float" office:value="-0.05">
            <text:p>-0,05</text:p>
          </table:table-cell>
          <table:table-cell office:value-type="float" office:value="-0.00000193">
            <text:p>-1,93E-006</text:p>
          </table:table-cell>
          <table:table-cell table:formula="of:=[.A98]*[.B98]" office:value-type="float" office:value="0.0000000965">
            <text:p>9,65E-008</text:p>
          </table:table-cell>
          <table:table-cell office:value-type="float" office:value="-0.05">
            <text:p>-0,05</text:p>
          </table:table-cell>
          <table:table-cell office:value-type="float" office:value="-0.00531">
            <text:p>-5,31E-003</text:p>
          </table:table-cell>
          <table:table-cell table:formula="of:=[.D98]*[.E98]" office:value-type="float" office:value="0.0002655">
            <text:p>2,66E-004</text:p>
          </table:table-cell>
          <table:table-cell office:value-type="float" office:value="-0.05">
            <text:p>-0,05</text:p>
          </table:table-cell>
          <table:table-cell office:value-type="float" office:value="-0.00000277">
            <text:p>-2,77E-006</text:p>
          </table:table-cell>
          <table:table-cell table:formula="of:=[.G98]*[.H98]" office:value-type="float" office:value="0.0000001385">
            <text:p>1,39E-007</text:p>
          </table:table-cell>
          <table:table-cell office:value-type="float" office:value="-0.05">
            <text:p>-0,05</text:p>
          </table:table-cell>
          <table:table-cell office:value-type="float" office:value="-0.00327">
            <text:p>-3,27E-003</text:p>
          </table:table-cell>
          <table:table-cell table:formula="of:=[.J98]*[.K98]" office:value-type="float" office:value="0.0001635">
            <text:p>1,64E-004</text:p>
          </table:table-cell>
          <table:table-cell office:value-type="float" office:value="-0.05">
            <text:p>-0,05</text:p>
          </table:table-cell>
          <table:table-cell office:value-type="float" office:value="-0.00000078">
            <text:p>-7,80E-007</text:p>
          </table:table-cell>
          <table:table-cell table:formula="of:=[.M98]*[.N98]" office:value-type="float" office:value="0.000000039">
            <text:p>3,90E-008</text:p>
          </table:table-cell>
          <table:table-cell office:value-type="float" office:value="-0.05">
            <text:p>-0,05</text:p>
          </table:table-cell>
          <table:table-cell office:value-type="float" office:value="-0.00319">
            <text:p>-3,19E-003</text:p>
          </table:table-cell>
          <table:table-cell table:formula="of:=[.P98]*[.Q98]" office:value-type="float" office:value="0.0001595">
            <text:p>1,60E-004</text:p>
          </table:table-cell>
          <table:table-cell office:value-type="float" office:value="-0.05">
            <text:p>-0,05</text:p>
          </table:table-cell>
          <table:table-cell office:value-type="float" office:value="-0.00000078">
            <text:p>-7,80E-007</text:p>
          </table:table-cell>
          <table:table-cell table:formula="of:=[.S98]*[.T98]" office:value-type="float" office:value="0.000000039">
            <text:p>3,90E-008</text:p>
          </table:table-cell>
          <table:table-cell office:value-type="float" office:value="-0.05">
            <text:p>-0,05</text:p>
          </table:table-cell>
          <table:table-cell office:value-type="float" office:value="-0.00289">
            <text:p>-2,89E-003</text:p>
          </table:table-cell>
          <table:table-cell table:formula="of:=[.V98]*[.W98]" office:value-type="float" office:value="0.0001445">
            <text:p>1,45E-004</text:p>
          </table:table-cell>
          <table:table-cell office:value-type="float" office:value="-0.05">
            <text:p>-0,05</text:p>
          </table:table-cell>
          <table:table-cell office:value-type="float" office:value="-0.00000151">
            <text:p>-1,51E-006</text:p>
          </table:table-cell>
          <table:table-cell table:formula="of:=[.Y98]*[.Z98]" office:value-type="float" office:value="0.0000000755">
            <text:p>7,55E-008</text:p>
          </table:table-cell>
          <table:table-cell office:value-type="float" office:value="-0.05">
            <text:p>-0,05</text:p>
          </table:table-cell>
          <table:table-cell office:value-type="float" office:value="-0.00138">
            <text:p>-1,38E-003</text:p>
          </table:table-cell>
          <table:table-cell table:formula="of:=[.AB98]*[.AC98]" office:value-type="float" office:value="0.000069">
            <text:p>0,000069</text:p>
          </table:table-cell>
        </table:table-row>
        <table:table-row table:style-name="ro1">
          <table:table-cell office:value-type="float" office:value="-0.04">
            <text:p>-0,04</text:p>
          </table:table-cell>
          <table:table-cell office:value-type="float" office:value="-0.00000158">
            <text:p>-1,58E-006</text:p>
          </table:table-cell>
          <table:table-cell table:formula="of:=[.A99]*[.B99]" office:value-type="float" office:value="0.0000000632">
            <text:p>6,32E-008</text:p>
          </table:table-cell>
          <table:table-cell office:value-type="float" office:value="-0.04">
            <text:p>-0,04</text:p>
          </table:table-cell>
          <table:table-cell office:value-type="float" office:value="-0.00531">
            <text:p>-5,31E-003</text:p>
          </table:table-cell>
          <table:table-cell table:formula="of:=[.D99]*[.E99]" office:value-type="float" office:value="0.0002124">
            <text:p>2,12E-004</text:p>
          </table:table-cell>
          <table:table-cell office:value-type="float" office:value="-0.04">
            <text:p>-0,04</text:p>
          </table:table-cell>
          <table:table-cell office:value-type="float" office:value="-0.00000227">
            <text:p>-2,27E-006</text:p>
          </table:table-cell>
          <table:table-cell table:formula="of:=[.G99]*[.H99]" office:value-type="float" office:value="0.0000000908">
            <text:p>9,08E-008</text:p>
          </table:table-cell>
          <table:table-cell office:value-type="float" office:value="-0.04">
            <text:p>-0,04</text:p>
          </table:table-cell>
          <table:table-cell office:value-type="float" office:value="-0.00327">
            <text:p>-3,27E-003</text:p>
          </table:table-cell>
          <table:table-cell table:formula="of:=[.J99]*[.K99]" office:value-type="float" office:value="0.0001308">
            <text:p>1,31E-004</text:p>
          </table:table-cell>
          <table:table-cell office:value-type="float" office:value="-0.04">
            <text:p>-0,04</text:p>
          </table:table-cell>
          <table:table-cell office:value-type="float" office:value="-0.000000672">
            <text:p>-6,72E-007</text:p>
          </table:table-cell>
          <table:table-cell table:formula="of:=[.M99]*[.N99]" office:value-type="float" office:value="0.00000002688">
            <text:p>2,69E-008</text:p>
          </table:table-cell>
          <table:table-cell office:value-type="float" office:value="-0.04">
            <text:p>-0,04</text:p>
          </table:table-cell>
          <table:table-cell office:value-type="float" office:value="-0.00319">
            <text:p>-3,19E-003</text:p>
          </table:table-cell>
          <table:table-cell table:formula="of:=[.P99]*[.Q99]" office:value-type="float" office:value="0.0001276">
            <text:p>1,28E-004</text:p>
          </table:table-cell>
          <table:table-cell office:value-type="float" office:value="-0.04">
            <text:p>-0,04</text:p>
          </table:table-cell>
          <table:table-cell office:value-type="float" office:value="-0.000000644">
            <text:p>-6,44E-007</text:p>
          </table:table-cell>
          <table:table-cell table:formula="of:=[.S99]*[.T99]" office:value-type="float" office:value="0.00000002576">
            <text:p>2,58E-008</text:p>
          </table:table-cell>
          <table:table-cell office:value-type="float" office:value="-0.04">
            <text:p>-0,04</text:p>
          </table:table-cell>
          <table:table-cell office:value-type="float" office:value="-0.00289">
            <text:p>-2,89E-003</text:p>
          </table:table-cell>
          <table:table-cell table:formula="of:=[.V99]*[.W99]" office:value-type="float" office:value="0.0001156">
            <text:p>1,16E-004</text:p>
          </table:table-cell>
          <table:table-cell office:value-type="float" office:value="-0.04">
            <text:p>-0,04</text:p>
          </table:table-cell>
          <table:table-cell office:value-type="float" office:value="-0.00000123">
            <text:p>-1,23E-006</text:p>
          </table:table-cell>
          <table:table-cell table:formula="of:=[.Y99]*[.Z99]" office:value-type="float" office:value="0.0000000492">
            <text:p>4,92E-008</text:p>
          </table:table-cell>
          <table:table-cell office:value-type="float" office:value="-0.04">
            <text:p>-0,04</text:p>
          </table:table-cell>
          <table:table-cell office:value-type="float" office:value="-0.00138">
            <text:p>-1,38E-003</text:p>
          </table:table-cell>
          <table:table-cell table:formula="of:=[.AB99]*[.AC99]" office:value-type="float" office:value="0.0000552">
            <text:p>0,0000552</text:p>
          </table:table-cell>
        </table:table-row>
        <table:table-row table:style-name="ro1">
          <table:table-cell office:value-type="float" office:value="-0.03">
            <text:p>-0,03</text:p>
          </table:table-cell>
          <table:table-cell office:value-type="float" office:value="-0.00000122">
            <text:p>-1,22E-006</text:p>
          </table:table-cell>
          <table:table-cell table:formula="of:=[.A100]*[.B100]" office:value-type="float" office:value="0.0000000366">
            <text:p>3,66E-008</text:p>
          </table:table-cell>
          <table:table-cell office:value-type="float" office:value="-0.03">
            <text:p>-0,03</text:p>
          </table:table-cell>
          <table:table-cell office:value-type="float" office:value="-0.0053">
            <text:p>-5,30E-003</text:p>
          </table:table-cell>
          <table:table-cell table:formula="of:=[.D100]*[.E100]" office:value-type="float" office:value="0.000159">
            <text:p>1,59E-004</text:p>
          </table:table-cell>
          <table:table-cell office:value-type="float" office:value="-0.03">
            <text:p>-0,03</text:p>
          </table:table-cell>
          <table:table-cell office:value-type="float" office:value="-0.00000174">
            <text:p>-1,74E-006</text:p>
          </table:table-cell>
          <table:table-cell table:formula="of:=[.G100]*[.H100]" office:value-type="float" office:value="0.0000000522">
            <text:p>5,22E-008</text:p>
          </table:table-cell>
          <table:table-cell office:value-type="float" office:value="-0.03">
            <text:p>-0,03</text:p>
          </table:table-cell>
          <table:table-cell office:value-type="float" office:value="-0.00326">
            <text:p>-3,26E-003</text:p>
          </table:table-cell>
          <table:table-cell table:formula="of:=[.J100]*[.K100]" office:value-type="float" office:value="0.0000978">
            <text:p>9,78E-005</text:p>
          </table:table-cell>
          <table:table-cell office:value-type="float" office:value="-0.03">
            <text:p>-0,03</text:p>
          </table:table-cell>
          <table:table-cell office:value-type="float" office:value="-0.000000548">
            <text:p>-5,48E-007</text:p>
          </table:table-cell>
          <table:table-cell table:formula="of:=[.M100]*[.N100]" office:value-type="float" office:value="0.00000001644">
            <text:p>1,64E-008</text:p>
          </table:table-cell>
          <table:table-cell office:value-type="float" office:value="-0.03">
            <text:p>-0,03</text:p>
          </table:table-cell>
          <table:table-cell office:value-type="float" office:value="-0.00318">
            <text:p>-3,18E-003</text:p>
          </table:table-cell>
          <table:table-cell table:formula="of:=[.P100]*[.Q100]" office:value-type="float" office:value="0.0000954">
            <text:p>9,54E-005</text:p>
          </table:table-cell>
          <table:table-cell office:value-type="float" office:value="-0.03">
            <text:p>-0,03</text:p>
          </table:table-cell>
          <table:table-cell office:value-type="float" office:value="-0.000000501">
            <text:p>-5,01E-007</text:p>
          </table:table-cell>
          <table:table-cell table:formula="of:=[.S100]*[.T100]" office:value-type="float" office:value="0.00000001503">
            <text:p>1,50E-008</text:p>
          </table:table-cell>
          <table:table-cell office:value-type="float" office:value="-0.03">
            <text:p>-0,03</text:p>
          </table:table-cell>
          <table:table-cell office:value-type="float" office:value="-0.0029">
            <text:p>-2,90E-003</text:p>
          </table:table-cell>
          <table:table-cell table:formula="of:=[.V100]*[.W100]" office:value-type="float" office:value="0.000087">
            <text:p>8,70E-005</text:p>
          </table:table-cell>
          <table:table-cell office:value-type="float" office:value="-0.03">
            <text:p>-0,03</text:p>
          </table:table-cell>
          <table:table-cell office:value-type="float" office:value="-0.000000946">
            <text:p>-9,46E-007</text:p>
          </table:table-cell>
          <table:table-cell table:formula="of:=[.Y100]*[.Z100]" office:value-type="float" office:value="0.00000002838">
            <text:p>2,84E-008</text:p>
          </table:table-cell>
          <table:table-cell office:value-type="float" office:value="-0.03">
            <text:p>-0,03</text:p>
          </table:table-cell>
          <table:table-cell office:value-type="float" office:value="-0.00138">
            <text:p>-1,38E-003</text:p>
          </table:table-cell>
          <table:table-cell table:formula="of:=[.AB100]*[.AC100]" office:value-type="float" office:value="0.0000414">
            <text:p>0,0000414</text:p>
          </table:table-cell>
        </table:table-row>
        <table:table-row table:style-name="ro1">
          <table:table-cell office:value-type="float" office:value="-0.02">
            <text:p>-0,02</text:p>
          </table:table-cell>
          <table:table-cell office:value-type="float" office:value="-0.000000839">
            <text:p>-8,39E-007</text:p>
          </table:table-cell>
          <table:table-cell table:formula="of:=[.A101]*[.B101]" office:value-type="float" office:value="0.00000001678">
            <text:p>1,68E-008</text:p>
          </table:table-cell>
          <table:table-cell office:value-type="float" office:value="-0.02">
            <text:p>-0,02</text:p>
          </table:table-cell>
          <table:table-cell office:value-type="float" office:value="-0.0053">
            <text:p>-5,30E-003</text:p>
          </table:table-cell>
          <table:table-cell table:formula="of:=[.D101]*[.E101]" office:value-type="float" office:value="0.000106">
            <text:p>1,06E-004</text:p>
          </table:table-cell>
          <table:table-cell office:value-type="float" office:value="-0.02">
            <text:p>-0,02</text:p>
          </table:table-cell>
          <table:table-cell office:value-type="float" office:value="-0.00000119">
            <text:p>-1,19E-006</text:p>
          </table:table-cell>
          <table:table-cell table:formula="of:=[.G101]*[.H101]" office:value-type="float" office:value="0.0000000238">
            <text:p>2,38E-008</text:p>
          </table:table-cell>
          <table:table-cell office:value-type="float" office:value="-0.02">
            <text:p>-0,02</text:p>
          </table:table-cell>
          <table:table-cell office:value-type="float" office:value="-0.00326">
            <text:p>-3,26E-003</text:p>
          </table:table-cell>
          <table:table-cell table:formula="of:=[.J101]*[.K101]" office:value-type="float" office:value="0.0000652">
            <text:p>6,52E-005</text:p>
          </table:table-cell>
          <table:table-cell office:value-type="float" office:value="-0.02">
            <text:p>-0,02</text:p>
          </table:table-cell>
          <table:table-cell office:value-type="float" office:value="-0.000000401">
            <text:p>-4,01E-007</text:p>
          </table:table-cell>
          <table:table-cell table:formula="of:=[.M101]*[.N101]" office:value-type="float" office:value="0.00000000802">
            <text:p>8,02E-009</text:p>
          </table:table-cell>
          <table:table-cell office:value-type="float" office:value="-0.02">
            <text:p>-0,02</text:p>
          </table:table-cell>
          <table:table-cell office:value-type="float" office:value="-0.00317">
            <text:p>-3,17E-003</text:p>
          </table:table-cell>
          <table:table-cell table:formula="of:=[.P101]*[.Q101]" office:value-type="float" office:value="0.0000634">
            <text:p>6,34E-005</text:p>
          </table:table-cell>
          <table:table-cell office:value-type="float" office:value="-0.02">
            <text:p>-0,02</text:p>
          </table:table-cell>
          <table:table-cell office:value-type="float" office:value="-0.000000348">
            <text:p>-3,48E-007</text:p>
          </table:table-cell>
          <table:table-cell table:formula="of:=[.S101]*[.T101]" office:value-type="float" office:value="0.00000000696">
            <text:p>6,96E-009</text:p>
          </table:table-cell>
          <table:table-cell office:value-type="float" office:value="-0.02">
            <text:p>-0,02</text:p>
          </table:table-cell>
          <table:table-cell office:value-type="float" office:value="-0.0029">
            <text:p>-2,90E-003</text:p>
          </table:table-cell>
          <table:table-cell table:formula="of:=[.V101]*[.W101]" office:value-type="float" office:value="0.000058">
            <text:p>5,80E-005</text:p>
          </table:table-cell>
          <table:table-cell office:value-type="float" office:value="-0.02">
            <text:p>-0,02</text:p>
          </table:table-cell>
          <table:table-cell office:value-type="float" office:value="-0.000000645">
            <text:p>-6,45E-007</text:p>
          </table:table-cell>
          <table:table-cell table:formula="of:=[.Y101]*[.Z101]" office:value-type="float" office:value="0.0000000129">
            <text:p>1,29E-008</text:p>
          </table:table-cell>
          <table:table-cell office:value-type="float" office:value="-0.02">
            <text:p>-0,02</text:p>
          </table:table-cell>
          <table:table-cell office:value-type="float" office:value="-0.00138">
            <text:p>-1,38E-003</text:p>
          </table:table-cell>
          <table:table-cell table:formula="of:=[.AB101]*[.AC101]" office:value-type="float" office:value="0.0000276">
            <text:p>0,0000276</text:p>
          </table:table-cell>
        </table:table-row>
        <table:table-row table:style-name="ro1">
          <table:table-cell office:value-type="float" office:value="-0.01">
            <text:p>-0,01</text:p>
          </table:table-cell>
          <table:table-cell office:value-type="float" office:value="-0.00000043">
            <text:p>-4,30E-007</text:p>
          </table:table-cell>
          <table:table-cell table:formula="of:=[.A102]*[.B102]" office:value-type="float" office:value="0.0000000043">
            <text:p>4,30E-009</text:p>
          </table:table-cell>
          <table:table-cell office:value-type="float" office:value="-0.01">
            <text:p>-0,01</text:p>
          </table:table-cell>
          <table:table-cell office:value-type="float" office:value="-0.00529">
            <text:p>-5,29E-003</text:p>
          </table:table-cell>
          <table:table-cell table:formula="of:=[.D102]*[.E102]" office:value-type="float" office:value="0.0000529">
            <text:p>5,29E-005</text:p>
          </table:table-cell>
          <table:table-cell office:value-type="float" office:value="-0.01">
            <text:p>-0,01</text:p>
          </table:table-cell>
          <table:table-cell office:value-type="float" office:value="-0.000000603">
            <text:p>-6,03E-007</text:p>
          </table:table-cell>
          <table:table-cell table:formula="of:=[.G102]*[.H102]" office:value-type="float" office:value="0.00000000603">
            <text:p>6,03E-009</text:p>
          </table:table-cell>
          <table:table-cell office:value-type="float" office:value="-0.01">
            <text:p>-0,01</text:p>
          </table:table-cell>
          <table:table-cell office:value-type="float" office:value="-0.00325">
            <text:p>-3,25E-003</text:p>
          </table:table-cell>
          <table:table-cell table:formula="of:=[.J102]*[.K102]" office:value-type="float" office:value="0.0000325">
            <text:p>3,25E-005</text:p>
          </table:table-cell>
          <table:table-cell office:value-type="float" office:value="-0.01">
            <text:p>-0,01</text:p>
          </table:table-cell>
          <table:table-cell office:value-type="float" office:value="-0.00000022">
            <text:p>-2,20E-007</text:p>
          </table:table-cell>
          <table:table-cell table:formula="of:=[.M102]*[.N102]" office:value-type="float" office:value="0.0000000022">
            <text:p>2,20E-009</text:p>
          </table:table-cell>
          <table:table-cell office:value-type="float" office:value="-0.01">
            <text:p>-0,01</text:p>
          </table:table-cell>
          <table:table-cell office:value-type="float" office:value="-0.00317">
            <text:p>-3,17E-003</text:p>
          </table:table-cell>
          <table:table-cell table:formula="of:=[.P102]*[.Q102]" office:value-type="float" office:value="0.0000317">
            <text:p>3,17E-005</text:p>
          </table:table-cell>
          <table:table-cell office:value-type="float" office:value="-0.01">
            <text:p>-0,01</text:p>
          </table:table-cell>
          <table:table-cell office:value-type="float" office:value="-0.00000018">
            <text:p>-1,80E-007</text:p>
          </table:table-cell>
          <table:table-cell table:formula="of:=[.S102]*[.T102]" office:value-type="float" office:value="0.0000000018">
            <text:p>1,80E-009</text:p>
          </table:table-cell>
          <table:table-cell office:value-type="float" office:value="-0.01">
            <text:p>-0,01</text:p>
          </table:table-cell>
          <table:table-cell office:value-type="float" office:value="-0.0029">
            <text:p>-2,90E-003</text:p>
          </table:table-cell>
          <table:table-cell table:formula="of:=[.V102]*[.W102]" office:value-type="float" office:value="0.000029">
            <text:p>2,90E-005</text:p>
          </table:table-cell>
          <table:table-cell office:value-type="float" office:value="-0.01">
            <text:p>-0,01</text:p>
          </table:table-cell>
          <table:table-cell office:value-type="float" office:value="-0.000000326">
            <text:p>-3,26E-007</text:p>
          </table:table-cell>
          <table:table-cell table:formula="of:=[.Y102]*[.Z102]" office:value-type="float" office:value="0.00000000326">
            <text:p>3,26E-009</text:p>
          </table:table-cell>
          <table:table-cell office:value-type="float" office:value="-0.01">
            <text:p>-0,01</text:p>
          </table:table-cell>
          <table:table-cell office:value-type="float" office:value="-0.00137">
            <text:p>-1,37E-003</text:p>
          </table:table-cell>
          <table:table-cell table:formula="of:=[.AB102]*[.AC102]" office:value-type="float" office:value="0.0000137">
            <text:p>0,000013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000000298">
            <text:p>2,98E-009</text:p>
          </table:table-cell>
          <table:table-cell table:formula="of:=[.A103]*[.B103]" office:value-type="float" office:value="0">
            <text:p>0,00E+000</text:p>
          </table:table-cell>
          <table:table-cell office:value-type="float" office:value="0">
            <text:p>0</text:p>
          </table:table-cell>
          <table:table-cell office:value-type="float" office:value="-0.00528">
            <text:p>-5,28E-003</text:p>
          </table:table-cell>
          <table:table-cell table:formula="of:=[.D103]*[.E103]" office:value-type="float" office:value="-0">
            <text:p>-0,00E+000</text:p>
          </table:table-cell>
          <table:table-cell office:value-type="float" office:value="0">
            <text:p>0</text:p>
          </table:table-cell>
          <table:table-cell office:value-type="float" office:value="0.0000000147">
            <text:p>1,47E-008</text:p>
          </table:table-cell>
          <table:table-cell table:formula="of:=[.G103]*[.H103]" office:value-type="float" office:value="0">
            <text:p>0,00E+000</text:p>
          </table:table-cell>
          <table:table-cell office:value-type="float" office:value="0">
            <text:p>0</text:p>
          </table:table-cell>
          <table:table-cell office:value-type="float" office:value="-0.00324">
            <text:p>-3,24E-003</text:p>
          </table:table-cell>
          <table:table-cell table:formula="of:=[.J103]*[.K103]" office:value-type="float" office:value="-0">
            <text:p>-0,00E+000</text:p>
          </table:table-cell>
          <table:table-cell office:value-type="float" office:value="0">
            <text:p>0</text:p>
          </table:table-cell>
          <table:table-cell office:value-type="float" office:value="0.00000000269">
            <text:p>2,69E-009</text:p>
          </table:table-cell>
          <table:table-cell table:formula="of:=[.M103]*[.N103]" office:value-type="float" office:value="0">
            <text:p>0,00E+000</text:p>
          </table:table-cell>
          <table:table-cell office:value-type="float" office:value="0">
            <text:p>0</text:p>
          </table:table-cell>
          <table:table-cell office:value-type="float" office:value="-0.00317">
            <text:p>-3,17E-003</text:p>
          </table:table-cell>
          <table:table-cell table:formula="of:=[.P103]*[.Q103]" office:value-type="float" office:value="-0">
            <text:p>-0,00E+000</text:p>
          </table:table-cell>
          <table:table-cell office:value-type="float" office:value="0">
            <text:p>0</text:p>
          </table:table-cell>
          <table:table-cell office:value-type="float" office:value="-0.0000000000621">
            <text:p>-6,21E-011</text:p>
          </table:table-cell>
          <table:table-cell table:formula="of:=[.S103]*[.T103]" office:value-type="float" office:value="-0">
            <text:p>-0,00E+000</text:p>
          </table:table-cell>
          <table:table-cell office:value-type="float" office:value="0">
            <text:p>0</text:p>
          </table:table-cell>
          <table:table-cell office:value-type="float" office:value="-0.00289">
            <text:p>-2,89E-003</text:p>
          </table:table-cell>
          <table:table-cell table:formula="of:=[.V103]*[.W103]" office:value-type="float" office:value="-0">
            <text:p>-0,00E+000</text:p>
          </table:table-cell>
          <table:table-cell office:value-type="float" office:value="0">
            <text:p>0</text:p>
          </table:table-cell>
          <table:table-cell office:value-type="float" office:value="0.0000000087">
            <text:p>8,70E-009</text:p>
          </table:table-cell>
          <table:table-cell table:formula="of:=[.Y103]*[.Z103]" office:value-type="float" office:value="0">
            <text:p>0,00E+000</text:p>
          </table:table-cell>
          <table:table-cell office:value-type="float" office:value="0">
            <text:p>0</text:p>
          </table:table-cell>
          <table:table-cell office:value-type="float" office:value="-0.00137">
            <text:p>-1,37E-003</text:p>
          </table:table-cell>
          <table:table-cell table:formula="of:=[.AB103]*[.AC103]" office:value-type="float" office:value="-0">
            <text:p>-0</text:p>
          </table:table-cell>
        </table:table-row>
        <table:table-row table:style-name="ro1">
          <table:table-cell office:value-type="float" office:value="0.01">
            <text:p>0,01</text:p>
          </table:table-cell>
          <table:table-cell office:value-type="float" office:value="0.00000047">
            <text:p>4,70E-007</text:p>
          </table:table-cell>
          <table:table-cell table:formula="of:=[.A104]*[.B104]" office:value-type="float" office:value="0.0000000047">
            <text:p>4,70E-009</text:p>
          </table:table-cell>
          <table:table-cell office:value-type="float" office:value="0.01">
            <text:p>0,01</text:p>
          </table:table-cell>
          <table:table-cell office:value-type="float" office:value="-0.00527">
            <text:p>-5,27E-003</text:p>
          </table:table-cell>
          <table:table-cell table:formula="of:=[.D104]*[.E104]" office:value-type="float" office:value="-0.0000527">
            <text:p>-5,27E-005</text:p>
          </table:table-cell>
          <table:table-cell office:value-type="float" office:value="0.01">
            <text:p>0,01</text:p>
          </table:table-cell>
          <table:table-cell office:value-type="float" office:value="0.000000674">
            <text:p>6,74E-007</text:p>
          </table:table-cell>
          <table:table-cell table:formula="of:=[.G104]*[.H104]" office:value-type="float" office:value="0.00000000674">
            <text:p>6,74E-009</text:p>
          </table:table-cell>
          <table:table-cell office:value-type="float" office:value="0.01">
            <text:p>0,01</text:p>
          </table:table-cell>
          <table:table-cell office:value-type="float" office:value="-0.00323">
            <text:p>-3,23E-003</text:p>
          </table:table-cell>
          <table:table-cell table:formula="of:=[.J104]*[.K104]" office:value-type="float" office:value="-0.0000323">
            <text:p>-3,23E-005</text:p>
          </table:table-cell>
          <table:table-cell office:value-type="float" office:value="0.01">
            <text:p>0,01</text:p>
          </table:table-cell>
          <table:table-cell office:value-type="float" office:value="0.000000289">
            <text:p>2,89E-007</text:p>
          </table:table-cell>
          <table:table-cell table:formula="of:=[.M104]*[.N104]" office:value-type="float" office:value="0.00000000289">
            <text:p>2,89E-009</text:p>
          </table:table-cell>
          <table:table-cell office:value-type="float" office:value="0.01">
            <text:p>0,01</text:p>
          </table:table-cell>
          <table:table-cell office:value-type="float" office:value="-0.00317">
            <text:p>-3,17E-003</text:p>
          </table:table-cell>
          <table:table-cell table:formula="of:=[.P104]*[.Q104]" office:value-type="float" office:value="-0.0000317">
            <text:p>-3,17E-005</text:p>
          </table:table-cell>
          <table:table-cell office:value-type="float" office:value="0.01">
            <text:p>0,01</text:p>
          </table:table-cell>
          <table:table-cell office:value-type="float" office:value="0.000000198">
            <text:p>1,98E-007</text:p>
          </table:table-cell>
          <table:table-cell table:formula="of:=[.S104]*[.T104]" office:value-type="float" office:value="0.00000000198">
            <text:p>1,98E-009</text:p>
          </table:table-cell>
          <table:table-cell office:value-type="float" office:value="0.01">
            <text:p>0,01</text:p>
          </table:table-cell>
          <table:table-cell office:value-type="float" office:value="-0.00289">
            <text:p>-2,89E-003</text:p>
          </table:table-cell>
          <table:table-cell table:formula="of:=[.V104]*[.W104]" office:value-type="float" office:value="-0.0000289">
            <text:p>-2,89E-005</text:p>
          </table:table-cell>
          <table:table-cell office:value-type="float" office:value="0.01">
            <text:p>0,01</text:p>
          </table:table-cell>
          <table:table-cell office:value-type="float" office:value="0.000000367">
            <text:p>3,67E-007</text:p>
          </table:table-cell>
          <table:table-cell table:formula="of:=[.Y104]*[.Z104]" office:value-type="float" office:value="0.00000000367">
            <text:p>3,67E-009</text:p>
          </table:table-cell>
          <table:table-cell office:value-type="float" office:value="0.01">
            <text:p>0,01</text:p>
          </table:table-cell>
          <table:table-cell office:value-type="float" office:value="-0.00137">
            <text:p>-1,37E-003</text:p>
          </table:table-cell>
          <table:table-cell table:formula="of:=[.AB104]*[.AC104]" office:value-type="float" office:value="-0.0000137">
            <text:p>-0,0000137</text:p>
          </table:table-cell>
        </table:table-row>
        <table:table-row table:style-name="ro1">
          <table:table-cell office:value-type="float" office:value="0.02">
            <text:p>0,02</text:p>
          </table:table-cell>
          <table:table-cell office:value-type="float" office:value="0.00000097">
            <text:p>9,70E-007</text:p>
          </table:table-cell>
          <table:table-cell table:formula="of:=[.A105]*[.B105]" office:value-type="float" office:value="0.0000000194">
            <text:p>1,94E-008</text:p>
          </table:table-cell>
          <table:table-cell office:value-type="float" office:value="0.02">
            <text:p>0,02</text:p>
          </table:table-cell>
          <table:table-cell office:value-type="float" office:value="-0.00527">
            <text:p>-5,27E-003</text:p>
          </table:table-cell>
          <table:table-cell table:formula="of:=[.D105]*[.E105]" office:value-type="float" office:value="-0.0001054">
            <text:p>-1,05E-004</text:p>
          </table:table-cell>
          <table:table-cell office:value-type="float" office:value="0.02">
            <text:p>0,02</text:p>
          </table:table-cell>
          <table:table-cell office:value-type="float" office:value="0.00000137">
            <text:p>1,37E-006</text:p>
          </table:table-cell>
          <table:table-cell table:formula="of:=[.G105]*[.H105]" office:value-type="float" office:value="0.0000000274">
            <text:p>2,74E-008</text:p>
          </table:table-cell>
          <table:table-cell office:value-type="float" office:value="0.02">
            <text:p>0,02</text:p>
          </table:table-cell>
          <table:table-cell office:value-type="float" office:value="-0.00322">
            <text:p>-3,22E-003</text:p>
          </table:table-cell>
          <table:table-cell table:formula="of:=[.J105]*[.K105]" office:value-type="float" office:value="-0.0000644">
            <text:p>-6,44E-005</text:p>
          </table:table-cell>
          <table:table-cell office:value-type="float" office:value="0.02">
            <text:p>0,02</text:p>
          </table:table-cell>
          <table:table-cell office:value-type="float" office:value="0.000000658">
            <text:p>6,58E-007</text:p>
          </table:table-cell>
          <table:table-cell table:formula="of:=[.M105]*[.N105]" office:value-type="float" office:value="0.00000001316">
            <text:p>1,32E-008</text:p>
          </table:table-cell>
          <table:table-cell office:value-type="float" office:value="0.02">
            <text:p>0,02</text:p>
          </table:table-cell>
          <table:table-cell office:value-type="float" office:value="-0.00316">
            <text:p>-3,16E-003</text:p>
          </table:table-cell>
          <table:table-cell table:formula="of:=[.P105]*[.Q105]" office:value-type="float" office:value="-0.0000632">
            <text:p>-6,32E-005</text:p>
          </table:table-cell>
          <table:table-cell office:value-type="float" office:value="0.02">
            <text:p>0,02</text:p>
          </table:table-cell>
          <table:table-cell office:value-type="float" office:value="0.000000415">
            <text:p>4,15E-007</text:p>
          </table:table-cell>
          <table:table-cell table:formula="of:=[.S105]*[.T105]" office:value-type="float" office:value="0.0000000083">
            <text:p>8,30E-009</text:p>
          </table:table-cell>
          <table:table-cell office:value-type="float" office:value="0.02">
            <text:p>0,02</text:p>
          </table:table-cell>
          <table:table-cell office:value-type="float" office:value="-0.00289">
            <text:p>-2,89E-003</text:p>
          </table:table-cell>
          <table:table-cell table:formula="of:=[.V105]*[.W105]" office:value-type="float" office:value="-0.0000578">
            <text:p>-5,78E-005</text:p>
          </table:table-cell>
          <table:table-cell office:value-type="float" office:value="0.02">
            <text:p>0,02</text:p>
          </table:table-cell>
          <table:table-cell office:value-type="float" office:value="0.000000744">
            <text:p>7,44E-007</text:p>
          </table:table-cell>
          <table:table-cell table:formula="of:=[.Y105]*[.Z105]" office:value-type="float" office:value="0.00000001488">
            <text:p>1,49E-008</text:p>
          </table:table-cell>
          <table:table-cell office:value-type="float" office:value="0.02">
            <text:p>0,02</text:p>
          </table:table-cell>
          <table:table-cell office:value-type="float" office:value="-0.00136">
            <text:p>-1,36E-003</text:p>
          </table:table-cell>
          <table:table-cell table:formula="of:=[.AB105]*[.AC105]" office:value-type="float" office:value="-0.0000272">
            <text:p>-0,0000272</text:p>
          </table:table-cell>
        </table:table-row>
        <table:table-row table:style-name="ro1">
          <table:table-cell office:value-type="float" office:value="0.03">
            <text:p>0,03</text:p>
          </table:table-cell>
          <table:table-cell office:value-type="float" office:value="0.00000152">
            <text:p>1,52E-006</text:p>
          </table:table-cell>
          <table:table-cell table:formula="of:=[.A106]*[.B106]" office:value-type="float" office:value="0.0000000456">
            <text:p>4,56E-008</text:p>
          </table:table-cell>
          <table:table-cell office:value-type="float" office:value="0.03">
            <text:p>0,03</text:p>
          </table:table-cell>
          <table:table-cell office:value-type="float" office:value="-0.00527">
            <text:p>-5,27E-003</text:p>
          </table:table-cell>
          <table:table-cell table:formula="of:=[.D106]*[.E106]" office:value-type="float" office:value="-0.0001581">
            <text:p>-1,58E-004</text:p>
          </table:table-cell>
          <table:table-cell office:value-type="float" office:value="0.03">
            <text:p>0,03</text:p>
          </table:table-cell>
          <table:table-cell office:value-type="float" office:value="0.00000212">
            <text:p>2,12E-006</text:p>
          </table:table-cell>
          <table:table-cell table:formula="of:=[.G106]*[.H106]" office:value-type="float" office:value="0.0000000636">
            <text:p>6,36E-008</text:p>
          </table:table-cell>
          <table:table-cell office:value-type="float" office:value="0.03">
            <text:p>0,03</text:p>
          </table:table-cell>
          <table:table-cell office:value-type="float" office:value="-0.00321">
            <text:p>-3,21E-003</text:p>
          </table:table-cell>
          <table:table-cell table:formula="of:=[.J106]*[.K106]" office:value-type="float" office:value="-0.0000963">
            <text:p>-9,63E-005</text:p>
          </table:table-cell>
          <table:table-cell office:value-type="float" office:value="0.03">
            <text:p>0,03</text:p>
          </table:table-cell>
          <table:table-cell office:value-type="float" office:value="0.00000115">
            <text:p>1,15E-006</text:p>
          </table:table-cell>
          <table:table-cell table:formula="of:=[.M106]*[.N106]" office:value-type="float" office:value="0.0000000345">
            <text:p>3,45E-008</text:p>
          </table:table-cell>
          <table:table-cell office:value-type="float" office:value="0.03">
            <text:p>0,03</text:p>
          </table:table-cell>
          <table:table-cell office:value-type="float" office:value="-0.00315">
            <text:p>-3,15E-003</text:p>
          </table:table-cell>
          <table:table-cell table:formula="of:=[.P106]*[.Q106]" office:value-type="float" office:value="-0.0000945">
            <text:p>-9,45E-005</text:p>
          </table:table-cell>
          <table:table-cell office:value-type="float" office:value="0.03">
            <text:p>0,03</text:p>
          </table:table-cell>
          <table:table-cell office:value-type="float" office:value="0.000000655">
            <text:p>6,55E-007</text:p>
          </table:table-cell>
          <table:table-cell table:formula="of:=[.S106]*[.T106]" office:value-type="float" office:value="0.00000001965">
            <text:p>1,97E-008</text:p>
          </table:table-cell>
          <table:table-cell office:value-type="float" office:value="0.03">
            <text:p>0,03</text:p>
          </table:table-cell>
          <table:table-cell office:value-type="float" office:value="-0.00289">
            <text:p>-2,89E-003</text:p>
          </table:table-cell>
          <table:table-cell table:formula="of:=[.V106]*[.W106]" office:value-type="float" office:value="-0.0000867">
            <text:p>-8,67E-005</text:p>
          </table:table-cell>
          <table:table-cell office:value-type="float" office:value="0.03">
            <text:p>0,03</text:p>
          </table:table-cell>
          <table:table-cell office:value-type="float" office:value="0.00000115">
            <text:p>1,15E-006</text:p>
          </table:table-cell>
          <table:table-cell table:formula="of:=[.Y106]*[.Z106]" office:value-type="float" office:value="0.0000000345">
            <text:p>3,45E-008</text:p>
          </table:table-cell>
          <table:table-cell office:value-type="float" office:value="0.03">
            <text:p>0,03</text:p>
          </table:table-cell>
          <table:table-cell office:value-type="float" office:value="-0.00136">
            <text:p>-1,36E-003</text:p>
          </table:table-cell>
          <table:table-cell table:formula="of:=[.AB106]*[.AC106]" office:value-type="float" office:value="-0.0000408">
            <text:p>-0,0000408</text:p>
          </table:table-cell>
        </table:table-row>
        <table:table-row table:style-name="ro1">
          <table:table-cell office:value-type="float" office:value="0.04">
            <text:p>0,04</text:p>
          </table:table-cell>
          <table:table-cell office:value-type="float" office:value="0.00000211">
            <text:p>2,11E-006</text:p>
          </table:table-cell>
          <table:table-cell table:formula="of:=[.A107]*[.B107]" office:value-type="float" office:value="0.0000000844">
            <text:p>8,44E-008</text:p>
          </table:table-cell>
          <table:table-cell office:value-type="float" office:value="0.04">
            <text:p>0,04</text:p>
          </table:table-cell>
          <table:table-cell office:value-type="float" office:value="-0.00527">
            <text:p>-5,27E-003</text:p>
          </table:table-cell>
          <table:table-cell table:formula="of:=[.D107]*[.E107]" office:value-type="float" office:value="-0.0002108">
            <text:p>-2,11E-004</text:p>
          </table:table-cell>
          <table:table-cell office:value-type="float" office:value="0.04">
            <text:p>0,04</text:p>
          </table:table-cell>
          <table:table-cell office:value-type="float" office:value="0.0000029">
            <text:p>2,90E-006</text:p>
          </table:table-cell>
          <table:table-cell table:formula="of:=[.G107]*[.H107]" office:value-type="float" office:value="0.000000116">
            <text:p>1,16E-007</text:p>
          </table:table-cell>
          <table:table-cell office:value-type="float" office:value="0.04">
            <text:p>0,04</text:p>
          </table:table-cell>
          <table:table-cell office:value-type="float" office:value="-0.00321">
            <text:p>-3,21E-003</text:p>
          </table:table-cell>
          <table:table-cell table:formula="of:=[.J107]*[.K107]" office:value-type="float" office:value="-0.0001284">
            <text:p>-1,28E-004</text:p>
          </table:table-cell>
          <table:table-cell office:value-type="float" office:value="0.04">
            <text:p>0,04</text:p>
          </table:table-cell>
          <table:table-cell office:value-type="float" office:value="0.00000181">
            <text:p>1,81E-006</text:p>
          </table:table-cell>
          <table:table-cell table:formula="of:=[.M107]*[.N107]" office:value-type="float" office:value="0.0000000724">
            <text:p>7,24E-008</text:p>
          </table:table-cell>
          <table:table-cell office:value-type="float" office:value="0.04">
            <text:p>0,04</text:p>
          </table:table-cell>
          <table:table-cell office:value-type="float" office:value="-0.00315">
            <text:p>-3,15E-003</text:p>
          </table:table-cell>
          <table:table-cell table:formula="of:=[.P107]*[.Q107]" office:value-type="float" office:value="-0.000126">
            <text:p>-1,26E-004</text:p>
          </table:table-cell>
          <table:table-cell office:value-type="float" office:value="0.04">
            <text:p>0,04</text:p>
          </table:table-cell>
          <table:table-cell office:value-type="float" office:value="0.000000919">
            <text:p>9,19E-007</text:p>
          </table:table-cell>
          <table:table-cell table:formula="of:=[.S107]*[.T107]" office:value-type="float" office:value="0.00000003676">
            <text:p>3,68E-008</text:p>
          </table:table-cell>
          <table:table-cell office:value-type="float" office:value="0.04">
            <text:p>0,04</text:p>
          </table:table-cell>
          <table:table-cell office:value-type="float" office:value="-0.00289">
            <text:p>-2,89E-003</text:p>
          </table:table-cell>
          <table:table-cell table:formula="of:=[.V107]*[.W107]" office:value-type="float" office:value="-0.0001156">
            <text:p>-1,16E-004</text:p>
          </table:table-cell>
          <table:table-cell office:value-type="float" office:value="0.04">
            <text:p>0,04</text:p>
          </table:table-cell>
          <table:table-cell office:value-type="float" office:value="0.00000158">
            <text:p>1,58E-006</text:p>
          </table:table-cell>
          <table:table-cell table:formula="of:=[.Y107]*[.Z107]" office:value-type="float" office:value="0.0000000632">
            <text:p>6,32E-008</text:p>
          </table:table-cell>
          <table:table-cell office:value-type="float" office:value="0.04">
            <text:p>0,04</text:p>
          </table:table-cell>
          <table:table-cell office:value-type="float" office:value="-0.00136">
            <text:p>-1,36E-003</text:p>
          </table:table-cell>
          <table:table-cell table:formula="of:=[.AB107]*[.AC107]" office:value-type="float" office:value="-0.0000544">
            <text:p>-0,0000544</text:p>
          </table:table-cell>
        </table:table-row>
        <table:table-row table:style-name="ro1">
          <table:table-cell office:value-type="float" office:value="0.05">
            <text:p>0,05</text:p>
          </table:table-cell>
          <table:table-cell office:value-type="float" office:value="0.00000275">
            <text:p>2,75E-006</text:p>
          </table:table-cell>
          <table:table-cell table:formula="of:=[.A108]*[.B108]" office:value-type="float" office:value="0.0000001375">
            <text:p>1,38E-007</text:p>
          </table:table-cell>
          <table:table-cell office:value-type="float" office:value="0.05">
            <text:p>0,05</text:p>
          </table:table-cell>
          <table:table-cell office:value-type="float" office:value="-0.00526">
            <text:p>-5,26E-003</text:p>
          </table:table-cell>
          <table:table-cell table:formula="of:=[.D108]*[.E108]" office:value-type="float" office:value="-0.000263">
            <text:p>-2,63E-004</text:p>
          </table:table-cell>
          <table:table-cell office:value-type="float" office:value="0.05">
            <text:p>0,05</text:p>
          </table:table-cell>
          <table:table-cell office:value-type="float" office:value="0.00000374">
            <text:p>3,74E-006</text:p>
          </table:table-cell>
          <table:table-cell table:formula="of:=[.G108]*[.H108]" office:value-type="float" office:value="0.000000187">
            <text:p>1,87E-007</text:p>
          </table:table-cell>
          <table:table-cell office:value-type="float" office:value="0.05">
            <text:p>0,05</text:p>
          </table:table-cell>
          <table:table-cell office:value-type="float" office:value="-0.0032">
            <text:p>-3,20E-003</text:p>
          </table:table-cell>
          <table:table-cell table:formula="of:=[.J108]*[.K108]" office:value-type="float" office:value="-0.00016">
            <text:p>-1,60E-004</text:p>
          </table:table-cell>
          <table:table-cell office:value-type="float" office:value="0.05">
            <text:p>0,05</text:p>
          </table:table-cell>
          <table:table-cell office:value-type="float" office:value="0.0000027">
            <text:p>2,70E-006</text:p>
          </table:table-cell>
          <table:table-cell table:formula="of:=[.M108]*[.N108]" office:value-type="float" office:value="0.000000135">
            <text:p>1,35E-007</text:p>
          </table:table-cell>
          <table:table-cell office:value-type="float" office:value="0.05">
            <text:p>0,05</text:p>
          </table:table-cell>
          <table:table-cell office:value-type="float" office:value="-0.00314">
            <text:p>-3,14E-003</text:p>
          </table:table-cell>
          <table:table-cell table:formula="of:=[.P108]*[.Q108]" office:value-type="float" office:value="-0.000157">
            <text:p>-1,57E-004</text:p>
          </table:table-cell>
          <table:table-cell office:value-type="float" office:value="0.05">
            <text:p>0,05</text:p>
          </table:table-cell>
          <table:table-cell office:value-type="float" office:value="0.00000121">
            <text:p>1,21E-006</text:p>
          </table:table-cell>
          <table:table-cell table:formula="of:=[.S108]*[.T108]" office:value-type="float" office:value="0.0000000605">
            <text:p>6,05E-008</text:p>
          </table:table-cell>
          <table:table-cell office:value-type="float" office:value="0.05">
            <text:p>0,05</text:p>
          </table:table-cell>
          <table:table-cell office:value-type="float" office:value="-0.00289">
            <text:p>-2,89E-003</text:p>
          </table:table-cell>
          <table:table-cell table:formula="of:=[.V108]*[.W108]" office:value-type="float" office:value="-0.0001445">
            <text:p>-1,45E-004</text:p>
          </table:table-cell>
          <table:table-cell office:value-type="float" office:value="0.05">
            <text:p>0,05</text:p>
          </table:table-cell>
          <table:table-cell office:value-type="float" office:value="0.00000204">
            <text:p>2,04E-006</text:p>
          </table:table-cell>
          <table:table-cell table:formula="of:=[.Y108]*[.Z108]" office:value-type="float" office:value="0.000000102">
            <text:p>1,02E-007</text:p>
          </table:table-cell>
          <table:table-cell office:value-type="float" office:value="0.05">
            <text:p>0,05</text:p>
          </table:table-cell>
          <table:table-cell office:value-type="float" office:value="-0.00136">
            <text:p>-1,36E-003</text:p>
          </table:table-cell>
          <table:table-cell table:formula="of:=[.AB108]*[.AC108]" office:value-type="float" office:value="-0.000068">
            <text:p>-0,000068</text:p>
          </table:table-cell>
        </table:table-row>
        <table:table-row table:style-name="ro1">
          <table:table-cell office:value-type="float" office:value="0.06">
            <text:p>0,06</text:p>
          </table:table-cell>
          <table:table-cell office:value-type="float" office:value="0.00000347">
            <text:p>3,47E-006</text:p>
          </table:table-cell>
          <table:table-cell table:formula="of:=[.A109]*[.B109]" office:value-type="float" office:value="0.0000002082">
            <text:p>2,08E-007</text:p>
          </table:table-cell>
          <table:table-cell office:value-type="float" office:value="0.06">
            <text:p>0,06</text:p>
          </table:table-cell>
          <table:table-cell office:value-type="float" office:value="-0.00526">
            <text:p>-5,26E-003</text:p>
          </table:table-cell>
          <table:table-cell table:formula="of:=[.D109]*[.E109]" office:value-type="float" office:value="-0.0003156">
            <text:p>-3,16E-004</text:p>
          </table:table-cell>
          <table:table-cell office:value-type="float" office:value="0.06">
            <text:p>0,06</text:p>
          </table:table-cell>
          <table:table-cell office:value-type="float" office:value="0.00000464">
            <text:p>4,64E-006</text:p>
          </table:table-cell>
          <table:table-cell table:formula="of:=[.G109]*[.H109]" office:value-type="float" office:value="0.0000002784">
            <text:p>2,78E-007</text:p>
          </table:table-cell>
          <table:table-cell office:value-type="float" office:value="0.06">
            <text:p>0,06</text:p>
          </table:table-cell>
          <table:table-cell office:value-type="float" office:value="-0.00319">
            <text:p>-3,19E-003</text:p>
          </table:table-cell>
          <table:table-cell table:formula="of:=[.J109]*[.K109]" office:value-type="float" office:value="-0.0001914">
            <text:p>-1,91E-004</text:p>
          </table:table-cell>
          <table:table-cell office:value-type="float" office:value="0.06">
            <text:p>0,06</text:p>
          </table:table-cell>
          <table:table-cell office:value-type="float" office:value="0.00000393">
            <text:p>3,93E-006</text:p>
          </table:table-cell>
          <table:table-cell table:formula="of:=[.M109]*[.N109]" office:value-type="float" office:value="0.0000002358">
            <text:p>2,36E-007</text:p>
          </table:table-cell>
          <table:table-cell office:value-type="float" office:value="0.06">
            <text:p>0,06</text:p>
          </table:table-cell>
          <table:table-cell office:value-type="float" office:value="-0.00314">
            <text:p>-3,14E-003</text:p>
          </table:table-cell>
          <table:table-cell table:formula="of:=[.P109]*[.Q109]" office:value-type="float" office:value="-0.0001884">
            <text:p>-1,88E-004</text:p>
          </table:table-cell>
          <table:table-cell office:value-type="float" office:value="0.06">
            <text:p>0,06</text:p>
          </table:table-cell>
          <table:table-cell office:value-type="float" office:value="0.00000154">
            <text:p>1,54E-006</text:p>
          </table:table-cell>
          <table:table-cell table:formula="of:=[.S109]*[.T109]" office:value-type="float" office:value="0.0000000924">
            <text:p>9,24E-008</text:p>
          </table:table-cell>
          <table:table-cell office:value-type="float" office:value="0.06">
            <text:p>0,06</text:p>
          </table:table-cell>
          <table:table-cell office:value-type="float" office:value="-0.00289">
            <text:p>-2,89E-003</text:p>
          </table:table-cell>
          <table:table-cell table:formula="of:=[.V109]*[.W109]" office:value-type="float" office:value="-0.0001734">
            <text:p>-1,73E-004</text:p>
          </table:table-cell>
          <table:table-cell office:value-type="float" office:value="0.06">
            <text:p>0,06</text:p>
          </table:table-cell>
          <table:table-cell office:value-type="float" office:value="0.00000254">
            <text:p>2,54E-006</text:p>
          </table:table-cell>
          <table:table-cell table:formula="of:=[.Y109]*[.Z109]" office:value-type="float" office:value="0.0000001524">
            <text:p>1,52E-007</text:p>
          </table:table-cell>
          <table:table-cell office:value-type="float" office:value="0.06">
            <text:p>0,06</text:p>
          </table:table-cell>
          <table:table-cell office:value-type="float" office:value="-0.00135">
            <text:p>-1,35E-003</text:p>
          </table:table-cell>
          <table:table-cell table:formula="of:=[.AB109]*[.AC109]" office:value-type="float" office:value="-0.000081">
            <text:p>-0,000081</text:p>
          </table:table-cell>
        </table:table-row>
        <table:table-row table:style-name="ro1">
          <table:table-cell office:value-type="float" office:value="0.07">
            <text:p>0,07</text:p>
          </table:table-cell>
          <table:table-cell office:value-type="float" office:value="0.00000427">
            <text:p>4,27E-006</text:p>
          </table:table-cell>
          <table:table-cell table:formula="of:=[.A110]*[.B110]" office:value-type="float" office:value="0.0000002989">
            <text:p>2,99E-007</text:p>
          </table:table-cell>
          <table:table-cell office:value-type="float" office:value="0.07">
            <text:p>0,07</text:p>
          </table:table-cell>
          <table:table-cell office:value-type="float" office:value="-0.00524">
            <text:p>-5,24E-003</text:p>
          </table:table-cell>
          <table:table-cell table:formula="of:=[.D110]*[.E110]" office:value-type="float" office:value="-0.0003668">
            <text:p>-3,67E-004</text:p>
          </table:table-cell>
          <table:table-cell office:value-type="float" office:value="0.07">
            <text:p>0,07</text:p>
          </table:table-cell>
          <table:table-cell office:value-type="float" office:value="0.00000559">
            <text:p>5,59E-006</text:p>
          </table:table-cell>
          <table:table-cell table:formula="of:=[.G110]*[.H110]" office:value-type="float" office:value="0.0000003913">
            <text:p>3,91E-007</text:p>
          </table:table-cell>
          <table:table-cell office:value-type="float" office:value="0.07">
            <text:p>0,07</text:p>
          </table:table-cell>
          <table:table-cell office:value-type="float" office:value="-0.00318">
            <text:p>-3,18E-003</text:p>
          </table:table-cell>
          <table:table-cell table:formula="of:=[.J110]*[.K110]" office:value-type="float" office:value="-0.0002226">
            <text:p>-2,23E-004</text:p>
          </table:table-cell>
          <table:table-cell office:value-type="float" office:value="0.07">
            <text:p>0,07</text:p>
          </table:table-cell>
          <table:table-cell office:value-type="float" office:value="0.00000562">
            <text:p>5,62E-006</text:p>
          </table:table-cell>
          <table:table-cell table:formula="of:=[.M110]*[.N110]" office:value-type="float" office:value="0.0000003934">
            <text:p>3,93E-007</text:p>
          </table:table-cell>
          <table:table-cell office:value-type="float" office:value="0.07">
            <text:p>0,07</text:p>
          </table:table-cell>
          <table:table-cell office:value-type="float" office:value="-0.00313">
            <text:p>-3,13E-003</text:p>
          </table:table-cell>
          <table:table-cell table:formula="of:=[.P110]*[.Q110]" office:value-type="float" office:value="-0.0002191">
            <text:p>-2,19E-004</text:p>
          </table:table-cell>
          <table:table-cell office:value-type="float" office:value="0.07">
            <text:p>0,07</text:p>
          </table:table-cell>
          <table:table-cell office:value-type="float" office:value="0.0000019">
            <text:p>1,90E-006</text:p>
          </table:table-cell>
          <table:table-cell table:formula="of:=[.S110]*[.T110]" office:value-type="float" office:value="0.000000133">
            <text:p>1,33E-007</text:p>
          </table:table-cell>
          <table:table-cell office:value-type="float" office:value="0.07">
            <text:p>0,07</text:p>
          </table:table-cell>
          <table:table-cell office:value-type="float" office:value="-0.00289">
            <text:p>-2,89E-003</text:p>
          </table:table-cell>
          <table:table-cell table:formula="of:=[.V110]*[.W110]" office:value-type="float" office:value="-0.0002023">
            <text:p>-2,02E-004</text:p>
          </table:table-cell>
          <table:table-cell office:value-type="float" office:value="0.07">
            <text:p>0,07</text:p>
          </table:table-cell>
          <table:table-cell office:value-type="float" office:value="0.00000307">
            <text:p>3,07E-006</text:p>
          </table:table-cell>
          <table:table-cell table:formula="of:=[.Y110]*[.Z110]" office:value-type="float" office:value="0.0000002149">
            <text:p>2,15E-007</text:p>
          </table:table-cell>
          <table:table-cell office:value-type="float" office:value="0.07">
            <text:p>0,07</text:p>
          </table:table-cell>
          <table:table-cell office:value-type="float" office:value="-0.00135">
            <text:p>-1,35E-003</text:p>
          </table:table-cell>
          <table:table-cell table:formula="of:=[.AB110]*[.AC110]" office:value-type="float" office:value="-0.0000945">
            <text:p>-0,0000945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 office:value-type="float" office:value="0.00000517">
            <text:p>5,17E-006</text:p>
          </table:table-cell>
          <table:table-cell table:formula="of:=[.A111]*[.B111]" office:value-type="float" office:value="0.0000004136">
            <text:p>4,14E-007</text:p>
          </table:table-cell>
          <table:table-cell office:value-type="float" office:value="0.08">
            <text:p>0,08</text:p>
          </table:table-cell>
          <table:table-cell office:value-type="float" office:value="-0.00522">
            <text:p>-5,22E-003</text:p>
          </table:table-cell>
          <table:table-cell table:formula="of:=[.D111]*[.E111]" office:value-type="float" office:value="-0.0004176">
            <text:p>-4,18E-004</text:p>
          </table:table-cell>
          <table:table-cell office:value-type="float" office:value="0.08">
            <text:p>0,08</text:p>
          </table:table-cell>
          <table:table-cell office:value-type="float" office:value="0.0000066">
            <text:p>6,60E-006</text:p>
          </table:table-cell>
          <table:table-cell table:formula="of:=[.G111]*[.H111]" office:value-type="float" office:value="0.000000528">
            <text:p>5,28E-007</text:p>
          </table:table-cell>
          <table:table-cell office:value-type="float" office:value="0.08">
            <text:p>0,08</text:p>
          </table:table-cell>
          <table:table-cell office:value-type="float" office:value="-0.00316">
            <text:p>-3,16E-003</text:p>
          </table:table-cell>
          <table:table-cell table:formula="of:=[.J111]*[.K111]" office:value-type="float" office:value="-0.0002528">
            <text:p>-2,53E-004</text:p>
          </table:table-cell>
          <table:table-cell office:value-type="float" office:value="0.08">
            <text:p>0,08</text:p>
          </table:table-cell>
          <table:table-cell office:value-type="float" office:value="0.00000797">
            <text:p>7,97E-006</text:p>
          </table:table-cell>
          <table:table-cell table:formula="of:=[.M111]*[.N111]" office:value-type="float" office:value="0.0000006376">
            <text:p>6,38E-007</text:p>
          </table:table-cell>
          <table:table-cell office:value-type="float" office:value="0.08">
            <text:p>0,08</text:p>
          </table:table-cell>
          <table:table-cell office:value-type="float" office:value="-0.00312">
            <text:p>-3,12E-003</text:p>
          </table:table-cell>
          <table:table-cell table:formula="of:=[.P111]*[.Q111]" office:value-type="float" office:value="-0.0002496">
            <text:p>-2,50E-004</text:p>
          </table:table-cell>
          <table:table-cell office:value-type="float" office:value="0.08">
            <text:p>0,08</text:p>
          </table:table-cell>
          <table:table-cell office:value-type="float" office:value="0.0000023">
            <text:p>2,30E-006</text:p>
          </table:table-cell>
          <table:table-cell table:formula="of:=[.S111]*[.T111]" office:value-type="float" office:value="0.000000184">
            <text:p>1,84E-007</text:p>
          </table:table-cell>
          <table:table-cell office:value-type="float" office:value="0.08">
            <text:p>0,08</text:p>
          </table:table-cell>
          <table:table-cell office:value-type="float" office:value="-0.00288">
            <text:p>-2,88E-003</text:p>
          </table:table-cell>
          <table:table-cell table:formula="of:=[.V111]*[.W111]" office:value-type="float" office:value="-0.0002304">
            <text:p>-2,30E-004</text:p>
          </table:table-cell>
          <table:table-cell office:value-type="float" office:value="0.08">
            <text:p>0,08</text:p>
          </table:table-cell>
          <table:table-cell office:value-type="float" office:value="0.00000363">
            <text:p>3,63E-006</text:p>
          </table:table-cell>
          <table:table-cell table:formula="of:=[.Y111]*[.Z111]" office:value-type="float" office:value="0.0000002904">
            <text:p>2,90E-007</text:p>
          </table:table-cell>
          <table:table-cell office:value-type="float" office:value="0.08">
            <text:p>0,08</text:p>
          </table:table-cell>
          <table:table-cell office:value-type="float" office:value="-0.00135">
            <text:p>-1,35E-003</text:p>
          </table:table-cell>
          <table:table-cell table:formula="of:=[.AB111]*[.AC111]" office:value-type="float" office:value="-0.000108">
            <text:p>-0,000108</text:p>
          </table:table-cell>
        </table:table-row>
        <table:table-row table:style-name="ro1">
          <table:table-cell office:value-type="float" office:value="0.09">
            <text:p>0,09</text:p>
          </table:table-cell>
          <table:table-cell office:value-type="float" office:value="0.00000618">
            <text:p>6,18E-006</text:p>
          </table:table-cell>
          <table:table-cell table:formula="of:=[.A112]*[.B112]" office:value-type="float" office:value="0.0000005562">
            <text:p>5,56E-007</text:p>
          </table:table-cell>
          <table:table-cell office:value-type="float" office:value="0.09">
            <text:p>0,09</text:p>
          </table:table-cell>
          <table:table-cell office:value-type="float" office:value="-0.0052">
            <text:p>-5,20E-003</text:p>
          </table:table-cell>
          <table:table-cell table:formula="of:=[.D112]*[.E112]" office:value-type="float" office:value="-0.000468">
            <text:p>-4,68E-004</text:p>
          </table:table-cell>
          <table:table-cell office:value-type="float" office:value="0.09">
            <text:p>0,09</text:p>
          </table:table-cell>
          <table:table-cell office:value-type="float" office:value="0.00000765">
            <text:p>7,65E-006</text:p>
          </table:table-cell>
          <table:table-cell table:formula="of:=[.G112]*[.H112]" office:value-type="float" office:value="0.0000006885">
            <text:p>6,89E-007</text:p>
          </table:table-cell>
          <table:table-cell office:value-type="float" office:value="0.09">
            <text:p>0,09</text:p>
          </table:table-cell>
          <table:table-cell office:value-type="float" office:value="-0.00316">
            <text:p>-3,16E-003</text:p>
          </table:table-cell>
          <table:table-cell table:formula="of:=[.J112]*[.K112]" office:value-type="float" office:value="-0.0002844">
            <text:p>-2,84E-004</text:p>
          </table:table-cell>
          <table:table-cell office:value-type="float" office:value="0.09">
            <text:p>0,09</text:p>
          </table:table-cell>
          <table:table-cell office:value-type="float" office:value="0.0000112">
            <text:p>1,12E-005</text:p>
          </table:table-cell>
          <table:table-cell table:formula="of:=[.M112]*[.N112]" office:value-type="float" office:value="0.000001008">
            <text:p>1,01E-006</text:p>
          </table:table-cell>
          <table:table-cell office:value-type="float" office:value="0.09">
            <text:p>0,09</text:p>
          </table:table-cell>
          <table:table-cell office:value-type="float" office:value="-0.0031">
            <text:p>-3,10E-003</text:p>
          </table:table-cell>
          <table:table-cell table:formula="of:=[.P112]*[.Q112]" office:value-type="float" office:value="-0.000279">
            <text:p>-2,79E-004</text:p>
          </table:table-cell>
          <table:table-cell office:value-type="float" office:value="0.09">
            <text:p>0,09</text:p>
          </table:table-cell>
          <table:table-cell office:value-type="float" office:value="0.00000275">
            <text:p>2,75E-006</text:p>
          </table:table-cell>
          <table:table-cell table:formula="of:=[.S112]*[.T112]" office:value-type="float" office:value="0.0000002475">
            <text:p>2,48E-007</text:p>
          </table:table-cell>
          <table:table-cell office:value-type="float" office:value="0.09">
            <text:p>0,09</text:p>
          </table:table-cell>
          <table:table-cell office:value-type="float" office:value="-0.00288">
            <text:p>-2,88E-003</text:p>
          </table:table-cell>
          <table:table-cell table:formula="of:=[.V112]*[.W112]" office:value-type="float" office:value="-0.0002592">
            <text:p>-2,59E-004</text:p>
          </table:table-cell>
          <table:table-cell office:value-type="float" office:value="0.09">
            <text:p>0,09</text:p>
          </table:table-cell>
          <table:table-cell office:value-type="float" office:value="0.00000423">
            <text:p>4,23E-006</text:p>
          </table:table-cell>
          <table:table-cell table:formula="of:=[.Y112]*[.Z112]" office:value-type="float" office:value="0.0000003807">
            <text:p>3,81E-007</text:p>
          </table:table-cell>
          <table:table-cell office:value-type="float" office:value="0.09">
            <text:p>0,09</text:p>
          </table:table-cell>
          <table:table-cell office:value-type="float" office:value="-0.00134">
            <text:p>-1,34E-003</text:p>
          </table:table-cell>
          <table:table-cell table:formula="of:=[.AB112]*[.AC112]" office:value-type="float" office:value="-0.0001206">
            <text:p>-0,0001206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0.00000735">
            <text:p>7,35E-006</text:p>
          </table:table-cell>
          <table:table-cell table:formula="of:=[.A113]*[.B113]" office:value-type="float" office:value="0.000000735">
            <text:p>7,35E-007</text:p>
          </table:table-cell>
          <table:table-cell office:value-type="float" office:value="0.1">
            <text:p>0,1</text:p>
          </table:table-cell>
          <table:table-cell office:value-type="float" office:value="-0.0052">
            <text:p>-5,20E-003</text:p>
          </table:table-cell>
          <table:table-cell table:formula="of:=[.D113]*[.E113]" office:value-type="float" office:value="-0.00052">
            <text:p>-5,20E-004</text:p>
          </table:table-cell>
          <table:table-cell office:value-type="float" office:value="0.1">
            <text:p>0,1</text:p>
          </table:table-cell>
          <table:table-cell office:value-type="float" office:value="0.00000878">
            <text:p>8,78E-006</text:p>
          </table:table-cell>
          <table:table-cell table:formula="of:=[.G113]*[.H113]" office:value-type="float" office:value="0.000000878">
            <text:p>8,78E-007</text:p>
          </table:table-cell>
          <table:table-cell office:value-type="float" office:value="0.1">
            <text:p>0,1</text:p>
          </table:table-cell>
          <table:table-cell office:value-type="float" office:value="-0.00314">
            <text:p>-3,14E-003</text:p>
          </table:table-cell>
          <table:table-cell table:formula="of:=[.J113]*[.K113]" office:value-type="float" office:value="-0.000314">
            <text:p>-3,14E-004</text:p>
          </table:table-cell>
          <table:table-cell office:value-type="float" office:value="0.1">
            <text:p>0,1</text:p>
          </table:table-cell>
          <table:table-cell office:value-type="float" office:value="0.0000157">
            <text:p>1,57E-005</text:p>
          </table:table-cell>
          <table:table-cell table:formula="of:=[.M113]*[.N113]" office:value-type="float" office:value="0.00000157">
            <text:p>1,57E-006</text:p>
          </table:table-cell>
          <table:table-cell office:value-type="float" office:value="0.1">
            <text:p>0,1</text:p>
          </table:table-cell>
          <table:table-cell office:value-type="float" office:value="-0.00308">
            <text:p>-3,08E-003</text:p>
          </table:table-cell>
          <table:table-cell table:formula="of:=[.P113]*[.Q113]" office:value-type="float" office:value="-0.000308">
            <text:p>-3,08E-004</text:p>
          </table:table-cell>
          <table:table-cell office:value-type="float" office:value="0.1">
            <text:p>0,1</text:p>
          </table:table-cell>
          <table:table-cell office:value-type="float" office:value="0.00000324">
            <text:p>3,24E-006</text:p>
          </table:table-cell>
          <table:table-cell table:formula="of:=[.S113]*[.T113]" office:value-type="float" office:value="0.000000324">
            <text:p>3,24E-007</text:p>
          </table:table-cell>
          <table:table-cell office:value-type="float" office:value="0.1">
            <text:p>0,1</text:p>
          </table:table-cell>
          <table:table-cell office:value-type="float" office:value="-0.00287">
            <text:p>-2,87E-003</text:p>
          </table:table-cell>
          <table:table-cell table:formula="of:=[.V113]*[.W113]" office:value-type="float" office:value="-0.000287">
            <text:p>-2,87E-004</text:p>
          </table:table-cell>
          <table:table-cell office:value-type="float" office:value="0.1">
            <text:p>0,1</text:p>
          </table:table-cell>
          <table:table-cell office:value-type="float" office:value="0.00000487">
            <text:p>4,87E-006</text:p>
          </table:table-cell>
          <table:table-cell table:formula="of:=[.Y113]*[.Z113]" office:value-type="float" office:value="0.000000487">
            <text:p>4,87E-007</text:p>
          </table:table-cell>
          <table:table-cell office:value-type="float" office:value="0.1">
            <text:p>0,1</text:p>
          </table:table-cell>
          <table:table-cell office:value-type="float" office:value="-0.00134">
            <text:p>-1,34E-003</text:p>
          </table:table-cell>
          <table:table-cell table:formula="of:=[.AB113]*[.AC113]" office:value-type="float" office:value="-0.000134">
            <text:p>-0,000134</text:p>
          </table:table-cell>
        </table:table-row>
        <table:table-row table:style-name="ro1">
          <table:table-cell office:value-type="float" office:value="0.11">
            <text:p>0,11</text:p>
          </table:table-cell>
          <table:table-cell office:value-type="float" office:value="0.00000872">
            <text:p>8,72E-006</text:p>
          </table:table-cell>
          <table:table-cell table:formula="of:=[.A114]*[.B114]" office:value-type="float" office:value="0.0000009592">
            <text:p>9,59E-007</text:p>
          </table:table-cell>
          <table:table-cell office:value-type="float" office:value="0.11">
            <text:p>0,11</text:p>
          </table:table-cell>
          <table:table-cell office:value-type="float" office:value="-0.00519">
            <text:p>-5,19E-003</text:p>
          </table:table-cell>
          <table:table-cell table:formula="of:=[.D114]*[.E114]" office:value-type="float" office:value="-0.0005709">
            <text:p>-5,71E-004</text:p>
          </table:table-cell>
          <table:table-cell office:value-type="float" office:value="0.11">
            <text:p>0,11</text:p>
          </table:table-cell>
          <table:table-cell office:value-type="float" office:value="0.00000997">
            <text:p>9,97E-006</text:p>
          </table:table-cell>
          <table:table-cell table:formula="of:=[.G114]*[.H114]" office:value-type="float" office:value="0.0000010967">
            <text:p>1,10E-006</text:p>
          </table:table-cell>
          <table:table-cell office:value-type="float" office:value="0.11">
            <text:p>0,11</text:p>
          </table:table-cell>
          <table:table-cell office:value-type="float" office:value="-0.00313">
            <text:p>-3,13E-003</text:p>
          </table:table-cell>
          <table:table-cell table:formula="of:=[.J114]*[.K114]" office:value-type="float" office:value="-0.0003443">
            <text:p>-3,44E-004</text:p>
          </table:table-cell>
          <table:table-cell office:value-type="float" office:value="0.11">
            <text:p>0,11</text:p>
          </table:table-cell>
          <table:table-cell office:value-type="float" office:value="0.0000219">
            <text:p>2,19E-005</text:p>
          </table:table-cell>
          <table:table-cell table:formula="of:=[.M114]*[.N114]" office:value-type="float" office:value="0.000002409">
            <text:p>2,41E-006</text:p>
          </table:table-cell>
          <table:table-cell office:value-type="float" office:value="0.11">
            <text:p>0,11</text:p>
          </table:table-cell>
          <table:table-cell office:value-type="float" office:value="-0.00305">
            <text:p>-3,05E-003</text:p>
          </table:table-cell>
          <table:table-cell table:formula="of:=[.P114]*[.Q114]" office:value-type="float" office:value="-0.0003355">
            <text:p>-3,36E-004</text:p>
          </table:table-cell>
          <table:table-cell office:value-type="float" office:value="0.11">
            <text:p>0,11</text:p>
          </table:table-cell>
          <table:table-cell office:value-type="float" office:value="0.00000379">
            <text:p>3,79E-006</text:p>
          </table:table-cell>
          <table:table-cell table:formula="of:=[.S114]*[.T114]" office:value-type="float" office:value="0.0000004169">
            <text:p>4,17E-007</text:p>
          </table:table-cell>
          <table:table-cell office:value-type="float" office:value="0.11">
            <text:p>0,11</text:p>
          </table:table-cell>
          <table:table-cell office:value-type="float" office:value="-0.00287">
            <text:p>-2,87E-003</text:p>
          </table:table-cell>
          <table:table-cell table:formula="of:=[.V114]*[.W114]" office:value-type="float" office:value="-0.0003157">
            <text:p>-3,16E-004</text:p>
          </table:table-cell>
          <table:table-cell office:value-type="float" office:value="0.11">
            <text:p>0,11</text:p>
          </table:table-cell>
          <table:table-cell office:value-type="float" office:value="0.00000555">
            <text:p>5,55E-006</text:p>
          </table:table-cell>
          <table:table-cell table:formula="of:=[.Y114]*[.Z114]" office:value-type="float" office:value="0.0000006105">
            <text:p>6,11E-007</text:p>
          </table:table-cell>
          <table:table-cell office:value-type="float" office:value="0.11">
            <text:p>0,11</text:p>
          </table:table-cell>
          <table:table-cell office:value-type="float" office:value="-0.00134">
            <text:p>-1,34E-003</text:p>
          </table:table-cell>
          <table:table-cell table:formula="of:=[.AB114]*[.AC114]" office:value-type="float" office:value="-0.0001474">
            <text:p>-0,0001474</text:p>
          </table:table-cell>
        </table:table-row>
        <table:table-row table:style-name="ro1">
          <table:table-cell office:value-type="float" office:value="0.12">
            <text:p>0,12</text:p>
          </table:table-cell>
          <table:table-cell office:value-type="float" office:value="0.0000103">
            <text:p>1,03E-005</text:p>
          </table:table-cell>
          <table:table-cell table:formula="of:=[.A115]*[.B115]" office:value-type="float" office:value="0.000001236">
            <text:p>1,24E-006</text:p>
          </table:table-cell>
          <table:table-cell office:value-type="float" office:value="0.12">
            <text:p>0,12</text:p>
          </table:table-cell>
          <table:table-cell office:value-type="float" office:value="-0.00518">
            <text:p>-5,18E-003</text:p>
          </table:table-cell>
          <table:table-cell table:formula="of:=[.D115]*[.E115]" office:value-type="float" office:value="-0.0006216">
            <text:p>-6,22E-004</text:p>
          </table:table-cell>
          <table:table-cell office:value-type="float" office:value="0.12">
            <text:p>0,12</text:p>
          </table:table-cell>
          <table:table-cell office:value-type="float" office:value="0.0000112">
            <text:p>1,12E-005</text:p>
          </table:table-cell>
          <table:table-cell table:formula="of:=[.G115]*[.H115]" office:value-type="float" office:value="0.000001344">
            <text:p>1,34E-006</text:p>
          </table:table-cell>
          <table:table-cell office:value-type="float" office:value="0.12">
            <text:p>0,12</text:p>
          </table:table-cell>
          <table:table-cell office:value-type="float" office:value="-0.00312">
            <text:p>-3,12E-003</text:p>
          </table:table-cell>
          <table:table-cell table:formula="of:=[.J115]*[.K115]" office:value-type="float" office:value="-0.0003744">
            <text:p>-3,74E-004</text:p>
          </table:table-cell>
          <table:table-cell office:value-type="float" office:value="0.12">
            <text:p>0,12</text:p>
          </table:table-cell>
          <table:table-cell office:value-type="float" office:value="0.0000304">
            <text:p>3,04E-005</text:p>
          </table:table-cell>
          <table:table-cell table:formula="of:=[.M115]*[.N115]" office:value-type="float" office:value="0.000003648">
            <text:p>3,65E-006</text:p>
          </table:table-cell>
          <table:table-cell office:value-type="float" office:value="0.12">
            <text:p>0,12</text:p>
          </table:table-cell>
          <table:table-cell office:value-type="float" office:value="-0.00302">
            <text:p>-3,02E-003</text:p>
          </table:table-cell>
          <table:table-cell table:formula="of:=[.P115]*[.Q115]" office:value-type="float" office:value="-0.0003624">
            <text:p>-3,62E-004</text:p>
          </table:table-cell>
          <table:table-cell office:value-type="float" office:value="0.12">
            <text:p>0,12</text:p>
          </table:table-cell>
          <table:table-cell office:value-type="float" office:value="0.0000044">
            <text:p>4,40E-006</text:p>
          </table:table-cell>
          <table:table-cell table:formula="of:=[.S115]*[.T115]" office:value-type="float" office:value="0.000000528">
            <text:p>5,28E-007</text:p>
          </table:table-cell>
          <table:table-cell office:value-type="float" office:value="0.12">
            <text:p>0,12</text:p>
          </table:table-cell>
          <table:table-cell office:value-type="float" office:value="-0.00287">
            <text:p>-2,87E-003</text:p>
          </table:table-cell>
          <table:table-cell table:formula="of:=[.V115]*[.W115]" office:value-type="float" office:value="-0.0003444">
            <text:p>-3,44E-004</text:p>
          </table:table-cell>
          <table:table-cell office:value-type="float" office:value="0.12">
            <text:p>0,12</text:p>
          </table:table-cell>
          <table:table-cell office:value-type="float" office:value="0.00000626">
            <text:p>6,26E-006</text:p>
          </table:table-cell>
          <table:table-cell table:formula="of:=[.Y115]*[.Z115]" office:value-type="float" office:value="0.0000007512">
            <text:p>7,51E-007</text:p>
          </table:table-cell>
          <table:table-cell office:value-type="float" office:value="0.12">
            <text:p>0,12</text:p>
          </table:table-cell>
          <table:table-cell office:value-type="float" office:value="-0.00134">
            <text:p>-1,34E-003</text:p>
          </table:table-cell>
          <table:table-cell table:formula="of:=[.AB115]*[.AC115]" office:value-type="float" office:value="-0.0001608">
            <text:p>-0,0001608</text:p>
          </table:table-cell>
        </table:table-row>
        <table:table-row table:style-name="ro1">
          <table:table-cell office:value-type="float" office:value="0.13">
            <text:p>0,13</text:p>
          </table:table-cell>
          <table:table-cell office:value-type="float" office:value="0.0000123">
            <text:p>1,23E-005</text:p>
          </table:table-cell>
          <table:table-cell table:formula="of:=[.A116]*[.B116]" office:value-type="float" office:value="0.000001599">
            <text:p>1,60E-006</text:p>
          </table:table-cell>
          <table:table-cell office:value-type="float" office:value="0.13">
            <text:p>0,13</text:p>
          </table:table-cell>
          <table:table-cell office:value-type="float" office:value="-0.00516">
            <text:p>-5,16E-003</text:p>
          </table:table-cell>
          <table:table-cell table:formula="of:=[.D116]*[.E116]" office:value-type="float" office:value="-0.0006708">
            <text:p>-6,71E-004</text:p>
          </table:table-cell>
          <table:table-cell office:value-type="float" office:value="0.13">
            <text:p>0,13</text:p>
          </table:table-cell>
          <table:table-cell office:value-type="float" office:value="0.0000125">
            <text:p>1,25E-005</text:p>
          </table:table-cell>
          <table:table-cell table:formula="of:=[.G116]*[.H116]" office:value-type="float" office:value="0.000001625">
            <text:p>1,63E-006</text:p>
          </table:table-cell>
          <table:table-cell office:value-type="float" office:value="0.13">
            <text:p>0,13</text:p>
          </table:table-cell>
          <table:table-cell office:value-type="float" office:value="-0.0031">
            <text:p>-3,10E-003</text:p>
          </table:table-cell>
          <table:table-cell table:formula="of:=[.J116]*[.K116]" office:value-type="float" office:value="-0.000403">
            <text:p>-4,03E-004</text:p>
          </table:table-cell>
          <table:table-cell office:value-type="float" office:value="0.13">
            <text:p>0,13</text:p>
          </table:table-cell>
          <table:table-cell office:value-type="float" office:value="0.0000418">
            <text:p>4,18E-005</text:p>
          </table:table-cell>
          <table:table-cell table:formula="of:=[.M116]*[.N116]" office:value-type="float" office:value="0.000005434">
            <text:p>5,43E-006</text:p>
          </table:table-cell>
          <table:table-cell office:value-type="float" office:value="0.13">
            <text:p>0,13</text:p>
          </table:table-cell>
          <table:table-cell office:value-type="float" office:value="-0.00297">
            <text:p>-2,97E-003</text:p>
          </table:table-cell>
          <table:table-cell table:formula="of:=[.P116]*[.Q116]" office:value-type="float" office:value="-0.0003861">
            <text:p>-3,86E-004</text:p>
          </table:table-cell>
          <table:table-cell office:value-type="float" office:value="0.13">
            <text:p>0,13</text:p>
          </table:table-cell>
          <table:table-cell office:value-type="float" office:value="0.00000507">
            <text:p>5,07E-006</text:p>
          </table:table-cell>
          <table:table-cell table:formula="of:=[.S116]*[.T116]" office:value-type="float" office:value="0.0000006591">
            <text:p>6,59E-007</text:p>
          </table:table-cell>
          <table:table-cell office:value-type="float" office:value="0.13">
            <text:p>0,13</text:p>
          </table:table-cell>
          <table:table-cell office:value-type="float" office:value="-0.00287">
            <text:p>-2,87E-003</text:p>
          </table:table-cell>
          <table:table-cell table:formula="of:=[.V116]*[.W116]" office:value-type="float" office:value="-0.0003731">
            <text:p>-3,73E-004</text:p>
          </table:table-cell>
          <table:table-cell office:value-type="float" office:value="0.13">
            <text:p>0,13</text:p>
          </table:table-cell>
          <table:table-cell office:value-type="float" office:value="0.00000701">
            <text:p>7,01E-006</text:p>
          </table:table-cell>
          <table:table-cell table:formula="of:=[.Y116]*[.Z116]" office:value-type="float" office:value="0.0000009113">
            <text:p>9,11E-007</text:p>
          </table:table-cell>
          <table:table-cell office:value-type="float" office:value="0.13">
            <text:p>0,13</text:p>
          </table:table-cell>
          <table:table-cell office:value-type="float" office:value="-0.00134">
            <text:p>-1,34E-003</text:p>
          </table:table-cell>
          <table:table-cell table:formula="of:=[.AB116]*[.AC116]" office:value-type="float" office:value="-0.0001742">
            <text:p>-0,0001742</text:p>
          </table:table-cell>
        </table:table-row>
        <table:table-row table:style-name="ro1">
          <table:table-cell office:value-type="float" office:value="0.14">
            <text:p>0,14</text:p>
          </table:table-cell>
          <table:table-cell office:value-type="float" office:value="0.0000148">
            <text:p>1,48E-005</text:p>
          </table:table-cell>
          <table:table-cell table:formula="of:=[.A117]*[.B117]" office:value-type="float" office:value="0.000002072">
            <text:p>2,07E-006</text:p>
          </table:table-cell>
          <table:table-cell office:value-type="float" office:value="0.14">
            <text:p>0,14</text:p>
          </table:table-cell>
          <table:table-cell office:value-type="float" office:value="-0.00514">
            <text:p>-5,14E-003</text:p>
          </table:table-cell>
          <table:table-cell table:formula="of:=[.D117]*[.E117]" office:value-type="float" office:value="-0.0007196">
            <text:p>-7,20E-004</text:p>
          </table:table-cell>
          <table:table-cell office:value-type="float" office:value="0.14">
            <text:p>0,14</text:p>
          </table:table-cell>
          <table:table-cell office:value-type="float" office:value="0.000014">
            <text:p>1,40E-005</text:p>
          </table:table-cell>
          <table:table-cell table:formula="of:=[.G117]*[.H117]" office:value-type="float" office:value="0.00000196">
            <text:p>1,96E-006</text:p>
          </table:table-cell>
          <table:table-cell office:value-type="float" office:value="0.14">
            <text:p>0,14</text:p>
          </table:table-cell>
          <table:table-cell office:value-type="float" office:value="-0.00308">
            <text:p>-3,08E-003</text:p>
          </table:table-cell>
          <table:table-cell table:formula="of:=[.J117]*[.K117]" office:value-type="float" office:value="-0.0004312">
            <text:p>-4,31E-004</text:p>
          </table:table-cell>
          <table:table-cell office:value-type="float" office:value="0.14">
            <text:p>0,14</text:p>
          </table:table-cell>
          <table:table-cell office:value-type="float" office:value="0.000057">
            <text:p>5,70E-005</text:p>
          </table:table-cell>
          <table:table-cell table:formula="of:=[.M117]*[.N117]" office:value-type="float" office:value="0.00000798">
            <text:p>7,98E-006</text:p>
          </table:table-cell>
          <table:table-cell office:value-type="float" office:value="0.14">
            <text:p>0,14</text:p>
          </table:table-cell>
          <table:table-cell office:value-type="float" office:value="-0.00293">
            <text:p>-2,93E-003</text:p>
          </table:table-cell>
          <table:table-cell table:formula="of:=[.P117]*[.Q117]" office:value-type="float" office:value="-0.0004102">
            <text:p>-4,10E-004</text:p>
          </table:table-cell>
          <table:table-cell office:value-type="float" office:value="0.14">
            <text:p>0,14</text:p>
          </table:table-cell>
          <table:table-cell office:value-type="float" office:value="0.00000581">
            <text:p>5,81E-006</text:p>
          </table:table-cell>
          <table:table-cell table:formula="of:=[.S117]*[.T117]" office:value-type="float" office:value="0.0000008134">
            <text:p>8,13E-007</text:p>
          </table:table-cell>
          <table:table-cell office:value-type="float" office:value="0.14">
            <text:p>0,14</text:p>
          </table:table-cell>
          <table:table-cell office:value-type="float" office:value="-0.00287">
            <text:p>-2,87E-003</text:p>
          </table:table-cell>
          <table:table-cell table:formula="of:=[.V117]*[.W117]" office:value-type="float" office:value="-0.0004018">
            <text:p>-4,02E-004</text:p>
          </table:table-cell>
          <table:table-cell office:value-type="float" office:value="0.14">
            <text:p>0,14</text:p>
          </table:table-cell>
          <table:table-cell office:value-type="float" office:value="0.0000078">
            <text:p>7,80E-006</text:p>
          </table:table-cell>
          <table:table-cell table:formula="of:=[.Y117]*[.Z117]" office:value-type="float" office:value="0.000001092">
            <text:p>1,09E-006</text:p>
          </table:table-cell>
          <table:table-cell office:value-type="float" office:value="0.14">
            <text:p>0,14</text:p>
          </table:table-cell>
          <table:table-cell office:value-type="float" office:value="-0.00133">
            <text:p>-1,33E-003</text:p>
          </table:table-cell>
          <table:table-cell table:formula="of:=[.AB117]*[.AC117]" office:value-type="float" office:value="-0.0001862">
            <text:p>-0,0001862</text:p>
          </table:table-cell>
        </table:table-row>
        <table:table-row table:style-name="ro1">
          <table:table-cell office:value-type="float" office:value="0.15">
            <text:p>0,15</text:p>
          </table:table-cell>
          <table:table-cell office:value-type="float" office:value="0.0000178">
            <text:p>1,78E-005</text:p>
          </table:table-cell>
          <table:table-cell table:formula="of:=[.A118]*[.B118]" office:value-type="float" office:value="0.00000267">
            <text:p>2,67E-006</text:p>
          </table:table-cell>
          <table:table-cell office:value-type="float" office:value="0.15">
            <text:p>0,15</text:p>
          </table:table-cell>
          <table:table-cell office:value-type="float" office:value="-0.00511">
            <text:p>-5,11E-003</text:p>
          </table:table-cell>
          <table:table-cell table:formula="of:=[.D118]*[.E118]" office:value-type="float" office:value="-0.0007665">
            <text:p>-7,67E-004</text:p>
          </table:table-cell>
          <table:table-cell office:value-type="float" office:value="0.15">
            <text:p>0,15</text:p>
          </table:table-cell>
          <table:table-cell office:value-type="float" office:value="0.0000154">
            <text:p>1,54E-005</text:p>
          </table:table-cell>
          <table:table-cell table:formula="of:=[.G118]*[.H118]" office:value-type="float" office:value="0.00000231">
            <text:p>2,31E-006</text:p>
          </table:table-cell>
          <table:table-cell office:value-type="float" office:value="0.15">
            <text:p>0,15</text:p>
          </table:table-cell>
          <table:table-cell office:value-type="float" office:value="-0.00306">
            <text:p>-3,06E-003</text:p>
          </table:table-cell>
          <table:table-cell table:formula="of:=[.J118]*[.K118]" office:value-type="float" office:value="-0.000459">
            <text:p>-4,59E-004</text:p>
          </table:table-cell>
          <table:table-cell office:value-type="float" office:value="0.15">
            <text:p>0,15</text:p>
          </table:table-cell>
          <table:table-cell office:value-type="float" office:value="0.0000768">
            <text:p>7,68E-005</text:p>
          </table:table-cell>
          <table:table-cell table:formula="of:=[.M118]*[.N118]" office:value-type="float" office:value="0.00001152">
            <text:p>1,15E-005</text:p>
          </table:table-cell>
          <table:table-cell office:value-type="float" office:value="0.15">
            <text:p>0,15</text:p>
          </table:table-cell>
          <table:table-cell office:value-type="float" office:value="-0.00288">
            <text:p>-2,88E-003</text:p>
          </table:table-cell>
          <table:table-cell table:formula="of:=[.P118]*[.Q118]" office:value-type="float" office:value="-0.000432">
            <text:p>-4,32E-004</text:p>
          </table:table-cell>
          <table:table-cell office:value-type="float" office:value="0.15">
            <text:p>0,15</text:p>
          </table:table-cell>
          <table:table-cell office:value-type="float" office:value="0.00000663">
            <text:p>6,63E-006</text:p>
          </table:table-cell>
          <table:table-cell table:formula="of:=[.S118]*[.T118]" office:value-type="float" office:value="0.0000009945">
            <text:p>9,95E-007</text:p>
          </table:table-cell>
          <table:table-cell office:value-type="float" office:value="0.15">
            <text:p>0,15</text:p>
          </table:table-cell>
          <table:table-cell office:value-type="float" office:value="-0.00287">
            <text:p>-2,87E-003</text:p>
          </table:table-cell>
          <table:table-cell table:formula="of:=[.V118]*[.W118]" office:value-type="float" office:value="-0.0004305">
            <text:p>-4,31E-004</text:p>
          </table:table-cell>
          <table:table-cell office:value-type="float" office:value="0.15">
            <text:p>0,15</text:p>
          </table:table-cell>
          <table:table-cell office:value-type="float" office:value="0.00000861">
            <text:p>8,61E-006</text:p>
          </table:table-cell>
          <table:table-cell table:formula="of:=[.Y118]*[.Z118]" office:value-type="float" office:value="0.0000012915">
            <text:p>1,29E-006</text:p>
          </table:table-cell>
          <table:table-cell office:value-type="float" office:value="0.15">
            <text:p>0,15</text:p>
          </table:table-cell>
          <table:table-cell office:value-type="float" office:value="-0.00133">
            <text:p>-1,33E-003</text:p>
          </table:table-cell>
          <table:table-cell table:formula="of:=[.AB118]*[.AC118]" office:value-type="float" office:value="-0.0001995">
            <text:p>-0,0001995</text:p>
          </table:table-cell>
        </table:table-row>
        <table:table-row table:style-name="ro1">
          <table:table-cell office:value-type="float" office:value="0.16">
            <text:p>0,16</text:p>
          </table:table-cell>
          <table:table-cell office:value-type="float" office:value="0.0000217">
            <text:p>2,17E-005</text:p>
          </table:table-cell>
          <table:table-cell table:formula="of:=[.A119]*[.B119]" office:value-type="float" office:value="0.000003472">
            <text:p>3,47E-006</text:p>
          </table:table-cell>
          <table:table-cell office:value-type="float" office:value="0.16">
            <text:p>0,16</text:p>
          </table:table-cell>
          <table:table-cell office:value-type="float" office:value="-0.00508">
            <text:p>-5,08E-003</text:p>
          </table:table-cell>
          <table:table-cell table:formula="of:=[.D119]*[.E119]" office:value-type="float" office:value="-0.0008128">
            <text:p>-8,13E-004</text:p>
          </table:table-cell>
          <table:table-cell office:value-type="float" office:value="0.16">
            <text:p>0,16</text:p>
          </table:table-cell>
          <table:table-cell office:value-type="float" office:value="0.000017">
            <text:p>1,70E-005</text:p>
          </table:table-cell>
          <table:table-cell table:formula="of:=[.G119]*[.H119]" office:value-type="float" office:value="0.00000272">
            <text:p>2,72E-006</text:p>
          </table:table-cell>
          <table:table-cell office:value-type="float" office:value="0.16">
            <text:p>0,16</text:p>
          </table:table-cell>
          <table:table-cell office:value-type="float" office:value="-0.00304">
            <text:p>-3,04E-003</text:p>
          </table:table-cell>
          <table:table-cell table:formula="of:=[.J119]*[.K119]" office:value-type="float" office:value="-0.0004864">
            <text:p>-4,86E-004</text:p>
          </table:table-cell>
          <table:table-cell office:value-type="float" office:value="0.16">
            <text:p>0,16</text:p>
          </table:table-cell>
          <table:table-cell office:value-type="float" office:value="0.000102">
            <text:p>1,02E-004</text:p>
          </table:table-cell>
          <table:table-cell table:formula="of:=[.M119]*[.N119]" office:value-type="float" office:value="0.00001632">
            <text:p>1,63E-005</text:p>
          </table:table-cell>
          <table:table-cell office:value-type="float" office:value="0.16">
            <text:p>0,16</text:p>
          </table:table-cell>
          <table:table-cell office:value-type="float" office:value="-0.00283">
            <text:p>-2,83E-003</text:p>
          </table:table-cell>
          <table:table-cell table:formula="of:=[.P119]*[.Q119]" office:value-type="float" office:value="-0.0004528">
            <text:p>-4,53E-004</text:p>
          </table:table-cell>
          <table:table-cell office:value-type="float" office:value="0.16">
            <text:p>0,16</text:p>
          </table:table-cell>
          <table:table-cell office:value-type="float" office:value="0.00000752">
            <text:p>7,52E-006</text:p>
          </table:table-cell>
          <table:table-cell table:formula="of:=[.S119]*[.T119]" office:value-type="float" office:value="0.0000012032">
            <text:p>1,20E-006</text:p>
          </table:table-cell>
          <table:table-cell office:value-type="float" office:value="0.16">
            <text:p>0,16</text:p>
          </table:table-cell>
          <table:table-cell office:value-type="float" office:value="-0.00286">
            <text:p>-2,86E-003</text:p>
          </table:table-cell>
          <table:table-cell table:formula="of:=[.V119]*[.W119]" office:value-type="float" office:value="-0.0004576">
            <text:p>-4,58E-004</text:p>
          </table:table-cell>
          <table:table-cell office:value-type="float" office:value="0.16">
            <text:p>0,16</text:p>
          </table:table-cell>
          <table:table-cell office:value-type="float" office:value="0.00000946">
            <text:p>9,46E-006</text:p>
          </table:table-cell>
          <table:table-cell table:formula="of:=[.Y119]*[.Z119]" office:value-type="float" office:value="0.0000015136">
            <text:p>1,51E-006</text:p>
          </table:table-cell>
          <table:table-cell office:value-type="float" office:value="0.16">
            <text:p>0,16</text:p>
          </table:table-cell>
          <table:table-cell office:value-type="float" office:value="-0.00132">
            <text:p>-1,32E-003</text:p>
          </table:table-cell>
          <table:table-cell table:formula="of:=[.AB119]*[.AC119]" office:value-type="float" office:value="-0.0002112">
            <text:p>-0,0002112</text:p>
          </table:table-cell>
        </table:table-row>
        <table:table-row table:style-name="ro1">
          <table:table-cell office:value-type="float" office:value="0.17">
            <text:p>0,17</text:p>
          </table:table-cell>
          <table:table-cell office:value-type="float" office:value="0.0000267">
            <text:p>2,67E-005</text:p>
          </table:table-cell>
          <table:table-cell table:formula="of:=[.A120]*[.B120]" office:value-type="float" office:value="0.000004539">
            <text:p>4,54E-006</text:p>
          </table:table-cell>
          <table:table-cell office:value-type="float" office:value="0.17">
            <text:p>0,17</text:p>
          </table:table-cell>
          <table:table-cell office:value-type="float" office:value="-0.00504">
            <text:p>-5,04E-003</text:p>
          </table:table-cell>
          <table:table-cell table:formula="of:=[.D120]*[.E120]" office:value-type="float" office:value="-0.0008568">
            <text:p>-8,57E-004</text:p>
          </table:table-cell>
          <table:table-cell office:value-type="float" office:value="0.17">
            <text:p>0,17</text:p>
          </table:table-cell>
          <table:table-cell office:value-type="float" office:value="0.0000187">
            <text:p>1,87E-005</text:p>
          </table:table-cell>
          <table:table-cell table:formula="of:=[.G120]*[.H120]" office:value-type="float" office:value="0.000003179">
            <text:p>3,18E-006</text:p>
          </table:table-cell>
          <table:table-cell office:value-type="float" office:value="0.17">
            <text:p>0,17</text:p>
          </table:table-cell>
          <table:table-cell office:value-type="float" office:value="-0.00302">
            <text:p>-3,02E-003</text:p>
          </table:table-cell>
          <table:table-cell table:formula="of:=[.J120]*[.K120]" office:value-type="float" office:value="-0.0005134">
            <text:p>-5,13E-004</text:p>
          </table:table-cell>
          <table:table-cell office:value-type="float" office:value="0.17">
            <text:p>0,17</text:p>
          </table:table-cell>
          <table:table-cell office:value-type="float" office:value="0.000134">
            <text:p>1,34E-004</text:p>
          </table:table-cell>
          <table:table-cell table:formula="of:=[.M120]*[.N120]" office:value-type="float" office:value="0.00002278">
            <text:p>2,28E-005</text:p>
          </table:table-cell>
          <table:table-cell office:value-type="float" office:value="0.17">
            <text:p>0,17</text:p>
          </table:table-cell>
          <table:table-cell office:value-type="float" office:value="-0.00276">
            <text:p>-2,76E-003</text:p>
          </table:table-cell>
          <table:table-cell table:formula="of:=[.P120]*[.Q120]" office:value-type="float" office:value="-0.0004692">
            <text:p>-4,69E-004</text:p>
          </table:table-cell>
          <table:table-cell office:value-type="float" office:value="0.17">
            <text:p>0,17</text:p>
          </table:table-cell>
          <table:table-cell office:value-type="float" office:value="0.00000851">
            <text:p>8,51E-006</text:p>
          </table:table-cell>
          <table:table-cell table:formula="of:=[.S120]*[.T120]" office:value-type="float" office:value="0.0000014467">
            <text:p>1,45E-006</text:p>
          </table:table-cell>
          <table:table-cell office:value-type="float" office:value="0.17">
            <text:p>0,17</text:p>
          </table:table-cell>
          <table:table-cell office:value-type="float" office:value="-0.00285">
            <text:p>-2,85E-003</text:p>
          </table:table-cell>
          <table:table-cell table:formula="of:=[.V120]*[.W120]" office:value-type="float" office:value="-0.0004845">
            <text:p>-4,85E-004</text:p>
          </table:table-cell>
          <table:table-cell office:value-type="float" office:value="0.17">
            <text:p>0,17</text:p>
          </table:table-cell>
          <table:table-cell office:value-type="float" office:value="0.0000103">
            <text:p>1,03E-005</text:p>
          </table:table-cell>
          <table:table-cell table:formula="of:=[.Y120]*[.Z120]" office:value-type="float" office:value="0.000001751">
            <text:p>1,75E-006</text:p>
          </table:table-cell>
          <table:table-cell office:value-type="float" office:value="0.17">
            <text:p>0,17</text:p>
          </table:table-cell>
          <table:table-cell office:value-type="float" office:value="-0.00131">
            <text:p>-1,31E-003</text:p>
          </table:table-cell>
          <table:table-cell table:formula="of:=[.AB120]*[.AC120]" office:value-type="float" office:value="-0.0002227">
            <text:p>-0,0002227</text:p>
          </table:table-cell>
        </table:table-row>
        <table:table-row table:style-name="ro1">
          <table:table-cell office:value-type="float" office:value="0.18">
            <text:p>0,18</text:p>
          </table:table-cell>
          <table:table-cell office:value-type="float" office:value="0.0000332">
            <text:p>3,32E-005</text:p>
          </table:table-cell>
          <table:table-cell table:formula="of:=[.A121]*[.B121]" office:value-type="float" office:value="0.000005976">
            <text:p>5,98E-006</text:p>
          </table:table-cell>
          <table:table-cell office:value-type="float" office:value="0.18">
            <text:p>0,18</text:p>
          </table:table-cell>
          <table:table-cell office:value-type="float" office:value="-0.00501">
            <text:p>-5,01E-003</text:p>
          </table:table-cell>
          <table:table-cell table:formula="of:=[.D121]*[.E121]" office:value-type="float" office:value="-0.0009018">
            <text:p>-9,02E-004</text:p>
          </table:table-cell>
          <table:table-cell office:value-type="float" office:value="0.18">
            <text:p>0,18</text:p>
          </table:table-cell>
          <table:table-cell office:value-type="float" office:value="0.0000204">
            <text:p>2,04E-005</text:p>
          </table:table-cell>
          <table:table-cell table:formula="of:=[.G121]*[.H121]" office:value-type="float" office:value="0.000003672">
            <text:p>3,67E-006</text:p>
          </table:table-cell>
          <table:table-cell office:value-type="float" office:value="0.18">
            <text:p>0,18</text:p>
          </table:table-cell>
          <table:table-cell office:value-type="float" office:value="-0.00299">
            <text:p>-2,99E-003</text:p>
          </table:table-cell>
          <table:table-cell table:formula="of:=[.J121]*[.K121]" office:value-type="float" office:value="-0.0005382">
            <text:p>-5,38E-004</text:p>
          </table:table-cell>
          <table:table-cell office:value-type="float" office:value="0.18">
            <text:p>0,18</text:p>
          </table:table-cell>
          <table:table-cell office:value-type="float" office:value="0.000172">
            <text:p>1,72E-004</text:p>
          </table:table-cell>
          <table:table-cell table:formula="of:=[.M121]*[.N121]" office:value-type="float" office:value="0.00003096">
            <text:p>3,10E-005</text:p>
          </table:table-cell>
          <table:table-cell office:value-type="float" office:value="0.18">
            <text:p>0,18</text:p>
          </table:table-cell>
          <table:table-cell office:value-type="float" office:value="-0.00269">
            <text:p>-2,69E-003</text:p>
          </table:table-cell>
          <table:table-cell table:formula="of:=[.P121]*[.Q121]" office:value-type="float" office:value="-0.0004842">
            <text:p>-4,84E-004</text:p>
          </table:table-cell>
          <table:table-cell office:value-type="float" office:value="0.18">
            <text:p>0,18</text:p>
          </table:table-cell>
          <table:table-cell office:value-type="float" office:value="0.00000959">
            <text:p>9,59E-006</text:p>
          </table:table-cell>
          <table:table-cell table:formula="of:=[.S121]*[.T121]" office:value-type="float" office:value="0.0000017262">
            <text:p>1,73E-006</text:p>
          </table:table-cell>
          <table:table-cell office:value-type="float" office:value="0.18">
            <text:p>0,18</text:p>
          </table:table-cell>
          <table:table-cell office:value-type="float" office:value="-0.00285">
            <text:p>-2,85E-003</text:p>
          </table:table-cell>
          <table:table-cell table:formula="of:=[.V121]*[.W121]" office:value-type="float" office:value="-0.000513">
            <text:p>-5,13E-004</text:p>
          </table:table-cell>
          <table:table-cell office:value-type="float" office:value="0.18">
            <text:p>0,18</text:p>
          </table:table-cell>
          <table:table-cell office:value-type="float" office:value="0.0000113">
            <text:p>1,13E-005</text:p>
          </table:table-cell>
          <table:table-cell table:formula="of:=[.Y121]*[.Z121]" office:value-type="float" office:value="0.000002034">
            <text:p>2,03E-006</text:p>
          </table:table-cell>
          <table:table-cell office:value-type="float" office:value="0.18">
            <text:p>0,18</text:p>
          </table:table-cell>
          <table:table-cell office:value-type="float" office:value="-0.00131">
            <text:p>-1,31E-003</text:p>
          </table:table-cell>
          <table:table-cell table:formula="of:=[.AB121]*[.AC121]" office:value-type="float" office:value="-0.0002358">
            <text:p>-0,0002358</text:p>
          </table:table-cell>
        </table:table-row>
        <table:table-row table:style-name="ro1">
          <table:table-cell office:value-type="float" office:value="0.19">
            <text:p>0,19</text:p>
          </table:table-cell>
          <table:table-cell office:value-type="float" office:value="0.0000416">
            <text:p>4,16E-005</text:p>
          </table:table-cell>
          <table:table-cell table:formula="of:=[.A122]*[.B122]" office:value-type="float" office:value="0.000007904">
            <text:p>7,90E-006</text:p>
          </table:table-cell>
          <table:table-cell office:value-type="float" office:value="0.19">
            <text:p>0,19</text:p>
          </table:table-cell>
          <table:table-cell office:value-type="float" office:value="-0.00497">
            <text:p>-4,97E-003</text:p>
          </table:table-cell>
          <table:table-cell table:formula="of:=[.D122]*[.E122]" office:value-type="float" office:value="-0.0009443">
            <text:p>-9,44E-004</text:p>
          </table:table-cell>
          <table:table-cell office:value-type="float" office:value="0.19">
            <text:p>0,19</text:p>
          </table:table-cell>
          <table:table-cell office:value-type="float" office:value="0.0000223">
            <text:p>2,23E-005</text:p>
          </table:table-cell>
          <table:table-cell table:formula="of:=[.G122]*[.H122]" office:value-type="float" office:value="0.000004237">
            <text:p>4,24E-006</text:p>
          </table:table-cell>
          <table:table-cell office:value-type="float" office:value="0.19">
            <text:p>0,19</text:p>
          </table:table-cell>
          <table:table-cell office:value-type="float" office:value="-0.00297">
            <text:p>-2,97E-003</text:p>
          </table:table-cell>
          <table:table-cell table:formula="of:=[.J122]*[.K122]" office:value-type="float" office:value="-0.0005643">
            <text:p>-5,64E-004</text:p>
          </table:table-cell>
          <table:table-cell office:value-type="float" office:value="0.19">
            <text:p>0,19</text:p>
          </table:table-cell>
          <table:table-cell office:value-type="float" office:value="0.000216">
            <text:p>2,16E-004</text:p>
          </table:table-cell>
          <table:table-cell table:formula="of:=[.M122]*[.N122]" office:value-type="float" office:value="0.00004104">
            <text:p>4,10E-005</text:p>
          </table:table-cell>
          <table:table-cell office:value-type="float" office:value="0.19">
            <text:p>0,19</text:p>
          </table:table-cell>
          <table:table-cell office:value-type="float" office:value="-0.00262">
            <text:p>-2,62E-003</text:p>
          </table:table-cell>
          <table:table-cell table:formula="of:=[.P122]*[.Q122]" office:value-type="float" office:value="-0.0004978">
            <text:p>-4,98E-004</text:p>
          </table:table-cell>
          <table:table-cell office:value-type="float" office:value="0.19">
            <text:p>0,19</text:p>
          </table:table-cell>
          <table:table-cell office:value-type="float" office:value="0.0000108">
            <text:p>1,08E-005</text:p>
          </table:table-cell>
          <table:table-cell table:formula="of:=[.S122]*[.T122]" office:value-type="float" office:value="0.000002052">
            <text:p>2,05E-006</text:p>
          </table:table-cell>
          <table:table-cell office:value-type="float" office:value="0.19">
            <text:p>0,19</text:p>
          </table:table-cell>
          <table:table-cell office:value-type="float" office:value="-0.00284">
            <text:p>-2,84E-003</text:p>
          </table:table-cell>
          <table:table-cell table:formula="of:=[.V122]*[.W122]" office:value-type="float" office:value="-0.0005396">
            <text:p>-5,40E-004</text:p>
          </table:table-cell>
          <table:table-cell office:value-type="float" office:value="0.19">
            <text:p>0,19</text:p>
          </table:table-cell>
          <table:table-cell office:value-type="float" office:value="0.0000122">
            <text:p>1,22E-005</text:p>
          </table:table-cell>
          <table:table-cell table:formula="of:=[.Y122]*[.Z122]" office:value-type="float" office:value="0.000002318">
            <text:p>2,32E-006</text:p>
          </table:table-cell>
          <table:table-cell office:value-type="float" office:value="0.19">
            <text:p>0,19</text:p>
          </table:table-cell>
          <table:table-cell office:value-type="float" office:value="-0.0013">
            <text:p>-1,30E-003</text:p>
          </table:table-cell>
          <table:table-cell table:formula="of:=[.AB122]*[.AC122]" office:value-type="float" office:value="-0.000247">
            <text:p>-0,000247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0.0000527">
            <text:p>5,27E-005</text:p>
          </table:table-cell>
          <table:table-cell table:formula="of:=[.A123]*[.B123]" office:value-type="float" office:value="0.00001054">
            <text:p>1,05E-005</text:p>
          </table:table-cell>
          <table:table-cell office:value-type="float" office:value="0.2">
            <text:p>0,2</text:p>
          </table:table-cell>
          <table:table-cell office:value-type="float" office:value="-0.00492">
            <text:p>-4,92E-003</text:p>
          </table:table-cell>
          <table:table-cell table:formula="of:=[.D123]*[.E123]" office:value-type="float" office:value="-0.000984">
            <text:p>-9,84E-004</text:p>
          </table:table-cell>
          <table:table-cell office:value-type="float" office:value="0.2">
            <text:p>0,2</text:p>
          </table:table-cell>
          <table:table-cell office:value-type="float" office:value="0.0000242">
            <text:p>2,42E-005</text:p>
          </table:table-cell>
          <table:table-cell table:formula="of:=[.G123]*[.H123]" office:value-type="float" office:value="0.00000484">
            <text:p>4,84E-006</text:p>
          </table:table-cell>
          <table:table-cell office:value-type="float" office:value="0.2">
            <text:p>0,2</text:p>
          </table:table-cell>
          <table:table-cell office:value-type="float" office:value="-0.00295">
            <text:p>-2,95E-003</text:p>
          </table:table-cell>
          <table:table-cell table:formula="of:=[.J123]*[.K123]" office:value-type="float" office:value="-0.00059">
            <text:p>-5,90E-004</text:p>
          </table:table-cell>
          <table:table-cell office:value-type="float" office:value="0.2">
            <text:p>0,2</text:p>
          </table:table-cell>
          <table:table-cell office:value-type="float" office:value="0.000268">
            <text:p>2,68E-004</text:p>
          </table:table-cell>
          <table:table-cell table:formula="of:=[.M123]*[.N123]" office:value-type="float" office:value="0.0000536">
            <text:p>5,36E-005</text:p>
          </table:table-cell>
          <table:table-cell office:value-type="float" office:value="0.2">
            <text:p>0,2</text:p>
          </table:table-cell>
          <table:table-cell office:value-type="float" office:value="-0.00253">
            <text:p>-2,53E-003</text:p>
          </table:table-cell>
          <table:table-cell table:formula="of:=[.P123]*[.Q123]" office:value-type="float" office:value="-0.000506">
            <text:p>-5,06E-004</text:p>
          </table:table-cell>
          <table:table-cell office:value-type="float" office:value="0.2">
            <text:p>0,2</text:p>
          </table:table-cell>
          <table:table-cell office:value-type="float" office:value="0.0000121">
            <text:p>1,21E-005</text:p>
          </table:table-cell>
          <table:table-cell table:formula="of:=[.S123]*[.T123]" office:value-type="float" office:value="0.00000242">
            <text:p>2,42E-006</text:p>
          </table:table-cell>
          <table:table-cell office:value-type="float" office:value="0.2">
            <text:p>0,2</text:p>
          </table:table-cell>
          <table:table-cell office:value-type="float" office:value="-0.00283">
            <text:p>-2,83E-003</text:p>
          </table:table-cell>
          <table:table-cell table:formula="of:=[.V123]*[.W123]" office:value-type="float" office:value="-0.000566">
            <text:p>-5,66E-004</text:p>
          </table:table-cell>
          <table:table-cell office:value-type="float" office:value="0.2">
            <text:p>0,2</text:p>
          </table:table-cell>
          <table:table-cell office:value-type="float" office:value="0.0000131">
            <text:p>1,31E-005</text:p>
          </table:table-cell>
          <table:table-cell table:formula="of:=[.Y123]*[.Z123]" office:value-type="float" office:value="0.00000262">
            <text:p>2,62E-006</text:p>
          </table:table-cell>
          <table:table-cell office:value-type="float" office:value="0.2">
            <text:p>0,2</text:p>
          </table:table-cell>
          <table:table-cell office:value-type="float" office:value="-0.00129">
            <text:p>-1,29E-003</text:p>
          </table:table-cell>
          <table:table-cell table:formula="of:=[.AB123]*[.AC123]" office:value-type="float" office:value="-0.000258">
            <text:p>-0,000258</text:p>
          </table:table-cell>
        </table:table-row>
        <table:table-row table:style-name="ro1">
          <table:table-cell office:value-type="float" office:value="0.21">
            <text:p>0,21</text:p>
          </table:table-cell>
          <table:table-cell office:value-type="float" office:value="0.000067">
            <text:p>6,70E-005</text:p>
          </table:table-cell>
          <table:table-cell table:formula="of:=[.A124]*[.B124]" office:value-type="float" office:value="0.00001407">
            <text:p>1,41E-005</text:p>
          </table:table-cell>
          <table:table-cell office:value-type="float" office:value="0.21">
            <text:p>0,21</text:p>
          </table:table-cell>
          <table:table-cell office:value-type="float" office:value="-0.00487">
            <text:p>-4,87E-003</text:p>
          </table:table-cell>
          <table:table-cell table:formula="of:=[.D124]*[.E124]" office:value-type="float" office:value="-0.0010227">
            <text:p>-1,02E-003</text:p>
          </table:table-cell>
          <table:table-cell office:value-type="float" office:value="0.21">
            <text:p>0,21</text:p>
          </table:table-cell>
          <table:table-cell office:value-type="float" office:value="0.0000263">
            <text:p>2,63E-005</text:p>
          </table:table-cell>
          <table:table-cell table:formula="of:=[.G124]*[.H124]" office:value-type="float" office:value="0.000005523">
            <text:p>5,52E-006</text:p>
          </table:table-cell>
          <table:table-cell office:value-type="float" office:value="0.21">
            <text:p>0,21</text:p>
          </table:table-cell>
          <table:table-cell office:value-type="float" office:value="-0.00293">
            <text:p>-2,93E-003</text:p>
          </table:table-cell>
          <table:table-cell table:formula="of:=[.J124]*[.K124]" office:value-type="float" office:value="-0.0006153">
            <text:p>-6,15E-004</text:p>
          </table:table-cell>
          <table:table-cell office:value-type="float" office:value="0.21">
            <text:p>0,21</text:p>
          </table:table-cell>
          <table:table-cell office:value-type="float" office:value="0.000327">
            <text:p>3,27E-004</text:p>
          </table:table-cell>
          <table:table-cell table:formula="of:=[.M124]*[.N124]" office:value-type="float" office:value="0.00006867">
            <text:p>6,87E-005</text:p>
          </table:table-cell>
          <table:table-cell office:value-type="float" office:value="0.21">
            <text:p>0,21</text:p>
          </table:table-cell>
          <table:table-cell office:value-type="float" office:value="-0.00244">
            <text:p>-2,44E-003</text:p>
          </table:table-cell>
          <table:table-cell table:formula="of:=[.P124]*[.Q124]" office:value-type="float" office:value="-0.0005124">
            <text:p>-5,12E-004</text:p>
          </table:table-cell>
          <table:table-cell office:value-type="float" office:value="0.21">
            <text:p>0,21</text:p>
          </table:table-cell>
          <table:table-cell office:value-type="float" office:value="0.0000135">
            <text:p>1,35E-005</text:p>
          </table:table-cell>
          <table:table-cell table:formula="of:=[.S124]*[.T124]" office:value-type="float" office:value="0.000002835">
            <text:p>2,84E-006</text:p>
          </table:table-cell>
          <table:table-cell office:value-type="float" office:value="0.21">
            <text:p>0,21</text:p>
          </table:table-cell>
          <table:table-cell office:value-type="float" office:value="-0.00283">
            <text:p>-2,83E-003</text:p>
          </table:table-cell>
          <table:table-cell table:formula="of:=[.V124]*[.W124]" office:value-type="float" office:value="-0.0005943">
            <text:p>-5,94E-004</text:p>
          </table:table-cell>
          <table:table-cell office:value-type="float" office:value="0.21">
            <text:p>0,21</text:p>
          </table:table-cell>
          <table:table-cell office:value-type="float" office:value="0.0000141">
            <text:p>1,41E-005</text:p>
          </table:table-cell>
          <table:table-cell table:formula="of:=[.Y124]*[.Z124]" office:value-type="float" office:value="0.000002961">
            <text:p>2,96E-006</text:p>
          </table:table-cell>
          <table:table-cell office:value-type="float" office:value="0.21">
            <text:p>0,21</text:p>
          </table:table-cell>
          <table:table-cell office:value-type="float" office:value="-0.00129">
            <text:p>-1,29E-003</text:p>
          </table:table-cell>
          <table:table-cell table:formula="of:=[.AB124]*[.AC124]" office:value-type="float" office:value="-0.0002709">
            <text:p>-0,0002709</text:p>
          </table:table-cell>
        </table:table-row>
        <table:table-row table:style-name="ro1">
          <table:table-cell office:value-type="float" office:value="0.22">
            <text:p>0,22</text:p>
          </table:table-cell>
          <table:table-cell office:value-type="float" office:value="0.0000855">
            <text:p>8,55E-005</text:p>
          </table:table-cell>
          <table:table-cell table:formula="of:=[.A125]*[.B125]" office:value-type="float" office:value="0.00001881">
            <text:p>1,88E-005</text:p>
          </table:table-cell>
          <table:table-cell office:value-type="float" office:value="0.22">
            <text:p>0,22</text:p>
          </table:table-cell>
          <table:table-cell office:value-type="float" office:value="-0.00481">
            <text:p>-4,81E-003</text:p>
          </table:table-cell>
          <table:table-cell table:formula="of:=[.D125]*[.E125]" office:value-type="float" office:value="-0.0010582">
            <text:p>-1,06E-003</text:p>
          </table:table-cell>
          <table:table-cell office:value-type="float" office:value="0.22">
            <text:p>0,22</text:p>
          </table:table-cell>
          <table:table-cell office:value-type="float" office:value="0.0000285">
            <text:p>2,85E-005</text:p>
          </table:table-cell>
          <table:table-cell table:formula="of:=[.G125]*[.H125]" office:value-type="float" office:value="0.00000627">
            <text:p>6,27E-006</text:p>
          </table:table-cell>
          <table:table-cell office:value-type="float" office:value="0.22">
            <text:p>0,22</text:p>
          </table:table-cell>
          <table:table-cell office:value-type="float" office:value="-0.0029">
            <text:p>-2,90E-003</text:p>
          </table:table-cell>
          <table:table-cell table:formula="of:=[.J125]*[.K125]" office:value-type="float" office:value="-0.000638">
            <text:p>-6,38E-004</text:p>
          </table:table-cell>
          <table:table-cell office:value-type="float" office:value="0.22">
            <text:p>0,22</text:p>
          </table:table-cell>
          <table:table-cell office:value-type="float" office:value="0.000391">
            <text:p>3,91E-004</text:p>
          </table:table-cell>
          <table:table-cell table:formula="of:=[.M125]*[.N125]" office:value-type="float" office:value="0.00008602">
            <text:p>8,60E-005</text:p>
          </table:table-cell>
          <table:table-cell office:value-type="float" office:value="0.22">
            <text:p>0,22</text:p>
          </table:table-cell>
          <table:table-cell office:value-type="float" office:value="-0.00234">
            <text:p>-2,34E-003</text:p>
          </table:table-cell>
          <table:table-cell table:formula="of:=[.P125]*[.Q125]" office:value-type="float" office:value="-0.0005148">
            <text:p>-5,15E-004</text:p>
          </table:table-cell>
          <table:table-cell office:value-type="float" office:value="0.22">
            <text:p>0,22</text:p>
          </table:table-cell>
          <table:table-cell office:value-type="float" office:value="0.000015">
            <text:p>1,50E-005</text:p>
          </table:table-cell>
          <table:table-cell table:formula="of:=[.S125]*[.T125]" office:value-type="float" office:value="0.0000033">
            <text:p>3,30E-006</text:p>
          </table:table-cell>
          <table:table-cell office:value-type="float" office:value="0.22">
            <text:p>0,22</text:p>
          </table:table-cell>
          <table:table-cell office:value-type="float" office:value="-0.00283">
            <text:p>-2,83E-003</text:p>
          </table:table-cell>
          <table:table-cell table:formula="of:=[.V125]*[.W125]" office:value-type="float" office:value="-0.0006226">
            <text:p>-6,23E-004</text:p>
          </table:table-cell>
          <table:table-cell office:value-type="float" office:value="0.22">
            <text:p>0,22</text:p>
          </table:table-cell>
          <table:table-cell office:value-type="float" office:value="0.0000151">
            <text:p>1,51E-005</text:p>
          </table:table-cell>
          <table:table-cell table:formula="of:=[.Y125]*[.Z125]" office:value-type="float" office:value="0.000003322">
            <text:p>3,32E-006</text:p>
          </table:table-cell>
          <table:table-cell office:value-type="float" office:value="0.22">
            <text:p>0,22</text:p>
          </table:table-cell>
          <table:table-cell office:value-type="float" office:value="-0.00128">
            <text:p>-1,28E-003</text:p>
          </table:table-cell>
          <table:table-cell table:formula="of:=[.AB125]*[.AC125]" office:value-type="float" office:value="-0.0002816">
            <text:p>-0,0002816</text:p>
          </table:table-cell>
        </table:table-row>
        <table:table-row table:style-name="ro1">
          <table:table-cell office:value-type="float" office:value="0.23">
            <text:p>0,23</text:p>
          </table:table-cell>
          <table:table-cell office:value-type="float" office:value="0.000109">
            <text:p>1,09E-004</text:p>
          </table:table-cell>
          <table:table-cell table:formula="of:=[.A126]*[.B126]" office:value-type="float" office:value="0.00002507">
            <text:p>2,51E-005</text:p>
          </table:table-cell>
          <table:table-cell office:value-type="float" office:value="0.23">
            <text:p>0,23</text:p>
          </table:table-cell>
          <table:table-cell office:value-type="float" office:value="-0.00473">
            <text:p>-4,73E-003</text:p>
          </table:table-cell>
          <table:table-cell table:formula="of:=[.D126]*[.E126]" office:value-type="float" office:value="-0.0010879">
            <text:p>-1,09E-003</text:p>
          </table:table-cell>
          <table:table-cell office:value-type="float" office:value="0.23">
            <text:p>0,23</text:p>
          </table:table-cell>
          <table:table-cell office:value-type="float" office:value="0.0000308">
            <text:p>3,08E-005</text:p>
          </table:table-cell>
          <table:table-cell table:formula="of:=[.G126]*[.H126]" office:value-type="float" office:value="0.000007084">
            <text:p>7,08E-006</text:p>
          </table:table-cell>
          <table:table-cell office:value-type="float" office:value="0.23">
            <text:p>0,23</text:p>
          </table:table-cell>
          <table:table-cell office:value-type="float" office:value="-0.00287">
            <text:p>-2,87E-003</text:p>
          </table:table-cell>
          <table:table-cell table:formula="of:=[.J126]*[.K126]" office:value-type="float" office:value="-0.0006601">
            <text:p>-6,60E-004</text:p>
          </table:table-cell>
          <table:table-cell office:value-type="float" office:value="0.23">
            <text:p>0,23</text:p>
          </table:table-cell>
          <table:table-cell office:value-type="float" office:value="0.000462">
            <text:p>4,62E-004</text:p>
          </table:table-cell>
          <table:table-cell table:formula="of:=[.M126]*[.N126]" office:value-type="float" office:value="0.00010626">
            <text:p>1,06E-004</text:p>
          </table:table-cell>
          <table:table-cell office:value-type="float" office:value="0.23">
            <text:p>0,23</text:p>
          </table:table-cell>
          <table:table-cell office:value-type="float" office:value="-0.00224">
            <text:p>-2,24E-003</text:p>
          </table:table-cell>
          <table:table-cell table:formula="of:=[.P126]*[.Q126]" office:value-type="float" office:value="-0.0005152">
            <text:p>-5,15E-004</text:p>
          </table:table-cell>
          <table:table-cell office:value-type="float" office:value="0.23">
            <text:p>0,23</text:p>
          </table:table-cell>
          <table:table-cell office:value-type="float" office:value="0.0000168">
            <text:p>1,68E-005</text:p>
          </table:table-cell>
          <table:table-cell table:formula="of:=[.S126]*[.T126]" office:value-type="float" office:value="0.000003864">
            <text:p>3,86E-006</text:p>
          </table:table-cell>
          <table:table-cell office:value-type="float" office:value="0.23">
            <text:p>0,23</text:p>
          </table:table-cell>
          <table:table-cell office:value-type="float" office:value="-0.00282">
            <text:p>-2,82E-003</text:p>
          </table:table-cell>
          <table:table-cell table:formula="of:=[.V126]*[.W126]" office:value-type="float" office:value="-0.0006486">
            <text:p>-6,49E-004</text:p>
          </table:table-cell>
          <table:table-cell office:value-type="float" office:value="0.23">
            <text:p>0,23</text:p>
          </table:table-cell>
          <table:table-cell office:value-type="float" office:value="0.0000161">
            <text:p>1,61E-005</text:p>
          </table:table-cell>
          <table:table-cell table:formula="of:=[.Y126]*[.Z126]" office:value-type="float" office:value="0.000003703">
            <text:p>3,70E-006</text:p>
          </table:table-cell>
          <table:table-cell office:value-type="float" office:value="0.23">
            <text:p>0,23</text:p>
          </table:table-cell>
          <table:table-cell office:value-type="float" office:value="-0.00127">
            <text:p>-1,27E-003</text:p>
          </table:table-cell>
          <table:table-cell table:formula="of:=[.AB126]*[.AC126]" office:value-type="float" office:value="-0.0002921">
            <text:p>-0,0002921</text:p>
          </table:table-cell>
        </table:table-row>
        <table:table-row table:style-name="ro1">
          <table:table-cell office:value-type="float" office:value="0.24">
            <text:p>0,24</text:p>
          </table:table-cell>
          <table:table-cell office:value-type="float" office:value="0.000139">
            <text:p>1,39E-004</text:p>
          </table:table-cell>
          <table:table-cell table:formula="of:=[.A127]*[.B127]" office:value-type="float" office:value="0.00003336">
            <text:p>3,34E-005</text:p>
          </table:table-cell>
          <table:table-cell office:value-type="float" office:value="0.24">
            <text:p>0,24</text:p>
          </table:table-cell>
          <table:table-cell office:value-type="float" office:value="-0.00463">
            <text:p>-4,63E-003</text:p>
          </table:table-cell>
          <table:table-cell table:formula="of:=[.D127]*[.E127]" office:value-type="float" office:value="-0.0011112">
            <text:p>-1,11E-003</text:p>
          </table:table-cell>
          <table:table-cell office:value-type="float" office:value="0.24">
            <text:p>0,24</text:p>
          </table:table-cell>
          <table:table-cell office:value-type="float" office:value="0.0000332">
            <text:p>3,32E-005</text:p>
          </table:table-cell>
          <table:table-cell table:formula="of:=[.G127]*[.H127]" office:value-type="float" office:value="0.000007968">
            <text:p>7,97E-006</text:p>
          </table:table-cell>
          <table:table-cell office:value-type="float" office:value="0.24">
            <text:p>0,24</text:p>
          </table:table-cell>
          <table:table-cell office:value-type="float" office:value="-0.00284">
            <text:p>-2,84E-003</text:p>
          </table:table-cell>
          <table:table-cell table:formula="of:=[.J127]*[.K127]" office:value-type="float" office:value="-0.0006816">
            <text:p>-6,82E-004</text:p>
          </table:table-cell>
          <table:table-cell office:value-type="float" office:value="0.24">
            <text:p>0,24</text:p>
          </table:table-cell>
          <table:table-cell office:value-type="float" office:value="0.000537">
            <text:p>5,37E-004</text:p>
          </table:table-cell>
          <table:table-cell table:formula="of:=[.M127]*[.N127]" office:value-type="float" office:value="0.00012888">
            <text:p>1,29E-004</text:p>
          </table:table-cell>
          <table:table-cell office:value-type="float" office:value="0.24">
            <text:p>0,24</text:p>
          </table:table-cell>
          <table:table-cell office:value-type="float" office:value="-0.00214">
            <text:p>-2,14E-003</text:p>
          </table:table-cell>
          <table:table-cell table:formula="of:=[.P127]*[.Q127]" office:value-type="float" office:value="-0.0005136">
            <text:p>-5,14E-004</text:p>
          </table:table-cell>
          <table:table-cell office:value-type="float" office:value="0.24">
            <text:p>0,24</text:p>
          </table:table-cell>
          <table:table-cell office:value-type="float" office:value="0.0000187">
            <text:p>1,87E-005</text:p>
          </table:table-cell>
          <table:table-cell table:formula="of:=[.S127]*[.T127]" office:value-type="float" office:value="0.000004488">
            <text:p>4,49E-006</text:p>
          </table:table-cell>
          <table:table-cell office:value-type="float" office:value="0.24">
            <text:p>0,24</text:p>
          </table:table-cell>
          <table:table-cell office:value-type="float" office:value="-0.00281">
            <text:p>-2,81E-003</text:p>
          </table:table-cell>
          <table:table-cell table:formula="of:=[.V127]*[.W127]" office:value-type="float" office:value="-0.0006744">
            <text:p>-6,74E-004</text:p>
          </table:table-cell>
          <table:table-cell office:value-type="float" office:value="0.24">
            <text:p>0,24</text:p>
          </table:table-cell>
          <table:table-cell office:value-type="float" office:value="0.0000172">
            <text:p>1,72E-005</text:p>
          </table:table-cell>
          <table:table-cell table:formula="of:=[.Y127]*[.Z127]" office:value-type="float" office:value="0.000004128">
            <text:p>4,13E-006</text:p>
          </table:table-cell>
          <table:table-cell office:value-type="float" office:value="0.24">
            <text:p>0,24</text:p>
          </table:table-cell>
          <table:table-cell office:value-type="float" office:value="-0.00126">
            <text:p>-1,26E-003</text:p>
          </table:table-cell>
          <table:table-cell table:formula="of:=[.AB127]*[.AC127]" office:value-type="float" office:value="-0.0003024">
            <text:p>-0,0003024</text:p>
          </table:table-cell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0.000176">
            <text:p>1,76E-004</text:p>
          </table:table-cell>
          <table:table-cell table:formula="of:=[.A128]*[.B128]" office:value-type="float" office:value="0.000044">
            <text:p>4,40E-005</text:p>
          </table:table-cell>
          <table:table-cell office:value-type="float" office:value="0.25">
            <text:p>0,25</text:p>
          </table:table-cell>
          <table:table-cell office:value-type="float" office:value="-0.00454">
            <text:p>-4,54E-003</text:p>
          </table:table-cell>
          <table:table-cell table:formula="of:=[.D128]*[.E128]" office:value-type="float" office:value="-0.001135">
            <text:p>-1,14E-003</text:p>
          </table:table-cell>
          <table:table-cell office:value-type="float" office:value="0.25">
            <text:p>0,25</text:p>
          </table:table-cell>
          <table:table-cell office:value-type="float" office:value="0.0000358">
            <text:p>3,58E-005</text:p>
          </table:table-cell>
          <table:table-cell table:formula="of:=[.G128]*[.H128]" office:value-type="float" office:value="0.00000895">
            <text:p>8,95E-006</text:p>
          </table:table-cell>
          <table:table-cell office:value-type="float" office:value="0.25">
            <text:p>0,25</text:p>
          </table:table-cell>
          <table:table-cell office:value-type="float" office:value="-0.00281">
            <text:p>-2,81E-003</text:p>
          </table:table-cell>
          <table:table-cell table:formula="of:=[.J128]*[.K128]" office:value-type="float" office:value="-0.0007025">
            <text:p>-7,03E-004</text:p>
          </table:table-cell>
          <table:table-cell office:value-type="float" office:value="0.25">
            <text:p>0,25</text:p>
          </table:table-cell>
          <table:table-cell office:value-type="float" office:value="0.000617">
            <text:p>6,17E-004</text:p>
          </table:table-cell>
          <table:table-cell table:formula="of:=[.M128]*[.N128]" office:value-type="float" office:value="0.00015425">
            <text:p>1,54E-004</text:p>
          </table:table-cell>
          <table:table-cell office:value-type="float" office:value="0.25">
            <text:p>0,25</text:p>
          </table:table-cell>
          <table:table-cell office:value-type="float" office:value="-0.00202">
            <text:p>-2,02E-003</text:p>
          </table:table-cell>
          <table:table-cell table:formula="of:=[.P128]*[.Q128]" office:value-type="float" office:value="-0.000505">
            <text:p>-5,05E-004</text:p>
          </table:table-cell>
          <table:table-cell office:value-type="float" office:value="0.25">
            <text:p>0,25</text:p>
          </table:table-cell>
          <table:table-cell office:value-type="float" office:value="0.0000208">
            <text:p>2,08E-005</text:p>
          </table:table-cell>
          <table:table-cell table:formula="of:=[.S128]*[.T128]" office:value-type="float" office:value="0.0000052">
            <text:p>5,20E-006</text:p>
          </table:table-cell>
          <table:table-cell office:value-type="float" office:value="0.25">
            <text:p>0,25</text:p>
          </table:table-cell>
          <table:table-cell office:value-type="float" office:value="-0.0028">
            <text:p>-2,80E-003</text:p>
          </table:table-cell>
          <table:table-cell table:formula="of:=[.V128]*[.W128]" office:value-type="float" office:value="-0.0007">
            <text:p>-7,00E-004</text:p>
          </table:table-cell>
          <table:table-cell office:value-type="float" office:value="0.25">
            <text:p>0,25</text:p>
          </table:table-cell>
          <table:table-cell office:value-type="float" office:value="0.0000183">
            <text:p>1,83E-005</text:p>
          </table:table-cell>
          <table:table-cell table:formula="of:=[.Y128]*[.Z128]" office:value-type="float" office:value="0.000004575">
            <text:p>4,58E-006</text:p>
          </table:table-cell>
          <table:table-cell office:value-type="float" office:value="0.25">
            <text:p>0,25</text:p>
          </table:table-cell>
          <table:table-cell office:value-type="float" office:value="-0.00125">
            <text:p>-1,25E-003</text:p>
          </table:table-cell>
          <table:table-cell table:formula="of:=[.AB128]*[.AC128]" office:value-type="float" office:value="-0.0003125">
            <text:p>-0,0003125</text:p>
          </table:table-cell>
        </table:table-row>
        <table:table-row table:style-name="ro1">
          <table:table-cell office:value-type="float" office:value="0.26">
            <text:p>0,26</text:p>
          </table:table-cell>
          <table:table-cell office:value-type="float" office:value="0.000222">
            <text:p>2,22E-004</text:p>
          </table:table-cell>
          <table:table-cell table:formula="of:=[.A129]*[.B129]" office:value-type="float" office:value="0.00005772">
            <text:p>5,77E-005</text:p>
          </table:table-cell>
          <table:table-cell office:value-type="float" office:value="0.26">
            <text:p>0,26</text:p>
          </table:table-cell>
          <table:table-cell office:value-type="float" office:value="-0.00445">
            <text:p>-4,45E-003</text:p>
          </table:table-cell>
          <table:table-cell table:formula="of:=[.D129]*[.E129]" office:value-type="float" office:value="-0.001157">
            <text:p>-1,16E-003</text:p>
          </table:table-cell>
          <table:table-cell office:value-type="float" office:value="0.26">
            <text:p>0,26</text:p>
          </table:table-cell>
          <table:table-cell office:value-type="float" office:value="0.0000385">
            <text:p>3,85E-005</text:p>
          </table:table-cell>
          <table:table-cell table:formula="of:=[.G129]*[.H129]" office:value-type="float" office:value="0.00001001">
            <text:p>1,00E-005</text:p>
          </table:table-cell>
          <table:table-cell office:value-type="float" office:value="0.26">
            <text:p>0,26</text:p>
          </table:table-cell>
          <table:table-cell office:value-type="float" office:value="-0.00277">
            <text:p>-2,77E-003</text:p>
          </table:table-cell>
          <table:table-cell table:formula="of:=[.J129]*[.K129]" office:value-type="float" office:value="-0.0007202">
            <text:p>-7,20E-004</text:p>
          </table:table-cell>
          <table:table-cell office:value-type="float" office:value="0.26">
            <text:p>0,26</text:p>
          </table:table-cell>
          <table:table-cell office:value-type="float" office:value="0.000701">
            <text:p>7,01E-004</text:p>
          </table:table-cell>
          <table:table-cell table:formula="of:=[.M129]*[.N129]" office:value-type="float" office:value="0.00018226">
            <text:p>1,82E-004</text:p>
          </table:table-cell>
          <table:table-cell office:value-type="float" office:value="0.26">
            <text:p>0,26</text:p>
          </table:table-cell>
          <table:table-cell office:value-type="float" office:value="-0.00191">
            <text:p>-1,91E-003</text:p>
          </table:table-cell>
          <table:table-cell table:formula="of:=[.P129]*[.Q129]" office:value-type="float" office:value="-0.0004966">
            <text:p>-4,97E-004</text:p>
          </table:table-cell>
          <table:table-cell office:value-type="float" office:value="0.26">
            <text:p>0,26</text:p>
          </table:table-cell>
          <table:table-cell office:value-type="float" office:value="0.0000232">
            <text:p>2,32E-005</text:p>
          </table:table-cell>
          <table:table-cell table:formula="of:=[.S129]*[.T129]" office:value-type="float" office:value="0.000006032">
            <text:p>6,03E-006</text:p>
          </table:table-cell>
          <table:table-cell office:value-type="float" office:value="0.26">
            <text:p>0,26</text:p>
          </table:table-cell>
          <table:table-cell office:value-type="float" office:value="-0.00279">
            <text:p>-2,79E-003</text:p>
          </table:table-cell>
          <table:table-cell table:formula="of:=[.V129]*[.W129]" office:value-type="float" office:value="-0.0007254">
            <text:p>-7,25E-004</text:p>
          </table:table-cell>
          <table:table-cell office:value-type="float" office:value="0.26">
            <text:p>0,26</text:p>
          </table:table-cell>
          <table:table-cell office:value-type="float" office:value="0.0000194">
            <text:p>1,94E-005</text:p>
          </table:table-cell>
          <table:table-cell table:formula="of:=[.Y129]*[.Z129]" office:value-type="float" office:value="0.000005044">
            <text:p>5,04E-006</text:p>
          </table:table-cell>
          <table:table-cell office:value-type="float" office:value="0.26">
            <text:p>0,26</text:p>
          </table:table-cell>
          <table:table-cell office:value-type="float" office:value="-0.00124">
            <text:p>-1,24E-003</text:p>
          </table:table-cell>
          <table:table-cell table:formula="of:=[.AB129]*[.AC129]" office:value-type="float" office:value="-0.0003224">
            <text:p>-0,0003224</text:p>
          </table:table-cell>
        </table:table-row>
        <table:table-row table:style-name="ro1">
          <table:table-cell office:value-type="float" office:value="0.27">
            <text:p>0,27</text:p>
          </table:table-cell>
          <table:table-cell office:value-type="float" office:value="0.000277">
            <text:p>2,77E-004</text:p>
          </table:table-cell>
          <table:table-cell table:formula="of:=[.A130]*[.B130]" office:value-type="float" office:value="0.00007479">
            <text:p>7,48E-005</text:p>
          </table:table-cell>
          <table:table-cell office:value-type="float" office:value="0.27">
            <text:p>0,27</text:p>
          </table:table-cell>
          <table:table-cell office:value-type="float" office:value="-0.00434">
            <text:p>-4,34E-003</text:p>
          </table:table-cell>
          <table:table-cell table:formula="of:=[.D130]*[.E130]" office:value-type="float" office:value="-0.0011718">
            <text:p>-1,17E-003</text:p>
          </table:table-cell>
          <table:table-cell office:value-type="float" office:value="0.27">
            <text:p>0,27</text:p>
          </table:table-cell>
          <table:table-cell office:value-type="float" office:value="0.0000414">
            <text:p>4,14E-005</text:p>
          </table:table-cell>
          <table:table-cell table:formula="of:=[.G130]*[.H130]" office:value-type="float" office:value="0.000011178">
            <text:p>1,12E-005</text:p>
          </table:table-cell>
          <table:table-cell office:value-type="float" office:value="0.27">
            <text:p>0,27</text:p>
          </table:table-cell>
          <table:table-cell office:value-type="float" office:value="-0.00273">
            <text:p>-2,73E-003</text:p>
          </table:table-cell>
          <table:table-cell table:formula="of:=[.J130]*[.K130]" office:value-type="float" office:value="-0.0007371">
            <text:p>-7,37E-004</text:p>
          </table:table-cell>
          <table:table-cell office:value-type="float" office:value="0.27">
            <text:p>0,27</text:p>
          </table:table-cell>
          <table:table-cell office:value-type="float" office:value="0.000789">
            <text:p>7,89E-004</text:p>
          </table:table-cell>
          <table:table-cell table:formula="of:=[.M130]*[.N130]" office:value-type="float" office:value="0.00021303">
            <text:p>2,13E-004</text:p>
          </table:table-cell>
          <table:table-cell office:value-type="float" office:value="0.27">
            <text:p>0,27</text:p>
          </table:table-cell>
          <table:table-cell office:value-type="float" office:value="-0.00179">
            <text:p>-1,79E-003</text:p>
          </table:table-cell>
          <table:table-cell table:formula="of:=[.P130]*[.Q130]" office:value-type="float" office:value="-0.0004833">
            <text:p>-4,83E-004</text:p>
          </table:table-cell>
          <table:table-cell office:value-type="float" office:value="0.27">
            <text:p>0,27</text:p>
          </table:table-cell>
          <table:table-cell office:value-type="float" office:value="0.000026">
            <text:p>2,60E-005</text:p>
          </table:table-cell>
          <table:table-cell table:formula="of:=[.S130]*[.T130]" office:value-type="float" office:value="0.00000702">
            <text:p>7,02E-006</text:p>
          </table:table-cell>
          <table:table-cell office:value-type="float" office:value="0.27">
            <text:p>0,27</text:p>
          </table:table-cell>
          <table:table-cell office:value-type="float" office:value="-0.00281">
            <text:p>-2,81E-003</text:p>
          </table:table-cell>
          <table:table-cell table:formula="of:=[.V130]*[.W130]" office:value-type="float" office:value="-0.0007587">
            <text:p>-7,59E-004</text:p>
          </table:table-cell>
          <table:table-cell office:value-type="float" office:value="0.27">
            <text:p>0,27</text:p>
          </table:table-cell>
          <table:table-cell office:value-type="float" office:value="0.0000205">
            <text:p>2,05E-005</text:p>
          </table:table-cell>
          <table:table-cell table:formula="of:=[.Y130]*[.Z130]" office:value-type="float" office:value="0.000005535">
            <text:p>5,54E-006</text:p>
          </table:table-cell>
          <table:table-cell office:value-type="float" office:value="0.27">
            <text:p>0,27</text:p>
          </table:table-cell>
          <table:table-cell office:value-type="float" office:value="-0.00123">
            <text:p>-1,23E-003</text:p>
          </table:table-cell>
          <table:table-cell table:formula="of:=[.AB130]*[.AC130]" office:value-type="float" office:value="-0.0003321">
            <text:p>-0,0003321</text:p>
          </table:table-cell>
        </table:table-row>
        <table:table-row table:style-name="ro1">
          <table:table-cell office:value-type="float" office:value="0.28">
            <text:p>0,28</text:p>
          </table:table-cell>
          <table:table-cell office:value-type="float" office:value="0.000343">
            <text:p>3,43E-004</text:p>
          </table:table-cell>
          <table:table-cell table:formula="of:=[.A131]*[.B131]" office:value-type="float" office:value="0.00009604">
            <text:p>9,60E-005</text:p>
          </table:table-cell>
          <table:table-cell office:value-type="float" office:value="0.28">
            <text:p>0,28</text:p>
          </table:table-cell>
          <table:table-cell office:value-type="float" office:value="-0.00421">
            <text:p>-4,21E-003</text:p>
          </table:table-cell>
          <table:table-cell table:formula="of:=[.D131]*[.E131]" office:value-type="float" office:value="-0.0011788">
            <text:p>-1,18E-003</text:p>
          </table:table-cell>
          <table:table-cell office:value-type="float" office:value="0.28">
            <text:p>0,28</text:p>
          </table:table-cell>
          <table:table-cell office:value-type="float" office:value="0.0000444">
            <text:p>4,44E-005</text:p>
          </table:table-cell>
          <table:table-cell table:formula="of:=[.G131]*[.H131]" office:value-type="float" office:value="0.000012432">
            <text:p>1,24E-005</text:p>
          </table:table-cell>
          <table:table-cell office:value-type="float" office:value="0.28">
            <text:p>0,28</text:p>
          </table:table-cell>
          <table:table-cell office:value-type="float" office:value="-0.00269">
            <text:p>-2,69E-003</text:p>
          </table:table-cell>
          <table:table-cell table:formula="of:=[.J131]*[.K131]" office:value-type="float" office:value="-0.0007532">
            <text:p>-7,53E-004</text:p>
          </table:table-cell>
          <table:table-cell office:value-type="float" office:value="0.28">
            <text:p>0,28</text:p>
          </table:table-cell>
          <table:table-cell office:value-type="float" office:value="0.00088">
            <text:p>8,80E-004</text:p>
          </table:table-cell>
          <table:table-cell table:formula="of:=[.M131]*[.N131]" office:value-type="float" office:value="0.0002464">
            <text:p>2,46E-004</text:p>
          </table:table-cell>
          <table:table-cell office:value-type="float" office:value="0.28">
            <text:p>0,28</text:p>
          </table:table-cell>
          <table:table-cell office:value-type="float" office:value="-0.00166">
            <text:p>-1,66E-003</text:p>
          </table:table-cell>
          <table:table-cell table:formula="of:=[.P131]*[.Q131]" office:value-type="float" office:value="-0.0004648">
            <text:p>-4,65E-004</text:p>
          </table:table-cell>
          <table:table-cell office:value-type="float" office:value="0.28">
            <text:p>0,28</text:p>
          </table:table-cell>
          <table:table-cell office:value-type="float" office:value="0.0000292">
            <text:p>2,92E-005</text:p>
          </table:table-cell>
          <table:table-cell table:formula="of:=[.S131]*[.T131]" office:value-type="float" office:value="0.000008176">
            <text:p>8,18E-006</text:p>
          </table:table-cell>
          <table:table-cell office:value-type="float" office:value="0.28">
            <text:p>0,28</text:p>
          </table:table-cell>
          <table:table-cell office:value-type="float" office:value="-0.00282">
            <text:p>-2,82E-003</text:p>
          </table:table-cell>
          <table:table-cell table:formula="of:=[.V131]*[.W131]" office:value-type="float" office:value="-0.0007896">
            <text:p>-7,90E-004</text:p>
          </table:table-cell>
          <table:table-cell office:value-type="float" office:value="0.28">
            <text:p>0,28</text:p>
          </table:table-cell>
          <table:table-cell office:value-type="float" office:value="0.0000217">
            <text:p>2,17E-005</text:p>
          </table:table-cell>
          <table:table-cell table:formula="of:=[.Y131]*[.Z131]" office:value-type="float" office:value="0.000006076">
            <text:p>6,08E-006</text:p>
          </table:table-cell>
          <table:table-cell office:value-type="float" office:value="0.28">
            <text:p>0,28</text:p>
          </table:table-cell>
          <table:table-cell office:value-type="float" office:value="-0.00122">
            <text:p>-1,22E-003</text:p>
          </table:table-cell>
          <table:table-cell table:formula="of:=[.AB131]*[.AC131]" office:value-type="float" office:value="-0.0003416">
            <text:p>-0,0003416</text:p>
          </table:table-cell>
        </table:table-row>
        <table:table-row table:style-name="ro1">
          <table:table-cell office:value-type="float" office:value="0.29">
            <text:p>0,29</text:p>
          </table:table-cell>
          <table:table-cell office:value-type="float" office:value="0.000422">
            <text:p>4,22E-004</text:p>
          </table:table-cell>
          <table:table-cell table:formula="of:=[.A132]*[.B132]" office:value-type="float" office:value="0.00012238">
            <text:p>1,22E-004</text:p>
          </table:table-cell>
          <table:table-cell office:value-type="float" office:value="0.29">
            <text:p>0,29</text:p>
          </table:table-cell>
          <table:table-cell office:value-type="float" office:value="-0.00407">
            <text:p>-4,07E-003</text:p>
          </table:table-cell>
          <table:table-cell table:formula="of:=[.D132]*[.E132]" office:value-type="float" office:value="-0.0011803">
            <text:p>-1,18E-003</text:p>
          </table:table-cell>
          <table:table-cell office:value-type="float" office:value="0.29">
            <text:p>0,29</text:p>
          </table:table-cell>
          <table:table-cell office:value-type="float" office:value="0.0000476">
            <text:p>4,76E-005</text:p>
          </table:table-cell>
          <table:table-cell table:formula="of:=[.G132]*[.H132]" office:value-type="float" office:value="0.000013804">
            <text:p>1,38E-005</text:p>
          </table:table-cell>
          <table:table-cell office:value-type="float" office:value="0.29">
            <text:p>0,29</text:p>
          </table:table-cell>
          <table:table-cell office:value-type="float" office:value="-0.00265">
            <text:p>-2,65E-003</text:p>
          </table:table-cell>
          <table:table-cell table:formula="of:=[.J132]*[.K132]" office:value-type="float" office:value="-0.0007685">
            <text:p>-7,69E-004</text:p>
          </table:table-cell>
          <table:table-cell office:value-type="float" office:value="0.29">
            <text:p>0,29</text:p>
          </table:table-cell>
          <table:table-cell office:value-type="float" office:value="0.000975">
            <text:p>9,75E-004</text:p>
          </table:table-cell>
          <table:table-cell table:formula="of:=[.M132]*[.N132]" office:value-type="float" office:value="0.00028275">
            <text:p>2,83E-004</text:p>
          </table:table-cell>
          <table:table-cell office:value-type="float" office:value="0.29">
            <text:p>0,29</text:p>
          </table:table-cell>
          <table:table-cell office:value-type="float" office:value="-0.00152">
            <text:p>-1,52E-003</text:p>
          </table:table-cell>
          <table:table-cell table:formula="of:=[.P132]*[.Q132]" office:value-type="float" office:value="-0.0004408">
            <text:p>-4,41E-004</text:p>
          </table:table-cell>
          <table:table-cell office:value-type="float" office:value="0.29">
            <text:p>0,29</text:p>
          </table:table-cell>
          <table:table-cell office:value-type="float" office:value="0.0000329">
            <text:p>3,29E-005</text:p>
          </table:table-cell>
          <table:table-cell table:formula="of:=[.S132]*[.T132]" office:value-type="float" office:value="0.000009541">
            <text:p>9,54E-006</text:p>
          </table:table-cell>
          <table:table-cell office:value-type="float" office:value="0.29">
            <text:p>0,29</text:p>
          </table:table-cell>
          <table:table-cell office:value-type="float" office:value="-0.00282">
            <text:p>-2,82E-003</text:p>
          </table:table-cell>
          <table:table-cell table:formula="of:=[.V132]*[.W132]" office:value-type="float" office:value="-0.0008178">
            <text:p>-8,18E-004</text:p>
          </table:table-cell>
          <table:table-cell office:value-type="float" office:value="0.29">
            <text:p>0,29</text:p>
          </table:table-cell>
          <table:table-cell office:value-type="float" office:value="0.000023">
            <text:p>2,30E-005</text:p>
          </table:table-cell>
          <table:table-cell table:formula="of:=[.Y132]*[.Z132]" office:value-type="float" office:value="0.00000667">
            <text:p>6,67E-006</text:p>
          </table:table-cell>
          <table:table-cell office:value-type="float" office:value="0.29">
            <text:p>0,29</text:p>
          </table:table-cell>
          <table:table-cell office:value-type="float" office:value="-0.00121">
            <text:p>-1,21E-003</text:p>
          </table:table-cell>
          <table:table-cell table:formula="of:=[.AB132]*[.AC132]" office:value-type="float" office:value="-0.0003509">
            <text:p>-0,0003509</text:p>
          </table:table-cell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0.000512">
            <text:p>5,12E-004</text:p>
          </table:table-cell>
          <table:table-cell table:formula="of:=[.A133]*[.B133]" office:value-type="float" office:value="0.0001536">
            <text:p>1,54E-004</text:p>
          </table:table-cell>
          <table:table-cell office:value-type="float" office:value="0.3">
            <text:p>0,3</text:p>
          </table:table-cell>
          <table:table-cell office:value-type="float" office:value="-0.00391">
            <text:p>-3,91E-003</text:p>
          </table:table-cell>
          <table:table-cell table:formula="of:=[.D133]*[.E133]" office:value-type="float" office:value="-0.001173">
            <text:p>-1,17E-003</text:p>
          </table:table-cell>
          <table:table-cell office:value-type="float" office:value="0.3">
            <text:p>0,3</text:p>
          </table:table-cell>
          <table:table-cell office:value-type="float" office:value="0.000051">
            <text:p>5,10E-005</text:p>
          </table:table-cell>
          <table:table-cell table:formula="of:=[.G133]*[.H133]" office:value-type="float" office:value="0.0000153">
            <text:p>1,53E-005</text:p>
          </table:table-cell>
          <table:table-cell office:value-type="float" office:value="0.3">
            <text:p>0,3</text:p>
          </table:table-cell>
          <table:table-cell office:value-type="float" office:value="-0.00261">
            <text:p>-2,61E-003</text:p>
          </table:table-cell>
          <table:table-cell table:formula="of:=[.J133]*[.K133]" office:value-type="float" office:value="-0.000783">
            <text:p>-7,83E-004</text:p>
          </table:table-cell>
          <table:table-cell office:value-type="float" office:value="0.3">
            <text:p>0,3</text:p>
          </table:table-cell>
          <table:table-cell office:value-type="float" office:value="0.00107">
            <text:p>1,07E-003</text:p>
          </table:table-cell>
          <table:table-cell table:formula="of:=[.M133]*[.N133]" office:value-type="float" office:value="0.000321">
            <text:p>3,21E-004</text:p>
          </table:table-cell>
          <table:table-cell office:value-type="float" office:value="0.3">
            <text:p>0,3</text:p>
          </table:table-cell>
          <table:table-cell office:value-type="float" office:value="-0.00138">
            <text:p>-1,38E-003</text:p>
          </table:table-cell>
          <table:table-cell table:formula="of:=[.P133]*[.Q133]" office:value-type="float" office:value="-0.000414">
            <text:p>-4,14E-004</text:p>
          </table:table-cell>
          <table:table-cell office:value-type="float" office:value="0.3">
            <text:p>0,3</text:p>
          </table:table-cell>
          <table:table-cell office:value-type="float" office:value="0.0000374">
            <text:p>3,74E-005</text:p>
          </table:table-cell>
          <table:table-cell table:formula="of:=[.S133]*[.T133]" office:value-type="float" office:value="0.00001122">
            <text:p>1,12E-005</text:p>
          </table:table-cell>
          <table:table-cell office:value-type="float" office:value="0.3">
            <text:p>0,3</text:p>
          </table:table-cell>
          <table:table-cell office:value-type="float" office:value="-0.0028">
            <text:p>-2,80E-003</text:p>
          </table:table-cell>
          <table:table-cell table:formula="of:=[.V133]*[.W133]" office:value-type="float" office:value="-0.00084">
            <text:p>-8,40E-004</text:p>
          </table:table-cell>
          <table:table-cell office:value-type="float" office:value="0.3">
            <text:p>0,3</text:p>
          </table:table-cell>
          <table:table-cell office:value-type="float" office:value="0.0000243">
            <text:p>2,43E-005</text:p>
          </table:table-cell>
          <table:table-cell table:formula="of:=[.Y133]*[.Z133]" office:value-type="float" office:value="0.00000729">
            <text:p>7,29E-006</text:p>
          </table:table-cell>
          <table:table-cell office:value-type="float" office:value="0.3">
            <text:p>0,3</text:p>
          </table:table-cell>
          <table:table-cell office:value-type="float" office:value="-0.0012">
            <text:p>-1,20E-003</text:p>
          </table:table-cell>
          <table:table-cell table:formula="of:=[.AB133]*[.AC133]" office:value-type="float" office:value="-0.00036">
            <text:p>-0,00036</text:p>
          </table:table-cell>
        </table:table-row>
        <table:table-row table:style-name="ro1">
          <table:table-cell office:value-type="float" office:value="0.31">
            <text:p>0,31</text:p>
          </table:table-cell>
          <table:table-cell office:value-type="float" office:value="0.000616">
            <text:p>6,16E-004</text:p>
          </table:table-cell>
          <table:table-cell table:formula="of:=[.A134]*[.B134]" office:value-type="float" office:value="0.00019096">
            <text:p>1,91E-004</text:p>
          </table:table-cell>
          <table:table-cell office:value-type="float" office:value="0.31">
            <text:p>0,31</text:p>
          </table:table-cell>
          <table:table-cell office:value-type="float" office:value="-0.00374">
            <text:p>-3,74E-003</text:p>
          </table:table-cell>
          <table:table-cell table:formula="of:=[.D134]*[.E134]" office:value-type="float" office:value="-0.0011594">
            <text:p>-1,16E-003</text:p>
          </table:table-cell>
          <table:table-cell office:value-type="float" office:value="0.31">
            <text:p>0,31</text:p>
          </table:table-cell>
          <table:table-cell office:value-type="float" office:value="0.0000545">
            <text:p>5,45E-005</text:p>
          </table:table-cell>
          <table:table-cell table:formula="of:=[.G134]*[.H134]" office:value-type="float" office:value="0.000016895">
            <text:p>1,69E-005</text:p>
          </table:table-cell>
          <table:table-cell office:value-type="float" office:value="0.31">
            <text:p>0,31</text:p>
          </table:table-cell>
          <table:table-cell office:value-type="float" office:value="-0.00256">
            <text:p>-2,56E-003</text:p>
          </table:table-cell>
          <table:table-cell table:formula="of:=[.J134]*[.K134]" office:value-type="float" office:value="-0.0007936">
            <text:p>-7,94E-004</text:p>
          </table:table-cell>
          <table:table-cell office:value-type="float" office:value="0.31">
            <text:p>0,31</text:p>
          </table:table-cell>
          <table:table-cell office:value-type="float" office:value="0.00117">
            <text:p>1,17E-003</text:p>
          </table:table-cell>
          <table:table-cell table:formula="of:=[.M134]*[.N134]" office:value-type="float" office:value="0.0003627">
            <text:p>3,63E-004</text:p>
          </table:table-cell>
          <table:table-cell office:value-type="float" office:value="0.31">
            <text:p>0,31</text:p>
          </table:table-cell>
          <table:table-cell office:value-type="float" office:value="-0.00124">
            <text:p>-1,24E-003</text:p>
          </table:table-cell>
          <table:table-cell table:formula="of:=[.P134]*[.Q134]" office:value-type="float" office:value="-0.0003844">
            <text:p>-3,84E-004</text:p>
          </table:table-cell>
          <table:table-cell office:value-type="float" office:value="0.31">
            <text:p>0,31</text:p>
          </table:table-cell>
          <table:table-cell office:value-type="float" office:value="0.0000427">
            <text:p>4,27E-005</text:p>
          </table:table-cell>
          <table:table-cell table:formula="of:=[.S134]*[.T134]" office:value-type="float" office:value="0.000013237">
            <text:p>1,32E-005</text:p>
          </table:table-cell>
          <table:table-cell office:value-type="float" office:value="0.31">
            <text:p>0,31</text:p>
          </table:table-cell>
          <table:table-cell office:value-type="float" office:value="-0.00279">
            <text:p>-2,79E-003</text:p>
          </table:table-cell>
          <table:table-cell table:formula="of:=[.V134]*[.W134]" office:value-type="float" office:value="-0.0008649">
            <text:p>-8,65E-004</text:p>
          </table:table-cell>
          <table:table-cell office:value-type="float" office:value="0.31">
            <text:p>0,31</text:p>
          </table:table-cell>
          <table:table-cell office:value-type="float" office:value="0.0000256">
            <text:p>2,56E-005</text:p>
          </table:table-cell>
          <table:table-cell table:formula="of:=[.Y134]*[.Z134]" office:value-type="float" office:value="0.000007936">
            <text:p>7,94E-006</text:p>
          </table:table-cell>
          <table:table-cell office:value-type="float" office:value="0.31">
            <text:p>0,31</text:p>
          </table:table-cell>
          <table:table-cell office:value-type="float" office:value="-0.00119">
            <text:p>-1,19E-003</text:p>
          </table:table-cell>
          <table:table-cell table:formula="of:=[.AB134]*[.AC134]" office:value-type="float" office:value="-0.0003689">
            <text:p>-0,0003689</text:p>
          </table:table-cell>
        </table:table-row>
        <table:table-row table:style-name="ro1">
          <table:table-cell office:value-type="float" office:value="0.32">
            <text:p>0,32</text:p>
          </table:table-cell>
          <table:table-cell office:value-type="float" office:value="0.000735">
            <text:p>7,35E-004</text:p>
          </table:table-cell>
          <table:table-cell table:formula="of:=[.A135]*[.B135]" office:value-type="float" office:value="0.0002352">
            <text:p>2,35E-004</text:p>
          </table:table-cell>
          <table:table-cell office:value-type="float" office:value="0.32">
            <text:p>0,32</text:p>
          </table:table-cell>
          <table:table-cell office:value-type="float" office:value="-0.00354">
            <text:p>-3,54E-003</text:p>
          </table:table-cell>
          <table:table-cell table:formula="of:=[.D135]*[.E135]" office:value-type="float" office:value="-0.0011328">
            <text:p>-1,13E-003</text:p>
          </table:table-cell>
          <table:table-cell office:value-type="float" office:value="0.32">
            <text:p>0,32</text:p>
          </table:table-cell>
          <table:table-cell office:value-type="float" office:value="0.0000583">
            <text:p>5,83E-005</text:p>
          </table:table-cell>
          <table:table-cell table:formula="of:=[.G135]*[.H135]" office:value-type="float" office:value="0.000018656">
            <text:p>1,87E-005</text:p>
          </table:table-cell>
          <table:table-cell office:value-type="float" office:value="0.32">
            <text:p>0,32</text:p>
          </table:table-cell>
          <table:table-cell office:value-type="float" office:value="-0.0025">
            <text:p>-2,50E-003</text:p>
          </table:table-cell>
          <table:table-cell table:formula="of:=[.J135]*[.K135]" office:value-type="float" office:value="-0.0008">
            <text:p>-8,00E-004</text:p>
          </table:table-cell>
          <table:table-cell office:value-type="float" office:value="0.32">
            <text:p>0,32</text:p>
          </table:table-cell>
          <table:table-cell office:value-type="float" office:value="0.00127">
            <text:p>1,27E-003</text:p>
          </table:table-cell>
          <table:table-cell table:formula="of:=[.M135]*[.N135]" office:value-type="float" office:value="0.0004064">
            <text:p>4,06E-004</text:p>
          </table:table-cell>
          <table:table-cell office:value-type="float" office:value="0.32">
            <text:p>0,32</text:p>
          </table:table-cell>
          <table:table-cell office:value-type="float" office:value="-0.00108">
            <text:p>-1,08E-003</text:p>
          </table:table-cell>
          <table:table-cell table:formula="of:=[.P135]*[.Q135]" office:value-type="float" office:value="-0.0003456">
            <text:p>-3,46E-004</text:p>
          </table:table-cell>
          <table:table-cell office:value-type="float" office:value="0.32">
            <text:p>0,32</text:p>
          </table:table-cell>
          <table:table-cell office:value-type="float" office:value="0.0000491">
            <text:p>4,91E-005</text:p>
          </table:table-cell>
          <table:table-cell table:formula="of:=[.S135]*[.T135]" office:value-type="float" office:value="0.000015712">
            <text:p>1,57E-005</text:p>
          </table:table-cell>
          <table:table-cell office:value-type="float" office:value="0.32">
            <text:p>0,32</text:p>
          </table:table-cell>
          <table:table-cell office:value-type="float" office:value="-0.00276">
            <text:p>-2,76E-003</text:p>
          </table:table-cell>
          <table:table-cell table:formula="of:=[.V135]*[.W135]" office:value-type="float" office:value="-0.0008832">
            <text:p>-8,83E-004</text:p>
          </table:table-cell>
          <table:table-cell office:value-type="float" office:value="0.32">
            <text:p>0,32</text:p>
          </table:table-cell>
          <table:table-cell office:value-type="float" office:value="0.0000271">
            <text:p>2,71E-005</text:p>
          </table:table-cell>
          <table:table-cell table:formula="of:=[.Y135]*[.Z135]" office:value-type="float" office:value="0.000008672">
            <text:p>8,67E-006</text:p>
          </table:table-cell>
          <table:table-cell office:value-type="float" office:value="0.32">
            <text:p>0,32</text:p>
          </table:table-cell>
          <table:table-cell office:value-type="float" office:value="-0.00117">
            <text:p>-1,17E-003</text:p>
          </table:table-cell>
          <table:table-cell table:formula="of:=[.AB135]*[.AC135]" office:value-type="float" office:value="-0.0003744">
            <text:p>-0,0003744</text:p>
          </table:table-cell>
        </table:table-row>
        <table:table-row table:style-name="ro1">
          <table:table-cell office:value-type="float" office:value="0.33">
            <text:p>0,33</text:p>
          </table:table-cell>
          <table:table-cell office:value-type="float" office:value="0.000867">
            <text:p>8,67E-004</text:p>
          </table:table-cell>
          <table:table-cell table:formula="of:=[.A136]*[.B136]" office:value-type="float" office:value="0.00028611">
            <text:p>2,86E-004</text:p>
          </table:table-cell>
          <table:table-cell office:value-type="float" office:value="0.33">
            <text:p>0,33</text:p>
          </table:table-cell>
          <table:table-cell office:value-type="float" office:value="-0.00333">
            <text:p>-3,33E-003</text:p>
          </table:table-cell>
          <table:table-cell table:formula="of:=[.D136]*[.E136]" office:value-type="float" office:value="-0.0010989">
            <text:p>-1,10E-003</text:p>
          </table:table-cell>
          <table:table-cell office:value-type="float" office:value="0.33">
            <text:p>0,33</text:p>
          </table:table-cell>
          <table:table-cell office:value-type="float" office:value="0.0000622">
            <text:p>6,22E-005</text:p>
          </table:table-cell>
          <table:table-cell table:formula="of:=[.G136]*[.H136]" office:value-type="float" office:value="0.000020526">
            <text:p>2,05E-005</text:p>
          </table:table-cell>
          <table:table-cell office:value-type="float" office:value="0.33">
            <text:p>0,33</text:p>
          </table:table-cell>
          <table:table-cell office:value-type="float" office:value="-0.00244">
            <text:p>-2,44E-003</text:p>
          </table:table-cell>
          <table:table-cell table:formula="of:=[.J136]*[.K136]" office:value-type="float" office:value="-0.0008052">
            <text:p>-8,05E-004</text:p>
          </table:table-cell>
          <table:table-cell office:value-type="float" office:value="0.33">
            <text:p>0,33</text:p>
          </table:table-cell>
          <table:table-cell office:value-type="float" office:value="0.00137">
            <text:p>1,37E-003</text:p>
          </table:table-cell>
          <table:table-cell table:formula="of:=[.M136]*[.N136]" office:value-type="float" office:value="0.0004521">
            <text:p>4,52E-004</text:p>
          </table:table-cell>
          <table:table-cell office:value-type="float" office:value="0.33">
            <text:p>0,33</text:p>
          </table:table-cell>
          <table:table-cell office:value-type="float" office:value="-0.000926">
            <text:p>-9,26E-004</text:p>
          </table:table-cell>
          <table:table-cell table:formula="of:=[.P136]*[.Q136]" office:value-type="float" office:value="-0.00030558">
            <text:p>-3,06E-004</text:p>
          </table:table-cell>
          <table:table-cell office:value-type="float" office:value="0.33">
            <text:p>0,33</text:p>
          </table:table-cell>
          <table:table-cell office:value-type="float" office:value="0.0000568">
            <text:p>5,68E-005</text:p>
          </table:table-cell>
          <table:table-cell table:formula="of:=[.S136]*[.T136]" office:value-type="float" office:value="0.000018744">
            <text:p>1,87E-005</text:p>
          </table:table-cell>
          <table:table-cell office:value-type="float" office:value="0.33">
            <text:p>0,33</text:p>
          </table:table-cell>
          <table:table-cell office:value-type="float" office:value="-0.00274">
            <text:p>-2,74E-003</text:p>
          </table:table-cell>
          <table:table-cell table:formula="of:=[.V136]*[.W136]" office:value-type="float" office:value="-0.0009042">
            <text:p>-9,04E-004</text:p>
          </table:table-cell>
          <table:table-cell office:value-type="float" office:value="0.33">
            <text:p>0,33</text:p>
          </table:table-cell>
          <table:table-cell office:value-type="float" office:value="0.0000286">
            <text:p>2,86E-005</text:p>
          </table:table-cell>
          <table:table-cell table:formula="of:=[.Y136]*[.Z136]" office:value-type="float" office:value="0.000009438">
            <text:p>9,44E-006</text:p>
          </table:table-cell>
          <table:table-cell office:value-type="float" office:value="0.33">
            <text:p>0,33</text:p>
          </table:table-cell>
          <table:table-cell office:value-type="float" office:value="-0.00115">
            <text:p>-1,15E-003</text:p>
          </table:table-cell>
          <table:table-cell table:formula="of:=[.AB136]*[.AC136]" office:value-type="float" office:value="-0.0003795">
            <text:p>-0,0003795</text:p>
          </table:table-cell>
        </table:table-row>
        <table:table-row table:style-name="ro1">
          <table:table-cell office:value-type="float" office:value="0.34">
            <text:p>0,34</text:p>
          </table:table-cell>
          <table:table-cell office:value-type="float" office:value="0.00101">
            <text:p>1,01E-003</text:p>
          </table:table-cell>
          <table:table-cell table:formula="of:=[.A137]*[.B137]" office:value-type="float" office:value="0.0003434">
            <text:p>3,43E-004</text:p>
          </table:table-cell>
          <table:table-cell office:value-type="float" office:value="0.34">
            <text:p>0,34</text:p>
          </table:table-cell>
          <table:table-cell office:value-type="float" office:value="-0.00311">
            <text:p>-3,11E-003</text:p>
          </table:table-cell>
          <table:table-cell table:formula="of:=[.D137]*[.E137]" office:value-type="float" office:value="-0.0010574">
            <text:p>-1,06E-003</text:p>
          </table:table-cell>
          <table:table-cell office:value-type="float" office:value="0.34">
            <text:p>0,34</text:p>
          </table:table-cell>
          <table:table-cell office:value-type="float" office:value="0.0000664">
            <text:p>6,64E-005</text:p>
          </table:table-cell>
          <table:table-cell table:formula="of:=[.G137]*[.H137]" office:value-type="float" office:value="0.000022576">
            <text:p>2,26E-005</text:p>
          </table:table-cell>
          <table:table-cell office:value-type="float" office:value="0.34">
            <text:p>0,34</text:p>
          </table:table-cell>
          <table:table-cell office:value-type="float" office:value="-0.00239">
            <text:p>-2,39E-003</text:p>
          </table:table-cell>
          <table:table-cell table:formula="of:=[.J137]*[.K137]" office:value-type="float" office:value="-0.0008126">
            <text:p>-8,13E-004</text:p>
          </table:table-cell>
          <table:table-cell office:value-type="float" office:value="0.34">
            <text:p>0,34</text:p>
          </table:table-cell>
          <table:table-cell office:value-type="float" office:value="0.00148">
            <text:p>1,48E-003</text:p>
          </table:table-cell>
          <table:table-cell table:formula="of:=[.M137]*[.N137]" office:value-type="float" office:value="0.0005032">
            <text:p>5,03E-004</text:p>
          </table:table-cell>
          <table:table-cell office:value-type="float" office:value="0.34">
            <text:p>0,34</text:p>
          </table:table-cell>
          <table:table-cell office:value-type="float" office:value="-0.000762">
            <text:p>-7,62E-004</text:p>
          </table:table-cell>
          <table:table-cell table:formula="of:=[.P137]*[.Q137]" office:value-type="float" office:value="-0.00025908">
            <text:p>-2,59E-004</text:p>
          </table:table-cell>
          <table:table-cell office:value-type="float" office:value="0.34">
            <text:p>0,34</text:p>
          </table:table-cell>
          <table:table-cell office:value-type="float" office:value="0.0000661">
            <text:p>6,61E-005</text:p>
          </table:table-cell>
          <table:table-cell table:formula="of:=[.S137]*[.T137]" office:value-type="float" office:value="0.000022474">
            <text:p>2,25E-005</text:p>
          </table:table-cell>
          <table:table-cell office:value-type="float" office:value="0.34">
            <text:p>0,34</text:p>
          </table:table-cell>
          <table:table-cell office:value-type="float" office:value="-0.0027">
            <text:p>-2,70E-003</text:p>
          </table:table-cell>
          <table:table-cell table:formula="of:=[.V137]*[.W137]" office:value-type="float" office:value="-0.000918">
            <text:p>-9,18E-004</text:p>
          </table:table-cell>
          <table:table-cell office:value-type="float" office:value="0.34">
            <text:p>0,34</text:p>
          </table:table-cell>
          <table:table-cell office:value-type="float" office:value="0.0000303">
            <text:p>3,03E-005</text:p>
          </table:table-cell>
          <table:table-cell table:formula="of:=[.Y137]*[.Z137]" office:value-type="float" office:value="0.000010302">
            <text:p>1,03E-005</text:p>
          </table:table-cell>
          <table:table-cell office:value-type="float" office:value="0.34">
            <text:p>0,34</text:p>
          </table:table-cell>
          <table:table-cell office:value-type="float" office:value="-0.00113">
            <text:p>-1,13E-003</text:p>
          </table:table-cell>
          <table:table-cell table:formula="of:=[.AB137]*[.AC137]" office:value-type="float" office:value="-0.0003842">
            <text:p>-0,0003842</text:p>
          </table:table-cell>
        </table:table-row>
        <table:table-row table:style-name="ro1">
          <table:table-cell office:value-type="float" office:value="0.35">
            <text:p>0,35</text:p>
          </table:table-cell>
          <table:table-cell office:value-type="float" office:value="0.00117">
            <text:p>1,17E-003</text:p>
          </table:table-cell>
          <table:table-cell table:formula="of:=[.A138]*[.B138]" office:value-type="float" office:value="0.0004095">
            <text:p>4,10E-004</text:p>
          </table:table-cell>
          <table:table-cell office:value-type="float" office:value="0.35">
            <text:p>0,35</text:p>
          </table:table-cell>
          <table:table-cell office:value-type="float" office:value="-0.00286">
            <text:p>-2,86E-003</text:p>
          </table:table-cell>
          <table:table-cell table:formula="of:=[.D138]*[.E138]" office:value-type="float" office:value="-0.001001">
            <text:p>-1,00E-003</text:p>
          </table:table-cell>
          <table:table-cell office:value-type="float" office:value="0.35">
            <text:p>0,35</text:p>
          </table:table-cell>
          <table:table-cell office:value-type="float" office:value="0.0000709">
            <text:p>7,09E-005</text:p>
          </table:table-cell>
          <table:table-cell table:formula="of:=[.G138]*[.H138]" office:value-type="float" office:value="0.000024815">
            <text:p>2,48E-005</text:p>
          </table:table-cell>
          <table:table-cell office:value-type="float" office:value="0.35">
            <text:p>0,35</text:p>
          </table:table-cell>
          <table:table-cell office:value-type="float" office:value="-0.00233">
            <text:p>-2,33E-003</text:p>
          </table:table-cell>
          <table:table-cell table:formula="of:=[.J138]*[.K138]" office:value-type="float" office:value="-0.0008155">
            <text:p>-8,16E-004</text:p>
          </table:table-cell>
          <table:table-cell office:value-type="float" office:value="0.35">
            <text:p>0,35</text:p>
          </table:table-cell>
          <table:table-cell office:value-type="float" office:value="0.00159">
            <text:p>1,59E-003</text:p>
          </table:table-cell>
          <table:table-cell table:formula="of:=[.M138]*[.N138]" office:value-type="float" office:value="0.0005565">
            <text:p>5,57E-004</text:p>
          </table:table-cell>
          <table:table-cell office:value-type="float" office:value="0.35">
            <text:p>0,35</text:p>
          </table:table-cell>
          <table:table-cell office:value-type="float" office:value="-0.000595">
            <text:p>-5,95E-004</text:p>
          </table:table-cell>
          <table:table-cell table:formula="of:=[.P138]*[.Q138]" office:value-type="float" office:value="-0.00020825">
            <text:p>-2,08E-004</text:p>
          </table:table-cell>
          <table:table-cell office:value-type="float" office:value="0.35">
            <text:p>0,35</text:p>
          </table:table-cell>
          <table:table-cell office:value-type="float" office:value="0.0000775">
            <text:p>7,75E-005</text:p>
          </table:table-cell>
          <table:table-cell table:formula="of:=[.S138]*[.T138]" office:value-type="float" office:value="0.000027125">
            <text:p>2,71E-005</text:p>
          </table:table-cell>
          <table:table-cell office:value-type="float" office:value="0.35">
            <text:p>0,35</text:p>
          </table:table-cell>
          <table:table-cell office:value-type="float" office:value="-0.00267">
            <text:p>-2,67E-003</text:p>
          </table:table-cell>
          <table:table-cell table:formula="of:=[.V138]*[.W138]" office:value-type="float" office:value="-0.0009345">
            <text:p>-9,35E-004</text:p>
          </table:table-cell>
          <table:table-cell office:value-type="float" office:value="0.35">
            <text:p>0,35</text:p>
          </table:table-cell>
          <table:table-cell office:value-type="float" office:value="0.0000321">
            <text:p>3,21E-005</text:p>
          </table:table-cell>
          <table:table-cell table:formula="of:=[.Y138]*[.Z138]" office:value-type="float" office:value="0.000011235">
            <text:p>1,12E-005</text:p>
          </table:table-cell>
          <table:table-cell office:value-type="float" office:value="0.35">
            <text:p>0,35</text:p>
          </table:table-cell>
          <table:table-cell office:value-type="float" office:value="-0.00112">
            <text:p>-1,12E-003</text:p>
          </table:table-cell>
          <table:table-cell table:formula="of:=[.AB138]*[.AC138]" office:value-type="float" office:value="-0.000392">
            <text:p>-0,000392</text:p>
          </table:table-cell>
        </table:table-row>
        <table:table-row table:style-name="ro1">
          <table:table-cell office:value-type="float" office:value="0.36">
            <text:p>0,36</text:p>
          </table:table-cell>
          <table:table-cell office:value-type="float" office:value="0.00135">
            <text:p>1,35E-003</text:p>
          </table:table-cell>
          <table:table-cell table:formula="of:=[.A139]*[.B139]" office:value-type="float" office:value="0.000486">
            <text:p>4,86E-004</text:p>
          </table:table-cell>
          <table:table-cell office:value-type="float" office:value="0.36">
            <text:p>0,36</text:p>
          </table:table-cell>
          <table:table-cell office:value-type="float" office:value="-0.0026">
            <text:p>-2,60E-003</text:p>
          </table:table-cell>
          <table:table-cell table:formula="of:=[.D139]*[.E139]" office:value-type="float" office:value="-0.000936">
            <text:p>-9,36E-004</text:p>
          </table:table-cell>
          <table:table-cell office:value-type="float" office:value="0.36">
            <text:p>0,36</text:p>
          </table:table-cell>
          <table:table-cell office:value-type="float" office:value="0.0000756">
            <text:p>7,56E-005</text:p>
          </table:table-cell>
          <table:table-cell table:formula="of:=[.G139]*[.H139]" office:value-type="float" office:value="0.000027216">
            <text:p>2,72E-005</text:p>
          </table:table-cell>
          <table:table-cell office:value-type="float" office:value="0.36">
            <text:p>0,36</text:p>
          </table:table-cell>
          <table:table-cell office:value-type="float" office:value="-0.00226">
            <text:p>-2,26E-003</text:p>
          </table:table-cell>
          <table:table-cell table:formula="of:=[.J139]*[.K139]" office:value-type="float" office:value="-0.0008136">
            <text:p>-8,14E-004</text:p>
          </table:table-cell>
          <table:table-cell office:value-type="float" office:value="0.36">
            <text:p>0,36</text:p>
          </table:table-cell>
          <table:table-cell office:value-type="float" office:value="0.00169">
            <text:p>1,69E-003</text:p>
          </table:table-cell>
          <table:table-cell table:formula="of:=[.M139]*[.N139]" office:value-type="float" office:value="0.0006084">
            <text:p>6,08E-004</text:p>
          </table:table-cell>
          <table:table-cell office:value-type="float" office:value="0.36">
            <text:p>0,36</text:p>
          </table:table-cell>
          <table:table-cell office:value-type="float" office:value="-0.000419">
            <text:p>-4,19E-004</text:p>
          </table:table-cell>
          <table:table-cell table:formula="of:=[.P139]*[.Q139]" office:value-type="float" office:value="-0.00015084">
            <text:p>-1,51E-004</text:p>
          </table:table-cell>
          <table:table-cell office:value-type="float" office:value="0.36">
            <text:p>0,36</text:p>
          </table:table-cell>
          <table:table-cell office:value-type="float" office:value="0.000091">
            <text:p>9,10E-005</text:p>
          </table:table-cell>
          <table:table-cell table:formula="of:=[.S139]*[.T139]" office:value-type="float" office:value="0.00003276">
            <text:p>3,28E-005</text:p>
          </table:table-cell>
          <table:table-cell office:value-type="float" office:value="0.36">
            <text:p>0,36</text:p>
          </table:table-cell>
          <table:table-cell office:value-type="float" office:value="-0.00262">
            <text:p>-2,62E-003</text:p>
          </table:table-cell>
          <table:table-cell table:formula="of:=[.V139]*[.W139]" office:value-type="float" office:value="-0.0009432">
            <text:p>-9,43E-004</text:p>
          </table:table-cell>
          <table:table-cell office:value-type="float" office:value="0.36">
            <text:p>0,36</text:p>
          </table:table-cell>
          <table:table-cell office:value-type="float" office:value="0.000034">
            <text:p>3,40E-005</text:p>
          </table:table-cell>
          <table:table-cell table:formula="of:=[.Y139]*[.Z139]" office:value-type="float" office:value="0.00001224">
            <text:p>1,22E-005</text:p>
          </table:table-cell>
          <table:table-cell office:value-type="float" office:value="0.36">
            <text:p>0,36</text:p>
          </table:table-cell>
          <table:table-cell office:value-type="float" office:value="-0.00109">
            <text:p>-1,09E-003</text:p>
          </table:table-cell>
          <table:table-cell table:formula="of:=[.AB139]*[.AC139]" office:value-type="float" office:value="-0.0003924">
            <text:p>-0,0003924</text:p>
          </table:table-cell>
        </table:table-row>
        <table:table-row table:style-name="ro1">
          <table:table-cell office:value-type="float" office:value="0.37">
            <text:p>0,37</text:p>
          </table:table-cell>
          <table:table-cell office:value-type="float" office:value="0.00154">
            <text:p>1,54E-003</text:p>
          </table:table-cell>
          <table:table-cell table:formula="of:=[.A140]*[.B140]" office:value-type="float" office:value="0.0005698">
            <text:p>5,70E-004</text:p>
          </table:table-cell>
          <table:table-cell office:value-type="float" office:value="0.37">
            <text:p>0,37</text:p>
          </table:table-cell>
          <table:table-cell office:value-type="float" office:value="-0.00232">
            <text:p>-2,32E-003</text:p>
          </table:table-cell>
          <table:table-cell table:formula="of:=[.D140]*[.E140]" office:value-type="float" office:value="-0.0008584">
            <text:p>-8,58E-004</text:p>
          </table:table-cell>
          <table:table-cell office:value-type="float" office:value="0.37">
            <text:p>0,37</text:p>
          </table:table-cell>
          <table:table-cell office:value-type="float" office:value="0.0000806">
            <text:p>8,06E-005</text:p>
          </table:table-cell>
          <table:table-cell table:formula="of:=[.G140]*[.H140]" office:value-type="float" office:value="0.000029822">
            <text:p>2,98E-005</text:p>
          </table:table-cell>
          <table:table-cell office:value-type="float" office:value="0.37">
            <text:p>0,37</text:p>
          </table:table-cell>
          <table:table-cell office:value-type="float" office:value="-0.00219">
            <text:p>-2,19E-003</text:p>
          </table:table-cell>
          <table:table-cell table:formula="of:=[.J140]*[.K140]" office:value-type="float" office:value="-0.0008103">
            <text:p>-8,10E-004</text:p>
          </table:table-cell>
          <table:table-cell office:value-type="float" office:value="0.37">
            <text:p>0,37</text:p>
          </table:table-cell>
          <table:table-cell office:value-type="float" office:value="0.0018">
            <text:p>1,80E-003</text:p>
          </table:table-cell>
          <table:table-cell table:formula="of:=[.M140]*[.N140]" office:value-type="float" office:value="0.000666">
            <text:p>6,66E-004</text:p>
          </table:table-cell>
          <table:table-cell office:value-type="float" office:value="0.37">
            <text:p>0,37</text:p>
          </table:table-cell>
          <table:table-cell office:value-type="float" office:value="-0.000237">
            <text:p>-2,37E-004</text:p>
          </table:table-cell>
          <table:table-cell table:formula="of:=[.P140]*[.Q140]" office:value-type="float" office:value="-0.00008769">
            <text:p>-8,77E-005</text:p>
          </table:table-cell>
          <table:table-cell office:value-type="float" office:value="0.37">
            <text:p>0,37</text:p>
          </table:table-cell>
          <table:table-cell office:value-type="float" office:value="0.000107">
            <text:p>1,07E-004</text:p>
          </table:table-cell>
          <table:table-cell table:formula="of:=[.S140]*[.T140]" office:value-type="float" office:value="0.00003959">
            <text:p>3,96E-005</text:p>
          </table:table-cell>
          <table:table-cell office:value-type="float" office:value="0.37">
            <text:p>0,37</text:p>
          </table:table-cell>
          <table:table-cell office:value-type="float" office:value="-0.00258">
            <text:p>-2,58E-003</text:p>
          </table:table-cell>
          <table:table-cell table:formula="of:=[.V140]*[.W140]" office:value-type="float" office:value="-0.0009546">
            <text:p>-9,55E-004</text:p>
          </table:table-cell>
          <table:table-cell office:value-type="float" office:value="0.37">
            <text:p>0,37</text:p>
          </table:table-cell>
          <table:table-cell office:value-type="float" office:value="0.0000361">
            <text:p>3,61E-005</text:p>
          </table:table-cell>
          <table:table-cell table:formula="of:=[.Y140]*[.Z140]" office:value-type="float" office:value="0.000013357">
            <text:p>1,34E-005</text:p>
          </table:table-cell>
          <table:table-cell office:value-type="float" office:value="0.37">
            <text:p>0,37</text:p>
          </table:table-cell>
          <table:table-cell office:value-type="float" office:value="-0.00107">
            <text:p>-1,07E-003</text:p>
          </table:table-cell>
          <table:table-cell table:formula="of:=[.AB140]*[.AC140]" office:value-type="float" office:value="-0.0003959">
            <text:p>-0,0003959</text:p>
          </table:table-cell>
        </table:table-row>
        <table:table-row table:style-name="ro1">
          <table:table-cell office:value-type="float" office:value="0.38">
            <text:p>0,38</text:p>
          </table:table-cell>
          <table:table-cell office:value-type="float" office:value="0.00174">
            <text:p>1,74E-003</text:p>
          </table:table-cell>
          <table:table-cell table:formula="of:=[.A141]*[.B141]" office:value-type="float" office:value="0.0006612">
            <text:p>6,61E-004</text:p>
          </table:table-cell>
          <table:table-cell office:value-type="float" office:value="0.38">
            <text:p>0,38</text:p>
          </table:table-cell>
          <table:table-cell office:value-type="float" office:value="-0.00202">
            <text:p>-2,02E-003</text:p>
          </table:table-cell>
          <table:table-cell table:formula="of:=[.D141]*[.E141]" office:value-type="float" office:value="-0.0007676">
            <text:p>-7,68E-004</text:p>
          </table:table-cell>
          <table:table-cell office:value-type="float" office:value="0.38">
            <text:p>0,38</text:p>
          </table:table-cell>
          <table:table-cell office:value-type="float" office:value="0.0000859">
            <text:p>8,59E-005</text:p>
          </table:table-cell>
          <table:table-cell table:formula="of:=[.G141]*[.H141]" office:value-type="float" office:value="0.000032642">
            <text:p>3,26E-005</text:p>
          </table:table-cell>
          <table:table-cell office:value-type="float" office:value="0.38">
            <text:p>0,38</text:p>
          </table:table-cell>
          <table:table-cell office:value-type="float" office:value="-0.00211">
            <text:p>-2,11E-003</text:p>
          </table:table-cell>
          <table:table-cell table:formula="of:=[.J141]*[.K141]" office:value-type="float" office:value="-0.0008018">
            <text:p>-8,02E-004</text:p>
          </table:table-cell>
          <table:table-cell office:value-type="float" office:value="0.38">
            <text:p>0,38</text:p>
          </table:table-cell>
          <table:table-cell office:value-type="float" office:value="0.00192">
            <text:p>1,92E-003</text:p>
          </table:table-cell>
          <table:table-cell table:formula="of:=[.M141]*[.N141]" office:value-type="float" office:value="0.0007296">
            <text:p>7,30E-004</text:p>
          </table:table-cell>
          <table:table-cell office:value-type="float" office:value="0.38">
            <text:p>0,38</text:p>
          </table:table-cell>
          <table:table-cell office:value-type="float" office:value="-0.0000554">
            <text:p>-5,54E-005</text:p>
          </table:table-cell>
          <table:table-cell table:formula="of:=[.P141]*[.Q141]" office:value-type="float" office:value="-0.000021052">
            <text:p>-2,11E-005</text:p>
          </table:table-cell>
          <table:table-cell office:value-type="float" office:value="0.38">
            <text:p>0,38</text:p>
          </table:table-cell>
          <table:table-cell office:value-type="float" office:value="0.000126">
            <text:p>1,26E-004</text:p>
          </table:table-cell>
          <table:table-cell table:formula="of:=[.S141]*[.T141]" office:value-type="float" office:value="0.00004788">
            <text:p>4,79E-005</text:p>
          </table:table-cell>
          <table:table-cell office:value-type="float" office:value="0.38">
            <text:p>0,38</text:p>
          </table:table-cell>
          <table:table-cell office:value-type="float" office:value="-0.00253">
            <text:p>-2,53E-003</text:p>
          </table:table-cell>
          <table:table-cell table:formula="of:=[.V141]*[.W141]" office:value-type="float" office:value="-0.0009614">
            <text:p>-9,61E-004</text:p>
          </table:table-cell>
          <table:table-cell office:value-type="float" office:value="0.38">
            <text:p>0,38</text:p>
          </table:table-cell>
          <table:table-cell office:value-type="float" office:value="0.0000383">
            <text:p>3,83E-005</text:p>
          </table:table-cell>
          <table:table-cell table:formula="of:=[.Y141]*[.Z141]" office:value-type="float" office:value="0.000014554">
            <text:p>1,46E-005</text:p>
          </table:table-cell>
          <table:table-cell office:value-type="float" office:value="0.38">
            <text:p>0,38</text:p>
          </table:table-cell>
          <table:table-cell office:value-type="float" office:value="-0.00104">
            <text:p>-1,04E-003</text:p>
          </table:table-cell>
          <table:table-cell table:formula="of:=[.AB141]*[.AC141]" office:value-type="float" office:value="-0.0003952">
            <text:p>-0,0003952</text:p>
          </table:table-cell>
        </table:table-row>
        <table:table-row table:style-name="ro1">
          <table:table-cell office:value-type="float" office:value="0.39">
            <text:p>0,39</text:p>
          </table:table-cell>
          <table:table-cell office:value-type="float" office:value="0.00195">
            <text:p>1,95E-003</text:p>
          </table:table-cell>
          <table:table-cell table:formula="of:=[.A142]*[.B142]" office:value-type="float" office:value="0.0007605">
            <text:p>7,61E-004</text:p>
          </table:table-cell>
          <table:table-cell office:value-type="float" office:value="0.39">
            <text:p>0,39</text:p>
          </table:table-cell>
          <table:table-cell office:value-type="float" office:value="-0.0017">
            <text:p>-1,70E-003</text:p>
          </table:table-cell>
          <table:table-cell table:formula="of:=[.D142]*[.E142]" office:value-type="float" office:value="-0.000663">
            <text:p>-6,63E-004</text:p>
          </table:table-cell>
          <table:table-cell office:value-type="float" office:value="0.39">
            <text:p>0,39</text:p>
          </table:table-cell>
          <table:table-cell office:value-type="float" office:value="0.0000915">
            <text:p>9,15E-005</text:p>
          </table:table-cell>
          <table:table-cell table:formula="of:=[.G142]*[.H142]" office:value-type="float" office:value="0.000035685">
            <text:p>3,57E-005</text:p>
          </table:table-cell>
          <table:table-cell office:value-type="float" office:value="0.39">
            <text:p>0,39</text:p>
          </table:table-cell>
          <table:table-cell office:value-type="float" office:value="-0.00203">
            <text:p>-2,03E-003</text:p>
          </table:table-cell>
          <table:table-cell table:formula="of:=[.J142]*[.K142]" office:value-type="float" office:value="-0.0007917">
            <text:p>-7,92E-004</text:p>
          </table:table-cell>
          <table:table-cell office:value-type="float" office:value="0.39">
            <text:p>0,39</text:p>
          </table:table-cell>
          <table:table-cell office:value-type="float" office:value="0.00203">
            <text:p>2,03E-003</text:p>
          </table:table-cell>
          <table:table-cell table:formula="of:=[.M142]*[.N142]" office:value-type="float" office:value="0.0007917">
            <text:p>7,92E-004</text:p>
          </table:table-cell>
          <table:table-cell office:value-type="float" office:value="0.39">
            <text:p>0,39</text:p>
          </table:table-cell>
          <table:table-cell office:value-type="float" office:value="0.000131">
            <text:p>1,31E-004</text:p>
          </table:table-cell>
          <table:table-cell table:formula="of:=[.P142]*[.Q142]" office:value-type="float" office:value="0.00005109">
            <text:p>5,11E-005</text:p>
          </table:table-cell>
          <table:table-cell office:value-type="float" office:value="0.39">
            <text:p>0,39</text:p>
          </table:table-cell>
          <table:table-cell office:value-type="float" office:value="0.000148">
            <text:p>1,48E-004</text:p>
          </table:table-cell>
          <table:table-cell table:formula="of:=[.S142]*[.T142]" office:value-type="float" office:value="0.00005772">
            <text:p>5,77E-005</text:p>
          </table:table-cell>
          <table:table-cell office:value-type="float" office:value="0.39">
            <text:p>0,39</text:p>
          </table:table-cell>
          <table:table-cell office:value-type="float" office:value="-0.00247">
            <text:p>-2,47E-003</text:p>
          </table:table-cell>
          <table:table-cell table:formula="of:=[.V142]*[.W142]" office:value-type="float" office:value="-0.0009633">
            <text:p>-9,63E-004</text:p>
          </table:table-cell>
          <table:table-cell office:value-type="float" office:value="0.39">
            <text:p>0,39</text:p>
          </table:table-cell>
          <table:table-cell office:value-type="float" office:value="0.0000408">
            <text:p>4,08E-005</text:p>
          </table:table-cell>
          <table:table-cell table:formula="of:=[.Y142]*[.Z142]" office:value-type="float" office:value="0.000015912">
            <text:p>1,59E-005</text:p>
          </table:table-cell>
          <table:table-cell office:value-type="float" office:value="0.39">
            <text:p>0,39</text:p>
          </table:table-cell>
          <table:table-cell office:value-type="float" office:value="-0.00102">
            <text:p>-1,02E-003</text:p>
          </table:table-cell>
          <table:table-cell table:formula="of:=[.AB142]*[.AC142]" office:value-type="float" office:value="-0.0003978">
            <text:p>-0,0003978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00217">
            <text:p>2,17E-003</text:p>
          </table:table-cell>
          <table:table-cell table:formula="of:=[.A143]*[.B143]" office:value-type="float" office:value="0.000868">
            <text:p>8,68E-004</text:p>
          </table:table-cell>
          <table:table-cell office:value-type="float" office:value="0.4">
            <text:p>0,4</text:p>
          </table:table-cell>
          <table:table-cell office:value-type="float" office:value="-0.00135">
            <text:p>-1,35E-003</text:p>
          </table:table-cell>
          <table:table-cell table:formula="of:=[.D143]*[.E143]" office:value-type="float" office:value="-0.00054">
            <text:p>-5,40E-004</text:p>
          </table:table-cell>
          <table:table-cell office:value-type="float" office:value="0.4">
            <text:p>0,4</text:p>
          </table:table-cell>
          <table:table-cell office:value-type="float" office:value="0.0000977">
            <text:p>9,77E-005</text:p>
          </table:table-cell>
          <table:table-cell table:formula="of:=[.G143]*[.H143]" office:value-type="float" office:value="0.00003908">
            <text:p>3,91E-005</text:p>
          </table:table-cell>
          <table:table-cell office:value-type="float" office:value="0.4">
            <text:p>0,4</text:p>
          </table:table-cell>
          <table:table-cell office:value-type="float" office:value="-0.00195">
            <text:p>-1,95E-003</text:p>
          </table:table-cell>
          <table:table-cell table:formula="of:=[.J143]*[.K143]" office:value-type="float" office:value="-0.00078">
            <text:p>-7,80E-004</text:p>
          </table:table-cell>
          <table:table-cell office:value-type="float" office:value="0.4">
            <text:p>0,4</text:p>
          </table:table-cell>
          <table:table-cell office:value-type="float" office:value="0.00214">
            <text:p>2,14E-003</text:p>
          </table:table-cell>
          <table:table-cell table:formula="of:=[.M143]*[.N143]" office:value-type="float" office:value="0.000856">
            <text:p>8,56E-004</text:p>
          </table:table-cell>
          <table:table-cell office:value-type="float" office:value="0.4">
            <text:p>0,4</text:p>
          </table:table-cell>
          <table:table-cell office:value-type="float" office:value="0.000322">
            <text:p>3,22E-004</text:p>
          </table:table-cell>
          <table:table-cell table:formula="of:=[.P143]*[.Q143]" office:value-type="float" office:value="0.0001288">
            <text:p>1,29E-004</text:p>
          </table:table-cell>
          <table:table-cell office:value-type="float" office:value="0.4">
            <text:p>0,4</text:p>
          </table:table-cell>
          <table:table-cell office:value-type="float" office:value="0.000174">
            <text:p>1,74E-004</text:p>
          </table:table-cell>
          <table:table-cell table:formula="of:=[.S143]*[.T143]" office:value-type="float" office:value="0.0000696">
            <text:p>6,96E-005</text:p>
          </table:table-cell>
          <table:table-cell office:value-type="float" office:value="0.4">
            <text:p>0,4</text:p>
          </table:table-cell>
          <table:table-cell office:value-type="float" office:value="-0.00242">
            <text:p>-2,42E-003</text:p>
          </table:table-cell>
          <table:table-cell table:formula="of:=[.V143]*[.W143]" office:value-type="float" office:value="-0.000968">
            <text:p>-9,68E-004</text:p>
          </table:table-cell>
          <table:table-cell office:value-type="float" office:value="0.4">
            <text:p>0,4</text:p>
          </table:table-cell>
          <table:table-cell office:value-type="float" office:value="0.0000435">
            <text:p>4,35E-005</text:p>
          </table:table-cell>
          <table:table-cell table:formula="of:=[.Y143]*[.Z143]" office:value-type="float" office:value="0.0000174">
            <text:p>1,74E-005</text:p>
          </table:table-cell>
          <table:table-cell office:value-type="float" office:value="0.4">
            <text:p>0,4</text:p>
          </table:table-cell>
          <table:table-cell office:value-type="float" office:value="-0.000985">
            <text:p>-9,85E-004</text:p>
          </table:table-cell>
          <table:table-cell table:formula="of:=[.AB143]*[.AC143]" office:value-type="float" office:value="-0.000394">
            <text:p>-0,000394</text:p>
          </table:table-cell>
        </table:table-row>
        <table:table-row table:style-name="ro1">
          <table:table-cell office:value-type="float" office:value="0.41">
            <text:p>0,41</text:p>
          </table:table-cell>
          <table:table-cell office:value-type="float" office:value="0.0024">
            <text:p>2,40E-003</text:p>
          </table:table-cell>
          <table:table-cell table:formula="of:=[.A144]*[.B144]" office:value-type="float" office:value="0.000984">
            <text:p>9,84E-004</text:p>
          </table:table-cell>
          <table:table-cell office:value-type="float" office:value="0.41">
            <text:p>0,41</text:p>
          </table:table-cell>
          <table:table-cell office:value-type="float" office:value="-0.001">
            <text:p>-1,00E-003</text:p>
          </table:table-cell>
          <table:table-cell table:formula="of:=[.D144]*[.E144]" office:value-type="float" office:value="-0.00041">
            <text:p>-4,10E-004</text:p>
          </table:table-cell>
          <table:table-cell office:value-type="float" office:value="0.41">
            <text:p>0,41</text:p>
          </table:table-cell>
          <table:table-cell office:value-type="float" office:value="0.000104">
            <text:p>1,04E-004</text:p>
          </table:table-cell>
          <table:table-cell table:formula="of:=[.G144]*[.H144]" office:value-type="float" office:value="0.00004264">
            <text:p>4,26E-005</text:p>
          </table:table-cell>
          <table:table-cell office:value-type="float" office:value="0.41">
            <text:p>0,41</text:p>
          </table:table-cell>
          <table:table-cell office:value-type="float" office:value="-0.00186">
            <text:p>-1,86E-003</text:p>
          </table:table-cell>
          <table:table-cell table:formula="of:=[.J144]*[.K144]" office:value-type="float" office:value="-0.0007626">
            <text:p>-7,63E-004</text:p>
          </table:table-cell>
          <table:table-cell office:value-type="float" office:value="0.41">
            <text:p>0,41</text:p>
          </table:table-cell>
          <table:table-cell office:value-type="float" office:value="0.00226">
            <text:p>2,26E-003</text:p>
          </table:table-cell>
          <table:table-cell table:formula="of:=[.M144]*[.N144]" office:value-type="float" office:value="0.0009266">
            <text:p>9,27E-004</text:p>
          </table:table-cell>
          <table:table-cell office:value-type="float" office:value="0.41">
            <text:p>0,41</text:p>
          </table:table-cell>
          <table:table-cell office:value-type="float" office:value="0.000517">
            <text:p>5,17E-004</text:p>
          </table:table-cell>
          <table:table-cell table:formula="of:=[.P144]*[.Q144]" office:value-type="float" office:value="0.00021197">
            <text:p>2,12E-004</text:p>
          </table:table-cell>
          <table:table-cell office:value-type="float" office:value="0.41">
            <text:p>0,41</text:p>
          </table:table-cell>
          <table:table-cell office:value-type="float" office:value="0.000202">
            <text:p>2,02E-004</text:p>
          </table:table-cell>
          <table:table-cell table:formula="of:=[.S144]*[.T144]" office:value-type="float" office:value="0.00008282">
            <text:p>8,28E-005</text:p>
          </table:table-cell>
          <table:table-cell office:value-type="float" office:value="0.41">
            <text:p>0,41</text:p>
          </table:table-cell>
          <table:table-cell office:value-type="float" office:value="-0.00235">
            <text:p>-2,35E-003</text:p>
          </table:table-cell>
          <table:table-cell table:formula="of:=[.V144]*[.W144]" office:value-type="float" office:value="-0.0009635">
            <text:p>-9,64E-004</text:p>
          </table:table-cell>
          <table:table-cell office:value-type="float" office:value="0.41">
            <text:p>0,41</text:p>
          </table:table-cell>
          <table:table-cell office:value-type="float" office:value="0.0000466">
            <text:p>4,66E-005</text:p>
          </table:table-cell>
          <table:table-cell table:formula="of:=[.Y144]*[.Z144]" office:value-type="float" office:value="0.000019106">
            <text:p>1,91E-005</text:p>
          </table:table-cell>
          <table:table-cell office:value-type="float" office:value="0.41">
            <text:p>0,41</text:p>
          </table:table-cell>
          <table:table-cell office:value-type="float" office:value="-0.000952">
            <text:p>-9,52E-004</text:p>
          </table:table-cell>
          <table:table-cell table:formula="of:=[.AB144]*[.AC144]" office:value-type="float" office:value="-0.00039032">
            <text:p>-0,00039032</text:p>
          </table:table-cell>
        </table:table-row>
        <table:table-row table:style-name="ro1">
          <table:table-cell office:value-type="float" office:value="0.42">
            <text:p>0,42</text:p>
          </table:table-cell>
          <table:table-cell office:value-type="float" office:value="0.00265">
            <text:p>2,65E-003</text:p>
          </table:table-cell>
          <table:table-cell table:formula="of:=[.A145]*[.B145]" office:value-type="float" office:value="0.001113">
            <text:p>1,11E-003</text:p>
          </table:table-cell>
          <table:table-cell office:value-type="float" office:value="0.42">
            <text:p>0,42</text:p>
          </table:table-cell>
          <table:table-cell office:value-type="float" office:value="-0.000633">
            <text:p>-6,33E-004</text:p>
          </table:table-cell>
          <table:table-cell table:formula="of:=[.D145]*[.E145]" office:value-type="float" office:value="-0.00026586">
            <text:p>-2,66E-004</text:p>
          </table:table-cell>
          <table:table-cell office:value-type="float" office:value="0.42">
            <text:p>0,42</text:p>
          </table:table-cell>
          <table:table-cell office:value-type="float" office:value="0.000111">
            <text:p>1,11E-004</text:p>
          </table:table-cell>
          <table:table-cell table:formula="of:=[.G145]*[.H145]" office:value-type="float" office:value="0.00004662">
            <text:p>4,66E-005</text:p>
          </table:table-cell>
          <table:table-cell office:value-type="float" office:value="0.42">
            <text:p>0,42</text:p>
          </table:table-cell>
          <table:table-cell office:value-type="float" office:value="-0.00177">
            <text:p>-1,77E-003</text:p>
          </table:table-cell>
          <table:table-cell table:formula="of:=[.J145]*[.K145]" office:value-type="float" office:value="-0.0007434">
            <text:p>-7,43E-004</text:p>
          </table:table-cell>
          <table:table-cell office:value-type="float" office:value="0.42">
            <text:p>0,42</text:p>
          </table:table-cell>
          <table:table-cell office:value-type="float" office:value="0.00237">
            <text:p>2,37E-003</text:p>
          </table:table-cell>
          <table:table-cell table:formula="of:=[.M145]*[.N145]" office:value-type="float" office:value="0.0009954">
            <text:p>9,95E-004</text:p>
          </table:table-cell>
          <table:table-cell office:value-type="float" office:value="0.42">
            <text:p>0,42</text:p>
          </table:table-cell>
          <table:table-cell office:value-type="float" office:value="0.000716">
            <text:p>7,16E-004</text:p>
          </table:table-cell>
          <table:table-cell table:formula="of:=[.P145]*[.Q145]" office:value-type="float" office:value="0.00030072">
            <text:p>3,01E-004</text:p>
          </table:table-cell>
          <table:table-cell office:value-type="float" office:value="0.42">
            <text:p>0,42</text:p>
          </table:table-cell>
          <table:table-cell office:value-type="float" office:value="0.000234">
            <text:p>2,34E-004</text:p>
          </table:table-cell>
          <table:table-cell table:formula="of:=[.S145]*[.T145]" office:value-type="float" office:value="0.00009828">
            <text:p>9,83E-005</text:p>
          </table:table-cell>
          <table:table-cell office:value-type="float" office:value="0.42">
            <text:p>0,42</text:p>
          </table:table-cell>
          <table:table-cell office:value-type="float" office:value="-0.00228">
            <text:p>-2,28E-003</text:p>
          </table:table-cell>
          <table:table-cell table:formula="of:=[.V145]*[.W145]" office:value-type="float" office:value="-0.0009576">
            <text:p>-9,58E-004</text:p>
          </table:table-cell>
          <table:table-cell office:value-type="float" office:value="0.42">
            <text:p>0,42</text:p>
          </table:table-cell>
          <table:table-cell office:value-type="float" office:value="0.0000499">
            <text:p>4,99E-005</text:p>
          </table:table-cell>
          <table:table-cell table:formula="of:=[.Y145]*[.Z145]" office:value-type="float" office:value="0.000020958">
            <text:p>2,10E-005</text:p>
          </table:table-cell>
          <table:table-cell office:value-type="float" office:value="0.42">
            <text:p>0,42</text:p>
          </table:table-cell>
          <table:table-cell office:value-type="float" office:value="-0.000915">
            <text:p>-9,15E-004</text:p>
          </table:table-cell>
          <table:table-cell table:formula="of:=[.AB145]*[.AC145]" office:value-type="float" office:value="-0.0003843">
            <text:p>-0,0003843</text:p>
          </table:table-cell>
        </table:table-row>
        <table:table-row table:style-name="ro1">
          <table:table-cell office:value-type="float" office:value="0.43">
            <text:p>0,43</text:p>
          </table:table-cell>
          <table:table-cell office:value-type="float" office:value="0.0029">
            <text:p>2,90E-003</text:p>
          </table:table-cell>
          <table:table-cell table:formula="of:=[.A146]*[.B146]" office:value-type="float" office:value="0.001247">
            <text:p>1,25E-003</text:p>
          </table:table-cell>
          <table:table-cell office:value-type="float" office:value="0.43">
            <text:p>0,43</text:p>
          </table:table-cell>
          <table:table-cell office:value-type="float" office:value="-0.00024">
            <text:p>-2,40E-004</text:p>
          </table:table-cell>
          <table:table-cell table:formula="of:=[.D146]*[.E146]" office:value-type="float" office:value="-0.0001032">
            <text:p>-1,03E-004</text:p>
          </table:table-cell>
          <table:table-cell office:value-type="float" office:value="0.43">
            <text:p>0,43</text:p>
          </table:table-cell>
          <table:table-cell office:value-type="float" office:value="0.000119">
            <text:p>1,19E-004</text:p>
          </table:table-cell>
          <table:table-cell table:formula="of:=[.G146]*[.H146]" office:value-type="float" office:value="0.00005117">
            <text:p>5,12E-005</text:p>
          </table:table-cell>
          <table:table-cell office:value-type="float" office:value="0.43">
            <text:p>0,43</text:p>
          </table:table-cell>
          <table:table-cell office:value-type="float" office:value="-0.00167">
            <text:p>-1,67E-003</text:p>
          </table:table-cell>
          <table:table-cell table:formula="of:=[.J146]*[.K146]" office:value-type="float" office:value="-0.0007181">
            <text:p>-7,18E-004</text:p>
          </table:table-cell>
          <table:table-cell office:value-type="float" office:value="0.43">
            <text:p>0,43</text:p>
          </table:table-cell>
          <table:table-cell office:value-type="float" office:value="0.00249">
            <text:p>2,49E-003</text:p>
          </table:table-cell>
          <table:table-cell table:formula="of:=[.M146]*[.N146]" office:value-type="float" office:value="0.0010707">
            <text:p>1,07E-003</text:p>
          </table:table-cell>
          <table:table-cell office:value-type="float" office:value="0.43">
            <text:p>0,43</text:p>
          </table:table-cell>
          <table:table-cell office:value-type="float" office:value="0.00092">
            <text:p>9,20E-004</text:p>
          </table:table-cell>
          <table:table-cell table:formula="of:=[.P146]*[.Q146]" office:value-type="float" office:value="0.0003956">
            <text:p>3,96E-004</text:p>
          </table:table-cell>
          <table:table-cell office:value-type="float" office:value="0.43">
            <text:p>0,43</text:p>
          </table:table-cell>
          <table:table-cell office:value-type="float" office:value="0.00027">
            <text:p>2,70E-004</text:p>
          </table:table-cell>
          <table:table-cell table:formula="of:=[.S146]*[.T146]" office:value-type="float" office:value="0.0001161">
            <text:p>1,16E-004</text:p>
          </table:table-cell>
          <table:table-cell office:value-type="float" office:value="0.43">
            <text:p>0,43</text:p>
          </table:table-cell>
          <table:table-cell office:value-type="float" office:value="-0.00219">
            <text:p>-2,19E-003</text:p>
          </table:table-cell>
          <table:table-cell table:formula="of:=[.V146]*[.W146]" office:value-type="float" office:value="-0.0009417">
            <text:p>-9,42E-004</text:p>
          </table:table-cell>
          <table:table-cell office:value-type="float" office:value="0.43">
            <text:p>0,43</text:p>
          </table:table-cell>
          <table:table-cell office:value-type="float" office:value="0.0000538">
            <text:p>5,38E-005</text:p>
          </table:table-cell>
          <table:table-cell table:formula="of:=[.Y146]*[.Z146]" office:value-type="float" office:value="0.000023134">
            <text:p>2,31E-005</text:p>
          </table:table-cell>
          <table:table-cell office:value-type="float" office:value="0.43">
            <text:p>0,43</text:p>
          </table:table-cell>
          <table:table-cell office:value-type="float" office:value="-0.000873">
            <text:p>-8,73E-004</text:p>
          </table:table-cell>
          <table:table-cell table:formula="of:=[.AB146]*[.AC146]" office:value-type="float" office:value="-0.00037539">
            <text:p>-0,00037539</text:p>
          </table:table-cell>
        </table:table-row>
        <table:table-row table:style-name="ro1">
          <table:table-cell office:value-type="float" office:value="0.44">
            <text:p>0,44</text:p>
          </table:table-cell>
          <table:table-cell office:value-type="float" office:value="0.00317">
            <text:p>3,17E-003</text:p>
          </table:table-cell>
          <table:table-cell table:formula="of:=[.A147]*[.B147]" office:value-type="float" office:value="0.0013948">
            <text:p>1,39E-003</text:p>
          </table:table-cell>
          <table:table-cell office:value-type="float" office:value="0.44">
            <text:p>0,44</text:p>
          </table:table-cell>
          <table:table-cell office:value-type="float" office:value="0.000166">
            <text:p>1,66E-004</text:p>
          </table:table-cell>
          <table:table-cell table:formula="of:=[.D147]*[.E147]" office:value-type="float" office:value="0.00007304">
            <text:p>7,30E-005</text:p>
          </table:table-cell>
          <table:table-cell office:value-type="float" office:value="0.44">
            <text:p>0,44</text:p>
          </table:table-cell>
          <table:table-cell office:value-type="float" office:value="0.000128">
            <text:p>1,28E-004</text:p>
          </table:table-cell>
          <table:table-cell table:formula="of:=[.G147]*[.H147]" office:value-type="float" office:value="0.00005632">
            <text:p>5,63E-005</text:p>
          </table:table-cell>
          <table:table-cell office:value-type="float" office:value="0.44">
            <text:p>0,44</text:p>
          </table:table-cell>
          <table:table-cell office:value-type="float" office:value="-0.00157">
            <text:p>-1,57E-003</text:p>
          </table:table-cell>
          <table:table-cell table:formula="of:=[.J147]*[.K147]" office:value-type="float" office:value="-0.0006908">
            <text:p>-6,91E-004</text:p>
          </table:table-cell>
          <table:table-cell office:value-type="float" office:value="0.44">
            <text:p>0,44</text:p>
          </table:table-cell>
          <table:table-cell office:value-type="float" office:value="0.00261">
            <text:p>2,61E-003</text:p>
          </table:table-cell>
          <table:table-cell table:formula="of:=[.M147]*[.N147]" office:value-type="float" office:value="0.0011484">
            <text:p>1,15E-003</text:p>
          </table:table-cell>
          <table:table-cell office:value-type="float" office:value="0.44">
            <text:p>0,44</text:p>
          </table:table-cell>
          <table:table-cell office:value-type="float" office:value="0.00113">
            <text:p>1,13E-003</text:p>
          </table:table-cell>
          <table:table-cell table:formula="of:=[.P147]*[.Q147]" office:value-type="float" office:value="0.0004972">
            <text:p>4,97E-004</text:p>
          </table:table-cell>
          <table:table-cell office:value-type="float" office:value="0.44">
            <text:p>0,44</text:p>
          </table:table-cell>
          <table:table-cell office:value-type="float" office:value="0.00031">
            <text:p>3,10E-004</text:p>
          </table:table-cell>
          <table:table-cell table:formula="of:=[.S147]*[.T147]" office:value-type="float" office:value="0.0001364">
            <text:p>1,36E-004</text:p>
          </table:table-cell>
          <table:table-cell office:value-type="float" office:value="0.44">
            <text:p>0,44</text:p>
          </table:table-cell>
          <table:table-cell office:value-type="float" office:value="-0.00211">
            <text:p>-2,11E-003</text:p>
          </table:table-cell>
          <table:table-cell table:formula="of:=[.V147]*[.W147]" office:value-type="float" office:value="-0.0009284">
            <text:p>-9,28E-004</text:p>
          </table:table-cell>
          <table:table-cell office:value-type="float" office:value="0.44">
            <text:p>0,44</text:p>
          </table:table-cell>
          <table:table-cell office:value-type="float" office:value="0.0000581">
            <text:p>5,81E-005</text:p>
          </table:table-cell>
          <table:table-cell table:formula="of:=[.Y147]*[.Z147]" office:value-type="float" office:value="0.000025564">
            <text:p>2,56E-005</text:p>
          </table:table-cell>
          <table:table-cell office:value-type="float" office:value="0.44">
            <text:p>0,44</text:p>
          </table:table-cell>
          <table:table-cell office:value-type="float" office:value="-0.000828">
            <text:p>-8,28E-004</text:p>
          </table:table-cell>
          <table:table-cell table:formula="of:=[.AB147]*[.AC147]" office:value-type="float" office:value="-0.00036432">
            <text:p>-0,00036432</text:p>
          </table:table-cell>
        </table:table-row>
        <table:table-row table:style-name="ro1">
          <table:table-cell office:value-type="float" office:value="0.45">
            <text:p>0,45</text:p>
          </table:table-cell>
          <table:table-cell office:value-type="float" office:value="0.00344">
            <text:p>3,44E-003</text:p>
          </table:table-cell>
          <table:table-cell table:formula="of:=[.A148]*[.B148]" office:value-type="float" office:value="0.001548">
            <text:p>1,55E-003</text:p>
          </table:table-cell>
          <table:table-cell office:value-type="float" office:value="0.45">
            <text:p>0,45</text:p>
          </table:table-cell>
          <table:table-cell office:value-type="float" office:value="0.000587">
            <text:p>5,87E-004</text:p>
          </table:table-cell>
          <table:table-cell table:formula="of:=[.D148]*[.E148]" office:value-type="float" office:value="0.00026415">
            <text:p>2,64E-004</text:p>
          </table:table-cell>
          <table:table-cell office:value-type="float" office:value="0.45">
            <text:p>0,45</text:p>
          </table:table-cell>
          <table:table-cell office:value-type="float" office:value="0.000138">
            <text:p>1,38E-004</text:p>
          </table:table-cell>
          <table:table-cell table:formula="of:=[.G148]*[.H148]" office:value-type="float" office:value="0.0000621">
            <text:p>6,21E-005</text:p>
          </table:table-cell>
          <table:table-cell office:value-type="float" office:value="0.45">
            <text:p>0,45</text:p>
          </table:table-cell>
          <table:table-cell office:value-type="float" office:value="-0.00146">
            <text:p>-1,46E-003</text:p>
          </table:table-cell>
          <table:table-cell table:formula="of:=[.J148]*[.K148]" office:value-type="float" office:value="-0.000657">
            <text:p>-6,57E-004</text:p>
          </table:table-cell>
          <table:table-cell office:value-type="float" office:value="0.45">
            <text:p>0,45</text:p>
          </table:table-cell>
          <table:table-cell office:value-type="float" office:value="0.00273">
            <text:p>2,73E-003</text:p>
          </table:table-cell>
          <table:table-cell table:formula="of:=[.M148]*[.N148]" office:value-type="float" office:value="0.0012285">
            <text:p>1,23E-003</text:p>
          </table:table-cell>
          <table:table-cell office:value-type="float" office:value="0.45">
            <text:p>0,45</text:p>
          </table:table-cell>
          <table:table-cell office:value-type="float" office:value="0.00133">
            <text:p>1,33E-003</text:p>
          </table:table-cell>
          <table:table-cell table:formula="of:=[.P148]*[.Q148]" office:value-type="float" office:value="0.0005985">
            <text:p>5,99E-004</text:p>
          </table:table-cell>
          <table:table-cell office:value-type="float" office:value="0.45">
            <text:p>0,45</text:p>
          </table:table-cell>
          <table:table-cell office:value-type="float" office:value="0.000353">
            <text:p>3,53E-004</text:p>
          </table:table-cell>
          <table:table-cell table:formula="of:=[.S148]*[.T148]" office:value-type="float" office:value="0.00015885">
            <text:p>1,59E-004</text:p>
          </table:table-cell>
          <table:table-cell office:value-type="float" office:value="0.45">
            <text:p>0,45</text:p>
          </table:table-cell>
          <table:table-cell office:value-type="float" office:value="-0.00201">
            <text:p>-2,01E-003</text:p>
          </table:table-cell>
          <table:table-cell table:formula="of:=[.V148]*[.W148]" office:value-type="float" office:value="-0.0009045">
            <text:p>-9,05E-004</text:p>
          </table:table-cell>
          <table:table-cell office:value-type="float" office:value="0.45">
            <text:p>0,45</text:p>
          </table:table-cell>
          <table:table-cell office:value-type="float" office:value="0.0000631">
            <text:p>6,31E-005</text:p>
          </table:table-cell>
          <table:table-cell table:formula="of:=[.Y148]*[.Z148]" office:value-type="float" office:value="0.000028395">
            <text:p>2,84E-005</text:p>
          </table:table-cell>
          <table:table-cell office:value-type="float" office:value="0.45">
            <text:p>0,45</text:p>
          </table:table-cell>
          <table:table-cell office:value-type="float" office:value="-0.000778">
            <text:p>-7,78E-004</text:p>
          </table:table-cell>
          <table:table-cell table:formula="of:=[.AB148]*[.AC148]" office:value-type="float" office:value="-0.0003501">
            <text:p>-0,0003501</text:p>
          </table:table-cell>
        </table:table-row>
        <table:table-row table:style-name="ro1">
          <table:table-cell office:value-type="float" office:value="0.46">
            <text:p>0,46</text:p>
          </table:table-cell>
          <table:table-cell office:value-type="float" office:value="0.00372">
            <text:p>3,72E-003</text:p>
          </table:table-cell>
          <table:table-cell table:formula="of:=[.A149]*[.B149]" office:value-type="float" office:value="0.0017112">
            <text:p>1,71E-003</text:p>
          </table:table-cell>
          <table:table-cell office:value-type="float" office:value="0.46">
            <text:p>0,46</text:p>
          </table:table-cell>
          <table:table-cell office:value-type="float" office:value="0.00102">
            <text:p>1,02E-003</text:p>
          </table:table-cell>
          <table:table-cell table:formula="of:=[.D149]*[.E149]" office:value-type="float" office:value="0.0004692">
            <text:p>4,69E-004</text:p>
          </table:table-cell>
          <table:table-cell office:value-type="float" office:value="0.46">
            <text:p>0,46</text:p>
          </table:table-cell>
          <table:table-cell office:value-type="float" office:value="0.000149">
            <text:p>1,49E-004</text:p>
          </table:table-cell>
          <table:table-cell table:formula="of:=[.G149]*[.H149]" office:value-type="float" office:value="0.00006854">
            <text:p>6,85E-005</text:p>
          </table:table-cell>
          <table:table-cell office:value-type="float" office:value="0.46">
            <text:p>0,46</text:p>
          </table:table-cell>
          <table:table-cell office:value-type="float" office:value="-0.00136">
            <text:p>-1,36E-003</text:p>
          </table:table-cell>
          <table:table-cell table:formula="of:=[.J149]*[.K149]" office:value-type="float" office:value="-0.0006256">
            <text:p>-6,26E-004</text:p>
          </table:table-cell>
          <table:table-cell office:value-type="float" office:value="0.46">
            <text:p>0,46</text:p>
          </table:table-cell>
          <table:table-cell office:value-type="float" office:value="0.00285">
            <text:p>2,85E-003</text:p>
          </table:table-cell>
          <table:table-cell table:formula="of:=[.M149]*[.N149]" office:value-type="float" office:value="0.001311">
            <text:p>1,31E-003</text:p>
          </table:table-cell>
          <table:table-cell office:value-type="float" office:value="0.46">
            <text:p>0,46</text:p>
          </table:table-cell>
          <table:table-cell office:value-type="float" office:value="0.00153">
            <text:p>1,53E-003</text:p>
          </table:table-cell>
          <table:table-cell table:formula="of:=[.P149]*[.Q149]" office:value-type="float" office:value="0.0007038">
            <text:p>7,04E-004</text:p>
          </table:table-cell>
          <table:table-cell office:value-type="float" office:value="0.46">
            <text:p>0,46</text:p>
          </table:table-cell>
          <table:table-cell office:value-type="float" office:value="0.000401">
            <text:p>4,01E-004</text:p>
          </table:table-cell>
          <table:table-cell table:formula="of:=[.S149]*[.T149]" office:value-type="float" office:value="0.00018446">
            <text:p>1,84E-004</text:p>
          </table:table-cell>
          <table:table-cell office:value-type="float" office:value="0.46">
            <text:p>0,46</text:p>
          </table:table-cell>
          <table:table-cell office:value-type="float" office:value="-0.00191">
            <text:p>-1,91E-003</text:p>
          </table:table-cell>
          <table:table-cell table:formula="of:=[.V149]*[.W149]" office:value-type="float" office:value="-0.0008786">
            <text:p>-8,79E-004</text:p>
          </table:table-cell>
          <table:table-cell office:value-type="float" office:value="0.46">
            <text:p>0,46</text:p>
          </table:table-cell>
          <table:table-cell office:value-type="float" office:value="0.0000689">
            <text:p>6,89E-005</text:p>
          </table:table-cell>
          <table:table-cell table:formula="of:=[.Y149]*[.Z149]" office:value-type="float" office:value="0.000031694">
            <text:p>3,17E-005</text:p>
          </table:table-cell>
          <table:table-cell office:value-type="float" office:value="0.46">
            <text:p>0,46</text:p>
          </table:table-cell>
          <table:table-cell office:value-type="float" office:value="-0.000725">
            <text:p>-7,25E-004</text:p>
          </table:table-cell>
          <table:table-cell table:formula="of:=[.AB149]*[.AC149]" office:value-type="float" office:value="-0.0003335">
            <text:p>-0,0003335</text:p>
          </table:table-cell>
        </table:table-row>
        <table:table-row table:style-name="ro1">
          <table:table-cell office:value-type="float" office:value="0.47">
            <text:p>0,47</text:p>
          </table:table-cell>
          <table:table-cell office:value-type="float" office:value="0.00401">
            <text:p>4,01E-003</text:p>
          </table:table-cell>
          <table:table-cell table:formula="of:=[.A150]*[.B150]" office:value-type="float" office:value="0.0018847">
            <text:p>1,88E-003</text:p>
          </table:table-cell>
          <table:table-cell office:value-type="float" office:value="0.47">
            <text:p>0,47</text:p>
          </table:table-cell>
          <table:table-cell office:value-type="float" office:value="0.00147">
            <text:p>1,47E-003</text:p>
          </table:table-cell>
          <table:table-cell table:formula="of:=[.D150]*[.E150]" office:value-type="float" office:value="0.0006909">
            <text:p>6,91E-004</text:p>
          </table:table-cell>
          <table:table-cell office:value-type="float" office:value="0.47">
            <text:p>0,47</text:p>
          </table:table-cell>
          <table:table-cell office:value-type="float" office:value="0.000162">
            <text:p>1,62E-004</text:p>
          </table:table-cell>
          <table:table-cell table:formula="of:=[.G150]*[.H150]" office:value-type="float" office:value="0.00007614">
            <text:p>7,61E-005</text:p>
          </table:table-cell>
          <table:table-cell office:value-type="float" office:value="0.47">
            <text:p>0,47</text:p>
          </table:table-cell>
          <table:table-cell office:value-type="float" office:value="-0.00124">
            <text:p>-1,24E-003</text:p>
          </table:table-cell>
          <table:table-cell table:formula="of:=[.J150]*[.K150]" office:value-type="float" office:value="-0.0005828">
            <text:p>-5,83E-004</text:p>
          </table:table-cell>
          <table:table-cell office:value-type="float" office:value="0.47">
            <text:p>0,47</text:p>
          </table:table-cell>
          <table:table-cell office:value-type="float" office:value="0.00298">
            <text:p>2,98E-003</text:p>
          </table:table-cell>
          <table:table-cell table:formula="of:=[.M150]*[.N150]" office:value-type="float" office:value="0.0014006">
            <text:p>1,40E-003</text:p>
          </table:table-cell>
          <table:table-cell office:value-type="float" office:value="0.47">
            <text:p>0,47</text:p>
          </table:table-cell>
          <table:table-cell office:value-type="float" office:value="0.00174">
            <text:p>1,74E-003</text:p>
          </table:table-cell>
          <table:table-cell table:formula="of:=[.P150]*[.Q150]" office:value-type="float" office:value="0.0008178">
            <text:p>8,18E-004</text:p>
          </table:table-cell>
          <table:table-cell office:value-type="float" office:value="0.47">
            <text:p>0,47</text:p>
          </table:table-cell>
          <table:table-cell office:value-type="float" office:value="0.000454">
            <text:p>4,54E-004</text:p>
          </table:table-cell>
          <table:table-cell table:formula="of:=[.S150]*[.T150]" office:value-type="float" office:value="0.00021338">
            <text:p>2,13E-004</text:p>
          </table:table-cell>
          <table:table-cell office:value-type="float" office:value="0.47">
            <text:p>0,47</text:p>
          </table:table-cell>
          <table:table-cell office:value-type="float" office:value="-0.00179">
            <text:p>-1,79E-003</text:p>
          </table:table-cell>
          <table:table-cell table:formula="of:=[.V150]*[.W150]" office:value-type="float" office:value="-0.0008413">
            <text:p>-8,41E-004</text:p>
          </table:table-cell>
          <table:table-cell office:value-type="float" office:value="0.47">
            <text:p>0,47</text:p>
          </table:table-cell>
          <table:table-cell office:value-type="float" office:value="0.0000755">
            <text:p>7,55E-005</text:p>
          </table:table-cell>
          <table:table-cell table:formula="of:=[.Y150]*[.Z150]" office:value-type="float" office:value="0.000035485">
            <text:p>3,55E-005</text:p>
          </table:table-cell>
          <table:table-cell office:value-type="float" office:value="0.47">
            <text:p>0,47</text:p>
          </table:table-cell>
          <table:table-cell office:value-type="float" office:value="-0.00067">
            <text:p>-6,70E-004</text:p>
          </table:table-cell>
          <table:table-cell table:formula="of:=[.AB150]*[.AC150]" office:value-type="float" office:value="-0.0003149">
            <text:p>-0,0003149</text:p>
          </table:table-cell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0.0043">
            <text:p>4,30E-003</text:p>
          </table:table-cell>
          <table:table-cell table:formula="of:=[.A151]*[.B151]" office:value-type="float" office:value="0.002064">
            <text:p>2,06E-003</text:p>
          </table:table-cell>
          <table:table-cell office:value-type="float" office:value="0.48">
            <text:p>0,48</text:p>
          </table:table-cell>
          <table:table-cell office:value-type="float" office:value="0.00192">
            <text:p>1,92E-003</text:p>
          </table:table-cell>
          <table:table-cell table:formula="of:=[.D151]*[.E151]" office:value-type="float" office:value="0.0009216">
            <text:p>9,22E-004</text:p>
          </table:table-cell>
          <table:table-cell office:value-type="float" office:value="0.48">
            <text:p>0,48</text:p>
          </table:table-cell>
          <table:table-cell office:value-type="float" office:value="0.000176">
            <text:p>1,76E-004</text:p>
          </table:table-cell>
          <table:table-cell table:formula="of:=[.G151]*[.H151]" office:value-type="float" office:value="0.00008448">
            <text:p>8,45E-005</text:p>
          </table:table-cell>
          <table:table-cell office:value-type="float" office:value="0.48">
            <text:p>0,48</text:p>
          </table:table-cell>
          <table:table-cell office:value-type="float" office:value="-0.00113">
            <text:p>-1,13E-003</text:p>
          </table:table-cell>
          <table:table-cell table:formula="of:=[.J151]*[.K151]" office:value-type="float" office:value="-0.0005424">
            <text:p>-5,42E-004</text:p>
          </table:table-cell>
          <table:table-cell office:value-type="float" office:value="0.48">
            <text:p>0,48</text:p>
          </table:table-cell>
          <table:table-cell office:value-type="float" office:value="0.0031">
            <text:p>3,10E-003</text:p>
          </table:table-cell>
          <table:table-cell table:formula="of:=[.M151]*[.N151]" office:value-type="float" office:value="0.001488">
            <text:p>1,49E-003</text:p>
          </table:table-cell>
          <table:table-cell office:value-type="float" office:value="0.48">
            <text:p>0,48</text:p>
          </table:table-cell>
          <table:table-cell office:value-type="float" office:value="0.00195">
            <text:p>1,95E-003</text:p>
          </table:table-cell>
          <table:table-cell table:formula="of:=[.P151]*[.Q151]" office:value-type="float" office:value="0.000936">
            <text:p>9,36E-004</text:p>
          </table:table-cell>
          <table:table-cell office:value-type="float" office:value="0.48">
            <text:p>0,48</text:p>
          </table:table-cell>
          <table:table-cell office:value-type="float" office:value="0.000511">
            <text:p>5,11E-004</text:p>
          </table:table-cell>
          <table:table-cell table:formula="of:=[.S151]*[.T151]" office:value-type="float" office:value="0.00024528">
            <text:p>2,45E-004</text:p>
          </table:table-cell>
          <table:table-cell office:value-type="float" office:value="0.48">
            <text:p>0,48</text:p>
          </table:table-cell>
          <table:table-cell office:value-type="float" office:value="-0.00167">
            <text:p>-1,67E-003</text:p>
          </table:table-cell>
          <table:table-cell table:formula="of:=[.V151]*[.W151]" office:value-type="float" office:value="-0.0008016">
            <text:p>-8,02E-004</text:p>
          </table:table-cell>
          <table:table-cell office:value-type="float" office:value="0.48">
            <text:p>0,48</text:p>
          </table:table-cell>
          <table:table-cell office:value-type="float" office:value="0.0000833">
            <text:p>8,33E-005</text:p>
          </table:table-cell>
          <table:table-cell table:formula="of:=[.Y151]*[.Z151]" office:value-type="float" office:value="0.000039984">
            <text:p>4,00E-005</text:p>
          </table:table-cell>
          <table:table-cell office:value-type="float" office:value="0.48">
            <text:p>0,48</text:p>
          </table:table-cell>
          <table:table-cell office:value-type="float" office:value="-0.00061">
            <text:p>-6,10E-004</text:p>
          </table:table-cell>
          <table:table-cell table:formula="of:=[.AB151]*[.AC151]" office:value-type="float" office:value="-0.0002928">
            <text:p>-0,0002928</text:p>
          </table:table-cell>
        </table:table-row>
        <table:table-row table:style-name="ro1">
          <table:table-cell office:value-type="float" office:value="0.49">
            <text:p>0,49</text:p>
          </table:table-cell>
          <table:table-cell office:value-type="float" office:value="0.00461">
            <text:p>4,61E-003</text:p>
          </table:table-cell>
          <table:table-cell table:formula="of:=[.A152]*[.B152]" office:value-type="float" office:value="0.0022589">
            <text:p>2,26E-003</text:p>
          </table:table-cell>
          <table:table-cell office:value-type="float" office:value="0.49">
            <text:p>0,49</text:p>
          </table:table-cell>
          <table:table-cell office:value-type="float" office:value="0.00239">
            <text:p>2,39E-003</text:p>
          </table:table-cell>
          <table:table-cell table:formula="of:=[.D152]*[.E152]" office:value-type="float" office:value="0.0011711">
            <text:p>1,17E-003</text:p>
          </table:table-cell>
          <table:table-cell office:value-type="float" office:value="0.49">
            <text:p>0,49</text:p>
          </table:table-cell>
          <table:table-cell office:value-type="float" office:value="0.000193">
            <text:p>1,93E-004</text:p>
          </table:table-cell>
          <table:table-cell table:formula="of:=[.G152]*[.H152]" office:value-type="float" office:value="0.00009457">
            <text:p>9,46E-005</text:p>
          </table:table-cell>
          <table:table-cell office:value-type="float" office:value="0.49">
            <text:p>0,49</text:p>
          </table:table-cell>
          <table:table-cell office:value-type="float" office:value="-0.00102">
            <text:p>-1,02E-003</text:p>
          </table:table-cell>
          <table:table-cell table:formula="of:=[.J152]*[.K152]" office:value-type="float" office:value="-0.0004998">
            <text:p>-5,00E-004</text:p>
          </table:table-cell>
          <table:table-cell office:value-type="float" office:value="0.49">
            <text:p>0,49</text:p>
          </table:table-cell>
          <table:table-cell office:value-type="float" office:value="0.00323">
            <text:p>3,23E-003</text:p>
          </table:table-cell>
          <table:table-cell table:formula="of:=[.M152]*[.N152]" office:value-type="float" office:value="0.0015827">
            <text:p>1,58E-003</text:p>
          </table:table-cell>
          <table:table-cell office:value-type="float" office:value="0.49">
            <text:p>0,49</text:p>
          </table:table-cell>
          <table:table-cell office:value-type="float" office:value="0.00215">
            <text:p>2,15E-003</text:p>
          </table:table-cell>
          <table:table-cell table:formula="of:=[.P152]*[.Q152]" office:value-type="float" office:value="0.0010535">
            <text:p>1,05E-003</text:p>
          </table:table-cell>
          <table:table-cell office:value-type="float" office:value="0.49">
            <text:p>0,49</text:p>
          </table:table-cell>
          <table:table-cell office:value-type="float" office:value="0.000576">
            <text:p>5,76E-004</text:p>
          </table:table-cell>
          <table:table-cell table:formula="of:=[.S152]*[.T152]" office:value-type="float" office:value="0.00028224">
            <text:p>2,82E-004</text:p>
          </table:table-cell>
          <table:table-cell office:value-type="float" office:value="0.49">
            <text:p>0,49</text:p>
          </table:table-cell>
          <table:table-cell office:value-type="float" office:value="-0.00153">
            <text:p>-1,53E-003</text:p>
          </table:table-cell>
          <table:table-cell table:formula="of:=[.V152]*[.W152]" office:value-type="float" office:value="-0.0007497">
            <text:p>-7,50E-004</text:p>
          </table:table-cell>
          <table:table-cell office:value-type="float" office:value="0.49">
            <text:p>0,49</text:p>
          </table:table-cell>
          <table:table-cell office:value-type="float" office:value="0.0000923">
            <text:p>9,23E-005</text:p>
          </table:table-cell>
          <table:table-cell table:formula="of:=[.Y152]*[.Z152]" office:value-type="float" office:value="0.000045227">
            <text:p>4,52E-005</text:p>
          </table:table-cell>
          <table:table-cell office:value-type="float" office:value="0.49">
            <text:p>0,49</text:p>
          </table:table-cell>
          <table:table-cell office:value-type="float" office:value="-0.000549">
            <text:p>-5,49E-004</text:p>
          </table:table-cell>
          <table:table-cell table:formula="of:=[.AB152]*[.AC152]" office:value-type="float" office:value="-0.00026901">
            <text:p>-0,00026901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00492">
            <text:p>4,92E-003</text:p>
          </table:table-cell>
          <table:table-cell table:formula="of:=[.A153]*[.B153]" office:value-type="float" office:value="0.00246">
            <text:p>2,46E-003</text:p>
          </table:table-cell>
          <table:table-cell office:value-type="float" office:value="0.5">
            <text:p>0,5</text:p>
          </table:table-cell>
          <table:table-cell office:value-type="float" office:value="0.00285">
            <text:p>2,85E-003</text:p>
          </table:table-cell>
          <table:table-cell table:formula="of:=[.D153]*[.E153]" office:value-type="float" office:value="0.001425">
            <text:p>1,43E-003</text:p>
          </table:table-cell>
          <table:table-cell office:value-type="float" office:value="0.5">
            <text:p>0,5</text:p>
          </table:table-cell>
          <table:table-cell office:value-type="float" office:value="0.000212">
            <text:p>2,12E-004</text:p>
          </table:table-cell>
          <table:table-cell table:formula="of:=[.G153]*[.H153]" office:value-type="float" office:value="0.000106">
            <text:p>1,06E-004</text:p>
          </table:table-cell>
          <table:table-cell office:value-type="float" office:value="0.5">
            <text:p>0,5</text:p>
          </table:table-cell>
          <table:table-cell office:value-type="float" office:value="-0.00091">
            <text:p>-9,10E-004</text:p>
          </table:table-cell>
          <table:table-cell table:formula="of:=[.J153]*[.K153]" office:value-type="float" office:value="-0.000455">
            <text:p>-4,55E-004</text:p>
          </table:table-cell>
          <table:table-cell office:value-type="float" office:value="0.5">
            <text:p>0,5</text:p>
          </table:table-cell>
          <table:table-cell office:value-type="float" office:value="0.00336">
            <text:p>3,36E-003</text:p>
          </table:table-cell>
          <table:table-cell table:formula="of:=[.M153]*[.N153]" office:value-type="float" office:value="0.00168">
            <text:p>1,68E-003</text:p>
          </table:table-cell>
          <table:table-cell office:value-type="float" office:value="0.5">
            <text:p>0,5</text:p>
          </table:table-cell>
          <table:table-cell office:value-type="float" office:value="0.00236">
            <text:p>2,36E-003</text:p>
          </table:table-cell>
          <table:table-cell table:formula="of:=[.P153]*[.Q153]" office:value-type="float" office:value="0.00118">
            <text:p>1,18E-003</text:p>
          </table:table-cell>
          <table:table-cell office:value-type="float" office:value="0.5">
            <text:p>0,5</text:p>
          </table:table-cell>
          <table:table-cell office:value-type="float" office:value="0.000646">
            <text:p>6,46E-004</text:p>
          </table:table-cell>
          <table:table-cell table:formula="of:=[.S153]*[.T153]" office:value-type="float" office:value="0.000323">
            <text:p>3,23E-004</text:p>
          </table:table-cell>
          <table:table-cell office:value-type="float" office:value="0.5">
            <text:p>0,5</text:p>
          </table:table-cell>
          <table:table-cell office:value-type="float" office:value="-0.00137">
            <text:p>-1,37E-003</text:p>
          </table:table-cell>
          <table:table-cell table:formula="of:=[.V153]*[.W153]" office:value-type="float" office:value="-0.000685">
            <text:p>-6,85E-004</text:p>
          </table:table-cell>
          <table:table-cell office:value-type="float" office:value="0.5">
            <text:p>0,5</text:p>
          </table:table-cell>
          <table:table-cell office:value-type="float" office:value="0.000103">
            <text:p>1,03E-004</text:p>
          </table:table-cell>
          <table:table-cell table:formula="of:=[.Y153]*[.Z153]" office:value-type="float" office:value="0.0000515">
            <text:p>5,15E-005</text:p>
          </table:table-cell>
          <table:table-cell office:value-type="float" office:value="0.5">
            <text:p>0,5</text:p>
          </table:table-cell>
          <table:table-cell office:value-type="float" office:value="-0.000487">
            <text:p>-4,87E-004</text:p>
          </table:table-cell>
          <table:table-cell table:formula="of:=[.AB153]*[.AC153]" office:value-type="float" office:value="-0.0002435">
            <text:p>-0,0002435</text:p>
          </table:table-cell>
        </table:table-row>
        <table:table-row table:style-name="ro1">
          <table:table-cell office:value-type="float" office:value="0.51">
            <text:p>0,51</text:p>
          </table:table-cell>
          <table:table-cell office:value-type="float" office:value="0.00524">
            <text:p>5,24E-003</text:p>
          </table:table-cell>
          <table:table-cell table:formula="of:=[.A154]*[.B154]" office:value-type="float" office:value="0.0026724">
            <text:p>2,67E-003</text:p>
          </table:table-cell>
          <table:table-cell office:value-type="float" office:value="0.51">
            <text:p>0,51</text:p>
          </table:table-cell>
          <table:table-cell office:value-type="float" office:value="0.00333">
            <text:p>3,33E-003</text:p>
          </table:table-cell>
          <table:table-cell table:formula="of:=[.D154]*[.E154]" office:value-type="float" office:value="0.0016983">
            <text:p>1,70E-003</text:p>
          </table:table-cell>
          <table:table-cell office:value-type="float" office:value="0.51">
            <text:p>0,51</text:p>
          </table:table-cell>
          <table:table-cell office:value-type="float" office:value="0.000234">
            <text:p>2,34E-004</text:p>
          </table:table-cell>
          <table:table-cell table:formula="of:=[.G154]*[.H154]" office:value-type="float" office:value="0.00011934">
            <text:p>1,19E-004</text:p>
          </table:table-cell>
          <table:table-cell office:value-type="float" office:value="0.51">
            <text:p>0,51</text:p>
          </table:table-cell>
          <table:table-cell office:value-type="float" office:value="-0.0008">
            <text:p>-8,00E-004</text:p>
          </table:table-cell>
          <table:table-cell table:formula="of:=[.J154]*[.K154]" office:value-type="float" office:value="-0.000408">
            <text:p>-4,08E-004</text:p>
          </table:table-cell>
          <table:table-cell office:value-type="float" office:value="0.51">
            <text:p>0,51</text:p>
          </table:table-cell>
          <table:table-cell office:value-type="float" office:value="0.00349">
            <text:p>3,49E-003</text:p>
          </table:table-cell>
          <table:table-cell table:formula="of:=[.M154]*[.N154]" office:value-type="float" office:value="0.0017799">
            <text:p>1,78E-003</text:p>
          </table:table-cell>
          <table:table-cell office:value-type="float" office:value="0.51">
            <text:p>0,51</text:p>
          </table:table-cell>
          <table:table-cell office:value-type="float" office:value="0.00256">
            <text:p>2,56E-003</text:p>
          </table:table-cell>
          <table:table-cell table:formula="of:=[.P154]*[.Q154]" office:value-type="float" office:value="0.0013056">
            <text:p>1,31E-003</text:p>
          </table:table-cell>
          <table:table-cell office:value-type="float" office:value="0.51">
            <text:p>0,51</text:p>
          </table:table-cell>
          <table:table-cell office:value-type="float" office:value="0.000725">
            <text:p>7,25E-004</text:p>
          </table:table-cell>
          <table:table-cell table:formula="of:=[.S154]*[.T154]" office:value-type="float" office:value="0.00036975">
            <text:p>3,70E-004</text:p>
          </table:table-cell>
          <table:table-cell office:value-type="float" office:value="0.51">
            <text:p>0,51</text:p>
          </table:table-cell>
          <table:table-cell office:value-type="float" office:value="-0.0012">
            <text:p>-1,20E-003</text:p>
          </table:table-cell>
          <table:table-cell table:formula="of:=[.V154]*[.W154]" office:value-type="float" office:value="-0.000612">
            <text:p>-6,12E-004</text:p>
          </table:table-cell>
          <table:table-cell office:value-type="float" office:value="0.51">
            <text:p>0,51</text:p>
          </table:table-cell>
          <table:table-cell office:value-type="float" office:value="0.000115">
            <text:p>1,15E-004</text:p>
          </table:table-cell>
          <table:table-cell table:formula="of:=[.Y154]*[.Z154]" office:value-type="float" office:value="0.00005865">
            <text:p>5,87E-005</text:p>
          </table:table-cell>
          <table:table-cell office:value-type="float" office:value="0.51">
            <text:p>0,51</text:p>
          </table:table-cell>
          <table:table-cell office:value-type="float" office:value="-0.000424">
            <text:p>-4,24E-004</text:p>
          </table:table-cell>
          <table:table-cell table:formula="of:=[.AB154]*[.AC154]" office:value-type="float" office:value="-0.00021624">
            <text:p>-0,00021624</text:p>
          </table:table-cell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0.00557">
            <text:p>5,57E-003</text:p>
          </table:table-cell>
          <table:table-cell table:formula="of:=[.A155]*[.B155]" office:value-type="float" office:value="0.0028964">
            <text:p>2,90E-003</text:p>
          </table:table-cell>
          <table:table-cell office:value-type="float" office:value="0.52">
            <text:p>0,52</text:p>
          </table:table-cell>
          <table:table-cell office:value-type="float" office:value="0.0038">
            <text:p>3,80E-003</text:p>
          </table:table-cell>
          <table:table-cell table:formula="of:=[.D155]*[.E155]" office:value-type="float" office:value="0.001976">
            <text:p>1,98E-003</text:p>
          </table:table-cell>
          <table:table-cell office:value-type="float" office:value="0.52">
            <text:p>0,52</text:p>
          </table:table-cell>
          <table:table-cell office:value-type="float" office:value="0.000259">
            <text:p>2,59E-004</text:p>
          </table:table-cell>
          <table:table-cell table:formula="of:=[.G155]*[.H155]" office:value-type="float" office:value="0.00013468">
            <text:p>1,35E-004</text:p>
          </table:table-cell>
          <table:table-cell office:value-type="float" office:value="0.52">
            <text:p>0,52</text:p>
          </table:table-cell>
          <table:table-cell office:value-type="float" office:value="-0.000688">
            <text:p>-6,88E-004</text:p>
          </table:table-cell>
          <table:table-cell table:formula="of:=[.J155]*[.K155]" office:value-type="float" office:value="-0.00035776">
            <text:p>-3,58E-004</text:p>
          </table:table-cell>
          <table:table-cell office:value-type="float" office:value="0.52">
            <text:p>0,52</text:p>
          </table:table-cell>
          <table:table-cell office:value-type="float" office:value="0.00362">
            <text:p>3,62E-003</text:p>
          </table:table-cell>
          <table:table-cell table:formula="of:=[.M155]*[.N155]" office:value-type="float" office:value="0.0018824">
            <text:p>1,88E-003</text:p>
          </table:table-cell>
          <table:table-cell office:value-type="float" office:value="0.52">
            <text:p>0,52</text:p>
          </table:table-cell>
          <table:table-cell office:value-type="float" office:value="0.00276">
            <text:p>2,76E-003</text:p>
          </table:table-cell>
          <table:table-cell table:formula="of:=[.P155]*[.Q155]" office:value-type="float" office:value="0.0014352">
            <text:p>1,44E-003</text:p>
          </table:table-cell>
          <table:table-cell office:value-type="float" office:value="0.52">
            <text:p>0,52</text:p>
          </table:table-cell>
          <table:table-cell office:value-type="float" office:value="0.000813">
            <text:p>8,13E-004</text:p>
          </table:table-cell>
          <table:table-cell table:formula="of:=[.S155]*[.T155]" office:value-type="float" office:value="0.00042276">
            <text:p>4,23E-004</text:p>
          </table:table-cell>
          <table:table-cell office:value-type="float" office:value="0.52">
            <text:p>0,52</text:p>
          </table:table-cell>
          <table:table-cell office:value-type="float" office:value="-0.00102">
            <text:p>-1,02E-003</text:p>
          </table:table-cell>
          <table:table-cell table:formula="of:=[.V155]*[.W155]" office:value-type="float" office:value="-0.0005304">
            <text:p>-5,30E-004</text:p>
          </table:table-cell>
          <table:table-cell office:value-type="float" office:value="0.52">
            <text:p>0,52</text:p>
          </table:table-cell>
          <table:table-cell office:value-type="float" office:value="0.000129">
            <text:p>1,29E-004</text:p>
          </table:table-cell>
          <table:table-cell table:formula="of:=[.Y155]*[.Z155]" office:value-type="float" office:value="0.00006708">
            <text:p>6,71E-005</text:p>
          </table:table-cell>
          <table:table-cell office:value-type="float" office:value="0.52">
            <text:p>0,52</text:p>
          </table:table-cell>
          <table:table-cell office:value-type="float" office:value="-0.000361">
            <text:p>-3,61E-004</text:p>
          </table:table-cell>
          <table:table-cell table:formula="of:=[.AB155]*[.AC155]" office:value-type="float" office:value="-0.00018772">
            <text:p>-0,00018772</text:p>
          </table:table-cell>
        </table:table-row>
        <table:table-row table:style-name="ro1">
          <table:table-cell office:value-type="float" office:value="0.53">
            <text:p>0,53</text:p>
          </table:table-cell>
          <table:table-cell office:value-type="float" office:value="0.0059">
            <text:p>5,90E-003</text:p>
          </table:table-cell>
          <table:table-cell table:formula="of:=[.A156]*[.B156]" office:value-type="float" office:value="0.003127">
            <text:p>3,13E-003</text:p>
          </table:table-cell>
          <table:table-cell office:value-type="float" office:value="0.53">
            <text:p>0,53</text:p>
          </table:table-cell>
          <table:table-cell office:value-type="float" office:value="0.00428">
            <text:p>4,28E-003</text:p>
          </table:table-cell>
          <table:table-cell table:formula="of:=[.D156]*[.E156]" office:value-type="float" office:value="0.0022684">
            <text:p>2,27E-003</text:p>
          </table:table-cell>
          <table:table-cell office:value-type="float" office:value="0.53">
            <text:p>0,53</text:p>
          </table:table-cell>
          <table:table-cell office:value-type="float" office:value="0.000287">
            <text:p>2,87E-004</text:p>
          </table:table-cell>
          <table:table-cell table:formula="of:=[.G156]*[.H156]" office:value-type="float" office:value="0.00015211">
            <text:p>1,52E-004</text:p>
          </table:table-cell>
          <table:table-cell office:value-type="float" office:value="0.53">
            <text:p>0,53</text:p>
          </table:table-cell>
          <table:table-cell office:value-type="float" office:value="-0.000577">
            <text:p>-5,77E-004</text:p>
          </table:table-cell>
          <table:table-cell table:formula="of:=[.J156]*[.K156]" office:value-type="float" office:value="-0.00030581">
            <text:p>-3,06E-004</text:p>
          </table:table-cell>
          <table:table-cell office:value-type="float" office:value="0.53">
            <text:p>0,53</text:p>
          </table:table-cell>
          <table:table-cell office:value-type="float" office:value="0.00375">
            <text:p>3,75E-003</text:p>
          </table:table-cell>
          <table:table-cell table:formula="of:=[.M156]*[.N156]" office:value-type="float" office:value="0.0019875">
            <text:p>1,99E-003</text:p>
          </table:table-cell>
          <table:table-cell office:value-type="float" office:value="0.53">
            <text:p>0,53</text:p>
          </table:table-cell>
          <table:table-cell office:value-type="float" office:value="0.00296">
            <text:p>2,96E-003</text:p>
          </table:table-cell>
          <table:table-cell table:formula="of:=[.P156]*[.Q156]" office:value-type="float" office:value="0.0015688">
            <text:p>1,57E-003</text:p>
          </table:table-cell>
          <table:table-cell office:value-type="float" office:value="0.53">
            <text:p>0,53</text:p>
          </table:table-cell>
          <table:table-cell office:value-type="float" office:value="0.00091">
            <text:p>9,10E-004</text:p>
          </table:table-cell>
          <table:table-cell table:formula="of:=[.S156]*[.T156]" office:value-type="float" office:value="0.0004823">
            <text:p>4,82E-004</text:p>
          </table:table-cell>
          <table:table-cell office:value-type="float" office:value="0.53">
            <text:p>0,53</text:p>
          </table:table-cell>
          <table:table-cell office:value-type="float" office:value="-0.000831">
            <text:p>-8,31E-004</text:p>
          </table:table-cell>
          <table:table-cell table:formula="of:=[.V156]*[.W156]" office:value-type="float" office:value="-0.00044043">
            <text:p>-4,40E-004</text:p>
          </table:table-cell>
          <table:table-cell office:value-type="float" office:value="0.53">
            <text:p>0,53</text:p>
          </table:table-cell>
          <table:table-cell office:value-type="float" office:value="0.000144">
            <text:p>1,44E-004</text:p>
          </table:table-cell>
          <table:table-cell table:formula="of:=[.Y156]*[.Z156]" office:value-type="float" office:value="0.00007632">
            <text:p>7,63E-005</text:p>
          </table:table-cell>
          <table:table-cell office:value-type="float" office:value="0.53">
            <text:p>0,53</text:p>
          </table:table-cell>
          <table:table-cell office:value-type="float" office:value="-0.000298">
            <text:p>-2,98E-004</text:p>
          </table:table-cell>
          <table:table-cell table:formula="of:=[.AB156]*[.AC156]" office:value-type="float" office:value="-0.00015794">
            <text:p>-0,00015794</text:p>
          </table:table-cell>
        </table:table-row>
        <table:table-row table:style-name="ro1">
          <table:table-cell office:value-type="float" office:value="0.54">
            <text:p>0,54</text:p>
          </table:table-cell>
          <table:table-cell office:value-type="float" office:value="0.00624">
            <text:p>6,24E-003</text:p>
          </table:table-cell>
          <table:table-cell table:formula="of:=[.A157]*[.B157]" office:value-type="float" office:value="0.0033696">
            <text:p>3,37E-003</text:p>
          </table:table-cell>
          <table:table-cell office:value-type="float" office:value="0.54">
            <text:p>0,54</text:p>
          </table:table-cell>
          <table:table-cell office:value-type="float" office:value="0.00475">
            <text:p>4,75E-003</text:p>
          </table:table-cell>
          <table:table-cell table:formula="of:=[.D157]*[.E157]" office:value-type="float" office:value="0.002565">
            <text:p>2,57E-003</text:p>
          </table:table-cell>
          <table:table-cell office:value-type="float" office:value="0.54">
            <text:p>0,54</text:p>
          </table:table-cell>
          <table:table-cell office:value-type="float" office:value="0.000318">
            <text:p>3,18E-004</text:p>
          </table:table-cell>
          <table:table-cell table:formula="of:=[.G157]*[.H157]" office:value-type="float" office:value="0.00017172">
            <text:p>1,72E-004</text:p>
          </table:table-cell>
          <table:table-cell office:value-type="float" office:value="0.54">
            <text:p>0,54</text:p>
          </table:table-cell>
          <table:table-cell office:value-type="float" office:value="-0.000468">
            <text:p>-4,68E-004</text:p>
          </table:table-cell>
          <table:table-cell table:formula="of:=[.J157]*[.K157]" office:value-type="float" office:value="-0.00025272">
            <text:p>-2,53E-004</text:p>
          </table:table-cell>
          <table:table-cell office:value-type="float" office:value="0.54">
            <text:p>0,54</text:p>
          </table:table-cell>
          <table:table-cell office:value-type="float" office:value="0.00389">
            <text:p>3,89E-003</text:p>
          </table:table-cell>
          <table:table-cell table:formula="of:=[.M157]*[.N157]" office:value-type="float" office:value="0.0021006">
            <text:p>2,10E-003</text:p>
          </table:table-cell>
          <table:table-cell office:value-type="float" office:value="0.54">
            <text:p>0,54</text:p>
          </table:table-cell>
          <table:table-cell office:value-type="float" office:value="0.00316">
            <text:p>3,16E-003</text:p>
          </table:table-cell>
          <table:table-cell table:formula="of:=[.P157]*[.Q157]" office:value-type="float" office:value="0.0017064">
            <text:p>1,71E-003</text:p>
          </table:table-cell>
          <table:table-cell office:value-type="float" office:value="0.54">
            <text:p>0,54</text:p>
          </table:table-cell>
          <table:table-cell office:value-type="float" office:value="0.00102">
            <text:p>1,02E-003</text:p>
          </table:table-cell>
          <table:table-cell table:formula="of:=[.S157]*[.T157]" office:value-type="float" office:value="0.0005508">
            <text:p>5,51E-004</text:p>
          </table:table-cell>
          <table:table-cell office:value-type="float" office:value="0.54">
            <text:p>0,54</text:p>
          </table:table-cell>
          <table:table-cell office:value-type="float" office:value="-0.00063">
            <text:p>-6,30E-004</text:p>
          </table:table-cell>
          <table:table-cell table:formula="of:=[.V157]*[.W157]" office:value-type="float" office:value="-0.0003402">
            <text:p>-3,40E-004</text:p>
          </table:table-cell>
          <table:table-cell office:value-type="float" office:value="0.54">
            <text:p>0,54</text:p>
          </table:table-cell>
          <table:table-cell office:value-type="float" office:value="0.000161">
            <text:p>1,61E-004</text:p>
          </table:table-cell>
          <table:table-cell table:formula="of:=[.Y157]*[.Z157]" office:value-type="float" office:value="0.00008694">
            <text:p>8,69E-005</text:p>
          </table:table-cell>
          <table:table-cell office:value-type="float" office:value="0.54">
            <text:p>0,54</text:p>
          </table:table-cell>
          <table:table-cell office:value-type="float" office:value="-0.000238">
            <text:p>-2,38E-004</text:p>
          </table:table-cell>
          <table:table-cell table:formula="of:=[.AB157]*[.AC157]" office:value-type="float" office:value="-0.00012852">
            <text:p>-0,00012852</text:p>
          </table:table-cell>
        </table:table-row>
        <table:table-row table:style-name="ro1">
          <table:table-cell office:value-type="float" office:value="0.55">
            <text:p>0,55</text:p>
          </table:table-cell>
          <table:table-cell office:value-type="float" office:value="0.00658">
            <text:p>6,58E-003</text:p>
          </table:table-cell>
          <table:table-cell table:formula="of:=[.A158]*[.B158]" office:value-type="float" office:value="0.003619">
            <text:p>3,62E-003</text:p>
          </table:table-cell>
          <table:table-cell office:value-type="float" office:value="0.55">
            <text:p>0,55</text:p>
          </table:table-cell>
          <table:table-cell office:value-type="float" office:value="0.00523">
            <text:p>5,23E-003</text:p>
          </table:table-cell>
          <table:table-cell table:formula="of:=[.D158]*[.E158]" office:value-type="float" office:value="0.0028765">
            <text:p>2,88E-003</text:p>
          </table:table-cell>
          <table:table-cell office:value-type="float" office:value="0.55">
            <text:p>0,55</text:p>
          </table:table-cell>
          <table:table-cell office:value-type="float" office:value="0.000353">
            <text:p>3,53E-004</text:p>
          </table:table-cell>
          <table:table-cell table:formula="of:=[.G158]*[.H158]" office:value-type="float" office:value="0.00019415">
            <text:p>1,94E-004</text:p>
          </table:table-cell>
          <table:table-cell office:value-type="float" office:value="0.55">
            <text:p>0,55</text:p>
          </table:table-cell>
          <table:table-cell office:value-type="float" office:value="-0.00036">
            <text:p>-3,60E-004</text:p>
          </table:table-cell>
          <table:table-cell table:formula="of:=[.J158]*[.K158]" office:value-type="float" office:value="-0.000198">
            <text:p>-1,98E-004</text:p>
          </table:table-cell>
          <table:table-cell office:value-type="float" office:value="0.55">
            <text:p>0,55</text:p>
          </table:table-cell>
          <table:table-cell office:value-type="float" office:value="0.00402">
            <text:p>4,02E-003</text:p>
          </table:table-cell>
          <table:table-cell table:formula="of:=[.M158]*[.N158]" office:value-type="float" office:value="0.002211">
            <text:p>2,21E-003</text:p>
          </table:table-cell>
          <table:table-cell office:value-type="float" office:value="0.55">
            <text:p>0,55</text:p>
          </table:table-cell>
          <table:table-cell office:value-type="float" office:value="0.00335">
            <text:p>3,35E-003</text:p>
          </table:table-cell>
          <table:table-cell table:formula="of:=[.P158]*[.Q158]" office:value-type="float" office:value="0.0018425">
            <text:p>1,84E-003</text:p>
          </table:table-cell>
          <table:table-cell office:value-type="float" office:value="0.55">
            <text:p>0,55</text:p>
          </table:table-cell>
          <table:table-cell office:value-type="float" office:value="0.00114">
            <text:p>1,14E-003</text:p>
          </table:table-cell>
          <table:table-cell table:formula="of:=[.S158]*[.T158]" office:value-type="float" office:value="0.000627">
            <text:p>6,27E-004</text:p>
          </table:table-cell>
          <table:table-cell office:value-type="float" office:value="0.55">
            <text:p>0,55</text:p>
          </table:table-cell>
          <table:table-cell office:value-type="float" office:value="-0.000418">
            <text:p>-4,18E-004</text:p>
          </table:table-cell>
          <table:table-cell table:formula="of:=[.V158]*[.W158]" office:value-type="float" office:value="-0.0002299">
            <text:p>-2,30E-004</text:p>
          </table:table-cell>
          <table:table-cell office:value-type="float" office:value="0.55">
            <text:p>0,55</text:p>
          </table:table-cell>
          <table:table-cell office:value-type="float" office:value="0.00018">
            <text:p>1,80E-004</text:p>
          </table:table-cell>
          <table:table-cell table:formula="of:=[.Y158]*[.Z158]" office:value-type="float" office:value="0.000099">
            <text:p>9,90E-005</text:p>
          </table:table-cell>
          <table:table-cell office:value-type="float" office:value="0.55">
            <text:p>0,55</text:p>
          </table:table-cell>
          <table:table-cell office:value-type="float" office:value="-0.000178">
            <text:p>-1,78E-004</text:p>
          </table:table-cell>
          <table:table-cell table:formula="of:=[.AB158]*[.AC158]" office:value-type="float" office:value="-0.0000979">
            <text:p>-0,0000979</text:p>
          </table:table-cell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00694">
            <text:p>6,94E-003</text:p>
          </table:table-cell>
          <table:table-cell table:formula="of:=[.A159]*[.B159]" office:value-type="float" office:value="0.0038864">
            <text:p>3,89E-003</text:p>
          </table:table-cell>
          <table:table-cell office:value-type="float" office:value="0.56">
            <text:p>0,56</text:p>
          </table:table-cell>
          <table:table-cell office:value-type="float" office:value="0.0057">
            <text:p>5,70E-003</text:p>
          </table:table-cell>
          <table:table-cell table:formula="of:=[.D159]*[.E159]" office:value-type="float" office:value="0.003192">
            <text:p>3,19E-003</text:p>
          </table:table-cell>
          <table:table-cell office:value-type="float" office:value="0.56">
            <text:p>0,56</text:p>
          </table:table-cell>
          <table:table-cell office:value-type="float" office:value="0.000389">
            <text:p>3,89E-004</text:p>
          </table:table-cell>
          <table:table-cell table:formula="of:=[.G159]*[.H159]" office:value-type="float" office:value="0.00021784">
            <text:p>2,18E-004</text:p>
          </table:table-cell>
          <table:table-cell office:value-type="float" office:value="0.56">
            <text:p>0,56</text:p>
          </table:table-cell>
          <table:table-cell office:value-type="float" office:value="-0.000255">
            <text:p>-2,55E-004</text:p>
          </table:table-cell>
          <table:table-cell table:formula="of:=[.J159]*[.K159]" office:value-type="float" office:value="-0.0001428">
            <text:p>-1,43E-004</text:p>
          </table:table-cell>
          <table:table-cell office:value-type="float" office:value="0.56">
            <text:p>0,56</text:p>
          </table:table-cell>
          <table:table-cell office:value-type="float" office:value="0.00415">
            <text:p>4,15E-003</text:p>
          </table:table-cell>
          <table:table-cell table:formula="of:=[.M159]*[.N159]" office:value-type="float" office:value="0.002324">
            <text:p>2,32E-003</text:p>
          </table:table-cell>
          <table:table-cell office:value-type="float" office:value="0.56">
            <text:p>0,56</text:p>
          </table:table-cell>
          <table:table-cell office:value-type="float" office:value="0.00355">
            <text:p>3,55E-003</text:p>
          </table:table-cell>
          <table:table-cell table:formula="of:=[.P159]*[.Q159]" office:value-type="float" office:value="0.001988">
            <text:p>1,99E-003</text:p>
          </table:table-cell>
          <table:table-cell office:value-type="float" office:value="0.56">
            <text:p>0,56</text:p>
          </table:table-cell>
          <table:table-cell office:value-type="float" office:value="0.00128">
            <text:p>1,28E-003</text:p>
          </table:table-cell>
          <table:table-cell table:formula="of:=[.S159]*[.T159]" office:value-type="float" office:value="0.0007168">
            <text:p>7,17E-004</text:p>
          </table:table-cell>
          <table:table-cell office:value-type="float" office:value="0.56">
            <text:p>0,56</text:p>
          </table:table-cell>
          <table:table-cell office:value-type="float" office:value="-0.000197">
            <text:p>-1,97E-004</text:p>
          </table:table-cell>
          <table:table-cell table:formula="of:=[.V159]*[.W159]" office:value-type="float" office:value="-0.00011032">
            <text:p>-1,10E-004</text:p>
          </table:table-cell>
          <table:table-cell office:value-type="float" office:value="0.56">
            <text:p>0,56</text:p>
          </table:table-cell>
          <table:table-cell office:value-type="float" office:value="0.0002">
            <text:p>2,00E-004</text:p>
          </table:table-cell>
          <table:table-cell table:formula="of:=[.Y159]*[.Z159]" office:value-type="float" office:value="0.000112">
            <text:p>1,12E-004</text:p>
          </table:table-cell>
          <table:table-cell office:value-type="float" office:value="0.56">
            <text:p>0,56</text:p>
          </table:table-cell>
          <table:table-cell office:value-type="float" office:value="-0.000121">
            <text:p>-1,21E-004</text:p>
          </table:table-cell>
          <table:table-cell table:formula="of:=[.AB159]*[.AC159]" office:value-type="float" office:value="-0.00006776">
            <text:p>-0,00006776</text:p>
          </table:table-cell>
        </table:table-row>
        <table:table-row table:style-name="ro1">
          <table:table-cell office:value-type="float" office:value="0.57">
            <text:p>0,57</text:p>
          </table:table-cell>
          <table:table-cell office:value-type="float" office:value="0.00729">
            <text:p>7,29E-003</text:p>
          </table:table-cell>
          <table:table-cell table:formula="of:=[.A160]*[.B160]" office:value-type="float" office:value="0.0041553">
            <text:p>4,16E-003</text:p>
          </table:table-cell>
          <table:table-cell office:value-type="float" office:value="0.57">
            <text:p>0,57</text:p>
          </table:table-cell>
          <table:table-cell office:value-type="float" office:value="0.00617">
            <text:p>6,17E-003</text:p>
          </table:table-cell>
          <table:table-cell table:formula="of:=[.D160]*[.E160]" office:value-type="float" office:value="0.0035169">
            <text:p>3,52E-003</text:p>
          </table:table-cell>
          <table:table-cell office:value-type="float" office:value="0.57">
            <text:p>0,57</text:p>
          </table:table-cell>
          <table:table-cell office:value-type="float" office:value="0.000428">
            <text:p>4,28E-004</text:p>
          </table:table-cell>
          <table:table-cell table:formula="of:=[.G160]*[.H160]" office:value-type="float" office:value="0.00024396">
            <text:p>2,44E-004</text:p>
          </table:table-cell>
          <table:table-cell office:value-type="float" office:value="0.57">
            <text:p>0,57</text:p>
          </table:table-cell>
          <table:table-cell office:value-type="float" office:value="-0.000154">
            <text:p>-1,54E-004</text:p>
          </table:table-cell>
          <table:table-cell table:formula="of:=[.J160]*[.K160]" office:value-type="float" office:value="-0.00008778">
            <text:p>-8,78E-005</text:p>
          </table:table-cell>
          <table:table-cell office:value-type="float" office:value="0.57">
            <text:p>0,57</text:p>
          </table:table-cell>
          <table:table-cell office:value-type="float" office:value="0.00429">
            <text:p>4,29E-003</text:p>
          </table:table-cell>
          <table:table-cell table:formula="of:=[.M160]*[.N160]" office:value-type="float" office:value="0.0024453">
            <text:p>2,45E-003</text:p>
          </table:table-cell>
          <table:table-cell office:value-type="float" office:value="0.57">
            <text:p>0,57</text:p>
          </table:table-cell>
          <table:table-cell office:value-type="float" office:value="0.00374">
            <text:p>3,74E-003</text:p>
          </table:table-cell>
          <table:table-cell table:formula="of:=[.P160]*[.Q160]" office:value-type="float" office:value="0.0021318">
            <text:p>2,13E-003</text:p>
          </table:table-cell>
          <table:table-cell office:value-type="float" office:value="0.57">
            <text:p>0,57</text:p>
          </table:table-cell>
          <table:table-cell office:value-type="float" office:value="0.00142">
            <text:p>1,42E-003</text:p>
          </table:table-cell>
          <table:table-cell table:formula="of:=[.S160]*[.T160]" office:value-type="float" office:value="0.0008094">
            <text:p>8,09E-004</text:p>
          </table:table-cell>
          <table:table-cell office:value-type="float" office:value="0.57">
            <text:p>0,57</text:p>
          </table:table-cell>
          <table:table-cell office:value-type="float" office:value="0.0000332">
            <text:p>3,32E-005</text:p>
          </table:table-cell>
          <table:table-cell table:formula="of:=[.V160]*[.W160]" office:value-type="float" office:value="0.000018924">
            <text:p>1,89E-005</text:p>
          </table:table-cell>
          <table:table-cell office:value-type="float" office:value="0.57">
            <text:p>0,57</text:p>
          </table:table-cell>
          <table:table-cell office:value-type="float" office:value="0.000221">
            <text:p>2,21E-004</text:p>
          </table:table-cell>
          <table:table-cell table:formula="of:=[.Y160]*[.Z160]" office:value-type="float" office:value="0.00012597">
            <text:p>1,26E-004</text:p>
          </table:table-cell>
          <table:table-cell office:value-type="float" office:value="0.57">
            <text:p>0,57</text:p>
          </table:table-cell>
          <table:table-cell office:value-type="float" office:value="-0.0000656">
            <text:p>-6,56E-005</text:p>
          </table:table-cell>
          <table:table-cell table:formula="of:=[.AB160]*[.AC160]" office:value-type="float" office:value="-0.000037392">
            <text:p>-0,000037392</text:p>
          </table:table-cell>
        </table:table-row>
        <table:table-row table:style-name="ro1">
          <table:table-cell office:value-type="float" office:value="0.58">
            <text:p>0,58</text:p>
          </table:table-cell>
          <table:table-cell office:value-type="float" office:value="0.00766">
            <text:p>7,66E-003</text:p>
          </table:table-cell>
          <table:table-cell table:formula="of:=[.A161]*[.B161]" office:value-type="float" office:value="0.0044428">
            <text:p>4,44E-003</text:p>
          </table:table-cell>
          <table:table-cell office:value-type="float" office:value="0.58">
            <text:p>0,58</text:p>
          </table:table-cell>
          <table:table-cell office:value-type="float" office:value="0.00663">
            <text:p>6,63E-003</text:p>
          </table:table-cell>
          <table:table-cell table:formula="of:=[.D161]*[.E161]" office:value-type="float" office:value="0.0038454">
            <text:p>3,85E-003</text:p>
          </table:table-cell>
          <table:table-cell office:value-type="float" office:value="0.58">
            <text:p>0,58</text:p>
          </table:table-cell>
          <table:table-cell office:value-type="float" office:value="0.000468">
            <text:p>4,68E-004</text:p>
          </table:table-cell>
          <table:table-cell table:formula="of:=[.G161]*[.H161]" office:value-type="float" office:value="0.00027144">
            <text:p>2,71E-004</text:p>
          </table:table-cell>
          <table:table-cell office:value-type="float" office:value="0.58">
            <text:p>0,58</text:p>
          </table:table-cell>
          <table:table-cell office:value-type="float" office:value="-0.0000546">
            <text:p>-5,46E-005</text:p>
          </table:table-cell>
          <table:table-cell table:formula="of:=[.J161]*[.K161]" office:value-type="float" office:value="-0.000031668">
            <text:p>-3,17E-005</text:p>
          </table:table-cell>
          <table:table-cell office:value-type="float" office:value="0.58">
            <text:p>0,58</text:p>
          </table:table-cell>
          <table:table-cell office:value-type="float" office:value="0.00442">
            <text:p>4,42E-003</text:p>
          </table:table-cell>
          <table:table-cell table:formula="of:=[.M161]*[.N161]" office:value-type="float" office:value="0.0025636">
            <text:p>2,56E-003</text:p>
          </table:table-cell>
          <table:table-cell office:value-type="float" office:value="0.58">
            <text:p>0,58</text:p>
          </table:table-cell>
          <table:table-cell office:value-type="float" office:value="0.00392">
            <text:p>3,92E-003</text:p>
          </table:table-cell>
          <table:table-cell table:formula="of:=[.P161]*[.Q161]" office:value-type="float" office:value="0.0022736">
            <text:p>2,27E-003</text:p>
          </table:table-cell>
          <table:table-cell office:value-type="float" office:value="0.58">
            <text:p>0,58</text:p>
          </table:table-cell>
          <table:table-cell office:value-type="float" office:value="0.00159">
            <text:p>1,59E-003</text:p>
          </table:table-cell>
          <table:table-cell table:formula="of:=[.S161]*[.T161]" office:value-type="float" office:value="0.0009222">
            <text:p>9,22E-004</text:p>
          </table:table-cell>
          <table:table-cell office:value-type="float" office:value="0.58">
            <text:p>0,58</text:p>
          </table:table-cell>
          <table:table-cell office:value-type="float" office:value="0.000274">
            <text:p>2,74E-004</text:p>
          </table:table-cell>
          <table:table-cell table:formula="of:=[.V161]*[.W161]" office:value-type="float" office:value="0.00015892">
            <text:p>1,59E-004</text:p>
          </table:table-cell>
          <table:table-cell office:value-type="float" office:value="0.58">
            <text:p>0,58</text:p>
          </table:table-cell>
          <table:table-cell office:value-type="float" office:value="0.000242">
            <text:p>2,42E-004</text:p>
          </table:table-cell>
          <table:table-cell table:formula="of:=[.Y161]*[.Z161]" office:value-type="float" office:value="0.00014036">
            <text:p>1,40E-004</text:p>
          </table:table-cell>
          <table:table-cell office:value-type="float" office:value="0.58">
            <text:p>0,58</text:p>
          </table:table-cell>
          <table:table-cell office:value-type="float" office:value="-0.0000123">
            <text:p>-1,23E-005</text:p>
          </table:table-cell>
          <table:table-cell table:formula="of:=[.AB161]*[.AC161]" office:value-type="float" office:value="-0.000007134">
            <text:p>-0,000007134</text:p>
          </table:table-cell>
        </table:table-row>
        <table:table-row table:style-name="ro1">
          <table:table-cell office:value-type="float" office:value="0.59">
            <text:p>0,59</text:p>
          </table:table-cell>
          <table:table-cell office:value-type="float" office:value="0.00802">
            <text:p>8,02E-003</text:p>
          </table:table-cell>
          <table:table-cell table:formula="of:=[.A162]*[.B162]" office:value-type="float" office:value="0.0047318">
            <text:p>4,73E-003</text:p>
          </table:table-cell>
          <table:table-cell office:value-type="float" office:value="0.59">
            <text:p>0,59</text:p>
          </table:table-cell>
          <table:table-cell office:value-type="float" office:value="0.00708">
            <text:p>7,08E-003</text:p>
          </table:table-cell>
          <table:table-cell table:formula="of:=[.D162]*[.E162]" office:value-type="float" office:value="0.0041772">
            <text:p>4,18E-003</text:p>
          </table:table-cell>
          <table:table-cell office:value-type="float" office:value="0.59">
            <text:p>0,59</text:p>
          </table:table-cell>
          <table:table-cell office:value-type="float" office:value="0.000508">
            <text:p>5,08E-004</text:p>
          </table:table-cell>
          <table:table-cell table:formula="of:=[.G162]*[.H162]" office:value-type="float" office:value="0.00029972">
            <text:p>3,00E-004</text:p>
          </table:table-cell>
          <table:table-cell office:value-type="float" office:value="0.59">
            <text:p>0,59</text:p>
          </table:table-cell>
          <table:table-cell office:value-type="float" office:value="0.0000405">
            <text:p>4,05E-005</text:p>
          </table:table-cell>
          <table:table-cell table:formula="of:=[.J162]*[.K162]" office:value-type="float" office:value="0.000023895">
            <text:p>2,39E-005</text:p>
          </table:table-cell>
          <table:table-cell office:value-type="float" office:value="0.59">
            <text:p>0,59</text:p>
          </table:table-cell>
          <table:table-cell office:value-type="float" office:value="0.00456">
            <text:p>4,56E-003</text:p>
          </table:table-cell>
          <table:table-cell table:formula="of:=[.M162]*[.N162]" office:value-type="float" office:value="0.0026904">
            <text:p>2,69E-003</text:p>
          </table:table-cell>
          <table:table-cell office:value-type="float" office:value="0.59">
            <text:p>0,59</text:p>
          </table:table-cell>
          <table:table-cell office:value-type="float" office:value="0.00411">
            <text:p>4,11E-003</text:p>
          </table:table-cell>
          <table:table-cell table:formula="of:=[.P162]*[.Q162]" office:value-type="float" office:value="0.0024249">
            <text:p>2,42E-003</text:p>
          </table:table-cell>
          <table:table-cell office:value-type="float" office:value="0.59">
            <text:p>0,59</text:p>
          </table:table-cell>
          <table:table-cell office:value-type="float" office:value="0.00176">
            <text:p>1,76E-003</text:p>
          </table:table-cell>
          <table:table-cell table:formula="of:=[.S162]*[.T162]" office:value-type="float" office:value="0.0010384">
            <text:p>1,04E-003</text:p>
          </table:table-cell>
          <table:table-cell office:value-type="float" office:value="0.59">
            <text:p>0,59</text:p>
          </table:table-cell>
          <table:table-cell office:value-type="float" office:value="0.000519">
            <text:p>5,19E-004</text:p>
          </table:table-cell>
          <table:table-cell table:formula="of:=[.V162]*[.W162]" office:value-type="float" office:value="0.00030621">
            <text:p>3,06E-004</text:p>
          </table:table-cell>
          <table:table-cell office:value-type="float" office:value="0.59">
            <text:p>0,59</text:p>
          </table:table-cell>
          <table:table-cell office:value-type="float" office:value="0.000263">
            <text:p>2,63E-004</text:p>
          </table:table-cell>
          <table:table-cell table:formula="of:=[.Y162]*[.Z162]" office:value-type="float" office:value="0.00015517">
            <text:p>1,55E-004</text:p>
          </table:table-cell>
          <table:table-cell office:value-type="float" office:value="0.59">
            <text:p>0,59</text:p>
          </table:table-cell>
          <table:table-cell office:value-type="float" office:value="0.0000389">
            <text:p>3,89E-005</text:p>
          </table:table-cell>
          <table:table-cell table:formula="of:=[.AB162]*[.AC162]" office:value-type="float" office:value="0.000022951">
            <text:p>0,000022951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00839">
            <text:p>8,39E-003</text:p>
          </table:table-cell>
          <table:table-cell table:formula="of:=[.A163]*[.B163]" office:value-type="float" office:value="0.005034">
            <text:p>5,03E-003</text:p>
          </table:table-cell>
          <table:table-cell office:value-type="float" office:value="0.6">
            <text:p>0,6</text:p>
          </table:table-cell>
          <table:table-cell office:value-type="float" office:value="0.00753">
            <text:p>7,53E-003</text:p>
          </table:table-cell>
          <table:table-cell table:formula="of:=[.D163]*[.E163]" office:value-type="float" office:value="0.004518">
            <text:p>4,52E-003</text:p>
          </table:table-cell>
          <table:table-cell office:value-type="float" office:value="0.6">
            <text:p>0,6</text:p>
          </table:table-cell>
          <table:table-cell office:value-type="float" office:value="0.000547">
            <text:p>5,47E-004</text:p>
          </table:table-cell>
          <table:table-cell table:formula="of:=[.G163]*[.H163]" office:value-type="float" office:value="0.0003282">
            <text:p>3,28E-004</text:p>
          </table:table-cell>
          <table:table-cell office:value-type="float" office:value="0.6">
            <text:p>0,6</text:p>
          </table:table-cell>
          <table:table-cell office:value-type="float" office:value="0.000132">
            <text:p>1,32E-004</text:p>
          </table:table-cell>
          <table:table-cell table:formula="of:=[.J163]*[.K163]" office:value-type="float" office:value="0.0000792">
            <text:p>7,92E-005</text:p>
          </table:table-cell>
          <table:table-cell office:value-type="float" office:value="0.6">
            <text:p>0,6</text:p>
          </table:table-cell>
          <table:table-cell office:value-type="float" office:value="0.00469">
            <text:p>4,69E-003</text:p>
          </table:table-cell>
          <table:table-cell table:formula="of:=[.M163]*[.N163]" office:value-type="float" office:value="0.002814">
            <text:p>2,81E-003</text:p>
          </table:table-cell>
          <table:table-cell office:value-type="float" office:value="0.6">
            <text:p>0,6</text:p>
          </table:table-cell>
          <table:table-cell office:value-type="float" office:value="0.00429">
            <text:p>4,29E-003</text:p>
          </table:table-cell>
          <table:table-cell table:formula="of:=[.P163]*[.Q163]" office:value-type="float" office:value="0.002574">
            <text:p>2,57E-003</text:p>
          </table:table-cell>
          <table:table-cell office:value-type="float" office:value="0.6">
            <text:p>0,6</text:p>
          </table:table-cell>
          <table:table-cell office:value-type="float" office:value="0.00196">
            <text:p>1,96E-003</text:p>
          </table:table-cell>
          <table:table-cell table:formula="of:=[.S163]*[.T163]" office:value-type="float" office:value="0.001176">
            <text:p>1,18E-003</text:p>
          </table:table-cell>
          <table:table-cell office:value-type="float" office:value="0.6">
            <text:p>0,6</text:p>
          </table:table-cell>
          <table:table-cell office:value-type="float" office:value="0.00077">
            <text:p>7,70E-004</text:p>
          </table:table-cell>
          <table:table-cell table:formula="of:=[.V163]*[.W163]" office:value-type="float" office:value="0.000462">
            <text:p>4,62E-004</text:p>
          </table:table-cell>
          <table:table-cell office:value-type="float" office:value="0.6">
            <text:p>0,6</text:p>
          </table:table-cell>
          <table:table-cell office:value-type="float" office:value="0.000283">
            <text:p>2,83E-004</text:p>
          </table:table-cell>
          <table:table-cell table:formula="of:=[.Y163]*[.Z163]" office:value-type="float" office:value="0.0001698">
            <text:p>1,70E-004</text:p>
          </table:table-cell>
          <table:table-cell office:value-type="float" office:value="0.6">
            <text:p>0,6</text:p>
          </table:table-cell>
          <table:table-cell office:value-type="float" office:value="0.0000877">
            <text:p>8,77E-005</text:p>
          </table:table-cell>
          <table:table-cell table:formula="of:=[.AB163]*[.AC163]" office:value-type="float" office:value="0.00005262">
            <text:p>0,00005262</text:p>
          </table:table-cell>
        </table:table-row>
        <table:table-row table:style-name="ro1">
          <table:table-cell office:value-type="float" office:value="0.61">
            <text:p>0,61</text:p>
          </table:table-cell>
          <table:table-cell office:value-type="float" office:value="0.00876">
            <text:p>8,76E-003</text:p>
          </table:table-cell>
          <table:table-cell table:formula="of:=[.A164]*[.B164]" office:value-type="float" office:value="0.0053436">
            <text:p>5,34E-003</text:p>
          </table:table-cell>
          <table:table-cell office:value-type="float" office:value="0.61">
            <text:p>0,61</text:p>
          </table:table-cell>
          <table:table-cell office:value-type="float" office:value="0.00798">
            <text:p>7,98E-003</text:p>
          </table:table-cell>
          <table:table-cell table:formula="of:=[.D164]*[.E164]" office:value-type="float" office:value="0.0048678">
            <text:p>4,87E-003</text:p>
          </table:table-cell>
          <table:table-cell office:value-type="float" office:value="0.61">
            <text:p>0,61</text:p>
          </table:table-cell>
          <table:table-cell office:value-type="float" office:value="0.000586">
            <text:p>5,86E-004</text:p>
          </table:table-cell>
          <table:table-cell table:formula="of:=[.G164]*[.H164]" office:value-type="float" office:value="0.00035746">
            <text:p>3,57E-004</text:p>
          </table:table-cell>
          <table:table-cell office:value-type="float" office:value="0.61">
            <text:p>0,61</text:p>
          </table:table-cell>
          <table:table-cell office:value-type="float" office:value="0.000222">
            <text:p>2,22E-004</text:p>
          </table:table-cell>
          <table:table-cell table:formula="of:=[.J164]*[.K164]" office:value-type="float" office:value="0.00013542">
            <text:p>1,35E-004</text:p>
          </table:table-cell>
          <table:table-cell office:value-type="float" office:value="0.61">
            <text:p>0,61</text:p>
          </table:table-cell>
          <table:table-cell office:value-type="float" office:value="0.00483">
            <text:p>4,83E-003</text:p>
          </table:table-cell>
          <table:table-cell table:formula="of:=[.M164]*[.N164]" office:value-type="float" office:value="0.0029463">
            <text:p>2,95E-003</text:p>
          </table:table-cell>
          <table:table-cell office:value-type="float" office:value="0.61">
            <text:p>0,61</text:p>
          </table:table-cell>
          <table:table-cell office:value-type="float" office:value="0.00447">
            <text:p>4,47E-003</text:p>
          </table:table-cell>
          <table:table-cell table:formula="of:=[.P164]*[.Q164]" office:value-type="float" office:value="0.0027267">
            <text:p>2,73E-003</text:p>
          </table:table-cell>
          <table:table-cell office:value-type="float" office:value="0.61">
            <text:p>0,61</text:p>
          </table:table-cell>
          <table:table-cell office:value-type="float" office:value="0.00216">
            <text:p>2,16E-003</text:p>
          </table:table-cell>
          <table:table-cell table:formula="of:=[.S164]*[.T164]" office:value-type="float" office:value="0.0013176">
            <text:p>1,32E-003</text:p>
          </table:table-cell>
          <table:table-cell office:value-type="float" office:value="0.61">
            <text:p>0,61</text:p>
          </table:table-cell>
          <table:table-cell office:value-type="float" office:value="0.00103">
            <text:p>1,03E-003</text:p>
          </table:table-cell>
          <table:table-cell table:formula="of:=[.V164]*[.W164]" office:value-type="float" office:value="0.0006283">
            <text:p>6,28E-004</text:p>
          </table:table-cell>
          <table:table-cell office:value-type="float" office:value="0.61">
            <text:p>0,61</text:p>
          </table:table-cell>
          <table:table-cell office:value-type="float" office:value="0.000303">
            <text:p>3,03E-004</text:p>
          </table:table-cell>
          <table:table-cell table:formula="of:=[.Y164]*[.Z164]" office:value-type="float" office:value="0.00018483">
            <text:p>1,85E-004</text:p>
          </table:table-cell>
          <table:table-cell office:value-type="float" office:value="0.61">
            <text:p>0,61</text:p>
          </table:table-cell>
          <table:table-cell office:value-type="float" office:value="0.000135">
            <text:p>1,35E-004</text:p>
          </table:table-cell>
          <table:table-cell table:formula="of:=[.AB164]*[.AC164]" office:value-type="float" office:value="0.00008235">
            <text:p>0,00008235</text:p>
          </table:table-cell>
        </table:table-row>
        <table:table-row table:style-name="ro1">
          <table:table-cell office:value-type="float" office:value="0.62">
            <text:p>0,62</text:p>
          </table:table-cell>
          <table:table-cell office:value-type="float" office:value="0.00913">
            <text:p>9,13E-003</text:p>
          </table:table-cell>
          <table:table-cell table:formula="of:=[.A165]*[.B165]" office:value-type="float" office:value="0.0056606">
            <text:p>5,66E-003</text:p>
          </table:table-cell>
          <table:table-cell office:value-type="float" office:value="0.62">
            <text:p>0,62</text:p>
          </table:table-cell>
          <table:table-cell office:value-type="float" office:value="0.00841">
            <text:p>8,41E-003</text:p>
          </table:table-cell>
          <table:table-cell table:formula="of:=[.D165]*[.E165]" office:value-type="float" office:value="0.0052142">
            <text:p>5,21E-003</text:p>
          </table:table-cell>
          <table:table-cell office:value-type="float" office:value="0.62">
            <text:p>0,62</text:p>
          </table:table-cell>
          <table:table-cell office:value-type="float" office:value="0.000622">
            <text:p>6,22E-004</text:p>
          </table:table-cell>
          <table:table-cell table:formula="of:=[.G165]*[.H165]" office:value-type="float" office:value="0.00038564">
            <text:p>3,86E-004</text:p>
          </table:table-cell>
          <table:table-cell office:value-type="float" office:value="0.62">
            <text:p>0,62</text:p>
          </table:table-cell>
          <table:table-cell office:value-type="float" office:value="0.000308">
            <text:p>3,08E-004</text:p>
          </table:table-cell>
          <table:table-cell table:formula="of:=[.J165]*[.K165]" office:value-type="float" office:value="0.00019096">
            <text:p>1,91E-004</text:p>
          </table:table-cell>
          <table:table-cell office:value-type="float" office:value="0.62">
            <text:p>0,62</text:p>
          </table:table-cell>
          <table:table-cell office:value-type="float" office:value="0.00497">
            <text:p>4,97E-003</text:p>
          </table:table-cell>
          <table:table-cell table:formula="of:=[.M165]*[.N165]" office:value-type="float" office:value="0.0030814">
            <text:p>3,08E-003</text:p>
          </table:table-cell>
          <table:table-cell office:value-type="float" office:value="0.62">
            <text:p>0,62</text:p>
          </table:table-cell>
          <table:table-cell office:value-type="float" office:value="0.00464">
            <text:p>4,64E-003</text:p>
          </table:table-cell>
          <table:table-cell table:formula="of:=[.P165]*[.Q165]" office:value-type="float" office:value="0.0028768">
            <text:p>2,88E-003</text:p>
          </table:table-cell>
          <table:table-cell office:value-type="float" office:value="0.62">
            <text:p>0,62</text:p>
          </table:table-cell>
          <table:table-cell office:value-type="float" office:value="0.00238">
            <text:p>2,38E-003</text:p>
          </table:table-cell>
          <table:table-cell table:formula="of:=[.S165]*[.T165]" office:value-type="float" office:value="0.0014756">
            <text:p>1,48E-003</text:p>
          </table:table-cell>
          <table:table-cell office:value-type="float" office:value="0.62">
            <text:p>0,62</text:p>
          </table:table-cell>
          <table:table-cell office:value-type="float" office:value="0.0013">
            <text:p>1,30E-003</text:p>
          </table:table-cell>
          <table:table-cell table:formula="of:=[.V165]*[.W165]" office:value-type="float" office:value="0.000806">
            <text:p>8,06E-004</text:p>
          </table:table-cell>
          <table:table-cell office:value-type="float" office:value="0.62">
            <text:p>0,62</text:p>
          </table:table-cell>
          <table:table-cell office:value-type="float" office:value="0.000322">
            <text:p>3,22E-004</text:p>
          </table:table-cell>
          <table:table-cell table:formula="of:=[.Y165]*[.Z165]" office:value-type="float" office:value="0.00019964">
            <text:p>2,00E-004</text:p>
          </table:table-cell>
          <table:table-cell office:value-type="float" office:value="0.62">
            <text:p>0,62</text:p>
          </table:table-cell>
          <table:table-cell office:value-type="float" office:value="0.000181">
            <text:p>1,81E-004</text:p>
          </table:table-cell>
          <table:table-cell table:formula="of:=[.AB165]*[.AC165]" office:value-type="float" office:value="0.00011222">
            <text:p>0,00011222</text:p>
          </table:table-cell>
        </table:table-row>
        <table:table-row table:style-name="ro1">
          <table:table-cell office:value-type="float" office:value="0.63">
            <text:p>0,63</text:p>
          </table:table-cell>
          <table:table-cell office:value-type="float" office:value="0.00951">
            <text:p>9,51E-003</text:p>
          </table:table-cell>
          <table:table-cell table:formula="of:=[.A166]*[.B166]" office:value-type="float" office:value="0.0059913">
            <text:p>5,99E-003</text:p>
          </table:table-cell>
          <table:table-cell office:value-type="float" office:value="0.63">
            <text:p>0,63</text:p>
          </table:table-cell>
          <table:table-cell office:value-type="float" office:value="0.00884">
            <text:p>8,84E-003</text:p>
          </table:table-cell>
          <table:table-cell table:formula="of:=[.D166]*[.E166]" office:value-type="float" office:value="0.0055692">
            <text:p>5,57E-003</text:p>
          </table:table-cell>
          <table:table-cell office:value-type="float" office:value="0.63">
            <text:p>0,63</text:p>
          </table:table-cell>
          <table:table-cell office:value-type="float" office:value="0.000657">
            <text:p>6,57E-004</text:p>
          </table:table-cell>
          <table:table-cell table:formula="of:=[.G166]*[.H166]" office:value-type="float" office:value="0.00041391">
            <text:p>4,14E-004</text:p>
          </table:table-cell>
          <table:table-cell office:value-type="float" office:value="0.63">
            <text:p>0,63</text:p>
          </table:table-cell>
          <table:table-cell office:value-type="float" office:value="0.000391">
            <text:p>3,91E-004</text:p>
          </table:table-cell>
          <table:table-cell table:formula="of:=[.J166]*[.K166]" office:value-type="float" office:value="0.00024633">
            <text:p>2,46E-004</text:p>
          </table:table-cell>
          <table:table-cell office:value-type="float" office:value="0.63">
            <text:p>0,63</text:p>
          </table:table-cell>
          <table:table-cell office:value-type="float" office:value="0.0051">
            <text:p>5,10E-003</text:p>
          </table:table-cell>
          <table:table-cell table:formula="of:=[.M166]*[.N166]" office:value-type="float" office:value="0.003213">
            <text:p>3,21E-003</text:p>
          </table:table-cell>
          <table:table-cell office:value-type="float" office:value="0.63">
            <text:p>0,63</text:p>
          </table:table-cell>
          <table:table-cell office:value-type="float" office:value="0.00481">
            <text:p>4,81E-003</text:p>
          </table:table-cell>
          <table:table-cell table:formula="of:=[.P166]*[.Q166]" office:value-type="float" office:value="0.0030303">
            <text:p>3,03E-003</text:p>
          </table:table-cell>
          <table:table-cell office:value-type="float" office:value="0.63">
            <text:p>0,63</text:p>
          </table:table-cell>
          <table:table-cell office:value-type="float" office:value="0.00262">
            <text:p>2,62E-003</text:p>
          </table:table-cell>
          <table:table-cell table:formula="of:=[.S166]*[.T166]" office:value-type="float" office:value="0.0016506">
            <text:p>1,65E-003</text:p>
          </table:table-cell>
          <table:table-cell office:value-type="float" office:value="0.63">
            <text:p>0,63</text:p>
          </table:table-cell>
          <table:table-cell office:value-type="float" office:value="0.00157">
            <text:p>1,57E-003</text:p>
          </table:table-cell>
          <table:table-cell table:formula="of:=[.V166]*[.W166]" office:value-type="float" office:value="0.0009891">
            <text:p>9,89E-004</text:p>
          </table:table-cell>
          <table:table-cell office:value-type="float" office:value="0.63">
            <text:p>0,63</text:p>
          </table:table-cell>
          <table:table-cell office:value-type="float" office:value="0.00034">
            <text:p>3,40E-004</text:p>
          </table:table-cell>
          <table:table-cell table:formula="of:=[.Y166]*[.Z166]" office:value-type="float" office:value="0.0002142">
            <text:p>2,14E-004</text:p>
          </table:table-cell>
          <table:table-cell office:value-type="float" office:value="0.63">
            <text:p>0,63</text:p>
          </table:table-cell>
          <table:table-cell office:value-type="float" office:value="0.000225">
            <text:p>2,25E-004</text:p>
          </table:table-cell>
          <table:table-cell table:formula="of:=[.AB166]*[.AC166]" office:value-type="float" office:value="0.00014175">
            <text:p>0,00014175</text:p>
          </table:table-cell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0.00989">
            <text:p>9,89E-003</text:p>
          </table:table-cell>
          <table:table-cell table:formula="of:=[.A167]*[.B167]" office:value-type="float" office:value="0.0063296">
            <text:p>6,33E-003</text:p>
          </table:table-cell>
          <table:table-cell office:value-type="float" office:value="0.64">
            <text:p>0,64</text:p>
          </table:table-cell>
          <table:table-cell office:value-type="float" office:value="0.00926">
            <text:p>9,26E-003</text:p>
          </table:table-cell>
          <table:table-cell table:formula="of:=[.D167]*[.E167]" office:value-type="float" office:value="0.0059264">
            <text:p>5,93E-003</text:p>
          </table:table-cell>
          <table:table-cell office:value-type="float" office:value="0.64">
            <text:p>0,64</text:p>
          </table:table-cell>
          <table:table-cell office:value-type="float" office:value="0.00069">
            <text:p>6,90E-004</text:p>
          </table:table-cell>
          <table:table-cell table:formula="of:=[.G167]*[.H167]" office:value-type="float" office:value="0.0004416">
            <text:p>4,42E-004</text:p>
          </table:table-cell>
          <table:table-cell office:value-type="float" office:value="0.64">
            <text:p>0,64</text:p>
          </table:table-cell>
          <table:table-cell office:value-type="float" office:value="0.000467">
            <text:p>4,67E-004</text:p>
          </table:table-cell>
          <table:table-cell table:formula="of:=[.J167]*[.K167]" office:value-type="float" office:value="0.00029888">
            <text:p>2,99E-004</text:p>
          </table:table-cell>
          <table:table-cell office:value-type="float" office:value="0.64">
            <text:p>0,64</text:p>
          </table:table-cell>
          <table:table-cell office:value-type="float" office:value="0.00524">
            <text:p>5,24E-003</text:p>
          </table:table-cell>
          <table:table-cell table:formula="of:=[.M167]*[.N167]" office:value-type="float" office:value="0.0033536">
            <text:p>3,35E-003</text:p>
          </table:table-cell>
          <table:table-cell office:value-type="float" office:value="0.64">
            <text:p>0,64</text:p>
          </table:table-cell>
          <table:table-cell office:value-type="float" office:value="0.00498">
            <text:p>4,98E-003</text:p>
          </table:table-cell>
          <table:table-cell table:formula="of:=[.P167]*[.Q167]" office:value-type="float" office:value="0.0031872">
            <text:p>3,19E-003</text:p>
          </table:table-cell>
          <table:table-cell office:value-type="float" office:value="0.64">
            <text:p>0,64</text:p>
          </table:table-cell>
          <table:table-cell office:value-type="float" office:value="0.00285">
            <text:p>2,85E-003</text:p>
          </table:table-cell>
          <table:table-cell table:formula="of:=[.S167]*[.T167]" office:value-type="float" office:value="0.001824">
            <text:p>1,82E-003</text:p>
          </table:table-cell>
          <table:table-cell office:value-type="float" office:value="0.64">
            <text:p>0,64</text:p>
          </table:table-cell>
          <table:table-cell office:value-type="float" office:value="0.00185">
            <text:p>1,85E-003</text:p>
          </table:table-cell>
          <table:table-cell table:formula="of:=[.V167]*[.W167]" office:value-type="float" office:value="0.001184">
            <text:p>1,18E-003</text:p>
          </table:table-cell>
          <table:table-cell office:value-type="float" office:value="0.64">
            <text:p>0,64</text:p>
          </table:table-cell>
          <table:table-cell office:value-type="float" office:value="0.000357">
            <text:p>3,57E-004</text:p>
          </table:table-cell>
          <table:table-cell table:formula="of:=[.Y167]*[.Z167]" office:value-type="float" office:value="0.00022848">
            <text:p>2,28E-004</text:p>
          </table:table-cell>
          <table:table-cell office:value-type="float" office:value="0.64">
            <text:p>0,64</text:p>
          </table:table-cell>
          <table:table-cell office:value-type="float" office:value="0.000265">
            <text:p>2,65E-004</text:p>
          </table:table-cell>
          <table:table-cell table:formula="of:=[.AB167]*[.AC167]" office:value-type="float" office:value="0.0001696">
            <text:p>0,0001696</text:p>
          </table:table-cell>
        </table:table-row>
        <table:table-row table:style-name="ro1">
          <table:table-cell office:value-type="float" office:value="0.65">
            <text:p>0,65</text:p>
          </table:table-cell>
          <table:table-cell office:value-type="float" office:value="0.0103">
            <text:p>1,03E-002</text:p>
          </table:table-cell>
          <table:table-cell table:formula="of:=[.A168]*[.B168]" office:value-type="float" office:value="0.006695">
            <text:p>6,70E-003</text:p>
          </table:table-cell>
          <table:table-cell office:value-type="float" office:value="0.65">
            <text:p>0,65</text:p>
          </table:table-cell>
          <table:table-cell office:value-type="float" office:value="0.00968">
            <text:p>9,68E-003</text:p>
          </table:table-cell>
          <table:table-cell table:formula="of:=[.D168]*[.E168]" office:value-type="float" office:value="0.006292">
            <text:p>6,29E-003</text:p>
          </table:table-cell>
          <table:table-cell office:value-type="float" office:value="0.65">
            <text:p>0,65</text:p>
          </table:table-cell>
          <table:table-cell office:value-type="float" office:value="0.000721">
            <text:p>7,21E-004</text:p>
          </table:table-cell>
          <table:table-cell table:formula="of:=[.G168]*[.H168]" office:value-type="float" office:value="0.00046865">
            <text:p>4,69E-004</text:p>
          </table:table-cell>
          <table:table-cell office:value-type="float" office:value="0.65">
            <text:p>0,65</text:p>
          </table:table-cell>
          <table:table-cell office:value-type="float" office:value="0.000538">
            <text:p>5,38E-004</text:p>
          </table:table-cell>
          <table:table-cell table:formula="of:=[.J168]*[.K168]" office:value-type="float" office:value="0.0003497">
            <text:p>3,50E-004</text:p>
          </table:table-cell>
          <table:table-cell office:value-type="float" office:value="0.65">
            <text:p>0,65</text:p>
          </table:table-cell>
          <table:table-cell office:value-type="float" office:value="0.00537">
            <text:p>5,37E-003</text:p>
          </table:table-cell>
          <table:table-cell table:formula="of:=[.M168]*[.N168]" office:value-type="float" office:value="0.0034905">
            <text:p>3,49E-003</text:p>
          </table:table-cell>
          <table:table-cell office:value-type="float" office:value="0.65">
            <text:p>0,65</text:p>
          </table:table-cell>
          <table:table-cell office:value-type="float" office:value="0.00514">
            <text:p>5,14E-003</text:p>
          </table:table-cell>
          <table:table-cell table:formula="of:=[.P168]*[.Q168]" office:value-type="float" office:value="0.003341">
            <text:p>3,34E-003</text:p>
          </table:table-cell>
          <table:table-cell office:value-type="float" office:value="0.65">
            <text:p>0,65</text:p>
          </table:table-cell>
          <table:table-cell office:value-type="float" office:value="0.0031">
            <text:p>3,10E-003</text:p>
          </table:table-cell>
          <table:table-cell table:formula="of:=[.S168]*[.T168]" office:value-type="float" office:value="0.002015">
            <text:p>2,02E-003</text:p>
          </table:table-cell>
          <table:table-cell office:value-type="float" office:value="0.65">
            <text:p>0,65</text:p>
          </table:table-cell>
          <table:table-cell office:value-type="float" office:value="0.00214">
            <text:p>2,14E-003</text:p>
          </table:table-cell>
          <table:table-cell table:formula="of:=[.V168]*[.W168]" office:value-type="float" office:value="0.001391">
            <text:p>1,39E-003</text:p>
          </table:table-cell>
          <table:table-cell office:value-type="float" office:value="0.65">
            <text:p>0,65</text:p>
          </table:table-cell>
          <table:table-cell office:value-type="float" office:value="0.000374">
            <text:p>3,74E-004</text:p>
          </table:table-cell>
          <table:table-cell table:formula="of:=[.Y168]*[.Z168]" office:value-type="float" office:value="0.0002431">
            <text:p>2,43E-004</text:p>
          </table:table-cell>
          <table:table-cell office:value-type="float" office:value="0.65">
            <text:p>0,65</text:p>
          </table:table-cell>
          <table:table-cell office:value-type="float" office:value="0.000302">
            <text:p>3,02E-004</text:p>
          </table:table-cell>
          <table:table-cell table:formula="of:=[.AB168]*[.AC168]" office:value-type="float" office:value="0.0001963">
            <text:p>0,0001963</text:p>
          </table:table-cell>
        </table:table-row>
        <table:table-row table:style-name="ro1">
          <table:table-cell office:value-type="float" office:value="0.66">
            <text:p>0,66</text:p>
          </table:table-cell>
          <table:table-cell office:value-type="float" office:value="0.0106">
            <text:p>1,06E-002</text:p>
          </table:table-cell>
          <table:table-cell table:formula="of:=[.A169]*[.B169]" office:value-type="float" office:value="0.006996">
            <text:p>7,00E-003</text:p>
          </table:table-cell>
          <table:table-cell office:value-type="float" office:value="0.66">
            <text:p>0,66</text:p>
          </table:table-cell>
          <table:table-cell office:value-type="float" office:value="0.0101">
            <text:p>1,01E-002</text:p>
          </table:table-cell>
          <table:table-cell table:formula="of:=[.D169]*[.E169]" office:value-type="float" office:value="0.006666">
            <text:p>6,67E-003</text:p>
          </table:table-cell>
          <table:table-cell office:value-type="float" office:value="0.66">
            <text:p>0,66</text:p>
          </table:table-cell>
          <table:table-cell office:value-type="float" office:value="0.000753">
            <text:p>7,53E-004</text:p>
          </table:table-cell>
          <table:table-cell table:formula="of:=[.G169]*[.H169]" office:value-type="float" office:value="0.00049698">
            <text:p>4,97E-004</text:p>
          </table:table-cell>
          <table:table-cell office:value-type="float" office:value="0.66">
            <text:p>0,66</text:p>
          </table:table-cell>
          <table:table-cell office:value-type="float" office:value="0.000603">
            <text:p>6,03E-004</text:p>
          </table:table-cell>
          <table:table-cell table:formula="of:=[.J169]*[.K169]" office:value-type="float" office:value="0.00039798">
            <text:p>3,98E-004</text:p>
          </table:table-cell>
          <table:table-cell office:value-type="float" office:value="0.66">
            <text:p>0,66</text:p>
          </table:table-cell>
          <table:table-cell office:value-type="float" office:value="0.00551">
            <text:p>5,51E-003</text:p>
          </table:table-cell>
          <table:table-cell table:formula="of:=[.M169]*[.N169]" office:value-type="float" office:value="0.0036366">
            <text:p>3,64E-003</text:p>
          </table:table-cell>
          <table:table-cell office:value-type="float" office:value="0.66">
            <text:p>0,66</text:p>
          </table:table-cell>
          <table:table-cell office:value-type="float" office:value="0.0053">
            <text:p>5,30E-003</text:p>
          </table:table-cell>
          <table:table-cell table:formula="of:=[.P169]*[.Q169]" office:value-type="float" office:value="0.003498">
            <text:p>3,50E-003</text:p>
          </table:table-cell>
          <table:table-cell office:value-type="float" office:value="0.66">
            <text:p>0,66</text:p>
          </table:table-cell>
          <table:table-cell office:value-type="float" office:value="0.00334">
            <text:p>3,34E-003</text:p>
          </table:table-cell>
          <table:table-cell table:formula="of:=[.S169]*[.T169]" office:value-type="float" office:value="0.0022044">
            <text:p>2,20E-003</text:p>
          </table:table-cell>
          <table:table-cell office:value-type="float" office:value="0.66">
            <text:p>0,66</text:p>
          </table:table-cell>
          <table:table-cell office:value-type="float" office:value="0.00245">
            <text:p>2,45E-003</text:p>
          </table:table-cell>
          <table:table-cell table:formula="of:=[.V169]*[.W169]" office:value-type="float" office:value="0.001617">
            <text:p>1,62E-003</text:p>
          </table:table-cell>
          <table:table-cell office:value-type="float" office:value="0.66">
            <text:p>0,66</text:p>
          </table:table-cell>
          <table:table-cell office:value-type="float" office:value="0.00039">
            <text:p>3,90E-004</text:p>
          </table:table-cell>
          <table:table-cell table:formula="of:=[.Y169]*[.Z169]" office:value-type="float" office:value="0.0002574">
            <text:p>2,57E-004</text:p>
          </table:table-cell>
          <table:table-cell office:value-type="float" office:value="0.66">
            <text:p>0,66</text:p>
          </table:table-cell>
          <table:table-cell office:value-type="float" office:value="0.000334">
            <text:p>3,34E-004</text:p>
          </table:table-cell>
          <table:table-cell table:formula="of:=[.AB169]*[.AC169]" office:value-type="float" office:value="0.00022044">
            <text:p>0,00022044</text:p>
          </table:table-cell>
        </table:table-row>
        <table:table-row table:style-name="ro1">
          <table:table-cell office:value-type="float" office:value="0.67">
            <text:p>0,67</text:p>
          </table:table-cell>
          <table:table-cell office:value-type="float" office:value="0.011">
            <text:p>1,10E-002</text:p>
          </table:table-cell>
          <table:table-cell table:formula="of:=[.A170]*[.B170]" office:value-type="float" office:value="0.00737">
            <text:p>7,37E-003</text:p>
          </table:table-cell>
          <table:table-cell office:value-type="float" office:value="0.67">
            <text:p>0,67</text:p>
          </table:table-cell>
          <table:table-cell office:value-type="float" office:value="0.0105">
            <text:p>1,05E-002</text:p>
          </table:table-cell>
          <table:table-cell table:formula="of:=[.D170]*[.E170]" office:value-type="float" office:value="0.007035">
            <text:p>7,04E-003</text:p>
          </table:table-cell>
          <table:table-cell office:value-type="float" office:value="0.67">
            <text:p>0,67</text:p>
          </table:table-cell>
          <table:table-cell office:value-type="float" office:value="0.000784">
            <text:p>7,84E-004</text:p>
          </table:table-cell>
          <table:table-cell table:formula="of:=[.G170]*[.H170]" office:value-type="float" office:value="0.00052528">
            <text:p>5,25E-004</text:p>
          </table:table-cell>
          <table:table-cell office:value-type="float" office:value="0.67">
            <text:p>0,67</text:p>
          </table:table-cell>
          <table:table-cell office:value-type="float" office:value="0.000663">
            <text:p>6,63E-004</text:p>
          </table:table-cell>
          <table:table-cell table:formula="of:=[.J170]*[.K170]" office:value-type="float" office:value="0.00044421">
            <text:p>4,44E-004</text:p>
          </table:table-cell>
          <table:table-cell office:value-type="float" office:value="0.67">
            <text:p>0,67</text:p>
          </table:table-cell>
          <table:table-cell office:value-type="float" office:value="0.00564">
            <text:p>5,64E-003</text:p>
          </table:table-cell>
          <table:table-cell table:formula="of:=[.M170]*[.N170]" office:value-type="float" office:value="0.0037788">
            <text:p>3,78E-003</text:p>
          </table:table-cell>
          <table:table-cell office:value-type="float" office:value="0.67">
            <text:p>0,67</text:p>
          </table:table-cell>
          <table:table-cell office:value-type="float" office:value="0.00546">
            <text:p>5,46E-003</text:p>
          </table:table-cell>
          <table:table-cell table:formula="of:=[.P170]*[.Q170]" office:value-type="float" office:value="0.0036582">
            <text:p>3,66E-003</text:p>
          </table:table-cell>
          <table:table-cell office:value-type="float" office:value="0.67">
            <text:p>0,67</text:p>
          </table:table-cell>
          <table:table-cell office:value-type="float" office:value="0.00357">
            <text:p>3,57E-003</text:p>
          </table:table-cell>
          <table:table-cell table:formula="of:=[.S170]*[.T170]" office:value-type="float" office:value="0.0023919">
            <text:p>2,39E-003</text:p>
          </table:table-cell>
          <table:table-cell office:value-type="float" office:value="0.67">
            <text:p>0,67</text:p>
          </table:table-cell>
          <table:table-cell office:value-type="float" office:value="0.00276">
            <text:p>2,76E-003</text:p>
          </table:table-cell>
          <table:table-cell table:formula="of:=[.V170]*[.W170]" office:value-type="float" office:value="0.0018492">
            <text:p>1,85E-003</text:p>
          </table:table-cell>
          <table:table-cell office:value-type="float" office:value="0.67">
            <text:p>0,67</text:p>
          </table:table-cell>
          <table:table-cell office:value-type="float" office:value="0.000406">
            <text:p>4,06E-004</text:p>
          </table:table-cell>
          <table:table-cell table:formula="of:=[.Y170]*[.Z170]" office:value-type="float" office:value="0.00027202">
            <text:p>2,72E-004</text:p>
          </table:table-cell>
          <table:table-cell office:value-type="float" office:value="0.67">
            <text:p>0,67</text:p>
          </table:table-cell>
          <table:table-cell office:value-type="float" office:value="0.000363">
            <text:p>3,63E-004</text:p>
          </table:table-cell>
          <table:table-cell table:formula="of:=[.AB170]*[.AC170]" office:value-type="float" office:value="0.00024321">
            <text:p>0,00024321</text:p>
          </table:table-cell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0.0114">
            <text:p>1,14E-002</text:p>
          </table:table-cell>
          <table:table-cell table:formula="of:=[.A171]*[.B171]" office:value-type="float" office:value="0.007752">
            <text:p>7,75E-003</text:p>
          </table:table-cell>
          <table:table-cell office:value-type="float" office:value="0.68">
            <text:p>0,68</text:p>
          </table:table-cell>
          <table:table-cell office:value-type="float" office:value="0.0109">
            <text:p>1,09E-002</text:p>
          </table:table-cell>
          <table:table-cell table:formula="of:=[.D171]*[.E171]" office:value-type="float" office:value="0.007412">
            <text:p>7,41E-003</text:p>
          </table:table-cell>
          <table:table-cell office:value-type="float" office:value="0.68">
            <text:p>0,68</text:p>
          </table:table-cell>
          <table:table-cell office:value-type="float" office:value="0.000816">
            <text:p>8,16E-004</text:p>
          </table:table-cell>
          <table:table-cell table:formula="of:=[.G171]*[.H171]" office:value-type="float" office:value="0.00055488">
            <text:p>5,55E-004</text:p>
          </table:table-cell>
          <table:table-cell office:value-type="float" office:value="0.68">
            <text:p>0,68</text:p>
          </table:table-cell>
          <table:table-cell office:value-type="float" office:value="0.000719">
            <text:p>7,19E-004</text:p>
          </table:table-cell>
          <table:table-cell table:formula="of:=[.J171]*[.K171]" office:value-type="float" office:value="0.00048892">
            <text:p>4,89E-004</text:p>
          </table:table-cell>
          <table:table-cell office:value-type="float" office:value="0.68">
            <text:p>0,68</text:p>
          </table:table-cell>
          <table:table-cell office:value-type="float" office:value="0.00578">
            <text:p>5,78E-003</text:p>
          </table:table-cell>
          <table:table-cell table:formula="of:=[.M171]*[.N171]" office:value-type="float" office:value="0.0039304">
            <text:p>3,93E-003</text:p>
          </table:table-cell>
          <table:table-cell office:value-type="float" office:value="0.68">
            <text:p>0,68</text:p>
          </table:table-cell>
          <table:table-cell office:value-type="float" office:value="0.00562">
            <text:p>5,62E-003</text:p>
          </table:table-cell>
          <table:table-cell table:formula="of:=[.P171]*[.Q171]" office:value-type="float" office:value="0.0038216">
            <text:p>3,82E-003</text:p>
          </table:table-cell>
          <table:table-cell office:value-type="float" office:value="0.68">
            <text:p>0,68</text:p>
          </table:table-cell>
          <table:table-cell office:value-type="float" office:value="0.0038">
            <text:p>3,80E-003</text:p>
          </table:table-cell>
          <table:table-cell table:formula="of:=[.S171]*[.T171]" office:value-type="float" office:value="0.002584">
            <text:p>2,58E-003</text:p>
          </table:table-cell>
          <table:table-cell office:value-type="float" office:value="0.68">
            <text:p>0,68</text:p>
          </table:table-cell>
          <table:table-cell office:value-type="float" office:value="0.00308">
            <text:p>3,08E-003</text:p>
          </table:table-cell>
          <table:table-cell table:formula="of:=[.V171]*[.W171]" office:value-type="float" office:value="0.0020944">
            <text:p>2,09E-003</text:p>
          </table:table-cell>
          <table:table-cell office:value-type="float" office:value="0.68">
            <text:p>0,68</text:p>
          </table:table-cell>
          <table:table-cell office:value-type="float" office:value="0.000423">
            <text:p>4,23E-004</text:p>
          </table:table-cell>
          <table:table-cell table:formula="of:=[.Y171]*[.Z171]" office:value-type="float" office:value="0.00028764">
            <text:p>2,88E-004</text:p>
          </table:table-cell>
          <table:table-cell office:value-type="float" office:value="0.68">
            <text:p>0,68</text:p>
          </table:table-cell>
          <table:table-cell office:value-type="float" office:value="0.000389">
            <text:p>3,89E-004</text:p>
          </table:table-cell>
          <table:table-cell table:formula="of:=[.AB171]*[.AC171]" office:value-type="float" office:value="0.00026452">
            <text:p>0,00026452</text:p>
          </table:table-cell>
        </table:table-row>
        <table:table-row table:style-name="ro1">
          <table:table-cell office:value-type="float" office:value="0.69">
            <text:p>0,69</text:p>
          </table:table-cell>
          <table:table-cell office:value-type="float" office:value="0.0118">
            <text:p>1,18E-002</text:p>
          </table:table-cell>
          <table:table-cell table:formula="of:=[.A172]*[.B172]" office:value-type="float" office:value="0.008142">
            <text:p>8,14E-003</text:p>
          </table:table-cell>
          <table:table-cell office:value-type="float" office:value="0.69">
            <text:p>0,69</text:p>
          </table:table-cell>
          <table:table-cell office:value-type="float" office:value="0.0113">
            <text:p>1,13E-002</text:p>
          </table:table-cell>
          <table:table-cell table:formula="of:=[.D172]*[.E172]" office:value-type="float" office:value="0.007797">
            <text:p>7,80E-003</text:p>
          </table:table-cell>
          <table:table-cell office:value-type="float" office:value="0.69">
            <text:p>0,69</text:p>
          </table:table-cell>
          <table:table-cell office:value-type="float" office:value="0.000849">
            <text:p>8,49E-004</text:p>
          </table:table-cell>
          <table:table-cell table:formula="of:=[.G172]*[.H172]" office:value-type="float" office:value="0.00058581">
            <text:p>5,86E-004</text:p>
          </table:table-cell>
          <table:table-cell office:value-type="float" office:value="0.69">
            <text:p>0,69</text:p>
          </table:table-cell>
          <table:table-cell office:value-type="float" office:value="0.00077">
            <text:p>7,70E-004</text:p>
          </table:table-cell>
          <table:table-cell table:formula="of:=[.J172]*[.K172]" office:value-type="float" office:value="0.0005313">
            <text:p>5,31E-004</text:p>
          </table:table-cell>
          <table:table-cell office:value-type="float" office:value="0.69">
            <text:p>0,69</text:p>
          </table:table-cell>
          <table:table-cell office:value-type="float" office:value="0.00591">
            <text:p>5,91E-003</text:p>
          </table:table-cell>
          <table:table-cell table:formula="of:=[.M172]*[.N172]" office:value-type="float" office:value="0.0040779">
            <text:p>4,08E-003</text:p>
          </table:table-cell>
          <table:table-cell office:value-type="float" office:value="0.69">
            <text:p>0,69</text:p>
          </table:table-cell>
          <table:table-cell office:value-type="float" office:value="0.00577">
            <text:p>5,77E-003</text:p>
          </table:table-cell>
          <table:table-cell table:formula="of:=[.P172]*[.Q172]" office:value-type="float" office:value="0.0039813">
            <text:p>3,98E-003</text:p>
          </table:table-cell>
          <table:table-cell office:value-type="float" office:value="0.69">
            <text:p>0,69</text:p>
          </table:table-cell>
          <table:table-cell office:value-type="float" office:value="0.00403">
            <text:p>4,03E-003</text:p>
          </table:table-cell>
          <table:table-cell table:formula="of:=[.S172]*[.T172]" office:value-type="float" office:value="0.0027807">
            <text:p>2,78E-003</text:p>
          </table:table-cell>
          <table:table-cell office:value-type="float" office:value="0.69">
            <text:p>0,69</text:p>
          </table:table-cell>
          <table:table-cell office:value-type="float" office:value="0.0034">
            <text:p>3,40E-003</text:p>
          </table:table-cell>
          <table:table-cell table:formula="of:=[.V172]*[.W172]" office:value-type="float" office:value="0.002346">
            <text:p>2,35E-003</text:p>
          </table:table-cell>
          <table:table-cell office:value-type="float" office:value="0.69">
            <text:p>0,69</text:p>
          </table:table-cell>
          <table:table-cell office:value-type="float" office:value="0.00044">
            <text:p>4,40E-004</text:p>
          </table:table-cell>
          <table:table-cell table:formula="of:=[.Y172]*[.Z172]" office:value-type="float" office:value="0.0003036">
            <text:p>3,04E-004</text:p>
          </table:table-cell>
          <table:table-cell office:value-type="float" office:value="0.69">
            <text:p>0,69</text:p>
          </table:table-cell>
          <table:table-cell office:value-type="float" office:value="0.000414">
            <text:p>4,14E-004</text:p>
          </table:table-cell>
          <table:table-cell table:formula="of:=[.AB172]*[.AC172]" office:value-type="float" office:value="0.00028566">
            <text:p>0,00028566</text:p>
          </table:table-cell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.0122">
            <text:p>1,22E-002</text:p>
          </table:table-cell>
          <table:table-cell table:formula="of:=[.A173]*[.B173]" office:value-type="float" office:value="0.00854">
            <text:p>8,54E-003</text:p>
          </table:table-cell>
          <table:table-cell office:value-type="float" office:value="0.7">
            <text:p>0,7</text:p>
          </table:table-cell>
          <table:table-cell office:value-type="float" office:value="0.0117">
            <text:p>1,17E-002</text:p>
          </table:table-cell>
          <table:table-cell table:formula="of:=[.D173]*[.E173]" office:value-type="float" office:value="0.00819">
            <text:p>8,19E-003</text:p>
          </table:table-cell>
          <table:table-cell office:value-type="float" office:value="0.7">
            <text:p>0,7</text:p>
          </table:table-cell>
          <table:table-cell office:value-type="float" office:value="0.000884">
            <text:p>8,84E-004</text:p>
          </table:table-cell>
          <table:table-cell table:formula="of:=[.G173]*[.H173]" office:value-type="float" office:value="0.0006188">
            <text:p>6,19E-004</text:p>
          </table:table-cell>
          <table:table-cell office:value-type="float" office:value="0.7">
            <text:p>0,7</text:p>
          </table:table-cell>
          <table:table-cell office:value-type="float" office:value="0.000818">
            <text:p>8,18E-004</text:p>
          </table:table-cell>
          <table:table-cell table:formula="of:=[.J173]*[.K173]" office:value-type="float" office:value="0.0005726">
            <text:p>5,73E-004</text:p>
          </table:table-cell>
          <table:table-cell office:value-type="float" office:value="0.7">
            <text:p>0,7</text:p>
          </table:table-cell>
          <table:table-cell office:value-type="float" office:value="0.00605">
            <text:p>6,05E-003</text:p>
          </table:table-cell>
          <table:table-cell table:formula="of:=[.M173]*[.N173]" office:value-type="float" office:value="0.004235">
            <text:p>4,24E-003</text:p>
          </table:table-cell>
          <table:table-cell office:value-type="float" office:value="0.7">
            <text:p>0,7</text:p>
          </table:table-cell>
          <table:table-cell office:value-type="float" office:value="0.00592">
            <text:p>5,92E-003</text:p>
          </table:table-cell>
          <table:table-cell table:formula="of:=[.P173]*[.Q173]" office:value-type="float" office:value="0.004144">
            <text:p>4,14E-003</text:p>
          </table:table-cell>
          <table:table-cell office:value-type="float" office:value="0.7">
            <text:p>0,7</text:p>
          </table:table-cell>
          <table:table-cell office:value-type="float" office:value="0.00426">
            <text:p>4,26E-003</text:p>
          </table:table-cell>
          <table:table-cell table:formula="of:=[.S173]*[.T173]" office:value-type="float" office:value="0.002982">
            <text:p>2,98E-003</text:p>
          </table:table-cell>
          <table:table-cell office:value-type="float" office:value="0.7">
            <text:p>0,7</text:p>
          </table:table-cell>
          <table:table-cell office:value-type="float" office:value="0.00373">
            <text:p>3,73E-003</text:p>
          </table:table-cell>
          <table:table-cell table:formula="of:=[.V173]*[.W173]" office:value-type="float" office:value="0.002611">
            <text:p>2,61E-003</text:p>
          </table:table-cell>
          <table:table-cell office:value-type="float" office:value="0.7">
            <text:p>0,7</text:p>
          </table:table-cell>
          <table:table-cell office:value-type="float" office:value="0.000458">
            <text:p>4,58E-004</text:p>
          </table:table-cell>
          <table:table-cell table:formula="of:=[.Y173]*[.Z173]" office:value-type="float" office:value="0.0003206">
            <text:p>3,21E-004</text:p>
          </table:table-cell>
          <table:table-cell office:value-type="float" office:value="0.7">
            <text:p>0,7</text:p>
          </table:table-cell>
          <table:table-cell office:value-type="float" office:value="0.000437">
            <text:p>4,37E-004</text:p>
          </table:table-cell>
          <table:table-cell table:formula="of:=[.AB173]*[.AC173]" office:value-type="float" office:value="0.0003059">
            <text:p>0,0003059</text:p>
          </table:table-cell>
        </table:table-row>
        <table:table-row table:style-name="ro1">
          <table:table-cell office:value-type="float" office:value="0.71">
            <text:p>0,71</text:p>
          </table:table-cell>
          <table:table-cell office:value-type="float" office:value="0.0126">
            <text:p>1,26E-002</text:p>
          </table:table-cell>
          <table:table-cell table:formula="of:=[.A174]*[.B174]" office:value-type="float" office:value="0.008946">
            <text:p>8,95E-003</text:p>
          </table:table-cell>
          <table:table-cell office:value-type="float" office:value="0.71">
            <text:p>0,71</text:p>
          </table:table-cell>
          <table:table-cell office:value-type="float" office:value="0.0121">
            <text:p>1,21E-002</text:p>
          </table:table-cell>
          <table:table-cell table:formula="of:=[.D174]*[.E174]" office:value-type="float" office:value="0.008591">
            <text:p>8,59E-003</text:p>
          </table:table-cell>
          <table:table-cell office:value-type="float" office:value="0.71">
            <text:p>0,71</text:p>
          </table:table-cell>
          <table:table-cell office:value-type="float" office:value="0.00092">
            <text:p>9,20E-004</text:p>
          </table:table-cell>
          <table:table-cell table:formula="of:=[.G174]*[.H174]" office:value-type="float" office:value="0.0006532">
            <text:p>6,53E-004</text:p>
          </table:table-cell>
          <table:table-cell office:value-type="float" office:value="0.71">
            <text:p>0,71</text:p>
          </table:table-cell>
          <table:table-cell office:value-type="float" office:value="0.000864">
            <text:p>8,64E-004</text:p>
          </table:table-cell>
          <table:table-cell table:formula="of:=[.J174]*[.K174]" office:value-type="float" office:value="0.00061344">
            <text:p>6,13E-004</text:p>
          </table:table-cell>
          <table:table-cell office:value-type="float" office:value="0.71">
            <text:p>0,71</text:p>
          </table:table-cell>
          <table:table-cell office:value-type="float" office:value="0.00619">
            <text:p>6,19E-003</text:p>
          </table:table-cell>
          <table:table-cell table:formula="of:=[.M174]*[.N174]" office:value-type="float" office:value="0.0043949">
            <text:p>4,39E-003</text:p>
          </table:table-cell>
          <table:table-cell office:value-type="float" office:value="0.71">
            <text:p>0,71</text:p>
          </table:table-cell>
          <table:table-cell office:value-type="float" office:value="0.00607">
            <text:p>6,07E-003</text:p>
          </table:table-cell>
          <table:table-cell table:formula="of:=[.P174]*[.Q174]" office:value-type="float" office:value="0.0043097">
            <text:p>4,31E-003</text:p>
          </table:table-cell>
          <table:table-cell office:value-type="float" office:value="0.71">
            <text:p>0,71</text:p>
          </table:table-cell>
          <table:table-cell office:value-type="float" office:value="0.00448">
            <text:p>4,48E-003</text:p>
          </table:table-cell>
          <table:table-cell table:formula="of:=[.S174]*[.T174]" office:value-type="float" office:value="0.0031808">
            <text:p>3,18E-003</text:p>
          </table:table-cell>
          <table:table-cell office:value-type="float" office:value="0.71">
            <text:p>0,71</text:p>
          </table:table-cell>
          <table:table-cell office:value-type="float" office:value="0.00404">
            <text:p>4,04E-003</text:p>
          </table:table-cell>
          <table:table-cell table:formula="of:=[.V174]*[.W174]" office:value-type="float" office:value="0.0028684">
            <text:p>2,87E-003</text:p>
          </table:table-cell>
          <table:table-cell office:value-type="float" office:value="0.71">
            <text:p>0,71</text:p>
          </table:table-cell>
          <table:table-cell office:value-type="float" office:value="0.000477">
            <text:p>4,77E-004</text:p>
          </table:table-cell>
          <table:table-cell table:formula="of:=[.Y174]*[.Z174]" office:value-type="float" office:value="0.00033867">
            <text:p>3,39E-004</text:p>
          </table:table-cell>
          <table:table-cell office:value-type="float" office:value="0.71">
            <text:p>0,71</text:p>
          </table:table-cell>
          <table:table-cell office:value-type="float" office:value="0.00046">
            <text:p>4,60E-004</text:p>
          </table:table-cell>
          <table:table-cell table:formula="of:=[.AB174]*[.AC174]" office:value-type="float" office:value="0.0003266">
            <text:p>0,0003266</text:p>
          </table:table-cell>
        </table:table-row>
        <table:table-row table:style-name="ro1">
          <table:table-cell office:value-type="float" office:value="0.72">
            <text:p>0,72</text:p>
          </table:table-cell>
          <table:table-cell office:value-type="float" office:value="0.013">
            <text:p>1,30E-002</text:p>
          </table:table-cell>
          <table:table-cell table:formula="of:=[.A175]*[.B175]" office:value-type="float" office:value="0.00936">
            <text:p>9,36E-003</text:p>
          </table:table-cell>
          <table:table-cell office:value-type="float" office:value="0.72">
            <text:p>0,72</text:p>
          </table:table-cell>
          <table:table-cell office:value-type="float" office:value="0.0125">
            <text:p>1,25E-002</text:p>
          </table:table-cell>
          <table:table-cell table:formula="of:=[.D175]*[.E175]" office:value-type="float" office:value="0.009">
            <text:p>9,00E-003</text:p>
          </table:table-cell>
          <table:table-cell office:value-type="float" office:value="0.72">
            <text:p>0,72</text:p>
          </table:table-cell>
          <table:table-cell office:value-type="float" office:value="0.000958">
            <text:p>9,58E-004</text:p>
          </table:table-cell>
          <table:table-cell table:formula="of:=[.G175]*[.H175]" office:value-type="float" office:value="0.00068976">
            <text:p>6,90E-004</text:p>
          </table:table-cell>
          <table:table-cell office:value-type="float" office:value="0.72">
            <text:p>0,72</text:p>
          </table:table-cell>
          <table:table-cell office:value-type="float" office:value="0.00091">
            <text:p>9,10E-004</text:p>
          </table:table-cell>
          <table:table-cell table:formula="of:=[.J175]*[.K175]" office:value-type="float" office:value="0.0006552">
            <text:p>6,55E-004</text:p>
          </table:table-cell>
          <table:table-cell office:value-type="float" office:value="0.72">
            <text:p>0,72</text:p>
          </table:table-cell>
          <table:table-cell office:value-type="float" office:value="0.00632">
            <text:p>6,32E-003</text:p>
          </table:table-cell>
          <table:table-cell table:formula="of:=[.M175]*[.N175]" office:value-type="float" office:value="0.0045504">
            <text:p>4,55E-003</text:p>
          </table:table-cell>
          <table:table-cell office:value-type="float" office:value="0.72">
            <text:p>0,72</text:p>
          </table:table-cell>
          <table:table-cell office:value-type="float" office:value="0.00621">
            <text:p>6,21E-003</text:p>
          </table:table-cell>
          <table:table-cell table:formula="of:=[.P175]*[.Q175]" office:value-type="float" office:value="0.0044712">
            <text:p>4,47E-003</text:p>
          </table:table-cell>
          <table:table-cell office:value-type="float" office:value="0.72">
            <text:p>0,72</text:p>
          </table:table-cell>
          <table:table-cell office:value-type="float" office:value="0.00471">
            <text:p>4,71E-003</text:p>
          </table:table-cell>
          <table:table-cell table:formula="of:=[.S175]*[.T175]" office:value-type="float" office:value="0.0033912">
            <text:p>3,39E-003</text:p>
          </table:table-cell>
          <table:table-cell office:value-type="float" office:value="0.72">
            <text:p>0,72</text:p>
          </table:table-cell>
          <table:table-cell office:value-type="float" office:value="0.00435">
            <text:p>4,35E-003</text:p>
          </table:table-cell>
          <table:table-cell table:formula="of:=[.V175]*[.W175]" office:value-type="float" office:value="0.003132">
            <text:p>3,13E-003</text:p>
          </table:table-cell>
          <table:table-cell office:value-type="float" office:value="0.72">
            <text:p>0,72</text:p>
          </table:table-cell>
          <table:table-cell office:value-type="float" office:value="0.000497">
            <text:p>4,97E-004</text:p>
          </table:table-cell>
          <table:table-cell table:formula="of:=[.Y175]*[.Z175]" office:value-type="float" office:value="0.00035784">
            <text:p>3,58E-004</text:p>
          </table:table-cell>
          <table:table-cell office:value-type="float" office:value="0.72">
            <text:p>0,72</text:p>
          </table:table-cell>
          <table:table-cell office:value-type="float" office:value="0.000483">
            <text:p>4,83E-004</text:p>
          </table:table-cell>
          <table:table-cell table:formula="of:=[.AB175]*[.AC175]" office:value-type="float" office:value="0.00034776">
            <text:p>0,00034776</text:p>
          </table:table-cell>
        </table:table-row>
        <table:table-row table:style-name="ro1">
          <table:table-cell office:value-type="float" office:value="0.73">
            <text:p>0,73</text:p>
          </table:table-cell>
          <table:table-cell office:value-type="float" office:value="0.0133">
            <text:p>1,33E-002</text:p>
          </table:table-cell>
          <table:table-cell table:formula="of:=[.A176]*[.B176]" office:value-type="float" office:value="0.009709">
            <text:p>9,71E-003</text:p>
          </table:table-cell>
          <table:table-cell office:value-type="float" office:value="0.73">
            <text:p>0,73</text:p>
          </table:table-cell>
          <table:table-cell office:value-type="float" office:value="0.0129">
            <text:p>1,29E-002</text:p>
          </table:table-cell>
          <table:table-cell table:formula="of:=[.D176]*[.E176]" office:value-type="float" office:value="0.009417">
            <text:p>9,42E-003</text:p>
          </table:table-cell>
          <table:table-cell office:value-type="float" office:value="0.73">
            <text:p>0,73</text:p>
          </table:table-cell>
          <table:table-cell office:value-type="float" office:value="0.000999">
            <text:p>9,99E-004</text:p>
          </table:table-cell>
          <table:table-cell table:formula="of:=[.G176]*[.H176]" office:value-type="float" office:value="0.00072927">
            <text:p>7,29E-004</text:p>
          </table:table-cell>
          <table:table-cell office:value-type="float" office:value="0.73">
            <text:p>0,73</text:p>
          </table:table-cell>
          <table:table-cell office:value-type="float" office:value="0.000956">
            <text:p>9,56E-004</text:p>
          </table:table-cell>
          <table:table-cell table:formula="of:=[.J176]*[.K176]" office:value-type="float" office:value="0.00069788">
            <text:p>6,98E-004</text:p>
          </table:table-cell>
          <table:table-cell office:value-type="float" office:value="0.73">
            <text:p>0,73</text:p>
          </table:table-cell>
          <table:table-cell office:value-type="float" office:value="0.00646">
            <text:p>6,46E-003</text:p>
          </table:table-cell>
          <table:table-cell table:formula="of:=[.M176]*[.N176]" office:value-type="float" office:value="0.0047158">
            <text:p>4,72E-003</text:p>
          </table:table-cell>
          <table:table-cell office:value-type="float" office:value="0.73">
            <text:p>0,73</text:p>
          </table:table-cell>
          <table:table-cell office:value-type="float" office:value="0.00636">
            <text:p>6,36E-003</text:p>
          </table:table-cell>
          <table:table-cell table:formula="of:=[.P176]*[.Q176]" office:value-type="float" office:value="0.0046428">
            <text:p>4,64E-003</text:p>
          </table:table-cell>
          <table:table-cell office:value-type="float" office:value="0.73">
            <text:p>0,73</text:p>
          </table:table-cell>
          <table:table-cell office:value-type="float" office:value="0.00493">
            <text:p>4,93E-003</text:p>
          </table:table-cell>
          <table:table-cell table:formula="of:=[.S176]*[.T176]" office:value-type="float" office:value="0.0035989">
            <text:p>3,60E-003</text:p>
          </table:table-cell>
          <table:table-cell office:value-type="float" office:value="0.73">
            <text:p>0,73</text:p>
          </table:table-cell>
          <table:table-cell office:value-type="float" office:value="0.00464">
            <text:p>4,64E-003</text:p>
          </table:table-cell>
          <table:table-cell table:formula="of:=[.V176]*[.W176]" office:value-type="float" office:value="0.0033872">
            <text:p>3,39E-003</text:p>
          </table:table-cell>
          <table:table-cell office:value-type="float" office:value="0.73">
            <text:p>0,73</text:p>
          </table:table-cell>
          <table:table-cell office:value-type="float" office:value="0.000519">
            <text:p>5,19E-004</text:p>
          </table:table-cell>
          <table:table-cell table:formula="of:=[.Y176]*[.Z176]" office:value-type="float" office:value="0.00037887">
            <text:p>3,79E-004</text:p>
          </table:table-cell>
          <table:table-cell office:value-type="float" office:value="0.73">
            <text:p>0,73</text:p>
          </table:table-cell>
          <table:table-cell office:value-type="float" office:value="0.000507">
            <text:p>5,07E-004</text:p>
          </table:table-cell>
          <table:table-cell table:formula="of:=[.AB176]*[.AC176]" office:value-type="float" office:value="0.00037011">
            <text:p>0,00037011</text:p>
          </table:table-cell>
        </table:table-row>
        <table:table-row table:style-name="ro1">
          <table:table-cell office:value-type="float" office:value="0.74">
            <text:p>0,74</text:p>
          </table:table-cell>
          <table:table-cell office:value-type="float" office:value="0.0137">
            <text:p>1,37E-002</text:p>
          </table:table-cell>
          <table:table-cell table:formula="of:=[.A177]*[.B177]" office:value-type="float" office:value="0.010138">
            <text:p>1,01E-002</text:p>
          </table:table-cell>
          <table:table-cell office:value-type="float" office:value="0.74">
            <text:p>0,74</text:p>
          </table:table-cell>
          <table:table-cell office:value-type="float" office:value="0.0133">
            <text:p>1,33E-002</text:p>
          </table:table-cell>
          <table:table-cell table:formula="of:=[.D177]*[.E177]" office:value-type="float" office:value="0.009842">
            <text:p>9,84E-003</text:p>
          </table:table-cell>
          <table:table-cell office:value-type="float" office:value="0.74">
            <text:p>0,74</text:p>
          </table:table-cell>
          <table:table-cell office:value-type="float" office:value="0.00104">
            <text:p>1,04E-003</text:p>
          </table:table-cell>
          <table:table-cell table:formula="of:=[.G177]*[.H177]" office:value-type="float" office:value="0.0007696">
            <text:p>7,70E-004</text:p>
          </table:table-cell>
          <table:table-cell office:value-type="float" office:value="0.74">
            <text:p>0,74</text:p>
          </table:table-cell>
          <table:table-cell office:value-type="float" office:value="0.001">
            <text:p>1,00E-003</text:p>
          </table:table-cell>
          <table:table-cell table:formula="of:=[.J177]*[.K177]" office:value-type="float" office:value="0.00074">
            <text:p>7,40E-004</text:p>
          </table:table-cell>
          <table:table-cell office:value-type="float" office:value="0.74">
            <text:p>0,74</text:p>
          </table:table-cell>
          <table:table-cell office:value-type="float" office:value="0.0066">
            <text:p>6,60E-003</text:p>
          </table:table-cell>
          <table:table-cell table:formula="of:=[.M177]*[.N177]" office:value-type="float" office:value="0.004884">
            <text:p>4,88E-003</text:p>
          </table:table-cell>
          <table:table-cell office:value-type="float" office:value="0.74">
            <text:p>0,74</text:p>
          </table:table-cell>
          <table:table-cell office:value-type="float" office:value="0.0065">
            <text:p>6,50E-003</text:p>
          </table:table-cell>
          <table:table-cell table:formula="of:=[.P177]*[.Q177]" office:value-type="float" office:value="0.00481">
            <text:p>4,81E-003</text:p>
          </table:table-cell>
          <table:table-cell office:value-type="float" office:value="0.74">
            <text:p>0,74</text:p>
          </table:table-cell>
          <table:table-cell office:value-type="float" office:value="0.00516">
            <text:p>5,16E-003</text:p>
          </table:table-cell>
          <table:table-cell table:formula="of:=[.S177]*[.T177]" office:value-type="float" office:value="0.0038184">
            <text:p>3,82E-003</text:p>
          </table:table-cell>
          <table:table-cell office:value-type="float" office:value="0.74">
            <text:p>0,74</text:p>
          </table:table-cell>
          <table:table-cell office:value-type="float" office:value="0.00492">
            <text:p>4,92E-003</text:p>
          </table:table-cell>
          <table:table-cell table:formula="of:=[.V177]*[.W177]" office:value-type="float" office:value="0.0036408">
            <text:p>3,64E-003</text:p>
          </table:table-cell>
          <table:table-cell office:value-type="float" office:value="0.74">
            <text:p>0,74</text:p>
          </table:table-cell>
          <table:table-cell office:value-type="float" office:value="0.000542">
            <text:p>5,42E-004</text:p>
          </table:table-cell>
          <table:table-cell table:formula="of:=[.Y177]*[.Z177]" office:value-type="float" office:value="0.00040108">
            <text:p>4,01E-004</text:p>
          </table:table-cell>
          <table:table-cell office:value-type="float" office:value="0.74">
            <text:p>0,74</text:p>
          </table:table-cell>
          <table:table-cell office:value-type="float" office:value="0.000531">
            <text:p>5,31E-004</text:p>
          </table:table-cell>
          <table:table-cell table:formula="of:=[.AB177]*[.AC177]" office:value-type="float" office:value="0.00039294">
            <text:p>0,00039294</text:p>
          </table:table-cell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0.0141">
            <text:p>1,41E-002</text:p>
          </table:table-cell>
          <table:table-cell table:formula="of:=[.A178]*[.B178]" office:value-type="float" office:value="0.010575">
            <text:p>1,06E-002</text:p>
          </table:table-cell>
          <table:table-cell office:value-type="float" office:value="0.75">
            <text:p>0,75</text:p>
          </table:table-cell>
          <table:table-cell office:value-type="float" office:value="0.0137">
            <text:p>1,37E-002</text:p>
          </table:table-cell>
          <table:table-cell table:formula="of:=[.D178]*[.E178]" office:value-type="float" office:value="0.010275">
            <text:p>1,03E-002</text:p>
          </table:table-cell>
          <table:table-cell office:value-type="float" office:value="0.75">
            <text:p>0,75</text:p>
          </table:table-cell>
          <table:table-cell office:value-type="float" office:value="0.00109">
            <text:p>1,09E-003</text:p>
          </table:table-cell>
          <table:table-cell table:formula="of:=[.G178]*[.H178]" office:value-type="float" office:value="0.0008175">
            <text:p>8,18E-004</text:p>
          </table:table-cell>
          <table:table-cell office:value-type="float" office:value="0.75">
            <text:p>0,75</text:p>
          </table:table-cell>
          <table:table-cell office:value-type="float" office:value="0.00105">
            <text:p>1,05E-003</text:p>
          </table:table-cell>
          <table:table-cell table:formula="of:=[.J178]*[.K178]" office:value-type="float" office:value="0.0007875">
            <text:p>7,88E-004</text:p>
          </table:table-cell>
          <table:table-cell office:value-type="float" office:value="0.75">
            <text:p>0,75</text:p>
          </table:table-cell>
          <table:table-cell office:value-type="float" office:value="0.00674">
            <text:p>6,74E-003</text:p>
          </table:table-cell>
          <table:table-cell table:formula="of:=[.M178]*[.N178]" office:value-type="float" office:value="0.005055">
            <text:p>5,06E-003</text:p>
          </table:table-cell>
          <table:table-cell office:value-type="float" office:value="0.75">
            <text:p>0,75</text:p>
          </table:table-cell>
          <table:table-cell office:value-type="float" office:value="0.00665">
            <text:p>6,65E-003</text:p>
          </table:table-cell>
          <table:table-cell table:formula="of:=[.P178]*[.Q178]" office:value-type="float" office:value="0.0049875">
            <text:p>4,99E-003</text:p>
          </table:table-cell>
          <table:table-cell office:value-type="float" office:value="0.75">
            <text:p>0,75</text:p>
          </table:table-cell>
          <table:table-cell office:value-type="float" office:value="0.00539">
            <text:p>5,39E-003</text:p>
          </table:table-cell>
          <table:table-cell table:formula="of:=[.S178]*[.T178]" office:value-type="float" office:value="0.0040425">
            <text:p>4,04E-003</text:p>
          </table:table-cell>
          <table:table-cell office:value-type="float" office:value="0.75">
            <text:p>0,75</text:p>
          </table:table-cell>
          <table:table-cell office:value-type="float" office:value="0.0052">
            <text:p>5,20E-003</text:p>
          </table:table-cell>
          <table:table-cell table:formula="of:=[.V178]*[.W178]" office:value-type="float" office:value="0.0039">
            <text:p>3,90E-003</text:p>
          </table:table-cell>
          <table:table-cell office:value-type="float" office:value="0.75">
            <text:p>0,75</text:p>
          </table:table-cell>
          <table:table-cell office:value-type="float" office:value="0.000567">
            <text:p>5,67E-004</text:p>
          </table:table-cell>
          <table:table-cell table:formula="of:=[.Y178]*[.Z178]" office:value-type="float" office:value="0.00042525">
            <text:p>4,25E-004</text:p>
          </table:table-cell>
          <table:table-cell office:value-type="float" office:value="0.75">
            <text:p>0,75</text:p>
          </table:table-cell>
          <table:table-cell office:value-type="float" office:value="0.000558">
            <text:p>5,58E-004</text:p>
          </table:table-cell>
          <table:table-cell table:formula="of:=[.AB178]*[.AC178]" office:value-type="float" office:value="0.0004185">
            <text:p>0,0004185</text:p>
          </table:table-cell>
        </table:table-row>
        <table:table-row table:style-name="ro1">
          <table:table-cell office:value-type="float" office:value="0.76">
            <text:p>0,76</text:p>
          </table:table-cell>
          <table:table-cell office:value-type="float" office:value="0.0145">
            <text:p>1,45E-002</text:p>
          </table:table-cell>
          <table:table-cell table:formula="of:=[.A179]*[.B179]" office:value-type="float" office:value="0.01102">
            <text:p>1,10E-002</text:p>
          </table:table-cell>
          <table:table-cell office:value-type="float" office:value="0.76">
            <text:p>0,76</text:p>
          </table:table-cell>
          <table:table-cell office:value-type="float" office:value="0.0141">
            <text:p>1,41E-002</text:p>
          </table:table-cell>
          <table:table-cell table:formula="of:=[.D179]*[.E179]" office:value-type="float" office:value="0.010716">
            <text:p>1,07E-002</text:p>
          </table:table-cell>
          <table:table-cell office:value-type="float" office:value="0.76">
            <text:p>0,76</text:p>
          </table:table-cell>
          <table:table-cell office:value-type="float" office:value="0.00114">
            <text:p>1,14E-003</text:p>
          </table:table-cell>
          <table:table-cell table:formula="of:=[.G179]*[.H179]" office:value-type="float" office:value="0.0008664">
            <text:p>8,66E-004</text:p>
          </table:table-cell>
          <table:table-cell office:value-type="float" office:value="0.76">
            <text:p>0,76</text:p>
          </table:table-cell>
          <table:table-cell office:value-type="float" office:value="0.0011">
            <text:p>1,10E-003</text:p>
          </table:table-cell>
          <table:table-cell table:formula="of:=[.J179]*[.K179]" office:value-type="float" office:value="0.000836">
            <text:p>8,36E-004</text:p>
          </table:table-cell>
          <table:table-cell office:value-type="float" office:value="0.76">
            <text:p>0,76</text:p>
          </table:table-cell>
          <table:table-cell office:value-type="float" office:value="0.00688">
            <text:p>6,88E-003</text:p>
          </table:table-cell>
          <table:table-cell table:formula="of:=[.M179]*[.N179]" office:value-type="float" office:value="0.0052288">
            <text:p>5,23E-003</text:p>
          </table:table-cell>
          <table:table-cell office:value-type="float" office:value="0.76">
            <text:p>0,76</text:p>
          </table:table-cell>
          <table:table-cell office:value-type="float" office:value="0.00679">
            <text:p>6,79E-003</text:p>
          </table:table-cell>
          <table:table-cell table:formula="of:=[.P179]*[.Q179]" office:value-type="float" office:value="0.0051604">
            <text:p>5,16E-003</text:p>
          </table:table-cell>
          <table:table-cell office:value-type="float" office:value="0.76">
            <text:p>0,76</text:p>
          </table:table-cell>
          <table:table-cell office:value-type="float" office:value="0.00562">
            <text:p>5,62E-003</text:p>
          </table:table-cell>
          <table:table-cell table:formula="of:=[.S179]*[.T179]" office:value-type="float" office:value="0.0042712">
            <text:p>4,27E-003</text:p>
          </table:table-cell>
          <table:table-cell office:value-type="float" office:value="0.76">
            <text:p>0,76</text:p>
          </table:table-cell>
          <table:table-cell office:value-type="float" office:value="0.00547">
            <text:p>5,47E-003</text:p>
          </table:table-cell>
          <table:table-cell table:formula="of:=[.V179]*[.W179]" office:value-type="float" office:value="0.0041572">
            <text:p>4,16E-003</text:p>
          </table:table-cell>
          <table:table-cell office:value-type="float" office:value="0.76">
            <text:p>0,76</text:p>
          </table:table-cell>
          <table:table-cell office:value-type="float" office:value="0.000594">
            <text:p>5,94E-004</text:p>
          </table:table-cell>
          <table:table-cell table:formula="of:=[.Y179]*[.Z179]" office:value-type="float" office:value="0.00045144">
            <text:p>4,51E-004</text:p>
          </table:table-cell>
          <table:table-cell office:value-type="float" office:value="0.76">
            <text:p>0,76</text:p>
          </table:table-cell>
          <table:table-cell office:value-type="float" office:value="0.000585">
            <text:p>5,85E-004</text:p>
          </table:table-cell>
          <table:table-cell table:formula="of:=[.AB179]*[.AC179]" office:value-type="float" office:value="0.0004446">
            <text:p>0,0004446</text:p>
          </table:table-cell>
        </table:table-row>
        <table:table-row table:style-name="ro1">
          <table:table-cell office:value-type="float" office:value="0.77">
            <text:p>0,77</text:p>
          </table:table-cell>
          <table:table-cell office:value-type="float" office:value="0.0149">
            <text:p>1,49E-002</text:p>
          </table:table-cell>
          <table:table-cell table:formula="of:=[.A180]*[.B180]" office:value-type="float" office:value="0.011473">
            <text:p>1,15E-002</text:p>
          </table:table-cell>
          <table:table-cell office:value-type="float" office:value="0.77">
            <text:p>0,77</text:p>
          </table:table-cell>
          <table:table-cell office:value-type="float" office:value="0.0145">
            <text:p>1,45E-002</text:p>
          </table:table-cell>
          <table:table-cell table:formula="of:=[.D180]*[.E180]" office:value-type="float" office:value="0.011165">
            <text:p>1,12E-002</text:p>
          </table:table-cell>
          <table:table-cell office:value-type="float" office:value="0.77">
            <text:p>0,77</text:p>
          </table:table-cell>
          <table:table-cell office:value-type="float" office:value="0.00119">
            <text:p>1,19E-003</text:p>
          </table:table-cell>
          <table:table-cell table:formula="of:=[.G180]*[.H180]" office:value-type="float" office:value="0.0009163">
            <text:p>9,16E-004</text:p>
          </table:table-cell>
          <table:table-cell office:value-type="float" office:value="0.77">
            <text:p>0,77</text:p>
          </table:table-cell>
          <table:table-cell office:value-type="float" office:value="0.00116">
            <text:p>1,16E-003</text:p>
          </table:table-cell>
          <table:table-cell table:formula="of:=[.J180]*[.K180]" office:value-type="float" office:value="0.0008932">
            <text:p>8,93E-004</text:p>
          </table:table-cell>
          <table:table-cell office:value-type="float" office:value="0.77">
            <text:p>0,77</text:p>
          </table:table-cell>
          <table:table-cell office:value-type="float" office:value="0.00702">
            <text:p>7,02E-003</text:p>
          </table:table-cell>
          <table:table-cell table:formula="of:=[.M180]*[.N180]" office:value-type="float" office:value="0.0054054">
            <text:p>5,41E-003</text:p>
          </table:table-cell>
          <table:table-cell office:value-type="float" office:value="0.77">
            <text:p>0,77</text:p>
          </table:table-cell>
          <table:table-cell office:value-type="float" office:value="0.00694">
            <text:p>6,94E-003</text:p>
          </table:table-cell>
          <table:table-cell table:formula="of:=[.P180]*[.Q180]" office:value-type="float" office:value="0.0053438">
            <text:p>5,34E-003</text:p>
          </table:table-cell>
          <table:table-cell office:value-type="float" office:value="0.77">
            <text:p>0,77</text:p>
          </table:table-cell>
          <table:table-cell office:value-type="float" office:value="0.00585">
            <text:p>5,85E-003</text:p>
          </table:table-cell>
          <table:table-cell table:formula="of:=[.S180]*[.T180]" office:value-type="float" office:value="0.0045045">
            <text:p>4,50E-003</text:p>
          </table:table-cell>
          <table:table-cell office:value-type="float" office:value="0.77">
            <text:p>0,77</text:p>
          </table:table-cell>
          <table:table-cell office:value-type="float" office:value="0.00574">
            <text:p>5,74E-003</text:p>
          </table:table-cell>
          <table:table-cell table:formula="of:=[.V180]*[.W180]" office:value-type="float" office:value="0.0044198">
            <text:p>4,42E-003</text:p>
          </table:table-cell>
          <table:table-cell office:value-type="float" office:value="0.77">
            <text:p>0,77</text:p>
          </table:table-cell>
          <table:table-cell office:value-type="float" office:value="0.000623">
            <text:p>6,23E-004</text:p>
          </table:table-cell>
          <table:table-cell table:formula="of:=[.Y180]*[.Z180]" office:value-type="float" office:value="0.00047971">
            <text:p>4,80E-004</text:p>
          </table:table-cell>
          <table:table-cell office:value-type="float" office:value="0.77">
            <text:p>0,77</text:p>
          </table:table-cell>
          <table:table-cell office:value-type="float" office:value="0.000615">
            <text:p>6,15E-004</text:p>
          </table:table-cell>
          <table:table-cell table:formula="of:=[.AB180]*[.AC180]" office:value-type="float" office:value="0.00047355">
            <text:p>0,00047355</text:p>
          </table:table-cell>
        </table:table-row>
        <table:table-row table:style-name="ro1">
          <table:table-cell office:value-type="float" office:value="0.78">
            <text:p>0,78</text:p>
          </table:table-cell>
          <table:table-cell office:value-type="float" office:value="0.0153">
            <text:p>1,53E-002</text:p>
          </table:table-cell>
          <table:table-cell table:formula="of:=[.A181]*[.B181]" office:value-type="float" office:value="0.011934">
            <text:p>1,19E-002</text:p>
          </table:table-cell>
          <table:table-cell office:value-type="float" office:value="0.78">
            <text:p>0,78</text:p>
          </table:table-cell>
          <table:table-cell office:value-type="float" office:value="0.0149">
            <text:p>1,49E-002</text:p>
          </table:table-cell>
          <table:table-cell table:formula="of:=[.D181]*[.E181]" office:value-type="float" office:value="0.011622">
            <text:p>1,16E-002</text:p>
          </table:table-cell>
          <table:table-cell office:value-type="float" office:value="0.78">
            <text:p>0,78</text:p>
          </table:table-cell>
          <table:table-cell office:value-type="float" office:value="0.00125">
            <text:p>1,25E-003</text:p>
          </table:table-cell>
          <table:table-cell table:formula="of:=[.G181]*[.H181]" office:value-type="float" office:value="0.000975">
            <text:p>9,75E-004</text:p>
          </table:table-cell>
          <table:table-cell office:value-type="float" office:value="0.78">
            <text:p>0,78</text:p>
          </table:table-cell>
          <table:table-cell office:value-type="float" office:value="0.00122">
            <text:p>1,22E-003</text:p>
          </table:table-cell>
          <table:table-cell table:formula="of:=[.J181]*[.K181]" office:value-type="float" office:value="0.0009516">
            <text:p>9,52E-004</text:p>
          </table:table-cell>
          <table:table-cell office:value-type="float" office:value="0.78">
            <text:p>0,78</text:p>
          </table:table-cell>
          <table:table-cell office:value-type="float" office:value="0.00717">
            <text:p>7,17E-003</text:p>
          </table:table-cell>
          <table:table-cell table:formula="of:=[.M181]*[.N181]" office:value-type="float" office:value="0.0055926">
            <text:p>5,59E-003</text:p>
          </table:table-cell>
          <table:table-cell office:value-type="float" office:value="0.78">
            <text:p>0,78</text:p>
          </table:table-cell>
          <table:table-cell office:value-type="float" office:value="0.00709">
            <text:p>7,09E-003</text:p>
          </table:table-cell>
          <table:table-cell table:formula="of:=[.P181]*[.Q181]" office:value-type="float" office:value="0.0055302">
            <text:p>5,53E-003</text:p>
          </table:table-cell>
          <table:table-cell office:value-type="float" office:value="0.78">
            <text:p>0,78</text:p>
          </table:table-cell>
          <table:table-cell office:value-type="float" office:value="0.00608">
            <text:p>6,08E-003</text:p>
          </table:table-cell>
          <table:table-cell table:formula="of:=[.S181]*[.T181]" office:value-type="float" office:value="0.0047424">
            <text:p>4,74E-003</text:p>
          </table:table-cell>
          <table:table-cell office:value-type="float" office:value="0.78">
            <text:p>0,78</text:p>
          </table:table-cell>
          <table:table-cell office:value-type="float" office:value="0.006">
            <text:p>6,00E-003</text:p>
          </table:table-cell>
          <table:table-cell table:formula="of:=[.V181]*[.W181]" office:value-type="float" office:value="0.00468">
            <text:p>4,68E-003</text:p>
          </table:table-cell>
          <table:table-cell office:value-type="float" office:value="0.78">
            <text:p>0,78</text:p>
          </table:table-cell>
          <table:table-cell office:value-type="float" office:value="0.000654">
            <text:p>6,54E-004</text:p>
          </table:table-cell>
          <table:table-cell table:formula="of:=[.Y181]*[.Z181]" office:value-type="float" office:value="0.00051012">
            <text:p>5,10E-004</text:p>
          </table:table-cell>
          <table:table-cell office:value-type="float" office:value="0.78">
            <text:p>0,78</text:p>
          </table:table-cell>
          <table:table-cell office:value-type="float" office:value="0.000647">
            <text:p>6,47E-004</text:p>
          </table:table-cell>
          <table:table-cell table:formula="of:=[.AB181]*[.AC181]" office:value-type="float" office:value="0.00050466">
            <text:p>0,00050466</text:p>
          </table:table-cell>
        </table:table-row>
        <table:table-row table:style-name="ro1">
          <table:table-cell office:value-type="float" office:value="0.79">
            <text:p>0,79</text:p>
          </table:table-cell>
          <table:table-cell office:value-type="float" office:value="0.0157">
            <text:p>1,57E-002</text:p>
          </table:table-cell>
          <table:table-cell table:formula="of:=[.A182]*[.B182]" office:value-type="float" office:value="0.012403">
            <text:p>1,24E-002</text:p>
          </table:table-cell>
          <table:table-cell office:value-type="float" office:value="0.79">
            <text:p>0,79</text:p>
          </table:table-cell>
          <table:table-cell office:value-type="float" office:value="0.0153">
            <text:p>1,53E-002</text:p>
          </table:table-cell>
          <table:table-cell table:formula="of:=[.D182]*[.E182]" office:value-type="float" office:value="0.012087">
            <text:p>1,21E-002</text:p>
          </table:table-cell>
          <table:table-cell office:value-type="float" office:value="0.79">
            <text:p>0,79</text:p>
          </table:table-cell>
          <table:table-cell office:value-type="float" office:value="0.00131">
            <text:p>1,31E-003</text:p>
          </table:table-cell>
          <table:table-cell table:formula="of:=[.G182]*[.H182]" office:value-type="float" office:value="0.0010349">
            <text:p>1,03E-003</text:p>
          </table:table-cell>
          <table:table-cell office:value-type="float" office:value="0.79">
            <text:p>0,79</text:p>
          </table:table-cell>
          <table:table-cell office:value-type="float" office:value="0.00128">
            <text:p>1,28E-003</text:p>
          </table:table-cell>
          <table:table-cell table:formula="of:=[.J182]*[.K182]" office:value-type="float" office:value="0.0010112">
            <text:p>1,01E-003</text:p>
          </table:table-cell>
          <table:table-cell office:value-type="float" office:value="0.79">
            <text:p>0,79</text:p>
          </table:table-cell>
          <table:table-cell office:value-type="float" office:value="0.00731">
            <text:p>7,31E-003</text:p>
          </table:table-cell>
          <table:table-cell table:formula="of:=[.M182]*[.N182]" office:value-type="float" office:value="0.0057749">
            <text:p>5,77E-003</text:p>
          </table:table-cell>
          <table:table-cell office:value-type="float" office:value="0.79">
            <text:p>0,79</text:p>
          </table:table-cell>
          <table:table-cell office:value-type="float" office:value="0.00724">
            <text:p>7,24E-003</text:p>
          </table:table-cell>
          <table:table-cell table:formula="of:=[.P182]*[.Q182]" office:value-type="float" office:value="0.0057196">
            <text:p>5,72E-003</text:p>
          </table:table-cell>
          <table:table-cell office:value-type="float" office:value="0.79">
            <text:p>0,79</text:p>
          </table:table-cell>
          <table:table-cell office:value-type="float" office:value="0.00632">
            <text:p>6,32E-003</text:p>
          </table:table-cell>
          <table:table-cell table:formula="of:=[.S182]*[.T182]" office:value-type="float" office:value="0.0049928">
            <text:p>4,99E-003</text:p>
          </table:table-cell>
          <table:table-cell office:value-type="float" office:value="0.79">
            <text:p>0,79</text:p>
          </table:table-cell>
          <table:table-cell office:value-type="float" office:value="0.00627">
            <text:p>6,27E-003</text:p>
          </table:table-cell>
          <table:table-cell table:formula="of:=[.V182]*[.W182]" office:value-type="float" office:value="0.0049533">
            <text:p>4,95E-003</text:p>
          </table:table-cell>
          <table:table-cell office:value-type="float" office:value="0.79">
            <text:p>0,79</text:p>
          </table:table-cell>
          <table:table-cell office:value-type="float" office:value="0.000688">
            <text:p>6,88E-004</text:p>
          </table:table-cell>
          <table:table-cell table:formula="of:=[.Y182]*[.Z182]" office:value-type="float" office:value="0.00054352">
            <text:p>5,44E-004</text:p>
          </table:table-cell>
          <table:table-cell office:value-type="float" office:value="0.79">
            <text:p>0,79</text:p>
          </table:table-cell>
          <table:table-cell office:value-type="float" office:value="0.000681">
            <text:p>6,81E-004</text:p>
          </table:table-cell>
          <table:table-cell table:formula="of:=[.AB182]*[.AC182]" office:value-type="float" office:value="0.00053799">
            <text:p>0,00053799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.0161">
            <text:p>1,61E-002</text:p>
          </table:table-cell>
          <table:table-cell table:formula="of:=[.A183]*[.B183]" office:value-type="float" office:value="0.01288">
            <text:p>1,29E-002</text:p>
          </table:table-cell>
          <table:table-cell office:value-type="float" office:value="0.8">
            <text:p>0,8</text:p>
          </table:table-cell>
          <table:table-cell office:value-type="float" office:value="0.0157">
            <text:p>1,57E-002</text:p>
          </table:table-cell>
          <table:table-cell table:formula="of:=[.D183]*[.E183]" office:value-type="float" office:value="0.01256">
            <text:p>1,26E-002</text:p>
          </table:table-cell>
          <table:table-cell office:value-type="float" office:value="0.8">
            <text:p>0,8</text:p>
          </table:table-cell>
          <table:table-cell office:value-type="float" office:value="0.00138">
            <text:p>1,38E-003</text:p>
          </table:table-cell>
          <table:table-cell table:formula="of:=[.G183]*[.H183]" office:value-type="float" office:value="0.001104">
            <text:p>1,10E-003</text:p>
          </table:table-cell>
          <table:table-cell office:value-type="float" office:value="0.8">
            <text:p>0,8</text:p>
          </table:table-cell>
          <table:table-cell office:value-type="float" office:value="0.00135">
            <text:p>1,35E-003</text:p>
          </table:table-cell>
          <table:table-cell table:formula="of:=[.J183]*[.K183]" office:value-type="float" office:value="0.00108">
            <text:p>1,08E-003</text:p>
          </table:table-cell>
          <table:table-cell office:value-type="float" office:value="0.8">
            <text:p>0,8</text:p>
          </table:table-cell>
          <table:table-cell office:value-type="float" office:value="0.00745">
            <text:p>7,45E-003</text:p>
          </table:table-cell>
          <table:table-cell table:formula="of:=[.M183]*[.N183]" office:value-type="float" office:value="0.00596">
            <text:p>5,96E-003</text:p>
          </table:table-cell>
          <table:table-cell office:value-type="float" office:value="0.8">
            <text:p>0,8</text:p>
          </table:table-cell>
          <table:table-cell office:value-type="float" office:value="0.00738">
            <text:p>7,38E-003</text:p>
          </table:table-cell>
          <table:table-cell table:formula="of:=[.P183]*[.Q183]" office:value-type="float" office:value="0.005904">
            <text:p>5,90E-003</text:p>
          </table:table-cell>
          <table:table-cell office:value-type="float" office:value="0.8">
            <text:p>0,8</text:p>
          </table:table-cell>
          <table:table-cell office:value-type="float" office:value="0.00656">
            <text:p>6,56E-003</text:p>
          </table:table-cell>
          <table:table-cell table:formula="of:=[.S183]*[.T183]" office:value-type="float" office:value="0.005248">
            <text:p>5,25E-003</text:p>
          </table:table-cell>
          <table:table-cell office:value-type="float" office:value="0.8">
            <text:p>0,8</text:p>
          </table:table-cell>
          <table:table-cell office:value-type="float" office:value="0.00654">
            <text:p>6,54E-003</text:p>
          </table:table-cell>
          <table:table-cell table:formula="of:=[.V183]*[.W183]" office:value-type="float" office:value="0.005232">
            <text:p>5,23E-003</text:p>
          </table:table-cell>
          <table:table-cell office:value-type="float" office:value="0.8">
            <text:p>0,8</text:p>
          </table:table-cell>
          <table:table-cell office:value-type="float" office:value="0.000725">
            <text:p>7,25E-004</text:p>
          </table:table-cell>
          <table:table-cell table:formula="of:=[.Y183]*[.Z183]" office:value-type="float" office:value="0.00058">
            <text:p>5,80E-004</text:p>
          </table:table-cell>
          <table:table-cell office:value-type="float" office:value="0.8">
            <text:p>0,8</text:p>
          </table:table-cell>
          <table:table-cell office:value-type="float" office:value="0.000717">
            <text:p>7,17E-004</text:p>
          </table:table-cell>
          <table:table-cell table:formula="of:=[.AB183]*[.AC183]" office:value-type="float" office:value="0.0005736">
            <text:p>0,0005736</text:p>
          </table:table-cell>
        </table:table-row>
        <table:table-row table:style-name="ro1">
          <table:table-cell office:value-type="float" office:value="0.81">
            <text:p>0,81</text:p>
          </table:table-cell>
          <table:table-cell office:value-type="float" office:value="0.0165">
            <text:p>1,65E-002</text:p>
          </table:table-cell>
          <table:table-cell table:formula="of:=[.A184]*[.B184]" office:value-type="float" office:value="0.013365">
            <text:p>1,34E-002</text:p>
          </table:table-cell>
          <table:table-cell office:value-type="float" office:value="0.81">
            <text:p>0,81</text:p>
          </table:table-cell>
          <table:table-cell office:value-type="float" office:value="0.0161">
            <text:p>1,61E-002</text:p>
          </table:table-cell>
          <table:table-cell table:formula="of:=[.D184]*[.E184]" office:value-type="float" office:value="0.013041">
            <text:p>1,30E-002</text:p>
          </table:table-cell>
          <table:table-cell office:value-type="float" office:value="0.81">
            <text:p>0,81</text:p>
          </table:table-cell>
          <table:table-cell office:value-type="float" office:value="0.00145">
            <text:p>1,45E-003</text:p>
          </table:table-cell>
          <table:table-cell table:formula="of:=[.G184]*[.H184]" office:value-type="float" office:value="0.0011745">
            <text:p>1,17E-003</text:p>
          </table:table-cell>
          <table:table-cell office:value-type="float" office:value="0.81">
            <text:p>0,81</text:p>
          </table:table-cell>
          <table:table-cell office:value-type="float" office:value="0.00142">
            <text:p>1,42E-003</text:p>
          </table:table-cell>
          <table:table-cell table:formula="of:=[.J184]*[.K184]" office:value-type="float" office:value="0.0011502">
            <text:p>1,15E-003</text:p>
          </table:table-cell>
          <table:table-cell office:value-type="float" office:value="0.81">
            <text:p>0,81</text:p>
          </table:table-cell>
          <table:table-cell office:value-type="float" office:value="0.0076">
            <text:p>7,60E-003</text:p>
          </table:table-cell>
          <table:table-cell table:formula="of:=[.M184]*[.N184]" office:value-type="float" office:value="0.006156">
            <text:p>6,16E-003</text:p>
          </table:table-cell>
          <table:table-cell office:value-type="float" office:value="0.81">
            <text:p>0,81</text:p>
          </table:table-cell>
          <table:table-cell office:value-type="float" office:value="0.00753">
            <text:p>7,53E-003</text:p>
          </table:table-cell>
          <table:table-cell table:formula="of:=[.P184]*[.Q184]" office:value-type="float" office:value="0.0060993">
            <text:p>6,10E-003</text:p>
          </table:table-cell>
          <table:table-cell office:value-type="float" office:value="0.81">
            <text:p>0,81</text:p>
          </table:table-cell>
          <table:table-cell office:value-type="float" office:value="0.00681">
            <text:p>6,81E-003</text:p>
          </table:table-cell>
          <table:table-cell table:formula="of:=[.S184]*[.T184]" office:value-type="float" office:value="0.0055161">
            <text:p>5,52E-003</text:p>
          </table:table-cell>
          <table:table-cell office:value-type="float" office:value="0.81">
            <text:p>0,81</text:p>
          </table:table-cell>
          <table:table-cell office:value-type="float" office:value="0.00681">
            <text:p>6,81E-003</text:p>
          </table:table-cell>
          <table:table-cell table:formula="of:=[.V184]*[.W184]" office:value-type="float" office:value="0.0055161">
            <text:p>5,52E-003</text:p>
          </table:table-cell>
          <table:table-cell office:value-type="float" office:value="0.81">
            <text:p>0,81</text:p>
          </table:table-cell>
          <table:table-cell office:value-type="float" office:value="0.000765">
            <text:p>7,65E-004</text:p>
          </table:table-cell>
          <table:table-cell table:formula="of:=[.Y184]*[.Z184]" office:value-type="float" office:value="0.00061965">
            <text:p>6,20E-004</text:p>
          </table:table-cell>
          <table:table-cell office:value-type="float" office:value="0.81">
            <text:p>0,81</text:p>
          </table:table-cell>
          <table:table-cell office:value-type="float" office:value="0.000757">
            <text:p>7,57E-004</text:p>
          </table:table-cell>
          <table:table-cell table:formula="of:=[.AB184]*[.AC184]" office:value-type="float" office:value="0.00061317">
            <text:p>0,00061317</text:p>
          </table:table-cell>
        </table:table-row>
        <table:table-row table:style-name="ro1">
          <table:table-cell office:value-type="float" office:value="0.82">
            <text:p>0,82</text:p>
          </table:table-cell>
          <table:table-cell office:value-type="float" office:value="0.0169">
            <text:p>1,69E-002</text:p>
          </table:table-cell>
          <table:table-cell table:formula="of:=[.A185]*[.B185]" office:value-type="float" office:value="0.013858">
            <text:p>1,39E-002</text:p>
          </table:table-cell>
          <table:table-cell office:value-type="float" office:value="0.82">
            <text:p>0,82</text:p>
          </table:table-cell>
          <table:table-cell office:value-type="float" office:value="0.0165">
            <text:p>1,65E-002</text:p>
          </table:table-cell>
          <table:table-cell table:formula="of:=[.D185]*[.E185]" office:value-type="float" office:value="0.01353">
            <text:p>1,35E-002</text:p>
          </table:table-cell>
          <table:table-cell office:value-type="float" office:value="0.82">
            <text:p>0,82</text:p>
          </table:table-cell>
          <table:table-cell office:value-type="float" office:value="0.00152">
            <text:p>1,52E-003</text:p>
          </table:table-cell>
          <table:table-cell table:formula="of:=[.G185]*[.H185]" office:value-type="float" office:value="0.0012464">
            <text:p>1,25E-003</text:p>
          </table:table-cell>
          <table:table-cell office:value-type="float" office:value="0.82">
            <text:p>0,82</text:p>
          </table:table-cell>
          <table:table-cell office:value-type="float" office:value="0.00149">
            <text:p>1,49E-003</text:p>
          </table:table-cell>
          <table:table-cell table:formula="of:=[.J185]*[.K185]" office:value-type="float" office:value="0.0012218">
            <text:p>1,22E-003</text:p>
          </table:table-cell>
          <table:table-cell office:value-type="float" office:value="0.82">
            <text:p>0,82</text:p>
          </table:table-cell>
          <table:table-cell office:value-type="float" office:value="0.00775">
            <text:p>7,75E-003</text:p>
          </table:table-cell>
          <table:table-cell table:formula="of:=[.M185]*[.N185]" office:value-type="float" office:value="0.006355">
            <text:p>6,36E-003</text:p>
          </table:table-cell>
          <table:table-cell office:value-type="float" office:value="0.82">
            <text:p>0,82</text:p>
          </table:table-cell>
          <table:table-cell office:value-type="float" office:value="0.00768">
            <text:p>7,68E-003</text:p>
          </table:table-cell>
          <table:table-cell table:formula="of:=[.P185]*[.Q185]" office:value-type="float" office:value="0.0062976">
            <text:p>6,30E-003</text:p>
          </table:table-cell>
          <table:table-cell office:value-type="float" office:value="0.82">
            <text:p>0,82</text:p>
          </table:table-cell>
          <table:table-cell office:value-type="float" office:value="0.00706">
            <text:p>7,06E-003</text:p>
          </table:table-cell>
          <table:table-cell table:formula="of:=[.S185]*[.T185]" office:value-type="float" office:value="0.0057892">
            <text:p>5,79E-003</text:p>
          </table:table-cell>
          <table:table-cell office:value-type="float" office:value="0.82">
            <text:p>0,82</text:p>
          </table:table-cell>
          <table:table-cell office:value-type="float" office:value="0.00708">
            <text:p>7,08E-003</text:p>
          </table:table-cell>
          <table:table-cell table:formula="of:=[.V185]*[.W185]" office:value-type="float" office:value="0.0058056">
            <text:p>5,81E-003</text:p>
          </table:table-cell>
          <table:table-cell office:value-type="float" office:value="0.82">
            <text:p>0,82</text:p>
          </table:table-cell>
          <table:table-cell office:value-type="float" office:value="0.000808">
            <text:p>8,08E-004</text:p>
          </table:table-cell>
          <table:table-cell table:formula="of:=[.Y185]*[.Z185]" office:value-type="float" office:value="0.00066256">
            <text:p>6,63E-004</text:p>
          </table:table-cell>
          <table:table-cell office:value-type="float" office:value="0.82">
            <text:p>0,82</text:p>
          </table:table-cell>
          <table:table-cell office:value-type="float" office:value="0.000799">
            <text:p>7,99E-004</text:p>
          </table:table-cell>
          <table:table-cell table:formula="of:=[.AB185]*[.AC185]" office:value-type="float" office:value="0.00065518">
            <text:p>0,00065518</text:p>
          </table:table-cell>
        </table:table-row>
        <table:table-row table:style-name="ro1">
          <table:table-cell office:value-type="float" office:value="0.83">
            <text:p>0,83</text:p>
          </table:table-cell>
          <table:table-cell office:value-type="float" office:value="0.0173">
            <text:p>1,73E-002</text:p>
          </table:table-cell>
          <table:table-cell table:formula="of:=[.A186]*[.B186]" office:value-type="float" office:value="0.014359">
            <text:p>1,44E-002</text:p>
          </table:table-cell>
          <table:table-cell office:value-type="float" office:value="0.83">
            <text:p>0,83</text:p>
          </table:table-cell>
          <table:table-cell office:value-type="float" office:value="0.0169">
            <text:p>1,69E-002</text:p>
          </table:table-cell>
          <table:table-cell table:formula="of:=[.D186]*[.E186]" office:value-type="float" office:value="0.014027">
            <text:p>1,40E-002</text:p>
          </table:table-cell>
          <table:table-cell office:value-type="float" office:value="0.83">
            <text:p>0,83</text:p>
          </table:table-cell>
          <table:table-cell office:value-type="float" office:value="0.0016">
            <text:p>1,60E-003</text:p>
          </table:table-cell>
          <table:table-cell table:formula="of:=[.G186]*[.H186]" office:value-type="float" office:value="0.001328">
            <text:p>1,33E-003</text:p>
          </table:table-cell>
          <table:table-cell office:value-type="float" office:value="0.83">
            <text:p>0,83</text:p>
          </table:table-cell>
          <table:table-cell office:value-type="float" office:value="0.00157">
            <text:p>1,57E-003</text:p>
          </table:table-cell>
          <table:table-cell table:formula="of:=[.J186]*[.K186]" office:value-type="float" office:value="0.0013031">
            <text:p>1,30E-003</text:p>
          </table:table-cell>
          <table:table-cell office:value-type="float" office:value="0.83">
            <text:p>0,83</text:p>
          </table:table-cell>
          <table:table-cell office:value-type="float" office:value="0.0079">
            <text:p>7,90E-003</text:p>
          </table:table-cell>
          <table:table-cell table:formula="of:=[.M186]*[.N186]" office:value-type="float" office:value="0.006557">
            <text:p>6,56E-003</text:p>
          </table:table-cell>
          <table:table-cell office:value-type="float" office:value="0.83">
            <text:p>0,83</text:p>
          </table:table-cell>
          <table:table-cell office:value-type="float" office:value="0.00783">
            <text:p>7,83E-003</text:p>
          </table:table-cell>
          <table:table-cell table:formula="of:=[.P186]*[.Q186]" office:value-type="float" office:value="0.0064989">
            <text:p>6,50E-003</text:p>
          </table:table-cell>
          <table:table-cell office:value-type="float" office:value="0.83">
            <text:p>0,83</text:p>
          </table:table-cell>
          <table:table-cell office:value-type="float" office:value="0.00731">
            <text:p>7,31E-003</text:p>
          </table:table-cell>
          <table:table-cell table:formula="of:=[.S186]*[.T186]" office:value-type="float" office:value="0.0060673">
            <text:p>6,07E-003</text:p>
          </table:table-cell>
          <table:table-cell office:value-type="float" office:value="0.83">
            <text:p>0,83</text:p>
          </table:table-cell>
          <table:table-cell office:value-type="float" office:value="0.00735">
            <text:p>7,35E-003</text:p>
          </table:table-cell>
          <table:table-cell table:formula="of:=[.V186]*[.W186]" office:value-type="float" office:value="0.0061005">
            <text:p>6,10E-003</text:p>
          </table:table-cell>
          <table:table-cell office:value-type="float" office:value="0.83">
            <text:p>0,83</text:p>
          </table:table-cell>
          <table:table-cell office:value-type="float" office:value="0.000854">
            <text:p>8,54E-004</text:p>
          </table:table-cell>
          <table:table-cell table:formula="of:=[.Y186]*[.Z186]" office:value-type="float" office:value="0.00070882">
            <text:p>7,09E-004</text:p>
          </table:table-cell>
          <table:table-cell office:value-type="float" office:value="0.83">
            <text:p>0,83</text:p>
          </table:table-cell>
          <table:table-cell office:value-type="float" office:value="0.000844">
            <text:p>8,44E-004</text:p>
          </table:table-cell>
          <table:table-cell table:formula="of:=[.AB186]*[.AC186]" office:value-type="float" office:value="0.00070052">
            <text:p>0,00070052</text:p>
          </table:table-cell>
        </table:table-row>
        <table:table-row table:style-name="ro1">
          <table:table-cell office:value-type="float" office:value="0.84">
            <text:p>0,84</text:p>
          </table:table-cell>
          <table:table-cell office:value-type="float" office:value="0.0178">
            <text:p>1,78E-002</text:p>
          </table:table-cell>
          <table:table-cell table:formula="of:=[.A187]*[.B187]" office:value-type="float" office:value="0.014952">
            <text:p>1,50E-002</text:p>
          </table:table-cell>
          <table:table-cell office:value-type="float" office:value="0.84">
            <text:p>0,84</text:p>
          </table:table-cell>
          <table:table-cell office:value-type="float" office:value="0.0173">
            <text:p>1,73E-002</text:p>
          </table:table-cell>
          <table:table-cell table:formula="of:=[.D187]*[.E187]" office:value-type="float" office:value="0.014532">
            <text:p>1,45E-002</text:p>
          </table:table-cell>
          <table:table-cell office:value-type="float" office:value="0.84">
            <text:p>0,84</text:p>
          </table:table-cell>
          <table:table-cell office:value-type="float" office:value="0.00169">
            <text:p>1,69E-003</text:p>
          </table:table-cell>
          <table:table-cell table:formula="of:=[.G187]*[.H187]" office:value-type="float" office:value="0.0014196">
            <text:p>1,42E-003</text:p>
          </table:table-cell>
          <table:table-cell office:value-type="float" office:value="0.84">
            <text:p>0,84</text:p>
          </table:table-cell>
          <table:table-cell office:value-type="float" office:value="0.00166">
            <text:p>1,66E-003</text:p>
          </table:table-cell>
          <table:table-cell table:formula="of:=[.J187]*[.K187]" office:value-type="float" office:value="0.0013944">
            <text:p>1,39E-003</text:p>
          </table:table-cell>
          <table:table-cell office:value-type="float" office:value="0.84">
            <text:p>0,84</text:p>
          </table:table-cell>
          <table:table-cell office:value-type="float" office:value="0.00805">
            <text:p>8,05E-003</text:p>
          </table:table-cell>
          <table:table-cell table:formula="of:=[.M187]*[.N187]" office:value-type="float" office:value="0.006762">
            <text:p>6,76E-003</text:p>
          </table:table-cell>
          <table:table-cell office:value-type="float" office:value="0.84">
            <text:p>0,84</text:p>
          </table:table-cell>
          <table:table-cell office:value-type="float" office:value="0.00799">
            <text:p>7,99E-003</text:p>
          </table:table-cell>
          <table:table-cell table:formula="of:=[.P187]*[.Q187]" office:value-type="float" office:value="0.0067116">
            <text:p>6,71E-003</text:p>
          </table:table-cell>
          <table:table-cell office:value-type="float" office:value="0.84">
            <text:p>0,84</text:p>
          </table:table-cell>
          <table:table-cell office:value-type="float" office:value="0.00757">
            <text:p>7,57E-003</text:p>
          </table:table-cell>
          <table:table-cell table:formula="of:=[.S187]*[.T187]" office:value-type="float" office:value="0.0063588">
            <text:p>6,36E-003</text:p>
          </table:table-cell>
          <table:table-cell office:value-type="float" office:value="0.84">
            <text:p>0,84</text:p>
          </table:table-cell>
          <table:table-cell office:value-type="float" office:value="0.00763">
            <text:p>7,63E-003</text:p>
          </table:table-cell>
          <table:table-cell table:formula="of:=[.V187]*[.W187]" office:value-type="float" office:value="0.0064092">
            <text:p>6,41E-003</text:p>
          </table:table-cell>
          <table:table-cell office:value-type="float" office:value="0.84">
            <text:p>0,84</text:p>
          </table:table-cell>
          <table:table-cell office:value-type="float" office:value="0.000905">
            <text:p>9,05E-004</text:p>
          </table:table-cell>
          <table:table-cell table:formula="of:=[.Y187]*[.Z187]" office:value-type="float" office:value="0.0007602">
            <text:p>7,60E-004</text:p>
          </table:table-cell>
          <table:table-cell office:value-type="float" office:value="0.84">
            <text:p>0,84</text:p>
          </table:table-cell>
          <table:table-cell office:value-type="float" office:value="0.000893">
            <text:p>8,93E-004</text:p>
          </table:table-cell>
          <table:table-cell table:formula="of:=[.AB187]*[.AC187]" office:value-type="float" office:value="0.00075012">
            <text:p>0,00075012</text:p>
          </table:table-cell>
        </table:table-row>
        <table:table-row table:style-name="ro1">
          <table:table-cell office:value-type="float" office:value="0.85">
            <text:p>0,85</text:p>
          </table:table-cell>
          <table:table-cell office:value-type="float" office:value="0.0182">
            <text:p>1,82E-002</text:p>
          </table:table-cell>
          <table:table-cell table:formula="of:=[.A188]*[.B188]" office:value-type="float" office:value="0.01547">
            <text:p>1,55E-002</text:p>
          </table:table-cell>
          <table:table-cell office:value-type="float" office:value="0.85">
            <text:p>0,85</text:p>
          </table:table-cell>
          <table:table-cell office:value-type="float" office:value="0.0178">
            <text:p>1,78E-002</text:p>
          </table:table-cell>
          <table:table-cell table:formula="of:=[.D188]*[.E188]" office:value-type="float" office:value="0.01513">
            <text:p>1,51E-002</text:p>
          </table:table-cell>
          <table:table-cell office:value-type="float" office:value="0.85">
            <text:p>0,85</text:p>
          </table:table-cell>
          <table:table-cell office:value-type="float" office:value="0.00178">
            <text:p>1,78E-003</text:p>
          </table:table-cell>
          <table:table-cell table:formula="of:=[.G188]*[.H188]" office:value-type="float" office:value="0.001513">
            <text:p>1,51E-003</text:p>
          </table:table-cell>
          <table:table-cell office:value-type="float" office:value="0.85">
            <text:p>0,85</text:p>
          </table:table-cell>
          <table:table-cell office:value-type="float" office:value="0.00175">
            <text:p>1,75E-003</text:p>
          </table:table-cell>
          <table:table-cell table:formula="of:=[.J188]*[.K188]" office:value-type="float" office:value="0.0014875">
            <text:p>1,49E-003</text:p>
          </table:table-cell>
          <table:table-cell office:value-type="float" office:value="0.85">
            <text:p>0,85</text:p>
          </table:table-cell>
          <table:table-cell office:value-type="float" office:value="0.0082">
            <text:p>8,20E-003</text:p>
          </table:table-cell>
          <table:table-cell table:formula="of:=[.M188]*[.N188]" office:value-type="float" office:value="0.00697">
            <text:p>6,97E-003</text:p>
          </table:table-cell>
          <table:table-cell office:value-type="float" office:value="0.85">
            <text:p>0,85</text:p>
          </table:table-cell>
          <table:table-cell office:value-type="float" office:value="0.00814">
            <text:p>8,14E-003</text:p>
          </table:table-cell>
          <table:table-cell table:formula="of:=[.P188]*[.Q188]" office:value-type="float" office:value="0.006919">
            <text:p>6,92E-003</text:p>
          </table:table-cell>
          <table:table-cell office:value-type="float" office:value="0.85">
            <text:p>0,85</text:p>
          </table:table-cell>
          <table:table-cell office:value-type="float" office:value="0.00784">
            <text:p>7,84E-003</text:p>
          </table:table-cell>
          <table:table-cell table:formula="of:=[.S188]*[.T188]" office:value-type="float" office:value="0.006664">
            <text:p>6,66E-003</text:p>
          </table:table-cell>
          <table:table-cell office:value-type="float" office:value="0.85">
            <text:p>0,85</text:p>
          </table:table-cell>
          <table:table-cell office:value-type="float" office:value="0.00791">
            <text:p>7,91E-003</text:p>
          </table:table-cell>
          <table:table-cell table:formula="of:=[.V188]*[.W188]" office:value-type="float" office:value="0.0067235">
            <text:p>6,72E-003</text:p>
          </table:table-cell>
          <table:table-cell office:value-type="float" office:value="0.85">
            <text:p>0,85</text:p>
          </table:table-cell>
          <table:table-cell office:value-type="float" office:value="0.00096">
            <text:p>9,60E-004</text:p>
          </table:table-cell>
          <table:table-cell table:formula="of:=[.Y188]*[.Z188]" office:value-type="float" office:value="0.000816">
            <text:p>8,16E-004</text:p>
          </table:table-cell>
          <table:table-cell office:value-type="float" office:value="0.85">
            <text:p>0,85</text:p>
          </table:table-cell>
          <table:table-cell office:value-type="float" office:value="0.000946">
            <text:p>9,46E-004</text:p>
          </table:table-cell>
          <table:table-cell table:formula="of:=[.AB188]*[.AC188]" office:value-type="float" office:value="0.0008041">
            <text:p>0,0008041</text:p>
          </table:table-cell>
        </table:table-row>
        <table:table-row table:style-name="ro1">
          <table:table-cell office:value-type="float" office:value="0.86">
            <text:p>0,86</text:p>
          </table:table-cell>
          <table:table-cell office:value-type="float" office:value="0.0186">
            <text:p>1,86E-002</text:p>
          </table:table-cell>
          <table:table-cell table:formula="of:=[.A189]*[.B189]" office:value-type="float" office:value="0.015996">
            <text:p>1,60E-002</text:p>
          </table:table-cell>
          <table:table-cell office:value-type="float" office:value="0.86">
            <text:p>0,86</text:p>
          </table:table-cell>
          <table:table-cell office:value-type="float" office:value="0.0182">
            <text:p>1,82E-002</text:p>
          </table:table-cell>
          <table:table-cell table:formula="of:=[.D189]*[.E189]" office:value-type="float" office:value="0.015652">
            <text:p>1,57E-002</text:p>
          </table:table-cell>
          <table:table-cell office:value-type="float" office:value="0.86">
            <text:p>0,86</text:p>
          </table:table-cell>
          <table:table-cell office:value-type="float" office:value="0.00188">
            <text:p>1,88E-003</text:p>
          </table:table-cell>
          <table:table-cell table:formula="of:=[.G189]*[.H189]" office:value-type="float" office:value="0.0016168">
            <text:p>1,62E-003</text:p>
          </table:table-cell>
          <table:table-cell office:value-type="float" office:value="0.86">
            <text:p>0,86</text:p>
          </table:table-cell>
          <table:table-cell office:value-type="float" office:value="0.00185">
            <text:p>1,85E-003</text:p>
          </table:table-cell>
          <table:table-cell table:formula="of:=[.J189]*[.K189]" office:value-type="float" office:value="0.001591">
            <text:p>1,59E-003</text:p>
          </table:table-cell>
          <table:table-cell office:value-type="float" office:value="0.86">
            <text:p>0,86</text:p>
          </table:table-cell>
          <table:table-cell office:value-type="float" office:value="0.00836">
            <text:p>8,36E-003</text:p>
          </table:table-cell>
          <table:table-cell table:formula="of:=[.M189]*[.N189]" office:value-type="float" office:value="0.0071896">
            <text:p>7,19E-003</text:p>
          </table:table-cell>
          <table:table-cell office:value-type="float" office:value="0.86">
            <text:p>0,86</text:p>
          </table:table-cell>
          <table:table-cell office:value-type="float" office:value="0.0083">
            <text:p>8,30E-003</text:p>
          </table:table-cell>
          <table:table-cell table:formula="of:=[.P189]*[.Q189]" office:value-type="float" office:value="0.007138">
            <text:p>7,14E-003</text:p>
          </table:table-cell>
          <table:table-cell office:value-type="float" office:value="0.86">
            <text:p>0,86</text:p>
          </table:table-cell>
          <table:table-cell office:value-type="float" office:value="0.00812">
            <text:p>8,12E-003</text:p>
          </table:table-cell>
          <table:table-cell table:formula="of:=[.S189]*[.T189]" office:value-type="float" office:value="0.0069832">
            <text:p>6,98E-003</text:p>
          </table:table-cell>
          <table:table-cell office:value-type="float" office:value="0.86">
            <text:p>0,86</text:p>
          </table:table-cell>
          <table:table-cell office:value-type="float" office:value="0.0082">
            <text:p>8,20E-003</text:p>
          </table:table-cell>
          <table:table-cell table:formula="of:=[.V189]*[.W189]" office:value-type="float" office:value="0.007052">
            <text:p>7,05E-003</text:p>
          </table:table-cell>
          <table:table-cell office:value-type="float" office:value="0.86">
            <text:p>0,86</text:p>
          </table:table-cell>
          <table:table-cell office:value-type="float" office:value="0.00102">
            <text:p>1,02E-003</text:p>
          </table:table-cell>
          <table:table-cell table:formula="of:=[.Y189]*[.Z189]" office:value-type="float" office:value="0.0008772">
            <text:p>8,77E-004</text:p>
          </table:table-cell>
          <table:table-cell office:value-type="float" office:value="0.86">
            <text:p>0,86</text:p>
          </table:table-cell>
          <table:table-cell office:value-type="float" office:value="0.001">
            <text:p>1,00E-003</text:p>
          </table:table-cell>
          <table:table-cell table:formula="of:=[.AB189]*[.AC189]" office:value-type="float" office:value="0.00086">
            <text:p>0,00086</text:p>
          </table:table-cell>
        </table:table-row>
        <table:table-row table:style-name="ro1">
          <table:table-cell office:value-type="float" office:value="0.87">
            <text:p>0,87</text:p>
          </table:table-cell>
          <table:table-cell office:value-type="float" office:value="0.019">
            <text:p>1,90E-002</text:p>
          </table:table-cell>
          <table:table-cell table:formula="of:=[.A190]*[.B190]" office:value-type="float" office:value="0.01653">
            <text:p>1,65E-002</text:p>
          </table:table-cell>
          <table:table-cell office:value-type="float" office:value="0.87">
            <text:p>0,87</text:p>
          </table:table-cell>
          <table:table-cell office:value-type="float" office:value="0.0186">
            <text:p>1,86E-002</text:p>
          </table:table-cell>
          <table:table-cell table:formula="of:=[.D190]*[.E190]" office:value-type="float" office:value="0.016182">
            <text:p>1,62E-002</text:p>
          </table:table-cell>
          <table:table-cell office:value-type="float" office:value="0.87">
            <text:p>0,87</text:p>
          </table:table-cell>
          <table:table-cell office:value-type="float" office:value="0.00198">
            <text:p>1,98E-003</text:p>
          </table:table-cell>
          <table:table-cell table:formula="of:=[.G190]*[.H190]" office:value-type="float" office:value="0.0017226">
            <text:p>1,72E-003</text:p>
          </table:table-cell>
          <table:table-cell office:value-type="float" office:value="0.87">
            <text:p>0,87</text:p>
          </table:table-cell>
          <table:table-cell office:value-type="float" office:value="0.00195">
            <text:p>1,95E-003</text:p>
          </table:table-cell>
          <table:table-cell table:formula="of:=[.J190]*[.K190]" office:value-type="float" office:value="0.0016965">
            <text:p>1,70E-003</text:p>
          </table:table-cell>
          <table:table-cell office:value-type="float" office:value="0.87">
            <text:p>0,87</text:p>
          </table:table-cell>
          <table:table-cell office:value-type="float" office:value="0.00852">
            <text:p>8,52E-003</text:p>
          </table:table-cell>
          <table:table-cell table:formula="of:=[.M190]*[.N190]" office:value-type="float" office:value="0.0074124">
            <text:p>7,41E-003</text:p>
          </table:table-cell>
          <table:table-cell office:value-type="float" office:value="0.87">
            <text:p>0,87</text:p>
          </table:table-cell>
          <table:table-cell office:value-type="float" office:value="0.00846">
            <text:p>8,46E-003</text:p>
          </table:table-cell>
          <table:table-cell table:formula="of:=[.P190]*[.Q190]" office:value-type="float" office:value="0.0073602">
            <text:p>7,36E-003</text:p>
          </table:table-cell>
          <table:table-cell office:value-type="float" office:value="0.87">
            <text:p>0,87</text:p>
          </table:table-cell>
          <table:table-cell office:value-type="float" office:value="0.0084">
            <text:p>8,40E-003</text:p>
          </table:table-cell>
          <table:table-cell table:formula="of:=[.S190]*[.T190]" office:value-type="float" office:value="0.007308">
            <text:p>7,31E-003</text:p>
          </table:table-cell>
          <table:table-cell office:value-type="float" office:value="0.87">
            <text:p>0,87</text:p>
          </table:table-cell>
          <table:table-cell office:value-type="float" office:value="0.00849">
            <text:p>8,49E-003</text:p>
          </table:table-cell>
          <table:table-cell table:formula="of:=[.V190]*[.W190]" office:value-type="float" office:value="0.0073863">
            <text:p>7,39E-003</text:p>
          </table:table-cell>
          <table:table-cell office:value-type="float" office:value="0.87">
            <text:p>0,87</text:p>
          </table:table-cell>
          <table:table-cell office:value-type="float" office:value="0.00108">
            <text:p>1,08E-003</text:p>
          </table:table-cell>
          <table:table-cell table:formula="of:=[.Y190]*[.Z190]" office:value-type="float" office:value="0.0009396">
            <text:p>9,40E-004</text:p>
          </table:table-cell>
          <table:table-cell office:value-type="float" office:value="0.87">
            <text:p>0,87</text:p>
          </table:table-cell>
          <table:table-cell office:value-type="float" office:value="0.00106">
            <text:p>1,06E-003</text:p>
          </table:table-cell>
          <table:table-cell table:formula="of:=[.AB190]*[.AC190]" office:value-type="float" office:value="0.0009222">
            <text:p>0,0009222</text:p>
          </table:table-cell>
        </table:table-row>
        <table:table-row table:style-name="ro1">
          <table:table-cell office:value-type="float" office:value="0.88">
            <text:p>0,88</text:p>
          </table:table-cell>
          <table:table-cell office:value-type="float" office:value="0.0195">
            <text:p>1,95E-002</text:p>
          </table:table-cell>
          <table:table-cell table:formula="of:=[.A191]*[.B191]" office:value-type="float" office:value="0.01716">
            <text:p>1,72E-002</text:p>
          </table:table-cell>
          <table:table-cell office:value-type="float" office:value="0.88">
            <text:p>0,88</text:p>
          </table:table-cell>
          <table:table-cell office:value-type="float" office:value="0.0191">
            <text:p>1,91E-002</text:p>
          </table:table-cell>
          <table:table-cell table:formula="of:=[.D191]*[.E191]" office:value-type="float" office:value="0.016808">
            <text:p>1,68E-002</text:p>
          </table:table-cell>
          <table:table-cell office:value-type="float" office:value="0.88">
            <text:p>0,88</text:p>
          </table:table-cell>
          <table:table-cell office:value-type="float" office:value="0.00209">
            <text:p>2,09E-003</text:p>
          </table:table-cell>
          <table:table-cell table:formula="of:=[.G191]*[.H191]" office:value-type="float" office:value="0.0018392">
            <text:p>1,84E-003</text:p>
          </table:table-cell>
          <table:table-cell office:value-type="float" office:value="0.88">
            <text:p>0,88</text:p>
          </table:table-cell>
          <table:table-cell office:value-type="float" office:value="0.00206">
            <text:p>2,06E-003</text:p>
          </table:table-cell>
          <table:table-cell table:formula="of:=[.J191]*[.K191]" office:value-type="float" office:value="0.0018128">
            <text:p>1,81E-003</text:p>
          </table:table-cell>
          <table:table-cell office:value-type="float" office:value="0.88">
            <text:p>0,88</text:p>
          </table:table-cell>
          <table:table-cell office:value-type="float" office:value="0.00868">
            <text:p>8,68E-003</text:p>
          </table:table-cell>
          <table:table-cell table:formula="of:=[.M191]*[.N191]" office:value-type="float" office:value="0.0076384">
            <text:p>7,64E-003</text:p>
          </table:table-cell>
          <table:table-cell office:value-type="float" office:value="0.88">
            <text:p>0,88</text:p>
          </table:table-cell>
          <table:table-cell office:value-type="float" office:value="0.00863">
            <text:p>8,63E-003</text:p>
          </table:table-cell>
          <table:table-cell table:formula="of:=[.P191]*[.Q191]" office:value-type="float" office:value="0.0075944">
            <text:p>7,59E-003</text:p>
          </table:table-cell>
          <table:table-cell office:value-type="float" office:value="0.88">
            <text:p>0,88</text:p>
          </table:table-cell>
          <table:table-cell office:value-type="float" office:value="0.00869">
            <text:p>8,69E-003</text:p>
          </table:table-cell>
          <table:table-cell table:formula="of:=[.S191]*[.T191]" office:value-type="float" office:value="0.0076472">
            <text:p>7,65E-003</text:p>
          </table:table-cell>
          <table:table-cell office:value-type="float" office:value="0.88">
            <text:p>0,88</text:p>
          </table:table-cell>
          <table:table-cell office:value-type="float" office:value="0.00878">
            <text:p>8,78E-003</text:p>
          </table:table-cell>
          <table:table-cell table:formula="of:=[.V191]*[.W191]" office:value-type="float" office:value="0.0077264">
            <text:p>7,73E-003</text:p>
          </table:table-cell>
          <table:table-cell office:value-type="float" office:value="0.88">
            <text:p>0,88</text:p>
          </table:table-cell>
          <table:table-cell office:value-type="float" office:value="0.00115">
            <text:p>1,15E-003</text:p>
          </table:table-cell>
          <table:table-cell table:formula="of:=[.Y191]*[.Z191]" office:value-type="float" office:value="0.001012">
            <text:p>1,01E-003</text:p>
          </table:table-cell>
          <table:table-cell office:value-type="float" office:value="0.88">
            <text:p>0,88</text:p>
          </table:table-cell>
          <table:table-cell office:value-type="float" office:value="0.00113">
            <text:p>1,13E-003</text:p>
          </table:table-cell>
          <table:table-cell table:formula="of:=[.AB191]*[.AC191]" office:value-type="float" office:value="0.0009944">
            <text:p>0,0009944</text:p>
          </table:table-cell>
        </table:table-row>
        <table:table-row table:style-name="ro1">
          <table:table-cell office:value-type="float" office:value="0.89">
            <text:p>0,89</text:p>
          </table:table-cell>
          <table:table-cell office:value-type="float" office:value="0.0199">
            <text:p>1,99E-002</text:p>
          </table:table-cell>
          <table:table-cell table:formula="of:=[.A192]*[.B192]" office:value-type="float" office:value="0.017711">
            <text:p>1,77E-002</text:p>
          </table:table-cell>
          <table:table-cell office:value-type="float" office:value="0.89">
            <text:p>0,89</text:p>
          </table:table-cell>
          <table:table-cell office:value-type="float" office:value="0.0195">
            <text:p>1,95E-002</text:p>
          </table:table-cell>
          <table:table-cell table:formula="of:=[.D192]*[.E192]" office:value-type="float" office:value="0.017355">
            <text:p>1,74E-002</text:p>
          </table:table-cell>
          <table:table-cell office:value-type="float" office:value="0.89">
            <text:p>0,89</text:p>
          </table:table-cell>
          <table:table-cell office:value-type="float" office:value="0.00221">
            <text:p>2,21E-003</text:p>
          </table:table-cell>
          <table:table-cell table:formula="of:=[.G192]*[.H192]" office:value-type="float" office:value="0.0019669">
            <text:p>1,97E-003</text:p>
          </table:table-cell>
          <table:table-cell office:value-type="float" office:value="0.89">
            <text:p>0,89</text:p>
          </table:table-cell>
          <table:table-cell office:value-type="float" office:value="0.00218">
            <text:p>2,18E-003</text:p>
          </table:table-cell>
          <table:table-cell table:formula="of:=[.J192]*[.K192]" office:value-type="float" office:value="0.0019402">
            <text:p>1,94E-003</text:p>
          </table:table-cell>
          <table:table-cell office:value-type="float" office:value="0.89">
            <text:p>0,89</text:p>
          </table:table-cell>
          <table:table-cell office:value-type="float" office:value="0.00884">
            <text:p>8,84E-003</text:p>
          </table:table-cell>
          <table:table-cell table:formula="of:=[.M192]*[.N192]" office:value-type="float" office:value="0.0078676">
            <text:p>7,87E-003</text:p>
          </table:table-cell>
          <table:table-cell office:value-type="float" office:value="0.89">
            <text:p>0,89</text:p>
          </table:table-cell>
          <table:table-cell office:value-type="float" office:value="0.00879">
            <text:p>8,79E-003</text:p>
          </table:table-cell>
          <table:table-cell table:formula="of:=[.P192]*[.Q192]" office:value-type="float" office:value="0.0078231">
            <text:p>7,82E-003</text:p>
          </table:table-cell>
          <table:table-cell office:value-type="float" office:value="0.89">
            <text:p>0,89</text:p>
          </table:table-cell>
          <table:table-cell office:value-type="float" office:value="0.00899">
            <text:p>8,99E-003</text:p>
          </table:table-cell>
          <table:table-cell table:formula="of:=[.S192]*[.T192]" office:value-type="float" office:value="0.0080011">
            <text:p>8,00E-003</text:p>
          </table:table-cell>
          <table:table-cell office:value-type="float" office:value="0.89">
            <text:p>0,89</text:p>
          </table:table-cell>
          <table:table-cell office:value-type="float" office:value="0.00908">
            <text:p>9,08E-003</text:p>
          </table:table-cell>
          <table:table-cell table:formula="of:=[.V192]*[.W192]" office:value-type="float" office:value="0.0080812">
            <text:p>8,08E-003</text:p>
          </table:table-cell>
          <table:table-cell office:value-type="float" office:value="0.89">
            <text:p>0,89</text:p>
          </table:table-cell>
          <table:table-cell office:value-type="float" office:value="0.00123">
            <text:p>1,23E-003</text:p>
          </table:table-cell>
          <table:table-cell table:formula="of:=[.Y192]*[.Z192]" office:value-type="float" office:value="0.0010947">
            <text:p>1,09E-003</text:p>
          </table:table-cell>
          <table:table-cell office:value-type="float" office:value="0.89">
            <text:p>0,89</text:p>
          </table:table-cell>
          <table:table-cell office:value-type="float" office:value="0.0012">
            <text:p>1,20E-003</text:p>
          </table:table-cell>
          <table:table-cell table:formula="of:=[.AB192]*[.AC192]" office:value-type="float" office:value="0.001068">
            <text:p>0,001068</text:p>
          </table:table-cell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0.0203">
            <text:p>2,03E-002</text:p>
          </table:table-cell>
          <table:table-cell table:formula="of:=[.A193]*[.B193]" office:value-type="float" office:value="0.01827">
            <text:p>1,83E-002</text:p>
          </table:table-cell>
          <table:table-cell office:value-type="float" office:value="0.9">
            <text:p>0,9</text:p>
          </table:table-cell>
          <table:table-cell office:value-type="float" office:value="0.02">
            <text:p>2,00E-002</text:p>
          </table:table-cell>
          <table:table-cell table:formula="of:=[.D193]*[.E193]" office:value-type="float" office:value="0.018">
            <text:p>1,80E-002</text:p>
          </table:table-cell>
          <table:table-cell office:value-type="float" office:value="0.9">
            <text:p>0,9</text:p>
          </table:table-cell>
          <table:table-cell office:value-type="float" office:value="0.00233">
            <text:p>2,33E-003</text:p>
          </table:table-cell>
          <table:table-cell table:formula="of:=[.G193]*[.H193]" office:value-type="float" office:value="0.002097">
            <text:p>2,10E-003</text:p>
          </table:table-cell>
          <table:table-cell office:value-type="float" office:value="0.9">
            <text:p>0,9</text:p>
          </table:table-cell>
          <table:table-cell office:value-type="float" office:value="0.0023">
            <text:p>2,30E-003</text:p>
          </table:table-cell>
          <table:table-cell table:formula="of:=[.J193]*[.K193]" office:value-type="float" office:value="0.00207">
            <text:p>2,07E-003</text:p>
          </table:table-cell>
          <table:table-cell office:value-type="float" office:value="0.9">
            <text:p>0,9</text:p>
          </table:table-cell>
          <table:table-cell office:value-type="float" office:value="0.00901">
            <text:p>9,01E-003</text:p>
          </table:table-cell>
          <table:table-cell table:formula="of:=[.M193]*[.N193]" office:value-type="float" office:value="0.008109">
            <text:p>8,11E-003</text:p>
          </table:table-cell>
          <table:table-cell office:value-type="float" office:value="0.9">
            <text:p>0,9</text:p>
          </table:table-cell>
          <table:table-cell office:value-type="float" office:value="0.00896">
            <text:p>8,96E-003</text:p>
          </table:table-cell>
          <table:table-cell table:formula="of:=[.P193]*[.Q193]" office:value-type="float" office:value="0.008064">
            <text:p>8,06E-003</text:p>
          </table:table-cell>
          <table:table-cell office:value-type="float" office:value="0.9">
            <text:p>0,9</text:p>
          </table:table-cell>
          <table:table-cell office:value-type="float" office:value="0.0093">
            <text:p>9,30E-003</text:p>
          </table:table-cell>
          <table:table-cell table:formula="of:=[.S193]*[.T193]" office:value-type="float" office:value="0.00837">
            <text:p>8,37E-003</text:p>
          </table:table-cell>
          <table:table-cell office:value-type="float" office:value="0.9">
            <text:p>0,9</text:p>
          </table:table-cell>
          <table:table-cell office:value-type="float" office:value="0.00939">
            <text:p>9,39E-003</text:p>
          </table:table-cell>
          <table:table-cell table:formula="of:=[.V193]*[.W193]" office:value-type="float" office:value="0.008451">
            <text:p>8,45E-003</text:p>
          </table:table-cell>
          <table:table-cell office:value-type="float" office:value="0.9">
            <text:p>0,9</text:p>
          </table:table-cell>
          <table:table-cell office:value-type="float" office:value="0.00131">
            <text:p>1,31E-003</text:p>
          </table:table-cell>
          <table:table-cell table:formula="of:=[.Y193]*[.Z193]" office:value-type="float" office:value="0.001179">
            <text:p>1,18E-003</text:p>
          </table:table-cell>
          <table:table-cell office:value-type="float" office:value="0.9">
            <text:p>0,9</text:p>
          </table:table-cell>
          <table:table-cell office:value-type="float" office:value="0.00128">
            <text:p>1,28E-003</text:p>
          </table:table-cell>
          <table:table-cell table:formula="of:=[.AB193]*[.AC193]" office:value-type="float" office:value="0.001152">
            <text:p>0,001152</text:p>
          </table:table-cell>
        </table:table-row>
        <table:table-row table:style-name="ro1">
          <table:table-cell office:value-type="float" office:value="0.91">
            <text:p>0,91</text:p>
          </table:table-cell>
          <table:table-cell office:value-type="float" office:value="0.0208">
            <text:p>2,08E-002</text:p>
          </table:table-cell>
          <table:table-cell table:formula="of:=[.A194]*[.B194]" office:value-type="float" office:value="0.018928">
            <text:p>1,89E-002</text:p>
          </table:table-cell>
          <table:table-cell office:value-type="float" office:value="0.91">
            <text:p>0,91</text:p>
          </table:table-cell>
          <table:table-cell office:value-type="float" office:value="0.0204">
            <text:p>2,04E-002</text:p>
          </table:table-cell>
          <table:table-cell table:formula="of:=[.D194]*[.E194]" office:value-type="float" office:value="0.018564">
            <text:p>1,86E-002</text:p>
          </table:table-cell>
          <table:table-cell office:value-type="float" office:value="0.91">
            <text:p>0,91</text:p>
          </table:table-cell>
          <table:table-cell office:value-type="float" office:value="0.00246">
            <text:p>2,46E-003</text:p>
          </table:table-cell>
          <table:table-cell table:formula="of:=[.G194]*[.H194]" office:value-type="float" office:value="0.0022386">
            <text:p>2,24E-003</text:p>
          </table:table-cell>
          <table:table-cell office:value-type="float" office:value="0.91">
            <text:p>0,91</text:p>
          </table:table-cell>
          <table:table-cell office:value-type="float" office:value="0.00243">
            <text:p>2,43E-003</text:p>
          </table:table-cell>
          <table:table-cell table:formula="of:=[.J194]*[.K194]" office:value-type="float" office:value="0.0022113">
            <text:p>2,21E-003</text:p>
          </table:table-cell>
          <table:table-cell office:value-type="float" office:value="0.91">
            <text:p>0,91</text:p>
          </table:table-cell>
          <table:table-cell office:value-type="float" office:value="0.00917">
            <text:p>9,17E-003</text:p>
          </table:table-cell>
          <table:table-cell table:formula="of:=[.M194]*[.N194]" office:value-type="float" office:value="0.0083447">
            <text:p>8,34E-003</text:p>
          </table:table-cell>
          <table:table-cell office:value-type="float" office:value="0.91">
            <text:p>0,91</text:p>
          </table:table-cell>
          <table:table-cell office:value-type="float" office:value="0.00913">
            <text:p>9,13E-003</text:p>
          </table:table-cell>
          <table:table-cell table:formula="of:=[.P194]*[.Q194]" office:value-type="float" office:value="0.0083083">
            <text:p>8,31E-003</text:p>
          </table:table-cell>
          <table:table-cell office:value-type="float" office:value="0.91">
            <text:p>0,91</text:p>
          </table:table-cell>
          <table:table-cell office:value-type="float" office:value="0.00962">
            <text:p>9,62E-003</text:p>
          </table:table-cell>
          <table:table-cell table:formula="of:=[.S194]*[.T194]" office:value-type="float" office:value="0.0087542">
            <text:p>8,75E-003</text:p>
          </table:table-cell>
          <table:table-cell office:value-type="float" office:value="0.91">
            <text:p>0,91</text:p>
          </table:table-cell>
          <table:table-cell office:value-type="float" office:value="0.00971">
            <text:p>9,71E-003</text:p>
          </table:table-cell>
          <table:table-cell table:formula="of:=[.V194]*[.W194]" office:value-type="float" office:value="0.0088361">
            <text:p>8,84E-003</text:p>
          </table:table-cell>
          <table:table-cell office:value-type="float" office:value="0.91">
            <text:p>0,91</text:p>
          </table:table-cell>
          <table:table-cell office:value-type="float" office:value="0.0014">
            <text:p>1,40E-003</text:p>
          </table:table-cell>
          <table:table-cell table:formula="of:=[.Y194]*[.Z194]" office:value-type="float" office:value="0.001274">
            <text:p>1,27E-003</text:p>
          </table:table-cell>
          <table:table-cell office:value-type="float" office:value="0.91">
            <text:p>0,91</text:p>
          </table:table-cell>
          <table:table-cell office:value-type="float" office:value="0.00136">
            <text:p>1,36E-003</text:p>
          </table:table-cell>
          <table:table-cell table:formula="of:=[.AB194]*[.AC194]" office:value-type="float" office:value="0.0012376">
            <text:p>0,0012376</text:p>
          </table:table-cell>
        </table:table-row>
        <table:table-row table:style-name="ro1">
          <table:table-cell office:value-type="float" office:value="0.92">
            <text:p>0,92</text:p>
          </table:table-cell>
          <table:table-cell office:value-type="float" office:value="0.0213">
            <text:p>2,13E-002</text:p>
          </table:table-cell>
          <table:table-cell table:formula="of:=[.A195]*[.B195]" office:value-type="float" office:value="0.019596">
            <text:p>1,96E-002</text:p>
          </table:table-cell>
          <table:table-cell office:value-type="float" office:value="0.92">
            <text:p>0,92</text:p>
          </table:table-cell>
          <table:table-cell office:value-type="float" office:value="0.0209">
            <text:p>2,09E-002</text:p>
          </table:table-cell>
          <table:table-cell table:formula="of:=[.D195]*[.E195]" office:value-type="float" office:value="0.019228">
            <text:p>1,92E-002</text:p>
          </table:table-cell>
          <table:table-cell office:value-type="float" office:value="0.92">
            <text:p>0,92</text:p>
          </table:table-cell>
          <table:table-cell office:value-type="float" office:value="0.0026">
            <text:p>2,60E-003</text:p>
          </table:table-cell>
          <table:table-cell table:formula="of:=[.G195]*[.H195]" office:value-type="float" office:value="0.002392">
            <text:p>2,39E-003</text:p>
          </table:table-cell>
          <table:table-cell office:value-type="float" office:value="0.92">
            <text:p>0,92</text:p>
          </table:table-cell>
          <table:table-cell office:value-type="float" office:value="0.00257">
            <text:p>2,57E-003</text:p>
          </table:table-cell>
          <table:table-cell table:formula="of:=[.J195]*[.K195]" office:value-type="float" office:value="0.0023644">
            <text:p>2,36E-003</text:p>
          </table:table-cell>
          <table:table-cell office:value-type="float" office:value="0.92">
            <text:p>0,92</text:p>
          </table:table-cell>
          <table:table-cell office:value-type="float" office:value="0.00935">
            <text:p>9,35E-003</text:p>
          </table:table-cell>
          <table:table-cell table:formula="of:=[.M195]*[.N195]" office:value-type="float" office:value="0.008602">
            <text:p>8,60E-003</text:p>
          </table:table-cell>
          <table:table-cell office:value-type="float" office:value="0.92">
            <text:p>0,92</text:p>
          </table:table-cell>
          <table:table-cell office:value-type="float" office:value="0.00931">
            <text:p>9,31E-003</text:p>
          </table:table-cell>
          <table:table-cell table:formula="of:=[.P195]*[.Q195]" office:value-type="float" office:value="0.0085652">
            <text:p>8,57E-003</text:p>
          </table:table-cell>
          <table:table-cell office:value-type="float" office:value="0.92">
            <text:p>0,92</text:p>
          </table:table-cell>
          <table:table-cell office:value-type="float" office:value="0.00995">
            <text:p>9,95E-003</text:p>
          </table:table-cell>
          <table:table-cell table:formula="of:=[.S195]*[.T195]" office:value-type="float" office:value="0.009154">
            <text:p>9,15E-003</text:p>
          </table:table-cell>
          <table:table-cell office:value-type="float" office:value="0.92">
            <text:p>0,92</text:p>
          </table:table-cell>
          <table:table-cell office:value-type="float" office:value="0.01">
            <text:p>1,00E-002</text:p>
          </table:table-cell>
          <table:table-cell table:formula="of:=[.V195]*[.W195]" office:value-type="float" office:value="0.0092">
            <text:p>9,20E-003</text:p>
          </table:table-cell>
          <table:table-cell office:value-type="float" office:value="0.92">
            <text:p>0,92</text:p>
          </table:table-cell>
          <table:table-cell office:value-type="float" office:value="0.00149">
            <text:p>1,49E-003</text:p>
          </table:table-cell>
          <table:table-cell table:formula="of:=[.Y195]*[.Z195]" office:value-type="float" office:value="0.0013708">
            <text:p>1,37E-003</text:p>
          </table:table-cell>
          <table:table-cell office:value-type="float" office:value="0.92">
            <text:p>0,92</text:p>
          </table:table-cell>
          <table:table-cell office:value-type="float" office:value="0.00145">
            <text:p>1,45E-003</text:p>
          </table:table-cell>
          <table:table-cell table:formula="of:=[.AB195]*[.AC195]" office:value-type="float" office:value="0.001334">
            <text:p>0,001334</text:p>
          </table:table-cell>
        </table:table-row>
        <table:table-row table:style-name="ro1">
          <table:table-cell office:value-type="float" office:value="0.93">
            <text:p>0,93</text:p>
          </table:table-cell>
          <table:table-cell office:value-type="float" office:value="0.0217">
            <text:p>2,17E-002</text:p>
          </table:table-cell>
          <table:table-cell table:formula="of:=[.A196]*[.B196]" office:value-type="float" office:value="0.020181">
            <text:p>2,02E-002</text:p>
          </table:table-cell>
          <table:table-cell office:value-type="float" office:value="0.93">
            <text:p>0,93</text:p>
          </table:table-cell>
          <table:table-cell office:value-type="float" office:value="0.0213">
            <text:p>2,13E-002</text:p>
          </table:table-cell>
          <table:table-cell table:formula="of:=[.D196]*[.E196]" office:value-type="float" office:value="0.019809">
            <text:p>1,98E-002</text:p>
          </table:table-cell>
          <table:table-cell office:value-type="float" office:value="0.93">
            <text:p>0,93</text:p>
          </table:table-cell>
          <table:table-cell office:value-type="float" office:value="0.00275">
            <text:p>2,75E-003</text:p>
          </table:table-cell>
          <table:table-cell table:formula="of:=[.G196]*[.H196]" office:value-type="float" office:value="0.0025575">
            <text:p>2,56E-003</text:p>
          </table:table-cell>
          <table:table-cell office:value-type="float" office:value="0.93">
            <text:p>0,93</text:p>
          </table:table-cell>
          <table:table-cell office:value-type="float" office:value="0.00272">
            <text:p>2,72E-003</text:p>
          </table:table-cell>
          <table:table-cell table:formula="of:=[.J196]*[.K196]" office:value-type="float" office:value="0.0025296">
            <text:p>2,53E-003</text:p>
          </table:table-cell>
          <table:table-cell office:value-type="float" office:value="0.93">
            <text:p>0,93</text:p>
          </table:table-cell>
          <table:table-cell office:value-type="float" office:value="0.00952">
            <text:p>9,52E-003</text:p>
          </table:table-cell>
          <table:table-cell table:formula="of:=[.M196]*[.N196]" office:value-type="float" office:value="0.0088536">
            <text:p>8,85E-003</text:p>
          </table:table-cell>
          <table:table-cell office:value-type="float" office:value="0.93">
            <text:p>0,93</text:p>
          </table:table-cell>
          <table:table-cell office:value-type="float" office:value="0.00948">
            <text:p>9,48E-003</text:p>
          </table:table-cell>
          <table:table-cell table:formula="of:=[.P196]*[.Q196]" office:value-type="float" office:value="0.0088164">
            <text:p>8,82E-003</text:p>
          </table:table-cell>
          <table:table-cell office:value-type="float" office:value="0.93">
            <text:p>0,93</text:p>
          </table:table-cell>
          <table:table-cell office:value-type="float" office:value="0.0103">
            <text:p>1,03E-002</text:p>
          </table:table-cell>
          <table:table-cell table:formula="of:=[.S196]*[.T196]" office:value-type="float" office:value="0.009579">
            <text:p>9,58E-003</text:p>
          </table:table-cell>
          <table:table-cell office:value-type="float" office:value="0.93">
            <text:p>0,93</text:p>
          </table:table-cell>
          <table:table-cell office:value-type="float" office:value="0.0104">
            <text:p>1,04E-002</text:p>
          </table:table-cell>
          <table:table-cell table:formula="of:=[.V196]*[.W196]" office:value-type="float" office:value="0.009672">
            <text:p>9,67E-003</text:p>
          </table:table-cell>
          <table:table-cell office:value-type="float" office:value="0.93">
            <text:p>0,93</text:p>
          </table:table-cell>
          <table:table-cell office:value-type="float" office:value="0.0016">
            <text:p>1,60E-003</text:p>
          </table:table-cell>
          <table:table-cell table:formula="of:=[.Y196]*[.Z196]" office:value-type="float" office:value="0.001488">
            <text:p>1,49E-003</text:p>
          </table:table-cell>
          <table:table-cell office:value-type="float" office:value="0.93">
            <text:p>0,93</text:p>
          </table:table-cell>
          <table:table-cell office:value-type="float" office:value="0.00155">
            <text:p>1,55E-003</text:p>
          </table:table-cell>
          <table:table-cell table:formula="of:=[.AB196]*[.AC196]" office:value-type="float" office:value="0.0014415">
            <text:p>0,0014415</text:p>
          </table:table-cell>
        </table:table-row>
        <table:table-row table:style-name="ro1">
          <table:table-cell office:value-type="float" office:value="0.94">
            <text:p>0,94</text:p>
          </table:table-cell>
          <table:table-cell office:value-type="float" office:value="0.0222">
            <text:p>2,22E-002</text:p>
          </table:table-cell>
          <table:table-cell table:formula="of:=[.A197]*[.B197]" office:value-type="float" office:value="0.020868">
            <text:p>2,09E-002</text:p>
          </table:table-cell>
          <table:table-cell office:value-type="float" office:value="0.94">
            <text:p>0,94</text:p>
          </table:table-cell>
          <table:table-cell office:value-type="float" office:value="0.0218">
            <text:p>2,18E-002</text:p>
          </table:table-cell>
          <table:table-cell table:formula="of:=[.D197]*[.E197]" office:value-type="float" office:value="0.020492">
            <text:p>2,05E-002</text:p>
          </table:table-cell>
          <table:table-cell office:value-type="float" office:value="0.94">
            <text:p>0,94</text:p>
          </table:table-cell>
          <table:table-cell office:value-type="float" office:value="0.00291">
            <text:p>2,91E-003</text:p>
          </table:table-cell>
          <table:table-cell table:formula="of:=[.G197]*[.H197]" office:value-type="float" office:value="0.0027354">
            <text:p>2,74E-003</text:p>
          </table:table-cell>
          <table:table-cell office:value-type="float" office:value="0.94">
            <text:p>0,94</text:p>
          </table:table-cell>
          <table:table-cell office:value-type="float" office:value="0.00287">
            <text:p>2,87E-003</text:p>
          </table:table-cell>
          <table:table-cell table:formula="of:=[.J197]*[.K197]" office:value-type="float" office:value="0.0026978">
            <text:p>2,70E-003</text:p>
          </table:table-cell>
          <table:table-cell office:value-type="float" office:value="0.94">
            <text:p>0,94</text:p>
          </table:table-cell>
          <table:table-cell office:value-type="float" office:value="0.0097">
            <text:p>9,70E-003</text:p>
          </table:table-cell>
          <table:table-cell table:formula="of:=[.M197]*[.N197]" office:value-type="float" office:value="0.009118">
            <text:p>9,12E-003</text:p>
          </table:table-cell>
          <table:table-cell office:value-type="float" office:value="0.94">
            <text:p>0,94</text:p>
          </table:table-cell>
          <table:table-cell office:value-type="float" office:value="0.00967">
            <text:p>9,67E-003</text:p>
          </table:table-cell>
          <table:table-cell table:formula="of:=[.P197]*[.Q197]" office:value-type="float" office:value="0.0090898">
            <text:p>9,09E-003</text:p>
          </table:table-cell>
          <table:table-cell office:value-type="float" office:value="0.94">
            <text:p>0,94</text:p>
          </table:table-cell>
          <table:table-cell office:value-type="float" office:value="0.0106">
            <text:p>1,06E-002</text:p>
          </table:table-cell>
          <table:table-cell table:formula="of:=[.S197]*[.T197]" office:value-type="float" office:value="0.009964">
            <text:p>9,96E-003</text:p>
          </table:table-cell>
          <table:table-cell office:value-type="float" office:value="0.94">
            <text:p>0,94</text:p>
          </table:table-cell>
          <table:table-cell office:value-type="float" office:value="0.0107">
            <text:p>1,07E-002</text:p>
          </table:table-cell>
          <table:table-cell table:formula="of:=[.V197]*[.W197]" office:value-type="float" office:value="0.010058">
            <text:p>1,01E-002</text:p>
          </table:table-cell>
          <table:table-cell office:value-type="float" office:value="0.94">
            <text:p>0,94</text:p>
          </table:table-cell>
          <table:table-cell office:value-type="float" office:value="0.00171">
            <text:p>1,71E-003</text:p>
          </table:table-cell>
          <table:table-cell table:formula="of:=[.Y197]*[.Z197]" office:value-type="float" office:value="0.0016074">
            <text:p>1,61E-003</text:p>
          </table:table-cell>
          <table:table-cell office:value-type="float" office:value="0.94">
            <text:p>0,94</text:p>
          </table:table-cell>
          <table:table-cell office:value-type="float" office:value="0.00166">
            <text:p>1,66E-003</text:p>
          </table:table-cell>
          <table:table-cell table:formula="of:=[.AB197]*[.AC197]" office:value-type="float" office:value="0.0015604">
            <text:p>0,0015604</text:p>
          </table:table-cell>
        </table:table-row>
        <table:table-row table:style-name="ro1">
          <table:table-cell office:value-type="float" office:value="0.95">
            <text:p>0,95</text:p>
          </table:table-cell>
          <table:table-cell office:value-type="float" office:value="0.0227">
            <text:p>2,27E-002</text:p>
          </table:table-cell>
          <table:table-cell table:formula="of:=[.A198]*[.B198]" office:value-type="float" office:value="0.021565">
            <text:p>2,16E-002</text:p>
          </table:table-cell>
          <table:table-cell office:value-type="float" office:value="0.95">
            <text:p>0,95</text:p>
          </table:table-cell>
          <table:table-cell office:value-type="float" office:value="0.0223">
            <text:p>2,23E-002</text:p>
          </table:table-cell>
          <table:table-cell table:formula="of:=[.D198]*[.E198]" office:value-type="float" office:value="0.021185">
            <text:p>2,12E-002</text:p>
          </table:table-cell>
          <table:table-cell office:value-type="float" office:value="0.95">
            <text:p>0,95</text:p>
          </table:table-cell>
          <table:table-cell office:value-type="float" office:value="0.00308">
            <text:p>3,08E-003</text:p>
          </table:table-cell>
          <table:table-cell table:formula="of:=[.G198]*[.H198]" office:value-type="float" office:value="0.002926">
            <text:p>2,93E-003</text:p>
          </table:table-cell>
          <table:table-cell office:value-type="float" office:value="0.95">
            <text:p>0,95</text:p>
          </table:table-cell>
          <table:table-cell office:value-type="float" office:value="0.00304">
            <text:p>3,04E-003</text:p>
          </table:table-cell>
          <table:table-cell table:formula="of:=[.J198]*[.K198]" office:value-type="float" office:value="0.002888">
            <text:p>2,89E-003</text:p>
          </table:table-cell>
          <table:table-cell office:value-type="float" office:value="0.95">
            <text:p>0,95</text:p>
          </table:table-cell>
          <table:table-cell office:value-type="float" office:value="0.00988">
            <text:p>9,88E-003</text:p>
          </table:table-cell>
          <table:table-cell table:formula="of:=[.M198]*[.N198]" office:value-type="float" office:value="0.009386">
            <text:p>9,39E-003</text:p>
          </table:table-cell>
          <table:table-cell office:value-type="float" office:value="0.95">
            <text:p>0,95</text:p>
          </table:table-cell>
          <table:table-cell office:value-type="float" office:value="0.00985">
            <text:p>9,85E-003</text:p>
          </table:table-cell>
          <table:table-cell table:formula="of:=[.P198]*[.Q198]" office:value-type="float" office:value="0.0093575">
            <text:p>9,36E-003</text:p>
          </table:table-cell>
          <table:table-cell office:value-type="float" office:value="0.95">
            <text:p>0,95</text:p>
          </table:table-cell>
          <table:table-cell office:value-type="float" office:value="0.011">
            <text:p>1,10E-002</text:p>
          </table:table-cell>
          <table:table-cell table:formula="of:=[.S198]*[.T198]" office:value-type="float" office:value="0.01045">
            <text:p>1,05E-002</text:p>
          </table:table-cell>
          <table:table-cell office:value-type="float" office:value="0.95">
            <text:p>0,95</text:p>
          </table:table-cell>
          <table:table-cell office:value-type="float" office:value="0.0111">
            <text:p>1,11E-002</text:p>
          </table:table-cell>
          <table:table-cell table:formula="of:=[.V198]*[.W198]" office:value-type="float" office:value="0.010545">
            <text:p>1,05E-002</text:p>
          </table:table-cell>
          <table:table-cell office:value-type="float" office:value="0.95">
            <text:p>0,95</text:p>
          </table:table-cell>
          <table:table-cell office:value-type="float" office:value="0.00184">
            <text:p>1,84E-003</text:p>
          </table:table-cell>
          <table:table-cell table:formula="of:=[.Y198]*[.Z198]" office:value-type="float" office:value="0.001748">
            <text:p>1,75E-003</text:p>
          </table:table-cell>
          <table:table-cell office:value-type="float" office:value="0.95">
            <text:p>0,95</text:p>
          </table:table-cell>
          <table:table-cell office:value-type="float" office:value="0.00178">
            <text:p>1,78E-003</text:p>
          </table:table-cell>
          <table:table-cell table:formula="of:=[.AB198]*[.AC198]" office:value-type="float" office:value="0.001691">
            <text:p>0,001691</text:p>
          </table:table-cell>
        </table:table-row>
        <table:table-row table:style-name="ro1">
          <table:table-cell office:value-type="float" office:value="0.96">
            <text:p>0,96</text:p>
          </table:table-cell>
          <table:table-cell office:value-type="float" office:value="0.0232">
            <text:p>2,32E-002</text:p>
          </table:table-cell>
          <table:table-cell table:formula="of:=[.A199]*[.B199]" office:value-type="float" office:value="0.022272">
            <text:p>2,23E-002</text:p>
          </table:table-cell>
          <table:table-cell office:value-type="float" office:value="0.96">
            <text:p>0,96</text:p>
          </table:table-cell>
          <table:table-cell office:value-type="float" office:value="0.0228">
            <text:p>2,28E-002</text:p>
          </table:table-cell>
          <table:table-cell table:formula="of:=[.D199]*[.E199]" office:value-type="float" office:value="0.021888">
            <text:p>2,19E-002</text:p>
          </table:table-cell>
          <table:table-cell office:value-type="float" office:value="0.96">
            <text:p>0,96</text:p>
          </table:table-cell>
          <table:table-cell office:value-type="float" office:value="0.00326">
            <text:p>3,26E-003</text:p>
          </table:table-cell>
          <table:table-cell table:formula="of:=[.G199]*[.H199]" office:value-type="float" office:value="0.0031296">
            <text:p>3,13E-003</text:p>
          </table:table-cell>
          <table:table-cell office:value-type="float" office:value="0.96">
            <text:p>0,96</text:p>
          </table:table-cell>
          <table:table-cell office:value-type="float" office:value="0.00322">
            <text:p>3,22E-003</text:p>
          </table:table-cell>
          <table:table-cell table:formula="of:=[.J199]*[.K199]" office:value-type="float" office:value="0.0030912">
            <text:p>3,09E-003</text:p>
          </table:table-cell>
          <table:table-cell office:value-type="float" office:value="0.96">
            <text:p>0,96</text:p>
          </table:table-cell>
          <table:table-cell office:value-type="float" office:value="0.0101">
            <text:p>1,01E-002</text:p>
          </table:table-cell>
          <table:table-cell table:formula="of:=[.M199]*[.N199]" office:value-type="float" office:value="0.009696">
            <text:p>9,70E-003</text:p>
          </table:table-cell>
          <table:table-cell office:value-type="float" office:value="0.96">
            <text:p>0,96</text:p>
          </table:table-cell>
          <table:table-cell office:value-type="float" office:value="0.01">
            <text:p>1,00E-002</text:p>
          </table:table-cell>
          <table:table-cell table:formula="of:=[.P199]*[.Q199]" office:value-type="float" office:value="0.0096">
            <text:p>9,60E-003</text:p>
          </table:table-cell>
          <table:table-cell office:value-type="float" office:value="0.96">
            <text:p>0,96</text:p>
          </table:table-cell>
          <table:table-cell office:value-type="float" office:value="0.0114">
            <text:p>1,14E-002</text:p>
          </table:table-cell>
          <table:table-cell table:formula="of:=[.S199]*[.T199]" office:value-type="float" office:value="0.010944">
            <text:p>1,09E-002</text:p>
          </table:table-cell>
          <table:table-cell office:value-type="float" office:value="0.96">
            <text:p>0,96</text:p>
          </table:table-cell>
          <table:table-cell office:value-type="float" office:value="0.0115">
            <text:p>1,15E-002</text:p>
          </table:table-cell>
          <table:table-cell table:formula="of:=[.V199]*[.W199]" office:value-type="float" office:value="0.01104">
            <text:p>1,10E-002</text:p>
          </table:table-cell>
          <table:table-cell office:value-type="float" office:value="0.96">
            <text:p>0,96</text:p>
          </table:table-cell>
          <table:table-cell office:value-type="float" office:value="0.00198">
            <text:p>1,98E-003</text:p>
          </table:table-cell>
          <table:table-cell table:formula="of:=[.Y199]*[.Z199]" office:value-type="float" office:value="0.0019008">
            <text:p>1,90E-003</text:p>
          </table:table-cell>
          <table:table-cell office:value-type="float" office:value="0.96">
            <text:p>0,96</text:p>
          </table:table-cell>
          <table:table-cell office:value-type="float" office:value="0.00191">
            <text:p>1,91E-003</text:p>
          </table:table-cell>
          <table:table-cell table:formula="of:=[.AB199]*[.AC199]" office:value-type="float" office:value="0.0018336">
            <text:p>0,0018336</text:p>
          </table:table-cell>
        </table:table-row>
        <table:table-row table:style-name="ro1">
          <table:table-cell office:value-type="float" office:value="0.97">
            <text:p>0,97</text:p>
          </table:table-cell>
          <table:table-cell office:value-type="float" office:value="0.0237">
            <text:p>2,37E-002</text:p>
          </table:table-cell>
          <table:table-cell table:formula="of:=[.A200]*[.B200]" office:value-type="float" office:value="0.022989">
            <text:p>2,30E-002</text:p>
          </table:table-cell>
          <table:table-cell office:value-type="float" office:value="0.97">
            <text:p>0,97</text:p>
          </table:table-cell>
          <table:table-cell office:value-type="float" office:value="0.0233">
            <text:p>2,33E-002</text:p>
          </table:table-cell>
          <table:table-cell table:formula="of:=[.D200]*[.E200]" office:value-type="float" office:value="0.022601">
            <text:p>2,26E-002</text:p>
          </table:table-cell>
          <table:table-cell office:value-type="float" office:value="0.97">
            <text:p>0,97</text:p>
          </table:table-cell>
          <table:table-cell office:value-type="float" office:value="0.00345">
            <text:p>3,45E-003</text:p>
          </table:table-cell>
          <table:table-cell table:formula="of:=[.G200]*[.H200]" office:value-type="float" office:value="0.0033465">
            <text:p>3,35E-003</text:p>
          </table:table-cell>
          <table:table-cell office:value-type="float" office:value="0.97">
            <text:p>0,97</text:p>
          </table:table-cell>
          <table:table-cell office:value-type="float" office:value="0.00341">
            <text:p>3,41E-003</text:p>
          </table:table-cell>
          <table:table-cell table:formula="of:=[.J200]*[.K200]" office:value-type="float" office:value="0.0033077">
            <text:p>3,31E-003</text:p>
          </table:table-cell>
          <table:table-cell office:value-type="float" office:value="0.97">
            <text:p>0,97</text:p>
          </table:table-cell>
          <table:table-cell office:value-type="float" office:value="0.0103">
            <text:p>1,03E-002</text:p>
          </table:table-cell>
          <table:table-cell table:formula="of:=[.M200]*[.N200]" office:value-type="float" office:value="0.009991">
            <text:p>9,99E-003</text:p>
          </table:table-cell>
          <table:table-cell office:value-type="float" office:value="0.97">
            <text:p>0,97</text:p>
          </table:table-cell>
          <table:table-cell office:value-type="float" office:value="0.0102">
            <text:p>1,02E-002</text:p>
          </table:table-cell>
          <table:table-cell table:formula="of:=[.P200]*[.Q200]" office:value-type="float" office:value="0.009894">
            <text:p>9,89E-003</text:p>
          </table:table-cell>
          <table:table-cell office:value-type="float" office:value="0.97">
            <text:p>0,97</text:p>
          </table:table-cell>
          <table:table-cell office:value-type="float" office:value="0.0118">
            <text:p>1,18E-002</text:p>
          </table:table-cell>
          <table:table-cell table:formula="of:=[.S200]*[.T200]" office:value-type="float" office:value="0.011446">
            <text:p>1,14E-002</text:p>
          </table:table-cell>
          <table:table-cell office:value-type="float" office:value="0.97">
            <text:p>0,97</text:p>
          </table:table-cell>
          <table:table-cell office:value-type="float" office:value="0.0118">
            <text:p>1,18E-002</text:p>
          </table:table-cell>
          <table:table-cell table:formula="of:=[.V200]*[.W200]" office:value-type="float" office:value="0.011446">
            <text:p>1,14E-002</text:p>
          </table:table-cell>
          <table:table-cell office:value-type="float" office:value="0.97">
            <text:p>0,97</text:p>
          </table:table-cell>
          <table:table-cell office:value-type="float" office:value="0.00213">
            <text:p>2,13E-003</text:p>
          </table:table-cell>
          <table:table-cell table:formula="of:=[.Y200]*[.Z200]" office:value-type="float" office:value="0.0020661">
            <text:p>2,07E-003</text:p>
          </table:table-cell>
          <table:table-cell office:value-type="float" office:value="0.97">
            <text:p>0,97</text:p>
          </table:table-cell>
          <table:table-cell office:value-type="float" office:value="0.00205">
            <text:p>2,05E-003</text:p>
          </table:table-cell>
          <table:table-cell table:formula="of:=[.AB200]*[.AC200]" office:value-type="float" office:value="0.0019885">
            <text:p>0,0019885</text:p>
          </table:table-cell>
        </table:table-row>
        <table:table-row table:style-name="ro1">
          <table:table-cell office:value-type="float" office:value="0.98">
            <text:p>0,98</text:p>
          </table:table-cell>
          <table:table-cell office:value-type="float" office:value="0.0242">
            <text:p>2,42E-002</text:p>
          </table:table-cell>
          <table:table-cell table:formula="of:=[.A201]*[.B201]" office:value-type="float" office:value="0.023716">
            <text:p>2,37E-002</text:p>
          </table:table-cell>
          <table:table-cell office:value-type="float" office:value="0.98">
            <text:p>0,98</text:p>
          </table:table-cell>
          <table:table-cell office:value-type="float" office:value="0.0238">
            <text:p>2,38E-002</text:p>
          </table:table-cell>
          <table:table-cell table:formula="of:=[.D201]*[.E201]" office:value-type="float" office:value="0.023324">
            <text:p>2,33E-002</text:p>
          </table:table-cell>
          <table:table-cell office:value-type="float" office:value="0.98">
            <text:p>0,98</text:p>
          </table:table-cell>
          <table:table-cell office:value-type="float" office:value="0.00367">
            <text:p>3,67E-003</text:p>
          </table:table-cell>
          <table:table-cell table:formula="of:=[.G201]*[.H201]" office:value-type="float" office:value="0.0035966">
            <text:p>3,60E-003</text:p>
          </table:table-cell>
          <table:table-cell office:value-type="float" office:value="0.98">
            <text:p>0,98</text:p>
          </table:table-cell>
          <table:table-cell office:value-type="float" office:value="0.00361">
            <text:p>3,61E-003</text:p>
          </table:table-cell>
          <table:table-cell table:formula="of:=[.J201]*[.K201]" office:value-type="float" office:value="0.0035378">
            <text:p>3,54E-003</text:p>
          </table:table-cell>
          <table:table-cell office:value-type="float" office:value="0.98">
            <text:p>0,98</text:p>
          </table:table-cell>
          <table:table-cell office:value-type="float" office:value="0.0105">
            <text:p>1,05E-002</text:p>
          </table:table-cell>
          <table:table-cell table:formula="of:=[.M201]*[.N201]" office:value-type="float" office:value="0.01029">
            <text:p>1,03E-002</text:p>
          </table:table-cell>
          <table:table-cell office:value-type="float" office:value="0.98">
            <text:p>0,98</text:p>
          </table:table-cell>
          <table:table-cell office:value-type="float" office:value="0.0104">
            <text:p>1,04E-002</text:p>
          </table:table-cell>
          <table:table-cell table:formula="of:=[.P201]*[.Q201]" office:value-type="float" office:value="0.010192">
            <text:p>1,02E-002</text:p>
          </table:table-cell>
          <table:table-cell office:value-type="float" office:value="0.98">
            <text:p>0,98</text:p>
          </table:table-cell>
          <table:table-cell office:value-type="float" office:value="0.0122">
            <text:p>1,22E-002</text:p>
          </table:table-cell>
          <table:table-cell table:formula="of:=[.S201]*[.T201]" office:value-type="float" office:value="0.011956">
            <text:p>1,20E-002</text:p>
          </table:table-cell>
          <table:table-cell office:value-type="float" office:value="0.98">
            <text:p>0,98</text:p>
          </table:table-cell>
          <table:table-cell office:value-type="float" office:value="0.0123">
            <text:p>1,23E-002</text:p>
          </table:table-cell>
          <table:table-cell table:formula="of:=[.V201]*[.W201]" office:value-type="float" office:value="0.012054">
            <text:p>1,21E-002</text:p>
          </table:table-cell>
          <table:table-cell office:value-type="float" office:value="0.98">
            <text:p>0,98</text:p>
          </table:table-cell>
          <table:table-cell office:value-type="float" office:value="0.00231">
            <text:p>2,31E-003</text:p>
          </table:table-cell>
          <table:table-cell table:formula="of:=[.Y201]*[.Z201]" office:value-type="float" office:value="0.0022638">
            <text:p>2,26E-003</text:p>
          </table:table-cell>
          <table:table-cell office:value-type="float" office:value="0.98">
            <text:p>0,98</text:p>
          </table:table-cell>
          <table:table-cell office:value-type="float" office:value="0.00222">
            <text:p>2,22E-003</text:p>
          </table:table-cell>
          <table:table-cell table:formula="of:=[.AB201]*[.AC201]" office:value-type="float" office:value="0.0021756">
            <text:p>0,0021756</text:p>
          </table:table-cell>
        </table:table-row>
        <table:table-row table:style-name="ro1">
          <table:table-cell office:value-type="float" office:value="0.99">
            <text:p>0,99</text:p>
          </table:table-cell>
          <table:table-cell office:value-type="float" office:value="0.0247">
            <text:p>2,47E-002</text:p>
          </table:table-cell>
          <table:table-cell table:formula="of:=[.A202]*[.B202]" office:value-type="float" office:value="0.024453">
            <text:p>2,45E-002</text:p>
          </table:table-cell>
          <table:table-cell office:value-type="float" office:value="0.99">
            <text:p>0,99</text:p>
          </table:table-cell>
          <table:table-cell office:value-type="float" office:value="0.0244">
            <text:p>2,44E-002</text:p>
          </table:table-cell>
          <table:table-cell table:formula="of:=[.D202]*[.E202]" office:value-type="float" office:value="0.024156">
            <text:p>2,42E-002</text:p>
          </table:table-cell>
          <table:table-cell office:value-type="float" office:value="0.99">
            <text:p>0,99</text:p>
          </table:table-cell>
          <table:table-cell office:value-type="float" office:value="0.0039">
            <text:p>3,90E-003</text:p>
          </table:table-cell>
          <table:table-cell table:formula="of:=[.G202]*[.H202]" office:value-type="float" office:value="0.003861">
            <text:p>3,86E-003</text:p>
          </table:table-cell>
          <table:table-cell office:value-type="float" office:value="0.99">
            <text:p>0,99</text:p>
          </table:table-cell>
          <table:table-cell office:value-type="float" office:value="0.00384">
            <text:p>3,84E-003</text:p>
          </table:table-cell>
          <table:table-cell table:formula="of:=[.J202]*[.K202]" office:value-type="float" office:value="0.0038016">
            <text:p>3,80E-003</text:p>
          </table:table-cell>
          <table:table-cell office:value-type="float" office:value="0.99">
            <text:p>0,99</text:p>
          </table:table-cell>
          <table:table-cell office:value-type="float" office:value="0.0107">
            <text:p>1,07E-002</text:p>
          </table:table-cell>
          <table:table-cell table:formula="of:=[.M202]*[.N202]" office:value-type="float" office:value="0.010593">
            <text:p>1,06E-002</text:p>
          </table:table-cell>
          <table:table-cell office:value-type="float" office:value="0.99">
            <text:p>0,99</text:p>
          </table:table-cell>
          <table:table-cell office:value-type="float" office:value="0.0106">
            <text:p>1,06E-002</text:p>
          </table:table-cell>
          <table:table-cell table:formula="of:=[.P202]*[.Q202]" office:value-type="float" office:value="0.010494">
            <text:p>1,05E-002</text:p>
          </table:table-cell>
          <table:table-cell office:value-type="float" office:value="0.99">
            <text:p>0,99</text:p>
          </table:table-cell>
          <table:table-cell office:value-type="float" office:value="0.0126">
            <text:p>1,26E-002</text:p>
          </table:table-cell>
          <table:table-cell table:formula="of:=[.S202]*[.T202]" office:value-type="float" office:value="0.012474">
            <text:p>1,25E-002</text:p>
          </table:table-cell>
          <table:table-cell office:value-type="float" office:value="0.99">
            <text:p>0,99</text:p>
          </table:table-cell>
          <table:table-cell office:value-type="float" office:value="0.0127">
            <text:p>1,27E-002</text:p>
          </table:table-cell>
          <table:table-cell table:formula="of:=[.V202]*[.W202]" office:value-type="float" office:value="0.012573">
            <text:p>1,26E-002</text:p>
          </table:table-cell>
          <table:table-cell office:value-type="float" office:value="0.99">
            <text:p>0,99</text:p>
          </table:table-cell>
          <table:table-cell office:value-type="float" office:value="0.00252">
            <text:p>2,52E-003</text:p>
          </table:table-cell>
          <table:table-cell table:formula="of:=[.Y202]*[.Z202]" office:value-type="float" office:value="0.0024948">
            <text:p>2,49E-003</text:p>
          </table:table-cell>
          <table:table-cell office:value-type="float" office:value="0.99">
            <text:p>0,99</text:p>
          </table:table-cell>
          <table:table-cell office:value-type="float" office:value="0.0024">
            <text:p>2,40E-003</text:p>
          </table:table-cell>
          <table:table-cell table:formula="of:=[.AB202]*[.AC202]" office:value-type="float" office:value="0.002376">
            <text:p>0,0023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252">
            <text:p>2,52E-002</text:p>
          </table:table-cell>
          <table:table-cell table:formula="of:=[.A203]*[.B203]" office:value-type="float" office:value="0.0252">
            <text:p>2,52E-002</text:p>
          </table:table-cell>
          <table:table-cell office:value-type="float" office:value="1">
            <text:p>1</text:p>
          </table:table-cell>
          <table:table-cell office:value-type="float" office:value="0.0249">
            <text:p>2,49E-002</text:p>
          </table:table-cell>
          <table:table-cell table:formula="of:=[.D203]*[.E203]" office:value-type="float" office:value="0.0249">
            <text:p>2,49E-002</text:p>
          </table:table-cell>
          <table:table-cell office:value-type="float" office:value="1">
            <text:p>1</text:p>
          </table:table-cell>
          <table:table-cell office:value-type="float" office:value="0.00415">
            <text:p>4,15E-003</text:p>
          </table:table-cell>
          <table:table-cell table:formula="of:=[.G203]*[.H203]" office:value-type="float" office:value="0.00415">
            <text:p>4,15E-003</text:p>
          </table:table-cell>
          <table:table-cell office:value-type="float" office:value="1">
            <text:p>1</text:p>
          </table:table-cell>
          <table:table-cell office:value-type="float" office:value="0.00408">
            <text:p>4,08E-003</text:p>
          </table:table-cell>
          <table:table-cell table:formula="of:=[.J203]*[.K203]" office:value-type="float" office:value="0.00408">
            <text:p>4,08E-003</text:p>
          </table:table-cell>
          <table:table-cell office:value-type="float" office:value="1">
            <text:p>1</text:p>
          </table:table-cell>
          <table:table-cell office:value-type="float" office:value="0.0109">
            <text:p>1,09E-002</text:p>
          </table:table-cell>
          <table:table-cell table:formula="of:=[.M203]*[.N203]" office:value-type="float" office:value="0.0109">
            <text:p>1,09E-002</text:p>
          </table:table-cell>
          <table:table-cell office:value-type="float" office:value="1">
            <text:p>1</text:p>
          </table:table-cell>
          <table:table-cell office:value-type="float" office:value="0.0108">
            <text:p>1,08E-002</text:p>
          </table:table-cell>
          <table:table-cell table:formula="of:=[.P203]*[.Q203]" office:value-type="float" office:value="0.0108">
            <text:p>1,08E-002</text:p>
          </table:table-cell>
          <table:table-cell office:value-type="float" office:value="1">
            <text:p>1</text:p>
          </table:table-cell>
          <table:table-cell office:value-type="float" office:value="0.0131">
            <text:p>1,31E-002</text:p>
          </table:table-cell>
          <table:table-cell table:formula="of:=[.S203]*[.T203]" office:value-type="float" office:value="0.0131">
            <text:p>1,31E-002</text:p>
          </table:table-cell>
          <table:table-cell office:value-type="float" office:value="1">
            <text:p>1</text:p>
          </table:table-cell>
          <table:table-cell office:value-type="float" office:value="0.0131">
            <text:p>1,31E-002</text:p>
          </table:table-cell>
          <table:table-cell table:formula="of:=[.V203]*[.W203]" office:value-type="float" office:value="0.0131">
            <text:p>1,31E-002</text:p>
          </table:table-cell>
          <table:table-cell office:value-type="float" office:value="1">
            <text:p>1</text:p>
          </table:table-cell>
          <table:table-cell office:value-type="float" office:value="0.00276">
            <text:p>2,76E-003</text:p>
          </table:table-cell>
          <table:table-cell table:formula="of:=[.Y203]*[.Z203]" office:value-type="float" office:value="0.00276">
            <text:p>2,76E-003</text:p>
          </table:table-cell>
          <table:table-cell office:value-type="float" office:value="1">
            <text:p>1</text:p>
          </table:table-cell>
          <table:table-cell office:value-type="float" office:value="0.00262">
            <text:p>2,62E-003</text:p>
          </table:table-cell>
          <table:table-cell table:formula="of:=[.AB203]*[.AC203]" office:value-type="float" office:value="0.00262">
            <text:p>0,00262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>
            <text:p>Max Pow</text:p>
          </table:table-cell>
          <table:table-cell table:style-name="Default"/>
          <table:table-cell table:style-name="Default" table:formula="of:=MIN([.C3:.C203])" office:value-type="float" office:value="0">
            <text:p>0,00E+000</text:p>
          </table:table-cell>
          <table:table-cell/>
          <table:table-cell table:style-name="Default"/>
          <table:table-cell table:style-name="Default" table:formula="of:=MIN([.F3:.F203])" office:value-type="float" office:value="-0.0011803">
            <text:p>-1,18E-003</text:p>
          </table:table-cell>
          <table:table-cell/>
          <table:table-cell table:style-name="Default"/>
          <table:table-cell table:style-name="Default" table:formula="of:=MIN([.I3:.I203])" office:value-type="float" office:value="0">
            <text:p>0,00E+000</text:p>
          </table:table-cell>
          <table:table-cell/>
          <table:table-cell table:style-name="Default"/>
          <table:table-cell table:style-name="Default" table:formula="of:=MIN([.L3:.L203])" office:value-type="float" office:value="-0.0008155">
            <text:p>-8,16E-004</text:p>
          </table:table-cell>
          <table:table-cell/>
          <table:table-cell table:style-name="Default"/>
          <table:table-cell table:style-name="Default" table:formula="of:=MIN([.O3:.O203])" office:value-type="float" office:value="0">
            <text:p>0,00E+000</text:p>
          </table:table-cell>
          <table:table-cell/>
          <table:table-cell table:style-name="Default"/>
          <table:table-cell table:style-name="Default" table:formula="of:=MIN([.R3:.R203])" office:value-type="float" office:value="-0.0005152">
            <text:p>-5,15E-004</text:p>
          </table:table-cell>
          <table:table-cell/>
          <table:table-cell table:style-name="Default"/>
          <table:table-cell table:style-name="Default" table:formula="of:=MIN([.U3:.U203])" office:value-type="float" office:value="-0">
            <text:p>-0,00E+000</text:p>
          </table:table-cell>
          <table:table-cell/>
          <table:table-cell table:style-name="Default"/>
          <table:table-cell table:style-name="Default" table:formula="of:=MIN([.X3:.X203])" office:value-type="float" office:value="-0.000968">
            <text:p>-9,68E-004</text:p>
          </table:table-cell>
          <table:table-cell/>
          <table:table-cell table:style-name="Default"/>
          <table:table-cell table:style-name="Default" table:formula="of:=MIN([.AA3:.AA203])" office:value-type="float" office:value="0">
            <text:p>0,00E+000</text:p>
          </table:table-cell>
          <table:table-cell/>
          <table:table-cell table:style-name="Default"/>
          <table:table-cell table:formula="of:=MIN([.AD3:.AD203])" office:value-type="float" office:value="-0.0003978">
            <text:p>-0,0003978</text:p>
          </table:table-cell>
        </table:table-row>
        <table:table-row table:style-name="ro1">
          <table:table-cell office:value-type="string">
            <text:p>Area</text:p>
          </table:table-cell>
          <table:table-cell table:style-name="Default"/>
          <table:table-cell table:style-name="Default" table:formula="of:=4.8*5.1" office:value-type="float" office:value="24.48">
            <text:p>24,48</text:p>
          </table:table-cell>
          <table:table-cell/>
          <table:table-cell table:style-name="Default"/>
          <table:table-cell table:style-name="Default" table:formula="of:=4.8*5.1" office:value-type="float" office:value="24.48">
            <text:p>24,48</text:p>
          </table:table-cell>
          <table:table-cell/>
          <table:table-cell table:style-name="Default"/>
          <table:table-cell table:style-name="Default" table:formula="of:=4.7*3.8" office:value-type="float" office:value="17.86">
            <text:p>17,86</text:p>
          </table:table-cell>
          <table:table-cell/>
          <table:table-cell table:style-name="Default"/>
          <table:table-cell table:style-name="Default" table:formula="of:=4.7*3.8" office:value-type="float" office:value="17.86">
            <text:p>17,86</text:p>
          </table:table-cell>
          <table:table-cell/>
          <table:table-cell table:style-name="Default"/>
          <table:table-cell table:style-name="Default" table:formula="of:=4*4.5" office:value-type="float" office:value="18">
            <text:p>18</text:p>
          </table:table-cell>
          <table:table-cell/>
          <table:table-cell table:style-name="Default"/>
          <table:table-cell table:style-name="Default" table:formula="of:=4*4.5" office:value-type="float" office:value="18">
            <text:p>18</text:p>
          </table:table-cell>
          <table:table-cell/>
          <table:table-cell table:style-name="Default"/>
          <table:table-cell table:style-name="Default" table:formula="of:=6.4*2.7" office:value-type="float" office:value="17.28">
            <text:p>17,28</text:p>
          </table:table-cell>
          <table:table-cell/>
          <table:table-cell table:style-name="Default"/>
          <table:table-cell table:style-name="Default" table:formula="of:=6.4*2.7" office:value-type="float" office:value="17.28">
            <text:p>17,28</text:p>
          </table:table-cell>
          <table:table-cell/>
          <table:table-cell table:style-name="Default"/>
          <table:table-cell table:style-name="Default" table:formula="of:=2*4.9" office:value-type="float" office:value="9.8">
            <text:p>9,8</text:p>
          </table:table-cell>
          <table:table-cell/>
          <table:table-cell table:style-name="Default"/>
          <table:table-cell table:formula="of:=2*4.9" office:value-type="float" office:value="9.8">
            <text:p>9,8</text:p>
          </table:table-cell>
        </table:table-row>
        <table:table-row table:style-name="ro1">
          <table:table-cell office:value-type="string">
            <text:p>P_in</text:p>
          </table:table-cell>
          <table:table-cell table:style-name="Default"/>
          <table:table-cell table:style-name="Default" table:formula="of:=[.C206]/1000" office:value-type="float" office:value="0.02448">
            <text:p>0,02448</text:p>
          </table:table-cell>
          <table:table-cell/>
          <table:table-cell table:style-name="Default"/>
          <table:table-cell table:style-name="Default" table:formula="of:=[.F206]/1000" office:value-type="float" office:value="0.02448">
            <text:p>0,02448</text:p>
          </table:table-cell>
          <table:table-cell/>
          <table:table-cell table:style-name="Default"/>
          <table:table-cell table:style-name="Default" table:formula="of:=[.I206]/1000" office:value-type="float" office:value="0.01786">
            <text:p>0,01786</text:p>
          </table:table-cell>
          <table:table-cell/>
          <table:table-cell table:style-name="Default"/>
          <table:table-cell table:style-name="Default" table:formula="of:=[.L206]/1000" office:value-type="float" office:value="0.01786">
            <text:p>0,01786</text:p>
          </table:table-cell>
          <table:table-cell/>
          <table:table-cell table:style-name="Default"/>
          <table:table-cell table:style-name="Default" table:formula="of:=[.O206]/1000" office:value-type="float" office:value="0.018">
            <text:p>0,018</text:p>
          </table:table-cell>
          <table:table-cell/>
          <table:table-cell table:style-name="Default"/>
          <table:table-cell table:style-name="Default" table:formula="of:=[.R206]/1000" office:value-type="float" office:value="0.018">
            <text:p>0,018</text:p>
          </table:table-cell>
          <table:table-cell/>
          <table:table-cell table:style-name="Default"/>
          <table:table-cell table:style-name="Default" table:formula="of:=[.U206]/1000" office:value-type="float" office:value="0.01728">
            <text:p>0,01728</text:p>
          </table:table-cell>
          <table:table-cell/>
          <table:table-cell table:style-name="Default"/>
          <table:table-cell table:style-name="Default" table:formula="of:=[.X206]/1000" office:value-type="float" office:value="0.01728">
            <text:p>0,01728</text:p>
          </table:table-cell>
          <table:table-cell/>
          <table:table-cell table:style-name="Default"/>
          <table:table-cell table:style-name="Default" table:formula="of:=[.AA206]/1000" office:value-type="float" office:value="0.0098">
            <text:p>0,0098</text:p>
          </table:table-cell>
          <table:table-cell/>
          <table:table-cell table:style-name="Default"/>
          <table:table-cell table:formula="of:=[.AD206]/1000" office:value-type="float" office:value="0.0098">
            <text:p>0,0098</text:p>
          </table:table-cell>
        </table:table-row>
        <table:table-row table:style-name="ro1">
          <table:table-cell office:value-type="string">
            <text:p>eta</text:p>
          </table:table-cell>
          <table:table-cell table:style-name="Default"/>
          <table:table-cell table:style-name="Default" table:formula="of:=-[.C205]/[.C207]*100" office:value-type="float" office:value="-0">
            <text:p>-0</text:p>
          </table:table-cell>
          <table:table-cell/>
          <table:table-cell table:style-name="Default"/>
          <table:table-cell table:style-name="Default" table:formula="of:=-[.F205]/[.F207]*100" office:value-type="float" office:value="4.82148692810458">
            <text:p>4,8214869281</text:p>
          </table:table-cell>
          <table:table-cell/>
          <table:table-cell table:style-name="Default"/>
          <table:table-cell table:style-name="Default" table:formula="of:=-[.I205]/[.I207]*100" office:value-type="float" office:value="-0">
            <text:p>-0</text:p>
          </table:table-cell>
          <table:table-cell/>
          <table:table-cell table:style-name="Default"/>
          <table:table-cell table:style-name="Default" table:formula="of:=-[.L205]/[.L207]*100" office:value-type="float" office:value="4.56606942889138">
            <text:p>4,5660694289</text:p>
          </table:table-cell>
          <table:table-cell/>
          <table:table-cell table:style-name="Default"/>
          <table:table-cell table:style-name="Default" table:formula="of:=-[.O205]/[.O207]*100" office:value-type="float" office:value="-0">
            <text:p>-0</text:p>
          </table:table-cell>
          <table:table-cell/>
          <table:table-cell table:style-name="Default"/>
          <table:table-cell table:style-name="Default" table:formula="of:=-[.R205]/[.R207]*100" office:value-type="float" office:value="2.86222222222222">
            <text:p>2,8622222222</text:p>
          </table:table-cell>
          <table:table-cell/>
          <table:table-cell table:style-name="Default"/>
          <table:table-cell table:style-name="Default" table:formula="of:=-[.U205]/[.U207]*100" office:value-type="float" office:value="0">
            <text:p>0</text:p>
          </table:table-cell>
          <table:table-cell/>
          <table:table-cell table:style-name="Default"/>
          <table:table-cell table:style-name="Default" table:formula="of:=-[.X205]/[.X207]*100" office:value-type="float" office:value="5.60185185185185">
            <text:p>5,6018518519</text:p>
          </table:table-cell>
          <table:table-cell/>
          <table:table-cell table:style-name="Default"/>
          <table:table-cell table:style-name="Default" table:formula="of:=-[.AA205]/[.AA207]*100" office:value-type="float" office:value="-0">
            <text:p>-0</text:p>
          </table:table-cell>
          <table:table-cell/>
          <table:table-cell table:style-name="Default"/>
          <table:table-cell table:formula="of:=-[.AD205]/[.AD207]*100" office:value-type="float" office:value="4.05918367346939">
            <text:p>4,0591836735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>
            <text:p>Summary</text:p>
          </table:table-cell>
          <table:table-cell table:style-name="Default" office:value-type="string">
            <text:p>%</text:p>
          </table:table-cell>
          <table:table-cell table:style-name="Default" office:value-type="string">
            <text:p>eta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float" office:value="0.2">
            <text:p>0,2</text:p>
          </table:table-cell>
          <table:table-cell table:style-name="Default" office:value-type="float" office:value="4.1">
            <text:p>4,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float" office:value="0.2">
            <text:p>0,2</text:p>
          </table:table-cell>
          <table:table-cell table:style-name="Default" office:value-type="float" office:value="2.9">
            <text:p>2,9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float" office:value="0.3">
            <text:p>0,3</text:p>
          </table:table-cell>
          <table:table-cell table:style-name="Default" office:value-type="float" office:value="4.6">
            <text:p>4,6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float" office:value="0.4">
            <text:p>0,4</text:p>
          </table:table-cell>
          <table:table-cell table:style-name="Default" office:value-type="float" office:value="4.8">
            <text:p>4,8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float" office:value="0.4">
            <text:p>0,4</text:p>
          </table:table-cell>
          <table:table-cell table:style-name="Default" office:value-type="float" office:value="5.6">
            <text:p>5,6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>
            <draw:frame table:end-cell-address="'compare all'.H255" table:end-x="2.169cm" table:end-y="0.306cm" draw:z-index="0" draw:style-name="gr1" svg:width="16.741cm" svg:height="15.27cm" svg:x="1.234cm" svg:y="0.331cm">
              <draw:object draw:notify-on-update-of-ranges="'compare all'.A214:'compare all'.A218 'compare all'.B214:'compare all'.B218 'compare all'.C213:'compare all'.C213 'compare all'.C214:'compare all'.C2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</table:table>
      <table:table table:name=".4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" table:default-cell-style-name="Default"/>
        <table:table-row table:style-name="ro1">
          <table:table-cell office:value-type="string">
            <text:p>V </text:p>
          </table:table-cell>
          <table:table-cell table:number-columns-repeated="4" office:value-type="string">
            <text:p>A</text:p>
          </table:table-cell>
          <table:table-cell/>
          <table:table-cell office:value-type="string">
            <text:p>V </text:p>
          </table:table-cell>
          <table:table-cell office:value-type="string">
            <text:p>J (mA/mm^2)</text:p>
          </table:table-cell>
          <table:table-cell table:number-columns-repeated="7"/>
        </table:table-row>
        <table:table-row table:style-name="ro1">
          <table:table-cell office:value-type="string">
            <text:p>0.4</text:p>
          </table:table-cell>
          <table:table-cell office:value-type="string">
            <text:p>Dark big grid</text:p>
          </table:table-cell>
          <table:table-cell office:value-type="string">
            <text:p>Light big grid</text:p>
          </table:table-cell>
          <table:table-cell office:value-type="string">
            <text:p>Dark small grid</text:p>
          </table:table-cell>
          <table:table-cell office:value-type="string">
            <text:p>light small grid</text:p>
          </table:table-cell>
          <table:table-cell/>
          <table:table-cell office:value-type="string">
            <text:p>.4</text:p>
          </table:table-cell>
          <table:table-cell office:value-type="string">
            <text:p>Dark big grid</text:p>
          </table:table-cell>
          <table:table-cell office:value-type="string">
            <text:p>Light big grid</text:p>
          </table:table-cell>
          <table:table-cell office:value-type="string">
            <text:p>Dark small grid</text:p>
          </table:table-cell>
          <table:table-cell office:value-type="string">
            <text:p>Light small grid</text:p>
          </table:table-cell>
          <table:table-cell/>
          <table:table-cell office:value-type="string">
            <text:p>.4</text:p>
          </table:table-cell>
          <table:table-cell office:value-type="string">
            <text:p>Dark big grid</text:p>
          </table:table-cell>
          <table:table-cell office:value-type="string">
            <text:p>Dark small grid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0000392">
            <text:p>-3,92E-005</text:p>
          </table:table-cell>
          <table:table-cell office:value-type="float" office:value="-0.00542">
            <text:p>-5,42E-003</text:p>
          </table:table-cell>
          <table:table-cell office:value-type="float" office:value="-0.0000137">
            <text:p>-1,37E-005</text:p>
          </table:table-cell>
          <table:table-cell office:value-type="float" office:value="-0.00292">
            <text:p>-2,92E-003</text:p>
          </table:table-cell>
          <table:table-cell/>
          <table:table-cell office:value-type="float" office:value="-1">
            <text:p>-1</text:p>
          </table:table-cell>
          <table:table-cell table:formula="of:=[.B3]/(4.8*5.1)*1000" office:value-type="float" office:value="-0.00160130718954248">
            <text:p>-0,0016013072</text:p>
          </table:table-cell>
          <table:table-cell table:formula="of:=[.C3]/(4.8*5.1)*1000" office:value-type="float" office:value="-0.22140522875817">
            <text:p>-0,2214052288</text:p>
          </table:table-cell>
          <table:table-cell table:formula="of:=[.D3]/(6.4*2.7)*1000" office:value-type="float" office:value="-0.000792824074074074">
            <text:p>-0,0007928241</text:p>
          </table:table-cell>
          <table:table-cell table:formula="of:=[.E3]/(6.4*2.7)*1000" office:value-type="float" office:value="-0.168981481481481">
            <text:p>-0,1689814815</text:p>
          </table:table-cell>
          <table:table-cell/>
          <table:table-cell office:value-type="float" office:value="-1">
            <text:p>-1</text:p>
          </table:table-cell>
          <table:table-cell table:formula="of:=LOG(ABS([.B3]))" office:value-type="float" office:value="-4.40671393297954">
            <text:p>-4,406713933</text:p>
          </table:table-cell>
          <table:table-cell table:formula="of:=LOG(ABS([.D3]))" office:value-type="float" office:value="-4.86327943284359">
            <text:p>-4,8632794328</text:p>
          </table:table-cell>
        </table:table-row>
        <table:table-row table:style-name="ro1">
          <table:table-cell office:value-type="float" office:value="-0.99">
            <text:p>-0,99</text:p>
          </table:table-cell>
          <table:table-cell office:value-type="float" office:value="-0.0000387">
            <text:p>-3,87E-005</text:p>
          </table:table-cell>
          <table:table-cell office:value-type="float" office:value="-0.00543">
            <text:p>-5,43E-003</text:p>
          </table:table-cell>
          <table:table-cell office:value-type="float" office:value="-0.0000135">
            <text:p>-1,35E-005</text:p>
          </table:table-cell>
          <table:table-cell office:value-type="float" office:value="-0.00291">
            <text:p>-2,91E-003</text:p>
          </table:table-cell>
          <table:table-cell/>
          <table:table-cell office:value-type="float" office:value="-0.99">
            <text:p>-0,99</text:p>
          </table:table-cell>
          <table:table-cell table:formula="of:=[.B4]/(4.8*5.1)*1000" office:value-type="float" office:value="-0.00158088235294118">
            <text:p>-0,0015808824</text:p>
          </table:table-cell>
          <table:table-cell table:formula="of:=[.C4]/(4.8*5.1)*1000" office:value-type="float" office:value="-0.221813725490196">
            <text:p>-0,2218137255</text:p>
          </table:table-cell>
          <table:table-cell table:formula="of:=[.D4]/(6.4*2.7)*1000" office:value-type="float" office:value="-0.00078125">
            <text:p>-0,00078125</text:p>
          </table:table-cell>
          <table:table-cell table:formula="of:=[.E4]/(6.4*2.7)*1000" office:value-type="float" office:value="-0.168402777777778">
            <text:p>-0,1684027778</text:p>
          </table:table-cell>
          <table:table-cell/>
          <table:table-cell office:value-type="float" office:value="-0.99">
            <text:p>-0,99</text:p>
          </table:table-cell>
          <table:table-cell table:formula="of:=LOG(ABS([.B4]))" office:value-type="float" office:value="-4.41228903498109">
            <text:p>-4,412289035</text:p>
          </table:table-cell>
          <table:table-cell table:formula="of:=LOG(ABS([.D4]))" office:value-type="float" office:value="-4.86966623150499">
            <text:p>-4,8696662315</text:p>
          </table:table-cell>
        </table:table-row>
        <table:table-row table:style-name="ro1">
          <table:table-cell office:value-type="float" office:value="-0.98">
            <text:p>-0,98</text:p>
          </table:table-cell>
          <table:table-cell office:value-type="float" office:value="-0.0000381">
            <text:p>-3,81E-005</text:p>
          </table:table-cell>
          <table:table-cell office:value-type="float" office:value="-0.00543">
            <text:p>-5,43E-003</text:p>
          </table:table-cell>
          <table:table-cell office:value-type="float" office:value="-0.0000133">
            <text:p>-1,33E-005</text:p>
          </table:table-cell>
          <table:table-cell office:value-type="float" office:value="-0.00291">
            <text:p>-2,91E-003</text:p>
          </table:table-cell>
          <table:table-cell/>
          <table:table-cell office:value-type="float" office:value="-0.98">
            <text:p>-0,98</text:p>
          </table:table-cell>
          <table:table-cell table:formula="of:=[.B5]/(4.8*5.1)*1000" office:value-type="float" office:value="-0.00155637254901961">
            <text:p>-0,0015563725</text:p>
          </table:table-cell>
          <table:table-cell table:formula="of:=[.C5]/(4.8*5.1)*1000" office:value-type="float" office:value="-0.221813725490196">
            <text:p>-0,2218137255</text:p>
          </table:table-cell>
          <table:table-cell table:formula="of:=[.D5]/(6.4*2.7)*1000" office:value-type="float" office:value="-0.000769675925925926">
            <text:p>-0,0007696759</text:p>
          </table:table-cell>
          <table:table-cell table:formula="of:=[.E5]/(6.4*2.7)*1000" office:value-type="float" office:value="-0.168402777777778">
            <text:p>-0,1684027778</text:p>
          </table:table-cell>
          <table:table-cell/>
          <table:table-cell office:value-type="float" office:value="-0.98">
            <text:p>-0,98</text:p>
          </table:table-cell>
          <table:table-cell table:formula="of:=LOG(ABS([.B5]))" office:value-type="float" office:value="-4.41907502432438">
            <text:p>-4,4190750243</text:p>
          </table:table-cell>
          <table:table-cell table:formula="of:=LOG(ABS([.D5]))" office:value-type="float" office:value="-4.87614835903291">
            <text:p>-4,876148359</text:p>
          </table:table-cell>
        </table:table-row>
        <table:table-row table:style-name="ro1">
          <table:table-cell office:value-type="float" office:value="-0.97">
            <text:p>-0,97</text:p>
            <draw:frame table:end-cell-address="'.4'.H39" table:end-x="0.106cm" table:end-y="0.211cm" draw:z-index="0" draw:style-name="gr1" svg:width="16.508cm" svg:height="14.792cm" svg:x="0cm" svg:y="0.265cm">
              <draw:object draw:notify-on-update-of-ranges="'.4'.G3:'.4'.G203 '.4'.H2:'.4'.H2 '.4'.H3:'.4'.H203 '.4'.G3:'.4'.G203 '.4'.I2:'.4'.I2 '.4'.I3:'.4'.I203 '.4'.G3:'.4'.G203 '.4'.J2:'.4'.J2 '.4'.J3:'.4'.J203 '.4'.G3:'.4'.G203 '.4'.K2:'.4'.K2 '.4'.K3:'.4'.K20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-0.0000376">
            <text:p>-3,76E-005</text:p>
          </table:table-cell>
          <table:table-cell office:value-type="float" office:value="-0.00543">
            <text:p>-5,43E-003</text:p>
          </table:table-cell>
          <table:table-cell office:value-type="float" office:value="-0.0000131">
            <text:p>-1,31E-005</text:p>
          </table:table-cell>
          <table:table-cell office:value-type="float" office:value="-0.00291">
            <text:p>-2,91E-003</text:p>
          </table:table-cell>
          <table:table-cell/>
          <table:table-cell office:value-type="float" office:value="-0.97">
            <text:p>-0,97</text:p>
            <draw:frame table:end-cell-address="'.4'.O37" table:end-x="1.893cm" table:end-y="0.291cm" draw:z-index="1" draw:style-name="gr1" svg:width="17.901cm" svg:height="13.999cm" svg:x="2.057cm" svg:y="0.238cm">
              <draw:object draw:notify-on-update-of-ranges="'.4'.M2:'.4'.M2 '.4'.M3:'.4'.M203 '.4'.N2:'.4'.N2 '.4'.N3:'.4'.N203 '.4'.M2:'.4'.M2 '.4'.M3:'.4'.M203 '.4'.O2:'.4'.O2 '.4'.O3:'.4'.O20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formula="of:=[.B6]/(4.8*5.1)*1000" office:value-type="float" office:value="-0.0015359477124183">
            <text:p>-0,0015359477</text:p>
          </table:table-cell>
          <table:table-cell table:formula="of:=[.C6]/(4.8*5.1)*1000" office:value-type="float" office:value="-0.221813725490196">
            <text:p>-0,2218137255</text:p>
          </table:table-cell>
          <table:table-cell table:formula="of:=[.D6]/(6.4*2.7)*1000" office:value-type="float" office:value="-0.000758101851851852">
            <text:p>-0,0007581019</text:p>
          </table:table-cell>
          <table:table-cell table:formula="of:=[.E6]/(6.4*2.7)*1000" office:value-type="float" office:value="-0.168402777777778">
            <text:p>-0,1684027778</text:p>
          </table:table-cell>
          <table:table-cell/>
          <table:table-cell office:value-type="float" office:value="-0.97">
            <text:p>-0,97</text:p>
          </table:table-cell>
          <table:table-cell table:formula="of:=LOG(ABS([.B6]))" office:value-type="float" office:value="-4.42481215507234">
            <text:p>-4,4248121551</text:p>
          </table:table-cell>
          <table:table-cell table:formula="of:=LOG(ABS([.D6]))" office:value-type="float" office:value="-4.88272870434424">
            <text:p>-4,8827287043</text:p>
          </table:table-cell>
        </table:table-row>
        <table:table-row table:style-name="ro1">
          <table:table-cell office:value-type="float" office:value="-0.96">
            <text:p>-0,96</text:p>
          </table:table-cell>
          <table:table-cell office:value-type="float" office:value="-0.0000371">
            <text:p>-3,71E-005</text:p>
          </table:table-cell>
          <table:table-cell office:value-type="float" office:value="-0.00543">
            <text:p>-5,43E-003</text:p>
          </table:table-cell>
          <table:table-cell office:value-type="float" office:value="-0.0000129">
            <text:p>-1,29E-005</text:p>
          </table:table-cell>
          <table:table-cell office:value-type="float" office:value="-0.00292">
            <text:p>-2,92E-003</text:p>
          </table:table-cell>
          <table:table-cell/>
          <table:table-cell office:value-type="float" office:value="-0.96">
            <text:p>-0,96</text:p>
          </table:table-cell>
          <table:table-cell table:formula="of:=[.B7]/(4.8*5.1)*1000" office:value-type="float" office:value="-0.00151552287581699">
            <text:p>-0,0015155229</text:p>
          </table:table-cell>
          <table:table-cell table:formula="of:=[.C7]/(4.8*5.1)*1000" office:value-type="float" office:value="-0.221813725490196">
            <text:p>-0,2218137255</text:p>
          </table:table-cell>
          <table:table-cell table:formula="of:=[.D7]/(6.4*2.7)*1000" office:value-type="float" office:value="-0.000746527777777778">
            <text:p>-0,0007465278</text:p>
          </table:table-cell>
          <table:table-cell table:formula="of:=[.E7]/(6.4*2.7)*1000" office:value-type="float" office:value="-0.168981481481481">
            <text:p>-0,1689814815</text:p>
          </table:table-cell>
          <table:table-cell/>
          <table:table-cell office:value-type="float" office:value="-0.96">
            <text:p>-0,96</text:p>
          </table:table-cell>
          <table:table-cell table:formula="of:=LOG(ABS([.B7]))" office:value-type="float" office:value="-4.43062609038495">
            <text:p>-4,4306260904</text:p>
          </table:table-cell>
          <table:table-cell table:formula="of:=LOG(ABS([.D7]))" office:value-type="float" office:value="-4.88941028970075">
            <text:p>-4,8894102897</text:p>
          </table:table-cell>
        </table:table-row>
        <table:table-row table:style-name="ro1">
          <table:table-cell office:value-type="float" office:value="-0.95">
            <text:p>-0,95</text:p>
          </table:table-cell>
          <table:table-cell office:value-type="float" office:value="-0.0000366">
            <text:p>-3,66E-005</text:p>
          </table:table-cell>
          <table:table-cell office:value-type="float" office:value="-0.00544">
            <text:p>-5,44E-003</text:p>
          </table:table-cell>
          <table:table-cell office:value-type="float" office:value="-0.0000127">
            <text:p>-1,27E-005</text:p>
          </table:table-cell>
          <table:table-cell office:value-type="float" office:value="-0.00293">
            <text:p>-2,93E-003</text:p>
          </table:table-cell>
          <table:table-cell/>
          <table:table-cell office:value-type="float" office:value="-0.95">
            <text:p>-0,95</text:p>
          </table:table-cell>
          <table:table-cell table:formula="of:=[.B8]/(4.8*5.1)*1000" office:value-type="float" office:value="-0.00149509803921569">
            <text:p>-0,001495098</text:p>
          </table:table-cell>
          <table:table-cell table:formula="of:=[.C8]/(4.8*5.1)*1000" office:value-type="float" office:value="-0.222222222222222">
            <text:p>-0,2222222222</text:p>
          </table:table-cell>
          <table:table-cell table:formula="of:=[.D8]/(6.4*2.7)*1000" office:value-type="float" office:value="-0.000734953703703704">
            <text:p>-0,0007349537</text:p>
          </table:table-cell>
          <table:table-cell table:formula="of:=[.E8]/(6.4*2.7)*1000" office:value-type="float" office:value="-0.169560185185185">
            <text:p>-0,1695601852</text:p>
          </table:table-cell>
          <table:table-cell/>
          <table:table-cell office:value-type="float" office:value="-0.95">
            <text:p>-0,95</text:p>
          </table:table-cell>
          <table:table-cell table:formula="of:=LOG(ABS([.B8]))" office:value-type="float" office:value="-4.43651891460559">
            <text:p>-4,4365189146</text:p>
          </table:table-cell>
          <table:table-cell table:formula="of:=LOG(ABS([.D8]))" office:value-type="float" office:value="-4.89619627904404">
            <text:p>-4,896196279</text:p>
          </table:table-cell>
        </table:table-row>
        <table:table-row table:style-name="ro1">
          <table:table-cell office:value-type="float" office:value="-0.94">
            <text:p>-0,94</text:p>
          </table:table-cell>
          <table:table-cell office:value-type="float" office:value="-0.000036">
            <text:p>-3,60E-005</text:p>
          </table:table-cell>
          <table:table-cell office:value-type="float" office:value="-0.00544">
            <text:p>-5,44E-003</text:p>
          </table:table-cell>
          <table:table-cell office:value-type="float" office:value="-0.0000126">
            <text:p>-1,26E-005</text:p>
          </table:table-cell>
          <table:table-cell office:value-type="float" office:value="-0.00293">
            <text:p>-2,93E-003</text:p>
          </table:table-cell>
          <table:table-cell/>
          <table:table-cell office:value-type="float" office:value="-0.94">
            <text:p>-0,94</text:p>
          </table:table-cell>
          <table:table-cell table:formula="of:=[.B9]/(4.8*5.1)*1000" office:value-type="float" office:value="-0.00147058823529412">
            <text:p>-0,0014705882</text:p>
          </table:table-cell>
          <table:table-cell table:formula="of:=[.C9]/(4.8*5.1)*1000" office:value-type="float" office:value="-0.222222222222222">
            <text:p>-0,2222222222</text:p>
          </table:table-cell>
          <table:table-cell table:formula="of:=[.D9]/(6.4*2.7)*1000" office:value-type="float" office:value="-0.000729166666666667">
            <text:p>-0,0007291667</text:p>
          </table:table-cell>
          <table:table-cell table:formula="of:=[.E9]/(6.4*2.7)*1000" office:value-type="float" office:value="-0.169560185185185">
            <text:p>-0,1695601852</text:p>
          </table:table-cell>
          <table:table-cell/>
          <table:table-cell office:value-type="float" office:value="-0.94">
            <text:p>-0,94</text:p>
          </table:table-cell>
          <table:table-cell table:formula="of:=LOG(ABS([.B9]))" office:value-type="float" office:value="-4.44369749923271">
            <text:p>-4,4436974992</text:p>
          </table:table-cell>
          <table:table-cell table:formula="of:=LOG(ABS([.D9]))" office:value-type="float" office:value="-4.89962945488244">
            <text:p>-4,8996294549</text:p>
          </table:table-cell>
        </table:table-row>
        <table:table-row table:style-name="ro1">
          <table:table-cell office:value-type="float" office:value="-0.93">
            <text:p>-0,93</text:p>
          </table:table-cell>
          <table:table-cell office:value-type="float" office:value="-0.0000355">
            <text:p>-3,55E-005</text:p>
          </table:table-cell>
          <table:table-cell office:value-type="float" office:value="-0.00543">
            <text:p>-5,43E-003</text:p>
          </table:table-cell>
          <table:table-cell office:value-type="float" office:value="-0.0000124">
            <text:p>-1,24E-005</text:p>
          </table:table-cell>
          <table:table-cell office:value-type="float" office:value="-0.00293">
            <text:p>-2,93E-003</text:p>
          </table:table-cell>
          <table:table-cell/>
          <table:table-cell office:value-type="float" office:value="-0.93">
            <text:p>-0,93</text:p>
          </table:table-cell>
          <table:table-cell table:formula="of:=[.B10]/(4.8*5.1)*1000" office:value-type="float" office:value="-0.00145016339869281">
            <text:p>-0,0014501634</text:p>
          </table:table-cell>
          <table:table-cell table:formula="of:=[.C10]/(4.8*5.1)*1000" office:value-type="float" office:value="-0.221813725490196">
            <text:p>-0,2218137255</text:p>
          </table:table-cell>
          <table:table-cell table:formula="of:=[.D10]/(6.4*2.7)*1000" office:value-type="float" office:value="-0.000717592592592593">
            <text:p>-0,0007175926</text:p>
          </table:table-cell>
          <table:table-cell table:formula="of:=[.E10]/(6.4*2.7)*1000" office:value-type="float" office:value="-0.169560185185185">
            <text:p>-0,1695601852</text:p>
          </table:table-cell>
          <table:table-cell/>
          <table:table-cell office:value-type="float" office:value="-0.93">
            <text:p>-0,93</text:p>
          </table:table-cell>
          <table:table-cell table:formula="of:=LOG(ABS([.B10]))" office:value-type="float" office:value="-4.44977164694491">
            <text:p>-4,4497716469</text:p>
          </table:table-cell>
          <table:table-cell table:formula="of:=LOG(ABS([.D10]))" office:value-type="float" office:value="-4.90657831483776">
            <text:p>-4,9065783148</text:p>
          </table:table-cell>
        </table:table-row>
        <table:table-row table:style-name="ro1">
          <table:table-cell office:value-type="float" office:value="-0.92">
            <text:p>-0,92</text:p>
          </table:table-cell>
          <table:table-cell office:value-type="float" office:value="-0.000035">
            <text:p>-3,50E-005</text:p>
          </table:table-cell>
          <table:table-cell office:value-type="float" office:value="-0.00543">
            <text:p>-5,43E-003</text:p>
          </table:table-cell>
          <table:table-cell office:value-type="float" office:value="-0.0000122">
            <text:p>-1,22E-005</text:p>
          </table:table-cell>
          <table:table-cell office:value-type="float" office:value="-0.00293">
            <text:p>-2,93E-003</text:p>
          </table:table-cell>
          <table:table-cell/>
          <table:table-cell office:value-type="float" office:value="-0.92">
            <text:p>-0,92</text:p>
          </table:table-cell>
          <table:table-cell table:formula="of:=[.B11]/(4.8*5.1)*1000" office:value-type="float" office:value="-0.0014297385620915">
            <text:p>-0,0014297386</text:p>
          </table:table-cell>
          <table:table-cell table:formula="of:=[.C11]/(4.8*5.1)*1000" office:value-type="float" office:value="-0.221813725490196">
            <text:p>-0,2218137255</text:p>
          </table:table-cell>
          <table:table-cell table:formula="of:=[.D11]/(6.4*2.7)*1000" office:value-type="float" office:value="-0.000706018518518518">
            <text:p>-0,0007060185</text:p>
          </table:table-cell>
          <table:table-cell table:formula="of:=[.E11]/(6.4*2.7)*1000" office:value-type="float" office:value="-0.169560185185185">
            <text:p>-0,1695601852</text:p>
          </table:table-cell>
          <table:table-cell/>
          <table:table-cell office:value-type="float" office:value="-0.92">
            <text:p>-0,92</text:p>
          </table:table-cell>
          <table:table-cell table:formula="of:=LOG(ABS([.B11]))" office:value-type="float" office:value="-4.45593195564972">
            <text:p>-4,4559319556</text:p>
          </table:table-cell>
          <table:table-cell table:formula="of:=LOG(ABS([.D11]))" office:value-type="float" office:value="-4.91364016932525">
            <text:p>-4,9136401693</text:p>
          </table:table-cell>
        </table:table-row>
        <table:table-row table:style-name="ro1">
          <table:table-cell office:value-type="float" office:value="-0.91">
            <text:p>-0,91</text:p>
          </table:table-cell>
          <table:table-cell office:value-type="float" office:value="-0.0000344">
            <text:p>-3,44E-005</text:p>
          </table:table-cell>
          <table:table-cell office:value-type="float" office:value="-0.00543">
            <text:p>-5,43E-003</text:p>
          </table:table-cell>
          <table:table-cell office:value-type="float" office:value="-0.000012">
            <text:p>-1,20E-005</text:p>
          </table:table-cell>
          <table:table-cell office:value-type="float" office:value="-0.00292">
            <text:p>-2,92E-003</text:p>
          </table:table-cell>
          <table:table-cell/>
          <table:table-cell office:value-type="float" office:value="-0.91">
            <text:p>-0,91</text:p>
          </table:table-cell>
          <table:table-cell table:formula="of:=[.B12]/(4.8*5.1)*1000" office:value-type="float" office:value="-0.00140522875816993">
            <text:p>-0,0014052288</text:p>
          </table:table-cell>
          <table:table-cell table:formula="of:=[.C12]/(4.8*5.1)*1000" office:value-type="float" office:value="-0.221813725490196">
            <text:p>-0,2218137255</text:p>
          </table:table-cell>
          <table:table-cell table:formula="of:=[.D12]/(6.4*2.7)*1000" office:value-type="float" office:value="-0.000694444444444444">
            <text:p>-0,0006944444</text:p>
          </table:table-cell>
          <table:table-cell table:formula="of:=[.E12]/(6.4*2.7)*1000" office:value-type="float" office:value="-0.168981481481481">
            <text:p>-0,1689814815</text:p>
          </table:table-cell>
          <table:table-cell/>
          <table:table-cell office:value-type="float" office:value="-0.91">
            <text:p>-0,91</text:p>
          </table:table-cell>
          <table:table-cell table:formula="of:=LOG(ABS([.B12]))" office:value-type="float" office:value="-4.46344155742847">
            <text:p>-4,4634415574</text:p>
          </table:table-cell>
          <table:table-cell table:formula="of:=LOG(ABS([.D12]))" office:value-type="float" office:value="-4.92081875395238">
            <text:p>-4,920818754</text:p>
          </table:table-cell>
        </table:table-row>
        <table:table-row table:style-name="ro1">
          <table:table-cell office:value-type="float" office:value="-0.9">
            <text:p>-0,9</text:p>
          </table:table-cell>
          <table:table-cell office:value-type="float" office:value="-0.0000339">
            <text:p>-3,39E-005</text:p>
          </table:table-cell>
          <table:table-cell office:value-type="float" office:value="-0.00542">
            <text:p>-5,42E-003</text:p>
          </table:table-cell>
          <table:table-cell office:value-type="float" office:value="-0.0000119">
            <text:p>-1,19E-005</text:p>
          </table:table-cell>
          <table:table-cell office:value-type="float" office:value="-0.00293">
            <text:p>-2,93E-003</text:p>
          </table:table-cell>
          <table:table-cell/>
          <table:table-cell office:value-type="float" office:value="-0.9">
            <text:p>-0,9</text:p>
          </table:table-cell>
          <table:table-cell table:formula="of:=[.B13]/(4.8*5.1)*1000" office:value-type="float" office:value="-0.00138480392156863">
            <text:p>-0,0013848039</text:p>
          </table:table-cell>
          <table:table-cell table:formula="of:=[.C13]/(4.8*5.1)*1000" office:value-type="float" office:value="-0.22140522875817">
            <text:p>-0,2214052288</text:p>
          </table:table-cell>
          <table:table-cell table:formula="of:=[.D13]/(6.4*2.7)*1000" office:value-type="float" office:value="-0.000688657407407407">
            <text:p>-0,0006886574</text:p>
          </table:table-cell>
          <table:table-cell table:formula="of:=[.E13]/(6.4*2.7)*1000" office:value-type="float" office:value="-0.169560185185185">
            <text:p>-0,1695601852</text:p>
          </table:table-cell>
          <table:table-cell/>
          <table:table-cell office:value-type="float" office:value="-0.9">
            <text:p>-0,9</text:p>
          </table:table-cell>
          <table:table-cell table:formula="of:=LOG(ABS([.B13]))" office:value-type="float" office:value="-4.46980030179692">
            <text:p>-4,4698003018</text:p>
          </table:table-cell>
          <table:table-cell table:formula="of:=LOG(ABS([.D13]))" office:value-type="float" office:value="-4.92445303860747">
            <text:p>-4,9244530386</text:p>
          </table:table-cell>
        </table:table-row>
        <table:table-row table:style-name="ro1">
          <table:table-cell office:value-type="float" office:value="-0.89">
            <text:p>-0,89</text:p>
          </table:table-cell>
          <table:table-cell office:value-type="float" office:value="-0.0000334">
            <text:p>-3,34E-005</text:p>
          </table:table-cell>
          <table:table-cell office:value-type="float" office:value="-0.00542">
            <text:p>-5,42E-003</text:p>
          </table:table-cell>
          <table:table-cell office:value-type="float" office:value="-0.0000117">
            <text:p>-1,17E-005</text:p>
          </table:table-cell>
          <table:table-cell office:value-type="float" office:value="-0.00292">
            <text:p>-2,92E-003</text:p>
          </table:table-cell>
          <table:table-cell/>
          <table:table-cell office:value-type="float" office:value="-0.89">
            <text:p>-0,89</text:p>
          </table:table-cell>
          <table:table-cell table:formula="of:=[.B14]/(4.8*5.1)*1000" office:value-type="float" office:value="-0.00136437908496732">
            <text:p>-0,0013643791</text:p>
          </table:table-cell>
          <table:table-cell table:formula="of:=[.C14]/(4.8*5.1)*1000" office:value-type="float" office:value="-0.22140522875817">
            <text:p>-0,2214052288</text:p>
          </table:table-cell>
          <table:table-cell table:formula="of:=[.D14]/(6.4*2.7)*1000" office:value-type="float" office:value="-0.000677083333333333">
            <text:p>-0,0006770833</text:p>
          </table:table-cell>
          <table:table-cell table:formula="of:=[.E14]/(6.4*2.7)*1000" office:value-type="float" office:value="-0.168981481481481">
            <text:p>-0,1689814815</text:p>
          </table:table-cell>
          <table:table-cell/>
          <table:table-cell office:value-type="float" office:value="-0.89">
            <text:p>-0,89</text:p>
          </table:table-cell>
          <table:table-cell table:formula="of:=LOG(ABS([.B14]))" office:value-type="float" office:value="-4.47625353318843">
            <text:p>-4,4762535332</text:p>
          </table:table-cell>
          <table:table-cell table:formula="of:=LOG(ABS([.D14]))" office:value-type="float" office:value="-4.93181413825384">
            <text:p>-4,9318141383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0.0000329">
            <text:p>-3,29E-005</text:p>
          </table:table-cell>
          <table:table-cell office:value-type="float" office:value="-0.00542">
            <text:p>-5,42E-003</text:p>
          </table:table-cell>
          <table:table-cell office:value-type="float" office:value="-0.0000115">
            <text:p>-1,15E-005</text:p>
          </table:table-cell>
          <table:table-cell office:value-type="float" office:value="-0.00292">
            <text:p>-2,92E-003</text:p>
          </table:table-cell>
          <table:table-cell/>
          <table:table-cell office:value-type="float" office:value="-0.88">
            <text:p>-0,88</text:p>
          </table:table-cell>
          <table:table-cell table:formula="of:=[.B15]/(4.8*5.1)*1000" office:value-type="float" office:value="-0.00134395424836601">
            <text:p>-0,0013439542</text:p>
          </table:table-cell>
          <table:table-cell table:formula="of:=[.C15]/(4.8*5.1)*1000" office:value-type="float" office:value="-0.22140522875817">
            <text:p>-0,2214052288</text:p>
          </table:table-cell>
          <table:table-cell table:formula="of:=[.D15]/(6.4*2.7)*1000" office:value-type="float" office:value="-0.000665509259259259">
            <text:p>-0,0006655093</text:p>
          </table:table-cell>
          <table:table-cell table:formula="of:=[.E15]/(6.4*2.7)*1000" office:value-type="float" office:value="-0.168981481481481">
            <text:p>-0,1689814815</text:p>
          </table:table-cell>
          <table:table-cell/>
          <table:table-cell office:value-type="float" office:value="-0.88">
            <text:p>-0,88</text:p>
          </table:table-cell>
          <table:table-cell table:formula="of:=LOG(ABS([.B15]))" office:value-type="float" office:value="-4.48280410205003">
            <text:p>-4,4828041021</text:p>
          </table:table-cell>
          <table:table-cell table:formula="of:=LOG(ABS([.D15]))" office:value-type="float" office:value="-4.93930215964639">
            <text:p>-4,9393021596</text:p>
          </table:table-cell>
        </table:table-row>
        <table:table-row table:style-name="ro1">
          <table:table-cell office:value-type="float" office:value="-0.87">
            <text:p>-0,87</text:p>
          </table:table-cell>
          <table:table-cell office:value-type="float" office:value="-0.0000324">
            <text:p>-3,24E-005</text:p>
          </table:table-cell>
          <table:table-cell office:value-type="float" office:value="-0.00542">
            <text:p>-5,42E-003</text:p>
          </table:table-cell>
          <table:table-cell office:value-type="float" office:value="-0.0000113">
            <text:p>-1,13E-005</text:p>
          </table:table-cell>
          <table:table-cell office:value-type="float" office:value="-0.00293">
            <text:p>-2,93E-003</text:p>
          </table:table-cell>
          <table:table-cell/>
          <table:table-cell office:value-type="float" office:value="-0.87">
            <text:p>-0,87</text:p>
          </table:table-cell>
          <table:table-cell table:formula="of:=[.B16]/(4.8*5.1)*1000" office:value-type="float" office:value="-0.00132352941176471">
            <text:p>-0,0013235294</text:p>
          </table:table-cell>
          <table:table-cell table:formula="of:=[.C16]/(4.8*5.1)*1000" office:value-type="float" office:value="-0.22140522875817">
            <text:p>-0,2214052288</text:p>
          </table:table-cell>
          <table:table-cell table:formula="of:=[.D16]/(6.4*2.7)*1000" office:value-type="float" office:value="-0.000653935185185185">
            <text:p>-0,0006539352</text:p>
          </table:table-cell>
          <table:table-cell table:formula="of:=[.E16]/(6.4*2.7)*1000" office:value-type="float" office:value="-0.169560185185185">
            <text:p>-0,1695601852</text:p>
          </table:table-cell>
          <table:table-cell/>
          <table:table-cell office:value-type="float" office:value="-0.87">
            <text:p>-0,87</text:p>
          </table:table-cell>
          <table:table-cell table:formula="of:=LOG(ABS([.B16]))" office:value-type="float" office:value="-4.48945498979339">
            <text:p>-4,4894549898</text:p>
          </table:table-cell>
          <table:table-cell table:formula="of:=LOG(ABS([.D16]))" office:value-type="float" office:value="-4.94692155651658">
            <text:p>-4,9469215565</text:p>
          </table:table-cell>
        </table:table-row>
        <table:table-row table:style-name="ro1">
          <table:table-cell office:value-type="float" office:value="-0.86">
            <text:p>-0,86</text:p>
          </table:table-cell>
          <table:table-cell office:value-type="float" office:value="-0.0000319">
            <text:p>-3,19E-005</text:p>
          </table:table-cell>
          <table:table-cell office:value-type="float" office:value="-0.00542">
            <text:p>-5,42E-003</text:p>
          </table:table-cell>
          <table:table-cell office:value-type="float" office:value="-0.0000112">
            <text:p>-1,12E-005</text:p>
          </table:table-cell>
          <table:table-cell office:value-type="float" office:value="-0.00293">
            <text:p>-2,93E-003</text:p>
          </table:table-cell>
          <table:table-cell/>
          <table:table-cell office:value-type="float" office:value="-0.86">
            <text:p>-0,86</text:p>
          </table:table-cell>
          <table:table-cell table:formula="of:=[.B17]/(4.8*5.1)*1000" office:value-type="float" office:value="-0.0013031045751634">
            <text:p>-0,0013031046</text:p>
          </table:table-cell>
          <table:table-cell table:formula="of:=[.C17]/(4.8*5.1)*1000" office:value-type="float" office:value="-0.22140522875817">
            <text:p>-0,2214052288</text:p>
          </table:table-cell>
          <table:table-cell table:formula="of:=[.D17]/(6.4*2.7)*1000" office:value-type="float" office:value="-0.000648148148148148">
            <text:p>-0,0006481481</text:p>
          </table:table-cell>
          <table:table-cell table:formula="of:=[.E17]/(6.4*2.7)*1000" office:value-type="float" office:value="-0.169560185185185">
            <text:p>-0,1695601852</text:p>
          </table:table-cell>
          <table:table-cell/>
          <table:table-cell office:value-type="float" office:value="-0.86">
            <text:p>-0,86</text:p>
          </table:table-cell>
          <table:table-cell table:formula="of:=LOG(ABS([.B17]))" office:value-type="float" office:value="-4.49620931694282">
            <text:p>-4,4962093169</text:p>
          </table:table-cell>
          <table:table-cell table:formula="of:=LOG(ABS([.D17]))" office:value-type="float" office:value="-4.95078197732982">
            <text:p>-4,9507819773</text:p>
          </table:table-cell>
        </table:table-row>
        <table:table-row table:style-name="ro1">
          <table:table-cell office:value-type="float" office:value="-0.85">
            <text:p>-0,85</text:p>
          </table:table-cell>
          <table:table-cell office:value-type="float" office:value="-0.0000314">
            <text:p>-3,14E-005</text:p>
          </table:table-cell>
          <table:table-cell office:value-type="float" office:value="-0.00541">
            <text:p>-5,41E-003</text:p>
          </table:table-cell>
          <table:table-cell office:value-type="float" office:value="-0.000011">
            <text:p>-1,10E-005</text:p>
          </table:table-cell>
          <table:table-cell office:value-type="float" office:value="-0.00293">
            <text:p>-2,93E-003</text:p>
          </table:table-cell>
          <table:table-cell/>
          <table:table-cell office:value-type="float" office:value="-0.85">
            <text:p>-0,85</text:p>
          </table:table-cell>
          <table:table-cell table:formula="of:=[.B18]/(4.8*5.1)*1000" office:value-type="float" office:value="-0.00128267973856209">
            <text:p>-0,0012826797</text:p>
          </table:table-cell>
          <table:table-cell table:formula="of:=[.C18]/(4.8*5.1)*1000" office:value-type="float" office:value="-0.220996732026144">
            <text:p>-0,220996732</text:p>
          </table:table-cell>
          <table:table-cell table:formula="of:=[.D18]/(6.4*2.7)*1000" office:value-type="float" office:value="-0.000636574074074074">
            <text:p>-0,0006365741</text:p>
          </table:table-cell>
          <table:table-cell table:formula="of:=[.E18]/(6.4*2.7)*1000" office:value-type="float" office:value="-0.169560185185185">
            <text:p>-0,1695601852</text:p>
          </table:table-cell>
          <table:table-cell/>
          <table:table-cell office:value-type="float" office:value="-0.85">
            <text:p>-0,85</text:p>
          </table:table-cell>
          <table:table-cell table:formula="of:=LOG(ABS([.B18]))" office:value-type="float" office:value="-4.50307035192679">
            <text:p>-4,5030703519</text:p>
          </table:table-cell>
          <table:table-cell table:formula="of:=LOG(ABS([.D18]))" office:value-type="float" office:value="-4.95860731484177">
            <text:p>-4,9586073148</text:p>
          </table:table-cell>
        </table:table-row>
        <table:table-row table:style-name="ro1">
          <table:table-cell office:value-type="float" office:value="-0.84">
            <text:p>-0,84</text:p>
          </table:table-cell>
          <table:table-cell office:value-type="float" office:value="-0.0000309">
            <text:p>-3,09E-005</text:p>
          </table:table-cell>
          <table:table-cell office:value-type="float" office:value="-0.00541">
            <text:p>-5,41E-003</text:p>
          </table:table-cell>
          <table:table-cell office:value-type="float" office:value="-0.0000108">
            <text:p>-1,08E-005</text:p>
          </table:table-cell>
          <table:table-cell office:value-type="float" office:value="-0.00292">
            <text:p>-2,92E-003</text:p>
          </table:table-cell>
          <table:table-cell/>
          <table:table-cell office:value-type="float" office:value="-0.84">
            <text:p>-0,84</text:p>
          </table:table-cell>
          <table:table-cell table:formula="of:=[.B19]/(4.8*5.1)*1000" office:value-type="float" office:value="-0.00126225490196078">
            <text:p>-0,0012622549</text:p>
          </table:table-cell>
          <table:table-cell table:formula="of:=[.C19]/(4.8*5.1)*1000" office:value-type="float" office:value="-0.220996732026144">
            <text:p>-0,220996732</text:p>
          </table:table-cell>
          <table:table-cell table:formula="of:=[.D19]/(6.4*2.7)*1000" office:value-type="float" office:value="-0.000625">
            <text:p>-0,000625</text:p>
          </table:table-cell>
          <table:table-cell table:formula="of:=[.E19]/(6.4*2.7)*1000" office:value-type="float" office:value="-0.168981481481481">
            <text:p>-0,1689814815</text:p>
          </table:table-cell>
          <table:table-cell/>
          <table:table-cell office:value-type="float" office:value="-0.84">
            <text:p>-0,84</text:p>
          </table:table-cell>
          <table:table-cell table:formula="of:=LOG(ABS([.B19]))" office:value-type="float" office:value="-4.51004152057516">
            <text:p>-4,5100415206</text:p>
          </table:table-cell>
          <table:table-cell table:formula="of:=LOG(ABS([.D19]))" office:value-type="float" office:value="-4.96657624451305">
            <text:p>-4,9665762445</text:p>
          </table:table-cell>
        </table:table-row>
        <table:table-row table:style-name="ro1">
          <table:table-cell office:value-type="float" office:value="-0.83">
            <text:p>-0,83</text:p>
          </table:table-cell>
          <table:table-cell office:value-type="float" office:value="-0.0000304">
            <text:p>-3,04E-005</text:p>
          </table:table-cell>
          <table:table-cell office:value-type="float" office:value="-0.00541">
            <text:p>-5,41E-003</text:p>
          </table:table-cell>
          <table:table-cell office:value-type="float" office:value="-0.0000107">
            <text:p>-1,07E-005</text:p>
          </table:table-cell>
          <table:table-cell office:value-type="float" office:value="-0.00292">
            <text:p>-2,92E-003</text:p>
          </table:table-cell>
          <table:table-cell/>
          <table:table-cell office:value-type="float" office:value="-0.83">
            <text:p>-0,83</text:p>
          </table:table-cell>
          <table:table-cell table:formula="of:=[.B20]/(4.8*5.1)*1000" office:value-type="float" office:value="-0.00124183006535948">
            <text:p>-0,0012418301</text:p>
          </table:table-cell>
          <table:table-cell table:formula="of:=[.C20]/(4.8*5.1)*1000" office:value-type="float" office:value="-0.220996732026144">
            <text:p>-0,220996732</text:p>
          </table:table-cell>
          <table:table-cell table:formula="of:=[.D20]/(6.4*2.7)*1000" office:value-type="float" office:value="-0.000619212962962963">
            <text:p>-0,000619213</text:p>
          </table:table-cell>
          <table:table-cell table:formula="of:=[.E20]/(6.4*2.7)*1000" office:value-type="float" office:value="-0.168981481481481">
            <text:p>-0,1689814815</text:p>
          </table:table-cell>
          <table:table-cell/>
          <table:table-cell office:value-type="float" office:value="-0.83">
            <text:p>-0,83</text:p>
          </table:table-cell>
          <table:table-cell table:formula="of:=LOG(ABS([.B20]))" office:value-type="float" office:value="-4.51712641639125">
            <text:p>-4,5171264164</text:p>
          </table:table-cell>
          <table:table-cell table:formula="of:=LOG(ABS([.D20]))" office:value-type="float" office:value="-4.97061622231479">
            <text:p>-4,9706162223</text:p>
          </table:table-cell>
        </table:table-row>
        <table:table-row table:style-name="ro1">
          <table:table-cell office:value-type="float" office:value="-0.82">
            <text:p>-0,82</text:p>
          </table:table-cell>
          <table:table-cell office:value-type="float" office:value="-0.0000299">
            <text:p>-2,99E-005</text:p>
          </table:table-cell>
          <table:table-cell office:value-type="float" office:value="-0.00541">
            <text:p>-5,41E-003</text:p>
          </table:table-cell>
          <table:table-cell office:value-type="float" office:value="-0.0000105">
            <text:p>-1,05E-005</text:p>
          </table:table-cell>
          <table:table-cell office:value-type="float" office:value="-0.00291">
            <text:p>-2,91E-003</text:p>
          </table:table-cell>
          <table:table-cell/>
          <table:table-cell office:value-type="float" office:value="-0.82">
            <text:p>-0,82</text:p>
          </table:table-cell>
          <table:table-cell table:formula="of:=[.B21]/(4.8*5.1)*1000" office:value-type="float" office:value="-0.00122140522875817">
            <text:p>-0,0012214052</text:p>
          </table:table-cell>
          <table:table-cell table:formula="of:=[.C21]/(4.8*5.1)*1000" office:value-type="float" office:value="-0.220996732026144">
            <text:p>-0,220996732</text:p>
          </table:table-cell>
          <table:table-cell table:formula="of:=[.D21]/(6.4*2.7)*1000" office:value-type="float" office:value="-0.000607638888888889">
            <text:p>-0,0006076389</text:p>
          </table:table-cell>
          <table:table-cell table:formula="of:=[.E21]/(6.4*2.7)*1000" office:value-type="float" office:value="-0.168402777777778">
            <text:p>-0,1684027778</text:p>
          </table:table-cell>
          <table:table-cell/>
          <table:table-cell office:value-type="float" office:value="-0.82">
            <text:p>-0,82</text:p>
          </table:table-cell>
          <table:table-cell table:formula="of:=LOG(ABS([.B21]))" office:value-type="float" office:value="-4.52432881167557">
            <text:p>-4,5243288117</text:p>
          </table:table-cell>
          <table:table-cell table:formula="of:=LOG(ABS([.D21]))" office:value-type="float" office:value="-4.97881070093006">
            <text:p>-4,9788107009</text:p>
          </table:table-cell>
        </table:table-row>
        <table:table-row table:style-name="ro1">
          <table:table-cell office:value-type="float" office:value="-0.81">
            <text:p>-0,81</text:p>
          </table:table-cell>
          <table:table-cell office:value-type="float" office:value="-0.0000295">
            <text:p>-2,95E-005</text:p>
          </table:table-cell>
          <table:table-cell office:value-type="float" office:value="-0.0054">
            <text:p>-5,40E-003</text:p>
          </table:table-cell>
          <table:table-cell office:value-type="float" office:value="-0.0000103">
            <text:p>-1,03E-005</text:p>
          </table:table-cell>
          <table:table-cell office:value-type="float" office:value="-0.00292">
            <text:p>-2,92E-003</text:p>
          </table:table-cell>
          <table:table-cell/>
          <table:table-cell office:value-type="float" office:value="-0.81">
            <text:p>-0,81</text:p>
          </table:table-cell>
          <table:table-cell table:formula="of:=[.B22]/(4.8*5.1)*1000" office:value-type="float" office:value="-0.00120506535947712">
            <text:p>-0,0012050654</text:p>
          </table:table-cell>
          <table:table-cell table:formula="of:=[.C22]/(4.8*5.1)*1000" office:value-type="float" office:value="-0.220588235294118">
            <text:p>-0,2205882353</text:p>
          </table:table-cell>
          <table:table-cell table:formula="of:=[.D22]/(6.4*2.7)*1000" office:value-type="float" office:value="-0.000596064814814815">
            <text:p>-0,0005960648</text:p>
          </table:table-cell>
          <table:table-cell table:formula="of:=[.E22]/(6.4*2.7)*1000" office:value-type="float" office:value="-0.168981481481481">
            <text:p>-0,1689814815</text:p>
          </table:table-cell>
          <table:table-cell/>
          <table:table-cell office:value-type="float" office:value="-0.81">
            <text:p>-0,81</text:p>
          </table:table-cell>
          <table:table-cell table:formula="of:=LOG(ABS([.B22]))" office:value-type="float" office:value="-4.53017798402184">
            <text:p>-4,530177984</text:p>
          </table:table-cell>
          <table:table-cell table:formula="of:=LOG(ABS([.D22]))" office:value-type="float" office:value="-4.98716277529483">
            <text:p>-4,9871627753</text:p>
          </table:table-cell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-0.000029">
            <text:p>-2,90E-005</text:p>
          </table:table-cell>
          <table:table-cell office:value-type="float" office:value="-0.0054">
            <text:p>-5,40E-003</text:p>
          </table:table-cell>
          <table:table-cell office:value-type="float" office:value="-0.0000102">
            <text:p>-1,02E-005</text:p>
          </table:table-cell>
          <table:table-cell office:value-type="float" office:value="-0.00292">
            <text:p>-2,92E-003</text:p>
          </table:table-cell>
          <table:table-cell/>
          <table:table-cell office:value-type="float" office:value="-0.8">
            <text:p>-0,8</text:p>
          </table:table-cell>
          <table:table-cell table:formula="of:=[.B23]/(4.8*5.1)*1000" office:value-type="float" office:value="-0.00118464052287582">
            <text:p>-0,0011846405</text:p>
          </table:table-cell>
          <table:table-cell table:formula="of:=[.C23]/(4.8*5.1)*1000" office:value-type="float" office:value="-0.220588235294118">
            <text:p>-0,2205882353</text:p>
          </table:table-cell>
          <table:table-cell table:formula="of:=[.D23]/(6.4*2.7)*1000" office:value-type="float" office:value="-0.000590277777777778">
            <text:p>-0,0005902778</text:p>
          </table:table-cell>
          <table:table-cell table:formula="of:=[.E23]/(6.4*2.7)*1000" office:value-type="float" office:value="-0.168981481481481">
            <text:p>-0,1689814815</text:p>
          </table:table-cell>
          <table:table-cell/>
          <table:table-cell office:value-type="float" office:value="-0.8">
            <text:p>-0,8</text:p>
          </table:table-cell>
          <table:table-cell table:formula="of:=LOG(ABS([.B23]))" office:value-type="float" office:value="-4.53760200210104">
            <text:p>-4,5376020021</text:p>
          </table:table-cell>
          <table:table-cell table:formula="of:=LOG(ABS([.D23]))" office:value-type="float" office:value="-4.99139982823808">
            <text:p>-4,9913998282</text:p>
          </table:table-cell>
        </table:table-row>
        <table:table-row table:style-name="ro1">
          <table:table-cell office:value-type="float" office:value="-0.79">
            <text:p>-0,79</text:p>
          </table:table-cell>
          <table:table-cell office:value-type="float" office:value="-0.0000285">
            <text:p>-2,85E-005</text:p>
          </table:table-cell>
          <table:table-cell office:value-type="float" office:value="-0.00541">
            <text:p>-5,41E-003</text:p>
          </table:table-cell>
          <table:table-cell office:value-type="float" office:value="-0.00001">
            <text:p>-1,00E-005</text:p>
          </table:table-cell>
          <table:table-cell office:value-type="float" office:value="-0.00293">
            <text:p>-2,93E-003</text:p>
          </table:table-cell>
          <table:table-cell/>
          <table:table-cell office:value-type="float" office:value="-0.79">
            <text:p>-0,79</text:p>
          </table:table-cell>
          <table:table-cell table:formula="of:=[.B24]/(4.8*5.1)*1000" office:value-type="float" office:value="-0.00116421568627451">
            <text:p>-0,0011642157</text:p>
          </table:table-cell>
          <table:table-cell table:formula="of:=[.C24]/(4.8*5.1)*1000" office:value-type="float" office:value="-0.220996732026144">
            <text:p>-0,220996732</text:p>
          </table:table-cell>
          <table:table-cell table:formula="of:=[.D24]/(6.4*2.7)*1000" office:value-type="float" office:value="-0.000578703703703704">
            <text:p>-0,0005787037</text:p>
          </table:table-cell>
          <table:table-cell table:formula="of:=[.E24]/(6.4*2.7)*1000" office:value-type="float" office:value="-0.169560185185185">
            <text:p>-0,1695601852</text:p>
          </table:table-cell>
          <table:table-cell/>
          <table:table-cell office:value-type="float" office:value="-0.79">
            <text:p>-0,79</text:p>
          </table:table-cell>
          <table:table-cell table:formula="of:=LOG(ABS([.B24]))" office:value-type="float" office:value="-4.54515513999149">
            <text:p>-4,54515514</text:p>
          </table:table-cell>
          <table:table-cell table:formula="of:=LOG(ABS([.D24]))" office:value-type="float" office:value="-5">
            <text:p>-5</text:p>
          </table:table-cell>
        </table:table-row>
        <table:table-row table:style-name="ro1">
          <table:table-cell office:value-type="float" office:value="-0.78">
            <text:p>-0,78</text:p>
          </table:table-cell>
          <table:table-cell office:value-type="float" office:value="-0.000028">
            <text:p>-2,80E-005</text:p>
          </table:table-cell>
          <table:table-cell office:value-type="float" office:value="-0.00541">
            <text:p>-5,41E-003</text:p>
          </table:table-cell>
          <table:table-cell office:value-type="float" office:value="-0.00000985">
            <text:p>-9,85E-006</text:p>
          </table:table-cell>
          <table:table-cell office:value-type="float" office:value="-0.00293">
            <text:p>-2,93E-003</text:p>
          </table:table-cell>
          <table:table-cell/>
          <table:table-cell office:value-type="float" office:value="-0.78">
            <text:p>-0,78</text:p>
          </table:table-cell>
          <table:table-cell table:formula="of:=[.B25]/(4.8*5.1)*1000" office:value-type="float" office:value="-0.0011437908496732">
            <text:p>-0,0011437908</text:p>
          </table:table-cell>
          <table:table-cell table:formula="of:=[.C25]/(4.8*5.1)*1000" office:value-type="float" office:value="-0.220996732026144">
            <text:p>-0,220996732</text:p>
          </table:table-cell>
          <table:table-cell table:formula="of:=[.D25]/(6.4*2.7)*1000" office:value-type="float" office:value="-0.000570023148148148">
            <text:p>-0,0005700231</text:p>
          </table:table-cell>
          <table:table-cell table:formula="of:=[.E25]/(6.4*2.7)*1000" office:value-type="float" office:value="-0.169560185185185">
            <text:p>-0,1695601852</text:p>
          </table:table-cell>
          <table:table-cell/>
          <table:table-cell office:value-type="float" office:value="-0.78">
            <text:p>-0,78</text:p>
          </table:table-cell>
          <table:table-cell table:formula="of:=LOG(ABS([.B25]))" office:value-type="float" office:value="-4.55284196865778">
            <text:p>-4,5528419687</text:p>
          </table:table-cell>
          <table:table-cell table:formula="of:=LOG(ABS([.D25]))" office:value-type="float" office:value="-5.00656376950239">
            <text:p>-5,0065637695</text:p>
          </table:table-cell>
        </table:table-row>
        <table:table-row table:style-name="ro1">
          <table:table-cell office:value-type="float" office:value="-0.77">
            <text:p>-0,77</text:p>
          </table:table-cell>
          <table:table-cell office:value-type="float" office:value="-0.0000276">
            <text:p>-2,76E-005</text:p>
          </table:table-cell>
          <table:table-cell office:value-type="float" office:value="-0.00541">
            <text:p>-5,41E-003</text:p>
          </table:table-cell>
          <table:table-cell office:value-type="float" office:value="-0.00000969">
            <text:p>-9,69E-006</text:p>
          </table:table-cell>
          <table:table-cell office:value-type="float" office:value="-0.00293">
            <text:p>-2,93E-003</text:p>
          </table:table-cell>
          <table:table-cell/>
          <table:table-cell office:value-type="float" office:value="-0.77">
            <text:p>-0,77</text:p>
          </table:table-cell>
          <table:table-cell table:formula="of:=[.B26]/(4.8*5.1)*1000" office:value-type="float" office:value="-0.00112745098039216">
            <text:p>-0,001127451</text:p>
          </table:table-cell>
          <table:table-cell table:formula="of:=[.C26]/(4.8*5.1)*1000" office:value-type="float" office:value="-0.220996732026144">
            <text:p>-0,220996732</text:p>
          </table:table-cell>
          <table:table-cell table:formula="of:=[.D26]/(6.4*2.7)*1000" office:value-type="float" office:value="-0.000560763888888889">
            <text:p>-0,0005607639</text:p>
          </table:table-cell>
          <table:table-cell table:formula="of:=[.E26]/(6.4*2.7)*1000" office:value-type="float" office:value="-0.169560185185185">
            <text:p>-0,1695601852</text:p>
          </table:table-cell>
          <table:table-cell/>
          <table:table-cell office:value-type="float" office:value="-0.77">
            <text:p>-0,77</text:p>
          </table:table-cell>
          <table:table-cell table:formula="of:=LOG(ABS([.B26]))" office:value-type="float" office:value="-4.55909091793478">
            <text:p>-4,5590909179</text:p>
          </table:table-cell>
          <table:table-cell table:formula="of:=LOG(ABS([.D26]))" office:value-type="float" office:value="-5.01367622294923">
            <text:p>-5,0136762229</text:p>
          </table:table-cell>
        </table:table-row>
        <table:table-row table:style-name="ro1">
          <table:table-cell office:value-type="float" office:value="-0.76">
            <text:p>-0,76</text:p>
          </table:table-cell>
          <table:table-cell office:value-type="float" office:value="-0.0000271">
            <text:p>-2,71E-005</text:p>
          </table:table-cell>
          <table:table-cell office:value-type="float" office:value="-0.00541">
            <text:p>-5,41E-003</text:p>
          </table:table-cell>
          <table:table-cell office:value-type="float" office:value="-0.00000953">
            <text:p>-9,53E-006</text:p>
          </table:table-cell>
          <table:table-cell office:value-type="float" office:value="-0.00293">
            <text:p>-2,93E-003</text:p>
          </table:table-cell>
          <table:table-cell/>
          <table:table-cell office:value-type="float" office:value="-0.76">
            <text:p>-0,76</text:p>
          </table:table-cell>
          <table:table-cell table:formula="of:=[.B27]/(4.8*5.1)*1000" office:value-type="float" office:value="-0.00110702614379085">
            <text:p>-0,0011070261</text:p>
          </table:table-cell>
          <table:table-cell table:formula="of:=[.C27]/(4.8*5.1)*1000" office:value-type="float" office:value="-0.220996732026144">
            <text:p>-0,220996732</text:p>
          </table:table-cell>
          <table:table-cell table:formula="of:=[.D27]/(6.4*2.7)*1000" office:value-type="float" office:value="-0.00055150462962963">
            <text:p>-0,0005515046</text:p>
          </table:table-cell>
          <table:table-cell table:formula="of:=[.E27]/(6.4*2.7)*1000" office:value-type="float" office:value="-0.169560185185185">
            <text:p>-0,1695601852</text:p>
          </table:table-cell>
          <table:table-cell/>
          <table:table-cell office:value-type="float" office:value="-0.76">
            <text:p>-0,76</text:p>
          </table:table-cell>
          <table:table-cell table:formula="of:=LOG(ABS([.B27]))" office:value-type="float" office:value="-4.56703070912559">
            <text:p>-4,5670307091</text:p>
          </table:table-cell>
          <table:table-cell table:formula="of:=LOG(ABS([.D27]))" office:value-type="float" office:value="-5.02090709936167">
            <text:p>-5,0209070994</text:p>
          </table:table-cell>
        </table:table-row>
        <table:table-row table:style-name="ro1">
          <table:table-cell office:value-type="float" office:value="-0.75">
            <text:p>-0,75</text:p>
          </table:table-cell>
          <table:table-cell office:value-type="float" office:value="-0.0000266">
            <text:p>-2,66E-005</text:p>
          </table:table-cell>
          <table:table-cell office:value-type="float" office:value="-0.00541">
            <text:p>-5,41E-003</text:p>
          </table:table-cell>
          <table:table-cell office:value-type="float" office:value="-0.00000937">
            <text:p>-9,37E-006</text:p>
          </table:table-cell>
          <table:table-cell office:value-type="float" office:value="-0.00293">
            <text:p>-2,93E-003</text:p>
          </table:table-cell>
          <table:table-cell/>
          <table:table-cell office:value-type="float" office:value="-0.75">
            <text:p>-0,75</text:p>
          </table:table-cell>
          <table:table-cell table:formula="of:=[.B28]/(4.8*5.1)*1000" office:value-type="float" office:value="-0.00108660130718954">
            <text:p>-0,0010866013</text:p>
          </table:table-cell>
          <table:table-cell table:formula="of:=[.C28]/(4.8*5.1)*1000" office:value-type="float" office:value="-0.220996732026144">
            <text:p>-0,220996732</text:p>
          </table:table-cell>
          <table:table-cell table:formula="of:=[.D28]/(6.4*2.7)*1000" office:value-type="float" office:value="-0.00054224537037037">
            <text:p>-0,0005422454</text:p>
          </table:table-cell>
          <table:table-cell table:formula="of:=[.E28]/(6.4*2.7)*1000" office:value-type="float" office:value="-0.169560185185185">
            <text:p>-0,1695601852</text:p>
          </table:table-cell>
          <table:table-cell/>
          <table:table-cell office:value-type="float" office:value="-0.75">
            <text:p>-0,75</text:p>
          </table:table-cell>
          <table:table-cell table:formula="of:=LOG(ABS([.B28]))" office:value-type="float" office:value="-4.57511836336893">
            <text:p>-4,5751183634</text:p>
          </table:table-cell>
          <table:table-cell table:formula="of:=LOG(ABS([.D28]))" office:value-type="float" office:value="-5.02826040911222">
            <text:p>-5,0282604091</text:p>
          </table:table-cell>
        </table:table-row>
        <table:table-row table:style-name="ro1">
          <table:table-cell office:value-type="float" office:value="-0.74">
            <text:p>-0,74</text:p>
          </table:table-cell>
          <table:table-cell office:value-type="float" office:value="-0.0000262">
            <text:p>-2,62E-005</text:p>
          </table:table-cell>
          <table:table-cell office:value-type="float" office:value="-0.00541">
            <text:p>-5,41E-003</text:p>
          </table:table-cell>
          <table:table-cell office:value-type="float" office:value="-0.00000921">
            <text:p>-9,21E-006</text:p>
          </table:table-cell>
          <table:table-cell office:value-type="float" office:value="-0.00292">
            <text:p>-2,92E-003</text:p>
          </table:table-cell>
          <table:table-cell/>
          <table:table-cell office:value-type="float" office:value="-0.74">
            <text:p>-0,74</text:p>
          </table:table-cell>
          <table:table-cell table:formula="of:=[.B29]/(4.8*5.1)*1000" office:value-type="float" office:value="-0.0010702614379085">
            <text:p>-0,0010702614</text:p>
          </table:table-cell>
          <table:table-cell table:formula="of:=[.C29]/(4.8*5.1)*1000" office:value-type="float" office:value="-0.220996732026144">
            <text:p>-0,220996732</text:p>
          </table:table-cell>
          <table:table-cell table:formula="of:=[.D29]/(6.4*2.7)*1000" office:value-type="float" office:value="-0.000532986111111111">
            <text:p>-0,0005329861</text:p>
          </table:table-cell>
          <table:table-cell table:formula="of:=[.E29]/(6.4*2.7)*1000" office:value-type="float" office:value="-0.168981481481481">
            <text:p>-0,1689814815</text:p>
          </table:table-cell>
          <table:table-cell/>
          <table:table-cell office:value-type="float" office:value="-0.74">
            <text:p>-0,74</text:p>
          </table:table-cell>
          <table:table-cell table:formula="of:=LOG(ABS([.B29]))" office:value-type="float" office:value="-4.58169870868025">
            <text:p>-4,5816987087</text:p>
          </table:table-cell>
          <table:table-cell table:formula="of:=LOG(ABS([.D29]))" office:value-type="float" office:value="-5.03574036980315">
            <text:p>-5,0357403698</text:p>
          </table:table-cell>
        </table:table-row>
        <table:table-row table:style-name="ro1">
          <table:table-cell office:value-type="float" office:value="-0.73">
            <text:p>-0,73</text:p>
          </table:table-cell>
          <table:table-cell office:value-type="float" office:value="-0.0000257">
            <text:p>-2,57E-005</text:p>
          </table:table-cell>
          <table:table-cell office:value-type="float" office:value="-0.0054">
            <text:p>-5,40E-003</text:p>
          </table:table-cell>
          <table:table-cell office:value-type="float" office:value="-0.00000906">
            <text:p>-9,06E-006</text:p>
          </table:table-cell>
          <table:table-cell office:value-type="float" office:value="-0.00292">
            <text:p>-2,92E-003</text:p>
          </table:table-cell>
          <table:table-cell/>
          <table:table-cell office:value-type="float" office:value="-0.73">
            <text:p>-0,73</text:p>
          </table:table-cell>
          <table:table-cell table:formula="of:=[.B30]/(4.8*5.1)*1000" office:value-type="float" office:value="-0.00104983660130719">
            <text:p>-0,0010498366</text:p>
          </table:table-cell>
          <table:table-cell table:formula="of:=[.C30]/(4.8*5.1)*1000" office:value-type="float" office:value="-0.220588235294118">
            <text:p>-0,2205882353</text:p>
          </table:table-cell>
          <table:table-cell table:formula="of:=[.D30]/(6.4*2.7)*1000" office:value-type="float" office:value="-0.000524305555555556">
            <text:p>-0,0005243056</text:p>
          </table:table-cell>
          <table:table-cell table:formula="of:=[.E30]/(6.4*2.7)*1000" office:value-type="float" office:value="-0.168981481481481">
            <text:p>-0,1689814815</text:p>
          </table:table-cell>
          <table:table-cell/>
          <table:table-cell office:value-type="float" office:value="-0.73">
            <text:p>-0,73</text:p>
          </table:table-cell>
          <table:table-cell table:formula="of:=LOG(ABS([.B30]))" office:value-type="float" office:value="-4.59006687666871">
            <text:p>-4,5900668767</text:p>
          </table:table-cell>
          <table:table-cell table:formula="of:=LOG(ABS([.D30]))" office:value-type="float" office:value="-5.04287180232319">
            <text:p>-5,0428718023</text:p>
          </table:table-cell>
        </table:table-row>
        <table:table-row table:style-name="ro1">
          <table:table-cell office:value-type="float" office:value="-0.72">
            <text:p>-0,72</text:p>
          </table:table-cell>
          <table:table-cell office:value-type="float" office:value="-0.0000252">
            <text:p>-2,52E-005</text:p>
          </table:table-cell>
          <table:table-cell office:value-type="float" office:value="-0.0054">
            <text:p>-5,40E-003</text:p>
          </table:table-cell>
          <table:table-cell office:value-type="float" office:value="-0.0000089">
            <text:p>-8,90E-006</text:p>
          </table:table-cell>
          <table:table-cell office:value-type="float" office:value="-0.00292">
            <text:p>-2,92E-003</text:p>
          </table:table-cell>
          <table:table-cell/>
          <table:table-cell office:value-type="float" office:value="-0.72">
            <text:p>-0,72</text:p>
          </table:table-cell>
          <table:table-cell table:formula="of:=[.B31]/(4.8*5.1)*1000" office:value-type="float" office:value="-0.00102941176470588">
            <text:p>-0,0010294118</text:p>
          </table:table-cell>
          <table:table-cell table:formula="of:=[.C31]/(4.8*5.1)*1000" office:value-type="float" office:value="-0.220588235294118">
            <text:p>-0,2205882353</text:p>
          </table:table-cell>
          <table:table-cell table:formula="of:=[.D31]/(6.4*2.7)*1000" office:value-type="float" office:value="-0.000515046296296296">
            <text:p>-0,0005150463</text:p>
          </table:table-cell>
          <table:table-cell table:formula="of:=[.E31]/(6.4*2.7)*1000" office:value-type="float" office:value="-0.168981481481481">
            <text:p>-0,1689814815</text:p>
          </table:table-cell>
          <table:table-cell/>
          <table:table-cell office:value-type="float" office:value="-0.72">
            <text:p>-0,72</text:p>
          </table:table-cell>
          <table:table-cell table:formula="of:=LOG(ABS([.B31]))" office:value-type="float" office:value="-4.59859945921846">
            <text:p>-4,5985994592</text:p>
          </table:table-cell>
          <table:table-cell table:formula="of:=LOG(ABS([.D31]))" office:value-type="float" office:value="-5.05060999335509">
            <text:p>-5,0506099934</text:p>
          </table:table-cell>
        </table:table-row>
        <table:table-row table:style-name="ro1">
          <table:table-cell office:value-type="float" office:value="-0.71">
            <text:p>-0,71</text:p>
          </table:table-cell>
          <table:table-cell office:value-type="float" office:value="-0.0000248">
            <text:p>-2,48E-005</text:p>
          </table:table-cell>
          <table:table-cell office:value-type="float" office:value="-0.0054">
            <text:p>-5,40E-003</text:p>
          </table:table-cell>
          <table:table-cell office:value-type="float" office:value="-0.00000875">
            <text:p>-8,75E-006</text:p>
          </table:table-cell>
          <table:table-cell office:value-type="float" office:value="-0.00292">
            <text:p>-2,92E-003</text:p>
          </table:table-cell>
          <table:table-cell/>
          <table:table-cell office:value-type="float" office:value="-0.71">
            <text:p>-0,71</text:p>
          </table:table-cell>
          <table:table-cell table:formula="of:=[.B32]/(4.8*5.1)*1000" office:value-type="float" office:value="-0.00101307189542484">
            <text:p>-0,0010130719</text:p>
          </table:table-cell>
          <table:table-cell table:formula="of:=[.C32]/(4.8*5.1)*1000" office:value-type="float" office:value="-0.220588235294118">
            <text:p>-0,2205882353</text:p>
          </table:table-cell>
          <table:table-cell table:formula="of:=[.D32]/(6.4*2.7)*1000" office:value-type="float" office:value="-0.000506365740740741">
            <text:p>-0,0005063657</text:p>
          </table:table-cell>
          <table:table-cell table:formula="of:=[.E32]/(6.4*2.7)*1000" office:value-type="float" office:value="-0.168981481481481">
            <text:p>-0,1689814815</text:p>
          </table:table-cell>
          <table:table-cell/>
          <table:table-cell office:value-type="float" office:value="-0.71">
            <text:p>-0,71</text:p>
          </table:table-cell>
          <table:table-cell table:formula="of:=LOG(ABS([.B32]))" office:value-type="float" office:value="-4.60554831917378">
            <text:p>-4,6055483192</text:p>
          </table:table-cell>
          <table:table-cell table:formula="of:=LOG(ABS([.D32]))" office:value-type="float" office:value="-5.05799194697769">
            <text:p>-5,057991947</text:p>
          </table:table-cell>
        </table:table-row>
        <table:table-row table:style-name="ro1">
          <table:table-cell office:value-type="float" office:value="-0.7">
            <text:p>-0,7</text:p>
          </table:table-cell>
          <table:table-cell office:value-type="float" office:value="-0.0000244">
            <text:p>-2,44E-005</text:p>
          </table:table-cell>
          <table:table-cell office:value-type="float" office:value="-0.0054">
            <text:p>-5,40E-003</text:p>
          </table:table-cell>
          <table:table-cell office:value-type="float" office:value="-0.0000086">
            <text:p>-8,60E-006</text:p>
          </table:table-cell>
          <table:table-cell office:value-type="float" office:value="-0.00292">
            <text:p>-2,92E-003</text:p>
          </table:table-cell>
          <table:table-cell/>
          <table:table-cell office:value-type="float" office:value="-0.7">
            <text:p>-0,7</text:p>
          </table:table-cell>
          <table:table-cell table:formula="of:=[.B33]/(4.8*5.1)*1000" office:value-type="float" office:value="-0.000996732026143791">
            <text:p>-0,000996732</text:p>
          </table:table-cell>
          <table:table-cell table:formula="of:=[.C33]/(4.8*5.1)*1000" office:value-type="float" office:value="-0.220588235294118">
            <text:p>-0,2205882353</text:p>
          </table:table-cell>
          <table:table-cell table:formula="of:=[.D33]/(6.4*2.7)*1000" office:value-type="float" office:value="-0.000497685185185185">
            <text:p>-0,0004976852</text:p>
          </table:table-cell>
          <table:table-cell table:formula="of:=[.E33]/(6.4*2.7)*1000" office:value-type="float" office:value="-0.168981481481481">
            <text:p>-0,1689814815</text:p>
          </table:table-cell>
          <table:table-cell/>
          <table:table-cell office:value-type="float" office:value="-0.7">
            <text:p>-0,7</text:p>
          </table:table-cell>
          <table:table-cell table:formula="of:=LOG(ABS([.B33]))" office:value-type="float" office:value="-4.61261017366127">
            <text:p>-4,6126101737</text:p>
          </table:table-cell>
          <table:table-cell table:formula="of:=LOG(ABS([.D33]))" office:value-type="float" office:value="-5.06550154875643">
            <text:p>-5,0655015488</text:p>
          </table:table-cell>
        </table:table-row>
        <table:table-row table:style-name="ro1">
          <table:table-cell office:value-type="float" office:value="-0.69">
            <text:p>-0,69</text:p>
          </table:table-cell>
          <table:table-cell office:value-type="float" office:value="-0.0000239">
            <text:p>-2,39E-005</text:p>
          </table:table-cell>
          <table:table-cell office:value-type="float" office:value="-0.00539">
            <text:p>-5,39E-003</text:p>
          </table:table-cell>
          <table:table-cell office:value-type="float" office:value="-0.00000845">
            <text:p>-8,45E-006</text:p>
          </table:table-cell>
          <table:table-cell office:value-type="float" office:value="-0.00292">
            <text:p>-2,92E-003</text:p>
          </table:table-cell>
          <table:table-cell/>
          <table:table-cell office:value-type="float" office:value="-0.69">
            <text:p>-0,69</text:p>
          </table:table-cell>
          <table:table-cell table:formula="of:=[.B34]/(4.8*5.1)*1000" office:value-type="float" office:value="-0.000976307189542484">
            <text:p>-0,0009763072</text:p>
          </table:table-cell>
          <table:table-cell table:formula="of:=[.C34]/(4.8*5.1)*1000" office:value-type="float" office:value="-0.220179738562092">
            <text:p>-0,2201797386</text:p>
          </table:table-cell>
          <table:table-cell table:formula="of:=[.D34]/(6.4*2.7)*1000" office:value-type="float" office:value="-0.00048900462962963">
            <text:p>-0,0004890046</text:p>
          </table:table-cell>
          <table:table-cell table:formula="of:=[.E34]/(6.4*2.7)*1000" office:value-type="float" office:value="-0.168981481481481">
            <text:p>-0,1689814815</text:p>
          </table:table-cell>
          <table:table-cell/>
          <table:table-cell office:value-type="float" office:value="-0.69">
            <text:p>-0,69</text:p>
          </table:table-cell>
          <table:table-cell table:formula="of:=LOG(ABS([.B34]))" office:value-type="float" office:value="-4.62160209905186">
            <text:p>-4,6216020991</text:p>
          </table:table-cell>
          <table:table-cell table:formula="of:=LOG(ABS([.D34]))" office:value-type="float" office:value="-5.07314329105031">
            <text:p>-5,0731432911</text:p>
          </table:table-cell>
        </table:table-row>
        <table:table-row table:style-name="ro1">
          <table:table-cell office:value-type="float" office:value="-0.68">
            <text:p>-0,68</text:p>
          </table:table-cell>
          <table:table-cell office:value-type="float" office:value="-0.0000235">
            <text:p>-2,35E-005</text:p>
          </table:table-cell>
          <table:table-cell office:value-type="float" office:value="-0.0054">
            <text:p>-5,40E-003</text:p>
          </table:table-cell>
          <table:table-cell office:value-type="float" office:value="-0.0000083">
            <text:p>-8,30E-006</text:p>
          </table:table-cell>
          <table:table-cell office:value-type="float" office:value="-0.00291">
            <text:p>-2,91E-003</text:p>
          </table:table-cell>
          <table:table-cell/>
          <table:table-cell office:value-type="float" office:value="-0.68">
            <text:p>-0,68</text:p>
          </table:table-cell>
          <table:table-cell table:formula="of:=[.B35]/(4.8*5.1)*1000" office:value-type="float" office:value="-0.000959967320261438">
            <text:p>-0,0009599673</text:p>
          </table:table-cell>
          <table:table-cell table:formula="of:=[.C35]/(4.8*5.1)*1000" office:value-type="float" office:value="-0.220588235294118">
            <text:p>-0,2205882353</text:p>
          </table:table-cell>
          <table:table-cell table:formula="of:=[.D35]/(6.4*2.7)*1000" office:value-type="float" office:value="-0.000480324074074074">
            <text:p>-0,0004803241</text:p>
          </table:table-cell>
          <table:table-cell table:formula="of:=[.E35]/(6.4*2.7)*1000" office:value-type="float" office:value="-0.168402777777778">
            <text:p>-0,1684027778</text:p>
          </table:table-cell>
          <table:table-cell/>
          <table:table-cell office:value-type="float" office:value="-0.68">
            <text:p>-0,68</text:p>
          </table:table-cell>
          <table:table-cell table:formula="of:=LOG(ABS([.B35]))" office:value-type="float" office:value="-4.62893213772826">
            <text:p>-4,6289321377</text:p>
          </table:table-cell>
          <table:table-cell table:formula="of:=LOG(ABS([.D35]))" office:value-type="float" office:value="-5.08092190762393">
            <text:p>-5,0809219076</text:p>
          </table:table-cell>
        </table:table-row>
        <table:table-row table:style-name="ro1">
          <table:table-cell office:value-type="float" office:value="-0.67">
            <text:p>-0,67</text:p>
          </table:table-cell>
          <table:table-cell office:value-type="float" office:value="-0.000023">
            <text:p>-2,30E-005</text:p>
          </table:table-cell>
          <table:table-cell office:value-type="float" office:value="-0.0054">
            <text:p>-5,40E-003</text:p>
          </table:table-cell>
          <table:table-cell office:value-type="float" office:value="-0.00000815">
            <text:p>-8,15E-006</text:p>
          </table:table-cell>
          <table:table-cell office:value-type="float" office:value="-0.00291">
            <text:p>-2,91E-003</text:p>
          </table:table-cell>
          <table:table-cell/>
          <table:table-cell office:value-type="float" office:value="-0.67">
            <text:p>-0,67</text:p>
          </table:table-cell>
          <table:table-cell table:formula="of:=[.B36]/(4.8*5.1)*1000" office:value-type="float" office:value="-0.000939542483660131">
            <text:p>-0,0009395425</text:p>
          </table:table-cell>
          <table:table-cell table:formula="of:=[.C36]/(4.8*5.1)*1000" office:value-type="float" office:value="-0.220588235294118">
            <text:p>-0,2205882353</text:p>
          </table:table-cell>
          <table:table-cell table:formula="of:=[.D36]/(6.4*2.7)*1000" office:value-type="float" office:value="-0.000471643518518518">
            <text:p>-0,0004716435</text:p>
          </table:table-cell>
          <table:table-cell table:formula="of:=[.E36]/(6.4*2.7)*1000" office:value-type="float" office:value="-0.168402777777778">
            <text:p>-0,1684027778</text:p>
          </table:table-cell>
          <table:table-cell/>
          <table:table-cell office:value-type="float" office:value="-0.67">
            <text:p>-0,67</text:p>
          </table:table-cell>
          <table:table-cell table:formula="of:=LOG(ABS([.B36]))" office:value-type="float" office:value="-4.63827216398241">
            <text:p>-4,638272164</text:p>
          </table:table-cell>
          <table:table-cell table:formula="of:=LOG(ABS([.D36]))" office:value-type="float" office:value="-5.08884239126002">
            <text:p>-5,0888423913</text:p>
          </table:table-cell>
        </table:table-row>
        <table:table-row table:style-name="ro1">
          <table:table-cell office:value-type="float" office:value="-0.66">
            <text:p>-0,66</text:p>
          </table:table-cell>
          <table:table-cell office:value-type="float" office:value="-0.0000226">
            <text:p>-2,26E-005</text:p>
          </table:table-cell>
          <table:table-cell office:value-type="float" office:value="-0.00539">
            <text:p>-5,39E-003</text:p>
          </table:table-cell>
          <table:table-cell office:value-type="float" office:value="-0.000008">
            <text:p>-8,00E-006</text:p>
          </table:table-cell>
          <table:table-cell office:value-type="float" office:value="-0.00291">
            <text:p>-2,91E-003</text:p>
          </table:table-cell>
          <table:table-cell/>
          <table:table-cell office:value-type="float" office:value="-0.66">
            <text:p>-0,66</text:p>
          </table:table-cell>
          <table:table-cell table:formula="of:=[.B37]/(4.8*5.1)*1000" office:value-type="float" office:value="-0.000923202614379085">
            <text:p>-0,0009232026</text:p>
          </table:table-cell>
          <table:table-cell table:formula="of:=[.C37]/(4.8*5.1)*1000" office:value-type="float" office:value="-0.220179738562092">
            <text:p>-0,2201797386</text:p>
          </table:table-cell>
          <table:table-cell table:formula="of:=[.D37]/(6.4*2.7)*1000" office:value-type="float" office:value="-0.000462962962962963">
            <text:p>-0,000462963</text:p>
          </table:table-cell>
          <table:table-cell table:formula="of:=[.E37]/(6.4*2.7)*1000" office:value-type="float" office:value="-0.168402777777778">
            <text:p>-0,1684027778</text:p>
          </table:table-cell>
          <table:table-cell/>
          <table:table-cell office:value-type="float" office:value="-0.66">
            <text:p>-0,66</text:p>
          </table:table-cell>
          <table:table-cell table:formula="of:=LOG(ABS([.B37]))" office:value-type="float" office:value="-4.6458915608526">
            <text:p>-4,6458915609</text:p>
          </table:table-cell>
          <table:table-cell table:formula="of:=LOG(ABS([.D37]))" office:value-type="float" office:value="-5.09691001300806">
            <text:p>-5,096910013</text:p>
          </table:table-cell>
        </table:table-row>
        <table:table-row table:style-name="ro1">
          <table:table-cell office:value-type="float" office:value="-0.65">
            <text:p>-0,65</text:p>
          </table:table-cell>
          <table:table-cell office:value-type="float" office:value="-0.0000222">
            <text:p>-2,22E-005</text:p>
          </table:table-cell>
          <table:table-cell office:value-type="float" office:value="-0.00539">
            <text:p>-5,39E-003</text:p>
          </table:table-cell>
          <table:table-cell office:value-type="float" office:value="-0.00000785">
            <text:p>-7,85E-006</text:p>
          </table:table-cell>
          <table:table-cell office:value-type="float" office:value="-0.00292">
            <text:p>-2,92E-003</text:p>
          </table:table-cell>
          <table:table-cell/>
          <table:table-cell office:value-type="float" office:value="-0.65">
            <text:p>-0,65</text:p>
          </table:table-cell>
          <table:table-cell table:formula="of:=[.B38]/(4.8*5.1)*1000" office:value-type="float" office:value="-0.000906862745098039">
            <text:p>-0,0009068627</text:p>
          </table:table-cell>
          <table:table-cell table:formula="of:=[.C38]/(4.8*5.1)*1000" office:value-type="float" office:value="-0.220179738562092">
            <text:p>-0,2201797386</text:p>
          </table:table-cell>
          <table:table-cell table:formula="of:=[.D38]/(6.4*2.7)*1000" office:value-type="float" office:value="-0.000454282407407407">
            <text:p>-0,0004542824</text:p>
          </table:table-cell>
          <table:table-cell table:formula="of:=[.E38]/(6.4*2.7)*1000" office:value-type="float" office:value="-0.168981481481481">
            <text:p>-0,1689814815</text:p>
          </table:table-cell>
          <table:table-cell/>
          <table:table-cell office:value-type="float" office:value="-0.65">
            <text:p>-0,65</text:p>
          </table:table-cell>
          <table:table-cell table:formula="of:=LOG(ABS([.B38]))" office:value-type="float" office:value="-4.65364702554936">
            <text:p>-4,6536470255</text:p>
          </table:table-cell>
          <table:table-cell table:formula="of:=LOG(ABS([.D38]))" office:value-type="float" office:value="-5.10513034325475">
            <text:p>-5,1051303433</text:p>
          </table:table-cell>
        </table:table-row>
        <table:table-row table:style-name="ro1">
          <table:table-cell office:value-type="float" office:value="-0.64">
            <text:p>-0,64</text:p>
          </table:table-cell>
          <table:table-cell office:value-type="float" office:value="-0.0000218">
            <text:p>-2,18E-005</text:p>
          </table:table-cell>
          <table:table-cell office:value-type="float" office:value="-0.00538">
            <text:p>-5,38E-003</text:p>
          </table:table-cell>
          <table:table-cell office:value-type="float" office:value="-0.00000771">
            <text:p>-7,71E-006</text:p>
          </table:table-cell>
          <table:table-cell office:value-type="float" office:value="-0.00292">
            <text:p>-2,92E-003</text:p>
          </table:table-cell>
          <table:table-cell/>
          <table:table-cell office:value-type="float" office:value="-0.64">
            <text:p>-0,64</text:p>
          </table:table-cell>
          <table:table-cell table:formula="of:=[.B39]/(4.8*5.1)*1000" office:value-type="float" office:value="-0.000890522875816994">
            <text:p>-0,0008905229</text:p>
          </table:table-cell>
          <table:table-cell table:formula="of:=[.C39]/(4.8*5.1)*1000" office:value-type="float" office:value="-0.219771241830065">
            <text:p>-0,2197712418</text:p>
          </table:table-cell>
          <table:table-cell table:formula="of:=[.D39]/(6.4*2.7)*1000" office:value-type="float" office:value="-0.000446180555555556">
            <text:p>-0,0004461806</text:p>
          </table:table-cell>
          <table:table-cell table:formula="of:=[.E39]/(6.4*2.7)*1000" office:value-type="float" office:value="-0.168981481481481">
            <text:p>-0,1689814815</text:p>
          </table:table-cell>
          <table:table-cell/>
          <table:table-cell office:value-type="float" office:value="-0.64">
            <text:p>-0,64</text:p>
          </table:table-cell>
          <table:table-cell table:formula="of:=LOG(ABS([.B39]))" office:value-type="float" office:value="-4.6615435063954">
            <text:p>-4,6615435064</text:p>
          </table:table-cell>
          <table:table-cell table:formula="of:=LOG(ABS([.D39]))" office:value-type="float" office:value="-5.11294562194904">
            <text:p>-5,1129456219</text:p>
          </table:table-cell>
        </table:table-row>
        <table:table-row table:style-name="ro1">
          <table:table-cell office:value-type="float" office:value="-0.63">
            <text:p>-0,63</text:p>
          </table:table-cell>
          <table:table-cell office:value-type="float" office:value="-0.0000213">
            <text:p>-2,13E-005</text:p>
          </table:table-cell>
          <table:table-cell office:value-type="float" office:value="-0.00539">
            <text:p>-5,39E-003</text:p>
          </table:table-cell>
          <table:table-cell office:value-type="float" office:value="-0.00000756">
            <text:p>-7,56E-006</text:p>
          </table:table-cell>
          <table:table-cell office:value-type="float" office:value="-0.00292">
            <text:p>-2,92E-003</text:p>
          </table:table-cell>
          <table:table-cell/>
          <table:table-cell office:value-type="float" office:value="-0.63">
            <text:p>-0,63</text:p>
          </table:table-cell>
          <table:table-cell table:formula="of:=[.B40]/(4.8*5.1)*1000" office:value-type="float" office:value="-0.000870098039215686">
            <text:p>-0,000870098</text:p>
          </table:table-cell>
          <table:table-cell table:formula="of:=[.C40]/(4.8*5.1)*1000" office:value-type="float" office:value="-0.220179738562092">
            <text:p>-0,2201797386</text:p>
          </table:table-cell>
          <table:table-cell table:formula="of:=[.D40]/(6.4*2.7)*1000" office:value-type="float" office:value="-0.0004375">
            <text:p>-0,0004375</text:p>
          </table:table-cell>
          <table:table-cell table:formula="of:=[.E40]/(6.4*2.7)*1000" office:value-type="float" office:value="-0.168981481481481">
            <text:p>-0,1689814815</text:p>
          </table:table-cell>
          <table:table-cell/>
          <table:table-cell office:value-type="float" office:value="-0.63">
            <text:p>-0,63</text:p>
          </table:table-cell>
          <table:table-cell table:formula="of:=LOG(ABS([.B40]))" office:value-type="float" office:value="-4.67162039656126">
            <text:p>-4,6716203966</text:p>
          </table:table-cell>
          <table:table-cell table:formula="of:=LOG(ABS([.D40]))" office:value-type="float" office:value="-5.12147820449879">
            <text:p>-5,1214782045</text:p>
          </table:table-cell>
        </table:table-row>
        <table:table-row table:style-name="ro1">
          <table:table-cell office:value-type="float" office:value="-0.62">
            <text:p>-0,62</text:p>
          </table:table-cell>
          <table:table-cell office:value-type="float" office:value="-0.0000209">
            <text:p>-2,09E-005</text:p>
          </table:table-cell>
          <table:table-cell office:value-type="float" office:value="-0.00539">
            <text:p>-5,39E-003</text:p>
          </table:table-cell>
          <table:table-cell office:value-type="float" office:value="-0.00000743">
            <text:p>-7,43E-006</text:p>
          </table:table-cell>
          <table:table-cell office:value-type="float" office:value="-0.00292">
            <text:p>-2,92E-003</text:p>
          </table:table-cell>
          <table:table-cell/>
          <table:table-cell office:value-type="float" office:value="-0.62">
            <text:p>-0,62</text:p>
          </table:table-cell>
          <table:table-cell table:formula="of:=[.B41]/(4.8*5.1)*1000" office:value-type="float" office:value="-0.000853758169934641">
            <text:p>-0,0008537582</text:p>
          </table:table-cell>
          <table:table-cell table:formula="of:=[.C41]/(4.8*5.1)*1000" office:value-type="float" office:value="-0.220179738562092">
            <text:p>-0,2201797386</text:p>
          </table:table-cell>
          <table:table-cell table:formula="of:=[.D41]/(6.4*2.7)*1000" office:value-type="float" office:value="-0.000429976851851852">
            <text:p>-0,0004299769</text:p>
          </table:table-cell>
          <table:table-cell table:formula="of:=[.E41]/(6.4*2.7)*1000" office:value-type="float" office:value="-0.168981481481481">
            <text:p>-0,1689814815</text:p>
          </table:table-cell>
          <table:table-cell/>
          <table:table-cell office:value-type="float" office:value="-0.62">
            <text:p>-0,62</text:p>
          </table:table-cell>
          <table:table-cell table:formula="of:=LOG(ABS([.B41]))" office:value-type="float" office:value="-4.67985371388895">
            <text:p>-4,6798537139</text:p>
          </table:table-cell>
          <table:table-cell table:formula="of:=LOG(ABS([.D41]))" office:value-type="float" office:value="-5.12901118623942">
            <text:p>-5,1290111862</text:p>
          </table:table-cell>
        </table:table-row>
        <table:table-row table:style-name="ro1">
          <table:table-cell office:value-type="float" office:value="-0.61">
            <text:p>-0,61</text:p>
          </table:table-cell>
          <table:table-cell office:value-type="float" office:value="-0.0000205">
            <text:p>-2,05E-005</text:p>
          </table:table-cell>
          <table:table-cell office:value-type="float" office:value="-0.00539">
            <text:p>-5,39E-003</text:p>
          </table:table-cell>
          <table:table-cell office:value-type="float" office:value="-0.00000728">
            <text:p>-7,28E-006</text:p>
          </table:table-cell>
          <table:table-cell office:value-type="float" office:value="-0.00292">
            <text:p>-2,92E-003</text:p>
          </table:table-cell>
          <table:table-cell/>
          <table:table-cell office:value-type="float" office:value="-0.61">
            <text:p>-0,61</text:p>
          </table:table-cell>
          <table:table-cell table:formula="of:=[.B42]/(4.8*5.1)*1000" office:value-type="float" office:value="-0.000837418300653595">
            <text:p>-0,0008374183</text:p>
          </table:table-cell>
          <table:table-cell table:formula="of:=[.C42]/(4.8*5.1)*1000" office:value-type="float" office:value="-0.220179738562092">
            <text:p>-0,2201797386</text:p>
          </table:table-cell>
          <table:table-cell table:formula="of:=[.D42]/(6.4*2.7)*1000" office:value-type="float" office:value="-0.000421296296296296">
            <text:p>-0,0004212963</text:p>
          </table:table-cell>
          <table:table-cell table:formula="of:=[.E42]/(6.4*2.7)*1000" office:value-type="float" office:value="-0.168981481481481">
            <text:p>-0,1689814815</text:p>
          </table:table-cell>
          <table:table-cell/>
          <table:table-cell office:value-type="float" office:value="-0.61">
            <text:p>-0,61</text:p>
          </table:table-cell>
          <table:table-cell table:formula="of:=LOG(ABS([.B42]))" office:value-type="float" office:value="-4.68824613894425">
            <text:p>-4,6882461389</text:p>
          </table:table-cell>
          <table:table-cell table:formula="of:=LOG(ABS([.D42]))" office:value-type="float" office:value="-5.13786862068696">
            <text:p>-5,1378686207</text:p>
          </table:table-cell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-0.0000201">
            <text:p>-2,01E-005</text:p>
          </table:table-cell>
          <table:table-cell office:value-type="float" office:value="-0.0054">
            <text:p>-5,40E-003</text:p>
          </table:table-cell>
          <table:table-cell office:value-type="float" office:value="-0.00000714">
            <text:p>-7,14E-006</text:p>
          </table:table-cell>
          <table:table-cell office:value-type="float" office:value="-0.00293">
            <text:p>-2,93E-003</text:p>
          </table:table-cell>
          <table:table-cell/>
          <table:table-cell office:value-type="float" office:value="-0.6">
            <text:p>-0,6</text:p>
          </table:table-cell>
          <table:table-cell table:formula="of:=[.B43]/(4.8*5.1)*1000" office:value-type="float" office:value="-0.000821078431372549">
            <text:p>-0,0008210784</text:p>
          </table:table-cell>
          <table:table-cell table:formula="of:=[.C43]/(4.8*5.1)*1000" office:value-type="float" office:value="-0.220588235294118">
            <text:p>-0,2205882353</text:p>
          </table:table-cell>
          <table:table-cell table:formula="of:=[.D43]/(6.4*2.7)*1000" office:value-type="float" office:value="-0.000413194444444444">
            <text:p>-0,0004131944</text:p>
          </table:table-cell>
          <table:table-cell table:formula="of:=[.E43]/(6.4*2.7)*1000" office:value-type="float" office:value="-0.169560185185185">
            <text:p>-0,1695601852</text:p>
          </table:table-cell>
          <table:table-cell/>
          <table:table-cell office:value-type="float" office:value="-0.6">
            <text:p>-0,6</text:p>
          </table:table-cell>
          <table:table-cell table:formula="of:=LOG(ABS([.B43]))" office:value-type="float" office:value="-4.69680394257951">
            <text:p>-4,6968039426</text:p>
          </table:table-cell>
          <table:table-cell table:formula="of:=LOG(ABS([.D43]))" office:value-type="float" office:value="-5.14630178822383">
            <text:p>-5,1463017882</text:p>
          </table:table-cell>
        </table:table-row>
        <table:table-row table:style-name="ro1">
          <table:table-cell office:value-type="float" office:value="-0.59">
            <text:p>-0,59</text:p>
          </table:table-cell>
          <table:table-cell office:value-type="float" office:value="-0.0000197">
            <text:p>-1,97E-005</text:p>
          </table:table-cell>
          <table:table-cell office:value-type="float" office:value="-0.00539">
            <text:p>-5,39E-003</text:p>
          </table:table-cell>
          <table:table-cell office:value-type="float" office:value="-0.000007">
            <text:p>-7,00E-006</text:p>
          </table:table-cell>
          <table:table-cell office:value-type="float" office:value="-0.00292">
            <text:p>-2,92E-003</text:p>
          </table:table-cell>
          <table:table-cell/>
          <table:table-cell office:value-type="float" office:value="-0.59">
            <text:p>-0,59</text:p>
          </table:table-cell>
          <table:table-cell table:formula="of:=[.B44]/(4.8*5.1)*1000" office:value-type="float" office:value="-0.000804738562091503">
            <text:p>-0,0008047386</text:p>
          </table:table-cell>
          <table:table-cell table:formula="of:=[.C44]/(4.8*5.1)*1000" office:value-type="float" office:value="-0.220179738562092">
            <text:p>-0,2201797386</text:p>
          </table:table-cell>
          <table:table-cell table:formula="of:=[.D44]/(6.4*2.7)*1000" office:value-type="float" office:value="-0.000405092592592593">
            <text:p>-0,0004050926</text:p>
          </table:table-cell>
          <table:table-cell table:formula="of:=[.E44]/(6.4*2.7)*1000" office:value-type="float" office:value="-0.168981481481481">
            <text:p>-0,1689814815</text:p>
          </table:table-cell>
          <table:table-cell/>
          <table:table-cell office:value-type="float" office:value="-0.59">
            <text:p>-0,59</text:p>
          </table:table-cell>
          <table:table-cell table:formula="of:=LOG(ABS([.B44]))" office:value-type="float" office:value="-4.70553377383841">
            <text:p>-4,7055337738</text:p>
          </table:table-cell>
          <table:table-cell table:formula="of:=LOG(ABS([.D44]))" office:value-type="float" office:value="-5.15490195998574">
            <text:p>-5,15490196</text:p>
          </table:table-cell>
        </table:table-row>
        <table:table-row table:style-name="ro1">
          <table:table-cell office:value-type="float" office:value="-0.58">
            <text:p>-0,58</text:p>
          </table:table-cell>
          <table:table-cell office:value-type="float" office:value="-0.0000193">
            <text:p>-1,93E-005</text:p>
          </table:table-cell>
          <table:table-cell office:value-type="float" office:value="-0.00539">
            <text:p>-5,39E-003</text:p>
          </table:table-cell>
          <table:table-cell office:value-type="float" office:value="-0.00000686">
            <text:p>-6,86E-006</text:p>
          </table:table-cell>
          <table:table-cell office:value-type="float" office:value="-0.00292">
            <text:p>-2,92E-003</text:p>
          </table:table-cell>
          <table:table-cell/>
          <table:table-cell office:value-type="float" office:value="-0.58">
            <text:p>-0,58</text:p>
          </table:table-cell>
          <table:table-cell table:formula="of:=[.B45]/(4.8*5.1)*1000" office:value-type="float" office:value="-0.000788398692810458">
            <text:p>-0,0007883987</text:p>
          </table:table-cell>
          <table:table-cell table:formula="of:=[.C45]/(4.8*5.1)*1000" office:value-type="float" office:value="-0.220179738562092">
            <text:p>-0,2201797386</text:p>
          </table:table-cell>
          <table:table-cell table:formula="of:=[.D45]/(6.4*2.7)*1000" office:value-type="float" office:value="-0.000396990740740741">
            <text:p>-0,0003969907</text:p>
          </table:table-cell>
          <table:table-cell table:formula="of:=[.E45]/(6.4*2.7)*1000" office:value-type="float" office:value="-0.168981481481481">
            <text:p>-0,1689814815</text:p>
          </table:table-cell>
          <table:table-cell/>
          <table:table-cell office:value-type="float" office:value="-0.58">
            <text:p>-0,58</text:p>
          </table:table-cell>
          <table:table-cell table:formula="of:=LOG(ABS([.B45]))" office:value-type="float" office:value="-4.71444269099223">
            <text:p>-4,714442691</text:p>
          </table:table-cell>
          <table:table-cell table:formula="of:=LOG(ABS([.D45]))" office:value-type="float" office:value="-5.16367588429325">
            <text:p>-5,1636758843</text:p>
          </table:table-cell>
        </table:table-row>
        <table:table-row table:style-name="ro1">
          <table:table-cell office:value-type="float" office:value="-0.57">
            <text:p>-0,57</text:p>
          </table:table-cell>
          <table:table-cell office:value-type="float" office:value="-0.0000189">
            <text:p>-1,89E-005</text:p>
          </table:table-cell>
          <table:table-cell office:value-type="float" office:value="-0.00539">
            <text:p>-5,39E-003</text:p>
          </table:table-cell>
          <table:table-cell office:value-type="float" office:value="-0.00000673">
            <text:p>-6,73E-006</text:p>
          </table:table-cell>
          <table:table-cell office:value-type="float" office:value="-0.00292">
            <text:p>-2,92E-003</text:p>
          </table:table-cell>
          <table:table-cell/>
          <table:table-cell office:value-type="float" office:value="-0.57">
            <text:p>-0,57</text:p>
          </table:table-cell>
          <table:table-cell table:formula="of:=[.B46]/(4.8*5.1)*1000" office:value-type="float" office:value="-0.000772058823529412">
            <text:p>-0,0007720588</text:p>
          </table:table-cell>
          <table:table-cell table:formula="of:=[.C46]/(4.8*5.1)*1000" office:value-type="float" office:value="-0.220179738562092">
            <text:p>-0,2201797386</text:p>
          </table:table-cell>
          <table:table-cell table:formula="of:=[.D46]/(6.4*2.7)*1000" office:value-type="float" office:value="-0.000389467592592593">
            <text:p>-0,0003894676</text:p>
          </table:table-cell>
          <table:table-cell table:formula="of:=[.E46]/(6.4*2.7)*1000" office:value-type="float" office:value="-0.168981481481481">
            <text:p>-0,1689814815</text:p>
          </table:table-cell>
          <table:table-cell/>
          <table:table-cell office:value-type="float" office:value="-0.57">
            <text:p>-0,57</text:p>
          </table:table-cell>
          <table:table-cell table:formula="of:=LOG(ABS([.B46]))" office:value-type="float" office:value="-4.72353819582676">
            <text:p>-4,7235381958</text:p>
          </table:table-cell>
          <table:table-cell table:formula="of:=LOG(ABS([.D46]))" office:value-type="float" office:value="-5.17198493577602">
            <text:p>-5,1719849358</text:p>
          </table:table-cell>
        </table:table-row>
        <table:table-row table:style-name="ro1">
          <table:table-cell office:value-type="float" office:value="-0.56">
            <text:p>-0,56</text:p>
          </table:table-cell>
          <table:table-cell office:value-type="float" office:value="-0.0000185">
            <text:p>-1,85E-005</text:p>
          </table:table-cell>
          <table:table-cell office:value-type="float" office:value="-0.00538">
            <text:p>-5,38E-003</text:p>
          </table:table-cell>
          <table:table-cell office:value-type="float" office:value="-0.00000659">
            <text:p>-6,59E-006</text:p>
          </table:table-cell>
          <table:table-cell office:value-type="float" office:value="-0.00291">
            <text:p>-2,91E-003</text:p>
          </table:table-cell>
          <table:table-cell/>
          <table:table-cell office:value-type="float" office:value="-0.56">
            <text:p>-0,56</text:p>
          </table:table-cell>
          <table:table-cell table:formula="of:=[.B47]/(4.8*5.1)*1000" office:value-type="float" office:value="-0.000755718954248366">
            <text:p>-0,000755719</text:p>
          </table:table-cell>
          <table:table-cell table:formula="of:=[.C47]/(4.8*5.1)*1000" office:value-type="float" office:value="-0.219771241830065">
            <text:p>-0,2197712418</text:p>
          </table:table-cell>
          <table:table-cell table:formula="of:=[.D47]/(6.4*2.7)*1000" office:value-type="float" office:value="-0.000381365740740741">
            <text:p>-0,0003813657</text:p>
          </table:table-cell>
          <table:table-cell table:formula="of:=[.E47]/(6.4*2.7)*1000" office:value-type="float" office:value="-0.168402777777778">
            <text:p>-0,1684027778</text:p>
          </table:table-cell>
          <table:table-cell/>
          <table:table-cell office:value-type="float" office:value="-0.56">
            <text:p>-0,56</text:p>
          </table:table-cell>
          <table:table-cell table:formula="of:=LOG(ABS([.B47]))" office:value-type="float" office:value="-4.73282827159699">
            <text:p>-4,7328282716</text:p>
          </table:table-cell>
          <table:table-cell table:formula="of:=LOG(ABS([.D47]))" office:value-type="float" office:value="-5.18111458540599">
            <text:p>-5,1811145854</text:p>
          </table:table-cell>
        </table:table-row>
        <table:table-row table:style-name="ro1">
          <table:table-cell office:value-type="float" office:value="-0.55">
            <text:p>-0,55</text:p>
          </table:table-cell>
          <table:table-cell office:value-type="float" office:value="-0.0000181">
            <text:p>-1,81E-005</text:p>
          </table:table-cell>
          <table:table-cell office:value-type="float" office:value="-0.00538">
            <text:p>-5,38E-003</text:p>
          </table:table-cell>
          <table:table-cell office:value-type="float" office:value="-0.00000645">
            <text:p>-6,45E-006</text:p>
          </table:table-cell>
          <table:table-cell office:value-type="float" office:value="-0.00291">
            <text:p>-2,91E-003</text:p>
          </table:table-cell>
          <table:table-cell/>
          <table:table-cell office:value-type="float" office:value="-0.55">
            <text:p>-0,55</text:p>
          </table:table-cell>
          <table:table-cell table:formula="of:=[.B48]/(4.8*5.1)*1000" office:value-type="float" office:value="-0.00073937908496732">
            <text:p>-0,0007393791</text:p>
          </table:table-cell>
          <table:table-cell table:formula="of:=[.C48]/(4.8*5.1)*1000" office:value-type="float" office:value="-0.219771241830065">
            <text:p>-0,2197712418</text:p>
          </table:table-cell>
          <table:table-cell table:formula="of:=[.D48]/(6.4*2.7)*1000" office:value-type="float" office:value="-0.000373263888888889">
            <text:p>-0,0003732639</text:p>
          </table:table-cell>
          <table:table-cell table:formula="of:=[.E48]/(6.4*2.7)*1000" office:value-type="float" office:value="-0.168402777777778">
            <text:p>-0,1684027778</text:p>
          </table:table-cell>
          <table:table-cell/>
          <table:table-cell office:value-type="float" office:value="-0.55">
            <text:p>-0,55</text:p>
          </table:table-cell>
          <table:table-cell table:formula="of:=LOG(ABS([.B48]))" office:value-type="float" office:value="-4.74232142513081">
            <text:p>-4,7423214251</text:p>
          </table:table-cell>
          <table:table-cell table:formula="of:=LOG(ABS([.D48]))" office:value-type="float" office:value="-5.19044028536473">
            <text:p>-5,1904402854</text:p>
          </table:table-cell>
        </table:table-row>
        <table:table-row table:style-name="ro1">
          <table:table-cell office:value-type="float" office:value="-0.54">
            <text:p>-0,54</text:p>
          </table:table-cell>
          <table:table-cell office:value-type="float" office:value="-0.0000177">
            <text:p>-1,77E-005</text:p>
          </table:table-cell>
          <table:table-cell office:value-type="float" office:value="-0.00536">
            <text:p>-5,36E-003</text:p>
          </table:table-cell>
          <table:table-cell office:value-type="float" office:value="-0.00000632">
            <text:p>-6,32E-006</text:p>
          </table:table-cell>
          <table:table-cell office:value-type="float" office:value="-0.00291">
            <text:p>-2,91E-003</text:p>
          </table:table-cell>
          <table:table-cell/>
          <table:table-cell office:value-type="float" office:value="-0.54">
            <text:p>-0,54</text:p>
          </table:table-cell>
          <table:table-cell table:formula="of:=[.B49]/(4.8*5.1)*1000" office:value-type="float" office:value="-0.000723039215686275">
            <text:p>-0,0007230392</text:p>
          </table:table-cell>
          <table:table-cell table:formula="of:=[.C49]/(4.8*5.1)*1000" office:value-type="float" office:value="-0.218954248366013">
            <text:p>-0,2189542484</text:p>
          </table:table-cell>
          <table:table-cell table:formula="of:=[.D49]/(6.4*2.7)*1000" office:value-type="float" office:value="-0.000365740740740741">
            <text:p>-0,0003657407</text:p>
          </table:table-cell>
          <table:table-cell table:formula="of:=[.E49]/(6.4*2.7)*1000" office:value-type="float" office:value="-0.168402777777778">
            <text:p>-0,1684027778</text:p>
          </table:table-cell>
          <table:table-cell/>
          <table:table-cell office:value-type="float" office:value="-0.54">
            <text:p>-0,54</text:p>
          </table:table-cell>
          <table:table-cell table:formula="of:=LOG(ABS([.B49]))" office:value-type="float" office:value="-4.75202673363819">
            <text:p>-4,7520267336</text:p>
          </table:table-cell>
          <table:table-cell table:formula="of:=LOG(ABS([.D49]))" office:value-type="float" office:value="-5.19928292171761">
            <text:p>-5,1992829217</text:p>
          </table:table-cell>
        </table:table-row>
        <table:table-row table:style-name="ro1">
          <table:table-cell office:value-type="float" office:value="-0.53">
            <text:p>-0,53</text:p>
          </table:table-cell>
          <table:table-cell office:value-type="float" office:value="-0.0000173">
            <text:p>-1,73E-005</text:p>
          </table:table-cell>
          <table:table-cell office:value-type="float" office:value="-0.00537">
            <text:p>-5,37E-003</text:p>
          </table:table-cell>
          <table:table-cell office:value-type="float" office:value="-0.00000619">
            <text:p>-6,19E-006</text:p>
          </table:table-cell>
          <table:table-cell office:value-type="float" office:value="-0.00291">
            <text:p>-2,91E-003</text:p>
          </table:table-cell>
          <table:table-cell/>
          <table:table-cell office:value-type="float" office:value="-0.53">
            <text:p>-0,53</text:p>
          </table:table-cell>
          <table:table-cell table:formula="of:=[.B50]/(4.8*5.1)*1000" office:value-type="float" office:value="-0.000706699346405229">
            <text:p>-0,0007066993</text:p>
          </table:table-cell>
          <table:table-cell table:formula="of:=[.C50]/(4.8*5.1)*1000" office:value-type="float" office:value="-0.219362745098039">
            <text:p>-0,2193627451</text:p>
          </table:table-cell>
          <table:table-cell table:formula="of:=[.D50]/(6.4*2.7)*1000" office:value-type="float" office:value="-0.000358217592592593">
            <text:p>-0,0003582176</text:p>
          </table:table-cell>
          <table:table-cell table:formula="of:=[.E50]/(6.4*2.7)*1000" office:value-type="float" office:value="-0.168402777777778">
            <text:p>-0,1684027778</text:p>
          </table:table-cell>
          <table:table-cell/>
          <table:table-cell office:value-type="float" office:value="-0.53">
            <text:p>-0,53</text:p>
          </table:table-cell>
          <table:table-cell table:formula="of:=LOG(ABS([.B50]))" office:value-type="float" office:value="-4.7619538968712">
            <text:p>-4,7619538969</text:p>
          </table:table-cell>
          <table:table-cell table:formula="of:=LOG(ABS([.D50]))" office:value-type="float" office:value="-5.20830935097988">
            <text:p>-5,208309351</text:p>
          </table:table-cell>
        </table:table-row>
        <table:table-row table:style-name="ro1">
          <table:table-cell office:value-type="float" office:value="-0.52">
            <text:p>-0,52</text:p>
          </table:table-cell>
          <table:table-cell office:value-type="float" office:value="-0.0000169">
            <text:p>-1,69E-005</text:p>
          </table:table-cell>
          <table:table-cell office:value-type="float" office:value="-0.00538">
            <text:p>-5,38E-003</text:p>
          </table:table-cell>
          <table:table-cell office:value-type="float" office:value="-0.00000606">
            <text:p>-6,06E-006</text:p>
          </table:table-cell>
          <table:table-cell office:value-type="float" office:value="-0.00291">
            <text:p>-2,91E-003</text:p>
          </table:table-cell>
          <table:table-cell/>
          <table:table-cell office:value-type="float" office:value="-0.52">
            <text:p>-0,52</text:p>
          </table:table-cell>
          <table:table-cell table:formula="of:=[.B51]/(4.8*5.1)*1000" office:value-type="float" office:value="-0.000690359477124183">
            <text:p>-0,0006903595</text:p>
          </table:table-cell>
          <table:table-cell table:formula="of:=[.C51]/(4.8*5.1)*1000" office:value-type="float" office:value="-0.219771241830065">
            <text:p>-0,2197712418</text:p>
          </table:table-cell>
          <table:table-cell table:formula="of:=[.D51]/(6.4*2.7)*1000" office:value-type="float" office:value="-0.000350694444444444">
            <text:p>-0,0003506944</text:p>
          </table:table-cell>
          <table:table-cell table:formula="of:=[.E51]/(6.4*2.7)*1000" office:value-type="float" office:value="-0.168402777777778">
            <text:p>-0,1684027778</text:p>
          </table:table-cell>
          <table:table-cell/>
          <table:table-cell office:value-type="float" office:value="-0.52">
            <text:p>-0,52</text:p>
          </table:table-cell>
          <table:table-cell table:formula="of:=LOG(ABS([.B51]))" office:value-type="float" office:value="-4.77211329538633">
            <text:p>-4,7721132954</text:p>
          </table:table-cell>
          <table:table-cell table:formula="of:=LOG(ABS([.D51]))" office:value-type="float" office:value="-5.21752737583371">
            <text:p>-5,2175273758</text:p>
          </table:table-cell>
        </table:table-row>
        <table:table-row table:style-name="ro1">
          <table:table-cell office:value-type="float" office:value="-0.51">
            <text:p>-0,51</text:p>
          </table:table-cell>
          <table:table-cell office:value-type="float" office:value="-0.0000166">
            <text:p>-1,66E-005</text:p>
          </table:table-cell>
          <table:table-cell office:value-type="float" office:value="-0.00538">
            <text:p>-5,38E-003</text:p>
          </table:table-cell>
          <table:table-cell office:value-type="float" office:value="-0.00000593">
            <text:p>-5,93E-006</text:p>
          </table:table-cell>
          <table:table-cell office:value-type="float" office:value="-0.00291">
            <text:p>-2,91E-003</text:p>
          </table:table-cell>
          <table:table-cell/>
          <table:table-cell office:value-type="float" office:value="-0.51">
            <text:p>-0,51</text:p>
          </table:table-cell>
          <table:table-cell table:formula="of:=[.B52]/(4.8*5.1)*1000" office:value-type="float" office:value="-0.000678104575163399">
            <text:p>-0,0006781046</text:p>
          </table:table-cell>
          <table:table-cell table:formula="of:=[.C52]/(4.8*5.1)*1000" office:value-type="float" office:value="-0.219771241830065">
            <text:p>-0,2197712418</text:p>
          </table:table-cell>
          <table:table-cell table:formula="of:=[.D52]/(6.4*2.7)*1000" office:value-type="float" office:value="-0.000343171296296296">
            <text:p>-0,0003431713</text:p>
          </table:table-cell>
          <table:table-cell table:formula="of:=[.E52]/(6.4*2.7)*1000" office:value-type="float" office:value="-0.168402777777778">
            <text:p>-0,1684027778</text:p>
          </table:table-cell>
          <table:table-cell/>
          <table:table-cell office:value-type="float" office:value="-0.51">
            <text:p>-0,51</text:p>
          </table:table-cell>
          <table:table-cell table:formula="of:=LOG(ABS([.B52]))" office:value-type="float" office:value="-4.77989191195994">
            <text:p>-4,779891912</text:p>
          </table:table-cell>
          <table:table-cell table:formula="of:=LOG(ABS([.D52]))" office:value-type="float" office:value="-5.22694530663574">
            <text:p>-5,2269453066</text:p>
          </table:table-cell>
        </table:table-row>
        <table:table-row table:style-name="ro1">
          <table:table-cell office:value-type="float" office:value="-0.5">
            <text:p>-0,5</text:p>
          </table:table-cell>
          <table:table-cell office:value-type="float" office:value="-0.0000162">
            <text:p>-1,62E-005</text:p>
          </table:table-cell>
          <table:table-cell office:value-type="float" office:value="-0.00538">
            <text:p>-5,38E-003</text:p>
          </table:table-cell>
          <table:table-cell office:value-type="float" office:value="-0.0000058">
            <text:p>-5,80E-006</text:p>
          </table:table-cell>
          <table:table-cell office:value-type="float" office:value="-0.00291">
            <text:p>-2,91E-003</text:p>
          </table:table-cell>
          <table:table-cell/>
          <table:table-cell office:value-type="float" office:value="-0.5">
            <text:p>-0,5</text:p>
          </table:table-cell>
          <table:table-cell table:formula="of:=[.B53]/(4.8*5.1)*1000" office:value-type="float" office:value="-0.000661764705882353">
            <text:p>-0,0006617647</text:p>
          </table:table-cell>
          <table:table-cell table:formula="of:=[.C53]/(4.8*5.1)*1000" office:value-type="float" office:value="-0.219771241830065">
            <text:p>-0,2197712418</text:p>
          </table:table-cell>
          <table:table-cell table:formula="of:=[.D53]/(6.4*2.7)*1000" office:value-type="float" office:value="-0.000335648148148148">
            <text:p>-0,0003356481</text:p>
          </table:table-cell>
          <table:table-cell table:formula="of:=[.E53]/(6.4*2.7)*1000" office:value-type="float" office:value="-0.168402777777778">
            <text:p>-0,1684027778</text:p>
          </table:table-cell>
          <table:table-cell/>
          <table:table-cell office:value-type="float" office:value="-0.5">
            <text:p>-0,5</text:p>
          </table:table-cell>
          <table:table-cell table:formula="of:=LOG(ABS([.B53]))" office:value-type="float" office:value="-4.79048498545737">
            <text:p>-4,7904849855</text:p>
          </table:table-cell>
          <table:table-cell table:formula="of:=LOG(ABS([.D53]))" office:value-type="float" office:value="-5.23657200643706">
            <text:p>-5,2365720064</text:p>
          </table:table-cell>
        </table:table-row>
        <table:table-row table:style-name="ro1">
          <table:table-cell office:value-type="float" office:value="-0.49">
            <text:p>-0,49</text:p>
          </table:table-cell>
          <table:table-cell office:value-type="float" office:value="-0.0000158">
            <text:p>-1,58E-005</text:p>
          </table:table-cell>
          <table:table-cell office:value-type="float" office:value="-0.00537">
            <text:p>-5,37E-003</text:p>
          </table:table-cell>
          <table:table-cell office:value-type="float" office:value="-0.00000567">
            <text:p>-5,67E-006</text:p>
          </table:table-cell>
          <table:table-cell office:value-type="float" office:value="-0.00291">
            <text:p>-2,91E-003</text:p>
          </table:table-cell>
          <table:table-cell/>
          <table:table-cell office:value-type="float" office:value="-0.49">
            <text:p>-0,49</text:p>
          </table:table-cell>
          <table:table-cell table:formula="of:=[.B54]/(4.8*5.1)*1000" office:value-type="float" office:value="-0.000645424836601307">
            <text:p>-0,0006454248</text:p>
          </table:table-cell>
          <table:table-cell table:formula="of:=[.C54]/(4.8*5.1)*1000" office:value-type="float" office:value="-0.219362745098039">
            <text:p>-0,2193627451</text:p>
          </table:table-cell>
          <table:table-cell table:formula="of:=[.D54]/(6.4*2.7)*1000" office:value-type="float" office:value="-0.000328125">
            <text:p>-0,000328125</text:p>
          </table:table-cell>
          <table:table-cell table:formula="of:=[.E54]/(6.4*2.7)*1000" office:value-type="float" office:value="-0.168402777777778">
            <text:p>-0,1684027778</text:p>
          </table:table-cell>
          <table:table-cell/>
          <table:table-cell office:value-type="float" office:value="-0.49">
            <text:p>-0,49</text:p>
          </table:table-cell>
          <table:table-cell table:formula="of:=LOG(ABS([.B54]))" office:value-type="float" office:value="-4.80134291304558">
            <text:p>-4,801342913</text:p>
          </table:table-cell>
          <table:table-cell table:formula="of:=LOG(ABS([.D54]))" office:value-type="float" office:value="-5.24641694110709">
            <text:p>-5,2464169411</text:p>
          </table:table-cell>
        </table:table-row>
        <table:table-row table:style-name="ro1">
          <table:table-cell office:value-type="float" office:value="-0.48">
            <text:p>-0,48</text:p>
          </table:table-cell>
          <table:table-cell office:value-type="float" office:value="-0.0000154">
            <text:p>-1,54E-005</text:p>
          </table:table-cell>
          <table:table-cell office:value-type="float" office:value="-0.00536">
            <text:p>-5,36E-003</text:p>
          </table:table-cell>
          <table:table-cell office:value-type="float" office:value="-0.00000554">
            <text:p>-5,54E-006</text:p>
          </table:table-cell>
          <table:table-cell office:value-type="float" office:value="-0.00291">
            <text:p>-2,91E-003</text:p>
          </table:table-cell>
          <table:table-cell/>
          <table:table-cell office:value-type="float" office:value="-0.48">
            <text:p>-0,48</text:p>
          </table:table-cell>
          <table:table-cell table:formula="of:=[.B55]/(4.8*5.1)*1000" office:value-type="float" office:value="-0.000629084967320261">
            <text:p>-0,000629085</text:p>
          </table:table-cell>
          <table:table-cell table:formula="of:=[.C55]/(4.8*5.1)*1000" office:value-type="float" office:value="-0.218954248366013">
            <text:p>-0,2189542484</text:p>
          </table:table-cell>
          <table:table-cell table:formula="of:=[.D55]/(6.4*2.7)*1000" office:value-type="float" office:value="-0.000320601851851852">
            <text:p>-0,0003206019</text:p>
          </table:table-cell>
          <table:table-cell table:formula="of:=[.E55]/(6.4*2.7)*1000" office:value-type="float" office:value="-0.168402777777778">
            <text:p>-0,1684027778</text:p>
          </table:table-cell>
          <table:table-cell/>
          <table:table-cell office:value-type="float" office:value="-0.48">
            <text:p>-0,48</text:p>
          </table:table-cell>
          <table:table-cell table:formula="of:=LOG(ABS([.B55]))" office:value-type="float" office:value="-4.81247927916354">
            <text:p>-4,8124792792</text:p>
          </table:table-cell>
          <table:table-cell table:formula="of:=LOG(ABS([.D55]))" office:value-type="float" office:value="-5.25649023527157">
            <text:p>-5,2564902353</text:p>
          </table:table-cell>
        </table:table-row>
        <table:table-row table:style-name="ro1">
          <table:table-cell office:value-type="float" office:value="-0.47">
            <text:p>-0,47</text:p>
          </table:table-cell>
          <table:table-cell office:value-type="float" office:value="-0.0000151">
            <text:p>-1,51E-005</text:p>
          </table:table-cell>
          <table:table-cell office:value-type="float" office:value="-0.00536">
            <text:p>-5,36E-003</text:p>
          </table:table-cell>
          <table:table-cell office:value-type="float" office:value="-0.00000542">
            <text:p>-5,42E-006</text:p>
          </table:table-cell>
          <table:table-cell office:value-type="float" office:value="-0.00291">
            <text:p>-2,91E-003</text:p>
          </table:table-cell>
          <table:table-cell/>
          <table:table-cell office:value-type="float" office:value="-0.47">
            <text:p>-0,47</text:p>
          </table:table-cell>
          <table:table-cell table:formula="of:=[.B56]/(4.8*5.1)*1000" office:value-type="float" office:value="-0.000616830065359477">
            <text:p>-0,0006168301</text:p>
          </table:table-cell>
          <table:table-cell table:formula="of:=[.C56]/(4.8*5.1)*1000" office:value-type="float" office:value="-0.218954248366013">
            <text:p>-0,2189542484</text:p>
          </table:table-cell>
          <table:table-cell table:formula="of:=[.D56]/(6.4*2.7)*1000" office:value-type="float" office:value="-0.000313657407407407">
            <text:p>-0,0003136574</text:p>
          </table:table-cell>
          <table:table-cell table:formula="of:=[.E56]/(6.4*2.7)*1000" office:value-type="float" office:value="-0.168402777777778">
            <text:p>-0,1684027778</text:p>
          </table:table-cell>
          <table:table-cell/>
          <table:table-cell office:value-type="float" office:value="-0.47">
            <text:p>-0,47</text:p>
          </table:table-cell>
          <table:table-cell table:formula="of:=LOG(ABS([.B56]))" office:value-type="float" office:value="-4.82102305270683">
            <text:p>-4,8210230527</text:p>
          </table:table-cell>
          <table:table-cell table:formula="of:=LOG(ABS([.D56]))" office:value-type="float" office:value="-5.26600071346161">
            <text:p>-5,2660007135</text:p>
          </table:table-cell>
        </table:table-row>
        <table:table-row table:style-name="ro1">
          <table:table-cell office:value-type="float" office:value="-0.46">
            <text:p>-0,46</text:p>
          </table:table-cell>
          <table:table-cell office:value-type="float" office:value="-0.0000147">
            <text:p>-1,47E-005</text:p>
          </table:table-cell>
          <table:table-cell office:value-type="float" office:value="-0.00536">
            <text:p>-5,36E-003</text:p>
          </table:table-cell>
          <table:table-cell office:value-type="float" office:value="-0.00000529">
            <text:p>-5,29E-006</text:p>
          </table:table-cell>
          <table:table-cell office:value-type="float" office:value="-0.00291">
            <text:p>-2,91E-003</text:p>
          </table:table-cell>
          <table:table-cell/>
          <table:table-cell office:value-type="float" office:value="-0.46">
            <text:p>-0,46</text:p>
          </table:table-cell>
          <table:table-cell table:formula="of:=[.B57]/(4.8*5.1)*1000" office:value-type="float" office:value="-0.000600490196078431">
            <text:p>-0,0006004902</text:p>
          </table:table-cell>
          <table:table-cell table:formula="of:=[.C57]/(4.8*5.1)*1000" office:value-type="float" office:value="-0.218954248366013">
            <text:p>-0,2189542484</text:p>
          </table:table-cell>
          <table:table-cell table:formula="of:=[.D57]/(6.4*2.7)*1000" office:value-type="float" office:value="-0.000306134259259259">
            <text:p>-0,0003061343</text:p>
          </table:table-cell>
          <table:table-cell table:formula="of:=[.E57]/(6.4*2.7)*1000" office:value-type="float" office:value="-0.168402777777778">
            <text:p>-0,1684027778</text:p>
          </table:table-cell>
          <table:table-cell/>
          <table:table-cell office:value-type="float" office:value="-0.46">
            <text:p>-0,46</text:p>
          </table:table-cell>
          <table:table-cell table:formula="of:=LOG(ABS([.B57]))" office:value-type="float" office:value="-4.83268266525182">
            <text:p>-4,8326826653</text:p>
          </table:table-cell>
          <table:table-cell table:formula="of:=LOG(ABS([.D57]))" office:value-type="float" office:value="-5.27654432796481">
            <text:p>-5,276544328</text:p>
          </table:table-cell>
        </table:table-row>
        <table:table-row table:style-name="ro1">
          <table:table-cell office:value-type="float" office:value="-0.45">
            <text:p>-0,45</text:p>
          </table:table-cell>
          <table:table-cell office:value-type="float" office:value="-0.0000144">
            <text:p>-1,44E-005</text:p>
          </table:table-cell>
          <table:table-cell office:value-type="float" office:value="-0.00536">
            <text:p>-5,36E-003</text:p>
          </table:table-cell>
          <table:table-cell office:value-type="float" office:value="-0.00000517">
            <text:p>-5,17E-006</text:p>
          </table:table-cell>
          <table:table-cell office:value-type="float" office:value="-0.00292">
            <text:p>-2,92E-003</text:p>
          </table:table-cell>
          <table:table-cell/>
          <table:table-cell office:value-type="float" office:value="-0.45">
            <text:p>-0,45</text:p>
          </table:table-cell>
          <table:table-cell table:formula="of:=[.B58]/(4.8*5.1)*1000" office:value-type="float" office:value="-0.000588235294117647">
            <text:p>-0,0005882353</text:p>
          </table:table-cell>
          <table:table-cell table:formula="of:=[.C58]/(4.8*5.1)*1000" office:value-type="float" office:value="-0.218954248366013">
            <text:p>-0,2189542484</text:p>
          </table:table-cell>
          <table:table-cell table:formula="of:=[.D58]/(6.4*2.7)*1000" office:value-type="float" office:value="-0.000299189814814815">
            <text:p>-0,0002991898</text:p>
          </table:table-cell>
          <table:table-cell table:formula="of:=[.E58]/(6.4*2.7)*1000" office:value-type="float" office:value="-0.168981481481481">
            <text:p>-0,1689814815</text:p>
          </table:table-cell>
          <table:table-cell/>
          <table:table-cell office:value-type="float" office:value="-0.45">
            <text:p>-0,45</text:p>
          </table:table-cell>
          <table:table-cell table:formula="of:=LOG(ABS([.B58]))" office:value-type="float" office:value="-4.84163750790475">
            <text:p>-4,8416375079</text:p>
          </table:table-cell>
          <table:table-cell table:formula="of:=LOG(ABS([.D58]))" office:value-type="float" office:value="-5.28650945690606">
            <text:p>-5,2865094569</text:p>
          </table:table-cell>
        </table:table-row>
        <table:table-row table:style-name="ro1">
          <table:table-cell office:value-type="float" office:value="-0.44">
            <text:p>-0,44</text:p>
          </table:table-cell>
          <table:table-cell office:value-type="float" office:value="-0.000014">
            <text:p>-1,40E-005</text:p>
          </table:table-cell>
          <table:table-cell office:value-type="float" office:value="-0.00537">
            <text:p>-5,37E-003</text:p>
          </table:table-cell>
          <table:table-cell office:value-type="float" office:value="-0.00000505">
            <text:p>-5,05E-006</text:p>
          </table:table-cell>
          <table:table-cell office:value-type="float" office:value="-0.00292">
            <text:p>-2,92E-003</text:p>
          </table:table-cell>
          <table:table-cell/>
          <table:table-cell office:value-type="float" office:value="-0.44">
            <text:p>-0,44</text:p>
          </table:table-cell>
          <table:table-cell table:formula="of:=[.B59]/(4.8*5.1)*1000" office:value-type="float" office:value="-0.000571895424836601">
            <text:p>-0,0005718954</text:p>
          </table:table-cell>
          <table:table-cell table:formula="of:=[.C59]/(4.8*5.1)*1000" office:value-type="float" office:value="-0.219362745098039">
            <text:p>-0,2193627451</text:p>
          </table:table-cell>
          <table:table-cell table:formula="of:=[.D59]/(6.4*2.7)*1000" office:value-type="float" office:value="-0.00029224537037037">
            <text:p>-0,0002922454</text:p>
          </table:table-cell>
          <table:table-cell table:formula="of:=[.E59]/(6.4*2.7)*1000" office:value-type="float" office:value="-0.168981481481481">
            <text:p>-0,1689814815</text:p>
          </table:table-cell>
          <table:table-cell/>
          <table:table-cell office:value-type="float" office:value="-0.44">
            <text:p>-0,44</text:p>
          </table:table-cell>
          <table:table-cell table:formula="of:=LOG(ABS([.B59]))" office:value-type="float" office:value="-4.85387196432176">
            <text:p>-4,8538719643</text:p>
          </table:table-cell>
          <table:table-cell table:formula="of:=LOG(ABS([.D59]))" office:value-type="float" office:value="-5.29670862188134">
            <text:p>-5,2967086219</text:p>
          </table:table-cell>
        </table:table-row>
        <table:table-row table:style-name="ro1">
          <table:table-cell office:value-type="float" office:value="-0.43">
            <text:p>-0,43</text:p>
          </table:table-cell>
          <table:table-cell office:value-type="float" office:value="-0.0000136">
            <text:p>-1,36E-005</text:p>
          </table:table-cell>
          <table:table-cell office:value-type="float" office:value="-0.00536">
            <text:p>-5,36E-003</text:p>
          </table:table-cell>
          <table:table-cell office:value-type="float" office:value="-0.00000493">
            <text:p>-4,93E-006</text:p>
          </table:table-cell>
          <table:table-cell office:value-type="float" office:value="-0.00292">
            <text:p>-2,92E-003</text:p>
          </table:table-cell>
          <table:table-cell/>
          <table:table-cell office:value-type="float" office:value="-0.43">
            <text:p>-0,43</text:p>
          </table:table-cell>
          <table:table-cell table:formula="of:=[.B60]/(4.8*5.1)*1000" office:value-type="float" office:value="-0.000555555555555556">
            <text:p>-0,0005555556</text:p>
          </table:table-cell>
          <table:table-cell table:formula="of:=[.C60]/(4.8*5.1)*1000" office:value-type="float" office:value="-0.218954248366013">
            <text:p>-0,2189542484</text:p>
          </table:table-cell>
          <table:table-cell table:formula="of:=[.D60]/(6.4*2.7)*1000" office:value-type="float" office:value="-0.000285300925925926">
            <text:p>-0,0002853009</text:p>
          </table:table-cell>
          <table:table-cell table:formula="of:=[.E60]/(6.4*2.7)*1000" office:value-type="float" office:value="-0.168981481481481">
            <text:p>-0,1689814815</text:p>
          </table:table-cell>
          <table:table-cell/>
          <table:table-cell office:value-type="float" office:value="-0.43">
            <text:p>-0,43</text:p>
          </table:table-cell>
          <table:table-cell table:formula="of:=LOG(ABS([.B60]))" office:value-type="float" office:value="-4.86646109162978">
            <text:p>-4,8664610916</text:p>
          </table:table-cell>
          <table:table-cell table:formula="of:=LOG(ABS([.D60]))" office:value-type="float" office:value="-5.30715308072277">
            <text:p>-5,3071530807</text:p>
          </table:table-cell>
        </table:table-row>
        <table:table-row table:style-name="ro1">
          <table:table-cell office:value-type="float" office:value="-0.42">
            <text:p>-0,42</text:p>
          </table:table-cell>
          <table:table-cell office:value-type="float" office:value="-0.0000133">
            <text:p>-1,33E-005</text:p>
          </table:table-cell>
          <table:table-cell office:value-type="float" office:value="-0.00536">
            <text:p>-5,36E-003</text:p>
          </table:table-cell>
          <table:table-cell office:value-type="float" office:value="-0.0000048">
            <text:p>-4,80E-006</text:p>
          </table:table-cell>
          <table:table-cell office:value-type="float" office:value="-0.00291">
            <text:p>-2,91E-003</text:p>
          </table:table-cell>
          <table:table-cell/>
          <table:table-cell office:value-type="float" office:value="-0.42">
            <text:p>-0,42</text:p>
          </table:table-cell>
          <table:table-cell table:formula="of:=[.B61]/(4.8*5.1)*1000" office:value-type="float" office:value="-0.000543300653594771">
            <text:p>-0,0005433007</text:p>
          </table:table-cell>
          <table:table-cell table:formula="of:=[.C61]/(4.8*5.1)*1000" office:value-type="float" office:value="-0.218954248366013">
            <text:p>-0,2189542484</text:p>
          </table:table-cell>
          <table:table-cell table:formula="of:=[.D61]/(6.4*2.7)*1000" office:value-type="float" office:value="-0.000277777777777778">
            <text:p>-0,0002777778</text:p>
          </table:table-cell>
          <table:table-cell table:formula="of:=[.E61]/(6.4*2.7)*1000" office:value-type="float" office:value="-0.168402777777778">
            <text:p>-0,1684027778</text:p>
          </table:table-cell>
          <table:table-cell/>
          <table:table-cell office:value-type="float" office:value="-0.42">
            <text:p>-0,42</text:p>
          </table:table-cell>
          <table:table-cell table:formula="of:=LOG(ABS([.B61]))" office:value-type="float" office:value="-4.87614835903291">
            <text:p>-4,876148359</text:p>
          </table:table-cell>
          <table:table-cell table:formula="of:=LOG(ABS([.D61]))" office:value-type="float" office:value="-5.31875876262441">
            <text:p>-5,3187587626</text:p>
          </table:table-cell>
        </table:table-row>
        <table:table-row table:style-name="ro1">
          <table:table-cell office:value-type="float" office:value="-0.41">
            <text:p>-0,41</text:p>
          </table:table-cell>
          <table:table-cell office:value-type="float" office:value="-0.0000129">
            <text:p>-1,29E-005</text:p>
          </table:table-cell>
          <table:table-cell office:value-type="float" office:value="-0.00536">
            <text:p>-5,36E-003</text:p>
          </table:table-cell>
          <table:table-cell office:value-type="float" office:value="-0.00000468">
            <text:p>-4,68E-006</text:p>
          </table:table-cell>
          <table:table-cell office:value-type="float" office:value="-0.00291">
            <text:p>-2,91E-003</text:p>
          </table:table-cell>
          <table:table-cell/>
          <table:table-cell office:value-type="float" office:value="-0.41">
            <text:p>-0,41</text:p>
          </table:table-cell>
          <table:table-cell table:formula="of:=[.B62]/(4.8*5.1)*1000" office:value-type="float" office:value="-0.000526960784313726">
            <text:p>-0,0005269608</text:p>
          </table:table-cell>
          <table:table-cell table:formula="of:=[.C62]/(4.8*5.1)*1000" office:value-type="float" office:value="-0.218954248366013">
            <text:p>-0,2189542484</text:p>
          </table:table-cell>
          <table:table-cell table:formula="of:=[.D62]/(6.4*2.7)*1000" office:value-type="float" office:value="-0.000270833333333333">
            <text:p>-0,0002708333</text:p>
          </table:table-cell>
          <table:table-cell table:formula="of:=[.E62]/(6.4*2.7)*1000" office:value-type="float" office:value="-0.168402777777778">
            <text:p>-0,1684027778</text:p>
          </table:table-cell>
          <table:table-cell/>
          <table:table-cell office:value-type="float" office:value="-0.41">
            <text:p>-0,41</text:p>
          </table:table-cell>
          <table:table-cell table:formula="of:=LOG(ABS([.B62]))" office:value-type="float" office:value="-4.88941028970075">
            <text:p>-4,8894102897</text:p>
          </table:table-cell>
          <table:table-cell table:formula="of:=LOG(ABS([.D62]))" office:value-type="float" office:value="-5.32975414692588">
            <text:p>-5,3297541469</text:p>
          </table:table-cell>
        </table:table-row>
        <table:table-row table:style-name="ro1">
          <table:table-cell office:value-type="float" office:value="-0.4">
            <text:p>-0,4</text:p>
          </table:table-cell>
          <table:table-cell office:value-type="float" office:value="-0.0000126">
            <text:p>-1,26E-005</text:p>
          </table:table-cell>
          <table:table-cell office:value-type="float" office:value="-0.00536">
            <text:p>-5,36E-003</text:p>
          </table:table-cell>
          <table:table-cell office:value-type="float" office:value="-0.00000457">
            <text:p>-4,57E-006</text:p>
          </table:table-cell>
          <table:table-cell office:value-type="float" office:value="-0.0029">
            <text:p>-2,90E-003</text:p>
          </table:table-cell>
          <table:table-cell/>
          <table:table-cell office:value-type="float" office:value="-0.4">
            <text:p>-0,4</text:p>
          </table:table-cell>
          <table:table-cell table:formula="of:=[.B63]/(4.8*5.1)*1000" office:value-type="float" office:value="-0.000514705882352941">
            <text:p>-0,0005147059</text:p>
          </table:table-cell>
          <table:table-cell table:formula="of:=[.C63]/(4.8*5.1)*1000" office:value-type="float" office:value="-0.218954248366013">
            <text:p>-0,2189542484</text:p>
          </table:table-cell>
          <table:table-cell table:formula="of:=[.D63]/(6.4*2.7)*1000" office:value-type="float" office:value="-0.000264467592592593">
            <text:p>-0,0002644676</text:p>
          </table:table-cell>
          <table:table-cell table:formula="of:=[.E63]/(6.4*2.7)*1000" office:value-type="float" office:value="-0.167824074074074">
            <text:p>-0,1678240741</text:p>
          </table:table-cell>
          <table:table-cell/>
          <table:table-cell office:value-type="float" office:value="-0.4">
            <text:p>-0,4</text:p>
          </table:table-cell>
          <table:table-cell table:formula="of:=LOG(ABS([.B63]))" office:value-type="float" office:value="-4.89962945488244">
            <text:p>-4,8996294549</text:p>
          </table:table-cell>
          <table:table-cell table:formula="of:=LOG(ABS([.D63]))" office:value-type="float" office:value="-5.34008379993015">
            <text:p>-5,3400837999</text:p>
          </table:table-cell>
        </table:table-row>
        <table:table-row table:style-name="ro1">
          <table:table-cell office:value-type="float" office:value="-0.39">
            <text:p>-0,39</text:p>
          </table:table-cell>
          <table:table-cell office:value-type="float" office:value="-0.0000123">
            <text:p>-1,23E-005</text:p>
          </table:table-cell>
          <table:table-cell office:value-type="float" office:value="-0.00534">
            <text:p>-5,34E-003</text:p>
          </table:table-cell>
          <table:table-cell office:value-type="float" office:value="-0.00000445">
            <text:p>-4,45E-006</text:p>
          </table:table-cell>
          <table:table-cell office:value-type="float" office:value="-0.0029">
            <text:p>-2,90E-003</text:p>
          </table:table-cell>
          <table:table-cell/>
          <table:table-cell office:value-type="float" office:value="-0.39">
            <text:p>-0,39</text:p>
          </table:table-cell>
          <table:table-cell table:formula="of:=[.B64]/(4.8*5.1)*1000" office:value-type="float" office:value="-0.000502450980392157">
            <text:p>-0,000502451</text:p>
          </table:table-cell>
          <table:table-cell table:formula="of:=[.C64]/(4.8*5.1)*1000" office:value-type="float" office:value="-0.218137254901961">
            <text:p>-0,2181372549</text:p>
          </table:table-cell>
          <table:table-cell table:formula="of:=[.D64]/(6.4*2.7)*1000" office:value-type="float" office:value="-0.000257523148148148">
            <text:p>-0,0002575231</text:p>
          </table:table-cell>
          <table:table-cell table:formula="of:=[.E64]/(6.4*2.7)*1000" office:value-type="float" office:value="-0.167824074074074">
            <text:p>-0,1678240741</text:p>
          </table:table-cell>
          <table:table-cell/>
          <table:table-cell office:value-type="float" office:value="-0.39">
            <text:p>-0,39</text:p>
          </table:table-cell>
          <table:table-cell table:formula="of:=LOG(ABS([.B64]))" office:value-type="float" office:value="-4.9100948885606">
            <text:p>-4,9100948886</text:p>
          </table:table-cell>
          <table:table-cell table:formula="of:=LOG(ABS([.D64]))" office:value-type="float" office:value="-5.35163998901907">
            <text:p>-5,351639989</text:p>
          </table:table-cell>
        </table:table-row>
        <table:table-row table:style-name="ro1">
          <table:table-cell office:value-type="float" office:value="-0.38">
            <text:p>-0,38</text:p>
          </table:table-cell>
          <table:table-cell office:value-type="float" office:value="-0.0000119">
            <text:p>-1,19E-005</text:p>
          </table:table-cell>
          <table:table-cell office:value-type="float" office:value="-0.00534">
            <text:p>-5,34E-003</text:p>
          </table:table-cell>
          <table:table-cell office:value-type="float" office:value="-0.00000433">
            <text:p>-4,33E-006</text:p>
          </table:table-cell>
          <table:table-cell office:value-type="float" office:value="-0.0029">
            <text:p>-2,90E-003</text:p>
          </table:table-cell>
          <table:table-cell/>
          <table:table-cell office:value-type="float" office:value="-0.38">
            <text:p>-0,38</text:p>
          </table:table-cell>
          <table:table-cell table:formula="of:=[.B65]/(4.8*5.1)*1000" office:value-type="float" office:value="-0.000486111111111111">
            <text:p>-0,0004861111</text:p>
          </table:table-cell>
          <table:table-cell table:formula="of:=[.C65]/(4.8*5.1)*1000" office:value-type="float" office:value="-0.218137254901961">
            <text:p>-0,2181372549</text:p>
          </table:table-cell>
          <table:table-cell table:formula="of:=[.D65]/(6.4*2.7)*1000" office:value-type="float" office:value="-0.000250578703703704">
            <text:p>-0,0002505787</text:p>
          </table:table-cell>
          <table:table-cell table:formula="of:=[.E65]/(6.4*2.7)*1000" office:value-type="float" office:value="-0.167824074074074">
            <text:p>-0,1678240741</text:p>
          </table:table-cell>
          <table:table-cell/>
          <table:table-cell office:value-type="float" office:value="-0.38">
            <text:p>-0,38</text:p>
          </table:table-cell>
          <table:table-cell table:formula="of:=LOG(ABS([.B65]))" office:value-type="float" office:value="-4.92445303860747">
            <text:p>-4,9244530386</text:p>
          </table:table-cell>
          <table:table-cell table:formula="of:=LOG(ABS([.D65]))" office:value-type="float" office:value="-5.36351210364663">
            <text:p>-5,3635121036</text:p>
          </table:table-cell>
        </table:table-row>
        <table:table-row table:style-name="ro1">
          <table:table-cell office:value-type="float" office:value="-0.37">
            <text:p>-0,37</text:p>
          </table:table-cell>
          <table:table-cell office:value-type="float" office:value="-0.0000116">
            <text:p>-1,16E-005</text:p>
          </table:table-cell>
          <table:table-cell office:value-type="float" office:value="-0.00535">
            <text:p>-5,35E-003</text:p>
          </table:table-cell>
          <table:table-cell office:value-type="float" office:value="-0.00000422">
            <text:p>-4,22E-006</text:p>
          </table:table-cell>
          <table:table-cell office:value-type="float" office:value="-0.00289">
            <text:p>-2,89E-003</text:p>
          </table:table-cell>
          <table:table-cell/>
          <table:table-cell office:value-type="float" office:value="-0.37">
            <text:p>-0,37</text:p>
          </table:table-cell>
          <table:table-cell table:formula="of:=[.B66]/(4.8*5.1)*1000" office:value-type="float" office:value="-0.000473856209150327">
            <text:p>-0,0004738562</text:p>
          </table:table-cell>
          <table:table-cell table:formula="of:=[.C66]/(4.8*5.1)*1000" office:value-type="float" office:value="-0.218545751633987">
            <text:p>-0,2185457516</text:p>
          </table:table-cell>
          <table:table-cell table:formula="of:=[.D66]/(6.4*2.7)*1000" office:value-type="float" office:value="-0.000244212962962963">
            <text:p>-0,000244213</text:p>
          </table:table-cell>
          <table:table-cell table:formula="of:=[.E66]/(6.4*2.7)*1000" office:value-type="float" office:value="-0.16724537037037">
            <text:p>-0,1672453704</text:p>
          </table:table-cell>
          <table:table-cell/>
          <table:table-cell office:value-type="float" office:value="-0.37">
            <text:p>-0,37</text:p>
          </table:table-cell>
          <table:table-cell table:formula="of:=LOG(ABS([.B66]))" office:value-type="float" office:value="-4.93554201077308">
            <text:p>-4,9355420108</text:p>
          </table:table-cell>
          <table:table-cell table:formula="of:=LOG(ABS([.D66]))" office:value-type="float" office:value="-5.37468754903833">
            <text:p>-5,374687549</text:p>
          </table:table-cell>
        </table:table-row>
        <table:table-row table:style-name="ro1">
          <table:table-cell office:value-type="float" office:value="-0.36">
            <text:p>-0,36</text:p>
          </table:table-cell>
          <table:table-cell office:value-type="float" office:value="-0.0000113">
            <text:p>-1,13E-005</text:p>
          </table:table-cell>
          <table:table-cell office:value-type="float" office:value="-0.00536">
            <text:p>-5,36E-003</text:p>
          </table:table-cell>
          <table:table-cell office:value-type="float" office:value="-0.0000041">
            <text:p>-4,10E-006</text:p>
          </table:table-cell>
          <table:table-cell office:value-type="float" office:value="-0.0029">
            <text:p>-2,90E-003</text:p>
          </table:table-cell>
          <table:table-cell/>
          <table:table-cell office:value-type="float" office:value="-0.36">
            <text:p>-0,36</text:p>
          </table:table-cell>
          <table:table-cell table:formula="of:=[.B67]/(4.8*5.1)*1000" office:value-type="float" office:value="-0.000461601307189543">
            <text:p>-0,0004616013</text:p>
          </table:table-cell>
          <table:table-cell table:formula="of:=[.C67]/(4.8*5.1)*1000" office:value-type="float" office:value="-0.218954248366013">
            <text:p>-0,2189542484</text:p>
          </table:table-cell>
          <table:table-cell table:formula="of:=[.D67]/(6.4*2.7)*1000" office:value-type="float" office:value="-0.000237268518518518">
            <text:p>-0,0002372685</text:p>
          </table:table-cell>
          <table:table-cell table:formula="of:=[.E67]/(6.4*2.7)*1000" office:value-type="float" office:value="-0.167824074074074">
            <text:p>-0,1678240741</text:p>
          </table:table-cell>
          <table:table-cell/>
          <table:table-cell office:value-type="float" office:value="-0.36">
            <text:p>-0,36</text:p>
          </table:table-cell>
          <table:table-cell table:formula="of:=LOG(ABS([.B67]))" office:value-type="float" office:value="-4.94692155651658">
            <text:p>-4,9469215565</text:p>
          </table:table-cell>
          <table:table-cell table:formula="of:=LOG(ABS([.D67]))" office:value-type="float" office:value="-5.38721614328026">
            <text:p>-5,3872161433</text:p>
          </table:table-cell>
        </table:table-row>
        <table:table-row table:style-name="ro1">
          <table:table-cell office:value-type="float" office:value="-0.35">
            <text:p>-0,35</text:p>
          </table:table-cell>
          <table:table-cell office:value-type="float" office:value="-0.0000109">
            <text:p>-1,09E-005</text:p>
          </table:table-cell>
          <table:table-cell office:value-type="float" office:value="-0.00536">
            <text:p>-5,36E-003</text:p>
          </table:table-cell>
          <table:table-cell office:value-type="float" office:value="-0.00000399">
            <text:p>-3,99E-006</text:p>
          </table:table-cell>
          <table:table-cell office:value-type="float" office:value="-0.0029">
            <text:p>-2,90E-003</text:p>
          </table:table-cell>
          <table:table-cell/>
          <table:table-cell office:value-type="float" office:value="-0.35">
            <text:p>-0,35</text:p>
          </table:table-cell>
          <table:table-cell table:formula="of:=[.B68]/(4.8*5.1)*1000" office:value-type="float" office:value="-0.000445261437908497">
            <text:p>-0,0004452614</text:p>
          </table:table-cell>
          <table:table-cell table:formula="of:=[.C68]/(4.8*5.1)*1000" office:value-type="float" office:value="-0.218954248366013">
            <text:p>-0,2189542484</text:p>
          </table:table-cell>
          <table:table-cell table:formula="of:=[.D68]/(6.4*2.7)*1000" office:value-type="float" office:value="-0.000230902777777778">
            <text:p>-0,0002309028</text:p>
          </table:table-cell>
          <table:table-cell table:formula="of:=[.E68]/(6.4*2.7)*1000" office:value-type="float" office:value="-0.167824074074074">
            <text:p>-0,1678240741</text:p>
          </table:table-cell>
          <table:table-cell/>
          <table:table-cell office:value-type="float" office:value="-0.35">
            <text:p>-0,35</text:p>
          </table:table-cell>
          <table:table-cell table:formula="of:=LOG(ABS([.B68]))" office:value-type="float" office:value="-4.96257350205938">
            <text:p>-4,9625735021</text:p>
          </table:table-cell>
          <table:table-cell table:formula="of:=LOG(ABS([.D68]))" office:value-type="float" office:value="-5.39902710431325">
            <text:p>-5,3990271043</text:p>
          </table:table-cell>
        </table:table-row>
        <table:table-row table:style-name="ro1">
          <table:table-cell office:value-type="float" office:value="-0.34">
            <text:p>-0,34</text:p>
          </table:table-cell>
          <table:table-cell office:value-type="float" office:value="-0.0000106">
            <text:p>-1,06E-005</text:p>
          </table:table-cell>
          <table:table-cell office:value-type="float" office:value="-0.00535">
            <text:p>-5,35E-003</text:p>
          </table:table-cell>
          <table:table-cell office:value-type="float" office:value="-0.00000388">
            <text:p>-3,88E-006</text:p>
          </table:table-cell>
          <table:table-cell office:value-type="float" office:value="-0.0029">
            <text:p>-2,90E-003</text:p>
          </table:table-cell>
          <table:table-cell/>
          <table:table-cell office:value-type="float" office:value="-0.34">
            <text:p>-0,34</text:p>
          </table:table-cell>
          <table:table-cell table:formula="of:=[.B69]/(4.8*5.1)*1000" office:value-type="float" office:value="-0.000433006535947713">
            <text:p>-0,0004330065</text:p>
          </table:table-cell>
          <table:table-cell table:formula="of:=[.C69]/(4.8*5.1)*1000" office:value-type="float" office:value="-0.218545751633987">
            <text:p>-0,2185457516</text:p>
          </table:table-cell>
          <table:table-cell table:formula="of:=[.D69]/(6.4*2.7)*1000" office:value-type="float" office:value="-0.000224537037037037">
            <text:p>-0,000224537</text:p>
          </table:table-cell>
          <table:table-cell table:formula="of:=[.E69]/(6.4*2.7)*1000" office:value-type="float" office:value="-0.167824074074074">
            <text:p>-0,1678240741</text:p>
          </table:table-cell>
          <table:table-cell/>
          <table:table-cell office:value-type="float" office:value="-0.34">
            <text:p>-0,34</text:p>
          </table:table-cell>
          <table:table-cell table:formula="of:=LOG(ABS([.B69]))" office:value-type="float" office:value="-4.97469413473523">
            <text:p>-4,9746941347</text:p>
          </table:table-cell>
          <table:table-cell table:formula="of:=LOG(ABS([.D69]))" office:value-type="float" office:value="-5.41116827440579">
            <text:p>-5,4111682744</text:p>
          </table:table-cell>
        </table:table-row>
        <table:table-row table:style-name="ro1">
          <table:table-cell office:value-type="float" office:value="-0.33">
            <text:p>-0,33</text:p>
          </table:table-cell>
          <table:table-cell office:value-type="float" office:value="-0.0000103">
            <text:p>-1,03E-005</text:p>
          </table:table-cell>
          <table:table-cell office:value-type="float" office:value="-0.00535">
            <text:p>-5,35E-003</text:p>
          </table:table-cell>
          <table:table-cell office:value-type="float" office:value="-0.00000377">
            <text:p>-3,77E-006</text:p>
          </table:table-cell>
          <table:table-cell office:value-type="float" office:value="-0.0029">
            <text:p>-2,90E-003</text:p>
          </table:table-cell>
          <table:table-cell/>
          <table:table-cell office:value-type="float" office:value="-0.33">
            <text:p>-0,33</text:p>
          </table:table-cell>
          <table:table-cell table:formula="of:=[.B70]/(4.8*5.1)*1000" office:value-type="float" office:value="-0.000420751633986928">
            <text:p>-0,0004207516</text:p>
          </table:table-cell>
          <table:table-cell table:formula="of:=[.C70]/(4.8*5.1)*1000" office:value-type="float" office:value="-0.218545751633987">
            <text:p>-0,2185457516</text:p>
          </table:table-cell>
          <table:table-cell table:formula="of:=[.D70]/(6.4*2.7)*1000" office:value-type="float" office:value="-0.000218171296296296">
            <text:p>-0,0002181713</text:p>
          </table:table-cell>
          <table:table-cell table:formula="of:=[.E70]/(6.4*2.7)*1000" office:value-type="float" office:value="-0.167824074074074">
            <text:p>-0,1678240741</text:p>
          </table:table-cell>
          <table:table-cell/>
          <table:table-cell office:value-type="float" office:value="-0.33">
            <text:p>-0,33</text:p>
          </table:table-cell>
          <table:table-cell table:formula="of:=LOG(ABS([.B70]))" office:value-type="float" office:value="-4.98716277529483">
            <text:p>-4,9871627753</text:p>
          </table:table-cell>
          <table:table-cell table:formula="of:=LOG(ABS([.D70]))" office:value-type="float" office:value="-5.42365864979421">
            <text:p>-5,4236586498</text:p>
          </table:table-cell>
        </table:table-row>
        <table:table-row table:style-name="ro1">
          <table:table-cell office:value-type="float" office:value="-0.32">
            <text:p>-0,32</text:p>
          </table:table-cell>
          <table:table-cell office:value-type="float" office:value="-0.00000997">
            <text:p>-9,97E-006</text:p>
          </table:table-cell>
          <table:table-cell office:value-type="float" office:value="-0.00534">
            <text:p>-5,34E-003</text:p>
          </table:table-cell>
          <table:table-cell office:value-type="float" office:value="-0.00000366">
            <text:p>-3,66E-006</text:p>
          </table:table-cell>
          <table:table-cell office:value-type="float" office:value="-0.0029">
            <text:p>-2,90E-003</text:p>
          </table:table-cell>
          <table:table-cell/>
          <table:table-cell office:value-type="float" office:value="-0.32">
            <text:p>-0,32</text:p>
          </table:table-cell>
          <table:table-cell table:formula="of:=[.B71]/(4.8*5.1)*1000" office:value-type="float" office:value="-0.000407271241830065">
            <text:p>-0,0004072712</text:p>
          </table:table-cell>
          <table:table-cell table:formula="of:=[.C71]/(4.8*5.1)*1000" office:value-type="float" office:value="-0.218137254901961">
            <text:p>-0,2181372549</text:p>
          </table:table-cell>
          <table:table-cell table:formula="of:=[.D71]/(6.4*2.7)*1000" office:value-type="float" office:value="-0.000211805555555556">
            <text:p>-0,0002118056</text:p>
          </table:table-cell>
          <table:table-cell table:formula="of:=[.E71]/(6.4*2.7)*1000" office:value-type="float" office:value="-0.167824074074074">
            <text:p>-0,1678240741</text:p>
          </table:table-cell>
          <table:table-cell/>
          <table:table-cell office:value-type="float" office:value="-0.32">
            <text:p>-0,32</text:p>
          </table:table-cell>
          <table:table-cell table:formula="of:=LOG(ABS([.B71]))" office:value-type="float" office:value="-5.00130484168834">
            <text:p>-5,0013048417</text:p>
          </table:table-cell>
          <table:table-cell table:formula="of:=LOG(ABS([.D71]))" office:value-type="float" office:value="-5.43651891460559">
            <text:p>-5,4365189146</text:p>
          </table:table-cell>
        </table:table-row>
        <table:table-row table:style-name="ro1">
          <table:table-cell office:value-type="float" office:value="-0.31">
            <text:p>-0,31</text:p>
          </table:table-cell>
          <table:table-cell office:value-type="float" office:value="-0.00000966">
            <text:p>-9,66E-006</text:p>
          </table:table-cell>
          <table:table-cell office:value-type="float" office:value="-0.00534">
            <text:p>-5,34E-003</text:p>
          </table:table-cell>
          <table:table-cell office:value-type="float" office:value="-0.00000355">
            <text:p>-3,55E-006</text:p>
          </table:table-cell>
          <table:table-cell office:value-type="float" office:value="-0.0029">
            <text:p>-2,90E-003</text:p>
          </table:table-cell>
          <table:table-cell/>
          <table:table-cell office:value-type="float" office:value="-0.31">
            <text:p>-0,31</text:p>
          </table:table-cell>
          <table:table-cell table:formula="of:=[.B72]/(4.8*5.1)*1000" office:value-type="float" office:value="-0.000394607843137255">
            <text:p>-0,0003946078</text:p>
          </table:table-cell>
          <table:table-cell table:formula="of:=[.C72]/(4.8*5.1)*1000" office:value-type="float" office:value="-0.218137254901961">
            <text:p>-0,2181372549</text:p>
          </table:table-cell>
          <table:table-cell table:formula="of:=[.D72]/(6.4*2.7)*1000" office:value-type="float" office:value="-0.000205439814814815">
            <text:p>-0,0002054398</text:p>
          </table:table-cell>
          <table:table-cell table:formula="of:=[.E72]/(6.4*2.7)*1000" office:value-type="float" office:value="-0.167824074074074">
            <text:p>-0,1678240741</text:p>
          </table:table-cell>
          <table:table-cell/>
          <table:table-cell office:value-type="float" office:value="-0.31">
            <text:p>-0,31</text:p>
          </table:table-cell>
          <table:table-cell table:formula="of:=LOG(ABS([.B72]))" office:value-type="float" office:value="-5.01502287358451">
            <text:p>-5,0150228736</text:p>
          </table:table-cell>
          <table:table-cell table:formula="of:=LOG(ABS([.D72]))" office:value-type="float" office:value="-5.44977164694491">
            <text:p>-5,4497716469</text:p>
          </table:table-cell>
        </table:table-row>
        <table:table-row table:style-name="ro1">
          <table:table-cell office:value-type="float" office:value="-0.3">
            <text:p>-0,3</text:p>
          </table:table-cell>
          <table:table-cell office:value-type="float" office:value="-0.00000934">
            <text:p>-9,34E-006</text:p>
          </table:table-cell>
          <table:table-cell office:value-type="float" office:value="-0.00534">
            <text:p>-5,34E-003</text:p>
          </table:table-cell>
          <table:table-cell office:value-type="float" office:value="-0.00000344">
            <text:p>-3,44E-006</text:p>
          </table:table-cell>
          <table:table-cell office:value-type="float" office:value="-0.0029">
            <text:p>-2,90E-003</text:p>
          </table:table-cell>
          <table:table-cell/>
          <table:table-cell office:value-type="float" office:value="-0.3">
            <text:p>-0,3</text:p>
          </table:table-cell>
          <table:table-cell table:formula="of:=[.B73]/(4.8*5.1)*1000" office:value-type="float" office:value="-0.000381535947712418">
            <text:p>-0,0003815359</text:p>
          </table:table-cell>
          <table:table-cell table:formula="of:=[.C73]/(4.8*5.1)*1000" office:value-type="float" office:value="-0.218137254901961">
            <text:p>-0,2181372549</text:p>
          </table:table-cell>
          <table:table-cell table:formula="of:=[.D73]/(6.4*2.7)*1000" office:value-type="float" office:value="-0.000199074074074074">
            <text:p>-0,0001990741</text:p>
          </table:table-cell>
          <table:table-cell table:formula="of:=[.E73]/(6.4*2.7)*1000" office:value-type="float" office:value="-0.167824074074074">
            <text:p>-0,1678240741</text:p>
          </table:table-cell>
          <table:table-cell/>
          <table:table-cell office:value-type="float" office:value="-0.3">
            <text:p>-0,3</text:p>
          </table:table-cell>
          <table:table-cell table:formula="of:=LOG(ABS([.B73]))" office:value-type="float" office:value="-5.02965312376991">
            <text:p>-5,0296531238</text:p>
          </table:table-cell>
          <table:table-cell table:formula="of:=LOG(ABS([.D73]))" office:value-type="float" office:value="-5.46344155742847">
            <text:p>-5,4634415574</text:p>
          </table:table-cell>
        </table:table-row>
        <table:table-row table:style-name="ro1">
          <table:table-cell office:value-type="float" office:value="-0.29">
            <text:p>-0,29</text:p>
          </table:table-cell>
          <table:table-cell office:value-type="float" office:value="-0.00000903">
            <text:p>-9,03E-006</text:p>
          </table:table-cell>
          <table:table-cell office:value-type="float" office:value="-0.00534">
            <text:p>-5,34E-003</text:p>
          </table:table-cell>
          <table:table-cell office:value-type="float" office:value="-0.00000333">
            <text:p>-3,33E-006</text:p>
          </table:table-cell>
          <table:table-cell office:value-type="float" office:value="-0.0029">
            <text:p>-2,90E-003</text:p>
          </table:table-cell>
          <table:table-cell/>
          <table:table-cell office:value-type="float" office:value="-0.29">
            <text:p>-0,29</text:p>
          </table:table-cell>
          <table:table-cell table:formula="of:=[.B74]/(4.8*5.1)*1000" office:value-type="float" office:value="-0.000368872549019608">
            <text:p>-0,0003688725</text:p>
          </table:table-cell>
          <table:table-cell table:formula="of:=[.C74]/(4.8*5.1)*1000" office:value-type="float" office:value="-0.218137254901961">
            <text:p>-0,2181372549</text:p>
          </table:table-cell>
          <table:table-cell table:formula="of:=[.D74]/(6.4*2.7)*1000" office:value-type="float" office:value="-0.000192708333333333">
            <text:p>-0,0001927083</text:p>
          </table:table-cell>
          <table:table-cell table:formula="of:=[.E74]/(6.4*2.7)*1000" office:value-type="float" office:value="-0.167824074074074">
            <text:p>-0,1678240741</text:p>
          </table:table-cell>
          <table:table-cell/>
          <table:table-cell office:value-type="float" office:value="-0.29">
            <text:p>-0,29</text:p>
          </table:table-cell>
          <table:table-cell table:formula="of:=LOG(ABS([.B74]))" office:value-type="float" office:value="-5.04431224968649">
            <text:p>-5,0443122497</text:p>
          </table:table-cell>
          <table:table-cell table:formula="of:=LOG(ABS([.D74]))" office:value-type="float" office:value="-5.47755576649368">
            <text:p>-5,4775557665</text:p>
          </table:table-cell>
        </table:table-row>
        <table:table-row table:style-name="ro1">
          <table:table-cell office:value-type="float" office:value="-0.28">
            <text:p>-0,28</text:p>
          </table:table-cell>
          <table:table-cell office:value-type="float" office:value="-0.00000872">
            <text:p>-8,72E-006</text:p>
          </table:table-cell>
          <table:table-cell office:value-type="float" office:value="-0.00535">
            <text:p>-5,35E-003</text:p>
          </table:table-cell>
          <table:table-cell office:value-type="float" office:value="-0.00000323">
            <text:p>-3,23E-006</text:p>
          </table:table-cell>
          <table:table-cell office:value-type="float" office:value="-0.0029">
            <text:p>-2,90E-003</text:p>
          </table:table-cell>
          <table:table-cell/>
          <table:table-cell office:value-type="float" office:value="-0.28">
            <text:p>-0,28</text:p>
          </table:table-cell>
          <table:table-cell table:formula="of:=[.B75]/(4.8*5.1)*1000" office:value-type="float" office:value="-0.000356209150326797">
            <text:p>-0,0003562092</text:p>
          </table:table-cell>
          <table:table-cell table:formula="of:=[.C75]/(4.8*5.1)*1000" office:value-type="float" office:value="-0.218545751633987">
            <text:p>-0,2185457516</text:p>
          </table:table-cell>
          <table:table-cell table:formula="of:=[.D75]/(6.4*2.7)*1000" office:value-type="float" office:value="-0.000186921296296296">
            <text:p>-0,0001869213</text:p>
          </table:table-cell>
          <table:table-cell table:formula="of:=[.E75]/(6.4*2.7)*1000" office:value-type="float" office:value="-0.167824074074074">
            <text:p>-0,1678240741</text:p>
          </table:table-cell>
          <table:table-cell/>
          <table:table-cell office:value-type="float" office:value="-0.28">
            <text:p>-0,28</text:p>
          </table:table-cell>
          <table:table-cell table:formula="of:=LOG(ABS([.B75]))" office:value-type="float" office:value="-5.05948351506743">
            <text:p>-5,0594835151</text:p>
          </table:table-cell>
          <table:table-cell table:formula="of:=LOG(ABS([.D75]))" office:value-type="float" office:value="-5.4907974776689">
            <text:p>-5,4907974777</text:p>
          </table:table-cell>
        </table:table-row>
        <table:table-row table:style-name="ro1">
          <table:table-cell office:value-type="float" office:value="-0.27">
            <text:p>-0,27</text:p>
          </table:table-cell>
          <table:table-cell office:value-type="float" office:value="-0.00000842">
            <text:p>-8,42E-006</text:p>
          </table:table-cell>
          <table:table-cell office:value-type="float" office:value="-0.00536">
            <text:p>-5,36E-003</text:p>
          </table:table-cell>
          <table:table-cell office:value-type="float" office:value="-0.00000312">
            <text:p>-3,12E-006</text:p>
          </table:table-cell>
          <table:table-cell office:value-type="float" office:value="-0.00291">
            <text:p>-2,91E-003</text:p>
          </table:table-cell>
          <table:table-cell/>
          <table:table-cell office:value-type="float" office:value="-0.27">
            <text:p>-0,27</text:p>
          </table:table-cell>
          <table:table-cell table:formula="of:=[.B76]/(4.8*5.1)*1000" office:value-type="float" office:value="-0.000343954248366013">
            <text:p>-0,0003439542</text:p>
          </table:table-cell>
          <table:table-cell table:formula="of:=[.C76]/(4.8*5.1)*1000" office:value-type="float" office:value="-0.218954248366013">
            <text:p>-0,2189542484</text:p>
          </table:table-cell>
          <table:table-cell table:formula="of:=[.D76]/(6.4*2.7)*1000" office:value-type="float" office:value="-0.000180555555555556">
            <text:p>-0,0001805556</text:p>
          </table:table-cell>
          <table:table-cell table:formula="of:=[.E76]/(6.4*2.7)*1000" office:value-type="float" office:value="-0.168402777777778">
            <text:p>-0,1684027778</text:p>
          </table:table-cell>
          <table:table-cell/>
          <table:table-cell office:value-type="float" office:value="-0.27">
            <text:p>-0,27</text:p>
          </table:table-cell>
          <table:table-cell table:formula="of:=LOG(ABS([.B76]))" office:value-type="float" office:value="-5.07468790850035">
            <text:p>-5,0746879085</text:p>
          </table:table-cell>
          <table:table-cell table:formula="of:=LOG(ABS([.D76]))" office:value-type="float" office:value="-5.50584540598156">
            <text:p>-5,505845406</text:p>
          </table:table-cell>
        </table:table-row>
        <table:table-row table:style-name="ro1">
          <table:table-cell office:value-type="float" office:value="-0.26">
            <text:p>-0,26</text:p>
          </table:table-cell>
          <table:table-cell office:value-type="float" office:value="-0.00000812">
            <text:p>-8,12E-006</text:p>
          </table:table-cell>
          <table:table-cell office:value-type="float" office:value="-0.00536">
            <text:p>-5,36E-003</text:p>
          </table:table-cell>
          <table:table-cell office:value-type="float" office:value="-0.00000301">
            <text:p>-3,01E-006</text:p>
          </table:table-cell>
          <table:table-cell office:value-type="float" office:value="-0.00291">
            <text:p>-2,91E-003</text:p>
          </table:table-cell>
          <table:table-cell/>
          <table:table-cell office:value-type="float" office:value="-0.26">
            <text:p>-0,26</text:p>
          </table:table-cell>
          <table:table-cell table:formula="of:=[.B77]/(4.8*5.1)*1000" office:value-type="float" office:value="-0.000331699346405229">
            <text:p>-0,0003316993</text:p>
          </table:table-cell>
          <table:table-cell table:formula="of:=[.C77]/(4.8*5.1)*1000" office:value-type="float" office:value="-0.218954248366013">
            <text:p>-0,2189542484</text:p>
          </table:table-cell>
          <table:table-cell table:formula="of:=[.D77]/(6.4*2.7)*1000" office:value-type="float" office:value="-0.000174189814814815">
            <text:p>-0,0001741898</text:p>
          </table:table-cell>
          <table:table-cell table:formula="of:=[.E77]/(6.4*2.7)*1000" office:value-type="float" office:value="-0.168402777777778">
            <text:p>-0,1684027778</text:p>
          </table:table-cell>
          <table:table-cell/>
          <table:table-cell office:value-type="float" office:value="-0.26">
            <text:p>-0,26</text:p>
          </table:table-cell>
          <table:table-cell table:formula="of:=LOG(ABS([.B77]))" office:value-type="float" office:value="-5.09044397075883">
            <text:p>-5,0904439708</text:p>
          </table:table-cell>
          <table:table-cell table:formula="of:=LOG(ABS([.D77]))" office:value-type="float" office:value="-5.52143350440616">
            <text:p>-5,5214335044</text:p>
          </table:table-cell>
        </table:table-row>
        <table:table-row table:style-name="ro1">
          <table:table-cell office:value-type="float" office:value="-0.25">
            <text:p>-0,25</text:p>
          </table:table-cell>
          <table:table-cell office:value-type="float" office:value="-0.00000782">
            <text:p>-7,82E-006</text:p>
          </table:table-cell>
          <table:table-cell office:value-type="float" office:value="-0.00536">
            <text:p>-5,36E-003</text:p>
          </table:table-cell>
          <table:table-cell office:value-type="float" office:value="-0.00000291">
            <text:p>-2,91E-006</text:p>
          </table:table-cell>
          <table:table-cell office:value-type="float" office:value="-0.0029">
            <text:p>-2,90E-003</text:p>
          </table:table-cell>
          <table:table-cell/>
          <table:table-cell office:value-type="float" office:value="-0.25">
            <text:p>-0,25</text:p>
          </table:table-cell>
          <table:table-cell table:formula="of:=[.B78]/(4.8*5.1)*1000" office:value-type="float" office:value="-0.000319444444444444">
            <text:p>-0,0003194444</text:p>
          </table:table-cell>
          <table:table-cell table:formula="of:=[.C78]/(4.8*5.1)*1000" office:value-type="float" office:value="-0.218954248366013">
            <text:p>-0,2189542484</text:p>
          </table:table-cell>
          <table:table-cell table:formula="of:=[.D78]/(6.4*2.7)*1000" office:value-type="float" office:value="-0.000168402777777778">
            <text:p>-0,0001684028</text:p>
          </table:table-cell>
          <table:table-cell table:formula="of:=[.E78]/(6.4*2.7)*1000" office:value-type="float" office:value="-0.167824074074074">
            <text:p>-0,1678240741</text:p>
          </table:table-cell>
          <table:table-cell/>
          <table:table-cell office:value-type="float" office:value="-0.25">
            <text:p>-0,25</text:p>
          </table:table-cell>
          <table:table-cell table:formula="of:=LOG(ABS([.B78]))" office:value-type="float" office:value="-5.10679324694015">
            <text:p>-5,1067932469</text:p>
          </table:table-cell>
          <table:table-cell table:formula="of:=LOG(ABS([.D78]))" office:value-type="float" office:value="-5.53610701101409">
            <text:p>-5,536107011</text:p>
          </table:table-cell>
        </table:table-row>
        <table:table-row table:style-name="ro1">
          <table:table-cell office:value-type="float" office:value="-0.24">
            <text:p>-0,24</text:p>
          </table:table-cell>
          <table:table-cell office:value-type="float" office:value="-0.00000752">
            <text:p>-7,52E-006</text:p>
          </table:table-cell>
          <table:table-cell office:value-type="float" office:value="-0.00535">
            <text:p>-5,35E-003</text:p>
          </table:table-cell>
          <table:table-cell office:value-type="float" office:value="-0.00000281">
            <text:p>-2,81E-006</text:p>
          </table:table-cell>
          <table:table-cell office:value-type="float" office:value="-0.00289">
            <text:p>-2,89E-003</text:p>
          </table:table-cell>
          <table:table-cell/>
          <table:table-cell office:value-type="float" office:value="-0.24">
            <text:p>-0,24</text:p>
          </table:table-cell>
          <table:table-cell table:formula="of:=[.B79]/(4.8*5.1)*1000" office:value-type="float" office:value="-0.00030718954248366">
            <text:p>-0,0003071895</text:p>
          </table:table-cell>
          <table:table-cell table:formula="of:=[.C79]/(4.8*5.1)*1000" office:value-type="float" office:value="-0.218545751633987">
            <text:p>-0,2185457516</text:p>
          </table:table-cell>
          <table:table-cell table:formula="of:=[.D79]/(6.4*2.7)*1000" office:value-type="float" office:value="-0.000162615740740741">
            <text:p>-0,0001626157</text:p>
          </table:table-cell>
          <table:table-cell table:formula="of:=[.E79]/(6.4*2.7)*1000" office:value-type="float" office:value="-0.16724537037037">
            <text:p>-0,1672453704</text:p>
          </table:table-cell>
          <table:table-cell/>
          <table:table-cell office:value-type="float" office:value="-0.24">
            <text:p>-0,24</text:p>
          </table:table-cell>
          <table:table-cell table:formula="of:=LOG(ABS([.B79]))" office:value-type="float" office:value="-5.12378215940836">
            <text:p>-5,1237821594</text:p>
          </table:table-cell>
          <table:table-cell table:formula="of:=LOG(ABS([.D79]))" office:value-type="float" office:value="-5.55129368009492">
            <text:p>-5,5512936801</text:p>
          </table:table-cell>
        </table:table-row>
        <table:table-row table:style-name="ro1">
          <table:table-cell office:value-type="float" office:value="-0.23">
            <text:p>-0,23</text:p>
          </table:table-cell>
          <table:table-cell office:value-type="float" office:value="-0.00000723">
            <text:p>-7,23E-006</text:p>
          </table:table-cell>
          <table:table-cell office:value-type="float" office:value="-0.00534">
            <text:p>-5,34E-003</text:p>
          </table:table-cell>
          <table:table-cell office:value-type="float" office:value="-0.0000027">
            <text:p>-2,70E-006</text:p>
          </table:table-cell>
          <table:table-cell office:value-type="float" office:value="-0.00289">
            <text:p>-2,89E-003</text:p>
          </table:table-cell>
          <table:table-cell/>
          <table:table-cell office:value-type="float" office:value="-0.23">
            <text:p>-0,23</text:p>
          </table:table-cell>
          <table:table-cell table:formula="of:=[.B80]/(4.8*5.1)*1000" office:value-type="float" office:value="-0.000295343137254902">
            <text:p>-0,0002953431</text:p>
          </table:table-cell>
          <table:table-cell table:formula="of:=[.C80]/(4.8*5.1)*1000" office:value-type="float" office:value="-0.218137254901961">
            <text:p>-0,2181372549</text:p>
          </table:table-cell>
          <table:table-cell table:formula="of:=[.D80]/(6.4*2.7)*1000" office:value-type="float" office:value="-0.00015625">
            <text:p>-0,00015625</text:p>
          </table:table-cell>
          <table:table-cell table:formula="of:=[.E80]/(6.4*2.7)*1000" office:value-type="float" office:value="-0.16724537037037">
            <text:p>-0,1672453704</text:p>
          </table:table-cell>
          <table:table-cell/>
          <table:table-cell office:value-type="float" office:value="-0.23">
            <text:p>-0,23</text:p>
          </table:table-cell>
          <table:table-cell table:formula="of:=LOG(ABS([.B80]))" office:value-type="float" office:value="-5.14086170270547">
            <text:p>-5,1408617027</text:p>
          </table:table-cell>
          <table:table-cell table:formula="of:=LOG(ABS([.D80]))" office:value-type="float" office:value="-5.56863623584101">
            <text:p>-5,5686362358</text:p>
          </table:table-cell>
        </table:table-row>
        <table:table-row table:style-name="ro1">
          <table:table-cell office:value-type="float" office:value="-0.22">
            <text:p>-0,22</text:p>
          </table:table-cell>
          <table:table-cell office:value-type="float" office:value="-0.00000694">
            <text:p>-6,94E-006</text:p>
          </table:table-cell>
          <table:table-cell office:value-type="float" office:value="-0.00533">
            <text:p>-5,33E-003</text:p>
          </table:table-cell>
          <table:table-cell office:value-type="float" office:value="-0.0000026">
            <text:p>-2,60E-006</text:p>
          </table:table-cell>
          <table:table-cell office:value-type="float" office:value="-0.00289">
            <text:p>-2,89E-003</text:p>
          </table:table-cell>
          <table:table-cell/>
          <table:table-cell office:value-type="float" office:value="-0.22">
            <text:p>-0,22</text:p>
          </table:table-cell>
          <table:table-cell table:formula="of:=[.B81]/(4.8*5.1)*1000" office:value-type="float" office:value="-0.000283496732026144">
            <text:p>-0,0002834967</text:p>
          </table:table-cell>
          <table:table-cell table:formula="of:=[.C81]/(4.8*5.1)*1000" office:value-type="float" office:value="-0.217728758169935">
            <text:p>-0,2177287582</text:p>
          </table:table-cell>
          <table:table-cell table:formula="of:=[.D81]/(6.4*2.7)*1000" office:value-type="float" office:value="-0.000150462962962963">
            <text:p>-0,000150463</text:p>
          </table:table-cell>
          <table:table-cell table:formula="of:=[.E81]/(6.4*2.7)*1000" office:value-type="float" office:value="-0.16724537037037">
            <text:p>-0,1672453704</text:p>
          </table:table-cell>
          <table:table-cell/>
          <table:table-cell office:value-type="float" office:value="-0.22">
            <text:p>-0,22</text:p>
          </table:table-cell>
          <table:table-cell table:formula="of:=LOG(ABS([.B81]))" office:value-type="float" office:value="-5.15864052954515">
            <text:p>-5,1586405295</text:p>
          </table:table-cell>
          <table:table-cell table:formula="of:=LOG(ABS([.D81]))" office:value-type="float" office:value="-5.58502665202918">
            <text:p>-5,585026652</text:p>
          </table:table-cell>
        </table:table-row>
        <table:table-row table:style-name="ro1">
          <table:table-cell office:value-type="float" office:value="-0.21">
            <text:p>-0,21</text:p>
          </table:table-cell>
          <table:table-cell office:value-type="float" office:value="-0.00000664">
            <text:p>-6,64E-006</text:p>
          </table:table-cell>
          <table:table-cell office:value-type="float" office:value="-0.00535">
            <text:p>-5,35E-003</text:p>
          </table:table-cell>
          <table:table-cell office:value-type="float" office:value="-0.0000025">
            <text:p>-2,50E-006</text:p>
          </table:table-cell>
          <table:table-cell office:value-type="float" office:value="-0.00289">
            <text:p>-2,89E-003</text:p>
          </table:table-cell>
          <table:table-cell/>
          <table:table-cell office:value-type="float" office:value="-0.21">
            <text:p>-0,21</text:p>
          </table:table-cell>
          <table:table-cell table:formula="of:=[.B82]/(4.8*5.1)*1000" office:value-type="float" office:value="-0.000271241830065359">
            <text:p>-0,0002712418</text:p>
          </table:table-cell>
          <table:table-cell table:formula="of:=[.C82]/(4.8*5.1)*1000" office:value-type="float" office:value="-0.218545751633987">
            <text:p>-0,2185457516</text:p>
          </table:table-cell>
          <table:table-cell table:formula="of:=[.D82]/(6.4*2.7)*1000" office:value-type="float" office:value="-0.000144675925925926">
            <text:p>-0,0001446759</text:p>
          </table:table-cell>
          <table:table-cell table:formula="of:=[.E82]/(6.4*2.7)*1000" office:value-type="float" office:value="-0.16724537037037">
            <text:p>-0,1672453704</text:p>
          </table:table-cell>
          <table:table-cell/>
          <table:table-cell office:value-type="float" office:value="-0.21">
            <text:p>-0,21</text:p>
          </table:table-cell>
          <table:table-cell table:formula="of:=LOG(ABS([.B82]))" office:value-type="float" office:value="-5.17783192063198">
            <text:p>-5,1778319206</text:p>
          </table:table-cell>
          <table:table-cell table:formula="of:=LOG(ABS([.D82]))" office:value-type="float" office:value="-5.60205999132796">
            <text:p>-5,6020599913</text:p>
          </table:table-cell>
        </table:table-row>
        <table:table-row table:style-name="ro1">
          <table:table-cell office:value-type="float" office:value="-0.2">
            <text:p>-0,2</text:p>
          </table:table-cell>
          <table:table-cell office:value-type="float" office:value="-0.00000635">
            <text:p>-6,35E-006</text:p>
          </table:table-cell>
          <table:table-cell office:value-type="float" office:value="-0.00535">
            <text:p>-5,35E-003</text:p>
          </table:table-cell>
          <table:table-cell office:value-type="float" office:value="-0.0000024">
            <text:p>-2,40E-006</text:p>
          </table:table-cell>
          <table:table-cell office:value-type="float" office:value="-0.0029">
            <text:p>-2,90E-003</text:p>
          </table:table-cell>
          <table:table-cell/>
          <table:table-cell office:value-type="float" office:value="-0.2">
            <text:p>-0,2</text:p>
          </table:table-cell>
          <table:table-cell table:formula="of:=[.B83]/(4.8*5.1)*1000" office:value-type="float" office:value="-0.000259395424836601">
            <text:p>-0,0002593954</text:p>
          </table:table-cell>
          <table:table-cell table:formula="of:=[.C83]/(4.8*5.1)*1000" office:value-type="float" office:value="-0.218545751633987">
            <text:p>-0,2185457516</text:p>
          </table:table-cell>
          <table:table-cell table:formula="of:=[.D83]/(6.4*2.7)*1000" office:value-type="float" office:value="-0.000138888888888889">
            <text:p>-0,0001388889</text:p>
          </table:table-cell>
          <table:table-cell table:formula="of:=[.E83]/(6.4*2.7)*1000" office:value-type="float" office:value="-0.167824074074074">
            <text:p>-0,1678240741</text:p>
          </table:table-cell>
          <table:table-cell/>
          <table:table-cell office:value-type="float" office:value="-0.2">
            <text:p>-0,2</text:p>
          </table:table-cell>
          <table:table-cell table:formula="of:=LOG(ABS([.B83]))" office:value-type="float" office:value="-5.19722627470802">
            <text:p>-5,1972262747</text:p>
          </table:table-cell>
          <table:table-cell table:formula="of:=LOG(ABS([.D83]))" office:value-type="float" office:value="-5.61978875828839">
            <text:p>-5,6197887583</text:p>
          </table:table-cell>
        </table:table-row>
        <table:table-row table:style-name="ro1">
          <table:table-cell office:value-type="float" office:value="-0.19">
            <text:p>-0,19</text:p>
          </table:table-cell>
          <table:table-cell office:value-type="float" office:value="-0.00000607">
            <text:p>-6,07E-006</text:p>
          </table:table-cell>
          <table:table-cell office:value-type="float" office:value="-0.00536">
            <text:p>-5,36E-003</text:p>
          </table:table-cell>
          <table:table-cell office:value-type="float" office:value="-0.0000023">
            <text:p>-2,30E-006</text:p>
          </table:table-cell>
          <table:table-cell office:value-type="float" office:value="-0.0029">
            <text:p>-2,90E-003</text:p>
          </table:table-cell>
          <table:table-cell/>
          <table:table-cell office:value-type="float" office:value="-0.19">
            <text:p>-0,19</text:p>
          </table:table-cell>
          <table:table-cell table:formula="of:=[.B84]/(4.8*5.1)*1000" office:value-type="float" office:value="-0.000247957516339869">
            <text:p>-0,0002479575</text:p>
          </table:table-cell>
          <table:table-cell table:formula="of:=[.C84]/(4.8*5.1)*1000" office:value-type="float" office:value="-0.218954248366013">
            <text:p>-0,2189542484</text:p>
          </table:table-cell>
          <table:table-cell table:formula="of:=[.D84]/(6.4*2.7)*1000" office:value-type="float" office:value="-0.000133101851851852">
            <text:p>-0,0001331019</text:p>
          </table:table-cell>
          <table:table-cell table:formula="of:=[.E84]/(6.4*2.7)*1000" office:value-type="float" office:value="-0.167824074074074">
            <text:p>-0,1678240741</text:p>
          </table:table-cell>
          <table:table-cell/>
          <table:table-cell office:value-type="float" office:value="-0.19">
            <text:p>-0,19</text:p>
          </table:table-cell>
          <table:table-cell table:formula="of:=LOG(ABS([.B84]))" office:value-type="float" office:value="-5.21681130892474">
            <text:p>-5,2168113089</text:p>
          </table:table-cell>
          <table:table-cell table:formula="of:=LOG(ABS([.D84]))" office:value-type="float" office:value="-5.63827216398241">
            <text:p>-5,638272164</text:p>
          </table:table-cell>
        </table:table-row>
        <table:table-row table:style-name="ro1">
          <table:table-cell office:value-type="float" office:value="-0.18">
            <text:p>-0,18</text:p>
          </table:table-cell>
          <table:table-cell office:value-type="float" office:value="-0.00000578">
            <text:p>-5,78E-006</text:p>
          </table:table-cell>
          <table:table-cell office:value-type="float" office:value="-0.00535">
            <text:p>-5,35E-003</text:p>
          </table:table-cell>
          <table:table-cell office:value-type="float" office:value="-0.00000219">
            <text:p>-2,19E-006</text:p>
          </table:table-cell>
          <table:table-cell office:value-type="float" office:value="-0.00291">
            <text:p>-2,91E-003</text:p>
          </table:table-cell>
          <table:table-cell/>
          <table:table-cell office:value-type="float" office:value="-0.18">
            <text:p>-0,18</text:p>
          </table:table-cell>
          <table:table-cell table:formula="of:=[.B85]/(4.8*5.1)*1000" office:value-type="float" office:value="-0.000236111111111111">
            <text:p>-0,0002361111</text:p>
          </table:table-cell>
          <table:table-cell table:formula="of:=[.C85]/(4.8*5.1)*1000" office:value-type="float" office:value="-0.218545751633987">
            <text:p>-0,2185457516</text:p>
          </table:table-cell>
          <table:table-cell table:formula="of:=[.D85]/(6.4*2.7)*1000" office:value-type="float" office:value="-0.000126736111111111">
            <text:p>-0,0001267361</text:p>
          </table:table-cell>
          <table:table-cell table:formula="of:=[.E85]/(6.4*2.7)*1000" office:value-type="float" office:value="-0.168402777777778">
            <text:p>-0,1684027778</text:p>
          </table:table-cell>
          <table:table-cell/>
          <table:table-cell office:value-type="float" office:value="-0.18">
            <text:p>-0,18</text:p>
          </table:table-cell>
          <table:table-cell table:formula="of:=LOG(ABS([.B85]))" office:value-type="float" office:value="-5.23807216157947">
            <text:p>-5,2380721616</text:p>
          </table:table-cell>
          <table:table-cell table:formula="of:=LOG(ABS([.D85]))" office:value-type="float" office:value="-5.65955588515988">
            <text:p>-5,6595558852</text:p>
          </table:table-cell>
        </table:table-row>
        <table:table-row table:style-name="ro1">
          <table:table-cell office:value-type="float" office:value="-0.17">
            <text:p>-0,17</text:p>
          </table:table-cell>
          <table:table-cell office:value-type="float" office:value="-0.0000055">
            <text:p>-5,50E-006</text:p>
          </table:table-cell>
          <table:table-cell office:value-type="float" office:value="-0.00534">
            <text:p>-5,34E-003</text:p>
          </table:table-cell>
          <table:table-cell office:value-type="float" office:value="-0.00000209">
            <text:p>-2,09E-006</text:p>
          </table:table-cell>
          <table:table-cell office:value-type="float" office:value="-0.0029">
            <text:p>-2,90E-003</text:p>
          </table:table-cell>
          <table:table-cell/>
          <table:table-cell office:value-type="float" office:value="-0.17">
            <text:p>-0,17</text:p>
          </table:table-cell>
          <table:table-cell table:formula="of:=[.B86]/(4.8*5.1)*1000" office:value-type="float" office:value="-0.000224673202614379">
            <text:p>-0,0002246732</text:p>
          </table:table-cell>
          <table:table-cell table:formula="of:=[.C86]/(4.8*5.1)*1000" office:value-type="float" office:value="-0.218137254901961">
            <text:p>-0,2181372549</text:p>
          </table:table-cell>
          <table:table-cell table:formula="of:=[.D86]/(6.4*2.7)*1000" office:value-type="float" office:value="-0.000120949074074074">
            <text:p>-0,0001209491</text:p>
          </table:table-cell>
          <table:table-cell table:formula="of:=[.E86]/(6.4*2.7)*1000" office:value-type="float" office:value="-0.167824074074074">
            <text:p>-0,1678240741</text:p>
          </table:table-cell>
          <table:table-cell/>
          <table:table-cell office:value-type="float" office:value="-0.17">
            <text:p>-0,17</text:p>
          </table:table-cell>
          <table:table-cell table:formula="of:=LOG(ABS([.B86]))" office:value-type="float" office:value="-5.25963731050576">
            <text:p>-5,2596373105</text:p>
          </table:table-cell>
          <table:table-cell table:formula="of:=LOG(ABS([.D86]))" office:value-type="float" office:value="-5.67985371388895">
            <text:p>-5,6798537139</text:p>
          </table:table-cell>
        </table:table-row>
        <table:table-row table:style-name="ro1">
          <table:table-cell office:value-type="float" office:value="-0.16">
            <text:p>-0,16</text:p>
          </table:table-cell>
          <table:table-cell office:value-type="float" office:value="-0.00000521">
            <text:p>-5,21E-006</text:p>
          </table:table-cell>
          <table:table-cell office:value-type="float" office:value="-0.00534">
            <text:p>-5,34E-003</text:p>
          </table:table-cell>
          <table:table-cell office:value-type="float" office:value="-0.00000199">
            <text:p>-1,99E-006</text:p>
          </table:table-cell>
          <table:table-cell office:value-type="float" office:value="-0.0029">
            <text:p>-2,90E-003</text:p>
          </table:table-cell>
          <table:table-cell/>
          <table:table-cell office:value-type="float" office:value="-0.16">
            <text:p>-0,16</text:p>
          </table:table-cell>
          <table:table-cell table:formula="of:=[.B87]/(4.8*5.1)*1000" office:value-type="float" office:value="-0.000212826797385621">
            <text:p>-0,0002128268</text:p>
          </table:table-cell>
          <table:table-cell table:formula="of:=[.C87]/(4.8*5.1)*1000" office:value-type="float" office:value="-0.218137254901961">
            <text:p>-0,2181372549</text:p>
          </table:table-cell>
          <table:table-cell table:formula="of:=[.D87]/(6.4*2.7)*1000" office:value-type="float" office:value="-0.000115162037037037">
            <text:p>-0,000115162</text:p>
          </table:table-cell>
          <table:table-cell table:formula="of:=[.E87]/(6.4*2.7)*1000" office:value-type="float" office:value="-0.167824074074074">
            <text:p>-0,1678240741</text:p>
          </table:table-cell>
          <table:table-cell/>
          <table:table-cell office:value-type="float" office:value="-0.16">
            <text:p>-0,16</text:p>
          </table:table-cell>
          <table:table-cell table:formula="of:=LOG(ABS([.B87]))" office:value-type="float" office:value="-5.28316227670048">
            <text:p>-5,2831622767</text:p>
          </table:table-cell>
          <table:table-cell table:formula="of:=LOG(ABS([.D87]))" office:value-type="float" office:value="-5.70114692359029">
            <text:p>-5,7011469236</text:p>
          </table:table-cell>
        </table:table-row>
        <table:table-row table:style-name="ro1">
          <table:table-cell office:value-type="float" office:value="-0.15">
            <text:p>-0,15</text:p>
          </table:table-cell>
          <table:table-cell office:value-type="float" office:value="-0.00000493">
            <text:p>-4,93E-006</text:p>
          </table:table-cell>
          <table:table-cell office:value-type="float" office:value="-0.00532">
            <text:p>-5,32E-003</text:p>
          </table:table-cell>
          <table:table-cell office:value-type="float" office:value="-0.00000189">
            <text:p>-1,89E-006</text:p>
          </table:table-cell>
          <table:table-cell office:value-type="float" office:value="-0.0029">
            <text:p>-2,90E-003</text:p>
          </table:table-cell>
          <table:table-cell/>
          <table:table-cell office:value-type="float" office:value="-0.15">
            <text:p>-0,15</text:p>
          </table:table-cell>
          <table:table-cell table:formula="of:=[.B88]/(4.8*5.1)*1000" office:value-type="float" office:value="-0.000201388888888889">
            <text:p>-0,0002013889</text:p>
          </table:table-cell>
          <table:table-cell table:formula="of:=[.C88]/(4.8*5.1)*1000" office:value-type="float" office:value="-0.217320261437909">
            <text:p>-0,2173202614</text:p>
          </table:table-cell>
          <table:table-cell table:formula="of:=[.D88]/(6.4*2.7)*1000" office:value-type="float" office:value="-0.000109375">
            <text:p>-0,000109375</text:p>
          </table:table-cell>
          <table:table-cell table:formula="of:=[.E88]/(6.4*2.7)*1000" office:value-type="float" office:value="-0.167824074074074">
            <text:p>-0,1678240741</text:p>
          </table:table-cell>
          <table:table-cell/>
          <table:table-cell office:value-type="float" office:value="-0.15">
            <text:p>-0,15</text:p>
          </table:table-cell>
          <table:table-cell table:formula="of:=LOG(ABS([.B88]))" office:value-type="float" office:value="-5.30715308072277">
            <text:p>-5,3071530807</text:p>
          </table:table-cell>
          <table:table-cell table:formula="of:=LOG(ABS([.D88]))" office:value-type="float" office:value="-5.72353819582676">
            <text:p>-5,7235381958</text:p>
          </table:table-cell>
        </table:table-row>
        <table:table-row table:style-name="ro1">
          <table:table-cell office:value-type="float" office:value="-0.14">
            <text:p>-0,14</text:p>
          </table:table-cell>
          <table:table-cell office:value-type="float" office:value="-0.00000465">
            <text:p>-4,65E-006</text:p>
          </table:table-cell>
          <table:table-cell office:value-type="float" office:value="-0.00533">
            <text:p>-5,33E-003</text:p>
          </table:table-cell>
          <table:table-cell office:value-type="float" office:value="-0.00000179">
            <text:p>-1,79E-006</text:p>
          </table:table-cell>
          <table:table-cell office:value-type="float" office:value="-0.0029">
            <text:p>-2,90E-003</text:p>
          </table:table-cell>
          <table:table-cell/>
          <table:table-cell office:value-type="float" office:value="-0.14">
            <text:p>-0,14</text:p>
          </table:table-cell>
          <table:table-cell table:formula="of:=[.B89]/(4.8*5.1)*1000" office:value-type="float" office:value="-0.000189950980392157">
            <text:p>-0,000189951</text:p>
          </table:table-cell>
          <table:table-cell table:formula="of:=[.C89]/(4.8*5.1)*1000" office:value-type="float" office:value="-0.217728758169935">
            <text:p>-0,2177287582</text:p>
          </table:table-cell>
          <table:table-cell table:formula="of:=[.D89]/(6.4*2.7)*1000" office:value-type="float" office:value="-0.000103587962962963">
            <text:p>-0,000103588</text:p>
          </table:table-cell>
          <table:table-cell table:formula="of:=[.E89]/(6.4*2.7)*1000" office:value-type="float" office:value="-0.167824074074074">
            <text:p>-0,1678240741</text:p>
          </table:table-cell>
          <table:table-cell/>
          <table:table-cell office:value-type="float" office:value="-0.14">
            <text:p>-0,14</text:p>
          </table:table-cell>
          <table:table-cell table:formula="of:=LOG(ABS([.B89]))" office:value-type="float" office:value="-5.33254704711005">
            <text:p>-5,3325470471</text:p>
          </table:table-cell>
          <table:table-cell table:formula="of:=LOG(ABS([.D89]))" office:value-type="float" office:value="-5.74714696902011">
            <text:p>-5,747146969</text:p>
          </table:table-cell>
        </table:table-row>
        <table:table-row table:style-name="ro1">
          <table:table-cell office:value-type="float" office:value="-0.13">
            <text:p>-0,13</text:p>
          </table:table-cell>
          <table:table-cell office:value-type="float" office:value="-0.00000436">
            <text:p>-4,36E-006</text:p>
          </table:table-cell>
          <table:table-cell office:value-type="float" office:value="-0.00533">
            <text:p>-5,33E-003</text:p>
          </table:table-cell>
          <table:table-cell office:value-type="float" office:value="-0.00000169">
            <text:p>-1,69E-006</text:p>
          </table:table-cell>
          <table:table-cell office:value-type="float" office:value="-0.0029">
            <text:p>-2,90E-003</text:p>
          </table:table-cell>
          <table:table-cell/>
          <table:table-cell office:value-type="float" office:value="-0.13">
            <text:p>-0,13</text:p>
          </table:table-cell>
          <table:table-cell table:formula="of:=[.B90]/(4.8*5.1)*1000" office:value-type="float" office:value="-0.000178104575163399">
            <text:p>-0,0001781046</text:p>
          </table:table-cell>
          <table:table-cell table:formula="of:=[.C90]/(4.8*5.1)*1000" office:value-type="float" office:value="-0.217728758169935">
            <text:p>-0,2177287582</text:p>
          </table:table-cell>
          <table:table-cell table:formula="of:=[.D90]/(6.4*2.7)*1000" office:value-type="float" office:value="-0.0000978009259259259">
            <text:p>-9,78009259259259E-005</text:p>
          </table:table-cell>
          <table:table-cell table:formula="of:=[.E90]/(6.4*2.7)*1000" office:value-type="float" office:value="-0.167824074074074">
            <text:p>-0,1678240741</text:p>
          </table:table-cell>
          <table:table-cell/>
          <table:table-cell office:value-type="float" office:value="-0.13">
            <text:p>-0,13</text:p>
          </table:table-cell>
          <table:table-cell table:formula="of:=LOG(ABS([.B90]))" office:value-type="float" office:value="-5.36051351073141">
            <text:p>-5,3605135107</text:p>
          </table:table-cell>
          <table:table-cell table:formula="of:=LOG(ABS([.D90]))" office:value-type="float" office:value="-5.77211329538633">
            <text:p>-5,7721132954</text:p>
          </table:table-cell>
        </table:table-row>
        <table:table-row table:style-name="ro1">
          <table:table-cell office:value-type="float" office:value="-0.12">
            <text:p>-0,12</text:p>
          </table:table-cell>
          <table:table-cell office:value-type="float" office:value="-0.00000408">
            <text:p>-4,08E-006</text:p>
          </table:table-cell>
          <table:table-cell office:value-type="float" office:value="-0.00534">
            <text:p>-5,34E-003</text:p>
          </table:table-cell>
          <table:table-cell office:value-type="float" office:value="-0.00000158">
            <text:p>-1,58E-006</text:p>
          </table:table-cell>
          <table:table-cell office:value-type="float" office:value="-0.00291">
            <text:p>-2,91E-003</text:p>
          </table:table-cell>
          <table:table-cell/>
          <table:table-cell office:value-type="float" office:value="-0.12">
            <text:p>-0,12</text:p>
          </table:table-cell>
          <table:table-cell table:formula="of:=[.B91]/(4.8*5.1)*1000" office:value-type="float" office:value="-0.000166666666666667">
            <text:p>-0,0001666667</text:p>
          </table:table-cell>
          <table:table-cell table:formula="of:=[.C91]/(4.8*5.1)*1000" office:value-type="float" office:value="-0.218137254901961">
            <text:p>-0,2181372549</text:p>
          </table:table-cell>
          <table:table-cell table:formula="of:=[.D91]/(6.4*2.7)*1000" office:value-type="float" office:value="-0.0000914351851851852">
            <text:p>-9,14351851851852E-005</text:p>
          </table:table-cell>
          <table:table-cell table:formula="of:=[.E91]/(6.4*2.7)*1000" office:value-type="float" office:value="-0.168402777777778">
            <text:p>-0,1684027778</text:p>
          </table:table-cell>
          <table:table-cell/>
          <table:table-cell office:value-type="float" office:value="-0.12">
            <text:p>-0,12</text:p>
          </table:table-cell>
          <table:table-cell table:formula="of:=LOG(ABS([.B91]))" office:value-type="float" office:value="-5.38933983691012">
            <text:p>-5,3893398369</text:p>
          </table:table-cell>
          <table:table-cell table:formula="of:=LOG(ABS([.D91]))" office:value-type="float" office:value="-5.80134291304558">
            <text:p>-5,801342913</text:p>
          </table:table-cell>
        </table:table-row>
        <table:table-row table:style-name="ro1">
          <table:table-cell office:value-type="float" office:value="-0.11">
            <text:p>-0,11</text:p>
          </table:table-cell>
          <table:table-cell office:value-type="float" office:value="-0.00000379">
            <text:p>-3,79E-006</text:p>
          </table:table-cell>
          <table:table-cell office:value-type="float" office:value="-0.00534">
            <text:p>-5,34E-003</text:p>
          </table:table-cell>
          <table:table-cell office:value-type="float" office:value="-0.00000148">
            <text:p>-1,48E-006</text:p>
          </table:table-cell>
          <table:table-cell office:value-type="float" office:value="-0.0029">
            <text:p>-2,90E-003</text:p>
          </table:table-cell>
          <table:table-cell/>
          <table:table-cell office:value-type="float" office:value="-0.11">
            <text:p>-0,11</text:p>
          </table:table-cell>
          <table:table-cell table:formula="of:=[.B92]/(4.8*5.1)*1000" office:value-type="float" office:value="-0.000154820261437909">
            <text:p>-0,0001548203</text:p>
          </table:table-cell>
          <table:table-cell table:formula="of:=[.C92]/(4.8*5.1)*1000" office:value-type="float" office:value="-0.218137254901961">
            <text:p>-0,2181372549</text:p>
          </table:table-cell>
          <table:table-cell table:formula="of:=[.D92]/(6.4*2.7)*1000" office:value-type="float" office:value="-0.0000856481481481481">
            <text:p>-8,56481481481481E-005</text:p>
          </table:table-cell>
          <table:table-cell table:formula="of:=[.E92]/(6.4*2.7)*1000" office:value-type="float" office:value="-0.167824074074074">
            <text:p>-0,1678240741</text:p>
          </table:table-cell>
          <table:table-cell/>
          <table:table-cell office:value-type="float" office:value="-0.11">
            <text:p>-0,11</text:p>
          </table:table-cell>
          <table:table-cell table:formula="of:=LOG(ABS([.B92]))" office:value-type="float" office:value="-5.42136079003193">
            <text:p>-5,42136079</text:p>
          </table:table-cell>
          <table:table-cell table:formula="of:=LOG(ABS([.D92]))" office:value-type="float" office:value="-5.82973828460504">
            <text:p>-5,8297382846</text:p>
          </table:table-cell>
        </table:table-row>
        <table:table-row table:style-name="ro1">
          <table:table-cell office:value-type="float" office:value="-0.1">
            <text:p>-0,1</text:p>
          </table:table-cell>
          <table:table-cell office:value-type="float" office:value="-0.00000349">
            <text:p>-3,49E-006</text:p>
          </table:table-cell>
          <table:table-cell office:value-type="float" office:value="-0.00534">
            <text:p>-5,34E-003</text:p>
          </table:table-cell>
          <table:table-cell office:value-type="float" office:value="-0.00000137">
            <text:p>-1,37E-006</text:p>
          </table:table-cell>
          <table:table-cell office:value-type="float" office:value="-0.00291">
            <text:p>-2,91E-003</text:p>
          </table:table-cell>
          <table:table-cell/>
          <table:table-cell office:value-type="float" office:value="-0.1">
            <text:p>-0,1</text:p>
          </table:table-cell>
          <table:table-cell table:formula="of:=[.B93]/(4.8*5.1)*1000" office:value-type="float" office:value="-0.000142565359477124">
            <text:p>-0,0001425654</text:p>
          </table:table-cell>
          <table:table-cell table:formula="of:=[.C93]/(4.8*5.1)*1000" office:value-type="float" office:value="-0.218137254901961">
            <text:p>-0,2181372549</text:p>
          </table:table-cell>
          <table:table-cell table:formula="of:=[.D93]/(6.4*2.7)*1000" office:value-type="float" office:value="-0.0000792824074074074">
            <text:p>-7,92824074074074E-005</text:p>
          </table:table-cell>
          <table:table-cell table:formula="of:=[.E93]/(6.4*2.7)*1000" office:value-type="float" office:value="-0.168402777777778">
            <text:p>-0,1684027778</text:p>
          </table:table-cell>
          <table:table-cell/>
          <table:table-cell office:value-type="float" office:value="-0.1">
            <text:p>-0,1</text:p>
          </table:table-cell>
          <table:table-cell table:formula="of:=LOG(ABS([.B93]))" office:value-type="float" office:value="-5.45717457304082">
            <text:p>-5,457174573</text:p>
          </table:table-cell>
          <table:table-cell table:formula="of:=LOG(ABS([.D93]))" office:value-type="float" office:value="-5.86327943284359">
            <text:p>-5,8632794328</text:p>
          </table:table-cell>
        </table:table-row>
        <table:table-row table:style-name="ro1">
          <table:table-cell office:value-type="float" office:value="-0.09">
            <text:p>-0,09</text:p>
          </table:table-cell>
          <table:table-cell office:value-type="float" office:value="-0.0000032">
            <text:p>-3,20E-006</text:p>
          </table:table-cell>
          <table:table-cell office:value-type="float" office:value="-0.00533">
            <text:p>-5,33E-003</text:p>
          </table:table-cell>
          <table:table-cell office:value-type="float" office:value="-0.00000126">
            <text:p>-1,26E-006</text:p>
          </table:table-cell>
          <table:table-cell office:value-type="float" office:value="-0.0029">
            <text:p>-2,90E-003</text:p>
          </table:table-cell>
          <table:table-cell/>
          <table:table-cell office:value-type="float" office:value="-0.09">
            <text:p>-0,09</text:p>
          </table:table-cell>
          <table:table-cell table:formula="of:=[.B94]/(4.8*5.1)*1000" office:value-type="float" office:value="-0.000130718954248366">
            <text:p>-0,000130719</text:p>
          </table:table-cell>
          <table:table-cell table:formula="of:=[.C94]/(4.8*5.1)*1000" office:value-type="float" office:value="-0.217728758169935">
            <text:p>-0,2177287582</text:p>
          </table:table-cell>
          <table:table-cell table:formula="of:=[.D94]/(6.4*2.7)*1000" office:value-type="float" office:value="-0.0000729166666666667">
            <text:p>-7,29166666666667E-005</text:p>
          </table:table-cell>
          <table:table-cell table:formula="of:=[.E94]/(6.4*2.7)*1000" office:value-type="float" office:value="-0.167824074074074">
            <text:p>-0,1678240741</text:p>
          </table:table-cell>
          <table:table-cell/>
          <table:table-cell office:value-type="float" office:value="-0.09">
            <text:p>-0,09</text:p>
          </table:table-cell>
          <table:table-cell table:formula="of:=LOG(ABS([.B94]))" office:value-type="float" office:value="-5.49485002168009">
            <text:p>-5,4948500217</text:p>
          </table:table-cell>
          <table:table-cell table:formula="of:=LOG(ABS([.D94]))" office:value-type="float" office:value="-5.89962945488244">
            <text:p>-5,8996294549</text:p>
          </table:table-cell>
        </table:table-row>
        <table:table-row table:style-name="ro1">
          <table:table-cell office:value-type="float" office:value="-0.08">
            <text:p>-0,08</text:p>
          </table:table-cell>
          <table:table-cell office:value-type="float" office:value="-0.0000029">
            <text:p>-2,90E-006</text:p>
          </table:table-cell>
          <table:table-cell office:value-type="float" office:value="-0.00532">
            <text:p>-5,32E-003</text:p>
          </table:table-cell>
          <table:table-cell office:value-type="float" office:value="-0.00000115">
            <text:p>-1,15E-006</text:p>
          </table:table-cell>
          <table:table-cell office:value-type="float" office:value="-0.0029">
            <text:p>-2,90E-003</text:p>
          </table:table-cell>
          <table:table-cell/>
          <table:table-cell office:value-type="float" office:value="-0.08">
            <text:p>-0,08</text:p>
          </table:table-cell>
          <table:table-cell table:formula="of:=[.B95]/(4.8*5.1)*1000" office:value-type="float" office:value="-0.000118464052287582">
            <text:p>-0,0001184641</text:p>
          </table:table-cell>
          <table:table-cell table:formula="of:=[.C95]/(4.8*5.1)*1000" office:value-type="float" office:value="-0.217320261437909">
            <text:p>-0,2173202614</text:p>
          </table:table-cell>
          <table:table-cell table:formula="of:=[.D95]/(6.4*2.7)*1000" office:value-type="float" office:value="-0.0000665509259259259">
            <text:p>-6,65509259259259E-005</text:p>
          </table:table-cell>
          <table:table-cell table:formula="of:=[.E95]/(6.4*2.7)*1000" office:value-type="float" office:value="-0.167824074074074">
            <text:p>-0,1678240741</text:p>
          </table:table-cell>
          <table:table-cell/>
          <table:table-cell office:value-type="float" office:value="-0.08">
            <text:p>-0,08</text:p>
          </table:table-cell>
          <table:table-cell table:formula="of:=LOG(ABS([.B95]))" office:value-type="float" office:value="-5.53760200210104">
            <text:p>-5,5376020021</text:p>
          </table:table-cell>
          <table:table-cell table:formula="of:=LOG(ABS([.D95]))" office:value-type="float" office:value="-5.93930215964639">
            <text:p>-5,9393021596</text:p>
          </table:table-cell>
        </table:table-row>
        <table:table-row table:style-name="ro1">
          <table:table-cell office:value-type="float" office:value="-0.07">
            <text:p>-0,07</text:p>
          </table:table-cell>
          <table:table-cell office:value-type="float" office:value="-0.00000258">
            <text:p>-2,58E-006</text:p>
          </table:table-cell>
          <table:table-cell office:value-type="float" office:value="-0.0053">
            <text:p>-5,30E-003</text:p>
          </table:table-cell>
          <table:table-cell office:value-type="float" office:value="-0.00000103">
            <text:p>-1,03E-006</text:p>
          </table:table-cell>
          <table:table-cell office:value-type="float" office:value="-0.00289">
            <text:p>-2,89E-003</text:p>
          </table:table-cell>
          <table:table-cell/>
          <table:table-cell office:value-type="float" office:value="-0.07">
            <text:p>-0,07</text:p>
          </table:table-cell>
          <table:table-cell table:formula="of:=[.B96]/(4.8*5.1)*1000" office:value-type="float" office:value="-0.000105392156862745">
            <text:p>-0,0001053922</text:p>
          </table:table-cell>
          <table:table-cell table:formula="of:=[.C96]/(4.8*5.1)*1000" office:value-type="float" office:value="-0.216503267973856">
            <text:p>-0,216503268</text:p>
          </table:table-cell>
          <table:table-cell table:formula="of:=[.D96]/(6.4*2.7)*1000" office:value-type="float" office:value="-0.0000596064814814815">
            <text:p>-5,96064814814815E-005</text:p>
          </table:table-cell>
          <table:table-cell table:formula="of:=[.E96]/(6.4*2.7)*1000" office:value-type="float" office:value="-0.16724537037037">
            <text:p>-0,1672453704</text:p>
          </table:table-cell>
          <table:table-cell/>
          <table:table-cell office:value-type="float" office:value="-0.07">
            <text:p>-0,07</text:p>
          </table:table-cell>
          <table:table-cell table:formula="of:=LOG(ABS([.B96]))" office:value-type="float" office:value="-5.58838029403677">
            <text:p>-5,588380294</text:p>
          </table:table-cell>
          <table:table-cell table:formula="of:=LOG(ABS([.D96]))" office:value-type="float" office:value="-5.98716277529483">
            <text:p>-5,9871627753</text:p>
          </table:table-cell>
        </table:table-row>
        <table:table-row table:style-name="ro1">
          <table:table-cell office:value-type="float" office:value="-0.06">
            <text:p>-0,06</text:p>
          </table:table-cell>
          <table:table-cell office:value-type="float" office:value="-0.00000226">
            <text:p>-2,26E-006</text:p>
          </table:table-cell>
          <table:table-cell office:value-type="float" office:value="-0.0053">
            <text:p>-5,30E-003</text:p>
          </table:table-cell>
          <table:table-cell office:value-type="float" office:value="-0.000000908">
            <text:p>-9,08E-007</text:p>
          </table:table-cell>
          <table:table-cell office:value-type="float" office:value="-0.00289">
            <text:p>-2,89E-003</text:p>
          </table:table-cell>
          <table:table-cell/>
          <table:table-cell office:value-type="float" office:value="-0.06">
            <text:p>-0,06</text:p>
          </table:table-cell>
          <table:table-cell table:formula="of:=[.B97]/(4.8*5.1)*1000" office:value-type="float" office:value="-0.0000923202614379085">
            <text:p>-9,23202614379085E-005</text:p>
          </table:table-cell>
          <table:table-cell table:formula="of:=[.C97]/(4.8*5.1)*1000" office:value-type="float" office:value="-0.216503267973856">
            <text:p>-0,216503268</text:p>
          </table:table-cell>
          <table:table-cell table:formula="of:=[.D97]/(6.4*2.7)*1000" office:value-type="float" office:value="-0.0000525462962962963">
            <text:p>-5,25462962962963E-005</text:p>
          </table:table-cell>
          <table:table-cell table:formula="of:=[.E97]/(6.4*2.7)*1000" office:value-type="float" office:value="-0.16724537037037">
            <text:p>-0,1672453704</text:p>
          </table:table-cell>
          <table:table-cell/>
          <table:table-cell office:value-type="float" office:value="-0.06">
            <text:p>-0,06</text:p>
          </table:table-cell>
          <table:table-cell table:formula="of:=LOG(ABS([.B97]))" office:value-type="float" office:value="-5.6458915608526">
            <text:p>-5,6458915609</text:p>
          </table:table-cell>
          <table:table-cell table:formula="of:=LOG(ABS([.D97]))" office:value-type="float" office:value="-6.04191415147891">
            <text:p>-6,0419141515</text:p>
          </table:table-cell>
        </table:table-row>
        <table:table-row table:style-name="ro1">
          <table:table-cell office:value-type="float" office:value="-0.05">
            <text:p>-0,05</text:p>
          </table:table-cell>
          <table:table-cell office:value-type="float" office:value="-0.00000193">
            <text:p>-1,93E-006</text:p>
          </table:table-cell>
          <table:table-cell office:value-type="float" office:value="-0.00531">
            <text:p>-5,31E-003</text:p>
          </table:table-cell>
          <table:table-cell office:value-type="float" office:value="-0.00000078">
            <text:p>-7,80E-007</text:p>
          </table:table-cell>
          <table:table-cell office:value-type="float" office:value="-0.00289">
            <text:p>-2,89E-003</text:p>
          </table:table-cell>
          <table:table-cell/>
          <table:table-cell office:value-type="float" office:value="-0.05">
            <text:p>-0,05</text:p>
          </table:table-cell>
          <table:table-cell table:formula="of:=[.B98]/(4.8*5.1)*1000" office:value-type="float" office:value="-0.0000788398692810458">
            <text:p>-7,88398692810458E-005</text:p>
          </table:table-cell>
          <table:table-cell table:formula="of:=[.C98]/(4.8*5.1)*1000" office:value-type="float" office:value="-0.216911764705882">
            <text:p>-0,2169117647</text:p>
          </table:table-cell>
          <table:table-cell table:formula="of:=[.D98]/(6.4*2.7)*1000" office:value-type="float" office:value="-0.0000451388888888889">
            <text:p>-4,51388888888889E-005</text:p>
          </table:table-cell>
          <table:table-cell table:formula="of:=[.E98]/(6.4*2.7)*1000" office:value-type="float" office:value="-0.16724537037037">
            <text:p>-0,1672453704</text:p>
          </table:table-cell>
          <table:table-cell/>
          <table:table-cell office:value-type="float" office:value="-0.05">
            <text:p>-0,05</text:p>
          </table:table-cell>
          <table:table-cell table:formula="of:=LOG(ABS([.B98]))" office:value-type="float" office:value="-5.71444269099223">
            <text:p>-5,714442691</text:p>
          </table:table-cell>
          <table:table-cell table:formula="of:=LOG(ABS([.D98]))" office:value-type="float" office:value="-6.10790539730952">
            <text:p>-6,1079053973</text:p>
          </table:table-cell>
        </table:table-row>
        <table:table-row table:style-name="ro1">
          <table:table-cell office:value-type="float" office:value="-0.04">
            <text:p>-0,04</text:p>
          </table:table-cell>
          <table:table-cell office:value-type="float" office:value="-0.00000158">
            <text:p>-1,58E-006</text:p>
          </table:table-cell>
          <table:table-cell office:value-type="float" office:value="-0.00531">
            <text:p>-5,31E-003</text:p>
          </table:table-cell>
          <table:table-cell office:value-type="float" office:value="-0.000000644">
            <text:p>-6,44E-007</text:p>
          </table:table-cell>
          <table:table-cell office:value-type="float" office:value="-0.00289">
            <text:p>-2,89E-003</text:p>
          </table:table-cell>
          <table:table-cell/>
          <table:table-cell office:value-type="float" office:value="-0.04">
            <text:p>-0,04</text:p>
          </table:table-cell>
          <table:table-cell table:formula="of:=[.B99]/(4.8*5.1)*1000" office:value-type="float" office:value="-0.0000645424836601307">
            <text:p>-6,45424836601307E-005</text:p>
          </table:table-cell>
          <table:table-cell table:formula="of:=[.C99]/(4.8*5.1)*1000" office:value-type="float" office:value="-0.216911764705882">
            <text:p>-0,2169117647</text:p>
          </table:table-cell>
          <table:table-cell table:formula="of:=[.D99]/(6.4*2.7)*1000" office:value-type="float" office:value="-0.0000372685185185185">
            <text:p>-3,72685185185185E-005</text:p>
          </table:table-cell>
          <table:table-cell table:formula="of:=[.E99]/(6.4*2.7)*1000" office:value-type="float" office:value="-0.16724537037037">
            <text:p>-0,1672453704</text:p>
          </table:table-cell>
          <table:table-cell/>
          <table:table-cell office:value-type="float" office:value="-0.04">
            <text:p>-0,04</text:p>
          </table:table-cell>
          <table:table-cell table:formula="of:=LOG(ABS([.B99]))" office:value-type="float" office:value="-5.80134291304558">
            <text:p>-5,801342913</text:p>
          </table:table-cell>
          <table:table-cell table:formula="of:=LOG(ABS([.D99]))" office:value-type="float" office:value="-6.19111413264019">
            <text:p>-6,1911141326</text:p>
          </table:table-cell>
        </table:table-row>
        <table:table-row table:style-name="ro1">
          <table:table-cell office:value-type="float" office:value="-0.03">
            <text:p>-0,03</text:p>
          </table:table-cell>
          <table:table-cell office:value-type="float" office:value="-0.00000122">
            <text:p>-1,22E-006</text:p>
          </table:table-cell>
          <table:table-cell office:value-type="float" office:value="-0.0053">
            <text:p>-5,30E-003</text:p>
          </table:table-cell>
          <table:table-cell office:value-type="float" office:value="-0.000000501">
            <text:p>-5,01E-007</text:p>
          </table:table-cell>
          <table:table-cell office:value-type="float" office:value="-0.0029">
            <text:p>-2,90E-003</text:p>
          </table:table-cell>
          <table:table-cell/>
          <table:table-cell office:value-type="float" office:value="-0.03">
            <text:p>-0,03</text:p>
          </table:table-cell>
          <table:table-cell table:formula="of:=[.B100]/(4.8*5.1)*1000" office:value-type="float" office:value="-0.0000498366013071895">
            <text:p>-4,98366013071895E-005</text:p>
          </table:table-cell>
          <table:table-cell table:formula="of:=[.C100]/(4.8*5.1)*1000" office:value-type="float" office:value="-0.216503267973856">
            <text:p>-0,216503268</text:p>
          </table:table-cell>
          <table:table-cell table:formula="of:=[.D100]/(6.4*2.7)*1000" office:value-type="float" office:value="-0.0000289930555555556">
            <text:p>-2,89930555555556E-005</text:p>
          </table:table-cell>
          <table:table-cell table:formula="of:=[.E100]/(6.4*2.7)*1000" office:value-type="float" office:value="-0.167824074074074">
            <text:p>-0,1678240741</text:p>
          </table:table-cell>
          <table:table-cell/>
          <table:table-cell office:value-type="float" office:value="-0.03">
            <text:p>-0,03</text:p>
          </table:table-cell>
          <table:table-cell table:formula="of:=LOG(ABS([.B100]))" office:value-type="float" office:value="-5.91364016932525">
            <text:p>-5,9136401693</text:p>
          </table:table-cell>
          <table:table-cell table:formula="of:=LOG(ABS([.D100]))" office:value-type="float" office:value="-6.30016227413275">
            <text:p>-6,3001622741</text:p>
          </table:table-cell>
        </table:table-row>
        <table:table-row table:style-name="ro1">
          <table:table-cell office:value-type="float" office:value="-0.02">
            <text:p>-0,02</text:p>
          </table:table-cell>
          <table:table-cell office:value-type="float" office:value="-0.000000839">
            <text:p>-8,39E-007</text:p>
          </table:table-cell>
          <table:table-cell office:value-type="float" office:value="-0.0053">
            <text:p>-5,30E-003</text:p>
          </table:table-cell>
          <table:table-cell office:value-type="float" office:value="-0.000000348">
            <text:p>-3,48E-007</text:p>
          </table:table-cell>
          <table:table-cell office:value-type="float" office:value="-0.0029">
            <text:p>-2,90E-003</text:p>
          </table:table-cell>
          <table:table-cell/>
          <table:table-cell office:value-type="float" office:value="-0.02">
            <text:p>-0,02</text:p>
          </table:table-cell>
          <table:table-cell table:formula="of:=[.B101]/(4.8*5.1)*1000" office:value-type="float" office:value="-0.0000342728758169935">
            <text:p>-3,42728758169935E-005</text:p>
          </table:table-cell>
          <table:table-cell table:formula="of:=[.C101]/(4.8*5.1)*1000" office:value-type="float" office:value="-0.216503267973856">
            <text:p>-0,216503268</text:p>
          </table:table-cell>
          <table:table-cell table:formula="of:=[.D101]/(6.4*2.7)*1000" office:value-type="float" office:value="-0.0000201388888888889">
            <text:p>-2,01388888888889E-005</text:p>
          </table:table-cell>
          <table:table-cell table:formula="of:=[.E101]/(6.4*2.7)*1000" office:value-type="float" office:value="-0.167824074074074">
            <text:p>-0,1678240741</text:p>
          </table:table-cell>
          <table:table-cell/>
          <table:table-cell office:value-type="float" office:value="-0.02">
            <text:p>-0,02</text:p>
          </table:table-cell>
          <table:table-cell table:formula="of:=LOG(ABS([.B101]))" office:value-type="float" office:value="-6.0762380391713">
            <text:p>-6,0762380392</text:p>
          </table:table-cell>
          <table:table-cell table:formula="of:=LOG(ABS([.D101]))" office:value-type="float" office:value="-6.45842075605342">
            <text:p>-6,4584207561</text:p>
          </table:table-cell>
        </table:table-row>
        <table:table-row table:style-name="ro1">
          <table:table-cell office:value-type="float" office:value="-0.01">
            <text:p>-0,01</text:p>
          </table:table-cell>
          <table:table-cell office:value-type="float" office:value="-0.00000043">
            <text:p>-4,30E-007</text:p>
          </table:table-cell>
          <table:table-cell office:value-type="float" office:value="-0.00529">
            <text:p>-5,29E-003</text:p>
          </table:table-cell>
          <table:table-cell office:value-type="float" office:value="-0.00000018">
            <text:p>-1,80E-007</text:p>
          </table:table-cell>
          <table:table-cell office:value-type="float" office:value="-0.0029">
            <text:p>-2,90E-003</text:p>
          </table:table-cell>
          <table:table-cell/>
          <table:table-cell office:value-type="float" office:value="-0.01">
            <text:p>-0,01</text:p>
          </table:table-cell>
          <table:table-cell table:formula="of:=[.B102]/(4.8*5.1)*1000" office:value-type="float" office:value="-0.0000175653594771242">
            <text:p>-1,75653594771242E-005</text:p>
          </table:table-cell>
          <table:table-cell table:formula="of:=[.C102]/(4.8*5.1)*1000" office:value-type="float" office:value="-0.21609477124183">
            <text:p>-0,2160947712</text:p>
          </table:table-cell>
          <table:table-cell table:formula="of:=[.D102]/(6.4*2.7)*1000" office:value-type="float" office:value="-0.0000104166666666667">
            <text:p>-1,04166666666667E-005</text:p>
          </table:table-cell>
          <table:table-cell table:formula="of:=[.E102]/(6.4*2.7)*1000" office:value-type="float" office:value="-0.167824074074074">
            <text:p>-0,1678240741</text:p>
          </table:table-cell>
          <table:table-cell/>
          <table:table-cell office:value-type="float" office:value="-0.01">
            <text:p>-0,01</text:p>
          </table:table-cell>
          <table:table-cell table:formula="of:=LOG(ABS([.B102]))" office:value-type="float" office:value="-6.36653154442041">
            <text:p>-6,3665315444</text:p>
          </table:table-cell>
          <table:table-cell table:formula="of:=LOG(ABS([.D102]))" office:value-type="float" office:value="-6.74472749489669">
            <text:p>-6,744727494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000000298">
            <text:p>2,98E-009</text:p>
          </table:table-cell>
          <table:table-cell office:value-type="float" office:value="-0.00528">
            <text:p>-5,28E-003</text:p>
          </table:table-cell>
          <table:table-cell office:value-type="float" office:value="-0.0000000000621">
            <text:p>-6,21E-011</text:p>
          </table:table-cell>
          <table:table-cell office:value-type="float" office:value="-0.00289">
            <text:p>-2,89E-003</text:p>
          </table:table-cell>
          <table:table-cell/>
          <table:table-cell office:value-type="float" office:value="0">
            <text:p>0</text:p>
          </table:table-cell>
          <table:table-cell table:formula="of:=[.B103]/(4.8*5.1)*1000" office:value-type="float" office:value="0.000000121732026143791">
            <text:p>1,21732026143791E-007</text:p>
          </table:table-cell>
          <table:table-cell table:formula="of:=[.C103]/(4.8*5.1)*1000" office:value-type="float" office:value="-0.215686274509804">
            <text:p>-0,2156862745</text:p>
          </table:table-cell>
          <table:table-cell table:formula="of:=[.D103]/(6.4*2.7)*1000" office:value-type="float" office:value="-0.00000000359375">
            <text:p>-3,59375E-009</text:p>
          </table:table-cell>
          <table:table-cell table:formula="of:=[.E103]/(6.4*2.7)*1000" office:value-type="float" office:value="-0.16724537037037">
            <text:p>-0,1672453704</text:p>
          </table:table-cell>
          <table:table-cell/>
          <table:table-cell office:value-type="float" office:value="0">
            <text:p>0</text:p>
          </table:table-cell>
          <table:table-cell table:formula="of:=LOG(ABS([.B103]))" office:value-type="float" office:value="-8.52578373592374">
            <text:p>-8,5257837359</text:p>
          </table:table-cell>
          <table:table-cell table:formula="of:=LOG(ABS([.D103]))" office:value-type="float" office:value="-10.2069083998234">
            <text:p>-10,2069083998</text:p>
          </table:table-cell>
        </table:table-row>
        <table:table-row table:style-name="ro1">
          <table:table-cell office:value-type="float" office:value="0.01">
            <text:p>0,01</text:p>
          </table:table-cell>
          <table:table-cell office:value-type="float" office:value="0.00000047">
            <text:p>4,70E-007</text:p>
          </table:table-cell>
          <table:table-cell office:value-type="float" office:value="-0.00527">
            <text:p>-5,27E-003</text:p>
          </table:table-cell>
          <table:table-cell office:value-type="float" office:value="0.000000198">
            <text:p>1,98E-007</text:p>
          </table:table-cell>
          <table:table-cell office:value-type="float" office:value="-0.00289">
            <text:p>-2,89E-003</text:p>
          </table:table-cell>
          <table:table-cell/>
          <table:table-cell office:value-type="float" office:value="0.01">
            <text:p>0,01</text:p>
          </table:table-cell>
          <table:table-cell table:formula="of:=[.B104]/(4.8*5.1)*1000" office:value-type="float" office:value="0.0000191993464052288">
            <text:p>1,91993464052288E-005</text:p>
          </table:table-cell>
          <table:table-cell table:formula="of:=[.C104]/(4.8*5.1)*1000" office:value-type="float" office:value="-0.215277777777778">
            <text:p>-0,2152777778</text:p>
          </table:table-cell>
          <table:table-cell table:formula="of:=[.D104]/(6.4*2.7)*1000" office:value-type="float" office:value="0.0000114583333333333">
            <text:p>1,14583333333333E-005</text:p>
          </table:table-cell>
          <table:table-cell table:formula="of:=[.E104]/(6.4*2.7)*1000" office:value-type="float" office:value="-0.16724537037037">
            <text:p>-0,1672453704</text:p>
          </table:table-cell>
          <table:table-cell/>
          <table:table-cell office:value-type="float" office:value="0.01">
            <text:p>0,01</text:p>
          </table:table-cell>
          <table:table-cell table:formula="of:=LOG(ABS([.B104]))" office:value-type="float" office:value="-6.32790214206428">
            <text:p>-6,3279021421</text:p>
          </table:table-cell>
          <table:table-cell table:formula="of:=LOG(ABS([.D104]))" office:value-type="float" office:value="-6.70333480973847">
            <text:p>-6,7033348097</text:p>
          </table:table-cell>
        </table:table-row>
        <table:table-row table:style-name="ro1">
          <table:table-cell office:value-type="float" office:value="0.02">
            <text:p>0,02</text:p>
          </table:table-cell>
          <table:table-cell office:value-type="float" office:value="0.00000097">
            <text:p>9,70E-007</text:p>
          </table:table-cell>
          <table:table-cell office:value-type="float" office:value="-0.00527">
            <text:p>-5,27E-003</text:p>
          </table:table-cell>
          <table:table-cell office:value-type="float" office:value="0.000000415">
            <text:p>4,15E-007</text:p>
          </table:table-cell>
          <table:table-cell office:value-type="float" office:value="-0.00289">
            <text:p>-2,89E-003</text:p>
          </table:table-cell>
          <table:table-cell/>
          <table:table-cell office:value-type="float" office:value="0.02">
            <text:p>0,02</text:p>
          </table:table-cell>
          <table:table-cell table:formula="of:=[.B105]/(4.8*5.1)*1000" office:value-type="float" office:value="0.0000396241830065359">
            <text:p>3,96241830065359E-005</text:p>
          </table:table-cell>
          <table:table-cell table:formula="of:=[.C105]/(4.8*5.1)*1000" office:value-type="float" office:value="-0.215277777777778">
            <text:p>-0,2152777778</text:p>
          </table:table-cell>
          <table:table-cell table:formula="of:=[.D105]/(6.4*2.7)*1000" office:value-type="float" office:value="0.0000240162037037037">
            <text:p>2,40162037037037E-005</text:p>
          </table:table-cell>
          <table:table-cell table:formula="of:=[.E105]/(6.4*2.7)*1000" office:value-type="float" office:value="-0.16724537037037">
            <text:p>-0,1672453704</text:p>
          </table:table-cell>
          <table:table-cell/>
          <table:table-cell office:value-type="float" office:value="0.02">
            <text:p>0,02</text:p>
          </table:table-cell>
          <table:table-cell table:formula="of:=LOG(ABS([.B105]))" office:value-type="float" office:value="-6.01322826573376">
            <text:p>-6,0132282657</text:p>
          </table:table-cell>
          <table:table-cell table:formula="of:=LOG(ABS([.D105]))" office:value-type="float" office:value="-6.38195190328791">
            <text:p>-6,3819519033</text:p>
          </table:table-cell>
        </table:table-row>
        <table:table-row table:style-name="ro1">
          <table:table-cell office:value-type="float" office:value="0.03">
            <text:p>0,03</text:p>
          </table:table-cell>
          <table:table-cell office:value-type="float" office:value="0.00000152">
            <text:p>1,52E-006</text:p>
          </table:table-cell>
          <table:table-cell office:value-type="float" office:value="-0.00527">
            <text:p>-5,27E-003</text:p>
          </table:table-cell>
          <table:table-cell office:value-type="float" office:value="0.000000655">
            <text:p>6,55E-007</text:p>
          </table:table-cell>
          <table:table-cell office:value-type="float" office:value="-0.00289">
            <text:p>-2,89E-003</text:p>
          </table:table-cell>
          <table:table-cell/>
          <table:table-cell office:value-type="float" office:value="0.03">
            <text:p>0,03</text:p>
          </table:table-cell>
          <table:table-cell table:formula="of:=[.B106]/(4.8*5.1)*1000" office:value-type="float" office:value="0.0000620915032679739">
            <text:p>6,20915032679739E-005</text:p>
          </table:table-cell>
          <table:table-cell table:formula="of:=[.C106]/(4.8*5.1)*1000" office:value-type="float" office:value="-0.215277777777778">
            <text:p>-0,2152777778</text:p>
          </table:table-cell>
          <table:table-cell table:formula="of:=[.D106]/(6.4*2.7)*1000" office:value-type="float" office:value="0.0000379050925925926">
            <text:p>3,79050925925926E-005</text:p>
          </table:table-cell>
          <table:table-cell table:formula="of:=[.E106]/(6.4*2.7)*1000" office:value-type="float" office:value="-0.16724537037037">
            <text:p>-0,1672453704</text:p>
          </table:table-cell>
          <table:table-cell/>
          <table:table-cell office:value-type="float" office:value="0.03">
            <text:p>0,03</text:p>
          </table:table-cell>
          <table:table-cell table:formula="of:=LOG(ABS([.B106]))" office:value-type="float" office:value="-5.81815641205523">
            <text:p>-5,8181564121</text:p>
          </table:table-cell>
          <table:table-cell table:formula="of:=LOG(ABS([.D106]))" office:value-type="float" office:value="-6.18375870000822">
            <text:p>-6,1837587</text:p>
          </table:table-cell>
        </table:table-row>
        <table:table-row table:style-name="ro1">
          <table:table-cell office:value-type="float" office:value="0.04">
            <text:p>0,04</text:p>
          </table:table-cell>
          <table:table-cell office:value-type="float" office:value="0.00000211">
            <text:p>2,11E-006</text:p>
          </table:table-cell>
          <table:table-cell office:value-type="float" office:value="-0.00527">
            <text:p>-5,27E-003</text:p>
          </table:table-cell>
          <table:table-cell office:value-type="float" office:value="0.000000919">
            <text:p>9,19E-007</text:p>
          </table:table-cell>
          <table:table-cell office:value-type="float" office:value="-0.00289">
            <text:p>-2,89E-003</text:p>
          </table:table-cell>
          <table:table-cell/>
          <table:table-cell office:value-type="float" office:value="0.04">
            <text:p>0,04</text:p>
          </table:table-cell>
          <table:table-cell table:formula="of:=[.B107]/(4.8*5.1)*1000" office:value-type="float" office:value="0.0000861928104575163">
            <text:p>8,61928104575163E-005</text:p>
          </table:table-cell>
          <table:table-cell table:formula="of:=[.C107]/(4.8*5.1)*1000" office:value-type="float" office:value="-0.215277777777778">
            <text:p>-0,2152777778</text:p>
          </table:table-cell>
          <table:table-cell table:formula="of:=[.D107]/(6.4*2.7)*1000" office:value-type="float" office:value="0.0000531828703703704">
            <text:p>5,31828703703704E-005</text:p>
          </table:table-cell>
          <table:table-cell table:formula="of:=[.E107]/(6.4*2.7)*1000" office:value-type="float" office:value="-0.16724537037037">
            <text:p>-0,1672453704</text:p>
          </table:table-cell>
          <table:table-cell/>
          <table:table-cell office:value-type="float" office:value="0.04">
            <text:p>0,04</text:p>
          </table:table-cell>
          <table:table-cell table:formula="of:=LOG(ABS([.B107]))" office:value-type="float" office:value="-5.67571754470231">
            <text:p>-5,6757175447</text:p>
          </table:table-cell>
          <table:table-cell table:formula="of:=LOG(ABS([.D107]))" office:value-type="float" office:value="-6.03668448861389">
            <text:p>-6,0366844886</text:p>
          </table:table-cell>
        </table:table-row>
        <table:table-row table:style-name="ro1">
          <table:table-cell office:value-type="float" office:value="0.05">
            <text:p>0,05</text:p>
          </table:table-cell>
          <table:table-cell office:value-type="float" office:value="0.00000275">
            <text:p>2,75E-006</text:p>
          </table:table-cell>
          <table:table-cell office:value-type="float" office:value="-0.00526">
            <text:p>-5,26E-003</text:p>
          </table:table-cell>
          <table:table-cell office:value-type="float" office:value="0.00000121">
            <text:p>1,21E-006</text:p>
          </table:table-cell>
          <table:table-cell office:value-type="float" office:value="-0.00289">
            <text:p>-2,89E-003</text:p>
          </table:table-cell>
          <table:table-cell/>
          <table:table-cell office:value-type="float" office:value="0.05">
            <text:p>0,05</text:p>
          </table:table-cell>
          <table:table-cell table:formula="of:=[.B108]/(4.8*5.1)*1000" office:value-type="float" office:value="0.00011233660130719">
            <text:p>0,0001123366</text:p>
          </table:table-cell>
          <table:table-cell table:formula="of:=[.C108]/(4.8*5.1)*1000" office:value-type="float" office:value="-0.214869281045752">
            <text:p>-0,214869281</text:p>
          </table:table-cell>
          <table:table-cell table:formula="of:=[.D108]/(6.4*2.7)*1000" office:value-type="float" office:value="0.0000700231481481482">
            <text:p>7,00231481481482E-005</text:p>
          </table:table-cell>
          <table:table-cell table:formula="of:=[.E108]/(6.4*2.7)*1000" office:value-type="float" office:value="-0.16724537037037">
            <text:p>-0,1672453704</text:p>
          </table:table-cell>
          <table:table-cell/>
          <table:table-cell office:value-type="float" office:value="0.05">
            <text:p>0,05</text:p>
          </table:table-cell>
          <table:table-cell table:formula="of:=LOG(ABS([.B108]))" office:value-type="float" office:value="-5.56066730616974">
            <text:p>-5,5606673062</text:p>
          </table:table-cell>
          <table:table-cell table:formula="of:=LOG(ABS([.D108]))" office:value-type="float" office:value="-5.91721462968355">
            <text:p>-5,9172146297</text:p>
          </table:table-cell>
        </table:table-row>
        <table:table-row table:style-name="ro1">
          <table:table-cell office:value-type="float" office:value="0.06">
            <text:p>0,06</text:p>
          </table:table-cell>
          <table:table-cell office:value-type="float" office:value="0.00000347">
            <text:p>3,47E-006</text:p>
          </table:table-cell>
          <table:table-cell office:value-type="float" office:value="-0.00526">
            <text:p>-5,26E-003</text:p>
          </table:table-cell>
          <table:table-cell office:value-type="float" office:value="0.00000154">
            <text:p>1,54E-006</text:p>
          </table:table-cell>
          <table:table-cell office:value-type="float" office:value="-0.00289">
            <text:p>-2,89E-003</text:p>
          </table:table-cell>
          <table:table-cell/>
          <table:table-cell office:value-type="float" office:value="0.06">
            <text:p>0,06</text:p>
          </table:table-cell>
          <table:table-cell table:formula="of:=[.B109]/(4.8*5.1)*1000" office:value-type="float" office:value="0.000141748366013072">
            <text:p>0,0001417484</text:p>
          </table:table-cell>
          <table:table-cell table:formula="of:=[.C109]/(4.8*5.1)*1000" office:value-type="float" office:value="-0.214869281045752">
            <text:p>-0,214869281</text:p>
          </table:table-cell>
          <table:table-cell table:formula="of:=[.D109]/(6.4*2.7)*1000" office:value-type="float" office:value="0.0000891203703703704">
            <text:p>8,91203703703704E-005</text:p>
          </table:table-cell>
          <table:table-cell table:formula="of:=[.E109]/(6.4*2.7)*1000" office:value-type="float" office:value="-0.16724537037037">
            <text:p>-0,1672453704</text:p>
          </table:table-cell>
          <table:table-cell/>
          <table:table-cell office:value-type="float" office:value="0.06">
            <text:p>0,06</text:p>
          </table:table-cell>
          <table:table-cell table:formula="of:=LOG(ABS([.B109]))" office:value-type="float" office:value="-5.45967052520913">
            <text:p>-5,4596705252</text:p>
          </table:table-cell>
          <table:table-cell table:formula="of:=LOG(ABS([.D109]))" office:value-type="float" office:value="-5.81247927916354">
            <text:p>-5,8124792792</text:p>
          </table:table-cell>
        </table:table-row>
        <table:table-row table:style-name="ro1">
          <table:table-cell office:value-type="float" office:value="0.07">
            <text:p>0,07</text:p>
          </table:table-cell>
          <table:table-cell office:value-type="float" office:value="0.00000427">
            <text:p>4,27E-006</text:p>
          </table:table-cell>
          <table:table-cell office:value-type="float" office:value="-0.00524">
            <text:p>-5,24E-003</text:p>
          </table:table-cell>
          <table:table-cell office:value-type="float" office:value="0.0000019">
            <text:p>1,90E-006</text:p>
          </table:table-cell>
          <table:table-cell office:value-type="float" office:value="-0.00289">
            <text:p>-2,89E-003</text:p>
          </table:table-cell>
          <table:table-cell/>
          <table:table-cell office:value-type="float" office:value="0.07">
            <text:p>0,07</text:p>
          </table:table-cell>
          <table:table-cell table:formula="of:=[.B110]/(4.8*5.1)*1000" office:value-type="float" office:value="0.000174428104575163">
            <text:p>0,0001744281</text:p>
          </table:table-cell>
          <table:table-cell table:formula="of:=[.C110]/(4.8*5.1)*1000" office:value-type="float" office:value="-0.214052287581699">
            <text:p>-0,2140522876</text:p>
          </table:table-cell>
          <table:table-cell table:formula="of:=[.D110]/(6.4*2.7)*1000" office:value-type="float" office:value="0.000109953703703704">
            <text:p>0,0001099537</text:p>
          </table:table-cell>
          <table:table-cell table:formula="of:=[.E110]/(6.4*2.7)*1000" office:value-type="float" office:value="-0.16724537037037">
            <text:p>-0,1672453704</text:p>
          </table:table-cell>
          <table:table-cell/>
          <table:table-cell office:value-type="float" office:value="0.07">
            <text:p>0,07</text:p>
          </table:table-cell>
          <table:table-cell table:formula="of:=LOG(ABS([.B110]))" office:value-type="float" office:value="-5.36957212497498">
            <text:p>-5,369572125</text:p>
          </table:table-cell>
          <table:table-cell table:formula="of:=LOG(ABS([.D110]))" office:value-type="float" office:value="-5.72124639904717">
            <text:p>-5,721246399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 office:value-type="float" office:value="0.00000517">
            <text:p>5,17E-006</text:p>
          </table:table-cell>
          <table:table-cell office:value-type="float" office:value="-0.00522">
            <text:p>-5,22E-003</text:p>
          </table:table-cell>
          <table:table-cell office:value-type="float" office:value="0.0000023">
            <text:p>2,30E-006</text:p>
          </table:table-cell>
          <table:table-cell office:value-type="float" office:value="-0.00288">
            <text:p>-2,88E-003</text:p>
          </table:table-cell>
          <table:table-cell/>
          <table:table-cell office:value-type="float" office:value="0.08">
            <text:p>0,08</text:p>
          </table:table-cell>
          <table:table-cell table:formula="of:=[.B111]/(4.8*5.1)*1000" office:value-type="float" office:value="0.000211192810457516">
            <text:p>0,0002111928</text:p>
          </table:table-cell>
          <table:table-cell table:formula="of:=[.C111]/(4.8*5.1)*1000" office:value-type="float" office:value="-0.213235294117647">
            <text:p>-0,2132352941</text:p>
          </table:table-cell>
          <table:table-cell table:formula="of:=[.D111]/(6.4*2.7)*1000" office:value-type="float" office:value="0.000133101851851852">
            <text:p>0,0001331019</text:p>
          </table:table-cell>
          <table:table-cell table:formula="of:=[.E111]/(6.4*2.7)*1000" office:value-type="float" office:value="-0.166666666666667">
            <text:p>-0,1666666667</text:p>
          </table:table-cell>
          <table:table-cell/>
          <table:table-cell office:value-type="float" office:value="0.08">
            <text:p>0,08</text:p>
          </table:table-cell>
          <table:table-cell table:formula="of:=LOG(ABS([.B111]))" office:value-type="float" office:value="-5.28650945690606">
            <text:p>-5,2865094569</text:p>
          </table:table-cell>
          <table:table-cell table:formula="of:=LOG(ABS([.D111]))" office:value-type="float" office:value="-5.63827216398241">
            <text:p>-5,638272164</text:p>
          </table:table-cell>
        </table:table-row>
        <table:table-row table:style-name="ro1">
          <table:table-cell office:value-type="float" office:value="0.09">
            <text:p>0,09</text:p>
          </table:table-cell>
          <table:table-cell office:value-type="float" office:value="0.00000618">
            <text:p>6,18E-006</text:p>
          </table:table-cell>
          <table:table-cell office:value-type="float" office:value="-0.0052">
            <text:p>-5,20E-003</text:p>
          </table:table-cell>
          <table:table-cell office:value-type="float" office:value="0.00000275">
            <text:p>2,75E-006</text:p>
          </table:table-cell>
          <table:table-cell office:value-type="float" office:value="-0.00288">
            <text:p>-2,88E-003</text:p>
          </table:table-cell>
          <table:table-cell/>
          <table:table-cell office:value-type="float" office:value="0.09">
            <text:p>0,09</text:p>
          </table:table-cell>
          <table:table-cell table:formula="of:=[.B112]/(4.8*5.1)*1000" office:value-type="float" office:value="0.000252450980392157">
            <text:p>0,000252451</text:p>
          </table:table-cell>
          <table:table-cell table:formula="of:=[.C112]/(4.8*5.1)*1000" office:value-type="float" office:value="-0.212418300653595">
            <text:p>-0,2124183007</text:p>
          </table:table-cell>
          <table:table-cell table:formula="of:=[.D112]/(6.4*2.7)*1000" office:value-type="float" office:value="0.000159143518518519">
            <text:p>0,0001591435</text:p>
          </table:table-cell>
          <table:table-cell table:formula="of:=[.E112]/(6.4*2.7)*1000" office:value-type="float" office:value="-0.166666666666667">
            <text:p>-0,1666666667</text:p>
          </table:table-cell>
          <table:table-cell/>
          <table:table-cell office:value-type="float" office:value="0.09">
            <text:p>0,09</text:p>
          </table:table-cell>
          <table:table-cell table:formula="of:=LOG(ABS([.B112]))" office:value-type="float" office:value="-5.20901152491118">
            <text:p>-5,2090115249</text:p>
          </table:table-cell>
          <table:table-cell table:formula="of:=LOG(ABS([.D112]))" office:value-type="float" office:value="-5.56066730616974">
            <text:p>-5,5606673062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0.00000735">
            <text:p>7,35E-006</text:p>
          </table:table-cell>
          <table:table-cell office:value-type="float" office:value="-0.0052">
            <text:p>-5,20E-003</text:p>
          </table:table-cell>
          <table:table-cell office:value-type="float" office:value="0.00000324">
            <text:p>3,24E-006</text:p>
          </table:table-cell>
          <table:table-cell office:value-type="float" office:value="-0.00287">
            <text:p>-2,87E-003</text:p>
          </table:table-cell>
          <table:table-cell/>
          <table:table-cell office:value-type="float" office:value="0.1">
            <text:p>0,1</text:p>
          </table:table-cell>
          <table:table-cell table:formula="of:=[.B113]/(4.8*5.1)*1000" office:value-type="float" office:value="0.000300245098039216">
            <text:p>0,0003002451</text:p>
          </table:table-cell>
          <table:table-cell table:formula="of:=[.C113]/(4.8*5.1)*1000" office:value-type="float" office:value="-0.212418300653595">
            <text:p>-0,2124183007</text:p>
          </table:table-cell>
          <table:table-cell table:formula="of:=[.D113]/(6.4*2.7)*1000" office:value-type="float" office:value="0.0001875">
            <text:p>0,0001875</text:p>
          </table:table-cell>
          <table:table-cell table:formula="of:=[.E113]/(6.4*2.7)*1000" office:value-type="float" office:value="-0.166087962962963">
            <text:p>-0,166087963</text:p>
          </table:table-cell>
          <table:table-cell/>
          <table:table-cell office:value-type="float" office:value="0.1">
            <text:p>0,1</text:p>
          </table:table-cell>
          <table:table-cell table:formula="of:=LOG(ABS([.B113]))" office:value-type="float" office:value="-5.1337126609158">
            <text:p>-5,1337126609</text:p>
          </table:table-cell>
          <table:table-cell table:formula="of:=LOG(ABS([.D113]))" office:value-type="float" office:value="-5.48945498979339">
            <text:p>-5,4894549898</text:p>
          </table:table-cell>
        </table:table-row>
        <table:table-row table:style-name="ro1">
          <table:table-cell office:value-type="float" office:value="0.11">
            <text:p>0,11</text:p>
          </table:table-cell>
          <table:table-cell office:value-type="float" office:value="0.00000872">
            <text:p>8,72E-006</text:p>
          </table:table-cell>
          <table:table-cell office:value-type="float" office:value="-0.00519">
            <text:p>-5,19E-003</text:p>
          </table:table-cell>
          <table:table-cell office:value-type="float" office:value="0.00000379">
            <text:p>3,79E-006</text:p>
          </table:table-cell>
          <table:table-cell office:value-type="float" office:value="-0.00287">
            <text:p>-2,87E-003</text:p>
          </table:table-cell>
          <table:table-cell/>
          <table:table-cell office:value-type="float" office:value="0.11">
            <text:p>0,11</text:p>
          </table:table-cell>
          <table:table-cell table:formula="of:=[.B114]/(4.8*5.1)*1000" office:value-type="float" office:value="0.000356209150326797">
            <text:p>0,0003562092</text:p>
          </table:table-cell>
          <table:table-cell table:formula="of:=[.C114]/(4.8*5.1)*1000" office:value-type="float" office:value="-0.212009803921569">
            <text:p>-0,2120098039</text:p>
          </table:table-cell>
          <table:table-cell table:formula="of:=[.D114]/(6.4*2.7)*1000" office:value-type="float" office:value="0.000219328703703704">
            <text:p>0,0002193287</text:p>
          </table:table-cell>
          <table:table-cell table:formula="of:=[.E114]/(6.4*2.7)*1000" office:value-type="float" office:value="-0.166087962962963">
            <text:p>-0,166087963</text:p>
          </table:table-cell>
          <table:table-cell/>
          <table:table-cell office:value-type="float" office:value="0.11">
            <text:p>0,11</text:p>
          </table:table-cell>
          <table:table-cell table:formula="of:=LOG(ABS([.B114]))" office:value-type="float" office:value="-5.05948351506743">
            <text:p>-5,0594835151</text:p>
          </table:table-cell>
          <table:table-cell table:formula="of:=LOG(ABS([.D114]))" office:value-type="float" office:value="-5.42136079003193">
            <text:p>-5,42136079</text:p>
          </table:table-cell>
        </table:table-row>
        <table:table-row table:style-name="ro1">
          <table:table-cell office:value-type="float" office:value="0.12">
            <text:p>0,12</text:p>
          </table:table-cell>
          <table:table-cell office:value-type="float" office:value="0.0000103">
            <text:p>1,03E-005</text:p>
          </table:table-cell>
          <table:table-cell office:value-type="float" office:value="-0.00518">
            <text:p>-5,18E-003</text:p>
          </table:table-cell>
          <table:table-cell office:value-type="float" office:value="0.0000044">
            <text:p>4,40E-006</text:p>
          </table:table-cell>
          <table:table-cell office:value-type="float" office:value="-0.00287">
            <text:p>-2,87E-003</text:p>
          </table:table-cell>
          <table:table-cell/>
          <table:table-cell office:value-type="float" office:value="0.12">
            <text:p>0,12</text:p>
          </table:table-cell>
          <table:table-cell table:formula="of:=[.B115]/(4.8*5.1)*1000" office:value-type="float" office:value="0.000420751633986928">
            <text:p>0,0004207516</text:p>
          </table:table-cell>
          <table:table-cell table:formula="of:=[.C115]/(4.8*5.1)*1000" office:value-type="float" office:value="-0.211601307189543">
            <text:p>-0,2116013072</text:p>
          </table:table-cell>
          <table:table-cell table:formula="of:=[.D115]/(6.4*2.7)*1000" office:value-type="float" office:value="0.00025462962962963">
            <text:p>0,0002546296</text:p>
          </table:table-cell>
          <table:table-cell table:formula="of:=[.E115]/(6.4*2.7)*1000" office:value-type="float" office:value="-0.166087962962963">
            <text:p>-0,166087963</text:p>
          </table:table-cell>
          <table:table-cell/>
          <table:table-cell office:value-type="float" office:value="0.12">
            <text:p>0,12</text:p>
          </table:table-cell>
          <table:table-cell table:formula="of:=LOG(ABS([.B115]))" office:value-type="float" office:value="-4.98716277529483">
            <text:p>-4,9871627753</text:p>
          </table:table-cell>
          <table:table-cell table:formula="of:=LOG(ABS([.D115]))" office:value-type="float" office:value="-5.35654732351381">
            <text:p>-5,3565473235</text:p>
          </table:table-cell>
        </table:table-row>
        <table:table-row table:style-name="ro1">
          <table:table-cell office:value-type="float" office:value="0.13">
            <text:p>0,13</text:p>
          </table:table-cell>
          <table:table-cell office:value-type="float" office:value="0.0000123">
            <text:p>1,23E-005</text:p>
          </table:table-cell>
          <table:table-cell office:value-type="float" office:value="-0.00516">
            <text:p>-5,16E-003</text:p>
          </table:table-cell>
          <table:table-cell office:value-type="float" office:value="0.00000507">
            <text:p>5,07E-006</text:p>
          </table:table-cell>
          <table:table-cell office:value-type="float" office:value="-0.00287">
            <text:p>-2,87E-003</text:p>
          </table:table-cell>
          <table:table-cell/>
          <table:table-cell office:value-type="float" office:value="0.13">
            <text:p>0,13</text:p>
          </table:table-cell>
          <table:table-cell table:formula="of:=[.B116]/(4.8*5.1)*1000" office:value-type="float" office:value="0.000502450980392157">
            <text:p>0,000502451</text:p>
          </table:table-cell>
          <table:table-cell table:formula="of:=[.C116]/(4.8*5.1)*1000" office:value-type="float" office:value="-0.21078431372549">
            <text:p>-0,2107843137</text:p>
          </table:table-cell>
          <table:table-cell table:formula="of:=[.D116]/(6.4*2.7)*1000" office:value-type="float" office:value="0.000293402777777778">
            <text:p>0,0002934028</text:p>
          </table:table-cell>
          <table:table-cell table:formula="of:=[.E116]/(6.4*2.7)*1000" office:value-type="float" office:value="-0.166087962962963">
            <text:p>-0,166087963</text:p>
          </table:table-cell>
          <table:table-cell/>
          <table:table-cell office:value-type="float" office:value="0.13">
            <text:p>0,13</text:p>
          </table:table-cell>
          <table:table-cell table:formula="of:=LOG(ABS([.B116]))" office:value-type="float" office:value="-4.9100948885606">
            <text:p>-4,9100948886</text:p>
          </table:table-cell>
          <table:table-cell table:formula="of:=LOG(ABS([.D116]))" office:value-type="float" office:value="-5.29499204066666">
            <text:p>-5,2949920407</text:p>
          </table:table-cell>
        </table:table-row>
        <table:table-row table:style-name="ro1">
          <table:table-cell office:value-type="float" office:value="0.14">
            <text:p>0,14</text:p>
          </table:table-cell>
          <table:table-cell office:value-type="float" office:value="0.0000148">
            <text:p>1,48E-005</text:p>
          </table:table-cell>
          <table:table-cell office:value-type="float" office:value="-0.00514">
            <text:p>-5,14E-003</text:p>
          </table:table-cell>
          <table:table-cell office:value-type="float" office:value="0.00000581">
            <text:p>5,81E-006</text:p>
          </table:table-cell>
          <table:table-cell office:value-type="float" office:value="-0.00287">
            <text:p>-2,87E-003</text:p>
          </table:table-cell>
          <table:table-cell/>
          <table:table-cell office:value-type="float" office:value="0.14">
            <text:p>0,14</text:p>
          </table:table-cell>
          <table:table-cell table:formula="of:=[.B117]/(4.8*5.1)*1000" office:value-type="float" office:value="0.000604575163398693">
            <text:p>0,0006045752</text:p>
          </table:table-cell>
          <table:table-cell table:formula="of:=[.C117]/(4.8*5.1)*1000" office:value-type="float" office:value="-0.209967320261438">
            <text:p>-0,2099673203</text:p>
          </table:table-cell>
          <table:table-cell table:formula="of:=[.D117]/(6.4*2.7)*1000" office:value-type="float" office:value="0.000336226851851852">
            <text:p>0,0003362269</text:p>
          </table:table-cell>
          <table:table-cell table:formula="of:=[.E117]/(6.4*2.7)*1000" office:value-type="float" office:value="-0.166087962962963">
            <text:p>-0,166087963</text:p>
          </table:table-cell>
          <table:table-cell/>
          <table:table-cell office:value-type="float" office:value="0.14">
            <text:p>0,14</text:p>
          </table:table-cell>
          <table:table-cell table:formula="of:=LOG(ABS([.B117]))" office:value-type="float" office:value="-4.82973828460504">
            <text:p>-4,8297382846</text:p>
          </table:table-cell>
          <table:table-cell table:formula="of:=LOG(ABS([.D117]))" office:value-type="float" office:value="-5.23582386760967">
            <text:p>-5,2358238676</text:p>
          </table:table-cell>
        </table:table-row>
        <table:table-row table:style-name="ro1">
          <table:table-cell office:value-type="float" office:value="0.15">
            <text:p>0,15</text:p>
          </table:table-cell>
          <table:table-cell office:value-type="float" office:value="0.0000178">
            <text:p>1,78E-005</text:p>
          </table:table-cell>
          <table:table-cell office:value-type="float" office:value="-0.00511">
            <text:p>-5,11E-003</text:p>
          </table:table-cell>
          <table:table-cell office:value-type="float" office:value="0.00000663">
            <text:p>6,63E-006</text:p>
          </table:table-cell>
          <table:table-cell office:value-type="float" office:value="-0.00287">
            <text:p>-2,87E-003</text:p>
          </table:table-cell>
          <table:table-cell/>
          <table:table-cell office:value-type="float" office:value="0.15">
            <text:p>0,15</text:p>
          </table:table-cell>
          <table:table-cell table:formula="of:=[.B118]/(4.8*5.1)*1000" office:value-type="float" office:value="0.000727124183006536">
            <text:p>0,0007271242</text:p>
          </table:table-cell>
          <table:table-cell table:formula="of:=[.C118]/(4.8*5.1)*1000" office:value-type="float" office:value="-0.20874183006536">
            <text:p>-0,2087418301</text:p>
          </table:table-cell>
          <table:table-cell table:formula="of:=[.D118]/(6.4*2.7)*1000" office:value-type="float" office:value="0.000383680555555555">
            <text:p>0,0003836806</text:p>
          </table:table-cell>
          <table:table-cell table:formula="of:=[.E118]/(6.4*2.7)*1000" office:value-type="float" office:value="-0.166087962962963">
            <text:p>-0,166087963</text:p>
          </table:table-cell>
          <table:table-cell/>
          <table:table-cell office:value-type="float" office:value="0.15">
            <text:p>0,15</text:p>
          </table:table-cell>
          <table:table-cell table:formula="of:=LOG(ABS([.B118]))" office:value-type="float" office:value="-4.74957999769111">
            <text:p>-4,7495799977</text:p>
          </table:table-cell>
          <table:table-cell table:formula="of:=LOG(ABS([.D118]))" office:value-type="float" office:value="-5.17848647159523">
            <text:p>-5,1784864716</text:p>
          </table:table-cell>
        </table:table-row>
        <table:table-row table:style-name="ro1">
          <table:table-cell office:value-type="float" office:value="0.16">
            <text:p>0,16</text:p>
          </table:table-cell>
          <table:table-cell office:value-type="float" office:value="0.0000217">
            <text:p>2,17E-005</text:p>
          </table:table-cell>
          <table:table-cell office:value-type="float" office:value="-0.00508">
            <text:p>-5,08E-003</text:p>
          </table:table-cell>
          <table:table-cell office:value-type="float" office:value="0.00000752">
            <text:p>7,52E-006</text:p>
          </table:table-cell>
          <table:table-cell office:value-type="float" office:value="-0.00286">
            <text:p>-2,86E-003</text:p>
          </table:table-cell>
          <table:table-cell/>
          <table:table-cell office:value-type="float" office:value="0.16">
            <text:p>0,16</text:p>
          </table:table-cell>
          <table:table-cell table:formula="of:=[.B119]/(4.8*5.1)*1000" office:value-type="float" office:value="0.000886437908496732">
            <text:p>0,0008864379</text:p>
          </table:table-cell>
          <table:table-cell table:formula="of:=[.C119]/(4.8*5.1)*1000" office:value-type="float" office:value="-0.207516339869281">
            <text:p>-0,2075163399</text:p>
          </table:table-cell>
          <table:table-cell table:formula="of:=[.D119]/(6.4*2.7)*1000" office:value-type="float" office:value="0.000435185185185185">
            <text:p>0,0004351852</text:p>
          </table:table-cell>
          <table:table-cell table:formula="of:=[.E119]/(6.4*2.7)*1000" office:value-type="float" office:value="-0.165509259259259">
            <text:p>-0,1655092593</text:p>
          </table:table-cell>
          <table:table-cell/>
          <table:table-cell office:value-type="float" office:value="0.16">
            <text:p>0,16</text:p>
          </table:table-cell>
          <table:table-cell table:formula="of:=LOG(ABS([.B119]))" office:value-type="float" office:value="-4.66354026615147">
            <text:p>-4,6635402662</text:p>
          </table:table-cell>
          <table:table-cell table:formula="of:=LOG(ABS([.D119]))" office:value-type="float" office:value="-5.12378215940836">
            <text:p>-5,1237821594</text:p>
          </table:table-cell>
        </table:table-row>
        <table:table-row table:style-name="ro1">
          <table:table-cell office:value-type="float" office:value="0.17">
            <text:p>0,17</text:p>
          </table:table-cell>
          <table:table-cell office:value-type="float" office:value="0.0000267">
            <text:p>2,67E-005</text:p>
          </table:table-cell>
          <table:table-cell office:value-type="float" office:value="-0.00504">
            <text:p>-5,04E-003</text:p>
          </table:table-cell>
          <table:table-cell office:value-type="float" office:value="0.00000851">
            <text:p>8,51E-006</text:p>
          </table:table-cell>
          <table:table-cell office:value-type="float" office:value="-0.00285">
            <text:p>-2,85E-003</text:p>
          </table:table-cell>
          <table:table-cell/>
          <table:table-cell office:value-type="float" office:value="0.17">
            <text:p>0,17</text:p>
          </table:table-cell>
          <table:table-cell table:formula="of:=[.B120]/(4.8*5.1)*1000" office:value-type="float" office:value="0.0010906862745098">
            <text:p>0,0010906863</text:p>
          </table:table-cell>
          <table:table-cell table:formula="of:=[.C120]/(4.8*5.1)*1000" office:value-type="float" office:value="-0.205882352941176">
            <text:p>-0,2058823529</text:p>
          </table:table-cell>
          <table:table-cell table:formula="of:=[.D120]/(6.4*2.7)*1000" office:value-type="float" office:value="0.000492476851851852">
            <text:p>0,0004924769</text:p>
          </table:table-cell>
          <table:table-cell table:formula="of:=[.E120]/(6.4*2.7)*1000" office:value-type="float" office:value="-0.164930555555556">
            <text:p>-0,1649305556</text:p>
          </table:table-cell>
          <table:table-cell/>
          <table:table-cell office:value-type="float" office:value="0.17">
            <text:p>0,17</text:p>
          </table:table-cell>
          <table:table-cell table:formula="of:=LOG(ABS([.B120]))" office:value-type="float" office:value="-4.57348873863542">
            <text:p>-4,5734887386</text:p>
          </table:table-cell>
          <table:table-cell table:formula="of:=LOG(ABS([.D120]))" office:value-type="float" office:value="-5.07007043991541">
            <text:p>-5,0700704399</text:p>
          </table:table-cell>
        </table:table-row>
        <table:table-row table:style-name="ro1">
          <table:table-cell office:value-type="float" office:value="0.18">
            <text:p>0,18</text:p>
          </table:table-cell>
          <table:table-cell office:value-type="float" office:value="0.0000332">
            <text:p>3,32E-005</text:p>
          </table:table-cell>
          <table:table-cell office:value-type="float" office:value="-0.00501">
            <text:p>-5,01E-003</text:p>
          </table:table-cell>
          <table:table-cell office:value-type="float" office:value="0.00000959">
            <text:p>9,59E-006</text:p>
          </table:table-cell>
          <table:table-cell office:value-type="float" office:value="-0.00285">
            <text:p>-2,85E-003</text:p>
          </table:table-cell>
          <table:table-cell/>
          <table:table-cell office:value-type="float" office:value="0.18">
            <text:p>0,18</text:p>
          </table:table-cell>
          <table:table-cell table:formula="of:=[.B121]/(4.8*5.1)*1000" office:value-type="float" office:value="0.0013562091503268">
            <text:p>0,0013562092</text:p>
          </table:table-cell>
          <table:table-cell table:formula="of:=[.C121]/(4.8*5.1)*1000" office:value-type="float" office:value="-0.204656862745098">
            <text:p>-0,2046568627</text:p>
          </table:table-cell>
          <table:table-cell table:formula="of:=[.D121]/(6.4*2.7)*1000" office:value-type="float" office:value="0.000554976851851852">
            <text:p>0,0005549769</text:p>
          </table:table-cell>
          <table:table-cell table:formula="of:=[.E121]/(6.4*2.7)*1000" office:value-type="float" office:value="-0.164930555555556">
            <text:p>-0,1649305556</text:p>
          </table:table-cell>
          <table:table-cell/>
          <table:table-cell office:value-type="float" office:value="0.18">
            <text:p>0,18</text:p>
          </table:table-cell>
          <table:table-cell table:formula="of:=LOG(ABS([.B121]))" office:value-type="float" office:value="-4.47886191629596">
            <text:p>-4,4788619163</text:p>
          </table:table-cell>
          <table:table-cell table:formula="of:=LOG(ABS([.D121]))" office:value-type="float" office:value="-5.01818139282934">
            <text:p>-5,0181813928</text:p>
          </table:table-cell>
        </table:table-row>
        <table:table-row table:style-name="ro1">
          <table:table-cell office:value-type="float" office:value="0.19">
            <text:p>0,19</text:p>
          </table:table-cell>
          <table:table-cell office:value-type="float" office:value="0.0000416">
            <text:p>4,16E-005</text:p>
          </table:table-cell>
          <table:table-cell office:value-type="float" office:value="-0.00497">
            <text:p>-4,97E-003</text:p>
          </table:table-cell>
          <table:table-cell office:value-type="float" office:value="0.0000108">
            <text:p>1,08E-005</text:p>
          </table:table-cell>
          <table:table-cell office:value-type="float" office:value="-0.00284">
            <text:p>-2,84E-003</text:p>
          </table:table-cell>
          <table:table-cell/>
          <table:table-cell office:value-type="float" office:value="0.19">
            <text:p>0,19</text:p>
          </table:table-cell>
          <table:table-cell table:formula="of:=[.B122]/(4.8*5.1)*1000" office:value-type="float" office:value="0.00169934640522876">
            <text:p>0,0016993464</text:p>
          </table:table-cell>
          <table:table-cell table:formula="of:=[.C122]/(4.8*5.1)*1000" office:value-type="float" office:value="-0.203022875816993">
            <text:p>-0,2030228758</text:p>
          </table:table-cell>
          <table:table-cell table:formula="of:=[.D122]/(6.4*2.7)*1000" office:value-type="float" office:value="0.000625">
            <text:p>0,000625</text:p>
          </table:table-cell>
          <table:table-cell table:formula="of:=[.E122]/(6.4*2.7)*1000" office:value-type="float" office:value="-0.164351851851852">
            <text:p>-0,1643518519</text:p>
          </table:table-cell>
          <table:table-cell/>
          <table:table-cell office:value-type="float" office:value="0.19">
            <text:p>0,19</text:p>
          </table:table-cell>
          <table:table-cell table:formula="of:=LOG(ABS([.B122]))" office:value-type="float" office:value="-4.38090666937326">
            <text:p>-4,3809066694</text:p>
          </table:table-cell>
          <table:table-cell table:formula="of:=LOG(ABS([.D122]))" office:value-type="float" office:value="-4.96657624451305">
            <text:p>-4,9665762445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0.0000527">
            <text:p>5,27E-005</text:p>
          </table:table-cell>
          <table:table-cell office:value-type="float" office:value="-0.00492">
            <text:p>-4,92E-003</text:p>
          </table:table-cell>
          <table:table-cell office:value-type="float" office:value="0.0000121">
            <text:p>1,21E-005</text:p>
          </table:table-cell>
          <table:table-cell office:value-type="float" office:value="-0.00283">
            <text:p>-2,83E-003</text:p>
          </table:table-cell>
          <table:table-cell/>
          <table:table-cell office:value-type="float" office:value="0.2">
            <text:p>0,2</text:p>
          </table:table-cell>
          <table:table-cell table:formula="of:=[.B123]/(4.8*5.1)*1000" office:value-type="float" office:value="0.00215277777777778">
            <text:p>0,0021527778</text:p>
          </table:table-cell>
          <table:table-cell table:formula="of:=[.C123]/(4.8*5.1)*1000" office:value-type="float" office:value="-0.200980392156863">
            <text:p>-0,2009803922</text:p>
          </table:table-cell>
          <table:table-cell table:formula="of:=[.D123]/(6.4*2.7)*1000" office:value-type="float" office:value="0.000700231481481481">
            <text:p>0,0007002315</text:p>
          </table:table-cell>
          <table:table-cell table:formula="of:=[.E123]/(6.4*2.7)*1000" office:value-type="float" office:value="-0.163773148148148">
            <text:p>-0,1637731481</text:p>
          </table:table-cell>
          <table:table-cell/>
          <table:table-cell office:value-type="float" office:value="0.2">
            <text:p>0,2</text:p>
          </table:table-cell>
          <table:table-cell table:formula="of:=LOG(ABS([.B123]))" office:value-type="float" office:value="-4.27818938478745">
            <text:p>-4,2781893848</text:p>
          </table:table-cell>
          <table:table-cell table:formula="of:=LOG(ABS([.D123]))" office:value-type="float" office:value="-4.91721462968355">
            <text:p>-4,9172146297</text:p>
          </table:table-cell>
        </table:table-row>
        <table:table-row table:style-name="ro1">
          <table:table-cell office:value-type="float" office:value="0.21">
            <text:p>0,21</text:p>
          </table:table-cell>
          <table:table-cell office:value-type="float" office:value="0.000067">
            <text:p>6,70E-005</text:p>
          </table:table-cell>
          <table:table-cell office:value-type="float" office:value="-0.00487">
            <text:p>-4,87E-003</text:p>
          </table:table-cell>
          <table:table-cell office:value-type="float" office:value="0.0000135">
            <text:p>1,35E-005</text:p>
          </table:table-cell>
          <table:table-cell office:value-type="float" office:value="-0.00283">
            <text:p>-2,83E-003</text:p>
          </table:table-cell>
          <table:table-cell/>
          <table:table-cell office:value-type="float" office:value="0.21">
            <text:p>0,21</text:p>
          </table:table-cell>
          <table:table-cell table:formula="of:=[.B124]/(4.8*5.1)*1000" office:value-type="float" office:value="0.00273692810457516">
            <text:p>0,0027369281</text:p>
          </table:table-cell>
          <table:table-cell table:formula="of:=[.C124]/(4.8*5.1)*1000" office:value-type="float" office:value="-0.198937908496732">
            <text:p>-0,1989379085</text:p>
          </table:table-cell>
          <table:table-cell table:formula="of:=[.D124]/(6.4*2.7)*1000" office:value-type="float" office:value="0.00078125">
            <text:p>0,00078125</text:p>
          </table:table-cell>
          <table:table-cell table:formula="of:=[.E124]/(6.4*2.7)*1000" office:value-type="float" office:value="-0.163773148148148">
            <text:p>-0,1637731481</text:p>
          </table:table-cell>
          <table:table-cell/>
          <table:table-cell office:value-type="float" office:value="0.21">
            <text:p>0,21</text:p>
          </table:table-cell>
          <table:table-cell table:formula="of:=LOG(ABS([.B124]))" office:value-type="float" office:value="-4.17392519729917">
            <text:p>-4,1739251973</text:p>
          </table:table-cell>
          <table:table-cell table:formula="of:=LOG(ABS([.D124]))" office:value-type="float" office:value="-4.86966623150499">
            <text:p>-4,8696662315</text:p>
          </table:table-cell>
        </table:table-row>
        <table:table-row table:style-name="ro1">
          <table:table-cell office:value-type="float" office:value="0.22">
            <text:p>0,22</text:p>
          </table:table-cell>
          <table:table-cell office:value-type="float" office:value="0.0000855">
            <text:p>8,55E-005</text:p>
          </table:table-cell>
          <table:table-cell office:value-type="float" office:value="-0.00481">
            <text:p>-4,81E-003</text:p>
          </table:table-cell>
          <table:table-cell office:value-type="float" office:value="0.000015">
            <text:p>1,50E-005</text:p>
          </table:table-cell>
          <table:table-cell office:value-type="float" office:value="-0.00283">
            <text:p>-2,83E-003</text:p>
          </table:table-cell>
          <table:table-cell/>
          <table:table-cell office:value-type="float" office:value="0.22">
            <text:p>0,22</text:p>
          </table:table-cell>
          <table:table-cell table:formula="of:=[.B125]/(4.8*5.1)*1000" office:value-type="float" office:value="0.00349264705882353">
            <text:p>0,0034926471</text:p>
          </table:table-cell>
          <table:table-cell table:formula="of:=[.C125]/(4.8*5.1)*1000" office:value-type="float" office:value="-0.196486928104575">
            <text:p>-0,1964869281</text:p>
          </table:table-cell>
          <table:table-cell table:formula="of:=[.D125]/(6.4*2.7)*1000" office:value-type="float" office:value="0.000868055555555555">
            <text:p>0,0008680556</text:p>
          </table:table-cell>
          <table:table-cell table:formula="of:=[.E125]/(6.4*2.7)*1000" office:value-type="float" office:value="-0.163773148148148">
            <text:p>-0,1637731481</text:p>
          </table:table-cell>
          <table:table-cell/>
          <table:table-cell office:value-type="float" office:value="0.22">
            <text:p>0,22</text:p>
          </table:table-cell>
          <table:table-cell table:formula="of:=LOG(ABS([.B125]))" office:value-type="float" office:value="-4.06803388527183">
            <text:p>-4,0680338853</text:p>
          </table:table-cell>
          <table:table-cell table:formula="of:=LOG(ABS([.D125]))" office:value-type="float" office:value="-4.82390874094432">
            <text:p>-4,8239087409</text:p>
          </table:table-cell>
        </table:table-row>
        <table:table-row table:style-name="ro1">
          <table:table-cell office:value-type="float" office:value="0.23">
            <text:p>0,23</text:p>
          </table:table-cell>
          <table:table-cell office:value-type="float" office:value="0.000109">
            <text:p>1,09E-004</text:p>
          </table:table-cell>
          <table:table-cell office:value-type="float" office:value="-0.00473">
            <text:p>-4,73E-003</text:p>
          </table:table-cell>
          <table:table-cell office:value-type="float" office:value="0.0000168">
            <text:p>1,68E-005</text:p>
          </table:table-cell>
          <table:table-cell office:value-type="float" office:value="-0.00282">
            <text:p>-2,82E-003</text:p>
          </table:table-cell>
          <table:table-cell/>
          <table:table-cell office:value-type="float" office:value="0.23">
            <text:p>0,23</text:p>
          </table:table-cell>
          <table:table-cell table:formula="of:=[.B126]/(4.8*5.1)*1000" office:value-type="float" office:value="0.00445261437908497">
            <text:p>0,0044526144</text:p>
          </table:table-cell>
          <table:table-cell table:formula="of:=[.C126]/(4.8*5.1)*1000" office:value-type="float" office:value="-0.193218954248366">
            <text:p>-0,1932189542</text:p>
          </table:table-cell>
          <table:table-cell table:formula="of:=[.D126]/(6.4*2.7)*1000" office:value-type="float" office:value="0.000972222222222222">
            <text:p>0,0009722222</text:p>
          </table:table-cell>
          <table:table-cell table:formula="of:=[.E126]/(6.4*2.7)*1000" office:value-type="float" office:value="-0.163194444444444">
            <text:p>-0,1631944444</text:p>
          </table:table-cell>
          <table:table-cell/>
          <table:table-cell office:value-type="float" office:value="0.23">
            <text:p>0,23</text:p>
          </table:table-cell>
          <table:table-cell table:formula="of:=LOG(ABS([.B126]))" office:value-type="float" office:value="-3.96257350205938">
            <text:p>-3,9625735021</text:p>
          </table:table-cell>
          <table:table-cell table:formula="of:=LOG(ABS([.D126]))" office:value-type="float" office:value="-4.77469071827414">
            <text:p>-4,7746907183</text:p>
          </table:table-cell>
        </table:table-row>
        <table:table-row table:style-name="ro1">
          <table:table-cell office:value-type="float" office:value="0.24">
            <text:p>0,24</text:p>
          </table:table-cell>
          <table:table-cell office:value-type="float" office:value="0.000139">
            <text:p>1,39E-004</text:p>
          </table:table-cell>
          <table:table-cell office:value-type="float" office:value="-0.00463">
            <text:p>-4,63E-003</text:p>
          </table:table-cell>
          <table:table-cell office:value-type="float" office:value="0.0000187">
            <text:p>1,87E-005</text:p>
          </table:table-cell>
          <table:table-cell office:value-type="float" office:value="-0.00281">
            <text:p>-2,81E-003</text:p>
          </table:table-cell>
          <table:table-cell/>
          <table:table-cell office:value-type="float" office:value="0.24">
            <text:p>0,24</text:p>
          </table:table-cell>
          <table:table-cell table:formula="of:=[.B127]/(4.8*5.1)*1000" office:value-type="float" office:value="0.0056781045751634">
            <text:p>0,0056781046</text:p>
          </table:table-cell>
          <table:table-cell table:formula="of:=[.C127]/(4.8*5.1)*1000" office:value-type="float" office:value="-0.189133986928105">
            <text:p>-0,1891339869</text:p>
          </table:table-cell>
          <table:table-cell table:formula="of:=[.D127]/(6.4*2.7)*1000" office:value-type="float" office:value="0.00108217592592593">
            <text:p>0,0010821759</text:p>
          </table:table-cell>
          <table:table-cell table:formula="of:=[.E127]/(6.4*2.7)*1000" office:value-type="float" office:value="-0.162615740740741">
            <text:p>-0,1626157407</text:p>
          </table:table-cell>
          <table:table-cell/>
          <table:table-cell office:value-type="float" office:value="0.24">
            <text:p>0,24</text:p>
          </table:table-cell>
          <table:table-cell table:formula="of:=LOG(ABS([.B127]))" office:value-type="float" office:value="-3.8569851997459">
            <text:p>-3,8569851997</text:p>
          </table:table-cell>
          <table:table-cell table:formula="of:=LOG(ABS([.D127]))" office:value-type="float" office:value="-4.7281583934635">
            <text:p>-4,7281583935</text:p>
          </table:table-cell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0.000176">
            <text:p>1,76E-004</text:p>
          </table:table-cell>
          <table:table-cell office:value-type="float" office:value="-0.00454">
            <text:p>-4,54E-003</text:p>
          </table:table-cell>
          <table:table-cell office:value-type="float" office:value="0.0000208">
            <text:p>2,08E-005</text:p>
          </table:table-cell>
          <table:table-cell office:value-type="float" office:value="-0.0028">
            <text:p>-2,80E-003</text:p>
          </table:table-cell>
          <table:table-cell/>
          <table:table-cell office:value-type="float" office:value="0.25">
            <text:p>0,25</text:p>
          </table:table-cell>
          <table:table-cell table:formula="of:=[.B128]/(4.8*5.1)*1000" office:value-type="float" office:value="0.00718954248366013">
            <text:p>0,0071895425</text:p>
          </table:table-cell>
          <table:table-cell table:formula="of:=[.C128]/(4.8*5.1)*1000" office:value-type="float" office:value="-0.185457516339869">
            <text:p>-0,1854575163</text:p>
          </table:table-cell>
          <table:table-cell table:formula="of:=[.D128]/(6.4*2.7)*1000" office:value-type="float" office:value="0.0012037037037037">
            <text:p>0,0012037037</text:p>
          </table:table-cell>
          <table:table-cell table:formula="of:=[.E128]/(6.4*2.7)*1000" office:value-type="float" office:value="-0.162037037037037">
            <text:p>-0,162037037</text:p>
          </table:table-cell>
          <table:table-cell/>
          <table:table-cell office:value-type="float" office:value="0.25">
            <text:p>0,25</text:p>
          </table:table-cell>
          <table:table-cell table:formula="of:=LOG(ABS([.B128]))" office:value-type="float" office:value="-3.75448733218585">
            <text:p>-3,7544873322</text:p>
          </table:table-cell>
          <table:table-cell table:formula="of:=LOG(ABS([.D128]))" office:value-type="float" office:value="-4.68193666503724">
            <text:p>-4,681936665</text:p>
          </table:table-cell>
        </table:table-row>
        <table:table-row table:style-name="ro1">
          <table:table-cell office:value-type="float" office:value="0.26">
            <text:p>0,26</text:p>
          </table:table-cell>
          <table:table-cell office:value-type="float" office:value="0.000222">
            <text:p>2,22E-004</text:p>
          </table:table-cell>
          <table:table-cell office:value-type="float" office:value="-0.00445">
            <text:p>-4,45E-003</text:p>
          </table:table-cell>
          <table:table-cell office:value-type="float" office:value="0.0000232">
            <text:p>2,32E-005</text:p>
          </table:table-cell>
          <table:table-cell office:value-type="float" office:value="-0.00279">
            <text:p>-2,79E-003</text:p>
          </table:table-cell>
          <table:table-cell/>
          <table:table-cell office:value-type="float" office:value="0.26">
            <text:p>0,26</text:p>
          </table:table-cell>
          <table:table-cell table:formula="of:=[.B129]/(4.8*5.1)*1000" office:value-type="float" office:value="0.00906862745098039">
            <text:p>0,0090686275</text:p>
          </table:table-cell>
          <table:table-cell table:formula="of:=[.C129]/(4.8*5.1)*1000" office:value-type="float" office:value="-0.181781045751634">
            <text:p>-0,1817810458</text:p>
          </table:table-cell>
          <table:table-cell table:formula="of:=[.D129]/(6.4*2.7)*1000" office:value-type="float" office:value="0.00134259259259259">
            <text:p>0,0013425926</text:p>
          </table:table-cell>
          <table:table-cell table:formula="of:=[.E129]/(6.4*2.7)*1000" office:value-type="float" office:value="-0.161458333333333">
            <text:p>-0,1614583333</text:p>
          </table:table-cell>
          <table:table-cell/>
          <table:table-cell office:value-type="float" office:value="0.26">
            <text:p>0,26</text:p>
          </table:table-cell>
          <table:table-cell table:formula="of:=LOG(ABS([.B129]))" office:value-type="float" office:value="-3.65364702554936">
            <text:p>-3,6536470255</text:p>
          </table:table-cell>
          <table:table-cell table:formula="of:=LOG(ABS([.D129]))" office:value-type="float" office:value="-4.6345120151091">
            <text:p>-4,6345120151</text:p>
          </table:table-cell>
        </table:table-row>
        <table:table-row table:style-name="ro1">
          <table:table-cell office:value-type="float" office:value="0.27">
            <text:p>0,27</text:p>
          </table:table-cell>
          <table:table-cell office:value-type="float" office:value="0.000277">
            <text:p>2,77E-004</text:p>
          </table:table-cell>
          <table:table-cell office:value-type="float" office:value="-0.00434">
            <text:p>-4,34E-003</text:p>
          </table:table-cell>
          <table:table-cell office:value-type="float" office:value="0.000026">
            <text:p>2,60E-005</text:p>
          </table:table-cell>
          <table:table-cell office:value-type="float" office:value="-0.00281">
            <text:p>-2,81E-003</text:p>
          </table:table-cell>
          <table:table-cell/>
          <table:table-cell office:value-type="float" office:value="0.27">
            <text:p>0,27</text:p>
          </table:table-cell>
          <table:table-cell table:formula="of:=[.B130]/(4.8*5.1)*1000" office:value-type="float" office:value="0.0113153594771242">
            <text:p>0,0113153595</text:p>
          </table:table-cell>
          <table:table-cell table:formula="of:=[.C130]/(4.8*5.1)*1000" office:value-type="float" office:value="-0.177287581699346">
            <text:p>-0,1772875817</text:p>
          </table:table-cell>
          <table:table-cell table:formula="of:=[.D130]/(6.4*2.7)*1000" office:value-type="float" office:value="0.00150462962962963">
            <text:p>0,0015046296</text:p>
          </table:table-cell>
          <table:table-cell table:formula="of:=[.E130]/(6.4*2.7)*1000" office:value-type="float" office:value="-0.162615740740741">
            <text:p>-0,1626157407</text:p>
          </table:table-cell>
          <table:table-cell/>
          <table:table-cell office:value-type="float" office:value="0.27">
            <text:p>0,27</text:p>
          </table:table-cell>
          <table:table-cell table:formula="of:=LOG(ABS([.B130]))" office:value-type="float" office:value="-3.55752023093555">
            <text:p>-3,5575202309</text:p>
          </table:table-cell>
          <table:table-cell table:formula="of:=LOG(ABS([.D130]))" office:value-type="float" office:value="-4.58502665202918">
            <text:p>-4,585026652</text:p>
          </table:table-cell>
        </table:table-row>
        <table:table-row table:style-name="ro1">
          <table:table-cell office:value-type="float" office:value="0.28">
            <text:p>0,28</text:p>
          </table:table-cell>
          <table:table-cell office:value-type="float" office:value="0.000343">
            <text:p>3,43E-004</text:p>
          </table:table-cell>
          <table:table-cell office:value-type="float" office:value="-0.00421">
            <text:p>-4,21E-003</text:p>
          </table:table-cell>
          <table:table-cell office:value-type="float" office:value="0.0000292">
            <text:p>2,92E-005</text:p>
          </table:table-cell>
          <table:table-cell office:value-type="float" office:value="-0.00282">
            <text:p>-2,82E-003</text:p>
          </table:table-cell>
          <table:table-cell/>
          <table:table-cell office:value-type="float" office:value="0.28">
            <text:p>0,28</text:p>
          </table:table-cell>
          <table:table-cell table:formula="of:=[.B131]/(4.8*5.1)*1000" office:value-type="float" office:value="0.0140114379084967">
            <text:p>0,0140114379</text:p>
          </table:table-cell>
          <table:table-cell table:formula="of:=[.C131]/(4.8*5.1)*1000" office:value-type="float" office:value="-0.171977124183007">
            <text:p>-0,1719771242</text:p>
          </table:table-cell>
          <table:table-cell table:formula="of:=[.D131]/(6.4*2.7)*1000" office:value-type="float" office:value="0.00168981481481481">
            <text:p>0,0016898148</text:p>
          </table:table-cell>
          <table:table-cell table:formula="of:=[.E131]/(6.4*2.7)*1000" office:value-type="float" office:value="-0.163194444444444">
            <text:p>-0,1631944444</text:p>
          </table:table-cell>
          <table:table-cell/>
          <table:table-cell office:value-type="float" office:value="0.28">
            <text:p>0,28</text:p>
          </table:table-cell>
          <table:table-cell table:formula="of:=LOG(ABS([.B131]))" office:value-type="float" office:value="-3.46470587995723">
            <text:p>-3,46470588</text:p>
          </table:table-cell>
          <table:table-cell table:formula="of:=LOG(ABS([.D131]))" office:value-type="float" office:value="-4.53461714855158">
            <text:p>-4,5346171486</text:p>
          </table:table-cell>
        </table:table-row>
        <table:table-row table:style-name="ro1">
          <table:table-cell office:value-type="float" office:value="0.29">
            <text:p>0,29</text:p>
          </table:table-cell>
          <table:table-cell office:value-type="float" office:value="0.000422">
            <text:p>4,22E-004</text:p>
          </table:table-cell>
          <table:table-cell office:value-type="float" office:value="-0.00407">
            <text:p>-4,07E-003</text:p>
          </table:table-cell>
          <table:table-cell office:value-type="float" office:value="0.0000329">
            <text:p>3,29E-005</text:p>
          </table:table-cell>
          <table:table-cell office:value-type="float" office:value="-0.00282">
            <text:p>-2,82E-003</text:p>
          </table:table-cell>
          <table:table-cell/>
          <table:table-cell office:value-type="float" office:value="0.29">
            <text:p>0,29</text:p>
          </table:table-cell>
          <table:table-cell table:formula="of:=[.B132]/(4.8*5.1)*1000" office:value-type="float" office:value="0.0172385620915033">
            <text:p>0,0172385621</text:p>
          </table:table-cell>
          <table:table-cell table:formula="of:=[.C132]/(4.8*5.1)*1000" office:value-type="float" office:value="-0.166258169934641">
            <text:p>-0,1662581699</text:p>
          </table:table-cell>
          <table:table-cell table:formula="of:=[.D132]/(6.4*2.7)*1000" office:value-type="float" office:value="0.00190393518518519">
            <text:p>0,0019039352</text:p>
          </table:table-cell>
          <table:table-cell table:formula="of:=[.E132]/(6.4*2.7)*1000" office:value-type="float" office:value="-0.163194444444444">
            <text:p>-0,1631944444</text:p>
          </table:table-cell>
          <table:table-cell/>
          <table:table-cell office:value-type="float" office:value="0.29">
            <text:p>0,29</text:p>
          </table:table-cell>
          <table:table-cell table:formula="of:=LOG(ABS([.B132]))" office:value-type="float" office:value="-3.37468754903833">
            <text:p>-3,374687549</text:p>
          </table:table-cell>
          <table:table-cell table:formula="of:=LOG(ABS([.D132]))" office:value-type="float" office:value="-4.48280410205003">
            <text:p>-4,4828041021</text:p>
          </table:table-cell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0.000512">
            <text:p>5,12E-004</text:p>
          </table:table-cell>
          <table:table-cell office:value-type="float" office:value="-0.00391">
            <text:p>-3,91E-003</text:p>
          </table:table-cell>
          <table:table-cell office:value-type="float" office:value="0.0000374">
            <text:p>3,74E-005</text:p>
          </table:table-cell>
          <table:table-cell office:value-type="float" office:value="-0.0028">
            <text:p>-2,80E-003</text:p>
          </table:table-cell>
          <table:table-cell/>
          <table:table-cell office:value-type="float" office:value="0.3">
            <text:p>0,3</text:p>
          </table:table-cell>
          <table:table-cell table:formula="of:=[.B133]/(4.8*5.1)*1000" office:value-type="float" office:value="0.0209150326797386">
            <text:p>0,0209150327</text:p>
          </table:table-cell>
          <table:table-cell table:formula="of:=[.C133]/(4.8*5.1)*1000" office:value-type="float" office:value="-0.159722222222222">
            <text:p>-0,1597222222</text:p>
          </table:table-cell>
          <table:table-cell table:formula="of:=[.D133]/(6.4*2.7)*1000" office:value-type="float" office:value="0.00216435185185185">
            <text:p>0,0021643519</text:p>
          </table:table-cell>
          <table:table-cell table:formula="of:=[.E133]/(6.4*2.7)*1000" office:value-type="float" office:value="-0.162037037037037">
            <text:p>-0,162037037</text:p>
          </table:table-cell>
          <table:table-cell/>
          <table:table-cell office:value-type="float" office:value="0.3">
            <text:p>0,3</text:p>
          </table:table-cell>
          <table:table-cell table:formula="of:=LOG(ABS([.B133]))" office:value-type="float" office:value="-3.29073003902417">
            <text:p>-3,290730039</text:p>
          </table:table-cell>
          <table:table-cell table:formula="of:=LOG(ABS([.D133]))" office:value-type="float" office:value="-4.42712839779952">
            <text:p>-4,4271283978</text:p>
          </table:table-cell>
        </table:table-row>
        <table:table-row table:style-name="ro1">
          <table:table-cell office:value-type="float" office:value="0.31">
            <text:p>0,31</text:p>
          </table:table-cell>
          <table:table-cell office:value-type="float" office:value="0.000616">
            <text:p>6,16E-004</text:p>
          </table:table-cell>
          <table:table-cell office:value-type="float" office:value="-0.00374">
            <text:p>-3,74E-003</text:p>
          </table:table-cell>
          <table:table-cell office:value-type="float" office:value="0.0000427">
            <text:p>4,27E-005</text:p>
          </table:table-cell>
          <table:table-cell office:value-type="float" office:value="-0.00279">
            <text:p>-2,79E-003</text:p>
          </table:table-cell>
          <table:table-cell/>
          <table:table-cell office:value-type="float" office:value="0.31">
            <text:p>0,31</text:p>
          </table:table-cell>
          <table:table-cell table:formula="of:=[.B134]/(4.8*5.1)*1000" office:value-type="float" office:value="0.0251633986928105">
            <text:p>0,0251633987</text:p>
          </table:table-cell>
          <table:table-cell table:formula="of:=[.C134]/(4.8*5.1)*1000" office:value-type="float" office:value="-0.152777777777778">
            <text:p>-0,1527777778</text:p>
          </table:table-cell>
          <table:table-cell table:formula="of:=[.D134]/(6.4*2.7)*1000" office:value-type="float" office:value="0.00247106481481481">
            <text:p>0,0024710648</text:p>
          </table:table-cell>
          <table:table-cell table:formula="of:=[.E134]/(6.4*2.7)*1000" office:value-type="float" office:value="-0.161458333333333">
            <text:p>-0,1614583333</text:p>
          </table:table-cell>
          <table:table-cell/>
          <table:table-cell office:value-type="float" office:value="0.31">
            <text:p>0,31</text:p>
          </table:table-cell>
          <table:table-cell table:formula="of:=LOG(ABS([.B134]))" office:value-type="float" office:value="-3.21041928783557">
            <text:p>-3,2104192878</text:p>
          </table:table-cell>
          <table:table-cell table:formula="of:=LOG(ABS([.D134]))" office:value-type="float" office:value="-4.36957212497498">
            <text:p>-4,369572125</text:p>
          </table:table-cell>
        </table:table-row>
        <table:table-row table:style-name="ro1">
          <table:table-cell office:value-type="float" office:value="0.32">
            <text:p>0,32</text:p>
          </table:table-cell>
          <table:table-cell office:value-type="float" office:value="0.000735">
            <text:p>7,35E-004</text:p>
          </table:table-cell>
          <table:table-cell office:value-type="float" office:value="-0.00354">
            <text:p>-3,54E-003</text:p>
          </table:table-cell>
          <table:table-cell office:value-type="float" office:value="0.0000491">
            <text:p>4,91E-005</text:p>
          </table:table-cell>
          <table:table-cell office:value-type="float" office:value="-0.00276">
            <text:p>-2,76E-003</text:p>
          </table:table-cell>
          <table:table-cell/>
          <table:table-cell office:value-type="float" office:value="0.32">
            <text:p>0,32</text:p>
          </table:table-cell>
          <table:table-cell table:formula="of:=[.B135]/(4.8*5.1)*1000" office:value-type="float" office:value="0.0300245098039216">
            <text:p>0,0300245098</text:p>
          </table:table-cell>
          <table:table-cell table:formula="of:=[.C135]/(4.8*5.1)*1000" office:value-type="float" office:value="-0.144607843137255">
            <text:p>-0,1446078431</text:p>
          </table:table-cell>
          <table:table-cell table:formula="of:=[.D135]/(6.4*2.7)*1000" office:value-type="float" office:value="0.00284143518518519">
            <text:p>0,0028414352</text:p>
          </table:table-cell>
          <table:table-cell table:formula="of:=[.E135]/(6.4*2.7)*1000" office:value-type="float" office:value="-0.159722222222222">
            <text:p>-0,1597222222</text:p>
          </table:table-cell>
          <table:table-cell/>
          <table:table-cell office:value-type="float" office:value="0.32">
            <text:p>0,32</text:p>
          </table:table-cell>
          <table:table-cell table:formula="of:=LOG(ABS([.B135]))" office:value-type="float" office:value="-3.1337126609158">
            <text:p>-3,1337126609</text:p>
          </table:table-cell>
          <table:table-cell table:formula="of:=LOG(ABS([.D135]))" office:value-type="float" office:value="-4.30891850787703">
            <text:p>-4,3089185079</text:p>
          </table:table-cell>
        </table:table-row>
        <table:table-row table:style-name="ro1">
          <table:table-cell office:value-type="float" office:value="0.33">
            <text:p>0,33</text:p>
          </table:table-cell>
          <table:table-cell office:value-type="float" office:value="0.000867">
            <text:p>8,67E-004</text:p>
          </table:table-cell>
          <table:table-cell office:value-type="float" office:value="-0.00333">
            <text:p>-3,33E-003</text:p>
          </table:table-cell>
          <table:table-cell office:value-type="float" office:value="0.0000568">
            <text:p>5,68E-005</text:p>
          </table:table-cell>
          <table:table-cell office:value-type="float" office:value="-0.00274">
            <text:p>-2,74E-003</text:p>
          </table:table-cell>
          <table:table-cell/>
          <table:table-cell office:value-type="float" office:value="0.33">
            <text:p>0,33</text:p>
          </table:table-cell>
          <table:table-cell table:formula="of:=[.B136]/(4.8*5.1)*1000" office:value-type="float" office:value="0.0354166666666667">
            <text:p>0,0354166667</text:p>
          </table:table-cell>
          <table:table-cell table:formula="of:=[.C136]/(4.8*5.1)*1000" office:value-type="float" office:value="-0.136029411764706">
            <text:p>-0,1360294118</text:p>
          </table:table-cell>
          <table:table-cell table:formula="of:=[.D136]/(6.4*2.7)*1000" office:value-type="float" office:value="0.00328703703703704">
            <text:p>0,003287037</text:p>
          </table:table-cell>
          <table:table-cell table:formula="of:=[.E136]/(6.4*2.7)*1000" office:value-type="float" office:value="-0.158564814814815">
            <text:p>-0,1585648148</text:p>
          </table:table-cell>
          <table:table-cell/>
          <table:table-cell office:value-type="float" office:value="0.33">
            <text:p>0,33</text:p>
          </table:table-cell>
          <table:table-cell table:formula="of:=LOG(ABS([.B136]))" office:value-type="float" office:value="-3.06198090252379">
            <text:p>-3,0619809025</text:p>
          </table:table-cell>
          <table:table-cell table:formula="of:=LOG(ABS([.D136]))" office:value-type="float" office:value="-4.24565166428898">
            <text:p>-4,2456516643</text:p>
          </table:table-cell>
        </table:table-row>
        <table:table-row table:style-name="ro1">
          <table:table-cell office:value-type="float" office:value="0.34">
            <text:p>0,34</text:p>
          </table:table-cell>
          <table:table-cell office:value-type="float" office:value="0.00101">
            <text:p>1,01E-003</text:p>
          </table:table-cell>
          <table:table-cell office:value-type="float" office:value="-0.00311">
            <text:p>-3,11E-003</text:p>
          </table:table-cell>
          <table:table-cell office:value-type="float" office:value="0.0000661">
            <text:p>6,61E-005</text:p>
          </table:table-cell>
          <table:table-cell office:value-type="float" office:value="-0.0027">
            <text:p>-2,70E-003</text:p>
          </table:table-cell>
          <table:table-cell/>
          <table:table-cell office:value-type="float" office:value="0.34">
            <text:p>0,34</text:p>
          </table:table-cell>
          <table:table-cell table:formula="of:=[.B137]/(4.8*5.1)*1000" office:value-type="float" office:value="0.0412581699346405">
            <text:p>0,0412581699</text:p>
          </table:table-cell>
          <table:table-cell table:formula="of:=[.C137]/(4.8*5.1)*1000" office:value-type="float" office:value="-0.127042483660131">
            <text:p>-0,1270424837</text:p>
          </table:table-cell>
          <table:table-cell table:formula="of:=[.D137]/(6.4*2.7)*1000" office:value-type="float" office:value="0.00382523148148148">
            <text:p>0,0038252315</text:p>
          </table:table-cell>
          <table:table-cell table:formula="of:=[.E137]/(6.4*2.7)*1000" office:value-type="float" office:value="-0.15625">
            <text:p>-0,15625</text:p>
          </table:table-cell>
          <table:table-cell/>
          <table:table-cell office:value-type="float" office:value="0.34">
            <text:p>0,34</text:p>
          </table:table-cell>
          <table:table-cell table:formula="of:=LOG(ABS([.B137]))" office:value-type="float" office:value="-2.99567862621736">
            <text:p>-2,9956786262</text:p>
          </table:table-cell>
          <table:table-cell table:formula="of:=LOG(ABS([.D137]))" office:value-type="float" office:value="-4.17979854051436">
            <text:p>-4,1797985405</text:p>
          </table:table-cell>
        </table:table-row>
        <table:table-row table:style-name="ro1">
          <table:table-cell office:value-type="float" office:value="0.35">
            <text:p>0,35</text:p>
          </table:table-cell>
          <table:table-cell office:value-type="float" office:value="0.00117">
            <text:p>1,17E-003</text:p>
          </table:table-cell>
          <table:table-cell office:value-type="float" office:value="-0.00286">
            <text:p>-2,86E-003</text:p>
          </table:table-cell>
          <table:table-cell office:value-type="float" office:value="0.0000775">
            <text:p>7,75E-005</text:p>
          </table:table-cell>
          <table:table-cell office:value-type="float" office:value="-0.00267">
            <text:p>-2,67E-003</text:p>
          </table:table-cell>
          <table:table-cell/>
          <table:table-cell office:value-type="float" office:value="0.35">
            <text:p>0,35</text:p>
          </table:table-cell>
          <table:table-cell table:formula="of:=[.B138]/(4.8*5.1)*1000" office:value-type="float" office:value="0.0477941176470588">
            <text:p>0,0477941176</text:p>
          </table:table-cell>
          <table:table-cell table:formula="of:=[.C138]/(4.8*5.1)*1000" office:value-type="float" office:value="-0.116830065359477">
            <text:p>-0,1168300654</text:p>
          </table:table-cell>
          <table:table-cell table:formula="of:=[.D138]/(6.4*2.7)*1000" office:value-type="float" office:value="0.0044849537037037">
            <text:p>0,0044849537</text:p>
          </table:table-cell>
          <table:table-cell table:formula="of:=[.E138]/(6.4*2.7)*1000" office:value-type="float" office:value="-0.154513888888889">
            <text:p>-0,1545138889</text:p>
          </table:table-cell>
          <table:table-cell/>
          <table:table-cell office:value-type="float" office:value="0.35">
            <text:p>0,35</text:p>
          </table:table-cell>
          <table:table-cell table:formula="of:=LOG(ABS([.B138]))" office:value-type="float" office:value="-2.93181413825384">
            <text:p>-2,9318141383</text:p>
          </table:table-cell>
          <table:table-cell table:formula="of:=LOG(ABS([.D138]))" office:value-type="float" office:value="-4.11069829749369">
            <text:p>-4,1106982975</text:p>
          </table:table-cell>
        </table:table-row>
        <table:table-row table:style-name="ro1">
          <table:table-cell office:value-type="float" office:value="0.36">
            <text:p>0,36</text:p>
          </table:table-cell>
          <table:table-cell office:value-type="float" office:value="0.00135">
            <text:p>1,35E-003</text:p>
          </table:table-cell>
          <table:table-cell office:value-type="float" office:value="-0.0026">
            <text:p>-2,60E-003</text:p>
          </table:table-cell>
          <table:table-cell office:value-type="float" office:value="0.000091">
            <text:p>9,10E-005</text:p>
          </table:table-cell>
          <table:table-cell office:value-type="float" office:value="-0.00262">
            <text:p>-2,62E-003</text:p>
          </table:table-cell>
          <table:table-cell/>
          <table:table-cell office:value-type="float" office:value="0.36">
            <text:p>0,36</text:p>
          </table:table-cell>
          <table:table-cell table:formula="of:=[.B139]/(4.8*5.1)*1000" office:value-type="float" office:value="0.0551470588235294">
            <text:p>0,0551470588</text:p>
          </table:table-cell>
          <table:table-cell table:formula="of:=[.C139]/(4.8*5.1)*1000" office:value-type="float" office:value="-0.106209150326797">
            <text:p>-0,1062091503</text:p>
          </table:table-cell>
          <table:table-cell table:formula="of:=[.D139]/(6.4*2.7)*1000" office:value-type="float" office:value="0.0052662037037037">
            <text:p>0,0052662037</text:p>
          </table:table-cell>
          <table:table-cell table:formula="of:=[.E139]/(6.4*2.7)*1000" office:value-type="float" office:value="-0.15162037037037">
            <text:p>-0,1516203704</text:p>
          </table:table-cell>
          <table:table-cell/>
          <table:table-cell office:value-type="float" office:value="0.36">
            <text:p>0,36</text:p>
          </table:table-cell>
          <table:table-cell table:formula="of:=LOG(ABS([.B139]))" office:value-type="float" office:value="-2.86966623150499">
            <text:p>-2,8696662315</text:p>
          </table:table-cell>
          <table:table-cell table:formula="of:=LOG(ABS([.D139]))" office:value-type="float" office:value="-4.04095860767891">
            <text:p>-4,0409586077</text:p>
          </table:table-cell>
        </table:table-row>
        <table:table-row table:style-name="ro1">
          <table:table-cell office:value-type="float" office:value="0.37">
            <text:p>0,37</text:p>
          </table:table-cell>
          <table:table-cell office:value-type="float" office:value="0.00154">
            <text:p>1,54E-003</text:p>
          </table:table-cell>
          <table:table-cell office:value-type="float" office:value="-0.00232">
            <text:p>-2,32E-003</text:p>
          </table:table-cell>
          <table:table-cell office:value-type="float" office:value="0.000107">
            <text:p>1,07E-004</text:p>
          </table:table-cell>
          <table:table-cell office:value-type="float" office:value="-0.00258">
            <text:p>-2,58E-003</text:p>
          </table:table-cell>
          <table:table-cell/>
          <table:table-cell office:value-type="float" office:value="0.37">
            <text:p>0,37</text:p>
          </table:table-cell>
          <table:table-cell table:formula="of:=[.B140]/(4.8*5.1)*1000" office:value-type="float" office:value="0.0629084967320262">
            <text:p>0,0629084967</text:p>
          </table:table-cell>
          <table:table-cell table:formula="of:=[.C140]/(4.8*5.1)*1000" office:value-type="float" office:value="-0.0947712418300654">
            <text:p>-0,0947712418</text:p>
          </table:table-cell>
          <table:table-cell table:formula="of:=[.D140]/(6.4*2.7)*1000" office:value-type="float" office:value="0.00619212962962963">
            <text:p>0,0061921296</text:p>
          </table:table-cell>
          <table:table-cell table:formula="of:=[.E140]/(6.4*2.7)*1000" office:value-type="float" office:value="-0.149305555555556">
            <text:p>-0,1493055556</text:p>
          </table:table-cell>
          <table:table-cell/>
          <table:table-cell office:value-type="float" office:value="0.37">
            <text:p>0,37</text:p>
          </table:table-cell>
          <table:table-cell table:formula="of:=LOG(ABS([.B140]))" office:value-type="float" office:value="-2.81247927916354">
            <text:p>-2,8124792792</text:p>
          </table:table-cell>
          <table:table-cell table:formula="of:=LOG(ABS([.D140]))" office:value-type="float" office:value="-3.97061622231479">
            <text:p>-3,9706162223</text:p>
          </table:table-cell>
        </table:table-row>
        <table:table-row table:style-name="ro1">
          <table:table-cell office:value-type="float" office:value="0.38">
            <text:p>0,38</text:p>
          </table:table-cell>
          <table:table-cell office:value-type="float" office:value="0.00174">
            <text:p>1,74E-003</text:p>
          </table:table-cell>
          <table:table-cell office:value-type="float" office:value="-0.00202">
            <text:p>-2,02E-003</text:p>
          </table:table-cell>
          <table:table-cell office:value-type="float" office:value="0.000126">
            <text:p>1,26E-004</text:p>
          </table:table-cell>
          <table:table-cell office:value-type="float" office:value="-0.00253">
            <text:p>-2,53E-003</text:p>
          </table:table-cell>
          <table:table-cell/>
          <table:table-cell office:value-type="float" office:value="0.38">
            <text:p>0,38</text:p>
          </table:table-cell>
          <table:table-cell table:formula="of:=[.B141]/(4.8*5.1)*1000" office:value-type="float" office:value="0.071078431372549">
            <text:p>0,0710784314</text:p>
          </table:table-cell>
          <table:table-cell table:formula="of:=[.C141]/(4.8*5.1)*1000" office:value-type="float" office:value="-0.0825163398692811">
            <text:p>-0,0825163399</text:p>
          </table:table-cell>
          <table:table-cell table:formula="of:=[.D141]/(6.4*2.7)*1000" office:value-type="float" office:value="0.00729166666666667">
            <text:p>0,0072916667</text:p>
          </table:table-cell>
          <table:table-cell table:formula="of:=[.E141]/(6.4*2.7)*1000" office:value-type="float" office:value="-0.146412037037037">
            <text:p>-0,146412037</text:p>
          </table:table-cell>
          <table:table-cell/>
          <table:table-cell office:value-type="float" office:value="0.38">
            <text:p>0,38</text:p>
          </table:table-cell>
          <table:table-cell table:formula="of:=LOG(ABS([.B141]))" office:value-type="float" office:value="-2.7594507517174">
            <text:p>-2,7594507517</text:p>
          </table:table-cell>
          <table:table-cell table:formula="of:=LOG(ABS([.D141]))" office:value-type="float" office:value="-3.89962945488244">
            <text:p>-3,8996294549</text:p>
          </table:table-cell>
        </table:table-row>
        <table:table-row table:style-name="ro1">
          <table:table-cell office:value-type="float" office:value="0.39">
            <text:p>0,39</text:p>
          </table:table-cell>
          <table:table-cell office:value-type="float" office:value="0.00195">
            <text:p>1,95E-003</text:p>
          </table:table-cell>
          <table:table-cell office:value-type="float" office:value="-0.0017">
            <text:p>-1,70E-003</text:p>
          </table:table-cell>
          <table:table-cell office:value-type="float" office:value="0.000148">
            <text:p>1,48E-004</text:p>
          </table:table-cell>
          <table:table-cell office:value-type="float" office:value="-0.00247">
            <text:p>-2,47E-003</text:p>
          </table:table-cell>
          <table:table-cell/>
          <table:table-cell office:value-type="float" office:value="0.39">
            <text:p>0,39</text:p>
          </table:table-cell>
          <table:table-cell table:formula="of:=[.B142]/(4.8*5.1)*1000" office:value-type="float" office:value="0.0796568627450981">
            <text:p>0,0796568627</text:p>
          </table:table-cell>
          <table:table-cell table:formula="of:=[.C142]/(4.8*5.1)*1000" office:value-type="float" office:value="-0.0694444444444445">
            <text:p>-0,0694444444</text:p>
          </table:table-cell>
          <table:table-cell table:formula="of:=[.D142]/(6.4*2.7)*1000" office:value-type="float" office:value="0.00856481481481481">
            <text:p>0,0085648148</text:p>
          </table:table-cell>
          <table:table-cell table:formula="of:=[.E142]/(6.4*2.7)*1000" office:value-type="float" office:value="-0.142939814814815">
            <text:p>-0,1429398148</text:p>
          </table:table-cell>
          <table:table-cell/>
          <table:table-cell office:value-type="float" office:value="0.39">
            <text:p>0,39</text:p>
          </table:table-cell>
          <table:table-cell table:formula="of:=LOG(ABS([.B142]))" office:value-type="float" office:value="-2.70996538863748">
            <text:p>-2,7099653886</text:p>
          </table:table-cell>
          <table:table-cell table:formula="of:=LOG(ABS([.D142]))" office:value-type="float" office:value="-3.82973828460504">
            <text:p>-3,8297382846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00217">
            <text:p>2,17E-003</text:p>
          </table:table-cell>
          <table:table-cell office:value-type="float" office:value="-0.00135">
            <text:p>-1,35E-003</text:p>
          </table:table-cell>
          <table:table-cell office:value-type="float" office:value="0.000174">
            <text:p>1,74E-004</text:p>
          </table:table-cell>
          <table:table-cell office:value-type="float" office:value="-0.00242">
            <text:p>-2,42E-003</text:p>
          </table:table-cell>
          <table:table-cell/>
          <table:table-cell office:value-type="float" office:value="0.4">
            <text:p>0,4</text:p>
          </table:table-cell>
          <table:table-cell table:formula="of:=[.B143]/(4.8*5.1)*1000" office:value-type="float" office:value="0.0886437908496732">
            <text:p>0,0886437908</text:p>
          </table:table-cell>
          <table:table-cell table:formula="of:=[.C143]/(4.8*5.1)*1000" office:value-type="float" office:value="-0.0551470588235294">
            <text:p>-0,0551470588</text:p>
          </table:table-cell>
          <table:table-cell table:formula="of:=[.D143]/(6.4*2.7)*1000" office:value-type="float" office:value="0.0100694444444444">
            <text:p>0,0100694444</text:p>
          </table:table-cell>
          <table:table-cell table:formula="of:=[.E143]/(6.4*2.7)*1000" office:value-type="float" office:value="-0.140046296296296">
            <text:p>-0,1400462963</text:p>
          </table:table-cell>
          <table:table-cell/>
          <table:table-cell office:value-type="float" office:value="0.4">
            <text:p>0,4</text:p>
          </table:table-cell>
          <table:table-cell table:formula="of:=LOG(ABS([.B143]))" office:value-type="float" office:value="-2.66354026615147">
            <text:p>-2,6635402662</text:p>
          </table:table-cell>
          <table:table-cell table:formula="of:=LOG(ABS([.D143]))" office:value-type="float" office:value="-3.7594507517174">
            <text:p>-3,7594507517</text:p>
          </table:table-cell>
        </table:table-row>
        <table:table-row table:style-name="ro1">
          <table:table-cell office:value-type="float" office:value="0.41">
            <text:p>0,41</text:p>
          </table:table-cell>
          <table:table-cell office:value-type="float" office:value="0.0024">
            <text:p>2,40E-003</text:p>
          </table:table-cell>
          <table:table-cell office:value-type="float" office:value="-0.001">
            <text:p>-1,00E-003</text:p>
          </table:table-cell>
          <table:table-cell office:value-type="float" office:value="0.000202">
            <text:p>2,02E-004</text:p>
          </table:table-cell>
          <table:table-cell office:value-type="float" office:value="-0.00235">
            <text:p>-2,35E-003</text:p>
          </table:table-cell>
          <table:table-cell/>
          <table:table-cell office:value-type="float" office:value="0.41">
            <text:p>0,41</text:p>
          </table:table-cell>
          <table:table-cell table:formula="of:=[.B144]/(4.8*5.1)*1000" office:value-type="float" office:value="0.0980392156862745">
            <text:p>0,0980392157</text:p>
          </table:table-cell>
          <table:table-cell table:formula="of:=[.C144]/(4.8*5.1)*1000" office:value-type="float" office:value="-0.0408496732026144">
            <text:p>-0,0408496732</text:p>
          </table:table-cell>
          <table:table-cell table:formula="of:=[.D144]/(6.4*2.7)*1000" office:value-type="float" office:value="0.0116898148148148">
            <text:p>0,0116898148</text:p>
          </table:table-cell>
          <table:table-cell table:formula="of:=[.E144]/(6.4*2.7)*1000" office:value-type="float" office:value="-0.13599537037037">
            <text:p>-0,1359953704</text:p>
          </table:table-cell>
          <table:table-cell/>
          <table:table-cell office:value-type="float" office:value="0.41">
            <text:p>0,41</text:p>
          </table:table-cell>
          <table:table-cell table:formula="of:=LOG(ABS([.B144]))" office:value-type="float" office:value="-2.61978875828839">
            <text:p>-2,6197887583</text:p>
          </table:table-cell>
          <table:table-cell table:formula="of:=LOG(ABS([.D144]))" office:value-type="float" office:value="-3.69464863055338">
            <text:p>-3,6946486306</text:p>
          </table:table-cell>
        </table:table-row>
        <table:table-row table:style-name="ro1">
          <table:table-cell office:value-type="float" office:value="0.42">
            <text:p>0,42</text:p>
          </table:table-cell>
          <table:table-cell office:value-type="float" office:value="0.00265">
            <text:p>2,65E-003</text:p>
          </table:table-cell>
          <table:table-cell office:value-type="float" office:value="-0.000633">
            <text:p>-6,33E-004</text:p>
          </table:table-cell>
          <table:table-cell office:value-type="float" office:value="0.000234">
            <text:p>2,34E-004</text:p>
          </table:table-cell>
          <table:table-cell office:value-type="float" office:value="-0.00228">
            <text:p>-2,28E-003</text:p>
          </table:table-cell>
          <table:table-cell/>
          <table:table-cell office:value-type="float" office:value="0.42">
            <text:p>0,42</text:p>
          </table:table-cell>
          <table:table-cell table:formula="of:=[.B145]/(4.8*5.1)*1000" office:value-type="float" office:value="0.108251633986928">
            <text:p>0,108251634</text:p>
          </table:table-cell>
          <table:table-cell table:formula="of:=[.C145]/(4.8*5.1)*1000" office:value-type="float" office:value="-0.0258578431372549">
            <text:p>-0,0258578431</text:p>
          </table:table-cell>
          <table:table-cell table:formula="of:=[.D145]/(6.4*2.7)*1000" office:value-type="float" office:value="0.0135416666666667">
            <text:p>0,0135416667</text:p>
          </table:table-cell>
          <table:table-cell table:formula="of:=[.E145]/(6.4*2.7)*1000" office:value-type="float" office:value="-0.131944444444444">
            <text:p>-0,1319444444</text:p>
          </table:table-cell>
          <table:table-cell/>
          <table:table-cell office:value-type="float" office:value="0.42">
            <text:p>0,42</text:p>
          </table:table-cell>
          <table:table-cell table:formula="of:=LOG(ABS([.B145]))" office:value-type="float" office:value="-2.57675412606319">
            <text:p>-2,5767541261</text:p>
          </table:table-cell>
          <table:table-cell table:formula="of:=LOG(ABS([.D145]))" office:value-type="float" office:value="-3.63078414258986">
            <text:p>-3,6307841426</text:p>
          </table:table-cell>
        </table:table-row>
        <table:table-row table:style-name="ro1">
          <table:table-cell office:value-type="float" office:value="0.43">
            <text:p>0,43</text:p>
          </table:table-cell>
          <table:table-cell office:value-type="float" office:value="0.0029">
            <text:p>2,90E-003</text:p>
          </table:table-cell>
          <table:table-cell office:value-type="float" office:value="-0.00024">
            <text:p>-2,40E-004</text:p>
          </table:table-cell>
          <table:table-cell office:value-type="float" office:value="0.00027">
            <text:p>2,70E-004</text:p>
          </table:table-cell>
          <table:table-cell office:value-type="float" office:value="-0.00219">
            <text:p>-2,19E-003</text:p>
          </table:table-cell>
          <table:table-cell/>
          <table:table-cell office:value-type="float" office:value="0.43">
            <text:p>0,43</text:p>
          </table:table-cell>
          <table:table-cell table:formula="of:=[.B146]/(4.8*5.1)*1000" office:value-type="float" office:value="0.118464052287582">
            <text:p>0,1184640523</text:p>
          </table:table-cell>
          <table:table-cell table:formula="of:=[.C146]/(4.8*5.1)*1000" office:value-type="float" office:value="-0.00980392156862745">
            <text:p>-0,0098039216</text:p>
          </table:table-cell>
          <table:table-cell table:formula="of:=[.D146]/(6.4*2.7)*1000" office:value-type="float" office:value="0.015625">
            <text:p>0,015625</text:p>
          </table:table-cell>
          <table:table-cell table:formula="of:=[.E146]/(6.4*2.7)*1000" office:value-type="float" office:value="-0.126736111111111">
            <text:p>-0,1267361111</text:p>
          </table:table-cell>
          <table:table-cell/>
          <table:table-cell office:value-type="float" office:value="0.43">
            <text:p>0,43</text:p>
          </table:table-cell>
          <table:table-cell table:formula="of:=LOG(ABS([.B146]))" office:value-type="float" office:value="-2.53760200210104">
            <text:p>-2,5376020021</text:p>
          </table:table-cell>
          <table:table-cell table:formula="of:=LOG(ABS([.D146]))" office:value-type="float" office:value="-3.56863623584101">
            <text:p>-3,5686362358</text:p>
          </table:table-cell>
        </table:table-row>
        <table:table-row table:style-name="ro1">
          <table:table-cell office:value-type="float" office:value="0.44">
            <text:p>0,44</text:p>
          </table:table-cell>
          <table:table-cell office:value-type="float" office:value="0.00317">
            <text:p>3,17E-003</text:p>
          </table:table-cell>
          <table:table-cell office:value-type="float" office:value="0.000166">
            <text:p>1,66E-004</text:p>
          </table:table-cell>
          <table:table-cell office:value-type="float" office:value="0.00031">
            <text:p>3,10E-004</text:p>
          </table:table-cell>
          <table:table-cell office:value-type="float" office:value="-0.00211">
            <text:p>-2,11E-003</text:p>
          </table:table-cell>
          <table:table-cell/>
          <table:table-cell office:value-type="float" office:value="0.44">
            <text:p>0,44</text:p>
          </table:table-cell>
          <table:table-cell table:formula="of:=[.B147]/(4.8*5.1)*1000" office:value-type="float" office:value="0.129493464052288">
            <text:p>0,1294934641</text:p>
          </table:table-cell>
          <table:table-cell table:formula="of:=[.C147]/(4.8*5.1)*1000" office:value-type="float" office:value="0.00678104575163399">
            <text:p>0,0067810458</text:p>
          </table:table-cell>
          <table:table-cell table:formula="of:=[.D147]/(6.4*2.7)*1000" office:value-type="float" office:value="0.0179398148148148">
            <text:p>0,0179398148</text:p>
          </table:table-cell>
          <table:table-cell table:formula="of:=[.E147]/(6.4*2.7)*1000" office:value-type="float" office:value="-0.122106481481481">
            <text:p>-0,1221064815</text:p>
          </table:table-cell>
          <table:table-cell/>
          <table:table-cell office:value-type="float" office:value="0.44">
            <text:p>0,44</text:p>
          </table:table-cell>
          <table:table-cell table:formula="of:=LOG(ABS([.B147]))" office:value-type="float" office:value="-2.49894073778225">
            <text:p>-2,4989407378</text:p>
          </table:table-cell>
          <table:table-cell table:formula="of:=LOG(ABS([.D147]))" office:value-type="float" office:value="-3.50863830616573">
            <text:p>-3,5086383062</text:p>
          </table:table-cell>
        </table:table-row>
        <table:table-row table:style-name="ro1">
          <table:table-cell office:value-type="float" office:value="0.45">
            <text:p>0,45</text:p>
          </table:table-cell>
          <table:table-cell office:value-type="float" office:value="0.00344">
            <text:p>3,44E-003</text:p>
          </table:table-cell>
          <table:table-cell office:value-type="float" office:value="0.000587">
            <text:p>5,87E-004</text:p>
          </table:table-cell>
          <table:table-cell office:value-type="float" office:value="0.000353">
            <text:p>3,53E-004</text:p>
          </table:table-cell>
          <table:table-cell office:value-type="float" office:value="-0.00201">
            <text:p>-2,01E-003</text:p>
          </table:table-cell>
          <table:table-cell/>
          <table:table-cell office:value-type="float" office:value="0.45">
            <text:p>0,45</text:p>
          </table:table-cell>
          <table:table-cell table:formula="of:=[.B148]/(4.8*5.1)*1000" office:value-type="float" office:value="0.140522875816993">
            <text:p>0,1405228758</text:p>
          </table:table-cell>
          <table:table-cell table:formula="of:=[.C148]/(4.8*5.1)*1000" office:value-type="float" office:value="0.0239787581699346">
            <text:p>0,0239787582</text:p>
          </table:table-cell>
          <table:table-cell table:formula="of:=[.D148]/(6.4*2.7)*1000" office:value-type="float" office:value="0.0204282407407407">
            <text:p>0,0204282407</text:p>
          </table:table-cell>
          <table:table-cell table:formula="of:=[.E148]/(6.4*2.7)*1000" office:value-type="float" office:value="-0.116319444444444">
            <text:p>-0,1163194444</text:p>
          </table:table-cell>
          <table:table-cell/>
          <table:table-cell office:value-type="float" office:value="0.45">
            <text:p>0,45</text:p>
          </table:table-cell>
          <table:table-cell table:formula="of:=LOG(ABS([.B148]))" office:value-type="float" office:value="-2.46344155742847">
            <text:p>-2,4634415574</text:p>
          </table:table-cell>
          <table:table-cell table:formula="of:=LOG(ABS([.D148]))" office:value-type="float" office:value="-3.45222529461218">
            <text:p>-3,4522252946</text:p>
          </table:table-cell>
        </table:table-row>
        <table:table-row table:style-name="ro1">
          <table:table-cell office:value-type="float" office:value="0.46">
            <text:p>0,46</text:p>
          </table:table-cell>
          <table:table-cell office:value-type="float" office:value="0.00372">
            <text:p>3,72E-003</text:p>
          </table:table-cell>
          <table:table-cell office:value-type="float" office:value="0.00102">
            <text:p>1,02E-003</text:p>
          </table:table-cell>
          <table:table-cell office:value-type="float" office:value="0.000401">
            <text:p>4,01E-004</text:p>
          </table:table-cell>
          <table:table-cell office:value-type="float" office:value="-0.00191">
            <text:p>-1,91E-003</text:p>
          </table:table-cell>
          <table:table-cell/>
          <table:table-cell office:value-type="float" office:value="0.46">
            <text:p>0,46</text:p>
          </table:table-cell>
          <table:table-cell table:formula="of:=[.B149]/(4.8*5.1)*1000" office:value-type="float" office:value="0.151960784313726">
            <text:p>0,1519607843</text:p>
          </table:table-cell>
          <table:table-cell table:formula="of:=[.C149]/(4.8*5.1)*1000" office:value-type="float" office:value="0.0416666666666667">
            <text:p>0,0416666667</text:p>
          </table:table-cell>
          <table:table-cell table:formula="of:=[.D149]/(6.4*2.7)*1000" office:value-type="float" office:value="0.0232060185185185">
            <text:p>0,0232060185</text:p>
          </table:table-cell>
          <table:table-cell table:formula="of:=[.E149]/(6.4*2.7)*1000" office:value-type="float" office:value="-0.110532407407407">
            <text:p>-0,1105324074</text:p>
          </table:table-cell>
          <table:table-cell/>
          <table:table-cell office:value-type="float" office:value="0.46">
            <text:p>0,46</text:p>
          </table:table-cell>
          <table:table-cell table:formula="of:=LOG(ABS([.B149]))" office:value-type="float" office:value="-2.4294570601181">
            <text:p>-2,4294570601</text:p>
          </table:table-cell>
          <table:table-cell table:formula="of:=LOG(ABS([.D149]))" office:value-type="float" office:value="-3.39685562737982">
            <text:p>-3,3968556274</text:p>
          </table:table-cell>
        </table:table-row>
        <table:table-row table:style-name="ro1">
          <table:table-cell office:value-type="float" office:value="0.47">
            <text:p>0,47</text:p>
          </table:table-cell>
          <table:table-cell office:value-type="float" office:value="0.00401">
            <text:p>4,01E-003</text:p>
          </table:table-cell>
          <table:table-cell office:value-type="float" office:value="0.00147">
            <text:p>1,47E-003</text:p>
          </table:table-cell>
          <table:table-cell office:value-type="float" office:value="0.000454">
            <text:p>4,54E-004</text:p>
          </table:table-cell>
          <table:table-cell office:value-type="float" office:value="-0.00179">
            <text:p>-1,79E-003</text:p>
          </table:table-cell>
          <table:table-cell/>
          <table:table-cell office:value-type="float" office:value="0.47">
            <text:p>0,47</text:p>
          </table:table-cell>
          <table:table-cell table:formula="of:=[.B150]/(4.8*5.1)*1000" office:value-type="float" office:value="0.163807189542484">
            <text:p>0,1638071895</text:p>
          </table:table-cell>
          <table:table-cell table:formula="of:=[.C150]/(4.8*5.1)*1000" office:value-type="float" office:value="0.0600490196078432">
            <text:p>0,0600490196</text:p>
          </table:table-cell>
          <table:table-cell table:formula="of:=[.D150]/(6.4*2.7)*1000" office:value-type="float" office:value="0.0262731481481481">
            <text:p>0,0262731481</text:p>
          </table:table-cell>
          <table:table-cell table:formula="of:=[.E150]/(6.4*2.7)*1000" office:value-type="float" office:value="-0.103587962962963">
            <text:p>-0,103587963</text:p>
          </table:table-cell>
          <table:table-cell/>
          <table:table-cell office:value-type="float" office:value="0.47">
            <text:p>0,47</text:p>
          </table:table-cell>
          <table:table-cell table:formula="of:=LOG(ABS([.B150]))" office:value-type="float" office:value="-2.39685562737982">
            <text:p>-2,3968556274</text:p>
          </table:table-cell>
          <table:table-cell table:formula="of:=LOG(ABS([.D150]))" office:value-type="float" office:value="-3.3429441471429">
            <text:p>-3,3429441471</text:p>
          </table:table-cell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0.0043">
            <text:p>4,30E-003</text:p>
          </table:table-cell>
          <table:table-cell office:value-type="float" office:value="0.00192">
            <text:p>1,92E-003</text:p>
          </table:table-cell>
          <table:table-cell office:value-type="float" office:value="0.000511">
            <text:p>5,11E-004</text:p>
          </table:table-cell>
          <table:table-cell office:value-type="float" office:value="-0.00167">
            <text:p>-1,67E-003</text:p>
          </table:table-cell>
          <table:table-cell/>
          <table:table-cell office:value-type="float" office:value="0.48">
            <text:p>0,48</text:p>
          </table:table-cell>
          <table:table-cell table:formula="of:=[.B151]/(4.8*5.1)*1000" office:value-type="float" office:value="0.175653594771242">
            <text:p>0,1756535948</text:p>
          </table:table-cell>
          <table:table-cell table:formula="of:=[.C151]/(4.8*5.1)*1000" office:value-type="float" office:value="0.0784313725490196">
            <text:p>0,0784313725</text:p>
          </table:table-cell>
          <table:table-cell table:formula="of:=[.D151]/(6.4*2.7)*1000" office:value-type="float" office:value="0.0295717592592593">
            <text:p>0,0295717593</text:p>
          </table:table-cell>
          <table:table-cell table:formula="of:=[.E151]/(6.4*2.7)*1000" office:value-type="float" office:value="-0.0966435185185185">
            <text:p>-0,0966435185</text:p>
          </table:table-cell>
          <table:table-cell/>
          <table:table-cell office:value-type="float" office:value="0.48">
            <text:p>0,48</text:p>
          </table:table-cell>
          <table:table-cell table:formula="of:=LOG(ABS([.B151]))" office:value-type="float" office:value="-2.36653154442041">
            <text:p>-2,3665315444</text:p>
          </table:table-cell>
          <table:table-cell table:formula="of:=LOG(ABS([.D151]))" office:value-type="float" office:value="-3.29157909986529">
            <text:p>-3,2915790999</text:p>
          </table:table-cell>
        </table:table-row>
        <table:table-row table:style-name="ro1">
          <table:table-cell office:value-type="float" office:value="0.49">
            <text:p>0,49</text:p>
          </table:table-cell>
          <table:table-cell office:value-type="float" office:value="0.00461">
            <text:p>4,61E-003</text:p>
          </table:table-cell>
          <table:table-cell office:value-type="float" office:value="0.00239">
            <text:p>2,39E-003</text:p>
          </table:table-cell>
          <table:table-cell office:value-type="float" office:value="0.000576">
            <text:p>5,76E-004</text:p>
          </table:table-cell>
          <table:table-cell office:value-type="float" office:value="-0.00153">
            <text:p>-1,53E-003</text:p>
          </table:table-cell>
          <table:table-cell/>
          <table:table-cell office:value-type="float" office:value="0.49">
            <text:p>0,49</text:p>
          </table:table-cell>
          <table:table-cell table:formula="of:=[.B152]/(4.8*5.1)*1000" office:value-type="float" office:value="0.188316993464052">
            <text:p>0,1883169935</text:p>
          </table:table-cell>
          <table:table-cell table:formula="of:=[.C152]/(4.8*5.1)*1000" office:value-type="float" office:value="0.0976307189542484">
            <text:p>0,097630719</text:p>
          </table:table-cell>
          <table:table-cell table:formula="of:=[.D152]/(6.4*2.7)*1000" office:value-type="float" office:value="0.0333333333333333">
            <text:p>0,0333333333</text:p>
          </table:table-cell>
          <table:table-cell table:formula="of:=[.E152]/(6.4*2.7)*1000" office:value-type="float" office:value="-0.0885416666666667">
            <text:p>-0,0885416667</text:p>
          </table:table-cell>
          <table:table-cell/>
          <table:table-cell office:value-type="float" office:value="0.49">
            <text:p>0,49</text:p>
          </table:table-cell>
          <table:table-cell table:formula="of:=LOG(ABS([.B152]))" office:value-type="float" office:value="-2.33629907461035">
            <text:p>-2,3362990746</text:p>
          </table:table-cell>
          <table:table-cell table:formula="of:=LOG(ABS([.D152]))" office:value-type="float" office:value="-3.23957751657679">
            <text:p>-3,2395775166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00492">
            <text:p>4,92E-003</text:p>
          </table:table-cell>
          <table:table-cell office:value-type="float" office:value="0.00285">
            <text:p>2,85E-003</text:p>
          </table:table-cell>
          <table:table-cell office:value-type="float" office:value="0.000646">
            <text:p>6,46E-004</text:p>
          </table:table-cell>
          <table:table-cell office:value-type="float" office:value="-0.00137">
            <text:p>-1,37E-003</text:p>
          </table:table-cell>
          <table:table-cell/>
          <table:table-cell office:value-type="float" office:value="0.5">
            <text:p>0,5</text:p>
          </table:table-cell>
          <table:table-cell table:formula="of:=[.B153]/(4.8*5.1)*1000" office:value-type="float" office:value="0.200980392156863">
            <text:p>0,2009803922</text:p>
          </table:table-cell>
          <table:table-cell table:formula="of:=[.C153]/(4.8*5.1)*1000" office:value-type="float" office:value="0.116421568627451">
            <text:p>0,1164215686</text:p>
          </table:table-cell>
          <table:table-cell table:formula="of:=[.D153]/(6.4*2.7)*1000" office:value-type="float" office:value="0.0373842592592593">
            <text:p>0,0373842593</text:p>
          </table:table-cell>
          <table:table-cell table:formula="of:=[.E153]/(6.4*2.7)*1000" office:value-type="float" office:value="-0.0792824074074074">
            <text:p>-0,0792824074</text:p>
          </table:table-cell>
          <table:table-cell/>
          <table:table-cell office:value-type="float" office:value="0.5">
            <text:p>0,5</text:p>
          </table:table-cell>
          <table:table-cell table:formula="of:=LOG(ABS([.B153]))" office:value-type="float" office:value="-2.30803489723264">
            <text:p>-2,3080348972</text:p>
          </table:table-cell>
          <table:table-cell table:formula="of:=LOG(ABS([.D153]))" office:value-type="float" office:value="-3.18976748200492">
            <text:p>-3,189767482</text:p>
          </table:table-cell>
        </table:table-row>
        <table:table-row table:style-name="ro1">
          <table:table-cell office:value-type="float" office:value="0.51">
            <text:p>0,51</text:p>
          </table:table-cell>
          <table:table-cell office:value-type="float" office:value="0.00524">
            <text:p>5,24E-003</text:p>
          </table:table-cell>
          <table:table-cell office:value-type="float" office:value="0.00333">
            <text:p>3,33E-003</text:p>
          </table:table-cell>
          <table:table-cell office:value-type="float" office:value="0.000725">
            <text:p>7,25E-004</text:p>
          </table:table-cell>
          <table:table-cell office:value-type="float" office:value="-0.0012">
            <text:p>-1,20E-003</text:p>
          </table:table-cell>
          <table:table-cell/>
          <table:table-cell office:value-type="float" office:value="0.51">
            <text:p>0,51</text:p>
          </table:table-cell>
          <table:table-cell table:formula="of:=[.B154]/(4.8*5.1)*1000" office:value-type="float" office:value="0.214052287581699">
            <text:p>0,2140522876</text:p>
          </table:table-cell>
          <table:table-cell table:formula="of:=[.C154]/(4.8*5.1)*1000" office:value-type="float" office:value="0.136029411764706">
            <text:p>0,1360294118</text:p>
          </table:table-cell>
          <table:table-cell table:formula="of:=[.D154]/(6.4*2.7)*1000" office:value-type="float" office:value="0.0419560185185185">
            <text:p>0,0419560185</text:p>
          </table:table-cell>
          <table:table-cell table:formula="of:=[.E154]/(6.4*2.7)*1000" office:value-type="float" office:value="-0.0694444444444444">
            <text:p>-0,0694444444</text:p>
          </table:table-cell>
          <table:table-cell/>
          <table:table-cell office:value-type="float" office:value="0.51">
            <text:p>0,51</text:p>
          </table:table-cell>
          <table:table-cell table:formula="of:=LOG(ABS([.B154]))" office:value-type="float" office:value="-2.28066871301627">
            <text:p>-2,280668713</text:p>
          </table:table-cell>
          <table:table-cell table:formula="of:=LOG(ABS([.D154]))" office:value-type="float" office:value="-3.13966199342901">
            <text:p>-3,1396619934</text:p>
          </table:table-cell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0.00557">
            <text:p>5,57E-003</text:p>
          </table:table-cell>
          <table:table-cell office:value-type="float" office:value="0.0038">
            <text:p>3,80E-003</text:p>
          </table:table-cell>
          <table:table-cell office:value-type="float" office:value="0.000813">
            <text:p>8,13E-004</text:p>
          </table:table-cell>
          <table:table-cell office:value-type="float" office:value="-0.00102">
            <text:p>-1,02E-003</text:p>
          </table:table-cell>
          <table:table-cell/>
          <table:table-cell office:value-type="float" office:value="0.52">
            <text:p>0,52</text:p>
          </table:table-cell>
          <table:table-cell table:formula="of:=[.B155]/(4.8*5.1)*1000" office:value-type="float" office:value="0.227532679738562">
            <text:p>0,2275326797</text:p>
          </table:table-cell>
          <table:table-cell table:formula="of:=[.C155]/(4.8*5.1)*1000" office:value-type="float" office:value="0.155228758169935">
            <text:p>0,1552287582</text:p>
          </table:table-cell>
          <table:table-cell table:formula="of:=[.D155]/(6.4*2.7)*1000" office:value-type="float" office:value="0.0470486111111111">
            <text:p>0,0470486111</text:p>
          </table:table-cell>
          <table:table-cell table:formula="of:=[.E155]/(6.4*2.7)*1000" office:value-type="float" office:value="-0.0590277777777778">
            <text:p>-0,0590277778</text:p>
          </table:table-cell>
          <table:table-cell/>
          <table:table-cell office:value-type="float" office:value="0.52">
            <text:p>0,52</text:p>
          </table:table-cell>
          <table:table-cell table:formula="of:=LOG(ABS([.B155]))" office:value-type="float" office:value="-2.25414480482627">
            <text:p>-2,2541448048</text:p>
          </table:table-cell>
          <table:table-cell table:formula="of:=LOG(ABS([.D155]))" office:value-type="float" office:value="-3.08990945440593">
            <text:p>-3,0899094544</text:p>
          </table:table-cell>
        </table:table-row>
        <table:table-row table:style-name="ro1">
          <table:table-cell office:value-type="float" office:value="0.53">
            <text:p>0,53</text:p>
          </table:table-cell>
          <table:table-cell office:value-type="float" office:value="0.0059">
            <text:p>5,90E-003</text:p>
          </table:table-cell>
          <table:table-cell office:value-type="float" office:value="0.00428">
            <text:p>4,28E-003</text:p>
          </table:table-cell>
          <table:table-cell office:value-type="float" office:value="0.00091">
            <text:p>9,10E-004</text:p>
          </table:table-cell>
          <table:table-cell office:value-type="float" office:value="-0.000831">
            <text:p>-8,31E-004</text:p>
          </table:table-cell>
          <table:table-cell/>
          <table:table-cell office:value-type="float" office:value="0.53">
            <text:p>0,53</text:p>
          </table:table-cell>
          <table:table-cell table:formula="of:=[.B156]/(4.8*5.1)*1000" office:value-type="float" office:value="0.241013071895425">
            <text:p>0,2410130719</text:p>
          </table:table-cell>
          <table:table-cell table:formula="of:=[.C156]/(4.8*5.1)*1000" office:value-type="float" office:value="0.17483660130719">
            <text:p>0,1748366013</text:p>
          </table:table-cell>
          <table:table-cell table:formula="of:=[.D156]/(6.4*2.7)*1000" office:value-type="float" office:value="0.052662037037037">
            <text:p>0,052662037</text:p>
          </table:table-cell>
          <table:table-cell table:formula="of:=[.E156]/(6.4*2.7)*1000" office:value-type="float" office:value="-0.0480902777777778">
            <text:p>-0,0480902778</text:p>
          </table:table-cell>
          <table:table-cell/>
          <table:table-cell office:value-type="float" office:value="0.53">
            <text:p>0,53</text:p>
          </table:table-cell>
          <table:table-cell table:formula="of:=LOG(ABS([.B156]))" office:value-type="float" office:value="-2.22914798835786">
            <text:p>-2,2291479884</text:p>
          </table:table-cell>
          <table:table-cell table:formula="of:=LOG(ABS([.D156]))" office:value-type="float" office:value="-3.04095860767891">
            <text:p>-3,0409586077</text:p>
          </table:table-cell>
        </table:table-row>
        <table:table-row table:style-name="ro1">
          <table:table-cell office:value-type="float" office:value="0.54">
            <text:p>0,54</text:p>
          </table:table-cell>
          <table:table-cell office:value-type="float" office:value="0.00624">
            <text:p>6,24E-003</text:p>
          </table:table-cell>
          <table:table-cell office:value-type="float" office:value="0.00475">
            <text:p>4,75E-003</text:p>
          </table:table-cell>
          <table:table-cell office:value-type="float" office:value="0.00102">
            <text:p>1,02E-003</text:p>
          </table:table-cell>
          <table:table-cell office:value-type="float" office:value="-0.00063">
            <text:p>-6,30E-004</text:p>
          </table:table-cell>
          <table:table-cell/>
          <table:table-cell office:value-type="float" office:value="0.54">
            <text:p>0,54</text:p>
          </table:table-cell>
          <table:table-cell table:formula="of:=[.B157]/(4.8*5.1)*1000" office:value-type="float" office:value="0.254901960784314">
            <text:p>0,2549019608</text:p>
          </table:table-cell>
          <table:table-cell table:formula="of:=[.C157]/(4.8*5.1)*1000" office:value-type="float" office:value="0.194035947712418">
            <text:p>0,1940359477</text:p>
          </table:table-cell>
          <table:table-cell table:formula="of:=[.D157]/(6.4*2.7)*1000" office:value-type="float" office:value="0.0590277777777778">
            <text:p>0,0590277778</text:p>
          </table:table-cell>
          <table:table-cell table:formula="of:=[.E157]/(6.4*2.7)*1000" office:value-type="float" office:value="-0.0364583333333333">
            <text:p>-0,0364583333</text:p>
          </table:table-cell>
          <table:table-cell/>
          <table:table-cell office:value-type="float" office:value="0.54">
            <text:p>0,54</text:p>
          </table:table-cell>
          <table:table-cell table:formula="of:=LOG(ABS([.B157]))" office:value-type="float" office:value="-2.20481541031758">
            <text:p>-2,2048154103</text:p>
          </table:table-cell>
          <table:table-cell table:formula="of:=LOG(ABS([.D157]))" office:value-type="float" office:value="-2.99139982823808">
            <text:p>-2,9913998282</text:p>
          </table:table-cell>
        </table:table-row>
        <table:table-row table:style-name="ro1">
          <table:table-cell office:value-type="float" office:value="0.55">
            <text:p>0,55</text:p>
          </table:table-cell>
          <table:table-cell office:value-type="float" office:value="0.00658">
            <text:p>6,58E-003</text:p>
          </table:table-cell>
          <table:table-cell office:value-type="float" office:value="0.00523">
            <text:p>5,23E-003</text:p>
          </table:table-cell>
          <table:table-cell office:value-type="float" office:value="0.00114">
            <text:p>1,14E-003</text:p>
          </table:table-cell>
          <table:table-cell office:value-type="float" office:value="-0.000418">
            <text:p>-4,18E-004</text:p>
          </table:table-cell>
          <table:table-cell/>
          <table:table-cell office:value-type="float" office:value="0.55">
            <text:p>0,55</text:p>
          </table:table-cell>
          <table:table-cell table:formula="of:=[.B158]/(4.8*5.1)*1000" office:value-type="float" office:value="0.268790849673203">
            <text:p>0,2687908497</text:p>
          </table:table-cell>
          <table:table-cell table:formula="of:=[.C158]/(4.8*5.1)*1000" office:value-type="float" office:value="0.213643790849673">
            <text:p>0,2136437908</text:p>
          </table:table-cell>
          <table:table-cell table:formula="of:=[.D158]/(6.4*2.7)*1000" office:value-type="float" office:value="0.0659722222222222">
            <text:p>0,0659722222</text:p>
          </table:table-cell>
          <table:table-cell table:formula="of:=[.E158]/(6.4*2.7)*1000" office:value-type="float" office:value="-0.0241898148148148">
            <text:p>-0,0241898148</text:p>
          </table:table-cell>
          <table:table-cell/>
          <table:table-cell office:value-type="float" office:value="0.55">
            <text:p>0,55</text:p>
          </table:table-cell>
          <table:table-cell table:formula="of:=LOG(ABS([.B158]))" office:value-type="float" office:value="-2.18177410638604">
            <text:p>-2,1817741064</text:p>
          </table:table-cell>
          <table:table-cell table:formula="of:=LOG(ABS([.D158]))" office:value-type="float" office:value="-2.94309514866353">
            <text:p>-2,9430951487</text:p>
          </table:table-cell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00694">
            <text:p>6,94E-003</text:p>
          </table:table-cell>
          <table:table-cell office:value-type="float" office:value="0.0057">
            <text:p>5,70E-003</text:p>
          </table:table-cell>
          <table:table-cell office:value-type="float" office:value="0.00128">
            <text:p>1,28E-003</text:p>
          </table:table-cell>
          <table:table-cell office:value-type="float" office:value="-0.000197">
            <text:p>-1,97E-004</text:p>
          </table:table-cell>
          <table:table-cell/>
          <table:table-cell office:value-type="float" office:value="0.56">
            <text:p>0,56</text:p>
          </table:table-cell>
          <table:table-cell table:formula="of:=[.B159]/(4.8*5.1)*1000" office:value-type="float" office:value="0.283496732026144">
            <text:p>0,283496732</text:p>
          </table:table-cell>
          <table:table-cell table:formula="of:=[.C159]/(4.8*5.1)*1000" office:value-type="float" office:value="0.232843137254902">
            <text:p>0,2328431373</text:p>
          </table:table-cell>
          <table:table-cell table:formula="of:=[.D159]/(6.4*2.7)*1000" office:value-type="float" office:value="0.0740740740740741">
            <text:p>0,0740740741</text:p>
          </table:table-cell>
          <table:table-cell table:formula="of:=[.E159]/(6.4*2.7)*1000" office:value-type="float" office:value="-0.011400462962963">
            <text:p>-0,011400463</text:p>
          </table:table-cell>
          <table:table-cell/>
          <table:table-cell office:value-type="float" office:value="0.56">
            <text:p>0,56</text:p>
          </table:table-cell>
          <table:table-cell table:formula="of:=LOG(ABS([.B159]))" office:value-type="float" office:value="-2.15864052954514">
            <text:p>-2,1586405295</text:p>
          </table:table-cell>
          <table:table-cell table:formula="of:=LOG(ABS([.D159]))" office:value-type="float" office:value="-2.89279003035213">
            <text:p>-2,8927900304</text:p>
          </table:table-cell>
        </table:table-row>
        <table:table-row table:style-name="ro1">
          <table:table-cell office:value-type="float" office:value="0.57">
            <text:p>0,57</text:p>
          </table:table-cell>
          <table:table-cell office:value-type="float" office:value="0.00729">
            <text:p>7,29E-003</text:p>
          </table:table-cell>
          <table:table-cell office:value-type="float" office:value="0.00617">
            <text:p>6,17E-003</text:p>
          </table:table-cell>
          <table:table-cell office:value-type="float" office:value="0.00142">
            <text:p>1,42E-003</text:p>
          </table:table-cell>
          <table:table-cell office:value-type="float" office:value="0.0000332">
            <text:p>3,32E-005</text:p>
          </table:table-cell>
          <table:table-cell/>
          <table:table-cell office:value-type="float" office:value="0.57">
            <text:p>0,57</text:p>
          </table:table-cell>
          <table:table-cell table:formula="of:=[.B160]/(4.8*5.1)*1000" office:value-type="float" office:value="0.297794117647059">
            <text:p>0,2977941176</text:p>
          </table:table-cell>
          <table:table-cell table:formula="of:=[.C160]/(4.8*5.1)*1000" office:value-type="float" office:value="0.252042483660131">
            <text:p>0,2520424837</text:p>
          </table:table-cell>
          <table:table-cell table:formula="of:=[.D160]/(6.4*2.7)*1000" office:value-type="float" office:value="0.0821759259259259">
            <text:p>0,0821759259</text:p>
          </table:table-cell>
          <table:table-cell table:formula="of:=[.E160]/(6.4*2.7)*1000" office:value-type="float" office:value="0.0019212962962963">
            <text:p>0,0019212963</text:p>
          </table:table-cell>
          <table:table-cell/>
          <table:table-cell office:value-type="float" office:value="0.57">
            <text:p>0,57</text:p>
          </table:table-cell>
          <table:table-cell table:formula="of:=LOG(ABS([.B160]))" office:value-type="float" office:value="-2.13727247168203">
            <text:p>-2,1372724717</text:p>
          </table:table-cell>
          <table:table-cell table:formula="of:=LOG(ABS([.D160]))" office:value-type="float" office:value="-2.84771165561694">
            <text:p>-2,8477116556</text:p>
          </table:table-cell>
        </table:table-row>
        <table:table-row table:style-name="ro1">
          <table:table-cell office:value-type="float" office:value="0.58">
            <text:p>0,58</text:p>
          </table:table-cell>
          <table:table-cell office:value-type="float" office:value="0.00766">
            <text:p>7,66E-003</text:p>
          </table:table-cell>
          <table:table-cell office:value-type="float" office:value="0.00663">
            <text:p>6,63E-003</text:p>
          </table:table-cell>
          <table:table-cell office:value-type="float" office:value="0.00159">
            <text:p>1,59E-003</text:p>
          </table:table-cell>
          <table:table-cell office:value-type="float" office:value="0.000274">
            <text:p>2,74E-004</text:p>
          </table:table-cell>
          <table:table-cell/>
          <table:table-cell office:value-type="float" office:value="0.58">
            <text:p>0,58</text:p>
          </table:table-cell>
          <table:table-cell table:formula="of:=[.B161]/(4.8*5.1)*1000" office:value-type="float" office:value="0.312908496732026">
            <text:p>0,3129084967</text:p>
          </table:table-cell>
          <table:table-cell table:formula="of:=[.C161]/(4.8*5.1)*1000" office:value-type="float" office:value="0.270833333333333">
            <text:p>0,2708333333</text:p>
          </table:table-cell>
          <table:table-cell table:formula="of:=[.D161]/(6.4*2.7)*1000" office:value-type="float" office:value="0.0920138888888889">
            <text:p>0,0920138889</text:p>
          </table:table-cell>
          <table:table-cell table:formula="of:=[.E161]/(6.4*2.7)*1000" office:value-type="float" office:value="0.0158564814814815">
            <text:p>0,0158564815</text:p>
          </table:table-cell>
          <table:table-cell/>
          <table:table-cell office:value-type="float" office:value="0.58">
            <text:p>0,58</text:p>
          </table:table-cell>
          <table:table-cell table:formula="of:=LOG(ABS([.B161]))" office:value-type="float" office:value="-2.1157712303674">
            <text:p>-2,1157712304</text:p>
          </table:table-cell>
          <table:table-cell table:formula="of:=LOG(ABS([.D161]))" office:value-type="float" office:value="-2.79860287567955">
            <text:p>-2,7986028757</text:p>
          </table:table-cell>
        </table:table-row>
        <table:table-row table:style-name="ro1">
          <table:table-cell office:value-type="float" office:value="0.59">
            <text:p>0,59</text:p>
          </table:table-cell>
          <table:table-cell office:value-type="float" office:value="0.00802">
            <text:p>8,02E-003</text:p>
          </table:table-cell>
          <table:table-cell office:value-type="float" office:value="0.00708">
            <text:p>7,08E-003</text:p>
          </table:table-cell>
          <table:table-cell office:value-type="float" office:value="0.00176">
            <text:p>1,76E-003</text:p>
          </table:table-cell>
          <table:table-cell office:value-type="float" office:value="0.000519">
            <text:p>5,19E-004</text:p>
          </table:table-cell>
          <table:table-cell/>
          <table:table-cell office:value-type="float" office:value="0.59">
            <text:p>0,59</text:p>
          </table:table-cell>
          <table:table-cell table:formula="of:=[.B162]/(4.8*5.1)*1000" office:value-type="float" office:value="0.327614379084967">
            <text:p>0,3276143791</text:p>
          </table:table-cell>
          <table:table-cell table:formula="of:=[.C162]/(4.8*5.1)*1000" office:value-type="float" office:value="0.28921568627451">
            <text:p>0,2892156863</text:p>
          </table:table-cell>
          <table:table-cell table:formula="of:=[.D162]/(6.4*2.7)*1000" office:value-type="float" office:value="0.101851851851852">
            <text:p>0,1018518519</text:p>
          </table:table-cell>
          <table:table-cell table:formula="of:=[.E162]/(6.4*2.7)*1000" office:value-type="float" office:value="0.0300347222222222">
            <text:p>0,0300347222</text:p>
          </table:table-cell>
          <table:table-cell/>
          <table:table-cell office:value-type="float" office:value="0.59">
            <text:p>0,59</text:p>
          </table:table-cell>
          <table:table-cell table:formula="of:=LOG(ABS([.B162]))" office:value-type="float" office:value="-2.09582563171584">
            <text:p>-2,0958256317</text:p>
          </table:table-cell>
          <table:table-cell table:formula="of:=LOG(ABS([.D162]))" office:value-type="float" office:value="-2.75448733218585">
            <text:p>-2,7544873322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00839">
            <text:p>8,39E-003</text:p>
          </table:table-cell>
          <table:table-cell office:value-type="float" office:value="0.00753">
            <text:p>7,53E-003</text:p>
          </table:table-cell>
          <table:table-cell office:value-type="float" office:value="0.00196">
            <text:p>1,96E-003</text:p>
          </table:table-cell>
          <table:table-cell office:value-type="float" office:value="0.00077">
            <text:p>7,70E-004</text:p>
          </table:table-cell>
          <table:table-cell/>
          <table:table-cell office:value-type="float" office:value="0.6">
            <text:p>0,6</text:p>
          </table:table-cell>
          <table:table-cell table:formula="of:=[.B163]/(4.8*5.1)*1000" office:value-type="float" office:value="0.342728758169935">
            <text:p>0,3427287582</text:p>
          </table:table-cell>
          <table:table-cell table:formula="of:=[.C163]/(4.8*5.1)*1000" office:value-type="float" office:value="0.307598039215686">
            <text:p>0,3075980392</text:p>
          </table:table-cell>
          <table:table-cell table:formula="of:=[.D163]/(6.4*2.7)*1000" office:value-type="float" office:value="0.113425925925926">
            <text:p>0,1134259259</text:p>
          </table:table-cell>
          <table:table-cell table:formula="of:=[.E163]/(6.4*2.7)*1000" office:value-type="float" office:value="0.0445601851851852">
            <text:p>0,0445601852</text:p>
          </table:table-cell>
          <table:table-cell/>
          <table:table-cell office:value-type="float" office:value="0.6">
            <text:p>0,6</text:p>
          </table:table-cell>
          <table:table-cell table:formula="of:=LOG(ABS([.B163]))" office:value-type="float" office:value="-2.0762380391713">
            <text:p>-2,0762380392</text:p>
          </table:table-cell>
          <table:table-cell table:formula="of:=LOG(ABS([.D163]))" office:value-type="float" office:value="-2.70774392864352">
            <text:p>-2,7077439286</text:p>
          </table:table-cell>
        </table:table-row>
        <table:table-row table:style-name="ro1">
          <table:table-cell office:value-type="float" office:value="0.61">
            <text:p>0,61</text:p>
          </table:table-cell>
          <table:table-cell office:value-type="float" office:value="0.00876">
            <text:p>8,76E-003</text:p>
          </table:table-cell>
          <table:table-cell office:value-type="float" office:value="0.00798">
            <text:p>7,98E-003</text:p>
          </table:table-cell>
          <table:table-cell office:value-type="float" office:value="0.00216">
            <text:p>2,16E-003</text:p>
          </table:table-cell>
          <table:table-cell office:value-type="float" office:value="0.00103">
            <text:p>1,03E-003</text:p>
          </table:table-cell>
          <table:table-cell/>
          <table:table-cell office:value-type="float" office:value="0.61">
            <text:p>0,61</text:p>
          </table:table-cell>
          <table:table-cell table:formula="of:=[.B164]/(4.8*5.1)*1000" office:value-type="float" office:value="0.357843137254902">
            <text:p>0,3578431373</text:p>
          </table:table-cell>
          <table:table-cell table:formula="of:=[.C164]/(4.8*5.1)*1000" office:value-type="float" office:value="0.325980392156863">
            <text:p>0,3259803922</text:p>
          </table:table-cell>
          <table:table-cell table:formula="of:=[.D164]/(6.4*2.7)*1000" office:value-type="float" office:value="0.125">
            <text:p>0,125</text:p>
          </table:table-cell>
          <table:table-cell table:formula="of:=[.E164]/(6.4*2.7)*1000" office:value-type="float" office:value="0.0596064814814815">
            <text:p>0,0596064815</text:p>
          </table:table-cell>
          <table:table-cell/>
          <table:table-cell office:value-type="float" office:value="0.61">
            <text:p>0,61</text:p>
          </table:table-cell>
          <table:table-cell table:formula="of:=LOG(ABS([.B164]))" office:value-type="float" office:value="-2.05749589383192">
            <text:p>-2,0574958938</text:p>
          </table:table-cell>
          <table:table-cell table:formula="of:=LOG(ABS([.D164]))" office:value-type="float" office:value="-2.66554624884907">
            <text:p>-2,6655462488</text:p>
          </table:table-cell>
        </table:table-row>
        <table:table-row table:style-name="ro1">
          <table:table-cell office:value-type="float" office:value="0.62">
            <text:p>0,62</text:p>
          </table:table-cell>
          <table:table-cell office:value-type="float" office:value="0.00913">
            <text:p>9,13E-003</text:p>
          </table:table-cell>
          <table:table-cell office:value-type="float" office:value="0.00841">
            <text:p>8,41E-003</text:p>
          </table:table-cell>
          <table:table-cell office:value-type="float" office:value="0.00238">
            <text:p>2,38E-003</text:p>
          </table:table-cell>
          <table:table-cell office:value-type="float" office:value="0.0013">
            <text:p>1,30E-003</text:p>
          </table:table-cell>
          <table:table-cell/>
          <table:table-cell office:value-type="float" office:value="0.62">
            <text:p>0,62</text:p>
          </table:table-cell>
          <table:table-cell table:formula="of:=[.B165]/(4.8*5.1)*1000" office:value-type="float" office:value="0.372957516339869">
            <text:p>0,3729575163</text:p>
          </table:table-cell>
          <table:table-cell table:formula="of:=[.C165]/(4.8*5.1)*1000" office:value-type="float" office:value="0.343545751633987">
            <text:p>0,3435457516</text:p>
          </table:table-cell>
          <table:table-cell table:formula="of:=[.D165]/(6.4*2.7)*1000" office:value-type="float" office:value="0.137731481481481">
            <text:p>0,1377314815</text:p>
          </table:table-cell>
          <table:table-cell table:formula="of:=[.E165]/(6.4*2.7)*1000" office:value-type="float" office:value="0.0752314814814815">
            <text:p>0,0752314815</text:p>
          </table:table-cell>
          <table:table-cell/>
          <table:table-cell office:value-type="float" office:value="0.62">
            <text:p>0,62</text:p>
          </table:table-cell>
          <table:table-cell table:formula="of:=LOG(ABS([.B165]))" office:value-type="float" office:value="-2.0395292224657">
            <text:p>-2,0395292225</text:p>
          </table:table-cell>
          <table:table-cell table:formula="of:=LOG(ABS([.D165]))" office:value-type="float" office:value="-2.62342304294349">
            <text:p>-2,6234230429</text:p>
          </table:table-cell>
        </table:table-row>
        <table:table-row table:style-name="ro1">
          <table:table-cell office:value-type="float" office:value="0.63">
            <text:p>0,63</text:p>
          </table:table-cell>
          <table:table-cell office:value-type="float" office:value="0.00951">
            <text:p>9,51E-003</text:p>
          </table:table-cell>
          <table:table-cell office:value-type="float" office:value="0.00884">
            <text:p>8,84E-003</text:p>
          </table:table-cell>
          <table:table-cell office:value-type="float" office:value="0.00262">
            <text:p>2,62E-003</text:p>
          </table:table-cell>
          <table:table-cell office:value-type="float" office:value="0.00157">
            <text:p>1,57E-003</text:p>
          </table:table-cell>
          <table:table-cell/>
          <table:table-cell office:value-type="float" office:value="0.63">
            <text:p>0,63</text:p>
          </table:table-cell>
          <table:table-cell table:formula="of:=[.B166]/(4.8*5.1)*1000" office:value-type="float" office:value="0.388480392156863">
            <text:p>0,3884803922</text:p>
          </table:table-cell>
          <table:table-cell table:formula="of:=[.C166]/(4.8*5.1)*1000" office:value-type="float" office:value="0.361111111111111">
            <text:p>0,3611111111</text:p>
          </table:table-cell>
          <table:table-cell table:formula="of:=[.D166]/(6.4*2.7)*1000" office:value-type="float" office:value="0.15162037037037">
            <text:p>0,1516203704</text:p>
          </table:table-cell>
          <table:table-cell table:formula="of:=[.E166]/(6.4*2.7)*1000" office:value-type="float" office:value="0.0908564814814815">
            <text:p>0,0908564815</text:p>
          </table:table-cell>
          <table:table-cell/>
          <table:table-cell office:value-type="float" office:value="0.63">
            <text:p>0,63</text:p>
          </table:table-cell>
          <table:table-cell table:formula="of:=LOG(ABS([.B166]))" office:value-type="float" office:value="-2.02181948306259">
            <text:p>-2,0218194831</text:p>
          </table:table-cell>
          <table:table-cell table:formula="of:=LOG(ABS([.D166]))" office:value-type="float" office:value="-2.58169870868025">
            <text:p>-2,5816987087</text:p>
          </table:table-cell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0.00989">
            <text:p>9,89E-003</text:p>
          </table:table-cell>
          <table:table-cell office:value-type="float" office:value="0.00926">
            <text:p>9,26E-003</text:p>
          </table:table-cell>
          <table:table-cell office:value-type="float" office:value="0.00285">
            <text:p>2,85E-003</text:p>
          </table:table-cell>
          <table:table-cell office:value-type="float" office:value="0.00185">
            <text:p>1,85E-003</text:p>
          </table:table-cell>
          <table:table-cell/>
          <table:table-cell office:value-type="float" office:value="0.64">
            <text:p>0,64</text:p>
          </table:table-cell>
          <table:table-cell table:formula="of:=[.B167]/(4.8*5.1)*1000" office:value-type="float" office:value="0.404003267973856">
            <text:p>0,404003268</text:p>
          </table:table-cell>
          <table:table-cell table:formula="of:=[.C167]/(4.8*5.1)*1000" office:value-type="float" office:value="0.378267973856209">
            <text:p>0,3782679739</text:p>
          </table:table-cell>
          <table:table-cell table:formula="of:=[.D167]/(6.4*2.7)*1000" office:value-type="float" office:value="0.164930555555556">
            <text:p>0,1649305556</text:p>
          </table:table-cell>
          <table:table-cell table:formula="of:=[.E167]/(6.4*2.7)*1000" office:value-type="float" office:value="0.107060185185185">
            <text:p>0,1070601852</text:p>
          </table:table-cell>
          <table:table-cell/>
          <table:table-cell office:value-type="float" office:value="0.64">
            <text:p>0,64</text:p>
          </table:table-cell>
          <table:table-cell table:formula="of:=LOG(ABS([.B167]))" office:value-type="float" office:value="-2.00480370840282">
            <text:p>-2,0048037084</text:p>
          </table:table-cell>
          <table:table-cell table:formula="of:=LOG(ABS([.D167]))" office:value-type="float" office:value="-2.54515513999149">
            <text:p>-2,54515514</text:p>
          </table:table-cell>
        </table:table-row>
        <table:table-row table:style-name="ro1">
          <table:table-cell office:value-type="float" office:value="0.65">
            <text:p>0,65</text:p>
          </table:table-cell>
          <table:table-cell office:value-type="float" office:value="0.0103">
            <text:p>1,03E-002</text:p>
          </table:table-cell>
          <table:table-cell office:value-type="float" office:value="0.00968">
            <text:p>9,68E-003</text:p>
          </table:table-cell>
          <table:table-cell office:value-type="float" office:value="0.0031">
            <text:p>3,10E-003</text:p>
          </table:table-cell>
          <table:table-cell office:value-type="float" office:value="0.00214">
            <text:p>2,14E-003</text:p>
          </table:table-cell>
          <table:table-cell/>
          <table:table-cell office:value-type="float" office:value="0.65">
            <text:p>0,65</text:p>
          </table:table-cell>
          <table:table-cell table:formula="of:=[.B168]/(4.8*5.1)*1000" office:value-type="float" office:value="0.420751633986928">
            <text:p>0,420751634</text:p>
          </table:table-cell>
          <table:table-cell table:formula="of:=[.C168]/(4.8*5.1)*1000" office:value-type="float" office:value="0.395424836601307">
            <text:p>0,3954248366</text:p>
          </table:table-cell>
          <table:table-cell table:formula="of:=[.D168]/(6.4*2.7)*1000" office:value-type="float" office:value="0.179398148148148">
            <text:p>0,1793981481</text:p>
          </table:table-cell>
          <table:table-cell table:formula="of:=[.E168]/(6.4*2.7)*1000" office:value-type="float" office:value="0.123842592592593">
            <text:p>0,1238425926</text:p>
          </table:table-cell>
          <table:table-cell/>
          <table:table-cell office:value-type="float" office:value="0.65">
            <text:p>0,65</text:p>
          </table:table-cell>
          <table:table-cell table:formula="of:=LOG(ABS([.B168]))" office:value-type="float" office:value="-1.98716277529483">
            <text:p>-1,9871627753</text:p>
          </table:table-cell>
          <table:table-cell table:formula="of:=LOG(ABS([.D168]))" office:value-type="float" office:value="-2.50863830616573">
            <text:p>-2,5086383062</text:p>
          </table:table-cell>
        </table:table-row>
        <table:table-row table:style-name="ro1">
          <table:table-cell office:value-type="float" office:value="0.66">
            <text:p>0,66</text:p>
          </table:table-cell>
          <table:table-cell office:value-type="float" office:value="0.0106">
            <text:p>1,06E-002</text:p>
          </table:table-cell>
          <table:table-cell office:value-type="float" office:value="0.0101">
            <text:p>1,01E-002</text:p>
          </table:table-cell>
          <table:table-cell office:value-type="float" office:value="0.00334">
            <text:p>3,34E-003</text:p>
          </table:table-cell>
          <table:table-cell office:value-type="float" office:value="0.00245">
            <text:p>2,45E-003</text:p>
          </table:table-cell>
          <table:table-cell/>
          <table:table-cell office:value-type="float" office:value="0.66">
            <text:p>0,66</text:p>
          </table:table-cell>
          <table:table-cell table:formula="of:=[.B169]/(4.8*5.1)*1000" office:value-type="float" office:value="0.433006535947713">
            <text:p>0,4330065359</text:p>
          </table:table-cell>
          <table:table-cell table:formula="of:=[.C169]/(4.8*5.1)*1000" office:value-type="float" office:value="0.412581699346405">
            <text:p>0,4125816993</text:p>
          </table:table-cell>
          <table:table-cell table:formula="of:=[.D169]/(6.4*2.7)*1000" office:value-type="float" office:value="0.193287037037037">
            <text:p>0,193287037</text:p>
          </table:table-cell>
          <table:table-cell table:formula="of:=[.E169]/(6.4*2.7)*1000" office:value-type="float" office:value="0.141782407407407">
            <text:p>0,1417824074</text:p>
          </table:table-cell>
          <table:table-cell/>
          <table:table-cell office:value-type="float" office:value="0.66">
            <text:p>0,66</text:p>
          </table:table-cell>
          <table:table-cell table:formula="of:=LOG(ABS([.B169]))" office:value-type="float" office:value="-1.97469413473523">
            <text:p>-1,9746941347</text:p>
          </table:table-cell>
          <table:table-cell table:formula="of:=LOG(ABS([.D169]))" office:value-type="float" office:value="-2.47625353318843">
            <text:p>-2,4762535332</text:p>
          </table:table-cell>
        </table:table-row>
        <table:table-row table:style-name="ro1">
          <table:table-cell office:value-type="float" office:value="0.67">
            <text:p>0,67</text:p>
          </table:table-cell>
          <table:table-cell office:value-type="float" office:value="0.011">
            <text:p>1,10E-002</text:p>
          </table:table-cell>
          <table:table-cell office:value-type="float" office:value="0.0105">
            <text:p>1,05E-002</text:p>
          </table:table-cell>
          <table:table-cell office:value-type="float" office:value="0.00357">
            <text:p>3,57E-003</text:p>
          </table:table-cell>
          <table:table-cell office:value-type="float" office:value="0.00276">
            <text:p>2,76E-003</text:p>
          </table:table-cell>
          <table:table-cell/>
          <table:table-cell office:value-type="float" office:value="0.67">
            <text:p>0,67</text:p>
          </table:table-cell>
          <table:table-cell table:formula="of:=[.B170]/(4.8*5.1)*1000" office:value-type="float" office:value="0.449346405228758">
            <text:p>0,4493464052</text:p>
          </table:table-cell>
          <table:table-cell table:formula="of:=[.C170]/(4.8*5.1)*1000" office:value-type="float" office:value="0.428921568627451">
            <text:p>0,4289215686</text:p>
          </table:table-cell>
          <table:table-cell table:formula="of:=[.D170]/(6.4*2.7)*1000" office:value-type="float" office:value="0.206597222222222">
            <text:p>0,2065972222</text:p>
          </table:table-cell>
          <table:table-cell table:formula="of:=[.E170]/(6.4*2.7)*1000" office:value-type="float" office:value="0.159722222222222">
            <text:p>0,1597222222</text:p>
          </table:table-cell>
          <table:table-cell/>
          <table:table-cell office:value-type="float" office:value="0.67">
            <text:p>0,67</text:p>
          </table:table-cell>
          <table:table-cell table:formula="of:=LOG(ABS([.B170]))" office:value-type="float" office:value="-1.95860731484177">
            <text:p>-1,9586073148</text:p>
          </table:table-cell>
          <table:table-cell table:formula="of:=LOG(ABS([.D170]))" office:value-type="float" office:value="-2.44733178388781">
            <text:p>-2,4473317839</text:p>
          </table:table-cell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0.0114">
            <text:p>1,14E-002</text:p>
          </table:table-cell>
          <table:table-cell office:value-type="float" office:value="0.0109">
            <text:p>1,09E-002</text:p>
          </table:table-cell>
          <table:table-cell office:value-type="float" office:value="0.0038">
            <text:p>3,80E-003</text:p>
          </table:table-cell>
          <table:table-cell office:value-type="float" office:value="0.00308">
            <text:p>3,08E-003</text:p>
          </table:table-cell>
          <table:table-cell/>
          <table:table-cell office:value-type="float" office:value="0.68">
            <text:p>0,68</text:p>
          </table:table-cell>
          <table:table-cell table:formula="of:=[.B171]/(4.8*5.1)*1000" office:value-type="float" office:value="0.465686274509804">
            <text:p>0,4656862745</text:p>
          </table:table-cell>
          <table:table-cell table:formula="of:=[.C171]/(4.8*5.1)*1000" office:value-type="float" office:value="0.445261437908497">
            <text:p>0,4452614379</text:p>
          </table:table-cell>
          <table:table-cell table:formula="of:=[.D171]/(6.4*2.7)*1000" office:value-type="float" office:value="0.219907407407407">
            <text:p>0,2199074074</text:p>
          </table:table-cell>
          <table:table-cell table:formula="of:=[.E171]/(6.4*2.7)*1000" office:value-type="float" office:value="0.178240740740741">
            <text:p>0,1782407407</text:p>
          </table:table-cell>
          <table:table-cell/>
          <table:table-cell office:value-type="float" office:value="0.68">
            <text:p>0,68</text:p>
          </table:table-cell>
          <table:table-cell table:formula="of:=LOG(ABS([.B171]))" office:value-type="float" office:value="-1.94309514866353">
            <text:p>-1,9430951487</text:p>
          </table:table-cell>
          <table:table-cell table:formula="of:=LOG(ABS([.D171]))" office:value-type="float" office:value="-2.42021640338319">
            <text:p>-2,4202164034</text:p>
          </table:table-cell>
        </table:table-row>
        <table:table-row table:style-name="ro1">
          <table:table-cell office:value-type="float" office:value="0.69">
            <text:p>0,69</text:p>
          </table:table-cell>
          <table:table-cell office:value-type="float" office:value="0.0118">
            <text:p>1,18E-002</text:p>
          </table:table-cell>
          <table:table-cell office:value-type="float" office:value="0.0113">
            <text:p>1,13E-002</text:p>
          </table:table-cell>
          <table:table-cell office:value-type="float" office:value="0.00403">
            <text:p>4,03E-003</text:p>
          </table:table-cell>
          <table:table-cell office:value-type="float" office:value="0.0034">
            <text:p>3,40E-003</text:p>
          </table:table-cell>
          <table:table-cell/>
          <table:table-cell office:value-type="float" office:value="0.69">
            <text:p>0,69</text:p>
          </table:table-cell>
          <table:table-cell table:formula="of:=[.B172]/(4.8*5.1)*1000" office:value-type="float" office:value="0.48202614379085">
            <text:p>0,4820261438</text:p>
          </table:table-cell>
          <table:table-cell table:formula="of:=[.C172]/(4.8*5.1)*1000" office:value-type="float" office:value="0.461601307189543">
            <text:p>0,4616013072</text:p>
          </table:table-cell>
          <table:table-cell table:formula="of:=[.D172]/(6.4*2.7)*1000" office:value-type="float" office:value="0.233217592592593">
            <text:p>0,2332175926</text:p>
          </table:table-cell>
          <table:table-cell table:formula="of:=[.E172]/(6.4*2.7)*1000" office:value-type="float" office:value="0.196759259259259">
            <text:p>0,1967592593</text:p>
          </table:table-cell>
          <table:table-cell/>
          <table:table-cell office:value-type="float" office:value="0.69">
            <text:p>0,69</text:p>
          </table:table-cell>
          <table:table-cell table:formula="of:=LOG(ABS([.B172]))" office:value-type="float" office:value="-1.92811799269387">
            <text:p>-1,9281179927</text:p>
          </table:table-cell>
          <table:table-cell table:formula="of:=LOG(ABS([.D172]))" office:value-type="float" office:value="-2.39469495385889">
            <text:p>-2,3946949539</text:p>
          </table:table-cell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.0122">
            <text:p>1,22E-002</text:p>
          </table:table-cell>
          <table:table-cell office:value-type="float" office:value="0.0117">
            <text:p>1,17E-002</text:p>
          </table:table-cell>
          <table:table-cell office:value-type="float" office:value="0.00426">
            <text:p>4,26E-003</text:p>
          </table:table-cell>
          <table:table-cell office:value-type="float" office:value="0.00373">
            <text:p>3,73E-003</text:p>
          </table:table-cell>
          <table:table-cell/>
          <table:table-cell office:value-type="float" office:value="0.7">
            <text:p>0,7</text:p>
          </table:table-cell>
          <table:table-cell table:formula="of:=[.B173]/(4.8*5.1)*1000" office:value-type="float" office:value="0.498366013071896">
            <text:p>0,4983660131</text:p>
          </table:table-cell>
          <table:table-cell table:formula="of:=[.C173]/(4.8*5.1)*1000" office:value-type="float" office:value="0.477941176470588">
            <text:p>0,4779411765</text:p>
          </table:table-cell>
          <table:table-cell table:formula="of:=[.D173]/(6.4*2.7)*1000" office:value-type="float" office:value="0.246527777777778">
            <text:p>0,2465277778</text:p>
          </table:table-cell>
          <table:table-cell table:formula="of:=[.E173]/(6.4*2.7)*1000" office:value-type="float" office:value="0.215856481481481">
            <text:p>0,2158564815</text:p>
          </table:table-cell>
          <table:table-cell/>
          <table:table-cell office:value-type="float" office:value="0.7">
            <text:p>0,7</text:p>
          </table:table-cell>
          <table:table-cell table:formula="of:=LOG(ABS([.B173]))" office:value-type="float" office:value="-1.91364016932525">
            <text:p>-1,9136401693</text:p>
          </table:table-cell>
          <table:table-cell table:formula="of:=LOG(ABS([.D173]))" office:value-type="float" office:value="-2.37059040089728">
            <text:p>-2,3705904009</text:p>
          </table:table-cell>
        </table:table-row>
        <table:table-row table:style-name="ro1">
          <table:table-cell office:value-type="float" office:value="0.71">
            <text:p>0,71</text:p>
          </table:table-cell>
          <table:table-cell office:value-type="float" office:value="0.0126">
            <text:p>1,26E-002</text:p>
          </table:table-cell>
          <table:table-cell office:value-type="float" office:value="0.0121">
            <text:p>1,21E-002</text:p>
          </table:table-cell>
          <table:table-cell office:value-type="float" office:value="0.00448">
            <text:p>4,48E-003</text:p>
          </table:table-cell>
          <table:table-cell office:value-type="float" office:value="0.00404">
            <text:p>4,04E-003</text:p>
          </table:table-cell>
          <table:table-cell/>
          <table:table-cell office:value-type="float" office:value="0.71">
            <text:p>0,71</text:p>
          </table:table-cell>
          <table:table-cell table:formula="of:=[.B174]/(4.8*5.1)*1000" office:value-type="float" office:value="0.514705882352941">
            <text:p>0,5147058824</text:p>
          </table:table-cell>
          <table:table-cell table:formula="of:=[.C174]/(4.8*5.1)*1000" office:value-type="float" office:value="0.494281045751634">
            <text:p>0,4942810458</text:p>
          </table:table-cell>
          <table:table-cell table:formula="of:=[.D174]/(6.4*2.7)*1000" office:value-type="float" office:value="0.259259259259259">
            <text:p>0,2592592593</text:p>
          </table:table-cell>
          <table:table-cell table:formula="of:=[.E174]/(6.4*2.7)*1000" office:value-type="float" office:value="0.233796296296296">
            <text:p>0,2337962963</text:p>
          </table:table-cell>
          <table:table-cell/>
          <table:table-cell office:value-type="float" office:value="0.71">
            <text:p>0,71</text:p>
          </table:table-cell>
          <table:table-cell table:formula="of:=LOG(ABS([.B174]))" office:value-type="float" office:value="-1.89962945488244">
            <text:p>-1,8996294549</text:p>
          </table:table-cell>
          <table:table-cell table:formula="of:=LOG(ABS([.D174]))" office:value-type="float" office:value="-2.34872198600186">
            <text:p>-2,348721986</text:p>
          </table:table-cell>
        </table:table-row>
        <table:table-row table:style-name="ro1">
          <table:table-cell office:value-type="float" office:value="0.72">
            <text:p>0,72</text:p>
          </table:table-cell>
          <table:table-cell office:value-type="float" office:value="0.013">
            <text:p>1,30E-002</text:p>
          </table:table-cell>
          <table:table-cell office:value-type="float" office:value="0.0125">
            <text:p>1,25E-002</text:p>
          </table:table-cell>
          <table:table-cell office:value-type="float" office:value="0.00471">
            <text:p>4,71E-003</text:p>
          </table:table-cell>
          <table:table-cell office:value-type="float" office:value="0.00435">
            <text:p>4,35E-003</text:p>
          </table:table-cell>
          <table:table-cell/>
          <table:table-cell office:value-type="float" office:value="0.72">
            <text:p>0,72</text:p>
          </table:table-cell>
          <table:table-cell table:formula="of:=[.B175]/(4.8*5.1)*1000" office:value-type="float" office:value="0.531045751633987">
            <text:p>0,5310457516</text:p>
          </table:table-cell>
          <table:table-cell table:formula="of:=[.C175]/(4.8*5.1)*1000" office:value-type="float" office:value="0.51062091503268">
            <text:p>0,510620915</text:p>
          </table:table-cell>
          <table:table-cell table:formula="of:=[.D175]/(6.4*2.7)*1000" office:value-type="float" office:value="0.272569444444444">
            <text:p>0,2725694444</text:p>
          </table:table-cell>
          <table:table-cell table:formula="of:=[.E175]/(6.4*2.7)*1000" office:value-type="float" office:value="0.251736111111111">
            <text:p>0,2517361111</text:p>
          </table:table-cell>
          <table:table-cell/>
          <table:table-cell office:value-type="float" office:value="0.72">
            <text:p>0,72</text:p>
          </table:table-cell>
          <table:table-cell table:formula="of:=LOG(ABS([.B175]))" office:value-type="float" office:value="-1.88605664769316">
            <text:p>-1,8860566477</text:p>
          </table:table-cell>
          <table:table-cell table:formula="of:=LOG(ABS([.D175]))" office:value-type="float" office:value="-2.3269790928711">
            <text:p>-2,3269790929</text:p>
          </table:table-cell>
        </table:table-row>
        <table:table-row table:style-name="ro1">
          <table:table-cell office:value-type="float" office:value="0.73">
            <text:p>0,73</text:p>
          </table:table-cell>
          <table:table-cell office:value-type="float" office:value="0.0133">
            <text:p>1,33E-002</text:p>
          </table:table-cell>
          <table:table-cell office:value-type="float" office:value="0.0129">
            <text:p>1,29E-002</text:p>
          </table:table-cell>
          <table:table-cell office:value-type="float" office:value="0.00493">
            <text:p>4,93E-003</text:p>
          </table:table-cell>
          <table:table-cell office:value-type="float" office:value="0.00464">
            <text:p>4,64E-003</text:p>
          </table:table-cell>
          <table:table-cell/>
          <table:table-cell office:value-type="float" office:value="0.73">
            <text:p>0,73</text:p>
          </table:table-cell>
          <table:table-cell table:formula="of:=[.B176]/(4.8*5.1)*1000" office:value-type="float" office:value="0.543300653594771">
            <text:p>0,5433006536</text:p>
          </table:table-cell>
          <table:table-cell table:formula="of:=[.C176]/(4.8*5.1)*1000" office:value-type="float" office:value="0.526960784313726">
            <text:p>0,5269607843</text:p>
          </table:table-cell>
          <table:table-cell table:formula="of:=[.D176]/(6.4*2.7)*1000" office:value-type="float" office:value="0.285300925925926">
            <text:p>0,2853009259</text:p>
          </table:table-cell>
          <table:table-cell table:formula="of:=[.E176]/(6.4*2.7)*1000" office:value-type="float" office:value="0.268518518518519">
            <text:p>0,2685185185</text:p>
          </table:table-cell>
          <table:table-cell/>
          <table:table-cell office:value-type="float" office:value="0.73">
            <text:p>0,73</text:p>
          </table:table-cell>
          <table:table-cell table:formula="of:=LOG(ABS([.B176]))" office:value-type="float" office:value="-1.87614835903291">
            <text:p>-1,876148359</text:p>
          </table:table-cell>
          <table:table-cell table:formula="of:=LOG(ABS([.D176]))" office:value-type="float" office:value="-2.30715308072277">
            <text:p>-2,3071530807</text:p>
          </table:table-cell>
        </table:table-row>
        <table:table-row table:style-name="ro1">
          <table:table-cell office:value-type="float" office:value="0.74">
            <text:p>0,74</text:p>
          </table:table-cell>
          <table:table-cell office:value-type="float" office:value="0.0137">
            <text:p>1,37E-002</text:p>
          </table:table-cell>
          <table:table-cell office:value-type="float" office:value="0.0133">
            <text:p>1,33E-002</text:p>
          </table:table-cell>
          <table:table-cell office:value-type="float" office:value="0.00516">
            <text:p>5,16E-003</text:p>
          </table:table-cell>
          <table:table-cell office:value-type="float" office:value="0.00492">
            <text:p>4,92E-003</text:p>
          </table:table-cell>
          <table:table-cell/>
          <table:table-cell office:value-type="float" office:value="0.74">
            <text:p>0,74</text:p>
          </table:table-cell>
          <table:table-cell table:formula="of:=[.B177]/(4.8*5.1)*1000" office:value-type="float" office:value="0.559640522875817">
            <text:p>0,5596405229</text:p>
          </table:table-cell>
          <table:table-cell table:formula="of:=[.C177]/(4.8*5.1)*1000" office:value-type="float" office:value="0.543300653594771">
            <text:p>0,5433006536</text:p>
          </table:table-cell>
          <table:table-cell table:formula="of:=[.D177]/(6.4*2.7)*1000" office:value-type="float" office:value="0.298611111111111">
            <text:p>0,2986111111</text:p>
          </table:table-cell>
          <table:table-cell table:formula="of:=[.E177]/(6.4*2.7)*1000" office:value-type="float" office:value="0.284722222222222">
            <text:p>0,2847222222</text:p>
          </table:table-cell>
          <table:table-cell/>
          <table:table-cell office:value-type="float" office:value="0.74">
            <text:p>0,74</text:p>
          </table:table-cell>
          <table:table-cell table:formula="of:=LOG(ABS([.B177]))" office:value-type="float" office:value="-1.86327943284359">
            <text:p>-1,8632794328</text:p>
          </table:table-cell>
          <table:table-cell table:formula="of:=LOG(ABS([.D177]))" office:value-type="float" office:value="-2.28735029837279">
            <text:p>-2,2873502984</text:p>
          </table:table-cell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0.0141">
            <text:p>1,41E-002</text:p>
          </table:table-cell>
          <table:table-cell office:value-type="float" office:value="0.0137">
            <text:p>1,37E-002</text:p>
          </table:table-cell>
          <table:table-cell office:value-type="float" office:value="0.00539">
            <text:p>5,39E-003</text:p>
          </table:table-cell>
          <table:table-cell office:value-type="float" office:value="0.0052">
            <text:p>5,20E-003</text:p>
          </table:table-cell>
          <table:table-cell/>
          <table:table-cell office:value-type="float" office:value="0.75">
            <text:p>0,75</text:p>
          </table:table-cell>
          <table:table-cell table:formula="of:=[.B178]/(4.8*5.1)*1000" office:value-type="float" office:value="0.575980392156863">
            <text:p>0,5759803922</text:p>
          </table:table-cell>
          <table:table-cell table:formula="of:=[.C178]/(4.8*5.1)*1000" office:value-type="float" office:value="0.559640522875817">
            <text:p>0,5596405229</text:p>
          </table:table-cell>
          <table:table-cell table:formula="of:=[.D178]/(6.4*2.7)*1000" office:value-type="float" office:value="0.311921296296296">
            <text:p>0,3119212963</text:p>
          </table:table-cell>
          <table:table-cell table:formula="of:=[.E178]/(6.4*2.7)*1000" office:value-type="float" office:value="0.300925925925926">
            <text:p>0,3009259259</text:p>
          </table:table-cell>
          <table:table-cell/>
          <table:table-cell office:value-type="float" office:value="0.75">
            <text:p>0,75</text:p>
          </table:table-cell>
          <table:table-cell table:formula="of:=LOG(ABS([.B178]))" office:value-type="float" office:value="-1.85078088734462">
            <text:p>-1,8507808873</text:p>
          </table:table-cell>
          <table:table-cell table:formula="of:=LOG(ABS([.D178]))" office:value-type="float" office:value="-2.26841123481326">
            <text:p>-2,2684112348</text:p>
          </table:table-cell>
        </table:table-row>
        <table:table-row table:style-name="ro1">
          <table:table-cell office:value-type="float" office:value="0.76">
            <text:p>0,76</text:p>
          </table:table-cell>
          <table:table-cell office:value-type="float" office:value="0.0145">
            <text:p>1,45E-002</text:p>
          </table:table-cell>
          <table:table-cell office:value-type="float" office:value="0.0141">
            <text:p>1,41E-002</text:p>
          </table:table-cell>
          <table:table-cell office:value-type="float" office:value="0.00562">
            <text:p>5,62E-003</text:p>
          </table:table-cell>
          <table:table-cell office:value-type="float" office:value="0.00547">
            <text:p>5,47E-003</text:p>
          </table:table-cell>
          <table:table-cell/>
          <table:table-cell office:value-type="float" office:value="0.76">
            <text:p>0,76</text:p>
          </table:table-cell>
          <table:table-cell table:formula="of:=[.B179]/(4.8*5.1)*1000" office:value-type="float" office:value="0.592320261437909">
            <text:p>0,5923202614</text:p>
          </table:table-cell>
          <table:table-cell table:formula="of:=[.C179]/(4.8*5.1)*1000" office:value-type="float" office:value="0.575980392156863">
            <text:p>0,5759803922</text:p>
          </table:table-cell>
          <table:table-cell table:formula="of:=[.D179]/(6.4*2.7)*1000" office:value-type="float" office:value="0.325231481481481">
            <text:p>0,3252314815</text:p>
          </table:table-cell>
          <table:table-cell table:formula="of:=[.E179]/(6.4*2.7)*1000" office:value-type="float" office:value="0.316550925925926">
            <text:p>0,3165509259</text:p>
          </table:table-cell>
          <table:table-cell/>
          <table:table-cell office:value-type="float" office:value="0.76">
            <text:p>0,76</text:p>
          </table:table-cell>
          <table:table-cell table:formula="of:=LOG(ABS([.B179]))" office:value-type="float" office:value="-1.83863199776503">
            <text:p>-1,8386319978</text:p>
          </table:table-cell>
          <table:table-cell table:formula="of:=LOG(ABS([.D179]))" office:value-type="float" office:value="-2.25026368443094">
            <text:p>-2,2502636844</text:p>
          </table:table-cell>
        </table:table-row>
        <table:table-row table:style-name="ro1">
          <table:table-cell office:value-type="float" office:value="0.77">
            <text:p>0,77</text:p>
          </table:table-cell>
          <table:table-cell office:value-type="float" office:value="0.0149">
            <text:p>1,49E-002</text:p>
          </table:table-cell>
          <table:table-cell office:value-type="float" office:value="0.0145">
            <text:p>1,45E-002</text:p>
          </table:table-cell>
          <table:table-cell office:value-type="float" office:value="0.00585">
            <text:p>5,85E-003</text:p>
          </table:table-cell>
          <table:table-cell office:value-type="float" office:value="0.00574">
            <text:p>5,74E-003</text:p>
          </table:table-cell>
          <table:table-cell/>
          <table:table-cell office:value-type="float" office:value="0.77">
            <text:p>0,77</text:p>
          </table:table-cell>
          <table:table-cell table:formula="of:=[.B180]/(4.8*5.1)*1000" office:value-type="float" office:value="0.608660130718954">
            <text:p>0,6086601307</text:p>
          </table:table-cell>
          <table:table-cell table:formula="of:=[.C180]/(4.8*5.1)*1000" office:value-type="float" office:value="0.592320261437909">
            <text:p>0,5923202614</text:p>
          </table:table-cell>
          <table:table-cell table:formula="of:=[.D180]/(6.4*2.7)*1000" office:value-type="float" office:value="0.338541666666667">
            <text:p>0,3385416667</text:p>
          </table:table-cell>
          <table:table-cell table:formula="of:=[.E180]/(6.4*2.7)*1000" office:value-type="float" office:value="0.332175925925926">
            <text:p>0,3321759259</text:p>
          </table:table-cell>
          <table:table-cell/>
          <table:table-cell office:value-type="float" office:value="0.77">
            <text:p>0,77</text:p>
          </table:table-cell>
          <table:table-cell table:formula="of:=LOG(ABS([.B180]))" office:value-type="float" office:value="-1.82681373158773">
            <text:p>-1,8268137316</text:p>
          </table:table-cell>
          <table:table-cell table:formula="of:=LOG(ABS([.D180]))" office:value-type="float" office:value="-2.23284413391782">
            <text:p>-2,2328441339</text:p>
          </table:table-cell>
        </table:table-row>
        <table:table-row table:style-name="ro1">
          <table:table-cell office:value-type="float" office:value="0.78">
            <text:p>0,78</text:p>
          </table:table-cell>
          <table:table-cell office:value-type="float" office:value="0.0153">
            <text:p>1,53E-002</text:p>
          </table:table-cell>
          <table:table-cell office:value-type="float" office:value="0.0149">
            <text:p>1,49E-002</text:p>
          </table:table-cell>
          <table:table-cell office:value-type="float" office:value="0.00608">
            <text:p>6,08E-003</text:p>
          </table:table-cell>
          <table:table-cell office:value-type="float" office:value="0.006">
            <text:p>6,00E-003</text:p>
          </table:table-cell>
          <table:table-cell/>
          <table:table-cell office:value-type="float" office:value="0.78">
            <text:p>0,78</text:p>
          </table:table-cell>
          <table:table-cell table:formula="of:=[.B181]/(4.8*5.1)*1000" office:value-type="float" office:value="0.625">
            <text:p>0,625</text:p>
          </table:table-cell>
          <table:table-cell table:formula="of:=[.C181]/(4.8*5.1)*1000" office:value-type="float" office:value="0.608660130718954">
            <text:p>0,6086601307</text:p>
          </table:table-cell>
          <table:table-cell table:formula="of:=[.D181]/(6.4*2.7)*1000" office:value-type="float" office:value="0.351851851851852">
            <text:p>0,3518518519</text:p>
          </table:table-cell>
          <table:table-cell table:formula="of:=[.E181]/(6.4*2.7)*1000" office:value-type="float" office:value="0.347222222222222">
            <text:p>0,3472222222</text:p>
          </table:table-cell>
          <table:table-cell/>
          <table:table-cell office:value-type="float" office:value="0.78">
            <text:p>0,78</text:p>
          </table:table-cell>
          <table:table-cell table:formula="of:=LOG(ABS([.B181]))" office:value-type="float" office:value="-1.8153085691824">
            <text:p>-1,8153085692</text:p>
          </table:table-cell>
          <table:table-cell table:formula="of:=LOG(ABS([.D181]))" office:value-type="float" office:value="-2.21609642072726">
            <text:p>-2,2160964207</text:p>
          </table:table-cell>
        </table:table-row>
        <table:table-row table:style-name="ro1">
          <table:table-cell office:value-type="float" office:value="0.79">
            <text:p>0,79</text:p>
          </table:table-cell>
          <table:table-cell office:value-type="float" office:value="0.0157">
            <text:p>1,57E-002</text:p>
          </table:table-cell>
          <table:table-cell office:value-type="float" office:value="0.0153">
            <text:p>1,53E-002</text:p>
          </table:table-cell>
          <table:table-cell office:value-type="float" office:value="0.00632">
            <text:p>6,32E-003</text:p>
          </table:table-cell>
          <table:table-cell office:value-type="float" office:value="0.00627">
            <text:p>6,27E-003</text:p>
          </table:table-cell>
          <table:table-cell/>
          <table:table-cell office:value-type="float" office:value="0.79">
            <text:p>0,79</text:p>
          </table:table-cell>
          <table:table-cell table:formula="of:=[.B182]/(4.8*5.1)*1000" office:value-type="float" office:value="0.641339869281046">
            <text:p>0,6413398693</text:p>
          </table:table-cell>
          <table:table-cell table:formula="of:=[.C182]/(4.8*5.1)*1000" office:value-type="float" office:value="0.625">
            <text:p>0,625</text:p>
          </table:table-cell>
          <table:table-cell table:formula="of:=[.D182]/(6.4*2.7)*1000" office:value-type="float" office:value="0.365740740740741">
            <text:p>0,3657407407</text:p>
          </table:table-cell>
          <table:table-cell table:formula="of:=[.E182]/(6.4*2.7)*1000" office:value-type="float" office:value="0.362847222222222">
            <text:p>0,3628472222</text:p>
          </table:table-cell>
          <table:table-cell/>
          <table:table-cell office:value-type="float" office:value="0.79">
            <text:p>0,79</text:p>
          </table:table-cell>
          <table:table-cell table:formula="of:=LOG(ABS([.B182]))" office:value-type="float" office:value="-1.80410034759077">
            <text:p>-1,8041003476</text:p>
          </table:table-cell>
          <table:table-cell table:formula="of:=LOG(ABS([.D182]))" office:value-type="float" office:value="-2.19928292171761">
            <text:p>-2,1992829217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.0161">
            <text:p>1,61E-002</text:p>
          </table:table-cell>
          <table:table-cell office:value-type="float" office:value="0.0157">
            <text:p>1,57E-002</text:p>
          </table:table-cell>
          <table:table-cell office:value-type="float" office:value="0.00656">
            <text:p>6,56E-003</text:p>
          </table:table-cell>
          <table:table-cell office:value-type="float" office:value="0.00654">
            <text:p>6,54E-003</text:p>
          </table:table-cell>
          <table:table-cell/>
          <table:table-cell office:value-type="float" office:value="0.8">
            <text:p>0,8</text:p>
          </table:table-cell>
          <table:table-cell table:formula="of:=[.B183]/(4.8*5.1)*1000" office:value-type="float" office:value="0.657679738562092">
            <text:p>0,6576797386</text:p>
          </table:table-cell>
          <table:table-cell table:formula="of:=[.C183]/(4.8*5.1)*1000" office:value-type="float" office:value="0.641339869281046">
            <text:p>0,6413398693</text:p>
          </table:table-cell>
          <table:table-cell table:formula="of:=[.D183]/(6.4*2.7)*1000" office:value-type="float" office:value="0.37962962962963">
            <text:p>0,3796296296</text:p>
          </table:table-cell>
          <table:table-cell table:formula="of:=[.E183]/(6.4*2.7)*1000" office:value-type="float" office:value="0.378472222222222">
            <text:p>0,3784722222</text:p>
          </table:table-cell>
          <table:table-cell/>
          <table:table-cell office:value-type="float" office:value="0.8">
            <text:p>0,8</text:p>
          </table:table-cell>
          <table:table-cell table:formula="of:=LOG(ABS([.B183]))" office:value-type="float" office:value="-1.79317412396815">
            <text:p>-1,793174124</text:p>
          </table:table-cell>
          <table:table-cell table:formula="of:=LOG(ABS([.D183]))" office:value-type="float" office:value="-2.18309616062434">
            <text:p>-2,1830961606</text:p>
          </table:table-cell>
        </table:table-row>
        <table:table-row table:style-name="ro1">
          <table:table-cell office:value-type="float" office:value="0.81">
            <text:p>0,81</text:p>
          </table:table-cell>
          <table:table-cell office:value-type="float" office:value="0.0165">
            <text:p>1,65E-002</text:p>
          </table:table-cell>
          <table:table-cell office:value-type="float" office:value="0.0161">
            <text:p>1,61E-002</text:p>
          </table:table-cell>
          <table:table-cell table:number-columns-repeated="2" office:value-type="float" office:value="0.00681">
            <text:p>6,81E-003</text:p>
          </table:table-cell>
          <table:table-cell/>
          <table:table-cell office:value-type="float" office:value="0.81">
            <text:p>0,81</text:p>
          </table:table-cell>
          <table:table-cell table:formula="of:=[.B184]/(4.8*5.1)*1000" office:value-type="float" office:value="0.674019607843137">
            <text:p>0,6740196078</text:p>
          </table:table-cell>
          <table:table-cell table:formula="of:=[.C184]/(4.8*5.1)*1000" office:value-type="float" office:value="0.657679738562092">
            <text:p>0,6576797386</text:p>
          </table:table-cell>
          <table:table-cell table:formula="of:=[.D184]/(6.4*2.7)*1000" office:value-type="float" office:value="0.394097222222222">
            <text:p>0,3940972222</text:p>
          </table:table-cell>
          <table:table-cell table:formula="of:=[.E184]/(6.4*2.7)*1000" office:value-type="float" office:value="0.394097222222222">
            <text:p>0,3940972222</text:p>
          </table:table-cell>
          <table:table-cell/>
          <table:table-cell office:value-type="float" office:value="0.81">
            <text:p>0,81</text:p>
          </table:table-cell>
          <table:table-cell table:formula="of:=LOG(ABS([.B184]))" office:value-type="float" office:value="-1.78251605578609">
            <text:p>-1,7825160558</text:p>
          </table:table-cell>
          <table:table-cell table:formula="of:=LOG(ABS([.D184]))" office:value-type="float" office:value="-2.16685288808721">
            <text:p>-2,1668528881</text:p>
          </table:table-cell>
        </table:table-row>
        <table:table-row table:style-name="ro1">
          <table:table-cell office:value-type="float" office:value="0.82">
            <text:p>0,82</text:p>
          </table:table-cell>
          <table:table-cell office:value-type="float" office:value="0.0169">
            <text:p>1,69E-002</text:p>
          </table:table-cell>
          <table:table-cell office:value-type="float" office:value="0.0165">
            <text:p>1,65E-002</text:p>
          </table:table-cell>
          <table:table-cell office:value-type="float" office:value="0.00706">
            <text:p>7,06E-003</text:p>
          </table:table-cell>
          <table:table-cell office:value-type="float" office:value="0.00708">
            <text:p>7,08E-003</text:p>
          </table:table-cell>
          <table:table-cell/>
          <table:table-cell office:value-type="float" office:value="0.82">
            <text:p>0,82</text:p>
          </table:table-cell>
          <table:table-cell table:formula="of:=[.B185]/(4.8*5.1)*1000" office:value-type="float" office:value="0.690359477124183">
            <text:p>0,6903594771</text:p>
          </table:table-cell>
          <table:table-cell table:formula="of:=[.C185]/(4.8*5.1)*1000" office:value-type="float" office:value="0.674019607843137">
            <text:p>0,6740196078</text:p>
          </table:table-cell>
          <table:table-cell table:formula="of:=[.D185]/(6.4*2.7)*1000" office:value-type="float" office:value="0.408564814814815">
            <text:p>0,4085648148</text:p>
          </table:table-cell>
          <table:table-cell table:formula="of:=[.E185]/(6.4*2.7)*1000" office:value-type="float" office:value="0.409722222222222">
            <text:p>0,4097222222</text:p>
          </table:table-cell>
          <table:table-cell/>
          <table:table-cell office:value-type="float" office:value="0.82">
            <text:p>0,82</text:p>
          </table:table-cell>
          <table:table-cell table:formula="of:=LOG(ABS([.B185]))" office:value-type="float" office:value="-1.77211329538633">
            <text:p>-1,7721132954</text:p>
          </table:table-cell>
          <table:table-cell table:formula="of:=LOG(ABS([.D185]))" office:value-type="float" office:value="-2.1511952989482">
            <text:p>-2,1511952989</text:p>
          </table:table-cell>
        </table:table-row>
        <table:table-row table:style-name="ro1">
          <table:table-cell office:value-type="float" office:value="0.83">
            <text:p>0,83</text:p>
          </table:table-cell>
          <table:table-cell office:value-type="float" office:value="0.0173">
            <text:p>1,73E-002</text:p>
          </table:table-cell>
          <table:table-cell office:value-type="float" office:value="0.0169">
            <text:p>1,69E-002</text:p>
          </table:table-cell>
          <table:table-cell office:value-type="float" office:value="0.00731">
            <text:p>7,31E-003</text:p>
          </table:table-cell>
          <table:table-cell office:value-type="float" office:value="0.00735">
            <text:p>7,35E-003</text:p>
          </table:table-cell>
          <table:table-cell/>
          <table:table-cell office:value-type="float" office:value="0.83">
            <text:p>0,83</text:p>
          </table:table-cell>
          <table:table-cell table:formula="of:=[.B186]/(4.8*5.1)*1000" office:value-type="float" office:value="0.706699346405229">
            <text:p>0,7066993464</text:p>
          </table:table-cell>
          <table:table-cell table:formula="of:=[.C186]/(4.8*5.1)*1000" office:value-type="float" office:value="0.690359477124183">
            <text:p>0,6903594771</text:p>
          </table:table-cell>
          <table:table-cell table:formula="of:=[.D186]/(6.4*2.7)*1000" office:value-type="float" office:value="0.423032407407407">
            <text:p>0,4230324074</text:p>
          </table:table-cell>
          <table:table-cell table:formula="of:=[.E186]/(6.4*2.7)*1000" office:value-type="float" office:value="0.425347222222222">
            <text:p>0,4253472222</text:p>
          </table:table-cell>
          <table:table-cell/>
          <table:table-cell office:value-type="float" office:value="0.83">
            <text:p>0,83</text:p>
          </table:table-cell>
          <table:table-cell table:formula="of:=LOG(ABS([.B186]))" office:value-type="float" office:value="-1.7619538968712">
            <text:p>-1,7619538969</text:p>
          </table:table-cell>
          <table:table-cell table:formula="of:=LOG(ABS([.D186]))" office:value-type="float" office:value="-2.13608262304214">
            <text:p>-2,136082623</text:p>
          </table:table-cell>
        </table:table-row>
        <table:table-row table:style-name="ro1">
          <table:table-cell office:value-type="float" office:value="0.84">
            <text:p>0,84</text:p>
          </table:table-cell>
          <table:table-cell office:value-type="float" office:value="0.0178">
            <text:p>1,78E-002</text:p>
          </table:table-cell>
          <table:table-cell office:value-type="float" office:value="0.0173">
            <text:p>1,73E-002</text:p>
          </table:table-cell>
          <table:table-cell office:value-type="float" office:value="0.00757">
            <text:p>7,57E-003</text:p>
          </table:table-cell>
          <table:table-cell office:value-type="float" office:value="0.00763">
            <text:p>7,63E-003</text:p>
          </table:table-cell>
          <table:table-cell/>
          <table:table-cell office:value-type="float" office:value="0.84">
            <text:p>0,84</text:p>
          </table:table-cell>
          <table:table-cell table:formula="of:=[.B187]/(4.8*5.1)*1000" office:value-type="float" office:value="0.727124183006536">
            <text:p>0,727124183</text:p>
          </table:table-cell>
          <table:table-cell table:formula="of:=[.C187]/(4.8*5.1)*1000" office:value-type="float" office:value="0.706699346405229">
            <text:p>0,7066993464</text:p>
          </table:table-cell>
          <table:table-cell table:formula="of:=[.D187]/(6.4*2.7)*1000" office:value-type="float" office:value="0.438078703703704">
            <text:p>0,4380787037</text:p>
          </table:table-cell>
          <table:table-cell table:formula="of:=[.E187]/(6.4*2.7)*1000" office:value-type="float" office:value="0.441550925925926">
            <text:p>0,4415509259</text:p>
          </table:table-cell>
          <table:table-cell/>
          <table:table-cell office:value-type="float" office:value="0.84">
            <text:p>0,84</text:p>
          </table:table-cell>
          <table:table-cell table:formula="of:=LOG(ABS([.B187]))" office:value-type="float" office:value="-1.74957999769111">
            <text:p>-1,7495799977</text:p>
          </table:table-cell>
          <table:table-cell table:formula="of:=LOG(ABS([.D187]))" office:value-type="float" office:value="-2.12090412049993">
            <text:p>-2,1209041205</text:p>
          </table:table-cell>
        </table:table-row>
        <table:table-row table:style-name="ro1">
          <table:table-cell office:value-type="float" office:value="0.85">
            <text:p>0,85</text:p>
          </table:table-cell>
          <table:table-cell office:value-type="float" office:value="0.0182">
            <text:p>1,82E-002</text:p>
          </table:table-cell>
          <table:table-cell office:value-type="float" office:value="0.0178">
            <text:p>1,78E-002</text:p>
          </table:table-cell>
          <table:table-cell office:value-type="float" office:value="0.00784">
            <text:p>7,84E-003</text:p>
          </table:table-cell>
          <table:table-cell office:value-type="float" office:value="0.00791">
            <text:p>7,91E-003</text:p>
          </table:table-cell>
          <table:table-cell/>
          <table:table-cell office:value-type="float" office:value="0.85">
            <text:p>0,85</text:p>
          </table:table-cell>
          <table:table-cell table:formula="of:=[.B188]/(4.8*5.1)*1000" office:value-type="float" office:value="0.743464052287582">
            <text:p>0,7434640523</text:p>
          </table:table-cell>
          <table:table-cell table:formula="of:=[.C188]/(4.8*5.1)*1000" office:value-type="float" office:value="0.727124183006536">
            <text:p>0,727124183</text:p>
          </table:table-cell>
          <table:table-cell table:formula="of:=[.D188]/(6.4*2.7)*1000" office:value-type="float" office:value="0.453703703703704">
            <text:p>0,4537037037</text:p>
          </table:table-cell>
          <table:table-cell table:formula="of:=[.E188]/(6.4*2.7)*1000" office:value-type="float" office:value="0.45775462962963">
            <text:p>0,4577546296</text:p>
          </table:table-cell>
          <table:table-cell/>
          <table:table-cell office:value-type="float" office:value="0.85">
            <text:p>0,85</text:p>
          </table:table-cell>
          <table:table-cell table:formula="of:=LOG(ABS([.B188]))" office:value-type="float" office:value="-1.73992861201493">
            <text:p>-1,739928612</text:p>
          </table:table-cell>
          <table:table-cell table:formula="of:=LOG(ABS([.D188]))" office:value-type="float" office:value="-2.10568393731556">
            <text:p>-2,1056839373</text:p>
          </table:table-cell>
        </table:table-row>
        <table:table-row table:style-name="ro1">
          <table:table-cell office:value-type="float" office:value="0.86">
            <text:p>0,86</text:p>
          </table:table-cell>
          <table:table-cell office:value-type="float" office:value="0.0186">
            <text:p>1,86E-002</text:p>
          </table:table-cell>
          <table:table-cell office:value-type="float" office:value="0.0182">
            <text:p>1,82E-002</text:p>
          </table:table-cell>
          <table:table-cell office:value-type="float" office:value="0.00812">
            <text:p>8,12E-003</text:p>
          </table:table-cell>
          <table:table-cell office:value-type="float" office:value="0.0082">
            <text:p>8,20E-003</text:p>
          </table:table-cell>
          <table:table-cell/>
          <table:table-cell office:value-type="float" office:value="0.86">
            <text:p>0,86</text:p>
          </table:table-cell>
          <table:table-cell table:formula="of:=[.B189]/(4.8*5.1)*1000" office:value-type="float" office:value="0.759803921568628">
            <text:p>0,7598039216</text:p>
          </table:table-cell>
          <table:table-cell table:formula="of:=[.C189]/(4.8*5.1)*1000" office:value-type="float" office:value="0.743464052287582">
            <text:p>0,7434640523</text:p>
          </table:table-cell>
          <table:table-cell table:formula="of:=[.D189]/(6.4*2.7)*1000" office:value-type="float" office:value="0.469907407407407">
            <text:p>0,4699074074</text:p>
          </table:table-cell>
          <table:table-cell table:formula="of:=[.E189]/(6.4*2.7)*1000" office:value-type="float" office:value="0.474537037037037">
            <text:p>0,474537037</text:p>
          </table:table-cell>
          <table:table-cell/>
          <table:table-cell office:value-type="float" office:value="0.86">
            <text:p>0,86</text:p>
          </table:table-cell>
          <table:table-cell table:formula="of:=LOG(ABS([.B189]))" office:value-type="float" office:value="-1.73048705578208">
            <text:p>-1,7304870558</text:p>
          </table:table-cell>
          <table:table-cell table:formula="of:=LOG(ABS([.D189]))" office:value-type="float" office:value="-2.09044397075882">
            <text:p>-2,0904439708</text:p>
          </table:table-cell>
        </table:table-row>
        <table:table-row table:style-name="ro1">
          <table:table-cell office:value-type="float" office:value="0.87">
            <text:p>0,87</text:p>
          </table:table-cell>
          <table:table-cell office:value-type="float" office:value="0.019">
            <text:p>1,90E-002</text:p>
          </table:table-cell>
          <table:table-cell office:value-type="float" office:value="0.0186">
            <text:p>1,86E-002</text:p>
          </table:table-cell>
          <table:table-cell office:value-type="float" office:value="0.0084">
            <text:p>8,40E-003</text:p>
          </table:table-cell>
          <table:table-cell office:value-type="float" office:value="0.00849">
            <text:p>8,49E-003</text:p>
          </table:table-cell>
          <table:table-cell/>
          <table:table-cell office:value-type="float" office:value="0.87">
            <text:p>0,87</text:p>
          </table:table-cell>
          <table:table-cell table:formula="of:=[.B190]/(4.8*5.1)*1000" office:value-type="float" office:value="0.776143790849673">
            <text:p>0,7761437908</text:p>
          </table:table-cell>
          <table:table-cell table:formula="of:=[.C190]/(4.8*5.1)*1000" office:value-type="float" office:value="0.759803921568628">
            <text:p>0,7598039216</text:p>
          </table:table-cell>
          <table:table-cell table:formula="of:=[.D190]/(6.4*2.7)*1000" office:value-type="float" office:value="0.486111111111111">
            <text:p>0,4861111111</text:p>
          </table:table-cell>
          <table:table-cell table:formula="of:=[.E190]/(6.4*2.7)*1000" office:value-type="float" office:value="0.491319444444444">
            <text:p>0,4913194444</text:p>
          </table:table-cell>
          <table:table-cell/>
          <table:table-cell office:value-type="float" office:value="0.87">
            <text:p>0,87</text:p>
          </table:table-cell>
          <table:table-cell table:formula="of:=LOG(ABS([.B190]))" office:value-type="float" office:value="-1.72124639904717">
            <text:p>-1,721246399</text:p>
          </table:table-cell>
          <table:table-cell table:formula="of:=LOG(ABS([.D190]))" office:value-type="float" office:value="-2.07572071393812">
            <text:p>-2,0757207139</text:p>
          </table:table-cell>
        </table:table-row>
        <table:table-row table:style-name="ro1">
          <table:table-cell office:value-type="float" office:value="0.88">
            <text:p>0,88</text:p>
          </table:table-cell>
          <table:table-cell office:value-type="float" office:value="0.0195">
            <text:p>1,95E-002</text:p>
          </table:table-cell>
          <table:table-cell office:value-type="float" office:value="0.0191">
            <text:p>1,91E-002</text:p>
          </table:table-cell>
          <table:table-cell office:value-type="float" office:value="0.00869">
            <text:p>8,69E-003</text:p>
          </table:table-cell>
          <table:table-cell office:value-type="float" office:value="0.00878">
            <text:p>8,78E-003</text:p>
          </table:table-cell>
          <table:table-cell/>
          <table:table-cell office:value-type="float" office:value="0.88">
            <text:p>0,88</text:p>
          </table:table-cell>
          <table:table-cell table:formula="of:=[.B191]/(4.8*5.1)*1000" office:value-type="float" office:value="0.79656862745098">
            <text:p>0,7965686275</text:p>
          </table:table-cell>
          <table:table-cell table:formula="of:=[.C191]/(4.8*5.1)*1000" office:value-type="float" office:value="0.780228758169935">
            <text:p>0,7802287582</text:p>
          </table:table-cell>
          <table:table-cell table:formula="of:=[.D191]/(6.4*2.7)*1000" office:value-type="float" office:value="0.502893518518519">
            <text:p>0,5028935185</text:p>
          </table:table-cell>
          <table:table-cell table:formula="of:=[.E191]/(6.4*2.7)*1000" office:value-type="float" office:value="0.508101851851852">
            <text:p>0,5081018519</text:p>
          </table:table-cell>
          <table:table-cell/>
          <table:table-cell office:value-type="float" office:value="0.88">
            <text:p>0,88</text:p>
          </table:table-cell>
          <table:table-cell table:formula="of:=LOG(ABS([.B191]))" office:value-type="float" office:value="-1.70996538863748">
            <text:p>-1,7099653886</text:p>
          </table:table-cell>
          <table:table-cell table:formula="of:=LOG(ABS([.D191]))" office:value-type="float" office:value="-2.06098022355133">
            <text:p>-2,0609802236</text:p>
          </table:table-cell>
        </table:table-row>
        <table:table-row table:style-name="ro1">
          <table:table-cell office:value-type="float" office:value="0.89">
            <text:p>0,89</text:p>
          </table:table-cell>
          <table:table-cell office:value-type="float" office:value="0.0199">
            <text:p>1,99E-002</text:p>
          </table:table-cell>
          <table:table-cell office:value-type="float" office:value="0.0195">
            <text:p>1,95E-002</text:p>
          </table:table-cell>
          <table:table-cell office:value-type="float" office:value="0.00899">
            <text:p>8,99E-003</text:p>
          </table:table-cell>
          <table:table-cell office:value-type="float" office:value="0.00908">
            <text:p>9,08E-003</text:p>
          </table:table-cell>
          <table:table-cell/>
          <table:table-cell office:value-type="float" office:value="0.89">
            <text:p>0,89</text:p>
          </table:table-cell>
          <table:table-cell table:formula="of:=[.B192]/(4.8*5.1)*1000" office:value-type="float" office:value="0.812908496732026">
            <text:p>0,8129084967</text:p>
          </table:table-cell>
          <table:table-cell table:formula="of:=[.C192]/(4.8*5.1)*1000" office:value-type="float" office:value="0.79656862745098">
            <text:p>0,7965686275</text:p>
          </table:table-cell>
          <table:table-cell table:formula="of:=[.D192]/(6.4*2.7)*1000" office:value-type="float" office:value="0.52025462962963">
            <text:p>0,5202546296</text:p>
          </table:table-cell>
          <table:table-cell table:formula="of:=[.E192]/(6.4*2.7)*1000" office:value-type="float" office:value="0.525462962962963">
            <text:p>0,525462963</text:p>
          </table:table-cell>
          <table:table-cell/>
          <table:table-cell office:value-type="float" office:value="0.89">
            <text:p>0,89</text:p>
          </table:table-cell>
          <table:table-cell table:formula="of:=LOG(ABS([.B192]))" office:value-type="float" office:value="-1.70114692359029">
            <text:p>-1,7011469236</text:p>
          </table:table-cell>
          <table:table-cell table:formula="of:=LOG(ABS([.D192]))" office:value-type="float" office:value="-2.04624030826677">
            <text:p>-2,0462403083</text:p>
          </table:table-cell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0.0203">
            <text:p>2,03E-002</text:p>
          </table:table-cell>
          <table:table-cell office:value-type="float" office:value="0.02">
            <text:p>2,00E-002</text:p>
          </table:table-cell>
          <table:table-cell office:value-type="float" office:value="0.0093">
            <text:p>9,30E-003</text:p>
          </table:table-cell>
          <table:table-cell office:value-type="float" office:value="0.00939">
            <text:p>9,39E-003</text:p>
          </table:table-cell>
          <table:table-cell/>
          <table:table-cell office:value-type="float" office:value="0.9">
            <text:p>0,9</text:p>
          </table:table-cell>
          <table:table-cell table:formula="of:=[.B193]/(4.8*5.1)*1000" office:value-type="float" office:value="0.829248366013072">
            <text:p>0,829248366</text:p>
          </table:table-cell>
          <table:table-cell table:formula="of:=[.C193]/(4.8*5.1)*1000" office:value-type="float" office:value="0.816993464052288">
            <text:p>0,8169934641</text:p>
          </table:table-cell>
          <table:table-cell table:formula="of:=[.D193]/(6.4*2.7)*1000" office:value-type="float" office:value="0.538194444444444">
            <text:p>0,5381944444</text:p>
          </table:table-cell>
          <table:table-cell table:formula="of:=[.E193]/(6.4*2.7)*1000" office:value-type="float" office:value="0.543402777777778">
            <text:p>0,5434027778</text:p>
          </table:table-cell>
          <table:table-cell/>
          <table:table-cell office:value-type="float" office:value="0.9">
            <text:p>0,9</text:p>
          </table:table-cell>
          <table:table-cell table:formula="of:=LOG(ABS([.B193]))" office:value-type="float" office:value="-1.69250396208679">
            <text:p>-1,6925039621</text:p>
          </table:table-cell>
          <table:table-cell table:formula="of:=LOG(ABS([.D193]))" office:value-type="float" office:value="-2.03151705144606">
            <text:p>-2,0315170514</text:p>
          </table:table-cell>
        </table:table-row>
        <table:table-row table:style-name="ro1">
          <table:table-cell office:value-type="float" office:value="0.91">
            <text:p>0,91</text:p>
          </table:table-cell>
          <table:table-cell office:value-type="float" office:value="0.0208">
            <text:p>2,08E-002</text:p>
          </table:table-cell>
          <table:table-cell office:value-type="float" office:value="0.0204">
            <text:p>2,04E-002</text:p>
          </table:table-cell>
          <table:table-cell office:value-type="float" office:value="0.00962">
            <text:p>9,62E-003</text:p>
          </table:table-cell>
          <table:table-cell office:value-type="float" office:value="0.00971">
            <text:p>9,71E-003</text:p>
          </table:table-cell>
          <table:table-cell/>
          <table:table-cell office:value-type="float" office:value="0.91">
            <text:p>0,91</text:p>
          </table:table-cell>
          <table:table-cell table:formula="of:=[.B194]/(4.8*5.1)*1000" office:value-type="float" office:value="0.849673202614379">
            <text:p>0,8496732026</text:p>
          </table:table-cell>
          <table:table-cell table:formula="of:=[.C194]/(4.8*5.1)*1000" office:value-type="float" office:value="0.833333333333333">
            <text:p>0,8333333333</text:p>
          </table:table-cell>
          <table:table-cell table:formula="of:=[.D194]/(6.4*2.7)*1000" office:value-type="float" office:value="0.556712962962963">
            <text:p>0,556712963</text:p>
          </table:table-cell>
          <table:table-cell table:formula="of:=[.E194]/(6.4*2.7)*1000" office:value-type="float" office:value="0.561921296296296">
            <text:p>0,5619212963</text:p>
          </table:table-cell>
          <table:table-cell/>
          <table:table-cell office:value-type="float" office:value="0.91">
            <text:p>0,91</text:p>
          </table:table-cell>
          <table:table-cell table:formula="of:=LOG(ABS([.B194]))" office:value-type="float" office:value="-1.68193666503724">
            <text:p>-1,681936665</text:p>
          </table:table-cell>
          <table:table-cell table:formula="of:=LOG(ABS([.D194]))" office:value-type="float" office:value="-2.01682492796219">
            <text:p>-2,016824928</text:p>
          </table:table-cell>
        </table:table-row>
        <table:table-row table:style-name="ro1">
          <table:table-cell office:value-type="float" office:value="0.92">
            <text:p>0,92</text:p>
          </table:table-cell>
          <table:table-cell office:value-type="float" office:value="0.0213">
            <text:p>2,13E-002</text:p>
          </table:table-cell>
          <table:table-cell office:value-type="float" office:value="0.0209">
            <text:p>2,09E-002</text:p>
          </table:table-cell>
          <table:table-cell office:value-type="float" office:value="0.00995">
            <text:p>9,95E-003</text:p>
          </table:table-cell>
          <table:table-cell office:value-type="float" office:value="0.01">
            <text:p>1,00E-002</text:p>
          </table:table-cell>
          <table:table-cell/>
          <table:table-cell office:value-type="float" office:value="0.92">
            <text:p>0,92</text:p>
          </table:table-cell>
          <table:table-cell table:formula="of:=[.B195]/(4.8*5.1)*1000" office:value-type="float" office:value="0.870098039215686">
            <text:p>0,8700980392</text:p>
          </table:table-cell>
          <table:table-cell table:formula="of:=[.C195]/(4.8*5.1)*1000" office:value-type="float" office:value="0.853758169934641">
            <text:p>0,8537581699</text:p>
          </table:table-cell>
          <table:table-cell table:formula="of:=[.D195]/(6.4*2.7)*1000" office:value-type="float" office:value="0.575810185185185">
            <text:p>0,5758101852</text:p>
          </table:table-cell>
          <table:table-cell table:formula="of:=[.E195]/(6.4*2.7)*1000" office:value-type="float" office:value="0.578703703703704">
            <text:p>0,5787037037</text:p>
          </table:table-cell>
          <table:table-cell/>
          <table:table-cell office:value-type="float" office:value="0.92">
            <text:p>0,92</text:p>
          </table:table-cell>
          <table:table-cell table:formula="of:=LOG(ABS([.B195]))" office:value-type="float" office:value="-1.67162039656126">
            <text:p>-1,6716203966</text:p>
          </table:table-cell>
          <table:table-cell table:formula="of:=LOG(ABS([.D195]))" office:value-type="float" office:value="-2.00217691925427">
            <text:p>-2,0021769193</text:p>
          </table:table-cell>
        </table:table-row>
        <table:table-row table:style-name="ro1">
          <table:table-cell office:value-type="float" office:value="0.93">
            <text:p>0,93</text:p>
          </table:table-cell>
          <table:table-cell office:value-type="float" office:value="0.0217">
            <text:p>2,17E-002</text:p>
          </table:table-cell>
          <table:table-cell office:value-type="float" office:value="0.0213">
            <text:p>2,13E-002</text:p>
          </table:table-cell>
          <table:table-cell office:value-type="float" office:value="0.0103">
            <text:p>1,03E-002</text:p>
          </table:table-cell>
          <table:table-cell office:value-type="float" office:value="0.0104">
            <text:p>1,04E-002</text:p>
          </table:table-cell>
          <table:table-cell/>
          <table:table-cell office:value-type="float" office:value="0.93">
            <text:p>0,93</text:p>
          </table:table-cell>
          <table:table-cell table:formula="of:=[.B196]/(4.8*5.1)*1000" office:value-type="float" office:value="0.886437908496732">
            <text:p>0,8864379085</text:p>
          </table:table-cell>
          <table:table-cell table:formula="of:=[.C196]/(4.8*5.1)*1000" office:value-type="float" office:value="0.870098039215686">
            <text:p>0,8700980392</text:p>
          </table:table-cell>
          <table:table-cell table:formula="of:=[.D196]/(6.4*2.7)*1000" office:value-type="float" office:value="0.596064814814815">
            <text:p>0,5960648148</text:p>
          </table:table-cell>
          <table:table-cell table:formula="of:=[.E196]/(6.4*2.7)*1000" office:value-type="float" office:value="0.601851851851852">
            <text:p>0,6018518519</text:p>
          </table:table-cell>
          <table:table-cell/>
          <table:table-cell office:value-type="float" office:value="0.93">
            <text:p>0,93</text:p>
          </table:table-cell>
          <table:table-cell table:formula="of:=LOG(ABS([.B196]))" office:value-type="float" office:value="-1.66354026615147">
            <text:p>-1,6635402662</text:p>
          </table:table-cell>
          <table:table-cell table:formula="of:=LOG(ABS([.D196]))" office:value-type="float" office:value="-1.98716277529483">
            <text:p>-1,9871627753</text:p>
          </table:table-cell>
        </table:table-row>
        <table:table-row table:style-name="ro1">
          <table:table-cell office:value-type="float" office:value="0.94">
            <text:p>0,94</text:p>
          </table:table-cell>
          <table:table-cell office:value-type="float" office:value="0.0222">
            <text:p>2,22E-002</text:p>
          </table:table-cell>
          <table:table-cell office:value-type="float" office:value="0.0218">
            <text:p>2,18E-002</text:p>
          </table:table-cell>
          <table:table-cell office:value-type="float" office:value="0.0106">
            <text:p>1,06E-002</text:p>
          </table:table-cell>
          <table:table-cell office:value-type="float" office:value="0.0107">
            <text:p>1,07E-002</text:p>
          </table:table-cell>
          <table:table-cell/>
          <table:table-cell office:value-type="float" office:value="0.94">
            <text:p>0,94</text:p>
          </table:table-cell>
          <table:table-cell table:formula="of:=[.B197]/(4.8*5.1)*1000" office:value-type="float" office:value="0.906862745098039">
            <text:p>0,9068627451</text:p>
          </table:table-cell>
          <table:table-cell table:formula="of:=[.C197]/(4.8*5.1)*1000" office:value-type="float" office:value="0.890522875816994">
            <text:p>0,8905228758</text:p>
          </table:table-cell>
          <table:table-cell table:formula="of:=[.D197]/(6.4*2.7)*1000" office:value-type="float" office:value="0.613425925925926">
            <text:p>0,6134259259</text:p>
          </table:table-cell>
          <table:table-cell table:formula="of:=[.E197]/(6.4*2.7)*1000" office:value-type="float" office:value="0.619212962962963">
            <text:p>0,619212963</text:p>
          </table:table-cell>
          <table:table-cell/>
          <table:table-cell office:value-type="float" office:value="0.94">
            <text:p>0,94</text:p>
          </table:table-cell>
          <table:table-cell table:formula="of:=LOG(ABS([.B197]))" office:value-type="float" office:value="-1.65364702554936">
            <text:p>-1,6536470255</text:p>
          </table:table-cell>
          <table:table-cell table:formula="of:=LOG(ABS([.D197]))" office:value-type="float" office:value="-1.97469413473523">
            <text:p>-1,9746941347</text:p>
          </table:table-cell>
        </table:table-row>
        <table:table-row table:style-name="ro1">
          <table:table-cell office:value-type="float" office:value="0.95">
            <text:p>0,95</text:p>
          </table:table-cell>
          <table:table-cell office:value-type="float" office:value="0.0227">
            <text:p>2,27E-002</text:p>
          </table:table-cell>
          <table:table-cell office:value-type="float" office:value="0.0223">
            <text:p>2,23E-002</text:p>
          </table:table-cell>
          <table:table-cell office:value-type="float" office:value="0.011">
            <text:p>1,10E-002</text:p>
          </table:table-cell>
          <table:table-cell office:value-type="float" office:value="0.0111">
            <text:p>1,11E-002</text:p>
          </table:table-cell>
          <table:table-cell/>
          <table:table-cell office:value-type="float" office:value="0.95">
            <text:p>0,95</text:p>
          </table:table-cell>
          <table:table-cell table:formula="of:=[.B198]/(4.8*5.1)*1000" office:value-type="float" office:value="0.927287581699347">
            <text:p>0,9272875817</text:p>
          </table:table-cell>
          <table:table-cell table:formula="of:=[.C198]/(4.8*5.1)*1000" office:value-type="float" office:value="0.910947712418301">
            <text:p>0,9109477124</text:p>
          </table:table-cell>
          <table:table-cell table:formula="of:=[.D198]/(6.4*2.7)*1000" office:value-type="float" office:value="0.636574074074074">
            <text:p>0,6365740741</text:p>
          </table:table-cell>
          <table:table-cell table:formula="of:=[.E198]/(6.4*2.7)*1000" office:value-type="float" office:value="0.642361111111111">
            <text:p>0,6423611111</text:p>
          </table:table-cell>
          <table:table-cell/>
          <table:table-cell office:value-type="float" office:value="0.95">
            <text:p>0,95</text:p>
          </table:table-cell>
          <table:table-cell table:formula="of:=LOG(ABS([.B198]))" office:value-type="float" office:value="-1.64397414280688">
            <text:p>-1,6439741428</text:p>
          </table:table-cell>
          <table:table-cell table:formula="of:=LOG(ABS([.D198]))" office:value-type="float" office:value="-1.95860731484177">
            <text:p>-1,9586073148</text:p>
          </table:table-cell>
        </table:table-row>
        <table:table-row table:style-name="ro1">
          <table:table-cell office:value-type="float" office:value="0.96">
            <text:p>0,96</text:p>
          </table:table-cell>
          <table:table-cell office:value-type="float" office:value="0.0232">
            <text:p>2,32E-002</text:p>
          </table:table-cell>
          <table:table-cell office:value-type="float" office:value="0.0228">
            <text:p>2,28E-002</text:p>
          </table:table-cell>
          <table:table-cell office:value-type="float" office:value="0.0114">
            <text:p>1,14E-002</text:p>
          </table:table-cell>
          <table:table-cell office:value-type="float" office:value="0.0115">
            <text:p>1,15E-002</text:p>
          </table:table-cell>
          <table:table-cell/>
          <table:table-cell office:value-type="float" office:value="0.96">
            <text:p>0,96</text:p>
          </table:table-cell>
          <table:table-cell table:formula="of:=[.B199]/(4.8*5.1)*1000" office:value-type="float" office:value="0.947712418300654">
            <text:p>0,9477124183</text:p>
          </table:table-cell>
          <table:table-cell table:formula="of:=[.C199]/(4.8*5.1)*1000" office:value-type="float" office:value="0.931372549019608">
            <text:p>0,931372549</text:p>
          </table:table-cell>
          <table:table-cell table:formula="of:=[.D199]/(6.4*2.7)*1000" office:value-type="float" office:value="0.659722222222222">
            <text:p>0,6597222222</text:p>
          </table:table-cell>
          <table:table-cell table:formula="of:=[.E199]/(6.4*2.7)*1000" office:value-type="float" office:value="0.665509259259259">
            <text:p>0,6655092593</text:p>
          </table:table-cell>
          <table:table-cell/>
          <table:table-cell office:value-type="float" office:value="0.96">
            <text:p>0,96</text:p>
          </table:table-cell>
          <table:table-cell table:formula="of:=LOG(ABS([.B199]))" office:value-type="float" office:value="-1.6345120151091">
            <text:p>-1,6345120151</text:p>
          </table:table-cell>
          <table:table-cell table:formula="of:=LOG(ABS([.D199]))" office:value-type="float" office:value="-1.94309514866353">
            <text:p>-1,9430951487</text:p>
          </table:table-cell>
        </table:table-row>
        <table:table-row table:style-name="ro1">
          <table:table-cell office:value-type="float" office:value="0.97">
            <text:p>0,97</text:p>
          </table:table-cell>
          <table:table-cell office:value-type="float" office:value="0.0237">
            <text:p>2,37E-002</text:p>
          </table:table-cell>
          <table:table-cell office:value-type="float" office:value="0.0233">
            <text:p>2,33E-002</text:p>
          </table:table-cell>
          <table:table-cell table:number-columns-repeated="2" office:value-type="float" office:value="0.0118">
            <text:p>1,18E-002</text:p>
          </table:table-cell>
          <table:table-cell/>
          <table:table-cell office:value-type="float" office:value="0.97">
            <text:p>0,97</text:p>
          </table:table-cell>
          <table:table-cell table:formula="of:=[.B200]/(4.8*5.1)*1000" office:value-type="float" office:value="0.968137254901961">
            <text:p>0,9681372549</text:p>
          </table:table-cell>
          <table:table-cell table:formula="of:=[.C200]/(4.8*5.1)*1000" office:value-type="float" office:value="0.951797385620915">
            <text:p>0,9517973856</text:p>
          </table:table-cell>
          <table:table-cell table:formula="of:=[.D200]/(6.4*2.7)*1000" office:value-type="float" office:value="0.68287037037037">
            <text:p>0,6828703704</text:p>
          </table:table-cell>
          <table:table-cell table:formula="of:=[.E200]/(6.4*2.7)*1000" office:value-type="float" office:value="0.68287037037037">
            <text:p>0,6828703704</text:p>
          </table:table-cell>
          <table:table-cell/>
          <table:table-cell office:value-type="float" office:value="0.97">
            <text:p>0,97</text:p>
          </table:table-cell>
          <table:table-cell table:formula="of:=LOG(ABS([.B200]))" office:value-type="float" office:value="-1.6252516539899">
            <text:p>-1,625251654</text:p>
          </table:table-cell>
          <table:table-cell table:formula="of:=LOG(ABS([.D200]))" office:value-type="float" office:value="-1.92811799269387">
            <text:p>-1,9281179927</text:p>
          </table:table-cell>
        </table:table-row>
        <table:table-row table:style-name="ro1">
          <table:table-cell office:value-type="float" office:value="0.98">
            <text:p>0,98</text:p>
          </table:table-cell>
          <table:table-cell office:value-type="float" office:value="0.0242">
            <text:p>2,42E-002</text:p>
          </table:table-cell>
          <table:table-cell office:value-type="float" office:value="0.0238">
            <text:p>2,38E-002</text:p>
          </table:table-cell>
          <table:table-cell office:value-type="float" office:value="0.0122">
            <text:p>1,22E-002</text:p>
          </table:table-cell>
          <table:table-cell office:value-type="float" office:value="0.0123">
            <text:p>1,23E-002</text:p>
          </table:table-cell>
          <table:table-cell/>
          <table:table-cell office:value-type="float" office:value="0.98">
            <text:p>0,98</text:p>
          </table:table-cell>
          <table:table-cell table:formula="of:=[.B201]/(4.8*5.1)*1000" office:value-type="float" office:value="0.988562091503268">
            <text:p>0,9885620915</text:p>
          </table:table-cell>
          <table:table-cell table:formula="of:=[.C201]/(4.8*5.1)*1000" office:value-type="float" office:value="0.972222222222222">
            <text:p>0,9722222222</text:p>
          </table:table-cell>
          <table:table-cell table:formula="of:=[.D201]/(6.4*2.7)*1000" office:value-type="float" office:value="0.706018518518518">
            <text:p>0,7060185185</text:p>
          </table:table-cell>
          <table:table-cell table:formula="of:=[.E201]/(6.4*2.7)*1000" office:value-type="float" office:value="0.711805555555555">
            <text:p>0,7118055556</text:p>
          </table:table-cell>
          <table:table-cell/>
          <table:table-cell office:value-type="float" office:value="0.98">
            <text:p>0,98</text:p>
          </table:table-cell>
          <table:table-cell table:formula="of:=LOG(ABS([.B201]))" office:value-type="float" office:value="-1.61618463401957">
            <text:p>-1,616184634</text:p>
          </table:table-cell>
          <table:table-cell table:formula="of:=LOG(ABS([.D201]))" office:value-type="float" office:value="-1.91364016932525">
            <text:p>-1,9136401693</text:p>
          </table:table-cell>
        </table:table-row>
        <table:table-row table:style-name="ro1">
          <table:table-cell office:value-type="float" office:value="0.99">
            <text:p>0,99</text:p>
          </table:table-cell>
          <table:table-cell office:value-type="float" office:value="0.0247">
            <text:p>2,47E-002</text:p>
          </table:table-cell>
          <table:table-cell office:value-type="float" office:value="0.0244">
            <text:p>2,44E-002</text:p>
          </table:table-cell>
          <table:table-cell office:value-type="float" office:value="0.0126">
            <text:p>1,26E-002</text:p>
          </table:table-cell>
          <table:table-cell office:value-type="float" office:value="0.0127">
            <text:p>1,27E-002</text:p>
          </table:table-cell>
          <table:table-cell/>
          <table:table-cell office:value-type="float" office:value="0.99">
            <text:p>0,99</text:p>
          </table:table-cell>
          <table:table-cell table:formula="of:=[.B202]/(4.8*5.1)*1000" office:value-type="float" office:value="1.00898692810458">
            <text:p>1,0089869281</text:p>
          </table:table-cell>
          <table:table-cell table:formula="of:=[.C202]/(4.8*5.1)*1000" office:value-type="float" office:value="0.996732026143791">
            <text:p>0,9967320261</text:p>
          </table:table-cell>
          <table:table-cell table:formula="of:=[.D202]/(6.4*2.7)*1000" office:value-type="float" office:value="0.729166666666667">
            <text:p>0,7291666667</text:p>
          </table:table-cell>
          <table:table-cell table:formula="of:=[.E202]/(6.4*2.7)*1000" office:value-type="float" office:value="0.734953703703704">
            <text:p>0,7349537037</text:p>
          </table:table-cell>
          <table:table-cell/>
          <table:table-cell office:value-type="float" office:value="0.99">
            <text:p>0,99</text:p>
          </table:table-cell>
          <table:table-cell table:formula="of:=LOG(ABS([.B202]))" office:value-type="float" office:value="-1.60730304674033">
            <text:p>-1,6073030467</text:p>
          </table:table-cell>
          <table:table-cell table:formula="of:=LOG(ABS([.D202]))" office:value-type="float" office:value="-1.89962945488244">
            <text:p>-1,89962945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252">
            <text:p>2,52E-002</text:p>
          </table:table-cell>
          <table:table-cell office:value-type="float" office:value="0.0249">
            <text:p>2,49E-002</text:p>
          </table:table-cell>
          <table:table-cell table:number-columns-repeated="2" office:value-type="float" office:value="0.0131">
            <text:p>1,31E-002</text:p>
          </table:table-cell>
          <table:table-cell/>
          <table:table-cell office:value-type="float" office:value="1">
            <text:p>1</text:p>
          </table:table-cell>
          <table:table-cell table:formula="of:=[.B203]/(4.8*5.1)*1000" office:value-type="float" office:value="1.02941176470588">
            <text:p>1,0294117647</text:p>
          </table:table-cell>
          <table:table-cell table:formula="of:=[.C203]/(4.8*5.1)*1000" office:value-type="float" office:value="1.0171568627451">
            <text:p>1,0171568627</text:p>
          </table:table-cell>
          <table:table-cell table:formula="of:=[.D203]/(6.4*2.7)*1000" office:value-type="float" office:value="0.758101851851852">
            <text:p>0,7581018519</text:p>
          </table:table-cell>
          <table:table-cell table:formula="of:=[.E203]/(6.4*2.7)*1000" office:value-type="float" office:value="0.758101851851852">
            <text:p>0,7581018519</text:p>
          </table:table-cell>
          <table:table-cell/>
          <table:table-cell office:value-type="float" office:value="1">
            <text:p>1</text:p>
          </table:table-cell>
          <table:table-cell table:formula="of:=LOG(ABS([.B203]))" office:value-type="float" office:value="-1.59859945921846">
            <text:p>-1,5985994592</text:p>
          </table:table-cell>
          <table:table-cell table:formula="of:=LOG(ABS([.D203]))" office:value-type="float" office:value="-1.88272870434424">
            <text:p>-1,8827287043</text:p>
          </table:table-cell>
        </table:table-row>
      </table:table>
      <table:table table:name=".3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9" table:default-cell-style-name="Default"/>
        <table:table-row table:style-name="ro2">
          <table:table-cell office:value-type="string">
            <text:p>V </text:p>
          </table:table-cell>
          <table:table-cell table:number-columns-repeated="2" office:value-type="string">
            <text:p>A</text:p>
          </table:table-cell>
          <table:table-cell table:number-columns-repeated="3"/>
          <table:table-cell office:value-type="string">
            <text:p>V </text:p>
          </table:table-cell>
          <table:table-cell office:value-type="string">
            <text:p>J (mA/mm^2)</text:p>
          </table:table-cell>
          <table:table-cell table:number-columns-repeated="2"/>
          <table:table-cell>
            <draw:frame table:end-cell-address="'.3'.S32" table:end-x="0.811cm" table:end-y="0.141cm" draw:z-index="1" draw:style-name="gr1" svg:width="17.803cm" svg:height="13.737cm" svg:x="1.073cm" svg:y="0.36cm">
              <draw:object draw:notify-on-update-of-ranges="'.3'.M2:'.3'.M2 '.3'.M3:'.3'.M203 '.3'.N2:'.3'.N2 '.3'.N3:'.3'.N20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  <table:table-cell office:value-type="string">
            <text:p>V</text:p>
          </table:table-cell>
          <table:table-cell office:value-type="string">
            <text:p>log(abs)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string">
            <text:p>Dark</text:p>
          </table:table-cell>
          <table:table-cell office:value-type="string">
            <text:p>Light</text:p>
          </table:table-cell>
          <table:table-cell table:number-columns-repeated="3"/>
          <table:table-cell office:value-type="string">
            <text:p>0.3</text:p>
          </table:table-cell>
          <table:table-cell office:value-type="string">
            <text:p>Dark big grid</text:p>
          </table:table-cell>
          <table:table-cell office:value-type="string">
            <text:p>Light big grid</text:p>
          </table:table-cell>
          <table:table-cell table:number-columns-repeated="3"/>
          <table:table-cell office:value-type="string">
            <text:p>0.3</text:p>
          </table:table-cell>
          <table:table-cell office:value-type="string">
            <text:p>Dark big grid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0000505">
            <text:p>-5,05E-005</text:p>
          </table:table-cell>
          <table:table-cell office:value-type="float" office:value="-0.00338">
            <text:p>-3,38E-003</text:p>
          </table:table-cell>
          <table:table-cell table:number-columns-repeated="3"/>
          <table:table-cell office:value-type="float" office:value="-1">
            <text:p>-1</text:p>
          </table:table-cell>
          <table:table-cell table:formula="of:=[.B3]/(4.7*3.8)*1000" office:value-type="float" office:value="-0.00282754759238522">
            <text:p>-0,0028275476</text:p>
          </table:table-cell>
          <table:table-cell table:formula="of:=[.C3]/(4.7*3.8)*1000" office:value-type="float" office:value="-0.189249720044793">
            <text:p>-0,18924972</text:p>
          </table:table-cell>
          <table:table-cell table:number-columns-repeated="3"/>
          <table:table-cell office:value-type="float" office:value="-1">
            <text:p>-1</text:p>
          </table:table-cell>
          <table:table-cell table:formula="of:=LOG(ABS([.B3]))" office:value-type="float" office:value="-4.29670862188134">
            <text:p>-4,2967086219</text:p>
          </table:table-cell>
        </table:table-row>
        <table:table-row table:style-name="ro1">
          <table:table-cell office:value-type="float" office:value="-0.99">
            <text:p>-0,99</text:p>
          </table:table-cell>
          <table:table-cell office:value-type="float" office:value="-0.0000499">
            <text:p>-4,99E-005</text:p>
          </table:table-cell>
          <table:table-cell office:value-type="float" office:value="-0.00338">
            <text:p>-3,38E-003</text:p>
          </table:table-cell>
          <table:table-cell table:number-columns-repeated="3"/>
          <table:table-cell office:value-type="float" office:value="-0.99">
            <text:p>-0,99</text:p>
          </table:table-cell>
          <table:table-cell table:formula="of:=[.B4]/(4.7*3.8)*1000" office:value-type="float" office:value="-0.0027939529675252">
            <text:p>-0,002793953</text:p>
          </table:table-cell>
          <table:table-cell table:formula="of:=[.C4]/(4.7*3.8)*1000" office:value-type="float" office:value="-0.189249720044793">
            <text:p>-0,18924972</text:p>
          </table:table-cell>
          <table:table-cell table:number-columns-repeated="3"/>
          <table:table-cell office:value-type="float" office:value="-0.99">
            <text:p>-0,99</text:p>
          </table:table-cell>
          <table:table-cell table:formula="of:=LOG(ABS([.B4]))" office:value-type="float" office:value="-4.30189945437661">
            <text:p>-4,3018994544</text:p>
          </table:table-cell>
        </table:table-row>
        <table:table-row table:style-name="ro1">
          <table:table-cell office:value-type="float" office:value="-0.98">
            <text:p>-0,98</text:p>
          </table:table-cell>
          <table:table-cell office:value-type="float" office:value="-0.0000492">
            <text:p>-4,92E-005</text:p>
          </table:table-cell>
          <table:table-cell office:value-type="float" office:value="-0.00339">
            <text:p>-3,39E-003</text:p>
          </table:table-cell>
          <table:table-cell table:number-columns-repeated="3"/>
          <table:table-cell office:value-type="float" office:value="-0.98">
            <text:p>-0,98</text:p>
          </table:table-cell>
          <table:table-cell table:formula="of:=[.B5]/(4.7*3.8)*1000" office:value-type="float" office:value="-0.00275475923852184">
            <text:p>-0,0027547592</text:p>
          </table:table-cell>
          <table:table-cell table:formula="of:=[.C5]/(4.7*3.8)*1000" office:value-type="float" office:value="-0.189809630459127">
            <text:p>-0,1898096305</text:p>
          </table:table-cell>
          <table:table-cell table:number-columns-repeated="3"/>
          <table:table-cell office:value-type="float" office:value="-0.98">
            <text:p>-0,98</text:p>
          </table:table-cell>
          <table:table-cell table:formula="of:=LOG(ABS([.B5]))" office:value-type="float" office:value="-4.30803489723264">
            <text:p>-4,3080348972</text:p>
          </table:table-cell>
        </table:table-row>
        <table:table-row table:style-name="ro1">
          <table:table-cell office:value-type="float" office:value="-0.97">
            <text:p>-0,97</text:p>
          </table:table-cell>
          <table:table-cell office:value-type="float" office:value="-0.0000486">
            <text:p>-4,86E-005</text:p>
          </table:table-cell>
          <table:table-cell office:value-type="float" office:value="-0.0034">
            <text:p>-3,40E-003</text:p>
          </table:table-cell>
          <table:table-cell table:number-columns-repeated="3"/>
          <table:table-cell office:value-type="float" office:value="-0.97">
            <text:p>-0,97</text:p>
          </table:table-cell>
          <table:table-cell table:formula="of:=[.B6]/(4.7*3.8)*1000" office:value-type="float" office:value="-0.00272116461366181">
            <text:p>-0,0027211646</text:p>
          </table:table-cell>
          <table:table-cell table:formula="of:=[.C6]/(4.7*3.8)*1000" office:value-type="float" office:value="-0.19036954087346">
            <text:p>-0,1903695409</text:p>
          </table:table-cell>
          <table:table-cell table:number-columns-repeated="3"/>
          <table:table-cell office:value-type="float" office:value="-0.97">
            <text:p>-0,97</text:p>
          </table:table-cell>
          <table:table-cell table:formula="of:=LOG(ABS([.B6]))" office:value-type="float" office:value="-4.31336373073771">
            <text:p>-4,3133637307</text:p>
          </table:table-cell>
        </table:table-row>
        <table:table-row table:style-name="ro1">
          <table:table-cell office:value-type="float" office:value="-0.96">
            <text:p>-0,96</text:p>
          </table:table-cell>
          <table:table-cell office:value-type="float" office:value="-0.0000479">
            <text:p>-4,79E-005</text:p>
          </table:table-cell>
          <table:table-cell office:value-type="float" office:value="-0.0034">
            <text:p>-3,40E-003</text:p>
          </table:table-cell>
          <table:table-cell table:number-columns-repeated="3"/>
          <table:table-cell office:value-type="float" office:value="-0.96">
            <text:p>-0,96</text:p>
          </table:table-cell>
          <table:table-cell table:formula="of:=[.B7]/(4.7*3.8)*1000" office:value-type="float" office:value="-0.00268197088465845">
            <text:p>-0,0026819709</text:p>
          </table:table-cell>
          <table:table-cell table:formula="of:=[.C7]/(4.7*3.8)*1000" office:value-type="float" office:value="-0.19036954087346">
            <text:p>-0,1903695409</text:p>
          </table:table-cell>
          <table:table-cell table:number-columns-repeated="3"/>
          <table:table-cell office:value-type="float" office:value="-0.96">
            <text:p>-0,96</text:p>
          </table:table-cell>
          <table:table-cell table:formula="of:=LOG(ABS([.B7]))" office:value-type="float" office:value="-4.31966448658544">
            <text:p>-4,3196644866</text:p>
          </table:table-cell>
        </table:table-row>
        <table:table-row table:style-name="ro1">
          <table:table-cell office:value-type="float" office:value="-0.95">
            <text:p>-0,95</text:p>
          </table:table-cell>
          <table:table-cell office:value-type="float" office:value="-0.0000473">
            <text:p>-4,73E-005</text:p>
          </table:table-cell>
          <table:table-cell office:value-type="float" office:value="-0.0034">
            <text:p>-3,40E-003</text:p>
          </table:table-cell>
          <table:table-cell table:number-columns-repeated="3"/>
          <table:table-cell office:value-type="float" office:value="-0.95">
            <text:p>-0,95</text:p>
          </table:table-cell>
          <table:table-cell table:formula="of:=[.B8]/(4.7*3.8)*1000" office:value-type="float" office:value="-0.00264837625979843">
            <text:p>-0,0026483763</text:p>
          </table:table-cell>
          <table:table-cell table:formula="of:=[.C8]/(4.7*3.8)*1000" office:value-type="float" office:value="-0.19036954087346">
            <text:p>-0,1903695409</text:p>
          </table:table-cell>
          <table:table-cell table:number-columns-repeated="3"/>
          <table:table-cell office:value-type="float" office:value="-0.95">
            <text:p>-0,95</text:p>
          </table:table-cell>
          <table:table-cell table:formula="of:=LOG(ABS([.B8]))" office:value-type="float" office:value="-4.32513885926219">
            <text:p>-4,3251388593</text:p>
          </table:table-cell>
        </table:table-row>
        <table:table-row table:style-name="ro1">
          <table:table-cell office:value-type="float" office:value="-0.94">
            <text:p>-0,94</text:p>
          </table:table-cell>
          <table:table-cell office:value-type="float" office:value="-0.0000467">
            <text:p>-4,67E-005</text:p>
          </table:table-cell>
          <table:table-cell office:value-type="float" office:value="-0.0034">
            <text:p>-3,40E-003</text:p>
          </table:table-cell>
          <table:table-cell>
            <draw:frame table:end-cell-address="'.3'.K41" table:end-x="1.193cm" table:end-y="0.201cm" draw:z-index="0" draw:style-name="gr1" svg:width="17.375cm" svg:height="14.217cm" svg:x="0.221cm" svg:y="0.38cm">
              <draw:object draw:notify-on-update-of-ranges="'.3'.A2:'.3'.A2 '.3'.A3:'.3'.A203 '.3'.B2:'.3'.B2 '.3'.B3:'.3'.B203 '.3'.A2:'.3'.A2 '.3'.A3:'.3'.A203 '.3'.C2:'.3'.C2 '.3'.C3:'.3'.C20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  <table:table-cell office:value-type="float" office:value="-0.94">
            <text:p>-0,94</text:p>
          </table:table-cell>
          <table:table-cell table:formula="of:=[.B9]/(4.7*3.8)*1000" office:value-type="float" office:value="-0.00261478163493841">
            <text:p>-0,0026147816</text:p>
          </table:table-cell>
          <table:table-cell table:formula="of:=[.C9]/(4.7*3.8)*1000" office:value-type="float" office:value="-0.19036954087346">
            <text:p>-0,1903695409</text:p>
          </table:table-cell>
          <table:table-cell table:number-columns-repeated="3"/>
          <table:table-cell office:value-type="float" office:value="-0.94">
            <text:p>-0,94</text:p>
          </table:table-cell>
          <table:table-cell table:formula="of:=LOG(ABS([.B9]))" office:value-type="float" office:value="-4.33068311943389">
            <text:p>-4,3306831194</text:p>
          </table:table-cell>
        </table:table-row>
        <table:table-row table:style-name="ro1">
          <table:table-cell office:value-type="float" office:value="-0.93">
            <text:p>-0,93</text:p>
          </table:table-cell>
          <table:table-cell office:value-type="float" office:value="-0.000046">
            <text:p>-4,60E-005</text:p>
          </table:table-cell>
          <table:table-cell office:value-type="float" office:value="-0.0034">
            <text:p>-3,40E-003</text:p>
          </table:table-cell>
          <table:table-cell table:number-columns-repeated="3"/>
          <table:table-cell office:value-type="float" office:value="-0.93">
            <text:p>-0,93</text:p>
          </table:table-cell>
          <table:table-cell table:formula="of:=[.B10]/(4.7*3.8)*1000" office:value-type="float" office:value="-0.00257558790593505">
            <text:p>-0,0025755879</text:p>
          </table:table-cell>
          <table:table-cell table:formula="of:=[.C10]/(4.7*3.8)*1000" office:value-type="float" office:value="-0.19036954087346">
            <text:p>-0,1903695409</text:p>
          </table:table-cell>
          <table:table-cell table:number-columns-repeated="3"/>
          <table:table-cell office:value-type="float" office:value="-0.93">
            <text:p>-0,93</text:p>
          </table:table-cell>
          <table:table-cell table:formula="of:=LOG(ABS([.B10]))" office:value-type="float" office:value="-4.33724216831843">
            <text:p>-4,3372421683</text:p>
          </table:table-cell>
        </table:table-row>
        <table:table-row table:style-name="ro1">
          <table:table-cell office:value-type="float" office:value="-0.92">
            <text:p>-0,92</text:p>
          </table:table-cell>
          <table:table-cell office:value-type="float" office:value="-0.0000454">
            <text:p>-4,54E-005</text:p>
          </table:table-cell>
          <table:table-cell office:value-type="float" office:value="-0.0034">
            <text:p>-3,40E-003</text:p>
          </table:table-cell>
          <table:table-cell table:number-columns-repeated="3"/>
          <table:table-cell office:value-type="float" office:value="-0.92">
            <text:p>-0,92</text:p>
          </table:table-cell>
          <table:table-cell table:formula="of:=[.B11]/(4.7*3.8)*1000" office:value-type="float" office:value="-0.00254199328107503">
            <text:p>-0,0025419933</text:p>
          </table:table-cell>
          <table:table-cell table:formula="of:=[.C11]/(4.7*3.8)*1000" office:value-type="float" office:value="-0.19036954087346">
            <text:p>-0,1903695409</text:p>
          </table:table-cell>
          <table:table-cell table:number-columns-repeated="3"/>
          <table:table-cell office:value-type="float" office:value="-0.92">
            <text:p>-0,92</text:p>
          </table:table-cell>
          <table:table-cell table:formula="of:=LOG(ABS([.B11]))" office:value-type="float" office:value="-4.3429441471429">
            <text:p>-4,3429441471</text:p>
          </table:table-cell>
        </table:table-row>
        <table:table-row table:style-name="ro1">
          <table:table-cell office:value-type="float" office:value="-0.91">
            <text:p>-0,91</text:p>
          </table:table-cell>
          <table:table-cell office:value-type="float" office:value="-0.0000448">
            <text:p>-4,48E-005</text:p>
          </table:table-cell>
          <table:table-cell office:value-type="float" office:value="-0.0034">
            <text:p>-3,40E-003</text:p>
          </table:table-cell>
          <table:table-cell table:number-columns-repeated="3"/>
          <table:table-cell office:value-type="float" office:value="-0.91">
            <text:p>-0,91</text:p>
          </table:table-cell>
          <table:table-cell table:formula="of:=[.B12]/(4.7*3.8)*1000" office:value-type="float" office:value="-0.00250839865621501">
            <text:p>-0,0025083987</text:p>
          </table:table-cell>
          <table:table-cell table:formula="of:=[.C12]/(4.7*3.8)*1000" office:value-type="float" office:value="-0.19036954087346">
            <text:p>-0,1903695409</text:p>
          </table:table-cell>
          <table:table-cell table:number-columns-repeated="3"/>
          <table:table-cell office:value-type="float" office:value="-0.91">
            <text:p>-0,91</text:p>
          </table:table-cell>
          <table:table-cell table:formula="of:=LOG(ABS([.B12]))" office:value-type="float" office:value="-4.34872198600186">
            <text:p>-4,348721986</text:p>
          </table:table-cell>
        </table:table-row>
        <table:table-row table:style-name="ro1">
          <table:table-cell office:value-type="float" office:value="-0.9">
            <text:p>-0,9</text:p>
          </table:table-cell>
          <table:table-cell office:value-type="float" office:value="-0.0000442">
            <text:p>-4,42E-005</text:p>
          </table:table-cell>
          <table:table-cell office:value-type="float" office:value="-0.0034">
            <text:p>-3,40E-003</text:p>
          </table:table-cell>
          <table:table-cell table:number-columns-repeated="3"/>
          <table:table-cell office:value-type="float" office:value="-0.9">
            <text:p>-0,9</text:p>
          </table:table-cell>
          <table:table-cell table:formula="of:=[.B13]/(4.7*3.8)*1000" office:value-type="float" office:value="-0.00247480403135498">
            <text:p>-0,002474804</text:p>
          </table:table-cell>
          <table:table-cell table:formula="of:=[.C13]/(4.7*3.8)*1000" office:value-type="float" office:value="-0.19036954087346">
            <text:p>-0,1903695409</text:p>
          </table:table-cell>
          <table:table-cell table:number-columns-repeated="3"/>
          <table:table-cell office:value-type="float" office:value="-0.9">
            <text:p>-0,9</text:p>
          </table:table-cell>
          <table:table-cell table:formula="of:=LOG(ABS([.B13]))" office:value-type="float" office:value="-4.35457773065091">
            <text:p>-4,3545777307</text:p>
          </table:table-cell>
        </table:table-row>
        <table:table-row table:style-name="ro1">
          <table:table-cell office:value-type="float" office:value="-0.89">
            <text:p>-0,89</text:p>
          </table:table-cell>
          <table:table-cell office:value-type="float" office:value="-0.0000435">
            <text:p>-4,35E-005</text:p>
          </table:table-cell>
          <table:table-cell office:value-type="float" office:value="-0.00339">
            <text:p>-3,39E-003</text:p>
          </table:table-cell>
          <table:table-cell table:number-columns-repeated="3"/>
          <table:table-cell office:value-type="float" office:value="-0.89">
            <text:p>-0,89</text:p>
          </table:table-cell>
          <table:table-cell table:formula="of:=[.B14]/(4.7*3.8)*1000" office:value-type="float" office:value="-0.00243561030235162">
            <text:p>-0,0024356103</text:p>
          </table:table-cell>
          <table:table-cell table:formula="of:=[.C14]/(4.7*3.8)*1000" office:value-type="float" office:value="-0.189809630459127">
            <text:p>-0,1898096305</text:p>
          </table:table-cell>
          <table:table-cell table:number-columns-repeated="3"/>
          <table:table-cell office:value-type="float" office:value="-0.89">
            <text:p>-0,89</text:p>
          </table:table-cell>
          <table:table-cell table:formula="of:=LOG(ABS([.B14]))" office:value-type="float" office:value="-4.36151074304536">
            <text:p>-4,361510743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0.0000429">
            <text:p>-4,29E-005</text:p>
          </table:table-cell>
          <table:table-cell office:value-type="float" office:value="-0.00339">
            <text:p>-3,39E-003</text:p>
          </table:table-cell>
          <table:table-cell table:number-columns-repeated="3"/>
          <table:table-cell office:value-type="float" office:value="-0.88">
            <text:p>-0,88</text:p>
          </table:table-cell>
          <table:table-cell table:formula="of:=[.B15]/(4.7*3.8)*1000" office:value-type="float" office:value="-0.0024020156774916">
            <text:p>-0,0024020157</text:p>
          </table:table-cell>
          <table:table-cell table:formula="of:=[.C15]/(4.7*3.8)*1000" office:value-type="float" office:value="-0.189809630459127">
            <text:p>-0,1898096305</text:p>
          </table:table-cell>
          <table:table-cell table:number-columns-repeated="3"/>
          <table:table-cell office:value-type="float" office:value="-0.88">
            <text:p>-0,88</text:p>
          </table:table-cell>
          <table:table-cell table:formula="of:=LOG(ABS([.B15]))" office:value-type="float" office:value="-4.36754270781528">
            <text:p>-4,3675427078</text:p>
          </table:table-cell>
        </table:table-row>
        <table:table-row table:style-name="ro1">
          <table:table-cell office:value-type="float" office:value="-0.87">
            <text:p>-0,87</text:p>
          </table:table-cell>
          <table:table-cell office:value-type="float" office:value="-0.0000423">
            <text:p>-4,23E-005</text:p>
          </table:table-cell>
          <table:table-cell office:value-type="float" office:value="-0.00338">
            <text:p>-3,38E-003</text:p>
          </table:table-cell>
          <table:table-cell table:number-columns-repeated="3"/>
          <table:table-cell office:value-type="float" office:value="-0.87">
            <text:p>-0,87</text:p>
          </table:table-cell>
          <table:table-cell table:formula="of:=[.B16]/(4.7*3.8)*1000" office:value-type="float" office:value="-0.00236842105263158">
            <text:p>-0,0023684211</text:p>
          </table:table-cell>
          <table:table-cell table:formula="of:=[.C16]/(4.7*3.8)*1000" office:value-type="float" office:value="-0.189249720044793">
            <text:p>-0,18924972</text:p>
          </table:table-cell>
          <table:table-cell table:number-columns-repeated="3"/>
          <table:table-cell office:value-type="float" office:value="-0.87">
            <text:p>-0,87</text:p>
          </table:table-cell>
          <table:table-cell table:formula="of:=LOG(ABS([.B16]))" office:value-type="float" office:value="-4.37365963262496">
            <text:p>-4,3736596326</text:p>
          </table:table-cell>
        </table:table-row>
        <table:table-row table:style-name="ro1">
          <table:table-cell office:value-type="float" office:value="-0.86">
            <text:p>-0,86</text:p>
          </table:table-cell>
          <table:table-cell office:value-type="float" office:value="-0.0000417">
            <text:p>-4,17E-005</text:p>
          </table:table-cell>
          <table:table-cell office:value-type="float" office:value="-0.00339">
            <text:p>-3,39E-003</text:p>
          </table:table-cell>
          <table:table-cell table:number-columns-repeated="3"/>
          <table:table-cell office:value-type="float" office:value="-0.86">
            <text:p>-0,86</text:p>
          </table:table-cell>
          <table:table-cell table:formula="of:=[.B17]/(4.7*3.8)*1000" office:value-type="float" office:value="-0.00233482642777156">
            <text:p>-0,0023348264</text:p>
          </table:table-cell>
          <table:table-cell table:formula="of:=[.C17]/(4.7*3.8)*1000" office:value-type="float" office:value="-0.189809630459127">
            <text:p>-0,1898096305</text:p>
          </table:table-cell>
          <table:table-cell table:number-columns-repeated="3"/>
          <table:table-cell office:value-type="float" office:value="-0.86">
            <text:p>-0,86</text:p>
          </table:table-cell>
          <table:table-cell table:formula="of:=LOG(ABS([.B17]))" office:value-type="float" office:value="-4.37986394502624">
            <text:p>-4,379863945</text:p>
          </table:table-cell>
        </table:table-row>
        <table:table-row table:style-name="ro1">
          <table:table-cell office:value-type="float" office:value="-0.85">
            <text:p>-0,85</text:p>
          </table:table-cell>
          <table:table-cell office:value-type="float" office:value="-0.0000411">
            <text:p>-4,11E-005</text:p>
          </table:table-cell>
          <table:table-cell office:value-type="float" office:value="-0.00339">
            <text:p>-3,39E-003</text:p>
          </table:table-cell>
          <table:table-cell table:number-columns-repeated="3"/>
          <table:table-cell office:value-type="float" office:value="-0.85">
            <text:p>-0,85</text:p>
          </table:table-cell>
          <table:table-cell table:formula="of:=[.B18]/(4.7*3.8)*1000" office:value-type="float" office:value="-0.00230123180291153">
            <text:p>-0,0023012318</text:p>
          </table:table-cell>
          <table:table-cell table:formula="of:=[.C18]/(4.7*3.8)*1000" office:value-type="float" office:value="-0.189809630459127">
            <text:p>-0,1898096305</text:p>
          </table:table-cell>
          <table:table-cell table:number-columns-repeated="3"/>
          <table:table-cell office:value-type="float" office:value="-0.85">
            <text:p>-0,85</text:p>
          </table:table-cell>
          <table:table-cell table:formula="of:=LOG(ABS([.B18]))" office:value-type="float" office:value="-4.38615817812393">
            <text:p>-4,3861581781</text:p>
          </table:table-cell>
        </table:table-row>
        <table:table-row table:style-name="ro1">
          <table:table-cell office:value-type="float" office:value="-0.84">
            <text:p>-0,84</text:p>
          </table:table-cell>
          <table:table-cell office:value-type="float" office:value="-0.0000405">
            <text:p>-4,05E-005</text:p>
          </table:table-cell>
          <table:table-cell office:value-type="float" office:value="-0.00339">
            <text:p>-3,39E-003</text:p>
          </table:table-cell>
          <table:table-cell table:number-columns-repeated="3"/>
          <table:table-cell office:value-type="float" office:value="-0.84">
            <text:p>-0,84</text:p>
          </table:table-cell>
          <table:table-cell table:formula="of:=[.B19]/(4.7*3.8)*1000" office:value-type="float" office:value="-0.00226763717805151">
            <text:p>-0,0022676372</text:p>
          </table:table-cell>
          <table:table-cell table:formula="of:=[.C19]/(4.7*3.8)*1000" office:value-type="float" office:value="-0.189809630459127">
            <text:p>-0,1898096305</text:p>
          </table:table-cell>
          <table:table-cell table:number-columns-repeated="3"/>
          <table:table-cell office:value-type="float" office:value="-0.84">
            <text:p>-0,84</text:p>
          </table:table-cell>
          <table:table-cell table:formula="of:=LOG(ABS([.B19]))" office:value-type="float" office:value="-4.39254497678533">
            <text:p>-4,3925449768</text:p>
          </table:table-cell>
        </table:table-row>
        <table:table-row table:style-name="ro1">
          <table:table-cell office:value-type="float" office:value="-0.83">
            <text:p>-0,83</text:p>
          </table:table-cell>
          <table:table-cell office:value-type="float" office:value="-0.0000399">
            <text:p>-3,99E-005</text:p>
          </table:table-cell>
          <table:table-cell office:value-type="float" office:value="-0.00339">
            <text:p>-3,39E-003</text:p>
          </table:table-cell>
          <table:table-cell table:number-columns-repeated="3"/>
          <table:table-cell office:value-type="float" office:value="-0.83">
            <text:p>-0,83</text:p>
          </table:table-cell>
          <table:table-cell table:formula="of:=[.B20]/(4.7*3.8)*1000" office:value-type="float" office:value="-0.00223404255319149">
            <text:p>-0,0022340426</text:p>
          </table:table-cell>
          <table:table-cell table:formula="of:=[.C20]/(4.7*3.8)*1000" office:value-type="float" office:value="-0.189809630459127">
            <text:p>-0,1898096305</text:p>
          </table:table-cell>
          <table:table-cell table:number-columns-repeated="3"/>
          <table:table-cell office:value-type="float" office:value="-0.83">
            <text:p>-0,83</text:p>
          </table:table-cell>
          <table:table-cell table:formula="of:=LOG(ABS([.B20]))" office:value-type="float" office:value="-4.39902710431325">
            <text:p>-4,3990271043</text:p>
          </table:table-cell>
        </table:table-row>
        <table:table-row table:style-name="ro1">
          <table:table-cell office:value-type="float" office:value="-0.82">
            <text:p>-0,82</text:p>
          </table:table-cell>
          <table:table-cell office:value-type="float" office:value="-0.0000393">
            <text:p>-3,93E-005</text:p>
          </table:table-cell>
          <table:table-cell office:value-type="float" office:value="-0.00339">
            <text:p>-3,39E-003</text:p>
          </table:table-cell>
          <table:table-cell table:number-columns-repeated="3"/>
          <table:table-cell office:value-type="float" office:value="-0.82">
            <text:p>-0,82</text:p>
          </table:table-cell>
          <table:table-cell table:formula="of:=[.B21]/(4.7*3.8)*1000" office:value-type="float" office:value="-0.00220044792833147">
            <text:p>-0,0022004479</text:p>
          </table:table-cell>
          <table:table-cell table:formula="of:=[.C21]/(4.7*3.8)*1000" office:value-type="float" office:value="-0.189809630459127">
            <text:p>-0,1898096305</text:p>
          </table:table-cell>
          <table:table-cell table:number-columns-repeated="3"/>
          <table:table-cell office:value-type="float" office:value="-0.82">
            <text:p>-0,82</text:p>
          </table:table-cell>
          <table:table-cell table:formula="of:=LOG(ABS([.B21]))" office:value-type="float" office:value="-4.40560744962457">
            <text:p>-4,4056074496</text:p>
          </table:table-cell>
        </table:table-row>
        <table:table-row table:style-name="ro1">
          <table:table-cell office:value-type="float" office:value="-0.81">
            <text:p>-0,81</text:p>
          </table:table-cell>
          <table:table-cell office:value-type="float" office:value="-0.0000387">
            <text:p>-3,87E-005</text:p>
          </table:table-cell>
          <table:table-cell office:value-type="float" office:value="-0.00339">
            <text:p>-3,39E-003</text:p>
          </table:table-cell>
          <table:table-cell table:number-columns-repeated="3"/>
          <table:table-cell office:value-type="float" office:value="-0.81">
            <text:p>-0,81</text:p>
          </table:table-cell>
          <table:table-cell table:formula="of:=[.B22]/(4.7*3.8)*1000" office:value-type="float" office:value="-0.00216685330347144">
            <text:p>-0,0021668533</text:p>
          </table:table-cell>
          <table:table-cell table:formula="of:=[.C22]/(4.7*3.8)*1000" office:value-type="float" office:value="-0.189809630459127">
            <text:p>-0,1898096305</text:p>
          </table:table-cell>
          <table:table-cell table:number-columns-repeated="3"/>
          <table:table-cell office:value-type="float" office:value="-0.81">
            <text:p>-0,81</text:p>
          </table:table-cell>
          <table:table-cell table:formula="of:=LOG(ABS([.B22]))" office:value-type="float" office:value="-4.41228903498109">
            <text:p>-4,412289035</text:p>
          </table:table-cell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-0.0000382">
            <text:p>-3,82E-005</text:p>
          </table:table-cell>
          <table:table-cell office:value-type="float" office:value="-0.00339">
            <text:p>-3,39E-003</text:p>
          </table:table-cell>
          <table:table-cell table:number-columns-repeated="3"/>
          <table:table-cell office:value-type="float" office:value="-0.8">
            <text:p>-0,8</text:p>
          </table:table-cell>
          <table:table-cell table:formula="of:=[.B23]/(4.7*3.8)*1000" office:value-type="float" office:value="-0.00213885778275476">
            <text:p>-0,0021388578</text:p>
          </table:table-cell>
          <table:table-cell table:formula="of:=[.C23]/(4.7*3.8)*1000" office:value-type="float" office:value="-0.189809630459127">
            <text:p>-0,1898096305</text:p>
          </table:table-cell>
          <table:table-cell table:number-columns-repeated="3"/>
          <table:table-cell office:value-type="float" office:value="-0.8">
            <text:p>-0,8</text:p>
          </table:table-cell>
          <table:table-cell table:formula="of:=LOG(ABS([.B23]))" office:value-type="float" office:value="-4.41793663708829">
            <text:p>-4,4179366371</text:p>
          </table:table-cell>
        </table:table-row>
        <table:table-row table:style-name="ro1">
          <table:table-cell office:value-type="float" office:value="-0.79">
            <text:p>-0,79</text:p>
          </table:table-cell>
          <table:table-cell office:value-type="float" office:value="-0.0000376">
            <text:p>-3,76E-005</text:p>
          </table:table-cell>
          <table:table-cell office:value-type="float" office:value="-0.00339">
            <text:p>-3,39E-003</text:p>
          </table:table-cell>
          <table:table-cell table:number-columns-repeated="3"/>
          <table:table-cell office:value-type="float" office:value="-0.79">
            <text:p>-0,79</text:p>
          </table:table-cell>
          <table:table-cell table:formula="of:=[.B24]/(4.7*3.8)*1000" office:value-type="float" office:value="-0.00210526315789474">
            <text:p>-0,0021052632</text:p>
          </table:table-cell>
          <table:table-cell table:formula="of:=[.C24]/(4.7*3.8)*1000" office:value-type="float" office:value="-0.189809630459127">
            <text:p>-0,1898096305</text:p>
          </table:table-cell>
          <table:table-cell table:number-columns-repeated="3"/>
          <table:table-cell office:value-type="float" office:value="-0.79">
            <text:p>-0,79</text:p>
          </table:table-cell>
          <table:table-cell table:formula="of:=LOG(ABS([.B24]))" office:value-type="float" office:value="-4.42481215507234">
            <text:p>-4,4248121551</text:p>
          </table:table-cell>
        </table:table-row>
        <table:table-row table:style-name="ro1">
          <table:table-cell office:value-type="float" office:value="-0.78">
            <text:p>-0,78</text:p>
          </table:table-cell>
          <table:table-cell office:value-type="float" office:value="-0.000037">
            <text:p>-3,70E-005</text:p>
          </table:table-cell>
          <table:table-cell office:value-type="float" office:value="-0.00338">
            <text:p>-3,38E-003</text:p>
          </table:table-cell>
          <table:table-cell table:number-columns-repeated="3"/>
          <table:table-cell office:value-type="float" office:value="-0.78">
            <text:p>-0,78</text:p>
          </table:table-cell>
          <table:table-cell table:formula="of:=[.B25]/(4.7*3.8)*1000" office:value-type="float" office:value="-0.00207166853303471">
            <text:p>-0,0020716685</text:p>
          </table:table-cell>
          <table:table-cell table:formula="of:=[.C25]/(4.7*3.8)*1000" office:value-type="float" office:value="-0.189249720044793">
            <text:p>-0,18924972</text:p>
          </table:table-cell>
          <table:table-cell table:number-columns-repeated="3"/>
          <table:table-cell office:value-type="float" office:value="-0.78">
            <text:p>-0,78</text:p>
          </table:table-cell>
          <table:table-cell table:formula="of:=LOG(ABS([.B25]))" office:value-type="float" office:value="-4.43179827593301">
            <text:p>-4,4317982759</text:p>
          </table:table-cell>
        </table:table-row>
        <table:table-row table:style-name="ro1">
          <table:table-cell office:value-type="float" office:value="-0.77">
            <text:p>-0,77</text:p>
          </table:table-cell>
          <table:table-cell office:value-type="float" office:value="-0.0000364">
            <text:p>-3,64E-005</text:p>
          </table:table-cell>
          <table:table-cell office:value-type="float" office:value="-0.00338">
            <text:p>-3,38E-003</text:p>
          </table:table-cell>
          <table:table-cell table:number-columns-repeated="3"/>
          <table:table-cell office:value-type="float" office:value="-0.77">
            <text:p>-0,77</text:p>
          </table:table-cell>
          <table:table-cell table:formula="of:=[.B26]/(4.7*3.8)*1000" office:value-type="float" office:value="-0.00203807390817469">
            <text:p>-0,0020380739</text:p>
          </table:table-cell>
          <table:table-cell table:formula="of:=[.C26]/(4.7*3.8)*1000" office:value-type="float" office:value="-0.189249720044793">
            <text:p>-0,18924972</text:p>
          </table:table-cell>
          <table:table-cell table:number-columns-repeated="3"/>
          <table:table-cell office:value-type="float" office:value="-0.77">
            <text:p>-0,77</text:p>
          </table:table-cell>
          <table:table-cell table:formula="of:=LOG(ABS([.B26]))" office:value-type="float" office:value="-4.43889861635094">
            <text:p>-4,4388986164</text:p>
          </table:table-cell>
        </table:table-row>
        <table:table-row table:style-name="ro1">
          <table:table-cell office:value-type="float" office:value="-0.76">
            <text:p>-0,76</text:p>
          </table:table-cell>
          <table:table-cell office:value-type="float" office:value="-0.0000358">
            <text:p>-3,58E-005</text:p>
          </table:table-cell>
          <table:table-cell office:value-type="float" office:value="-0.00338">
            <text:p>-3,38E-003</text:p>
          </table:table-cell>
          <table:table-cell table:number-columns-repeated="3"/>
          <table:table-cell office:value-type="float" office:value="-0.76">
            <text:p>-0,76</text:p>
          </table:table-cell>
          <table:table-cell table:formula="of:=[.B27]/(4.7*3.8)*1000" office:value-type="float" office:value="-0.00200447928331467">
            <text:p>-0,0020044793</text:p>
          </table:table-cell>
          <table:table-cell table:formula="of:=[.C27]/(4.7*3.8)*1000" office:value-type="float" office:value="-0.189249720044793">
            <text:p>-0,18924972</text:p>
          </table:table-cell>
          <table:table-cell table:number-columns-repeated="3"/>
          <table:table-cell office:value-type="float" office:value="-0.76">
            <text:p>-0,76</text:p>
          </table:table-cell>
          <table:table-cell table:formula="of:=LOG(ABS([.B27]))" office:value-type="float" office:value="-4.44611697335613">
            <text:p>-4,4461169734</text:p>
          </table:table-cell>
        </table:table-row>
        <table:table-row table:style-name="ro1">
          <table:table-cell office:value-type="float" office:value="-0.75">
            <text:p>-0,75</text:p>
          </table:table-cell>
          <table:table-cell office:value-type="float" office:value="-0.0000353">
            <text:p>-3,53E-005</text:p>
          </table:table-cell>
          <table:table-cell office:value-type="float" office:value="-0.00338">
            <text:p>-3,38E-003</text:p>
          </table:table-cell>
          <table:table-cell table:number-columns-repeated="3"/>
          <table:table-cell office:value-type="float" office:value="-0.75">
            <text:p>-0,75</text:p>
          </table:table-cell>
          <table:table-cell table:formula="of:=[.B28]/(4.7*3.8)*1000" office:value-type="float" office:value="-0.00197648376259798">
            <text:p>-0,0019764838</text:p>
          </table:table-cell>
          <table:table-cell table:formula="of:=[.C28]/(4.7*3.8)*1000" office:value-type="float" office:value="-0.189249720044793">
            <text:p>-0,18924972</text:p>
          </table:table-cell>
          <table:table-cell table:number-columns-repeated="3"/>
          <table:table-cell office:value-type="float" office:value="-0.75">
            <text:p>-0,75</text:p>
          </table:table-cell>
          <table:table-cell table:formula="of:=LOG(ABS([.B28]))" office:value-type="float" office:value="-4.45222529461218">
            <text:p>-4,4522252946</text:p>
          </table:table-cell>
        </table:table-row>
        <table:table-row table:style-name="ro1">
          <table:table-cell office:value-type="float" office:value="-0.74">
            <text:p>-0,74</text:p>
          </table:table-cell>
          <table:table-cell office:value-type="float" office:value="-0.0000347">
            <text:p>-3,47E-005</text:p>
          </table:table-cell>
          <table:table-cell office:value-type="float" office:value="-0.00338">
            <text:p>-3,38E-003</text:p>
          </table:table-cell>
          <table:table-cell table:number-columns-repeated="3"/>
          <table:table-cell office:value-type="float" office:value="-0.74">
            <text:p>-0,74</text:p>
          </table:table-cell>
          <table:table-cell table:formula="of:=[.B29]/(4.7*3.8)*1000" office:value-type="float" office:value="-0.00194288913773796">
            <text:p>-0,0019428891</text:p>
          </table:table-cell>
          <table:table-cell table:formula="of:=[.C29]/(4.7*3.8)*1000" office:value-type="float" office:value="-0.189249720044793">
            <text:p>-0,18924972</text:p>
          </table:table-cell>
          <table:table-cell table:number-columns-repeated="3"/>
          <table:table-cell office:value-type="float" office:value="-0.74">
            <text:p>-0,74</text:p>
          </table:table-cell>
          <table:table-cell table:formula="of:=LOG(ABS([.B29]))" office:value-type="float" office:value="-4.45967052520913">
            <text:p>-4,4596705252</text:p>
          </table:table-cell>
        </table:table-row>
        <table:table-row table:style-name="ro1">
          <table:table-cell office:value-type="float" office:value="-0.73">
            <text:p>-0,73</text:p>
          </table:table-cell>
          <table:table-cell office:value-type="float" office:value="-0.0000341">
            <text:p>-3,41E-005</text:p>
          </table:table-cell>
          <table:table-cell office:value-type="float" office:value="-0.00338">
            <text:p>-3,38E-003</text:p>
          </table:table-cell>
          <table:table-cell table:number-columns-repeated="3"/>
          <table:table-cell office:value-type="float" office:value="-0.73">
            <text:p>-0,73</text:p>
          </table:table-cell>
          <table:table-cell table:formula="of:=[.B30]/(4.7*3.8)*1000" office:value-type="float" office:value="-0.00190929451287794">
            <text:p>-0,0019092945</text:p>
          </table:table-cell>
          <table:table-cell table:formula="of:=[.C30]/(4.7*3.8)*1000" office:value-type="float" office:value="-0.189249720044793">
            <text:p>-0,18924972</text:p>
          </table:table-cell>
          <table:table-cell table:number-columns-repeated="3"/>
          <table:table-cell office:value-type="float" office:value="-0.73">
            <text:p>-0,73</text:p>
          </table:table-cell>
          <table:table-cell table:formula="of:=LOG(ABS([.B30]))" office:value-type="float" office:value="-4.4672456210075">
            <text:p>-4,467245621</text:p>
          </table:table-cell>
        </table:table-row>
        <table:table-row table:style-name="ro1">
          <table:table-cell office:value-type="float" office:value="-0.72">
            <text:p>-0,72</text:p>
          </table:table-cell>
          <table:table-cell office:value-type="float" office:value="-0.0000336">
            <text:p>-3,36E-005</text:p>
          </table:table-cell>
          <table:table-cell office:value-type="float" office:value="-0.00337">
            <text:p>-3,37E-003</text:p>
          </table:table-cell>
          <table:table-cell table:number-columns-repeated="3"/>
          <table:table-cell office:value-type="float" office:value="-0.72">
            <text:p>-0,72</text:p>
          </table:table-cell>
          <table:table-cell table:formula="of:=[.B31]/(4.7*3.8)*1000" office:value-type="float" office:value="-0.00188129899216125">
            <text:p>-0,001881299</text:p>
          </table:table-cell>
          <table:table-cell table:formula="of:=[.C31]/(4.7*3.8)*1000" office:value-type="float" office:value="-0.188689809630459">
            <text:p>-0,1886898096</text:p>
          </table:table-cell>
          <table:table-cell table:number-columns-repeated="3"/>
          <table:table-cell office:value-type="float" office:value="-0.72">
            <text:p>-0,72</text:p>
          </table:table-cell>
          <table:table-cell table:formula="of:=LOG(ABS([.B31]))" office:value-type="float" office:value="-4.47366072261016">
            <text:p>-4,4736607226</text:p>
          </table:table-cell>
        </table:table-row>
        <table:table-row table:style-name="ro1">
          <table:table-cell office:value-type="float" office:value="-0.71">
            <text:p>-0,71</text:p>
          </table:table-cell>
          <table:table-cell office:value-type="float" office:value="-0.000033">
            <text:p>-3,30E-005</text:p>
          </table:table-cell>
          <table:table-cell office:value-type="float" office:value="-0.00337">
            <text:p>-3,37E-003</text:p>
          </table:table-cell>
          <table:table-cell table:number-columns-repeated="3"/>
          <table:table-cell office:value-type="float" office:value="-0.71">
            <text:p>-0,71</text:p>
          </table:table-cell>
          <table:table-cell table:formula="of:=[.B32]/(4.7*3.8)*1000" office:value-type="float" office:value="-0.00184770436730123">
            <text:p>-0,0018477044</text:p>
          </table:table-cell>
          <table:table-cell table:formula="of:=[.C32]/(4.7*3.8)*1000" office:value-type="float" office:value="-0.188689809630459">
            <text:p>-0,1886898096</text:p>
          </table:table-cell>
          <table:table-cell table:number-columns-repeated="3"/>
          <table:table-cell office:value-type="float" office:value="-0.71">
            <text:p>-0,71</text:p>
          </table:table-cell>
          <table:table-cell table:formula="of:=LOG(ABS([.B32]))" office:value-type="float" office:value="-4.48148606012211">
            <text:p>-4,4814860601</text:p>
          </table:table-cell>
        </table:table-row>
        <table:table-row table:style-name="ro1">
          <table:table-cell office:value-type="float" office:value="-0.7">
            <text:p>-0,7</text:p>
          </table:table-cell>
          <table:table-cell office:value-type="float" office:value="-0.0000325">
            <text:p>-3,25E-005</text:p>
          </table:table-cell>
          <table:table-cell office:value-type="float" office:value="-0.00337">
            <text:p>-3,37E-003</text:p>
          </table:table-cell>
          <table:table-cell table:number-columns-repeated="3"/>
          <table:table-cell office:value-type="float" office:value="-0.7">
            <text:p>-0,7</text:p>
          </table:table-cell>
          <table:table-cell table:formula="of:=[.B33]/(4.7*3.8)*1000" office:value-type="float" office:value="-0.00181970884658455">
            <text:p>-0,0018197088</text:p>
          </table:table-cell>
          <table:table-cell table:formula="of:=[.C33]/(4.7*3.8)*1000" office:value-type="float" office:value="-0.188689809630459">
            <text:p>-0,1886898096</text:p>
          </table:table-cell>
          <table:table-cell table:number-columns-repeated="3"/>
          <table:table-cell office:value-type="float" office:value="-0.7">
            <text:p>-0,7</text:p>
          </table:table-cell>
          <table:table-cell table:formula="of:=LOG(ABS([.B33]))" office:value-type="float" office:value="-4.48811663902113">
            <text:p>-4,488116639</text:p>
          </table:table-cell>
        </table:table-row>
        <table:table-row table:style-name="ro1">
          <table:table-cell office:value-type="float" office:value="-0.69">
            <text:p>-0,69</text:p>
          </table:table-cell>
          <table:table-cell office:value-type="float" office:value="-0.0000319">
            <text:p>-3,19E-005</text:p>
          </table:table-cell>
          <table:table-cell office:value-type="float" office:value="-0.00337">
            <text:p>-3,37E-003</text:p>
          </table:table-cell>
          <table:table-cell table:number-columns-repeated="3"/>
          <table:table-cell office:value-type="float" office:value="-0.69">
            <text:p>-0,69</text:p>
          </table:table-cell>
          <table:table-cell table:formula="of:=[.B34]/(4.7*3.8)*1000" office:value-type="float" office:value="-0.00178611422172452">
            <text:p>-0,0017861142</text:p>
          </table:table-cell>
          <table:table-cell table:formula="of:=[.C34]/(4.7*3.8)*1000" office:value-type="float" office:value="-0.188689809630459">
            <text:p>-0,1886898096</text:p>
          </table:table-cell>
          <table:table-cell table:number-columns-repeated="3"/>
          <table:table-cell office:value-type="float" office:value="-0.69">
            <text:p>-0,69</text:p>
          </table:table-cell>
          <table:table-cell table:formula="of:=LOG(ABS([.B34]))" office:value-type="float" office:value="-4.49620931694282">
            <text:p>-4,4962093169</text:p>
          </table:table-cell>
        </table:table-row>
        <table:table-row table:style-name="ro1">
          <table:table-cell office:value-type="float" office:value="-0.68">
            <text:p>-0,68</text:p>
          </table:table-cell>
          <table:table-cell office:value-type="float" office:value="-0.0000314">
            <text:p>-3,14E-005</text:p>
          </table:table-cell>
          <table:table-cell office:value-type="float" office:value="-0.00337">
            <text:p>-3,37E-003</text:p>
          </table:table-cell>
          <table:table-cell table:number-columns-repeated="3"/>
          <table:table-cell office:value-type="float" office:value="-0.68">
            <text:p>-0,68</text:p>
          </table:table-cell>
          <table:table-cell table:formula="of:=[.B35]/(4.7*3.8)*1000" office:value-type="float" office:value="-0.00175811870100784">
            <text:p>-0,0017581187</text:p>
          </table:table-cell>
          <table:table-cell table:formula="of:=[.C35]/(4.7*3.8)*1000" office:value-type="float" office:value="-0.188689809630459">
            <text:p>-0,1886898096</text:p>
          </table:table-cell>
          <table:table-cell table:number-columns-repeated="3"/>
          <table:table-cell office:value-type="float" office:value="-0.68">
            <text:p>-0,68</text:p>
          </table:table-cell>
          <table:table-cell table:formula="of:=LOG(ABS([.B35]))" office:value-type="float" office:value="-4.50307035192679">
            <text:p>-4,5030703519</text:p>
          </table:table-cell>
        </table:table-row>
        <table:table-row table:style-name="ro1">
          <table:table-cell office:value-type="float" office:value="-0.67">
            <text:p>-0,67</text:p>
          </table:table-cell>
          <table:table-cell office:value-type="float" office:value="-0.0000308">
            <text:p>-3,08E-005</text:p>
          </table:table-cell>
          <table:table-cell office:value-type="float" office:value="-0.00338">
            <text:p>-3,38E-003</text:p>
          </table:table-cell>
          <table:table-cell table:number-columns-repeated="3"/>
          <table:table-cell office:value-type="float" office:value="-0.67">
            <text:p>-0,67</text:p>
          </table:table-cell>
          <table:table-cell table:formula="of:=[.B36]/(4.7*3.8)*1000" office:value-type="float" office:value="-0.00172452407614782">
            <text:p>-0,0017245241</text:p>
          </table:table-cell>
          <table:table-cell table:formula="of:=[.C36]/(4.7*3.8)*1000" office:value-type="float" office:value="-0.189249720044793">
            <text:p>-0,18924972</text:p>
          </table:table-cell>
          <table:table-cell table:number-columns-repeated="3"/>
          <table:table-cell office:value-type="float" office:value="-0.67">
            <text:p>-0,67</text:p>
          </table:table-cell>
          <table:table-cell table:formula="of:=LOG(ABS([.B36]))" office:value-type="float" office:value="-4.51144928349956">
            <text:p>-4,5114492835</text:p>
          </table:table-cell>
        </table:table-row>
        <table:table-row table:style-name="ro1">
          <table:table-cell office:value-type="float" office:value="-0.66">
            <text:p>-0,66</text:p>
          </table:table-cell>
          <table:table-cell office:value-type="float" office:value="-0.0000303">
            <text:p>-3,03E-005</text:p>
          </table:table-cell>
          <table:table-cell office:value-type="float" office:value="-0.00338">
            <text:p>-3,38E-003</text:p>
          </table:table-cell>
          <table:table-cell table:number-columns-repeated="3"/>
          <table:table-cell office:value-type="float" office:value="-0.66">
            <text:p>-0,66</text:p>
          </table:table-cell>
          <table:table-cell table:formula="of:=[.B37]/(4.7*3.8)*1000" office:value-type="float" office:value="-0.00169652855543113">
            <text:p>-0,0016965286</text:p>
          </table:table-cell>
          <table:table-cell table:formula="of:=[.C37]/(4.7*3.8)*1000" office:value-type="float" office:value="-0.189249720044793">
            <text:p>-0,18924972</text:p>
          </table:table-cell>
          <table:table-cell table:number-columns-repeated="3"/>
          <table:table-cell office:value-type="float" office:value="-0.66">
            <text:p>-0,66</text:p>
          </table:table-cell>
          <table:table-cell table:formula="of:=LOG(ABS([.B37]))" office:value-type="float" office:value="-4.51855737149769">
            <text:p>-4,5185573715</text:p>
          </table:table-cell>
        </table:table-row>
        <table:table-row table:style-name="ro1">
          <table:table-cell office:value-type="float" office:value="-0.65">
            <text:p>-0,65</text:p>
          </table:table-cell>
          <table:table-cell office:value-type="float" office:value="-0.0000298">
            <text:p>-2,98E-005</text:p>
          </table:table-cell>
          <table:table-cell office:value-type="float" office:value="-0.00338">
            <text:p>-3,38E-003</text:p>
          </table:table-cell>
          <table:table-cell table:number-columns-repeated="3"/>
          <table:table-cell office:value-type="float" office:value="-0.65">
            <text:p>-0,65</text:p>
          </table:table-cell>
          <table:table-cell table:formula="of:=[.B38]/(4.7*3.8)*1000" office:value-type="float" office:value="-0.00166853303471445">
            <text:p>-0,001668533</text:p>
          </table:table-cell>
          <table:table-cell table:formula="of:=[.C38]/(4.7*3.8)*1000" office:value-type="float" office:value="-0.189249720044793">
            <text:p>-0,18924972</text:p>
          </table:table-cell>
          <table:table-cell table:number-columns-repeated="3"/>
          <table:table-cell office:value-type="float" office:value="-0.65">
            <text:p>-0,65</text:p>
          </table:table-cell>
          <table:table-cell table:formula="of:=LOG(ABS([.B38]))" office:value-type="float" office:value="-4.52578373592374">
            <text:p>-4,5257837359</text:p>
          </table:table-cell>
        </table:table-row>
        <table:table-row table:style-name="ro1">
          <table:table-cell office:value-type="float" office:value="-0.64">
            <text:p>-0,64</text:p>
          </table:table-cell>
          <table:table-cell office:value-type="float" office:value="-0.0000292">
            <text:p>-2,92E-005</text:p>
          </table:table-cell>
          <table:table-cell office:value-type="float" office:value="-0.00338">
            <text:p>-3,38E-003</text:p>
          </table:table-cell>
          <table:table-cell table:number-columns-repeated="3"/>
          <table:table-cell office:value-type="float" office:value="-0.64">
            <text:p>-0,64</text:p>
          </table:table-cell>
          <table:table-cell table:formula="of:=[.B39]/(4.7*3.8)*1000" office:value-type="float" office:value="-0.00163493840985442">
            <text:p>-0,0016349384</text:p>
          </table:table-cell>
          <table:table-cell table:formula="of:=[.C39]/(4.7*3.8)*1000" office:value-type="float" office:value="-0.189249720044793">
            <text:p>-0,18924972</text:p>
          </table:table-cell>
          <table:table-cell table:number-columns-repeated="3"/>
          <table:table-cell office:value-type="float" office:value="-0.64">
            <text:p>-0,64</text:p>
          </table:table-cell>
          <table:table-cell table:formula="of:=LOG(ABS([.B39]))" office:value-type="float" office:value="-4.53461714855158">
            <text:p>-4,5346171486</text:p>
          </table:table-cell>
        </table:table-row>
        <table:table-row table:style-name="ro1">
          <table:table-cell office:value-type="float" office:value="-0.63">
            <text:p>-0,63</text:p>
          </table:table-cell>
          <table:table-cell office:value-type="float" office:value="-0.0000287">
            <text:p>-2,87E-005</text:p>
          </table:table-cell>
          <table:table-cell office:value-type="float" office:value="-0.00337">
            <text:p>-3,37E-003</text:p>
          </table:table-cell>
          <table:table-cell table:number-columns-repeated="3"/>
          <table:table-cell office:value-type="float" office:value="-0.63">
            <text:p>-0,63</text:p>
          </table:table-cell>
          <table:table-cell table:formula="of:=[.B40]/(4.7*3.8)*1000" office:value-type="float" office:value="-0.00160694288913774">
            <text:p>-0,0016069429</text:p>
          </table:table-cell>
          <table:table-cell table:formula="of:=[.C40]/(4.7*3.8)*1000" office:value-type="float" office:value="-0.188689809630459">
            <text:p>-0,1886898096</text:p>
          </table:table-cell>
          <table:table-cell table:number-columns-repeated="3"/>
          <table:table-cell office:value-type="float" office:value="-0.63">
            <text:p>-0,63</text:p>
          </table:table-cell>
          <table:table-cell table:formula="of:=LOG(ABS([.B40]))" office:value-type="float" office:value="-4.54211810326601">
            <text:p>-4,5421181033</text:p>
          </table:table-cell>
        </table:table-row>
        <table:table-row table:style-name="ro1">
          <table:table-cell office:value-type="float" office:value="-0.62">
            <text:p>-0,62</text:p>
          </table:table-cell>
          <table:table-cell office:value-type="float" office:value="-0.0000282">
            <text:p>-2,82E-005</text:p>
          </table:table-cell>
          <table:table-cell office:value-type="float" office:value="-0.00337">
            <text:p>-3,37E-003</text:p>
          </table:table-cell>
          <table:table-cell table:number-columns-repeated="3"/>
          <table:table-cell office:value-type="float" office:value="-0.62">
            <text:p>-0,62</text:p>
          </table:table-cell>
          <table:table-cell table:formula="of:=[.B41]/(4.7*3.8)*1000" office:value-type="float" office:value="-0.00157894736842105">
            <text:p>-0,0015789474</text:p>
          </table:table-cell>
          <table:table-cell table:formula="of:=[.C41]/(4.7*3.8)*1000" office:value-type="float" office:value="-0.188689809630459">
            <text:p>-0,1886898096</text:p>
          </table:table-cell>
          <table:table-cell table:number-columns-repeated="3"/>
          <table:table-cell office:value-type="float" office:value="-0.62">
            <text:p>-0,62</text:p>
          </table:table-cell>
          <table:table-cell table:formula="of:=LOG(ABS([.B41]))" office:value-type="float" office:value="-4.54975089168064">
            <text:p>-4,5497508917</text:p>
          </table:table-cell>
        </table:table-row>
        <table:table-row table:style-name="ro1">
          <table:table-cell office:value-type="float" office:value="-0.61">
            <text:p>-0,61</text:p>
          </table:table-cell>
          <table:table-cell office:value-type="float" office:value="-0.0000277">
            <text:p>-2,77E-005</text:p>
          </table:table-cell>
          <table:table-cell office:value-type="float" office:value="-0.00336">
            <text:p>-3,36E-003</text:p>
          </table:table-cell>
          <table:table-cell table:number-columns-repeated="3"/>
          <table:table-cell office:value-type="float" office:value="-0.61">
            <text:p>-0,61</text:p>
          </table:table-cell>
          <table:table-cell table:formula="of:=[.B42]/(4.7*3.8)*1000" office:value-type="float" office:value="-0.00155095184770437">
            <text:p>-0,0015509518</text:p>
          </table:table-cell>
          <table:table-cell table:formula="of:=[.C42]/(4.7*3.8)*1000" office:value-type="float" office:value="-0.188129899216125">
            <text:p>-0,1881298992</text:p>
          </table:table-cell>
          <table:table-cell table:number-columns-repeated="3"/>
          <table:table-cell office:value-type="float" office:value="-0.61">
            <text:p>-0,61</text:p>
          </table:table-cell>
          <table:table-cell table:formula="of:=LOG(ABS([.B42]))" office:value-type="float" office:value="-4.55752023093555">
            <text:p>-4,5575202309</text:p>
          </table:table-cell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-0.0000271">
            <text:p>-2,71E-005</text:p>
          </table:table-cell>
          <table:table-cell office:value-type="float" office:value="-0.00337">
            <text:p>-3,37E-003</text:p>
          </table:table-cell>
          <table:table-cell table:number-columns-repeated="3"/>
          <table:table-cell office:value-type="float" office:value="-0.6">
            <text:p>-0,6</text:p>
          </table:table-cell>
          <table:table-cell table:formula="of:=[.B43]/(4.7*3.8)*1000" office:value-type="float" office:value="-0.00151735722284434">
            <text:p>-0,0015173572</text:p>
          </table:table-cell>
          <table:table-cell table:formula="of:=[.C43]/(4.7*3.8)*1000" office:value-type="float" office:value="-0.188689809630459">
            <text:p>-0,1886898096</text:p>
          </table:table-cell>
          <table:table-cell table:number-columns-repeated="3"/>
          <table:table-cell office:value-type="float" office:value="-0.6">
            <text:p>-0,6</text:p>
          </table:table-cell>
          <table:table-cell table:formula="of:=LOG(ABS([.B43]))" office:value-type="float" office:value="-4.56703070912559">
            <text:p>-4,5670307091</text:p>
          </table:table-cell>
        </table:table-row>
        <table:table-row table:style-name="ro1">
          <table:table-cell office:value-type="float" office:value="-0.59">
            <text:p>-0,59</text:p>
          </table:table-cell>
          <table:table-cell office:value-type="float" office:value="-0.0000266">
            <text:p>-2,66E-005</text:p>
          </table:table-cell>
          <table:table-cell office:value-type="float" office:value="-0.00336">
            <text:p>-3,36E-003</text:p>
          </table:table-cell>
          <table:table-cell table:number-columns-repeated="3"/>
          <table:table-cell office:value-type="float" office:value="-0.59">
            <text:p>-0,59</text:p>
          </table:table-cell>
          <table:table-cell table:formula="of:=[.B44]/(4.7*3.8)*1000" office:value-type="float" office:value="-0.00148936170212766">
            <text:p>-0,0014893617</text:p>
          </table:table-cell>
          <table:table-cell table:formula="of:=[.C44]/(4.7*3.8)*1000" office:value-type="float" office:value="-0.188129899216125">
            <text:p>-0,1881298992</text:p>
          </table:table-cell>
          <table:table-cell table:number-columns-repeated="3"/>
          <table:table-cell office:value-type="float" office:value="-0.59">
            <text:p>-0,59</text:p>
          </table:table-cell>
          <table:table-cell table:formula="of:=LOG(ABS([.B44]))" office:value-type="float" office:value="-4.57511836336893">
            <text:p>-4,5751183634</text:p>
          </table:table-cell>
        </table:table-row>
        <table:table-row table:style-name="ro1">
          <table:table-cell office:value-type="float" office:value="-0.58">
            <text:p>-0,58</text:p>
          </table:table-cell>
          <table:table-cell office:value-type="float" office:value="-0.0000261">
            <text:p>-2,61E-005</text:p>
          </table:table-cell>
          <table:table-cell office:value-type="float" office:value="-0.00336">
            <text:p>-3,36E-003</text:p>
          </table:table-cell>
          <table:table-cell table:number-columns-repeated="3"/>
          <table:table-cell office:value-type="float" office:value="-0.58">
            <text:p>-0,58</text:p>
          </table:table-cell>
          <table:table-cell table:formula="of:=[.B45]/(4.7*3.8)*1000" office:value-type="float" office:value="-0.00146136618141097">
            <text:p>-0,0014613662</text:p>
          </table:table-cell>
          <table:table-cell table:formula="of:=[.C45]/(4.7*3.8)*1000" office:value-type="float" office:value="-0.188129899216125">
            <text:p>-0,1881298992</text:p>
          </table:table-cell>
          <table:table-cell table:number-columns-repeated="3"/>
          <table:table-cell office:value-type="float" office:value="-0.58">
            <text:p>-0,58</text:p>
          </table:table-cell>
          <table:table-cell table:formula="of:=LOG(ABS([.B45]))" office:value-type="float" office:value="-4.58335949266172">
            <text:p>-4,5833594927</text:p>
          </table:table-cell>
        </table:table-row>
        <table:table-row table:style-name="ro1">
          <table:table-cell office:value-type="float" office:value="-0.57">
            <text:p>-0,57</text:p>
          </table:table-cell>
          <table:table-cell office:value-type="float" office:value="-0.0000256">
            <text:p>-2,56E-005</text:p>
          </table:table-cell>
          <table:table-cell office:value-type="float" office:value="-0.00336">
            <text:p>-3,36E-003</text:p>
          </table:table-cell>
          <table:table-cell table:number-columns-repeated="3"/>
          <table:table-cell office:value-type="float" office:value="-0.57">
            <text:p>-0,57</text:p>
          </table:table-cell>
          <table:table-cell table:formula="of:=[.B46]/(4.7*3.8)*1000" office:value-type="float" office:value="-0.00143337066069429">
            <text:p>-0,0014333707</text:p>
          </table:table-cell>
          <table:table-cell table:formula="of:=[.C46]/(4.7*3.8)*1000" office:value-type="float" office:value="-0.188129899216125">
            <text:p>-0,1881298992</text:p>
          </table:table-cell>
          <table:table-cell table:number-columns-repeated="3"/>
          <table:table-cell office:value-type="float" office:value="-0.57">
            <text:p>-0,57</text:p>
          </table:table-cell>
          <table:table-cell table:formula="of:=LOG(ABS([.B46]))" office:value-type="float" office:value="-4.59176003468815">
            <text:p>-4,5917600347</text:p>
          </table:table-cell>
        </table:table-row>
        <table:table-row table:style-name="ro1">
          <table:table-cell office:value-type="float" office:value="-0.56">
            <text:p>-0,56</text:p>
          </table:table-cell>
          <table:table-cell office:value-type="float" office:value="-0.0000251">
            <text:p>-2,51E-005</text:p>
          </table:table-cell>
          <table:table-cell office:value-type="float" office:value="-0.00336">
            <text:p>-3,36E-003</text:p>
          </table:table-cell>
          <table:table-cell table:number-columns-repeated="3"/>
          <table:table-cell office:value-type="float" office:value="-0.56">
            <text:p>-0,56</text:p>
          </table:table-cell>
          <table:table-cell table:formula="of:=[.B47]/(4.7*3.8)*1000" office:value-type="float" office:value="-0.0014053751399776">
            <text:p>-0,0014053751</text:p>
          </table:table-cell>
          <table:table-cell table:formula="of:=[.C47]/(4.7*3.8)*1000" office:value-type="float" office:value="-0.188129899216125">
            <text:p>-0,1881298992</text:p>
          </table:table-cell>
          <table:table-cell table:number-columns-repeated="3"/>
          <table:table-cell office:value-type="float" office:value="-0.56">
            <text:p>-0,56</text:p>
          </table:table-cell>
          <table:table-cell table:formula="of:=LOG(ABS([.B47]))" office:value-type="float" office:value="-4.60032627851896">
            <text:p>-4,6003262785</text:p>
          </table:table-cell>
        </table:table-row>
        <table:table-row table:style-name="ro1">
          <table:table-cell office:value-type="float" office:value="-0.55">
            <text:p>-0,55</text:p>
          </table:table-cell>
          <table:table-cell office:value-type="float" office:value="-0.0000246">
            <text:p>-2,46E-005</text:p>
          </table:table-cell>
          <table:table-cell office:value-type="float" office:value="-0.00336">
            <text:p>-3,36E-003</text:p>
          </table:table-cell>
          <table:table-cell table:number-columns-repeated="3"/>
          <table:table-cell office:value-type="float" office:value="-0.55">
            <text:p>-0,55</text:p>
          </table:table-cell>
          <table:table-cell table:formula="of:=[.B48]/(4.7*3.8)*1000" office:value-type="float" office:value="-0.00137737961926092">
            <text:p>-0,0013773796</text:p>
          </table:table-cell>
          <table:table-cell table:formula="of:=[.C48]/(4.7*3.8)*1000" office:value-type="float" office:value="-0.188129899216125">
            <text:p>-0,1881298992</text:p>
          </table:table-cell>
          <table:table-cell table:number-columns-repeated="3"/>
          <table:table-cell office:value-type="float" office:value="-0.55">
            <text:p>-0,55</text:p>
          </table:table-cell>
          <table:table-cell table:formula="of:=LOG(ABS([.B48]))" office:value-type="float" office:value="-4.60906489289662">
            <text:p>-4,6090648929</text:p>
          </table:table-cell>
        </table:table-row>
        <table:table-row table:style-name="ro1">
          <table:table-cell office:value-type="float" office:value="-0.54">
            <text:p>-0,54</text:p>
          </table:table-cell>
          <table:table-cell office:value-type="float" office:value="-0.0000241">
            <text:p>-2,41E-005</text:p>
          </table:table-cell>
          <table:table-cell office:value-type="float" office:value="-0.00336">
            <text:p>-3,36E-003</text:p>
          </table:table-cell>
          <table:table-cell table:number-columns-repeated="3"/>
          <table:table-cell office:value-type="float" office:value="-0.54">
            <text:p>-0,54</text:p>
          </table:table-cell>
          <table:table-cell table:formula="of:=[.B49]/(4.7*3.8)*1000" office:value-type="float" office:value="-0.00134938409854423">
            <text:p>-0,0013493841</text:p>
          </table:table-cell>
          <table:table-cell table:formula="of:=[.C49]/(4.7*3.8)*1000" office:value-type="float" office:value="-0.188129899216125">
            <text:p>-0,1881298992</text:p>
          </table:table-cell>
          <table:table-cell table:number-columns-repeated="3"/>
          <table:table-cell office:value-type="float" office:value="-0.54">
            <text:p>-0,54</text:p>
          </table:table-cell>
          <table:table-cell table:formula="of:=LOG(ABS([.B49]))" office:value-type="float" office:value="-4.61798295742513">
            <text:p>-4,6179829574</text:p>
          </table:table-cell>
        </table:table-row>
        <table:table-row table:style-name="ro1">
          <table:table-cell office:value-type="float" office:value="-0.53">
            <text:p>-0,53</text:p>
          </table:table-cell>
          <table:table-cell office:value-type="float" office:value="-0.0000236">
            <text:p>-2,36E-005</text:p>
          </table:table-cell>
          <table:table-cell office:value-type="float" office:value="-0.00336">
            <text:p>-3,36E-003</text:p>
          </table:table-cell>
          <table:table-cell table:number-columns-repeated="3"/>
          <table:table-cell office:value-type="float" office:value="-0.53">
            <text:p>-0,53</text:p>
          </table:table-cell>
          <table:table-cell table:formula="of:=[.B50]/(4.7*3.8)*1000" office:value-type="float" office:value="-0.00132138857782755">
            <text:p>-0,0013213886</text:p>
          </table:table-cell>
          <table:table-cell table:formula="of:=[.C50]/(4.7*3.8)*1000" office:value-type="float" office:value="-0.188129899216125">
            <text:p>-0,1881298992</text:p>
          </table:table-cell>
          <table:table-cell table:number-columns-repeated="3"/>
          <table:table-cell office:value-type="float" office:value="-0.53">
            <text:p>-0,53</text:p>
          </table:table-cell>
          <table:table-cell table:formula="of:=LOG(ABS([.B50]))" office:value-type="float" office:value="-4.62708799702989">
            <text:p>-4,627087997</text:p>
          </table:table-cell>
        </table:table-row>
        <table:table-row table:style-name="ro1">
          <table:table-cell office:value-type="float" office:value="-0.52">
            <text:p>-0,52</text:p>
          </table:table-cell>
          <table:table-cell office:value-type="float" office:value="-0.0000231">
            <text:p>-2,31E-005</text:p>
          </table:table-cell>
          <table:table-cell office:value-type="float" office:value="-0.00336">
            <text:p>-3,36E-003</text:p>
          </table:table-cell>
          <table:table-cell table:number-columns-repeated="3"/>
          <table:table-cell office:value-type="float" office:value="-0.52">
            <text:p>-0,52</text:p>
          </table:table-cell>
          <table:table-cell table:formula="of:=[.B51]/(4.7*3.8)*1000" office:value-type="float" office:value="-0.00129339305711086">
            <text:p>-0,0012933931</text:p>
          </table:table-cell>
          <table:table-cell table:formula="of:=[.C51]/(4.7*3.8)*1000" office:value-type="float" office:value="-0.188129899216125">
            <text:p>-0,1881298992</text:p>
          </table:table-cell>
          <table:table-cell table:number-columns-repeated="3"/>
          <table:table-cell office:value-type="float" office:value="-0.52">
            <text:p>-0,52</text:p>
          </table:table-cell>
          <table:table-cell table:formula="of:=LOG(ABS([.B51]))" office:value-type="float" office:value="-4.63638802010786">
            <text:p>-4,6363880201</text:p>
          </table:table-cell>
        </table:table-row>
        <table:table-row table:style-name="ro1">
          <table:table-cell office:value-type="float" office:value="-0.51">
            <text:p>-0,51</text:p>
          </table:table-cell>
          <table:table-cell office:value-type="float" office:value="-0.0000226">
            <text:p>-2,26E-005</text:p>
          </table:table-cell>
          <table:table-cell office:value-type="float" office:value="-0.00336">
            <text:p>-3,36E-003</text:p>
          </table:table-cell>
          <table:table-cell table:number-columns-repeated="3"/>
          <table:table-cell office:value-type="float" office:value="-0.51">
            <text:p>-0,51</text:p>
          </table:table-cell>
          <table:table-cell table:formula="of:=[.B52]/(4.7*3.8)*1000" office:value-type="float" office:value="-0.00126539753639418">
            <text:p>-0,0012653975</text:p>
          </table:table-cell>
          <table:table-cell table:formula="of:=[.C52]/(4.7*3.8)*1000" office:value-type="float" office:value="-0.188129899216125">
            <text:p>-0,1881298992</text:p>
          </table:table-cell>
          <table:table-cell table:number-columns-repeated="3"/>
          <table:table-cell office:value-type="float" office:value="-0.51">
            <text:p>-0,51</text:p>
          </table:table-cell>
          <table:table-cell table:formula="of:=LOG(ABS([.B52]))" office:value-type="float" office:value="-4.6458915608526">
            <text:p>-4,6458915609</text:p>
          </table:table-cell>
        </table:table-row>
        <table:table-row table:style-name="ro1">
          <table:table-cell office:value-type="float" office:value="-0.5">
            <text:p>-0,5</text:p>
          </table:table-cell>
          <table:table-cell office:value-type="float" office:value="-0.0000221">
            <text:p>-2,21E-005</text:p>
          </table:table-cell>
          <table:table-cell office:value-type="float" office:value="-0.00336">
            <text:p>-3,36E-003</text:p>
          </table:table-cell>
          <table:table-cell table:number-columns-repeated="3"/>
          <table:table-cell office:value-type="float" office:value="-0.5">
            <text:p>-0,5</text:p>
          </table:table-cell>
          <table:table-cell table:formula="of:=[.B53]/(4.7*3.8)*1000" office:value-type="float" office:value="-0.00123740201567749">
            <text:p>-0,001237402</text:p>
          </table:table-cell>
          <table:table-cell table:formula="of:=[.C53]/(4.7*3.8)*1000" office:value-type="float" office:value="-0.188129899216125">
            <text:p>-0,1881298992</text:p>
          </table:table-cell>
          <table:table-cell table:number-columns-repeated="3"/>
          <table:table-cell office:value-type="float" office:value="-0.5">
            <text:p>-0,5</text:p>
          </table:table-cell>
          <table:table-cell table:formula="of:=LOG(ABS([.B53]))" office:value-type="float" office:value="-4.65560772631489">
            <text:p>-4,6556077263</text:p>
          </table:table-cell>
        </table:table-row>
        <table:table-row table:style-name="ro1">
          <table:table-cell office:value-type="float" office:value="-0.49">
            <text:p>-0,49</text:p>
          </table:table-cell>
          <table:table-cell office:value-type="float" office:value="-0.0000217">
            <text:p>-2,17E-005</text:p>
          </table:table-cell>
          <table:table-cell office:value-type="float" office:value="-0.00336">
            <text:p>-3,36E-003</text:p>
          </table:table-cell>
          <table:table-cell table:number-columns-repeated="3"/>
          <table:table-cell office:value-type="float" office:value="-0.49">
            <text:p>-0,49</text:p>
          </table:table-cell>
          <table:table-cell table:formula="of:=[.B54]/(4.7*3.8)*1000" office:value-type="float" office:value="-0.00121500559910414">
            <text:p>-0,0012150056</text:p>
          </table:table-cell>
          <table:table-cell table:formula="of:=[.C54]/(4.7*3.8)*1000" office:value-type="float" office:value="-0.188129899216125">
            <text:p>-0,1881298992</text:p>
          </table:table-cell>
          <table:table-cell table:number-columns-repeated="3"/>
          <table:table-cell office:value-type="float" office:value="-0.49">
            <text:p>-0,49</text:p>
          </table:table-cell>
          <table:table-cell table:formula="of:=LOG(ABS([.B54]))" office:value-type="float" office:value="-4.66354026615147">
            <text:p>-4,6635402662</text:p>
          </table:table-cell>
        </table:table-row>
        <table:table-row table:style-name="ro1">
          <table:table-cell office:value-type="float" office:value="-0.48">
            <text:p>-0,48</text:p>
          </table:table-cell>
          <table:table-cell office:value-type="float" office:value="-0.0000212">
            <text:p>-2,12E-005</text:p>
          </table:table-cell>
          <table:table-cell office:value-type="float" office:value="-0.00336">
            <text:p>-3,36E-003</text:p>
          </table:table-cell>
          <table:table-cell table:number-columns-repeated="3"/>
          <table:table-cell office:value-type="float" office:value="-0.48">
            <text:p>-0,48</text:p>
          </table:table-cell>
          <table:table-cell table:formula="of:=[.B55]/(4.7*3.8)*1000" office:value-type="float" office:value="-0.00118701007838746">
            <text:p>-0,0011870101</text:p>
          </table:table-cell>
          <table:table-cell table:formula="of:=[.C55]/(4.7*3.8)*1000" office:value-type="float" office:value="-0.188129899216125">
            <text:p>-0,1881298992</text:p>
          </table:table-cell>
          <table:table-cell table:number-columns-repeated="3"/>
          <table:table-cell office:value-type="float" office:value="-0.48">
            <text:p>-0,48</text:p>
          </table:table-cell>
          <table:table-cell table:formula="of:=LOG(ABS([.B55]))" office:value-type="float" office:value="-4.67366413907125">
            <text:p>-4,6736641391</text:p>
          </table:table-cell>
        </table:table-row>
        <table:table-row table:style-name="ro1">
          <table:table-cell office:value-type="float" office:value="-0.47">
            <text:p>-0,47</text:p>
          </table:table-cell>
          <table:table-cell office:value-type="float" office:value="-0.0000207">
            <text:p>-2,07E-005</text:p>
          </table:table-cell>
          <table:table-cell office:value-type="float" office:value="-0.00336">
            <text:p>-3,36E-003</text:p>
          </table:table-cell>
          <table:table-cell table:number-columns-repeated="3"/>
          <table:table-cell office:value-type="float" office:value="-0.47">
            <text:p>-0,47</text:p>
          </table:table-cell>
          <table:table-cell table:formula="of:=[.B56]/(4.7*3.8)*1000" office:value-type="float" office:value="-0.00115901455767077">
            <text:p>-0,0011590146</text:p>
          </table:table-cell>
          <table:table-cell table:formula="of:=[.C56]/(4.7*3.8)*1000" office:value-type="float" office:value="-0.188129899216125">
            <text:p>-0,1881298992</text:p>
          </table:table-cell>
          <table:table-cell table:number-columns-repeated="3"/>
          <table:table-cell office:value-type="float" office:value="-0.47">
            <text:p>-0,47</text:p>
          </table:table-cell>
          <table:table-cell table:formula="of:=LOG(ABS([.B56]))" office:value-type="float" office:value="-4.68402965454308">
            <text:p>-4,6840296545</text:p>
          </table:table-cell>
        </table:table-row>
        <table:table-row table:style-name="ro1">
          <table:table-cell office:value-type="float" office:value="-0.46">
            <text:p>-0,46</text:p>
          </table:table-cell>
          <table:table-cell office:value-type="float" office:value="-0.0000202">
            <text:p>-2,02E-005</text:p>
          </table:table-cell>
          <table:table-cell office:value-type="float" office:value="-0.00335">
            <text:p>-3,35E-003</text:p>
          </table:table-cell>
          <table:table-cell table:number-columns-repeated="3"/>
          <table:table-cell office:value-type="float" office:value="-0.46">
            <text:p>-0,46</text:p>
          </table:table-cell>
          <table:table-cell table:formula="of:=[.B57]/(4.7*3.8)*1000" office:value-type="float" office:value="-0.00113101903695409">
            <text:p>-0,001131019</text:p>
          </table:table-cell>
          <table:table-cell table:formula="of:=[.C57]/(4.7*3.8)*1000" office:value-type="float" office:value="-0.187569988801792">
            <text:p>-0,1875699888</text:p>
          </table:table-cell>
          <table:table-cell table:number-columns-repeated="3"/>
          <table:table-cell office:value-type="float" office:value="-0.46">
            <text:p>-0,46</text:p>
          </table:table-cell>
          <table:table-cell table:formula="of:=LOG(ABS([.B57]))" office:value-type="float" office:value="-4.69464863055338">
            <text:p>-4,6946486306</text:p>
          </table:table-cell>
        </table:table-row>
        <table:table-row table:style-name="ro1">
          <table:table-cell office:value-type="float" office:value="-0.45">
            <text:p>-0,45</text:p>
          </table:table-cell>
          <table:table-cell office:value-type="float" office:value="-0.0000198">
            <text:p>-1,98E-005</text:p>
          </table:table-cell>
          <table:table-cell office:value-type="float" office:value="-0.00335">
            <text:p>-3,35E-003</text:p>
          </table:table-cell>
          <table:table-cell table:number-columns-repeated="3"/>
          <table:table-cell office:value-type="float" office:value="-0.45">
            <text:p>-0,45</text:p>
          </table:table-cell>
          <table:table-cell table:formula="of:=[.B58]/(4.7*3.8)*1000" office:value-type="float" office:value="-0.00110862262038074">
            <text:p>-0,0011086226</text:p>
          </table:table-cell>
          <table:table-cell table:formula="of:=[.C58]/(4.7*3.8)*1000" office:value-type="float" office:value="-0.187569988801792">
            <text:p>-0,1875699888</text:p>
          </table:table-cell>
          <table:table-cell table:number-columns-repeated="3"/>
          <table:table-cell office:value-type="float" office:value="-0.45">
            <text:p>-0,45</text:p>
          </table:table-cell>
          <table:table-cell table:formula="of:=LOG(ABS([.B58]))" office:value-type="float" office:value="-4.70333480973847">
            <text:p>-4,7033348097</text:p>
          </table:table-cell>
        </table:table-row>
        <table:table-row table:style-name="ro1">
          <table:table-cell office:value-type="float" office:value="-0.44">
            <text:p>-0,44</text:p>
          </table:table-cell>
          <table:table-cell office:value-type="float" office:value="-0.0000193">
            <text:p>-1,93E-005</text:p>
          </table:table-cell>
          <table:table-cell office:value-type="float" office:value="-0.00334">
            <text:p>-3,34E-003</text:p>
          </table:table-cell>
          <table:table-cell table:number-columns-repeated="3"/>
          <table:table-cell office:value-type="float" office:value="-0.44">
            <text:p>-0,44</text:p>
          </table:table-cell>
          <table:table-cell table:formula="of:=[.B59]/(4.7*3.8)*1000" office:value-type="float" office:value="-0.00108062709966405">
            <text:p>-0,0010806271</text:p>
          </table:table-cell>
          <table:table-cell table:formula="of:=[.C59]/(4.7*3.8)*1000" office:value-type="float" office:value="-0.187010078387458">
            <text:p>-0,1870100784</text:p>
          </table:table-cell>
          <table:table-cell table:number-columns-repeated="3"/>
          <table:table-cell office:value-type="float" office:value="-0.44">
            <text:p>-0,44</text:p>
          </table:table-cell>
          <table:table-cell table:formula="of:=LOG(ABS([.B59]))" office:value-type="float" office:value="-4.71444269099223">
            <text:p>-4,714442691</text:p>
          </table:table-cell>
        </table:table-row>
        <table:table-row table:style-name="ro1">
          <table:table-cell office:value-type="float" office:value="-0.43">
            <text:p>-0,43</text:p>
          </table:table-cell>
          <table:table-cell office:value-type="float" office:value="-0.0000188">
            <text:p>-1,88E-005</text:p>
          </table:table-cell>
          <table:table-cell office:value-type="float" office:value="-0.00335">
            <text:p>-3,35E-003</text:p>
          </table:table-cell>
          <table:table-cell table:number-columns-repeated="3"/>
          <table:table-cell office:value-type="float" office:value="-0.43">
            <text:p>-0,43</text:p>
          </table:table-cell>
          <table:table-cell table:formula="of:=[.B60]/(4.7*3.8)*1000" office:value-type="float" office:value="-0.00105263157894737">
            <text:p>-0,0010526316</text:p>
          </table:table-cell>
          <table:table-cell table:formula="of:=[.C60]/(4.7*3.8)*1000" office:value-type="float" office:value="-0.187569988801792">
            <text:p>-0,1875699888</text:p>
          </table:table-cell>
          <table:table-cell table:number-columns-repeated="3"/>
          <table:table-cell office:value-type="float" office:value="-0.43">
            <text:p>-0,43</text:p>
          </table:table-cell>
          <table:table-cell table:formula="of:=LOG(ABS([.B60]))" office:value-type="float" office:value="-4.72584215073632">
            <text:p>-4,7258421507</text:p>
          </table:table-cell>
        </table:table-row>
        <table:table-row table:style-name="ro1">
          <table:table-cell office:value-type="float" office:value="-0.42">
            <text:p>-0,42</text:p>
          </table:table-cell>
          <table:table-cell office:value-type="float" office:value="-0.0000184">
            <text:p>-1,84E-005</text:p>
          </table:table-cell>
          <table:table-cell office:value-type="float" office:value="-0.00335">
            <text:p>-3,35E-003</text:p>
          </table:table-cell>
          <table:table-cell table:number-columns-repeated="3"/>
          <table:table-cell office:value-type="float" office:value="-0.42">
            <text:p>-0,42</text:p>
          </table:table-cell>
          <table:table-cell table:formula="of:=[.B61]/(4.7*3.8)*1000" office:value-type="float" office:value="-0.00103023516237402">
            <text:p>-0,0010302352</text:p>
          </table:table-cell>
          <table:table-cell table:formula="of:=[.C61]/(4.7*3.8)*1000" office:value-type="float" office:value="-0.187569988801792">
            <text:p>-0,1875699888</text:p>
          </table:table-cell>
          <table:table-cell table:number-columns-repeated="3"/>
          <table:table-cell office:value-type="float" office:value="-0.42">
            <text:p>-0,42</text:p>
          </table:table-cell>
          <table:table-cell table:formula="of:=LOG(ABS([.B61]))" office:value-type="float" office:value="-4.73518217699046">
            <text:p>-4,735182177</text:p>
          </table:table-cell>
        </table:table-row>
        <table:table-row table:style-name="ro1">
          <table:table-cell office:value-type="float" office:value="-0.41">
            <text:p>-0,41</text:p>
          </table:table-cell>
          <table:table-cell office:value-type="float" office:value="-0.0000179">
            <text:p>-1,79E-005</text:p>
          </table:table-cell>
          <table:table-cell office:value-type="float" office:value="-0.00334">
            <text:p>-3,34E-003</text:p>
          </table:table-cell>
          <table:table-cell table:number-columns-repeated="3"/>
          <table:table-cell office:value-type="float" office:value="-0.41">
            <text:p>-0,41</text:p>
          </table:table-cell>
          <table:table-cell table:formula="of:=[.B62]/(4.7*3.8)*1000" office:value-type="float" office:value="-0.00100223964165733">
            <text:p>-0,0010022396</text:p>
          </table:table-cell>
          <table:table-cell table:formula="of:=[.C62]/(4.7*3.8)*1000" office:value-type="float" office:value="-0.187010078387458">
            <text:p>-0,1870100784</text:p>
          </table:table-cell>
          <table:table-cell table:number-columns-repeated="3"/>
          <table:table-cell office:value-type="float" office:value="-0.41">
            <text:p>-0,41</text:p>
          </table:table-cell>
          <table:table-cell table:formula="of:=LOG(ABS([.B62]))" office:value-type="float" office:value="-4.74714696902011">
            <text:p>-4,747146969</text:p>
          </table:table-cell>
        </table:table-row>
        <table:table-row table:style-name="ro1">
          <table:table-cell office:value-type="float" office:value="-0.4">
            <text:p>-0,4</text:p>
          </table:table-cell>
          <table:table-cell office:value-type="float" office:value="-0.0000175">
            <text:p>-1,75E-005</text:p>
          </table:table-cell>
          <table:table-cell office:value-type="float" office:value="-0.00335">
            <text:p>-3,35E-003</text:p>
          </table:table-cell>
          <table:table-cell table:number-columns-repeated="3"/>
          <table:table-cell office:value-type="float" office:value="-0.4">
            <text:p>-0,4</text:p>
          </table:table-cell>
          <table:table-cell table:formula="of:=[.B63]/(4.7*3.8)*1000" office:value-type="float" office:value="-0.000979843225083986">
            <text:p>-0,0009798432</text:p>
          </table:table-cell>
          <table:table-cell table:formula="of:=[.C63]/(4.7*3.8)*1000" office:value-type="float" office:value="-0.187569988801792">
            <text:p>-0,1875699888</text:p>
          </table:table-cell>
          <table:table-cell table:number-columns-repeated="3"/>
          <table:table-cell office:value-type="float" office:value="-0.4">
            <text:p>-0,4</text:p>
          </table:table-cell>
          <table:table-cell table:formula="of:=LOG(ABS([.B63]))" office:value-type="float" office:value="-4.75696195131371">
            <text:p>-4,7569619513</text:p>
          </table:table-cell>
        </table:table-row>
        <table:table-row table:style-name="ro1">
          <table:table-cell office:value-type="float" office:value="-0.39">
            <text:p>-0,39</text:p>
          </table:table-cell>
          <table:table-cell office:value-type="float" office:value="-0.000017">
            <text:p>-1,70E-005</text:p>
          </table:table-cell>
          <table:table-cell office:value-type="float" office:value="-0.00335">
            <text:p>-3,35E-003</text:p>
          </table:table-cell>
          <table:table-cell table:number-columns-repeated="3"/>
          <table:table-cell office:value-type="float" office:value="-0.39">
            <text:p>-0,39</text:p>
          </table:table-cell>
          <table:table-cell table:formula="of:=[.B64]/(4.7*3.8)*1000" office:value-type="float" office:value="-0.000951847704367301">
            <text:p>-0,0009518477</text:p>
          </table:table-cell>
          <table:table-cell table:formula="of:=[.C64]/(4.7*3.8)*1000" office:value-type="float" office:value="-0.187569988801792">
            <text:p>-0,1875699888</text:p>
          </table:table-cell>
          <table:table-cell table:number-columns-repeated="3"/>
          <table:table-cell office:value-type="float" office:value="-0.39">
            <text:p>-0,39</text:p>
          </table:table-cell>
          <table:table-cell table:formula="of:=LOG(ABS([.B64]))" office:value-type="float" office:value="-4.76955107862173">
            <text:p>-4,7695510786</text:p>
          </table:table-cell>
        </table:table-row>
        <table:table-row table:style-name="ro1">
          <table:table-cell office:value-type="float" office:value="-0.38">
            <text:p>-0,38</text:p>
          </table:table-cell>
          <table:table-cell office:value-type="float" office:value="-0.0000166">
            <text:p>-1,66E-005</text:p>
          </table:table-cell>
          <table:table-cell office:value-type="float" office:value="-0.00335">
            <text:p>-3,35E-003</text:p>
          </table:table-cell>
          <table:table-cell table:number-columns-repeated="3"/>
          <table:table-cell office:value-type="float" office:value="-0.38">
            <text:p>-0,38</text:p>
          </table:table-cell>
          <table:table-cell table:formula="of:=[.B65]/(4.7*3.8)*1000" office:value-type="float" office:value="-0.000929451287793953">
            <text:p>-0,0009294513</text:p>
          </table:table-cell>
          <table:table-cell table:formula="of:=[.C65]/(4.7*3.8)*1000" office:value-type="float" office:value="-0.187569988801792">
            <text:p>-0,1875699888</text:p>
          </table:table-cell>
          <table:table-cell table:number-columns-repeated="3"/>
          <table:table-cell office:value-type="float" office:value="-0.38">
            <text:p>-0,38</text:p>
          </table:table-cell>
          <table:table-cell table:formula="of:=LOG(ABS([.B65]))" office:value-type="float" office:value="-4.77989191195994">
            <text:p>-4,779891912</text:p>
          </table:table-cell>
        </table:table-row>
        <table:table-row table:style-name="ro1">
          <table:table-cell office:value-type="float" office:value="-0.37">
            <text:p>-0,37</text:p>
          </table:table-cell>
          <table:table-cell office:value-type="float" office:value="-0.0000161">
            <text:p>-1,61E-005</text:p>
          </table:table-cell>
          <table:table-cell office:value-type="float" office:value="-0.00334">
            <text:p>-3,34E-003</text:p>
          </table:table-cell>
          <table:table-cell table:number-columns-repeated="3"/>
          <table:table-cell office:value-type="float" office:value="-0.37">
            <text:p>-0,37</text:p>
          </table:table-cell>
          <table:table-cell table:formula="of:=[.B66]/(4.7*3.8)*1000" office:value-type="float" office:value="-0.000901455767077267">
            <text:p>-0,0009014558</text:p>
          </table:table-cell>
          <table:table-cell table:formula="of:=[.C66]/(4.7*3.8)*1000" office:value-type="float" office:value="-0.187010078387458">
            <text:p>-0,1870100784</text:p>
          </table:table-cell>
          <table:table-cell table:number-columns-repeated="3"/>
          <table:table-cell office:value-type="float" office:value="-0.37">
            <text:p>-0,37</text:p>
          </table:table-cell>
          <table:table-cell table:formula="of:=LOG(ABS([.B66]))" office:value-type="float" office:value="-4.79317412396815">
            <text:p>-4,793174124</text:p>
          </table:table-cell>
        </table:table-row>
        <table:table-row table:style-name="ro1">
          <table:table-cell office:value-type="float" office:value="-0.36">
            <text:p>-0,36</text:p>
          </table:table-cell>
          <table:table-cell office:value-type="float" office:value="-0.0000157">
            <text:p>-1,57E-005</text:p>
          </table:table-cell>
          <table:table-cell office:value-type="float" office:value="-0.00334">
            <text:p>-3,34E-003</text:p>
          </table:table-cell>
          <table:table-cell table:number-columns-repeated="3"/>
          <table:table-cell office:value-type="float" office:value="-0.36">
            <text:p>-0,36</text:p>
          </table:table-cell>
          <table:table-cell table:formula="of:=[.B67]/(4.7*3.8)*1000" office:value-type="float" office:value="-0.000879059350503919">
            <text:p>-0,0008790594</text:p>
          </table:table-cell>
          <table:table-cell table:formula="of:=[.C67]/(4.7*3.8)*1000" office:value-type="float" office:value="-0.187010078387458">
            <text:p>-0,1870100784</text:p>
          </table:table-cell>
          <table:table-cell table:number-columns-repeated="3"/>
          <table:table-cell office:value-type="float" office:value="-0.36">
            <text:p>-0,36</text:p>
          </table:table-cell>
          <table:table-cell table:formula="of:=LOG(ABS([.B67]))" office:value-type="float" office:value="-4.80410034759077">
            <text:p>-4,8041003476</text:p>
          </table:table-cell>
        </table:table-row>
        <table:table-row table:style-name="ro1">
          <table:table-cell office:value-type="float" office:value="-0.35">
            <text:p>-0,35</text:p>
          </table:table-cell>
          <table:table-cell office:value-type="float" office:value="-0.0000153">
            <text:p>-1,53E-005</text:p>
          </table:table-cell>
          <table:table-cell office:value-type="float" office:value="-0.00334">
            <text:p>-3,34E-003</text:p>
          </table:table-cell>
          <table:table-cell table:number-columns-repeated="3"/>
          <table:table-cell office:value-type="float" office:value="-0.35">
            <text:p>-0,35</text:p>
          </table:table-cell>
          <table:table-cell table:formula="of:=[.B68]/(4.7*3.8)*1000" office:value-type="float" office:value="-0.000856662933930571">
            <text:p>-0,0008566629</text:p>
          </table:table-cell>
          <table:table-cell table:formula="of:=[.C68]/(4.7*3.8)*1000" office:value-type="float" office:value="-0.187010078387458">
            <text:p>-0,1870100784</text:p>
          </table:table-cell>
          <table:table-cell table:number-columns-repeated="3"/>
          <table:table-cell office:value-type="float" office:value="-0.35">
            <text:p>-0,35</text:p>
          </table:table-cell>
          <table:table-cell table:formula="of:=LOG(ABS([.B68]))" office:value-type="float" office:value="-4.8153085691824">
            <text:p>-4,8153085692</text:p>
          </table:table-cell>
        </table:table-row>
        <table:table-row table:style-name="ro1">
          <table:table-cell office:value-type="float" office:value="-0.34">
            <text:p>-0,34</text:p>
          </table:table-cell>
          <table:table-cell office:value-type="float" office:value="-0.0000149">
            <text:p>-1,49E-005</text:p>
          </table:table-cell>
          <table:table-cell office:value-type="float" office:value="-0.00334">
            <text:p>-3,34E-003</text:p>
          </table:table-cell>
          <table:table-cell table:number-columns-repeated="3"/>
          <table:table-cell office:value-type="float" office:value="-0.34">
            <text:p>-0,34</text:p>
          </table:table-cell>
          <table:table-cell table:formula="of:=[.B69]/(4.7*3.8)*1000" office:value-type="float" office:value="-0.000834266517357223">
            <text:p>-0,0008342665</text:p>
          </table:table-cell>
          <table:table-cell table:formula="of:=[.C69]/(4.7*3.8)*1000" office:value-type="float" office:value="-0.187010078387458">
            <text:p>-0,1870100784</text:p>
          </table:table-cell>
          <table:table-cell table:number-columns-repeated="3"/>
          <table:table-cell office:value-type="float" office:value="-0.34">
            <text:p>-0,34</text:p>
          </table:table-cell>
          <table:table-cell table:formula="of:=LOG(ABS([.B69]))" office:value-type="float" office:value="-4.82681373158773">
            <text:p>-4,8268137316</text:p>
          </table:table-cell>
        </table:table-row>
        <table:table-row table:style-name="ro1">
          <table:table-cell office:value-type="float" office:value="-0.33">
            <text:p>-0,33</text:p>
          </table:table-cell>
          <table:table-cell office:value-type="float" office:value="-0.0000144">
            <text:p>-1,44E-005</text:p>
          </table:table-cell>
          <table:table-cell office:value-type="float" office:value="-0.00334">
            <text:p>-3,34E-003</text:p>
          </table:table-cell>
          <table:table-cell table:number-columns-repeated="3"/>
          <table:table-cell office:value-type="float" office:value="-0.33">
            <text:p>-0,33</text:p>
          </table:table-cell>
          <table:table-cell table:formula="of:=[.B70]/(4.7*3.8)*1000" office:value-type="float" office:value="-0.000806270996640537">
            <text:p>-0,000806271</text:p>
          </table:table-cell>
          <table:table-cell table:formula="of:=[.C70]/(4.7*3.8)*1000" office:value-type="float" office:value="-0.187010078387458">
            <text:p>-0,1870100784</text:p>
          </table:table-cell>
          <table:table-cell table:number-columns-repeated="3"/>
          <table:table-cell office:value-type="float" office:value="-0.33">
            <text:p>-0,33</text:p>
          </table:table-cell>
          <table:table-cell table:formula="of:=LOG(ABS([.B70]))" office:value-type="float" office:value="-4.84163750790475">
            <text:p>-4,8416375079</text:p>
          </table:table-cell>
        </table:table-row>
        <table:table-row table:style-name="ro1">
          <table:table-cell office:value-type="float" office:value="-0.32">
            <text:p>-0,32</text:p>
          </table:table-cell>
          <table:table-cell office:value-type="float" office:value="-0.000014">
            <text:p>-1,40E-005</text:p>
          </table:table-cell>
          <table:table-cell office:value-type="float" office:value="-0.00334">
            <text:p>-3,34E-003</text:p>
          </table:table-cell>
          <table:table-cell table:number-columns-repeated="3"/>
          <table:table-cell office:value-type="float" office:value="-0.32">
            <text:p>-0,32</text:p>
          </table:table-cell>
          <table:table-cell table:formula="of:=[.B71]/(4.7*3.8)*1000" office:value-type="float" office:value="-0.000783874580067189">
            <text:p>-0,0007838746</text:p>
          </table:table-cell>
          <table:table-cell table:formula="of:=[.C71]/(4.7*3.8)*1000" office:value-type="float" office:value="-0.187010078387458">
            <text:p>-0,1870100784</text:p>
          </table:table-cell>
          <table:table-cell table:number-columns-repeated="3"/>
          <table:table-cell office:value-type="float" office:value="-0.32">
            <text:p>-0,32</text:p>
          </table:table-cell>
          <table:table-cell table:formula="of:=LOG(ABS([.B71]))" office:value-type="float" office:value="-4.85387196432176">
            <text:p>-4,8538719643</text:p>
          </table:table-cell>
        </table:table-row>
        <table:table-row table:style-name="ro1">
          <table:table-cell office:value-type="float" office:value="-0.31">
            <text:p>-0,31</text:p>
          </table:table-cell>
          <table:table-cell office:value-type="float" office:value="-0.0000136">
            <text:p>-1,36E-005</text:p>
          </table:table-cell>
          <table:table-cell office:value-type="float" office:value="-0.00333">
            <text:p>-3,33E-003</text:p>
          </table:table-cell>
          <table:table-cell table:number-columns-repeated="3"/>
          <table:table-cell office:value-type="float" office:value="-0.31">
            <text:p>-0,31</text:p>
          </table:table-cell>
          <table:table-cell table:formula="of:=[.B72]/(4.7*3.8)*1000" office:value-type="float" office:value="-0.000761478163493841">
            <text:p>-0,0007614782</text:p>
          </table:table-cell>
          <table:table-cell table:formula="of:=[.C72]/(4.7*3.8)*1000" office:value-type="float" office:value="-0.186450167973124">
            <text:p>-0,186450168</text:p>
          </table:table-cell>
          <table:table-cell table:number-columns-repeated="3"/>
          <table:table-cell office:value-type="float" office:value="-0.31">
            <text:p>-0,31</text:p>
          </table:table-cell>
          <table:table-cell table:formula="of:=LOG(ABS([.B72]))" office:value-type="float" office:value="-4.86646109162978">
            <text:p>-4,8664610916</text:p>
          </table:table-cell>
        </table:table-row>
        <table:table-row table:style-name="ro1">
          <table:table-cell office:value-type="float" office:value="-0.3">
            <text:p>-0,3</text:p>
          </table:table-cell>
          <table:table-cell office:value-type="float" office:value="-0.0000132">
            <text:p>-1,32E-005</text:p>
          </table:table-cell>
          <table:table-cell office:value-type="float" office:value="-0.00332">
            <text:p>-3,32E-003</text:p>
          </table:table-cell>
          <table:table-cell table:number-columns-repeated="3"/>
          <table:table-cell office:value-type="float" office:value="-0.3">
            <text:p>-0,3</text:p>
          </table:table-cell>
          <table:table-cell table:formula="of:=[.B73]/(4.7*3.8)*1000" office:value-type="float" office:value="-0.000739081746920493">
            <text:p>-0,0007390817</text:p>
          </table:table-cell>
          <table:table-cell table:formula="of:=[.C73]/(4.7*3.8)*1000" office:value-type="float" office:value="-0.185890257558791">
            <text:p>-0,1858902576</text:p>
          </table:table-cell>
          <table:table-cell table:number-columns-repeated="3"/>
          <table:table-cell office:value-type="float" office:value="-0.3">
            <text:p>-0,3</text:p>
          </table:table-cell>
          <table:table-cell table:formula="of:=LOG(ABS([.B73]))" office:value-type="float" office:value="-4.87942606879415">
            <text:p>-4,8794260688</text:p>
          </table:table-cell>
        </table:table-row>
        <table:table-row table:style-name="ro1">
          <table:table-cell office:value-type="float" office:value="-0.29">
            <text:p>-0,29</text:p>
          </table:table-cell>
          <table:table-cell office:value-type="float" office:value="-0.0000127">
            <text:p>-1,27E-005</text:p>
          </table:table-cell>
          <table:table-cell office:value-type="float" office:value="-0.00332">
            <text:p>-3,32E-003</text:p>
          </table:table-cell>
          <table:table-cell table:number-columns-repeated="3"/>
          <table:table-cell office:value-type="float" office:value="-0.29">
            <text:p>-0,29</text:p>
          </table:table-cell>
          <table:table-cell table:formula="of:=[.B74]/(4.7*3.8)*1000" office:value-type="float" office:value="-0.000711086226203807">
            <text:p>-0,0007110862</text:p>
          </table:table-cell>
          <table:table-cell table:formula="of:=[.C74]/(4.7*3.8)*1000" office:value-type="float" office:value="-0.185890257558791">
            <text:p>-0,1858902576</text:p>
          </table:table-cell>
          <table:table-cell table:number-columns-repeated="3"/>
          <table:table-cell office:value-type="float" office:value="-0.29">
            <text:p>-0,29</text:p>
          </table:table-cell>
          <table:table-cell table:formula="of:=LOG(ABS([.B74]))" office:value-type="float" office:value="-4.89619627904404">
            <text:p>-4,896196279</text:p>
          </table:table-cell>
        </table:table-row>
        <table:table-row table:style-name="ro1">
          <table:table-cell office:value-type="float" office:value="-0.28">
            <text:p>-0,28</text:p>
          </table:table-cell>
          <table:table-cell office:value-type="float" office:value="-0.0000123">
            <text:p>-1,23E-005</text:p>
          </table:table-cell>
          <table:table-cell office:value-type="float" office:value="-0.00332">
            <text:p>-3,32E-003</text:p>
          </table:table-cell>
          <table:table-cell table:number-columns-repeated="3"/>
          <table:table-cell office:value-type="float" office:value="-0.28">
            <text:p>-0,28</text:p>
          </table:table-cell>
          <table:table-cell table:formula="of:=[.B75]/(4.7*3.8)*1000" office:value-type="float" office:value="-0.000688689809630459">
            <text:p>-0,0006886898</text:p>
          </table:table-cell>
          <table:table-cell table:formula="of:=[.C75]/(4.7*3.8)*1000" office:value-type="float" office:value="-0.185890257558791">
            <text:p>-0,1858902576</text:p>
          </table:table-cell>
          <table:table-cell table:number-columns-repeated="3"/>
          <table:table-cell office:value-type="float" office:value="-0.28">
            <text:p>-0,28</text:p>
          </table:table-cell>
          <table:table-cell table:formula="of:=LOG(ABS([.B75]))" office:value-type="float" office:value="-4.9100948885606">
            <text:p>-4,9100948886</text:p>
          </table:table-cell>
        </table:table-row>
        <table:table-row table:style-name="ro1">
          <table:table-cell office:value-type="float" office:value="-0.27">
            <text:p>-0,27</text:p>
          </table:table-cell>
          <table:table-cell office:value-type="float" office:value="-0.0000119">
            <text:p>-1,19E-005</text:p>
          </table:table-cell>
          <table:table-cell office:value-type="float" office:value="-0.00332">
            <text:p>-3,32E-003</text:p>
          </table:table-cell>
          <table:table-cell table:number-columns-repeated="3"/>
          <table:table-cell office:value-type="float" office:value="-0.27">
            <text:p>-0,27</text:p>
          </table:table-cell>
          <table:table-cell table:formula="of:=[.B76]/(4.7*3.8)*1000" office:value-type="float" office:value="-0.000666293393057111">
            <text:p>-0,0006662934</text:p>
          </table:table-cell>
          <table:table-cell table:formula="of:=[.C76]/(4.7*3.8)*1000" office:value-type="float" office:value="-0.185890257558791">
            <text:p>-0,1858902576</text:p>
          </table:table-cell>
          <table:table-cell table:number-columns-repeated="3"/>
          <table:table-cell office:value-type="float" office:value="-0.27">
            <text:p>-0,27</text:p>
          </table:table-cell>
          <table:table-cell table:formula="of:=LOG(ABS([.B76]))" office:value-type="float" office:value="-4.92445303860747">
            <text:p>-4,9244530386</text:p>
          </table:table-cell>
        </table:table-row>
        <table:table-row table:style-name="ro1">
          <table:table-cell office:value-type="float" office:value="-0.26">
            <text:p>-0,26</text:p>
          </table:table-cell>
          <table:table-cell office:value-type="float" office:value="-0.0000115">
            <text:p>-1,15E-005</text:p>
          </table:table-cell>
          <table:table-cell office:value-type="float" office:value="-0.00332">
            <text:p>-3,32E-003</text:p>
          </table:table-cell>
          <table:table-cell table:number-columns-repeated="3"/>
          <table:table-cell office:value-type="float" office:value="-0.26">
            <text:p>-0,26</text:p>
          </table:table-cell>
          <table:table-cell table:formula="of:=[.B77]/(4.7*3.8)*1000" office:value-type="float" office:value="-0.000643896976483763">
            <text:p>-0,000643897</text:p>
          </table:table-cell>
          <table:table-cell table:formula="of:=[.C77]/(4.7*3.8)*1000" office:value-type="float" office:value="-0.185890257558791">
            <text:p>-0,1858902576</text:p>
          </table:table-cell>
          <table:table-cell table:number-columns-repeated="3"/>
          <table:table-cell office:value-type="float" office:value="-0.26">
            <text:p>-0,26</text:p>
          </table:table-cell>
          <table:table-cell table:formula="of:=LOG(ABS([.B77]))" office:value-type="float" office:value="-4.93930215964639">
            <text:p>-4,9393021596</text:p>
          </table:table-cell>
        </table:table-row>
        <table:table-row table:style-name="ro1">
          <table:table-cell office:value-type="float" office:value="-0.25">
            <text:p>-0,25</text:p>
          </table:table-cell>
          <table:table-cell office:value-type="float" office:value="-0.0000111">
            <text:p>-1,11E-005</text:p>
          </table:table-cell>
          <table:table-cell office:value-type="float" office:value="-0.00332">
            <text:p>-3,32E-003</text:p>
          </table:table-cell>
          <table:table-cell table:number-columns-repeated="3"/>
          <table:table-cell office:value-type="float" office:value="-0.25">
            <text:p>-0,25</text:p>
          </table:table-cell>
          <table:table-cell table:formula="of:=[.B78]/(4.7*3.8)*1000" office:value-type="float" office:value="-0.000621500559910414">
            <text:p>-0,0006215006</text:p>
          </table:table-cell>
          <table:table-cell table:formula="of:=[.C78]/(4.7*3.8)*1000" office:value-type="float" office:value="-0.185890257558791">
            <text:p>-0,1858902576</text:p>
          </table:table-cell>
          <table:table-cell table:number-columns-repeated="3"/>
          <table:table-cell office:value-type="float" office:value="-0.25">
            <text:p>-0,25</text:p>
          </table:table-cell>
          <table:table-cell table:formula="of:=LOG(ABS([.B78]))" office:value-type="float" office:value="-4.95467702121334">
            <text:p>-4,9546770212</text:p>
          </table:table-cell>
        </table:table-row>
        <table:table-row table:style-name="ro1">
          <table:table-cell office:value-type="float" office:value="-0.24">
            <text:p>-0,24</text:p>
          </table:table-cell>
          <table:table-cell office:value-type="float" office:value="-0.0000107">
            <text:p>-1,07E-005</text:p>
          </table:table-cell>
          <table:table-cell office:value-type="float" office:value="-0.00332">
            <text:p>-3,32E-003</text:p>
          </table:table-cell>
          <table:table-cell table:number-columns-repeated="3"/>
          <table:table-cell office:value-type="float" office:value="-0.24">
            <text:p>-0,24</text:p>
          </table:table-cell>
          <table:table-cell table:formula="of:=[.B79]/(4.7*3.8)*1000" office:value-type="float" office:value="-0.000599104143337066">
            <text:p>-0,0005991041</text:p>
          </table:table-cell>
          <table:table-cell table:formula="of:=[.C79]/(4.7*3.8)*1000" office:value-type="float" office:value="-0.185890257558791">
            <text:p>-0,1858902576</text:p>
          </table:table-cell>
          <table:table-cell table:number-columns-repeated="3"/>
          <table:table-cell office:value-type="float" office:value="-0.24">
            <text:p>-0,24</text:p>
          </table:table-cell>
          <table:table-cell table:formula="of:=LOG(ABS([.B79]))" office:value-type="float" office:value="-4.97061622231479">
            <text:p>-4,9706162223</text:p>
          </table:table-cell>
        </table:table-row>
        <table:table-row table:style-name="ro1">
          <table:table-cell office:value-type="float" office:value="-0.23">
            <text:p>-0,23</text:p>
          </table:table-cell>
          <table:table-cell office:value-type="float" office:value="-0.0000103">
            <text:p>-1,03E-005</text:p>
          </table:table-cell>
          <table:table-cell office:value-type="float" office:value="-0.00332">
            <text:p>-3,32E-003</text:p>
          </table:table-cell>
          <table:table-cell table:number-columns-repeated="3"/>
          <table:table-cell office:value-type="float" office:value="-0.23">
            <text:p>-0,23</text:p>
          </table:table-cell>
          <table:table-cell table:formula="of:=[.B80]/(4.7*3.8)*1000" office:value-type="float" office:value="-0.000576707726763718">
            <text:p>-0,0005767077</text:p>
          </table:table-cell>
          <table:table-cell table:formula="of:=[.C80]/(4.7*3.8)*1000" office:value-type="float" office:value="-0.185890257558791">
            <text:p>-0,1858902576</text:p>
          </table:table-cell>
          <table:table-cell table:number-columns-repeated="3"/>
          <table:table-cell office:value-type="float" office:value="-0.23">
            <text:p>-0,23</text:p>
          </table:table-cell>
          <table:table-cell table:formula="of:=LOG(ABS([.B80]))" office:value-type="float" office:value="-4.98716277529483">
            <text:p>-4,9871627753</text:p>
          </table:table-cell>
        </table:table-row>
        <table:table-row table:style-name="ro1">
          <table:table-cell office:value-type="float" office:value="-0.22">
            <text:p>-0,22</text:p>
          </table:table-cell>
          <table:table-cell office:value-type="float" office:value="-0.0000099">
            <text:p>-9,90E-006</text:p>
          </table:table-cell>
          <table:table-cell office:value-type="float" office:value="-0.00332">
            <text:p>-3,32E-003</text:p>
          </table:table-cell>
          <table:table-cell table:number-columns-repeated="3"/>
          <table:table-cell office:value-type="float" office:value="-0.22">
            <text:p>-0,22</text:p>
          </table:table-cell>
          <table:table-cell table:formula="of:=[.B81]/(4.7*3.8)*1000" office:value-type="float" office:value="-0.00055431131019037">
            <text:p>-0,0005543113</text:p>
          </table:table-cell>
          <table:table-cell table:formula="of:=[.C81]/(4.7*3.8)*1000" office:value-type="float" office:value="-0.185890257558791">
            <text:p>-0,1858902576</text:p>
          </table:table-cell>
          <table:table-cell table:number-columns-repeated="3"/>
          <table:table-cell office:value-type="float" office:value="-0.22">
            <text:p>-0,22</text:p>
          </table:table-cell>
          <table:table-cell table:formula="of:=LOG(ABS([.B81]))" office:value-type="float" office:value="-5.00436480540245">
            <text:p>-5,0043648054</text:p>
          </table:table-cell>
        </table:table-row>
        <table:table-row table:style-name="ro1">
          <table:table-cell office:value-type="float" office:value="-0.21">
            <text:p>-0,21</text:p>
          </table:table-cell>
          <table:table-cell office:value-type="float" office:value="-0.0000095">
            <text:p>-9,50E-006</text:p>
          </table:table-cell>
          <table:table-cell office:value-type="float" office:value="-0.00332">
            <text:p>-3,32E-003</text:p>
          </table:table-cell>
          <table:table-cell table:number-columns-repeated="3"/>
          <table:table-cell office:value-type="float" office:value="-0.21">
            <text:p>-0,21</text:p>
          </table:table-cell>
          <table:table-cell table:formula="of:=[.B82]/(4.7*3.8)*1000" office:value-type="float" office:value="-0.000531914893617021">
            <text:p>-0,0005319149</text:p>
          </table:table-cell>
          <table:table-cell table:formula="of:=[.C82]/(4.7*3.8)*1000" office:value-type="float" office:value="-0.185890257558791">
            <text:p>-0,1858902576</text:p>
          </table:table-cell>
          <table:table-cell table:number-columns-repeated="3"/>
          <table:table-cell office:value-type="float" office:value="-0.21">
            <text:p>-0,21</text:p>
          </table:table-cell>
          <table:table-cell table:formula="of:=LOG(ABS([.B82]))" office:value-type="float" office:value="-5.02227639471115">
            <text:p>-5,0222763947</text:p>
          </table:table-cell>
        </table:table-row>
        <table:table-row table:style-name="ro1">
          <table:table-cell office:value-type="float" office:value="-0.2">
            <text:p>-0,2</text:p>
          </table:table-cell>
          <table:table-cell office:value-type="float" office:value="-0.0000091">
            <text:p>-9,10E-006</text:p>
          </table:table-cell>
          <table:table-cell office:value-type="float" office:value="-0.00331">
            <text:p>-3,31E-003</text:p>
          </table:table-cell>
          <table:table-cell table:number-columns-repeated="3"/>
          <table:table-cell office:value-type="float" office:value="-0.2">
            <text:p>-0,2</text:p>
          </table:table-cell>
          <table:table-cell table:formula="of:=[.B83]/(4.7*3.8)*1000" office:value-type="float" office:value="-0.000509518477043673">
            <text:p>-0,0005095185</text:p>
          </table:table-cell>
          <table:table-cell table:formula="of:=[.C83]/(4.7*3.8)*1000" office:value-type="float" office:value="-0.185330347144457">
            <text:p>-0,1853303471</text:p>
          </table:table-cell>
          <table:table-cell table:number-columns-repeated="3"/>
          <table:table-cell office:value-type="float" office:value="-0.2">
            <text:p>-0,2</text:p>
          </table:table-cell>
          <table:table-cell table:formula="of:=LOG(ABS([.B83]))" office:value-type="float" office:value="-5.04095860767891">
            <text:p>-5,0409586077</text:p>
          </table:table-cell>
        </table:table-row>
        <table:table-row table:style-name="ro1">
          <table:table-cell office:value-type="float" office:value="-0.19">
            <text:p>-0,19</text:p>
          </table:table-cell>
          <table:table-cell office:value-type="float" office:value="-0.00000869">
            <text:p>-8,69E-006</text:p>
          </table:table-cell>
          <table:table-cell office:value-type="float" office:value="-0.00331">
            <text:p>-3,31E-003</text:p>
          </table:table-cell>
          <table:table-cell table:number-columns-repeated="3"/>
          <table:table-cell office:value-type="float" office:value="-0.19">
            <text:p>-0,19</text:p>
          </table:table-cell>
          <table:table-cell table:formula="of:=[.B84]/(4.7*3.8)*1000" office:value-type="float" office:value="-0.000486562150055991">
            <text:p>-0,0004865622</text:p>
          </table:table-cell>
          <table:table-cell table:formula="of:=[.C84]/(4.7*3.8)*1000" office:value-type="float" office:value="-0.185330347144457">
            <text:p>-0,1853303471</text:p>
          </table:table-cell>
          <table:table-cell table:number-columns-repeated="3"/>
          <table:table-cell office:value-type="float" office:value="-0.19">
            <text:p>-0,19</text:p>
          </table:table-cell>
          <table:table-cell table:formula="of:=LOG(ABS([.B84]))" office:value-type="float" office:value="-5.06098022355133">
            <text:p>-5,0609802236</text:p>
          </table:table-cell>
        </table:table-row>
        <table:table-row table:style-name="ro1">
          <table:table-cell office:value-type="float" office:value="-0.18">
            <text:p>-0,18</text:p>
          </table:table-cell>
          <table:table-cell office:value-type="float" office:value="-0.0000083">
            <text:p>-8,30E-006</text:p>
          </table:table-cell>
          <table:table-cell office:value-type="float" office:value="-0.00332">
            <text:p>-3,32E-003</text:p>
          </table:table-cell>
          <table:table-cell table:number-columns-repeated="3"/>
          <table:table-cell office:value-type="float" office:value="-0.18">
            <text:p>-0,18</text:p>
          </table:table-cell>
          <table:table-cell table:formula="of:=[.B85]/(4.7*3.8)*1000" office:value-type="float" office:value="-0.000464725643896977">
            <text:p>-0,0004647256</text:p>
          </table:table-cell>
          <table:table-cell table:formula="of:=[.C85]/(4.7*3.8)*1000" office:value-type="float" office:value="-0.185890257558791">
            <text:p>-0,1858902576</text:p>
          </table:table-cell>
          <table:table-cell table:number-columns-repeated="3"/>
          <table:table-cell office:value-type="float" office:value="-0.18">
            <text:p>-0,18</text:p>
          </table:table-cell>
          <table:table-cell table:formula="of:=LOG(ABS([.B85]))" office:value-type="float" office:value="-5.08092190762393">
            <text:p>-5,0809219076</text:p>
          </table:table-cell>
        </table:table-row>
        <table:table-row table:style-name="ro1">
          <table:table-cell office:value-type="float" office:value="-0.17">
            <text:p>-0,17</text:p>
          </table:table-cell>
          <table:table-cell office:value-type="float" office:value="-0.0000079">
            <text:p>-7,90E-006</text:p>
          </table:table-cell>
          <table:table-cell office:value-type="float" office:value="-0.00331">
            <text:p>-3,31E-003</text:p>
          </table:table-cell>
          <table:table-cell table:number-columns-repeated="3"/>
          <table:table-cell office:value-type="float" office:value="-0.17">
            <text:p>-0,17</text:p>
          </table:table-cell>
          <table:table-cell table:formula="of:=[.B86]/(4.7*3.8)*1000" office:value-type="float" office:value="-0.000442329227323628">
            <text:p>-0,0004423292</text:p>
          </table:table-cell>
          <table:table-cell table:formula="of:=[.C86]/(4.7*3.8)*1000" office:value-type="float" office:value="-0.185330347144457">
            <text:p>-0,1853303471</text:p>
          </table:table-cell>
          <table:table-cell table:number-columns-repeated="3"/>
          <table:table-cell office:value-type="float" office:value="-0.17">
            <text:p>-0,17</text:p>
          </table:table-cell>
          <table:table-cell table:formula="of:=LOG(ABS([.B86]))" office:value-type="float" office:value="-5.10237290870956">
            <text:p>-5,1023729087</text:p>
          </table:table-cell>
        </table:table-row>
        <table:table-row table:style-name="ro1">
          <table:table-cell office:value-type="float" office:value="-0.16">
            <text:p>-0,16</text:p>
          </table:table-cell>
          <table:table-cell office:value-type="float" office:value="-0.0000075">
            <text:p>-7,50E-006</text:p>
          </table:table-cell>
          <table:table-cell office:value-type="float" office:value="-0.00331">
            <text:p>-3,31E-003</text:p>
          </table:table-cell>
          <table:table-cell table:number-columns-repeated="3"/>
          <table:table-cell office:value-type="float" office:value="-0.16">
            <text:p>-0,16</text:p>
          </table:table-cell>
          <table:table-cell table:formula="of:=[.B87]/(4.7*3.8)*1000" office:value-type="float" office:value="-0.00041993281075028">
            <text:p>-0,0004199328</text:p>
          </table:table-cell>
          <table:table-cell table:formula="of:=[.C87]/(4.7*3.8)*1000" office:value-type="float" office:value="-0.185330347144457">
            <text:p>-0,1853303471</text:p>
          </table:table-cell>
          <table:table-cell table:number-columns-repeated="3"/>
          <table:table-cell office:value-type="float" office:value="-0.16">
            <text:p>-0,16</text:p>
          </table:table-cell>
          <table:table-cell table:formula="of:=LOG(ABS([.B87]))" office:value-type="float" office:value="-5.1249387366083">
            <text:p>-5,1249387366</text:p>
          </table:table-cell>
        </table:table-row>
        <table:table-row table:style-name="ro1">
          <table:table-cell office:value-type="float" office:value="-0.15">
            <text:p>-0,15</text:p>
          </table:table-cell>
          <table:table-cell office:value-type="float" office:value="-0.0000071">
            <text:p>-7,10E-006</text:p>
          </table:table-cell>
          <table:table-cell office:value-type="float" office:value="-0.0033">
            <text:p>-3,30E-003</text:p>
          </table:table-cell>
          <table:table-cell table:number-columns-repeated="3"/>
          <table:table-cell office:value-type="float" office:value="-0.15">
            <text:p>-0,15</text:p>
          </table:table-cell>
          <table:table-cell table:formula="of:=[.B88]/(4.7*3.8)*1000" office:value-type="float" office:value="-0.000397536394176932">
            <text:p>-0,0003975364</text:p>
          </table:table-cell>
          <table:table-cell table:formula="of:=[.C88]/(4.7*3.8)*1000" office:value-type="float" office:value="-0.184770436730123">
            <text:p>-0,1847704367</text:p>
          </table:table-cell>
          <table:table-cell table:number-columns-repeated="3"/>
          <table:table-cell office:value-type="float" office:value="-0.15">
            <text:p>-0,15</text:p>
          </table:table-cell>
          <table:table-cell table:formula="of:=LOG(ABS([.B88]))" office:value-type="float" office:value="-5.14874165128092">
            <text:p>-5,1487416513</text:p>
          </table:table-cell>
        </table:table-row>
        <table:table-row table:style-name="ro1">
          <table:table-cell office:value-type="float" office:value="-0.14">
            <text:p>-0,14</text:p>
          </table:table-cell>
          <table:table-cell office:value-type="float" office:value="-0.0000067">
            <text:p>-6,70E-006</text:p>
          </table:table-cell>
          <table:table-cell office:value-type="float" office:value="-0.0033">
            <text:p>-3,30E-003</text:p>
          </table:table-cell>
          <table:table-cell table:number-columns-repeated="3"/>
          <table:table-cell office:value-type="float" office:value="-0.14">
            <text:p>-0,14</text:p>
          </table:table-cell>
          <table:table-cell table:formula="of:=[.B89]/(4.7*3.8)*1000" office:value-type="float" office:value="-0.000375139977603583">
            <text:p>-0,00037514</text:p>
          </table:table-cell>
          <table:table-cell table:formula="of:=[.C89]/(4.7*3.8)*1000" office:value-type="float" office:value="-0.184770436730123">
            <text:p>-0,1847704367</text:p>
          </table:table-cell>
          <table:table-cell table:number-columns-repeated="3"/>
          <table:table-cell office:value-type="float" office:value="-0.14">
            <text:p>-0,14</text:p>
          </table:table-cell>
          <table:table-cell table:formula="of:=LOG(ABS([.B89]))" office:value-type="float" office:value="-5.17392519729917">
            <text:p>-5,1739251973</text:p>
          </table:table-cell>
        </table:table-row>
        <table:table-row table:style-name="ro1">
          <table:table-cell office:value-type="float" office:value="-0.13">
            <text:p>-0,13</text:p>
          </table:table-cell>
          <table:table-cell office:value-type="float" office:value="-0.00000629">
            <text:p>-6,29E-006</text:p>
          </table:table-cell>
          <table:table-cell office:value-type="float" office:value="-0.00329">
            <text:p>-3,29E-003</text:p>
          </table:table-cell>
          <table:table-cell table:number-columns-repeated="3"/>
          <table:table-cell office:value-type="float" office:value="-0.13">
            <text:p>-0,13</text:p>
          </table:table-cell>
          <table:table-cell table:formula="of:=[.B90]/(4.7*3.8)*1000" office:value-type="float" office:value="-0.000352183650615901">
            <text:p>-0,0003521837</text:p>
          </table:table-cell>
          <table:table-cell table:formula="of:=[.C90]/(4.7*3.8)*1000" office:value-type="float" office:value="-0.18421052631579">
            <text:p>-0,1842105263</text:p>
          </table:table-cell>
          <table:table-cell table:number-columns-repeated="3"/>
          <table:table-cell office:value-type="float" office:value="-0.13">
            <text:p>-0,13</text:p>
          </table:table-cell>
          <table:table-cell table:formula="of:=LOG(ABS([.B90]))" office:value-type="float" office:value="-5.20134935455473">
            <text:p>-5,2013493546</text:p>
          </table:table-cell>
        </table:table-row>
        <table:table-row table:style-name="ro1">
          <table:table-cell office:value-type="float" office:value="-0.12">
            <text:p>-0,12</text:p>
          </table:table-cell>
          <table:table-cell office:value-type="float" office:value="-0.00000588">
            <text:p>-5,88E-006</text:p>
          </table:table-cell>
          <table:table-cell office:value-type="float" office:value="-0.00329">
            <text:p>-3,29E-003</text:p>
          </table:table-cell>
          <table:table-cell table:number-columns-repeated="3"/>
          <table:table-cell office:value-type="float" office:value="-0.12">
            <text:p>-0,12</text:p>
          </table:table-cell>
          <table:table-cell table:formula="of:=[.B91]/(4.7*3.8)*1000" office:value-type="float" office:value="-0.000329227323628219">
            <text:p>-0,0003292273</text:p>
          </table:table-cell>
          <table:table-cell table:formula="of:=[.C91]/(4.7*3.8)*1000" office:value-type="float" office:value="-0.18421052631579">
            <text:p>-0,1842105263</text:p>
          </table:table-cell>
          <table:table-cell table:number-columns-repeated="3"/>
          <table:table-cell office:value-type="float" office:value="-0.12">
            <text:p>-0,12</text:p>
          </table:table-cell>
          <table:table-cell table:formula="of:=LOG(ABS([.B91]))" office:value-type="float" office:value="-5.23062267392386">
            <text:p>-5,2306226739</text:p>
          </table:table-cell>
        </table:table-row>
        <table:table-row table:style-name="ro1">
          <table:table-cell office:value-type="float" office:value="-0.11">
            <text:p>-0,11</text:p>
          </table:table-cell>
          <table:table-cell office:value-type="float" office:value="-0.00000547">
            <text:p>-5,47E-006</text:p>
          </table:table-cell>
          <table:table-cell office:value-type="float" office:value="-0.00329">
            <text:p>-3,29E-003</text:p>
          </table:table-cell>
          <table:table-cell table:number-columns-repeated="3"/>
          <table:table-cell office:value-type="float" office:value="-0.11">
            <text:p>-0,11</text:p>
          </table:table-cell>
          <table:table-cell table:formula="of:=[.B92]/(4.7*3.8)*1000" office:value-type="float" office:value="-0.000306270996640538">
            <text:p>-0,000306271</text:p>
          </table:table-cell>
          <table:table-cell table:formula="of:=[.C92]/(4.7*3.8)*1000" office:value-type="float" office:value="-0.18421052631579">
            <text:p>-0,1842105263</text:p>
          </table:table-cell>
          <table:table-cell table:number-columns-repeated="3"/>
          <table:table-cell office:value-type="float" office:value="-0.11">
            <text:p>-0,11</text:p>
          </table:table-cell>
          <table:table-cell table:formula="of:=LOG(ABS([.B92]))" office:value-type="float" office:value="-5.26201267366657">
            <text:p>-5,2620126737</text:p>
          </table:table-cell>
        </table:table-row>
        <table:table-row table:style-name="ro1">
          <table:table-cell office:value-type="float" office:value="-0.1">
            <text:p>-0,1</text:p>
          </table:table-cell>
          <table:table-cell office:value-type="float" office:value="-0.00000504">
            <text:p>-5,04E-006</text:p>
          </table:table-cell>
          <table:table-cell office:value-type="float" office:value="-0.00329">
            <text:p>-3,29E-003</text:p>
          </table:table-cell>
          <table:table-cell table:number-columns-repeated="3"/>
          <table:table-cell office:value-type="float" office:value="-0.1">
            <text:p>-0,1</text:p>
          </table:table-cell>
          <table:table-cell table:formula="of:=[.B93]/(4.7*3.8)*1000" office:value-type="float" office:value="-0.000282194848824188">
            <text:p>-0,0002821948</text:p>
          </table:table-cell>
          <table:table-cell table:formula="of:=[.C93]/(4.7*3.8)*1000" office:value-type="float" office:value="-0.18421052631579">
            <text:p>-0,1842105263</text:p>
          </table:table-cell>
          <table:table-cell table:number-columns-repeated="3"/>
          <table:table-cell office:value-type="float" office:value="-0.1">
            <text:p>-0,1</text:p>
          </table:table-cell>
          <table:table-cell table:formula="of:=LOG(ABS([.B93]))" office:value-type="float" office:value="-5.29756946355447">
            <text:p>-5,2975694636</text:p>
          </table:table-cell>
        </table:table-row>
        <table:table-row table:style-name="ro1">
          <table:table-cell office:value-type="float" office:value="-0.09">
            <text:p>-0,09</text:p>
          </table:table-cell>
          <table:table-cell office:value-type="float" office:value="-0.00000461">
            <text:p>-4,61E-006</text:p>
          </table:table-cell>
          <table:table-cell office:value-type="float" office:value="-0.00328">
            <text:p>-3,28E-003</text:p>
          </table:table-cell>
          <table:table-cell table:number-columns-repeated="3"/>
          <table:table-cell office:value-type="float" office:value="-0.09">
            <text:p>-0,09</text:p>
          </table:table-cell>
          <table:table-cell table:formula="of:=[.B94]/(4.7*3.8)*1000" office:value-type="float" office:value="-0.000258118701007839">
            <text:p>-0,0002581187</text:p>
          </table:table-cell>
          <table:table-cell table:formula="of:=[.C94]/(4.7*3.8)*1000" office:value-type="float" office:value="-0.183650615901456">
            <text:p>-0,1836506159</text:p>
          </table:table-cell>
          <table:table-cell table:number-columns-repeated="3"/>
          <table:table-cell office:value-type="float" office:value="-0.09">
            <text:p>-0,09</text:p>
          </table:table-cell>
          <table:table-cell table:formula="of:=LOG(ABS([.B94]))" office:value-type="float" office:value="-5.33629907461035">
            <text:p>-5,3362990746</text:p>
          </table:table-cell>
        </table:table-row>
        <table:table-row table:style-name="ro1">
          <table:table-cell office:value-type="float" office:value="-0.08">
            <text:p>-0,08</text:p>
          </table:table-cell>
          <table:table-cell office:value-type="float" office:value="-0.00000418">
            <text:p>-4,18E-006</text:p>
          </table:table-cell>
          <table:table-cell office:value-type="float" office:value="-0.00329">
            <text:p>-3,29E-003</text:p>
          </table:table-cell>
          <table:table-cell table:number-columns-repeated="3"/>
          <table:table-cell office:value-type="float" office:value="-0.08">
            <text:p>-0,08</text:p>
          </table:table-cell>
          <table:table-cell table:formula="of:=[.B95]/(4.7*3.8)*1000" office:value-type="float" office:value="-0.000234042553191489">
            <text:p>-0,0002340426</text:p>
          </table:table-cell>
          <table:table-cell table:formula="of:=[.C95]/(4.7*3.8)*1000" office:value-type="float" office:value="-0.18421052631579">
            <text:p>-0,1842105263</text:p>
          </table:table-cell>
          <table:table-cell table:number-columns-repeated="3"/>
          <table:table-cell office:value-type="float" office:value="-0.08">
            <text:p>-0,08</text:p>
          </table:table-cell>
          <table:table-cell table:formula="of:=LOG(ABS([.B95]))" office:value-type="float" office:value="-5.37882371822496">
            <text:p>-5,3788237182</text:p>
          </table:table-cell>
        </table:table-row>
        <table:table-row table:style-name="ro1">
          <table:table-cell office:value-type="float" office:value="-0.07">
            <text:p>-0,07</text:p>
          </table:table-cell>
          <table:table-cell office:value-type="float" office:value="-0.00000372">
            <text:p>-3,72E-006</text:p>
          </table:table-cell>
          <table:table-cell office:value-type="float" office:value="-0.00328">
            <text:p>-3,28E-003</text:p>
          </table:table-cell>
          <table:table-cell table:number-columns-repeated="3"/>
          <table:table-cell office:value-type="float" office:value="-0.07">
            <text:p>-0,07</text:p>
          </table:table-cell>
          <table:table-cell table:formula="of:=[.B96]/(4.7*3.8)*1000" office:value-type="float" office:value="-0.000208286674132139">
            <text:p>-0,0002082867</text:p>
          </table:table-cell>
          <table:table-cell table:formula="of:=[.C96]/(4.7*3.8)*1000" office:value-type="float" office:value="-0.183650615901456">
            <text:p>-0,1836506159</text:p>
          </table:table-cell>
          <table:table-cell table:number-columns-repeated="3"/>
          <table:table-cell office:value-type="float" office:value="-0.07">
            <text:p>-0,07</text:p>
          </table:table-cell>
          <table:table-cell table:formula="of:=LOG(ABS([.B96]))" office:value-type="float" office:value="-5.4294570601181">
            <text:p>-5,4294570601</text:p>
          </table:table-cell>
        </table:table-row>
        <table:table-row table:style-name="ro1">
          <table:table-cell office:value-type="float" office:value="-0.06">
            <text:p>-0,06</text:p>
          </table:table-cell>
          <table:table-cell office:value-type="float" office:value="-0.00000326">
            <text:p>-3,26E-006</text:p>
          </table:table-cell>
          <table:table-cell office:value-type="float" office:value="-0.00328">
            <text:p>-3,28E-003</text:p>
          </table:table-cell>
          <table:table-cell table:number-columns-repeated="3"/>
          <table:table-cell office:value-type="float" office:value="-0.06">
            <text:p>-0,06</text:p>
          </table:table-cell>
          <table:table-cell table:formula="of:=[.B97]/(4.7*3.8)*1000" office:value-type="float" office:value="-0.000182530795072788">
            <text:p>-0,0001825308</text:p>
          </table:table-cell>
          <table:table-cell table:formula="of:=[.C97]/(4.7*3.8)*1000" office:value-type="float" office:value="-0.183650615901456">
            <text:p>-0,1836506159</text:p>
          </table:table-cell>
          <table:table-cell table:number-columns-repeated="3"/>
          <table:table-cell office:value-type="float" office:value="-0.06">
            <text:p>-0,06</text:p>
          </table:table-cell>
          <table:table-cell table:formula="of:=LOG(ABS([.B97]))" office:value-type="float" office:value="-5.48678239993206">
            <text:p>-5,4867823999</text:p>
          </table:table-cell>
        </table:table-row>
        <table:table-row table:style-name="ro1">
          <table:table-cell office:value-type="float" office:value="-0.05">
            <text:p>-0,05</text:p>
          </table:table-cell>
          <table:table-cell office:value-type="float" office:value="-0.00000277">
            <text:p>-2,77E-006</text:p>
          </table:table-cell>
          <table:table-cell office:value-type="float" office:value="-0.00327">
            <text:p>-3,27E-003</text:p>
          </table:table-cell>
          <table:table-cell table:number-columns-repeated="3"/>
          <table:table-cell office:value-type="float" office:value="-0.05">
            <text:p>-0,05</text:p>
          </table:table-cell>
          <table:table-cell table:formula="of:=[.B98]/(4.7*3.8)*1000" office:value-type="float" office:value="-0.000155095184770437">
            <text:p>-0,0001550952</text:p>
          </table:table-cell>
          <table:table-cell table:formula="of:=[.C98]/(4.7*3.8)*1000" office:value-type="float" office:value="-0.183090705487122">
            <text:p>-0,1830907055</text:p>
          </table:table-cell>
          <table:table-cell table:number-columns-repeated="3"/>
          <table:table-cell office:value-type="float" office:value="-0.05">
            <text:p>-0,05</text:p>
          </table:table-cell>
          <table:table-cell table:formula="of:=LOG(ABS([.B98]))" office:value-type="float" office:value="-5.55752023093555">
            <text:p>-5,5575202309</text:p>
          </table:table-cell>
        </table:table-row>
        <table:table-row table:style-name="ro1">
          <table:table-cell office:value-type="float" office:value="-0.04">
            <text:p>-0,04</text:p>
          </table:table-cell>
          <table:table-cell office:value-type="float" office:value="-0.00000227">
            <text:p>-2,27E-006</text:p>
          </table:table-cell>
          <table:table-cell office:value-type="float" office:value="-0.00327">
            <text:p>-3,27E-003</text:p>
          </table:table-cell>
          <table:table-cell table:number-columns-repeated="3"/>
          <table:table-cell office:value-type="float" office:value="-0.04">
            <text:p>-0,04</text:p>
          </table:table-cell>
          <table:table-cell table:formula="of:=[.B99]/(4.7*3.8)*1000" office:value-type="float" office:value="-0.000127099664053751">
            <text:p>-0,0001270997</text:p>
          </table:table-cell>
          <table:table-cell table:formula="of:=[.C99]/(4.7*3.8)*1000" office:value-type="float" office:value="-0.183090705487122">
            <text:p>-0,1830907055</text:p>
          </table:table-cell>
          <table:table-cell table:number-columns-repeated="3"/>
          <table:table-cell office:value-type="float" office:value="-0.04">
            <text:p>-0,04</text:p>
          </table:table-cell>
          <table:table-cell table:formula="of:=LOG(ABS([.B99]))" office:value-type="float" office:value="-5.64397414280688">
            <text:p>-5,6439741428</text:p>
          </table:table-cell>
        </table:table-row>
        <table:table-row table:style-name="ro1">
          <table:table-cell office:value-type="float" office:value="-0.03">
            <text:p>-0,03</text:p>
          </table:table-cell>
          <table:table-cell office:value-type="float" office:value="-0.00000174">
            <text:p>-1,74E-006</text:p>
          </table:table-cell>
          <table:table-cell office:value-type="float" office:value="-0.00326">
            <text:p>-3,26E-003</text:p>
          </table:table-cell>
          <table:table-cell table:number-columns-repeated="3"/>
          <table:table-cell office:value-type="float" office:value="-0.03">
            <text:p>-0,03</text:p>
          </table:table-cell>
          <table:table-cell table:formula="of:=[.B100]/(4.7*3.8)*1000" office:value-type="float" office:value="-0.0000974244120940649">
            <text:p>-9,74244120940649E-005</text:p>
          </table:table-cell>
          <table:table-cell table:formula="of:=[.C100]/(4.7*3.8)*1000" office:value-type="float" office:value="-0.182530795072788">
            <text:p>-0,1825307951</text:p>
          </table:table-cell>
          <table:table-cell table:number-columns-repeated="3"/>
          <table:table-cell office:value-type="float" office:value="-0.03">
            <text:p>-0,03</text:p>
          </table:table-cell>
          <table:table-cell table:formula="of:=LOG(ABS([.B100]))" office:value-type="float" office:value="-5.7594507517174">
            <text:p>-5,7594507517</text:p>
          </table:table-cell>
        </table:table-row>
        <table:table-row table:style-name="ro1">
          <table:table-cell office:value-type="float" office:value="-0.02">
            <text:p>-0,02</text:p>
          </table:table-cell>
          <table:table-cell office:value-type="float" office:value="-0.00000119">
            <text:p>-1,19E-006</text:p>
          </table:table-cell>
          <table:table-cell office:value-type="float" office:value="-0.00326">
            <text:p>-3,26E-003</text:p>
          </table:table-cell>
          <table:table-cell table:number-columns-repeated="3"/>
          <table:table-cell office:value-type="float" office:value="-0.02">
            <text:p>-0,02</text:p>
          </table:table-cell>
          <table:table-cell table:formula="of:=[.B101]/(4.7*3.8)*1000" office:value-type="float" office:value="-0.0000666293393057111">
            <text:p>-6,66293393057111E-005</text:p>
          </table:table-cell>
          <table:table-cell table:formula="of:=[.C101]/(4.7*3.8)*1000" office:value-type="float" office:value="-0.182530795072788">
            <text:p>-0,1825307951</text:p>
          </table:table-cell>
          <table:table-cell table:number-columns-repeated="3"/>
          <table:table-cell office:value-type="float" office:value="-0.02">
            <text:p>-0,02</text:p>
          </table:table-cell>
          <table:table-cell table:formula="of:=LOG(ABS([.B101]))" office:value-type="float" office:value="-5.92445303860747">
            <text:p>-5,9244530386</text:p>
          </table:table-cell>
        </table:table-row>
        <table:table-row table:style-name="ro1">
          <table:table-cell office:value-type="float" office:value="-0.01">
            <text:p>-0,01</text:p>
          </table:table-cell>
          <table:table-cell office:value-type="float" office:value="-0.000000603">
            <text:p>-6,03E-007</text:p>
          </table:table-cell>
          <table:table-cell office:value-type="float" office:value="-0.00325">
            <text:p>-3,25E-003</text:p>
          </table:table-cell>
          <table:table-cell table:number-columns-repeated="3"/>
          <table:table-cell office:value-type="float" office:value="-0.01">
            <text:p>-0,01</text:p>
          </table:table-cell>
          <table:table-cell table:formula="of:=[.B102]/(4.7*3.8)*1000" office:value-type="float" office:value="-0.0000337625979843225">
            <text:p>-3,37625979843225E-005</text:p>
          </table:table-cell>
          <table:table-cell table:formula="of:=[.C102]/(4.7*3.8)*1000" office:value-type="float" office:value="-0.181970884658455">
            <text:p>-0,1819708847</text:p>
          </table:table-cell>
          <table:table-cell table:number-columns-repeated="3"/>
          <table:table-cell office:value-type="float" office:value="-0.01">
            <text:p>-0,01</text:p>
          </table:table-cell>
          <table:table-cell table:formula="of:=LOG(ABS([.B102]))" office:value-type="float" office:value="-6.21968268785985">
            <text:p>-6,219682687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00000147">
            <text:p>1,47E-008</text:p>
          </table:table-cell>
          <table:table-cell office:value-type="float" office:value="-0.00324">
            <text:p>-3,24E-003</text:p>
          </table:table-cell>
          <table:table-cell table:number-columns-repeated="3"/>
          <table:table-cell office:value-type="float" office:value="0">
            <text:p>0</text:p>
          </table:table-cell>
          <table:table-cell table:formula="of:=[.B103]/(4.7*3.8)*1000" office:value-type="float" office:value="0.000000823068309070549">
            <text:p>8,23068309070549E-007</text:p>
          </table:table-cell>
          <table:table-cell table:formula="of:=[.C103]/(4.7*3.8)*1000" office:value-type="float" office:value="-0.181410974244121">
            <text:p>-0,1814109742</text:p>
          </table:table-cell>
          <table:table-cell table:number-columns-repeated="3"/>
          <table:table-cell office:value-type="float" office:value="0">
            <text:p>0</text:p>
          </table:table-cell>
          <table:table-cell table:formula="of:=LOG(ABS([.B103]))" office:value-type="float" office:value="-7.83268266525182">
            <text:p>-7,8326826653</text:p>
          </table:table-cell>
        </table:table-row>
        <table:table-row table:style-name="ro1">
          <table:table-cell office:value-type="float" office:value="0.01">
            <text:p>0,01</text:p>
          </table:table-cell>
          <table:table-cell office:value-type="float" office:value="0.000000674">
            <text:p>6,74E-007</text:p>
          </table:table-cell>
          <table:table-cell office:value-type="float" office:value="-0.00323">
            <text:p>-3,23E-003</text:p>
          </table:table-cell>
          <table:table-cell table:number-columns-repeated="3"/>
          <table:table-cell office:value-type="float" office:value="0.01">
            <text:p>0,01</text:p>
          </table:table-cell>
          <table:table-cell table:formula="of:=[.B104]/(4.7*3.8)*1000" office:value-type="float" office:value="0.0000377379619260918">
            <text:p>0,000037738</text:p>
          </table:table-cell>
          <table:table-cell table:formula="of:=[.C104]/(4.7*3.8)*1000" office:value-type="float" office:value="-0.180851063829787">
            <text:p>-0,1808510638</text:p>
          </table:table-cell>
          <table:table-cell table:number-columns-repeated="3"/>
          <table:table-cell office:value-type="float" office:value="0.01">
            <text:p>0,01</text:p>
          </table:table-cell>
          <table:table-cell table:formula="of:=LOG(ABS([.B104]))" office:value-type="float" office:value="-6.17134010346468">
            <text:p>-6,1713401035</text:p>
          </table:table-cell>
        </table:table-row>
        <table:table-row table:style-name="ro1">
          <table:table-cell office:value-type="float" office:value="0.02">
            <text:p>0,02</text:p>
          </table:table-cell>
          <table:table-cell office:value-type="float" office:value="0.00000137">
            <text:p>1,37E-006</text:p>
          </table:table-cell>
          <table:table-cell office:value-type="float" office:value="-0.00322">
            <text:p>-3,22E-003</text:p>
          </table:table-cell>
          <table:table-cell table:number-columns-repeated="3"/>
          <table:table-cell office:value-type="float" office:value="0.02">
            <text:p>0,02</text:p>
          </table:table-cell>
          <table:table-cell table:formula="of:=[.B105]/(4.7*3.8)*1000" office:value-type="float" office:value="0.0000767077267637178">
            <text:p>7,67077267637178E-005</text:p>
          </table:table-cell>
          <table:table-cell table:formula="of:=[.C105]/(4.7*3.8)*1000" office:value-type="float" office:value="-0.180291153415454">
            <text:p>-0,1802911534</text:p>
          </table:table-cell>
          <table:table-cell table:number-columns-repeated="3"/>
          <table:table-cell office:value-type="float" office:value="0.02">
            <text:p>0,02</text:p>
          </table:table-cell>
          <table:table-cell table:formula="of:=LOG(ABS([.B105]))" office:value-type="float" office:value="-5.86327943284359">
            <text:p>-5,8632794328</text:p>
          </table:table-cell>
        </table:table-row>
        <table:table-row table:style-name="ro1">
          <table:table-cell office:value-type="float" office:value="0.03">
            <text:p>0,03</text:p>
          </table:table-cell>
          <table:table-cell office:value-type="float" office:value="0.00000212">
            <text:p>2,12E-006</text:p>
          </table:table-cell>
          <table:table-cell office:value-type="float" office:value="-0.00321">
            <text:p>-3,21E-003</text:p>
          </table:table-cell>
          <table:table-cell table:number-columns-repeated="3"/>
          <table:table-cell office:value-type="float" office:value="0.03">
            <text:p>0,03</text:p>
          </table:table-cell>
          <table:table-cell table:formula="of:=[.B106]/(4.7*3.8)*1000" office:value-type="float" office:value="0.000118701007838746">
            <text:p>0,000118701</text:p>
          </table:table-cell>
          <table:table-cell table:formula="of:=[.C106]/(4.7*3.8)*1000" office:value-type="float" office:value="-0.17973124300112">
            <text:p>-0,179731243</text:p>
          </table:table-cell>
          <table:table-cell table:number-columns-repeated="3"/>
          <table:table-cell office:value-type="float" office:value="0.03">
            <text:p>0,03</text:p>
          </table:table-cell>
          <table:table-cell table:formula="of:=LOG(ABS([.B106]))" office:value-type="float" office:value="-5.67366413907125">
            <text:p>-5,6736641391</text:p>
          </table:table-cell>
        </table:table-row>
        <table:table-row table:style-name="ro1">
          <table:table-cell office:value-type="float" office:value="0.04">
            <text:p>0,04</text:p>
          </table:table-cell>
          <table:table-cell office:value-type="float" office:value="0.0000029">
            <text:p>2,90E-006</text:p>
          </table:table-cell>
          <table:table-cell office:value-type="float" office:value="-0.00321">
            <text:p>-3,21E-003</text:p>
          </table:table-cell>
          <table:table-cell table:number-columns-repeated="3"/>
          <table:table-cell office:value-type="float" office:value="0.04">
            <text:p>0,04</text:p>
          </table:table-cell>
          <table:table-cell table:formula="of:=[.B107]/(4.7*3.8)*1000" office:value-type="float" office:value="0.000162374020156775">
            <text:p>0,000162374</text:p>
          </table:table-cell>
          <table:table-cell table:formula="of:=[.C107]/(4.7*3.8)*1000" office:value-type="float" office:value="-0.17973124300112">
            <text:p>-0,179731243</text:p>
          </table:table-cell>
          <table:table-cell table:number-columns-repeated="3"/>
          <table:table-cell office:value-type="float" office:value="0.04">
            <text:p>0,04</text:p>
          </table:table-cell>
          <table:table-cell table:formula="of:=LOG(ABS([.B107]))" office:value-type="float" office:value="-5.53760200210104">
            <text:p>-5,5376020021</text:p>
          </table:table-cell>
        </table:table-row>
        <table:table-row table:style-name="ro1">
          <table:table-cell office:value-type="float" office:value="0.05">
            <text:p>0,05</text:p>
          </table:table-cell>
          <table:table-cell office:value-type="float" office:value="0.00000374">
            <text:p>3,74E-006</text:p>
          </table:table-cell>
          <table:table-cell office:value-type="float" office:value="-0.0032">
            <text:p>-3,20E-003</text:p>
          </table:table-cell>
          <table:table-cell table:number-columns-repeated="3"/>
          <table:table-cell office:value-type="float" office:value="0.05">
            <text:p>0,05</text:p>
          </table:table-cell>
          <table:table-cell table:formula="of:=[.B108]/(4.7*3.8)*1000" office:value-type="float" office:value="0.000209406494960806">
            <text:p>0,0002094065</text:p>
          </table:table-cell>
          <table:table-cell table:formula="of:=[.C108]/(4.7*3.8)*1000" office:value-type="float" office:value="-0.179171332586786">
            <text:p>-0,1791713326</text:p>
          </table:table-cell>
          <table:table-cell table:number-columns-repeated="3"/>
          <table:table-cell office:value-type="float" office:value="0.05">
            <text:p>0,05</text:p>
          </table:table-cell>
          <table:table-cell table:formula="of:=LOG(ABS([.B108]))" office:value-type="float" office:value="-5.42712839779952">
            <text:p>-5,4271283978</text:p>
          </table:table-cell>
        </table:table-row>
        <table:table-row table:style-name="ro1">
          <table:table-cell office:value-type="float" office:value="0.06">
            <text:p>0,06</text:p>
          </table:table-cell>
          <table:table-cell office:value-type="float" office:value="0.00000464">
            <text:p>4,64E-006</text:p>
          </table:table-cell>
          <table:table-cell office:value-type="float" office:value="-0.00319">
            <text:p>-3,19E-003</text:p>
          </table:table-cell>
          <table:table-cell table:number-columns-repeated="3"/>
          <table:table-cell office:value-type="float" office:value="0.06">
            <text:p>0,06</text:p>
          </table:table-cell>
          <table:table-cell table:formula="of:=[.B109]/(4.7*3.8)*1000" office:value-type="float" office:value="0.00025979843225084">
            <text:p>0,0002597984</text:p>
          </table:table-cell>
          <table:table-cell table:formula="of:=[.C109]/(4.7*3.8)*1000" office:value-type="float" office:value="-0.178611422172452">
            <text:p>-0,1786114222</text:p>
          </table:table-cell>
          <table:table-cell table:number-columns-repeated="3"/>
          <table:table-cell office:value-type="float" office:value="0.06">
            <text:p>0,06</text:p>
          </table:table-cell>
          <table:table-cell table:formula="of:=LOG(ABS([.B109]))" office:value-type="float" office:value="-5.33348201944512">
            <text:p>-5,3334820194</text:p>
          </table:table-cell>
        </table:table-row>
        <table:table-row table:style-name="ro1">
          <table:table-cell office:value-type="float" office:value="0.07">
            <text:p>0,07</text:p>
          </table:table-cell>
          <table:table-cell office:value-type="float" office:value="0.00000559">
            <text:p>5,59E-006</text:p>
          </table:table-cell>
          <table:table-cell office:value-type="float" office:value="-0.00318">
            <text:p>-3,18E-003</text:p>
          </table:table-cell>
          <table:table-cell table:number-columns-repeated="3"/>
          <table:table-cell office:value-type="float" office:value="0.07">
            <text:p>0,07</text:p>
          </table:table-cell>
          <table:table-cell table:formula="of:=[.B110]/(4.7*3.8)*1000" office:value-type="float" office:value="0.000312989921612542">
            <text:p>0,0003129899</text:p>
          </table:table-cell>
          <table:table-cell table:formula="of:=[.C110]/(4.7*3.8)*1000" office:value-type="float" office:value="-0.178051511758119">
            <text:p>-0,1780515118</text:p>
          </table:table-cell>
          <table:table-cell table:number-columns-repeated="3"/>
          <table:table-cell office:value-type="float" office:value="0.07">
            <text:p>0,07</text:p>
          </table:table-cell>
          <table:table-cell table:formula="of:=LOG(ABS([.B110]))" office:value-type="float" office:value="-5.25258819211358">
            <text:p>-5,2525881921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 office:value-type="float" office:value="0.0000066">
            <text:p>6,60E-006</text:p>
          </table:table-cell>
          <table:table-cell office:value-type="float" office:value="-0.00316">
            <text:p>-3,16E-003</text:p>
          </table:table-cell>
          <table:table-cell table:number-columns-repeated="3"/>
          <table:table-cell office:value-type="float" office:value="0.08">
            <text:p>0,08</text:p>
          </table:table-cell>
          <table:table-cell table:formula="of:=[.B111]/(4.7*3.8)*1000" office:value-type="float" office:value="0.000369540873460246">
            <text:p>0,0003695409</text:p>
          </table:table-cell>
          <table:table-cell table:formula="of:=[.C111]/(4.7*3.8)*1000" office:value-type="float" office:value="-0.176931690929451">
            <text:p>-0,1769316909</text:p>
          </table:table-cell>
          <table:table-cell table:number-columns-repeated="3"/>
          <table:table-cell office:value-type="float" office:value="0.08">
            <text:p>0,08</text:p>
          </table:table-cell>
          <table:table-cell table:formula="of:=LOG(ABS([.B111]))" office:value-type="float" office:value="-5.18045606445813">
            <text:p>-5,1804560645</text:p>
          </table:table-cell>
        </table:table-row>
        <table:table-row table:style-name="ro1">
          <table:table-cell office:value-type="float" office:value="0.09">
            <text:p>0,09</text:p>
          </table:table-cell>
          <table:table-cell office:value-type="float" office:value="0.00000765">
            <text:p>7,65E-006</text:p>
          </table:table-cell>
          <table:table-cell office:value-type="float" office:value="-0.00316">
            <text:p>-3,16E-003</text:p>
          </table:table-cell>
          <table:table-cell table:number-columns-repeated="3"/>
          <table:table-cell office:value-type="float" office:value="0.09">
            <text:p>0,09</text:p>
          </table:table-cell>
          <table:table-cell table:formula="of:=[.B112]/(4.7*3.8)*1000" office:value-type="float" office:value="0.000428331466965286">
            <text:p>0,0004283315</text:p>
          </table:table-cell>
          <table:table-cell table:formula="of:=[.C112]/(4.7*3.8)*1000" office:value-type="float" office:value="-0.176931690929451">
            <text:p>-0,1769316909</text:p>
          </table:table-cell>
          <table:table-cell table:number-columns-repeated="3"/>
          <table:table-cell office:value-type="float" office:value="0.09">
            <text:p>0,09</text:p>
          </table:table-cell>
          <table:table-cell table:formula="of:=LOG(ABS([.B112]))" office:value-type="float" office:value="-5.11633856484638">
            <text:p>-5,1163385648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0.00000878">
            <text:p>8,78E-006</text:p>
          </table:table-cell>
          <table:table-cell office:value-type="float" office:value="-0.00314">
            <text:p>-3,14E-003</text:p>
          </table:table-cell>
          <table:table-cell table:number-columns-repeated="3"/>
          <table:table-cell office:value-type="float" office:value="0.1">
            <text:p>0,1</text:p>
          </table:table-cell>
          <table:table-cell table:formula="of:=[.B113]/(4.7*3.8)*1000" office:value-type="float" office:value="0.000491601343784994">
            <text:p>0,0004916013</text:p>
          </table:table-cell>
          <table:table-cell table:formula="of:=[.C113]/(4.7*3.8)*1000" office:value-type="float" office:value="-0.175811870100784">
            <text:p>-0,1758118701</text:p>
          </table:table-cell>
          <table:table-cell table:number-columns-repeated="3"/>
          <table:table-cell office:value-type="float" office:value="0.1">
            <text:p>0,1</text:p>
          </table:table-cell>
          <table:table-cell table:formula="of:=LOG(ABS([.B113]))" office:value-type="float" office:value="-5.0565054840939">
            <text:p>-5,0565054841</text:p>
          </table:table-cell>
        </table:table-row>
        <table:table-row table:style-name="ro1">
          <table:table-cell office:value-type="float" office:value="0.11">
            <text:p>0,11</text:p>
          </table:table-cell>
          <table:table-cell office:value-type="float" office:value="0.00000997">
            <text:p>9,97E-006</text:p>
          </table:table-cell>
          <table:table-cell office:value-type="float" office:value="-0.00313">
            <text:p>-3,13E-003</text:p>
          </table:table-cell>
          <table:table-cell table:number-columns-repeated="3"/>
          <table:table-cell office:value-type="float" office:value="0.11">
            <text:p>0,11</text:p>
          </table:table-cell>
          <table:table-cell table:formula="of:=[.B114]/(4.7*3.8)*1000" office:value-type="float" office:value="0.000558230683090705">
            <text:p>0,0005582307</text:p>
          </table:table-cell>
          <table:table-cell table:formula="of:=[.C114]/(4.7*3.8)*1000" office:value-type="float" office:value="-0.17525195968645">
            <text:p>-0,1752519597</text:p>
          </table:table-cell>
          <table:table-cell table:number-columns-repeated="3"/>
          <table:table-cell office:value-type="float" office:value="0.11">
            <text:p>0,11</text:p>
          </table:table-cell>
          <table:table-cell table:formula="of:=LOG(ABS([.B114]))" office:value-type="float" office:value="-5.00130484168834">
            <text:p>-5,0013048417</text:p>
          </table:table-cell>
        </table:table-row>
        <table:table-row table:style-name="ro1">
          <table:table-cell office:value-type="float" office:value="0.12">
            <text:p>0,12</text:p>
          </table:table-cell>
          <table:table-cell office:value-type="float" office:value="0.0000112">
            <text:p>1,12E-005</text:p>
          </table:table-cell>
          <table:table-cell office:value-type="float" office:value="-0.00312">
            <text:p>-3,12E-003</text:p>
          </table:table-cell>
          <table:table-cell table:number-columns-repeated="3"/>
          <table:table-cell office:value-type="float" office:value="0.12">
            <text:p>0,12</text:p>
          </table:table-cell>
          <table:table-cell table:formula="of:=[.B115]/(4.7*3.8)*1000" office:value-type="float" office:value="0.000627099664053751">
            <text:p>0,0006270997</text:p>
          </table:table-cell>
          <table:table-cell table:formula="of:=[.C115]/(4.7*3.8)*1000" office:value-type="float" office:value="-0.174692049272117">
            <text:p>-0,1746920493</text:p>
          </table:table-cell>
          <table:table-cell table:number-columns-repeated="3"/>
          <table:table-cell office:value-type="float" office:value="0.12">
            <text:p>0,12</text:p>
          </table:table-cell>
          <table:table-cell table:formula="of:=LOG(ABS([.B115]))" office:value-type="float" office:value="-4.95078197732982">
            <text:p>-4,9507819773</text:p>
          </table:table-cell>
        </table:table-row>
        <table:table-row table:style-name="ro1">
          <table:table-cell office:value-type="float" office:value="0.13">
            <text:p>0,13</text:p>
          </table:table-cell>
          <table:table-cell office:value-type="float" office:value="0.0000125">
            <text:p>1,25E-005</text:p>
          </table:table-cell>
          <table:table-cell office:value-type="float" office:value="-0.0031">
            <text:p>-3,10E-003</text:p>
          </table:table-cell>
          <table:table-cell table:number-columns-repeated="3"/>
          <table:table-cell office:value-type="float" office:value="0.13">
            <text:p>0,13</text:p>
          </table:table-cell>
          <table:table-cell table:formula="of:=[.B116]/(4.7*3.8)*1000" office:value-type="float" office:value="0.000699888017917133">
            <text:p>0,000699888</text:p>
          </table:table-cell>
          <table:table-cell table:formula="of:=[.C116]/(4.7*3.8)*1000" office:value-type="float" office:value="-0.173572228443449">
            <text:p>-0,1735722284</text:p>
          </table:table-cell>
          <table:table-cell table:number-columns-repeated="3"/>
          <table:table-cell office:value-type="float" office:value="0.13">
            <text:p>0,13</text:p>
          </table:table-cell>
          <table:table-cell table:formula="of:=LOG(ABS([.B116]))" office:value-type="float" office:value="-4.90308998699194">
            <text:p>-4,903089987</text:p>
          </table:table-cell>
        </table:table-row>
        <table:table-row table:style-name="ro1">
          <table:table-cell office:value-type="float" office:value="0.14">
            <text:p>0,14</text:p>
          </table:table-cell>
          <table:table-cell office:value-type="float" office:value="0.000014">
            <text:p>1,40E-005</text:p>
          </table:table-cell>
          <table:table-cell office:value-type="float" office:value="-0.00308">
            <text:p>-3,08E-003</text:p>
          </table:table-cell>
          <table:table-cell table:number-columns-repeated="3"/>
          <table:table-cell office:value-type="float" office:value="0.14">
            <text:p>0,14</text:p>
          </table:table-cell>
          <table:table-cell table:formula="of:=[.B117]/(4.7*3.8)*1000" office:value-type="float" office:value="0.000783874580067189">
            <text:p>0,0007838746</text:p>
          </table:table-cell>
          <table:table-cell table:formula="of:=[.C117]/(4.7*3.8)*1000" office:value-type="float" office:value="-0.172452407614782">
            <text:p>-0,1724524076</text:p>
          </table:table-cell>
          <table:table-cell table:number-columns-repeated="3"/>
          <table:table-cell office:value-type="float" office:value="0.14">
            <text:p>0,14</text:p>
          </table:table-cell>
          <table:table-cell table:formula="of:=LOG(ABS([.B117]))" office:value-type="float" office:value="-4.85387196432176">
            <text:p>-4,8538719643</text:p>
          </table:table-cell>
        </table:table-row>
        <table:table-row table:style-name="ro1">
          <table:table-cell office:value-type="float" office:value="0.15">
            <text:p>0,15</text:p>
          </table:table-cell>
          <table:table-cell office:value-type="float" office:value="0.0000154">
            <text:p>1,54E-005</text:p>
          </table:table-cell>
          <table:table-cell office:value-type="float" office:value="-0.00306">
            <text:p>-3,06E-003</text:p>
          </table:table-cell>
          <table:table-cell table:number-columns-repeated="3"/>
          <table:table-cell office:value-type="float" office:value="0.15">
            <text:p>0,15</text:p>
          </table:table-cell>
          <table:table-cell table:formula="of:=[.B118]/(4.7*3.8)*1000" office:value-type="float" office:value="0.000862262038073908">
            <text:p>0,000862262</text:p>
          </table:table-cell>
          <table:table-cell table:formula="of:=[.C118]/(4.7*3.8)*1000" office:value-type="float" office:value="-0.171332586786114">
            <text:p>-0,1713325868</text:p>
          </table:table-cell>
          <table:table-cell table:number-columns-repeated="3"/>
          <table:table-cell office:value-type="float" office:value="0.15">
            <text:p>0,15</text:p>
          </table:table-cell>
          <table:table-cell table:formula="of:=LOG(ABS([.B118]))" office:value-type="float" office:value="-4.81247927916354">
            <text:p>-4,8124792792</text:p>
          </table:table-cell>
        </table:table-row>
        <table:table-row table:style-name="ro1">
          <table:table-cell office:value-type="float" office:value="0.16">
            <text:p>0,16</text:p>
          </table:table-cell>
          <table:table-cell office:value-type="float" office:value="0.000017">
            <text:p>1,70E-005</text:p>
          </table:table-cell>
          <table:table-cell office:value-type="float" office:value="-0.00304">
            <text:p>-3,04E-003</text:p>
          </table:table-cell>
          <table:table-cell table:number-columns-repeated="3"/>
          <table:table-cell office:value-type="float" office:value="0.16">
            <text:p>0,16</text:p>
          </table:table-cell>
          <table:table-cell table:formula="of:=[.B119]/(4.7*3.8)*1000" office:value-type="float" office:value="0.000951847704367301">
            <text:p>0,0009518477</text:p>
          </table:table-cell>
          <table:table-cell table:formula="of:=[.C119]/(4.7*3.8)*1000" office:value-type="float" office:value="-0.170212765957447">
            <text:p>-0,170212766</text:p>
          </table:table-cell>
          <table:table-cell table:number-columns-repeated="3"/>
          <table:table-cell office:value-type="float" office:value="0.16">
            <text:p>0,16</text:p>
          </table:table-cell>
          <table:table-cell table:formula="of:=LOG(ABS([.B119]))" office:value-type="float" office:value="-4.76955107862173">
            <text:p>-4,7695510786</text:p>
          </table:table-cell>
        </table:table-row>
        <table:table-row table:style-name="ro1">
          <table:table-cell office:value-type="float" office:value="0.17">
            <text:p>0,17</text:p>
          </table:table-cell>
          <table:table-cell office:value-type="float" office:value="0.0000187">
            <text:p>1,87E-005</text:p>
          </table:table-cell>
          <table:table-cell office:value-type="float" office:value="-0.00302">
            <text:p>-3,02E-003</text:p>
          </table:table-cell>
          <table:table-cell table:number-columns-repeated="3"/>
          <table:table-cell office:value-type="float" office:value="0.17">
            <text:p>0,17</text:p>
          </table:table-cell>
          <table:table-cell table:formula="of:=[.B120]/(4.7*3.8)*1000" office:value-type="float" office:value="0.00104703247480403">
            <text:p>0,0010470325</text:p>
          </table:table-cell>
          <table:table-cell table:formula="of:=[.C120]/(4.7*3.8)*1000" office:value-type="float" office:value="-0.169092945128779">
            <text:p>-0,1690929451</text:p>
          </table:table-cell>
          <table:table-cell table:number-columns-repeated="3"/>
          <table:table-cell office:value-type="float" office:value="0.17">
            <text:p>0,17</text:p>
          </table:table-cell>
          <table:table-cell table:formula="of:=LOG(ABS([.B120]))" office:value-type="float" office:value="-4.7281583934635">
            <text:p>-4,7281583935</text:p>
          </table:table-cell>
        </table:table-row>
        <table:table-row table:style-name="ro1">
          <table:table-cell office:value-type="float" office:value="0.18">
            <text:p>0,18</text:p>
          </table:table-cell>
          <table:table-cell office:value-type="float" office:value="0.0000204">
            <text:p>2,04E-005</text:p>
          </table:table-cell>
          <table:table-cell office:value-type="float" office:value="-0.00299">
            <text:p>-2,99E-003</text:p>
          </table:table-cell>
          <table:table-cell table:number-columns-repeated="3"/>
          <table:table-cell office:value-type="float" office:value="0.18">
            <text:p>0,18</text:p>
          </table:table-cell>
          <table:table-cell table:formula="of:=[.B121]/(4.7*3.8)*1000" office:value-type="float" office:value="0.00114221724524076">
            <text:p>0,0011422172</text:p>
          </table:table-cell>
          <table:table-cell table:formula="of:=[.C121]/(4.7*3.8)*1000" office:value-type="float" office:value="-0.167413213885778">
            <text:p>-0,1674132139</text:p>
          </table:table-cell>
          <table:table-cell table:number-columns-repeated="3"/>
          <table:table-cell office:value-type="float" office:value="0.18">
            <text:p>0,18</text:p>
          </table:table-cell>
          <table:table-cell table:formula="of:=LOG(ABS([.B121]))" office:value-type="float" office:value="-4.6903698325741">
            <text:p>-4,6903698326</text:p>
          </table:table-cell>
        </table:table-row>
        <table:table-row table:style-name="ro1">
          <table:table-cell office:value-type="float" office:value="0.19">
            <text:p>0,19</text:p>
          </table:table-cell>
          <table:table-cell office:value-type="float" office:value="0.0000223">
            <text:p>2,23E-005</text:p>
          </table:table-cell>
          <table:table-cell office:value-type="float" office:value="-0.00297">
            <text:p>-2,97E-003</text:p>
          </table:table-cell>
          <table:table-cell table:number-columns-repeated="3"/>
          <table:table-cell office:value-type="float" office:value="0.19">
            <text:p>0,19</text:p>
          </table:table-cell>
          <table:table-cell table:formula="of:=[.B122]/(4.7*3.8)*1000" office:value-type="float" office:value="0.00124860022396417">
            <text:p>0,0012486002</text:p>
          </table:table-cell>
          <table:table-cell table:formula="of:=[.C122]/(4.7*3.8)*1000" office:value-type="float" office:value="-0.166293393057111">
            <text:p>-0,1662933931</text:p>
          </table:table-cell>
          <table:table-cell table:number-columns-repeated="3"/>
          <table:table-cell office:value-type="float" office:value="0.19">
            <text:p>0,19</text:p>
          </table:table-cell>
          <table:table-cell table:formula="of:=LOG(ABS([.B122]))" office:value-type="float" office:value="-4.65169513695184">
            <text:p>-4,651695137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0.0000242">
            <text:p>2,42E-005</text:p>
          </table:table-cell>
          <table:table-cell office:value-type="float" office:value="-0.00295">
            <text:p>-2,95E-003</text:p>
          </table:table-cell>
          <table:table-cell table:number-columns-repeated="3"/>
          <table:table-cell office:value-type="float" office:value="0.2">
            <text:p>0,2</text:p>
          </table:table-cell>
          <table:table-cell table:formula="of:=[.B123]/(4.7*3.8)*1000" office:value-type="float" office:value="0.00135498320268757">
            <text:p>0,0013549832</text:p>
          </table:table-cell>
          <table:table-cell table:formula="of:=[.C123]/(4.7*3.8)*1000" office:value-type="float" office:value="-0.165173572228443">
            <text:p>-0,1651735722</text:p>
          </table:table-cell>
          <table:table-cell table:number-columns-repeated="3"/>
          <table:table-cell office:value-type="float" office:value="0.2">
            <text:p>0,2</text:p>
          </table:table-cell>
          <table:table-cell table:formula="of:=LOG(ABS([.B123]))" office:value-type="float" office:value="-4.61618463401957">
            <text:p>-4,616184634</text:p>
          </table:table-cell>
        </table:table-row>
        <table:table-row table:style-name="ro1">
          <table:table-cell office:value-type="float" office:value="0.21">
            <text:p>0,21</text:p>
          </table:table-cell>
          <table:table-cell office:value-type="float" office:value="0.0000263">
            <text:p>2,63E-005</text:p>
          </table:table-cell>
          <table:table-cell office:value-type="float" office:value="-0.00293">
            <text:p>-2,93E-003</text:p>
          </table:table-cell>
          <table:table-cell table:number-columns-repeated="3"/>
          <table:table-cell office:value-type="float" office:value="0.21">
            <text:p>0,21</text:p>
          </table:table-cell>
          <table:table-cell table:formula="of:=[.B124]/(4.7*3.8)*1000" office:value-type="float" office:value="0.00147256438969765">
            <text:p>0,0014725644</text:p>
          </table:table-cell>
          <table:table-cell table:formula="of:=[.C124]/(4.7*3.8)*1000" office:value-type="float" office:value="-0.164053751399776">
            <text:p>-0,1640537514</text:p>
          </table:table-cell>
          <table:table-cell table:number-columns-repeated="3"/>
          <table:table-cell office:value-type="float" office:value="0.21">
            <text:p>0,21</text:p>
          </table:table-cell>
          <table:table-cell table:formula="of:=LOG(ABS([.B124]))" office:value-type="float" office:value="-4.58004425151024">
            <text:p>-4,5800442515</text:p>
          </table:table-cell>
        </table:table-row>
        <table:table-row table:style-name="ro1">
          <table:table-cell office:value-type="float" office:value="0.22">
            <text:p>0,22</text:p>
          </table:table-cell>
          <table:table-cell office:value-type="float" office:value="0.0000285">
            <text:p>2,85E-005</text:p>
          </table:table-cell>
          <table:table-cell office:value-type="float" office:value="-0.0029">
            <text:p>-2,90E-003</text:p>
          </table:table-cell>
          <table:table-cell table:number-columns-repeated="3"/>
          <table:table-cell office:value-type="float" office:value="0.22">
            <text:p>0,22</text:p>
          </table:table-cell>
          <table:table-cell table:formula="of:=[.B125]/(4.7*3.8)*1000" office:value-type="float" office:value="0.00159574468085106">
            <text:p>0,0015957447</text:p>
          </table:table-cell>
          <table:table-cell table:formula="of:=[.C125]/(4.7*3.8)*1000" office:value-type="float" office:value="-0.162374020156775">
            <text:p>-0,1623740202</text:p>
          </table:table-cell>
          <table:table-cell table:number-columns-repeated="3"/>
          <table:table-cell office:value-type="float" office:value="0.22">
            <text:p>0,22</text:p>
          </table:table-cell>
          <table:table-cell table:formula="of:=LOG(ABS([.B125]))" office:value-type="float" office:value="-4.54515513999149">
            <text:p>-4,54515514</text:p>
          </table:table-cell>
        </table:table-row>
        <table:table-row table:style-name="ro1">
          <table:table-cell office:value-type="float" office:value="0.23">
            <text:p>0,23</text:p>
          </table:table-cell>
          <table:table-cell office:value-type="float" office:value="0.0000308">
            <text:p>3,08E-005</text:p>
          </table:table-cell>
          <table:table-cell office:value-type="float" office:value="-0.00287">
            <text:p>-2,87E-003</text:p>
          </table:table-cell>
          <table:table-cell table:number-columns-repeated="3"/>
          <table:table-cell office:value-type="float" office:value="0.23">
            <text:p>0,23</text:p>
          </table:table-cell>
          <table:table-cell table:formula="of:=[.B126]/(4.7*3.8)*1000" office:value-type="float" office:value="0.00172452407614782">
            <text:p>0,0017245241</text:p>
          </table:table-cell>
          <table:table-cell table:formula="of:=[.C126]/(4.7*3.8)*1000" office:value-type="float" office:value="-0.160694288913774">
            <text:p>-0,1606942889</text:p>
          </table:table-cell>
          <table:table-cell table:number-columns-repeated="3"/>
          <table:table-cell office:value-type="float" office:value="0.23">
            <text:p>0,23</text:p>
          </table:table-cell>
          <table:table-cell table:formula="of:=LOG(ABS([.B126]))" office:value-type="float" office:value="-4.51144928349956">
            <text:p>-4,5114492835</text:p>
          </table:table-cell>
        </table:table-row>
        <table:table-row table:style-name="ro1">
          <table:table-cell office:value-type="float" office:value="0.24">
            <text:p>0,24</text:p>
          </table:table-cell>
          <table:table-cell office:value-type="float" office:value="0.0000332">
            <text:p>3,32E-005</text:p>
          </table:table-cell>
          <table:table-cell office:value-type="float" office:value="-0.00284">
            <text:p>-2,84E-003</text:p>
          </table:table-cell>
          <table:table-cell table:number-columns-repeated="3"/>
          <table:table-cell office:value-type="float" office:value="0.24">
            <text:p>0,24</text:p>
          </table:table-cell>
          <table:table-cell table:formula="of:=[.B127]/(4.7*3.8)*1000" office:value-type="float" office:value="0.00185890257558791">
            <text:p>0,0018589026</text:p>
          </table:table-cell>
          <table:table-cell table:formula="of:=[.C127]/(4.7*3.8)*1000" office:value-type="float" office:value="-0.159014557670773">
            <text:p>-0,1590145577</text:p>
          </table:table-cell>
          <table:table-cell table:number-columns-repeated="3"/>
          <table:table-cell office:value-type="float" office:value="0.24">
            <text:p>0,24</text:p>
          </table:table-cell>
          <table:table-cell table:formula="of:=LOG(ABS([.B127]))" office:value-type="float" office:value="-4.47886191629596">
            <text:p>-4,4788619163</text:p>
          </table:table-cell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0.0000358">
            <text:p>3,58E-005</text:p>
          </table:table-cell>
          <table:table-cell office:value-type="float" office:value="-0.00281">
            <text:p>-2,81E-003</text:p>
          </table:table-cell>
          <table:table-cell table:number-columns-repeated="3"/>
          <table:table-cell office:value-type="float" office:value="0.25">
            <text:p>0,25</text:p>
          </table:table-cell>
          <table:table-cell table:formula="of:=[.B128]/(4.7*3.8)*1000" office:value-type="float" office:value="0.00200447928331467">
            <text:p>0,0020044793</text:p>
          </table:table-cell>
          <table:table-cell table:formula="of:=[.C128]/(4.7*3.8)*1000" office:value-type="float" office:value="-0.157334826427772">
            <text:p>-0,1573348264</text:p>
          </table:table-cell>
          <table:table-cell table:number-columns-repeated="3"/>
          <table:table-cell office:value-type="float" office:value="0.25">
            <text:p>0,25</text:p>
          </table:table-cell>
          <table:table-cell table:formula="of:=LOG(ABS([.B128]))" office:value-type="float" office:value="-4.44611697335613">
            <text:p>-4,4461169734</text:p>
          </table:table-cell>
        </table:table-row>
        <table:table-row table:style-name="ro1">
          <table:table-cell office:value-type="float" office:value="0.26">
            <text:p>0,26</text:p>
          </table:table-cell>
          <table:table-cell office:value-type="float" office:value="0.0000385">
            <text:p>3,85E-005</text:p>
          </table:table-cell>
          <table:table-cell office:value-type="float" office:value="-0.00277">
            <text:p>-2,77E-003</text:p>
          </table:table-cell>
          <table:table-cell table:number-columns-repeated="3"/>
          <table:table-cell office:value-type="float" office:value="0.26">
            <text:p>0,26</text:p>
          </table:table-cell>
          <table:table-cell table:formula="of:=[.B129]/(4.7*3.8)*1000" office:value-type="float" office:value="0.00215565509518477">
            <text:p>0,0021556551</text:p>
          </table:table-cell>
          <table:table-cell table:formula="of:=[.C129]/(4.7*3.8)*1000" office:value-type="float" office:value="-0.155095184770437">
            <text:p>-0,1550951848</text:p>
          </table:table-cell>
          <table:table-cell table:number-columns-repeated="3"/>
          <table:table-cell office:value-type="float" office:value="0.26">
            <text:p>0,26</text:p>
          </table:table-cell>
          <table:table-cell table:formula="of:=LOG(ABS([.B129]))" office:value-type="float" office:value="-4.4145392704915">
            <text:p>-4,4145392705</text:p>
          </table:table-cell>
        </table:table-row>
        <table:table-row table:style-name="ro1">
          <table:table-cell office:value-type="float" office:value="0.27">
            <text:p>0,27</text:p>
          </table:table-cell>
          <table:table-cell office:value-type="float" office:value="0.0000414">
            <text:p>4,14E-005</text:p>
          </table:table-cell>
          <table:table-cell office:value-type="float" office:value="-0.00273">
            <text:p>-2,73E-003</text:p>
          </table:table-cell>
          <table:table-cell table:number-columns-repeated="3"/>
          <table:table-cell office:value-type="float" office:value="0.27">
            <text:p>0,27</text:p>
          </table:table-cell>
          <table:table-cell table:formula="of:=[.B130]/(4.7*3.8)*1000" office:value-type="float" office:value="0.00231802911534154">
            <text:p>0,0023180291</text:p>
          </table:table-cell>
          <table:table-cell table:formula="of:=[.C130]/(4.7*3.8)*1000" office:value-type="float" office:value="-0.152855543113102">
            <text:p>-0,1528555431</text:p>
          </table:table-cell>
          <table:table-cell table:number-columns-repeated="3"/>
          <table:table-cell office:value-type="float" office:value="0.27">
            <text:p>0,27</text:p>
          </table:table-cell>
          <table:table-cell table:formula="of:=LOG(ABS([.B130]))" office:value-type="float" office:value="-4.3829996588791">
            <text:p>-4,3829996589</text:p>
          </table:table-cell>
        </table:table-row>
        <table:table-row table:style-name="ro1">
          <table:table-cell office:value-type="float" office:value="0.28">
            <text:p>0,28</text:p>
          </table:table-cell>
          <table:table-cell office:value-type="float" office:value="0.0000444">
            <text:p>4,44E-005</text:p>
          </table:table-cell>
          <table:table-cell office:value-type="float" office:value="-0.00269">
            <text:p>-2,69E-003</text:p>
          </table:table-cell>
          <table:table-cell table:number-columns-repeated="3"/>
          <table:table-cell office:value-type="float" office:value="0.28">
            <text:p>0,28</text:p>
          </table:table-cell>
          <table:table-cell table:formula="of:=[.B131]/(4.7*3.8)*1000" office:value-type="float" office:value="0.00248600223964166">
            <text:p>0,0024860022</text:p>
          </table:table-cell>
          <table:table-cell table:formula="of:=[.C131]/(4.7*3.8)*1000" office:value-type="float" office:value="-0.150615901455767">
            <text:p>-0,1506159015</text:p>
          </table:table-cell>
          <table:table-cell table:number-columns-repeated="3"/>
          <table:table-cell office:value-type="float" office:value="0.28">
            <text:p>0,28</text:p>
          </table:table-cell>
          <table:table-cell table:formula="of:=LOG(ABS([.B131]))" office:value-type="float" office:value="-4.35261702988538">
            <text:p>-4,3526170299</text:p>
          </table:table-cell>
        </table:table-row>
        <table:table-row table:style-name="ro1">
          <table:table-cell office:value-type="float" office:value="0.29">
            <text:p>0,29</text:p>
          </table:table-cell>
          <table:table-cell office:value-type="float" office:value="0.0000476">
            <text:p>4,76E-005</text:p>
          </table:table-cell>
          <table:table-cell office:value-type="float" office:value="-0.00265">
            <text:p>-2,65E-003</text:p>
          </table:table-cell>
          <table:table-cell table:number-columns-repeated="3"/>
          <table:table-cell office:value-type="float" office:value="0.29">
            <text:p>0,29</text:p>
          </table:table-cell>
          <table:table-cell table:formula="of:=[.B132]/(4.7*3.8)*1000" office:value-type="float" office:value="0.00266517357222844">
            <text:p>0,0026651736</text:p>
          </table:table-cell>
          <table:table-cell table:formula="of:=[.C132]/(4.7*3.8)*1000" office:value-type="float" office:value="-0.148376259798432">
            <text:p>-0,1483762598</text:p>
          </table:table-cell>
          <table:table-cell table:number-columns-repeated="3"/>
          <table:table-cell office:value-type="float" office:value="0.29">
            <text:p>0,29</text:p>
          </table:table-cell>
          <table:table-cell table:formula="of:=LOG(ABS([.B132]))" office:value-type="float" office:value="-4.32239304727951">
            <text:p>-4,3223930473</text:p>
          </table:table-cell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0.000051">
            <text:p>5,10E-005</text:p>
          </table:table-cell>
          <table:table-cell office:value-type="float" office:value="-0.00261">
            <text:p>-2,61E-003</text:p>
          </table:table-cell>
          <table:table-cell table:number-columns-repeated="3"/>
          <table:table-cell office:value-type="float" office:value="0.3">
            <text:p>0,3</text:p>
          </table:table-cell>
          <table:table-cell table:formula="of:=[.B133]/(4.7*3.8)*1000" office:value-type="float" office:value="0.0028555431131019">
            <text:p>0,0028555431</text:p>
          </table:table-cell>
          <table:table-cell table:formula="of:=[.C133]/(4.7*3.8)*1000" office:value-type="float" office:value="-0.146136618141097">
            <text:p>-0,1461366181</text:p>
          </table:table-cell>
          <table:table-cell table:number-columns-repeated="3"/>
          <table:table-cell office:value-type="float" office:value="0.3">
            <text:p>0,3</text:p>
          </table:table-cell>
          <table:table-cell table:formula="of:=LOG(ABS([.B133]))" office:value-type="float" office:value="-4.29242982390206">
            <text:p>-4,2924298239</text:p>
          </table:table-cell>
        </table:table-row>
        <table:table-row table:style-name="ro1">
          <table:table-cell office:value-type="float" office:value="0.31">
            <text:p>0,31</text:p>
          </table:table-cell>
          <table:table-cell office:value-type="float" office:value="0.0000545">
            <text:p>5,45E-005</text:p>
          </table:table-cell>
          <table:table-cell office:value-type="float" office:value="-0.00256">
            <text:p>-2,56E-003</text:p>
          </table:table-cell>
          <table:table-cell table:number-columns-repeated="3"/>
          <table:table-cell office:value-type="float" office:value="0.31">
            <text:p>0,31</text:p>
          </table:table-cell>
          <table:table-cell table:formula="of:=[.B134]/(4.7*3.8)*1000" office:value-type="float" office:value="0.0030515117581187">
            <text:p>0,0030515118</text:p>
          </table:table-cell>
          <table:table-cell table:formula="of:=[.C134]/(4.7*3.8)*1000" office:value-type="float" office:value="-0.143337066069429">
            <text:p>-0,1433370661</text:p>
          </table:table-cell>
          <table:table-cell table:number-columns-repeated="3"/>
          <table:table-cell office:value-type="float" office:value="0.31">
            <text:p>0,31</text:p>
          </table:table-cell>
          <table:table-cell table:formula="of:=LOG(ABS([.B134]))" office:value-type="float" office:value="-4.26360349772336">
            <text:p>-4,2636034977</text:p>
          </table:table-cell>
        </table:table-row>
        <table:table-row table:style-name="ro1">
          <table:table-cell office:value-type="float" office:value="0.32">
            <text:p>0,32</text:p>
          </table:table-cell>
          <table:table-cell office:value-type="float" office:value="0.0000583">
            <text:p>5,83E-005</text:p>
          </table:table-cell>
          <table:table-cell office:value-type="float" office:value="-0.0025">
            <text:p>-2,50E-003</text:p>
          </table:table-cell>
          <table:table-cell table:number-columns-repeated="3"/>
          <table:table-cell office:value-type="float" office:value="0.32">
            <text:p>0,32</text:p>
          </table:table-cell>
          <table:table-cell table:formula="of:=[.B135]/(4.7*3.8)*1000" office:value-type="float" office:value="0.00326427771556551">
            <text:p>0,0032642777</text:p>
          </table:table-cell>
          <table:table-cell table:formula="of:=[.C135]/(4.7*3.8)*1000" office:value-type="float" office:value="-0.139977603583427">
            <text:p>-0,1399776036</text:p>
          </table:table-cell>
          <table:table-cell table:number-columns-repeated="3"/>
          <table:table-cell office:value-type="float" office:value="0.32">
            <text:p>0,32</text:p>
          </table:table-cell>
          <table:table-cell table:formula="of:=LOG(ABS([.B135]))" office:value-type="float" office:value="-4.23433144524099">
            <text:p>-4,2343314452</text:p>
          </table:table-cell>
        </table:table-row>
        <table:table-row table:style-name="ro1">
          <table:table-cell office:value-type="float" office:value="0.33">
            <text:p>0,33</text:p>
          </table:table-cell>
          <table:table-cell office:value-type="float" office:value="0.0000622">
            <text:p>6,22E-005</text:p>
          </table:table-cell>
          <table:table-cell office:value-type="float" office:value="-0.00244">
            <text:p>-2,44E-003</text:p>
          </table:table-cell>
          <table:table-cell table:number-columns-repeated="3"/>
          <table:table-cell office:value-type="float" office:value="0.33">
            <text:p>0,33</text:p>
          </table:table-cell>
          <table:table-cell table:formula="of:=[.B136]/(4.7*3.8)*1000" office:value-type="float" office:value="0.00348264277715566">
            <text:p>0,0034826428</text:p>
          </table:table-cell>
          <table:table-cell table:formula="of:=[.C136]/(4.7*3.8)*1000" office:value-type="float" office:value="-0.136618141097424">
            <text:p>-0,1366181411</text:p>
          </table:table-cell>
          <table:table-cell table:number-columns-repeated="3"/>
          <table:table-cell office:value-type="float" office:value="0.33">
            <text:p>0,33</text:p>
          </table:table-cell>
          <table:table-cell table:formula="of:=LOG(ABS([.B136]))" office:value-type="float" office:value="-4.20620961530918">
            <text:p>-4,2062096153</text:p>
          </table:table-cell>
        </table:table-row>
        <table:table-row table:style-name="ro1">
          <table:table-cell office:value-type="float" office:value="0.34">
            <text:p>0,34</text:p>
          </table:table-cell>
          <table:table-cell office:value-type="float" office:value="0.0000664">
            <text:p>6,64E-005</text:p>
          </table:table-cell>
          <table:table-cell office:value-type="float" office:value="-0.00239">
            <text:p>-2,39E-003</text:p>
          </table:table-cell>
          <table:table-cell table:number-columns-repeated="3"/>
          <table:table-cell office:value-type="float" office:value="0.34">
            <text:p>0,34</text:p>
          </table:table-cell>
          <table:table-cell table:formula="of:=[.B137]/(4.7*3.8)*1000" office:value-type="float" office:value="0.00371780515117581">
            <text:p>0,0037178052</text:p>
          </table:table-cell>
          <table:table-cell table:formula="of:=[.C137]/(4.7*3.8)*1000" office:value-type="float" office:value="-0.133818589025756">
            <text:p>-0,133818589</text:p>
          </table:table-cell>
          <table:table-cell table:number-columns-repeated="3"/>
          <table:table-cell office:value-type="float" office:value="0.34">
            <text:p>0,34</text:p>
          </table:table-cell>
          <table:table-cell table:formula="of:=LOG(ABS([.B137]))" office:value-type="float" office:value="-4.17783192063198">
            <text:p>-4,1778319206</text:p>
          </table:table-cell>
        </table:table-row>
        <table:table-row table:style-name="ro1">
          <table:table-cell office:value-type="float" office:value="0.35">
            <text:p>0,35</text:p>
          </table:table-cell>
          <table:table-cell office:value-type="float" office:value="0.0000709">
            <text:p>7,09E-005</text:p>
          </table:table-cell>
          <table:table-cell office:value-type="float" office:value="-0.00233">
            <text:p>-2,33E-003</text:p>
          </table:table-cell>
          <table:table-cell table:number-columns-repeated="3"/>
          <table:table-cell office:value-type="float" office:value="0.35">
            <text:p>0,35</text:p>
          </table:table-cell>
          <table:table-cell table:formula="of:=[.B138]/(4.7*3.8)*1000" office:value-type="float" office:value="0.00396976483762598">
            <text:p>0,0039697648</text:p>
          </table:table-cell>
          <table:table-cell table:formula="of:=[.C138]/(4.7*3.8)*1000" office:value-type="float" office:value="-0.130459126539754">
            <text:p>-0,1304591265</text:p>
          </table:table-cell>
          <table:table-cell table:number-columns-repeated="3"/>
          <table:table-cell office:value-type="float" office:value="0.35">
            <text:p>0,35</text:p>
          </table:table-cell>
          <table:table-cell table:formula="of:=LOG(ABS([.B138]))" office:value-type="float" office:value="-4.14935376481693">
            <text:p>-4,1493537648</text:p>
          </table:table-cell>
        </table:table-row>
        <table:table-row table:style-name="ro1">
          <table:table-cell office:value-type="float" office:value="0.36">
            <text:p>0,36</text:p>
          </table:table-cell>
          <table:table-cell office:value-type="float" office:value="0.0000756">
            <text:p>7,56E-005</text:p>
          </table:table-cell>
          <table:table-cell office:value-type="float" office:value="-0.00226">
            <text:p>-2,26E-003</text:p>
          </table:table-cell>
          <table:table-cell table:number-columns-repeated="3"/>
          <table:table-cell office:value-type="float" office:value="0.36">
            <text:p>0,36</text:p>
          </table:table-cell>
          <table:table-cell table:formula="of:=[.B139]/(4.7*3.8)*1000" office:value-type="float" office:value="0.00423292273236282">
            <text:p>0,0042329227</text:p>
          </table:table-cell>
          <table:table-cell table:formula="of:=[.C139]/(4.7*3.8)*1000" office:value-type="float" office:value="-0.126539753639418">
            <text:p>-0,1265397536</text:p>
          </table:table-cell>
          <table:table-cell table:number-columns-repeated="3"/>
          <table:table-cell office:value-type="float" office:value="0.36">
            <text:p>0,36</text:p>
          </table:table-cell>
          <table:table-cell table:formula="of:=LOG(ABS([.B139]))" office:value-type="float" office:value="-4.12147820449879">
            <text:p>-4,1214782045</text:p>
          </table:table-cell>
        </table:table-row>
        <table:table-row table:style-name="ro1">
          <table:table-cell office:value-type="float" office:value="0.37">
            <text:p>0,37</text:p>
          </table:table-cell>
          <table:table-cell office:value-type="float" office:value="0.0000806">
            <text:p>8,06E-005</text:p>
          </table:table-cell>
          <table:table-cell office:value-type="float" office:value="-0.00219">
            <text:p>-2,19E-003</text:p>
          </table:table-cell>
          <table:table-cell table:number-columns-repeated="3"/>
          <table:table-cell office:value-type="float" office:value="0.37">
            <text:p>0,37</text:p>
          </table:table-cell>
          <table:table-cell table:formula="of:=[.B140]/(4.7*3.8)*1000" office:value-type="float" office:value="0.00451287793952968">
            <text:p>0,0045128779</text:p>
          </table:table-cell>
          <table:table-cell table:formula="of:=[.C140]/(4.7*3.8)*1000" office:value-type="float" office:value="-0.122620380739082">
            <text:p>-0,1226203807</text:p>
          </table:table-cell>
          <table:table-cell table:number-columns-repeated="3"/>
          <table:table-cell office:value-type="float" office:value="0.37">
            <text:p>0,37</text:p>
          </table:table-cell>
          <table:table-cell table:formula="of:=LOG(ABS([.B140]))" office:value-type="float" office:value="-4.09366495819491">
            <text:p>-4,0936649582</text:p>
          </table:table-cell>
        </table:table-row>
        <table:table-row table:style-name="ro1">
          <table:table-cell office:value-type="float" office:value="0.38">
            <text:p>0,38</text:p>
          </table:table-cell>
          <table:table-cell office:value-type="float" office:value="0.0000859">
            <text:p>8,59E-005</text:p>
          </table:table-cell>
          <table:table-cell office:value-type="float" office:value="-0.00211">
            <text:p>-2,11E-003</text:p>
          </table:table-cell>
          <table:table-cell table:number-columns-repeated="3"/>
          <table:table-cell office:value-type="float" office:value="0.38">
            <text:p>0,38</text:p>
          </table:table-cell>
          <table:table-cell table:formula="of:=[.B141]/(4.7*3.8)*1000" office:value-type="float" office:value="0.00480963045912654">
            <text:p>0,0048096305</text:p>
          </table:table-cell>
          <table:table-cell table:formula="of:=[.C141]/(4.7*3.8)*1000" office:value-type="float" office:value="-0.118141097424412">
            <text:p>-0,1181410974</text:p>
          </table:table-cell>
          <table:table-cell table:number-columns-repeated="3"/>
          <table:table-cell office:value-type="float" office:value="0.38">
            <text:p>0,38</text:p>
          </table:table-cell>
          <table:table-cell table:formula="of:=LOG(ABS([.B141]))" office:value-type="float" office:value="-4.06600683616876">
            <text:p>-4,0660068362</text:p>
          </table:table-cell>
        </table:table-row>
        <table:table-row table:style-name="ro1">
          <table:table-cell office:value-type="float" office:value="0.39">
            <text:p>0,39</text:p>
          </table:table-cell>
          <table:table-cell office:value-type="float" office:value="0.0000915">
            <text:p>9,15E-005</text:p>
          </table:table-cell>
          <table:table-cell office:value-type="float" office:value="-0.00203">
            <text:p>-2,03E-003</text:p>
          </table:table-cell>
          <table:table-cell table:number-columns-repeated="3"/>
          <table:table-cell office:value-type="float" office:value="0.39">
            <text:p>0,39</text:p>
          </table:table-cell>
          <table:table-cell table:formula="of:=[.B142]/(4.7*3.8)*1000" office:value-type="float" office:value="0.00512318029115342">
            <text:p>0,0051231803</text:p>
          </table:table-cell>
          <table:table-cell table:formula="of:=[.C142]/(4.7*3.8)*1000" office:value-type="float" office:value="-0.113661814109742">
            <text:p>-0,1136618141</text:p>
          </table:table-cell>
          <table:table-cell table:number-columns-repeated="3"/>
          <table:table-cell office:value-type="float" office:value="0.39">
            <text:p>0,39</text:p>
          </table:table-cell>
          <table:table-cell table:formula="of:=LOG(ABS([.B142]))" office:value-type="float" office:value="-4.03857890593355">
            <text:p>-4,0385789059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0000977">
            <text:p>9,77E-005</text:p>
          </table:table-cell>
          <table:table-cell office:value-type="float" office:value="-0.00195">
            <text:p>-1,95E-003</text:p>
          </table:table-cell>
          <table:table-cell table:number-columns-repeated="3"/>
          <table:table-cell office:value-type="float" office:value="0.4">
            <text:p>0,4</text:p>
          </table:table-cell>
          <table:table-cell table:formula="of:=[.B143]/(4.7*3.8)*1000" office:value-type="float" office:value="0.00547032474804031">
            <text:p>0,0054703247</text:p>
          </table:table-cell>
          <table:table-cell table:formula="of:=[.C143]/(4.7*3.8)*1000" office:value-type="float" office:value="-0.109182530795073">
            <text:p>-0,1091825308</text:p>
          </table:table-cell>
          <table:table-cell table:number-columns-repeated="3"/>
          <table:table-cell office:value-type="float" office:value="0.4">
            <text:p>0,4</text:p>
          </table:table-cell>
          <table:table-cell table:formula="of:=LOG(ABS([.B143]))" office:value-type="float" office:value="-4.01010543628123">
            <text:p>-4,0101054363</text:p>
          </table:table-cell>
        </table:table-row>
        <table:table-row table:style-name="ro1">
          <table:table-cell office:value-type="float" office:value="0.41">
            <text:p>0,41</text:p>
          </table:table-cell>
          <table:table-cell office:value-type="float" office:value="0.000104">
            <text:p>1,04E-004</text:p>
          </table:table-cell>
          <table:table-cell office:value-type="float" office:value="-0.00186">
            <text:p>-1,86E-003</text:p>
          </table:table-cell>
          <table:table-cell table:number-columns-repeated="3"/>
          <table:table-cell office:value-type="float" office:value="0.41">
            <text:p>0,41</text:p>
          </table:table-cell>
          <table:table-cell table:formula="of:=[.B144]/(4.7*3.8)*1000" office:value-type="float" office:value="0.00582306830907055">
            <text:p>0,0058230683</text:p>
          </table:table-cell>
          <table:table-cell table:formula="of:=[.C144]/(4.7*3.8)*1000" office:value-type="float" office:value="-0.104143337066069">
            <text:p>-0,1041433371</text:p>
          </table:table-cell>
          <table:table-cell table:number-columns-repeated="3"/>
          <table:table-cell office:value-type="float" office:value="0.41">
            <text:p>0,41</text:p>
          </table:table-cell>
          <table:table-cell table:formula="of:=LOG(ABS([.B144]))" office:value-type="float" office:value="-3.98296666070122">
            <text:p>-3,9829666607</text:p>
          </table:table-cell>
        </table:table-row>
        <table:table-row table:style-name="ro1">
          <table:table-cell office:value-type="float" office:value="0.42">
            <text:p>0,42</text:p>
          </table:table-cell>
          <table:table-cell office:value-type="float" office:value="0.000111">
            <text:p>1,11E-004</text:p>
          </table:table-cell>
          <table:table-cell office:value-type="float" office:value="-0.00177">
            <text:p>-1,77E-003</text:p>
          </table:table-cell>
          <table:table-cell table:number-columns-repeated="3"/>
          <table:table-cell office:value-type="float" office:value="0.42">
            <text:p>0,42</text:p>
          </table:table-cell>
          <table:table-cell table:formula="of:=[.B145]/(4.7*3.8)*1000" office:value-type="float" office:value="0.00621500559910414">
            <text:p>0,0062150056</text:p>
          </table:table-cell>
          <table:table-cell table:formula="of:=[.C145]/(4.7*3.8)*1000" office:value-type="float" office:value="-0.0991041433370661">
            <text:p>-0,0991041433</text:p>
          </table:table-cell>
          <table:table-cell table:number-columns-repeated="3"/>
          <table:table-cell office:value-type="float" office:value="0.42">
            <text:p>0,42</text:p>
          </table:table-cell>
          <table:table-cell table:formula="of:=LOG(ABS([.B145]))" office:value-type="float" office:value="-3.95467702121334">
            <text:p>-3,9546770212</text:p>
          </table:table-cell>
        </table:table-row>
        <table:table-row table:style-name="ro1">
          <table:table-cell office:value-type="float" office:value="0.43">
            <text:p>0,43</text:p>
          </table:table-cell>
          <table:table-cell office:value-type="float" office:value="0.000119">
            <text:p>1,19E-004</text:p>
          </table:table-cell>
          <table:table-cell office:value-type="float" office:value="-0.00167">
            <text:p>-1,67E-003</text:p>
          </table:table-cell>
          <table:table-cell table:number-columns-repeated="3"/>
          <table:table-cell office:value-type="float" office:value="0.43">
            <text:p>0,43</text:p>
          </table:table-cell>
          <table:table-cell table:formula="of:=[.B146]/(4.7*3.8)*1000" office:value-type="float" office:value="0.00666293393057111">
            <text:p>0,0066629339</text:p>
          </table:table-cell>
          <table:table-cell table:formula="of:=[.C146]/(4.7*3.8)*1000" office:value-type="float" office:value="-0.093505039193729">
            <text:p>-0,0935050392</text:p>
          </table:table-cell>
          <table:table-cell table:number-columns-repeated="3"/>
          <table:table-cell office:value-type="float" office:value="0.43">
            <text:p>0,43</text:p>
          </table:table-cell>
          <table:table-cell table:formula="of:=LOG(ABS([.B146]))" office:value-type="float" office:value="-3.92445303860747">
            <text:p>-3,9244530386</text:p>
          </table:table-cell>
        </table:table-row>
        <table:table-row table:style-name="ro1">
          <table:table-cell office:value-type="float" office:value="0.44">
            <text:p>0,44</text:p>
          </table:table-cell>
          <table:table-cell office:value-type="float" office:value="0.000128">
            <text:p>1,28E-004</text:p>
          </table:table-cell>
          <table:table-cell office:value-type="float" office:value="-0.00157">
            <text:p>-1,57E-003</text:p>
          </table:table-cell>
          <table:table-cell table:number-columns-repeated="3"/>
          <table:table-cell office:value-type="float" office:value="0.44">
            <text:p>0,44</text:p>
          </table:table-cell>
          <table:table-cell table:formula="of:=[.B147]/(4.7*3.8)*1000" office:value-type="float" office:value="0.00716685330347145">
            <text:p>0,0071668533</text:p>
          </table:table-cell>
          <table:table-cell table:formula="of:=[.C147]/(4.7*3.8)*1000" office:value-type="float" office:value="-0.087905935050392">
            <text:p>-0,0879059351</text:p>
          </table:table-cell>
          <table:table-cell table:number-columns-repeated="3"/>
          <table:table-cell office:value-type="float" office:value="0.44">
            <text:p>0,44</text:p>
          </table:table-cell>
          <table:table-cell table:formula="of:=LOG(ABS([.B147]))" office:value-type="float" office:value="-3.89279003035213">
            <text:p>-3,8927900304</text:p>
          </table:table-cell>
        </table:table-row>
        <table:table-row table:style-name="ro1">
          <table:table-cell office:value-type="float" office:value="0.45">
            <text:p>0,45</text:p>
          </table:table-cell>
          <table:table-cell office:value-type="float" office:value="0.000138">
            <text:p>1,38E-004</text:p>
          </table:table-cell>
          <table:table-cell office:value-type="float" office:value="-0.00146">
            <text:p>-1,46E-003</text:p>
          </table:table-cell>
          <table:table-cell table:number-columns-repeated="3"/>
          <table:table-cell office:value-type="float" office:value="0.45">
            <text:p>0,45</text:p>
          </table:table-cell>
          <table:table-cell table:formula="of:=[.B148]/(4.7*3.8)*1000" office:value-type="float" office:value="0.00772676371780515">
            <text:p>0,0077267637</text:p>
          </table:table-cell>
          <table:table-cell table:formula="of:=[.C148]/(4.7*3.8)*1000" office:value-type="float" office:value="-0.0817469204927212">
            <text:p>-0,0817469205</text:p>
          </table:table-cell>
          <table:table-cell table:number-columns-repeated="3"/>
          <table:table-cell office:value-type="float" office:value="0.45">
            <text:p>0,45</text:p>
          </table:table-cell>
          <table:table-cell table:formula="of:=LOG(ABS([.B148]))" office:value-type="float" office:value="-3.86012091359876">
            <text:p>-3,8601209136</text:p>
          </table:table-cell>
        </table:table-row>
        <table:table-row table:style-name="ro1">
          <table:table-cell office:value-type="float" office:value="0.46">
            <text:p>0,46</text:p>
          </table:table-cell>
          <table:table-cell office:value-type="float" office:value="0.000149">
            <text:p>1,49E-004</text:p>
          </table:table-cell>
          <table:table-cell office:value-type="float" office:value="-0.00136">
            <text:p>-1,36E-003</text:p>
          </table:table-cell>
          <table:table-cell table:number-columns-repeated="3"/>
          <table:table-cell office:value-type="float" office:value="0.46">
            <text:p>0,46</text:p>
          </table:table-cell>
          <table:table-cell table:formula="of:=[.B149]/(4.7*3.8)*1000" office:value-type="float" office:value="0.00834266517357223">
            <text:p>0,0083426652</text:p>
          </table:table-cell>
          <table:table-cell table:formula="of:=[.C149]/(4.7*3.8)*1000" office:value-type="float" office:value="-0.0761478163493841">
            <text:p>-0,0761478163</text:p>
          </table:table-cell>
          <table:table-cell table:number-columns-repeated="3"/>
          <table:table-cell office:value-type="float" office:value="0.46">
            <text:p>0,46</text:p>
          </table:table-cell>
          <table:table-cell table:formula="of:=LOG(ABS([.B149]))" office:value-type="float" office:value="-3.82681373158773">
            <text:p>-3,8268137316</text:p>
          </table:table-cell>
        </table:table-row>
        <table:table-row table:style-name="ro1">
          <table:table-cell office:value-type="float" office:value="0.47">
            <text:p>0,47</text:p>
          </table:table-cell>
          <table:table-cell office:value-type="float" office:value="0.000162">
            <text:p>1,62E-004</text:p>
          </table:table-cell>
          <table:table-cell office:value-type="float" office:value="-0.00124">
            <text:p>-1,24E-003</text:p>
          </table:table-cell>
          <table:table-cell table:number-columns-repeated="3"/>
          <table:table-cell office:value-type="float" office:value="0.47">
            <text:p>0,47</text:p>
          </table:table-cell>
          <table:table-cell table:formula="of:=[.B150]/(4.7*3.8)*1000" office:value-type="float" office:value="0.00907054871220605">
            <text:p>0,0090705487</text:p>
          </table:table-cell>
          <table:table-cell table:formula="of:=[.C150]/(4.7*3.8)*1000" office:value-type="float" office:value="-0.0694288913773796">
            <text:p>-0,0694288914</text:p>
          </table:table-cell>
          <table:table-cell table:number-columns-repeated="3"/>
          <table:table-cell office:value-type="float" office:value="0.47">
            <text:p>0,47</text:p>
          </table:table-cell>
          <table:table-cell table:formula="of:=LOG(ABS([.B150]))" office:value-type="float" office:value="-3.79048498545737">
            <text:p>-3,7904849855</text:p>
          </table:table-cell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0.000176">
            <text:p>1,76E-004</text:p>
          </table:table-cell>
          <table:table-cell office:value-type="float" office:value="-0.00113">
            <text:p>-1,13E-003</text:p>
          </table:table-cell>
          <table:table-cell table:number-columns-repeated="3"/>
          <table:table-cell office:value-type="float" office:value="0.48">
            <text:p>0,48</text:p>
          </table:table-cell>
          <table:table-cell table:formula="of:=[.B151]/(4.7*3.8)*1000" office:value-type="float" office:value="0.00985442329227324">
            <text:p>0,0098544233</text:p>
          </table:table-cell>
          <table:table-cell table:formula="of:=[.C151]/(4.7*3.8)*1000" office:value-type="float" office:value="-0.0632698768197089">
            <text:p>-0,0632698768</text:p>
          </table:table-cell>
          <table:table-cell table:number-columns-repeated="3"/>
          <table:table-cell office:value-type="float" office:value="0.48">
            <text:p>0,48</text:p>
          </table:table-cell>
          <table:table-cell table:formula="of:=LOG(ABS([.B151]))" office:value-type="float" office:value="-3.75448733218585">
            <text:p>-3,7544873322</text:p>
          </table:table-cell>
        </table:table-row>
        <table:table-row table:style-name="ro1">
          <table:table-cell office:value-type="float" office:value="0.49">
            <text:p>0,49</text:p>
          </table:table-cell>
          <table:table-cell office:value-type="float" office:value="0.000193">
            <text:p>1,93E-004</text:p>
          </table:table-cell>
          <table:table-cell office:value-type="float" office:value="-0.00102">
            <text:p>-1,02E-003</text:p>
          </table:table-cell>
          <table:table-cell table:number-columns-repeated="3"/>
          <table:table-cell office:value-type="float" office:value="0.49">
            <text:p>0,49</text:p>
          </table:table-cell>
          <table:table-cell table:formula="of:=[.B152]/(4.7*3.8)*1000" office:value-type="float" office:value="0.0108062709966405">
            <text:p>0,010806271</text:p>
          </table:table-cell>
          <table:table-cell table:formula="of:=[.C152]/(4.7*3.8)*1000" office:value-type="float" office:value="-0.0571108622620381">
            <text:p>-0,0571108623</text:p>
          </table:table-cell>
          <table:table-cell table:number-columns-repeated="3"/>
          <table:table-cell office:value-type="float" office:value="0.49">
            <text:p>0,49</text:p>
          </table:table-cell>
          <table:table-cell table:formula="of:=LOG(ABS([.B152]))" office:value-type="float" office:value="-3.71444269099223">
            <text:p>-3,714442691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000212">
            <text:p>2,12E-004</text:p>
          </table:table-cell>
          <table:table-cell office:value-type="float" office:value="-0.00091">
            <text:p>-9,10E-004</text:p>
          </table:table-cell>
          <table:table-cell table:number-columns-repeated="3"/>
          <table:table-cell office:value-type="float" office:value="0.5">
            <text:p>0,5</text:p>
          </table:table-cell>
          <table:table-cell table:formula="of:=[.B153]/(4.7*3.8)*1000" office:value-type="float" office:value="0.0118701007838746">
            <text:p>0,0118701008</text:p>
          </table:table-cell>
          <table:table-cell table:formula="of:=[.C153]/(4.7*3.8)*1000" office:value-type="float" office:value="-0.0509518477043673">
            <text:p>-0,0509518477</text:p>
          </table:table-cell>
          <table:table-cell table:number-columns-repeated="3"/>
          <table:table-cell office:value-type="float" office:value="0.5">
            <text:p>0,5</text:p>
          </table:table-cell>
          <table:table-cell table:formula="of:=LOG(ABS([.B153]))" office:value-type="float" office:value="-3.67366413907125">
            <text:p>-3,6736641391</text:p>
          </table:table-cell>
        </table:table-row>
        <table:table-row table:style-name="ro1">
          <table:table-cell office:value-type="float" office:value="0.51">
            <text:p>0,51</text:p>
          </table:table-cell>
          <table:table-cell office:value-type="float" office:value="0.000234">
            <text:p>2,34E-004</text:p>
          </table:table-cell>
          <table:table-cell office:value-type="float" office:value="-0.0008">
            <text:p>-8,00E-004</text:p>
          </table:table-cell>
          <table:table-cell table:number-columns-repeated="3"/>
          <table:table-cell office:value-type="float" office:value="0.51">
            <text:p>0,51</text:p>
          </table:table-cell>
          <table:table-cell table:formula="of:=[.B154]/(4.7*3.8)*1000" office:value-type="float" office:value="0.0131019036954087">
            <text:p>0,0131019037</text:p>
          </table:table-cell>
          <table:table-cell table:formula="of:=[.C154]/(4.7*3.8)*1000" office:value-type="float" office:value="-0.0447928331466965">
            <text:p>-0,0447928331</text:p>
          </table:table-cell>
          <table:table-cell table:number-columns-repeated="3"/>
          <table:table-cell office:value-type="float" office:value="0.51">
            <text:p>0,51</text:p>
          </table:table-cell>
          <table:table-cell table:formula="of:=LOG(ABS([.B154]))" office:value-type="float" office:value="-3.63078414258986">
            <text:p>-3,6307841426</text:p>
          </table:table-cell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0.000259">
            <text:p>2,59E-004</text:p>
          </table:table-cell>
          <table:table-cell office:value-type="float" office:value="-0.000688">
            <text:p>-6,88E-004</text:p>
          </table:table-cell>
          <table:table-cell table:number-columns-repeated="3"/>
          <table:table-cell office:value-type="float" office:value="0.52">
            <text:p>0,52</text:p>
          </table:table-cell>
          <table:table-cell table:formula="of:=[.B155]/(4.7*3.8)*1000" office:value-type="float" office:value="0.014501679731243">
            <text:p>0,0145016797</text:p>
          </table:table-cell>
          <table:table-cell table:formula="of:=[.C155]/(4.7*3.8)*1000" office:value-type="float" office:value="-0.038521836506159">
            <text:p>-0,0385218365</text:p>
          </table:table-cell>
          <table:table-cell table:number-columns-repeated="3"/>
          <table:table-cell office:value-type="float" office:value="0.52">
            <text:p>0,52</text:p>
          </table:table-cell>
          <table:table-cell table:formula="of:=LOG(ABS([.B155]))" office:value-type="float" office:value="-3.58670023591875">
            <text:p>-3,5867002359</text:p>
          </table:table-cell>
        </table:table-row>
        <table:table-row table:style-name="ro1">
          <table:table-cell office:value-type="float" office:value="0.53">
            <text:p>0,53</text:p>
          </table:table-cell>
          <table:table-cell office:value-type="float" office:value="0.000287">
            <text:p>2,87E-004</text:p>
          </table:table-cell>
          <table:table-cell office:value-type="float" office:value="-0.000577">
            <text:p>-5,77E-004</text:p>
          </table:table-cell>
          <table:table-cell table:number-columns-repeated="3"/>
          <table:table-cell office:value-type="float" office:value="0.53">
            <text:p>0,53</text:p>
          </table:table-cell>
          <table:table-cell table:formula="of:=[.B156]/(4.7*3.8)*1000" office:value-type="float" office:value="0.0160694288913774">
            <text:p>0,0160694289</text:p>
          </table:table-cell>
          <table:table-cell table:formula="of:=[.C156]/(4.7*3.8)*1000" office:value-type="float" office:value="-0.0323068309070549">
            <text:p>-0,0323068309</text:p>
          </table:table-cell>
          <table:table-cell table:number-columns-repeated="3"/>
          <table:table-cell office:value-type="float" office:value="0.53">
            <text:p>0,53</text:p>
          </table:table-cell>
          <table:table-cell table:formula="of:=LOG(ABS([.B156]))" office:value-type="float" office:value="-3.54211810326601">
            <text:p>-3,5421181033</text:p>
          </table:table-cell>
        </table:table-row>
        <table:table-row table:style-name="ro1">
          <table:table-cell office:value-type="float" office:value="0.54">
            <text:p>0,54</text:p>
          </table:table-cell>
          <table:table-cell office:value-type="float" office:value="0.000318">
            <text:p>3,18E-004</text:p>
          </table:table-cell>
          <table:table-cell office:value-type="float" office:value="-0.000468">
            <text:p>-4,68E-004</text:p>
          </table:table-cell>
          <table:table-cell table:number-columns-repeated="3"/>
          <table:table-cell office:value-type="float" office:value="0.54">
            <text:p>0,54</text:p>
          </table:table-cell>
          <table:table-cell table:formula="of:=[.B157]/(4.7*3.8)*1000" office:value-type="float" office:value="0.0178051511758119">
            <text:p>0,0178051512</text:p>
          </table:table-cell>
          <table:table-cell table:formula="of:=[.C157]/(4.7*3.8)*1000" office:value-type="float" office:value="-0.0262038073908175">
            <text:p>-0,0262038074</text:p>
          </table:table-cell>
          <table:table-cell table:number-columns-repeated="3"/>
          <table:table-cell office:value-type="float" office:value="0.54">
            <text:p>0,54</text:p>
          </table:table-cell>
          <table:table-cell table:formula="of:=LOG(ABS([.B157]))" office:value-type="float" office:value="-3.49757288001557">
            <text:p>-3,49757288</text:p>
          </table:table-cell>
        </table:table-row>
        <table:table-row table:style-name="ro1">
          <table:table-cell office:value-type="float" office:value="0.55">
            <text:p>0,55</text:p>
          </table:table-cell>
          <table:table-cell office:value-type="float" office:value="0.000353">
            <text:p>3,53E-004</text:p>
          </table:table-cell>
          <table:table-cell office:value-type="float" office:value="-0.00036">
            <text:p>-3,60E-004</text:p>
          </table:table-cell>
          <table:table-cell table:number-columns-repeated="3"/>
          <table:table-cell office:value-type="float" office:value="0.55">
            <text:p>0,55</text:p>
          </table:table-cell>
          <table:table-cell table:formula="of:=[.B158]/(4.7*3.8)*1000" office:value-type="float" office:value="0.0197648376259798">
            <text:p>0,0197648376</text:p>
          </table:table-cell>
          <table:table-cell table:formula="of:=[.C158]/(4.7*3.8)*1000" office:value-type="float" office:value="-0.0201567749160134">
            <text:p>-0,0201567749</text:p>
          </table:table-cell>
          <table:table-cell table:number-columns-repeated="3"/>
          <table:table-cell office:value-type="float" office:value="0.55">
            <text:p>0,55</text:p>
          </table:table-cell>
          <table:table-cell table:formula="of:=LOG(ABS([.B158]))" office:value-type="float" office:value="-3.45222529461218">
            <text:p>-3,4522252946</text:p>
          </table:table-cell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000389">
            <text:p>3,89E-004</text:p>
          </table:table-cell>
          <table:table-cell office:value-type="float" office:value="-0.000255">
            <text:p>-2,55E-004</text:p>
          </table:table-cell>
          <table:table-cell table:number-columns-repeated="3"/>
          <table:table-cell office:value-type="float" office:value="0.56">
            <text:p>0,56</text:p>
          </table:table-cell>
          <table:table-cell table:formula="of:=[.B159]/(4.7*3.8)*1000" office:value-type="float" office:value="0.0217805151175812">
            <text:p>0,0217805151</text:p>
          </table:table-cell>
          <table:table-cell table:formula="of:=[.C159]/(4.7*3.8)*1000" office:value-type="float" office:value="-0.0142777155655095">
            <text:p>-0,0142777156</text:p>
          </table:table-cell>
          <table:table-cell table:number-columns-repeated="3"/>
          <table:table-cell office:value-type="float" office:value="0.56">
            <text:p>0,56</text:p>
          </table:table-cell>
          <table:table-cell table:formula="of:=LOG(ABS([.B159]))" office:value-type="float" office:value="-3.41005039867429">
            <text:p>-3,4100503987</text:p>
          </table:table-cell>
        </table:table-row>
        <table:table-row table:style-name="ro1">
          <table:table-cell office:value-type="float" office:value="0.57">
            <text:p>0,57</text:p>
          </table:table-cell>
          <table:table-cell office:value-type="float" office:value="0.000428">
            <text:p>4,28E-004</text:p>
          </table:table-cell>
          <table:table-cell office:value-type="float" office:value="-0.000154">
            <text:p>-1,54E-004</text:p>
          </table:table-cell>
          <table:table-cell table:number-columns-repeated="3"/>
          <table:table-cell office:value-type="float" office:value="0.57">
            <text:p>0,57</text:p>
          </table:table-cell>
          <table:table-cell table:formula="of:=[.B160]/(4.7*3.8)*1000" office:value-type="float" office:value="0.0239641657334826">
            <text:p>0,0239641657</text:p>
          </table:table-cell>
          <table:table-cell table:formula="of:=[.C160]/(4.7*3.8)*1000" office:value-type="float" office:value="-0.00862262038073908">
            <text:p>-0,0086226204</text:p>
          </table:table-cell>
          <table:table-cell table:number-columns-repeated="3"/>
          <table:table-cell office:value-type="float" office:value="0.57">
            <text:p>0,57</text:p>
          </table:table-cell>
          <table:table-cell table:formula="of:=LOG(ABS([.B160]))" office:value-type="float" office:value="-3.36855623098683">
            <text:p>-3,368556231</text:p>
          </table:table-cell>
        </table:table-row>
        <table:table-row table:style-name="ro1">
          <table:table-cell office:value-type="float" office:value="0.58">
            <text:p>0,58</text:p>
          </table:table-cell>
          <table:table-cell office:value-type="float" office:value="0.000468">
            <text:p>4,68E-004</text:p>
          </table:table-cell>
          <table:table-cell office:value-type="float" office:value="-0.0000546">
            <text:p>-5,46E-005</text:p>
          </table:table-cell>
          <table:table-cell table:number-columns-repeated="3"/>
          <table:table-cell office:value-type="float" office:value="0.58">
            <text:p>0,58</text:p>
          </table:table-cell>
          <table:table-cell table:formula="of:=[.B161]/(4.7*3.8)*1000" office:value-type="float" office:value="0.0262038073908175">
            <text:p>0,0262038074</text:p>
          </table:table-cell>
          <table:table-cell table:formula="of:=[.C161]/(4.7*3.8)*1000" office:value-type="float" office:value="-0.00305711086226204">
            <text:p>-0,0030571109</text:p>
          </table:table-cell>
          <table:table-cell table:number-columns-repeated="3"/>
          <table:table-cell office:value-type="float" office:value="0.58">
            <text:p>0,58</text:p>
          </table:table-cell>
          <table:table-cell table:formula="of:=LOG(ABS([.B161]))" office:value-type="float" office:value="-3.32975414692588">
            <text:p>-3,3297541469</text:p>
          </table:table-cell>
        </table:table-row>
        <table:table-row table:style-name="ro1">
          <table:table-cell office:value-type="float" office:value="0.59">
            <text:p>0,59</text:p>
          </table:table-cell>
          <table:table-cell office:value-type="float" office:value="0.000508">
            <text:p>5,08E-004</text:p>
          </table:table-cell>
          <table:table-cell office:value-type="float" office:value="0.0000405">
            <text:p>4,05E-005</text:p>
          </table:table-cell>
          <table:table-cell table:number-columns-repeated="3"/>
          <table:table-cell office:value-type="float" office:value="0.59">
            <text:p>0,59</text:p>
          </table:table-cell>
          <table:table-cell table:formula="of:=[.B162]/(4.7*3.8)*1000" office:value-type="float" office:value="0.0284434490481523">
            <text:p>0,028443449</text:p>
          </table:table-cell>
          <table:table-cell table:formula="of:=[.C162]/(4.7*3.8)*1000" office:value-type="float" office:value="0.00226763717805151">
            <text:p>0,0022676372</text:p>
          </table:table-cell>
          <table:table-cell table:number-columns-repeated="3"/>
          <table:table-cell office:value-type="float" office:value="0.59">
            <text:p>0,59</text:p>
          </table:table-cell>
          <table:table-cell table:formula="of:=LOG(ABS([.B162]))" office:value-type="float" office:value="-3.29413628771608">
            <text:p>-3,2941362877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000547">
            <text:p>5,47E-004</text:p>
          </table:table-cell>
          <table:table-cell office:value-type="float" office:value="0.000132">
            <text:p>1,32E-004</text:p>
          </table:table-cell>
          <table:table-cell table:number-columns-repeated="3"/>
          <table:table-cell office:value-type="float" office:value="0.6">
            <text:p>0,6</text:p>
          </table:table-cell>
          <table:table-cell table:formula="of:=[.B163]/(4.7*3.8)*1000" office:value-type="float" office:value="0.0306270996640538">
            <text:p>0,0306270997</text:p>
          </table:table-cell>
          <table:table-cell table:formula="of:=[.C163]/(4.7*3.8)*1000" office:value-type="float" office:value="0.00739081746920493">
            <text:p>0,0073908175</text:p>
          </table:table-cell>
          <table:table-cell table:number-columns-repeated="3"/>
          <table:table-cell office:value-type="float" office:value="0.6">
            <text:p>0,6</text:p>
          </table:table-cell>
          <table:table-cell table:formula="of:=LOG(ABS([.B163]))" office:value-type="float" office:value="-3.26201267366657">
            <text:p>-3,2620126737</text:p>
          </table:table-cell>
        </table:table-row>
        <table:table-row table:style-name="ro1">
          <table:table-cell office:value-type="float" office:value="0.61">
            <text:p>0,61</text:p>
          </table:table-cell>
          <table:table-cell office:value-type="float" office:value="0.000586">
            <text:p>5,86E-004</text:p>
          </table:table-cell>
          <table:table-cell office:value-type="float" office:value="0.000222">
            <text:p>2,22E-004</text:p>
          </table:table-cell>
          <table:table-cell table:number-columns-repeated="3"/>
          <table:table-cell office:value-type="float" office:value="0.61">
            <text:p>0,61</text:p>
          </table:table-cell>
          <table:table-cell table:formula="of:=[.B164]/(4.7*3.8)*1000" office:value-type="float" office:value="0.0328107502799552">
            <text:p>0,0328107503</text:p>
          </table:table-cell>
          <table:table-cell table:formula="of:=[.C164]/(4.7*3.8)*1000" office:value-type="float" office:value="0.0124300111982083">
            <text:p>0,0124300112</text:p>
          </table:table-cell>
          <table:table-cell table:number-columns-repeated="3"/>
          <table:table-cell office:value-type="float" office:value="0.61">
            <text:p>0,61</text:p>
          </table:table-cell>
          <table:table-cell table:formula="of:=LOG(ABS([.B164]))" office:value-type="float" office:value="-3.23210238398191">
            <text:p>-3,232102384</text:p>
          </table:table-cell>
        </table:table-row>
        <table:table-row table:style-name="ro1">
          <table:table-cell office:value-type="float" office:value="0.62">
            <text:p>0,62</text:p>
          </table:table-cell>
          <table:table-cell office:value-type="float" office:value="0.000622">
            <text:p>6,22E-004</text:p>
          </table:table-cell>
          <table:table-cell office:value-type="float" office:value="0.000308">
            <text:p>3,08E-004</text:p>
          </table:table-cell>
          <table:table-cell table:number-columns-repeated="3"/>
          <table:table-cell office:value-type="float" office:value="0.62">
            <text:p>0,62</text:p>
          </table:table-cell>
          <table:table-cell table:formula="of:=[.B165]/(4.7*3.8)*1000" office:value-type="float" office:value="0.0348264277715565">
            <text:p>0,0348264278</text:p>
          </table:table-cell>
          <table:table-cell table:formula="of:=[.C165]/(4.7*3.8)*1000" office:value-type="float" office:value="0.0172452407614782">
            <text:p>0,0172452408</text:p>
          </table:table-cell>
          <table:table-cell table:number-columns-repeated="3"/>
          <table:table-cell office:value-type="float" office:value="0.62">
            <text:p>0,62</text:p>
          </table:table-cell>
          <table:table-cell table:formula="of:=LOG(ABS([.B165]))" office:value-type="float" office:value="-3.20620961530918">
            <text:p>-3,2062096153</text:p>
          </table:table-cell>
        </table:table-row>
        <table:table-row table:style-name="ro1">
          <table:table-cell office:value-type="float" office:value="0.63">
            <text:p>0,63</text:p>
          </table:table-cell>
          <table:table-cell office:value-type="float" office:value="0.000657">
            <text:p>6,57E-004</text:p>
          </table:table-cell>
          <table:table-cell office:value-type="float" office:value="0.000391">
            <text:p>3,91E-004</text:p>
          </table:table-cell>
          <table:table-cell table:number-columns-repeated="3"/>
          <table:table-cell office:value-type="float" office:value="0.63">
            <text:p>0,63</text:p>
          </table:table-cell>
          <table:table-cell table:formula="of:=[.B166]/(4.7*3.8)*1000" office:value-type="float" office:value="0.0367861142217245">
            <text:p>0,0367861142</text:p>
          </table:table-cell>
          <table:table-cell table:formula="of:=[.C166]/(4.7*3.8)*1000" office:value-type="float" office:value="0.0218924972004479">
            <text:p>0,0218924972</text:p>
          </table:table-cell>
          <table:table-cell table:number-columns-repeated="3"/>
          <table:table-cell office:value-type="float" office:value="0.63">
            <text:p>0,63</text:p>
          </table:table-cell>
          <table:table-cell table:formula="of:=LOG(ABS([.B166]))" office:value-type="float" office:value="-3.18243463044022">
            <text:p>-3,1824346304</text:p>
          </table:table-cell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0.00069">
            <text:p>6,90E-004</text:p>
          </table:table-cell>
          <table:table-cell office:value-type="float" office:value="0.000467">
            <text:p>4,67E-004</text:p>
          </table:table-cell>
          <table:table-cell table:number-columns-repeated="3"/>
          <table:table-cell office:value-type="float" office:value="0.64">
            <text:p>0,64</text:p>
          </table:table-cell>
          <table:table-cell table:formula="of:=[.B167]/(4.7*3.8)*1000" office:value-type="float" office:value="0.0386338185890258">
            <text:p>0,0386338186</text:p>
          </table:table-cell>
          <table:table-cell table:formula="of:=[.C167]/(4.7*3.8)*1000" office:value-type="float" office:value="0.0261478163493841">
            <text:p>0,0261478163</text:p>
          </table:table-cell>
          <table:table-cell table:number-columns-repeated="3"/>
          <table:table-cell office:value-type="float" office:value="0.64">
            <text:p>0,64</text:p>
          </table:table-cell>
          <table:table-cell table:formula="of:=LOG(ABS([.B167]))" office:value-type="float" office:value="-3.16115090926274">
            <text:p>-3,1611509093</text:p>
          </table:table-cell>
        </table:table-row>
        <table:table-row table:style-name="ro1">
          <table:table-cell office:value-type="float" office:value="0.65">
            <text:p>0,65</text:p>
          </table:table-cell>
          <table:table-cell office:value-type="float" office:value="0.000721">
            <text:p>7,21E-004</text:p>
          </table:table-cell>
          <table:table-cell office:value-type="float" office:value="0.000538">
            <text:p>5,38E-004</text:p>
          </table:table-cell>
          <table:table-cell table:number-columns-repeated="3"/>
          <table:table-cell office:value-type="float" office:value="0.65">
            <text:p>0,65</text:p>
          </table:table-cell>
          <table:table-cell table:formula="of:=[.B168]/(4.7*3.8)*1000" office:value-type="float" office:value="0.0403695408734602">
            <text:p>0,0403695409</text:p>
          </table:table-cell>
          <table:table-cell table:formula="of:=[.C168]/(4.7*3.8)*1000" office:value-type="float" office:value="0.0301231802911534">
            <text:p>0,0301231803</text:p>
          </table:table-cell>
          <table:table-cell table:number-columns-repeated="3"/>
          <table:table-cell office:value-type="float" office:value="0.65">
            <text:p>0,65</text:p>
          </table:table-cell>
          <table:table-cell table:formula="of:=LOG(ABS([.B168]))" office:value-type="float" office:value="-3.14206473528057">
            <text:p>-3,1420647353</text:p>
          </table:table-cell>
        </table:table-row>
        <table:table-row table:style-name="ro1">
          <table:table-cell office:value-type="float" office:value="0.66">
            <text:p>0,66</text:p>
          </table:table-cell>
          <table:table-cell office:value-type="float" office:value="0.000753">
            <text:p>7,53E-004</text:p>
          </table:table-cell>
          <table:table-cell office:value-type="float" office:value="0.000603">
            <text:p>6,03E-004</text:p>
          </table:table-cell>
          <table:table-cell table:number-columns-repeated="3"/>
          <table:table-cell office:value-type="float" office:value="0.66">
            <text:p>0,66</text:p>
          </table:table-cell>
          <table:table-cell table:formula="of:=[.B169]/(4.7*3.8)*1000" office:value-type="float" office:value="0.0421612541993281">
            <text:p>0,0421612542</text:p>
          </table:table-cell>
          <table:table-cell table:formula="of:=[.C169]/(4.7*3.8)*1000" office:value-type="float" office:value="0.0337625979843225">
            <text:p>0,033762598</text:p>
          </table:table-cell>
          <table:table-cell table:number-columns-repeated="3"/>
          <table:table-cell office:value-type="float" office:value="0.66">
            <text:p>0,66</text:p>
          </table:table-cell>
          <table:table-cell table:formula="of:=LOG(ABS([.B169]))" office:value-type="float" office:value="-3.1232050237993">
            <text:p>-3,1232050238</text:p>
          </table:table-cell>
        </table:table-row>
        <table:table-row table:style-name="ro1">
          <table:table-cell office:value-type="float" office:value="0.67">
            <text:p>0,67</text:p>
          </table:table-cell>
          <table:table-cell office:value-type="float" office:value="0.000784">
            <text:p>7,84E-004</text:p>
          </table:table-cell>
          <table:table-cell office:value-type="float" office:value="0.000663">
            <text:p>6,63E-004</text:p>
          </table:table-cell>
          <table:table-cell table:number-columns-repeated="3"/>
          <table:table-cell office:value-type="float" office:value="0.67">
            <text:p>0,67</text:p>
          </table:table-cell>
          <table:table-cell table:formula="of:=[.B170]/(4.7*3.8)*1000" office:value-type="float" office:value="0.0438969764837626">
            <text:p>0,0438969765</text:p>
          </table:table-cell>
          <table:table-cell table:formula="of:=[.C170]/(4.7*3.8)*1000" office:value-type="float" office:value="0.0371220604703247">
            <text:p>0,0371220605</text:p>
          </table:table-cell>
          <table:table-cell table:number-columns-repeated="3"/>
          <table:table-cell office:value-type="float" office:value="0.67">
            <text:p>0,67</text:p>
          </table:table-cell>
          <table:table-cell table:formula="of:=LOG(ABS([.B170]))" office:value-type="float" office:value="-3.10568393731556">
            <text:p>-3,1056839373</text:p>
          </table:table-cell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0.000816">
            <text:p>8,16E-004</text:p>
          </table:table-cell>
          <table:table-cell office:value-type="float" office:value="0.000719">
            <text:p>7,19E-004</text:p>
          </table:table-cell>
          <table:table-cell table:number-columns-repeated="3"/>
          <table:table-cell office:value-type="float" office:value="0.68">
            <text:p>0,68</text:p>
          </table:table-cell>
          <table:table-cell table:formula="of:=[.B171]/(4.7*3.8)*1000" office:value-type="float" office:value="0.0456886898096305">
            <text:p>0,0456886898</text:p>
          </table:table-cell>
          <table:table-cell table:formula="of:=[.C171]/(4.7*3.8)*1000" office:value-type="float" office:value="0.0402575587905935">
            <text:p>0,0402575588</text:p>
          </table:table-cell>
          <table:table-cell table:number-columns-repeated="3"/>
          <table:table-cell office:value-type="float" office:value="0.68">
            <text:p>0,68</text:p>
          </table:table-cell>
          <table:table-cell table:formula="of:=LOG(ABS([.B171]))" office:value-type="float" office:value="-3.08830984124614">
            <text:p>-3,0883098412</text:p>
          </table:table-cell>
        </table:table-row>
        <table:table-row table:style-name="ro1">
          <table:table-cell office:value-type="float" office:value="0.69">
            <text:p>0,69</text:p>
          </table:table-cell>
          <table:table-cell office:value-type="float" office:value="0.000849">
            <text:p>8,49E-004</text:p>
          </table:table-cell>
          <table:table-cell office:value-type="float" office:value="0.00077">
            <text:p>7,70E-004</text:p>
          </table:table-cell>
          <table:table-cell table:number-columns-repeated="3"/>
          <table:table-cell office:value-type="float" office:value="0.69">
            <text:p>0,69</text:p>
          </table:table-cell>
          <table:table-cell table:formula="of:=[.B172]/(4.7*3.8)*1000" office:value-type="float" office:value="0.0475363941769317">
            <text:p>0,0475363942</text:p>
          </table:table-cell>
          <table:table-cell table:formula="of:=[.C172]/(4.7*3.8)*1000" office:value-type="float" office:value="0.0431131019036954">
            <text:p>0,0431131019</text:p>
          </table:table-cell>
          <table:table-cell table:number-columns-repeated="3"/>
          <table:table-cell office:value-type="float" office:value="0.69">
            <text:p>0,69</text:p>
          </table:table-cell>
          <table:table-cell table:formula="of:=LOG(ABS([.B172]))" office:value-type="float" office:value="-3.07109230975605">
            <text:p>-3,0710923098</text:p>
          </table:table-cell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.000884">
            <text:p>8,84E-004</text:p>
          </table:table-cell>
          <table:table-cell office:value-type="float" office:value="0.000818">
            <text:p>8,18E-004</text:p>
          </table:table-cell>
          <table:table-cell table:number-columns-repeated="3"/>
          <table:table-cell office:value-type="float" office:value="0.7">
            <text:p>0,7</text:p>
          </table:table-cell>
          <table:table-cell table:formula="of:=[.B173]/(4.7*3.8)*1000" office:value-type="float" office:value="0.0494960806270997">
            <text:p>0,0494960806</text:p>
          </table:table-cell>
          <table:table-cell table:formula="of:=[.C173]/(4.7*3.8)*1000" office:value-type="float" office:value="0.0458006718924972">
            <text:p>0,0458006719</text:p>
          </table:table-cell>
          <table:table-cell table:number-columns-repeated="3"/>
          <table:table-cell office:value-type="float" office:value="0.7">
            <text:p>0,7</text:p>
          </table:table-cell>
          <table:table-cell table:formula="of:=LOG(ABS([.B173]))" office:value-type="float" office:value="-3.05354773498693">
            <text:p>-3,053547735</text:p>
          </table:table-cell>
        </table:table-row>
        <table:table-row table:style-name="ro1">
          <table:table-cell office:value-type="float" office:value="0.71">
            <text:p>0,71</text:p>
          </table:table-cell>
          <table:table-cell office:value-type="float" office:value="0.00092">
            <text:p>9,20E-004</text:p>
          </table:table-cell>
          <table:table-cell office:value-type="float" office:value="0.000864">
            <text:p>8,64E-004</text:p>
          </table:table-cell>
          <table:table-cell table:number-columns-repeated="3"/>
          <table:table-cell office:value-type="float" office:value="0.71">
            <text:p>0,71</text:p>
          </table:table-cell>
          <table:table-cell table:formula="of:=[.B174]/(4.7*3.8)*1000" office:value-type="float" office:value="0.051511758118701">
            <text:p>0,0515117581</text:p>
          </table:table-cell>
          <table:table-cell table:formula="of:=[.C174]/(4.7*3.8)*1000" office:value-type="float" office:value="0.0483762597984322">
            <text:p>0,0483762598</text:p>
          </table:table-cell>
          <table:table-cell table:number-columns-repeated="3"/>
          <table:table-cell office:value-type="float" office:value="0.71">
            <text:p>0,71</text:p>
          </table:table-cell>
          <table:table-cell table:formula="of:=LOG(ABS([.B174]))" office:value-type="float" office:value="-3.03621217265444">
            <text:p>-3,0362121727</text:p>
          </table:table-cell>
        </table:table-row>
        <table:table-row table:style-name="ro1">
          <table:table-cell office:value-type="float" office:value="0.72">
            <text:p>0,72</text:p>
          </table:table-cell>
          <table:table-cell office:value-type="float" office:value="0.000958">
            <text:p>9,58E-004</text:p>
          </table:table-cell>
          <table:table-cell office:value-type="float" office:value="0.00091">
            <text:p>9,10E-004</text:p>
          </table:table-cell>
          <table:table-cell table:number-columns-repeated="3"/>
          <table:table-cell office:value-type="float" office:value="0.72">
            <text:p>0,72</text:p>
          </table:table-cell>
          <table:table-cell table:formula="of:=[.B175]/(4.7*3.8)*1000" office:value-type="float" office:value="0.0536394176931691">
            <text:p>0,0536394177</text:p>
          </table:table-cell>
          <table:table-cell table:formula="of:=[.C175]/(4.7*3.8)*1000" office:value-type="float" office:value="0.0509518477043673">
            <text:p>0,0509518477</text:p>
          </table:table-cell>
          <table:table-cell table:number-columns-repeated="3"/>
          <table:table-cell office:value-type="float" office:value="0.72">
            <text:p>0,72</text:p>
          </table:table-cell>
          <table:table-cell table:formula="of:=LOG(ABS([.B175]))" office:value-type="float" office:value="-3.01863449092145">
            <text:p>-3,0186344909</text:p>
          </table:table-cell>
        </table:table-row>
        <table:table-row table:style-name="ro1">
          <table:table-cell office:value-type="float" office:value="0.73">
            <text:p>0,73</text:p>
          </table:table-cell>
          <table:table-cell office:value-type="float" office:value="0.000999">
            <text:p>9,99E-004</text:p>
          </table:table-cell>
          <table:table-cell office:value-type="float" office:value="0.000956">
            <text:p>9,56E-004</text:p>
          </table:table-cell>
          <table:table-cell table:number-columns-repeated="3"/>
          <table:table-cell office:value-type="float" office:value="0.73">
            <text:p>0,73</text:p>
          </table:table-cell>
          <table:table-cell table:formula="of:=[.B176]/(4.7*3.8)*1000" office:value-type="float" office:value="0.0559350503919373">
            <text:p>0,0559350504</text:p>
          </table:table-cell>
          <table:table-cell table:formula="of:=[.C176]/(4.7*3.8)*1000" office:value-type="float" office:value="0.0535274356103024">
            <text:p>0,0535274356</text:p>
          </table:table-cell>
          <table:table-cell table:number-columns-repeated="3"/>
          <table:table-cell office:value-type="float" office:value="0.73">
            <text:p>0,73</text:p>
          </table:table-cell>
          <table:table-cell table:formula="of:=LOG(ABS([.B176]))" office:value-type="float" office:value="-3.00043451177402">
            <text:p>-3,0004345118</text:p>
          </table:table-cell>
        </table:table-row>
        <table:table-row table:style-name="ro1">
          <table:table-cell office:value-type="float" office:value="0.74">
            <text:p>0,74</text:p>
          </table:table-cell>
          <table:table-cell office:value-type="float" office:value="0.00104">
            <text:p>1,04E-003</text:p>
          </table:table-cell>
          <table:table-cell office:value-type="float" office:value="0.001">
            <text:p>1,00E-003</text:p>
          </table:table-cell>
          <table:table-cell table:number-columns-repeated="3"/>
          <table:table-cell office:value-type="float" office:value="0.74">
            <text:p>0,74</text:p>
          </table:table-cell>
          <table:table-cell table:formula="of:=[.B177]/(4.7*3.8)*1000" office:value-type="float" office:value="0.0582306830907055">
            <text:p>0,0582306831</text:p>
          </table:table-cell>
          <table:table-cell table:formula="of:=[.C177]/(4.7*3.8)*1000" office:value-type="float" office:value="0.0559910414333707">
            <text:p>0,0559910414</text:p>
          </table:table-cell>
          <table:table-cell table:number-columns-repeated="3"/>
          <table:table-cell office:value-type="float" office:value="0.74">
            <text:p>0,74</text:p>
          </table:table-cell>
          <table:table-cell table:formula="of:=LOG(ABS([.B177]))" office:value-type="float" office:value="-2.98296666070122">
            <text:p>-2,9829666607</text:p>
          </table:table-cell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0.00109">
            <text:p>1,09E-003</text:p>
          </table:table-cell>
          <table:table-cell office:value-type="float" office:value="0.00105">
            <text:p>1,05E-003</text:p>
          </table:table-cell>
          <table:table-cell table:number-columns-repeated="3"/>
          <table:table-cell office:value-type="float" office:value="0.75">
            <text:p>0,75</text:p>
          </table:table-cell>
          <table:table-cell table:formula="of:=[.B178]/(4.7*3.8)*1000" office:value-type="float" office:value="0.061030235162374">
            <text:p>0,0610302352</text:p>
          </table:table-cell>
          <table:table-cell table:formula="of:=[.C178]/(4.7*3.8)*1000" office:value-type="float" office:value="0.0587905935050392">
            <text:p>0,0587905935</text:p>
          </table:table-cell>
          <table:table-cell table:number-columns-repeated="3"/>
          <table:table-cell office:value-type="float" office:value="0.75">
            <text:p>0,75</text:p>
          </table:table-cell>
          <table:table-cell table:formula="of:=LOG(ABS([.B178]))" office:value-type="float" office:value="-2.96257350205938">
            <text:p>-2,9625735021</text:p>
          </table:table-cell>
        </table:table-row>
        <table:table-row table:style-name="ro1">
          <table:table-cell office:value-type="float" office:value="0.76">
            <text:p>0,76</text:p>
          </table:table-cell>
          <table:table-cell office:value-type="float" office:value="0.00114">
            <text:p>1,14E-003</text:p>
          </table:table-cell>
          <table:table-cell office:value-type="float" office:value="0.0011">
            <text:p>1,10E-003</text:p>
          </table:table-cell>
          <table:table-cell table:number-columns-repeated="3"/>
          <table:table-cell office:value-type="float" office:value="0.76">
            <text:p>0,76</text:p>
          </table:table-cell>
          <table:table-cell table:formula="of:=[.B179]/(4.7*3.8)*1000" office:value-type="float" office:value="0.0638297872340426">
            <text:p>0,0638297872</text:p>
          </table:table-cell>
          <table:table-cell table:formula="of:=[.C179]/(4.7*3.8)*1000" office:value-type="float" office:value="0.0615901455767077">
            <text:p>0,0615901456</text:p>
          </table:table-cell>
          <table:table-cell table:number-columns-repeated="3"/>
          <table:table-cell office:value-type="float" office:value="0.76">
            <text:p>0,76</text:p>
          </table:table-cell>
          <table:table-cell table:formula="of:=LOG(ABS([.B179]))" office:value-type="float" office:value="-2.94309514866353">
            <text:p>-2,9430951487</text:p>
          </table:table-cell>
        </table:table-row>
        <table:table-row table:style-name="ro1">
          <table:table-cell office:value-type="float" office:value="0.77">
            <text:p>0,77</text:p>
          </table:table-cell>
          <table:table-cell office:value-type="float" office:value="0.00119">
            <text:p>1,19E-003</text:p>
          </table:table-cell>
          <table:table-cell office:value-type="float" office:value="0.00116">
            <text:p>1,16E-003</text:p>
          </table:table-cell>
          <table:table-cell table:number-columns-repeated="3"/>
          <table:table-cell office:value-type="float" office:value="0.77">
            <text:p>0,77</text:p>
          </table:table-cell>
          <table:table-cell table:formula="of:=[.B180]/(4.7*3.8)*1000" office:value-type="float" office:value="0.0666293393057111">
            <text:p>0,0666293393</text:p>
          </table:table-cell>
          <table:table-cell table:formula="of:=[.C180]/(4.7*3.8)*1000" office:value-type="float" office:value="0.06494960806271">
            <text:p>0,0649496081</text:p>
          </table:table-cell>
          <table:table-cell table:number-columns-repeated="3"/>
          <table:table-cell office:value-type="float" office:value="0.77">
            <text:p>0,77</text:p>
          </table:table-cell>
          <table:table-cell table:formula="of:=LOG(ABS([.B180]))" office:value-type="float" office:value="-2.92445303860747">
            <text:p>-2,9244530386</text:p>
          </table:table-cell>
        </table:table-row>
        <table:table-row table:style-name="ro1">
          <table:table-cell office:value-type="float" office:value="0.78">
            <text:p>0,78</text:p>
          </table:table-cell>
          <table:table-cell office:value-type="float" office:value="0.00125">
            <text:p>1,25E-003</text:p>
          </table:table-cell>
          <table:table-cell office:value-type="float" office:value="0.00122">
            <text:p>1,22E-003</text:p>
          </table:table-cell>
          <table:table-cell table:number-columns-repeated="3"/>
          <table:table-cell office:value-type="float" office:value="0.78">
            <text:p>0,78</text:p>
          </table:table-cell>
          <table:table-cell table:formula="of:=[.B181]/(4.7*3.8)*1000" office:value-type="float" office:value="0.0699888017917133">
            <text:p>0,0699888018</text:p>
          </table:table-cell>
          <table:table-cell table:formula="of:=[.C181]/(4.7*3.8)*1000" office:value-type="float" office:value="0.0683090705487122">
            <text:p>0,0683090705</text:p>
          </table:table-cell>
          <table:table-cell table:number-columns-repeated="3"/>
          <table:table-cell office:value-type="float" office:value="0.78">
            <text:p>0,78</text:p>
          </table:table-cell>
          <table:table-cell table:formula="of:=LOG(ABS([.B181]))" office:value-type="float" office:value="-2.90308998699194">
            <text:p>-2,903089987</text:p>
          </table:table-cell>
        </table:table-row>
        <table:table-row table:style-name="ro1">
          <table:table-cell office:value-type="float" office:value="0.79">
            <text:p>0,79</text:p>
          </table:table-cell>
          <table:table-cell office:value-type="float" office:value="0.00131">
            <text:p>1,31E-003</text:p>
          </table:table-cell>
          <table:table-cell office:value-type="float" office:value="0.00128">
            <text:p>1,28E-003</text:p>
          </table:table-cell>
          <table:table-cell table:number-columns-repeated="3"/>
          <table:table-cell office:value-type="float" office:value="0.79">
            <text:p>0,79</text:p>
          </table:table-cell>
          <table:table-cell table:formula="of:=[.B182]/(4.7*3.8)*1000" office:value-type="float" office:value="0.0733482642777156">
            <text:p>0,0733482643</text:p>
          </table:table-cell>
          <table:table-cell table:formula="of:=[.C182]/(4.7*3.8)*1000" office:value-type="float" office:value="0.0716685330347144">
            <text:p>0,071668533</text:p>
          </table:table-cell>
          <table:table-cell table:number-columns-repeated="3"/>
          <table:table-cell office:value-type="float" office:value="0.79">
            <text:p>0,79</text:p>
          </table:table-cell>
          <table:table-cell table:formula="of:=LOG(ABS([.B182]))" office:value-type="float" office:value="-2.88272870434424">
            <text:p>-2,8827287043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.00138">
            <text:p>1,38E-003</text:p>
          </table:table-cell>
          <table:table-cell office:value-type="float" office:value="0.00135">
            <text:p>1,35E-003</text:p>
          </table:table-cell>
          <table:table-cell table:number-columns-repeated="3"/>
          <table:table-cell office:value-type="float" office:value="0.8">
            <text:p>0,8</text:p>
          </table:table-cell>
          <table:table-cell table:formula="of:=[.B183]/(4.7*3.8)*1000" office:value-type="float" office:value="0.0772676371780515">
            <text:p>0,0772676372</text:p>
          </table:table-cell>
          <table:table-cell table:formula="of:=[.C183]/(4.7*3.8)*1000" office:value-type="float" office:value="0.0755879059350504">
            <text:p>0,0755879059</text:p>
          </table:table-cell>
          <table:table-cell table:number-columns-repeated="3"/>
          <table:table-cell office:value-type="float" office:value="0.8">
            <text:p>0,8</text:p>
          </table:table-cell>
          <table:table-cell table:formula="of:=LOG(ABS([.B183]))" office:value-type="float" office:value="-2.86012091359876">
            <text:p>-2,8601209136</text:p>
          </table:table-cell>
        </table:table-row>
        <table:table-row table:style-name="ro1">
          <table:table-cell office:value-type="float" office:value="0.81">
            <text:p>0,81</text:p>
          </table:table-cell>
          <table:table-cell office:value-type="float" office:value="0.00145">
            <text:p>1,45E-003</text:p>
          </table:table-cell>
          <table:table-cell office:value-type="float" office:value="0.00142">
            <text:p>1,42E-003</text:p>
          </table:table-cell>
          <table:table-cell table:number-columns-repeated="3"/>
          <table:table-cell office:value-type="float" office:value="0.81">
            <text:p>0,81</text:p>
          </table:table-cell>
          <table:table-cell table:formula="of:=[.B184]/(4.7*3.8)*1000" office:value-type="float" office:value="0.0811870100783875">
            <text:p>0,0811870101</text:p>
          </table:table-cell>
          <table:table-cell table:formula="of:=[.C184]/(4.7*3.8)*1000" office:value-type="float" office:value="0.0795072788353863">
            <text:p>0,0795072788</text:p>
          </table:table-cell>
          <table:table-cell table:number-columns-repeated="3"/>
          <table:table-cell office:value-type="float" office:value="0.81">
            <text:p>0,81</text:p>
          </table:table-cell>
          <table:table-cell table:formula="of:=LOG(ABS([.B184]))" office:value-type="float" office:value="-2.83863199776502">
            <text:p>-2,8386319978</text:p>
          </table:table-cell>
        </table:table-row>
        <table:table-row table:style-name="ro1">
          <table:table-cell office:value-type="float" office:value="0.82">
            <text:p>0,82</text:p>
          </table:table-cell>
          <table:table-cell office:value-type="float" office:value="0.00152">
            <text:p>1,52E-003</text:p>
          </table:table-cell>
          <table:table-cell office:value-type="float" office:value="0.00149">
            <text:p>1,49E-003</text:p>
          </table:table-cell>
          <table:table-cell table:number-columns-repeated="3"/>
          <table:table-cell office:value-type="float" office:value="0.82">
            <text:p>0,82</text:p>
          </table:table-cell>
          <table:table-cell table:formula="of:=[.B185]/(4.7*3.8)*1000" office:value-type="float" office:value="0.0851063829787234">
            <text:p>0,085106383</text:p>
          </table:table-cell>
          <table:table-cell table:formula="of:=[.C185]/(4.7*3.8)*1000" office:value-type="float" office:value="0.0834266517357223">
            <text:p>0,0834266517</text:p>
          </table:table-cell>
          <table:table-cell table:number-columns-repeated="3"/>
          <table:table-cell office:value-type="float" office:value="0.82">
            <text:p>0,82</text:p>
          </table:table-cell>
          <table:table-cell table:formula="of:=LOG(ABS([.B185]))" office:value-type="float" office:value="-2.81815641205523">
            <text:p>-2,8181564121</text:p>
          </table:table-cell>
        </table:table-row>
        <table:table-row table:style-name="ro1">
          <table:table-cell office:value-type="float" office:value="0.83">
            <text:p>0,83</text:p>
          </table:table-cell>
          <table:table-cell office:value-type="float" office:value="0.0016">
            <text:p>1,60E-003</text:p>
          </table:table-cell>
          <table:table-cell office:value-type="float" office:value="0.00157">
            <text:p>1,57E-003</text:p>
          </table:table-cell>
          <table:table-cell table:number-columns-repeated="3"/>
          <table:table-cell office:value-type="float" office:value="0.83">
            <text:p>0,83</text:p>
          </table:table-cell>
          <table:table-cell table:formula="of:=[.B186]/(4.7*3.8)*1000" office:value-type="float" office:value="0.0895856662933931">
            <text:p>0,0895856663</text:p>
          </table:table-cell>
          <table:table-cell table:formula="of:=[.C186]/(4.7*3.8)*1000" office:value-type="float" office:value="0.087905935050392">
            <text:p>0,0879059351</text:p>
          </table:table-cell>
          <table:table-cell table:number-columns-repeated="3"/>
          <table:table-cell office:value-type="float" office:value="0.83">
            <text:p>0,83</text:p>
          </table:table-cell>
          <table:table-cell table:formula="of:=LOG(ABS([.B186]))" office:value-type="float" office:value="-2.79588001734407">
            <text:p>-2,7958800173</text:p>
          </table:table-cell>
        </table:table-row>
        <table:table-row table:style-name="ro1">
          <table:table-cell office:value-type="float" office:value="0.84">
            <text:p>0,84</text:p>
          </table:table-cell>
          <table:table-cell office:value-type="float" office:value="0.00169">
            <text:p>1,69E-003</text:p>
          </table:table-cell>
          <table:table-cell office:value-type="float" office:value="0.00166">
            <text:p>1,66E-003</text:p>
          </table:table-cell>
          <table:table-cell table:number-columns-repeated="3"/>
          <table:table-cell office:value-type="float" office:value="0.84">
            <text:p>0,84</text:p>
          </table:table-cell>
          <table:table-cell table:formula="of:=[.B187]/(4.7*3.8)*1000" office:value-type="float" office:value="0.0946248600223964">
            <text:p>0,09462486</text:p>
          </table:table-cell>
          <table:table-cell table:formula="of:=[.C187]/(4.7*3.8)*1000" office:value-type="float" office:value="0.0929451287793953">
            <text:p>0,0929451288</text:p>
          </table:table-cell>
          <table:table-cell table:number-columns-repeated="3"/>
          <table:table-cell office:value-type="float" office:value="0.84">
            <text:p>0,84</text:p>
          </table:table-cell>
          <table:table-cell table:formula="of:=LOG(ABS([.B187]))" office:value-type="float" office:value="-2.77211329538633">
            <text:p>-2,7721132954</text:p>
          </table:table-cell>
        </table:table-row>
        <table:table-row table:style-name="ro1">
          <table:table-cell office:value-type="float" office:value="0.85">
            <text:p>0,85</text:p>
          </table:table-cell>
          <table:table-cell office:value-type="float" office:value="0.00178">
            <text:p>1,78E-003</text:p>
          </table:table-cell>
          <table:table-cell office:value-type="float" office:value="0.00175">
            <text:p>1,75E-003</text:p>
          </table:table-cell>
          <table:table-cell table:number-columns-repeated="3"/>
          <table:table-cell office:value-type="float" office:value="0.85">
            <text:p>0,85</text:p>
          </table:table-cell>
          <table:table-cell table:formula="of:=[.B188]/(4.7*3.8)*1000" office:value-type="float" office:value="0.0996640537513998">
            <text:p>0,0996640538</text:p>
          </table:table-cell>
          <table:table-cell table:formula="of:=[.C188]/(4.7*3.8)*1000" office:value-type="float" office:value="0.0979843225083987">
            <text:p>0,0979843225</text:p>
          </table:table-cell>
          <table:table-cell table:number-columns-repeated="3"/>
          <table:table-cell office:value-type="float" office:value="0.85">
            <text:p>0,85</text:p>
          </table:table-cell>
          <table:table-cell table:formula="of:=LOG(ABS([.B188]))" office:value-type="float" office:value="-2.74957999769111">
            <text:p>-2,7495799977</text:p>
          </table:table-cell>
        </table:table-row>
        <table:table-row table:style-name="ro1">
          <table:table-cell office:value-type="float" office:value="0.86">
            <text:p>0,86</text:p>
          </table:table-cell>
          <table:table-cell office:value-type="float" office:value="0.00188">
            <text:p>1,88E-003</text:p>
          </table:table-cell>
          <table:table-cell office:value-type="float" office:value="0.00185">
            <text:p>1,85E-003</text:p>
          </table:table-cell>
          <table:table-cell table:number-columns-repeated="3"/>
          <table:table-cell office:value-type="float" office:value="0.86">
            <text:p>0,86</text:p>
          </table:table-cell>
          <table:table-cell table:formula="of:=[.B189]/(4.7*3.8)*1000" office:value-type="float" office:value="0.105263157894737">
            <text:p>0,1052631579</text:p>
          </table:table-cell>
          <table:table-cell table:formula="of:=[.C189]/(4.7*3.8)*1000" office:value-type="float" office:value="0.103583426651736">
            <text:p>0,1035834267</text:p>
          </table:table-cell>
          <table:table-cell table:number-columns-repeated="3"/>
          <table:table-cell office:value-type="float" office:value="0.86">
            <text:p>0,86</text:p>
          </table:table-cell>
          <table:table-cell table:formula="of:=LOG(ABS([.B189]))" office:value-type="float" office:value="-2.72584215073632">
            <text:p>-2,7258421507</text:p>
          </table:table-cell>
        </table:table-row>
        <table:table-row table:style-name="ro1">
          <table:table-cell office:value-type="float" office:value="0.87">
            <text:p>0,87</text:p>
          </table:table-cell>
          <table:table-cell office:value-type="float" office:value="0.00198">
            <text:p>1,98E-003</text:p>
          </table:table-cell>
          <table:table-cell office:value-type="float" office:value="0.00195">
            <text:p>1,95E-003</text:p>
          </table:table-cell>
          <table:table-cell table:number-columns-repeated="3"/>
          <table:table-cell office:value-type="float" office:value="0.87">
            <text:p>0,87</text:p>
          </table:table-cell>
          <table:table-cell table:formula="of:=[.B190]/(4.7*3.8)*1000" office:value-type="float" office:value="0.110862262038074">
            <text:p>0,110862262</text:p>
          </table:table-cell>
          <table:table-cell table:formula="of:=[.C190]/(4.7*3.8)*1000" office:value-type="float" office:value="0.109182530795073">
            <text:p>0,1091825308</text:p>
          </table:table-cell>
          <table:table-cell table:number-columns-repeated="3"/>
          <table:table-cell office:value-type="float" office:value="0.87">
            <text:p>0,87</text:p>
          </table:table-cell>
          <table:table-cell table:formula="of:=LOG(ABS([.B190]))" office:value-type="float" office:value="-2.70333480973847">
            <text:p>-2,7033348097</text:p>
          </table:table-cell>
        </table:table-row>
        <table:table-row table:style-name="ro1">
          <table:table-cell office:value-type="float" office:value="0.88">
            <text:p>0,88</text:p>
          </table:table-cell>
          <table:table-cell office:value-type="float" office:value="0.00209">
            <text:p>2,09E-003</text:p>
          </table:table-cell>
          <table:table-cell office:value-type="float" office:value="0.00206">
            <text:p>2,06E-003</text:p>
          </table:table-cell>
          <table:table-cell table:number-columns-repeated="3"/>
          <table:table-cell office:value-type="float" office:value="0.88">
            <text:p>0,88</text:p>
          </table:table-cell>
          <table:table-cell table:formula="of:=[.B191]/(4.7*3.8)*1000" office:value-type="float" office:value="0.117021276595745">
            <text:p>0,1170212766</text:p>
          </table:table-cell>
          <table:table-cell table:formula="of:=[.C191]/(4.7*3.8)*1000" office:value-type="float" office:value="0.115341545352744">
            <text:p>0,1153415454</text:p>
          </table:table-cell>
          <table:table-cell table:number-columns-repeated="3"/>
          <table:table-cell office:value-type="float" office:value="0.88">
            <text:p>0,88</text:p>
          </table:table-cell>
          <table:table-cell table:formula="of:=LOG(ABS([.B191]))" office:value-type="float" office:value="-2.67985371388895">
            <text:p>-2,6798537139</text:p>
          </table:table-cell>
        </table:table-row>
        <table:table-row table:style-name="ro1">
          <table:table-cell office:value-type="float" office:value="0.89">
            <text:p>0,89</text:p>
          </table:table-cell>
          <table:table-cell office:value-type="float" office:value="0.00221">
            <text:p>2,21E-003</text:p>
          </table:table-cell>
          <table:table-cell office:value-type="float" office:value="0.00218">
            <text:p>2,18E-003</text:p>
          </table:table-cell>
          <table:table-cell table:number-columns-repeated="3"/>
          <table:table-cell office:value-type="float" office:value="0.89">
            <text:p>0,89</text:p>
          </table:table-cell>
          <table:table-cell table:formula="of:=[.B192]/(4.7*3.8)*1000" office:value-type="float" office:value="0.123740201567749">
            <text:p>0,1237402016</text:p>
          </table:table-cell>
          <table:table-cell table:formula="of:=[.C192]/(4.7*3.8)*1000" office:value-type="float" office:value="0.122060470324748">
            <text:p>0,1220604703</text:p>
          </table:table-cell>
          <table:table-cell table:number-columns-repeated="3"/>
          <table:table-cell office:value-type="float" office:value="0.89">
            <text:p>0,89</text:p>
          </table:table-cell>
          <table:table-cell table:formula="of:=LOG(ABS([.B192]))" office:value-type="float" office:value="-2.65560772631489">
            <text:p>-2,6556077263</text:p>
          </table:table-cell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0.00233">
            <text:p>2,33E-003</text:p>
          </table:table-cell>
          <table:table-cell office:value-type="float" office:value="0.0023">
            <text:p>2,30E-003</text:p>
          </table:table-cell>
          <table:table-cell table:number-columns-repeated="3"/>
          <table:table-cell office:value-type="float" office:value="0.9">
            <text:p>0,9</text:p>
          </table:table-cell>
          <table:table-cell table:formula="of:=[.B193]/(4.7*3.8)*1000" office:value-type="float" office:value="0.130459126539754">
            <text:p>0,1304591265</text:p>
          </table:table-cell>
          <table:table-cell table:formula="of:=[.C193]/(4.7*3.8)*1000" office:value-type="float" office:value="0.128779395296753">
            <text:p>0,1287793953</text:p>
          </table:table-cell>
          <table:table-cell table:number-columns-repeated="3"/>
          <table:table-cell office:value-type="float" office:value="0.9">
            <text:p>0,9</text:p>
          </table:table-cell>
          <table:table-cell table:formula="of:=LOG(ABS([.B193]))" office:value-type="float" office:value="-2.63264407897398">
            <text:p>-2,632644079</text:p>
          </table:table-cell>
        </table:table-row>
        <table:table-row table:style-name="ro1">
          <table:table-cell office:value-type="float" office:value="0.91">
            <text:p>0,91</text:p>
          </table:table-cell>
          <table:table-cell office:value-type="float" office:value="0.00246">
            <text:p>2,46E-003</text:p>
          </table:table-cell>
          <table:table-cell office:value-type="float" office:value="0.00243">
            <text:p>2,43E-003</text:p>
          </table:table-cell>
          <table:table-cell table:number-columns-repeated="3"/>
          <table:table-cell office:value-type="float" office:value="0.91">
            <text:p>0,91</text:p>
          </table:table-cell>
          <table:table-cell table:formula="of:=[.B194]/(4.7*3.8)*1000" office:value-type="float" office:value="0.137737961926092">
            <text:p>0,1377379619</text:p>
          </table:table-cell>
          <table:table-cell table:formula="of:=[.C194]/(4.7*3.8)*1000" office:value-type="float" office:value="0.136058230683091">
            <text:p>0,1360582307</text:p>
          </table:table-cell>
          <table:table-cell table:number-columns-repeated="3"/>
          <table:table-cell office:value-type="float" office:value="0.91">
            <text:p>0,91</text:p>
          </table:table-cell>
          <table:table-cell table:formula="of:=LOG(ABS([.B194]))" office:value-type="float" office:value="-2.60906489289662">
            <text:p>-2,6090648929</text:p>
          </table:table-cell>
        </table:table-row>
        <table:table-row table:style-name="ro1">
          <table:table-cell office:value-type="float" office:value="0.92">
            <text:p>0,92</text:p>
          </table:table-cell>
          <table:table-cell office:value-type="float" office:value="0.0026">
            <text:p>2,60E-003</text:p>
          </table:table-cell>
          <table:table-cell office:value-type="float" office:value="0.00257">
            <text:p>2,57E-003</text:p>
          </table:table-cell>
          <table:table-cell table:number-columns-repeated="3"/>
          <table:table-cell office:value-type="float" office:value="0.92">
            <text:p>0,92</text:p>
          </table:table-cell>
          <table:table-cell table:formula="of:=[.B195]/(4.7*3.8)*1000" office:value-type="float" office:value="0.145576707726764">
            <text:p>0,1455767077</text:p>
          </table:table-cell>
          <table:table-cell table:formula="of:=[.C195]/(4.7*3.8)*1000" office:value-type="float" office:value="0.143896976483763">
            <text:p>0,1438969765</text:p>
          </table:table-cell>
          <table:table-cell table:number-columns-repeated="3"/>
          <table:table-cell office:value-type="float" office:value="0.92">
            <text:p>0,92</text:p>
          </table:table-cell>
          <table:table-cell table:formula="of:=LOG(ABS([.B195]))" office:value-type="float" office:value="-2.58502665202918">
            <text:p>-2,585026652</text:p>
          </table:table-cell>
        </table:table-row>
        <table:table-row table:style-name="ro1">
          <table:table-cell office:value-type="float" office:value="0.93">
            <text:p>0,93</text:p>
          </table:table-cell>
          <table:table-cell office:value-type="float" office:value="0.00275">
            <text:p>2,75E-003</text:p>
          </table:table-cell>
          <table:table-cell office:value-type="float" office:value="0.00272">
            <text:p>2,72E-003</text:p>
          </table:table-cell>
          <table:table-cell table:number-columns-repeated="3"/>
          <table:table-cell office:value-type="float" office:value="0.93">
            <text:p>0,93</text:p>
          </table:table-cell>
          <table:table-cell table:formula="of:=[.B196]/(4.7*3.8)*1000" office:value-type="float" office:value="0.153975363941769">
            <text:p>0,1539753639</text:p>
          </table:table-cell>
          <table:table-cell table:formula="of:=[.C196]/(4.7*3.8)*1000" office:value-type="float" office:value="0.152295632698768">
            <text:p>0,1522956327</text:p>
          </table:table-cell>
          <table:table-cell table:number-columns-repeated="3"/>
          <table:table-cell office:value-type="float" office:value="0.93">
            <text:p>0,93</text:p>
          </table:table-cell>
          <table:table-cell table:formula="of:=LOG(ABS([.B196]))" office:value-type="float" office:value="-2.56066730616974">
            <text:p>-2,5606673062</text:p>
          </table:table-cell>
        </table:table-row>
        <table:table-row table:style-name="ro1">
          <table:table-cell office:value-type="float" office:value="0.94">
            <text:p>0,94</text:p>
          </table:table-cell>
          <table:table-cell office:value-type="float" office:value="0.00291">
            <text:p>2,91E-003</text:p>
          </table:table-cell>
          <table:table-cell office:value-type="float" office:value="0.00287">
            <text:p>2,87E-003</text:p>
          </table:table-cell>
          <table:table-cell table:number-columns-repeated="3"/>
          <table:table-cell office:value-type="float" office:value="0.94">
            <text:p>0,94</text:p>
          </table:table-cell>
          <table:table-cell table:formula="of:=[.B197]/(4.7*3.8)*1000" office:value-type="float" office:value="0.162933930571109">
            <text:p>0,1629339306</text:p>
          </table:table-cell>
          <table:table-cell table:formula="of:=[.C197]/(4.7*3.8)*1000" office:value-type="float" office:value="0.160694288913774">
            <text:p>0,1606942889</text:p>
          </table:table-cell>
          <table:table-cell table:number-columns-repeated="3"/>
          <table:table-cell office:value-type="float" office:value="0.94">
            <text:p>0,94</text:p>
          </table:table-cell>
          <table:table-cell table:formula="of:=LOG(ABS([.B197]))" office:value-type="float" office:value="-2.53610701101409">
            <text:p>-2,536107011</text:p>
          </table:table-cell>
        </table:table-row>
        <table:table-row table:style-name="ro1">
          <table:table-cell office:value-type="float" office:value="0.95">
            <text:p>0,95</text:p>
          </table:table-cell>
          <table:table-cell office:value-type="float" office:value="0.00308">
            <text:p>3,08E-003</text:p>
          </table:table-cell>
          <table:table-cell office:value-type="float" office:value="0.00304">
            <text:p>3,04E-003</text:p>
          </table:table-cell>
          <table:table-cell table:number-columns-repeated="3"/>
          <table:table-cell office:value-type="float" office:value="0.95">
            <text:p>0,95</text:p>
          </table:table-cell>
          <table:table-cell table:formula="of:=[.B198]/(4.7*3.8)*1000" office:value-type="float" office:value="0.172452407614782">
            <text:p>0,1724524076</text:p>
          </table:table-cell>
          <table:table-cell table:formula="of:=[.C198]/(4.7*3.8)*1000" office:value-type="float" office:value="0.170212765957447">
            <text:p>0,170212766</text:p>
          </table:table-cell>
          <table:table-cell table:number-columns-repeated="3"/>
          <table:table-cell office:value-type="float" office:value="0.95">
            <text:p>0,95</text:p>
          </table:table-cell>
          <table:table-cell table:formula="of:=LOG(ABS([.B198]))" office:value-type="float" office:value="-2.51144928349956">
            <text:p>-2,5114492835</text:p>
          </table:table-cell>
        </table:table-row>
        <table:table-row table:style-name="ro1">
          <table:table-cell office:value-type="float" office:value="0.96">
            <text:p>0,96</text:p>
          </table:table-cell>
          <table:table-cell office:value-type="float" office:value="0.00326">
            <text:p>3,26E-003</text:p>
          </table:table-cell>
          <table:table-cell office:value-type="float" office:value="0.00322">
            <text:p>3,22E-003</text:p>
          </table:table-cell>
          <table:table-cell table:number-columns-repeated="3"/>
          <table:table-cell office:value-type="float" office:value="0.96">
            <text:p>0,96</text:p>
          </table:table-cell>
          <table:table-cell table:formula="of:=[.B199]/(4.7*3.8)*1000" office:value-type="float" office:value="0.182530795072788">
            <text:p>0,1825307951</text:p>
          </table:table-cell>
          <table:table-cell table:formula="of:=[.C199]/(4.7*3.8)*1000" office:value-type="float" office:value="0.180291153415454">
            <text:p>0,1802911534</text:p>
          </table:table-cell>
          <table:table-cell table:number-columns-repeated="3"/>
          <table:table-cell office:value-type="float" office:value="0.96">
            <text:p>0,96</text:p>
          </table:table-cell>
          <table:table-cell table:formula="of:=LOG(ABS([.B199]))" office:value-type="float" office:value="-2.48678239993206">
            <text:p>-2,4867823999</text:p>
          </table:table-cell>
        </table:table-row>
        <table:table-row table:style-name="ro1">
          <table:table-cell office:value-type="float" office:value="0.97">
            <text:p>0,97</text:p>
          </table:table-cell>
          <table:table-cell office:value-type="float" office:value="0.00345">
            <text:p>3,45E-003</text:p>
          </table:table-cell>
          <table:table-cell office:value-type="float" office:value="0.00341">
            <text:p>3,41E-003</text:p>
          </table:table-cell>
          <table:table-cell table:number-columns-repeated="3"/>
          <table:table-cell office:value-type="float" office:value="0.97">
            <text:p>0,97</text:p>
          </table:table-cell>
          <table:table-cell table:formula="of:=[.B200]/(4.7*3.8)*1000" office:value-type="float" office:value="0.193169092945129">
            <text:p>0,1931690929</text:p>
          </table:table-cell>
          <table:table-cell table:formula="of:=[.C200]/(4.7*3.8)*1000" office:value-type="float" office:value="0.190929451287794">
            <text:p>0,1909294513</text:p>
          </table:table-cell>
          <table:table-cell table:number-columns-repeated="3"/>
          <table:table-cell office:value-type="float" office:value="0.97">
            <text:p>0,97</text:p>
          </table:table-cell>
          <table:table-cell table:formula="of:=LOG(ABS([.B200]))" office:value-type="float" office:value="-2.46218090492673">
            <text:p>-2,4621809049</text:p>
          </table:table-cell>
        </table:table-row>
        <table:table-row table:style-name="ro1">
          <table:table-cell office:value-type="float" office:value="0.98">
            <text:p>0,98</text:p>
          </table:table-cell>
          <table:table-cell office:value-type="float" office:value="0.00367">
            <text:p>3,67E-003</text:p>
          </table:table-cell>
          <table:table-cell office:value-type="float" office:value="0.00361">
            <text:p>3,61E-003</text:p>
          </table:table-cell>
          <table:table-cell table:number-columns-repeated="3"/>
          <table:table-cell office:value-type="float" office:value="0.98">
            <text:p>0,98</text:p>
          </table:table-cell>
          <table:table-cell table:formula="of:=[.B201]/(4.7*3.8)*1000" office:value-type="float" office:value="0.20548712206047">
            <text:p>0,2054871221</text:p>
          </table:table-cell>
          <table:table-cell table:formula="of:=[.C201]/(4.7*3.8)*1000" office:value-type="float" office:value="0.202127659574468">
            <text:p>0,2021276596</text:p>
          </table:table-cell>
          <table:table-cell table:number-columns-repeated="3"/>
          <table:table-cell office:value-type="float" office:value="0.98">
            <text:p>0,98</text:p>
          </table:table-cell>
          <table:table-cell table:formula="of:=LOG(ABS([.B201]))" office:value-type="float" office:value="-2.43533393574791">
            <text:p>-2,4353339357</text:p>
          </table:table-cell>
        </table:table-row>
        <table:table-row table:style-name="ro1">
          <table:table-cell office:value-type="float" office:value="0.99">
            <text:p>0,99</text:p>
          </table:table-cell>
          <table:table-cell office:value-type="float" office:value="0.0039">
            <text:p>3,90E-003</text:p>
          </table:table-cell>
          <table:table-cell office:value-type="float" office:value="0.00384">
            <text:p>3,84E-003</text:p>
          </table:table-cell>
          <table:table-cell table:number-columns-repeated="3"/>
          <table:table-cell office:value-type="float" office:value="0.99">
            <text:p>0,99</text:p>
          </table:table-cell>
          <table:table-cell table:formula="of:=[.B202]/(4.7*3.8)*1000" office:value-type="float" office:value="0.218365061590146">
            <text:p>0,2183650616</text:p>
          </table:table-cell>
          <table:table-cell table:formula="of:=[.C202]/(4.7*3.8)*1000" office:value-type="float" office:value="0.215005599104143">
            <text:p>0,2150055991</text:p>
          </table:table-cell>
          <table:table-cell table:number-columns-repeated="3"/>
          <table:table-cell office:value-type="float" office:value="0.99">
            <text:p>0,99</text:p>
          </table:table-cell>
          <table:table-cell table:formula="of:=LOG(ABS([.B202]))" office:value-type="float" office:value="-2.4089353929735">
            <text:p>-2,4089353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415">
            <text:p>4,15E-003</text:p>
          </table:table-cell>
          <table:table-cell office:value-type="float" office:value="0.00408">
            <text:p>4,08E-003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B203]/(4.7*3.8)*1000" office:value-type="float" office:value="0.232362821948488">
            <text:p>0,2323628219</text:p>
          </table:table-cell>
          <table:table-cell table:formula="of:=[.C203]/(4.7*3.8)*1000" office:value-type="float" office:value="0.228443449048152">
            <text:p>0,228443449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LOG(ABS([.B203]))" office:value-type="float" office:value="-2.38195190328791">
            <text:p>-2,3819519033</text:p>
          </table:table-cell>
        </table:table-row>
      </table:table>
      <table:table table:name=".2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" table:default-cell-style-name="Default"/>
        <table:table-row table:style-name="ro2">
          <table:table-cell office:value-type="string">
            <text:p>V </text:p>
            <draw:frame table:end-cell-address="'.2'.I34" table:end-x="0.198cm" table:end-y="0.441cm" draw:z-index="0" draw:style-name="gr1" svg:width="18.858cm" svg:height="15.252cm" svg:x="0cm" svg:y="0.045cm">
              <draw:object draw:notify-on-update-of-ranges="'.2'.G2:'.2'.G2 '.2'.G3:'.2'.G203 '.2'.H2:'.2'.H2 '.2'.H3:'.2'.H203 '.2'.G2:'.2'.G2 '.2'.G3:'.2'.G203 '.2'.I2:'.2'.I2 '.2'.I3:'.2'.I203 '.2'.G2:'.2'.G2 '.2'.G3:'.2'.G203 '.2'.J2:'.2'.J2 '.2'.J3:'.2'.J203 '.2'.G2:'.2'.G2 '.2'.G3:'.2'.G203 '.2'.K2:'.2'.K2 '.2'.K3:'.2'.K20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4" office:value-type="string">
            <text:p>A</text:p>
          </table:table-cell>
          <table:table-cell/>
          <table:table-cell office:value-type="string">
            <text:p>V </text:p>
          </table:table-cell>
          <table:table-cell office:value-type="string">
            <text:p>J (mA/mm^2)</text:p>
            <draw:frame table:end-cell-address="'.2'.P34" table:end-x="1.862cm" table:end-y="0.321cm" draw:z-index="1" draw:style-name="gr1" svg:width="17.73cm" svg:height="15.132cm" svg:x="2.197cm" svg:y="0.045cm">
              <draw:object draw:notify-on-update-of-ranges="'.2'.M2:'.2'.M2 '.2'.M3:'.2'.M203 '.2'.N2:'.2'.N2 '.2'.N3:'.2'.N203 '.2'.M2:'.2'.M2 '.2'.M3:'.2'.M203 '.2'.O2:'.2'.O2 '.2'.O3:'.2'.O203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4"/>
          <table:table-cell office:value-type="string">
            <text:p>V</text:p>
          </table:table-cell>
          <table:table-cell office:value-type="string">
            <text:p>log(abs(J))</text:p>
          </table:table-cell>
          <table:table-cell office:value-type="string">
            <text:p>log(abs(J))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string">
            <text:p>Dark big</text:p>
          </table:table-cell>
          <table:table-cell office:value-type="string">
            <text:p>Light big</text:p>
          </table:table-cell>
          <table:table-cell office:value-type="string">
            <text:p>Dark small</text:p>
          </table:table-cell>
          <table:table-cell office:value-type="string">
            <text:p>light small</text:p>
          </table:table-cell>
          <table:table-cell/>
          <table:table-cell office:value-type="string">
            <text:p>.4</text:p>
          </table:table-cell>
          <table:table-cell office:value-type="string">
            <text:p>Dark big</text:p>
          </table:table-cell>
          <table:table-cell office:value-type="string">
            <text:p>Light big</text:p>
          </table:table-cell>
          <table:table-cell office:value-type="string">
            <text:p>Dark small</text:p>
          </table:table-cell>
          <table:table-cell office:value-type="string">
            <text:p>Light small</text:p>
          </table:table-cell>
          <table:table-cell/>
          <table:table-cell office:value-type="string">
            <text:p>.4</text:p>
          </table:table-cell>
          <table:table-cell office:value-type="string">
            <text:p>Dark big grid</text:p>
          </table:table-cell>
          <table:table-cell office:value-type="string">
            <text:p>Dark small grid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00000825">
            <text:p>-8,25E-006</text:p>
          </table:table-cell>
          <table:table-cell office:value-type="float" office:value="-0.00326">
            <text:p>-3,26E-003</text:p>
          </table:table-cell>
          <table:table-cell office:value-type="float" office:value="-0.0000309">
            <text:p>-3,09E-005</text:p>
          </table:table-cell>
          <table:table-cell office:value-type="float" office:value="-0.00141">
            <text:p>-1,41E-003</text:p>
          </table:table-cell>
          <table:table-cell/>
          <table:table-cell office:value-type="float" office:value="-1">
            <text:p>-1</text:p>
          </table:table-cell>
          <table:table-cell table:formula="of:=[.B3]/(2*4.9)*1000" office:value-type="float" office:value="-0.000841836734693877">
            <text:p>-0,0008418367</text:p>
          </table:table-cell>
          <table:table-cell table:formula="of:=[.C3]/(2*4.9)*1000" office:value-type="float" office:value="-0.33265306122449">
            <text:p>-0,3326530612</text:p>
          </table:table-cell>
          <table:table-cell table:formula="of:=[.D3]/(2*4.9)*1000" office:value-type="float" office:value="-0.0031530612244898">
            <text:p>-0,0031530612</text:p>
          </table:table-cell>
          <table:table-cell table:formula="of:=[.E3]/(2*4.9)*1000" office:value-type="float" office:value="-0.143877551020408">
            <text:p>-0,143877551</text:p>
          </table:table-cell>
          <table:table-cell/>
          <table:table-cell office:value-type="float" office:value="-1">
            <text:p>-1</text:p>
          </table:table-cell>
          <table:table-cell table:formula="of:=LOG(ABS([.B3]))" office:value-type="float" office:value="-5.08354605145007">
            <text:p>-5,0835460515</text:p>
          </table:table-cell>
          <table:table-cell table:formula="of:=LOG(ABS([.D3]))" office:value-type="float" office:value="-4.51004152057516">
            <text:p>-4,5100415206</text:p>
          </table:table-cell>
        </table:table-row>
        <table:table-row table:style-name="ro1">
          <table:table-cell office:value-type="float" office:value="-0.99">
            <text:p>-0,99</text:p>
          </table:table-cell>
          <table:table-cell office:value-type="float" office:value="-0.00000818">
            <text:p>-8,18E-006</text:p>
          </table:table-cell>
          <table:table-cell office:value-type="float" office:value="-0.00327">
            <text:p>-3,27E-003</text:p>
          </table:table-cell>
          <table:table-cell office:value-type="float" office:value="-0.0000305">
            <text:p>-3,05E-005</text:p>
          </table:table-cell>
          <table:table-cell office:value-type="float" office:value="-0.00142">
            <text:p>-1,42E-003</text:p>
          </table:table-cell>
          <table:table-cell/>
          <table:table-cell office:value-type="float" office:value="-0.99">
            <text:p>-0,99</text:p>
          </table:table-cell>
          <table:table-cell table:formula="of:=[.B4]/(2*4.9)*1000" office:value-type="float" office:value="-0.00083469387755102">
            <text:p>-0,0008346939</text:p>
          </table:table-cell>
          <table:table-cell table:formula="of:=[.C4]/(2*4.9)*1000" office:value-type="float" office:value="-0.333673469387755">
            <text:p>-0,3336734694</text:p>
          </table:table-cell>
          <table:table-cell table:formula="of:=[.D4]/(2*4.9)*1000" office:value-type="float" office:value="-0.00311224489795918">
            <text:p>-0,0031122449</text:p>
          </table:table-cell>
          <table:table-cell table:formula="of:=[.E4]/(2*4.9)*1000" office:value-type="float" office:value="-0.144897959183673">
            <text:p>-0,1448979592</text:p>
          </table:table-cell>
          <table:table-cell/>
          <table:table-cell office:value-type="float" office:value="-0.99">
            <text:p>-0,99</text:p>
          </table:table-cell>
          <table:table-cell table:formula="of:=LOG(ABS([.B4]))" office:value-type="float" office:value="-5.08724669632868">
            <text:p>-5,0872466963</text:p>
          </table:table-cell>
          <table:table-cell table:formula="of:=LOG(ABS([.D4]))" office:value-type="float" office:value="-4.51570016065321">
            <text:p>-4,5157001607</text:p>
          </table:table-cell>
        </table:table-row>
        <table:table-row table:style-name="ro1">
          <table:table-cell office:value-type="float" office:value="-0.98">
            <text:p>-0,98</text:p>
          </table:table-cell>
          <table:table-cell office:value-type="float" office:value="-0.0000081">
            <text:p>-8,10E-006</text:p>
          </table:table-cell>
          <table:table-cell office:value-type="float" office:value="-0.00328">
            <text:p>-3,28E-003</text:p>
          </table:table-cell>
          <table:table-cell office:value-type="float" office:value="-0.0000302">
            <text:p>-3,02E-005</text:p>
          </table:table-cell>
          <table:table-cell office:value-type="float" office:value="-0.00142">
            <text:p>-1,42E-003</text:p>
          </table:table-cell>
          <table:table-cell/>
          <table:table-cell office:value-type="float" office:value="-0.98">
            <text:p>-0,98</text:p>
          </table:table-cell>
          <table:table-cell table:formula="of:=[.B5]/(2*4.9)*1000" office:value-type="float" office:value="-0.000826530612244898">
            <text:p>-0,0008265306</text:p>
          </table:table-cell>
          <table:table-cell table:formula="of:=[.C5]/(2*4.9)*1000" office:value-type="float" office:value="-0.33469387755102">
            <text:p>-0,3346938776</text:p>
          </table:table-cell>
          <table:table-cell table:formula="of:=[.D5]/(2*4.9)*1000" office:value-type="float" office:value="-0.00308163265306122">
            <text:p>-0,0030816327</text:p>
          </table:table-cell>
          <table:table-cell table:formula="of:=[.E5]/(2*4.9)*1000" office:value-type="float" office:value="-0.144897959183673">
            <text:p>-0,1448979592</text:p>
          </table:table-cell>
          <table:table-cell/>
          <table:table-cell office:value-type="float" office:value="-0.98">
            <text:p>-0,98</text:p>
          </table:table-cell>
          <table:table-cell table:formula="of:=LOG(ABS([.B5]))" office:value-type="float" office:value="-5.09151498112135">
            <text:p>-5,0915149811</text:p>
          </table:table-cell>
          <table:table-cell table:formula="of:=LOG(ABS([.D5]))" office:value-type="float" office:value="-4.51999305704285">
            <text:p>-4,519993057</text:p>
          </table:table-cell>
        </table:table-row>
        <table:table-row table:style-name="ro1">
          <table:table-cell office:value-type="float" office:value="-0.97">
            <text:p>-0,97</text:p>
          </table:table-cell>
          <table:table-cell office:value-type="float" office:value="-0.00000802">
            <text:p>-8,02E-006</text:p>
          </table:table-cell>
          <table:table-cell office:value-type="float" office:value="-0.00327">
            <text:p>-3,27E-003</text:p>
          </table:table-cell>
          <table:table-cell office:value-type="float" office:value="-0.0000298">
            <text:p>-2,98E-005</text:p>
          </table:table-cell>
          <table:table-cell office:value-type="float" office:value="-0.00143">
            <text:p>-1,43E-003</text:p>
          </table:table-cell>
          <table:table-cell/>
          <table:table-cell office:value-type="float" office:value="-0.97">
            <text:p>-0,97</text:p>
          </table:table-cell>
          <table:table-cell table:formula="of:=[.B6]/(2*4.9)*1000" office:value-type="float" office:value="-0.000818367346938775">
            <text:p>-0,0008183673</text:p>
          </table:table-cell>
          <table:table-cell table:formula="of:=[.C6]/(2*4.9)*1000" office:value-type="float" office:value="-0.333673469387755">
            <text:p>-0,3336734694</text:p>
          </table:table-cell>
          <table:table-cell table:formula="of:=[.D6]/(2*4.9)*1000" office:value-type="float" office:value="-0.00304081632653061">
            <text:p>-0,0030408163</text:p>
          </table:table-cell>
          <table:table-cell table:formula="of:=[.E6]/(2*4.9)*1000" office:value-type="float" office:value="-0.145918367346939">
            <text:p>-0,1459183673</text:p>
          </table:table-cell>
          <table:table-cell/>
          <table:table-cell office:value-type="float" office:value="-0.97">
            <text:p>-0,97</text:p>
          </table:table-cell>
          <table:table-cell table:formula="of:=LOG(ABS([.B6]))" office:value-type="float" office:value="-5.09582563171584">
            <text:p>-5,0958256317</text:p>
          </table:table-cell>
          <table:table-cell table:formula="of:=LOG(ABS([.D6]))" office:value-type="float" office:value="-4.52578373592374">
            <text:p>-4,5257837359</text:p>
          </table:table-cell>
        </table:table-row>
        <table:table-row table:style-name="ro1">
          <table:table-cell office:value-type="float" office:value="-0.96">
            <text:p>-0,96</text:p>
          </table:table-cell>
          <table:table-cell office:value-type="float" office:value="-0.00000793">
            <text:p>-7,93E-006</text:p>
          </table:table-cell>
          <table:table-cell office:value-type="float" office:value="-0.00327">
            <text:p>-3,27E-003</text:p>
          </table:table-cell>
          <table:table-cell office:value-type="float" office:value="-0.0000294">
            <text:p>-2,94E-005</text:p>
          </table:table-cell>
          <table:table-cell office:value-type="float" office:value="-0.00143">
            <text:p>-1,43E-003</text:p>
          </table:table-cell>
          <table:table-cell/>
          <table:table-cell office:value-type="float" office:value="-0.96">
            <text:p>-0,96</text:p>
          </table:table-cell>
          <table:table-cell table:formula="of:=[.B7]/(2*4.9)*1000" office:value-type="float" office:value="-0.000809183673469388">
            <text:p>-0,0008091837</text:p>
          </table:table-cell>
          <table:table-cell table:formula="of:=[.C7]/(2*4.9)*1000" office:value-type="float" office:value="-0.333673469387755">
            <text:p>-0,3336734694</text:p>
          </table:table-cell>
          <table:table-cell table:formula="of:=[.D7]/(2*4.9)*1000" office:value-type="float" office:value="-0.003">
            <text:p>-0,003</text:p>
          </table:table-cell>
          <table:table-cell table:formula="of:=[.E7]/(2*4.9)*1000" office:value-type="float" office:value="-0.145918367346939">
            <text:p>-0,1459183673</text:p>
          </table:table-cell>
          <table:table-cell/>
          <table:table-cell office:value-type="float" office:value="-0.96">
            <text:p>-0,96</text:p>
          </table:table-cell>
          <table:table-cell table:formula="of:=LOG(ABS([.B7]))" office:value-type="float" office:value="-5.1007268126824">
            <text:p>-5,1007268127</text:p>
          </table:table-cell>
          <table:table-cell table:formula="of:=LOG(ABS([.D7]))" office:value-type="float" office:value="-4.53165266958784">
            <text:p>-4,5316526696</text:p>
          </table:table-cell>
        </table:table-row>
        <table:table-row table:style-name="ro1">
          <table:table-cell office:value-type="float" office:value="-0.95">
            <text:p>-0,95</text:p>
          </table:table-cell>
          <table:table-cell office:value-type="float" office:value="-0.00000785">
            <text:p>-7,85E-006</text:p>
          </table:table-cell>
          <table:table-cell office:value-type="float" office:value="-0.00327">
            <text:p>-3,27E-003</text:p>
          </table:table-cell>
          <table:table-cell office:value-type="float" office:value="-0.000029">
            <text:p>-2,90E-005</text:p>
          </table:table-cell>
          <table:table-cell office:value-type="float" office:value="-0.00143">
            <text:p>-1,43E-003</text:p>
          </table:table-cell>
          <table:table-cell/>
          <table:table-cell office:value-type="float" office:value="-0.95">
            <text:p>-0,95</text:p>
          </table:table-cell>
          <table:table-cell table:formula="of:=[.B8]/(2*4.9)*1000" office:value-type="float" office:value="-0.000801020408163265">
            <text:p>-0,0008010204</text:p>
          </table:table-cell>
          <table:table-cell table:formula="of:=[.C8]/(2*4.9)*1000" office:value-type="float" office:value="-0.333673469387755">
            <text:p>-0,3336734694</text:p>
          </table:table-cell>
          <table:table-cell table:formula="of:=[.D8]/(2*4.9)*1000" office:value-type="float" office:value="-0.00295918367346939">
            <text:p>-0,0029591837</text:p>
          </table:table-cell>
          <table:table-cell table:formula="of:=[.E8]/(2*4.9)*1000" office:value-type="float" office:value="-0.145918367346939">
            <text:p>-0,1459183673</text:p>
          </table:table-cell>
          <table:table-cell/>
          <table:table-cell office:value-type="float" office:value="-0.95">
            <text:p>-0,95</text:p>
          </table:table-cell>
          <table:table-cell table:formula="of:=LOG(ABS([.B8]))" office:value-type="float" office:value="-5.10513034325475">
            <text:p>-5,1051303433</text:p>
          </table:table-cell>
          <table:table-cell table:formula="of:=LOG(ABS([.D8]))" office:value-type="float" office:value="-4.53760200210104">
            <text:p>-4,5376020021</text:p>
          </table:table-cell>
        </table:table-row>
        <table:table-row table:style-name="ro1">
          <table:table-cell office:value-type="float" office:value="-0.94">
            <text:p>-0,94</text:p>
          </table:table-cell>
          <table:table-cell office:value-type="float" office:value="-0.00000775">
            <text:p>-7,75E-006</text:p>
          </table:table-cell>
          <table:table-cell office:value-type="float" office:value="-0.00327">
            <text:p>-3,27E-003</text:p>
          </table:table-cell>
          <table:table-cell office:value-type="float" office:value="-0.0000286">
            <text:p>-2,86E-005</text:p>
          </table:table-cell>
          <table:table-cell office:value-type="float" office:value="-0.00143">
            <text:p>-1,43E-003</text:p>
          </table:table-cell>
          <table:table-cell/>
          <table:table-cell office:value-type="float" office:value="-0.94">
            <text:p>-0,94</text:p>
          </table:table-cell>
          <table:table-cell table:formula="of:=[.B9]/(2*4.9)*1000" office:value-type="float" office:value="-0.000790816326530612">
            <text:p>-0,0007908163</text:p>
          </table:table-cell>
          <table:table-cell table:formula="of:=[.C9]/(2*4.9)*1000" office:value-type="float" office:value="-0.333673469387755">
            <text:p>-0,3336734694</text:p>
          </table:table-cell>
          <table:table-cell table:formula="of:=[.D9]/(2*4.9)*1000" office:value-type="float" office:value="-0.00291836734693877">
            <text:p>-0,0029183673</text:p>
          </table:table-cell>
          <table:table-cell table:formula="of:=[.E9]/(2*4.9)*1000" office:value-type="float" office:value="-0.145918367346939">
            <text:p>-0,1459183673</text:p>
          </table:table-cell>
          <table:table-cell/>
          <table:table-cell office:value-type="float" office:value="-0.94">
            <text:p>-0,94</text:p>
          </table:table-cell>
          <table:table-cell table:formula="of:=LOG(ABS([.B9]))" office:value-type="float" office:value="-5.11069829749369">
            <text:p>-5,1106982975</text:p>
          </table:table-cell>
          <table:table-cell table:formula="of:=LOG(ABS([.D9]))" office:value-type="float" office:value="-4.54363396687096">
            <text:p>-4,5436339669</text:p>
          </table:table-cell>
        </table:table-row>
        <table:table-row table:style-name="ro1">
          <table:table-cell office:value-type="float" office:value="-0.93">
            <text:p>-0,93</text:p>
          </table:table-cell>
          <table:table-cell office:value-type="float" office:value="-0.00000766">
            <text:p>-7,66E-006</text:p>
          </table:table-cell>
          <table:table-cell office:value-type="float" office:value="-0.00327">
            <text:p>-3,27E-003</text:p>
          </table:table-cell>
          <table:table-cell office:value-type="float" office:value="-0.0000282">
            <text:p>-2,82E-005</text:p>
          </table:table-cell>
          <table:table-cell office:value-type="float" office:value="-0.00143">
            <text:p>-1,43E-003</text:p>
          </table:table-cell>
          <table:table-cell/>
          <table:table-cell office:value-type="float" office:value="-0.93">
            <text:p>-0,93</text:p>
          </table:table-cell>
          <table:table-cell table:formula="of:=[.B10]/(2*4.9)*1000" office:value-type="float" office:value="-0.000781632653061224">
            <text:p>-0,0007816327</text:p>
          </table:table-cell>
          <table:table-cell table:formula="of:=[.C10]/(2*4.9)*1000" office:value-type="float" office:value="-0.333673469387755">
            <text:p>-0,3336734694</text:p>
          </table:table-cell>
          <table:table-cell table:formula="of:=[.D10]/(2*4.9)*1000" office:value-type="float" office:value="-0.00287755102040816">
            <text:p>-0,002877551</text:p>
          </table:table-cell>
          <table:table-cell table:formula="of:=[.E10]/(2*4.9)*1000" office:value-type="float" office:value="-0.145918367346939">
            <text:p>-0,1459183673</text:p>
          </table:table-cell>
          <table:table-cell/>
          <table:table-cell office:value-type="float" office:value="-0.93">
            <text:p>-0,93</text:p>
          </table:table-cell>
          <table:table-cell table:formula="of:=LOG(ABS([.B10]))" office:value-type="float" office:value="-5.1157712303674">
            <text:p>-5,1157712304</text:p>
          </table:table-cell>
          <table:table-cell table:formula="of:=LOG(ABS([.D10]))" office:value-type="float" office:value="-4.54975089168064">
            <text:p>-4,5497508917</text:p>
          </table:table-cell>
        </table:table-row>
        <table:table-row table:style-name="ro1">
          <table:table-cell office:value-type="float" office:value="-0.92">
            <text:p>-0,92</text:p>
          </table:table-cell>
          <table:table-cell office:value-type="float" office:value="-0.00000756">
            <text:p>-7,56E-006</text:p>
          </table:table-cell>
          <table:table-cell office:value-type="float" office:value="-0.00326">
            <text:p>-3,26E-003</text:p>
          </table:table-cell>
          <table:table-cell office:value-type="float" office:value="-0.0000279">
            <text:p>-2,79E-005</text:p>
          </table:table-cell>
          <table:table-cell office:value-type="float" office:value="-0.00143">
            <text:p>-1,43E-003</text:p>
          </table:table-cell>
          <table:table-cell/>
          <table:table-cell office:value-type="float" office:value="-0.92">
            <text:p>-0,92</text:p>
          </table:table-cell>
          <table:table-cell table:formula="of:=[.B11]/(2*4.9)*1000" office:value-type="float" office:value="-0.000771428571428571">
            <text:p>-0,0007714286</text:p>
          </table:table-cell>
          <table:table-cell table:formula="of:=[.C11]/(2*4.9)*1000" office:value-type="float" office:value="-0.33265306122449">
            <text:p>-0,3326530612</text:p>
          </table:table-cell>
          <table:table-cell table:formula="of:=[.D11]/(2*4.9)*1000" office:value-type="float" office:value="-0.0028469387755102">
            <text:p>-0,0028469388</text:p>
          </table:table-cell>
          <table:table-cell table:formula="of:=[.E11]/(2*4.9)*1000" office:value-type="float" office:value="-0.145918367346939">
            <text:p>-0,1459183673</text:p>
          </table:table-cell>
          <table:table-cell/>
          <table:table-cell office:value-type="float" office:value="-0.92">
            <text:p>-0,92</text:p>
          </table:table-cell>
          <table:table-cell table:formula="of:=LOG(ABS([.B11]))" office:value-type="float" office:value="-5.12147820449879">
            <text:p>-5,1214782045</text:p>
          </table:table-cell>
          <table:table-cell table:formula="of:=LOG(ABS([.D11]))" office:value-type="float" office:value="-4.5543957967264">
            <text:p>-4,5543957967</text:p>
          </table:table-cell>
        </table:table-row>
        <table:table-row table:style-name="ro1">
          <table:table-cell office:value-type="float" office:value="-0.91">
            <text:p>-0,91</text:p>
          </table:table-cell>
          <table:table-cell office:value-type="float" office:value="-0.00000747">
            <text:p>-7,47E-006</text:p>
          </table:table-cell>
          <table:table-cell office:value-type="float" office:value="-0.00326">
            <text:p>-3,26E-003</text:p>
          </table:table-cell>
          <table:table-cell office:value-type="float" office:value="-0.0000275">
            <text:p>-2,75E-005</text:p>
          </table:table-cell>
          <table:table-cell office:value-type="float" office:value="-0.00143">
            <text:p>-1,43E-003</text:p>
          </table:table-cell>
          <table:table-cell/>
          <table:table-cell office:value-type="float" office:value="-0.91">
            <text:p>-0,91</text:p>
          </table:table-cell>
          <table:table-cell table:formula="of:=[.B12]/(2*4.9)*1000" office:value-type="float" office:value="-0.000762244897959184">
            <text:p>-0,0007622449</text:p>
          </table:table-cell>
          <table:table-cell table:formula="of:=[.C12]/(2*4.9)*1000" office:value-type="float" office:value="-0.33265306122449">
            <text:p>-0,3326530612</text:p>
          </table:table-cell>
          <table:table-cell table:formula="of:=[.D12]/(2*4.9)*1000" office:value-type="float" office:value="-0.00280612244897959">
            <text:p>-0,0028061224</text:p>
          </table:table-cell>
          <table:table-cell table:formula="of:=[.E12]/(2*4.9)*1000" office:value-type="float" office:value="-0.145918367346939">
            <text:p>-0,1459183673</text:p>
          </table:table-cell>
          <table:table-cell/>
          <table:table-cell office:value-type="float" office:value="-0.91">
            <text:p>-0,91</text:p>
          </table:table-cell>
          <table:table-cell table:formula="of:=LOG(ABS([.B12]))" office:value-type="float" office:value="-5.1266793981846">
            <text:p>-5,1266793982</text:p>
          </table:table-cell>
          <table:table-cell table:formula="of:=LOG(ABS([.D12]))" office:value-type="float" office:value="-4.56066730616974">
            <text:p>-4,5606673062</text:p>
          </table:table-cell>
        </table:table-row>
        <table:table-row table:style-name="ro1">
          <table:table-cell office:value-type="float" office:value="-0.9">
            <text:p>-0,9</text:p>
          </table:table-cell>
          <table:table-cell office:value-type="float" office:value="-0.00000737">
            <text:p>-7,37E-006</text:p>
          </table:table-cell>
          <table:table-cell office:value-type="float" office:value="-0.00327">
            <text:p>-3,27E-003</text:p>
          </table:table-cell>
          <table:table-cell office:value-type="float" office:value="-0.0000271">
            <text:p>-2,71E-005</text:p>
          </table:table-cell>
          <table:table-cell office:value-type="float" office:value="-0.00143">
            <text:p>-1,43E-003</text:p>
          </table:table-cell>
          <table:table-cell/>
          <table:table-cell office:value-type="float" office:value="-0.9">
            <text:p>-0,9</text:p>
          </table:table-cell>
          <table:table-cell table:formula="of:=[.B13]/(2*4.9)*1000" office:value-type="float" office:value="-0.000752040816326531">
            <text:p>-0,0007520408</text:p>
          </table:table-cell>
          <table:table-cell table:formula="of:=[.C13]/(2*4.9)*1000" office:value-type="float" office:value="-0.333673469387755">
            <text:p>-0,3336734694</text:p>
          </table:table-cell>
          <table:table-cell table:formula="of:=[.D13]/(2*4.9)*1000" office:value-type="float" office:value="-0.00276530612244898">
            <text:p>-0,0027653061</text:p>
          </table:table-cell>
          <table:table-cell table:formula="of:=[.E13]/(2*4.9)*1000" office:value-type="float" office:value="-0.145918367346939">
            <text:p>-0,1459183673</text:p>
          </table:table-cell>
          <table:table-cell/>
          <table:table-cell office:value-type="float" office:value="-0.9">
            <text:p>-0,9</text:p>
          </table:table-cell>
          <table:table-cell table:formula="of:=LOG(ABS([.B13]))" office:value-type="float" office:value="-5.13253251214095">
            <text:p>-5,1325325121</text:p>
          </table:table-cell>
          <table:table-cell table:formula="of:=LOG(ABS([.D13]))" office:value-type="float" office:value="-4.56703070912559">
            <text:p>-4,5670307091</text:p>
          </table:table-cell>
        </table:table-row>
        <table:table-row table:style-name="ro1">
          <table:table-cell office:value-type="float" office:value="-0.89">
            <text:p>-0,89</text:p>
          </table:table-cell>
          <table:table-cell office:value-type="float" office:value="-0.00000728">
            <text:p>-7,28E-006</text:p>
          </table:table-cell>
          <table:table-cell office:value-type="float" office:value="-0.00327">
            <text:p>-3,27E-003</text:p>
          </table:table-cell>
          <table:table-cell office:value-type="float" office:value="-0.0000267">
            <text:p>-2,67E-005</text:p>
          </table:table-cell>
          <table:table-cell office:value-type="float" office:value="-0.00143">
            <text:p>-1,43E-003</text:p>
          </table:table-cell>
          <table:table-cell/>
          <table:table-cell office:value-type="float" office:value="-0.89">
            <text:p>-0,89</text:p>
          </table:table-cell>
          <table:table-cell table:formula="of:=[.B14]/(2*4.9)*1000" office:value-type="float" office:value="-0.000742857142857143">
            <text:p>-0,0007428571</text:p>
          </table:table-cell>
          <table:table-cell table:formula="of:=[.C14]/(2*4.9)*1000" office:value-type="float" office:value="-0.333673469387755">
            <text:p>-0,3336734694</text:p>
          </table:table-cell>
          <table:table-cell table:formula="of:=[.D14]/(2*4.9)*1000" office:value-type="float" office:value="-0.00272448979591837">
            <text:p>-0,0027244898</text:p>
          </table:table-cell>
          <table:table-cell table:formula="of:=[.E14]/(2*4.9)*1000" office:value-type="float" office:value="-0.145918367346939">
            <text:p>-0,1459183673</text:p>
          </table:table-cell>
          <table:table-cell/>
          <table:table-cell office:value-type="float" office:value="-0.89">
            <text:p>-0,89</text:p>
          </table:table-cell>
          <table:table-cell table:formula="of:=LOG(ABS([.B14]))" office:value-type="float" office:value="-5.13786862068696">
            <text:p>-5,1378686207</text:p>
          </table:table-cell>
          <table:table-cell table:formula="of:=LOG(ABS([.D14]))" office:value-type="float" office:value="-4.57348873863542">
            <text:p>-4,5734887386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0.00000719">
            <text:p>-7,19E-006</text:p>
          </table:table-cell>
          <table:table-cell office:value-type="float" office:value="-0.00327">
            <text:p>-3,27E-003</text:p>
          </table:table-cell>
          <table:table-cell office:value-type="float" office:value="-0.0000263">
            <text:p>-2,63E-005</text:p>
          </table:table-cell>
          <table:table-cell office:value-type="float" office:value="-0.00143">
            <text:p>-1,43E-003</text:p>
          </table:table-cell>
          <table:table-cell/>
          <table:table-cell office:value-type="float" office:value="-0.88">
            <text:p>-0,88</text:p>
          </table:table-cell>
          <table:table-cell table:formula="of:=[.B15]/(2*4.9)*1000" office:value-type="float" office:value="-0.000733673469387755">
            <text:p>-0,0007336735</text:p>
          </table:table-cell>
          <table:table-cell table:formula="of:=[.C15]/(2*4.9)*1000" office:value-type="float" office:value="-0.333673469387755">
            <text:p>-0,3336734694</text:p>
          </table:table-cell>
          <table:table-cell table:formula="of:=[.D15]/(2*4.9)*1000" office:value-type="float" office:value="-0.00268367346938775">
            <text:p>-0,0026836735</text:p>
          </table:table-cell>
          <table:table-cell table:formula="of:=[.E15]/(2*4.9)*1000" office:value-type="float" office:value="-0.145918367346939">
            <text:p>-0,1459183673</text:p>
          </table:table-cell>
          <table:table-cell/>
          <table:table-cell office:value-type="float" office:value="-0.88">
            <text:p>-0,88</text:p>
          </table:table-cell>
          <table:table-cell table:formula="of:=LOG(ABS([.B15]))" office:value-type="float" office:value="-5.14327110961712">
            <text:p>-5,1432711096</text:p>
          </table:table-cell>
          <table:table-cell table:formula="of:=LOG(ABS([.D15]))" office:value-type="float" office:value="-4.58004425151024">
            <text:p>-4,5800442515</text:p>
          </table:table-cell>
        </table:table-row>
        <table:table-row table:style-name="ro1">
          <table:table-cell office:value-type="float" office:value="-0.87">
            <text:p>-0,87</text:p>
          </table:table-cell>
          <table:table-cell office:value-type="float" office:value="-0.00000709">
            <text:p>-7,09E-006</text:p>
          </table:table-cell>
          <table:table-cell office:value-type="float" office:value="-0.00327">
            <text:p>-3,27E-003</text:p>
          </table:table-cell>
          <table:table-cell office:value-type="float" office:value="-0.0000259">
            <text:p>-2,59E-005</text:p>
          </table:table-cell>
          <table:table-cell office:value-type="float" office:value="-0.00143">
            <text:p>-1,43E-003</text:p>
          </table:table-cell>
          <table:table-cell/>
          <table:table-cell office:value-type="float" office:value="-0.87">
            <text:p>-0,87</text:p>
          </table:table-cell>
          <table:table-cell table:formula="of:=[.B16]/(2*4.9)*1000" office:value-type="float" office:value="-0.000723469387755102">
            <text:p>-0,0007234694</text:p>
          </table:table-cell>
          <table:table-cell table:formula="of:=[.C16]/(2*4.9)*1000" office:value-type="float" office:value="-0.333673469387755">
            <text:p>-0,3336734694</text:p>
          </table:table-cell>
          <table:table-cell table:formula="of:=[.D16]/(2*4.9)*1000" office:value-type="float" office:value="-0.00264285714285714">
            <text:p>-0,0026428571</text:p>
          </table:table-cell>
          <table:table-cell table:formula="of:=[.E16]/(2*4.9)*1000" office:value-type="float" office:value="-0.145918367346939">
            <text:p>-0,1459183673</text:p>
          </table:table-cell>
          <table:table-cell/>
          <table:table-cell office:value-type="float" office:value="-0.87">
            <text:p>-0,87</text:p>
          </table:table-cell>
          <table:table-cell table:formula="of:=LOG(ABS([.B16]))" office:value-type="float" office:value="-5.14935376481693">
            <text:p>-5,1493537648</text:p>
          </table:table-cell>
          <table:table-cell table:formula="of:=LOG(ABS([.D16]))" office:value-type="float" office:value="-4.58670023591875">
            <text:p>-4,5867002359</text:p>
          </table:table-cell>
        </table:table-row>
        <table:table-row table:style-name="ro1">
          <table:table-cell office:value-type="float" office:value="-0.86">
            <text:p>-0,86</text:p>
          </table:table-cell>
          <table:table-cell office:value-type="float" office:value="-0.00000699">
            <text:p>-6,99E-006</text:p>
          </table:table-cell>
          <table:table-cell office:value-type="float" office:value="-0.00327">
            <text:p>-3,27E-003</text:p>
          </table:table-cell>
          <table:table-cell office:value-type="float" office:value="-0.0000256">
            <text:p>-2,56E-005</text:p>
          </table:table-cell>
          <table:table-cell office:value-type="float" office:value="-0.00143">
            <text:p>-1,43E-003</text:p>
          </table:table-cell>
          <table:table-cell/>
          <table:table-cell office:value-type="float" office:value="-0.86">
            <text:p>-0,86</text:p>
          </table:table-cell>
          <table:table-cell table:formula="of:=[.B17]/(2*4.9)*1000" office:value-type="float" office:value="-0.000713265306122449">
            <text:p>-0,0007132653</text:p>
          </table:table-cell>
          <table:table-cell table:formula="of:=[.C17]/(2*4.9)*1000" office:value-type="float" office:value="-0.333673469387755">
            <text:p>-0,3336734694</text:p>
          </table:table-cell>
          <table:table-cell table:formula="of:=[.D17]/(2*4.9)*1000" office:value-type="float" office:value="-0.00261224489795918">
            <text:p>-0,0026122449</text:p>
          </table:table-cell>
          <table:table-cell table:formula="of:=[.E17]/(2*4.9)*1000" office:value-type="float" office:value="-0.145918367346939">
            <text:p>-0,1459183673</text:p>
          </table:table-cell>
          <table:table-cell/>
          <table:table-cell office:value-type="float" office:value="-0.86">
            <text:p>-0,86</text:p>
          </table:table-cell>
          <table:table-cell table:formula="of:=LOG(ABS([.B17]))" office:value-type="float" office:value="-5.15552282425432">
            <text:p>-5,1555228243</text:p>
          </table:table-cell>
          <table:table-cell table:formula="of:=LOG(ABS([.D17]))" office:value-type="float" office:value="-4.59176003468815">
            <text:p>-4,5917600347</text:p>
          </table:table-cell>
        </table:table-row>
        <table:table-row table:style-name="ro1">
          <table:table-cell office:value-type="float" office:value="-0.85">
            <text:p>-0,85</text:p>
          </table:table-cell>
          <table:table-cell office:value-type="float" office:value="-0.0000069">
            <text:p>-6,90E-006</text:p>
          </table:table-cell>
          <table:table-cell office:value-type="float" office:value="-0.00328">
            <text:p>-3,28E-003</text:p>
          </table:table-cell>
          <table:table-cell office:value-type="float" office:value="-0.0000252">
            <text:p>-2,52E-005</text:p>
          </table:table-cell>
          <table:table-cell office:value-type="float" office:value="-0.00143">
            <text:p>-1,43E-003</text:p>
          </table:table-cell>
          <table:table-cell/>
          <table:table-cell office:value-type="float" office:value="-0.85">
            <text:p>-0,85</text:p>
          </table:table-cell>
          <table:table-cell table:formula="of:=[.B18]/(2*4.9)*1000" office:value-type="float" office:value="-0.000704081632653061">
            <text:p>-0,0007040816</text:p>
          </table:table-cell>
          <table:table-cell table:formula="of:=[.C18]/(2*4.9)*1000" office:value-type="float" office:value="-0.33469387755102">
            <text:p>-0,3346938776</text:p>
          </table:table-cell>
          <table:table-cell table:formula="of:=[.D18]/(2*4.9)*1000" office:value-type="float" office:value="-0.00257142857142857">
            <text:p>-0,0025714286</text:p>
          </table:table-cell>
          <table:table-cell table:formula="of:=[.E18]/(2*4.9)*1000" office:value-type="float" office:value="-0.145918367346939">
            <text:p>-0,1459183673</text:p>
          </table:table-cell>
          <table:table-cell/>
          <table:table-cell office:value-type="float" office:value="-0.85">
            <text:p>-0,85</text:p>
          </table:table-cell>
          <table:table-cell table:formula="of:=LOG(ABS([.B18]))" office:value-type="float" office:value="-5.16115090926274">
            <text:p>-5,1611509093</text:p>
          </table:table-cell>
          <table:table-cell table:formula="of:=LOG(ABS([.D18]))" office:value-type="float" office:value="-4.59859945921846">
            <text:p>-4,5985994592</text:p>
          </table:table-cell>
        </table:table-row>
        <table:table-row table:style-name="ro1">
          <table:table-cell office:value-type="float" office:value="-0.84">
            <text:p>-0,84</text:p>
          </table:table-cell>
          <table:table-cell office:value-type="float" office:value="-0.00000681">
            <text:p>-6,81E-006</text:p>
          </table:table-cell>
          <table:table-cell office:value-type="float" office:value="-0.00328">
            <text:p>-3,28E-003</text:p>
          </table:table-cell>
          <table:table-cell office:value-type="float" office:value="-0.0000248">
            <text:p>-2,48E-005</text:p>
          </table:table-cell>
          <table:table-cell office:value-type="float" office:value="-0.00142">
            <text:p>-1,42E-003</text:p>
          </table:table-cell>
          <table:table-cell/>
          <table:table-cell office:value-type="float" office:value="-0.84">
            <text:p>-0,84</text:p>
          </table:table-cell>
          <table:table-cell table:formula="of:=[.B19]/(2*4.9)*1000" office:value-type="float" office:value="-0.000694897959183673">
            <text:p>-0,000694898</text:p>
          </table:table-cell>
          <table:table-cell table:formula="of:=[.C19]/(2*4.9)*1000" office:value-type="float" office:value="-0.33469387755102">
            <text:p>-0,3346938776</text:p>
          </table:table-cell>
          <table:table-cell table:formula="of:=[.D19]/(2*4.9)*1000" office:value-type="float" office:value="-0.00253061224489796">
            <text:p>-0,0025306122</text:p>
          </table:table-cell>
          <table:table-cell table:formula="of:=[.E19]/(2*4.9)*1000" office:value-type="float" office:value="-0.144897959183673">
            <text:p>-0,1448979592</text:p>
          </table:table-cell>
          <table:table-cell/>
          <table:table-cell office:value-type="float" office:value="-0.84">
            <text:p>-0,84</text:p>
          </table:table-cell>
          <table:table-cell table:formula="of:=LOG(ABS([.B19]))" office:value-type="float" office:value="-5.16685288808721">
            <text:p>-5,1668528881</text:p>
          </table:table-cell>
          <table:table-cell table:formula="of:=LOG(ABS([.D19]))" office:value-type="float" office:value="-4.60554831917378">
            <text:p>-4,6055483192</text:p>
          </table:table-cell>
        </table:table-row>
        <table:table-row table:style-name="ro1">
          <table:table-cell office:value-type="float" office:value="-0.83">
            <text:p>-0,83</text:p>
          </table:table-cell>
          <table:table-cell office:value-type="float" office:value="-0.00000672">
            <text:p>-6,72E-006</text:p>
          </table:table-cell>
          <table:table-cell office:value-type="float" office:value="-0.00328">
            <text:p>-3,28E-003</text:p>
          </table:table-cell>
          <table:table-cell office:value-type="float" office:value="-0.0000244">
            <text:p>-2,44E-005</text:p>
          </table:table-cell>
          <table:table-cell office:value-type="float" office:value="-0.00142">
            <text:p>-1,42E-003</text:p>
          </table:table-cell>
          <table:table-cell/>
          <table:table-cell office:value-type="float" office:value="-0.83">
            <text:p>-0,83</text:p>
          </table:table-cell>
          <table:table-cell table:formula="of:=[.B20]/(2*4.9)*1000" office:value-type="float" office:value="-0.000685714285714286">
            <text:p>-0,0006857143</text:p>
          </table:table-cell>
          <table:table-cell table:formula="of:=[.C20]/(2*4.9)*1000" office:value-type="float" office:value="-0.33469387755102">
            <text:p>-0,3346938776</text:p>
          </table:table-cell>
          <table:table-cell table:formula="of:=[.D20]/(2*4.9)*1000" office:value-type="float" office:value="-0.00248979591836735">
            <text:p>-0,0024897959</text:p>
          </table:table-cell>
          <table:table-cell table:formula="of:=[.E20]/(2*4.9)*1000" office:value-type="float" office:value="-0.144897959183673">
            <text:p>-0,1448979592</text:p>
          </table:table-cell>
          <table:table-cell/>
          <table:table-cell office:value-type="float" office:value="-0.83">
            <text:p>-0,83</text:p>
          </table:table-cell>
          <table:table-cell table:formula="of:=LOG(ABS([.B20]))" office:value-type="float" office:value="-5.17263072694617">
            <text:p>-5,1726307269</text:p>
          </table:table-cell>
          <table:table-cell table:formula="of:=LOG(ABS([.D20]))" office:value-type="float" office:value="-4.61261017366127">
            <text:p>-4,6126101737</text:p>
          </table:table-cell>
        </table:table-row>
        <table:table-row table:style-name="ro1">
          <table:table-cell office:value-type="float" office:value="-0.82">
            <text:p>-0,82</text:p>
          </table:table-cell>
          <table:table-cell office:value-type="float" office:value="-0.00000662">
            <text:p>-6,62E-006</text:p>
          </table:table-cell>
          <table:table-cell office:value-type="float" office:value="-0.00328">
            <text:p>-3,28E-003</text:p>
          </table:table-cell>
          <table:table-cell office:value-type="float" office:value="-0.0000241">
            <text:p>-2,41E-005</text:p>
          </table:table-cell>
          <table:table-cell office:value-type="float" office:value="-0.00142">
            <text:p>-1,42E-003</text:p>
          </table:table-cell>
          <table:table-cell/>
          <table:table-cell office:value-type="float" office:value="-0.82">
            <text:p>-0,82</text:p>
          </table:table-cell>
          <table:table-cell table:formula="of:=[.B21]/(2*4.9)*1000" office:value-type="float" office:value="-0.000675510204081633">
            <text:p>-0,0006755102</text:p>
          </table:table-cell>
          <table:table-cell table:formula="of:=[.C21]/(2*4.9)*1000" office:value-type="float" office:value="-0.33469387755102">
            <text:p>-0,3346938776</text:p>
          </table:table-cell>
          <table:table-cell table:formula="of:=[.D21]/(2*4.9)*1000" office:value-type="float" office:value="-0.00245918367346939">
            <text:p>-0,0024591837</text:p>
          </table:table-cell>
          <table:table-cell table:formula="of:=[.E21]/(2*4.9)*1000" office:value-type="float" office:value="-0.144897959183673">
            <text:p>-0,1448979592</text:p>
          </table:table-cell>
          <table:table-cell/>
          <table:table-cell office:value-type="float" office:value="-0.82">
            <text:p>-0,82</text:p>
          </table:table-cell>
          <table:table-cell table:formula="of:=LOG(ABS([.B21]))" office:value-type="float" office:value="-5.1791420105603">
            <text:p>-5,1791420106</text:p>
          </table:table-cell>
          <table:table-cell table:formula="of:=LOG(ABS([.D21]))" office:value-type="float" office:value="-4.61798295742513">
            <text:p>-4,6179829574</text:p>
          </table:table-cell>
        </table:table-row>
        <table:table-row table:style-name="ro1">
          <table:table-cell office:value-type="float" office:value="-0.81">
            <text:p>-0,81</text:p>
          </table:table-cell>
          <table:table-cell office:value-type="float" office:value="-0.00000654">
            <text:p>-6,54E-006</text:p>
          </table:table-cell>
          <table:table-cell office:value-type="float" office:value="-0.00328">
            <text:p>-3,28E-003</text:p>
          </table:table-cell>
          <table:table-cell office:value-type="float" office:value="-0.0000237">
            <text:p>-2,37E-005</text:p>
          </table:table-cell>
          <table:table-cell office:value-type="float" office:value="-0.00143">
            <text:p>-1,43E-003</text:p>
          </table:table-cell>
          <table:table-cell/>
          <table:table-cell office:value-type="float" office:value="-0.81">
            <text:p>-0,81</text:p>
          </table:table-cell>
          <table:table-cell table:formula="of:=[.B22]/(2*4.9)*1000" office:value-type="float" office:value="-0.00066734693877551">
            <text:p>-0,0006673469</text:p>
          </table:table-cell>
          <table:table-cell table:formula="of:=[.C22]/(2*4.9)*1000" office:value-type="float" office:value="-0.33469387755102">
            <text:p>-0,3346938776</text:p>
          </table:table-cell>
          <table:table-cell table:formula="of:=[.D22]/(2*4.9)*1000" office:value-type="float" office:value="-0.00241836734693878">
            <text:p>-0,0024183673</text:p>
          </table:table-cell>
          <table:table-cell table:formula="of:=[.E22]/(2*4.9)*1000" office:value-type="float" office:value="-0.145918367346939">
            <text:p>-0,1459183673</text:p>
          </table:table-cell>
          <table:table-cell/>
          <table:table-cell office:value-type="float" office:value="-0.81">
            <text:p>-0,81</text:p>
          </table:table-cell>
          <table:table-cell table:formula="of:=LOG(ABS([.B22]))" office:value-type="float" office:value="-5.18442225167573">
            <text:p>-5,1844222517</text:p>
          </table:table-cell>
          <table:table-cell table:formula="of:=LOG(ABS([.D22]))" office:value-type="float" office:value="-4.6252516539899">
            <text:p>-4,625251654</text:p>
          </table:table-cell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-0.00000645">
            <text:p>-6,45E-006</text:p>
          </table:table-cell>
          <table:table-cell office:value-type="float" office:value="-0.00327">
            <text:p>-3,27E-003</text:p>
          </table:table-cell>
          <table:table-cell office:value-type="float" office:value="-0.0000233">
            <text:p>-2,33E-005</text:p>
          </table:table-cell>
          <table:table-cell office:value-type="float" office:value="-0.00143">
            <text:p>-1,43E-003</text:p>
          </table:table-cell>
          <table:table-cell/>
          <table:table-cell office:value-type="float" office:value="-0.8">
            <text:p>-0,8</text:p>
          </table:table-cell>
          <table:table-cell table:formula="of:=[.B23]/(2*4.9)*1000" office:value-type="float" office:value="-0.000658163265306122">
            <text:p>-0,0006581633</text:p>
          </table:table-cell>
          <table:table-cell table:formula="of:=[.C23]/(2*4.9)*1000" office:value-type="float" office:value="-0.333673469387755">
            <text:p>-0,3336734694</text:p>
          </table:table-cell>
          <table:table-cell table:formula="of:=[.D23]/(2*4.9)*1000" office:value-type="float" office:value="-0.00237755102040816">
            <text:p>-0,002377551</text:p>
          </table:table-cell>
          <table:table-cell table:formula="of:=[.E23]/(2*4.9)*1000" office:value-type="float" office:value="-0.145918367346939">
            <text:p>-0,1459183673</text:p>
          </table:table-cell>
          <table:table-cell/>
          <table:table-cell office:value-type="float" office:value="-0.8">
            <text:p>-0,8</text:p>
          </table:table-cell>
          <table:table-cell table:formula="of:=LOG(ABS([.B23]))" office:value-type="float" office:value="-5.19044028536473">
            <text:p>-5,1904402854</text:p>
          </table:table-cell>
          <table:table-cell table:formula="of:=LOG(ABS([.D23]))" office:value-type="float" office:value="-4.63264407897398">
            <text:p>-4,632644079</text:p>
          </table:table-cell>
        </table:table-row>
        <table:table-row table:style-name="ro1">
          <table:table-cell office:value-type="float" office:value="-0.79">
            <text:p>-0,79</text:p>
          </table:table-cell>
          <table:table-cell office:value-type="float" office:value="-0.00000636">
            <text:p>-6,36E-006</text:p>
          </table:table-cell>
          <table:table-cell office:value-type="float" office:value="-0.00327">
            <text:p>-3,27E-003</text:p>
          </table:table-cell>
          <table:table-cell office:value-type="float" office:value="-0.000023">
            <text:p>-2,30E-005</text:p>
          </table:table-cell>
          <table:table-cell office:value-type="float" office:value="-0.00143">
            <text:p>-1,43E-003</text:p>
          </table:table-cell>
          <table:table-cell/>
          <table:table-cell office:value-type="float" office:value="-0.79">
            <text:p>-0,79</text:p>
          </table:table-cell>
          <table:table-cell table:formula="of:=[.B24]/(2*4.9)*1000" office:value-type="float" office:value="-0.000648979591836735">
            <text:p>-0,0006489796</text:p>
          </table:table-cell>
          <table:table-cell table:formula="of:=[.C24]/(2*4.9)*1000" office:value-type="float" office:value="-0.333673469387755">
            <text:p>-0,3336734694</text:p>
          </table:table-cell>
          <table:table-cell table:formula="of:=[.D24]/(2*4.9)*1000" office:value-type="float" office:value="-0.0023469387755102">
            <text:p>-0,0023469388</text:p>
          </table:table-cell>
          <table:table-cell table:formula="of:=[.E24]/(2*4.9)*1000" office:value-type="float" office:value="-0.145918367346939">
            <text:p>-0,1459183673</text:p>
          </table:table-cell>
          <table:table-cell/>
          <table:table-cell office:value-type="float" office:value="-0.79">
            <text:p>-0,79</text:p>
          </table:table-cell>
          <table:table-cell table:formula="of:=LOG(ABS([.B24]))" office:value-type="float" office:value="-5.19654288435159">
            <text:p>-5,1965428844</text:p>
          </table:table-cell>
          <table:table-cell table:formula="of:=LOG(ABS([.D24]))" office:value-type="float" office:value="-4.63827216398241">
            <text:p>-4,638272164</text:p>
          </table:table-cell>
        </table:table-row>
        <table:table-row table:style-name="ro1">
          <table:table-cell office:value-type="float" office:value="-0.78">
            <text:p>-0,78</text:p>
          </table:table-cell>
          <table:table-cell office:value-type="float" office:value="-0.00000626">
            <text:p>-6,26E-006</text:p>
          </table:table-cell>
          <table:table-cell office:value-type="float" office:value="-0.00326">
            <text:p>-3,26E-003</text:p>
          </table:table-cell>
          <table:table-cell office:value-type="float" office:value="-0.0000226">
            <text:p>-2,26E-005</text:p>
          </table:table-cell>
          <table:table-cell office:value-type="float" office:value="-0.00143">
            <text:p>-1,43E-003</text:p>
          </table:table-cell>
          <table:table-cell/>
          <table:table-cell office:value-type="float" office:value="-0.78">
            <text:p>-0,78</text:p>
          </table:table-cell>
          <table:table-cell table:formula="of:=[.B25]/(2*4.9)*1000" office:value-type="float" office:value="-0.000638775510204082">
            <text:p>-0,0006387755</text:p>
          </table:table-cell>
          <table:table-cell table:formula="of:=[.C25]/(2*4.9)*1000" office:value-type="float" office:value="-0.33265306122449">
            <text:p>-0,3326530612</text:p>
          </table:table-cell>
          <table:table-cell table:formula="of:=[.D25]/(2*4.9)*1000" office:value-type="float" office:value="-0.00230612244897959">
            <text:p>-0,0023061224</text:p>
          </table:table-cell>
          <table:table-cell table:formula="of:=[.E25]/(2*4.9)*1000" office:value-type="float" office:value="-0.145918367346939">
            <text:p>-0,1459183673</text:p>
          </table:table-cell>
          <table:table-cell/>
          <table:table-cell office:value-type="float" office:value="-0.78">
            <text:p>-0,78</text:p>
          </table:table-cell>
          <table:table-cell table:formula="of:=LOG(ABS([.B25]))" office:value-type="float" office:value="-5.20342566678957">
            <text:p>-5,2034256668</text:p>
          </table:table-cell>
          <table:table-cell table:formula="of:=LOG(ABS([.D25]))" office:value-type="float" office:value="-4.6458915608526">
            <text:p>-4,6458915609</text:p>
          </table:table-cell>
        </table:table-row>
        <table:table-row table:style-name="ro1">
          <table:table-cell office:value-type="float" office:value="-0.77">
            <text:p>-0,77</text:p>
          </table:table-cell>
          <table:table-cell office:value-type="float" office:value="-0.00000616">
            <text:p>-6,16E-006</text:p>
          </table:table-cell>
          <table:table-cell office:value-type="float" office:value="-0.00325">
            <text:p>-3,25E-003</text:p>
          </table:table-cell>
          <table:table-cell office:value-type="float" office:value="-0.0000222">
            <text:p>-2,22E-005</text:p>
          </table:table-cell>
          <table:table-cell office:value-type="float" office:value="-0.00143">
            <text:p>-1,43E-003</text:p>
          </table:table-cell>
          <table:table-cell/>
          <table:table-cell office:value-type="float" office:value="-0.77">
            <text:p>-0,77</text:p>
          </table:table-cell>
          <table:table-cell table:formula="of:=[.B26]/(2*4.9)*1000" office:value-type="float" office:value="-0.000628571428571429">
            <text:p>-0,0006285714</text:p>
          </table:table-cell>
          <table:table-cell table:formula="of:=[.C26]/(2*4.9)*1000" office:value-type="float" office:value="-0.331632653061224">
            <text:p>-0,3316326531</text:p>
          </table:table-cell>
          <table:table-cell table:formula="of:=[.D26]/(2*4.9)*1000" office:value-type="float" office:value="-0.00226530612244898">
            <text:p>-0,0022653061</text:p>
          </table:table-cell>
          <table:table-cell table:formula="of:=[.E26]/(2*4.9)*1000" office:value-type="float" office:value="-0.145918367346939">
            <text:p>-0,1459183673</text:p>
          </table:table-cell>
          <table:table-cell/>
          <table:table-cell office:value-type="float" office:value="-0.77">
            <text:p>-0,77</text:p>
          </table:table-cell>
          <table:table-cell table:formula="of:=LOG(ABS([.B26]))" office:value-type="float" office:value="-5.21041928783557">
            <text:p>-5,2104192878</text:p>
          </table:table-cell>
          <table:table-cell table:formula="of:=LOG(ABS([.D26]))" office:value-type="float" office:value="-4.65364702554936">
            <text:p>-4,6536470255</text:p>
          </table:table-cell>
        </table:table-row>
        <table:table-row table:style-name="ro1">
          <table:table-cell office:value-type="float" office:value="-0.76">
            <text:p>-0,76</text:p>
          </table:table-cell>
          <table:table-cell office:value-type="float" office:value="-0.00000608">
            <text:p>-6,08E-006</text:p>
          </table:table-cell>
          <table:table-cell office:value-type="float" office:value="-0.00325">
            <text:p>-3,25E-003</text:p>
          </table:table-cell>
          <table:table-cell office:value-type="float" office:value="-0.0000219">
            <text:p>-2,19E-005</text:p>
          </table:table-cell>
          <table:table-cell office:value-type="float" office:value="-0.00142">
            <text:p>-1,42E-003</text:p>
          </table:table-cell>
          <table:table-cell/>
          <table:table-cell office:value-type="float" office:value="-0.76">
            <text:p>-0,76</text:p>
          </table:table-cell>
          <table:table-cell table:formula="of:=[.B27]/(2*4.9)*1000" office:value-type="float" office:value="-0.000620408163265306">
            <text:p>-0,0006204082</text:p>
          </table:table-cell>
          <table:table-cell table:formula="of:=[.C27]/(2*4.9)*1000" office:value-type="float" office:value="-0.331632653061224">
            <text:p>-0,3316326531</text:p>
          </table:table-cell>
          <table:table-cell table:formula="of:=[.D27]/(2*4.9)*1000" office:value-type="float" office:value="-0.00223469387755102">
            <text:p>-0,0022346939</text:p>
          </table:table-cell>
          <table:table-cell table:formula="of:=[.E27]/(2*4.9)*1000" office:value-type="float" office:value="-0.144897959183673">
            <text:p>-0,1448979592</text:p>
          </table:table-cell>
          <table:table-cell/>
          <table:table-cell office:value-type="float" office:value="-0.76">
            <text:p>-0,76</text:p>
          </table:table-cell>
          <table:table-cell table:formula="of:=LOG(ABS([.B27]))" office:value-type="float" office:value="-5.21609642072727">
            <text:p>-5,2160964207</text:p>
          </table:table-cell>
          <table:table-cell table:formula="of:=LOG(ABS([.D27]))" office:value-type="float" office:value="-4.65955588515988">
            <text:p>-4,6595558852</text:p>
          </table:table-cell>
        </table:table-row>
        <table:table-row table:style-name="ro1">
          <table:table-cell office:value-type="float" office:value="-0.75">
            <text:p>-0,75</text:p>
          </table:table-cell>
          <table:table-cell office:value-type="float" office:value="-0.00000598">
            <text:p>-5,98E-006</text:p>
          </table:table-cell>
          <table:table-cell office:value-type="float" office:value="-0.00325">
            <text:p>-3,25E-003</text:p>
          </table:table-cell>
          <table:table-cell office:value-type="float" office:value="-0.0000215">
            <text:p>-2,15E-005</text:p>
          </table:table-cell>
          <table:table-cell office:value-type="float" office:value="-0.00142">
            <text:p>-1,42E-003</text:p>
          </table:table-cell>
          <table:table-cell/>
          <table:table-cell office:value-type="float" office:value="-0.75">
            <text:p>-0,75</text:p>
          </table:table-cell>
          <table:table-cell table:formula="of:=[.B28]/(2*4.9)*1000" office:value-type="float" office:value="-0.000610204081632653">
            <text:p>-0,0006102041</text:p>
          </table:table-cell>
          <table:table-cell table:formula="of:=[.C28]/(2*4.9)*1000" office:value-type="float" office:value="-0.331632653061224">
            <text:p>-0,3316326531</text:p>
          </table:table-cell>
          <table:table-cell table:formula="of:=[.D28]/(2*4.9)*1000" office:value-type="float" office:value="-0.00219387755102041">
            <text:p>-0,0021938776</text:p>
          </table:table-cell>
          <table:table-cell table:formula="of:=[.E28]/(2*4.9)*1000" office:value-type="float" office:value="-0.144897959183673">
            <text:p>-0,1448979592</text:p>
          </table:table-cell>
          <table:table-cell/>
          <table:table-cell office:value-type="float" office:value="-0.75">
            <text:p>-0,75</text:p>
          </table:table-cell>
          <table:table-cell table:formula="of:=LOG(ABS([.B28]))" office:value-type="float" office:value="-5.22329881601159">
            <text:p>-5,223298816</text:p>
          </table:table-cell>
          <table:table-cell table:formula="of:=LOG(ABS([.D28]))" office:value-type="float" office:value="-4.66756154008439">
            <text:p>-4,6675615401</text:p>
          </table:table-cell>
        </table:table-row>
        <table:table-row table:style-name="ro1">
          <table:table-cell office:value-type="float" office:value="-0.74">
            <text:p>-0,74</text:p>
          </table:table-cell>
          <table:table-cell office:value-type="float" office:value="-0.00000589">
            <text:p>-5,89E-006</text:p>
          </table:table-cell>
          <table:table-cell office:value-type="float" office:value="-0.00326">
            <text:p>-3,26E-003</text:p>
          </table:table-cell>
          <table:table-cell office:value-type="float" office:value="-0.0000212">
            <text:p>-2,12E-005</text:p>
          </table:table-cell>
          <table:table-cell office:value-type="float" office:value="-0.00142">
            <text:p>-1,42E-003</text:p>
          </table:table-cell>
          <table:table-cell/>
          <table:table-cell office:value-type="float" office:value="-0.74">
            <text:p>-0,74</text:p>
          </table:table-cell>
          <table:table-cell table:formula="of:=[.B29]/(2*4.9)*1000" office:value-type="float" office:value="-0.000601020408163265">
            <text:p>-0,0006010204</text:p>
          </table:table-cell>
          <table:table-cell table:formula="of:=[.C29]/(2*4.9)*1000" office:value-type="float" office:value="-0.33265306122449">
            <text:p>-0,3326530612</text:p>
          </table:table-cell>
          <table:table-cell table:formula="of:=[.D29]/(2*4.9)*1000" office:value-type="float" office:value="-0.00216326530612245">
            <text:p>-0,0021632653</text:p>
          </table:table-cell>
          <table:table-cell table:formula="of:=[.E29]/(2*4.9)*1000" office:value-type="float" office:value="-0.144897959183673">
            <text:p>-0,1448979592</text:p>
          </table:table-cell>
          <table:table-cell/>
          <table:table-cell office:value-type="float" office:value="-0.74">
            <text:p>-0,74</text:p>
          </table:table-cell>
          <table:table-cell table:formula="of:=LOG(ABS([.B29]))" office:value-type="float" office:value="-5.2298847052129">
            <text:p>-5,2298847052</text:p>
          </table:table-cell>
          <table:table-cell table:formula="of:=LOG(ABS([.D29]))" office:value-type="float" office:value="-4.67366413907125">
            <text:p>-4,6736641391</text:p>
          </table:table-cell>
        </table:table-row>
        <table:table-row table:style-name="ro1">
          <table:table-cell office:value-type="float" office:value="-0.73">
            <text:p>-0,73</text:p>
          </table:table-cell>
          <table:table-cell office:value-type="float" office:value="-0.0000058">
            <text:p>-5,80E-006</text:p>
          </table:table-cell>
          <table:table-cell office:value-type="float" office:value="-0.00326">
            <text:p>-3,26E-003</text:p>
          </table:table-cell>
          <table:table-cell office:value-type="float" office:value="-0.0000208">
            <text:p>-2,08E-005</text:p>
          </table:table-cell>
          <table:table-cell office:value-type="float" office:value="-0.00142">
            <text:p>-1,42E-003</text:p>
          </table:table-cell>
          <table:table-cell/>
          <table:table-cell office:value-type="float" office:value="-0.73">
            <text:p>-0,73</text:p>
          </table:table-cell>
          <table:table-cell table:formula="of:=[.B30]/(2*4.9)*1000" office:value-type="float" office:value="-0.000591836734693877">
            <text:p>-0,0005918367</text:p>
          </table:table-cell>
          <table:table-cell table:formula="of:=[.C30]/(2*4.9)*1000" office:value-type="float" office:value="-0.33265306122449">
            <text:p>-0,3326530612</text:p>
          </table:table-cell>
          <table:table-cell table:formula="of:=[.D30]/(2*4.9)*1000" office:value-type="float" office:value="-0.00212244897959184">
            <text:p>-0,002122449</text:p>
          </table:table-cell>
          <table:table-cell table:formula="of:=[.E30]/(2*4.9)*1000" office:value-type="float" office:value="-0.144897959183673">
            <text:p>-0,1448979592</text:p>
          </table:table-cell>
          <table:table-cell/>
          <table:table-cell office:value-type="float" office:value="-0.73">
            <text:p>-0,73</text:p>
          </table:table-cell>
          <table:table-cell table:formula="of:=LOG(ABS([.B30]))" office:value-type="float" office:value="-5.23657200643706">
            <text:p>-5,2365720064</text:p>
          </table:table-cell>
          <table:table-cell table:formula="of:=LOG(ABS([.D30]))" office:value-type="float" office:value="-4.68193666503724">
            <text:p>-4,681936665</text:p>
          </table:table-cell>
        </table:table-row>
        <table:table-row table:style-name="ro1">
          <table:table-cell office:value-type="float" office:value="-0.72">
            <text:p>-0,72</text:p>
          </table:table-cell>
          <table:table-cell office:value-type="float" office:value="-0.00000572">
            <text:p>-5,72E-006</text:p>
          </table:table-cell>
          <table:table-cell office:value-type="float" office:value="-0.00326">
            <text:p>-3,26E-003</text:p>
          </table:table-cell>
          <table:table-cell office:value-type="float" office:value="-0.0000204">
            <text:p>-2,04E-005</text:p>
          </table:table-cell>
          <table:table-cell office:value-type="float" office:value="-0.00142">
            <text:p>-1,42E-003</text:p>
          </table:table-cell>
          <table:table-cell/>
          <table:table-cell office:value-type="float" office:value="-0.72">
            <text:p>-0,72</text:p>
          </table:table-cell>
          <table:table-cell table:formula="of:=[.B31]/(2*4.9)*1000" office:value-type="float" office:value="-0.000583673469387755">
            <text:p>-0,0005836735</text:p>
          </table:table-cell>
          <table:table-cell table:formula="of:=[.C31]/(2*4.9)*1000" office:value-type="float" office:value="-0.33265306122449">
            <text:p>-0,3326530612</text:p>
          </table:table-cell>
          <table:table-cell table:formula="of:=[.D31]/(2*4.9)*1000" office:value-type="float" office:value="-0.00208163265306122">
            <text:p>-0,0020816327</text:p>
          </table:table-cell>
          <table:table-cell table:formula="of:=[.E31]/(2*4.9)*1000" office:value-type="float" office:value="-0.144897959183673">
            <text:p>-0,1448979592</text:p>
          </table:table-cell>
          <table:table-cell/>
          <table:table-cell office:value-type="float" office:value="-0.72">
            <text:p>-0,72</text:p>
          </table:table-cell>
          <table:table-cell table:formula="of:=LOG(ABS([.B31]))" office:value-type="float" office:value="-5.24260397120698">
            <text:p>-5,2426039712</text:p>
          </table:table-cell>
          <table:table-cell table:formula="of:=LOG(ABS([.D31]))" office:value-type="float" office:value="-4.6903698325741">
            <text:p>-4,6903698326</text:p>
          </table:table-cell>
        </table:table-row>
        <table:table-row table:style-name="ro1">
          <table:table-cell office:value-type="float" office:value="-0.71">
            <text:p>-0,71</text:p>
          </table:table-cell>
          <table:table-cell office:value-type="float" office:value="-0.00000563">
            <text:p>-5,63E-006</text:p>
          </table:table-cell>
          <table:table-cell office:value-type="float" office:value="-0.00325">
            <text:p>-3,25E-003</text:p>
          </table:table-cell>
          <table:table-cell office:value-type="float" office:value="-0.0000201">
            <text:p>-2,01E-005</text:p>
          </table:table-cell>
          <table:table-cell office:value-type="float" office:value="-0.00142">
            <text:p>-1,42E-003</text:p>
          </table:table-cell>
          <table:table-cell/>
          <table:table-cell office:value-type="float" office:value="-0.71">
            <text:p>-0,71</text:p>
          </table:table-cell>
          <table:table-cell table:formula="of:=[.B32]/(2*4.9)*1000" office:value-type="float" office:value="-0.000574489795918367">
            <text:p>-0,0005744898</text:p>
          </table:table-cell>
          <table:table-cell table:formula="of:=[.C32]/(2*4.9)*1000" office:value-type="float" office:value="-0.331632653061224">
            <text:p>-0,3316326531</text:p>
          </table:table-cell>
          <table:table-cell table:formula="of:=[.D32]/(2*4.9)*1000" office:value-type="float" office:value="-0.00205102040816327">
            <text:p>-0,0020510204</text:p>
          </table:table-cell>
          <table:table-cell table:formula="of:=[.E32]/(2*4.9)*1000" office:value-type="float" office:value="-0.144897959183673">
            <text:p>-0,1448979592</text:p>
          </table:table-cell>
          <table:table-cell/>
          <table:table-cell office:value-type="float" office:value="-0.71">
            <text:p>-0,71</text:p>
          </table:table-cell>
          <table:table-cell table:formula="of:=LOG(ABS([.B32]))" office:value-type="float" office:value="-5.24949160514865">
            <text:p>-5,2494916051</text:p>
          </table:table-cell>
          <table:table-cell table:formula="of:=LOG(ABS([.D32]))" office:value-type="float" office:value="-4.69680394257951">
            <text:p>-4,6968039426</text:p>
          </table:table-cell>
        </table:table-row>
        <table:table-row table:style-name="ro1">
          <table:table-cell office:value-type="float" office:value="-0.7">
            <text:p>-0,7</text:p>
          </table:table-cell>
          <table:table-cell office:value-type="float" office:value="-0.00000554">
            <text:p>-5,54E-006</text:p>
          </table:table-cell>
          <table:table-cell office:value-type="float" office:value="-0.00325">
            <text:p>-3,25E-003</text:p>
          </table:table-cell>
          <table:table-cell office:value-type="float" office:value="-0.0000197">
            <text:p>-1,97E-005</text:p>
          </table:table-cell>
          <table:table-cell office:value-type="float" office:value="-0.00142">
            <text:p>-1,42E-003</text:p>
          </table:table-cell>
          <table:table-cell/>
          <table:table-cell office:value-type="float" office:value="-0.7">
            <text:p>-0,7</text:p>
          </table:table-cell>
          <table:table-cell table:formula="of:=[.B33]/(2*4.9)*1000" office:value-type="float" office:value="-0.00056530612244898">
            <text:p>-0,0005653061</text:p>
          </table:table-cell>
          <table:table-cell table:formula="of:=[.C33]/(2*4.9)*1000" office:value-type="float" office:value="-0.331632653061224">
            <text:p>-0,3316326531</text:p>
          </table:table-cell>
          <table:table-cell table:formula="of:=[.D33]/(2*4.9)*1000" office:value-type="float" office:value="-0.00201020408163265">
            <text:p>-0,0020102041</text:p>
          </table:table-cell>
          <table:table-cell table:formula="of:=[.E33]/(2*4.9)*1000" office:value-type="float" office:value="-0.144897959183673">
            <text:p>-0,1448979592</text:p>
          </table:table-cell>
          <table:table-cell/>
          <table:table-cell office:value-type="float" office:value="-0.7">
            <text:p>-0,7</text:p>
          </table:table-cell>
          <table:table-cell table:formula="of:=LOG(ABS([.B33]))" office:value-type="float" office:value="-5.25649023527157">
            <text:p>-5,2564902353</text:p>
          </table:table-cell>
          <table:table-cell table:formula="of:=LOG(ABS([.D33]))" office:value-type="float" office:value="-4.70553377383841">
            <text:p>-4,7055337738</text:p>
          </table:table-cell>
        </table:table-row>
        <table:table-row table:style-name="ro1">
          <table:table-cell office:value-type="float" office:value="-0.69">
            <text:p>-0,69</text:p>
          </table:table-cell>
          <table:table-cell office:value-type="float" office:value="-0.00000545">
            <text:p>-5,45E-006</text:p>
          </table:table-cell>
          <table:table-cell office:value-type="float" office:value="-0.00325">
            <text:p>-3,25E-003</text:p>
          </table:table-cell>
          <table:table-cell office:value-type="float" office:value="-0.0000194">
            <text:p>-1,94E-005</text:p>
          </table:table-cell>
          <table:table-cell office:value-type="float" office:value="-0.00142">
            <text:p>-1,42E-003</text:p>
          </table:table-cell>
          <table:table-cell/>
          <table:table-cell office:value-type="float" office:value="-0.69">
            <text:p>-0,69</text:p>
          </table:table-cell>
          <table:table-cell table:formula="of:=[.B34]/(2*4.9)*1000" office:value-type="float" office:value="-0.000556122448979592">
            <text:p>-0,0005561224</text:p>
          </table:table-cell>
          <table:table-cell table:formula="of:=[.C34]/(2*4.9)*1000" office:value-type="float" office:value="-0.331632653061224">
            <text:p>-0,3316326531</text:p>
          </table:table-cell>
          <table:table-cell table:formula="of:=[.D34]/(2*4.9)*1000" office:value-type="float" office:value="-0.00197959183673469">
            <text:p>-0,0019795918</text:p>
          </table:table-cell>
          <table:table-cell table:formula="of:=[.E34]/(2*4.9)*1000" office:value-type="float" office:value="-0.144897959183673">
            <text:p>-0,1448979592</text:p>
          </table:table-cell>
          <table:table-cell/>
          <table:table-cell office:value-type="float" office:value="-0.69">
            <text:p>-0,69</text:p>
          </table:table-cell>
          <table:table-cell table:formula="of:=LOG(ABS([.B34]))" office:value-type="float" office:value="-5.26360349772336">
            <text:p>-5,2636034977</text:p>
          </table:table-cell>
          <table:table-cell table:formula="of:=LOG(ABS([.D34]))" office:value-type="float" office:value="-4.71219827006977">
            <text:p>-4,7121982701</text:p>
          </table:table-cell>
        </table:table-row>
        <table:table-row table:style-name="ro1">
          <table:table-cell office:value-type="float" office:value="-0.68">
            <text:p>-0,68</text:p>
          </table:table-cell>
          <table:table-cell office:value-type="float" office:value="-0.00000536">
            <text:p>-5,36E-006</text:p>
          </table:table-cell>
          <table:table-cell office:value-type="float" office:value="-0.00325">
            <text:p>-3,25E-003</text:p>
          </table:table-cell>
          <table:table-cell office:value-type="float" office:value="-0.0000191">
            <text:p>-1,91E-005</text:p>
          </table:table-cell>
          <table:table-cell office:value-type="float" office:value="-0.00141">
            <text:p>-1,41E-003</text:p>
          </table:table-cell>
          <table:table-cell/>
          <table:table-cell office:value-type="float" office:value="-0.68">
            <text:p>-0,68</text:p>
          </table:table-cell>
          <table:table-cell table:formula="of:=[.B35]/(2*4.9)*1000" office:value-type="float" office:value="-0.000546938775510204">
            <text:p>-0,0005469388</text:p>
          </table:table-cell>
          <table:table-cell table:formula="of:=[.C35]/(2*4.9)*1000" office:value-type="float" office:value="-0.331632653061224">
            <text:p>-0,3316326531</text:p>
          </table:table-cell>
          <table:table-cell table:formula="of:=[.D35]/(2*4.9)*1000" office:value-type="float" office:value="-0.00194897959183673">
            <text:p>-0,0019489796</text:p>
          </table:table-cell>
          <table:table-cell table:formula="of:=[.E35]/(2*4.9)*1000" office:value-type="float" office:value="-0.143877551020408">
            <text:p>-0,143877551</text:p>
          </table:table-cell>
          <table:table-cell/>
          <table:table-cell office:value-type="float" office:value="-0.68">
            <text:p>-0,68</text:p>
          </table:table-cell>
          <table:table-cell table:formula="of:=LOG(ABS([.B35]))" office:value-type="float" office:value="-5.27083521030723">
            <text:p>-5,2708352103</text:p>
          </table:table-cell>
          <table:table-cell table:formula="of:=LOG(ABS([.D35]))" office:value-type="float" office:value="-4.71896663275227">
            <text:p>-4,7189666328</text:p>
          </table:table-cell>
        </table:table-row>
        <table:table-row table:style-name="ro1">
          <table:table-cell office:value-type="float" office:value="-0.67">
            <text:p>-0,67</text:p>
          </table:table-cell>
          <table:table-cell office:value-type="float" office:value="-0.00000527">
            <text:p>-5,27E-006</text:p>
          </table:table-cell>
          <table:table-cell office:value-type="float" office:value="-0.00325">
            <text:p>-3,25E-003</text:p>
          </table:table-cell>
          <table:table-cell office:value-type="float" office:value="-0.0000187">
            <text:p>-1,87E-005</text:p>
          </table:table-cell>
          <table:table-cell office:value-type="float" office:value="-0.00141">
            <text:p>-1,41E-003</text:p>
          </table:table-cell>
          <table:table-cell/>
          <table:table-cell office:value-type="float" office:value="-0.67">
            <text:p>-0,67</text:p>
          </table:table-cell>
          <table:table-cell table:formula="of:=[.B36]/(2*4.9)*1000" office:value-type="float" office:value="-0.000537755102040816">
            <text:p>-0,0005377551</text:p>
          </table:table-cell>
          <table:table-cell table:formula="of:=[.C36]/(2*4.9)*1000" office:value-type="float" office:value="-0.331632653061224">
            <text:p>-0,3316326531</text:p>
          </table:table-cell>
          <table:table-cell table:formula="of:=[.D36]/(2*4.9)*1000" office:value-type="float" office:value="-0.00190816326530612">
            <text:p>-0,0019081633</text:p>
          </table:table-cell>
          <table:table-cell table:formula="of:=[.E36]/(2*4.9)*1000" office:value-type="float" office:value="-0.143877551020408">
            <text:p>-0,143877551</text:p>
          </table:table-cell>
          <table:table-cell/>
          <table:table-cell office:value-type="float" office:value="-0.67">
            <text:p>-0,67</text:p>
          </table:table-cell>
          <table:table-cell table:formula="of:=LOG(ABS([.B36]))" office:value-type="float" office:value="-5.27818938478745">
            <text:p>-5,2781893848</text:p>
          </table:table-cell>
          <table:table-cell table:formula="of:=LOG(ABS([.D36]))" office:value-type="float" office:value="-4.7281583934635">
            <text:p>-4,7281583935</text:p>
          </table:table-cell>
        </table:table-row>
        <table:table-row table:style-name="ro1">
          <table:table-cell office:value-type="float" office:value="-0.66">
            <text:p>-0,66</text:p>
          </table:table-cell>
          <table:table-cell office:value-type="float" office:value="-0.00000518">
            <text:p>-5,18E-006</text:p>
          </table:table-cell>
          <table:table-cell office:value-type="float" office:value="-0.00324">
            <text:p>-3,24E-003</text:p>
          </table:table-cell>
          <table:table-cell office:value-type="float" office:value="-0.0000184">
            <text:p>-1,84E-005</text:p>
          </table:table-cell>
          <table:table-cell office:value-type="float" office:value="-0.00142">
            <text:p>-1,42E-003</text:p>
          </table:table-cell>
          <table:table-cell/>
          <table:table-cell office:value-type="float" office:value="-0.66">
            <text:p>-0,66</text:p>
          </table:table-cell>
          <table:table-cell table:formula="of:=[.B37]/(2*4.9)*1000" office:value-type="float" office:value="-0.000528571428571429">
            <text:p>-0,0005285714</text:p>
          </table:table-cell>
          <table:table-cell table:formula="of:=[.C37]/(2*4.9)*1000" office:value-type="float" office:value="-0.330612244897959">
            <text:p>-0,3306122449</text:p>
          </table:table-cell>
          <table:table-cell table:formula="of:=[.D37]/(2*4.9)*1000" office:value-type="float" office:value="-0.00187755102040816">
            <text:p>-0,001877551</text:p>
          </table:table-cell>
          <table:table-cell table:formula="of:=[.E37]/(2*4.9)*1000" office:value-type="float" office:value="-0.144897959183673">
            <text:p>-0,1448979592</text:p>
          </table:table-cell>
          <table:table-cell/>
          <table:table-cell office:value-type="float" office:value="-0.66">
            <text:p>-0,66</text:p>
          </table:table-cell>
          <table:table-cell table:formula="of:=LOG(ABS([.B37]))" office:value-type="float" office:value="-5.28567024025477">
            <text:p>-5,2856702403</text:p>
          </table:table-cell>
          <table:table-cell table:formula="of:=LOG(ABS([.D37]))" office:value-type="float" office:value="-4.73518217699046">
            <text:p>-4,735182177</text:p>
          </table:table-cell>
        </table:table-row>
        <table:table-row table:style-name="ro1">
          <table:table-cell office:value-type="float" office:value="-0.65">
            <text:p>-0,65</text:p>
          </table:table-cell>
          <table:table-cell office:value-type="float" office:value="-0.00000509">
            <text:p>-5,09E-006</text:p>
          </table:table-cell>
          <table:table-cell office:value-type="float" office:value="-0.00324">
            <text:p>-3,24E-003</text:p>
          </table:table-cell>
          <table:table-cell office:value-type="float" office:value="-0.000018">
            <text:p>-1,80E-005</text:p>
          </table:table-cell>
          <table:table-cell office:value-type="float" office:value="-0.00142">
            <text:p>-1,42E-003</text:p>
          </table:table-cell>
          <table:table-cell/>
          <table:table-cell office:value-type="float" office:value="-0.65">
            <text:p>-0,65</text:p>
          </table:table-cell>
          <table:table-cell table:formula="of:=[.B38]/(2*4.9)*1000" office:value-type="float" office:value="-0.000519387755102041">
            <text:p>-0,0005193878</text:p>
          </table:table-cell>
          <table:table-cell table:formula="of:=[.C38]/(2*4.9)*1000" office:value-type="float" office:value="-0.330612244897959">
            <text:p>-0,3306122449</text:p>
          </table:table-cell>
          <table:table-cell table:formula="of:=[.D38]/(2*4.9)*1000" office:value-type="float" office:value="-0.00183673469387755">
            <text:p>-0,0018367347</text:p>
          </table:table-cell>
          <table:table-cell table:formula="of:=[.E38]/(2*4.9)*1000" office:value-type="float" office:value="-0.144897959183673">
            <text:p>-0,1448979592</text:p>
          </table:table-cell>
          <table:table-cell/>
          <table:table-cell office:value-type="float" office:value="-0.65">
            <text:p>-0,65</text:p>
          </table:table-cell>
          <table:table-cell table:formula="of:=LOG(ABS([.B38]))" office:value-type="float" office:value="-5.29328221766324">
            <text:p>-5,2932822177</text:p>
          </table:table-cell>
          <table:table-cell table:formula="of:=LOG(ABS([.D38]))" office:value-type="float" office:value="-4.74472749489669">
            <text:p>-4,7447274949</text:p>
          </table:table-cell>
        </table:table-row>
        <table:table-row table:style-name="ro1">
          <table:table-cell office:value-type="float" office:value="-0.64">
            <text:p>-0,64</text:p>
          </table:table-cell>
          <table:table-cell office:value-type="float" office:value="-0.00000501">
            <text:p>-5,01E-006</text:p>
          </table:table-cell>
          <table:table-cell office:value-type="float" office:value="-0.00324">
            <text:p>-3,24E-003</text:p>
          </table:table-cell>
          <table:table-cell office:value-type="float" office:value="-0.0000177">
            <text:p>-1,77E-005</text:p>
          </table:table-cell>
          <table:table-cell office:value-type="float" office:value="-0.00142">
            <text:p>-1,42E-003</text:p>
          </table:table-cell>
          <table:table-cell/>
          <table:table-cell office:value-type="float" office:value="-0.64">
            <text:p>-0,64</text:p>
          </table:table-cell>
          <table:table-cell table:formula="of:=[.B39]/(2*4.9)*1000" office:value-type="float" office:value="-0.000511224489795918">
            <text:p>-0,0005112245</text:p>
          </table:table-cell>
          <table:table-cell table:formula="of:=[.C39]/(2*4.9)*1000" office:value-type="float" office:value="-0.330612244897959">
            <text:p>-0,3306122449</text:p>
          </table:table-cell>
          <table:table-cell table:formula="of:=[.D39]/(2*4.9)*1000" office:value-type="float" office:value="-0.00180612244897959">
            <text:p>-0,0018061224</text:p>
          </table:table-cell>
          <table:table-cell table:formula="of:=[.E39]/(2*4.9)*1000" office:value-type="float" office:value="-0.144897959183673">
            <text:p>-0,1448979592</text:p>
          </table:table-cell>
          <table:table-cell/>
          <table:table-cell office:value-type="float" office:value="-0.64">
            <text:p>-0,64</text:p>
          </table:table-cell>
          <table:table-cell table:formula="of:=LOG(ABS([.B39]))" office:value-type="float" office:value="-5.30016227413275">
            <text:p>-5,3001622741</text:p>
          </table:table-cell>
          <table:table-cell table:formula="of:=LOG(ABS([.D39]))" office:value-type="float" office:value="-4.75202673363819">
            <text:p>-4,7520267336</text:p>
          </table:table-cell>
        </table:table-row>
        <table:table-row table:style-name="ro1">
          <table:table-cell office:value-type="float" office:value="-0.63">
            <text:p>-0,63</text:p>
          </table:table-cell>
          <table:table-cell office:value-type="float" office:value="-0.00000492">
            <text:p>-4,92E-006</text:p>
          </table:table-cell>
          <table:table-cell office:value-type="float" office:value="-0.00323">
            <text:p>-3,23E-003</text:p>
          </table:table-cell>
          <table:table-cell office:value-type="float" office:value="-0.0000174">
            <text:p>-1,74E-005</text:p>
          </table:table-cell>
          <table:table-cell office:value-type="float" office:value="-0.00142">
            <text:p>-1,42E-003</text:p>
          </table:table-cell>
          <table:table-cell/>
          <table:table-cell office:value-type="float" office:value="-0.63">
            <text:p>-0,63</text:p>
          </table:table-cell>
          <table:table-cell table:formula="of:=[.B40]/(2*4.9)*1000" office:value-type="float" office:value="-0.000502040816326531">
            <text:p>-0,0005020408</text:p>
          </table:table-cell>
          <table:table-cell table:formula="of:=[.C40]/(2*4.9)*1000" office:value-type="float" office:value="-0.329591836734694">
            <text:p>-0,3295918367</text:p>
          </table:table-cell>
          <table:table-cell table:formula="of:=[.D40]/(2*4.9)*1000" office:value-type="float" office:value="-0.00177551020408163">
            <text:p>-0,0017755102</text:p>
          </table:table-cell>
          <table:table-cell table:formula="of:=[.E40]/(2*4.9)*1000" office:value-type="float" office:value="-0.144897959183673">
            <text:p>-0,1448979592</text:p>
          </table:table-cell>
          <table:table-cell/>
          <table:table-cell office:value-type="float" office:value="-0.63">
            <text:p>-0,63</text:p>
          </table:table-cell>
          <table:table-cell table:formula="of:=LOG(ABS([.B40]))" office:value-type="float" office:value="-5.30803489723264">
            <text:p>-5,3080348972</text:p>
          </table:table-cell>
          <table:table-cell table:formula="of:=LOG(ABS([.D40]))" office:value-type="float" office:value="-4.7594507517174">
            <text:p>-4,7594507517</text:p>
          </table:table-cell>
        </table:table-row>
        <table:table-row table:style-name="ro1">
          <table:table-cell office:value-type="float" office:value="-0.62">
            <text:p>-0,62</text:p>
          </table:table-cell>
          <table:table-cell office:value-type="float" office:value="-0.00000483">
            <text:p>-4,83E-006</text:p>
          </table:table-cell>
          <table:table-cell office:value-type="float" office:value="-0.00323">
            <text:p>-3,23E-003</text:p>
          </table:table-cell>
          <table:table-cell office:value-type="float" office:value="-0.000017">
            <text:p>-1,70E-005</text:p>
          </table:table-cell>
          <table:table-cell office:value-type="float" office:value="-0.00142">
            <text:p>-1,42E-003</text:p>
          </table:table-cell>
          <table:table-cell/>
          <table:table-cell office:value-type="float" office:value="-0.62">
            <text:p>-0,62</text:p>
          </table:table-cell>
          <table:table-cell table:formula="of:=[.B41]/(2*4.9)*1000" office:value-type="float" office:value="-0.000492857142857143">
            <text:p>-0,0004928571</text:p>
          </table:table-cell>
          <table:table-cell table:formula="of:=[.C41]/(2*4.9)*1000" office:value-type="float" office:value="-0.329591836734694">
            <text:p>-0,3295918367</text:p>
          </table:table-cell>
          <table:table-cell table:formula="of:=[.D41]/(2*4.9)*1000" office:value-type="float" office:value="-0.00173469387755102">
            <text:p>-0,0017346939</text:p>
          </table:table-cell>
          <table:table-cell table:formula="of:=[.E41]/(2*4.9)*1000" office:value-type="float" office:value="-0.144897959183673">
            <text:p>-0,1448979592</text:p>
          </table:table-cell>
          <table:table-cell/>
          <table:table-cell office:value-type="float" office:value="-0.62">
            <text:p>-0,62</text:p>
          </table:table-cell>
          <table:table-cell table:formula="of:=LOG(ABS([.B41]))" office:value-type="float" office:value="-5.31605286924849">
            <text:p>-5,3160528692</text:p>
          </table:table-cell>
          <table:table-cell table:formula="of:=LOG(ABS([.D41]))" office:value-type="float" office:value="-4.76955107862173">
            <text:p>-4,7695510786</text:p>
          </table:table-cell>
        </table:table-row>
        <table:table-row table:style-name="ro1">
          <table:table-cell office:value-type="float" office:value="-0.61">
            <text:p>-0,61</text:p>
          </table:table-cell>
          <table:table-cell office:value-type="float" office:value="-0.00000475">
            <text:p>-4,75E-006</text:p>
          </table:table-cell>
          <table:table-cell office:value-type="float" office:value="-0.00322">
            <text:p>-3,22E-003</text:p>
          </table:table-cell>
          <table:table-cell office:value-type="float" office:value="-0.0000167">
            <text:p>-1,67E-005</text:p>
          </table:table-cell>
          <table:table-cell office:value-type="float" office:value="-0.00142">
            <text:p>-1,42E-003</text:p>
          </table:table-cell>
          <table:table-cell/>
          <table:table-cell office:value-type="float" office:value="-0.61">
            <text:p>-0,61</text:p>
          </table:table-cell>
          <table:table-cell table:formula="of:=[.B42]/(2*4.9)*1000" office:value-type="float" office:value="-0.00048469387755102">
            <text:p>-0,0004846939</text:p>
          </table:table-cell>
          <table:table-cell table:formula="of:=[.C42]/(2*4.9)*1000" office:value-type="float" office:value="-0.328571428571429">
            <text:p>-0,3285714286</text:p>
          </table:table-cell>
          <table:table-cell table:formula="of:=[.D42]/(2*4.9)*1000" office:value-type="float" office:value="-0.00170408163265306">
            <text:p>-0,0017040816</text:p>
          </table:table-cell>
          <table:table-cell table:formula="of:=[.E42]/(2*4.9)*1000" office:value-type="float" office:value="-0.144897959183673">
            <text:p>-0,1448979592</text:p>
          </table:table-cell>
          <table:table-cell/>
          <table:table-cell office:value-type="float" office:value="-0.61">
            <text:p>-0,61</text:p>
          </table:table-cell>
          <table:table-cell table:formula="of:=LOG(ABS([.B42]))" office:value-type="float" office:value="-5.32330639037513">
            <text:p>-5,3233063904</text:p>
          </table:table-cell>
          <table:table-cell table:formula="of:=LOG(ABS([.D42]))" office:value-type="float" office:value="-4.77728352885242">
            <text:p>-4,7772835289</text:p>
          </table:table-cell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-0.00000467">
            <text:p>-4,67E-006</text:p>
          </table:table-cell>
          <table:table-cell office:value-type="float" office:value="-0.00322">
            <text:p>-3,22E-003</text:p>
          </table:table-cell>
          <table:table-cell office:value-type="float" office:value="-0.0000164">
            <text:p>-1,64E-005</text:p>
          </table:table-cell>
          <table:table-cell office:value-type="float" office:value="-0.00142">
            <text:p>-1,42E-003</text:p>
          </table:table-cell>
          <table:table-cell/>
          <table:table-cell office:value-type="float" office:value="-0.6">
            <text:p>-0,6</text:p>
          </table:table-cell>
          <table:table-cell table:formula="of:=[.B43]/(2*4.9)*1000" office:value-type="float" office:value="-0.000476530612244898">
            <text:p>-0,0004765306</text:p>
          </table:table-cell>
          <table:table-cell table:formula="of:=[.C43]/(2*4.9)*1000" office:value-type="float" office:value="-0.328571428571429">
            <text:p>-0,3285714286</text:p>
          </table:table-cell>
          <table:table-cell table:formula="of:=[.D43]/(2*4.9)*1000" office:value-type="float" office:value="-0.0016734693877551">
            <text:p>-0,0016734694</text:p>
          </table:table-cell>
          <table:table-cell table:formula="of:=[.E43]/(2*4.9)*1000" office:value-type="float" office:value="-0.144897959183673">
            <text:p>-0,1448979592</text:p>
          </table:table-cell>
          <table:table-cell/>
          <table:table-cell office:value-type="float" office:value="-0.6">
            <text:p>-0,6</text:p>
          </table:table-cell>
          <table:table-cell table:formula="of:=LOG(ABS([.B43]))" office:value-type="float" office:value="-5.33068311943389">
            <text:p>-5,3306831194</text:p>
          </table:table-cell>
          <table:table-cell table:formula="of:=LOG(ABS([.D43]))" office:value-type="float" office:value="-4.7851561519523">
            <text:p>-4,785156152</text:p>
          </table:table-cell>
        </table:table-row>
        <table:table-row table:style-name="ro1">
          <table:table-cell office:value-type="float" office:value="-0.59">
            <text:p>-0,59</text:p>
          </table:table-cell>
          <table:table-cell office:value-type="float" office:value="-0.00000459">
            <text:p>-4,59E-006</text:p>
          </table:table-cell>
          <table:table-cell office:value-type="float" office:value="-0.00323">
            <text:p>-3,23E-003</text:p>
          </table:table-cell>
          <table:table-cell office:value-type="float" office:value="-0.000016">
            <text:p>-1,60E-005</text:p>
          </table:table-cell>
          <table:table-cell office:value-type="float" office:value="-0.00142">
            <text:p>-1,42E-003</text:p>
          </table:table-cell>
          <table:table-cell/>
          <table:table-cell office:value-type="float" office:value="-0.59">
            <text:p>-0,59</text:p>
          </table:table-cell>
          <table:table-cell table:formula="of:=[.B44]/(2*4.9)*1000" office:value-type="float" office:value="-0.000468367346938775">
            <text:p>-0,0004683673</text:p>
          </table:table-cell>
          <table:table-cell table:formula="of:=[.C44]/(2*4.9)*1000" office:value-type="float" office:value="-0.329591836734694">
            <text:p>-0,3295918367</text:p>
          </table:table-cell>
          <table:table-cell table:formula="of:=[.D44]/(2*4.9)*1000" office:value-type="float" office:value="-0.00163265306122449">
            <text:p>-0,0016326531</text:p>
          </table:table-cell>
          <table:table-cell table:formula="of:=[.E44]/(2*4.9)*1000" office:value-type="float" office:value="-0.144897959183673">
            <text:p>-0,1448979592</text:p>
          </table:table-cell>
          <table:table-cell/>
          <table:table-cell office:value-type="float" office:value="-0.59">
            <text:p>-0,59</text:p>
          </table:table-cell>
          <table:table-cell table:formula="of:=LOG(ABS([.B44]))" office:value-type="float" office:value="-5.33818731446274">
            <text:p>-5,3381873145</text:p>
          </table:table-cell>
          <table:table-cell table:formula="of:=LOG(ABS([.D44]))" office:value-type="float" office:value="-4.79588001734407">
            <text:p>-4,7958800173</text:p>
          </table:table-cell>
        </table:table-row>
        <table:table-row table:style-name="ro1">
          <table:table-cell office:value-type="float" office:value="-0.58">
            <text:p>-0,58</text:p>
          </table:table-cell>
          <table:table-cell office:value-type="float" office:value="-0.00000451">
            <text:p>-4,51E-006</text:p>
          </table:table-cell>
          <table:table-cell office:value-type="float" office:value="-0.00323">
            <text:p>-3,23E-003</text:p>
          </table:table-cell>
          <table:table-cell office:value-type="float" office:value="-0.0000157">
            <text:p>-1,57E-005</text:p>
          </table:table-cell>
          <table:table-cell office:value-type="float" office:value="-0.00142">
            <text:p>-1,42E-003</text:p>
          </table:table-cell>
          <table:table-cell/>
          <table:table-cell office:value-type="float" office:value="-0.58">
            <text:p>-0,58</text:p>
          </table:table-cell>
          <table:table-cell table:formula="of:=[.B45]/(2*4.9)*1000" office:value-type="float" office:value="-0.000460204081632653">
            <text:p>-0,0004602041</text:p>
          </table:table-cell>
          <table:table-cell table:formula="of:=[.C45]/(2*4.9)*1000" office:value-type="float" office:value="-0.329591836734694">
            <text:p>-0,3295918367</text:p>
          </table:table-cell>
          <table:table-cell table:formula="of:=[.D45]/(2*4.9)*1000" office:value-type="float" office:value="-0.00160204081632653">
            <text:p>-0,0016020408</text:p>
          </table:table-cell>
          <table:table-cell table:formula="of:=[.E45]/(2*4.9)*1000" office:value-type="float" office:value="-0.144897959183673">
            <text:p>-0,1448979592</text:p>
          </table:table-cell>
          <table:table-cell/>
          <table:table-cell office:value-type="float" office:value="-0.58">
            <text:p>-0,58</text:p>
          </table:table-cell>
          <table:table-cell table:formula="of:=LOG(ABS([.B45]))" office:value-type="float" office:value="-5.34582345812204">
            <text:p>-5,3458234581</text:p>
          </table:table-cell>
          <table:table-cell table:formula="of:=LOG(ABS([.D45]))" office:value-type="float" office:value="-4.80410034759077">
            <text:p>-4,8041003476</text:p>
          </table:table-cell>
        </table:table-row>
        <table:table-row table:style-name="ro1">
          <table:table-cell office:value-type="float" office:value="-0.57">
            <text:p>-0,57</text:p>
          </table:table-cell>
          <table:table-cell office:value-type="float" office:value="-0.00000443">
            <text:p>-4,43E-006</text:p>
          </table:table-cell>
          <table:table-cell office:value-type="float" office:value="-0.00323">
            <text:p>-3,23E-003</text:p>
          </table:table-cell>
          <table:table-cell office:value-type="float" office:value="-0.0000154">
            <text:p>-1,54E-005</text:p>
          </table:table-cell>
          <table:table-cell office:value-type="float" office:value="-0.00142">
            <text:p>-1,42E-003</text:p>
          </table:table-cell>
          <table:table-cell/>
          <table:table-cell office:value-type="float" office:value="-0.57">
            <text:p>-0,57</text:p>
          </table:table-cell>
          <table:table-cell table:formula="of:=[.B46]/(2*4.9)*1000" office:value-type="float" office:value="-0.000452040816326531">
            <text:p>-0,0004520408</text:p>
          </table:table-cell>
          <table:table-cell table:formula="of:=[.C46]/(2*4.9)*1000" office:value-type="float" office:value="-0.329591836734694">
            <text:p>-0,3295918367</text:p>
          </table:table-cell>
          <table:table-cell table:formula="of:=[.D46]/(2*4.9)*1000" office:value-type="float" office:value="-0.00157142857142857">
            <text:p>-0,0015714286</text:p>
          </table:table-cell>
          <table:table-cell table:formula="of:=[.E46]/(2*4.9)*1000" office:value-type="float" office:value="-0.144897959183673">
            <text:p>-0,1448979592</text:p>
          </table:table-cell>
          <table:table-cell/>
          <table:table-cell office:value-type="float" office:value="-0.57">
            <text:p>-0,57</text:p>
          </table:table-cell>
          <table:table-cell table:formula="of:=LOG(ABS([.B46]))" office:value-type="float" office:value="-5.35359627377693">
            <text:p>-5,3535962738</text:p>
          </table:table-cell>
          <table:table-cell table:formula="of:=LOG(ABS([.D46]))" office:value-type="float" office:value="-4.81247927916354">
            <text:p>-4,8124792792</text:p>
          </table:table-cell>
        </table:table-row>
        <table:table-row table:style-name="ro1">
          <table:table-cell office:value-type="float" office:value="-0.56">
            <text:p>-0,56</text:p>
          </table:table-cell>
          <table:table-cell office:value-type="float" office:value="-0.00000435">
            <text:p>-4,35E-006</text:p>
          </table:table-cell>
          <table:table-cell office:value-type="float" office:value="-0.00323">
            <text:p>-3,23E-003</text:p>
          </table:table-cell>
          <table:table-cell office:value-type="float" office:value="-0.0000151">
            <text:p>-1,51E-005</text:p>
          </table:table-cell>
          <table:table-cell office:value-type="float" office:value="-0.00142">
            <text:p>-1,42E-003</text:p>
          </table:table-cell>
          <table:table-cell/>
          <table:table-cell office:value-type="float" office:value="-0.56">
            <text:p>-0,56</text:p>
          </table:table-cell>
          <table:table-cell table:formula="of:=[.B47]/(2*4.9)*1000" office:value-type="float" office:value="-0.000443877551020408">
            <text:p>-0,0004438776</text:p>
          </table:table-cell>
          <table:table-cell table:formula="of:=[.C47]/(2*4.9)*1000" office:value-type="float" office:value="-0.329591836734694">
            <text:p>-0,3295918367</text:p>
          </table:table-cell>
          <table:table-cell table:formula="of:=[.D47]/(2*4.9)*1000" office:value-type="float" office:value="-0.00154081632653061">
            <text:p>-0,0015408163</text:p>
          </table:table-cell>
          <table:table-cell table:formula="of:=[.E47]/(2*4.9)*1000" office:value-type="float" office:value="-0.144897959183673">
            <text:p>-0,1448979592</text:p>
          </table:table-cell>
          <table:table-cell/>
          <table:table-cell office:value-type="float" office:value="-0.56">
            <text:p>-0,56</text:p>
          </table:table-cell>
          <table:table-cell table:formula="of:=LOG(ABS([.B47]))" office:value-type="float" office:value="-5.36151074304536">
            <text:p>-5,361510743</text:p>
          </table:table-cell>
          <table:table-cell table:formula="of:=LOG(ABS([.D47]))" office:value-type="float" office:value="-4.82102305270683">
            <text:p>-4,8210230527</text:p>
          </table:table-cell>
        </table:table-row>
        <table:table-row table:style-name="ro1">
          <table:table-cell office:value-type="float" office:value="-0.55">
            <text:p>-0,55</text:p>
          </table:table-cell>
          <table:table-cell office:value-type="float" office:value="-0.00000427">
            <text:p>-4,27E-006</text:p>
          </table:table-cell>
          <table:table-cell office:value-type="float" office:value="-0.00323">
            <text:p>-3,23E-003</text:p>
          </table:table-cell>
          <table:table-cell office:value-type="float" office:value="-0.0000148">
            <text:p>-1,48E-005</text:p>
          </table:table-cell>
          <table:table-cell office:value-type="float" office:value="-0.00141">
            <text:p>-1,41E-003</text:p>
          </table:table-cell>
          <table:table-cell/>
          <table:table-cell office:value-type="float" office:value="-0.55">
            <text:p>-0,55</text:p>
          </table:table-cell>
          <table:table-cell table:formula="of:=[.B48]/(2*4.9)*1000" office:value-type="float" office:value="-0.000435714285714286">
            <text:p>-0,0004357143</text:p>
          </table:table-cell>
          <table:table-cell table:formula="of:=[.C48]/(2*4.9)*1000" office:value-type="float" office:value="-0.329591836734694">
            <text:p>-0,3295918367</text:p>
          </table:table-cell>
          <table:table-cell table:formula="of:=[.D48]/(2*4.9)*1000" office:value-type="float" office:value="-0.00151020408163265">
            <text:p>-0,0015102041</text:p>
          </table:table-cell>
          <table:table-cell table:formula="of:=[.E48]/(2*4.9)*1000" office:value-type="float" office:value="-0.143877551020408">
            <text:p>-0,143877551</text:p>
          </table:table-cell>
          <table:table-cell/>
          <table:table-cell office:value-type="float" office:value="-0.55">
            <text:p>-0,55</text:p>
          </table:table-cell>
          <table:table-cell table:formula="of:=LOG(ABS([.B48]))" office:value-type="float" office:value="-5.36957212497498">
            <text:p>-5,369572125</text:p>
          </table:table-cell>
          <table:table-cell table:formula="of:=LOG(ABS([.D48]))" office:value-type="float" office:value="-4.82973828460504">
            <text:p>-4,8297382846</text:p>
          </table:table-cell>
        </table:table-row>
        <table:table-row table:style-name="ro1">
          <table:table-cell office:value-type="float" office:value="-0.54">
            <text:p>-0,54</text:p>
          </table:table-cell>
          <table:table-cell office:value-type="float" office:value="-0.00000418">
            <text:p>-4,18E-006</text:p>
          </table:table-cell>
          <table:table-cell office:value-type="float" office:value="-0.00323">
            <text:p>-3,23E-003</text:p>
          </table:table-cell>
          <table:table-cell office:value-type="float" office:value="-0.0000144">
            <text:p>-1,44E-005</text:p>
          </table:table-cell>
          <table:table-cell office:value-type="float" office:value="-0.00142">
            <text:p>-1,42E-003</text:p>
          </table:table-cell>
          <table:table-cell/>
          <table:table-cell office:value-type="float" office:value="-0.54">
            <text:p>-0,54</text:p>
          </table:table-cell>
          <table:table-cell table:formula="of:=[.B49]/(2*4.9)*1000" office:value-type="float" office:value="-0.000426530612244898">
            <text:p>-0,0004265306</text:p>
          </table:table-cell>
          <table:table-cell table:formula="of:=[.C49]/(2*4.9)*1000" office:value-type="float" office:value="-0.329591836734694">
            <text:p>-0,3295918367</text:p>
          </table:table-cell>
          <table:table-cell table:formula="of:=[.D49]/(2*4.9)*1000" office:value-type="float" office:value="-0.00146938775510204">
            <text:p>-0,0014693878</text:p>
          </table:table-cell>
          <table:table-cell table:formula="of:=[.E49]/(2*4.9)*1000" office:value-type="float" office:value="-0.144897959183673">
            <text:p>-0,1448979592</text:p>
          </table:table-cell>
          <table:table-cell/>
          <table:table-cell office:value-type="float" office:value="-0.54">
            <text:p>-0,54</text:p>
          </table:table-cell>
          <table:table-cell table:formula="of:=LOG(ABS([.B49]))" office:value-type="float" office:value="-5.37882371822496">
            <text:p>-5,3788237182</text:p>
          </table:table-cell>
          <table:table-cell table:formula="of:=LOG(ABS([.D49]))" office:value-type="float" office:value="-4.84163750790475">
            <text:p>-4,8416375079</text:p>
          </table:table-cell>
        </table:table-row>
        <table:table-row table:style-name="ro1">
          <table:table-cell office:value-type="float" office:value="-0.53">
            <text:p>-0,53</text:p>
          </table:table-cell>
          <table:table-cell office:value-type="float" office:value="-0.0000041">
            <text:p>-4,10E-006</text:p>
          </table:table-cell>
          <table:table-cell office:value-type="float" office:value="-0.00323">
            <text:p>-3,23E-003</text:p>
          </table:table-cell>
          <table:table-cell office:value-type="float" office:value="-0.0000141">
            <text:p>-1,41E-005</text:p>
          </table:table-cell>
          <table:table-cell office:value-type="float" office:value="-0.00141">
            <text:p>-1,41E-003</text:p>
          </table:table-cell>
          <table:table-cell/>
          <table:table-cell office:value-type="float" office:value="-0.53">
            <text:p>-0,53</text:p>
          </table:table-cell>
          <table:table-cell table:formula="of:=[.B50]/(2*4.9)*1000" office:value-type="float" office:value="-0.000418367346938775">
            <text:p>-0,0004183673</text:p>
          </table:table-cell>
          <table:table-cell table:formula="of:=[.C50]/(2*4.9)*1000" office:value-type="float" office:value="-0.329591836734694">
            <text:p>-0,3295918367</text:p>
          </table:table-cell>
          <table:table-cell table:formula="of:=[.D50]/(2*4.9)*1000" office:value-type="float" office:value="-0.00143877551020408">
            <text:p>-0,0014387755</text:p>
          </table:table-cell>
          <table:table-cell table:formula="of:=[.E50]/(2*4.9)*1000" office:value-type="float" office:value="-0.143877551020408">
            <text:p>-0,143877551</text:p>
          </table:table-cell>
          <table:table-cell/>
          <table:table-cell office:value-type="float" office:value="-0.53">
            <text:p>-0,53</text:p>
          </table:table-cell>
          <table:table-cell table:formula="of:=LOG(ABS([.B50]))" office:value-type="float" office:value="-5.38721614328026">
            <text:p>-5,3872161433</text:p>
          </table:table-cell>
          <table:table-cell table:formula="of:=LOG(ABS([.D50]))" office:value-type="float" office:value="-4.85078088734462">
            <text:p>-4,8507808873</text:p>
          </table:table-cell>
        </table:table-row>
        <table:table-row table:style-name="ro1">
          <table:table-cell office:value-type="float" office:value="-0.52">
            <text:p>-0,52</text:p>
          </table:table-cell>
          <table:table-cell office:value-type="float" office:value="-0.00000403">
            <text:p>-4,03E-006</text:p>
          </table:table-cell>
          <table:table-cell office:value-type="float" office:value="-0.00323">
            <text:p>-3,23E-003</text:p>
          </table:table-cell>
          <table:table-cell office:value-type="float" office:value="-0.0000138">
            <text:p>-1,38E-005</text:p>
          </table:table-cell>
          <table:table-cell office:value-type="float" office:value="-0.00141">
            <text:p>-1,41E-003</text:p>
          </table:table-cell>
          <table:table-cell/>
          <table:table-cell office:value-type="float" office:value="-0.52">
            <text:p>-0,52</text:p>
          </table:table-cell>
          <table:table-cell table:formula="of:=[.B51]/(2*4.9)*1000" office:value-type="float" office:value="-0.000411224489795918">
            <text:p>-0,0004112245</text:p>
          </table:table-cell>
          <table:table-cell table:formula="of:=[.C51]/(2*4.9)*1000" office:value-type="float" office:value="-0.329591836734694">
            <text:p>-0,3295918367</text:p>
          </table:table-cell>
          <table:table-cell table:formula="of:=[.D51]/(2*4.9)*1000" office:value-type="float" office:value="-0.00140816326530612">
            <text:p>-0,0014081633</text:p>
          </table:table-cell>
          <table:table-cell table:formula="of:=[.E51]/(2*4.9)*1000" office:value-type="float" office:value="-0.143877551020408">
            <text:p>-0,143877551</text:p>
          </table:table-cell>
          <table:table-cell/>
          <table:table-cell office:value-type="float" office:value="-0.52">
            <text:p>-0,52</text:p>
          </table:table-cell>
          <table:table-cell table:formula="of:=LOG(ABS([.B51]))" office:value-type="float" office:value="-5.39469495385889">
            <text:p>-5,3946949539</text:p>
          </table:table-cell>
          <table:table-cell table:formula="of:=LOG(ABS([.D51]))" office:value-type="float" office:value="-4.86012091359876">
            <text:p>-4,8601209136</text:p>
          </table:table-cell>
        </table:table-row>
        <table:table-row table:style-name="ro1">
          <table:table-cell office:value-type="float" office:value="-0.51">
            <text:p>-0,51</text:p>
          </table:table-cell>
          <table:table-cell office:value-type="float" office:value="-0.00000395">
            <text:p>-3,95E-006</text:p>
          </table:table-cell>
          <table:table-cell office:value-type="float" office:value="-0.00323">
            <text:p>-3,23E-003</text:p>
          </table:table-cell>
          <table:table-cell office:value-type="float" office:value="-0.0000135">
            <text:p>-1,35E-005</text:p>
          </table:table-cell>
          <table:table-cell office:value-type="float" office:value="-0.00141">
            <text:p>-1,41E-003</text:p>
          </table:table-cell>
          <table:table-cell/>
          <table:table-cell office:value-type="float" office:value="-0.51">
            <text:p>-0,51</text:p>
          </table:table-cell>
          <table:table-cell table:formula="of:=[.B52]/(2*4.9)*1000" office:value-type="float" office:value="-0.000403061224489796">
            <text:p>-0,0004030612</text:p>
          </table:table-cell>
          <table:table-cell table:formula="of:=[.C52]/(2*4.9)*1000" office:value-type="float" office:value="-0.329591836734694">
            <text:p>-0,3295918367</text:p>
          </table:table-cell>
          <table:table-cell table:formula="of:=[.D52]/(2*4.9)*1000" office:value-type="float" office:value="-0.00137755102040816">
            <text:p>-0,001377551</text:p>
          </table:table-cell>
          <table:table-cell table:formula="of:=[.E52]/(2*4.9)*1000" office:value-type="float" office:value="-0.143877551020408">
            <text:p>-0,143877551</text:p>
          </table:table-cell>
          <table:table-cell/>
          <table:table-cell office:value-type="float" office:value="-0.51">
            <text:p>-0,51</text:p>
          </table:table-cell>
          <table:table-cell table:formula="of:=LOG(ABS([.B52]))" office:value-type="float" office:value="-5.40340290437354">
            <text:p>-5,4034029044</text:p>
          </table:table-cell>
          <table:table-cell table:formula="of:=LOG(ABS([.D52]))" office:value-type="float" office:value="-4.86966623150499">
            <text:p>-4,8696662315</text:p>
          </table:table-cell>
        </table:table-row>
        <table:table-row table:style-name="ro1">
          <table:table-cell office:value-type="float" office:value="-0.5">
            <text:p>-0,5</text:p>
          </table:table-cell>
          <table:table-cell office:value-type="float" office:value="-0.00000387">
            <text:p>-3,87E-006</text:p>
          </table:table-cell>
          <table:table-cell office:value-type="float" office:value="-0.00323">
            <text:p>-3,23E-003</text:p>
          </table:table-cell>
          <table:table-cell office:value-type="float" office:value="-0.0000132">
            <text:p>-1,32E-005</text:p>
          </table:table-cell>
          <table:table-cell office:value-type="float" office:value="-0.00141">
            <text:p>-1,41E-003</text:p>
          </table:table-cell>
          <table:table-cell/>
          <table:table-cell office:value-type="float" office:value="-0.5">
            <text:p>-0,5</text:p>
          </table:table-cell>
          <table:table-cell table:formula="of:=[.B53]/(2*4.9)*1000" office:value-type="float" office:value="-0.000394897959183673">
            <text:p>-0,000394898</text:p>
          </table:table-cell>
          <table:table-cell table:formula="of:=[.C53]/(2*4.9)*1000" office:value-type="float" office:value="-0.329591836734694">
            <text:p>-0,3295918367</text:p>
          </table:table-cell>
          <table:table-cell table:formula="of:=[.D53]/(2*4.9)*1000" office:value-type="float" office:value="-0.0013469387755102">
            <text:p>-0,0013469388</text:p>
          </table:table-cell>
          <table:table-cell table:formula="of:=[.E53]/(2*4.9)*1000" office:value-type="float" office:value="-0.143877551020408">
            <text:p>-0,143877551</text:p>
          </table:table-cell>
          <table:table-cell/>
          <table:table-cell office:value-type="float" office:value="-0.5">
            <text:p>-0,5</text:p>
          </table:table-cell>
          <table:table-cell table:formula="of:=LOG(ABS([.B53]))" office:value-type="float" office:value="-5.41228903498109">
            <text:p>-5,412289035</text:p>
          </table:table-cell>
          <table:table-cell table:formula="of:=LOG(ABS([.D53]))" office:value-type="float" office:value="-4.87942606879415">
            <text:p>-4,8794260688</text:p>
          </table:table-cell>
        </table:table-row>
        <table:table-row table:style-name="ro1">
          <table:table-cell office:value-type="float" office:value="-0.49">
            <text:p>-0,49</text:p>
          </table:table-cell>
          <table:table-cell office:value-type="float" office:value="-0.00000379">
            <text:p>-3,79E-006</text:p>
          </table:table-cell>
          <table:table-cell office:value-type="float" office:value="-0.00323">
            <text:p>-3,23E-003</text:p>
          </table:table-cell>
          <table:table-cell office:value-type="float" office:value="-0.0000129">
            <text:p>-1,29E-005</text:p>
          </table:table-cell>
          <table:table-cell office:value-type="float" office:value="-0.00141">
            <text:p>-1,41E-003</text:p>
          </table:table-cell>
          <table:table-cell/>
          <table:table-cell office:value-type="float" office:value="-0.49">
            <text:p>-0,49</text:p>
          </table:table-cell>
          <table:table-cell table:formula="of:=[.B54]/(2*4.9)*1000" office:value-type="float" office:value="-0.000386734693877551">
            <text:p>-0,0003867347</text:p>
          </table:table-cell>
          <table:table-cell table:formula="of:=[.C54]/(2*4.9)*1000" office:value-type="float" office:value="-0.329591836734694">
            <text:p>-0,3295918367</text:p>
          </table:table-cell>
          <table:table-cell table:formula="of:=[.D54]/(2*4.9)*1000" office:value-type="float" office:value="-0.00131632653061225">
            <text:p>-0,0013163265</text:p>
          </table:table-cell>
          <table:table-cell table:formula="of:=[.E54]/(2*4.9)*1000" office:value-type="float" office:value="-0.143877551020408">
            <text:p>-0,143877551</text:p>
          </table:table-cell>
          <table:table-cell/>
          <table:table-cell office:value-type="float" office:value="-0.49">
            <text:p>-0,49</text:p>
          </table:table-cell>
          <table:table-cell table:formula="of:=LOG(ABS([.B54]))" office:value-type="float" office:value="-5.42136079003193">
            <text:p>-5,42136079</text:p>
          </table:table-cell>
          <table:table-cell table:formula="of:=LOG(ABS([.D54]))" office:value-type="float" office:value="-4.88941028970075">
            <text:p>-4,8894102897</text:p>
          </table:table-cell>
        </table:table-row>
        <table:table-row table:style-name="ro1">
          <table:table-cell office:value-type="float" office:value="-0.48">
            <text:p>-0,48</text:p>
          </table:table-cell>
          <table:table-cell office:value-type="float" office:value="-0.00000372">
            <text:p>-3,72E-006</text:p>
          </table:table-cell>
          <table:table-cell office:value-type="float" office:value="-0.00322">
            <text:p>-3,22E-003</text:p>
          </table:table-cell>
          <table:table-cell office:value-type="float" office:value="-0.0000126">
            <text:p>-1,26E-005</text:p>
          </table:table-cell>
          <table:table-cell office:value-type="float" office:value="-0.00141">
            <text:p>-1,41E-003</text:p>
          </table:table-cell>
          <table:table-cell/>
          <table:table-cell office:value-type="float" office:value="-0.48">
            <text:p>-0,48</text:p>
          </table:table-cell>
          <table:table-cell table:formula="of:=[.B55]/(2*4.9)*1000" office:value-type="float" office:value="-0.000379591836734694">
            <text:p>-0,0003795918</text:p>
          </table:table-cell>
          <table:table-cell table:formula="of:=[.C55]/(2*4.9)*1000" office:value-type="float" office:value="-0.328571428571429">
            <text:p>-0,3285714286</text:p>
          </table:table-cell>
          <table:table-cell table:formula="of:=[.D55]/(2*4.9)*1000" office:value-type="float" office:value="-0.00128571428571429">
            <text:p>-0,0012857143</text:p>
          </table:table-cell>
          <table:table-cell table:formula="of:=[.E55]/(2*4.9)*1000" office:value-type="float" office:value="-0.143877551020408">
            <text:p>-0,143877551</text:p>
          </table:table-cell>
          <table:table-cell/>
          <table:table-cell office:value-type="float" office:value="-0.48">
            <text:p>-0,48</text:p>
          </table:table-cell>
          <table:table-cell table:formula="of:=LOG(ABS([.B55]))" office:value-type="float" office:value="-5.4294570601181">
            <text:p>-5,4294570601</text:p>
          </table:table-cell>
          <table:table-cell table:formula="of:=LOG(ABS([.D55]))" office:value-type="float" office:value="-4.89962945488244">
            <text:p>-4,8996294549</text:p>
          </table:table-cell>
        </table:table-row>
        <table:table-row table:style-name="ro1">
          <table:table-cell office:value-type="float" office:value="-0.47">
            <text:p>-0,47</text:p>
          </table:table-cell>
          <table:table-cell office:value-type="float" office:value="-0.00000364">
            <text:p>-3,64E-006</text:p>
          </table:table-cell>
          <table:table-cell office:value-type="float" office:value="-0.00321">
            <text:p>-3,21E-003</text:p>
          </table:table-cell>
          <table:table-cell office:value-type="float" office:value="-0.0000123">
            <text:p>-1,23E-005</text:p>
          </table:table-cell>
          <table:table-cell office:value-type="float" office:value="-0.00141">
            <text:p>-1,41E-003</text:p>
          </table:table-cell>
          <table:table-cell/>
          <table:table-cell office:value-type="float" office:value="-0.47">
            <text:p>-0,47</text:p>
          </table:table-cell>
          <table:table-cell table:formula="of:=[.B56]/(2*4.9)*1000" office:value-type="float" office:value="-0.000371428571428571">
            <text:p>-0,0003714286</text:p>
          </table:table-cell>
          <table:table-cell table:formula="of:=[.C56]/(2*4.9)*1000" office:value-type="float" office:value="-0.327551020408163">
            <text:p>-0,3275510204</text:p>
          </table:table-cell>
          <table:table-cell table:formula="of:=[.D56]/(2*4.9)*1000" office:value-type="float" office:value="-0.00125510204081633">
            <text:p>-0,001255102</text:p>
          </table:table-cell>
          <table:table-cell table:formula="of:=[.E56]/(2*4.9)*1000" office:value-type="float" office:value="-0.143877551020408">
            <text:p>-0,143877551</text:p>
          </table:table-cell>
          <table:table-cell/>
          <table:table-cell office:value-type="float" office:value="-0.47">
            <text:p>-0,47</text:p>
          </table:table-cell>
          <table:table-cell table:formula="of:=LOG(ABS([.B56]))" office:value-type="float" office:value="-5.43889861635094">
            <text:p>-5,4388986164</text:p>
          </table:table-cell>
          <table:table-cell table:formula="of:=LOG(ABS([.D56]))" office:value-type="float" office:value="-4.9100948885606">
            <text:p>-4,9100948886</text:p>
          </table:table-cell>
        </table:table-row>
        <table:table-row table:style-name="ro1">
          <table:table-cell office:value-type="float" office:value="-0.46">
            <text:p>-0,46</text:p>
          </table:table-cell>
          <table:table-cell office:value-type="float" office:value="-0.00000357">
            <text:p>-3,57E-006</text:p>
          </table:table-cell>
          <table:table-cell office:value-type="float" office:value="-0.00321">
            <text:p>-3,21E-003</text:p>
          </table:table-cell>
          <table:table-cell office:value-type="float" office:value="-0.000012">
            <text:p>-1,20E-005</text:p>
          </table:table-cell>
          <table:table-cell office:value-type="float" office:value="-0.00141">
            <text:p>-1,41E-003</text:p>
          </table:table-cell>
          <table:table-cell/>
          <table:table-cell office:value-type="float" office:value="-0.46">
            <text:p>-0,46</text:p>
          </table:table-cell>
          <table:table-cell table:formula="of:=[.B57]/(2*4.9)*1000" office:value-type="float" office:value="-0.000364285714285714">
            <text:p>-0,0003642857</text:p>
          </table:table-cell>
          <table:table-cell table:formula="of:=[.C57]/(2*4.9)*1000" office:value-type="float" office:value="-0.327551020408163">
            <text:p>-0,3275510204</text:p>
          </table:table-cell>
          <table:table-cell table:formula="of:=[.D57]/(2*4.9)*1000" office:value-type="float" office:value="-0.00122448979591837">
            <text:p>-0,0012244898</text:p>
          </table:table-cell>
          <table:table-cell table:formula="of:=[.E57]/(2*4.9)*1000" office:value-type="float" office:value="-0.143877551020408">
            <text:p>-0,143877551</text:p>
          </table:table-cell>
          <table:table-cell/>
          <table:table-cell office:value-type="float" office:value="-0.46">
            <text:p>-0,46</text:p>
          </table:table-cell>
          <table:table-cell table:formula="of:=LOG(ABS([.B57]))" office:value-type="float" office:value="-5.44733178388781">
            <text:p>-5,4473317839</text:p>
          </table:table-cell>
          <table:table-cell table:formula="of:=LOG(ABS([.D57]))" office:value-type="float" office:value="-4.92081875395238">
            <text:p>-4,920818754</text:p>
          </table:table-cell>
        </table:table-row>
        <table:table-row table:style-name="ro1">
          <table:table-cell office:value-type="float" office:value="-0.45">
            <text:p>-0,45</text:p>
          </table:table-cell>
          <table:table-cell office:value-type="float" office:value="-0.00000349">
            <text:p>-3,49E-006</text:p>
          </table:table-cell>
          <table:table-cell office:value-type="float" office:value="-0.0032">
            <text:p>-3,20E-003</text:p>
          </table:table-cell>
          <table:table-cell office:value-type="float" office:value="-0.0000117">
            <text:p>-1,17E-005</text:p>
          </table:table-cell>
          <table:table-cell office:value-type="float" office:value="-0.00141">
            <text:p>-1,41E-003</text:p>
          </table:table-cell>
          <table:table-cell/>
          <table:table-cell office:value-type="float" office:value="-0.45">
            <text:p>-0,45</text:p>
          </table:table-cell>
          <table:table-cell table:formula="of:=[.B58]/(2*4.9)*1000" office:value-type="float" office:value="-0.000356122448979592">
            <text:p>-0,0003561224</text:p>
          </table:table-cell>
          <table:table-cell table:formula="of:=[.C58]/(2*4.9)*1000" office:value-type="float" office:value="-0.326530612244898">
            <text:p>-0,3265306122</text:p>
          </table:table-cell>
          <table:table-cell table:formula="of:=[.D58]/(2*4.9)*1000" office:value-type="float" office:value="-0.00119387755102041">
            <text:p>-0,0011938776</text:p>
          </table:table-cell>
          <table:table-cell table:formula="of:=[.E58]/(2*4.9)*1000" office:value-type="float" office:value="-0.143877551020408">
            <text:p>-0,143877551</text:p>
          </table:table-cell>
          <table:table-cell/>
          <table:table-cell office:value-type="float" office:value="-0.45">
            <text:p>-0,45</text:p>
          </table:table-cell>
          <table:table-cell table:formula="of:=LOG(ABS([.B58]))" office:value-type="float" office:value="-5.45717457304082">
            <text:p>-5,457174573</text:p>
          </table:table-cell>
          <table:table-cell table:formula="of:=LOG(ABS([.D58]))" office:value-type="float" office:value="-4.93181413825384">
            <text:p>-4,9318141383</text:p>
          </table:table-cell>
        </table:table-row>
        <table:table-row table:style-name="ro1">
          <table:table-cell office:value-type="float" office:value="-0.44">
            <text:p>-0,44</text:p>
          </table:table-cell>
          <table:table-cell office:value-type="float" office:value="-0.00000342">
            <text:p>-3,42E-006</text:p>
          </table:table-cell>
          <table:table-cell office:value-type="float" office:value="-0.00321">
            <text:p>-3,21E-003</text:p>
          </table:table-cell>
          <table:table-cell office:value-type="float" office:value="-0.0000114">
            <text:p>-1,14E-005</text:p>
          </table:table-cell>
          <table:table-cell office:value-type="float" office:value="-0.00141">
            <text:p>-1,41E-003</text:p>
          </table:table-cell>
          <table:table-cell/>
          <table:table-cell office:value-type="float" office:value="-0.44">
            <text:p>-0,44</text:p>
          </table:table-cell>
          <table:table-cell table:formula="of:=[.B59]/(2*4.9)*1000" office:value-type="float" office:value="-0.000348979591836735">
            <text:p>-0,0003489796</text:p>
          </table:table-cell>
          <table:table-cell table:formula="of:=[.C59]/(2*4.9)*1000" office:value-type="float" office:value="-0.327551020408163">
            <text:p>-0,3275510204</text:p>
          </table:table-cell>
          <table:table-cell table:formula="of:=[.D59]/(2*4.9)*1000" office:value-type="float" office:value="-0.00116326530612245">
            <text:p>-0,0011632653</text:p>
          </table:table-cell>
          <table:table-cell table:formula="of:=[.E59]/(2*4.9)*1000" office:value-type="float" office:value="-0.143877551020408">
            <text:p>-0,143877551</text:p>
          </table:table-cell>
          <table:table-cell/>
          <table:table-cell office:value-type="float" office:value="-0.44">
            <text:p>-0,44</text:p>
          </table:table-cell>
          <table:table-cell table:formula="of:=LOG(ABS([.B59]))" office:value-type="float" office:value="-5.46597389394386">
            <text:p>-5,4659738939</text:p>
          </table:table-cell>
          <table:table-cell table:formula="of:=LOG(ABS([.D59]))" office:value-type="float" office:value="-4.94309514866353">
            <text:p>-4,9430951487</text:p>
          </table:table-cell>
        </table:table-row>
        <table:table-row table:style-name="ro1">
          <table:table-cell office:value-type="float" office:value="-0.43">
            <text:p>-0,43</text:p>
          </table:table-cell>
          <table:table-cell office:value-type="float" office:value="-0.00000335">
            <text:p>-3,35E-006</text:p>
          </table:table-cell>
          <table:table-cell office:value-type="float" office:value="-0.00322">
            <text:p>-3,22E-003</text:p>
          </table:table-cell>
          <table:table-cell office:value-type="float" office:value="-0.0000111">
            <text:p>-1,11E-005</text:p>
          </table:table-cell>
          <table:table-cell office:value-type="float" office:value="-0.00141">
            <text:p>-1,41E-003</text:p>
          </table:table-cell>
          <table:table-cell/>
          <table:table-cell office:value-type="float" office:value="-0.43">
            <text:p>-0,43</text:p>
          </table:table-cell>
          <table:table-cell table:formula="of:=[.B60]/(2*4.9)*1000" office:value-type="float" office:value="-0.000341836734693878">
            <text:p>-0,0003418367</text:p>
          </table:table-cell>
          <table:table-cell table:formula="of:=[.C60]/(2*4.9)*1000" office:value-type="float" office:value="-0.328571428571429">
            <text:p>-0,3285714286</text:p>
          </table:table-cell>
          <table:table-cell table:formula="of:=[.D60]/(2*4.9)*1000" office:value-type="float" office:value="-0.00113265306122449">
            <text:p>-0,0011326531</text:p>
          </table:table-cell>
          <table:table-cell table:formula="of:=[.E60]/(2*4.9)*1000" office:value-type="float" office:value="-0.143877551020408">
            <text:p>-0,143877551</text:p>
          </table:table-cell>
          <table:table-cell/>
          <table:table-cell office:value-type="float" office:value="-0.43">
            <text:p>-0,43</text:p>
          </table:table-cell>
          <table:table-cell table:formula="of:=LOG(ABS([.B60]))" office:value-type="float" office:value="-5.47495519296315">
            <text:p>-5,474955193</text:p>
          </table:table-cell>
          <table:table-cell table:formula="of:=LOG(ABS([.D60]))" office:value-type="float" office:value="-4.95467702121334">
            <text:p>-4,9546770212</text:p>
          </table:table-cell>
        </table:table-row>
        <table:table-row table:style-name="ro1">
          <table:table-cell office:value-type="float" office:value="-0.42">
            <text:p>-0,42</text:p>
          </table:table-cell>
          <table:table-cell office:value-type="float" office:value="-0.00000328">
            <text:p>-3,28E-006</text:p>
          </table:table-cell>
          <table:table-cell office:value-type="float" office:value="-0.00322">
            <text:p>-3,22E-003</text:p>
          </table:table-cell>
          <table:table-cell office:value-type="float" office:value="-0.0000108">
            <text:p>-1,08E-005</text:p>
          </table:table-cell>
          <table:table-cell office:value-type="float" office:value="-0.00141">
            <text:p>-1,41E-003</text:p>
          </table:table-cell>
          <table:table-cell/>
          <table:table-cell office:value-type="float" office:value="-0.42">
            <text:p>-0,42</text:p>
          </table:table-cell>
          <table:table-cell table:formula="of:=[.B61]/(2*4.9)*1000" office:value-type="float" office:value="-0.00033469387755102">
            <text:p>-0,0003346939</text:p>
          </table:table-cell>
          <table:table-cell table:formula="of:=[.C61]/(2*4.9)*1000" office:value-type="float" office:value="-0.328571428571429">
            <text:p>-0,3285714286</text:p>
          </table:table-cell>
          <table:table-cell table:formula="of:=[.D61]/(2*4.9)*1000" office:value-type="float" office:value="-0.00110204081632653">
            <text:p>-0,0011020408</text:p>
          </table:table-cell>
          <table:table-cell table:formula="of:=[.E61]/(2*4.9)*1000" office:value-type="float" office:value="-0.143877551020408">
            <text:p>-0,143877551</text:p>
          </table:table-cell>
          <table:table-cell/>
          <table:table-cell office:value-type="float" office:value="-0.42">
            <text:p>-0,42</text:p>
          </table:table-cell>
          <table:table-cell table:formula="of:=LOG(ABS([.B61]))" office:value-type="float" office:value="-5.48412615628832">
            <text:p>-5,4841261563</text:p>
          </table:table-cell>
          <table:table-cell table:formula="of:=LOG(ABS([.D61]))" office:value-type="float" office:value="-4.96657624451305">
            <text:p>-4,9665762445</text:p>
          </table:table-cell>
        </table:table-row>
        <table:table-row table:style-name="ro1">
          <table:table-cell office:value-type="float" office:value="-0.41">
            <text:p>-0,41</text:p>
          </table:table-cell>
          <table:table-cell office:value-type="float" office:value="-0.0000032">
            <text:p>-3,20E-006</text:p>
          </table:table-cell>
          <table:table-cell office:value-type="float" office:value="-0.00322">
            <text:p>-3,22E-003</text:p>
          </table:table-cell>
          <table:table-cell office:value-type="float" office:value="-0.0000105">
            <text:p>-1,05E-005</text:p>
          </table:table-cell>
          <table:table-cell office:value-type="float" office:value="-0.00141">
            <text:p>-1,41E-003</text:p>
          </table:table-cell>
          <table:table-cell/>
          <table:table-cell office:value-type="float" office:value="-0.41">
            <text:p>-0,41</text:p>
          </table:table-cell>
          <table:table-cell table:formula="of:=[.B62]/(2*4.9)*1000" office:value-type="float" office:value="-0.000326530612244898">
            <text:p>-0,0003265306</text:p>
          </table:table-cell>
          <table:table-cell table:formula="of:=[.C62]/(2*4.9)*1000" office:value-type="float" office:value="-0.328571428571429">
            <text:p>-0,3285714286</text:p>
          </table:table-cell>
          <table:table-cell table:formula="of:=[.D62]/(2*4.9)*1000" office:value-type="float" office:value="-0.00107142857142857">
            <text:p>-0,0010714286</text:p>
          </table:table-cell>
          <table:table-cell table:formula="of:=[.E62]/(2*4.9)*1000" office:value-type="float" office:value="-0.143877551020408">
            <text:p>-0,143877551</text:p>
          </table:table-cell>
          <table:table-cell/>
          <table:table-cell office:value-type="float" office:value="-0.41">
            <text:p>-0,41</text:p>
          </table:table-cell>
          <table:table-cell table:formula="of:=LOG(ABS([.B62]))" office:value-type="float" office:value="-5.49485002168009">
            <text:p>-5,4948500217</text:p>
          </table:table-cell>
          <table:table-cell table:formula="of:=LOG(ABS([.D62]))" office:value-type="float" office:value="-4.97881070093006">
            <text:p>-4,9788107009</text:p>
          </table:table-cell>
        </table:table-row>
        <table:table-row table:style-name="ro1">
          <table:table-cell office:value-type="float" office:value="-0.4">
            <text:p>-0,4</text:p>
          </table:table-cell>
          <table:table-cell office:value-type="float" office:value="-0.00000313">
            <text:p>-3,13E-006</text:p>
          </table:table-cell>
          <table:table-cell office:value-type="float" office:value="-0.00322">
            <text:p>-3,22E-003</text:p>
          </table:table-cell>
          <table:table-cell office:value-type="float" office:value="-0.0000103">
            <text:p>-1,03E-005</text:p>
          </table:table-cell>
          <table:table-cell office:value-type="float" office:value="-0.0014">
            <text:p>-1,40E-003</text:p>
          </table:table-cell>
          <table:table-cell/>
          <table:table-cell office:value-type="float" office:value="-0.4">
            <text:p>-0,4</text:p>
          </table:table-cell>
          <table:table-cell table:formula="of:=[.B63]/(2*4.9)*1000" office:value-type="float" office:value="-0.000319387755102041">
            <text:p>-0,0003193878</text:p>
          </table:table-cell>
          <table:table-cell table:formula="of:=[.C63]/(2*4.9)*1000" office:value-type="float" office:value="-0.328571428571429">
            <text:p>-0,3285714286</text:p>
          </table:table-cell>
          <table:table-cell table:formula="of:=[.D63]/(2*4.9)*1000" office:value-type="float" office:value="-0.00105102040816327">
            <text:p>-0,0010510204</text:p>
          </table:table-cell>
          <table:table-cell table:formula="of:=[.E63]/(2*4.9)*1000" office:value-type="float" office:value="-0.142857142857143">
            <text:p>-0,1428571429</text:p>
          </table:table-cell>
          <table:table-cell/>
          <table:table-cell office:value-type="float" office:value="-0.4">
            <text:p>-0,4</text:p>
          </table:table-cell>
          <table:table-cell table:formula="of:=LOG(ABS([.B63]))" office:value-type="float" office:value="-5.50445566245355">
            <text:p>-5,5044556625</text:p>
          </table:table-cell>
          <table:table-cell table:formula="of:=LOG(ABS([.D63]))" office:value-type="float" office:value="-4.98716277529483">
            <text:p>-4,9871627753</text:p>
          </table:table-cell>
        </table:table-row>
        <table:table-row table:style-name="ro1">
          <table:table-cell office:value-type="float" office:value="-0.39">
            <text:p>-0,39</text:p>
          </table:table-cell>
          <table:table-cell office:value-type="float" office:value="-0.00000306">
            <text:p>-3,06E-006</text:p>
          </table:table-cell>
          <table:table-cell office:value-type="float" office:value="-0.00322">
            <text:p>-3,22E-003</text:p>
          </table:table-cell>
          <table:table-cell office:value-type="float" office:value="-0.00000999">
            <text:p>-9,99E-006</text:p>
          </table:table-cell>
          <table:table-cell office:value-type="float" office:value="-0.0014">
            <text:p>-1,40E-003</text:p>
          </table:table-cell>
          <table:table-cell/>
          <table:table-cell office:value-type="float" office:value="-0.39">
            <text:p>-0,39</text:p>
          </table:table-cell>
          <table:table-cell table:formula="of:=[.B64]/(2*4.9)*1000" office:value-type="float" office:value="-0.000312244897959184">
            <text:p>-0,0003122449</text:p>
          </table:table-cell>
          <table:table-cell table:formula="of:=[.C64]/(2*4.9)*1000" office:value-type="float" office:value="-0.328571428571429">
            <text:p>-0,3285714286</text:p>
          </table:table-cell>
          <table:table-cell table:formula="of:=[.D64]/(2*4.9)*1000" office:value-type="float" office:value="-0.00101938775510204">
            <text:p>-0,0010193878</text:p>
          </table:table-cell>
          <table:table-cell table:formula="of:=[.E64]/(2*4.9)*1000" office:value-type="float" office:value="-0.142857142857143">
            <text:p>-0,1428571429</text:p>
          </table:table-cell>
          <table:table-cell/>
          <table:table-cell office:value-type="float" office:value="-0.39">
            <text:p>-0,39</text:p>
          </table:table-cell>
          <table:table-cell table:formula="of:=LOG(ABS([.B64]))" office:value-type="float" office:value="-5.51427857351842">
            <text:p>-5,5142785735</text:p>
          </table:table-cell>
          <table:table-cell table:formula="of:=LOG(ABS([.D64]))" office:value-type="float" office:value="-5.00043451177402">
            <text:p>-5,0004345118</text:p>
          </table:table-cell>
        </table:table-row>
        <table:table-row table:style-name="ro1">
          <table:table-cell office:value-type="float" office:value="-0.38">
            <text:p>-0,38</text:p>
          </table:table-cell>
          <table:table-cell office:value-type="float" office:value="-0.00000299">
            <text:p>-2,99E-006</text:p>
          </table:table-cell>
          <table:table-cell office:value-type="float" office:value="-0.00321">
            <text:p>-3,21E-003</text:p>
          </table:table-cell>
          <table:table-cell office:value-type="float" office:value="-0.00000971">
            <text:p>-9,71E-006</text:p>
          </table:table-cell>
          <table:table-cell office:value-type="float" office:value="-0.0014">
            <text:p>-1,40E-003</text:p>
          </table:table-cell>
          <table:table-cell/>
          <table:table-cell office:value-type="float" office:value="-0.38">
            <text:p>-0,38</text:p>
          </table:table-cell>
          <table:table-cell table:formula="of:=[.B65]/(2*4.9)*1000" office:value-type="float" office:value="-0.000305102040816327">
            <text:p>-0,000305102</text:p>
          </table:table-cell>
          <table:table-cell table:formula="of:=[.C65]/(2*4.9)*1000" office:value-type="float" office:value="-0.327551020408163">
            <text:p>-0,3275510204</text:p>
          </table:table-cell>
          <table:table-cell table:formula="of:=[.D65]/(2*4.9)*1000" office:value-type="float" office:value="-0.000990816326530612">
            <text:p>-0,0009908163</text:p>
          </table:table-cell>
          <table:table-cell table:formula="of:=[.E65]/(2*4.9)*1000" office:value-type="float" office:value="-0.142857142857143">
            <text:p>-0,1428571429</text:p>
          </table:table-cell>
          <table:table-cell/>
          <table:table-cell office:value-type="float" office:value="-0.38">
            <text:p>-0,38</text:p>
          </table:table-cell>
          <table:table-cell table:formula="of:=LOG(ABS([.B65]))" office:value-type="float" office:value="-5.52432881167557">
            <text:p>-5,5243288117</text:p>
          </table:table-cell>
          <table:table-cell table:formula="of:=LOG(ABS([.D65]))" office:value-type="float" office:value="-5.012780770092">
            <text:p>-5,0127807701</text:p>
          </table:table-cell>
        </table:table-row>
        <table:table-row table:style-name="ro1">
          <table:table-cell office:value-type="float" office:value="-0.37">
            <text:p>-0,37</text:p>
          </table:table-cell>
          <table:table-cell office:value-type="float" office:value="-0.00000292">
            <text:p>-2,92E-006</text:p>
          </table:table-cell>
          <table:table-cell office:value-type="float" office:value="-0.00321">
            <text:p>-3,21E-003</text:p>
          </table:table-cell>
          <table:table-cell office:value-type="float" office:value="-0.00000944">
            <text:p>-9,44E-006</text:p>
          </table:table-cell>
          <table:table-cell office:value-type="float" office:value="-0.0014">
            <text:p>-1,40E-003</text:p>
          </table:table-cell>
          <table:table-cell/>
          <table:table-cell office:value-type="float" office:value="-0.37">
            <text:p>-0,37</text:p>
          </table:table-cell>
          <table:table-cell table:formula="of:=[.B66]/(2*4.9)*1000" office:value-type="float" office:value="-0.000297959183673469">
            <text:p>-0,0002979592</text:p>
          </table:table-cell>
          <table:table-cell table:formula="of:=[.C66]/(2*4.9)*1000" office:value-type="float" office:value="-0.327551020408163">
            <text:p>-0,3275510204</text:p>
          </table:table-cell>
          <table:table-cell table:formula="of:=[.D66]/(2*4.9)*1000" office:value-type="float" office:value="-0.000963265306122449">
            <text:p>-0,0009632653</text:p>
          </table:table-cell>
          <table:table-cell table:formula="of:=[.E66]/(2*4.9)*1000" office:value-type="float" office:value="-0.142857142857143">
            <text:p>-0,1428571429</text:p>
          </table:table-cell>
          <table:table-cell/>
          <table:table-cell office:value-type="float" office:value="-0.37">
            <text:p>-0,37</text:p>
          </table:table-cell>
          <table:table-cell table:formula="of:=LOG(ABS([.B66]))" office:value-type="float" office:value="-5.53461714855158">
            <text:p>-5,5346171486</text:p>
          </table:table-cell>
          <table:table-cell table:formula="of:=LOG(ABS([.D66]))" office:value-type="float" office:value="-5.02502800570193">
            <text:p>-5,0250280057</text:p>
          </table:table-cell>
        </table:table-row>
        <table:table-row table:style-name="ro1">
          <table:table-cell office:value-type="float" office:value="-0.36">
            <text:p>-0,36</text:p>
          </table:table-cell>
          <table:table-cell office:value-type="float" office:value="-0.00000285">
            <text:p>-2,85E-006</text:p>
          </table:table-cell>
          <table:table-cell office:value-type="float" office:value="-0.00322">
            <text:p>-3,22E-003</text:p>
          </table:table-cell>
          <table:table-cell office:value-type="float" office:value="-0.00000917">
            <text:p>-9,17E-006</text:p>
          </table:table-cell>
          <table:table-cell office:value-type="float" office:value="-0.0014">
            <text:p>-1,40E-003</text:p>
          </table:table-cell>
          <table:table-cell/>
          <table:table-cell office:value-type="float" office:value="-0.36">
            <text:p>-0,36</text:p>
          </table:table-cell>
          <table:table-cell table:formula="of:=[.B67]/(2*4.9)*1000" office:value-type="float" office:value="-0.000290816326530612">
            <text:p>-0,0002908163</text:p>
          </table:table-cell>
          <table:table-cell table:formula="of:=[.C67]/(2*4.9)*1000" office:value-type="float" office:value="-0.328571428571429">
            <text:p>-0,3285714286</text:p>
          </table:table-cell>
          <table:table-cell table:formula="of:=[.D67]/(2*4.9)*1000" office:value-type="float" office:value="-0.000935714285714286">
            <text:p>-0,0009357143</text:p>
          </table:table-cell>
          <table:table-cell table:formula="of:=[.E67]/(2*4.9)*1000" office:value-type="float" office:value="-0.142857142857143">
            <text:p>-0,1428571429</text:p>
          </table:table-cell>
          <table:table-cell/>
          <table:table-cell office:value-type="float" office:value="-0.36">
            <text:p>-0,36</text:p>
          </table:table-cell>
          <table:table-cell table:formula="of:=LOG(ABS([.B67]))" office:value-type="float" office:value="-5.54515513999149">
            <text:p>-5,54515514</text:p>
          </table:table-cell>
          <table:table-cell table:formula="of:=LOG(ABS([.D67]))" office:value-type="float" office:value="-5.03763066432998">
            <text:p>-5,0376306643</text:p>
          </table:table-cell>
        </table:table-row>
        <table:table-row table:style-name="ro1">
          <table:table-cell office:value-type="float" office:value="-0.35">
            <text:p>-0,35</text:p>
          </table:table-cell>
          <table:table-cell office:value-type="float" office:value="-0.00000278">
            <text:p>-2,78E-006</text:p>
          </table:table-cell>
          <table:table-cell office:value-type="float" office:value="-0.00322">
            <text:p>-3,22E-003</text:p>
          </table:table-cell>
          <table:table-cell office:value-type="float" office:value="-0.0000089">
            <text:p>-8,90E-006</text:p>
          </table:table-cell>
          <table:table-cell office:value-type="float" office:value="-0.0014">
            <text:p>-1,40E-003</text:p>
          </table:table-cell>
          <table:table-cell/>
          <table:table-cell office:value-type="float" office:value="-0.35">
            <text:p>-0,35</text:p>
          </table:table-cell>
          <table:table-cell table:formula="of:=[.B68]/(2*4.9)*1000" office:value-type="float" office:value="-0.000283673469387755">
            <text:p>-0,0002836735</text:p>
          </table:table-cell>
          <table:table-cell table:formula="of:=[.C68]/(2*4.9)*1000" office:value-type="float" office:value="-0.328571428571429">
            <text:p>-0,3285714286</text:p>
          </table:table-cell>
          <table:table-cell table:formula="of:=[.D68]/(2*4.9)*1000" office:value-type="float" office:value="-0.000908163265306122">
            <text:p>-0,0009081633</text:p>
          </table:table-cell>
          <table:table-cell table:formula="of:=[.E68]/(2*4.9)*1000" office:value-type="float" office:value="-0.142857142857143">
            <text:p>-0,1428571429</text:p>
          </table:table-cell>
          <table:table-cell/>
          <table:table-cell office:value-type="float" office:value="-0.35">
            <text:p>-0,35</text:p>
          </table:table-cell>
          <table:table-cell table:formula="of:=LOG(ABS([.B68]))" office:value-type="float" office:value="-5.55595520408192">
            <text:p>-5,5559552041</text:p>
          </table:table-cell>
          <table:table-cell table:formula="of:=LOG(ABS([.D68]))" office:value-type="float" office:value="-5.05060999335509">
            <text:p>-5,0506099934</text:p>
          </table:table-cell>
        </table:table-row>
        <table:table-row table:style-name="ro1">
          <table:table-cell office:value-type="float" office:value="-0.34">
            <text:p>-0,34</text:p>
          </table:table-cell>
          <table:table-cell office:value-type="float" office:value="-0.00000272">
            <text:p>-2,72E-006</text:p>
          </table:table-cell>
          <table:table-cell office:value-type="float" office:value="-0.00322">
            <text:p>-3,22E-003</text:p>
          </table:table-cell>
          <table:table-cell office:value-type="float" office:value="-0.00000863">
            <text:p>-8,63E-006</text:p>
          </table:table-cell>
          <table:table-cell office:value-type="float" office:value="-0.0014">
            <text:p>-1,40E-003</text:p>
          </table:table-cell>
          <table:table-cell/>
          <table:table-cell office:value-type="float" office:value="-0.34">
            <text:p>-0,34</text:p>
          </table:table-cell>
          <table:table-cell table:formula="of:=[.B69]/(2*4.9)*1000" office:value-type="float" office:value="-0.000277551020408163">
            <text:p>-0,000277551</text:p>
          </table:table-cell>
          <table:table-cell table:formula="of:=[.C69]/(2*4.9)*1000" office:value-type="float" office:value="-0.328571428571429">
            <text:p>-0,3285714286</text:p>
          </table:table-cell>
          <table:table-cell table:formula="of:=[.D69]/(2*4.9)*1000" office:value-type="float" office:value="-0.000880612244897959">
            <text:p>-0,0008806122</text:p>
          </table:table-cell>
          <table:table-cell table:formula="of:=[.E69]/(2*4.9)*1000" office:value-type="float" office:value="-0.142857142857143">
            <text:p>-0,1428571429</text:p>
          </table:table-cell>
          <table:table-cell/>
          <table:table-cell office:value-type="float" office:value="-0.34">
            <text:p>-0,34</text:p>
          </table:table-cell>
          <table:table-cell table:formula="of:=LOG(ABS([.B69]))" office:value-type="float" office:value="-5.5654310959658">
            <text:p>-5,565431096</text:p>
          </table:table-cell>
          <table:table-cell table:formula="of:=LOG(ABS([.D69]))" office:value-type="float" office:value="-5.06398920428479">
            <text:p>-5,0639892043</text:p>
          </table:table-cell>
        </table:table-row>
        <table:table-row table:style-name="ro1">
          <table:table-cell office:value-type="float" office:value="-0.33">
            <text:p>-0,33</text:p>
          </table:table-cell>
          <table:table-cell office:value-type="float" office:value="-0.00000265">
            <text:p>-2,65E-006</text:p>
          </table:table-cell>
          <table:table-cell office:value-type="float" office:value="-0.00322">
            <text:p>-3,22E-003</text:p>
          </table:table-cell>
          <table:table-cell office:value-type="float" office:value="-0.00000837">
            <text:p>-8,37E-006</text:p>
          </table:table-cell>
          <table:table-cell office:value-type="float" office:value="-0.0014">
            <text:p>-1,40E-003</text:p>
          </table:table-cell>
          <table:table-cell/>
          <table:table-cell office:value-type="float" office:value="-0.33">
            <text:p>-0,33</text:p>
          </table:table-cell>
          <table:table-cell table:formula="of:=[.B70]/(2*4.9)*1000" office:value-type="float" office:value="-0.000270408163265306">
            <text:p>-0,0002704082</text:p>
          </table:table-cell>
          <table:table-cell table:formula="of:=[.C70]/(2*4.9)*1000" office:value-type="float" office:value="-0.328571428571429">
            <text:p>-0,3285714286</text:p>
          </table:table-cell>
          <table:table-cell table:formula="of:=[.D70]/(2*4.9)*1000" office:value-type="float" office:value="-0.000854081632653061">
            <text:p>-0,0008540816</text:p>
          </table:table-cell>
          <table:table-cell table:formula="of:=[.E70]/(2*4.9)*1000" office:value-type="float" office:value="-0.142857142857143">
            <text:p>-0,1428571429</text:p>
          </table:table-cell>
          <table:table-cell/>
          <table:table-cell office:value-type="float" office:value="-0.33">
            <text:p>-0,33</text:p>
          </table:table-cell>
          <table:table-cell table:formula="of:=LOG(ABS([.B70]))" office:value-type="float" office:value="-5.57675412606319">
            <text:p>-5,5767541261</text:p>
          </table:table-cell>
          <table:table-cell table:formula="of:=LOG(ABS([.D70]))" office:value-type="float" office:value="-5.07727454200674">
            <text:p>-5,077274542</text:p>
          </table:table-cell>
        </table:table-row>
        <table:table-row table:style-name="ro1">
          <table:table-cell office:value-type="float" office:value="-0.32">
            <text:p>-0,32</text:p>
          </table:table-cell>
          <table:table-cell office:value-type="float" office:value="-0.00000258">
            <text:p>-2,58E-006</text:p>
          </table:table-cell>
          <table:table-cell office:value-type="float" office:value="-0.00321">
            <text:p>-3,21E-003</text:p>
          </table:table-cell>
          <table:table-cell office:value-type="float" office:value="-0.0000081">
            <text:p>-8,10E-006</text:p>
          </table:table-cell>
          <table:table-cell office:value-type="float" office:value="-0.0014">
            <text:p>-1,40E-003</text:p>
          </table:table-cell>
          <table:table-cell/>
          <table:table-cell office:value-type="float" office:value="-0.32">
            <text:p>-0,32</text:p>
          </table:table-cell>
          <table:table-cell table:formula="of:=[.B71]/(2*4.9)*1000" office:value-type="float" office:value="-0.000263265306122449">
            <text:p>-0,0002632653</text:p>
          </table:table-cell>
          <table:table-cell table:formula="of:=[.C71]/(2*4.9)*1000" office:value-type="float" office:value="-0.327551020408163">
            <text:p>-0,3275510204</text:p>
          </table:table-cell>
          <table:table-cell table:formula="of:=[.D71]/(2*4.9)*1000" office:value-type="float" office:value="-0.000826530612244898">
            <text:p>-0,0008265306</text:p>
          </table:table-cell>
          <table:table-cell table:formula="of:=[.E71]/(2*4.9)*1000" office:value-type="float" office:value="-0.142857142857143">
            <text:p>-0,1428571429</text:p>
          </table:table-cell>
          <table:table-cell/>
          <table:table-cell office:value-type="float" office:value="-0.32">
            <text:p>-0,32</text:p>
          </table:table-cell>
          <table:table-cell table:formula="of:=LOG(ABS([.B71]))" office:value-type="float" office:value="-5.58838029403677">
            <text:p>-5,588380294</text:p>
          </table:table-cell>
          <table:table-cell table:formula="of:=LOG(ABS([.D71]))" office:value-type="float" office:value="-5.09151498112135">
            <text:p>-5,0915149811</text:p>
          </table:table-cell>
        </table:table-row>
        <table:table-row table:style-name="ro1">
          <table:table-cell office:value-type="float" office:value="-0.31">
            <text:p>-0,31</text:p>
          </table:table-cell>
          <table:table-cell office:value-type="float" office:value="-0.00000252">
            <text:p>-2,52E-006</text:p>
          </table:table-cell>
          <table:table-cell office:value-type="float" office:value="-0.00321">
            <text:p>-3,21E-003</text:p>
          </table:table-cell>
          <table:table-cell office:value-type="float" office:value="-0.00000785">
            <text:p>-7,85E-006</text:p>
          </table:table-cell>
          <table:table-cell office:value-type="float" office:value="-0.0014">
            <text:p>-1,40E-003</text:p>
          </table:table-cell>
          <table:table-cell/>
          <table:table-cell office:value-type="float" office:value="-0.31">
            <text:p>-0,31</text:p>
          </table:table-cell>
          <table:table-cell table:formula="of:=[.B72]/(2*4.9)*1000" office:value-type="float" office:value="-0.000257142857142857">
            <text:p>-0,0002571429</text:p>
          </table:table-cell>
          <table:table-cell table:formula="of:=[.C72]/(2*4.9)*1000" office:value-type="float" office:value="-0.327551020408163">
            <text:p>-0,3275510204</text:p>
          </table:table-cell>
          <table:table-cell table:formula="of:=[.D72]/(2*4.9)*1000" office:value-type="float" office:value="-0.000801020408163265">
            <text:p>-0,0008010204</text:p>
          </table:table-cell>
          <table:table-cell table:formula="of:=[.E72]/(2*4.9)*1000" office:value-type="float" office:value="-0.142857142857143">
            <text:p>-0,1428571429</text:p>
          </table:table-cell>
          <table:table-cell/>
          <table:table-cell office:value-type="float" office:value="-0.31">
            <text:p>-0,31</text:p>
          </table:table-cell>
          <table:table-cell table:formula="of:=LOG(ABS([.B72]))" office:value-type="float" office:value="-5.59859945921846">
            <text:p>-5,5985994592</text:p>
          </table:table-cell>
          <table:table-cell table:formula="of:=LOG(ABS([.D72]))" office:value-type="float" office:value="-5.10513034325475">
            <text:p>-5,1051303433</text:p>
          </table:table-cell>
        </table:table-row>
        <table:table-row table:style-name="ro1">
          <table:table-cell office:value-type="float" office:value="-0.3">
            <text:p>-0,3</text:p>
          </table:table-cell>
          <table:table-cell office:value-type="float" office:value="-0.00000245">
            <text:p>-2,45E-006</text:p>
          </table:table-cell>
          <table:table-cell office:value-type="float" office:value="-0.0032">
            <text:p>-3,20E-003</text:p>
          </table:table-cell>
          <table:table-cell office:value-type="float" office:value="-0.00000759">
            <text:p>-7,59E-006</text:p>
          </table:table-cell>
          <table:table-cell office:value-type="float" office:value="-0.0014">
            <text:p>-1,40E-003</text:p>
          </table:table-cell>
          <table:table-cell/>
          <table:table-cell office:value-type="float" office:value="-0.3">
            <text:p>-0,3</text:p>
          </table:table-cell>
          <table:table-cell table:formula="of:=[.B73]/(2*4.9)*1000" office:value-type="float" office:value="-0.00025">
            <text:p>-0,00025</text:p>
          </table:table-cell>
          <table:table-cell table:formula="of:=[.C73]/(2*4.9)*1000" office:value-type="float" office:value="-0.326530612244898">
            <text:p>-0,3265306122</text:p>
          </table:table-cell>
          <table:table-cell table:formula="of:=[.D73]/(2*4.9)*1000" office:value-type="float" office:value="-0.000774489795918367">
            <text:p>-0,0007744898</text:p>
          </table:table-cell>
          <table:table-cell table:formula="of:=[.E73]/(2*4.9)*1000" office:value-type="float" office:value="-0.142857142857143">
            <text:p>-0,1428571429</text:p>
          </table:table-cell>
          <table:table-cell/>
          <table:table-cell office:value-type="float" office:value="-0.3">
            <text:p>-0,3</text:p>
          </table:table-cell>
          <table:table-cell table:formula="of:=LOG(ABS([.B73]))" office:value-type="float" office:value="-5.61083391563547">
            <text:p>-5,6108339156</text:p>
          </table:table-cell>
          <table:table-cell table:formula="of:=LOG(ABS([.D73]))" office:value-type="float" office:value="-5.11975822410452">
            <text:p>-5,1197582241</text:p>
          </table:table-cell>
        </table:table-row>
        <table:table-row table:style-name="ro1">
          <table:table-cell office:value-type="float" office:value="-0.29">
            <text:p>-0,29</text:p>
          </table:table-cell>
          <table:table-cell office:value-type="float" office:value="-0.00000239">
            <text:p>-2,39E-006</text:p>
          </table:table-cell>
          <table:table-cell office:value-type="float" office:value="-0.0032">
            <text:p>-3,20E-003</text:p>
          </table:table-cell>
          <table:table-cell office:value-type="float" office:value="-0.00000733">
            <text:p>-7,33E-006</text:p>
          </table:table-cell>
          <table:table-cell office:value-type="float" office:value="-0.0014">
            <text:p>-1,40E-003</text:p>
          </table:table-cell>
          <table:table-cell/>
          <table:table-cell office:value-type="float" office:value="-0.29">
            <text:p>-0,29</text:p>
          </table:table-cell>
          <table:table-cell table:formula="of:=[.B74]/(2*4.9)*1000" office:value-type="float" office:value="-0.000243877551020408">
            <text:p>-0,0002438776</text:p>
          </table:table-cell>
          <table:table-cell table:formula="of:=[.C74]/(2*4.9)*1000" office:value-type="float" office:value="-0.326530612244898">
            <text:p>-0,3265306122</text:p>
          </table:table-cell>
          <table:table-cell table:formula="of:=[.D74]/(2*4.9)*1000" office:value-type="float" office:value="-0.000747959183673469">
            <text:p>-0,0007479592</text:p>
          </table:table-cell>
          <table:table-cell table:formula="of:=[.E74]/(2*4.9)*1000" office:value-type="float" office:value="-0.142857142857143">
            <text:p>-0,1428571429</text:p>
          </table:table-cell>
          <table:table-cell/>
          <table:table-cell office:value-type="float" office:value="-0.29">
            <text:p>-0,29</text:p>
          </table:table-cell>
          <table:table-cell table:formula="of:=LOG(ABS([.B74]))" office:value-type="float" office:value="-5.62160209905186">
            <text:p>-5,6216020991</text:p>
          </table:table-cell>
          <table:table-cell table:formula="of:=LOG(ABS([.D74]))" office:value-type="float" office:value="-5.13489602535887">
            <text:p>-5,1348960254</text:p>
          </table:table-cell>
        </table:table-row>
        <table:table-row table:style-name="ro1">
          <table:table-cell office:value-type="float" office:value="-0.28">
            <text:p>-0,28</text:p>
          </table:table-cell>
          <table:table-cell office:value-type="float" office:value="-0.00000232">
            <text:p>-2,32E-006</text:p>
          </table:table-cell>
          <table:table-cell office:value-type="float" office:value="-0.0032">
            <text:p>-3,20E-003</text:p>
          </table:table-cell>
          <table:table-cell office:value-type="float" office:value="-0.00000708">
            <text:p>-7,08E-006</text:p>
          </table:table-cell>
          <table:table-cell office:value-type="float" office:value="-0.0014">
            <text:p>-1,40E-003</text:p>
          </table:table-cell>
          <table:table-cell/>
          <table:table-cell office:value-type="float" office:value="-0.28">
            <text:p>-0,28</text:p>
          </table:table-cell>
          <table:table-cell table:formula="of:=[.B75]/(2*4.9)*1000" office:value-type="float" office:value="-0.000236734693877551">
            <text:p>-0,0002367347</text:p>
          </table:table-cell>
          <table:table-cell table:formula="of:=[.C75]/(2*4.9)*1000" office:value-type="float" office:value="-0.326530612244898">
            <text:p>-0,3265306122</text:p>
          </table:table-cell>
          <table:table-cell table:formula="of:=[.D75]/(2*4.9)*1000" office:value-type="float" office:value="-0.000722448979591837">
            <text:p>-0,000722449</text:p>
          </table:table-cell>
          <table:table-cell table:formula="of:=[.E75]/(2*4.9)*1000" office:value-type="float" office:value="-0.142857142857143">
            <text:p>-0,1428571429</text:p>
          </table:table-cell>
          <table:table-cell/>
          <table:table-cell office:value-type="float" office:value="-0.28">
            <text:p>-0,28</text:p>
          </table:table-cell>
          <table:table-cell table:formula="of:=LOG(ABS([.B75]))" office:value-type="float" office:value="-5.6345120151091">
            <text:p>-5,6345120151</text:p>
          </table:table-cell>
          <table:table-cell table:formula="of:=LOG(ABS([.D75]))" office:value-type="float" office:value="-5.14996674231023">
            <text:p>-5,1499667423</text:p>
          </table:table-cell>
        </table:table-row>
        <table:table-row table:style-name="ro1">
          <table:table-cell office:value-type="float" office:value="-0.27">
            <text:p>-0,27</text:p>
          </table:table-cell>
          <table:table-cell office:value-type="float" office:value="-0.00000226">
            <text:p>-2,26E-006</text:p>
          </table:table-cell>
          <table:table-cell office:value-type="float" office:value="-0.00321">
            <text:p>-3,21E-003</text:p>
          </table:table-cell>
          <table:table-cell office:value-type="float" office:value="-0.00000683">
            <text:p>-6,83E-006</text:p>
          </table:table-cell>
          <table:table-cell office:value-type="float" office:value="-0.0014">
            <text:p>-1,40E-003</text:p>
          </table:table-cell>
          <table:table-cell/>
          <table:table-cell office:value-type="float" office:value="-0.27">
            <text:p>-0,27</text:p>
          </table:table-cell>
          <table:table-cell table:formula="of:=[.B76]/(2*4.9)*1000" office:value-type="float" office:value="-0.000230612244897959">
            <text:p>-0,0002306122</text:p>
          </table:table-cell>
          <table:table-cell table:formula="of:=[.C76]/(2*4.9)*1000" office:value-type="float" office:value="-0.327551020408163">
            <text:p>-0,3275510204</text:p>
          </table:table-cell>
          <table:table-cell table:formula="of:=[.D76]/(2*4.9)*1000" office:value-type="float" office:value="-0.000696938775510204">
            <text:p>-0,0006969388</text:p>
          </table:table-cell>
          <table:table-cell table:formula="of:=[.E76]/(2*4.9)*1000" office:value-type="float" office:value="-0.142857142857143">
            <text:p>-0,1428571429</text:p>
          </table:table-cell>
          <table:table-cell/>
          <table:table-cell office:value-type="float" office:value="-0.27">
            <text:p>-0,27</text:p>
          </table:table-cell>
          <table:table-cell table:formula="of:=LOG(ABS([.B76]))" office:value-type="float" office:value="-5.6458915608526">
            <text:p>-5,6458915609</text:p>
          </table:table-cell>
          <table:table-cell table:formula="of:=LOG(ABS([.D76]))" office:value-type="float" office:value="-5.16557929631847">
            <text:p>-5,1655792963</text:p>
          </table:table-cell>
        </table:table-row>
        <table:table-row table:style-name="ro1">
          <table:table-cell office:value-type="float" office:value="-0.26">
            <text:p>-0,26</text:p>
          </table:table-cell>
          <table:table-cell office:value-type="float" office:value="-0.00000219">
            <text:p>-2,19E-006</text:p>
          </table:table-cell>
          <table:table-cell office:value-type="float" office:value="-0.00321">
            <text:p>-3,21E-003</text:p>
          </table:table-cell>
          <table:table-cell office:value-type="float" office:value="-0.00000658">
            <text:p>-6,58E-006</text:p>
          </table:table-cell>
          <table:table-cell office:value-type="float" office:value="-0.0014">
            <text:p>-1,40E-003</text:p>
          </table:table-cell>
          <table:table-cell/>
          <table:table-cell office:value-type="float" office:value="-0.26">
            <text:p>-0,26</text:p>
          </table:table-cell>
          <table:table-cell table:formula="of:=[.B77]/(2*4.9)*1000" office:value-type="float" office:value="-0.000223469387755102">
            <text:p>-0,0002234694</text:p>
          </table:table-cell>
          <table:table-cell table:formula="of:=[.C77]/(2*4.9)*1000" office:value-type="float" office:value="-0.327551020408163">
            <text:p>-0,3275510204</text:p>
          </table:table-cell>
          <table:table-cell table:formula="of:=[.D77]/(2*4.9)*1000" office:value-type="float" office:value="-0.000671428571428571">
            <text:p>-0,0006714286</text:p>
          </table:table-cell>
          <table:table-cell table:formula="of:=[.E77]/(2*4.9)*1000" office:value-type="float" office:value="-0.142857142857143">
            <text:p>-0,1428571429</text:p>
          </table:table-cell>
          <table:table-cell/>
          <table:table-cell office:value-type="float" office:value="-0.26">
            <text:p>-0,26</text:p>
          </table:table-cell>
          <table:table-cell table:formula="of:=LOG(ABS([.B77]))" office:value-type="float" office:value="-5.65955588515988">
            <text:p>-5,6595558852</text:p>
          </table:table-cell>
          <table:table-cell table:formula="of:=LOG(ABS([.D77]))" office:value-type="float" office:value="-5.18177410638605">
            <text:p>-5,1817741064</text:p>
          </table:table-cell>
        </table:table-row>
        <table:table-row table:style-name="ro1">
          <table:table-cell office:value-type="float" office:value="-0.25">
            <text:p>-0,25</text:p>
          </table:table-cell>
          <table:table-cell office:value-type="float" office:value="-0.00000213">
            <text:p>-2,13E-006</text:p>
          </table:table-cell>
          <table:table-cell office:value-type="float" office:value="-0.00321">
            <text:p>-3,21E-003</text:p>
          </table:table-cell>
          <table:table-cell office:value-type="float" office:value="-0.00000634">
            <text:p>-6,34E-006</text:p>
          </table:table-cell>
          <table:table-cell office:value-type="float" office:value="-0.0014">
            <text:p>-1,40E-003</text:p>
          </table:table-cell>
          <table:table-cell/>
          <table:table-cell office:value-type="float" office:value="-0.25">
            <text:p>-0,25</text:p>
          </table:table-cell>
          <table:table-cell table:formula="of:=[.B78]/(2*4.9)*1000" office:value-type="float" office:value="-0.00021734693877551">
            <text:p>-0,0002173469</text:p>
          </table:table-cell>
          <table:table-cell table:formula="of:=[.C78]/(2*4.9)*1000" office:value-type="float" office:value="-0.327551020408163">
            <text:p>-0,3275510204</text:p>
          </table:table-cell>
          <table:table-cell table:formula="of:=[.D78]/(2*4.9)*1000" office:value-type="float" office:value="-0.000646938775510204">
            <text:p>-0,0006469388</text:p>
          </table:table-cell>
          <table:table-cell table:formula="of:=[.E78]/(2*4.9)*1000" office:value-type="float" office:value="-0.142857142857143">
            <text:p>-0,1428571429</text:p>
          </table:table-cell>
          <table:table-cell/>
          <table:table-cell office:value-type="float" office:value="-0.25">
            <text:p>-0,25</text:p>
          </table:table-cell>
          <table:table-cell table:formula="of:=LOG(ABS([.B78]))" office:value-type="float" office:value="-5.67162039656126">
            <text:p>-5,6716203966</text:p>
          </table:table-cell>
          <table:table-cell table:formula="of:=LOG(ABS([.D78]))" office:value-type="float" office:value="-5.19791074211827">
            <text:p>-5,1979107421</text:p>
          </table:table-cell>
        </table:table-row>
        <table:table-row table:style-name="ro1">
          <table:table-cell office:value-type="float" office:value="-0.24">
            <text:p>-0,24</text:p>
          </table:table-cell>
          <table:table-cell office:value-type="float" office:value="-0.00000207">
            <text:p>-2,07E-006</text:p>
          </table:table-cell>
          <table:table-cell office:value-type="float" office:value="-0.00321">
            <text:p>-3,21E-003</text:p>
          </table:table-cell>
          <table:table-cell office:value-type="float" office:value="-0.00000609">
            <text:p>-6,09E-006</text:p>
          </table:table-cell>
          <table:table-cell office:value-type="float" office:value="-0.00139">
            <text:p>-1,39E-003</text:p>
          </table:table-cell>
          <table:table-cell/>
          <table:table-cell office:value-type="float" office:value="-0.24">
            <text:p>-0,24</text:p>
          </table:table-cell>
          <table:table-cell table:formula="of:=[.B79]/(2*4.9)*1000" office:value-type="float" office:value="-0.000211224489795918">
            <text:p>-0,0002112245</text:p>
          </table:table-cell>
          <table:table-cell table:formula="of:=[.C79]/(2*4.9)*1000" office:value-type="float" office:value="-0.327551020408163">
            <text:p>-0,3275510204</text:p>
          </table:table-cell>
          <table:table-cell table:formula="of:=[.D79]/(2*4.9)*1000" office:value-type="float" office:value="-0.000621428571428571">
            <text:p>-0,0006214286</text:p>
          </table:table-cell>
          <table:table-cell table:formula="of:=[.E79]/(2*4.9)*1000" office:value-type="float" office:value="-0.141836734693878">
            <text:p>-0,1418367347</text:p>
          </table:table-cell>
          <table:table-cell/>
          <table:table-cell office:value-type="float" office:value="-0.24">
            <text:p>-0,24</text:p>
          </table:table-cell>
          <table:table-cell table:formula="of:=LOG(ABS([.B79]))" office:value-type="float" office:value="-5.68402965454308">
            <text:p>-5,6840296545</text:p>
          </table:table-cell>
          <table:table-cell table:formula="of:=LOG(ABS([.D79]))" office:value-type="float" office:value="-5.21538270736712">
            <text:p>-5,2153827074</text:p>
          </table:table-cell>
        </table:table-row>
        <table:table-row table:style-name="ro1">
          <table:table-cell office:value-type="float" office:value="-0.23">
            <text:p>-0,23</text:p>
          </table:table-cell>
          <table:table-cell office:value-type="float" office:value="-0.000002">
            <text:p>-2,00E-006</text:p>
          </table:table-cell>
          <table:table-cell office:value-type="float" office:value="-0.00322">
            <text:p>-3,22E-003</text:p>
          </table:table-cell>
          <table:table-cell office:value-type="float" office:value="-0.00000585">
            <text:p>-5,85E-006</text:p>
          </table:table-cell>
          <table:table-cell office:value-type="float" office:value="-0.00139">
            <text:p>-1,39E-003</text:p>
          </table:table-cell>
          <table:table-cell/>
          <table:table-cell office:value-type="float" office:value="-0.23">
            <text:p>-0,23</text:p>
          </table:table-cell>
          <table:table-cell table:formula="of:=[.B80]/(2*4.9)*1000" office:value-type="float" office:value="-0.000204081632653061">
            <text:p>-0,0002040816</text:p>
          </table:table-cell>
          <table:table-cell table:formula="of:=[.C80]/(2*4.9)*1000" office:value-type="float" office:value="-0.328571428571429">
            <text:p>-0,3285714286</text:p>
          </table:table-cell>
          <table:table-cell table:formula="of:=[.D80]/(2*4.9)*1000" office:value-type="float" office:value="-0.000596938775510204">
            <text:p>-0,0005969388</text:p>
          </table:table-cell>
          <table:table-cell table:formula="of:=[.E80]/(2*4.9)*1000" office:value-type="float" office:value="-0.141836734693878">
            <text:p>-0,1418367347</text:p>
          </table:table-cell>
          <table:table-cell/>
          <table:table-cell office:value-type="float" office:value="-0.23">
            <text:p>-0,23</text:p>
          </table:table-cell>
          <table:table-cell table:formula="of:=LOG(ABS([.B80]))" office:value-type="float" office:value="-5.69897000433602">
            <text:p>-5,6989700043</text:p>
          </table:table-cell>
          <table:table-cell table:formula="of:=LOG(ABS([.D80]))" office:value-type="float" office:value="-5.23284413391782">
            <text:p>-5,2328441339</text:p>
          </table:table-cell>
        </table:table-row>
        <table:table-row table:style-name="ro1">
          <table:table-cell office:value-type="float" office:value="-0.22">
            <text:p>-0,22</text:p>
          </table:table-cell>
          <table:table-cell office:value-type="float" office:value="-0.00000194">
            <text:p>-1,94E-006</text:p>
          </table:table-cell>
          <table:table-cell office:value-type="float" office:value="-0.00321">
            <text:p>-3,21E-003</text:p>
          </table:table-cell>
          <table:table-cell office:value-type="float" office:value="-0.00000561">
            <text:p>-5,61E-006</text:p>
          </table:table-cell>
          <table:table-cell office:value-type="float" office:value="-0.00139">
            <text:p>-1,39E-003</text:p>
          </table:table-cell>
          <table:table-cell/>
          <table:table-cell office:value-type="float" office:value="-0.22">
            <text:p>-0,22</text:p>
          </table:table-cell>
          <table:table-cell table:formula="of:=[.B81]/(2*4.9)*1000" office:value-type="float" office:value="-0.000197959183673469">
            <text:p>-0,0001979592</text:p>
          </table:table-cell>
          <table:table-cell table:formula="of:=[.C81]/(2*4.9)*1000" office:value-type="float" office:value="-0.327551020408163">
            <text:p>-0,3275510204</text:p>
          </table:table-cell>
          <table:table-cell table:formula="of:=[.D81]/(2*4.9)*1000" office:value-type="float" office:value="-0.000572448979591837">
            <text:p>-0,000572449</text:p>
          </table:table-cell>
          <table:table-cell table:formula="of:=[.E81]/(2*4.9)*1000" office:value-type="float" office:value="-0.141836734693878">
            <text:p>-0,1418367347</text:p>
          </table:table-cell>
          <table:table-cell/>
          <table:table-cell office:value-type="float" office:value="-0.22">
            <text:p>-0,22</text:p>
          </table:table-cell>
          <table:table-cell table:formula="of:=LOG(ABS([.B81]))" office:value-type="float" office:value="-5.71219827006977">
            <text:p>-5,7121982701</text:p>
          </table:table-cell>
          <table:table-cell table:formula="of:=LOG(ABS([.D81]))" office:value-type="float" office:value="-5.25103713874384">
            <text:p>-5,2510371387</text:p>
          </table:table-cell>
        </table:table-row>
        <table:table-row table:style-name="ro1">
          <table:table-cell office:value-type="float" office:value="-0.21">
            <text:p>-0,21</text:p>
          </table:table-cell>
          <table:table-cell office:value-type="float" office:value="-0.00000188">
            <text:p>-1,88E-006</text:p>
          </table:table-cell>
          <table:table-cell office:value-type="float" office:value="-0.00321">
            <text:p>-3,21E-003</text:p>
          </table:table-cell>
          <table:table-cell office:value-type="float" office:value="-0.00000537">
            <text:p>-5,37E-006</text:p>
          </table:table-cell>
          <table:table-cell office:value-type="float" office:value="-0.00139">
            <text:p>-1,39E-003</text:p>
          </table:table-cell>
          <table:table-cell/>
          <table:table-cell office:value-type="float" office:value="-0.21">
            <text:p>-0,21</text:p>
          </table:table-cell>
          <table:table-cell table:formula="of:=[.B82]/(2*4.9)*1000" office:value-type="float" office:value="-0.000191836734693878">
            <text:p>-0,0001918367</text:p>
          </table:table-cell>
          <table:table-cell table:formula="of:=[.C82]/(2*4.9)*1000" office:value-type="float" office:value="-0.327551020408163">
            <text:p>-0,3275510204</text:p>
          </table:table-cell>
          <table:table-cell table:formula="of:=[.D82]/(2*4.9)*1000" office:value-type="float" office:value="-0.000547959183673469">
            <text:p>-0,0005479592</text:p>
          </table:table-cell>
          <table:table-cell table:formula="of:=[.E82]/(2*4.9)*1000" office:value-type="float" office:value="-0.141836734693878">
            <text:p>-0,1418367347</text:p>
          </table:table-cell>
          <table:table-cell/>
          <table:table-cell office:value-type="float" office:value="-0.21">
            <text:p>-0,21</text:p>
          </table:table-cell>
          <table:table-cell table:formula="of:=LOG(ABS([.B82]))" office:value-type="float" office:value="-5.72584215073632">
            <text:p>-5,7258421507</text:p>
          </table:table-cell>
          <table:table-cell table:formula="of:=LOG(ABS([.D82]))" office:value-type="float" office:value="-5.27002571430044">
            <text:p>-5,2700257143</text:p>
          </table:table-cell>
        </table:table-row>
        <table:table-row table:style-name="ro1">
          <table:table-cell office:value-type="float" office:value="-0.2">
            <text:p>-0,2</text:p>
          </table:table-cell>
          <table:table-cell office:value-type="float" office:value="-0.00000182">
            <text:p>-1,82E-006</text:p>
          </table:table-cell>
          <table:table-cell office:value-type="float" office:value="-0.00321">
            <text:p>-3,21E-003</text:p>
          </table:table-cell>
          <table:table-cell office:value-type="float" office:value="-0.00000513">
            <text:p>-5,13E-006</text:p>
          </table:table-cell>
          <table:table-cell office:value-type="float" office:value="-0.0014">
            <text:p>-1,40E-003</text:p>
          </table:table-cell>
          <table:table-cell/>
          <table:table-cell office:value-type="float" office:value="-0.2">
            <text:p>-0,2</text:p>
          </table:table-cell>
          <table:table-cell table:formula="of:=[.B83]/(2*4.9)*1000" office:value-type="float" office:value="-0.000185714285714286">
            <text:p>-0,0001857143</text:p>
          </table:table-cell>
          <table:table-cell table:formula="of:=[.C83]/(2*4.9)*1000" office:value-type="float" office:value="-0.327551020408163">
            <text:p>-0,3275510204</text:p>
          </table:table-cell>
          <table:table-cell table:formula="of:=[.D83]/(2*4.9)*1000" office:value-type="float" office:value="-0.000523469387755102">
            <text:p>-0,0005234694</text:p>
          </table:table-cell>
          <table:table-cell table:formula="of:=[.E83]/(2*4.9)*1000" office:value-type="float" office:value="-0.142857142857143">
            <text:p>-0,1428571429</text:p>
          </table:table-cell>
          <table:table-cell/>
          <table:table-cell office:value-type="float" office:value="-0.2">
            <text:p>-0,2</text:p>
          </table:table-cell>
          <table:table-cell table:formula="of:=LOG(ABS([.B83]))" office:value-type="float" office:value="-5.73992861201493">
            <text:p>-5,739928612</text:p>
          </table:table-cell>
          <table:table-cell table:formula="of:=LOG(ABS([.D83]))" office:value-type="float" office:value="-5.28988263488818">
            <text:p>-5,2898826349</text:p>
          </table:table-cell>
        </table:table-row>
        <table:table-row table:style-name="ro1">
          <table:table-cell office:value-type="float" office:value="-0.19">
            <text:p>-0,19</text:p>
          </table:table-cell>
          <table:table-cell office:value-type="float" office:value="-0.00000176">
            <text:p>-1,76E-006</text:p>
          </table:table-cell>
          <table:table-cell office:value-type="float" office:value="-0.0032">
            <text:p>-3,20E-003</text:p>
          </table:table-cell>
          <table:table-cell office:value-type="float" office:value="-0.0000049">
            <text:p>-4,90E-006</text:p>
          </table:table-cell>
          <table:table-cell office:value-type="float" office:value="-0.0014">
            <text:p>-1,40E-003</text:p>
          </table:table-cell>
          <table:table-cell/>
          <table:table-cell office:value-type="float" office:value="-0.19">
            <text:p>-0,19</text:p>
          </table:table-cell>
          <table:table-cell table:formula="of:=[.B84]/(2*4.9)*1000" office:value-type="float" office:value="-0.000179591836734694">
            <text:p>-0,0001795918</text:p>
          </table:table-cell>
          <table:table-cell table:formula="of:=[.C84]/(2*4.9)*1000" office:value-type="float" office:value="-0.326530612244898">
            <text:p>-0,3265306122</text:p>
          </table:table-cell>
          <table:table-cell table:formula="of:=[.D84]/(2*4.9)*1000" office:value-type="float" office:value="-0.0005">
            <text:p>-0,0005</text:p>
          </table:table-cell>
          <table:table-cell table:formula="of:=[.E84]/(2*4.9)*1000" office:value-type="float" office:value="-0.142857142857143">
            <text:p>-0,1428571429</text:p>
          </table:table-cell>
          <table:table-cell/>
          <table:table-cell office:value-type="float" office:value="-0.19">
            <text:p>-0,19</text:p>
          </table:table-cell>
          <table:table-cell table:formula="of:=LOG(ABS([.B84]))" office:value-type="float" office:value="-5.75448733218585">
            <text:p>-5,7544873322</text:p>
          </table:table-cell>
          <table:table-cell table:formula="of:=LOG(ABS([.D84]))" office:value-type="float" office:value="-5.30980391997149">
            <text:p>-5,30980392</text:p>
          </table:table-cell>
        </table:table-row>
        <table:table-row table:style-name="ro1">
          <table:table-cell office:value-type="float" office:value="-0.18">
            <text:p>-0,18</text:p>
          </table:table-cell>
          <table:table-cell office:value-type="float" office:value="-0.0000017">
            <text:p>-1,70E-006</text:p>
          </table:table-cell>
          <table:table-cell office:value-type="float" office:value="-0.0032">
            <text:p>-3,20E-003</text:p>
          </table:table-cell>
          <table:table-cell office:value-type="float" office:value="-0.00000466">
            <text:p>-4,66E-006</text:p>
          </table:table-cell>
          <table:table-cell office:value-type="float" office:value="-0.0014">
            <text:p>-1,40E-003</text:p>
          </table:table-cell>
          <table:table-cell/>
          <table:table-cell office:value-type="float" office:value="-0.18">
            <text:p>-0,18</text:p>
          </table:table-cell>
          <table:table-cell table:formula="of:=[.B85]/(2*4.9)*1000" office:value-type="float" office:value="-0.000173469387755102">
            <text:p>-0,0001734694</text:p>
          </table:table-cell>
          <table:table-cell table:formula="of:=[.C85]/(2*4.9)*1000" office:value-type="float" office:value="-0.326530612244898">
            <text:p>-0,3265306122</text:p>
          </table:table-cell>
          <table:table-cell table:formula="of:=[.D85]/(2*4.9)*1000" office:value-type="float" office:value="-0.000475510204081633">
            <text:p>-0,0004755102</text:p>
          </table:table-cell>
          <table:table-cell table:formula="of:=[.E85]/(2*4.9)*1000" office:value-type="float" office:value="-0.142857142857143">
            <text:p>-0,1428571429</text:p>
          </table:table-cell>
          <table:table-cell/>
          <table:table-cell office:value-type="float" office:value="-0.18">
            <text:p>-0,18</text:p>
          </table:table-cell>
          <table:table-cell table:formula="of:=LOG(ABS([.B85]))" office:value-type="float" office:value="-5.76955107862173">
            <text:p>-5,7695510786</text:p>
          </table:table-cell>
          <table:table-cell table:formula="of:=LOG(ABS([.D85]))" office:value-type="float" office:value="-5.33161408331">
            <text:p>-5,3316140833</text:p>
          </table:table-cell>
        </table:table-row>
        <table:table-row table:style-name="ro1">
          <table:table-cell office:value-type="float" office:value="-0.17">
            <text:p>-0,17</text:p>
          </table:table-cell>
          <table:table-cell office:value-type="float" office:value="-0.00000164">
            <text:p>-1,64E-006</text:p>
          </table:table-cell>
          <table:table-cell office:value-type="float" office:value="-0.0032">
            <text:p>-3,20E-003</text:p>
          </table:table-cell>
          <table:table-cell office:value-type="float" office:value="-0.00000443">
            <text:p>-4,43E-006</text:p>
          </table:table-cell>
          <table:table-cell office:value-type="float" office:value="-0.00139">
            <text:p>-1,39E-003</text:p>
          </table:table-cell>
          <table:table-cell/>
          <table:table-cell office:value-type="float" office:value="-0.17">
            <text:p>-0,17</text:p>
          </table:table-cell>
          <table:table-cell table:formula="of:=[.B86]/(2*4.9)*1000" office:value-type="float" office:value="-0.00016734693877551">
            <text:p>-0,0001673469</text:p>
          </table:table-cell>
          <table:table-cell table:formula="of:=[.C86]/(2*4.9)*1000" office:value-type="float" office:value="-0.326530612244898">
            <text:p>-0,3265306122</text:p>
          </table:table-cell>
          <table:table-cell table:formula="of:=[.D86]/(2*4.9)*1000" office:value-type="float" office:value="-0.000452040816326531">
            <text:p>-0,0004520408</text:p>
          </table:table-cell>
          <table:table-cell table:formula="of:=[.E86]/(2*4.9)*1000" office:value-type="float" office:value="-0.141836734693878">
            <text:p>-0,1418367347</text:p>
          </table:table-cell>
          <table:table-cell/>
          <table:table-cell office:value-type="float" office:value="-0.17">
            <text:p>-0,17</text:p>
          </table:table-cell>
          <table:table-cell table:formula="of:=LOG(ABS([.B86]))" office:value-type="float" office:value="-5.7851561519523">
            <text:p>-5,785156152</text:p>
          </table:table-cell>
          <table:table-cell table:formula="of:=LOG(ABS([.D86]))" office:value-type="float" office:value="-5.35359627377693">
            <text:p>-5,3535962738</text:p>
          </table:table-cell>
        </table:table-row>
        <table:table-row table:style-name="ro1">
          <table:table-cell office:value-type="float" office:value="-0.16">
            <text:p>-0,16</text:p>
          </table:table-cell>
          <table:table-cell office:value-type="float" office:value="-0.00000157">
            <text:p>-1,57E-006</text:p>
          </table:table-cell>
          <table:table-cell office:value-type="float" office:value="-0.0032">
            <text:p>-3,20E-003</text:p>
          </table:table-cell>
          <table:table-cell office:value-type="float" office:value="-0.00000419">
            <text:p>-4,19E-006</text:p>
          </table:table-cell>
          <table:table-cell office:value-type="float" office:value="-0.00139">
            <text:p>-1,39E-003</text:p>
          </table:table-cell>
          <table:table-cell/>
          <table:table-cell office:value-type="float" office:value="-0.16">
            <text:p>-0,16</text:p>
          </table:table-cell>
          <table:table-cell table:formula="of:=[.B87]/(2*4.9)*1000" office:value-type="float" office:value="-0.000160204081632653">
            <text:p>-0,0001602041</text:p>
          </table:table-cell>
          <table:table-cell table:formula="of:=[.C87]/(2*4.9)*1000" office:value-type="float" office:value="-0.326530612244898">
            <text:p>-0,3265306122</text:p>
          </table:table-cell>
          <table:table-cell table:formula="of:=[.D87]/(2*4.9)*1000" office:value-type="float" office:value="-0.000427551020408163">
            <text:p>-0,000427551</text:p>
          </table:table-cell>
          <table:table-cell table:formula="of:=[.E87]/(2*4.9)*1000" office:value-type="float" office:value="-0.141836734693878">
            <text:p>-0,1418367347</text:p>
          </table:table-cell>
          <table:table-cell/>
          <table:table-cell office:value-type="float" office:value="-0.16">
            <text:p>-0,16</text:p>
          </table:table-cell>
          <table:table-cell table:formula="of:=LOG(ABS([.B87]))" office:value-type="float" office:value="-5.80410034759077">
            <text:p>-5,8041003476</text:p>
          </table:table-cell>
          <table:table-cell table:formula="of:=LOG(ABS([.D87]))" office:value-type="float" office:value="-5.3777859770337">
            <text:p>-5,377785977</text:p>
          </table:table-cell>
        </table:table-row>
        <table:table-row table:style-name="ro1">
          <table:table-cell office:value-type="float" office:value="-0.15">
            <text:p>-0,15</text:p>
          </table:table-cell>
          <table:table-cell office:value-type="float" office:value="-0.00000151">
            <text:p>-1,51E-006</text:p>
          </table:table-cell>
          <table:table-cell office:value-type="float" office:value="-0.0032">
            <text:p>-3,20E-003</text:p>
          </table:table-cell>
          <table:table-cell office:value-type="float" office:value="-0.00000396">
            <text:p>-3,96E-006</text:p>
          </table:table-cell>
          <table:table-cell office:value-type="float" office:value="-0.00139">
            <text:p>-1,39E-003</text:p>
          </table:table-cell>
          <table:table-cell/>
          <table:table-cell office:value-type="float" office:value="-0.15">
            <text:p>-0,15</text:p>
          </table:table-cell>
          <table:table-cell table:formula="of:=[.B88]/(2*4.9)*1000" office:value-type="float" office:value="-0.000154081632653061">
            <text:p>-0,0001540816</text:p>
          </table:table-cell>
          <table:table-cell table:formula="of:=[.C88]/(2*4.9)*1000" office:value-type="float" office:value="-0.326530612244898">
            <text:p>-0,3265306122</text:p>
          </table:table-cell>
          <table:table-cell table:formula="of:=[.D88]/(2*4.9)*1000" office:value-type="float" office:value="-0.000404081632653061">
            <text:p>-0,0004040816</text:p>
          </table:table-cell>
          <table:table-cell table:formula="of:=[.E88]/(2*4.9)*1000" office:value-type="float" office:value="-0.141836734693878">
            <text:p>-0,1418367347</text:p>
          </table:table-cell>
          <table:table-cell/>
          <table:table-cell office:value-type="float" office:value="-0.15">
            <text:p>-0,15</text:p>
          </table:table-cell>
          <table:table-cell table:formula="of:=LOG(ABS([.B88]))" office:value-type="float" office:value="-5.82102305270683">
            <text:p>-5,8210230527</text:p>
          </table:table-cell>
          <table:table-cell table:formula="of:=LOG(ABS([.D88]))" office:value-type="float" office:value="-5.40230481407449">
            <text:p>-5,4023048141</text:p>
          </table:table-cell>
        </table:table-row>
        <table:table-row table:style-name="ro1">
          <table:table-cell office:value-type="float" office:value="-0.14">
            <text:p>-0,14</text:p>
          </table:table-cell>
          <table:table-cell office:value-type="float" office:value="-0.00000145">
            <text:p>-1,45E-006</text:p>
          </table:table-cell>
          <table:table-cell office:value-type="float" office:value="-0.00319">
            <text:p>-3,19E-003</text:p>
          </table:table-cell>
          <table:table-cell office:value-type="float" office:value="-0.00000373">
            <text:p>-3,73E-006</text:p>
          </table:table-cell>
          <table:table-cell office:value-type="float" office:value="-0.00139">
            <text:p>-1,39E-003</text:p>
          </table:table-cell>
          <table:table-cell/>
          <table:table-cell office:value-type="float" office:value="-0.14">
            <text:p>-0,14</text:p>
          </table:table-cell>
          <table:table-cell table:formula="of:=[.B89]/(2*4.9)*1000" office:value-type="float" office:value="-0.000147959183673469">
            <text:p>-0,0001479592</text:p>
          </table:table-cell>
          <table:table-cell table:formula="of:=[.C89]/(2*4.9)*1000" office:value-type="float" office:value="-0.325510204081633">
            <text:p>-0,3255102041</text:p>
          </table:table-cell>
          <table:table-cell table:formula="of:=[.D89]/(2*4.9)*1000" office:value-type="float" office:value="-0.000380612244897959">
            <text:p>-0,0003806122</text:p>
          </table:table-cell>
          <table:table-cell table:formula="of:=[.E89]/(2*4.9)*1000" office:value-type="float" office:value="-0.141836734693878">
            <text:p>-0,1418367347</text:p>
          </table:table-cell>
          <table:table-cell/>
          <table:table-cell office:value-type="float" office:value="-0.14">
            <text:p>-0,14</text:p>
          </table:table-cell>
          <table:table-cell table:formula="of:=LOG(ABS([.B89]))" office:value-type="float" office:value="-5.83863199776503">
            <text:p>-5,8386319978</text:p>
          </table:table-cell>
          <table:table-cell table:formula="of:=LOG(ABS([.D89]))" office:value-type="float" office:value="-5.42829116819131">
            <text:p>-5,4282911682</text:p>
          </table:table-cell>
        </table:table-row>
        <table:table-row table:style-name="ro1">
          <table:table-cell office:value-type="float" office:value="-0.13">
            <text:p>-0,13</text:p>
          </table:table-cell>
          <table:table-cell office:value-type="float" office:value="-0.00000139">
            <text:p>-1,39E-006</text:p>
          </table:table-cell>
          <table:table-cell office:value-type="float" office:value="-0.00319">
            <text:p>-3,19E-003</text:p>
          </table:table-cell>
          <table:table-cell office:value-type="float" office:value="-0.00000349">
            <text:p>-3,49E-006</text:p>
          </table:table-cell>
          <table:table-cell office:value-type="float" office:value="-0.00139">
            <text:p>-1,39E-003</text:p>
          </table:table-cell>
          <table:table-cell/>
          <table:table-cell office:value-type="float" office:value="-0.13">
            <text:p>-0,13</text:p>
          </table:table-cell>
          <table:table-cell table:formula="of:=[.B90]/(2*4.9)*1000" office:value-type="float" office:value="-0.000141836734693878">
            <text:p>-0,0001418367</text:p>
          </table:table-cell>
          <table:table-cell table:formula="of:=[.C90]/(2*4.9)*1000" office:value-type="float" office:value="-0.325510204081633">
            <text:p>-0,3255102041</text:p>
          </table:table-cell>
          <table:table-cell table:formula="of:=[.D90]/(2*4.9)*1000" office:value-type="float" office:value="-0.000356122448979592">
            <text:p>-0,0003561224</text:p>
          </table:table-cell>
          <table:table-cell table:formula="of:=[.E90]/(2*4.9)*1000" office:value-type="float" office:value="-0.141836734693878">
            <text:p>-0,1418367347</text:p>
          </table:table-cell>
          <table:table-cell/>
          <table:table-cell office:value-type="float" office:value="-0.13">
            <text:p>-0,13</text:p>
          </table:table-cell>
          <table:table-cell table:formula="of:=LOG(ABS([.B90]))" office:value-type="float" office:value="-5.8569851997459">
            <text:p>-5,8569851997</text:p>
          </table:table-cell>
          <table:table-cell table:formula="of:=LOG(ABS([.D90]))" office:value-type="float" office:value="-5.45717457304082">
            <text:p>-5,457174573</text:p>
          </table:table-cell>
        </table:table-row>
        <table:table-row table:style-name="ro1">
          <table:table-cell office:value-type="float" office:value="-0.12">
            <text:p>-0,12</text:p>
          </table:table-cell>
          <table:table-cell office:value-type="float" office:value="-0.00000132">
            <text:p>-1,32E-006</text:p>
          </table:table-cell>
          <table:table-cell office:value-type="float" office:value="-0.00319">
            <text:p>-3,19E-003</text:p>
          </table:table-cell>
          <table:table-cell office:value-type="float" office:value="-0.00000326">
            <text:p>-3,26E-006</text:p>
          </table:table-cell>
          <table:table-cell office:value-type="float" office:value="-0.00139">
            <text:p>-1,39E-003</text:p>
          </table:table-cell>
          <table:table-cell/>
          <table:table-cell office:value-type="float" office:value="-0.12">
            <text:p>-0,12</text:p>
          </table:table-cell>
          <table:table-cell table:formula="of:=[.B91]/(2*4.9)*1000" office:value-type="float" office:value="-0.00013469387755102">
            <text:p>-0,0001346939</text:p>
          </table:table-cell>
          <table:table-cell table:formula="of:=[.C91]/(2*4.9)*1000" office:value-type="float" office:value="-0.325510204081633">
            <text:p>-0,3255102041</text:p>
          </table:table-cell>
          <table:table-cell table:formula="of:=[.D91]/(2*4.9)*1000" office:value-type="float" office:value="-0.00033265306122449">
            <text:p>-0,0003326531</text:p>
          </table:table-cell>
          <table:table-cell table:formula="of:=[.E91]/(2*4.9)*1000" office:value-type="float" office:value="-0.141836734693878">
            <text:p>-0,1418367347</text:p>
          </table:table-cell>
          <table:table-cell/>
          <table:table-cell office:value-type="float" office:value="-0.12">
            <text:p>-0,12</text:p>
          </table:table-cell>
          <table:table-cell table:formula="of:=LOG(ABS([.B91]))" office:value-type="float" office:value="-5.87942606879415">
            <text:p>-5,8794260688</text:p>
          </table:table-cell>
          <table:table-cell table:formula="of:=LOG(ABS([.D91]))" office:value-type="float" office:value="-5.48678239993206">
            <text:p>-5,4867823999</text:p>
          </table:table-cell>
        </table:table-row>
        <table:table-row table:style-name="ro1">
          <table:table-cell office:value-type="float" office:value="-0.11">
            <text:p>-0,11</text:p>
          </table:table-cell>
          <table:table-cell office:value-type="float" office:value="-0.00000125">
            <text:p>-1,25E-006</text:p>
          </table:table-cell>
          <table:table-cell office:value-type="float" office:value="-0.00319">
            <text:p>-3,19E-003</text:p>
          </table:table-cell>
          <table:table-cell office:value-type="float" office:value="-0.00000302">
            <text:p>-3,02E-006</text:p>
          </table:table-cell>
          <table:table-cell office:value-type="float" office:value="-0.00139">
            <text:p>-1,39E-003</text:p>
          </table:table-cell>
          <table:table-cell/>
          <table:table-cell office:value-type="float" office:value="-0.11">
            <text:p>-0,11</text:p>
          </table:table-cell>
          <table:table-cell table:formula="of:=[.B92]/(2*4.9)*1000" office:value-type="float" office:value="-0.000127551020408163">
            <text:p>-0,000127551</text:p>
          </table:table-cell>
          <table:table-cell table:formula="of:=[.C92]/(2*4.9)*1000" office:value-type="float" office:value="-0.325510204081633">
            <text:p>-0,3255102041</text:p>
          </table:table-cell>
          <table:table-cell table:formula="of:=[.D92]/(2*4.9)*1000" office:value-type="float" office:value="-0.000308163265306122">
            <text:p>-0,0003081633</text:p>
          </table:table-cell>
          <table:table-cell table:formula="of:=[.E92]/(2*4.9)*1000" office:value-type="float" office:value="-0.141836734693878">
            <text:p>-0,1418367347</text:p>
          </table:table-cell>
          <table:table-cell/>
          <table:table-cell office:value-type="float" office:value="-0.11">
            <text:p>-0,11</text:p>
          </table:table-cell>
          <table:table-cell table:formula="of:=LOG(ABS([.B92]))" office:value-type="float" office:value="-5.90308998699194">
            <text:p>-5,903089987</text:p>
          </table:table-cell>
          <table:table-cell table:formula="of:=LOG(ABS([.D92]))" office:value-type="float" office:value="-5.51999305704285">
            <text:p>-5,519993057</text:p>
          </table:table-cell>
        </table:table-row>
        <table:table-row table:style-name="ro1">
          <table:table-cell office:value-type="float" office:value="-0.1">
            <text:p>-0,1</text:p>
          </table:table-cell>
          <table:table-cell office:value-type="float" office:value="-0.00000119">
            <text:p>-1,19E-006</text:p>
          </table:table-cell>
          <table:table-cell office:value-type="float" office:value="-0.0032">
            <text:p>-3,20E-003</text:p>
          </table:table-cell>
          <table:table-cell office:value-type="float" office:value="-0.00000278">
            <text:p>-2,78E-006</text:p>
          </table:table-cell>
          <table:table-cell office:value-type="float" office:value="-0.00139">
            <text:p>-1,39E-003</text:p>
          </table:table-cell>
          <table:table-cell/>
          <table:table-cell office:value-type="float" office:value="-0.1">
            <text:p>-0,1</text:p>
          </table:table-cell>
          <table:table-cell table:formula="of:=[.B93]/(2*4.9)*1000" office:value-type="float" office:value="-0.000121428571428571">
            <text:p>-0,0001214286</text:p>
          </table:table-cell>
          <table:table-cell table:formula="of:=[.C93]/(2*4.9)*1000" office:value-type="float" office:value="-0.326530612244898">
            <text:p>-0,3265306122</text:p>
          </table:table-cell>
          <table:table-cell table:formula="of:=[.D93]/(2*4.9)*1000" office:value-type="float" office:value="-0.000283673469387755">
            <text:p>-0,0002836735</text:p>
          </table:table-cell>
          <table:table-cell table:formula="of:=[.E93]/(2*4.9)*1000" office:value-type="float" office:value="-0.141836734693878">
            <text:p>-0,1418367347</text:p>
          </table:table-cell>
          <table:table-cell/>
          <table:table-cell office:value-type="float" office:value="-0.1">
            <text:p>-0,1</text:p>
          </table:table-cell>
          <table:table-cell table:formula="of:=LOG(ABS([.B93]))" office:value-type="float" office:value="-5.92445303860747">
            <text:p>-5,9244530386</text:p>
          </table:table-cell>
          <table:table-cell table:formula="of:=LOG(ABS([.D93]))" office:value-type="float" office:value="-5.55595520408192">
            <text:p>-5,5559552041</text:p>
          </table:table-cell>
        </table:table-row>
        <table:table-row table:style-name="ro1">
          <table:table-cell office:value-type="float" office:value="-0.09">
            <text:p>-0,09</text:p>
          </table:table-cell>
          <table:table-cell office:value-type="float" office:value="-0.00000112">
            <text:p>-1,12E-006</text:p>
          </table:table-cell>
          <table:table-cell office:value-type="float" office:value="-0.0032">
            <text:p>-3,20E-003</text:p>
          </table:table-cell>
          <table:table-cell office:value-type="float" office:value="-0.00000254">
            <text:p>-2,54E-006</text:p>
          </table:table-cell>
          <table:table-cell office:value-type="float" office:value="-0.00138">
            <text:p>-1,38E-003</text:p>
          </table:table-cell>
          <table:table-cell/>
          <table:table-cell office:value-type="float" office:value="-0.09">
            <text:p>-0,09</text:p>
          </table:table-cell>
          <table:table-cell table:formula="of:=[.B94]/(2*4.9)*1000" office:value-type="float" office:value="-0.000114285714285714">
            <text:p>-0,0001142857</text:p>
          </table:table-cell>
          <table:table-cell table:formula="of:=[.C94]/(2*4.9)*1000" office:value-type="float" office:value="-0.326530612244898">
            <text:p>-0,3265306122</text:p>
          </table:table-cell>
          <table:table-cell table:formula="of:=[.D94]/(2*4.9)*1000" office:value-type="float" office:value="-0.000259183673469388">
            <text:p>-0,0002591837</text:p>
          </table:table-cell>
          <table:table-cell table:formula="of:=[.E94]/(2*4.9)*1000" office:value-type="float" office:value="-0.140816326530612">
            <text:p>-0,1408163265</text:p>
          </table:table-cell>
          <table:table-cell/>
          <table:table-cell office:value-type="float" office:value="-0.09">
            <text:p>-0,09</text:p>
          </table:table-cell>
          <table:table-cell table:formula="of:=LOG(ABS([.B94]))" office:value-type="float" office:value="-5.95078197732982">
            <text:p>-5,9507819773</text:p>
          </table:table-cell>
          <table:table-cell table:formula="of:=LOG(ABS([.D94]))" office:value-type="float" office:value="-5.59516628338006">
            <text:p>-5,5951662834</text:p>
          </table:table-cell>
        </table:table-row>
        <table:table-row table:style-name="ro1">
          <table:table-cell office:value-type="float" office:value="-0.08">
            <text:p>-0,08</text:p>
          </table:table-cell>
          <table:table-cell office:value-type="float" office:value="-0.00000104">
            <text:p>-1,04E-006</text:p>
          </table:table-cell>
          <table:table-cell office:value-type="float" office:value="-0.0032">
            <text:p>-3,20E-003</text:p>
          </table:table-cell>
          <table:table-cell office:value-type="float" office:value="-0.00000229">
            <text:p>-2,29E-006</text:p>
          </table:table-cell>
          <table:table-cell office:value-type="float" office:value="-0.00138">
            <text:p>-1,38E-003</text:p>
          </table:table-cell>
          <table:table-cell/>
          <table:table-cell office:value-type="float" office:value="-0.08">
            <text:p>-0,08</text:p>
          </table:table-cell>
          <table:table-cell table:formula="of:=[.B95]/(2*4.9)*1000" office:value-type="float" office:value="-0.000106122448979592">
            <text:p>-0,0001061224</text:p>
          </table:table-cell>
          <table:table-cell table:formula="of:=[.C95]/(2*4.9)*1000" office:value-type="float" office:value="-0.326530612244898">
            <text:p>-0,3265306122</text:p>
          </table:table-cell>
          <table:table-cell table:formula="of:=[.D95]/(2*4.9)*1000" office:value-type="float" office:value="-0.000233673469387755">
            <text:p>-0,0002336735</text:p>
          </table:table-cell>
          <table:table-cell table:formula="of:=[.E95]/(2*4.9)*1000" office:value-type="float" office:value="-0.140816326530612">
            <text:p>-0,1408163265</text:p>
          </table:table-cell>
          <table:table-cell/>
          <table:table-cell office:value-type="float" office:value="-0.08">
            <text:p>-0,08</text:p>
          </table:table-cell>
          <table:table-cell table:formula="of:=LOG(ABS([.B95]))" office:value-type="float" office:value="-5.98296666070122">
            <text:p>-5,9829666607</text:p>
          </table:table-cell>
          <table:table-cell table:formula="of:=LOG(ABS([.D95]))" office:value-type="float" office:value="-5.64016451766011">
            <text:p>-5,6401645177</text:p>
          </table:table-cell>
        </table:table-row>
        <table:table-row table:style-name="ro1">
          <table:table-cell office:value-type="float" office:value="-0.07">
            <text:p>-0,07</text:p>
          </table:table-cell>
          <table:table-cell office:value-type="float" office:value="-0.000000961">
            <text:p>-9,61E-007</text:p>
          </table:table-cell>
          <table:table-cell office:value-type="float" office:value="-0.0032">
            <text:p>-3,20E-003</text:p>
          </table:table-cell>
          <table:table-cell office:value-type="float" office:value="-0.00000204">
            <text:p>-2,04E-006</text:p>
          </table:table-cell>
          <table:table-cell office:value-type="float" office:value="-0.00138">
            <text:p>-1,38E-003</text:p>
          </table:table-cell>
          <table:table-cell/>
          <table:table-cell office:value-type="float" office:value="-0.07">
            <text:p>-0,07</text:p>
          </table:table-cell>
          <table:table-cell table:formula="of:=[.B96]/(2*4.9)*1000" office:value-type="float" office:value="-0.0000980612244897959">
            <text:p>-9,80612244897959E-005</text:p>
          </table:table-cell>
          <table:table-cell table:formula="of:=[.C96]/(2*4.9)*1000" office:value-type="float" office:value="-0.326530612244898">
            <text:p>-0,3265306122</text:p>
          </table:table-cell>
          <table:table-cell table:formula="of:=[.D96]/(2*4.9)*1000" office:value-type="float" office:value="-0.000208163265306122">
            <text:p>-0,0002081633</text:p>
          </table:table-cell>
          <table:table-cell table:formula="of:=[.E96]/(2*4.9)*1000" office:value-type="float" office:value="-0.140816326530612">
            <text:p>-0,1408163265</text:p>
          </table:table-cell>
          <table:table-cell/>
          <table:table-cell office:value-type="float" office:value="-0.07">
            <text:p>-0,07</text:p>
          </table:table-cell>
          <table:table-cell table:formula="of:=LOG(ABS([.B96]))" office:value-type="float" office:value="-6.01727661233145">
            <text:p>-6,0172766123</text:p>
          </table:table-cell>
          <table:table-cell table:formula="of:=LOG(ABS([.D96]))" office:value-type="float" office:value="-5.6903698325741">
            <text:p>-5,6903698326</text:p>
          </table:table-cell>
        </table:table-row>
        <table:table-row table:style-name="ro1">
          <table:table-cell office:value-type="float" office:value="-0.06">
            <text:p>-0,06</text:p>
          </table:table-cell>
          <table:table-cell office:value-type="float" office:value="-0.000000875">
            <text:p>-8,75E-007</text:p>
          </table:table-cell>
          <table:table-cell office:value-type="float" office:value="-0.00319">
            <text:p>-3,19E-003</text:p>
          </table:table-cell>
          <table:table-cell office:value-type="float" office:value="-0.00000178">
            <text:p>-1,78E-006</text:p>
          </table:table-cell>
          <table:table-cell office:value-type="float" office:value="-0.00138">
            <text:p>-1,38E-003</text:p>
          </table:table-cell>
          <table:table-cell/>
          <table:table-cell office:value-type="float" office:value="-0.06">
            <text:p>-0,06</text:p>
          </table:table-cell>
          <table:table-cell table:formula="of:=[.B97]/(2*4.9)*1000" office:value-type="float" office:value="-0.0000892857142857143">
            <text:p>-8,92857142857143E-005</text:p>
          </table:table-cell>
          <table:table-cell table:formula="of:=[.C97]/(2*4.9)*1000" office:value-type="float" office:value="-0.325510204081633">
            <text:p>-0,3255102041</text:p>
          </table:table-cell>
          <table:table-cell table:formula="of:=[.D97]/(2*4.9)*1000" office:value-type="float" office:value="-0.000181632653061224">
            <text:p>-0,0001816327</text:p>
          </table:table-cell>
          <table:table-cell table:formula="of:=[.E97]/(2*4.9)*1000" office:value-type="float" office:value="-0.140816326530612">
            <text:p>-0,1408163265</text:p>
          </table:table-cell>
          <table:table-cell/>
          <table:table-cell office:value-type="float" office:value="-0.06">
            <text:p>-0,06</text:p>
          </table:table-cell>
          <table:table-cell table:formula="of:=LOG(ABS([.B97]))" office:value-type="float" office:value="-6.05799194697769">
            <text:p>-6,057991947</text:p>
          </table:table-cell>
          <table:table-cell table:formula="of:=LOG(ABS([.D97]))" office:value-type="float" office:value="-5.74957999769111">
            <text:p>-5,7495799977</text:p>
          </table:table-cell>
        </table:table-row>
        <table:table-row table:style-name="ro1">
          <table:table-cell office:value-type="float" office:value="-0.05">
            <text:p>-0,05</text:p>
          </table:table-cell>
          <table:table-cell office:value-type="float" office:value="-0.00000078">
            <text:p>-7,80E-007</text:p>
          </table:table-cell>
          <table:table-cell office:value-type="float" office:value="-0.00319">
            <text:p>-3,19E-003</text:p>
          </table:table-cell>
          <table:table-cell office:value-type="float" office:value="-0.00000151">
            <text:p>-1,51E-006</text:p>
          </table:table-cell>
          <table:table-cell office:value-type="float" office:value="-0.00138">
            <text:p>-1,38E-003</text:p>
          </table:table-cell>
          <table:table-cell/>
          <table:table-cell office:value-type="float" office:value="-0.05">
            <text:p>-0,05</text:p>
          </table:table-cell>
          <table:table-cell table:formula="of:=[.B98]/(2*4.9)*1000" office:value-type="float" office:value="-0.0000795918367346939">
            <text:p>-7,95918367346939E-005</text:p>
          </table:table-cell>
          <table:table-cell table:formula="of:=[.C98]/(2*4.9)*1000" office:value-type="float" office:value="-0.325510204081633">
            <text:p>-0,3255102041</text:p>
          </table:table-cell>
          <table:table-cell table:formula="of:=[.D98]/(2*4.9)*1000" office:value-type="float" office:value="-0.000154081632653061">
            <text:p>-0,0001540816</text:p>
          </table:table-cell>
          <table:table-cell table:formula="of:=[.E98]/(2*4.9)*1000" office:value-type="float" office:value="-0.140816326530612">
            <text:p>-0,1408163265</text:p>
          </table:table-cell>
          <table:table-cell/>
          <table:table-cell office:value-type="float" office:value="-0.05">
            <text:p>-0,05</text:p>
          </table:table-cell>
          <table:table-cell table:formula="of:=LOG(ABS([.B98]))" office:value-type="float" office:value="-6.10790539730952">
            <text:p>-6,1079053973</text:p>
          </table:table-cell>
          <table:table-cell table:formula="of:=LOG(ABS([.D98]))" office:value-type="float" office:value="-5.82102305270683">
            <text:p>-5,8210230527</text:p>
          </table:table-cell>
        </table:table-row>
        <table:table-row table:style-name="ro1">
          <table:table-cell office:value-type="float" office:value="-0.04">
            <text:p>-0,04</text:p>
          </table:table-cell>
          <table:table-cell office:value-type="float" office:value="-0.000000672">
            <text:p>-6,72E-007</text:p>
          </table:table-cell>
          <table:table-cell office:value-type="float" office:value="-0.00319">
            <text:p>-3,19E-003</text:p>
          </table:table-cell>
          <table:table-cell office:value-type="float" office:value="-0.00000123">
            <text:p>-1,23E-006</text:p>
          </table:table-cell>
          <table:table-cell office:value-type="float" office:value="-0.00138">
            <text:p>-1,38E-003</text:p>
          </table:table-cell>
          <table:table-cell/>
          <table:table-cell office:value-type="float" office:value="-0.04">
            <text:p>-0,04</text:p>
          </table:table-cell>
          <table:table-cell table:formula="of:=[.B99]/(2*4.9)*1000" office:value-type="float" office:value="-0.0000685714285714286">
            <text:p>-6,85714285714286E-005</text:p>
          </table:table-cell>
          <table:table-cell table:formula="of:=[.C99]/(2*4.9)*1000" office:value-type="float" office:value="-0.325510204081633">
            <text:p>-0,3255102041</text:p>
          </table:table-cell>
          <table:table-cell table:formula="of:=[.D99]/(2*4.9)*1000" office:value-type="float" office:value="-0.000125510204081633">
            <text:p>-0,0001255102</text:p>
          </table:table-cell>
          <table:table-cell table:formula="of:=[.E99]/(2*4.9)*1000" office:value-type="float" office:value="-0.140816326530612">
            <text:p>-0,1408163265</text:p>
          </table:table-cell>
          <table:table-cell/>
          <table:table-cell office:value-type="float" office:value="-0.04">
            <text:p>-0,04</text:p>
          </table:table-cell>
          <table:table-cell table:formula="of:=LOG(ABS([.B99]))" office:value-type="float" office:value="-6.17263072694617">
            <text:p>-6,1726307269</text:p>
          </table:table-cell>
          <table:table-cell table:formula="of:=LOG(ABS([.D99]))" office:value-type="float" office:value="-5.9100948885606">
            <text:p>-5,9100948886</text:p>
          </table:table-cell>
        </table:table-row>
        <table:table-row table:style-name="ro1">
          <table:table-cell office:value-type="float" office:value="-0.03">
            <text:p>-0,03</text:p>
          </table:table-cell>
          <table:table-cell office:value-type="float" office:value="-0.000000548">
            <text:p>-5,48E-007</text:p>
          </table:table-cell>
          <table:table-cell office:value-type="float" office:value="-0.00318">
            <text:p>-3,18E-003</text:p>
          </table:table-cell>
          <table:table-cell office:value-type="float" office:value="-0.000000946">
            <text:p>-9,46E-007</text:p>
          </table:table-cell>
          <table:table-cell office:value-type="float" office:value="-0.00138">
            <text:p>-1,38E-003</text:p>
          </table:table-cell>
          <table:table-cell/>
          <table:table-cell office:value-type="float" office:value="-0.03">
            <text:p>-0,03</text:p>
          </table:table-cell>
          <table:table-cell table:formula="of:=[.B100]/(2*4.9)*1000" office:value-type="float" office:value="-0.0000559183673469388">
            <text:p>-5,59183673469388E-005</text:p>
          </table:table-cell>
          <table:table-cell table:formula="of:=[.C100]/(2*4.9)*1000" office:value-type="float" office:value="-0.324489795918367">
            <text:p>-0,3244897959</text:p>
          </table:table-cell>
          <table:table-cell table:formula="of:=[.D100]/(2*4.9)*1000" office:value-type="float" office:value="-0.000096530612244898">
            <text:p>-9,6530612244898E-005</text:p>
          </table:table-cell>
          <table:table-cell table:formula="of:=[.E100]/(2*4.9)*1000" office:value-type="float" office:value="-0.140816326530612">
            <text:p>-0,1408163265</text:p>
          </table:table-cell>
          <table:table-cell/>
          <table:table-cell office:value-type="float" office:value="-0.03">
            <text:p>-0,03</text:p>
          </table:table-cell>
          <table:table-cell table:formula="of:=LOG(ABS([.B100]))" office:value-type="float" office:value="-6.26121944151563">
            <text:p>-6,2612194415</text:p>
          </table:table-cell>
          <table:table-cell table:formula="of:=LOG(ABS([.D100]))" office:value-type="float" office:value="-6.02410886359821">
            <text:p>-6,0241088636</text:p>
          </table:table-cell>
        </table:table-row>
        <table:table-row table:style-name="ro1">
          <table:table-cell office:value-type="float" office:value="-0.02">
            <text:p>-0,02</text:p>
          </table:table-cell>
          <table:table-cell office:value-type="float" office:value="-0.000000401">
            <text:p>-4,01E-007</text:p>
          </table:table-cell>
          <table:table-cell office:value-type="float" office:value="-0.00317">
            <text:p>-3,17E-003</text:p>
          </table:table-cell>
          <table:table-cell office:value-type="float" office:value="-0.000000645">
            <text:p>-6,45E-007</text:p>
          </table:table-cell>
          <table:table-cell office:value-type="float" office:value="-0.00138">
            <text:p>-1,38E-003</text:p>
          </table:table-cell>
          <table:table-cell/>
          <table:table-cell office:value-type="float" office:value="-0.02">
            <text:p>-0,02</text:p>
          </table:table-cell>
          <table:table-cell table:formula="of:=[.B101]/(2*4.9)*1000" office:value-type="float" office:value="-0.0000409183673469388">
            <text:p>-4,09183673469388E-005</text:p>
          </table:table-cell>
          <table:table-cell table:formula="of:=[.C101]/(2*4.9)*1000" office:value-type="float" office:value="-0.323469387755102">
            <text:p>-0,3234693878</text:p>
          </table:table-cell>
          <table:table-cell table:formula="of:=[.D101]/(2*4.9)*1000" office:value-type="float" office:value="-0.0000658163265306122">
            <text:p>-6,58163265306122E-005</text:p>
          </table:table-cell>
          <table:table-cell table:formula="of:=[.E101]/(2*4.9)*1000" office:value-type="float" office:value="-0.140816326530612">
            <text:p>-0,1408163265</text:p>
          </table:table-cell>
          <table:table-cell/>
          <table:table-cell office:value-type="float" office:value="-0.02">
            <text:p>-0,02</text:p>
          </table:table-cell>
          <table:table-cell table:formula="of:=LOG(ABS([.B101]))" office:value-type="float" office:value="-6.39685562737982">
            <text:p>-6,3968556274</text:p>
          </table:table-cell>
          <table:table-cell table:formula="of:=LOG(ABS([.D101]))" office:value-type="float" office:value="-6.19044028536473">
            <text:p>-6,1904402854</text:p>
          </table:table-cell>
        </table:table-row>
        <table:table-row table:style-name="ro1">
          <table:table-cell office:value-type="float" office:value="-0.01">
            <text:p>-0,01</text:p>
          </table:table-cell>
          <table:table-cell office:value-type="float" office:value="-0.00000022">
            <text:p>-2,20E-007</text:p>
          </table:table-cell>
          <table:table-cell office:value-type="float" office:value="-0.00317">
            <text:p>-3,17E-003</text:p>
          </table:table-cell>
          <table:table-cell office:value-type="float" office:value="-0.000000326">
            <text:p>-3,26E-007</text:p>
          </table:table-cell>
          <table:table-cell office:value-type="float" office:value="-0.00137">
            <text:p>-1,37E-003</text:p>
          </table:table-cell>
          <table:table-cell/>
          <table:table-cell office:value-type="float" office:value="-0.01">
            <text:p>-0,01</text:p>
          </table:table-cell>
          <table:table-cell table:formula="of:=[.B102]/(2*4.9)*1000" office:value-type="float" office:value="-0.0000224489795918367">
            <text:p>-0,000022449</text:p>
          </table:table-cell>
          <table:table-cell table:formula="of:=[.C102]/(2*4.9)*1000" office:value-type="float" office:value="-0.323469387755102">
            <text:p>-0,3234693878</text:p>
          </table:table-cell>
          <table:table-cell table:formula="of:=[.D102]/(2*4.9)*1000" office:value-type="float" office:value="-0.000033265306122449">
            <text:p>-3,3265306122449E-005</text:p>
          </table:table-cell>
          <table:table-cell table:formula="of:=[.E102]/(2*4.9)*1000" office:value-type="float" office:value="-0.139795918367347">
            <text:p>-0,1397959184</text:p>
          </table:table-cell>
          <table:table-cell/>
          <table:table-cell office:value-type="float" office:value="-0.01">
            <text:p>-0,01</text:p>
          </table:table-cell>
          <table:table-cell table:formula="of:=LOG(ABS([.B102]))" office:value-type="float" office:value="-6.65757731917779">
            <text:p>-6,6575773192</text:p>
          </table:table-cell>
          <table:table-cell table:formula="of:=LOG(ABS([.D102]))" office:value-type="float" office:value="-6.48678239993206">
            <text:p>-6,486782399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000000269">
            <text:p>2,69E-009</text:p>
          </table:table-cell>
          <table:table-cell office:value-type="float" office:value="-0.00317">
            <text:p>-3,17E-003</text:p>
          </table:table-cell>
          <table:table-cell office:value-type="float" office:value="0.0000000087">
            <text:p>8,70E-009</text:p>
          </table:table-cell>
          <table:table-cell office:value-type="float" office:value="-0.00137">
            <text:p>-1,37E-003</text:p>
          </table:table-cell>
          <table:table-cell/>
          <table:table-cell office:value-type="float" office:value="0">
            <text:p>0</text:p>
          </table:table-cell>
          <table:table-cell table:formula="of:=[.B103]/(2*4.9)*1000" office:value-type="float" office:value="0.000000274489795918367">
            <text:p>2,74489795918367E-007</text:p>
          </table:table-cell>
          <table:table-cell table:formula="of:=[.C103]/(2*4.9)*1000" office:value-type="float" office:value="-0.323469387755102">
            <text:p>-0,3234693878</text:p>
          </table:table-cell>
          <table:table-cell table:formula="of:=[.D103]/(2*4.9)*1000" office:value-type="float" office:value="0.000000887755102040816">
            <text:p>8,87755102040816E-007</text:p>
          </table:table-cell>
          <table:table-cell table:formula="of:=[.E103]/(2*4.9)*1000" office:value-type="float" office:value="-0.139795918367347">
            <text:p>-0,1397959184</text:p>
          </table:table-cell>
          <table:table-cell/>
          <table:table-cell office:value-type="float" office:value="0">
            <text:p>0</text:p>
          </table:table-cell>
          <table:table-cell table:formula="of:=LOG(ABS([.B103]))" office:value-type="float" office:value="-8.57024771999759">
            <text:p>-8,57024772</text:p>
          </table:table-cell>
          <table:table-cell table:formula="of:=LOG(ABS([.D103]))" office:value-type="float" office:value="-8.06048074738138">
            <text:p>-8,0604807474</text:p>
          </table:table-cell>
        </table:table-row>
        <table:table-row table:style-name="ro1">
          <table:table-cell office:value-type="float" office:value="0.01">
            <text:p>0,01</text:p>
          </table:table-cell>
          <table:table-cell office:value-type="float" office:value="0.000000289">
            <text:p>2,89E-007</text:p>
          </table:table-cell>
          <table:table-cell office:value-type="float" office:value="-0.00317">
            <text:p>-3,17E-003</text:p>
          </table:table-cell>
          <table:table-cell office:value-type="float" office:value="0.000000367">
            <text:p>3,67E-007</text:p>
          </table:table-cell>
          <table:table-cell office:value-type="float" office:value="-0.00137">
            <text:p>-1,37E-003</text:p>
          </table:table-cell>
          <table:table-cell/>
          <table:table-cell office:value-type="float" office:value="0.01">
            <text:p>0,01</text:p>
          </table:table-cell>
          <table:table-cell table:formula="of:=[.B104]/(2*4.9)*1000" office:value-type="float" office:value="0.0000294897959183673">
            <text:p>2,94897959183673E-005</text:p>
          </table:table-cell>
          <table:table-cell table:formula="of:=[.C104]/(2*4.9)*1000" office:value-type="float" office:value="-0.323469387755102">
            <text:p>-0,3234693878</text:p>
          </table:table-cell>
          <table:table-cell table:formula="of:=[.D104]/(2*4.9)*1000" office:value-type="float" office:value="0.0000374489795918367">
            <text:p>0,000037449</text:p>
          </table:table-cell>
          <table:table-cell table:formula="of:=[.E104]/(2*4.9)*1000" office:value-type="float" office:value="-0.139795918367347">
            <text:p>-0,1397959184</text:p>
          </table:table-cell>
          <table:table-cell/>
          <table:table-cell office:value-type="float" office:value="0.01">
            <text:p>0,01</text:p>
          </table:table-cell>
          <table:table-cell table:formula="of:=LOG(ABS([.B104]))" office:value-type="float" office:value="-6.53910215724345">
            <text:p>-6,5391021572</text:p>
          </table:table-cell>
          <table:table-cell table:formula="of:=LOG(ABS([.D104]))" office:value-type="float" office:value="-6.43533393574791">
            <text:p>-6,4353339357</text:p>
          </table:table-cell>
        </table:table-row>
        <table:table-row table:style-name="ro1">
          <table:table-cell office:value-type="float" office:value="0.02">
            <text:p>0,02</text:p>
          </table:table-cell>
          <table:table-cell office:value-type="float" office:value="0.000000658">
            <text:p>6,58E-007</text:p>
          </table:table-cell>
          <table:table-cell office:value-type="float" office:value="-0.00316">
            <text:p>-3,16E-003</text:p>
          </table:table-cell>
          <table:table-cell office:value-type="float" office:value="0.000000744">
            <text:p>7,44E-007</text:p>
          </table:table-cell>
          <table:table-cell office:value-type="float" office:value="-0.00136">
            <text:p>-1,36E-003</text:p>
          </table:table-cell>
          <table:table-cell/>
          <table:table-cell office:value-type="float" office:value="0.02">
            <text:p>0,02</text:p>
          </table:table-cell>
          <table:table-cell table:formula="of:=[.B105]/(2*4.9)*1000" office:value-type="float" office:value="0.0000671428571428571">
            <text:p>6,71428571428571E-005</text:p>
          </table:table-cell>
          <table:table-cell table:formula="of:=[.C105]/(2*4.9)*1000" office:value-type="float" office:value="-0.322448979591837">
            <text:p>-0,3224489796</text:p>
          </table:table-cell>
          <table:table-cell table:formula="of:=[.D105]/(2*4.9)*1000" office:value-type="float" office:value="0.0000759183673469388">
            <text:p>7,59183673469388E-005</text:p>
          </table:table-cell>
          <table:table-cell table:formula="of:=[.E105]/(2*4.9)*1000" office:value-type="float" office:value="-0.138775510204082">
            <text:p>-0,1387755102</text:p>
          </table:table-cell>
          <table:table-cell/>
          <table:table-cell office:value-type="float" office:value="0.02">
            <text:p>0,02</text:p>
          </table:table-cell>
          <table:table-cell table:formula="of:=LOG(ABS([.B105]))" office:value-type="float" office:value="-6.18177410638604">
            <text:p>-6,1817741064</text:p>
          </table:table-cell>
          <table:table-cell table:formula="of:=LOG(ABS([.D105]))" office:value-type="float" office:value="-6.12842706445412">
            <text:p>-6,1284270645</text:p>
          </table:table-cell>
        </table:table-row>
        <table:table-row table:style-name="ro1">
          <table:table-cell office:value-type="float" office:value="0.03">
            <text:p>0,03</text:p>
          </table:table-cell>
          <table:table-cell office:value-type="float" office:value="0.00000115">
            <text:p>1,15E-006</text:p>
          </table:table-cell>
          <table:table-cell office:value-type="float" office:value="-0.00315">
            <text:p>-3,15E-003</text:p>
          </table:table-cell>
          <table:table-cell office:value-type="float" office:value="0.00000115">
            <text:p>1,15E-006</text:p>
          </table:table-cell>
          <table:table-cell office:value-type="float" office:value="-0.00136">
            <text:p>-1,36E-003</text:p>
          </table:table-cell>
          <table:table-cell/>
          <table:table-cell office:value-type="float" office:value="0.03">
            <text:p>0,03</text:p>
          </table:table-cell>
          <table:table-cell table:formula="of:=[.B106]/(2*4.9)*1000" office:value-type="float" office:value="0.00011734693877551">
            <text:p>0,0001173469</text:p>
          </table:table-cell>
          <table:table-cell table:formula="of:=[.C106]/(2*4.9)*1000" office:value-type="float" office:value="-0.321428571428571">
            <text:p>-0,3214285714</text:p>
          </table:table-cell>
          <table:table-cell table:formula="of:=[.D106]/(2*4.9)*1000" office:value-type="float" office:value="0.00011734693877551">
            <text:p>0,0001173469</text:p>
          </table:table-cell>
          <table:table-cell table:formula="of:=[.E106]/(2*4.9)*1000" office:value-type="float" office:value="-0.138775510204082">
            <text:p>-0,1387755102</text:p>
          </table:table-cell>
          <table:table-cell/>
          <table:table-cell office:value-type="float" office:value="0.03">
            <text:p>0,03</text:p>
          </table:table-cell>
          <table:table-cell table:formula="of:=LOG(ABS([.B106]))" office:value-type="float" office:value="-5.93930215964639">
            <text:p>-5,9393021596</text:p>
          </table:table-cell>
          <table:table-cell table:formula="of:=LOG(ABS([.D106]))" office:value-type="float" office:value="-5.93930215964639">
            <text:p>-5,9393021596</text:p>
          </table:table-cell>
        </table:table-row>
        <table:table-row table:style-name="ro1">
          <table:table-cell office:value-type="float" office:value="0.04">
            <text:p>0,04</text:p>
          </table:table-cell>
          <table:table-cell office:value-type="float" office:value="0.00000181">
            <text:p>1,81E-006</text:p>
          </table:table-cell>
          <table:table-cell office:value-type="float" office:value="-0.00315">
            <text:p>-3,15E-003</text:p>
          </table:table-cell>
          <table:table-cell office:value-type="float" office:value="0.00000158">
            <text:p>1,58E-006</text:p>
          </table:table-cell>
          <table:table-cell office:value-type="float" office:value="-0.00136">
            <text:p>-1,36E-003</text:p>
          </table:table-cell>
          <table:table-cell/>
          <table:table-cell office:value-type="float" office:value="0.04">
            <text:p>0,04</text:p>
          </table:table-cell>
          <table:table-cell table:formula="of:=[.B107]/(2*4.9)*1000" office:value-type="float" office:value="0.00018469387755102">
            <text:p>0,0001846939</text:p>
          </table:table-cell>
          <table:table-cell table:formula="of:=[.C107]/(2*4.9)*1000" office:value-type="float" office:value="-0.321428571428571">
            <text:p>-0,3214285714</text:p>
          </table:table-cell>
          <table:table-cell table:formula="of:=[.D107]/(2*4.9)*1000" office:value-type="float" office:value="0.000161224489795918">
            <text:p>0,0001612245</text:p>
          </table:table-cell>
          <table:table-cell table:formula="of:=[.E107]/(2*4.9)*1000" office:value-type="float" office:value="-0.138775510204082">
            <text:p>-0,1387755102</text:p>
          </table:table-cell>
          <table:table-cell/>
          <table:table-cell office:value-type="float" office:value="0.04">
            <text:p>0,04</text:p>
          </table:table-cell>
          <table:table-cell table:formula="of:=LOG(ABS([.B107]))" office:value-type="float" office:value="-5.74232142513082">
            <text:p>-5,7423214251</text:p>
          </table:table-cell>
          <table:table-cell table:formula="of:=LOG(ABS([.D107]))" office:value-type="float" office:value="-5.80134291304558">
            <text:p>-5,801342913</text:p>
          </table:table-cell>
        </table:table-row>
        <table:table-row table:style-name="ro1">
          <table:table-cell office:value-type="float" office:value="0.05">
            <text:p>0,05</text:p>
          </table:table-cell>
          <table:table-cell office:value-type="float" office:value="0.0000027">
            <text:p>2,70E-006</text:p>
          </table:table-cell>
          <table:table-cell office:value-type="float" office:value="-0.00314">
            <text:p>-3,14E-003</text:p>
          </table:table-cell>
          <table:table-cell office:value-type="float" office:value="0.00000204">
            <text:p>2,04E-006</text:p>
          </table:table-cell>
          <table:table-cell office:value-type="float" office:value="-0.00136">
            <text:p>-1,36E-003</text:p>
          </table:table-cell>
          <table:table-cell/>
          <table:table-cell office:value-type="float" office:value="0.05">
            <text:p>0,05</text:p>
          </table:table-cell>
          <table:table-cell table:formula="of:=[.B108]/(2*4.9)*1000" office:value-type="float" office:value="0.000275510204081633">
            <text:p>0,0002755102</text:p>
          </table:table-cell>
          <table:table-cell table:formula="of:=[.C108]/(2*4.9)*1000" office:value-type="float" office:value="-0.320408163265306">
            <text:p>-0,3204081633</text:p>
          </table:table-cell>
          <table:table-cell table:formula="of:=[.D108]/(2*4.9)*1000" office:value-type="float" office:value="0.000208163265306122">
            <text:p>0,0002081633</text:p>
          </table:table-cell>
          <table:table-cell table:formula="of:=[.E108]/(2*4.9)*1000" office:value-type="float" office:value="-0.138775510204082">
            <text:p>-0,1387755102</text:p>
          </table:table-cell>
          <table:table-cell/>
          <table:table-cell office:value-type="float" office:value="0.05">
            <text:p>0,05</text:p>
          </table:table-cell>
          <table:table-cell table:formula="of:=LOG(ABS([.B108]))" office:value-type="float" office:value="-5.56863623584101">
            <text:p>-5,5686362358</text:p>
          </table:table-cell>
          <table:table-cell table:formula="of:=LOG(ABS([.D108]))" office:value-type="float" office:value="-5.6903698325741">
            <text:p>-5,6903698326</text:p>
          </table:table-cell>
        </table:table-row>
        <table:table-row table:style-name="ro1">
          <table:table-cell office:value-type="float" office:value="0.06">
            <text:p>0,06</text:p>
          </table:table-cell>
          <table:table-cell office:value-type="float" office:value="0.00000393">
            <text:p>3,93E-006</text:p>
          </table:table-cell>
          <table:table-cell office:value-type="float" office:value="-0.00314">
            <text:p>-3,14E-003</text:p>
          </table:table-cell>
          <table:table-cell office:value-type="float" office:value="0.00000254">
            <text:p>2,54E-006</text:p>
          </table:table-cell>
          <table:table-cell office:value-type="float" office:value="-0.00135">
            <text:p>-1,35E-003</text:p>
          </table:table-cell>
          <table:table-cell/>
          <table:table-cell office:value-type="float" office:value="0.06">
            <text:p>0,06</text:p>
          </table:table-cell>
          <table:table-cell table:formula="of:=[.B109]/(2*4.9)*1000" office:value-type="float" office:value="0.000401020408163265">
            <text:p>0,0004010204</text:p>
          </table:table-cell>
          <table:table-cell table:formula="of:=[.C109]/(2*4.9)*1000" office:value-type="float" office:value="-0.320408163265306">
            <text:p>-0,3204081633</text:p>
          </table:table-cell>
          <table:table-cell table:formula="of:=[.D109]/(2*4.9)*1000" office:value-type="float" office:value="0.000259183673469388">
            <text:p>0,0002591837</text:p>
          </table:table-cell>
          <table:table-cell table:formula="of:=[.E109]/(2*4.9)*1000" office:value-type="float" office:value="-0.137755102040816">
            <text:p>-0,137755102</text:p>
          </table:table-cell>
          <table:table-cell/>
          <table:table-cell office:value-type="float" office:value="0.06">
            <text:p>0,06</text:p>
          </table:table-cell>
          <table:table-cell table:formula="of:=LOG(ABS([.B109]))" office:value-type="float" office:value="-5.40560744962457">
            <text:p>-5,4056074496</text:p>
          </table:table-cell>
          <table:table-cell table:formula="of:=LOG(ABS([.D109]))" office:value-type="float" office:value="-5.59516628338006">
            <text:p>-5,5951662834</text:p>
          </table:table-cell>
        </table:table-row>
        <table:table-row table:style-name="ro1">
          <table:table-cell office:value-type="float" office:value="0.07">
            <text:p>0,07</text:p>
          </table:table-cell>
          <table:table-cell office:value-type="float" office:value="0.00000562">
            <text:p>5,62E-006</text:p>
          </table:table-cell>
          <table:table-cell office:value-type="float" office:value="-0.00313">
            <text:p>-3,13E-003</text:p>
          </table:table-cell>
          <table:table-cell office:value-type="float" office:value="0.00000307">
            <text:p>3,07E-006</text:p>
          </table:table-cell>
          <table:table-cell office:value-type="float" office:value="-0.00135">
            <text:p>-1,35E-003</text:p>
          </table:table-cell>
          <table:table-cell/>
          <table:table-cell office:value-type="float" office:value="0.07">
            <text:p>0,07</text:p>
          </table:table-cell>
          <table:table-cell table:formula="of:=[.B110]/(2*4.9)*1000" office:value-type="float" office:value="0.000573469387755102">
            <text:p>0,0005734694</text:p>
          </table:table-cell>
          <table:table-cell table:formula="of:=[.C110]/(2*4.9)*1000" office:value-type="float" office:value="-0.319387755102041">
            <text:p>-0,3193877551</text:p>
          </table:table-cell>
          <table:table-cell table:formula="of:=[.D110]/(2*4.9)*1000" office:value-type="float" office:value="0.000313265306122449">
            <text:p>0,0003132653</text:p>
          </table:table-cell>
          <table:table-cell table:formula="of:=[.E110]/(2*4.9)*1000" office:value-type="float" office:value="-0.137755102040816">
            <text:p>-0,137755102</text:p>
          </table:table-cell>
          <table:table-cell/>
          <table:table-cell office:value-type="float" office:value="0.07">
            <text:p>0,07</text:p>
          </table:table-cell>
          <table:table-cell table:formula="of:=LOG(ABS([.B110]))" office:value-type="float" office:value="-5.25026368443094">
            <text:p>-5,2502636844</text:p>
          </table:table-cell>
          <table:table-cell table:formula="of:=LOG(ABS([.D110]))" office:value-type="float" office:value="-5.51286162452281">
            <text:p>-5,5128616245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 office:value-type="float" office:value="0.00000797">
            <text:p>7,97E-006</text:p>
          </table:table-cell>
          <table:table-cell office:value-type="float" office:value="-0.00312">
            <text:p>-3,12E-003</text:p>
          </table:table-cell>
          <table:table-cell office:value-type="float" office:value="0.00000363">
            <text:p>3,63E-006</text:p>
          </table:table-cell>
          <table:table-cell office:value-type="float" office:value="-0.00135">
            <text:p>-1,35E-003</text:p>
          </table:table-cell>
          <table:table-cell/>
          <table:table-cell office:value-type="float" office:value="0.08">
            <text:p>0,08</text:p>
          </table:table-cell>
          <table:table-cell table:formula="of:=[.B111]/(2*4.9)*1000" office:value-type="float" office:value="0.000813265306122449">
            <text:p>0,0008132653</text:p>
          </table:table-cell>
          <table:table-cell table:formula="of:=[.C111]/(2*4.9)*1000" office:value-type="float" office:value="-0.318367346938775">
            <text:p>-0,3183673469</text:p>
          </table:table-cell>
          <table:table-cell table:formula="of:=[.D111]/(2*4.9)*1000" office:value-type="float" office:value="0.000370408163265306">
            <text:p>0,0003704082</text:p>
          </table:table-cell>
          <table:table-cell table:formula="of:=[.E111]/(2*4.9)*1000" office:value-type="float" office:value="-0.137755102040816">
            <text:p>-0,137755102</text:p>
          </table:table-cell>
          <table:table-cell/>
          <table:table-cell office:value-type="float" office:value="0.08">
            <text:p>0,08</text:p>
          </table:table-cell>
          <table:table-cell table:formula="of:=LOG(ABS([.B111]))" office:value-type="float" office:value="-5.09854167860389">
            <text:p>-5,0985416786</text:p>
          </table:table-cell>
          <table:table-cell table:formula="of:=LOG(ABS([.D111]))" office:value-type="float" office:value="-5.44009337496389">
            <text:p>-5,440093375</text:p>
          </table:table-cell>
        </table:table-row>
        <table:table-row table:style-name="ro1">
          <table:table-cell office:value-type="float" office:value="0.09">
            <text:p>0,09</text:p>
          </table:table-cell>
          <table:table-cell office:value-type="float" office:value="0.0000112">
            <text:p>1,12E-005</text:p>
          </table:table-cell>
          <table:table-cell office:value-type="float" office:value="-0.0031">
            <text:p>-3,10E-003</text:p>
          </table:table-cell>
          <table:table-cell office:value-type="float" office:value="0.00000423">
            <text:p>4,23E-006</text:p>
          </table:table-cell>
          <table:table-cell office:value-type="float" office:value="-0.00134">
            <text:p>-1,34E-003</text:p>
          </table:table-cell>
          <table:table-cell/>
          <table:table-cell office:value-type="float" office:value="0.09">
            <text:p>0,09</text:p>
          </table:table-cell>
          <table:table-cell table:formula="of:=[.B112]/(2*4.9)*1000" office:value-type="float" office:value="0.00114285714285714">
            <text:p>0,0011428571</text:p>
          </table:table-cell>
          <table:table-cell table:formula="of:=[.C112]/(2*4.9)*1000" office:value-type="float" office:value="-0.316326530612245">
            <text:p>-0,3163265306</text:p>
          </table:table-cell>
          <table:table-cell table:formula="of:=[.D112]/(2*4.9)*1000" office:value-type="float" office:value="0.000431632653061225">
            <text:p>0,0004316327</text:p>
          </table:table-cell>
          <table:table-cell table:formula="of:=[.E112]/(2*4.9)*1000" office:value-type="float" office:value="-0.136734693877551">
            <text:p>-0,1367346939</text:p>
          </table:table-cell>
          <table:table-cell/>
          <table:table-cell office:value-type="float" office:value="0.09">
            <text:p>0,09</text:p>
          </table:table-cell>
          <table:table-cell table:formula="of:=LOG(ABS([.B112]))" office:value-type="float" office:value="-4.95078197732982">
            <text:p>-4,9507819773</text:p>
          </table:table-cell>
          <table:table-cell table:formula="of:=LOG(ABS([.D112]))" office:value-type="float" office:value="-5.37365963262496">
            <text:p>-5,3736596326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0.0000157">
            <text:p>1,57E-005</text:p>
          </table:table-cell>
          <table:table-cell office:value-type="float" office:value="-0.00308">
            <text:p>-3,08E-003</text:p>
          </table:table-cell>
          <table:table-cell office:value-type="float" office:value="0.00000487">
            <text:p>4,87E-006</text:p>
          </table:table-cell>
          <table:table-cell office:value-type="float" office:value="-0.00134">
            <text:p>-1,34E-003</text:p>
          </table:table-cell>
          <table:table-cell/>
          <table:table-cell office:value-type="float" office:value="0.1">
            <text:p>0,1</text:p>
          </table:table-cell>
          <table:table-cell table:formula="of:=[.B113]/(2*4.9)*1000" office:value-type="float" office:value="0.00160204081632653">
            <text:p>0,0016020408</text:p>
          </table:table-cell>
          <table:table-cell table:formula="of:=[.C113]/(2*4.9)*1000" office:value-type="float" office:value="-0.314285714285714">
            <text:p>-0,3142857143</text:p>
          </table:table-cell>
          <table:table-cell table:formula="of:=[.D113]/(2*4.9)*1000" office:value-type="float" office:value="0.000496938775510204">
            <text:p>0,0004969388</text:p>
          </table:table-cell>
          <table:table-cell table:formula="of:=[.E113]/(2*4.9)*1000" office:value-type="float" office:value="-0.136734693877551">
            <text:p>-0,1367346939</text:p>
          </table:table-cell>
          <table:table-cell/>
          <table:table-cell office:value-type="float" office:value="0.1">
            <text:p>0,1</text:p>
          </table:table-cell>
          <table:table-cell table:formula="of:=LOG(ABS([.B113]))" office:value-type="float" office:value="-4.80410034759077">
            <text:p>-4,8041003476</text:p>
          </table:table-cell>
          <table:table-cell table:formula="of:=LOG(ABS([.D113]))" office:value-type="float" office:value="-5.31247103878537">
            <text:p>-5,3124710388</text:p>
          </table:table-cell>
        </table:table-row>
        <table:table-row table:style-name="ro1">
          <table:table-cell office:value-type="float" office:value="0.11">
            <text:p>0,11</text:p>
          </table:table-cell>
          <table:table-cell office:value-type="float" office:value="0.0000219">
            <text:p>2,19E-005</text:p>
          </table:table-cell>
          <table:table-cell office:value-type="float" office:value="-0.00305">
            <text:p>-3,05E-003</text:p>
          </table:table-cell>
          <table:table-cell office:value-type="float" office:value="0.00000555">
            <text:p>5,55E-006</text:p>
          </table:table-cell>
          <table:table-cell office:value-type="float" office:value="-0.00134">
            <text:p>-1,34E-003</text:p>
          </table:table-cell>
          <table:table-cell/>
          <table:table-cell office:value-type="float" office:value="0.11">
            <text:p>0,11</text:p>
          </table:table-cell>
          <table:table-cell table:formula="of:=[.B114]/(2*4.9)*1000" office:value-type="float" office:value="0.00223469387755102">
            <text:p>0,0022346939</text:p>
          </table:table-cell>
          <table:table-cell table:formula="of:=[.C114]/(2*4.9)*1000" office:value-type="float" office:value="-0.311224489795918">
            <text:p>-0,3112244898</text:p>
          </table:table-cell>
          <table:table-cell table:formula="of:=[.D114]/(2*4.9)*1000" office:value-type="float" office:value="0.000566326530612245">
            <text:p>0,0005663265</text:p>
          </table:table-cell>
          <table:table-cell table:formula="of:=[.E114]/(2*4.9)*1000" office:value-type="float" office:value="-0.136734693877551">
            <text:p>-0,1367346939</text:p>
          </table:table-cell>
          <table:table-cell/>
          <table:table-cell office:value-type="float" office:value="0.11">
            <text:p>0,11</text:p>
          </table:table-cell>
          <table:table-cell table:formula="of:=LOG(ABS([.B114]))" office:value-type="float" office:value="-4.65955588515988">
            <text:p>-4,6595558852</text:p>
          </table:table-cell>
          <table:table-cell table:formula="of:=LOG(ABS([.D114]))" office:value-type="float" office:value="-5.25570701687732">
            <text:p>-5,2557070169</text:p>
          </table:table-cell>
        </table:table-row>
        <table:table-row table:style-name="ro1">
          <table:table-cell office:value-type="float" office:value="0.12">
            <text:p>0,12</text:p>
          </table:table-cell>
          <table:table-cell office:value-type="float" office:value="0.0000304">
            <text:p>3,04E-005</text:p>
          </table:table-cell>
          <table:table-cell office:value-type="float" office:value="-0.00302">
            <text:p>-3,02E-003</text:p>
          </table:table-cell>
          <table:table-cell office:value-type="float" office:value="0.00000626">
            <text:p>6,26E-006</text:p>
          </table:table-cell>
          <table:table-cell office:value-type="float" office:value="-0.00134">
            <text:p>-1,34E-003</text:p>
          </table:table-cell>
          <table:table-cell/>
          <table:table-cell office:value-type="float" office:value="0.12">
            <text:p>0,12</text:p>
          </table:table-cell>
          <table:table-cell table:formula="of:=[.B115]/(2*4.9)*1000" office:value-type="float" office:value="0.00310204081632653">
            <text:p>0,0031020408</text:p>
          </table:table-cell>
          <table:table-cell table:formula="of:=[.C115]/(2*4.9)*1000" office:value-type="float" office:value="-0.308163265306122">
            <text:p>-0,3081632653</text:p>
          </table:table-cell>
          <table:table-cell table:formula="of:=[.D115]/(2*4.9)*1000" office:value-type="float" office:value="0.000638775510204082">
            <text:p>0,0006387755</text:p>
          </table:table-cell>
          <table:table-cell table:formula="of:=[.E115]/(2*4.9)*1000" office:value-type="float" office:value="-0.136734693877551">
            <text:p>-0,1367346939</text:p>
          </table:table-cell>
          <table:table-cell/>
          <table:table-cell office:value-type="float" office:value="0.12">
            <text:p>0,12</text:p>
          </table:table-cell>
          <table:table-cell table:formula="of:=LOG(ABS([.B115]))" office:value-type="float" office:value="-4.51712641639125">
            <text:p>-4,5171264164</text:p>
          </table:table-cell>
          <table:table-cell table:formula="of:=LOG(ABS([.D115]))" office:value-type="float" office:value="-5.20342566678957">
            <text:p>-5,2034256668</text:p>
          </table:table-cell>
        </table:table-row>
        <table:table-row table:style-name="ro1">
          <table:table-cell office:value-type="float" office:value="0.13">
            <text:p>0,13</text:p>
          </table:table-cell>
          <table:table-cell office:value-type="float" office:value="0.0000418">
            <text:p>4,18E-005</text:p>
          </table:table-cell>
          <table:table-cell office:value-type="float" office:value="-0.00297">
            <text:p>-2,97E-003</text:p>
          </table:table-cell>
          <table:table-cell office:value-type="float" office:value="0.00000701">
            <text:p>7,01E-006</text:p>
          </table:table-cell>
          <table:table-cell office:value-type="float" office:value="-0.00134">
            <text:p>-1,34E-003</text:p>
          </table:table-cell>
          <table:table-cell/>
          <table:table-cell office:value-type="float" office:value="0.13">
            <text:p>0,13</text:p>
          </table:table-cell>
          <table:table-cell table:formula="of:=[.B116]/(2*4.9)*1000" office:value-type="float" office:value="0.00426530612244898">
            <text:p>0,0042653061</text:p>
          </table:table-cell>
          <table:table-cell table:formula="of:=[.C116]/(2*4.9)*1000" office:value-type="float" office:value="-0.303061224489796">
            <text:p>-0,3030612245</text:p>
          </table:table-cell>
          <table:table-cell table:formula="of:=[.D116]/(2*4.9)*1000" office:value-type="float" office:value="0.00071530612244898">
            <text:p>0,0007153061</text:p>
          </table:table-cell>
          <table:table-cell table:formula="of:=[.E116]/(2*4.9)*1000" office:value-type="float" office:value="-0.136734693877551">
            <text:p>-0,1367346939</text:p>
          </table:table-cell>
          <table:table-cell/>
          <table:table-cell office:value-type="float" office:value="0.13">
            <text:p>0,13</text:p>
          </table:table-cell>
          <table:table-cell table:formula="of:=LOG(ABS([.B116]))" office:value-type="float" office:value="-4.37882371822496">
            <text:p>-4,3788237182</text:p>
          </table:table-cell>
          <table:table-cell table:formula="of:=LOG(ABS([.D116]))" office:value-type="float" office:value="-5.15428198203334">
            <text:p>-5,154281982</text:p>
          </table:table-cell>
        </table:table-row>
        <table:table-row table:style-name="ro1">
          <table:table-cell office:value-type="float" office:value="0.14">
            <text:p>0,14</text:p>
          </table:table-cell>
          <table:table-cell office:value-type="float" office:value="0.000057">
            <text:p>5,70E-005</text:p>
          </table:table-cell>
          <table:table-cell office:value-type="float" office:value="-0.00293">
            <text:p>-2,93E-003</text:p>
          </table:table-cell>
          <table:table-cell office:value-type="float" office:value="0.0000078">
            <text:p>7,80E-006</text:p>
          </table:table-cell>
          <table:table-cell office:value-type="float" office:value="-0.00133">
            <text:p>-1,33E-003</text:p>
          </table:table-cell>
          <table:table-cell/>
          <table:table-cell office:value-type="float" office:value="0.14">
            <text:p>0,14</text:p>
          </table:table-cell>
          <table:table-cell table:formula="of:=[.B117]/(2*4.9)*1000" office:value-type="float" office:value="0.00581632653061224">
            <text:p>0,0058163265</text:p>
          </table:table-cell>
          <table:table-cell table:formula="of:=[.C117]/(2*4.9)*1000" office:value-type="float" office:value="-0.298979591836735">
            <text:p>-0,2989795918</text:p>
          </table:table-cell>
          <table:table-cell table:formula="of:=[.D117]/(2*4.9)*1000" office:value-type="float" office:value="0.000795918367346939">
            <text:p>0,0007959184</text:p>
          </table:table-cell>
          <table:table-cell table:formula="of:=[.E117]/(2*4.9)*1000" office:value-type="float" office:value="-0.135714285714286">
            <text:p>-0,1357142857</text:p>
          </table:table-cell>
          <table:table-cell/>
          <table:table-cell office:value-type="float" office:value="0.14">
            <text:p>0,14</text:p>
          </table:table-cell>
          <table:table-cell table:formula="of:=LOG(ABS([.B117]))" office:value-type="float" office:value="-4.24412514432751">
            <text:p>-4,2441251443</text:p>
          </table:table-cell>
          <table:table-cell table:formula="of:=LOG(ABS([.D117]))" office:value-type="float" office:value="-5.10790539730952">
            <text:p>-5,1079053973</text:p>
          </table:table-cell>
        </table:table-row>
        <table:table-row table:style-name="ro1">
          <table:table-cell office:value-type="float" office:value="0.15">
            <text:p>0,15</text:p>
          </table:table-cell>
          <table:table-cell office:value-type="float" office:value="0.0000768">
            <text:p>7,68E-005</text:p>
          </table:table-cell>
          <table:table-cell office:value-type="float" office:value="-0.00288">
            <text:p>-2,88E-003</text:p>
          </table:table-cell>
          <table:table-cell office:value-type="float" office:value="0.00000861">
            <text:p>8,61E-006</text:p>
          </table:table-cell>
          <table:table-cell office:value-type="float" office:value="-0.00133">
            <text:p>-1,33E-003</text:p>
          </table:table-cell>
          <table:table-cell/>
          <table:table-cell office:value-type="float" office:value="0.15">
            <text:p>0,15</text:p>
          </table:table-cell>
          <table:table-cell table:formula="of:=[.B118]/(2*4.9)*1000" office:value-type="float" office:value="0.00783673469387755">
            <text:p>0,0078367347</text:p>
          </table:table-cell>
          <table:table-cell table:formula="of:=[.C118]/(2*4.9)*1000" office:value-type="float" office:value="-0.293877551020408">
            <text:p>-0,293877551</text:p>
          </table:table-cell>
          <table:table-cell table:formula="of:=[.D118]/(2*4.9)*1000" office:value-type="float" office:value="0.000878571428571429">
            <text:p>0,0008785714</text:p>
          </table:table-cell>
          <table:table-cell table:formula="of:=[.E118]/(2*4.9)*1000" office:value-type="float" office:value="-0.135714285714286">
            <text:p>-0,1357142857</text:p>
          </table:table-cell>
          <table:table-cell/>
          <table:table-cell office:value-type="float" office:value="0.15">
            <text:p>0,15</text:p>
          </table:table-cell>
          <table:table-cell table:formula="of:=LOG(ABS([.B118]))" office:value-type="float" office:value="-4.11463877996849">
            <text:p>-4,11463878</text:p>
          </table:table-cell>
          <table:table-cell table:formula="of:=LOG(ABS([.D118]))" office:value-type="float" office:value="-5.06499684854634">
            <text:p>-5,0649968485</text:p>
          </table:table-cell>
        </table:table-row>
        <table:table-row table:style-name="ro1">
          <table:table-cell office:value-type="float" office:value="0.16">
            <text:p>0,16</text:p>
          </table:table-cell>
          <table:table-cell office:value-type="float" office:value="0.000102">
            <text:p>1,02E-004</text:p>
          </table:table-cell>
          <table:table-cell office:value-type="float" office:value="-0.00283">
            <text:p>-2,83E-003</text:p>
          </table:table-cell>
          <table:table-cell office:value-type="float" office:value="0.00000946">
            <text:p>9,46E-006</text:p>
          </table:table-cell>
          <table:table-cell office:value-type="float" office:value="-0.00132">
            <text:p>-1,32E-003</text:p>
          </table:table-cell>
          <table:table-cell/>
          <table:table-cell office:value-type="float" office:value="0.16">
            <text:p>0,16</text:p>
          </table:table-cell>
          <table:table-cell table:formula="of:=[.B119]/(2*4.9)*1000" office:value-type="float" office:value="0.0104081632653061">
            <text:p>0,0104081633</text:p>
          </table:table-cell>
          <table:table-cell table:formula="of:=[.C119]/(2*4.9)*1000" office:value-type="float" office:value="-0.288775510204082">
            <text:p>-0,2887755102</text:p>
          </table:table-cell>
          <table:table-cell table:formula="of:=[.D119]/(2*4.9)*1000" office:value-type="float" office:value="0.00096530612244898">
            <text:p>0,0009653061</text:p>
          </table:table-cell>
          <table:table-cell table:formula="of:=[.E119]/(2*4.9)*1000" office:value-type="float" office:value="-0.13469387755102">
            <text:p>-0,1346938776</text:p>
          </table:table-cell>
          <table:table-cell/>
          <table:table-cell office:value-type="float" office:value="0.16">
            <text:p>0,16</text:p>
          </table:table-cell>
          <table:table-cell table:formula="of:=LOG(ABS([.B119]))" office:value-type="float" office:value="-3.99139982823808">
            <text:p>-3,9913998282</text:p>
          </table:table-cell>
          <table:table-cell table:formula="of:=LOG(ABS([.D119]))" office:value-type="float" office:value="-5.02410886359821">
            <text:p>-5,0241088636</text:p>
          </table:table-cell>
        </table:table-row>
        <table:table-row table:style-name="ro1">
          <table:table-cell office:value-type="float" office:value="0.17">
            <text:p>0,17</text:p>
          </table:table-cell>
          <table:table-cell office:value-type="float" office:value="0.000134">
            <text:p>1,34E-004</text:p>
          </table:table-cell>
          <table:table-cell office:value-type="float" office:value="-0.00276">
            <text:p>-2,76E-003</text:p>
          </table:table-cell>
          <table:table-cell office:value-type="float" office:value="0.0000103">
            <text:p>1,03E-005</text:p>
          </table:table-cell>
          <table:table-cell office:value-type="float" office:value="-0.00131">
            <text:p>-1,31E-003</text:p>
          </table:table-cell>
          <table:table-cell/>
          <table:table-cell office:value-type="float" office:value="0.17">
            <text:p>0,17</text:p>
          </table:table-cell>
          <table:table-cell table:formula="of:=[.B120]/(2*4.9)*1000" office:value-type="float" office:value="0.0136734693877551">
            <text:p>0,0136734694</text:p>
          </table:table-cell>
          <table:table-cell table:formula="of:=[.C120]/(2*4.9)*1000" office:value-type="float" office:value="-0.281632653061224">
            <text:p>-0,2816326531</text:p>
          </table:table-cell>
          <table:table-cell table:formula="of:=[.D120]/(2*4.9)*1000" office:value-type="float" office:value="0.00105102040816327">
            <text:p>0,0010510204</text:p>
          </table:table-cell>
          <table:table-cell table:formula="of:=[.E120]/(2*4.9)*1000" office:value-type="float" office:value="-0.133673469387755">
            <text:p>-0,1336734694</text:p>
          </table:table-cell>
          <table:table-cell/>
          <table:table-cell office:value-type="float" office:value="0.17">
            <text:p>0,17</text:p>
          </table:table-cell>
          <table:table-cell table:formula="of:=LOG(ABS([.B120]))" office:value-type="float" office:value="-3.87289520163519">
            <text:p>-3,8728952016</text:p>
          </table:table-cell>
          <table:table-cell table:formula="of:=LOG(ABS([.D120]))" office:value-type="float" office:value="-4.98716277529483">
            <text:p>-4,9871627753</text:p>
          </table:table-cell>
        </table:table-row>
        <table:table-row table:style-name="ro1">
          <table:table-cell office:value-type="float" office:value="0.18">
            <text:p>0,18</text:p>
          </table:table-cell>
          <table:table-cell office:value-type="float" office:value="0.000172">
            <text:p>1,72E-004</text:p>
          </table:table-cell>
          <table:table-cell office:value-type="float" office:value="-0.00269">
            <text:p>-2,69E-003</text:p>
          </table:table-cell>
          <table:table-cell office:value-type="float" office:value="0.0000113">
            <text:p>1,13E-005</text:p>
          </table:table-cell>
          <table:table-cell office:value-type="float" office:value="-0.00131">
            <text:p>-1,31E-003</text:p>
          </table:table-cell>
          <table:table-cell/>
          <table:table-cell office:value-type="float" office:value="0.18">
            <text:p>0,18</text:p>
          </table:table-cell>
          <table:table-cell table:formula="of:=[.B121]/(2*4.9)*1000" office:value-type="float" office:value="0.0175510204081633">
            <text:p>0,0175510204</text:p>
          </table:table-cell>
          <table:table-cell table:formula="of:=[.C121]/(2*4.9)*1000" office:value-type="float" office:value="-0.274489795918367">
            <text:p>-0,2744897959</text:p>
          </table:table-cell>
          <table:table-cell table:formula="of:=[.D121]/(2*4.9)*1000" office:value-type="float" office:value="0.0011530612244898">
            <text:p>0,0011530612</text:p>
          </table:table-cell>
          <table:table-cell table:formula="of:=[.E121]/(2*4.9)*1000" office:value-type="float" office:value="-0.133673469387755">
            <text:p>-0,1336734694</text:p>
          </table:table-cell>
          <table:table-cell/>
          <table:table-cell office:value-type="float" office:value="0.18">
            <text:p>0,18</text:p>
          </table:table-cell>
          <table:table-cell table:formula="of:=LOG(ABS([.B121]))" office:value-type="float" office:value="-3.76447155309245">
            <text:p>-3,7644715531</text:p>
          </table:table-cell>
          <table:table-cell table:formula="of:=LOG(ABS([.D121]))" office:value-type="float" office:value="-4.94692155651658">
            <text:p>-4,9469215565</text:p>
          </table:table-cell>
        </table:table-row>
        <table:table-row table:style-name="ro1">
          <table:table-cell office:value-type="float" office:value="0.19">
            <text:p>0,19</text:p>
          </table:table-cell>
          <table:table-cell office:value-type="float" office:value="0.000216">
            <text:p>2,16E-004</text:p>
          </table:table-cell>
          <table:table-cell office:value-type="float" office:value="-0.00262">
            <text:p>-2,62E-003</text:p>
          </table:table-cell>
          <table:table-cell office:value-type="float" office:value="0.0000122">
            <text:p>1,22E-005</text:p>
          </table:table-cell>
          <table:table-cell office:value-type="float" office:value="-0.0013">
            <text:p>-1,30E-003</text:p>
          </table:table-cell>
          <table:table-cell/>
          <table:table-cell office:value-type="float" office:value="0.19">
            <text:p>0,19</text:p>
          </table:table-cell>
          <table:table-cell table:formula="of:=[.B122]/(2*4.9)*1000" office:value-type="float" office:value="0.0220408163265306">
            <text:p>0,0220408163</text:p>
          </table:table-cell>
          <table:table-cell table:formula="of:=[.C122]/(2*4.9)*1000" office:value-type="float" office:value="-0.26734693877551">
            <text:p>-0,2673469388</text:p>
          </table:table-cell>
          <table:table-cell table:formula="of:=[.D122]/(2*4.9)*1000" office:value-type="float" office:value="0.00124489795918367">
            <text:p>0,001244898</text:p>
          </table:table-cell>
          <table:table-cell table:formula="of:=[.E122]/(2*4.9)*1000" office:value-type="float" office:value="-0.13265306122449">
            <text:p>-0,1326530612</text:p>
          </table:table-cell>
          <table:table-cell/>
          <table:table-cell office:value-type="float" office:value="0.19">
            <text:p>0,19</text:p>
          </table:table-cell>
          <table:table-cell table:formula="of:=LOG(ABS([.B122]))" office:value-type="float" office:value="-3.66554624884907">
            <text:p>-3,6655462488</text:p>
          </table:table-cell>
          <table:table-cell table:formula="of:=LOG(ABS([.D122]))" office:value-type="float" office:value="-4.91364016932525">
            <text:p>-4,9136401693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0.000268">
            <text:p>2,68E-004</text:p>
          </table:table-cell>
          <table:table-cell office:value-type="float" office:value="-0.00253">
            <text:p>-2,53E-003</text:p>
          </table:table-cell>
          <table:table-cell office:value-type="float" office:value="0.0000131">
            <text:p>1,31E-005</text:p>
          </table:table-cell>
          <table:table-cell office:value-type="float" office:value="-0.00129">
            <text:p>-1,29E-003</text:p>
          </table:table-cell>
          <table:table-cell/>
          <table:table-cell office:value-type="float" office:value="0.2">
            <text:p>0,2</text:p>
          </table:table-cell>
          <table:table-cell table:formula="of:=[.B123]/(2*4.9)*1000" office:value-type="float" office:value="0.0273469387755102">
            <text:p>0,0273469388</text:p>
          </table:table-cell>
          <table:table-cell table:formula="of:=[.C123]/(2*4.9)*1000" office:value-type="float" office:value="-0.258163265306122">
            <text:p>-0,2581632653</text:p>
          </table:table-cell>
          <table:table-cell table:formula="of:=[.D123]/(2*4.9)*1000" office:value-type="float" office:value="0.00133673469387755">
            <text:p>0,0013367347</text:p>
          </table:table-cell>
          <table:table-cell table:formula="of:=[.E123]/(2*4.9)*1000" office:value-type="float" office:value="-0.131632653061224">
            <text:p>-0,1316326531</text:p>
          </table:table-cell>
          <table:table-cell/>
          <table:table-cell office:value-type="float" office:value="0.2">
            <text:p>0,2</text:p>
          </table:table-cell>
          <table:table-cell table:formula="of:=LOG(ABS([.B123]))" office:value-type="float" office:value="-3.57186520597121">
            <text:p>-3,571865206</text:p>
          </table:table-cell>
          <table:table-cell table:formula="of:=LOG(ABS([.D123]))" office:value-type="float" office:value="-4.88272870434424">
            <text:p>-4,8827287043</text:p>
          </table:table-cell>
        </table:table-row>
        <table:table-row table:style-name="ro1">
          <table:table-cell office:value-type="float" office:value="0.21">
            <text:p>0,21</text:p>
          </table:table-cell>
          <table:table-cell office:value-type="float" office:value="0.000327">
            <text:p>3,27E-004</text:p>
          </table:table-cell>
          <table:table-cell office:value-type="float" office:value="-0.00244">
            <text:p>-2,44E-003</text:p>
          </table:table-cell>
          <table:table-cell office:value-type="float" office:value="0.0000141">
            <text:p>1,41E-005</text:p>
          </table:table-cell>
          <table:table-cell office:value-type="float" office:value="-0.00129">
            <text:p>-1,29E-003</text:p>
          </table:table-cell>
          <table:table-cell/>
          <table:table-cell office:value-type="float" office:value="0.21">
            <text:p>0,21</text:p>
          </table:table-cell>
          <table:table-cell table:formula="of:=[.B124]/(2*4.9)*1000" office:value-type="float" office:value="0.0333673469387755">
            <text:p>0,0333673469</text:p>
          </table:table-cell>
          <table:table-cell table:formula="of:=[.C124]/(2*4.9)*1000" office:value-type="float" office:value="-0.248979591836735">
            <text:p>-0,2489795918</text:p>
          </table:table-cell>
          <table:table-cell table:formula="of:=[.D124]/(2*4.9)*1000" office:value-type="float" office:value="0.00143877551020408">
            <text:p>0,0014387755</text:p>
          </table:table-cell>
          <table:table-cell table:formula="of:=[.E124]/(2*4.9)*1000" office:value-type="float" office:value="-0.131632653061224">
            <text:p>-0,1316326531</text:p>
          </table:table-cell>
          <table:table-cell/>
          <table:table-cell office:value-type="float" office:value="0.21">
            <text:p>0,21</text:p>
          </table:table-cell>
          <table:table-cell table:formula="of:=LOG(ABS([.B124]))" office:value-type="float" office:value="-3.48545224733971">
            <text:p>-3,4854522473</text:p>
          </table:table-cell>
          <table:table-cell table:formula="of:=LOG(ABS([.D124]))" office:value-type="float" office:value="-4.85078088734462">
            <text:p>-4,8507808873</text:p>
          </table:table-cell>
        </table:table-row>
        <table:table-row table:style-name="ro1">
          <table:table-cell office:value-type="float" office:value="0.22">
            <text:p>0,22</text:p>
          </table:table-cell>
          <table:table-cell office:value-type="float" office:value="0.000391">
            <text:p>3,91E-004</text:p>
          </table:table-cell>
          <table:table-cell office:value-type="float" office:value="-0.00234">
            <text:p>-2,34E-003</text:p>
          </table:table-cell>
          <table:table-cell office:value-type="float" office:value="0.0000151">
            <text:p>1,51E-005</text:p>
          </table:table-cell>
          <table:table-cell office:value-type="float" office:value="-0.00128">
            <text:p>-1,28E-003</text:p>
          </table:table-cell>
          <table:table-cell/>
          <table:table-cell office:value-type="float" office:value="0.22">
            <text:p>0,22</text:p>
          </table:table-cell>
          <table:table-cell table:formula="of:=[.B125]/(2*4.9)*1000" office:value-type="float" office:value="0.0398979591836735">
            <text:p>0,0398979592</text:p>
          </table:table-cell>
          <table:table-cell table:formula="of:=[.C125]/(2*4.9)*1000" office:value-type="float" office:value="-0.238775510204082">
            <text:p>-0,2387755102</text:p>
          </table:table-cell>
          <table:table-cell table:formula="of:=[.D125]/(2*4.9)*1000" office:value-type="float" office:value="0.00154081632653061">
            <text:p>0,0015408163</text:p>
          </table:table-cell>
          <table:table-cell table:formula="of:=[.E125]/(2*4.9)*1000" office:value-type="float" office:value="-0.130612244897959">
            <text:p>-0,1306122449</text:p>
          </table:table-cell>
          <table:table-cell/>
          <table:table-cell office:value-type="float" office:value="0.22">
            <text:p>0,22</text:p>
          </table:table-cell>
          <table:table-cell table:formula="of:=LOG(ABS([.B125]))" office:value-type="float" office:value="-3.40782324260413">
            <text:p>-3,4078232426</text:p>
          </table:table-cell>
          <table:table-cell table:formula="of:=LOG(ABS([.D125]))" office:value-type="float" office:value="-4.82102305270683">
            <text:p>-4,8210230527</text:p>
          </table:table-cell>
        </table:table-row>
        <table:table-row table:style-name="ro1">
          <table:table-cell office:value-type="float" office:value="0.23">
            <text:p>0,23</text:p>
          </table:table-cell>
          <table:table-cell office:value-type="float" office:value="0.000462">
            <text:p>4,62E-004</text:p>
          </table:table-cell>
          <table:table-cell office:value-type="float" office:value="-0.00224">
            <text:p>-2,24E-003</text:p>
          </table:table-cell>
          <table:table-cell office:value-type="float" office:value="0.0000161">
            <text:p>1,61E-005</text:p>
          </table:table-cell>
          <table:table-cell office:value-type="float" office:value="-0.00127">
            <text:p>-1,27E-003</text:p>
          </table:table-cell>
          <table:table-cell/>
          <table:table-cell office:value-type="float" office:value="0.23">
            <text:p>0,23</text:p>
          </table:table-cell>
          <table:table-cell table:formula="of:=[.B126]/(2*4.9)*1000" office:value-type="float" office:value="0.0471428571428571">
            <text:p>0,0471428571</text:p>
          </table:table-cell>
          <table:table-cell table:formula="of:=[.C126]/(2*4.9)*1000" office:value-type="float" office:value="-0.228571428571429">
            <text:p>-0,2285714286</text:p>
          </table:table-cell>
          <table:table-cell table:formula="of:=[.D126]/(2*4.9)*1000" office:value-type="float" office:value="0.00164285714285714">
            <text:p>0,0016428571</text:p>
          </table:table-cell>
          <table:table-cell table:formula="of:=[.E126]/(2*4.9)*1000" office:value-type="float" office:value="-0.129591836734694">
            <text:p>-0,1295918367</text:p>
          </table:table-cell>
          <table:table-cell/>
          <table:table-cell office:value-type="float" office:value="0.23">
            <text:p>0,23</text:p>
          </table:table-cell>
          <table:table-cell table:formula="of:=LOG(ABS([.B126]))" office:value-type="float" office:value="-3.33535802444387">
            <text:p>-3,3353580244</text:p>
          </table:table-cell>
          <table:table-cell table:formula="of:=LOG(ABS([.D126]))" office:value-type="float" office:value="-4.79317412396815">
            <text:p>-4,793174124</text:p>
          </table:table-cell>
        </table:table-row>
        <table:table-row table:style-name="ro1">
          <table:table-cell office:value-type="float" office:value="0.24">
            <text:p>0,24</text:p>
          </table:table-cell>
          <table:table-cell office:value-type="float" office:value="0.000537">
            <text:p>5,37E-004</text:p>
          </table:table-cell>
          <table:table-cell office:value-type="float" office:value="-0.00214">
            <text:p>-2,14E-003</text:p>
          </table:table-cell>
          <table:table-cell office:value-type="float" office:value="0.0000172">
            <text:p>1,72E-005</text:p>
          </table:table-cell>
          <table:table-cell office:value-type="float" office:value="-0.00126">
            <text:p>-1,26E-003</text:p>
          </table:table-cell>
          <table:table-cell/>
          <table:table-cell office:value-type="float" office:value="0.24">
            <text:p>0,24</text:p>
          </table:table-cell>
          <table:table-cell table:formula="of:=[.B127]/(2*4.9)*1000" office:value-type="float" office:value="0.0547959183673469">
            <text:p>0,0547959184</text:p>
          </table:table-cell>
          <table:table-cell table:formula="of:=[.C127]/(2*4.9)*1000" office:value-type="float" office:value="-0.218367346938775">
            <text:p>-0,2183673469</text:p>
          </table:table-cell>
          <table:table-cell table:formula="of:=[.D127]/(2*4.9)*1000" office:value-type="float" office:value="0.00175510204081633">
            <text:p>0,001755102</text:p>
          </table:table-cell>
          <table:table-cell table:formula="of:=[.E127]/(2*4.9)*1000" office:value-type="float" office:value="-0.128571428571429">
            <text:p>-0,1285714286</text:p>
          </table:table-cell>
          <table:table-cell/>
          <table:table-cell office:value-type="float" office:value="0.24">
            <text:p>0,24</text:p>
          </table:table-cell>
          <table:table-cell table:formula="of:=LOG(ABS([.B127]))" office:value-type="float" office:value="-3.27002571430044">
            <text:p>-3,2700257143</text:p>
          </table:table-cell>
          <table:table-cell table:formula="of:=LOG(ABS([.D127]))" office:value-type="float" office:value="-4.76447155309245">
            <text:p>-4,7644715531</text:p>
          </table:table-cell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0.000617">
            <text:p>6,17E-004</text:p>
          </table:table-cell>
          <table:table-cell office:value-type="float" office:value="-0.00202">
            <text:p>-2,02E-003</text:p>
          </table:table-cell>
          <table:table-cell office:value-type="float" office:value="0.0000183">
            <text:p>1,83E-005</text:p>
          </table:table-cell>
          <table:table-cell office:value-type="float" office:value="-0.00125">
            <text:p>-1,25E-003</text:p>
          </table:table-cell>
          <table:table-cell/>
          <table:table-cell office:value-type="float" office:value="0.25">
            <text:p>0,25</text:p>
          </table:table-cell>
          <table:table-cell table:formula="of:=[.B128]/(2*4.9)*1000" office:value-type="float" office:value="0.0629591836734694">
            <text:p>0,0629591837</text:p>
          </table:table-cell>
          <table:table-cell table:formula="of:=[.C128]/(2*4.9)*1000" office:value-type="float" office:value="-0.206122448979592">
            <text:p>-0,206122449</text:p>
          </table:table-cell>
          <table:table-cell table:formula="of:=[.D128]/(2*4.9)*1000" office:value-type="float" office:value="0.00186734693877551">
            <text:p>0,0018673469</text:p>
          </table:table-cell>
          <table:table-cell table:formula="of:=[.E128]/(2*4.9)*1000" office:value-type="float" office:value="-0.127551020408163">
            <text:p>-0,1275510204</text:p>
          </table:table-cell>
          <table:table-cell/>
          <table:table-cell office:value-type="float" office:value="0.25">
            <text:p>0,25</text:p>
          </table:table-cell>
          <table:table-cell table:formula="of:=LOG(ABS([.B128]))" office:value-type="float" office:value="-3.20971483596676">
            <text:p>-3,209714836</text:p>
          </table:table-cell>
          <table:table-cell table:formula="of:=LOG(ABS([.D128]))" office:value-type="float" office:value="-4.73754891026957">
            <text:p>-4,7375489103</text:p>
          </table:table-cell>
        </table:table-row>
        <table:table-row table:style-name="ro1">
          <table:table-cell office:value-type="float" office:value="0.26">
            <text:p>0,26</text:p>
          </table:table-cell>
          <table:table-cell office:value-type="float" office:value="0.000701">
            <text:p>7,01E-004</text:p>
          </table:table-cell>
          <table:table-cell office:value-type="float" office:value="-0.00191">
            <text:p>-1,91E-003</text:p>
          </table:table-cell>
          <table:table-cell office:value-type="float" office:value="0.0000194">
            <text:p>1,94E-005</text:p>
          </table:table-cell>
          <table:table-cell office:value-type="float" office:value="-0.00124">
            <text:p>-1,24E-003</text:p>
          </table:table-cell>
          <table:table-cell/>
          <table:table-cell office:value-type="float" office:value="0.26">
            <text:p>0,26</text:p>
          </table:table-cell>
          <table:table-cell table:formula="of:=[.B129]/(2*4.9)*1000" office:value-type="float" office:value="0.071530612244898">
            <text:p>0,0715306122</text:p>
          </table:table-cell>
          <table:table-cell table:formula="of:=[.C129]/(2*4.9)*1000" office:value-type="float" office:value="-0.194897959183673">
            <text:p>-0,1948979592</text:p>
          </table:table-cell>
          <table:table-cell table:formula="of:=[.D129]/(2*4.9)*1000" office:value-type="float" office:value="0.00197959183673469">
            <text:p>0,0019795918</text:p>
          </table:table-cell>
          <table:table-cell table:formula="of:=[.E129]/(2*4.9)*1000" office:value-type="float" office:value="-0.126530612244898">
            <text:p>-0,1265306122</text:p>
          </table:table-cell>
          <table:table-cell/>
          <table:table-cell office:value-type="float" office:value="0.26">
            <text:p>0,26</text:p>
          </table:table-cell>
          <table:table-cell table:formula="of:=LOG(ABS([.B129]))" office:value-type="float" office:value="-3.15428198203334">
            <text:p>-3,154281982</text:p>
          </table:table-cell>
          <table:table-cell table:formula="of:=LOG(ABS([.D129]))" office:value-type="float" office:value="-4.71219827006977">
            <text:p>-4,7121982701</text:p>
          </table:table-cell>
        </table:table-row>
        <table:table-row table:style-name="ro1">
          <table:table-cell office:value-type="float" office:value="0.27">
            <text:p>0,27</text:p>
          </table:table-cell>
          <table:table-cell office:value-type="float" office:value="0.000789">
            <text:p>7,89E-004</text:p>
          </table:table-cell>
          <table:table-cell office:value-type="float" office:value="-0.00179">
            <text:p>-1,79E-003</text:p>
          </table:table-cell>
          <table:table-cell office:value-type="float" office:value="0.0000205">
            <text:p>2,05E-005</text:p>
          </table:table-cell>
          <table:table-cell office:value-type="float" office:value="-0.00123">
            <text:p>-1,23E-003</text:p>
          </table:table-cell>
          <table:table-cell/>
          <table:table-cell office:value-type="float" office:value="0.27">
            <text:p>0,27</text:p>
          </table:table-cell>
          <table:table-cell table:formula="of:=[.B130]/(2*4.9)*1000" office:value-type="float" office:value="0.0805102040816326">
            <text:p>0,0805102041</text:p>
          </table:table-cell>
          <table:table-cell table:formula="of:=[.C130]/(2*4.9)*1000" office:value-type="float" office:value="-0.18265306122449">
            <text:p>-0,1826530612</text:p>
          </table:table-cell>
          <table:table-cell table:formula="of:=[.D130]/(2*4.9)*1000" office:value-type="float" office:value="0.00209183673469388">
            <text:p>0,0020918367</text:p>
          </table:table-cell>
          <table:table-cell table:formula="of:=[.E130]/(2*4.9)*1000" office:value-type="float" office:value="-0.125510204081633">
            <text:p>-0,1255102041</text:p>
          </table:table-cell>
          <table:table-cell/>
          <table:table-cell office:value-type="float" office:value="0.27">
            <text:p>0,27</text:p>
          </table:table-cell>
          <table:table-cell table:formula="of:=LOG(ABS([.B130]))" office:value-type="float" office:value="-3.10292299679058">
            <text:p>-3,1029229968</text:p>
          </table:table-cell>
          <table:table-cell table:formula="of:=LOG(ABS([.D130]))" office:value-type="float" office:value="-4.68824613894425">
            <text:p>-4,6882461389</text:p>
          </table:table-cell>
        </table:table-row>
        <table:table-row table:style-name="ro1">
          <table:table-cell office:value-type="float" office:value="0.28">
            <text:p>0,28</text:p>
          </table:table-cell>
          <table:table-cell office:value-type="float" office:value="0.00088">
            <text:p>8,80E-004</text:p>
          </table:table-cell>
          <table:table-cell office:value-type="float" office:value="-0.00166">
            <text:p>-1,66E-003</text:p>
          </table:table-cell>
          <table:table-cell office:value-type="float" office:value="0.0000217">
            <text:p>2,17E-005</text:p>
          </table:table-cell>
          <table:table-cell office:value-type="float" office:value="-0.00122">
            <text:p>-1,22E-003</text:p>
          </table:table-cell>
          <table:table-cell/>
          <table:table-cell office:value-type="float" office:value="0.28">
            <text:p>0,28</text:p>
          </table:table-cell>
          <table:table-cell table:formula="of:=[.B131]/(2*4.9)*1000" office:value-type="float" office:value="0.0897959183673469">
            <text:p>0,0897959184</text:p>
          </table:table-cell>
          <table:table-cell table:formula="of:=[.C131]/(2*4.9)*1000" office:value-type="float" office:value="-0.169387755102041">
            <text:p>-0,1693877551</text:p>
          </table:table-cell>
          <table:table-cell table:formula="of:=[.D131]/(2*4.9)*1000" office:value-type="float" office:value="0.00221428571428571">
            <text:p>0,0022142857</text:p>
          </table:table-cell>
          <table:table-cell table:formula="of:=[.E131]/(2*4.9)*1000" office:value-type="float" office:value="-0.124489795918367">
            <text:p>-0,1244897959</text:p>
          </table:table-cell>
          <table:table-cell/>
          <table:table-cell office:value-type="float" office:value="0.28">
            <text:p>0,28</text:p>
          </table:table-cell>
          <table:table-cell table:formula="of:=LOG(ABS([.B131]))" office:value-type="float" office:value="-3.05551732784983">
            <text:p>-3,0555173278</text:p>
          </table:table-cell>
          <table:table-cell table:formula="of:=LOG(ABS([.D131]))" office:value-type="float" office:value="-4.66354026615147">
            <text:p>-4,6635402662</text:p>
          </table:table-cell>
        </table:table-row>
        <table:table-row table:style-name="ro1">
          <table:table-cell office:value-type="float" office:value="0.29">
            <text:p>0,29</text:p>
          </table:table-cell>
          <table:table-cell office:value-type="float" office:value="0.000975">
            <text:p>9,75E-004</text:p>
          </table:table-cell>
          <table:table-cell office:value-type="float" office:value="-0.00152">
            <text:p>-1,52E-003</text:p>
          </table:table-cell>
          <table:table-cell office:value-type="float" office:value="0.000023">
            <text:p>2,30E-005</text:p>
          </table:table-cell>
          <table:table-cell office:value-type="float" office:value="-0.00121">
            <text:p>-1,21E-003</text:p>
          </table:table-cell>
          <table:table-cell/>
          <table:table-cell office:value-type="float" office:value="0.29">
            <text:p>0,29</text:p>
          </table:table-cell>
          <table:table-cell table:formula="of:=[.B132]/(2*4.9)*1000" office:value-type="float" office:value="0.0994897959183673">
            <text:p>0,0994897959</text:p>
          </table:table-cell>
          <table:table-cell table:formula="of:=[.C132]/(2*4.9)*1000" office:value-type="float" office:value="-0.155102040816327">
            <text:p>-0,1551020408</text:p>
          </table:table-cell>
          <table:table-cell table:formula="of:=[.D132]/(2*4.9)*1000" office:value-type="float" office:value="0.0023469387755102">
            <text:p>0,0023469388</text:p>
          </table:table-cell>
          <table:table-cell table:formula="of:=[.E132]/(2*4.9)*1000" office:value-type="float" office:value="-0.123469387755102">
            <text:p>-0,1234693878</text:p>
          </table:table-cell>
          <table:table-cell/>
          <table:table-cell office:value-type="float" office:value="0.29">
            <text:p>0,29</text:p>
          </table:table-cell>
          <table:table-cell table:formula="of:=LOG(ABS([.B132]))" office:value-type="float" office:value="-3.01099538430146">
            <text:p>-3,0109953843</text:p>
          </table:table-cell>
          <table:table-cell table:formula="of:=LOG(ABS([.D132]))" office:value-type="float" office:value="-4.63827216398241">
            <text:p>-4,638272164</text:p>
          </table:table-cell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0.00107">
            <text:p>1,07E-003</text:p>
          </table:table-cell>
          <table:table-cell office:value-type="float" office:value="-0.00138">
            <text:p>-1,38E-003</text:p>
          </table:table-cell>
          <table:table-cell office:value-type="float" office:value="0.0000243">
            <text:p>2,43E-005</text:p>
          </table:table-cell>
          <table:table-cell office:value-type="float" office:value="-0.0012">
            <text:p>-1,20E-003</text:p>
          </table:table-cell>
          <table:table-cell/>
          <table:table-cell office:value-type="float" office:value="0.3">
            <text:p>0,3</text:p>
          </table:table-cell>
          <table:table-cell table:formula="of:=[.B133]/(2*4.9)*1000" office:value-type="float" office:value="0.109183673469388">
            <text:p>0,1091836735</text:p>
          </table:table-cell>
          <table:table-cell table:formula="of:=[.C133]/(2*4.9)*1000" office:value-type="float" office:value="-0.140816326530612">
            <text:p>-0,1408163265</text:p>
          </table:table-cell>
          <table:table-cell table:formula="of:=[.D133]/(2*4.9)*1000" office:value-type="float" office:value="0.00247959183673469">
            <text:p>0,0024795918</text:p>
          </table:table-cell>
          <table:table-cell table:formula="of:=[.E133]/(2*4.9)*1000" office:value-type="float" office:value="-0.122448979591837">
            <text:p>-0,1224489796</text:p>
          </table:table-cell>
          <table:table-cell/>
          <table:table-cell office:value-type="float" office:value="0.3">
            <text:p>0,3</text:p>
          </table:table-cell>
          <table:table-cell table:formula="of:=LOG(ABS([.B133]))" office:value-type="float" office:value="-2.97061622231479">
            <text:p>-2,9706162223</text:p>
          </table:table-cell>
          <table:table-cell table:formula="of:=LOG(ABS([.D133]))" office:value-type="float" office:value="-4.61439372640169">
            <text:p>-4,6143937264</text:p>
          </table:table-cell>
        </table:table-row>
        <table:table-row table:style-name="ro1">
          <table:table-cell office:value-type="float" office:value="0.31">
            <text:p>0,31</text:p>
          </table:table-cell>
          <table:table-cell office:value-type="float" office:value="0.00117">
            <text:p>1,17E-003</text:p>
          </table:table-cell>
          <table:table-cell office:value-type="float" office:value="-0.00124">
            <text:p>-1,24E-003</text:p>
          </table:table-cell>
          <table:table-cell office:value-type="float" office:value="0.0000256">
            <text:p>2,56E-005</text:p>
          </table:table-cell>
          <table:table-cell office:value-type="float" office:value="-0.00119">
            <text:p>-1,19E-003</text:p>
          </table:table-cell>
          <table:table-cell/>
          <table:table-cell office:value-type="float" office:value="0.31">
            <text:p>0,31</text:p>
          </table:table-cell>
          <table:table-cell table:formula="of:=[.B134]/(2*4.9)*1000" office:value-type="float" office:value="0.119387755102041">
            <text:p>0,1193877551</text:p>
          </table:table-cell>
          <table:table-cell table:formula="of:=[.C134]/(2*4.9)*1000" office:value-type="float" office:value="-0.126530612244898">
            <text:p>-0,1265306122</text:p>
          </table:table-cell>
          <table:table-cell table:formula="of:=[.D134]/(2*4.9)*1000" office:value-type="float" office:value="0.00261224489795918">
            <text:p>0,0026122449</text:p>
          </table:table-cell>
          <table:table-cell table:formula="of:=[.E134]/(2*4.9)*1000" office:value-type="float" office:value="-0.121428571428571">
            <text:p>-0,1214285714</text:p>
          </table:table-cell>
          <table:table-cell/>
          <table:table-cell office:value-type="float" office:value="0.31">
            <text:p>0,31</text:p>
          </table:table-cell>
          <table:table-cell table:formula="of:=LOG(ABS([.B134]))" office:value-type="float" office:value="-2.93181413825384">
            <text:p>-2,9318141383</text:p>
          </table:table-cell>
          <table:table-cell table:formula="of:=LOG(ABS([.D134]))" office:value-type="float" office:value="-4.59176003468815">
            <text:p>-4,5917600347</text:p>
          </table:table-cell>
        </table:table-row>
        <table:table-row table:style-name="ro1">
          <table:table-cell office:value-type="float" office:value="0.32">
            <text:p>0,32</text:p>
          </table:table-cell>
          <table:table-cell office:value-type="float" office:value="0.00127">
            <text:p>1,27E-003</text:p>
          </table:table-cell>
          <table:table-cell office:value-type="float" office:value="-0.00108">
            <text:p>-1,08E-003</text:p>
          </table:table-cell>
          <table:table-cell office:value-type="float" office:value="0.0000271">
            <text:p>2,71E-005</text:p>
          </table:table-cell>
          <table:table-cell office:value-type="float" office:value="-0.00117">
            <text:p>-1,17E-003</text:p>
          </table:table-cell>
          <table:table-cell/>
          <table:table-cell office:value-type="float" office:value="0.32">
            <text:p>0,32</text:p>
          </table:table-cell>
          <table:table-cell table:formula="of:=[.B135]/(2*4.9)*1000" office:value-type="float" office:value="0.129591836734694">
            <text:p>0,1295918367</text:p>
          </table:table-cell>
          <table:table-cell table:formula="of:=[.C135]/(2*4.9)*1000" office:value-type="float" office:value="-0.110204081632653">
            <text:p>-0,1102040816</text:p>
          </table:table-cell>
          <table:table-cell table:formula="of:=[.D135]/(2*4.9)*1000" office:value-type="float" office:value="0.00276530612244898">
            <text:p>0,0027653061</text:p>
          </table:table-cell>
          <table:table-cell table:formula="of:=[.E135]/(2*4.9)*1000" office:value-type="float" office:value="-0.119387755102041">
            <text:p>-0,1193877551</text:p>
          </table:table-cell>
          <table:table-cell/>
          <table:table-cell office:value-type="float" office:value="0.32">
            <text:p>0,32</text:p>
          </table:table-cell>
          <table:table-cell table:formula="of:=LOG(ABS([.B135]))" office:value-type="float" office:value="-2.89619627904404">
            <text:p>-2,896196279</text:p>
          </table:table-cell>
          <table:table-cell table:formula="of:=LOG(ABS([.D135]))" office:value-type="float" office:value="-4.56703070912559">
            <text:p>-4,5670307091</text:p>
          </table:table-cell>
        </table:table-row>
        <table:table-row table:style-name="ro1">
          <table:table-cell office:value-type="float" office:value="0.33">
            <text:p>0,33</text:p>
          </table:table-cell>
          <table:table-cell office:value-type="float" office:value="0.00137">
            <text:p>1,37E-003</text:p>
          </table:table-cell>
          <table:table-cell office:value-type="float" office:value="-0.000926">
            <text:p>-9,26E-004</text:p>
          </table:table-cell>
          <table:table-cell office:value-type="float" office:value="0.0000286">
            <text:p>2,86E-005</text:p>
          </table:table-cell>
          <table:table-cell office:value-type="float" office:value="-0.00115">
            <text:p>-1,15E-003</text:p>
          </table:table-cell>
          <table:table-cell/>
          <table:table-cell office:value-type="float" office:value="0.33">
            <text:p>0,33</text:p>
          </table:table-cell>
          <table:table-cell table:formula="of:=[.B136]/(2*4.9)*1000" office:value-type="float" office:value="0.139795918367347">
            <text:p>0,1397959184</text:p>
          </table:table-cell>
          <table:table-cell table:formula="of:=[.C136]/(2*4.9)*1000" office:value-type="float" office:value="-0.0944897959183673">
            <text:p>-0,0944897959</text:p>
          </table:table-cell>
          <table:table-cell table:formula="of:=[.D136]/(2*4.9)*1000" office:value-type="float" office:value="0.00291836734693877">
            <text:p>0,0029183673</text:p>
          </table:table-cell>
          <table:table-cell table:formula="of:=[.E136]/(2*4.9)*1000" office:value-type="float" office:value="-0.11734693877551">
            <text:p>-0,1173469388</text:p>
          </table:table-cell>
          <table:table-cell/>
          <table:table-cell office:value-type="float" office:value="0.33">
            <text:p>0,33</text:p>
          </table:table-cell>
          <table:table-cell table:formula="of:=LOG(ABS([.B136]))" office:value-type="float" office:value="-2.86327943284359">
            <text:p>-2,8632794328</text:p>
          </table:table-cell>
          <table:table-cell table:formula="of:=LOG(ABS([.D136]))" office:value-type="float" office:value="-4.54363396687096">
            <text:p>-4,5436339669</text:p>
          </table:table-cell>
        </table:table-row>
        <table:table-row table:style-name="ro1">
          <table:table-cell office:value-type="float" office:value="0.34">
            <text:p>0,34</text:p>
          </table:table-cell>
          <table:table-cell office:value-type="float" office:value="0.00148">
            <text:p>1,48E-003</text:p>
          </table:table-cell>
          <table:table-cell office:value-type="float" office:value="-0.000762">
            <text:p>-7,62E-004</text:p>
          </table:table-cell>
          <table:table-cell office:value-type="float" office:value="0.0000303">
            <text:p>3,03E-005</text:p>
          </table:table-cell>
          <table:table-cell office:value-type="float" office:value="-0.00113">
            <text:p>-1,13E-003</text:p>
          </table:table-cell>
          <table:table-cell/>
          <table:table-cell office:value-type="float" office:value="0.34">
            <text:p>0,34</text:p>
          </table:table-cell>
          <table:table-cell table:formula="of:=[.B137]/(2*4.9)*1000" office:value-type="float" office:value="0.151020408163265">
            <text:p>0,1510204082</text:p>
          </table:table-cell>
          <table:table-cell table:formula="of:=[.C137]/(2*4.9)*1000" office:value-type="float" office:value="-0.0777551020408163">
            <text:p>-0,077755102</text:p>
          </table:table-cell>
          <table:table-cell table:formula="of:=[.D137]/(2*4.9)*1000" office:value-type="float" office:value="0.00309183673469388">
            <text:p>0,0030918367</text:p>
          </table:table-cell>
          <table:table-cell table:formula="of:=[.E137]/(2*4.9)*1000" office:value-type="float" office:value="-0.11530612244898">
            <text:p>-0,1153061224</text:p>
          </table:table-cell>
          <table:table-cell/>
          <table:table-cell office:value-type="float" office:value="0.34">
            <text:p>0,34</text:p>
          </table:table-cell>
          <table:table-cell table:formula="of:=LOG(ABS([.B137]))" office:value-type="float" office:value="-2.82973828460504">
            <text:p>-2,8297382846</text:p>
          </table:table-cell>
          <table:table-cell table:formula="of:=LOG(ABS([.D137]))" office:value-type="float" office:value="-4.51855737149769">
            <text:p>-4,5185573715</text:p>
          </table:table-cell>
        </table:table-row>
        <table:table-row table:style-name="ro1">
          <table:table-cell office:value-type="float" office:value="0.35">
            <text:p>0,35</text:p>
          </table:table-cell>
          <table:table-cell office:value-type="float" office:value="0.00159">
            <text:p>1,59E-003</text:p>
          </table:table-cell>
          <table:table-cell office:value-type="float" office:value="-0.000595">
            <text:p>-5,95E-004</text:p>
          </table:table-cell>
          <table:table-cell office:value-type="float" office:value="0.0000321">
            <text:p>3,21E-005</text:p>
          </table:table-cell>
          <table:table-cell office:value-type="float" office:value="-0.00112">
            <text:p>-1,12E-003</text:p>
          </table:table-cell>
          <table:table-cell/>
          <table:table-cell office:value-type="float" office:value="0.35">
            <text:p>0,35</text:p>
          </table:table-cell>
          <table:table-cell table:formula="of:=[.B138]/(2*4.9)*1000" office:value-type="float" office:value="0.162244897959184">
            <text:p>0,162244898</text:p>
          </table:table-cell>
          <table:table-cell table:formula="of:=[.C138]/(2*4.9)*1000" office:value-type="float" office:value="-0.0607142857142857">
            <text:p>-0,0607142857</text:p>
          </table:table-cell>
          <table:table-cell table:formula="of:=[.D138]/(2*4.9)*1000" office:value-type="float" office:value="0.00327551020408163">
            <text:p>0,0032755102</text:p>
          </table:table-cell>
          <table:table-cell table:formula="of:=[.E138]/(2*4.9)*1000" office:value-type="float" office:value="-0.114285714285714">
            <text:p>-0,1142857143</text:p>
          </table:table-cell>
          <table:table-cell/>
          <table:table-cell office:value-type="float" office:value="0.35">
            <text:p>0,35</text:p>
          </table:table-cell>
          <table:table-cell table:formula="of:=LOG(ABS([.B138]))" office:value-type="float" office:value="-2.79860287567955">
            <text:p>-2,7986028757</text:p>
          </table:table-cell>
          <table:table-cell table:formula="of:=LOG(ABS([.D138]))" office:value-type="float" office:value="-4.49349496759513">
            <text:p>-4,4934949676</text:p>
          </table:table-cell>
        </table:table-row>
        <table:table-row table:style-name="ro1">
          <table:table-cell office:value-type="float" office:value="0.36">
            <text:p>0,36</text:p>
          </table:table-cell>
          <table:table-cell office:value-type="float" office:value="0.00169">
            <text:p>1,69E-003</text:p>
          </table:table-cell>
          <table:table-cell office:value-type="float" office:value="-0.000419">
            <text:p>-4,19E-004</text:p>
          </table:table-cell>
          <table:table-cell office:value-type="float" office:value="0.000034">
            <text:p>3,40E-005</text:p>
          </table:table-cell>
          <table:table-cell office:value-type="float" office:value="-0.00109">
            <text:p>-1,09E-003</text:p>
          </table:table-cell>
          <table:table-cell/>
          <table:table-cell office:value-type="float" office:value="0.36">
            <text:p>0,36</text:p>
          </table:table-cell>
          <table:table-cell table:formula="of:=[.B139]/(2*4.9)*1000" office:value-type="float" office:value="0.172448979591837">
            <text:p>0,1724489796</text:p>
          </table:table-cell>
          <table:table-cell table:formula="of:=[.C139]/(2*4.9)*1000" office:value-type="float" office:value="-0.0427551020408163">
            <text:p>-0,042755102</text:p>
          </table:table-cell>
          <table:table-cell table:formula="of:=[.D139]/(2*4.9)*1000" office:value-type="float" office:value="0.00346938775510204">
            <text:p>0,0034693878</text:p>
          </table:table-cell>
          <table:table-cell table:formula="of:=[.E139]/(2*4.9)*1000" office:value-type="float" office:value="-0.111224489795918">
            <text:p>-0,1112244898</text:p>
          </table:table-cell>
          <table:table-cell/>
          <table:table-cell office:value-type="float" office:value="0.36">
            <text:p>0,36</text:p>
          </table:table-cell>
          <table:table-cell table:formula="of:=LOG(ABS([.B139]))" office:value-type="float" office:value="-2.77211329538633">
            <text:p>-2,7721132954</text:p>
          </table:table-cell>
          <table:table-cell table:formula="of:=LOG(ABS([.D139]))" office:value-type="float" office:value="-4.46852108295774">
            <text:p>-4,468521083</text:p>
          </table:table-cell>
        </table:table-row>
        <table:table-row table:style-name="ro1">
          <table:table-cell office:value-type="float" office:value="0.37">
            <text:p>0,37</text:p>
          </table:table-cell>
          <table:table-cell office:value-type="float" office:value="0.0018">
            <text:p>1,80E-003</text:p>
          </table:table-cell>
          <table:table-cell office:value-type="float" office:value="-0.000237">
            <text:p>-2,37E-004</text:p>
          </table:table-cell>
          <table:table-cell office:value-type="float" office:value="0.0000361">
            <text:p>3,61E-005</text:p>
          </table:table-cell>
          <table:table-cell office:value-type="float" office:value="-0.00107">
            <text:p>-1,07E-003</text:p>
          </table:table-cell>
          <table:table-cell/>
          <table:table-cell office:value-type="float" office:value="0.37">
            <text:p>0,37</text:p>
          </table:table-cell>
          <table:table-cell table:formula="of:=[.B140]/(2*4.9)*1000" office:value-type="float" office:value="0.183673469387755">
            <text:p>0,1836734694</text:p>
          </table:table-cell>
          <table:table-cell table:formula="of:=[.C140]/(2*4.9)*1000" office:value-type="float" office:value="-0.0241836734693878">
            <text:p>-0,0241836735</text:p>
          </table:table-cell>
          <table:table-cell table:formula="of:=[.D140]/(2*4.9)*1000" office:value-type="float" office:value="0.00368367346938775">
            <text:p>0,0036836735</text:p>
          </table:table-cell>
          <table:table-cell table:formula="of:=[.E140]/(2*4.9)*1000" office:value-type="float" office:value="-0.109183673469388">
            <text:p>-0,1091836735</text:p>
          </table:table-cell>
          <table:table-cell/>
          <table:table-cell office:value-type="float" office:value="0.37">
            <text:p>0,37</text:p>
          </table:table-cell>
          <table:table-cell table:formula="of:=LOG(ABS([.B140]))" office:value-type="float" office:value="-2.74472749489669">
            <text:p>-2,7447274949</text:p>
          </table:table-cell>
          <table:table-cell table:formula="of:=LOG(ABS([.D140]))" office:value-type="float" office:value="-4.44249279809434">
            <text:p>-4,4424927981</text:p>
          </table:table-cell>
        </table:table-row>
        <table:table-row table:style-name="ro1">
          <table:table-cell office:value-type="float" office:value="0.38">
            <text:p>0,38</text:p>
          </table:table-cell>
          <table:table-cell office:value-type="float" office:value="0.00192">
            <text:p>1,92E-003</text:p>
          </table:table-cell>
          <table:table-cell office:value-type="float" office:value="-0.0000554">
            <text:p>-5,54E-005</text:p>
          </table:table-cell>
          <table:table-cell office:value-type="float" office:value="0.0000383">
            <text:p>3,83E-005</text:p>
          </table:table-cell>
          <table:table-cell office:value-type="float" office:value="-0.00104">
            <text:p>-1,04E-003</text:p>
          </table:table-cell>
          <table:table-cell/>
          <table:table-cell office:value-type="float" office:value="0.38">
            <text:p>0,38</text:p>
          </table:table-cell>
          <table:table-cell table:formula="of:=[.B141]/(2*4.9)*1000" office:value-type="float" office:value="0.195918367346939">
            <text:p>0,1959183673</text:p>
          </table:table-cell>
          <table:table-cell table:formula="of:=[.C141]/(2*4.9)*1000" office:value-type="float" office:value="-0.0056530612244898">
            <text:p>-0,0056530612</text:p>
          </table:table-cell>
          <table:table-cell table:formula="of:=[.D141]/(2*4.9)*1000" office:value-type="float" office:value="0.00390816326530612">
            <text:p>0,0039081633</text:p>
          </table:table-cell>
          <table:table-cell table:formula="of:=[.E141]/(2*4.9)*1000" office:value-type="float" office:value="-0.106122448979592">
            <text:p>-0,106122449</text:p>
          </table:table-cell>
          <table:table-cell/>
          <table:table-cell office:value-type="float" office:value="0.38">
            <text:p>0,38</text:p>
          </table:table-cell>
          <table:table-cell table:formula="of:=LOG(ABS([.B141]))" office:value-type="float" office:value="-2.71669877129645">
            <text:p>-2,7166987713</text:p>
          </table:table-cell>
          <table:table-cell table:formula="of:=LOG(ABS([.D141]))" office:value-type="float" office:value="-4.41680122603138">
            <text:p>-4,416801226</text:p>
          </table:table-cell>
        </table:table-row>
        <table:table-row table:style-name="ro1">
          <table:table-cell office:value-type="float" office:value="0.39">
            <text:p>0,39</text:p>
          </table:table-cell>
          <table:table-cell office:value-type="float" office:value="0.00203">
            <text:p>2,03E-003</text:p>
          </table:table-cell>
          <table:table-cell office:value-type="float" office:value="0.000131">
            <text:p>1,31E-004</text:p>
          </table:table-cell>
          <table:table-cell office:value-type="float" office:value="0.0000408">
            <text:p>4,08E-005</text:p>
          </table:table-cell>
          <table:table-cell office:value-type="float" office:value="-0.00102">
            <text:p>-1,02E-003</text:p>
          </table:table-cell>
          <table:table-cell/>
          <table:table-cell office:value-type="float" office:value="0.39">
            <text:p>0,39</text:p>
          </table:table-cell>
          <table:table-cell table:formula="of:=[.B142]/(2*4.9)*1000" office:value-type="float" office:value="0.207142857142857">
            <text:p>0,2071428571</text:p>
          </table:table-cell>
          <table:table-cell table:formula="of:=[.C142]/(2*4.9)*1000" office:value-type="float" office:value="0.0133673469387755">
            <text:p>0,0133673469</text:p>
          </table:table-cell>
          <table:table-cell table:formula="of:=[.D142]/(2*4.9)*1000" office:value-type="float" office:value="0.00416326530612245">
            <text:p>0,0041632653</text:p>
          </table:table-cell>
          <table:table-cell table:formula="of:=[.E142]/(2*4.9)*1000" office:value-type="float" office:value="-0.104081632653061">
            <text:p>-0,1040816327</text:p>
          </table:table-cell>
          <table:table-cell/>
          <table:table-cell office:value-type="float" office:value="0.39">
            <text:p>0,39</text:p>
          </table:table-cell>
          <table:table-cell table:formula="of:=LOG(ABS([.B142]))" office:value-type="float" office:value="-2.69250396208679">
            <text:p>-2,6925039621</text:p>
          </table:table-cell>
          <table:table-cell table:formula="of:=LOG(ABS([.D142]))" office:value-type="float" office:value="-4.38933983691012">
            <text:p>-4,3893398369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00214">
            <text:p>2,14E-003</text:p>
          </table:table-cell>
          <table:table-cell office:value-type="float" office:value="0.000322">
            <text:p>3,22E-004</text:p>
          </table:table-cell>
          <table:table-cell office:value-type="float" office:value="0.0000435">
            <text:p>4,35E-005</text:p>
          </table:table-cell>
          <table:table-cell office:value-type="float" office:value="-0.000985">
            <text:p>-9,85E-004</text:p>
          </table:table-cell>
          <table:table-cell/>
          <table:table-cell office:value-type="float" office:value="0.4">
            <text:p>0,4</text:p>
          </table:table-cell>
          <table:table-cell table:formula="of:=[.B143]/(2*4.9)*1000" office:value-type="float" office:value="0.218367346938775">
            <text:p>0,2183673469</text:p>
          </table:table-cell>
          <table:table-cell table:formula="of:=[.C143]/(2*4.9)*1000" office:value-type="float" office:value="0.0328571428571428">
            <text:p>0,0328571429</text:p>
          </table:table-cell>
          <table:table-cell table:formula="of:=[.D143]/(2*4.9)*1000" office:value-type="float" office:value="0.00443877551020408">
            <text:p>0,0044387755</text:p>
          </table:table-cell>
          <table:table-cell table:formula="of:=[.E143]/(2*4.9)*1000" office:value-type="float" office:value="-0.100510204081633">
            <text:p>-0,1005102041</text:p>
          </table:table-cell>
          <table:table-cell/>
          <table:table-cell office:value-type="float" office:value="0.4">
            <text:p>0,4</text:p>
          </table:table-cell>
          <table:table-cell table:formula="of:=LOG(ABS([.B143]))" office:value-type="float" office:value="-2.66958622665081">
            <text:p>-2,6695862267</text:p>
          </table:table-cell>
          <table:table-cell table:formula="of:=LOG(ABS([.D143]))" office:value-type="float" office:value="-4.36151074304536">
            <text:p>-4,361510743</text:p>
          </table:table-cell>
        </table:table-row>
        <table:table-row table:style-name="ro1">
          <table:table-cell office:value-type="float" office:value="0.41">
            <text:p>0,41</text:p>
          </table:table-cell>
          <table:table-cell office:value-type="float" office:value="0.00226">
            <text:p>2,26E-003</text:p>
          </table:table-cell>
          <table:table-cell office:value-type="float" office:value="0.000517">
            <text:p>5,17E-004</text:p>
          </table:table-cell>
          <table:table-cell office:value-type="float" office:value="0.0000466">
            <text:p>4,66E-005</text:p>
          </table:table-cell>
          <table:table-cell office:value-type="float" office:value="-0.000952">
            <text:p>-9,52E-004</text:p>
          </table:table-cell>
          <table:table-cell/>
          <table:table-cell office:value-type="float" office:value="0.41">
            <text:p>0,41</text:p>
          </table:table-cell>
          <table:table-cell table:formula="of:=[.B144]/(2*4.9)*1000" office:value-type="float" office:value="0.230612244897959">
            <text:p>0,2306122449</text:p>
          </table:table-cell>
          <table:table-cell table:formula="of:=[.C144]/(2*4.9)*1000" office:value-type="float" office:value="0.0527551020408163">
            <text:p>0,052755102</text:p>
          </table:table-cell>
          <table:table-cell table:formula="of:=[.D144]/(2*4.9)*1000" office:value-type="float" office:value="0.00475510204081633">
            <text:p>0,004755102</text:p>
          </table:table-cell>
          <table:table-cell table:formula="of:=[.E144]/(2*4.9)*1000" office:value-type="float" office:value="-0.0971428571428571">
            <text:p>-0,0971428571</text:p>
          </table:table-cell>
          <table:table-cell/>
          <table:table-cell office:value-type="float" office:value="0.41">
            <text:p>0,41</text:p>
          </table:table-cell>
          <table:table-cell table:formula="of:=LOG(ABS([.B144]))" office:value-type="float" office:value="-2.6458915608526">
            <text:p>-2,6458915609</text:p>
          </table:table-cell>
          <table:table-cell table:formula="of:=LOG(ABS([.D144]))" office:value-type="float" office:value="-4.33161408331">
            <text:p>-4,3316140833</text:p>
          </table:table-cell>
        </table:table-row>
        <table:table-row table:style-name="ro1">
          <table:table-cell office:value-type="float" office:value="0.42">
            <text:p>0,42</text:p>
          </table:table-cell>
          <table:table-cell office:value-type="float" office:value="0.00237">
            <text:p>2,37E-003</text:p>
          </table:table-cell>
          <table:table-cell office:value-type="float" office:value="0.000716">
            <text:p>7,16E-004</text:p>
          </table:table-cell>
          <table:table-cell office:value-type="float" office:value="0.0000499">
            <text:p>4,99E-005</text:p>
          </table:table-cell>
          <table:table-cell office:value-type="float" office:value="-0.000915">
            <text:p>-9,15E-004</text:p>
          </table:table-cell>
          <table:table-cell/>
          <table:table-cell office:value-type="float" office:value="0.42">
            <text:p>0,42</text:p>
          </table:table-cell>
          <table:table-cell table:formula="of:=[.B145]/(2*4.9)*1000" office:value-type="float" office:value="0.241836734693878">
            <text:p>0,2418367347</text:p>
          </table:table-cell>
          <table:table-cell table:formula="of:=[.C145]/(2*4.9)*1000" office:value-type="float" office:value="0.0730612244897959">
            <text:p>0,0730612245</text:p>
          </table:table-cell>
          <table:table-cell table:formula="of:=[.D145]/(2*4.9)*1000" office:value-type="float" office:value="0.00509183673469388">
            <text:p>0,0050918367</text:p>
          </table:table-cell>
          <table:table-cell table:formula="of:=[.E145]/(2*4.9)*1000" office:value-type="float" office:value="-0.0933673469387755">
            <text:p>-0,0933673469</text:p>
          </table:table-cell>
          <table:table-cell/>
          <table:table-cell office:value-type="float" office:value="0.42">
            <text:p>0,42</text:p>
          </table:table-cell>
          <table:table-cell table:formula="of:=LOG(ABS([.B145]))" office:value-type="float" office:value="-2.6252516539899">
            <text:p>-2,625251654</text:p>
          </table:table-cell>
          <table:table-cell table:formula="of:=LOG(ABS([.D145]))" office:value-type="float" office:value="-4.30189945437661">
            <text:p>-4,3018994544</text:p>
          </table:table-cell>
        </table:table-row>
        <table:table-row table:style-name="ro1">
          <table:table-cell office:value-type="float" office:value="0.43">
            <text:p>0,43</text:p>
          </table:table-cell>
          <table:table-cell office:value-type="float" office:value="0.00249">
            <text:p>2,49E-003</text:p>
          </table:table-cell>
          <table:table-cell office:value-type="float" office:value="0.00092">
            <text:p>9,20E-004</text:p>
          </table:table-cell>
          <table:table-cell office:value-type="float" office:value="0.0000538">
            <text:p>5,38E-005</text:p>
          </table:table-cell>
          <table:table-cell office:value-type="float" office:value="-0.000873">
            <text:p>-8,73E-004</text:p>
          </table:table-cell>
          <table:table-cell/>
          <table:table-cell office:value-type="float" office:value="0.43">
            <text:p>0,43</text:p>
          </table:table-cell>
          <table:table-cell table:formula="of:=[.B146]/(2*4.9)*1000" office:value-type="float" office:value="0.254081632653061">
            <text:p>0,2540816327</text:p>
          </table:table-cell>
          <table:table-cell table:formula="of:=[.C146]/(2*4.9)*1000" office:value-type="float" office:value="0.0938775510204082">
            <text:p>0,093877551</text:p>
          </table:table-cell>
          <table:table-cell table:formula="of:=[.D146]/(2*4.9)*1000" office:value-type="float" office:value="0.00548979591836735">
            <text:p>0,0054897959</text:p>
          </table:table-cell>
          <table:table-cell table:formula="of:=[.E146]/(2*4.9)*1000" office:value-type="float" office:value="-0.0890816326530612">
            <text:p>-0,0890816327</text:p>
          </table:table-cell>
          <table:table-cell/>
          <table:table-cell office:value-type="float" office:value="0.43">
            <text:p>0,43</text:p>
          </table:table-cell>
          <table:table-cell table:formula="of:=LOG(ABS([.B146]))" office:value-type="float" office:value="-2.60380065290426">
            <text:p>-2,6038006529</text:p>
          </table:table-cell>
          <table:table-cell table:formula="of:=LOG(ABS([.D146]))" office:value-type="float" office:value="-4.26921772433361">
            <text:p>-4,2692177243</text:p>
          </table:table-cell>
        </table:table-row>
        <table:table-row table:style-name="ro1">
          <table:table-cell office:value-type="float" office:value="0.44">
            <text:p>0,44</text:p>
          </table:table-cell>
          <table:table-cell office:value-type="float" office:value="0.00261">
            <text:p>2,61E-003</text:p>
          </table:table-cell>
          <table:table-cell office:value-type="float" office:value="0.00113">
            <text:p>1,13E-003</text:p>
          </table:table-cell>
          <table:table-cell office:value-type="float" office:value="0.0000581">
            <text:p>5,81E-005</text:p>
          </table:table-cell>
          <table:table-cell office:value-type="float" office:value="-0.000828">
            <text:p>-8,28E-004</text:p>
          </table:table-cell>
          <table:table-cell/>
          <table:table-cell office:value-type="float" office:value="0.44">
            <text:p>0,44</text:p>
          </table:table-cell>
          <table:table-cell table:formula="of:=[.B147]/(2*4.9)*1000" office:value-type="float" office:value="0.266326530612245">
            <text:p>0,2663265306</text:p>
          </table:table-cell>
          <table:table-cell table:formula="of:=[.C147]/(2*4.9)*1000" office:value-type="float" office:value="0.11530612244898">
            <text:p>0,1153061224</text:p>
          </table:table-cell>
          <table:table-cell table:formula="of:=[.D147]/(2*4.9)*1000" office:value-type="float" office:value="0.00592857142857143">
            <text:p>0,0059285714</text:p>
          </table:table-cell>
          <table:table-cell table:formula="of:=[.E147]/(2*4.9)*1000" office:value-type="float" office:value="-0.0844897959183673">
            <text:p>-0,0844897959</text:p>
          </table:table-cell>
          <table:table-cell/>
          <table:table-cell office:value-type="float" office:value="0.44">
            <text:p>0,44</text:p>
          </table:table-cell>
          <table:table-cell table:formula="of:=LOG(ABS([.B147]))" office:value-type="float" office:value="-2.58335949266172">
            <text:p>-2,5833594927</text:p>
          </table:table-cell>
          <table:table-cell table:formula="of:=LOG(ABS([.D147]))" office:value-type="float" office:value="-4.23582386760967">
            <text:p>-4,2358238676</text:p>
          </table:table-cell>
        </table:table-row>
        <table:table-row table:style-name="ro1">
          <table:table-cell office:value-type="float" office:value="0.45">
            <text:p>0,45</text:p>
          </table:table-cell>
          <table:table-cell office:value-type="float" office:value="0.00273">
            <text:p>2,73E-003</text:p>
          </table:table-cell>
          <table:table-cell office:value-type="float" office:value="0.00133">
            <text:p>1,33E-003</text:p>
          </table:table-cell>
          <table:table-cell office:value-type="float" office:value="0.0000631">
            <text:p>6,31E-005</text:p>
          </table:table-cell>
          <table:table-cell office:value-type="float" office:value="-0.000778">
            <text:p>-7,78E-004</text:p>
          </table:table-cell>
          <table:table-cell/>
          <table:table-cell office:value-type="float" office:value="0.45">
            <text:p>0,45</text:p>
          </table:table-cell>
          <table:table-cell table:formula="of:=[.B148]/(2*4.9)*1000" office:value-type="float" office:value="0.278571428571429">
            <text:p>0,2785714286</text:p>
          </table:table-cell>
          <table:table-cell table:formula="of:=[.C148]/(2*4.9)*1000" office:value-type="float" office:value="0.135714285714286">
            <text:p>0,1357142857</text:p>
          </table:table-cell>
          <table:table-cell table:formula="of:=[.D148]/(2*4.9)*1000" office:value-type="float" office:value="0.00643877551020408">
            <text:p>0,0064387755</text:p>
          </table:table-cell>
          <table:table-cell table:formula="of:=[.E148]/(2*4.9)*1000" office:value-type="float" office:value="-0.0793877551020408">
            <text:p>-0,0793877551</text:p>
          </table:table-cell>
          <table:table-cell/>
          <table:table-cell office:value-type="float" office:value="0.45">
            <text:p>0,45</text:p>
          </table:table-cell>
          <table:table-cell table:formula="of:=LOG(ABS([.B148]))" office:value-type="float" office:value="-2.56383735295924">
            <text:p>-2,563837353</text:p>
          </table:table-cell>
          <table:table-cell table:formula="of:=LOG(ABS([.D148]))" office:value-type="float" office:value="-4.19997064075587">
            <text:p>-4,1999706408</text:p>
          </table:table-cell>
        </table:table-row>
        <table:table-row table:style-name="ro1">
          <table:table-cell office:value-type="float" office:value="0.46">
            <text:p>0,46</text:p>
          </table:table-cell>
          <table:table-cell office:value-type="float" office:value="0.00285">
            <text:p>2,85E-003</text:p>
          </table:table-cell>
          <table:table-cell office:value-type="float" office:value="0.00153">
            <text:p>1,53E-003</text:p>
          </table:table-cell>
          <table:table-cell office:value-type="float" office:value="0.0000689">
            <text:p>6,89E-005</text:p>
          </table:table-cell>
          <table:table-cell office:value-type="float" office:value="-0.000725">
            <text:p>-7,25E-004</text:p>
          </table:table-cell>
          <table:table-cell/>
          <table:table-cell office:value-type="float" office:value="0.46">
            <text:p>0,46</text:p>
          </table:table-cell>
          <table:table-cell table:formula="of:=[.B149]/(2*4.9)*1000" office:value-type="float" office:value="0.290816326530612">
            <text:p>0,2908163265</text:p>
          </table:table-cell>
          <table:table-cell table:formula="of:=[.C149]/(2*4.9)*1000" office:value-type="float" office:value="0.156122448979592">
            <text:p>0,156122449</text:p>
          </table:table-cell>
          <table:table-cell table:formula="of:=[.D149]/(2*4.9)*1000" office:value-type="float" office:value="0.00703061224489796">
            <text:p>0,0070306122</text:p>
          </table:table-cell>
          <table:table-cell table:formula="of:=[.E149]/(2*4.9)*1000" office:value-type="float" office:value="-0.0739795918367347">
            <text:p>-0,0739795918</text:p>
          </table:table-cell>
          <table:table-cell/>
          <table:table-cell office:value-type="float" office:value="0.46">
            <text:p>0,46</text:p>
          </table:table-cell>
          <table:table-cell table:formula="of:=LOG(ABS([.B149]))" office:value-type="float" office:value="-2.54515513999149">
            <text:p>-2,54515514</text:p>
          </table:table-cell>
          <table:table-cell table:formula="of:=LOG(ABS([.D149]))" office:value-type="float" office:value="-4.16178077809237">
            <text:p>-4,1617807781</text:p>
          </table:table-cell>
        </table:table-row>
        <table:table-row table:style-name="ro1">
          <table:table-cell office:value-type="float" office:value="0.47">
            <text:p>0,47</text:p>
          </table:table-cell>
          <table:table-cell office:value-type="float" office:value="0.00298">
            <text:p>2,98E-003</text:p>
          </table:table-cell>
          <table:table-cell office:value-type="float" office:value="0.00174">
            <text:p>1,74E-003</text:p>
          </table:table-cell>
          <table:table-cell office:value-type="float" office:value="0.0000755">
            <text:p>7,55E-005</text:p>
          </table:table-cell>
          <table:table-cell office:value-type="float" office:value="-0.00067">
            <text:p>-6,70E-004</text:p>
          </table:table-cell>
          <table:table-cell/>
          <table:table-cell office:value-type="float" office:value="0.47">
            <text:p>0,47</text:p>
          </table:table-cell>
          <table:table-cell table:formula="of:=[.B150]/(2*4.9)*1000" office:value-type="float" office:value="0.304081632653061">
            <text:p>0,3040816327</text:p>
          </table:table-cell>
          <table:table-cell table:formula="of:=[.C150]/(2*4.9)*1000" office:value-type="float" office:value="0.177551020408163">
            <text:p>0,1775510204</text:p>
          </table:table-cell>
          <table:table-cell table:formula="of:=[.D150]/(2*4.9)*1000" office:value-type="float" office:value="0.00770408163265306">
            <text:p>0,0077040816</text:p>
          </table:table-cell>
          <table:table-cell table:formula="of:=[.E150]/(2*4.9)*1000" office:value-type="float" office:value="-0.0683673469387755">
            <text:p>-0,0683673469</text:p>
          </table:table-cell>
          <table:table-cell/>
          <table:table-cell office:value-type="float" office:value="0.47">
            <text:p>0,47</text:p>
          </table:table-cell>
          <table:table-cell table:formula="of:=LOG(ABS([.B150]))" office:value-type="float" office:value="-2.52578373592374">
            <text:p>-2,5257837359</text:p>
          </table:table-cell>
          <table:table-cell table:formula="of:=LOG(ABS([.D150]))" office:value-type="float" office:value="-4.12205304837081">
            <text:p>-4,1220530484</text:p>
          </table:table-cell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0.0031">
            <text:p>3,10E-003</text:p>
          </table:table-cell>
          <table:table-cell office:value-type="float" office:value="0.00195">
            <text:p>1,95E-003</text:p>
          </table:table-cell>
          <table:table-cell office:value-type="float" office:value="0.0000833">
            <text:p>8,33E-005</text:p>
          </table:table-cell>
          <table:table-cell office:value-type="float" office:value="-0.00061">
            <text:p>-6,10E-004</text:p>
          </table:table-cell>
          <table:table-cell/>
          <table:table-cell office:value-type="float" office:value="0.48">
            <text:p>0,48</text:p>
          </table:table-cell>
          <table:table-cell table:formula="of:=[.B151]/(2*4.9)*1000" office:value-type="float" office:value="0.316326530612245">
            <text:p>0,3163265306</text:p>
          </table:table-cell>
          <table:table-cell table:formula="of:=[.C151]/(2*4.9)*1000" office:value-type="float" office:value="0.198979591836735">
            <text:p>0,1989795918</text:p>
          </table:table-cell>
          <table:table-cell table:formula="of:=[.D151]/(2*4.9)*1000" office:value-type="float" office:value="0.0085">
            <text:p>0,0085</text:p>
          </table:table-cell>
          <table:table-cell table:formula="of:=[.E151]/(2*4.9)*1000" office:value-type="float" office:value="-0.0622448979591837">
            <text:p>-0,062244898</text:p>
          </table:table-cell>
          <table:table-cell/>
          <table:table-cell office:value-type="float" office:value="0.48">
            <text:p>0,48</text:p>
          </table:table-cell>
          <table:table-cell table:formula="of:=LOG(ABS([.B151]))" office:value-type="float" office:value="-2.50863830616573">
            <text:p>-2,5086383062</text:p>
          </table:table-cell>
          <table:table-cell table:formula="of:=LOG(ABS([.D151]))" office:value-type="float" office:value="-4.07935499859321">
            <text:p>-4,0793549986</text:p>
          </table:table-cell>
        </table:table-row>
        <table:table-row table:style-name="ro1">
          <table:table-cell office:value-type="float" office:value="0.49">
            <text:p>0,49</text:p>
          </table:table-cell>
          <table:table-cell office:value-type="float" office:value="0.00323">
            <text:p>3,23E-003</text:p>
          </table:table-cell>
          <table:table-cell office:value-type="float" office:value="0.00215">
            <text:p>2,15E-003</text:p>
          </table:table-cell>
          <table:table-cell office:value-type="float" office:value="0.0000923">
            <text:p>9,23E-005</text:p>
          </table:table-cell>
          <table:table-cell office:value-type="float" office:value="-0.000549">
            <text:p>-5,49E-004</text:p>
          </table:table-cell>
          <table:table-cell/>
          <table:table-cell office:value-type="float" office:value="0.49">
            <text:p>0,49</text:p>
          </table:table-cell>
          <table:table-cell table:formula="of:=[.B152]/(2*4.9)*1000" office:value-type="float" office:value="0.329591836734694">
            <text:p>0,3295918367</text:p>
          </table:table-cell>
          <table:table-cell table:formula="of:=[.C152]/(2*4.9)*1000" office:value-type="float" office:value="0.219387755102041">
            <text:p>0,2193877551</text:p>
          </table:table-cell>
          <table:table-cell table:formula="of:=[.D152]/(2*4.9)*1000" office:value-type="float" office:value="0.00941836734693877">
            <text:p>0,0094183673</text:p>
          </table:table-cell>
          <table:table-cell table:formula="of:=[.E152]/(2*4.9)*1000" office:value-type="float" office:value="-0.0560204081632653">
            <text:p>-0,0560204082</text:p>
          </table:table-cell>
          <table:table-cell/>
          <table:table-cell office:value-type="float" office:value="0.49">
            <text:p>0,49</text:p>
          </table:table-cell>
          <table:table-cell table:formula="of:=LOG(ABS([.B152]))" office:value-type="float" office:value="-2.4907974776689">
            <text:p>-2,4907974777</text:p>
          </table:table-cell>
          <table:table-cell table:formula="of:=LOG(ABS([.D152]))" office:value-type="float" office:value="-4.03479829897409">
            <text:p>-4,034798299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00336">
            <text:p>3,36E-003</text:p>
          </table:table-cell>
          <table:table-cell office:value-type="float" office:value="0.00236">
            <text:p>2,36E-003</text:p>
          </table:table-cell>
          <table:table-cell office:value-type="float" office:value="0.000103">
            <text:p>1,03E-004</text:p>
          </table:table-cell>
          <table:table-cell office:value-type="float" office:value="-0.000487">
            <text:p>-4,87E-004</text:p>
          </table:table-cell>
          <table:table-cell/>
          <table:table-cell office:value-type="float" office:value="0.5">
            <text:p>0,5</text:p>
          </table:table-cell>
          <table:table-cell table:formula="of:=[.B153]/(2*4.9)*1000" office:value-type="float" office:value="0.342857142857143">
            <text:p>0,3428571429</text:p>
          </table:table-cell>
          <table:table-cell table:formula="of:=[.C153]/(2*4.9)*1000" office:value-type="float" office:value="0.240816326530612">
            <text:p>0,2408163265</text:p>
          </table:table-cell>
          <table:table-cell table:formula="of:=[.D153]/(2*4.9)*1000" office:value-type="float" office:value="0.0105102040816327">
            <text:p>0,0105102041</text:p>
          </table:table-cell>
          <table:table-cell table:formula="of:=[.E153]/(2*4.9)*1000" office:value-type="float" office:value="-0.0496938775510204">
            <text:p>-0,0496938776</text:p>
          </table:table-cell>
          <table:table-cell/>
          <table:table-cell office:value-type="float" office:value="0.5">
            <text:p>0,5</text:p>
          </table:table-cell>
          <table:table-cell table:formula="of:=LOG(ABS([.B153]))" office:value-type="float" office:value="-2.47366072261016">
            <text:p>-2,4736607226</text:p>
          </table:table-cell>
          <table:table-cell table:formula="of:=LOG(ABS([.D153]))" office:value-type="float" office:value="-3.98716277529483">
            <text:p>-3,9871627753</text:p>
          </table:table-cell>
        </table:table-row>
        <table:table-row table:style-name="ro1">
          <table:table-cell office:value-type="float" office:value="0.51">
            <text:p>0,51</text:p>
          </table:table-cell>
          <table:table-cell office:value-type="float" office:value="0.00349">
            <text:p>3,49E-003</text:p>
          </table:table-cell>
          <table:table-cell office:value-type="float" office:value="0.00256">
            <text:p>2,56E-003</text:p>
          </table:table-cell>
          <table:table-cell office:value-type="float" office:value="0.000115">
            <text:p>1,15E-004</text:p>
          </table:table-cell>
          <table:table-cell office:value-type="float" office:value="-0.000424">
            <text:p>-4,24E-004</text:p>
          </table:table-cell>
          <table:table-cell/>
          <table:table-cell office:value-type="float" office:value="0.51">
            <text:p>0,51</text:p>
          </table:table-cell>
          <table:table-cell table:formula="of:=[.B154]/(2*4.9)*1000" office:value-type="float" office:value="0.356122448979592">
            <text:p>0,356122449</text:p>
          </table:table-cell>
          <table:table-cell table:formula="of:=[.C154]/(2*4.9)*1000" office:value-type="float" office:value="0.261224489795918">
            <text:p>0,2612244898</text:p>
          </table:table-cell>
          <table:table-cell table:formula="of:=[.D154]/(2*4.9)*1000" office:value-type="float" office:value="0.011734693877551">
            <text:p>0,0117346939</text:p>
          </table:table-cell>
          <table:table-cell table:formula="of:=[.E154]/(2*4.9)*1000" office:value-type="float" office:value="-0.043265306122449">
            <text:p>-0,0432653061</text:p>
          </table:table-cell>
          <table:table-cell/>
          <table:table-cell office:value-type="float" office:value="0.51">
            <text:p>0,51</text:p>
          </table:table-cell>
          <table:table-cell table:formula="of:=LOG(ABS([.B154]))" office:value-type="float" office:value="-2.45717457304082">
            <text:p>-2,457174573</text:p>
          </table:table-cell>
          <table:table-cell table:formula="of:=LOG(ABS([.D154]))" office:value-type="float" office:value="-3.93930215964639">
            <text:p>-3,9393021596</text:p>
          </table:table-cell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0.00362">
            <text:p>3,62E-003</text:p>
          </table:table-cell>
          <table:table-cell office:value-type="float" office:value="0.00276">
            <text:p>2,76E-003</text:p>
          </table:table-cell>
          <table:table-cell office:value-type="float" office:value="0.000129">
            <text:p>1,29E-004</text:p>
          </table:table-cell>
          <table:table-cell office:value-type="float" office:value="-0.000361">
            <text:p>-3,61E-004</text:p>
          </table:table-cell>
          <table:table-cell/>
          <table:table-cell office:value-type="float" office:value="0.52">
            <text:p>0,52</text:p>
          </table:table-cell>
          <table:table-cell table:formula="of:=[.B155]/(2*4.9)*1000" office:value-type="float" office:value="0.369387755102041">
            <text:p>0,3693877551</text:p>
          </table:table-cell>
          <table:table-cell table:formula="of:=[.C155]/(2*4.9)*1000" office:value-type="float" office:value="0.281632653061224">
            <text:p>0,2816326531</text:p>
          </table:table-cell>
          <table:table-cell table:formula="of:=[.D155]/(2*4.9)*1000" office:value-type="float" office:value="0.0131632653061224">
            <text:p>0,0131632653</text:p>
          </table:table-cell>
          <table:table-cell table:formula="of:=[.E155]/(2*4.9)*1000" office:value-type="float" office:value="-0.0368367346938775">
            <text:p>-0,0368367347</text:p>
          </table:table-cell>
          <table:table-cell/>
          <table:table-cell office:value-type="float" office:value="0.52">
            <text:p>0,52</text:p>
          </table:table-cell>
          <table:table-cell table:formula="of:=LOG(ABS([.B155]))" office:value-type="float" office:value="-2.44129142946683">
            <text:p>-2,4412914295</text:p>
          </table:table-cell>
          <table:table-cell table:formula="of:=LOG(ABS([.D155]))" office:value-type="float" office:value="-3.88941028970075">
            <text:p>-3,8894102897</text:p>
          </table:table-cell>
        </table:table-row>
        <table:table-row table:style-name="ro1">
          <table:table-cell office:value-type="float" office:value="0.53">
            <text:p>0,53</text:p>
          </table:table-cell>
          <table:table-cell office:value-type="float" office:value="0.00375">
            <text:p>3,75E-003</text:p>
          </table:table-cell>
          <table:table-cell office:value-type="float" office:value="0.00296">
            <text:p>2,96E-003</text:p>
          </table:table-cell>
          <table:table-cell office:value-type="float" office:value="0.000144">
            <text:p>1,44E-004</text:p>
          </table:table-cell>
          <table:table-cell office:value-type="float" office:value="-0.000298">
            <text:p>-2,98E-004</text:p>
          </table:table-cell>
          <table:table-cell/>
          <table:table-cell office:value-type="float" office:value="0.53">
            <text:p>0,53</text:p>
          </table:table-cell>
          <table:table-cell table:formula="of:=[.B156]/(2*4.9)*1000" office:value-type="float" office:value="0.38265306122449">
            <text:p>0,3826530612</text:p>
          </table:table-cell>
          <table:table-cell table:formula="of:=[.C156]/(2*4.9)*1000" office:value-type="float" office:value="0.302040816326531">
            <text:p>0,3020408163</text:p>
          </table:table-cell>
          <table:table-cell table:formula="of:=[.D156]/(2*4.9)*1000" office:value-type="float" office:value="0.0146938775510204">
            <text:p>0,0146938776</text:p>
          </table:table-cell>
          <table:table-cell table:formula="of:=[.E156]/(2*4.9)*1000" office:value-type="float" office:value="-0.0304081632653061">
            <text:p>-0,0304081633</text:p>
          </table:table-cell>
          <table:table-cell/>
          <table:table-cell office:value-type="float" office:value="0.53">
            <text:p>0,53</text:p>
          </table:table-cell>
          <table:table-cell table:formula="of:=LOG(ABS([.B156]))" office:value-type="float" office:value="-2.42596873227228">
            <text:p>-2,4259687323</text:p>
          </table:table-cell>
          <table:table-cell table:formula="of:=LOG(ABS([.D156]))" office:value-type="float" office:value="-3.84163750790475">
            <text:p>-3,8416375079</text:p>
          </table:table-cell>
        </table:table-row>
        <table:table-row table:style-name="ro1">
          <table:table-cell office:value-type="float" office:value="0.54">
            <text:p>0,54</text:p>
          </table:table-cell>
          <table:table-cell office:value-type="float" office:value="0.00389">
            <text:p>3,89E-003</text:p>
          </table:table-cell>
          <table:table-cell office:value-type="float" office:value="0.00316">
            <text:p>3,16E-003</text:p>
          </table:table-cell>
          <table:table-cell office:value-type="float" office:value="0.000161">
            <text:p>1,61E-004</text:p>
          </table:table-cell>
          <table:table-cell office:value-type="float" office:value="-0.000238">
            <text:p>-2,38E-004</text:p>
          </table:table-cell>
          <table:table-cell/>
          <table:table-cell office:value-type="float" office:value="0.54">
            <text:p>0,54</text:p>
          </table:table-cell>
          <table:table-cell table:formula="of:=[.B157]/(2*4.9)*1000" office:value-type="float" office:value="0.396938775510204">
            <text:p>0,3969387755</text:p>
          </table:table-cell>
          <table:table-cell table:formula="of:=[.C157]/(2*4.9)*1000" office:value-type="float" office:value="0.322448979591837">
            <text:p>0,3224489796</text:p>
          </table:table-cell>
          <table:table-cell table:formula="of:=[.D157]/(2*4.9)*1000" office:value-type="float" office:value="0.0164285714285714">
            <text:p>0,0164285714</text:p>
          </table:table-cell>
          <table:table-cell table:formula="of:=[.E157]/(2*4.9)*1000" office:value-type="float" office:value="-0.0242857142857143">
            <text:p>-0,0242857143</text:p>
          </table:table-cell>
          <table:table-cell/>
          <table:table-cell office:value-type="float" office:value="0.54">
            <text:p>0,54</text:p>
          </table:table-cell>
          <table:table-cell table:formula="of:=LOG(ABS([.B157]))" office:value-type="float" office:value="-2.41005039867429">
            <text:p>-2,4100503987</text:p>
          </table:table-cell>
          <table:table-cell table:formula="of:=LOG(ABS([.D157]))" office:value-type="float" office:value="-3.79317412396815">
            <text:p>-3,793174124</text:p>
          </table:table-cell>
        </table:table-row>
        <table:table-row table:style-name="ro1">
          <table:table-cell office:value-type="float" office:value="0.55">
            <text:p>0,55</text:p>
          </table:table-cell>
          <table:table-cell office:value-type="float" office:value="0.00402">
            <text:p>4,02E-003</text:p>
          </table:table-cell>
          <table:table-cell office:value-type="float" office:value="0.00335">
            <text:p>3,35E-003</text:p>
          </table:table-cell>
          <table:table-cell office:value-type="float" office:value="0.00018">
            <text:p>1,80E-004</text:p>
          </table:table-cell>
          <table:table-cell office:value-type="float" office:value="-0.000178">
            <text:p>-1,78E-004</text:p>
          </table:table-cell>
          <table:table-cell/>
          <table:table-cell office:value-type="float" office:value="0.55">
            <text:p>0,55</text:p>
          </table:table-cell>
          <table:table-cell table:formula="of:=[.B158]/(2*4.9)*1000" office:value-type="float" office:value="0.410204081632653">
            <text:p>0,4102040816</text:p>
          </table:table-cell>
          <table:table-cell table:formula="of:=[.C158]/(2*4.9)*1000" office:value-type="float" office:value="0.341836734693878">
            <text:p>0,3418367347</text:p>
          </table:table-cell>
          <table:table-cell table:formula="of:=[.D158]/(2*4.9)*1000" office:value-type="float" office:value="0.0183673469387755">
            <text:p>0,0183673469</text:p>
          </table:table-cell>
          <table:table-cell table:formula="of:=[.E158]/(2*4.9)*1000" office:value-type="float" office:value="-0.0181632653061224">
            <text:p>-0,0181632653</text:p>
          </table:table-cell>
          <table:table-cell/>
          <table:table-cell office:value-type="float" office:value="0.55">
            <text:p>0,55</text:p>
          </table:table-cell>
          <table:table-cell table:formula="of:=LOG(ABS([.B158]))" office:value-type="float" office:value="-2.39577394691553">
            <text:p>-2,3957739469</text:p>
          </table:table-cell>
          <table:table-cell table:formula="of:=LOG(ABS([.D158]))" office:value-type="float" office:value="-3.74472749489669">
            <text:p>-3,7447274949</text:p>
          </table:table-cell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00415">
            <text:p>4,15E-003</text:p>
          </table:table-cell>
          <table:table-cell office:value-type="float" office:value="0.00355">
            <text:p>3,55E-003</text:p>
          </table:table-cell>
          <table:table-cell office:value-type="float" office:value="0.0002">
            <text:p>2,00E-004</text:p>
          </table:table-cell>
          <table:table-cell office:value-type="float" office:value="-0.000121">
            <text:p>-1,21E-004</text:p>
          </table:table-cell>
          <table:table-cell/>
          <table:table-cell office:value-type="float" office:value="0.56">
            <text:p>0,56</text:p>
          </table:table-cell>
          <table:table-cell table:formula="of:=[.B159]/(2*4.9)*1000" office:value-type="float" office:value="0.423469387755102">
            <text:p>0,4234693878</text:p>
          </table:table-cell>
          <table:table-cell table:formula="of:=[.C159]/(2*4.9)*1000" office:value-type="float" office:value="0.362244897959184">
            <text:p>0,362244898</text:p>
          </table:table-cell>
          <table:table-cell table:formula="of:=[.D159]/(2*4.9)*1000" office:value-type="float" office:value="0.0204081632653061">
            <text:p>0,0204081633</text:p>
          </table:table-cell>
          <table:table-cell table:formula="of:=[.E159]/(2*4.9)*1000" office:value-type="float" office:value="-0.0123469387755102">
            <text:p>-0,0123469388</text:p>
          </table:table-cell>
          <table:table-cell/>
          <table:table-cell office:value-type="float" office:value="0.56">
            <text:p>0,56</text:p>
          </table:table-cell>
          <table:table-cell table:formula="of:=LOG(ABS([.B159]))" office:value-type="float" office:value="-2.38195190328791">
            <text:p>-2,3819519033</text:p>
          </table:table-cell>
          <table:table-cell table:formula="of:=LOG(ABS([.D159]))" office:value-type="float" office:value="-3.69897000433602">
            <text:p>-3,6989700043</text:p>
          </table:table-cell>
        </table:table-row>
        <table:table-row table:style-name="ro1">
          <table:table-cell office:value-type="float" office:value="0.57">
            <text:p>0,57</text:p>
          </table:table-cell>
          <table:table-cell office:value-type="float" office:value="0.00429">
            <text:p>4,29E-003</text:p>
          </table:table-cell>
          <table:table-cell office:value-type="float" office:value="0.00374">
            <text:p>3,74E-003</text:p>
          </table:table-cell>
          <table:table-cell office:value-type="float" office:value="0.000221">
            <text:p>2,21E-004</text:p>
          </table:table-cell>
          <table:table-cell office:value-type="float" office:value="-0.0000656">
            <text:p>-6,56E-005</text:p>
          </table:table-cell>
          <table:table-cell/>
          <table:table-cell office:value-type="float" office:value="0.57">
            <text:p>0,57</text:p>
          </table:table-cell>
          <table:table-cell table:formula="of:=[.B160]/(2*4.9)*1000" office:value-type="float" office:value="0.437755102040816">
            <text:p>0,437755102</text:p>
          </table:table-cell>
          <table:table-cell table:formula="of:=[.C160]/(2*4.9)*1000" office:value-type="float" office:value="0.381632653061224">
            <text:p>0,3816326531</text:p>
          </table:table-cell>
          <table:table-cell table:formula="of:=[.D160]/(2*4.9)*1000" office:value-type="float" office:value="0.0225510204081633">
            <text:p>0,0225510204</text:p>
          </table:table-cell>
          <table:table-cell table:formula="of:=[.E160]/(2*4.9)*1000" office:value-type="float" office:value="-0.00669387755102041">
            <text:p>-0,0066938776</text:p>
          </table:table-cell>
          <table:table-cell/>
          <table:table-cell office:value-type="float" office:value="0.57">
            <text:p>0,57</text:p>
          </table:table-cell>
          <table:table-cell table:formula="of:=LOG(ABS([.B160]))" office:value-type="float" office:value="-2.36754270781528">
            <text:p>-2,3675427078</text:p>
          </table:table-cell>
          <table:table-cell table:formula="of:=LOG(ABS([.D160]))" office:value-type="float" office:value="-3.65560772631489">
            <text:p>-3,6556077263</text:p>
          </table:table-cell>
        </table:table-row>
        <table:table-row table:style-name="ro1">
          <table:table-cell office:value-type="float" office:value="0.58">
            <text:p>0,58</text:p>
          </table:table-cell>
          <table:table-cell office:value-type="float" office:value="0.00442">
            <text:p>4,42E-003</text:p>
          </table:table-cell>
          <table:table-cell office:value-type="float" office:value="0.00392">
            <text:p>3,92E-003</text:p>
          </table:table-cell>
          <table:table-cell office:value-type="float" office:value="0.000242">
            <text:p>2,42E-004</text:p>
          </table:table-cell>
          <table:table-cell office:value-type="float" office:value="-0.0000123">
            <text:p>-1,23E-005</text:p>
          </table:table-cell>
          <table:table-cell/>
          <table:table-cell office:value-type="float" office:value="0.58">
            <text:p>0,58</text:p>
          </table:table-cell>
          <table:table-cell table:formula="of:=[.B161]/(2*4.9)*1000" office:value-type="float" office:value="0.451020408163265">
            <text:p>0,4510204082</text:p>
          </table:table-cell>
          <table:table-cell table:formula="of:=[.C161]/(2*4.9)*1000" office:value-type="float" office:value="0.4">
            <text:p>0,4</text:p>
          </table:table-cell>
          <table:table-cell table:formula="of:=[.D161]/(2*4.9)*1000" office:value-type="float" office:value="0.0246938775510204">
            <text:p>0,0246938776</text:p>
          </table:table-cell>
          <table:table-cell table:formula="of:=[.E161]/(2*4.9)*1000" office:value-type="float" office:value="-0.00125510204081633">
            <text:p>-0,001255102</text:p>
          </table:table-cell>
          <table:table-cell/>
          <table:table-cell office:value-type="float" office:value="0.58">
            <text:p>0,58</text:p>
          </table:table-cell>
          <table:table-cell table:formula="of:=LOG(ABS([.B161]))" office:value-type="float" office:value="-2.35457773065091">
            <text:p>-2,3545777307</text:p>
          </table:table-cell>
          <table:table-cell table:formula="of:=LOG(ABS([.D161]))" office:value-type="float" office:value="-3.61618463401957">
            <text:p>-3,616184634</text:p>
          </table:table-cell>
        </table:table-row>
        <table:table-row table:style-name="ro1">
          <table:table-cell office:value-type="float" office:value="0.59">
            <text:p>0,59</text:p>
          </table:table-cell>
          <table:table-cell office:value-type="float" office:value="0.00456">
            <text:p>4,56E-003</text:p>
          </table:table-cell>
          <table:table-cell office:value-type="float" office:value="0.00411">
            <text:p>4,11E-003</text:p>
          </table:table-cell>
          <table:table-cell office:value-type="float" office:value="0.000263">
            <text:p>2,63E-004</text:p>
          </table:table-cell>
          <table:table-cell office:value-type="float" office:value="0.0000389">
            <text:p>3,89E-005</text:p>
          </table:table-cell>
          <table:table-cell/>
          <table:table-cell office:value-type="float" office:value="0.59">
            <text:p>0,59</text:p>
          </table:table-cell>
          <table:table-cell table:formula="of:=[.B162]/(2*4.9)*1000" office:value-type="float" office:value="0.46530612244898">
            <text:p>0,4653061224</text:p>
          </table:table-cell>
          <table:table-cell table:formula="of:=[.C162]/(2*4.9)*1000" office:value-type="float" office:value="0.419387755102041">
            <text:p>0,4193877551</text:p>
          </table:table-cell>
          <table:table-cell table:formula="of:=[.D162]/(2*4.9)*1000" office:value-type="float" office:value="0.0268367346938775">
            <text:p>0,0268367347</text:p>
          </table:table-cell>
          <table:table-cell table:formula="of:=[.E162]/(2*4.9)*1000" office:value-type="float" office:value="0.00396938775510204">
            <text:p>0,0039693878</text:p>
          </table:table-cell>
          <table:table-cell/>
          <table:table-cell office:value-type="float" office:value="0.59">
            <text:p>0,59</text:p>
          </table:table-cell>
          <table:table-cell table:formula="of:=LOG(ABS([.B162]))" office:value-type="float" office:value="-2.34103515733556">
            <text:p>-2,3410351573</text:p>
          </table:table-cell>
          <table:table-cell table:formula="of:=LOG(ABS([.D162]))" office:value-type="float" office:value="-3.58004425151024">
            <text:p>-3,5800442515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00469">
            <text:p>4,69E-003</text:p>
          </table:table-cell>
          <table:table-cell office:value-type="float" office:value="0.00429">
            <text:p>4,29E-003</text:p>
          </table:table-cell>
          <table:table-cell office:value-type="float" office:value="0.000283">
            <text:p>2,83E-004</text:p>
          </table:table-cell>
          <table:table-cell office:value-type="float" office:value="0.0000877">
            <text:p>8,77E-005</text:p>
          </table:table-cell>
          <table:table-cell/>
          <table:table-cell office:value-type="float" office:value="0.6">
            <text:p>0,6</text:p>
          </table:table-cell>
          <table:table-cell table:formula="of:=[.B163]/(2*4.9)*1000" office:value-type="float" office:value="0.478571428571429">
            <text:p>0,4785714286</text:p>
          </table:table-cell>
          <table:table-cell table:formula="of:=[.C163]/(2*4.9)*1000" office:value-type="float" office:value="0.437755102040816">
            <text:p>0,437755102</text:p>
          </table:table-cell>
          <table:table-cell table:formula="of:=[.D163]/(2*4.9)*1000" office:value-type="float" office:value="0.0288775510204082">
            <text:p>0,028877551</text:p>
          </table:table-cell>
          <table:table-cell table:formula="of:=[.E163]/(2*4.9)*1000" office:value-type="float" office:value="0.00894897959183673">
            <text:p>0,0089489796</text:p>
          </table:table-cell>
          <table:table-cell/>
          <table:table-cell office:value-type="float" office:value="0.6">
            <text:p>0,6</text:p>
          </table:table-cell>
          <table:table-cell table:formula="of:=LOG(ABS([.B163]))" office:value-type="float" office:value="-2.32882715728492">
            <text:p>-2,3288271573</text:p>
          </table:table-cell>
          <table:table-cell table:formula="of:=LOG(ABS([.D163]))" office:value-type="float" office:value="-3.54821356447571">
            <text:p>-3,5482135645</text:p>
          </table:table-cell>
        </table:table-row>
        <table:table-row table:style-name="ro1">
          <table:table-cell office:value-type="float" office:value="0.61">
            <text:p>0,61</text:p>
          </table:table-cell>
          <table:table-cell office:value-type="float" office:value="0.00483">
            <text:p>4,83E-003</text:p>
          </table:table-cell>
          <table:table-cell office:value-type="float" office:value="0.00447">
            <text:p>4,47E-003</text:p>
          </table:table-cell>
          <table:table-cell office:value-type="float" office:value="0.000303">
            <text:p>3,03E-004</text:p>
          </table:table-cell>
          <table:table-cell office:value-type="float" office:value="0.000135">
            <text:p>1,35E-004</text:p>
          </table:table-cell>
          <table:table-cell/>
          <table:table-cell office:value-type="float" office:value="0.61">
            <text:p>0,61</text:p>
          </table:table-cell>
          <table:table-cell table:formula="of:=[.B164]/(2*4.9)*1000" office:value-type="float" office:value="0.492857142857143">
            <text:p>0,4928571429</text:p>
          </table:table-cell>
          <table:table-cell table:formula="of:=[.C164]/(2*4.9)*1000" office:value-type="float" office:value="0.456122448979592">
            <text:p>0,456122449</text:p>
          </table:table-cell>
          <table:table-cell table:formula="of:=[.D164]/(2*4.9)*1000" office:value-type="float" office:value="0.0309183673469388">
            <text:p>0,0309183673</text:p>
          </table:table-cell>
          <table:table-cell table:formula="of:=[.E164]/(2*4.9)*1000" office:value-type="float" office:value="0.0137755102040816">
            <text:p>0,0137755102</text:p>
          </table:table-cell>
          <table:table-cell/>
          <table:table-cell office:value-type="float" office:value="0.61">
            <text:p>0,61</text:p>
          </table:table-cell>
          <table:table-cell table:formula="of:=LOG(ABS([.B164]))" office:value-type="float" office:value="-2.31605286924849">
            <text:p>-2,3160528692</text:p>
          </table:table-cell>
          <table:table-cell table:formula="of:=LOG(ABS([.D164]))" office:value-type="float" office:value="-3.5185573714977">
            <text:p>-3,5185573715</text:p>
          </table:table-cell>
        </table:table-row>
        <table:table-row table:style-name="ro1">
          <table:table-cell office:value-type="float" office:value="0.62">
            <text:p>0,62</text:p>
          </table:table-cell>
          <table:table-cell office:value-type="float" office:value="0.00497">
            <text:p>4,97E-003</text:p>
          </table:table-cell>
          <table:table-cell office:value-type="float" office:value="0.00464">
            <text:p>4,64E-003</text:p>
          </table:table-cell>
          <table:table-cell office:value-type="float" office:value="0.000322">
            <text:p>3,22E-004</text:p>
          </table:table-cell>
          <table:table-cell office:value-type="float" office:value="0.000181">
            <text:p>1,81E-004</text:p>
          </table:table-cell>
          <table:table-cell/>
          <table:table-cell office:value-type="float" office:value="0.62">
            <text:p>0,62</text:p>
          </table:table-cell>
          <table:table-cell table:formula="of:=[.B165]/(2*4.9)*1000" office:value-type="float" office:value="0.507142857142857">
            <text:p>0,5071428571</text:p>
          </table:table-cell>
          <table:table-cell table:formula="of:=[.C165]/(2*4.9)*1000" office:value-type="float" office:value="0.473469387755102">
            <text:p>0,4734693878</text:p>
          </table:table-cell>
          <table:table-cell table:formula="of:=[.D165]/(2*4.9)*1000" office:value-type="float" office:value="0.0328571428571428">
            <text:p>0,0328571429</text:p>
          </table:table-cell>
          <table:table-cell table:formula="of:=[.E165]/(2*4.9)*1000" office:value-type="float" office:value="0.018469387755102">
            <text:p>0,0184693878</text:p>
          </table:table-cell>
          <table:table-cell/>
          <table:table-cell office:value-type="float" office:value="0.62">
            <text:p>0,62</text:p>
          </table:table-cell>
          <table:table-cell table:formula="of:=LOG(ABS([.B165]))" office:value-type="float" office:value="-2.30364361126667">
            <text:p>-2,3036436113</text:p>
          </table:table-cell>
          <table:table-cell table:formula="of:=LOG(ABS([.D165]))" office:value-type="float" office:value="-3.49214412830417">
            <text:p>-3,4921441283</text:p>
          </table:table-cell>
        </table:table-row>
        <table:table-row table:style-name="ro1">
          <table:table-cell office:value-type="float" office:value="0.63">
            <text:p>0,63</text:p>
          </table:table-cell>
          <table:table-cell office:value-type="float" office:value="0.0051">
            <text:p>5,10E-003</text:p>
          </table:table-cell>
          <table:table-cell office:value-type="float" office:value="0.00481">
            <text:p>4,81E-003</text:p>
          </table:table-cell>
          <table:table-cell office:value-type="float" office:value="0.00034">
            <text:p>3,40E-004</text:p>
          </table:table-cell>
          <table:table-cell office:value-type="float" office:value="0.000225">
            <text:p>2,25E-004</text:p>
          </table:table-cell>
          <table:table-cell/>
          <table:table-cell office:value-type="float" office:value="0.63">
            <text:p>0,63</text:p>
          </table:table-cell>
          <table:table-cell table:formula="of:=[.B166]/(2*4.9)*1000" office:value-type="float" office:value="0.520408163265306">
            <text:p>0,5204081633</text:p>
          </table:table-cell>
          <table:table-cell table:formula="of:=[.C166]/(2*4.9)*1000" office:value-type="float" office:value="0.490816326530612">
            <text:p>0,4908163265</text:p>
          </table:table-cell>
          <table:table-cell table:formula="of:=[.D166]/(2*4.9)*1000" office:value-type="float" office:value="0.0346938775510204">
            <text:p>0,0346938776</text:p>
          </table:table-cell>
          <table:table-cell table:formula="of:=[.E166]/(2*4.9)*1000" office:value-type="float" office:value="0.0229591836734694">
            <text:p>0,0229591837</text:p>
          </table:table-cell>
          <table:table-cell/>
          <table:table-cell office:value-type="float" office:value="0.63">
            <text:p>0,63</text:p>
          </table:table-cell>
          <table:table-cell table:formula="of:=LOG(ABS([.B166]))" office:value-type="float" office:value="-2.29242982390206">
            <text:p>-2,2924298239</text:p>
          </table:table-cell>
          <table:table-cell table:formula="of:=LOG(ABS([.D166]))" office:value-type="float" office:value="-3.46852108295774">
            <text:p>-3,468521083</text:p>
          </table:table-cell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0.00524">
            <text:p>5,24E-003</text:p>
          </table:table-cell>
          <table:table-cell office:value-type="float" office:value="0.00498">
            <text:p>4,98E-003</text:p>
          </table:table-cell>
          <table:table-cell office:value-type="float" office:value="0.000357">
            <text:p>3,57E-004</text:p>
          </table:table-cell>
          <table:table-cell office:value-type="float" office:value="0.000265">
            <text:p>2,65E-004</text:p>
          </table:table-cell>
          <table:table-cell/>
          <table:table-cell office:value-type="float" office:value="0.64">
            <text:p>0,64</text:p>
          </table:table-cell>
          <table:table-cell table:formula="of:=[.B167]/(2*4.9)*1000" office:value-type="float" office:value="0.53469387755102">
            <text:p>0,5346938776</text:p>
          </table:table-cell>
          <table:table-cell table:formula="of:=[.C167]/(2*4.9)*1000" office:value-type="float" office:value="0.508163265306122">
            <text:p>0,5081632653</text:p>
          </table:table-cell>
          <table:table-cell table:formula="of:=[.D167]/(2*4.9)*1000" office:value-type="float" office:value="0.0364285714285714">
            <text:p>0,0364285714</text:p>
          </table:table-cell>
          <table:table-cell table:formula="of:=[.E167]/(2*4.9)*1000" office:value-type="float" office:value="0.0270408163265306">
            <text:p>0,0270408163</text:p>
          </table:table-cell>
          <table:table-cell/>
          <table:table-cell office:value-type="float" office:value="0.64">
            <text:p>0,64</text:p>
          </table:table-cell>
          <table:table-cell table:formula="of:=LOG(ABS([.B167]))" office:value-type="float" office:value="-2.28066871301627">
            <text:p>-2,280668713</text:p>
          </table:table-cell>
          <table:table-cell table:formula="of:=LOG(ABS([.D167]))" office:value-type="float" office:value="-3.44733178388781">
            <text:p>-3,4473317839</text:p>
          </table:table-cell>
        </table:table-row>
        <table:table-row table:style-name="ro1">
          <table:table-cell office:value-type="float" office:value="0.65">
            <text:p>0,65</text:p>
          </table:table-cell>
          <table:table-cell office:value-type="float" office:value="0.00537">
            <text:p>5,37E-003</text:p>
          </table:table-cell>
          <table:table-cell office:value-type="float" office:value="0.00514">
            <text:p>5,14E-003</text:p>
          </table:table-cell>
          <table:table-cell office:value-type="float" office:value="0.000374">
            <text:p>3,74E-004</text:p>
          </table:table-cell>
          <table:table-cell office:value-type="float" office:value="0.000302">
            <text:p>3,02E-004</text:p>
          </table:table-cell>
          <table:table-cell/>
          <table:table-cell office:value-type="float" office:value="0.65">
            <text:p>0,65</text:p>
          </table:table-cell>
          <table:table-cell table:formula="of:=[.B168]/(2*4.9)*1000" office:value-type="float" office:value="0.547959183673469">
            <text:p>0,5479591837</text:p>
          </table:table-cell>
          <table:table-cell table:formula="of:=[.C168]/(2*4.9)*1000" office:value-type="float" office:value="0.524489795918367">
            <text:p>0,5244897959</text:p>
          </table:table-cell>
          <table:table-cell table:formula="of:=[.D168]/(2*4.9)*1000" office:value-type="float" office:value="0.0381632653061224">
            <text:p>0,0381632653</text:p>
          </table:table-cell>
          <table:table-cell table:formula="of:=[.E168]/(2*4.9)*1000" office:value-type="float" office:value="0.0308163265306122">
            <text:p>0,0308163265</text:p>
          </table:table-cell>
          <table:table-cell/>
          <table:table-cell office:value-type="float" office:value="0.65">
            <text:p>0,65</text:p>
          </table:table-cell>
          <table:table-cell table:formula="of:=LOG(ABS([.B168]))" office:value-type="float" office:value="-2.27002571430044">
            <text:p>-2,2700257143</text:p>
          </table:table-cell>
          <table:table-cell table:formula="of:=LOG(ABS([.D168]))" office:value-type="float" office:value="-3.42712839779952">
            <text:p>-3,4271283978</text:p>
          </table:table-cell>
        </table:table-row>
        <table:table-row table:style-name="ro1">
          <table:table-cell office:value-type="float" office:value="0.66">
            <text:p>0,66</text:p>
          </table:table-cell>
          <table:table-cell office:value-type="float" office:value="0.00551">
            <text:p>5,51E-003</text:p>
          </table:table-cell>
          <table:table-cell office:value-type="float" office:value="0.0053">
            <text:p>5,30E-003</text:p>
          </table:table-cell>
          <table:table-cell office:value-type="float" office:value="0.00039">
            <text:p>3,90E-004</text:p>
          </table:table-cell>
          <table:table-cell office:value-type="float" office:value="0.000334">
            <text:p>3,34E-004</text:p>
          </table:table-cell>
          <table:table-cell/>
          <table:table-cell office:value-type="float" office:value="0.66">
            <text:p>0,66</text:p>
          </table:table-cell>
          <table:table-cell table:formula="of:=[.B169]/(2*4.9)*1000" office:value-type="float" office:value="0.562244897959184">
            <text:p>0,562244898</text:p>
          </table:table-cell>
          <table:table-cell table:formula="of:=[.C169]/(2*4.9)*1000" office:value-type="float" office:value="0.540816326530612">
            <text:p>0,5408163265</text:p>
          </table:table-cell>
          <table:table-cell table:formula="of:=[.D169]/(2*4.9)*1000" office:value-type="float" office:value="0.0397959183673469">
            <text:p>0,0397959184</text:p>
          </table:table-cell>
          <table:table-cell table:formula="of:=[.E169]/(2*4.9)*1000" office:value-type="float" office:value="0.0340816326530612">
            <text:p>0,0340816327</text:p>
          </table:table-cell>
          <table:table-cell/>
          <table:table-cell office:value-type="float" office:value="0.66">
            <text:p>0,66</text:p>
          </table:table-cell>
          <table:table-cell table:formula="of:=LOG(ABS([.B169]))" office:value-type="float" office:value="-2.25884840114821">
            <text:p>-2,2588484011</text:p>
          </table:table-cell>
          <table:table-cell table:formula="of:=LOG(ABS([.D169]))" office:value-type="float" office:value="-3.4089353929735">
            <text:p>-3,408935393</text:p>
          </table:table-cell>
        </table:table-row>
        <table:table-row table:style-name="ro1">
          <table:table-cell office:value-type="float" office:value="0.67">
            <text:p>0,67</text:p>
          </table:table-cell>
          <table:table-cell office:value-type="float" office:value="0.00564">
            <text:p>5,64E-003</text:p>
          </table:table-cell>
          <table:table-cell office:value-type="float" office:value="0.00546">
            <text:p>5,46E-003</text:p>
          </table:table-cell>
          <table:table-cell office:value-type="float" office:value="0.000406">
            <text:p>4,06E-004</text:p>
          </table:table-cell>
          <table:table-cell office:value-type="float" office:value="0.000363">
            <text:p>3,63E-004</text:p>
          </table:table-cell>
          <table:table-cell/>
          <table:table-cell office:value-type="float" office:value="0.67">
            <text:p>0,67</text:p>
          </table:table-cell>
          <table:table-cell table:formula="of:=[.B170]/(2*4.9)*1000" office:value-type="float" office:value="0.575510204081633">
            <text:p>0,5755102041</text:p>
          </table:table-cell>
          <table:table-cell table:formula="of:=[.C170]/(2*4.9)*1000" office:value-type="float" office:value="0.557142857142857">
            <text:p>0,5571428571</text:p>
          </table:table-cell>
          <table:table-cell table:formula="of:=[.D170]/(2*4.9)*1000" office:value-type="float" office:value="0.0414285714285714">
            <text:p>0,0414285714</text:p>
          </table:table-cell>
          <table:table-cell table:formula="of:=[.E170]/(2*4.9)*1000" office:value-type="float" office:value="0.0370408163265306">
            <text:p>0,0370408163</text:p>
          </table:table-cell>
          <table:table-cell/>
          <table:table-cell office:value-type="float" office:value="0.67">
            <text:p>0,67</text:p>
          </table:table-cell>
          <table:table-cell table:formula="of:=LOG(ABS([.B170]))" office:value-type="float" office:value="-2.24872089601666">
            <text:p>-2,248720896</text:p>
          </table:table-cell>
          <table:table-cell table:formula="of:=LOG(ABS([.D170]))" office:value-type="float" office:value="-3.39147396642281">
            <text:p>-3,3914739664</text:p>
          </table:table-cell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0.00578">
            <text:p>5,78E-003</text:p>
          </table:table-cell>
          <table:table-cell office:value-type="float" office:value="0.00562">
            <text:p>5,62E-003</text:p>
          </table:table-cell>
          <table:table-cell office:value-type="float" office:value="0.000423">
            <text:p>4,23E-004</text:p>
          </table:table-cell>
          <table:table-cell office:value-type="float" office:value="0.000389">
            <text:p>3,89E-004</text:p>
          </table:table-cell>
          <table:table-cell/>
          <table:table-cell office:value-type="float" office:value="0.68">
            <text:p>0,68</text:p>
          </table:table-cell>
          <table:table-cell table:formula="of:=[.B171]/(2*4.9)*1000" office:value-type="float" office:value="0.589795918367347">
            <text:p>0,5897959184</text:p>
          </table:table-cell>
          <table:table-cell table:formula="of:=[.C171]/(2*4.9)*1000" office:value-type="float" office:value="0.573469387755102">
            <text:p>0,5734693878</text:p>
          </table:table-cell>
          <table:table-cell table:formula="of:=[.D171]/(2*4.9)*1000" office:value-type="float" office:value="0.0431632653061224">
            <text:p>0,0431632653</text:p>
          </table:table-cell>
          <table:table-cell table:formula="of:=[.E171]/(2*4.9)*1000" office:value-type="float" office:value="0.0396938775510204">
            <text:p>0,0396938776</text:p>
          </table:table-cell>
          <table:table-cell/>
          <table:table-cell office:value-type="float" office:value="0.68">
            <text:p>0,68</text:p>
          </table:table-cell>
          <table:table-cell table:formula="of:=LOG(ABS([.B171]))" office:value-type="float" office:value="-2.23807216157947">
            <text:p>-2,2380721616</text:p>
          </table:table-cell>
          <table:table-cell table:formula="of:=LOG(ABS([.D171]))" office:value-type="float" office:value="-3.37365963262496">
            <text:p>-3,3736596326</text:p>
          </table:table-cell>
        </table:table-row>
        <table:table-row table:style-name="ro1">
          <table:table-cell office:value-type="float" office:value="0.69">
            <text:p>0,69</text:p>
          </table:table-cell>
          <table:table-cell office:value-type="float" office:value="0.00591">
            <text:p>5,91E-003</text:p>
          </table:table-cell>
          <table:table-cell office:value-type="float" office:value="0.00577">
            <text:p>5,77E-003</text:p>
          </table:table-cell>
          <table:table-cell office:value-type="float" office:value="0.00044">
            <text:p>4,40E-004</text:p>
          </table:table-cell>
          <table:table-cell office:value-type="float" office:value="0.000414">
            <text:p>4,14E-004</text:p>
          </table:table-cell>
          <table:table-cell/>
          <table:table-cell office:value-type="float" office:value="0.69">
            <text:p>0,69</text:p>
          </table:table-cell>
          <table:table-cell table:formula="of:=[.B172]/(2*4.9)*1000" office:value-type="float" office:value="0.603061224489796">
            <text:p>0,6030612245</text:p>
          </table:table-cell>
          <table:table-cell table:formula="of:=[.C172]/(2*4.9)*1000" office:value-type="float" office:value="0.588775510204082">
            <text:p>0,5887755102</text:p>
          </table:table-cell>
          <table:table-cell table:formula="of:=[.D172]/(2*4.9)*1000" office:value-type="float" office:value="0.0448979591836735">
            <text:p>0,0448979592</text:p>
          </table:table-cell>
          <table:table-cell table:formula="of:=[.E172]/(2*4.9)*1000" office:value-type="float" office:value="0.0422448979591837">
            <text:p>0,042244898</text:p>
          </table:table-cell>
          <table:table-cell/>
          <table:table-cell office:value-type="float" office:value="0.69">
            <text:p>0,69</text:p>
          </table:table-cell>
          <table:table-cell table:formula="of:=LOG(ABS([.B172]))" office:value-type="float" office:value="-2.22841251911874">
            <text:p>-2,2284125191</text:p>
          </table:table-cell>
          <table:table-cell table:formula="of:=LOG(ABS([.D172]))" office:value-type="float" office:value="-3.35654732351381">
            <text:p>-3,3565473235</text:p>
          </table:table-cell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.00605">
            <text:p>6,05E-003</text:p>
          </table:table-cell>
          <table:table-cell office:value-type="float" office:value="0.00592">
            <text:p>5,92E-003</text:p>
          </table:table-cell>
          <table:table-cell office:value-type="float" office:value="0.000458">
            <text:p>4,58E-004</text:p>
          </table:table-cell>
          <table:table-cell office:value-type="float" office:value="0.000437">
            <text:p>4,37E-004</text:p>
          </table:table-cell>
          <table:table-cell/>
          <table:table-cell office:value-type="float" office:value="0.7">
            <text:p>0,7</text:p>
          </table:table-cell>
          <table:table-cell table:formula="of:=[.B173]/(2*4.9)*1000" office:value-type="float" office:value="0.61734693877551">
            <text:p>0,6173469388</text:p>
          </table:table-cell>
          <table:table-cell table:formula="of:=[.C173]/(2*4.9)*1000" office:value-type="float" office:value="0.604081632653061">
            <text:p>0,6040816327</text:p>
          </table:table-cell>
          <table:table-cell table:formula="of:=[.D173]/(2*4.9)*1000" office:value-type="float" office:value="0.046734693877551">
            <text:p>0,0467346939</text:p>
          </table:table-cell>
          <table:table-cell table:formula="of:=[.E173]/(2*4.9)*1000" office:value-type="float" office:value="0.0445918367346939">
            <text:p>0,0445918367</text:p>
          </table:table-cell>
          <table:table-cell/>
          <table:table-cell office:value-type="float" office:value="0.7">
            <text:p>0,7</text:p>
          </table:table-cell>
          <table:table-cell table:formula="of:=LOG(ABS([.B173]))" office:value-type="float" office:value="-2.21824462534753">
            <text:p>-2,2182446253</text:p>
          </table:table-cell>
          <table:table-cell table:formula="of:=LOG(ABS([.D173]))" office:value-type="float" office:value="-3.33913452199613">
            <text:p>-3,339134522</text:p>
          </table:table-cell>
        </table:table-row>
        <table:table-row table:style-name="ro1">
          <table:table-cell office:value-type="float" office:value="0.71">
            <text:p>0,71</text:p>
          </table:table-cell>
          <table:table-cell office:value-type="float" office:value="0.00619">
            <text:p>6,19E-003</text:p>
          </table:table-cell>
          <table:table-cell office:value-type="float" office:value="0.00607">
            <text:p>6,07E-003</text:p>
          </table:table-cell>
          <table:table-cell office:value-type="float" office:value="0.000477">
            <text:p>4,77E-004</text:p>
          </table:table-cell>
          <table:table-cell office:value-type="float" office:value="0.00046">
            <text:p>4,60E-004</text:p>
          </table:table-cell>
          <table:table-cell/>
          <table:table-cell office:value-type="float" office:value="0.71">
            <text:p>0,71</text:p>
          </table:table-cell>
          <table:table-cell table:formula="of:=[.B174]/(2*4.9)*1000" office:value-type="float" office:value="0.631632653061225">
            <text:p>0,6316326531</text:p>
          </table:table-cell>
          <table:table-cell table:formula="of:=[.C174]/(2*4.9)*1000" office:value-type="float" office:value="0.619387755102041">
            <text:p>0,6193877551</text:p>
          </table:table-cell>
          <table:table-cell table:formula="of:=[.D174]/(2*4.9)*1000" office:value-type="float" office:value="0.0486734693877551">
            <text:p>0,0486734694</text:p>
          </table:table-cell>
          <table:table-cell table:formula="of:=[.E174]/(2*4.9)*1000" office:value-type="float" office:value="0.0469387755102041">
            <text:p>0,0469387755</text:p>
          </table:table-cell>
          <table:table-cell/>
          <table:table-cell office:value-type="float" office:value="0.71">
            <text:p>0,71</text:p>
          </table:table-cell>
          <table:table-cell table:formula="of:=LOG(ABS([.B174]))" office:value-type="float" office:value="-2.20830935097988">
            <text:p>-2,208309351</text:p>
          </table:table-cell>
          <table:table-cell table:formula="of:=LOG(ABS([.D174]))" office:value-type="float" office:value="-3.32148162095989">
            <text:p>-3,321481621</text:p>
          </table:table-cell>
        </table:table-row>
        <table:table-row table:style-name="ro1">
          <table:table-cell office:value-type="float" office:value="0.72">
            <text:p>0,72</text:p>
          </table:table-cell>
          <table:table-cell office:value-type="float" office:value="0.00632">
            <text:p>6,32E-003</text:p>
          </table:table-cell>
          <table:table-cell office:value-type="float" office:value="0.00621">
            <text:p>6,21E-003</text:p>
          </table:table-cell>
          <table:table-cell office:value-type="float" office:value="0.000497">
            <text:p>4,97E-004</text:p>
          </table:table-cell>
          <table:table-cell office:value-type="float" office:value="0.000483">
            <text:p>4,83E-004</text:p>
          </table:table-cell>
          <table:table-cell/>
          <table:table-cell office:value-type="float" office:value="0.72">
            <text:p>0,72</text:p>
          </table:table-cell>
          <table:table-cell table:formula="of:=[.B175]/(2*4.9)*1000" office:value-type="float" office:value="0.644897959183673">
            <text:p>0,6448979592</text:p>
          </table:table-cell>
          <table:table-cell table:formula="of:=[.C175]/(2*4.9)*1000" office:value-type="float" office:value="0.633673469387755">
            <text:p>0,6336734694</text:p>
          </table:table-cell>
          <table:table-cell table:formula="of:=[.D175]/(2*4.9)*1000" office:value-type="float" office:value="0.0507142857142857">
            <text:p>0,0507142857</text:p>
          </table:table-cell>
          <table:table-cell table:formula="of:=[.E175]/(2*4.9)*1000" office:value-type="float" office:value="0.0492857142857143">
            <text:p>0,0492857143</text:p>
          </table:table-cell>
          <table:table-cell/>
          <table:table-cell office:value-type="float" office:value="0.72">
            <text:p>0,72</text:p>
          </table:table-cell>
          <table:table-cell table:formula="of:=LOG(ABS([.B175]))" office:value-type="float" office:value="-2.19928292171761">
            <text:p>-2,1992829217</text:p>
          </table:table-cell>
          <table:table-cell table:formula="of:=LOG(ABS([.D175]))" office:value-type="float" office:value="-3.30364361126667">
            <text:p>-3,3036436113</text:p>
          </table:table-cell>
        </table:table-row>
        <table:table-row table:style-name="ro1">
          <table:table-cell office:value-type="float" office:value="0.73">
            <text:p>0,73</text:p>
          </table:table-cell>
          <table:table-cell office:value-type="float" office:value="0.00646">
            <text:p>6,46E-003</text:p>
          </table:table-cell>
          <table:table-cell office:value-type="float" office:value="0.00636">
            <text:p>6,36E-003</text:p>
          </table:table-cell>
          <table:table-cell office:value-type="float" office:value="0.000519">
            <text:p>5,19E-004</text:p>
          </table:table-cell>
          <table:table-cell office:value-type="float" office:value="0.000507">
            <text:p>5,07E-004</text:p>
          </table:table-cell>
          <table:table-cell/>
          <table:table-cell office:value-type="float" office:value="0.73">
            <text:p>0,73</text:p>
          </table:table-cell>
          <table:table-cell table:formula="of:=[.B176]/(2*4.9)*1000" office:value-type="float" office:value="0.659183673469388">
            <text:p>0,6591836735</text:p>
          </table:table-cell>
          <table:table-cell table:formula="of:=[.C176]/(2*4.9)*1000" office:value-type="float" office:value="0.648979591836735">
            <text:p>0,6489795918</text:p>
          </table:table-cell>
          <table:table-cell table:formula="of:=[.D176]/(2*4.9)*1000" office:value-type="float" office:value="0.0529591836734694">
            <text:p>0,0529591837</text:p>
          </table:table-cell>
          <table:table-cell table:formula="of:=[.E176]/(2*4.9)*1000" office:value-type="float" office:value="0.051734693877551">
            <text:p>0,0517346939</text:p>
          </table:table-cell>
          <table:table-cell/>
          <table:table-cell office:value-type="float" office:value="0.73">
            <text:p>0,73</text:p>
          </table:table-cell>
          <table:table-cell table:formula="of:=LOG(ABS([.B176]))" office:value-type="float" office:value="-2.18976748200492">
            <text:p>-2,189767482</text:p>
          </table:table-cell>
          <table:table-cell table:formula="of:=LOG(ABS([.D176]))" office:value-type="float" office:value="-3.28483264215154">
            <text:p>-3,2848326422</text:p>
          </table:table-cell>
        </table:table-row>
        <table:table-row table:style-name="ro1">
          <table:table-cell office:value-type="float" office:value="0.74">
            <text:p>0,74</text:p>
          </table:table-cell>
          <table:table-cell office:value-type="float" office:value="0.0066">
            <text:p>6,60E-003</text:p>
          </table:table-cell>
          <table:table-cell office:value-type="float" office:value="0.0065">
            <text:p>6,50E-003</text:p>
          </table:table-cell>
          <table:table-cell office:value-type="float" office:value="0.000542">
            <text:p>5,42E-004</text:p>
          </table:table-cell>
          <table:table-cell office:value-type="float" office:value="0.000531">
            <text:p>5,31E-004</text:p>
          </table:table-cell>
          <table:table-cell/>
          <table:table-cell office:value-type="float" office:value="0.74">
            <text:p>0,74</text:p>
          </table:table-cell>
          <table:table-cell table:formula="of:=[.B177]/(2*4.9)*1000" office:value-type="float" office:value="0.673469387755102">
            <text:p>0,6734693878</text:p>
          </table:table-cell>
          <table:table-cell table:formula="of:=[.C177]/(2*4.9)*1000" office:value-type="float" office:value="0.663265306122449">
            <text:p>0,6632653061</text:p>
          </table:table-cell>
          <table:table-cell table:formula="of:=[.D177]/(2*4.9)*1000" office:value-type="float" office:value="0.0553061224489796">
            <text:p>0,0553061224</text:p>
          </table:table-cell>
          <table:table-cell table:formula="of:=[.E177]/(2*4.9)*1000" office:value-type="float" office:value="0.0541836734693878">
            <text:p>0,0541836735</text:p>
          </table:table-cell>
          <table:table-cell/>
          <table:table-cell office:value-type="float" office:value="0.74">
            <text:p>0,74</text:p>
          </table:table-cell>
          <table:table-cell table:formula="of:=LOG(ABS([.B177]))" office:value-type="float" office:value="-2.18045606445813">
            <text:p>-2,1804560645</text:p>
          </table:table-cell>
          <table:table-cell table:formula="of:=LOG(ABS([.D177]))" office:value-type="float" office:value="-3.26600071346161">
            <text:p>-3,2660007135</text:p>
          </table:table-cell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0.00674">
            <text:p>6,74E-003</text:p>
          </table:table-cell>
          <table:table-cell office:value-type="float" office:value="0.00665">
            <text:p>6,65E-003</text:p>
          </table:table-cell>
          <table:table-cell office:value-type="float" office:value="0.000567">
            <text:p>5,67E-004</text:p>
          </table:table-cell>
          <table:table-cell office:value-type="float" office:value="0.000558">
            <text:p>5,58E-004</text:p>
          </table:table-cell>
          <table:table-cell/>
          <table:table-cell office:value-type="float" office:value="0.75">
            <text:p>0,75</text:p>
          </table:table-cell>
          <table:table-cell table:formula="of:=[.B178]/(2*4.9)*1000" office:value-type="float" office:value="0.687755102040816">
            <text:p>0,687755102</text:p>
          </table:table-cell>
          <table:table-cell table:formula="of:=[.C178]/(2*4.9)*1000" office:value-type="float" office:value="0.678571428571429">
            <text:p>0,6785714286</text:p>
          </table:table-cell>
          <table:table-cell table:formula="of:=[.D178]/(2*4.9)*1000" office:value-type="float" office:value="0.0578571428571429">
            <text:p>0,0578571429</text:p>
          </table:table-cell>
          <table:table-cell table:formula="of:=[.E178]/(2*4.9)*1000" office:value-type="float" office:value="0.0569387755102041">
            <text:p>0,0569387755</text:p>
          </table:table-cell>
          <table:table-cell/>
          <table:table-cell office:value-type="float" office:value="0.75">
            <text:p>0,75</text:p>
          </table:table-cell>
          <table:table-cell table:formula="of:=LOG(ABS([.B178]))" office:value-type="float" office:value="-2.17134010346468">
            <text:p>-2,1713401035</text:p>
          </table:table-cell>
          <table:table-cell table:formula="of:=LOG(ABS([.D178]))" office:value-type="float" office:value="-3.24641694110709">
            <text:p>-3,2464169411</text:p>
          </table:table-cell>
        </table:table-row>
        <table:table-row table:style-name="ro1">
          <table:table-cell office:value-type="float" office:value="0.76">
            <text:p>0,76</text:p>
          </table:table-cell>
          <table:table-cell office:value-type="float" office:value="0.00688">
            <text:p>6,88E-003</text:p>
          </table:table-cell>
          <table:table-cell office:value-type="float" office:value="0.00679">
            <text:p>6,79E-003</text:p>
          </table:table-cell>
          <table:table-cell office:value-type="float" office:value="0.000594">
            <text:p>5,94E-004</text:p>
          </table:table-cell>
          <table:table-cell office:value-type="float" office:value="0.000585">
            <text:p>5,85E-004</text:p>
          </table:table-cell>
          <table:table-cell/>
          <table:table-cell office:value-type="float" office:value="0.76">
            <text:p>0,76</text:p>
          </table:table-cell>
          <table:table-cell table:formula="of:=[.B179]/(2*4.9)*1000" office:value-type="float" office:value="0.702040816326531">
            <text:p>0,7020408163</text:p>
          </table:table-cell>
          <table:table-cell table:formula="of:=[.C179]/(2*4.9)*1000" office:value-type="float" office:value="0.692857142857143">
            <text:p>0,6928571429</text:p>
          </table:table-cell>
          <table:table-cell table:formula="of:=[.D179]/(2*4.9)*1000" office:value-type="float" office:value="0.0606122448979592">
            <text:p>0,0606122449</text:p>
          </table:table-cell>
          <table:table-cell table:formula="of:=[.E179]/(2*4.9)*1000" office:value-type="float" office:value="0.0596938775510204">
            <text:p>0,0596938776</text:p>
          </table:table-cell>
          <table:table-cell/>
          <table:table-cell office:value-type="float" office:value="0.76">
            <text:p>0,76</text:p>
          </table:table-cell>
          <table:table-cell table:formula="of:=LOG(ABS([.B179]))" office:value-type="float" office:value="-2.16241156176449">
            <text:p>-2,1624115618</text:p>
          </table:table-cell>
          <table:table-cell table:formula="of:=LOG(ABS([.D179]))" office:value-type="float" office:value="-3.22621355501881">
            <text:p>-3,226213555</text:p>
          </table:table-cell>
        </table:table-row>
        <table:table-row table:style-name="ro1">
          <table:table-cell office:value-type="float" office:value="0.77">
            <text:p>0,77</text:p>
          </table:table-cell>
          <table:table-cell office:value-type="float" office:value="0.00702">
            <text:p>7,02E-003</text:p>
          </table:table-cell>
          <table:table-cell office:value-type="float" office:value="0.00694">
            <text:p>6,94E-003</text:p>
          </table:table-cell>
          <table:table-cell office:value-type="float" office:value="0.000623">
            <text:p>6,23E-004</text:p>
          </table:table-cell>
          <table:table-cell office:value-type="float" office:value="0.000615">
            <text:p>6,15E-004</text:p>
          </table:table-cell>
          <table:table-cell/>
          <table:table-cell office:value-type="float" office:value="0.77">
            <text:p>0,77</text:p>
          </table:table-cell>
          <table:table-cell table:formula="of:=[.B180]/(2*4.9)*1000" office:value-type="float" office:value="0.716326530612245">
            <text:p>0,7163265306</text:p>
          </table:table-cell>
          <table:table-cell table:formula="of:=[.C180]/(2*4.9)*1000" office:value-type="float" office:value="0.708163265306122">
            <text:p>0,7081632653</text:p>
          </table:table-cell>
          <table:table-cell table:formula="of:=[.D180]/(2*4.9)*1000" office:value-type="float" office:value="0.0635714285714286">
            <text:p>0,0635714286</text:p>
          </table:table-cell>
          <table:table-cell table:formula="of:=[.E180]/(2*4.9)*1000" office:value-type="float" office:value="0.0627551020408163">
            <text:p>0,062755102</text:p>
          </table:table-cell>
          <table:table-cell/>
          <table:table-cell office:value-type="float" office:value="0.77">
            <text:p>0,77</text:p>
          </table:table-cell>
          <table:table-cell table:formula="of:=LOG(ABS([.B180]))" office:value-type="float" office:value="-2.15366288787019">
            <text:p>-2,1536628879</text:p>
          </table:table-cell>
          <table:table-cell table:formula="of:=LOG(ABS([.D180]))" office:value-type="float" office:value="-3.20551195334083">
            <text:p>-3,2055119533</text:p>
          </table:table-cell>
        </table:table-row>
        <table:table-row table:style-name="ro1">
          <table:table-cell office:value-type="float" office:value="0.78">
            <text:p>0,78</text:p>
          </table:table-cell>
          <table:table-cell office:value-type="float" office:value="0.00717">
            <text:p>7,17E-003</text:p>
          </table:table-cell>
          <table:table-cell office:value-type="float" office:value="0.00709">
            <text:p>7,09E-003</text:p>
          </table:table-cell>
          <table:table-cell office:value-type="float" office:value="0.000654">
            <text:p>6,54E-004</text:p>
          </table:table-cell>
          <table:table-cell office:value-type="float" office:value="0.000647">
            <text:p>6,47E-004</text:p>
          </table:table-cell>
          <table:table-cell/>
          <table:table-cell office:value-type="float" office:value="0.78">
            <text:p>0,78</text:p>
          </table:table-cell>
          <table:table-cell table:formula="of:=[.B181]/(2*4.9)*1000" office:value-type="float" office:value="0.731632653061224">
            <text:p>0,7316326531</text:p>
          </table:table-cell>
          <table:table-cell table:formula="of:=[.C181]/(2*4.9)*1000" office:value-type="float" office:value="0.723469387755102">
            <text:p>0,7234693878</text:p>
          </table:table-cell>
          <table:table-cell table:formula="of:=[.D181]/(2*4.9)*1000" office:value-type="float" office:value="0.066734693877551">
            <text:p>0,0667346939</text:p>
          </table:table-cell>
          <table:table-cell table:formula="of:=[.E181]/(2*4.9)*1000" office:value-type="float" office:value="0.0660204081632653">
            <text:p>0,0660204082</text:p>
          </table:table-cell>
          <table:table-cell/>
          <table:table-cell office:value-type="float" office:value="0.78">
            <text:p>0,78</text:p>
          </table:table-cell>
          <table:table-cell table:formula="of:=LOG(ABS([.B181]))" office:value-type="float" office:value="-2.1444808443322">
            <text:p>-2,1444808443</text:p>
          </table:table-cell>
          <table:table-cell table:formula="of:=LOG(ABS([.D181]))" office:value-type="float" office:value="-3.18442225167573">
            <text:p>-3,1844222517</text:p>
          </table:table-cell>
        </table:table-row>
        <table:table-row table:style-name="ro1">
          <table:table-cell office:value-type="float" office:value="0.79">
            <text:p>0,79</text:p>
          </table:table-cell>
          <table:table-cell office:value-type="float" office:value="0.00731">
            <text:p>7,31E-003</text:p>
          </table:table-cell>
          <table:table-cell office:value-type="float" office:value="0.00724">
            <text:p>7,24E-003</text:p>
          </table:table-cell>
          <table:table-cell office:value-type="float" office:value="0.000688">
            <text:p>6,88E-004</text:p>
          </table:table-cell>
          <table:table-cell office:value-type="float" office:value="0.000681">
            <text:p>6,81E-004</text:p>
          </table:table-cell>
          <table:table-cell/>
          <table:table-cell office:value-type="float" office:value="0.79">
            <text:p>0,79</text:p>
          </table:table-cell>
          <table:table-cell table:formula="of:=[.B182]/(2*4.9)*1000" office:value-type="float" office:value="0.745918367346939">
            <text:p>0,7459183673</text:p>
          </table:table-cell>
          <table:table-cell table:formula="of:=[.C182]/(2*4.9)*1000" office:value-type="float" office:value="0.738775510204082">
            <text:p>0,7387755102</text:p>
          </table:table-cell>
          <table:table-cell table:formula="of:=[.D182]/(2*4.9)*1000" office:value-type="float" office:value="0.0702040816326531">
            <text:p>0,0702040816</text:p>
          </table:table-cell>
          <table:table-cell table:formula="of:=[.E182]/(2*4.9)*1000" office:value-type="float" office:value="0.0694897959183674">
            <text:p>0,0694897959</text:p>
          </table:table-cell>
          <table:table-cell/>
          <table:table-cell office:value-type="float" office:value="0.79">
            <text:p>0,79</text:p>
          </table:table-cell>
          <table:table-cell table:formula="of:=LOG(ABS([.B182]))" office:value-type="float" office:value="-2.13608262304214">
            <text:p>-2,136082623</text:p>
          </table:table-cell>
          <table:table-cell table:formula="of:=LOG(ABS([.D182]))" office:value-type="float" office:value="-3.16241156176449">
            <text:p>-3,1624115618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.00745">
            <text:p>7,45E-003</text:p>
          </table:table-cell>
          <table:table-cell office:value-type="float" office:value="0.00738">
            <text:p>7,38E-003</text:p>
          </table:table-cell>
          <table:table-cell office:value-type="float" office:value="0.000725">
            <text:p>7,25E-004</text:p>
          </table:table-cell>
          <table:table-cell office:value-type="float" office:value="0.000717">
            <text:p>7,17E-004</text:p>
          </table:table-cell>
          <table:table-cell/>
          <table:table-cell office:value-type="float" office:value="0.8">
            <text:p>0,8</text:p>
          </table:table-cell>
          <table:table-cell table:formula="of:=[.B183]/(2*4.9)*1000" office:value-type="float" office:value="0.760204081632653">
            <text:p>0,7602040816</text:p>
          </table:table-cell>
          <table:table-cell table:formula="of:=[.C183]/(2*4.9)*1000" office:value-type="float" office:value="0.753061224489796">
            <text:p>0,7530612245</text:p>
          </table:table-cell>
          <table:table-cell table:formula="of:=[.D183]/(2*4.9)*1000" office:value-type="float" office:value="0.0739795918367347">
            <text:p>0,0739795918</text:p>
          </table:table-cell>
          <table:table-cell table:formula="of:=[.E183]/(2*4.9)*1000" office:value-type="float" office:value="0.0731632653061224">
            <text:p>0,0731632653</text:p>
          </table:table-cell>
          <table:table-cell/>
          <table:table-cell office:value-type="float" office:value="0.8">
            <text:p>0,8</text:p>
          </table:table-cell>
          <table:table-cell table:formula="of:=LOG(ABS([.B183]))" office:value-type="float" office:value="-2.12784372725171">
            <text:p>-2,1278437273</text:p>
          </table:table-cell>
          <table:table-cell table:formula="of:=LOG(ABS([.D183]))" office:value-type="float" office:value="-3.13966199342901">
            <text:p>-3,1396619934</text:p>
          </table:table-cell>
        </table:table-row>
        <table:table-row table:style-name="ro1">
          <table:table-cell office:value-type="float" office:value="0.81">
            <text:p>0,81</text:p>
          </table:table-cell>
          <table:table-cell office:value-type="float" office:value="0.0076">
            <text:p>7,60E-003</text:p>
          </table:table-cell>
          <table:table-cell office:value-type="float" office:value="0.00753">
            <text:p>7,53E-003</text:p>
          </table:table-cell>
          <table:table-cell office:value-type="float" office:value="0.000765">
            <text:p>7,65E-004</text:p>
          </table:table-cell>
          <table:table-cell office:value-type="float" office:value="0.000757">
            <text:p>7,57E-004</text:p>
          </table:table-cell>
          <table:table-cell/>
          <table:table-cell office:value-type="float" office:value="0.81">
            <text:p>0,81</text:p>
          </table:table-cell>
          <table:table-cell table:formula="of:=[.B184]/(2*4.9)*1000" office:value-type="float" office:value="0.775510204081633">
            <text:p>0,7755102041</text:p>
          </table:table-cell>
          <table:table-cell table:formula="of:=[.C184]/(2*4.9)*1000" office:value-type="float" office:value="0.768367346938776">
            <text:p>0,7683673469</text:p>
          </table:table-cell>
          <table:table-cell table:formula="of:=[.D184]/(2*4.9)*1000" office:value-type="float" office:value="0.0780612244897959">
            <text:p>0,0780612245</text:p>
          </table:table-cell>
          <table:table-cell table:formula="of:=[.E184]/(2*4.9)*1000" office:value-type="float" office:value="0.0772448979591837">
            <text:p>0,077244898</text:p>
          </table:table-cell>
          <table:table-cell/>
          <table:table-cell office:value-type="float" office:value="0.81">
            <text:p>0,81</text:p>
          </table:table-cell>
          <table:table-cell table:formula="of:=LOG(ABS([.B184]))" office:value-type="float" office:value="-2.11918640771921">
            <text:p>-2,1191864077</text:p>
          </table:table-cell>
          <table:table-cell table:formula="of:=LOG(ABS([.D184]))" office:value-type="float" office:value="-3.11633856484638">
            <text:p>-3,1163385648</text:p>
          </table:table-cell>
        </table:table-row>
        <table:table-row table:style-name="ro1">
          <table:table-cell office:value-type="float" office:value="0.82">
            <text:p>0,82</text:p>
          </table:table-cell>
          <table:table-cell office:value-type="float" office:value="0.00775">
            <text:p>7,75E-003</text:p>
          </table:table-cell>
          <table:table-cell office:value-type="float" office:value="0.00768">
            <text:p>7,68E-003</text:p>
          </table:table-cell>
          <table:table-cell office:value-type="float" office:value="0.000808">
            <text:p>8,08E-004</text:p>
          </table:table-cell>
          <table:table-cell office:value-type="float" office:value="0.000799">
            <text:p>7,99E-004</text:p>
          </table:table-cell>
          <table:table-cell/>
          <table:table-cell office:value-type="float" office:value="0.82">
            <text:p>0,82</text:p>
          </table:table-cell>
          <table:table-cell table:formula="of:=[.B185]/(2*4.9)*1000" office:value-type="float" office:value="0.790816326530612">
            <text:p>0,7908163265</text:p>
          </table:table-cell>
          <table:table-cell table:formula="of:=[.C185]/(2*4.9)*1000" office:value-type="float" office:value="0.783673469387755">
            <text:p>0,7836734694</text:p>
          </table:table-cell>
          <table:table-cell table:formula="of:=[.D185]/(2*4.9)*1000" office:value-type="float" office:value="0.0824489795918367">
            <text:p>0,0824489796</text:p>
          </table:table-cell>
          <table:table-cell table:formula="of:=[.E185]/(2*4.9)*1000" office:value-type="float" office:value="0.081530612244898">
            <text:p>0,0815306122</text:p>
          </table:table-cell>
          <table:table-cell/>
          <table:table-cell office:value-type="float" office:value="0.82">
            <text:p>0,82</text:p>
          </table:table-cell>
          <table:table-cell table:formula="of:=LOG(ABS([.B185]))" office:value-type="float" office:value="-2.11069829749369">
            <text:p>-2,1106982975</text:p>
          </table:table-cell>
          <table:table-cell table:formula="of:=LOG(ABS([.D185]))" office:value-type="float" office:value="-3.09258863922541">
            <text:p>-3,0925886392</text:p>
          </table:table-cell>
        </table:table-row>
        <table:table-row table:style-name="ro1">
          <table:table-cell office:value-type="float" office:value="0.83">
            <text:p>0,83</text:p>
          </table:table-cell>
          <table:table-cell office:value-type="float" office:value="0.0079">
            <text:p>7,90E-003</text:p>
          </table:table-cell>
          <table:table-cell office:value-type="float" office:value="0.00783">
            <text:p>7,83E-003</text:p>
          </table:table-cell>
          <table:table-cell office:value-type="float" office:value="0.000854">
            <text:p>8,54E-004</text:p>
          </table:table-cell>
          <table:table-cell office:value-type="float" office:value="0.000844">
            <text:p>8,44E-004</text:p>
          </table:table-cell>
          <table:table-cell/>
          <table:table-cell office:value-type="float" office:value="0.83">
            <text:p>0,83</text:p>
          </table:table-cell>
          <table:table-cell table:formula="of:=[.B186]/(2*4.9)*1000" office:value-type="float" office:value="0.806122448979592">
            <text:p>0,806122449</text:p>
          </table:table-cell>
          <table:table-cell table:formula="of:=[.C186]/(2*4.9)*1000" office:value-type="float" office:value="0.798979591836735">
            <text:p>0,7989795918</text:p>
          </table:table-cell>
          <table:table-cell table:formula="of:=[.D186]/(2*4.9)*1000" office:value-type="float" office:value="0.0871428571428571">
            <text:p>0,0871428571</text:p>
          </table:table-cell>
          <table:table-cell table:formula="of:=[.E186]/(2*4.9)*1000" office:value-type="float" office:value="0.0861224489795918">
            <text:p>0,086122449</text:p>
          </table:table-cell>
          <table:table-cell/>
          <table:table-cell office:value-type="float" office:value="0.83">
            <text:p>0,83</text:p>
          </table:table-cell>
          <table:table-cell table:formula="of:=LOG(ABS([.B186]))" office:value-type="float" office:value="-2.10237290870956">
            <text:p>-2,1023729087</text:p>
          </table:table-cell>
          <table:table-cell table:formula="of:=LOG(ABS([.D186]))" office:value-type="float" office:value="-3.06854212931099">
            <text:p>-3,0685421293</text:p>
          </table:table-cell>
        </table:table-row>
        <table:table-row table:style-name="ro1">
          <table:table-cell office:value-type="float" office:value="0.84">
            <text:p>0,84</text:p>
          </table:table-cell>
          <table:table-cell office:value-type="float" office:value="0.00805">
            <text:p>8,05E-003</text:p>
          </table:table-cell>
          <table:table-cell office:value-type="float" office:value="0.00799">
            <text:p>7,99E-003</text:p>
          </table:table-cell>
          <table:table-cell office:value-type="float" office:value="0.000905">
            <text:p>9,05E-004</text:p>
          </table:table-cell>
          <table:table-cell office:value-type="float" office:value="0.000893">
            <text:p>8,93E-004</text:p>
          </table:table-cell>
          <table:table-cell/>
          <table:table-cell office:value-type="float" office:value="0.84">
            <text:p>0,84</text:p>
          </table:table-cell>
          <table:table-cell table:formula="of:=[.B187]/(2*4.9)*1000" office:value-type="float" office:value="0.821428571428571">
            <text:p>0,8214285714</text:p>
          </table:table-cell>
          <table:table-cell table:formula="of:=[.C187]/(2*4.9)*1000" office:value-type="float" office:value="0.81530612244898">
            <text:p>0,8153061224</text:p>
          </table:table-cell>
          <table:table-cell table:formula="of:=[.D187]/(2*4.9)*1000" office:value-type="float" office:value="0.0923469387755102">
            <text:p>0,0923469388</text:p>
          </table:table-cell>
          <table:table-cell table:formula="of:=[.E187]/(2*4.9)*1000" office:value-type="float" office:value="0.0911224489795918">
            <text:p>0,091122449</text:p>
          </table:table-cell>
          <table:table-cell/>
          <table:table-cell office:value-type="float" office:value="0.84">
            <text:p>0,84</text:p>
          </table:table-cell>
          <table:table-cell table:formula="of:=LOG(ABS([.B187]))" office:value-type="float" office:value="-2.09420411963213">
            <text:p>-2,0942041196</text:p>
          </table:table-cell>
          <table:table-cell table:formula="of:=LOG(ABS([.D187]))" office:value-type="float" office:value="-3.0433514207948">
            <text:p>-3,0433514208</text:p>
          </table:table-cell>
        </table:table-row>
        <table:table-row table:style-name="ro1">
          <table:table-cell office:value-type="float" office:value="0.85">
            <text:p>0,85</text:p>
          </table:table-cell>
          <table:table-cell office:value-type="float" office:value="0.0082">
            <text:p>8,20E-003</text:p>
          </table:table-cell>
          <table:table-cell office:value-type="float" office:value="0.00814">
            <text:p>8,14E-003</text:p>
          </table:table-cell>
          <table:table-cell office:value-type="float" office:value="0.00096">
            <text:p>9,60E-004</text:p>
          </table:table-cell>
          <table:table-cell office:value-type="float" office:value="0.000946">
            <text:p>9,46E-004</text:p>
          </table:table-cell>
          <table:table-cell/>
          <table:table-cell office:value-type="float" office:value="0.85">
            <text:p>0,85</text:p>
          </table:table-cell>
          <table:table-cell table:formula="of:=[.B188]/(2*4.9)*1000" office:value-type="float" office:value="0.836734693877551">
            <text:p>0,8367346939</text:p>
          </table:table-cell>
          <table:table-cell table:formula="of:=[.C188]/(2*4.9)*1000" office:value-type="float" office:value="0.830612244897959">
            <text:p>0,8306122449</text:p>
          </table:table-cell>
          <table:table-cell table:formula="of:=[.D188]/(2*4.9)*1000" office:value-type="float" office:value="0.0979591836734694">
            <text:p>0,0979591837</text:p>
          </table:table-cell>
          <table:table-cell table:formula="of:=[.E188]/(2*4.9)*1000" office:value-type="float" office:value="0.096530612244898">
            <text:p>0,0965306122</text:p>
          </table:table-cell>
          <table:table-cell/>
          <table:table-cell office:value-type="float" office:value="0.85">
            <text:p>0,85</text:p>
          </table:table-cell>
          <table:table-cell table:formula="of:=LOG(ABS([.B188]))" office:value-type="float" office:value="-2.08618614761628">
            <text:p>-2,0861861476</text:p>
          </table:table-cell>
          <table:table-cell table:formula="of:=LOG(ABS([.D188]))" office:value-type="float" office:value="-3.01772876696043">
            <text:p>-3,017728767</text:p>
          </table:table-cell>
        </table:table-row>
        <table:table-row table:style-name="ro1">
          <table:table-cell office:value-type="float" office:value="0.86">
            <text:p>0,86</text:p>
          </table:table-cell>
          <table:table-cell office:value-type="float" office:value="0.00836">
            <text:p>8,36E-003</text:p>
          </table:table-cell>
          <table:table-cell office:value-type="float" office:value="0.0083">
            <text:p>8,30E-003</text:p>
          </table:table-cell>
          <table:table-cell office:value-type="float" office:value="0.00102">
            <text:p>1,02E-003</text:p>
          </table:table-cell>
          <table:table-cell office:value-type="float" office:value="0.001">
            <text:p>1,00E-003</text:p>
          </table:table-cell>
          <table:table-cell/>
          <table:table-cell office:value-type="float" office:value="0.86">
            <text:p>0,86</text:p>
          </table:table-cell>
          <table:table-cell table:formula="of:=[.B189]/(2*4.9)*1000" office:value-type="float" office:value="0.853061224489796">
            <text:p>0,8530612245</text:p>
          </table:table-cell>
          <table:table-cell table:formula="of:=[.C189]/(2*4.9)*1000" office:value-type="float" office:value="0.846938775510204">
            <text:p>0,8469387755</text:p>
          </table:table-cell>
          <table:table-cell table:formula="of:=[.D189]/(2*4.9)*1000" office:value-type="float" office:value="0.104081632653061">
            <text:p>0,1040816327</text:p>
          </table:table-cell>
          <table:table-cell table:formula="of:=[.E189]/(2*4.9)*1000" office:value-type="float" office:value="0.102040816326531">
            <text:p>0,1020408163</text:p>
          </table:table-cell>
          <table:table-cell/>
          <table:table-cell office:value-type="float" office:value="0.86">
            <text:p>0,86</text:p>
          </table:table-cell>
          <table:table-cell table:formula="of:=LOG(ABS([.B189]))" office:value-type="float" office:value="-2.07779372256098">
            <text:p>-2,0777937226</text:p>
          </table:table-cell>
          <table:table-cell table:formula="of:=LOG(ABS([.D189]))" office:value-type="float" office:value="-2.99139982823808">
            <text:p>-2,9913998282</text:p>
          </table:table-cell>
        </table:table-row>
        <table:table-row table:style-name="ro1">
          <table:table-cell office:value-type="float" office:value="0.87">
            <text:p>0,87</text:p>
          </table:table-cell>
          <table:table-cell office:value-type="float" office:value="0.00852">
            <text:p>8,52E-003</text:p>
          </table:table-cell>
          <table:table-cell office:value-type="float" office:value="0.00846">
            <text:p>8,46E-003</text:p>
          </table:table-cell>
          <table:table-cell office:value-type="float" office:value="0.00108">
            <text:p>1,08E-003</text:p>
          </table:table-cell>
          <table:table-cell office:value-type="float" office:value="0.00106">
            <text:p>1,06E-003</text:p>
          </table:table-cell>
          <table:table-cell/>
          <table:table-cell office:value-type="float" office:value="0.87">
            <text:p>0,87</text:p>
          </table:table-cell>
          <table:table-cell table:formula="of:=[.B190]/(2*4.9)*1000" office:value-type="float" office:value="0.869387755102041">
            <text:p>0,8693877551</text:p>
          </table:table-cell>
          <table:table-cell table:formula="of:=[.C190]/(2*4.9)*1000" office:value-type="float" office:value="0.863265306122449">
            <text:p>0,8632653061</text:p>
          </table:table-cell>
          <table:table-cell table:formula="of:=[.D190]/(2*4.9)*1000" office:value-type="float" office:value="0.110204081632653">
            <text:p>0,1102040816</text:p>
          </table:table-cell>
          <table:table-cell table:formula="of:=[.E190]/(2*4.9)*1000" office:value-type="float" office:value="0.108163265306122">
            <text:p>0,1081632653</text:p>
          </table:table-cell>
          <table:table-cell/>
          <table:table-cell office:value-type="float" office:value="0.87">
            <text:p>0,87</text:p>
          </table:table-cell>
          <table:table-cell table:formula="of:=LOG(ABS([.B190]))" office:value-type="float" office:value="-2.0695604052333">
            <text:p>-2,0695604052</text:p>
          </table:table-cell>
          <table:table-cell table:formula="of:=LOG(ABS([.D190]))" office:value-type="float" office:value="-2.96657624451305">
            <text:p>-2,9665762445</text:p>
          </table:table-cell>
        </table:table-row>
        <table:table-row table:style-name="ro1">
          <table:table-cell office:value-type="float" office:value="0.88">
            <text:p>0,88</text:p>
          </table:table-cell>
          <table:table-cell office:value-type="float" office:value="0.00868">
            <text:p>8,68E-003</text:p>
          </table:table-cell>
          <table:table-cell office:value-type="float" office:value="0.00863">
            <text:p>8,63E-003</text:p>
          </table:table-cell>
          <table:table-cell office:value-type="float" office:value="0.00115">
            <text:p>1,15E-003</text:p>
          </table:table-cell>
          <table:table-cell office:value-type="float" office:value="0.00113">
            <text:p>1,13E-003</text:p>
          </table:table-cell>
          <table:table-cell/>
          <table:table-cell office:value-type="float" office:value="0.88">
            <text:p>0,88</text:p>
          </table:table-cell>
          <table:table-cell table:formula="of:=[.B191]/(2*4.9)*1000" office:value-type="float" office:value="0.885714285714286">
            <text:p>0,8857142857</text:p>
          </table:table-cell>
          <table:table-cell table:formula="of:=[.C191]/(2*4.9)*1000" office:value-type="float" office:value="0.880612244897959">
            <text:p>0,8806122449</text:p>
          </table:table-cell>
          <table:table-cell table:formula="of:=[.D191]/(2*4.9)*1000" office:value-type="float" office:value="0.11734693877551">
            <text:p>0,1173469388</text:p>
          </table:table-cell>
          <table:table-cell table:formula="of:=[.E191]/(2*4.9)*1000" office:value-type="float" office:value="0.11530612244898">
            <text:p>0,1153061224</text:p>
          </table:table-cell>
          <table:table-cell/>
          <table:table-cell office:value-type="float" office:value="0.88">
            <text:p>0,88</text:p>
          </table:table-cell>
          <table:table-cell table:formula="of:=LOG(ABS([.B191]))" office:value-type="float" office:value="-2.06148027482351">
            <text:p>-2,0614802748</text:p>
          </table:table-cell>
          <table:table-cell table:formula="of:=LOG(ABS([.D191]))" office:value-type="float" office:value="-2.93930215964639">
            <text:p>-2,9393021596</text:p>
          </table:table-cell>
        </table:table-row>
        <table:table-row table:style-name="ro1">
          <table:table-cell office:value-type="float" office:value="0.89">
            <text:p>0,89</text:p>
          </table:table-cell>
          <table:table-cell office:value-type="float" office:value="0.00884">
            <text:p>8,84E-003</text:p>
          </table:table-cell>
          <table:table-cell office:value-type="float" office:value="0.00879">
            <text:p>8,79E-003</text:p>
          </table:table-cell>
          <table:table-cell office:value-type="float" office:value="0.00123">
            <text:p>1,23E-003</text:p>
          </table:table-cell>
          <table:table-cell office:value-type="float" office:value="0.0012">
            <text:p>1,20E-003</text:p>
          </table:table-cell>
          <table:table-cell/>
          <table:table-cell office:value-type="float" office:value="0.89">
            <text:p>0,89</text:p>
          </table:table-cell>
          <table:table-cell table:formula="of:=[.B192]/(2*4.9)*1000" office:value-type="float" office:value="0.902040816326531">
            <text:p>0,9020408163</text:p>
          </table:table-cell>
          <table:table-cell table:formula="of:=[.C192]/(2*4.9)*1000" office:value-type="float" office:value="0.896938775510204">
            <text:p>0,8969387755</text:p>
          </table:table-cell>
          <table:table-cell table:formula="of:=[.D192]/(2*4.9)*1000" office:value-type="float" office:value="0.125510204081633">
            <text:p>0,1255102041</text:p>
          </table:table-cell>
          <table:table-cell table:formula="of:=[.E192]/(2*4.9)*1000" office:value-type="float" office:value="0.122448979591837">
            <text:p>0,1224489796</text:p>
          </table:table-cell>
          <table:table-cell/>
          <table:table-cell office:value-type="float" office:value="0.89">
            <text:p>0,89</text:p>
          </table:table-cell>
          <table:table-cell table:formula="of:=LOG(ABS([.B192]))" office:value-type="float" office:value="-2.05354773498693">
            <text:p>-2,053547735</text:p>
          </table:table-cell>
          <table:table-cell table:formula="of:=LOG(ABS([.D192]))" office:value-type="float" office:value="-2.9100948885606">
            <text:p>-2,9100948886</text:p>
          </table:table-cell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0.00901">
            <text:p>9,01E-003</text:p>
          </table:table-cell>
          <table:table-cell office:value-type="float" office:value="0.00896">
            <text:p>8,96E-003</text:p>
          </table:table-cell>
          <table:table-cell office:value-type="float" office:value="0.00131">
            <text:p>1,31E-003</text:p>
          </table:table-cell>
          <table:table-cell office:value-type="float" office:value="0.00128">
            <text:p>1,28E-003</text:p>
          </table:table-cell>
          <table:table-cell/>
          <table:table-cell office:value-type="float" office:value="0.9">
            <text:p>0,9</text:p>
          </table:table-cell>
          <table:table-cell table:formula="of:=[.B193]/(2*4.9)*1000" office:value-type="float" office:value="0.919387755102041">
            <text:p>0,9193877551</text:p>
          </table:table-cell>
          <table:table-cell table:formula="of:=[.C193]/(2*4.9)*1000" office:value-type="float" office:value="0.914285714285714">
            <text:p>0,9142857143</text:p>
          </table:table-cell>
          <table:table-cell table:formula="of:=[.D193]/(2*4.9)*1000" office:value-type="float" office:value="0.133673469387755">
            <text:p>0,1336734694</text:p>
          </table:table-cell>
          <table:table-cell table:formula="of:=[.E193]/(2*4.9)*1000" office:value-type="float" office:value="0.130612244897959">
            <text:p>0,1306122449</text:p>
          </table:table-cell>
          <table:table-cell/>
          <table:table-cell office:value-type="float" office:value="0.9">
            <text:p>0,9</text:p>
          </table:table-cell>
          <table:table-cell table:formula="of:=LOG(ABS([.B193]))" office:value-type="float" office:value="-2.04527520902094">
            <text:p>-2,045275209</text:p>
          </table:table-cell>
          <table:table-cell table:formula="of:=LOG(ABS([.D193]))" office:value-type="float" office:value="-2.88272870434424">
            <text:p>-2,8827287043</text:p>
          </table:table-cell>
        </table:table-row>
        <table:table-row table:style-name="ro1">
          <table:table-cell office:value-type="float" office:value="0.91">
            <text:p>0,91</text:p>
          </table:table-cell>
          <table:table-cell office:value-type="float" office:value="0.00917">
            <text:p>9,17E-003</text:p>
          </table:table-cell>
          <table:table-cell office:value-type="float" office:value="0.00913">
            <text:p>9,13E-003</text:p>
          </table:table-cell>
          <table:table-cell office:value-type="float" office:value="0.0014">
            <text:p>1,40E-003</text:p>
          </table:table-cell>
          <table:table-cell office:value-type="float" office:value="0.00136">
            <text:p>1,36E-003</text:p>
          </table:table-cell>
          <table:table-cell/>
          <table:table-cell office:value-type="float" office:value="0.91">
            <text:p>0,91</text:p>
          </table:table-cell>
          <table:table-cell table:formula="of:=[.B194]/(2*4.9)*1000" office:value-type="float" office:value="0.935714285714286">
            <text:p>0,9357142857</text:p>
          </table:table-cell>
          <table:table-cell table:formula="of:=[.C194]/(2*4.9)*1000" office:value-type="float" office:value="0.931632653061225">
            <text:p>0,9316326531</text:p>
          </table:table-cell>
          <table:table-cell table:formula="of:=[.D194]/(2*4.9)*1000" office:value-type="float" office:value="0.142857142857143">
            <text:p>0,1428571429</text:p>
          </table:table-cell>
          <table:table-cell table:formula="of:=[.E194]/(2*4.9)*1000" office:value-type="float" office:value="0.138775510204082">
            <text:p>0,1387755102</text:p>
          </table:table-cell>
          <table:table-cell/>
          <table:table-cell office:value-type="float" office:value="0.91">
            <text:p>0,91</text:p>
          </table:table-cell>
          <table:table-cell table:formula="of:=LOG(ABS([.B194]))" office:value-type="float" office:value="-2.03763066432998">
            <text:p>-2,0376306643</text:p>
          </table:table-cell>
          <table:table-cell table:formula="of:=LOG(ABS([.D194]))" office:value-type="float" office:value="-2.85387196432176">
            <text:p>-2,8538719643</text:p>
          </table:table-cell>
        </table:table-row>
        <table:table-row table:style-name="ro1">
          <table:table-cell office:value-type="float" office:value="0.92">
            <text:p>0,92</text:p>
          </table:table-cell>
          <table:table-cell office:value-type="float" office:value="0.00935">
            <text:p>9,35E-003</text:p>
          </table:table-cell>
          <table:table-cell office:value-type="float" office:value="0.00931">
            <text:p>9,31E-003</text:p>
          </table:table-cell>
          <table:table-cell office:value-type="float" office:value="0.00149">
            <text:p>1,49E-003</text:p>
          </table:table-cell>
          <table:table-cell office:value-type="float" office:value="0.00145">
            <text:p>1,45E-003</text:p>
          </table:table-cell>
          <table:table-cell/>
          <table:table-cell office:value-type="float" office:value="0.92">
            <text:p>0,92</text:p>
          </table:table-cell>
          <table:table-cell table:formula="of:=[.B195]/(2*4.9)*1000" office:value-type="float" office:value="0.954081632653061">
            <text:p>0,9540816327</text:p>
          </table:table-cell>
          <table:table-cell table:formula="of:=[.C195]/(2*4.9)*1000" office:value-type="float" office:value="0.95">
            <text:p>0,95</text:p>
          </table:table-cell>
          <table:table-cell table:formula="of:=[.D195]/(2*4.9)*1000" office:value-type="float" office:value="0.152040816326531">
            <text:p>0,1520408163</text:p>
          </table:table-cell>
          <table:table-cell table:formula="of:=[.E195]/(2*4.9)*1000" office:value-type="float" office:value="0.147959183673469">
            <text:p>0,1479591837</text:p>
          </table:table-cell>
          <table:table-cell/>
          <table:table-cell office:value-type="float" office:value="0.92">
            <text:p>0,92</text:p>
          </table:table-cell>
          <table:table-cell table:formula="of:=LOG(ABS([.B195]))" office:value-type="float" office:value="-2.02918838912748">
            <text:p>-2,0291883891</text:p>
          </table:table-cell>
          <table:table-cell table:formula="of:=LOG(ABS([.D195]))" office:value-type="float" office:value="-2.82681373158773">
            <text:p>-2,8268137316</text:p>
          </table:table-cell>
        </table:table-row>
        <table:table-row table:style-name="ro1">
          <table:table-cell office:value-type="float" office:value="0.93">
            <text:p>0,93</text:p>
          </table:table-cell>
          <table:table-cell office:value-type="float" office:value="0.00952">
            <text:p>9,52E-003</text:p>
          </table:table-cell>
          <table:table-cell office:value-type="float" office:value="0.00948">
            <text:p>9,48E-003</text:p>
          </table:table-cell>
          <table:table-cell office:value-type="float" office:value="0.0016">
            <text:p>1,60E-003</text:p>
          </table:table-cell>
          <table:table-cell office:value-type="float" office:value="0.00155">
            <text:p>1,55E-003</text:p>
          </table:table-cell>
          <table:table-cell/>
          <table:table-cell office:value-type="float" office:value="0.93">
            <text:p>0,93</text:p>
          </table:table-cell>
          <table:table-cell table:formula="of:=[.B196]/(2*4.9)*1000" office:value-type="float" office:value="0.971428571428571">
            <text:p>0,9714285714</text:p>
          </table:table-cell>
          <table:table-cell table:formula="of:=[.C196]/(2*4.9)*1000" office:value-type="float" office:value="0.96734693877551">
            <text:p>0,9673469388</text:p>
          </table:table-cell>
          <table:table-cell table:formula="of:=[.D196]/(2*4.9)*1000" office:value-type="float" office:value="0.163265306122449">
            <text:p>0,1632653061</text:p>
          </table:table-cell>
          <table:table-cell table:formula="of:=[.E196]/(2*4.9)*1000" office:value-type="float" office:value="0.158163265306122">
            <text:p>0,1581632653</text:p>
          </table:table-cell>
          <table:table-cell/>
          <table:table-cell office:value-type="float" office:value="0.93">
            <text:p>0,93</text:p>
          </table:table-cell>
          <table:table-cell table:formula="of:=LOG(ABS([.B196]))" office:value-type="float" office:value="-2.02136305161553">
            <text:p>-2,0213630516</text:p>
          </table:table-cell>
          <table:table-cell table:formula="of:=LOG(ABS([.D196]))" office:value-type="float" office:value="-2.79588001734407">
            <text:p>-2,7958800173</text:p>
          </table:table-cell>
        </table:table-row>
        <table:table-row table:style-name="ro1">
          <table:table-cell office:value-type="float" office:value="0.94">
            <text:p>0,94</text:p>
          </table:table-cell>
          <table:table-cell office:value-type="float" office:value="0.0097">
            <text:p>9,70E-003</text:p>
          </table:table-cell>
          <table:table-cell office:value-type="float" office:value="0.00967">
            <text:p>9,67E-003</text:p>
          </table:table-cell>
          <table:table-cell office:value-type="float" office:value="0.00171">
            <text:p>1,71E-003</text:p>
          </table:table-cell>
          <table:table-cell office:value-type="float" office:value="0.00166">
            <text:p>1,66E-003</text:p>
          </table:table-cell>
          <table:table-cell/>
          <table:table-cell office:value-type="float" office:value="0.94">
            <text:p>0,94</text:p>
          </table:table-cell>
          <table:table-cell table:formula="of:=[.B197]/(2*4.9)*1000" office:value-type="float" office:value="0.989795918367347">
            <text:p>0,9897959184</text:p>
          </table:table-cell>
          <table:table-cell table:formula="of:=[.C197]/(2*4.9)*1000" office:value-type="float" office:value="0.986734693877551">
            <text:p>0,9867346939</text:p>
          </table:table-cell>
          <table:table-cell table:formula="of:=[.D197]/(2*4.9)*1000" office:value-type="float" office:value="0.174489795918367">
            <text:p>0,1744897959</text:p>
          </table:table-cell>
          <table:table-cell table:formula="of:=[.E197]/(2*4.9)*1000" office:value-type="float" office:value="0.169387755102041">
            <text:p>0,1693877551</text:p>
          </table:table-cell>
          <table:table-cell/>
          <table:table-cell office:value-type="float" office:value="0.94">
            <text:p>0,94</text:p>
          </table:table-cell>
          <table:table-cell table:formula="of:=LOG(ABS([.B197]))" office:value-type="float" office:value="-2.01322826573375">
            <text:p>-2,0132282657</text:p>
          </table:table-cell>
          <table:table-cell table:formula="of:=LOG(ABS([.D197]))" office:value-type="float" office:value="-2.76700388960785">
            <text:p>-2,7670038896</text:p>
          </table:table-cell>
        </table:table-row>
        <table:table-row table:style-name="ro1">
          <table:table-cell office:value-type="float" office:value="0.95">
            <text:p>0,95</text:p>
          </table:table-cell>
          <table:table-cell office:value-type="float" office:value="0.00988">
            <text:p>9,88E-003</text:p>
          </table:table-cell>
          <table:table-cell office:value-type="float" office:value="0.00985">
            <text:p>9,85E-003</text:p>
          </table:table-cell>
          <table:table-cell office:value-type="float" office:value="0.00184">
            <text:p>1,84E-003</text:p>
          </table:table-cell>
          <table:table-cell office:value-type="float" office:value="0.00178">
            <text:p>1,78E-003</text:p>
          </table:table-cell>
          <table:table-cell/>
          <table:table-cell office:value-type="float" office:value="0.95">
            <text:p>0,95</text:p>
          </table:table-cell>
          <table:table-cell table:formula="of:=[.B198]/(2*4.9)*1000" office:value-type="float" office:value="1.00816326530612">
            <text:p>1,0081632653</text:p>
          </table:table-cell>
          <table:table-cell table:formula="of:=[.C198]/(2*4.9)*1000" office:value-type="float" office:value="1.00510204081633">
            <text:p>1,0051020408</text:p>
          </table:table-cell>
          <table:table-cell table:formula="of:=[.D198]/(2*4.9)*1000" office:value-type="float" office:value="0.187755102040816">
            <text:p>0,187755102</text:p>
          </table:table-cell>
          <table:table-cell table:formula="of:=[.E198]/(2*4.9)*1000" office:value-type="float" office:value="0.181632653061225">
            <text:p>0,1816326531</text:p>
          </table:table-cell>
          <table:table-cell/>
          <table:table-cell office:value-type="float" office:value="0.95">
            <text:p>0,95</text:p>
          </table:table-cell>
          <table:table-cell table:formula="of:=LOG(ABS([.B198]))" office:value-type="float" office:value="-2.00524305541237">
            <text:p>-2,0052430554</text:p>
          </table:table-cell>
          <table:table-cell table:formula="of:=LOG(ABS([.D198]))" office:value-type="float" office:value="-2.73518217699046">
            <text:p>-2,735182177</text:p>
          </table:table-cell>
        </table:table-row>
        <table:table-row table:style-name="ro1">
          <table:table-cell office:value-type="float" office:value="0.96">
            <text:p>0,96</text:p>
          </table:table-cell>
          <table:table-cell office:value-type="float" office:value="0.0101">
            <text:p>1,01E-002</text:p>
          </table:table-cell>
          <table:table-cell office:value-type="float" office:value="0.01">
            <text:p>1,00E-002</text:p>
          </table:table-cell>
          <table:table-cell office:value-type="float" office:value="0.00198">
            <text:p>1,98E-003</text:p>
          </table:table-cell>
          <table:table-cell office:value-type="float" office:value="0.00191">
            <text:p>1,91E-003</text:p>
          </table:table-cell>
          <table:table-cell/>
          <table:table-cell office:value-type="float" office:value="0.96">
            <text:p>0,96</text:p>
          </table:table-cell>
          <table:table-cell table:formula="of:=[.B199]/(2*4.9)*1000" office:value-type="float" office:value="1.03061224489796">
            <text:p>1,0306122449</text:p>
          </table:table-cell>
          <table:table-cell table:formula="of:=[.C199]/(2*4.9)*1000" office:value-type="float" office:value="1.02040816326531">
            <text:p>1,0204081633</text:p>
          </table:table-cell>
          <table:table-cell table:formula="of:=[.D199]/(2*4.9)*1000" office:value-type="float" office:value="0.202040816326531">
            <text:p>0,2020408163</text:p>
          </table:table-cell>
          <table:table-cell table:formula="of:=[.E199]/(2*4.9)*1000" office:value-type="float" office:value="0.194897959183673">
            <text:p>0,1948979592</text:p>
          </table:table-cell>
          <table:table-cell/>
          <table:table-cell office:value-type="float" office:value="0.96">
            <text:p>0,96</text:p>
          </table:table-cell>
          <table:table-cell table:formula="of:=LOG(ABS([.B199]))" office:value-type="float" office:value="-1.99567862621736">
            <text:p>-1,9956786262</text:p>
          </table:table-cell>
          <table:table-cell table:formula="of:=LOG(ABS([.D199]))" office:value-type="float" office:value="-2.70333480973847">
            <text:p>-2,7033348097</text:p>
          </table:table-cell>
        </table:table-row>
        <table:table-row table:style-name="ro1">
          <table:table-cell office:value-type="float" office:value="0.97">
            <text:p>0,97</text:p>
          </table:table-cell>
          <table:table-cell office:value-type="float" office:value="0.0103">
            <text:p>1,03E-002</text:p>
          </table:table-cell>
          <table:table-cell office:value-type="float" office:value="0.0102">
            <text:p>1,02E-002</text:p>
          </table:table-cell>
          <table:table-cell office:value-type="float" office:value="0.00213">
            <text:p>2,13E-003</text:p>
          </table:table-cell>
          <table:table-cell office:value-type="float" office:value="0.00205">
            <text:p>2,05E-003</text:p>
          </table:table-cell>
          <table:table-cell/>
          <table:table-cell office:value-type="float" office:value="0.97">
            <text:p>0,97</text:p>
          </table:table-cell>
          <table:table-cell table:formula="of:=[.B200]/(2*4.9)*1000" office:value-type="float" office:value="1.05102040816327">
            <text:p>1,0510204082</text:p>
          </table:table-cell>
          <table:table-cell table:formula="of:=[.C200]/(2*4.9)*1000" office:value-type="float" office:value="1.04081632653061">
            <text:p>1,0408163265</text:p>
          </table:table-cell>
          <table:table-cell table:formula="of:=[.D200]/(2*4.9)*1000" office:value-type="float" office:value="0.21734693877551">
            <text:p>0,2173469388</text:p>
          </table:table-cell>
          <table:table-cell table:formula="of:=[.E200]/(2*4.9)*1000" office:value-type="float" office:value="0.209183673469388">
            <text:p>0,2091836735</text:p>
          </table:table-cell>
          <table:table-cell/>
          <table:table-cell office:value-type="float" office:value="0.97">
            <text:p>0,97</text:p>
          </table:table-cell>
          <table:table-cell table:formula="of:=LOG(ABS([.B200]))" office:value-type="float" office:value="-1.98716277529483">
            <text:p>-1,9871627753</text:p>
          </table:table-cell>
          <table:table-cell table:formula="of:=LOG(ABS([.D200]))" office:value-type="float" office:value="-2.67162039656126">
            <text:p>-2,6716203966</text:p>
          </table:table-cell>
        </table:table-row>
        <table:table-row table:style-name="ro1">
          <table:table-cell office:value-type="float" office:value="0.98">
            <text:p>0,98</text:p>
          </table:table-cell>
          <table:table-cell office:value-type="float" office:value="0.0105">
            <text:p>1,05E-002</text:p>
          </table:table-cell>
          <table:table-cell office:value-type="float" office:value="0.0104">
            <text:p>1,04E-002</text:p>
          </table:table-cell>
          <table:table-cell office:value-type="float" office:value="0.00231">
            <text:p>2,31E-003</text:p>
          </table:table-cell>
          <table:table-cell office:value-type="float" office:value="0.00222">
            <text:p>2,22E-003</text:p>
          </table:table-cell>
          <table:table-cell/>
          <table:table-cell office:value-type="float" office:value="0.98">
            <text:p>0,98</text:p>
          </table:table-cell>
          <table:table-cell table:formula="of:=[.B201]/(2*4.9)*1000" office:value-type="float" office:value="1.07142857142857">
            <text:p>1,0714285714</text:p>
          </table:table-cell>
          <table:table-cell table:formula="of:=[.C201]/(2*4.9)*1000" office:value-type="float" office:value="1.06122448979592">
            <text:p>1,0612244898</text:p>
          </table:table-cell>
          <table:table-cell table:formula="of:=[.D201]/(2*4.9)*1000" office:value-type="float" office:value="0.235714285714286">
            <text:p>0,2357142857</text:p>
          </table:table-cell>
          <table:table-cell table:formula="of:=[.E201]/(2*4.9)*1000" office:value-type="float" office:value="0.226530612244898">
            <text:p>0,2265306122</text:p>
          </table:table-cell>
          <table:table-cell/>
          <table:table-cell office:value-type="float" office:value="0.98">
            <text:p>0,98</text:p>
          </table:table-cell>
          <table:table-cell table:formula="of:=LOG(ABS([.B201]))" office:value-type="float" office:value="-1.97881070093006">
            <text:p>-1,9788107009</text:p>
          </table:table-cell>
          <table:table-cell table:formula="of:=LOG(ABS([.D201]))" office:value-type="float" office:value="-2.63638802010785">
            <text:p>-2,6363880201</text:p>
          </table:table-cell>
        </table:table-row>
        <table:table-row table:style-name="ro1">
          <table:table-cell office:value-type="float" office:value="0.99">
            <text:p>0,99</text:p>
          </table:table-cell>
          <table:table-cell office:value-type="float" office:value="0.0107">
            <text:p>1,07E-002</text:p>
          </table:table-cell>
          <table:table-cell office:value-type="float" office:value="0.0106">
            <text:p>1,06E-002</text:p>
          </table:table-cell>
          <table:table-cell office:value-type="float" office:value="0.00252">
            <text:p>2,52E-003</text:p>
          </table:table-cell>
          <table:table-cell office:value-type="float" office:value="0.0024">
            <text:p>2,40E-003</text:p>
          </table:table-cell>
          <table:table-cell/>
          <table:table-cell office:value-type="float" office:value="0.99">
            <text:p>0,99</text:p>
          </table:table-cell>
          <table:table-cell table:formula="of:=[.B202]/(2*4.9)*1000" office:value-type="float" office:value="1.09183673469388">
            <text:p>1,0918367347</text:p>
          </table:table-cell>
          <table:table-cell table:formula="of:=[.C202]/(2*4.9)*1000" office:value-type="float" office:value="1.08163265306122">
            <text:p>1,0816326531</text:p>
          </table:table-cell>
          <table:table-cell table:formula="of:=[.D202]/(2*4.9)*1000" office:value-type="float" office:value="0.257142857142857">
            <text:p>0,2571428571</text:p>
          </table:table-cell>
          <table:table-cell table:formula="of:=[.E202]/(2*4.9)*1000" office:value-type="float" office:value="0.244897959183673">
            <text:p>0,2448979592</text:p>
          </table:table-cell>
          <table:table-cell/>
          <table:table-cell office:value-type="float" office:value="0.99">
            <text:p>0,99</text:p>
          </table:table-cell>
          <table:table-cell table:formula="of:=LOG(ABS([.B202]))" office:value-type="float" office:value="-1.97061622231479">
            <text:p>-1,9706162223</text:p>
          </table:table-cell>
          <table:table-cell table:formula="of:=LOG(ABS([.D202]))" office:value-type="float" office:value="-2.59859945921846">
            <text:p>-2,598599459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09">
            <text:p>1,09E-002</text:p>
          </table:table-cell>
          <table:table-cell office:value-type="float" office:value="0.0108">
            <text:p>1,08E-002</text:p>
          </table:table-cell>
          <table:table-cell office:value-type="float" office:value="0.00276">
            <text:p>2,76E-003</text:p>
          </table:table-cell>
          <table:table-cell office:value-type="float" office:value="0.00262">
            <text:p>2,62E-003</text:p>
          </table:table-cell>
          <table:table-cell/>
          <table:table-cell office:value-type="float" office:value="1">
            <text:p>1</text:p>
          </table:table-cell>
          <table:table-cell table:formula="of:=[.B203]/(2*4.9)*1000" office:value-type="float" office:value="1.11224489795918">
            <text:p>1,112244898</text:p>
          </table:table-cell>
          <table:table-cell table:formula="of:=[.C203]/(2*4.9)*1000" office:value-type="float" office:value="1.10204081632653">
            <text:p>1,1020408163</text:p>
          </table:table-cell>
          <table:table-cell table:formula="of:=[.D203]/(2*4.9)*1000" office:value-type="float" office:value="0.281632653061224">
            <text:p>0,2816326531</text:p>
          </table:table-cell>
          <table:table-cell table:formula="of:=[.E203]/(2*4.9)*1000" office:value-type="float" office:value="0.26734693877551">
            <text:p>0,2673469388</text:p>
          </table:table-cell>
          <table:table-cell/>
          <table:table-cell office:value-type="float" office:value="1">
            <text:p>1</text:p>
          </table:table-cell>
          <table:table-cell table:formula="of:=LOG(ABS([.B203]))" office:value-type="float" office:value="-1.96257350205938">
            <text:p>-1,9625735021</text:p>
          </table:table-cell>
          <table:table-cell table:formula="of:=LOG(ABS([.D203]))" office:value-type="float" office:value="-2.55909091793478">
            <text:p>-2,55909091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17.07.2012</text:date>, <text:time>12:33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o </meta:initial-creator>
    <meta:creation-date>2012-07-17T10:56:01</meta:creation-date>
    <dc:date>2012-07-17T12:33:22</dc:date>
    <dc:creator>timo </dc:creator>
    <meta:editing-duration>PT01H20M03S</meta:editing-duration>
    <meta:editing-cycles>12</meta:editing-cycles>
    <meta:generator>OpenOffice.org/3.2$Linux OpenOffice.org_project/320m19$Build-9505</meta:generator>
    <meta:document-statistic meta:table-count="4" meta:cell-count="1301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svg:stroke-width="0.1cm"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42cm" svg:height="15.271cm" xlink:href=".." chart:class="chart:scatter" chart:style-name="ch1">
        <chart:subtitle svg:x="6.505cm" svg:y="0.305cm" chart:style-name="ch2">
          <text:p>Second round of cells</text:p>
        </chart:subtitle>
        <chart:plot-area chart:style-name="ch3" table:cell-range-address="'compare all'.A214:'compare all'.C218 'compare all'.C213:'compare all'.C213" chart:data-source-has-labels="both" svg:x="0.467cm" svg:y="1.061cm" svg:width="15.941cm" svg:height="13.801cm">
          <chart:axis chart:dimension="x" chart:name="primary-x" chart:style-name="ch4">
            <chart:title svg:x="6.963cm" svg:y="14.595cm" chart:style-name="ch5">
              <text:p>Zonyl concentration in %</text:p>
            </chart:title>
            <chart:categories table:cell-range-address="'compare all'.A214:'compare all'.A218"/>
          </chart:axis>
          <chart:axis chart:dimension="y" chart:name="primary-y" chart:style-name="ch4">
            <chart:title svg:x="0.335cm" svg:y="8.707cm" chart:style-name="ch6">
              <text:p>Efficiency in %</text:p>
            </chart:title>
            <chart:grid chart:style-name="ch7" chart:class="major"/>
          </chart:axis>
          <chart:series chart:style-name="ch8" chart:values-cell-range-address="'compare all'.C214:'compare all'.C218" chart:label-cell-address="'compare all'.C213:'compare all'.C213" chart:class="chart:scatter">
            <chart:domain table:cell-range-address="'compare all'.B214:'compare all'.B218"/>
            <chart:regression-curve chart:style-name="ch9">
              <chart:equation chart:display-r-square="true"/>
            </chart:regression-curve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 text:id="'compare all'.C213:'compare all'.C213">eta</text:p>
              </table:table-cell>
            </table:table-row>
          </table:table-header-rows>
          <table:table-rows>
            <table:table-row>
              <table:table-cell office:value-type="string">
                <text:p text:id="'compare all'.A214:'compare all'.A218"/>
              </table:table-cell>
              <table:table-cell office:value-type="float" office:value="0.2">
                <text:p text:id="'compare all'.B214:'compare all'.B218">0.2</text:p>
              </table:table-cell>
              <table:table-cell office:value-type="float" office:value="4.1">
                <text:p text:id="'compare all'.C214:'compare all'.C218">4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">
                <text:p>0.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">
                <text:p>0.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">
                <text:p>0.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">
                <text:p>0.4</text:p>
              </table:table-cell>
              <table:table-cell office:value-type="float" office:value="5.6">
                <text:p>5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5cm" chart:symbol-height="0.05cm">
        <chart:symbol-image xlink:href="Pictures/2000000D000000DD000000DDCBF3253A.svm" xlink:type="simple" xlink:actuate="onLoad"/>
      </style:chart-properties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05cm" chart:symbol-height="0.0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05cm" chart:symbol-height="0.0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05cm" chart:symbol-height="0.0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509cm" svg:height="14.793cm" xlink:href=".." chart:class="chart:scatter" chart:style-name="ch1">
        <chart:title svg:x="7.486cm" svg:y="0.296cm" chart:style-name="ch2">
          <text:p>.4 Zonyl</text:p>
        </chart:title>
        <chart:subtitle svg:x="7.976cm" svg:y="1.094cm" chart:style-name="ch3">
          <text:p>J-V</text:p>
        </chart:subtitle>
        <chart:legend chart:legend-position="end" svg:x="13.65cm" svg:y="6.552cm" chart:style-name="ch4"/>
        <chart:plot-area chart:style-name="ch5" table:cell-range-address="'.4'.G2:'.4'.K203" chart:data-source-has-labels="row" svg:x="0.459cm" svg:y="1.84cm" svg:width="12.862cm" svg:height="12.269cm">
          <chart:axis chart:dimension="x" chart:name="primary-x" chart:style-name="ch6">
            <chart:title svg:x="6.395cm" svg:y="13.832cm" chart:style-name="ch7">
              <text:p>Voltage (V)</text:p>
            </chart:title>
          </chart:axis>
          <chart:axis chart:dimension="y" chart:name="primary-y" chart:style-name="ch6">
            <chart:title svg:x="0.331cm" svg:y="9.659cm" chart:style-name="ch8">
              <text:p>Current density (mA/mm^2)</text:p>
            </chart:title>
            <chart:grid chart:style-name="ch9" chart:class="major"/>
          </chart:axis>
          <chart:series chart:style-name="ch10" chart:values-cell-range-address="'.4'.H3:'.4'.H203" chart:label-cell-address="'.4'.H2:'.4'.H2" chart:class="chart:scatter">
            <chart:domain table:cell-range-address="'.4'.G3:'.4'.G203"/>
            <chart:data-point chart:repeated="201"/>
          </chart:series>
          <chart:series chart:style-name="ch11" chart:values-cell-range-address="'.4'.I3:'.4'.I203" chart:label-cell-address="'.4'.I2:'.4'.I2" chart:class="chart:scatter">
            <chart:data-point chart:repeated="201"/>
          </chart:series>
          <chart:series chart:style-name="ch12" chart:values-cell-range-address="'.4'.J3:'.4'.J203" chart:label-cell-address="'.4'.J2:'.4'.J2" chart:class="chart:scatter">
            <chart:data-point chart:repeated="201"/>
          </chart:series>
          <chart:series chart:style-name="ch13" chart:values-cell-range-address="'.4'.K3:'.4'.K203" chart:label-cell-address="'.4'.K2:'.4'.K2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 text:id="'.4'.H2:'.4'.H2">Dark big grid</text:p>
              </table:table-cell>
              <table:table-cell office:value-type="string">
                <text:p text:id="'.4'.I2:'.4'.I2">Light big grid</text:p>
              </table:table-cell>
              <table:table-cell office:value-type="string">
                <text:p text:id="'.4'.J2:'.4'.J2">Dark small grid</text:p>
              </table:table-cell>
              <table:table-cell office:value-type="string">
                <text:p text:id="'.4'.K2:'.4'.K2">Light small gr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 text:id="'.4'.G3:'.4'.G203">-1</text:p>
              </table:table-cell>
              <table:table-cell office:value-type="float" office:value="-0.00160130718954248">
                <text:p text:id="'.4'.H3:'.4'.H203">-0.00160130718954248</text:p>
              </table:table-cell>
              <table:table-cell office:value-type="float" office:value="-0.22140522875817">
                <text:p text:id="'.4'.I3:'.4'.I203">-0.22140522875817</text:p>
              </table:table-cell>
              <table:table-cell office:value-type="float" office:value="-0.000792824074074074">
                <text:p text:id="'.4'.J3:'.4'.J203">-0.000792824074074074</text:p>
              </table:table-cell>
              <table:table-cell office:value-type="float" office:value="-0.168981481481481">
                <text:p text:id="'.4'.K3:'.4'.K203">-0.1689814814814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-0.00158088235294118">
                <text:p>-0.00158088235294118</text:p>
              </table:table-cell>
              <table:table-cell office:value-type="float" office:value="-0.221813725490196">
                <text:p>-0.221813725490196</text:p>
              </table:table-cell>
              <table:table-cell office:value-type="float" office:value="-0.00078125">
                <text:p>-0.00078125</text:p>
              </table:table-cell>
              <table:table-cell office:value-type="float" office:value="-0.168402777777778">
                <text:p>-0.168402777777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-0.00155637254901961">
                <text:p>-0.00155637254901961</text:p>
              </table:table-cell>
              <table:table-cell office:value-type="float" office:value="-0.221813725490196">
                <text:p>-0.221813725490196</text:p>
              </table:table-cell>
              <table:table-cell office:value-type="float" office:value="-0.000769675925925926">
                <text:p>-0.000769675925925926</text:p>
              </table:table-cell>
              <table:table-cell office:value-type="float" office:value="-0.168402777777778">
                <text:p>-0.168402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-0.0015359477124183">
                <text:p>-0.0015359477124183</text:p>
              </table:table-cell>
              <table:table-cell office:value-type="float" office:value="-0.221813725490196">
                <text:p>-0.221813725490196</text:p>
              </table:table-cell>
              <table:table-cell office:value-type="float" office:value="-0.000758101851851852">
                <text:p>-0.000758101851851852</text:p>
              </table:table-cell>
              <table:table-cell office:value-type="float" office:value="-0.168402777777778">
                <text:p>-0.168402777777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-0.00151552287581699">
                <text:p>-0.00151552287581699</text:p>
              </table:table-cell>
              <table:table-cell office:value-type="float" office:value="-0.221813725490196">
                <text:p>-0.221813725490196</text:p>
              </table:table-cell>
              <table:table-cell office:value-type="float" office:value="-0.000746527777777778">
                <text:p>-0.000746527777777778</text:p>
              </table:table-cell>
              <table:table-cell office:value-type="float" office:value="-0.168981481481481">
                <text:p>-0.1689814814814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-0.00149509803921569">
                <text:p>-0.00149509803921569</text:p>
              </table:table-cell>
              <table:table-cell office:value-type="float" office:value="-0.222222222222222">
                <text:p>-0.222222222222222</text:p>
              </table:table-cell>
              <table:table-cell office:value-type="float" office:value="-0.000734953703703704">
                <text:p>-0.000734953703703704</text:p>
              </table:table-cell>
              <table:table-cell office:value-type="float" office:value="-0.169560185185185">
                <text:p>-0.169560185185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-0.00147058823529412">
                <text:p>-0.00147058823529412</text:p>
              </table:table-cell>
              <table:table-cell office:value-type="float" office:value="-0.222222222222222">
                <text:p>-0.222222222222222</text:p>
              </table:table-cell>
              <table:table-cell office:value-type="float" office:value="-0.000729166666666667">
                <text:p>-0.000729166666666667</text:p>
              </table:table-cell>
              <table:table-cell office:value-type="float" office:value="-0.169560185185185">
                <text:p>-0.169560185185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-0.00145016339869281">
                <text:p>-0.00145016339869281</text:p>
              </table:table-cell>
              <table:table-cell office:value-type="float" office:value="-0.221813725490196">
                <text:p>-0.221813725490196</text:p>
              </table:table-cell>
              <table:table-cell office:value-type="float" office:value="-0.000717592592592593">
                <text:p>-0.000717592592592593</text:p>
              </table:table-cell>
              <table:table-cell office:value-type="float" office:value="-0.169560185185185">
                <text:p>-0.169560185185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-0.0014297385620915">
                <text:p>-0.0014297385620915</text:p>
              </table:table-cell>
              <table:table-cell office:value-type="float" office:value="-0.221813725490196">
                <text:p>-0.221813725490196</text:p>
              </table:table-cell>
              <table:table-cell office:value-type="float" office:value="-0.000706018518518518">
                <text:p>-0.000706018518518518</text:p>
              </table:table-cell>
              <table:table-cell office:value-type="float" office:value="-0.169560185185185">
                <text:p>-0.1695601851851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-0.00140522875816993">
                <text:p>-0.00140522875816993</text:p>
              </table:table-cell>
              <table:table-cell office:value-type="float" office:value="-0.221813725490196">
                <text:p>-0.221813725490196</text:p>
              </table:table-cell>
              <table:table-cell office:value-type="float" office:value="-0.000694444444444444">
                <text:p>-0.000694444444444444</text:p>
              </table:table-cell>
              <table:table-cell office:value-type="float" office:value="-0.168981481481481">
                <text:p>-0.1689814814814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-0.00138480392156863">
                <text:p>-0.00138480392156863</text:p>
              </table:table-cell>
              <table:table-cell office:value-type="float" office:value="-0.22140522875817">
                <text:p>-0.22140522875817</text:p>
              </table:table-cell>
              <table:table-cell office:value-type="float" office:value="-0.000688657407407407">
                <text:p>-0.000688657407407407</text:p>
              </table:table-cell>
              <table:table-cell office:value-type="float" office:value="-0.169560185185185">
                <text:p>-0.1695601851851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-0.00136437908496732">
                <text:p>-0.00136437908496732</text:p>
              </table:table-cell>
              <table:table-cell office:value-type="float" office:value="-0.22140522875817">
                <text:p>-0.22140522875817</text:p>
              </table:table-cell>
              <table:table-cell office:value-type="float" office:value="-0.000677083333333333">
                <text:p>-0.000677083333333333</text:p>
              </table:table-cell>
              <table:table-cell office:value-type="float" office:value="-0.168981481481481">
                <text:p>-0.1689814814814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-0.00134395424836601">
                <text:p>-0.00134395424836601</text:p>
              </table:table-cell>
              <table:table-cell office:value-type="float" office:value="-0.22140522875817">
                <text:p>-0.22140522875817</text:p>
              </table:table-cell>
              <table:table-cell office:value-type="float" office:value="-0.000665509259259259">
                <text:p>-0.000665509259259259</text:p>
              </table:table-cell>
              <table:table-cell office:value-type="float" office:value="-0.168981481481481">
                <text:p>-0.1689814814814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-0.00132352941176471">
                <text:p>-0.00132352941176471</text:p>
              </table:table-cell>
              <table:table-cell office:value-type="float" office:value="-0.22140522875817">
                <text:p>-0.22140522875817</text:p>
              </table:table-cell>
              <table:table-cell office:value-type="float" office:value="-0.000653935185185185">
                <text:p>-0.000653935185185185</text:p>
              </table:table-cell>
              <table:table-cell office:value-type="float" office:value="-0.169560185185185">
                <text:p>-0.169560185185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-0.0013031045751634">
                <text:p>-0.0013031045751634</text:p>
              </table:table-cell>
              <table:table-cell office:value-type="float" office:value="-0.22140522875817">
                <text:p>-0.22140522875817</text:p>
              </table:table-cell>
              <table:table-cell office:value-type="float" office:value="-0.000648148148148148">
                <text:p>-0.000648148148148148</text:p>
              </table:table-cell>
              <table:table-cell office:value-type="float" office:value="-0.169560185185185">
                <text:p>-0.1695601851851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-0.00128267973856209">
                <text:p>-0.00128267973856209</text:p>
              </table:table-cell>
              <table:table-cell office:value-type="float" office:value="-0.220996732026144">
                <text:p>-0.220996732026144</text:p>
              </table:table-cell>
              <table:table-cell office:value-type="float" office:value="-0.000636574074074074">
                <text:p>-0.000636574074074074</text:p>
              </table:table-cell>
              <table:table-cell office:value-type="float" office:value="-0.169560185185185">
                <text:p>-0.1695601851851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-0.00126225490196078">
                <text:p>-0.00126225490196078</text:p>
              </table:table-cell>
              <table:table-cell office:value-type="float" office:value="-0.220996732026144">
                <text:p>-0.220996732026144</text:p>
              </table:table-cell>
              <table:table-cell office:value-type="float" office:value="-0.000625">
                <text:p>-0.000625</text:p>
              </table:table-cell>
              <table:table-cell office:value-type="float" office:value="-0.168981481481481">
                <text:p>-0.168981481481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-0.00124183006535948">
                <text:p>-0.00124183006535948</text:p>
              </table:table-cell>
              <table:table-cell office:value-type="float" office:value="-0.220996732026144">
                <text:p>-0.220996732026144</text:p>
              </table:table-cell>
              <table:table-cell office:value-type="float" office:value="-0.000619212962962963">
                <text:p>-0.000619212962962963</text:p>
              </table:table-cell>
              <table:table-cell office:value-type="float" office:value="-0.168981481481481">
                <text:p>-0.168981481481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-0.00122140522875817">
                <text:p>-0.00122140522875817</text:p>
              </table:table-cell>
              <table:table-cell office:value-type="float" office:value="-0.220996732026144">
                <text:p>-0.220996732026144</text:p>
              </table:table-cell>
              <table:table-cell office:value-type="float" office:value="-0.000607638888888889">
                <text:p>-0.000607638888888889</text:p>
              </table:table-cell>
              <table:table-cell office:value-type="float" office:value="-0.168402777777778">
                <text:p>-0.1684027777777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-0.00120506535947712">
                <text:p>-0.00120506535947712</text:p>
              </table:table-cell>
              <table:table-cell office:value-type="float" office:value="-0.220588235294118">
                <text:p>-0.220588235294118</text:p>
              </table:table-cell>
              <table:table-cell office:value-type="float" office:value="-0.000596064814814815">
                <text:p>-0.000596064814814815</text:p>
              </table:table-cell>
              <table:table-cell office:value-type="float" office:value="-0.168981481481481">
                <text:p>-0.168981481481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-0.00118464052287582">
                <text:p>-0.00118464052287582</text:p>
              </table:table-cell>
              <table:table-cell office:value-type="float" office:value="-0.220588235294118">
                <text:p>-0.220588235294118</text:p>
              </table:table-cell>
              <table:table-cell office:value-type="float" office:value="-0.000590277777777778">
                <text:p>-0.000590277777777778</text:p>
              </table:table-cell>
              <table:table-cell office:value-type="float" office:value="-0.168981481481481">
                <text:p>-0.1689814814814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-0.00116421568627451">
                <text:p>-0.00116421568627451</text:p>
              </table:table-cell>
              <table:table-cell office:value-type="float" office:value="-0.220996732026144">
                <text:p>-0.220996732026144</text:p>
              </table:table-cell>
              <table:table-cell office:value-type="float" office:value="-0.000578703703703704">
                <text:p>-0.000578703703703704</text:p>
              </table:table-cell>
              <table:table-cell office:value-type="float" office:value="-0.169560185185185">
                <text:p>-0.1695601851851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-0.0011437908496732">
                <text:p>-0.0011437908496732</text:p>
              </table:table-cell>
              <table:table-cell office:value-type="float" office:value="-0.220996732026144">
                <text:p>-0.220996732026144</text:p>
              </table:table-cell>
              <table:table-cell office:value-type="float" office:value="-0.000570023148148148">
                <text:p>-0.000570023148148148</text:p>
              </table:table-cell>
              <table:table-cell office:value-type="float" office:value="-0.169560185185185">
                <text:p>-0.1695601851851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-0.00112745098039216">
                <text:p>-0.00112745098039216</text:p>
              </table:table-cell>
              <table:table-cell office:value-type="float" office:value="-0.220996732026144">
                <text:p>-0.220996732026144</text:p>
              </table:table-cell>
              <table:table-cell office:value-type="float" office:value="-0.000560763888888889">
                <text:p>-0.000560763888888889</text:p>
              </table:table-cell>
              <table:table-cell office:value-type="float" office:value="-0.169560185185185">
                <text:p>-0.1695601851851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-0.00110702614379085">
                <text:p>-0.00110702614379085</text:p>
              </table:table-cell>
              <table:table-cell office:value-type="float" office:value="-0.220996732026144">
                <text:p>-0.220996732026144</text:p>
              </table:table-cell>
              <table:table-cell office:value-type="float" office:value="-0.00055150462962963">
                <text:p>-0.00055150462962963</text:p>
              </table:table-cell>
              <table:table-cell office:value-type="float" office:value="-0.169560185185185">
                <text:p>-0.1695601851851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-0.00108660130718954">
                <text:p>-0.00108660130718954</text:p>
              </table:table-cell>
              <table:table-cell office:value-type="float" office:value="-0.220996732026144">
                <text:p>-0.220996732026144</text:p>
              </table:table-cell>
              <table:table-cell office:value-type="float" office:value="-0.00054224537037037">
                <text:p>-0.00054224537037037</text:p>
              </table:table-cell>
              <table:table-cell office:value-type="float" office:value="-0.169560185185185">
                <text:p>-0.1695601851851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-0.0010702614379085">
                <text:p>-0.0010702614379085</text:p>
              </table:table-cell>
              <table:table-cell office:value-type="float" office:value="-0.220996732026144">
                <text:p>-0.220996732026144</text:p>
              </table:table-cell>
              <table:table-cell office:value-type="float" office:value="-0.000532986111111111">
                <text:p>-0.000532986111111111</text:p>
              </table:table-cell>
              <table:table-cell office:value-type="float" office:value="-0.168981481481481">
                <text:p>-0.168981481481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-0.00104983660130719">
                <text:p>-0.00104983660130719</text:p>
              </table:table-cell>
              <table:table-cell office:value-type="float" office:value="-0.220588235294118">
                <text:p>-0.220588235294118</text:p>
              </table:table-cell>
              <table:table-cell office:value-type="float" office:value="-0.000524305555555556">
                <text:p>-0.000524305555555556</text:p>
              </table:table-cell>
              <table:table-cell office:value-type="float" office:value="-0.168981481481481">
                <text:p>-0.1689814814814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-0.00102941176470588">
                <text:p>-0.00102941176470588</text:p>
              </table:table-cell>
              <table:table-cell office:value-type="float" office:value="-0.220588235294118">
                <text:p>-0.220588235294118</text:p>
              </table:table-cell>
              <table:table-cell office:value-type="float" office:value="-0.000515046296296296">
                <text:p>-0.000515046296296296</text:p>
              </table:table-cell>
              <table:table-cell office:value-type="float" office:value="-0.168981481481481">
                <text:p>-0.1689814814814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-0.00101307189542484">
                <text:p>-0.00101307189542484</text:p>
              </table:table-cell>
              <table:table-cell office:value-type="float" office:value="-0.220588235294118">
                <text:p>-0.220588235294118</text:p>
              </table:table-cell>
              <table:table-cell office:value-type="float" office:value="-0.000506365740740741">
                <text:p>-0.000506365740740741</text:p>
              </table:table-cell>
              <table:table-cell office:value-type="float" office:value="-0.168981481481481">
                <text:p>-0.1689814814814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-0.000996732026143791">
                <text:p>-0.000996732026143791</text:p>
              </table:table-cell>
              <table:table-cell office:value-type="float" office:value="-0.220588235294118">
                <text:p>-0.220588235294118</text:p>
              </table:table-cell>
              <table:table-cell office:value-type="float" office:value="-0.000497685185185185">
                <text:p>-0.000497685185185185</text:p>
              </table:table-cell>
              <table:table-cell office:value-type="float" office:value="-0.168981481481481">
                <text:p>-0.1689814814814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-0.000976307189542484">
                <text:p>-0.000976307189542484</text:p>
              </table:table-cell>
              <table:table-cell office:value-type="float" office:value="-0.220179738562092">
                <text:p>-0.220179738562092</text:p>
              </table:table-cell>
              <table:table-cell office:value-type="float" office:value="-0.00048900462962963">
                <text:p>-0.00048900462962963</text:p>
              </table:table-cell>
              <table:table-cell office:value-type="float" office:value="-0.168981481481481">
                <text:p>-0.1689814814814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-0.000959967320261438">
                <text:p>-0.000959967320261438</text:p>
              </table:table-cell>
              <table:table-cell office:value-type="float" office:value="-0.220588235294118">
                <text:p>-0.220588235294118</text:p>
              </table:table-cell>
              <table:table-cell office:value-type="float" office:value="-0.000480324074074074">
                <text:p>-0.000480324074074074</text:p>
              </table:table-cell>
              <table:table-cell office:value-type="float" office:value="-0.168402777777778">
                <text:p>-0.1684027777777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-0.000939542483660131">
                <text:p>-0.000939542483660131</text:p>
              </table:table-cell>
              <table:table-cell office:value-type="float" office:value="-0.220588235294118">
                <text:p>-0.220588235294118</text:p>
              </table:table-cell>
              <table:table-cell office:value-type="float" office:value="-0.000471643518518518">
                <text:p>-0.000471643518518518</text:p>
              </table:table-cell>
              <table:table-cell office:value-type="float" office:value="-0.168402777777778">
                <text:p>-0.1684027777777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-0.000923202614379085">
                <text:p>-0.000923202614379085</text:p>
              </table:table-cell>
              <table:table-cell office:value-type="float" office:value="-0.220179738562092">
                <text:p>-0.220179738562092</text:p>
              </table:table-cell>
              <table:table-cell office:value-type="float" office:value="-0.000462962962962963">
                <text:p>-0.000462962962962963</text:p>
              </table:table-cell>
              <table:table-cell office:value-type="float" office:value="-0.168402777777778">
                <text:p>-0.168402777777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-0.000906862745098039">
                <text:p>-0.000906862745098039</text:p>
              </table:table-cell>
              <table:table-cell office:value-type="float" office:value="-0.220179738562092">
                <text:p>-0.220179738562092</text:p>
              </table:table-cell>
              <table:table-cell office:value-type="float" office:value="-0.000454282407407407">
                <text:p>-0.000454282407407407</text:p>
              </table:table-cell>
              <table:table-cell office:value-type="float" office:value="-0.168981481481481">
                <text:p>-0.1689814814814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-0.000890522875816994">
                <text:p>-0.000890522875816994</text:p>
              </table:table-cell>
              <table:table-cell office:value-type="float" office:value="-0.219771241830065">
                <text:p>-0.219771241830065</text:p>
              </table:table-cell>
              <table:table-cell office:value-type="float" office:value="-0.000446180555555556">
                <text:p>-0.000446180555555556</text:p>
              </table:table-cell>
              <table:table-cell office:value-type="float" office:value="-0.168981481481481">
                <text:p>-0.1689814814814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-0.000870098039215686">
                <text:p>-0.000870098039215686</text:p>
              </table:table-cell>
              <table:table-cell office:value-type="float" office:value="-0.220179738562092">
                <text:p>-0.220179738562092</text:p>
              </table:table-cell>
              <table:table-cell office:value-type="float" office:value="-0.0004375">
                <text:p>-0.0004375</text:p>
              </table:table-cell>
              <table:table-cell office:value-type="float" office:value="-0.168981481481481">
                <text:p>-0.1689814814814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-0.000853758169934641">
                <text:p>-0.000853758169934641</text:p>
              </table:table-cell>
              <table:table-cell office:value-type="float" office:value="-0.220179738562092">
                <text:p>-0.220179738562092</text:p>
              </table:table-cell>
              <table:table-cell office:value-type="float" office:value="-0.000429976851851852">
                <text:p>-0.000429976851851852</text:p>
              </table:table-cell>
              <table:table-cell office:value-type="float" office:value="-0.168981481481481">
                <text:p>-0.1689814814814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-0.000837418300653595">
                <text:p>-0.000837418300653595</text:p>
              </table:table-cell>
              <table:table-cell office:value-type="float" office:value="-0.220179738562092">
                <text:p>-0.220179738562092</text:p>
              </table:table-cell>
              <table:table-cell office:value-type="float" office:value="-0.000421296296296296">
                <text:p>-0.000421296296296296</text:p>
              </table:table-cell>
              <table:table-cell office:value-type="float" office:value="-0.168981481481481">
                <text:p>-0.1689814814814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-0.000821078431372549">
                <text:p>-0.000821078431372549</text:p>
              </table:table-cell>
              <table:table-cell office:value-type="float" office:value="-0.220588235294118">
                <text:p>-0.220588235294118</text:p>
              </table:table-cell>
              <table:table-cell office:value-type="float" office:value="-0.000413194444444444">
                <text:p>-0.000413194444444444</text:p>
              </table:table-cell>
              <table:table-cell office:value-type="float" office:value="-0.169560185185185">
                <text:p>-0.1695601851851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-0.000804738562091503">
                <text:p>-0.000804738562091503</text:p>
              </table:table-cell>
              <table:table-cell office:value-type="float" office:value="-0.220179738562092">
                <text:p>-0.220179738562092</text:p>
              </table:table-cell>
              <table:table-cell office:value-type="float" office:value="-0.000405092592592593">
                <text:p>-0.000405092592592593</text:p>
              </table:table-cell>
              <table:table-cell office:value-type="float" office:value="-0.168981481481481">
                <text:p>-0.1689814814814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-0.000788398692810458">
                <text:p>-0.000788398692810458</text:p>
              </table:table-cell>
              <table:table-cell office:value-type="float" office:value="-0.220179738562092">
                <text:p>-0.220179738562092</text:p>
              </table:table-cell>
              <table:table-cell office:value-type="float" office:value="-0.000396990740740741">
                <text:p>-0.000396990740740741</text:p>
              </table:table-cell>
              <table:table-cell office:value-type="float" office:value="-0.168981481481481">
                <text:p>-0.1689814814814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-0.000772058823529412">
                <text:p>-0.000772058823529412</text:p>
              </table:table-cell>
              <table:table-cell office:value-type="float" office:value="-0.220179738562092">
                <text:p>-0.220179738562092</text:p>
              </table:table-cell>
              <table:table-cell office:value-type="float" office:value="-0.000389467592592593">
                <text:p>-0.000389467592592593</text:p>
              </table:table-cell>
              <table:table-cell office:value-type="float" office:value="-0.168981481481481">
                <text:p>-0.1689814814814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-0.000755718954248366">
                <text:p>-0.000755718954248366</text:p>
              </table:table-cell>
              <table:table-cell office:value-type="float" office:value="-0.219771241830065">
                <text:p>-0.219771241830065</text:p>
              </table:table-cell>
              <table:table-cell office:value-type="float" office:value="-0.000381365740740741">
                <text:p>-0.000381365740740741</text:p>
              </table:table-cell>
              <table:table-cell office:value-type="float" office:value="-0.168402777777778">
                <text:p>-0.1684027777777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-0.00073937908496732">
                <text:p>-0.00073937908496732</text:p>
              </table:table-cell>
              <table:table-cell office:value-type="float" office:value="-0.219771241830065">
                <text:p>-0.219771241830065</text:p>
              </table:table-cell>
              <table:table-cell office:value-type="float" office:value="-0.000373263888888889">
                <text:p>-0.000373263888888889</text:p>
              </table:table-cell>
              <table:table-cell office:value-type="float" office:value="-0.168402777777778">
                <text:p>-0.1684027777777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-0.000723039215686275">
                <text:p>-0.000723039215686275</text:p>
              </table:table-cell>
              <table:table-cell office:value-type="float" office:value="-0.218954248366013">
                <text:p>-0.218954248366013</text:p>
              </table:table-cell>
              <table:table-cell office:value-type="float" office:value="-0.000365740740740741">
                <text:p>-0.000365740740740741</text:p>
              </table:table-cell>
              <table:table-cell office:value-type="float" office:value="-0.168402777777778">
                <text:p>-0.1684027777777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-0.000706699346405229">
                <text:p>-0.000706699346405229</text:p>
              </table:table-cell>
              <table:table-cell office:value-type="float" office:value="-0.219362745098039">
                <text:p>-0.219362745098039</text:p>
              </table:table-cell>
              <table:table-cell office:value-type="float" office:value="-0.000358217592592593">
                <text:p>-0.000358217592592593</text:p>
              </table:table-cell>
              <table:table-cell office:value-type="float" office:value="-0.168402777777778">
                <text:p>-0.1684027777777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-0.000690359477124183">
                <text:p>-0.000690359477124183</text:p>
              </table:table-cell>
              <table:table-cell office:value-type="float" office:value="-0.219771241830065">
                <text:p>-0.219771241830065</text:p>
              </table:table-cell>
              <table:table-cell office:value-type="float" office:value="-0.000350694444444444">
                <text:p>-0.000350694444444444</text:p>
              </table:table-cell>
              <table:table-cell office:value-type="float" office:value="-0.168402777777778">
                <text:p>-0.168402777777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-0.000678104575163399">
                <text:p>-0.000678104575163399</text:p>
              </table:table-cell>
              <table:table-cell office:value-type="float" office:value="-0.219771241830065">
                <text:p>-0.219771241830065</text:p>
              </table:table-cell>
              <table:table-cell office:value-type="float" office:value="-0.000343171296296296">
                <text:p>-0.000343171296296296</text:p>
              </table:table-cell>
              <table:table-cell office:value-type="float" office:value="-0.168402777777778">
                <text:p>-0.1684027777777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-0.000661764705882353">
                <text:p>-0.000661764705882353</text:p>
              </table:table-cell>
              <table:table-cell office:value-type="float" office:value="-0.219771241830065">
                <text:p>-0.219771241830065</text:p>
              </table:table-cell>
              <table:table-cell office:value-type="float" office:value="-0.000335648148148148">
                <text:p>-0.000335648148148148</text:p>
              </table:table-cell>
              <table:table-cell office:value-type="float" office:value="-0.168402777777778">
                <text:p>-0.1684027777777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-0.000645424836601307">
                <text:p>-0.000645424836601307</text:p>
              </table:table-cell>
              <table:table-cell office:value-type="float" office:value="-0.219362745098039">
                <text:p>-0.219362745098039</text:p>
              </table:table-cell>
              <table:table-cell office:value-type="float" office:value="-0.000328125">
                <text:p>-0.000328125</text:p>
              </table:table-cell>
              <table:table-cell office:value-type="float" office:value="-0.168402777777778">
                <text:p>-0.1684027777777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-0.000629084967320261">
                <text:p>-0.000629084967320261</text:p>
              </table:table-cell>
              <table:table-cell office:value-type="float" office:value="-0.218954248366013">
                <text:p>-0.218954248366013</text:p>
              </table:table-cell>
              <table:table-cell office:value-type="float" office:value="-0.000320601851851852">
                <text:p>-0.000320601851851852</text:p>
              </table:table-cell>
              <table:table-cell office:value-type="float" office:value="-0.168402777777778">
                <text:p>-0.1684027777777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-0.000616830065359477">
                <text:p>-0.000616830065359477</text:p>
              </table:table-cell>
              <table:table-cell office:value-type="float" office:value="-0.218954248366013">
                <text:p>-0.218954248366013</text:p>
              </table:table-cell>
              <table:table-cell office:value-type="float" office:value="-0.000313657407407407">
                <text:p>-0.000313657407407407</text:p>
              </table:table-cell>
              <table:table-cell office:value-type="float" office:value="-0.168402777777778">
                <text:p>-0.1684027777777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-0.000600490196078431">
                <text:p>-0.000600490196078431</text:p>
              </table:table-cell>
              <table:table-cell office:value-type="float" office:value="-0.218954248366013">
                <text:p>-0.218954248366013</text:p>
              </table:table-cell>
              <table:table-cell office:value-type="float" office:value="-0.000306134259259259">
                <text:p>-0.000306134259259259</text:p>
              </table:table-cell>
              <table:table-cell office:value-type="float" office:value="-0.168402777777778">
                <text:p>-0.1684027777777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-0.000588235294117647">
                <text:p>-0.000588235294117647</text:p>
              </table:table-cell>
              <table:table-cell office:value-type="float" office:value="-0.218954248366013">
                <text:p>-0.218954248366013</text:p>
              </table:table-cell>
              <table:table-cell office:value-type="float" office:value="-0.000299189814814815">
                <text:p>-0.000299189814814815</text:p>
              </table:table-cell>
              <table:table-cell office:value-type="float" office:value="-0.168981481481481">
                <text:p>-0.1689814814814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-0.000571895424836601">
                <text:p>-0.000571895424836601</text:p>
              </table:table-cell>
              <table:table-cell office:value-type="float" office:value="-0.219362745098039">
                <text:p>-0.219362745098039</text:p>
              </table:table-cell>
              <table:table-cell office:value-type="float" office:value="-0.00029224537037037">
                <text:p>-0.00029224537037037</text:p>
              </table:table-cell>
              <table:table-cell office:value-type="float" office:value="-0.168981481481481">
                <text:p>-0.1689814814814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3">
                <text:p>-0.43</text:p>
              </table:table-cell>
              <table:table-cell office:value-type="float" office:value="-0.000555555555555556">
                <text:p>-0.000555555555555556</text:p>
              </table:table-cell>
              <table:table-cell office:value-type="float" office:value="-0.218954248366013">
                <text:p>-0.218954248366013</text:p>
              </table:table-cell>
              <table:table-cell office:value-type="float" office:value="-0.000285300925925926">
                <text:p>-0.000285300925925926</text:p>
              </table:table-cell>
              <table:table-cell office:value-type="float" office:value="-0.168981481481481">
                <text:p>-0.1689814814814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-0.000543300653594771">
                <text:p>-0.000543300653594771</text:p>
              </table:table-cell>
              <table:table-cell office:value-type="float" office:value="-0.218954248366013">
                <text:p>-0.218954248366013</text:p>
              </table:table-cell>
              <table:table-cell office:value-type="float" office:value="-0.000277777777777778">
                <text:p>-0.000277777777777778</text:p>
              </table:table-cell>
              <table:table-cell office:value-type="float" office:value="-0.168402777777778">
                <text:p>-0.1684027777777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1">
                <text:p>-0.41</text:p>
              </table:table-cell>
              <table:table-cell office:value-type="float" office:value="-0.000526960784313726">
                <text:p>-0.000526960784313726</text:p>
              </table:table-cell>
              <table:table-cell office:value-type="float" office:value="-0.218954248366013">
                <text:p>-0.218954248366013</text:p>
              </table:table-cell>
              <table:table-cell office:value-type="float" office:value="-0.000270833333333333">
                <text:p>-0.000270833333333333</text:p>
              </table:table-cell>
              <table:table-cell office:value-type="float" office:value="-0.168402777777778">
                <text:p>-0.1684027777777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-0.000514705882352941">
                <text:p>-0.000514705882352941</text:p>
              </table:table-cell>
              <table:table-cell office:value-type="float" office:value="-0.218954248366013">
                <text:p>-0.218954248366013</text:p>
              </table:table-cell>
              <table:table-cell office:value-type="float" office:value="-0.000264467592592593">
                <text:p>-0.000264467592592593</text:p>
              </table:table-cell>
              <table:table-cell office:value-type="float" office:value="-0.167824074074074">
                <text:p>-0.1678240740740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9">
                <text:p>-0.39</text:p>
              </table:table-cell>
              <table:table-cell office:value-type="float" office:value="-0.000502450980392157">
                <text:p>-0.000502450980392157</text:p>
              </table:table-cell>
              <table:table-cell office:value-type="float" office:value="-0.218137254901961">
                <text:p>-0.218137254901961</text:p>
              </table:table-cell>
              <table:table-cell office:value-type="float" office:value="-0.000257523148148148">
                <text:p>-0.000257523148148148</text:p>
              </table:table-cell>
              <table:table-cell office:value-type="float" office:value="-0.167824074074074">
                <text:p>-0.1678240740740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8">
                <text:p>-0.38</text:p>
              </table:table-cell>
              <table:table-cell office:value-type="float" office:value="-0.000486111111111111">
                <text:p>-0.000486111111111111</text:p>
              </table:table-cell>
              <table:table-cell office:value-type="float" office:value="-0.218137254901961">
                <text:p>-0.218137254901961</text:p>
              </table:table-cell>
              <table:table-cell office:value-type="float" office:value="-0.000250578703703704">
                <text:p>-0.000250578703703704</text:p>
              </table:table-cell>
              <table:table-cell office:value-type="float" office:value="-0.167824074074074">
                <text:p>-0.1678240740740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7">
                <text:p>-0.37</text:p>
              </table:table-cell>
              <table:table-cell office:value-type="float" office:value="-0.000473856209150327">
                <text:p>-0.000473856209150327</text:p>
              </table:table-cell>
              <table:table-cell office:value-type="float" office:value="-0.218545751633987">
                <text:p>-0.218545751633987</text:p>
              </table:table-cell>
              <table:table-cell office:value-type="float" office:value="-0.000244212962962963">
                <text:p>-0.000244212962962963</text:p>
              </table:table-cell>
              <table:table-cell office:value-type="float" office:value="-0.16724537037037">
                <text:p>-0.167245370370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6">
                <text:p>-0.36</text:p>
              </table:table-cell>
              <table:table-cell office:value-type="float" office:value="-0.000461601307189543">
                <text:p>-0.000461601307189543</text:p>
              </table:table-cell>
              <table:table-cell office:value-type="float" office:value="-0.218954248366013">
                <text:p>-0.218954248366013</text:p>
              </table:table-cell>
              <table:table-cell office:value-type="float" office:value="-0.000237268518518518">
                <text:p>-0.000237268518518518</text:p>
              </table:table-cell>
              <table:table-cell office:value-type="float" office:value="-0.167824074074074">
                <text:p>-0.1678240740740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5">
                <text:p>-0.35</text:p>
              </table:table-cell>
              <table:table-cell office:value-type="float" office:value="-0.000445261437908497">
                <text:p>-0.000445261437908497</text:p>
              </table:table-cell>
              <table:table-cell office:value-type="float" office:value="-0.218954248366013">
                <text:p>-0.218954248366013</text:p>
              </table:table-cell>
              <table:table-cell office:value-type="float" office:value="-0.000230902777777778">
                <text:p>-0.000230902777777778</text:p>
              </table:table-cell>
              <table:table-cell office:value-type="float" office:value="-0.167824074074074">
                <text:p>-0.1678240740740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4">
                <text:p>-0.34</text:p>
              </table:table-cell>
              <table:table-cell office:value-type="float" office:value="-0.000433006535947713">
                <text:p>-0.000433006535947713</text:p>
              </table:table-cell>
              <table:table-cell office:value-type="float" office:value="-0.218545751633987">
                <text:p>-0.218545751633987</text:p>
              </table:table-cell>
              <table:table-cell office:value-type="float" office:value="-0.000224537037037037">
                <text:p>-0.000224537037037037</text:p>
              </table:table-cell>
              <table:table-cell office:value-type="float" office:value="-0.167824074074074">
                <text:p>-0.1678240740740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3">
                <text:p>-0.33</text:p>
              </table:table-cell>
              <table:table-cell office:value-type="float" office:value="-0.000420751633986928">
                <text:p>-0.000420751633986928</text:p>
              </table:table-cell>
              <table:table-cell office:value-type="float" office:value="-0.218545751633987">
                <text:p>-0.218545751633987</text:p>
              </table:table-cell>
              <table:table-cell office:value-type="float" office:value="-0.000218171296296296">
                <text:p>-0.000218171296296296</text:p>
              </table:table-cell>
              <table:table-cell office:value-type="float" office:value="-0.167824074074074">
                <text:p>-0.1678240740740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2">
                <text:p>-0.32</text:p>
              </table:table-cell>
              <table:table-cell office:value-type="float" office:value="-0.000407271241830065">
                <text:p>-0.000407271241830065</text:p>
              </table:table-cell>
              <table:table-cell office:value-type="float" office:value="-0.218137254901961">
                <text:p>-0.218137254901961</text:p>
              </table:table-cell>
              <table:table-cell office:value-type="float" office:value="-0.000211805555555556">
                <text:p>-0.000211805555555556</text:p>
              </table:table-cell>
              <table:table-cell office:value-type="float" office:value="-0.167824074074074">
                <text:p>-0.1678240740740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1">
                <text:p>-0.31</text:p>
              </table:table-cell>
              <table:table-cell office:value-type="float" office:value="-0.000394607843137255">
                <text:p>-0.000394607843137255</text:p>
              </table:table-cell>
              <table:table-cell office:value-type="float" office:value="-0.218137254901961">
                <text:p>-0.218137254901961</text:p>
              </table:table-cell>
              <table:table-cell office:value-type="float" office:value="-0.000205439814814815">
                <text:p>-0.000205439814814815</text:p>
              </table:table-cell>
              <table:table-cell office:value-type="float" office:value="-0.167824074074074">
                <text:p>-0.1678240740740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">
                <text:p>-0.3</text:p>
              </table:table-cell>
              <table:table-cell office:value-type="float" office:value="-0.000381535947712418">
                <text:p>-0.000381535947712418</text:p>
              </table:table-cell>
              <table:table-cell office:value-type="float" office:value="-0.218137254901961">
                <text:p>-0.218137254901961</text:p>
              </table:table-cell>
              <table:table-cell office:value-type="float" office:value="-0.000199074074074074">
                <text:p>-0.000199074074074074</text:p>
              </table:table-cell>
              <table:table-cell office:value-type="float" office:value="-0.167824074074074">
                <text:p>-0.1678240740740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9">
                <text:p>-0.29</text:p>
              </table:table-cell>
              <table:table-cell office:value-type="float" office:value="-0.000368872549019608">
                <text:p>-0.000368872549019608</text:p>
              </table:table-cell>
              <table:table-cell office:value-type="float" office:value="-0.218137254901961">
                <text:p>-0.218137254901961</text:p>
              </table:table-cell>
              <table:table-cell office:value-type="float" office:value="-0.000192708333333333">
                <text:p>-0.000192708333333333</text:p>
              </table:table-cell>
              <table:table-cell office:value-type="float" office:value="-0.167824074074074">
                <text:p>-0.1678240740740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8">
                <text:p>-0.28</text:p>
              </table:table-cell>
              <table:table-cell office:value-type="float" office:value="-0.000356209150326797">
                <text:p>-0.000356209150326797</text:p>
              </table:table-cell>
              <table:table-cell office:value-type="float" office:value="-0.218545751633987">
                <text:p>-0.218545751633987</text:p>
              </table:table-cell>
              <table:table-cell office:value-type="float" office:value="-0.000186921296296296">
                <text:p>-0.000186921296296296</text:p>
              </table:table-cell>
              <table:table-cell office:value-type="float" office:value="-0.167824074074074">
                <text:p>-0.1678240740740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7">
                <text:p>-0.27</text:p>
              </table:table-cell>
              <table:table-cell office:value-type="float" office:value="-0.000343954248366013">
                <text:p>-0.000343954248366013</text:p>
              </table:table-cell>
              <table:table-cell office:value-type="float" office:value="-0.218954248366013">
                <text:p>-0.218954248366013</text:p>
              </table:table-cell>
              <table:table-cell office:value-type="float" office:value="-0.000180555555555556">
                <text:p>-0.000180555555555556</text:p>
              </table:table-cell>
              <table:table-cell office:value-type="float" office:value="-0.168402777777778">
                <text:p>-0.1684027777777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6">
                <text:p>-0.26</text:p>
              </table:table-cell>
              <table:table-cell office:value-type="float" office:value="-0.000331699346405229">
                <text:p>-0.000331699346405229</text:p>
              </table:table-cell>
              <table:table-cell office:value-type="float" office:value="-0.218954248366013">
                <text:p>-0.218954248366013</text:p>
              </table:table-cell>
              <table:table-cell office:value-type="float" office:value="-0.000174189814814815">
                <text:p>-0.000174189814814815</text:p>
              </table:table-cell>
              <table:table-cell office:value-type="float" office:value="-0.168402777777778">
                <text:p>-0.1684027777777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5">
                <text:p>-0.25</text:p>
              </table:table-cell>
              <table:table-cell office:value-type="float" office:value="-0.000319444444444444">
                <text:p>-0.000319444444444444</text:p>
              </table:table-cell>
              <table:table-cell office:value-type="float" office:value="-0.218954248366013">
                <text:p>-0.218954248366013</text:p>
              </table:table-cell>
              <table:table-cell office:value-type="float" office:value="-0.000168402777777778">
                <text:p>-0.000168402777777778</text:p>
              </table:table-cell>
              <table:table-cell office:value-type="float" office:value="-0.167824074074074">
                <text:p>-0.1678240740740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4">
                <text:p>-0.24</text:p>
              </table:table-cell>
              <table:table-cell office:value-type="float" office:value="-0.00030718954248366">
                <text:p>-0.00030718954248366</text:p>
              </table:table-cell>
              <table:table-cell office:value-type="float" office:value="-0.218545751633987">
                <text:p>-0.218545751633987</text:p>
              </table:table-cell>
              <table:table-cell office:value-type="float" office:value="-0.000162615740740741">
                <text:p>-0.000162615740740741</text:p>
              </table:table-cell>
              <table:table-cell office:value-type="float" office:value="-0.16724537037037">
                <text:p>-0.167245370370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3">
                <text:p>-0.23</text:p>
              </table:table-cell>
              <table:table-cell office:value-type="float" office:value="-0.000295343137254902">
                <text:p>-0.000295343137254902</text:p>
              </table:table-cell>
              <table:table-cell office:value-type="float" office:value="-0.218137254901961">
                <text:p>-0.218137254901961</text:p>
              </table:table-cell>
              <table:table-cell office:value-type="float" office:value="-0.00015625">
                <text:p>-0.00015625</text:p>
              </table:table-cell>
              <table:table-cell office:value-type="float" office:value="-0.16724537037037">
                <text:p>-0.167245370370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2">
                <text:p>-0.22</text:p>
              </table:table-cell>
              <table:table-cell office:value-type="float" office:value="-0.000283496732026144">
                <text:p>-0.000283496732026144</text:p>
              </table:table-cell>
              <table:table-cell office:value-type="float" office:value="-0.217728758169935">
                <text:p>-0.217728758169935</text:p>
              </table:table-cell>
              <table:table-cell office:value-type="float" office:value="-0.000150462962962963">
                <text:p>-0.000150462962962963</text:p>
              </table:table-cell>
              <table:table-cell office:value-type="float" office:value="-0.16724537037037">
                <text:p>-0.167245370370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1">
                <text:p>-0.21</text:p>
              </table:table-cell>
              <table:table-cell office:value-type="float" office:value="-0.000271241830065359">
                <text:p>-0.000271241830065359</text:p>
              </table:table-cell>
              <table:table-cell office:value-type="float" office:value="-0.218545751633987">
                <text:p>-0.218545751633987</text:p>
              </table:table-cell>
              <table:table-cell office:value-type="float" office:value="-0.000144675925925926">
                <text:p>-0.000144675925925926</text:p>
              </table:table-cell>
              <table:table-cell office:value-type="float" office:value="-0.16724537037037">
                <text:p>-0.167245370370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2">
                <text:p>-0.2</text:p>
              </table:table-cell>
              <table:table-cell office:value-type="float" office:value="-0.000259395424836601">
                <text:p>-0.000259395424836601</text:p>
              </table:table-cell>
              <table:table-cell office:value-type="float" office:value="-0.218545751633987">
                <text:p>-0.218545751633987</text:p>
              </table:table-cell>
              <table:table-cell office:value-type="float" office:value="-0.000138888888888889">
                <text:p>-0.000138888888888889</text:p>
              </table:table-cell>
              <table:table-cell office:value-type="float" office:value="-0.167824074074074">
                <text:p>-0.1678240740740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9">
                <text:p>-0.19</text:p>
              </table:table-cell>
              <table:table-cell office:value-type="float" office:value="-0.000247957516339869">
                <text:p>-0.000247957516339869</text:p>
              </table:table-cell>
              <table:table-cell office:value-type="float" office:value="-0.218954248366013">
                <text:p>-0.218954248366013</text:p>
              </table:table-cell>
              <table:table-cell office:value-type="float" office:value="-0.000133101851851852">
                <text:p>-0.000133101851851852</text:p>
              </table:table-cell>
              <table:table-cell office:value-type="float" office:value="-0.167824074074074">
                <text:p>-0.1678240740740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8">
                <text:p>-0.18</text:p>
              </table:table-cell>
              <table:table-cell office:value-type="float" office:value="-0.000236111111111111">
                <text:p>-0.000236111111111111</text:p>
              </table:table-cell>
              <table:table-cell office:value-type="float" office:value="-0.218545751633987">
                <text:p>-0.218545751633987</text:p>
              </table:table-cell>
              <table:table-cell office:value-type="float" office:value="-0.000126736111111111">
                <text:p>-0.000126736111111111</text:p>
              </table:table-cell>
              <table:table-cell office:value-type="float" office:value="-0.168402777777778">
                <text:p>-0.1684027777777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7">
                <text:p>-0.17</text:p>
              </table:table-cell>
              <table:table-cell office:value-type="float" office:value="-0.000224673202614379">
                <text:p>-0.000224673202614379</text:p>
              </table:table-cell>
              <table:table-cell office:value-type="float" office:value="-0.218137254901961">
                <text:p>-0.218137254901961</text:p>
              </table:table-cell>
              <table:table-cell office:value-type="float" office:value="-0.000120949074074074">
                <text:p>-0.000120949074074074</text:p>
              </table:table-cell>
              <table:table-cell office:value-type="float" office:value="-0.167824074074074">
                <text:p>-0.1678240740740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6">
                <text:p>-0.16</text:p>
              </table:table-cell>
              <table:table-cell office:value-type="float" office:value="-0.000212826797385621">
                <text:p>-0.000212826797385621</text:p>
              </table:table-cell>
              <table:table-cell office:value-type="float" office:value="-0.218137254901961">
                <text:p>-0.218137254901961</text:p>
              </table:table-cell>
              <table:table-cell office:value-type="float" office:value="-0.000115162037037037">
                <text:p>-0.000115162037037037</text:p>
              </table:table-cell>
              <table:table-cell office:value-type="float" office:value="-0.167824074074074">
                <text:p>-0.1678240740740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5">
                <text:p>-0.15</text:p>
              </table:table-cell>
              <table:table-cell office:value-type="float" office:value="-0.000201388888888889">
                <text:p>-0.000201388888888889</text:p>
              </table:table-cell>
              <table:table-cell office:value-type="float" office:value="-0.217320261437909">
                <text:p>-0.217320261437909</text:p>
              </table:table-cell>
              <table:table-cell office:value-type="float" office:value="-0.000109375">
                <text:p>-0.000109375</text:p>
              </table:table-cell>
              <table:table-cell office:value-type="float" office:value="-0.167824074074074">
                <text:p>-0.1678240740740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4">
                <text:p>-0.14</text:p>
              </table:table-cell>
              <table:table-cell office:value-type="float" office:value="-0.000189950980392157">
                <text:p>-0.000189950980392157</text:p>
              </table:table-cell>
              <table:table-cell office:value-type="float" office:value="-0.217728758169935">
                <text:p>-0.217728758169935</text:p>
              </table:table-cell>
              <table:table-cell office:value-type="float" office:value="-0.000103587962962963">
                <text:p>-0.000103587962962963</text:p>
              </table:table-cell>
              <table:table-cell office:value-type="float" office:value="-0.167824074074074">
                <text:p>-0.1678240740740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3">
                <text:p>-0.13</text:p>
              </table:table-cell>
              <table:table-cell office:value-type="float" office:value="-0.000178104575163399">
                <text:p>-0.000178104575163399</text:p>
              </table:table-cell>
              <table:table-cell office:value-type="float" office:value="-0.217728758169935">
                <text:p>-0.217728758169935</text:p>
              </table:table-cell>
              <table:table-cell office:value-type="float" office:value="-0.0000978009259259259">
                <text:p>-0.0000978009259259259</text:p>
              </table:table-cell>
              <table:table-cell office:value-type="float" office:value="-0.167824074074074">
                <text:p>-0.1678240740740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2">
                <text:p>-0.12</text:p>
              </table:table-cell>
              <table:table-cell office:value-type="float" office:value="-0.000166666666666667">
                <text:p>-0.000166666666666667</text:p>
              </table:table-cell>
              <table:table-cell office:value-type="float" office:value="-0.218137254901961">
                <text:p>-0.218137254901961</text:p>
              </table:table-cell>
              <table:table-cell office:value-type="float" office:value="-0.0000914351851851852">
                <text:p>-0.0000914351851851852</text:p>
              </table:table-cell>
              <table:table-cell office:value-type="float" office:value="-0.168402777777778">
                <text:p>-0.1684027777777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1">
                <text:p>-0.11</text:p>
              </table:table-cell>
              <table:table-cell office:value-type="float" office:value="-0.000154820261437909">
                <text:p>-0.000154820261437909</text:p>
              </table:table-cell>
              <table:table-cell office:value-type="float" office:value="-0.218137254901961">
                <text:p>-0.218137254901961</text:p>
              </table:table-cell>
              <table:table-cell office:value-type="float" office:value="-0.0000856481481481481">
                <text:p>-0.0000856481481481481</text:p>
              </table:table-cell>
              <table:table-cell office:value-type="float" office:value="-0.167824074074074">
                <text:p>-0.1678240740740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">
                <text:p>-0.1</text:p>
              </table:table-cell>
              <table:table-cell office:value-type="float" office:value="-0.000142565359477124">
                <text:p>-0.000142565359477124</text:p>
              </table:table-cell>
              <table:table-cell office:value-type="float" office:value="-0.218137254901961">
                <text:p>-0.218137254901961</text:p>
              </table:table-cell>
              <table:table-cell office:value-type="float" office:value="-0.0000792824074074074">
                <text:p>-0.0000792824074074074</text:p>
              </table:table-cell>
              <table:table-cell office:value-type="float" office:value="-0.168402777777778">
                <text:p>-0.1684027777777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9">
                <text:p>-0.09</text:p>
              </table:table-cell>
              <table:table-cell office:value-type="float" office:value="-0.000130718954248366">
                <text:p>-0.000130718954248366</text:p>
              </table:table-cell>
              <table:table-cell office:value-type="float" office:value="-0.217728758169935">
                <text:p>-0.217728758169935</text:p>
              </table:table-cell>
              <table:table-cell office:value-type="float" office:value="-0.0000729166666666667">
                <text:p>-0.0000729166666666667</text:p>
              </table:table-cell>
              <table:table-cell office:value-type="float" office:value="-0.167824074074074">
                <text:p>-0.1678240740740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8">
                <text:p>-0.08</text:p>
              </table:table-cell>
              <table:table-cell office:value-type="float" office:value="-0.000118464052287582">
                <text:p>-0.000118464052287582</text:p>
              </table:table-cell>
              <table:table-cell office:value-type="float" office:value="-0.217320261437909">
                <text:p>-0.217320261437909</text:p>
              </table:table-cell>
              <table:table-cell office:value-type="float" office:value="-0.0000665509259259259">
                <text:p>-0.0000665509259259259</text:p>
              </table:table-cell>
              <table:table-cell office:value-type="float" office:value="-0.167824074074074">
                <text:p>-0.1678240740740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7">
                <text:p>-0.07</text:p>
              </table:table-cell>
              <table:table-cell office:value-type="float" office:value="-0.000105392156862745">
                <text:p>-0.000105392156862745</text:p>
              </table:table-cell>
              <table:table-cell office:value-type="float" office:value="-0.216503267973856">
                <text:p>-0.216503267973856</text:p>
              </table:table-cell>
              <table:table-cell office:value-type="float" office:value="-0.0000596064814814815">
                <text:p>-0.0000596064814814815</text:p>
              </table:table-cell>
              <table:table-cell office:value-type="float" office:value="-0.16724537037037">
                <text:p>-0.167245370370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6">
                <text:p>-0.06</text:p>
              </table:table-cell>
              <table:table-cell office:value-type="float" office:value="-0.0000923202614379085">
                <text:p>-0.0000923202614379085</text:p>
              </table:table-cell>
              <table:table-cell office:value-type="float" office:value="-0.216503267973856">
                <text:p>-0.216503267973856</text:p>
              </table:table-cell>
              <table:table-cell office:value-type="float" office:value="-0.0000525462962962963">
                <text:p>-0.0000525462962962963</text:p>
              </table:table-cell>
              <table:table-cell office:value-type="float" office:value="-0.16724537037037">
                <text:p>-0.167245370370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5">
                <text:p>-0.05</text:p>
              </table:table-cell>
              <table:table-cell office:value-type="float" office:value="-0.0000788398692810458">
                <text:p>-0.0000788398692810458</text:p>
              </table:table-cell>
              <table:table-cell office:value-type="float" office:value="-0.216911764705882">
                <text:p>-0.216911764705882</text:p>
              </table:table-cell>
              <table:table-cell office:value-type="float" office:value="-0.0000451388888888889">
                <text:p>-0.0000451388888888889</text:p>
              </table:table-cell>
              <table:table-cell office:value-type="float" office:value="-0.16724537037037">
                <text:p>-0.167245370370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4">
                <text:p>-0.04</text:p>
              </table:table-cell>
              <table:table-cell office:value-type="float" office:value="-0.0000645424836601307">
                <text:p>-0.0000645424836601307</text:p>
              </table:table-cell>
              <table:table-cell office:value-type="float" office:value="-0.216911764705882">
                <text:p>-0.216911764705882</text:p>
              </table:table-cell>
              <table:table-cell office:value-type="float" office:value="-0.0000372685185185185">
                <text:p>-0.0000372685185185185</text:p>
              </table:table-cell>
              <table:table-cell office:value-type="float" office:value="-0.16724537037037">
                <text:p>-0.167245370370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3">
                <text:p>-0.03</text:p>
              </table:table-cell>
              <table:table-cell office:value-type="float" office:value="-0.0000498366013071895">
                <text:p>-0.0000498366013071895</text:p>
              </table:table-cell>
              <table:table-cell office:value-type="float" office:value="-0.216503267973856">
                <text:p>-0.216503267973856</text:p>
              </table:table-cell>
              <table:table-cell office:value-type="float" office:value="-0.0000289930555555556">
                <text:p>-0.0000289930555555556</text:p>
              </table:table-cell>
              <table:table-cell office:value-type="float" office:value="-0.167824074074074">
                <text:p>-0.1678240740740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2">
                <text:p>-0.02</text:p>
              </table:table-cell>
              <table:table-cell office:value-type="float" office:value="-0.0000342728758169935">
                <text:p>-0.0000342728758169935</text:p>
              </table:table-cell>
              <table:table-cell office:value-type="float" office:value="-0.216503267973856">
                <text:p>-0.216503267973856</text:p>
              </table:table-cell>
              <table:table-cell office:value-type="float" office:value="-0.0000201388888888889">
                <text:p>-0.0000201388888888889</text:p>
              </table:table-cell>
              <table:table-cell office:value-type="float" office:value="-0.167824074074074">
                <text:p>-0.1678240740740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1">
                <text:p>-0.01</text:p>
              </table:table-cell>
              <table:table-cell office:value-type="float" office:value="-0.0000175653594771242">
                <text:p>-0.0000175653594771242</text:p>
              </table:table-cell>
              <table:table-cell office:value-type="float" office:value="-0.21609477124183">
                <text:p>-0.21609477124183</text:p>
              </table:table-cell>
              <table:table-cell office:value-type="float" office:value="-0.0000104166666666667">
                <text:p>-0.0000104166666666667</text:p>
              </table:table-cell>
              <table:table-cell office:value-type="float" office:value="-0.167824074074074">
                <text:p>-0.1678240740740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000000121732026143791">
                <text:p>0.000000121732026143791</text:p>
              </table:table-cell>
              <table:table-cell office:value-type="float" office:value="-0.215686274509804">
                <text:p>-0.215686274509804</text:p>
              </table:table-cell>
              <table:table-cell office:value-type="float" office:value="-0.00000000359375">
                <text:p>-0.00000000359375</text:p>
              </table:table-cell>
              <table:table-cell office:value-type="float" office:value="-0.16724537037037">
                <text:p>-0.167245370370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">
                <text:p>0.01</text:p>
              </table:table-cell>
              <table:table-cell office:value-type="float" office:value="0.0000191993464052288">
                <text:p>0.0000191993464052288</text:p>
              </table:table-cell>
              <table:table-cell office:value-type="float" office:value="-0.215277777777778">
                <text:p>-0.215277777777778</text:p>
              </table:table-cell>
              <table:table-cell office:value-type="float" office:value="0.0000114583333333333">
                <text:p>0.0000114583333333333</text:p>
              </table:table-cell>
              <table:table-cell office:value-type="float" office:value="-0.16724537037037">
                <text:p>-0.167245370370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">
                <text:p>0.02</text:p>
              </table:table-cell>
              <table:table-cell office:value-type="float" office:value="0.0000396241830065359">
                <text:p>0.0000396241830065359</text:p>
              </table:table-cell>
              <table:table-cell office:value-type="float" office:value="-0.215277777777778">
                <text:p>-0.215277777777778</text:p>
              </table:table-cell>
              <table:table-cell office:value-type="float" office:value="0.0000240162037037037">
                <text:p>0.0000240162037037037</text:p>
              </table:table-cell>
              <table:table-cell office:value-type="float" office:value="-0.16724537037037">
                <text:p>-0.167245370370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">
                <text:p>0.03</text:p>
              </table:table-cell>
              <table:table-cell office:value-type="float" office:value="0.0000620915032679739">
                <text:p>0.0000620915032679739</text:p>
              </table:table-cell>
              <table:table-cell office:value-type="float" office:value="-0.215277777777778">
                <text:p>-0.215277777777778</text:p>
              </table:table-cell>
              <table:table-cell office:value-type="float" office:value="0.0000379050925925926">
                <text:p>0.0000379050925925926</text:p>
              </table:table-cell>
              <table:table-cell office:value-type="float" office:value="-0.16724537037037">
                <text:p>-0.167245370370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">
                <text:p>0.04</text:p>
              </table:table-cell>
              <table:table-cell office:value-type="float" office:value="0.0000861928104575163">
                <text:p>0.0000861928104575163</text:p>
              </table:table-cell>
              <table:table-cell office:value-type="float" office:value="-0.215277777777778">
                <text:p>-0.215277777777778</text:p>
              </table:table-cell>
              <table:table-cell office:value-type="float" office:value="0.0000531828703703704">
                <text:p>0.0000531828703703704</text:p>
              </table:table-cell>
              <table:table-cell office:value-type="float" office:value="-0.16724537037037">
                <text:p>-0.167245370370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">
                <text:p>0.05</text:p>
              </table:table-cell>
              <table:table-cell office:value-type="float" office:value="0.00011233660130719">
                <text:p>0.00011233660130719</text:p>
              </table:table-cell>
              <table:table-cell office:value-type="float" office:value="-0.214869281045752">
                <text:p>-0.214869281045752</text:p>
              </table:table-cell>
              <table:table-cell office:value-type="float" office:value="0.0000700231481481482">
                <text:p>0.0000700231481481482</text:p>
              </table:table-cell>
              <table:table-cell office:value-type="float" office:value="-0.16724537037037">
                <text:p>-0.167245370370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">
                <text:p>0.06</text:p>
              </table:table-cell>
              <table:table-cell office:value-type="float" office:value="0.000141748366013072">
                <text:p>0.000141748366013072</text:p>
              </table:table-cell>
              <table:table-cell office:value-type="float" office:value="-0.214869281045752">
                <text:p>-0.214869281045752</text:p>
              </table:table-cell>
              <table:table-cell office:value-type="float" office:value="0.0000891203703703704">
                <text:p>0.0000891203703703704</text:p>
              </table:table-cell>
              <table:table-cell office:value-type="float" office:value="-0.16724537037037">
                <text:p>-0.167245370370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">
                <text:p>0.07</text:p>
              </table:table-cell>
              <table:table-cell office:value-type="float" office:value="0.000174428104575163">
                <text:p>0.000174428104575163</text:p>
              </table:table-cell>
              <table:table-cell office:value-type="float" office:value="-0.214052287581699">
                <text:p>-0.214052287581699</text:p>
              </table:table-cell>
              <table:table-cell office:value-type="float" office:value="0.000109953703703704">
                <text:p>0.000109953703703704</text:p>
              </table:table-cell>
              <table:table-cell office:value-type="float" office:value="-0.16724537037037">
                <text:p>-0.167245370370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">
                <text:p>0.08</text:p>
              </table:table-cell>
              <table:table-cell office:value-type="float" office:value="0.000211192810457516">
                <text:p>0.000211192810457516</text:p>
              </table:table-cell>
              <table:table-cell office:value-type="float" office:value="-0.213235294117647">
                <text:p>-0.213235294117647</text:p>
              </table:table-cell>
              <table:table-cell office:value-type="float" office:value="0.000133101851851852">
                <text:p>0.000133101851851852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">
                <text:p>0.09</text:p>
              </table:table-cell>
              <table:table-cell office:value-type="float" office:value="0.000252450980392157">
                <text:p>0.000252450980392157</text:p>
              </table:table-cell>
              <table:table-cell office:value-type="float" office:value="-0.212418300653595">
                <text:p>-0.212418300653595</text:p>
              </table:table-cell>
              <table:table-cell office:value-type="float" office:value="0.000159143518518519">
                <text:p>0.000159143518518519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">
                <text:p>0.1</text:p>
              </table:table-cell>
              <table:table-cell office:value-type="float" office:value="0.000300245098039216">
                <text:p>0.000300245098039216</text:p>
              </table:table-cell>
              <table:table-cell office:value-type="float" office:value="-0.212418300653595">
                <text:p>-0.212418300653595</text:p>
              </table:table-cell>
              <table:table-cell office:value-type="float" office:value="0.0001875">
                <text:p>0.0001875</text:p>
              </table:table-cell>
              <table:table-cell office:value-type="float" office:value="-0.166087962962963">
                <text:p>-0.1660879629629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">
                <text:p>0.11</text:p>
              </table:table-cell>
              <table:table-cell office:value-type="float" office:value="0.000356209150326797">
                <text:p>0.000356209150326797</text:p>
              </table:table-cell>
              <table:table-cell office:value-type="float" office:value="-0.212009803921569">
                <text:p>-0.212009803921569</text:p>
              </table:table-cell>
              <table:table-cell office:value-type="float" office:value="0.000219328703703704">
                <text:p>0.000219328703703704</text:p>
              </table:table-cell>
              <table:table-cell office:value-type="float" office:value="-0.166087962962963">
                <text:p>-0.1660879629629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">
                <text:p>0.12</text:p>
              </table:table-cell>
              <table:table-cell office:value-type="float" office:value="0.000420751633986928">
                <text:p>0.000420751633986928</text:p>
              </table:table-cell>
              <table:table-cell office:value-type="float" office:value="-0.211601307189543">
                <text:p>-0.211601307189543</text:p>
              </table:table-cell>
              <table:table-cell office:value-type="float" office:value="0.00025462962962963">
                <text:p>0.00025462962962963</text:p>
              </table:table-cell>
              <table:table-cell office:value-type="float" office:value="-0.166087962962963">
                <text:p>-0.1660879629629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">
                <text:p>0.13</text:p>
              </table:table-cell>
              <table:table-cell office:value-type="float" office:value="0.000502450980392157">
                <text:p>0.000502450980392157</text:p>
              </table:table-cell>
              <table:table-cell office:value-type="float" office:value="-0.21078431372549">
                <text:p>-0.21078431372549</text:p>
              </table:table-cell>
              <table:table-cell office:value-type="float" office:value="0.000293402777777778">
                <text:p>0.000293402777777778</text:p>
              </table:table-cell>
              <table:table-cell office:value-type="float" office:value="-0.166087962962963">
                <text:p>-0.1660879629629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">
                <text:p>0.14</text:p>
              </table:table-cell>
              <table:table-cell office:value-type="float" office:value="0.000604575163398693">
                <text:p>0.000604575163398693</text:p>
              </table:table-cell>
              <table:table-cell office:value-type="float" office:value="-0.209967320261438">
                <text:p>-0.209967320261438</text:p>
              </table:table-cell>
              <table:table-cell office:value-type="float" office:value="0.000336226851851852">
                <text:p>0.000336226851851852</text:p>
              </table:table-cell>
              <table:table-cell office:value-type="float" office:value="-0.166087962962963">
                <text:p>-0.1660879629629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">
                <text:p>0.15</text:p>
              </table:table-cell>
              <table:table-cell office:value-type="float" office:value="0.000727124183006536">
                <text:p>0.000727124183006536</text:p>
              </table:table-cell>
              <table:table-cell office:value-type="float" office:value="-0.20874183006536">
                <text:p>-0.20874183006536</text:p>
              </table:table-cell>
              <table:table-cell office:value-type="float" office:value="0.000383680555555555">
                <text:p>0.000383680555555555</text:p>
              </table:table-cell>
              <table:table-cell office:value-type="float" office:value="-0.166087962962963">
                <text:p>-0.1660879629629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">
                <text:p>0.16</text:p>
              </table:table-cell>
              <table:table-cell office:value-type="float" office:value="0.000886437908496732">
                <text:p>0.000886437908496732</text:p>
              </table:table-cell>
              <table:table-cell office:value-type="float" office:value="-0.207516339869281">
                <text:p>-0.207516339869281</text:p>
              </table:table-cell>
              <table:table-cell office:value-type="float" office:value="0.000435185185185185">
                <text:p>0.000435185185185185</text:p>
              </table:table-cell>
              <table:table-cell office:value-type="float" office:value="-0.165509259259259">
                <text:p>-0.1655092592592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">
                <text:p>0.17</text:p>
              </table:table-cell>
              <table:table-cell office:value-type="float" office:value="0.0010906862745098">
                <text:p>0.0010906862745098</text:p>
              </table:table-cell>
              <table:table-cell office:value-type="float" office:value="-0.205882352941176">
                <text:p>-0.205882352941176</text:p>
              </table:table-cell>
              <table:table-cell office:value-type="float" office:value="0.000492476851851852">
                <text:p>0.000492476851851852</text:p>
              </table:table-cell>
              <table:table-cell office:value-type="float" office:value="-0.164930555555556">
                <text:p>-0.1649305555555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">
                <text:p>0.18</text:p>
              </table:table-cell>
              <table:table-cell office:value-type="float" office:value="0.0013562091503268">
                <text:p>0.0013562091503268</text:p>
              </table:table-cell>
              <table:table-cell office:value-type="float" office:value="-0.204656862745098">
                <text:p>-0.204656862745098</text:p>
              </table:table-cell>
              <table:table-cell office:value-type="float" office:value="0.000554976851851852">
                <text:p>0.000554976851851852</text:p>
              </table:table-cell>
              <table:table-cell office:value-type="float" office:value="-0.164930555555556">
                <text:p>-0.1649305555555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">
                <text:p>0.19</text:p>
              </table:table-cell>
              <table:table-cell office:value-type="float" office:value="0.00169934640522876">
                <text:p>0.00169934640522876</text:p>
              </table:table-cell>
              <table:table-cell office:value-type="float" office:value="-0.203022875816993">
                <text:p>-0.203022875816993</text:p>
              </table:table-cell>
              <table:table-cell office:value-type="float" office:value="0.000625">
                <text:p>0.000625</text:p>
              </table:table-cell>
              <table:table-cell office:value-type="float" office:value="-0.164351851851852">
                <text:p>-0.1643518518518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">
                <text:p>0.2</text:p>
              </table:table-cell>
              <table:table-cell office:value-type="float" office:value="0.00215277777777778">
                <text:p>0.00215277777777778</text:p>
              </table:table-cell>
              <table:table-cell office:value-type="float" office:value="-0.200980392156863">
                <text:p>-0.200980392156863</text:p>
              </table:table-cell>
              <table:table-cell office:value-type="float" office:value="0.000700231481481481">
                <text:p>0.000700231481481481</text:p>
              </table:table-cell>
              <table:table-cell office:value-type="float" office:value="-0.163773148148148">
                <text:p>-0.1637731481481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">
                <text:p>0.21</text:p>
              </table:table-cell>
              <table:table-cell office:value-type="float" office:value="0.00273692810457516">
                <text:p>0.00273692810457516</text:p>
              </table:table-cell>
              <table:table-cell office:value-type="float" office:value="-0.198937908496732">
                <text:p>-0.198937908496732</text:p>
              </table:table-cell>
              <table:table-cell office:value-type="float" office:value="0.00078125">
                <text:p>0.00078125</text:p>
              </table:table-cell>
              <table:table-cell office:value-type="float" office:value="-0.163773148148148">
                <text:p>-0.1637731481481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">
                <text:p>0.22</text:p>
              </table:table-cell>
              <table:table-cell office:value-type="float" office:value="0.00349264705882353">
                <text:p>0.00349264705882353</text:p>
              </table:table-cell>
              <table:table-cell office:value-type="float" office:value="-0.196486928104575">
                <text:p>-0.196486928104575</text:p>
              </table:table-cell>
              <table:table-cell office:value-type="float" office:value="0.000868055555555555">
                <text:p>0.000868055555555555</text:p>
              </table:table-cell>
              <table:table-cell office:value-type="float" office:value="-0.163773148148148">
                <text:p>-0.1637731481481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">
                <text:p>0.23</text:p>
              </table:table-cell>
              <table:table-cell office:value-type="float" office:value="0.00445261437908497">
                <text:p>0.00445261437908497</text:p>
              </table:table-cell>
              <table:table-cell office:value-type="float" office:value="-0.193218954248366">
                <text:p>-0.193218954248366</text:p>
              </table:table-cell>
              <table:table-cell office:value-type="float" office:value="0.000972222222222222">
                <text:p>0.000972222222222222</text:p>
              </table:table-cell>
              <table:table-cell office:value-type="float" office:value="-0.163194444444444">
                <text:p>-0.1631944444444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">
                <text:p>0.24</text:p>
              </table:table-cell>
              <table:table-cell office:value-type="float" office:value="0.0056781045751634">
                <text:p>0.0056781045751634</text:p>
              </table:table-cell>
              <table:table-cell office:value-type="float" office:value="-0.189133986928105">
                <text:p>-0.189133986928105</text:p>
              </table:table-cell>
              <table:table-cell office:value-type="float" office:value="0.00108217592592593">
                <text:p>0.00108217592592593</text:p>
              </table:table-cell>
              <table:table-cell office:value-type="float" office:value="-0.162615740740741">
                <text:p>-0.1626157407407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">
                <text:p>0.25</text:p>
              </table:table-cell>
              <table:table-cell office:value-type="float" office:value="0.00718954248366013">
                <text:p>0.00718954248366013</text:p>
              </table:table-cell>
              <table:table-cell office:value-type="float" office:value="-0.185457516339869">
                <text:p>-0.185457516339869</text:p>
              </table:table-cell>
              <table:table-cell office:value-type="float" office:value="0.0012037037037037">
                <text:p>0.0012037037037037</text:p>
              </table:table-cell>
              <table:table-cell office:value-type="float" office:value="-0.162037037037037">
                <text:p>-0.1620370370370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">
                <text:p>0.26</text:p>
              </table:table-cell>
              <table:table-cell office:value-type="float" office:value="0.00906862745098039">
                <text:p>0.00906862745098039</text:p>
              </table:table-cell>
              <table:table-cell office:value-type="float" office:value="-0.181781045751634">
                <text:p>-0.181781045751634</text:p>
              </table:table-cell>
              <table:table-cell office:value-type="float" office:value="0.00134259259259259">
                <text:p>0.00134259259259259</text:p>
              </table:table-cell>
              <table:table-cell office:value-type="float" office:value="-0.161458333333333">
                <text:p>-0.16145833333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">
                <text:p>0.27</text:p>
              </table:table-cell>
              <table:table-cell office:value-type="float" office:value="0.0113153594771242">
                <text:p>0.0113153594771242</text:p>
              </table:table-cell>
              <table:table-cell office:value-type="float" office:value="-0.177287581699346">
                <text:p>-0.177287581699346</text:p>
              </table:table-cell>
              <table:table-cell office:value-type="float" office:value="0.00150462962962963">
                <text:p>0.00150462962962963</text:p>
              </table:table-cell>
              <table:table-cell office:value-type="float" office:value="-0.162615740740741">
                <text:p>-0.1626157407407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">
                <text:p>0.28</text:p>
              </table:table-cell>
              <table:table-cell office:value-type="float" office:value="0.0140114379084967">
                <text:p>0.0140114379084967</text:p>
              </table:table-cell>
              <table:table-cell office:value-type="float" office:value="-0.171977124183007">
                <text:p>-0.171977124183007</text:p>
              </table:table-cell>
              <table:table-cell office:value-type="float" office:value="0.00168981481481481">
                <text:p>0.00168981481481481</text:p>
              </table:table-cell>
              <table:table-cell office:value-type="float" office:value="-0.163194444444444">
                <text:p>-0.1631944444444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">
                <text:p>0.29</text:p>
              </table:table-cell>
              <table:table-cell office:value-type="float" office:value="0.0172385620915033">
                <text:p>0.0172385620915033</text:p>
              </table:table-cell>
              <table:table-cell office:value-type="float" office:value="-0.166258169934641">
                <text:p>-0.166258169934641</text:p>
              </table:table-cell>
              <table:table-cell office:value-type="float" office:value="0.00190393518518519">
                <text:p>0.00190393518518519</text:p>
              </table:table-cell>
              <table:table-cell office:value-type="float" office:value="-0.163194444444444">
                <text:p>-0.1631944444444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">
                <text:p>0.3</text:p>
              </table:table-cell>
              <table:table-cell office:value-type="float" office:value="0.0209150326797386">
                <text:p>0.0209150326797386</text:p>
              </table:table-cell>
              <table:table-cell office:value-type="float" office:value="-0.159722222222222">
                <text:p>-0.159722222222222</text:p>
              </table:table-cell>
              <table:table-cell office:value-type="float" office:value="0.00216435185185185">
                <text:p>0.00216435185185185</text:p>
              </table:table-cell>
              <table:table-cell office:value-type="float" office:value="-0.162037037037037">
                <text:p>-0.1620370370370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">
                <text:p>0.31</text:p>
              </table:table-cell>
              <table:table-cell office:value-type="float" office:value="0.0251633986928105">
                <text:p>0.0251633986928105</text:p>
              </table:table-cell>
              <table:table-cell office:value-type="float" office:value="-0.152777777777778">
                <text:p>-0.152777777777778</text:p>
              </table:table-cell>
              <table:table-cell office:value-type="float" office:value="0.00247106481481481">
                <text:p>0.00247106481481481</text:p>
              </table:table-cell>
              <table:table-cell office:value-type="float" office:value="-0.161458333333333">
                <text:p>-0.161458333333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">
                <text:p>0.32</text:p>
              </table:table-cell>
              <table:table-cell office:value-type="float" office:value="0.0300245098039216">
                <text:p>0.0300245098039216</text:p>
              </table:table-cell>
              <table:table-cell office:value-type="float" office:value="-0.144607843137255">
                <text:p>-0.144607843137255</text:p>
              </table:table-cell>
              <table:table-cell office:value-type="float" office:value="0.00284143518518519">
                <text:p>0.00284143518518519</text:p>
              </table:table-cell>
              <table:table-cell office:value-type="float" office:value="-0.159722222222222">
                <text:p>-0.1597222222222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">
                <text:p>0.33</text:p>
              </table:table-cell>
              <table:table-cell office:value-type="float" office:value="0.0354166666666667">
                <text:p>0.0354166666666667</text:p>
              </table:table-cell>
              <table:table-cell office:value-type="float" office:value="-0.136029411764706">
                <text:p>-0.136029411764706</text:p>
              </table:table-cell>
              <table:table-cell office:value-type="float" office:value="0.00328703703703704">
                <text:p>0.00328703703703704</text:p>
              </table:table-cell>
              <table:table-cell office:value-type="float" office:value="-0.158564814814815">
                <text:p>-0.1585648148148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">
                <text:p>0.34</text:p>
              </table:table-cell>
              <table:table-cell office:value-type="float" office:value="0.0412581699346405">
                <text:p>0.0412581699346405</text:p>
              </table:table-cell>
              <table:table-cell office:value-type="float" office:value="-0.127042483660131">
                <text:p>-0.127042483660131</text:p>
              </table:table-cell>
              <table:table-cell office:value-type="float" office:value="0.00382523148148148">
                <text:p>0.00382523148148148</text:p>
              </table:table-cell>
              <table:table-cell office:value-type="float" office:value="-0.15625">
                <text:p>-0.156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">
                <text:p>0.35</text:p>
              </table:table-cell>
              <table:table-cell office:value-type="float" office:value="0.0477941176470588">
                <text:p>0.0477941176470588</text:p>
              </table:table-cell>
              <table:table-cell office:value-type="float" office:value="-0.116830065359477">
                <text:p>-0.116830065359477</text:p>
              </table:table-cell>
              <table:table-cell office:value-type="float" office:value="0.0044849537037037">
                <text:p>0.0044849537037037</text:p>
              </table:table-cell>
              <table:table-cell office:value-type="float" office:value="-0.154513888888889">
                <text:p>-0.1545138888888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">
                <text:p>0.36</text:p>
              </table:table-cell>
              <table:table-cell office:value-type="float" office:value="0.0551470588235294">
                <text:p>0.0551470588235294</text:p>
              </table:table-cell>
              <table:table-cell office:value-type="float" office:value="-0.106209150326797">
                <text:p>-0.106209150326797</text:p>
              </table:table-cell>
              <table:table-cell office:value-type="float" office:value="0.0052662037037037">
                <text:p>0.0052662037037037</text:p>
              </table:table-cell>
              <table:table-cell office:value-type="float" office:value="-0.15162037037037">
                <text:p>-0.151620370370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">
                <text:p>0.37</text:p>
              </table:table-cell>
              <table:table-cell office:value-type="float" office:value="0.0629084967320262">
                <text:p>0.0629084967320262</text:p>
              </table:table-cell>
              <table:table-cell office:value-type="float" office:value="-0.0947712418300654">
                <text:p>-0.0947712418300654</text:p>
              </table:table-cell>
              <table:table-cell office:value-type="float" office:value="0.00619212962962963">
                <text:p>0.00619212962962963</text:p>
              </table:table-cell>
              <table:table-cell office:value-type="float" office:value="-0.149305555555556">
                <text:p>-0.1493055555555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">
                <text:p>0.38</text:p>
              </table:table-cell>
              <table:table-cell office:value-type="float" office:value="0.071078431372549">
                <text:p>0.071078431372549</text:p>
              </table:table-cell>
              <table:table-cell office:value-type="float" office:value="-0.0825163398692811">
                <text:p>-0.0825163398692811</text:p>
              </table:table-cell>
              <table:table-cell office:value-type="float" office:value="0.00729166666666667">
                <text:p>0.00729166666666667</text:p>
              </table:table-cell>
              <table:table-cell office:value-type="float" office:value="-0.146412037037037">
                <text:p>-0.1464120370370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">
                <text:p>0.39</text:p>
              </table:table-cell>
              <table:table-cell office:value-type="float" office:value="0.0796568627450981">
                <text:p>0.0796568627450981</text:p>
              </table:table-cell>
              <table:table-cell office:value-type="float" office:value="-0.0694444444444445">
                <text:p>-0.0694444444444445</text:p>
              </table:table-cell>
              <table:table-cell office:value-type="float" office:value="0.00856481481481481">
                <text:p>0.00856481481481481</text:p>
              </table:table-cell>
              <table:table-cell office:value-type="float" office:value="-0.142939814814815">
                <text:p>-0.1429398148148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">
                <text:p>0.4</text:p>
              </table:table-cell>
              <table:table-cell office:value-type="float" office:value="0.0886437908496732">
                <text:p>0.0886437908496732</text:p>
              </table:table-cell>
              <table:table-cell office:value-type="float" office:value="-0.0551470588235294">
                <text:p>-0.0551470588235294</text:p>
              </table:table-cell>
              <table:table-cell office:value-type="float" office:value="0.0100694444444444">
                <text:p>0.0100694444444444</text:p>
              </table:table-cell>
              <table:table-cell office:value-type="float" office:value="-0.140046296296296">
                <text:p>-0.1400462962962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">
                <text:p>0.41</text:p>
              </table:table-cell>
              <table:table-cell office:value-type="float" office:value="0.0980392156862745">
                <text:p>0.0980392156862745</text:p>
              </table:table-cell>
              <table:table-cell office:value-type="float" office:value="-0.0408496732026144">
                <text:p>-0.0408496732026144</text:p>
              </table:table-cell>
              <table:table-cell office:value-type="float" office:value="0.0116898148148148">
                <text:p>0.0116898148148148</text:p>
              </table:table-cell>
              <table:table-cell office:value-type="float" office:value="-0.13599537037037">
                <text:p>-0.135995370370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">
                <text:p>0.42</text:p>
              </table:table-cell>
              <table:table-cell office:value-type="float" office:value="0.108251633986928">
                <text:p>0.108251633986928</text:p>
              </table:table-cell>
              <table:table-cell office:value-type="float" office:value="-0.0258578431372549">
                <text:p>-0.0258578431372549</text:p>
              </table:table-cell>
              <table:table-cell office:value-type="float" office:value="0.0135416666666667">
                <text:p>0.0135416666666667</text:p>
              </table:table-cell>
              <table:table-cell office:value-type="float" office:value="-0.131944444444444">
                <text:p>-0.1319444444444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">
                <text:p>0.43</text:p>
              </table:table-cell>
              <table:table-cell office:value-type="float" office:value="0.118464052287582">
                <text:p>0.118464052287582</text:p>
              </table:table-cell>
              <table:table-cell office:value-type="float" office:value="-0.00980392156862745">
                <text:p>-0.00980392156862745</text:p>
              </table:table-cell>
              <table:table-cell office:value-type="float" office:value="0.015625">
                <text:p>0.015625</text:p>
              </table:table-cell>
              <table:table-cell office:value-type="float" office:value="-0.126736111111111">
                <text:p>-0.1267361111111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">
                <text:p>0.44</text:p>
              </table:table-cell>
              <table:table-cell office:value-type="float" office:value="0.129493464052288">
                <text:p>0.129493464052288</text:p>
              </table:table-cell>
              <table:table-cell office:value-type="float" office:value="0.00678104575163399">
                <text:p>0.00678104575163399</text:p>
              </table:table-cell>
              <table:table-cell office:value-type="float" office:value="0.0179398148148148">
                <text:p>0.0179398148148148</text:p>
              </table:table-cell>
              <table:table-cell office:value-type="float" office:value="-0.122106481481481">
                <text:p>-0.1221064814814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">
                <text:p>0.45</text:p>
              </table:table-cell>
              <table:table-cell office:value-type="float" office:value="0.140522875816993">
                <text:p>0.140522875816993</text:p>
              </table:table-cell>
              <table:table-cell office:value-type="float" office:value="0.0239787581699346">
                <text:p>0.0239787581699346</text:p>
              </table:table-cell>
              <table:table-cell office:value-type="float" office:value="0.0204282407407407">
                <text:p>0.0204282407407407</text:p>
              </table:table-cell>
              <table:table-cell office:value-type="float" office:value="-0.116319444444444">
                <text:p>-0.1163194444444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">
                <text:p>0.46</text:p>
              </table:table-cell>
              <table:table-cell office:value-type="float" office:value="0.151960784313726">
                <text:p>0.151960784313726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232060185185185">
                <text:p>0.0232060185185185</text:p>
              </table:table-cell>
              <table:table-cell office:value-type="float" office:value="-0.110532407407407">
                <text:p>-0.1105324074074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">
                <text:p>0.47</text:p>
              </table:table-cell>
              <table:table-cell office:value-type="float" office:value="0.163807189542484">
                <text:p>0.163807189542484</text:p>
              </table:table-cell>
              <table:table-cell office:value-type="float" office:value="0.0600490196078432">
                <text:p>0.0600490196078432</text:p>
              </table:table-cell>
              <table:table-cell office:value-type="float" office:value="0.0262731481481481">
                <text:p>0.0262731481481481</text:p>
              </table:table-cell>
              <table:table-cell office:value-type="float" office:value="-0.103587962962963">
                <text:p>-0.1035879629629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">
                <text:p>0.48</text:p>
              </table:table-cell>
              <table:table-cell office:value-type="float" office:value="0.175653594771242">
                <text:p>0.175653594771242</text:p>
              </table:table-cell>
              <table:table-cell office:value-type="float" office:value="0.0784313725490196">
                <text:p>0.0784313725490196</text:p>
              </table:table-cell>
              <table:table-cell office:value-type="float" office:value="0.0295717592592593">
                <text:p>0.0295717592592593</text:p>
              </table:table-cell>
              <table:table-cell office:value-type="float" office:value="-0.0966435185185185">
                <text:p>-0.09664351851851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">
                <text:p>0.49</text:p>
              </table:table-cell>
              <table:table-cell office:value-type="float" office:value="0.188316993464052">
                <text:p>0.188316993464052</text:p>
              </table:table-cell>
              <table:table-cell office:value-type="float" office:value="0.0976307189542484">
                <text:p>0.0976307189542484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-0.0885416666666667">
                <text:p>-0.08854166666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">
                <text:p>0.5</text:p>
              </table:table-cell>
              <table:table-cell office:value-type="float" office:value="0.200980392156863">
                <text:p>0.200980392156863</text:p>
              </table:table-cell>
              <table:table-cell office:value-type="float" office:value="0.116421568627451">
                <text:p>0.116421568627451</text:p>
              </table:table-cell>
              <table:table-cell office:value-type="float" office:value="0.0373842592592593">
                <text:p>0.0373842592592593</text:p>
              </table:table-cell>
              <table:table-cell office:value-type="float" office:value="-0.0792824074074074">
                <text:p>-0.07928240740740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">
                <text:p>0.51</text:p>
              </table:table-cell>
              <table:table-cell office:value-type="float" office:value="0.214052287581699">
                <text:p>0.214052287581699</text:p>
              </table:table-cell>
              <table:table-cell office:value-type="float" office:value="0.136029411764706">
                <text:p>0.136029411764706</text:p>
              </table:table-cell>
              <table:table-cell office:value-type="float" office:value="0.0419560185185185">
                <text:p>0.0419560185185185</text:p>
              </table:table-cell>
              <table:table-cell office:value-type="float" office:value="-0.0694444444444444">
                <text:p>-0.06944444444444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">
                <text:p>0.52</text:p>
              </table:table-cell>
              <table:table-cell office:value-type="float" office:value="0.227532679738562">
                <text:p>0.227532679738562</text:p>
              </table:table-cell>
              <table:table-cell office:value-type="float" office:value="0.155228758169935">
                <text:p>0.155228758169935</text:p>
              </table:table-cell>
              <table:table-cell office:value-type="float" office:value="0.0470486111111111">
                <text:p>0.0470486111111111</text:p>
              </table:table-cell>
              <table:table-cell office:value-type="float" office:value="-0.0590277777777778">
                <text:p>-0.05902777777777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">
                <text:p>0.53</text:p>
              </table:table-cell>
              <table:table-cell office:value-type="float" office:value="0.241013071895425">
                <text:p>0.241013071895425</text:p>
              </table:table-cell>
              <table:table-cell office:value-type="float" office:value="0.17483660130719">
                <text:p>0.17483660130719</text:p>
              </table:table-cell>
              <table:table-cell office:value-type="float" office:value="0.052662037037037">
                <text:p>0.052662037037037</text:p>
              </table:table-cell>
              <table:table-cell office:value-type="float" office:value="-0.0480902777777778">
                <text:p>-0.04809027777777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">
                <text:p>0.54</text:p>
              </table:table-cell>
              <table:table-cell office:value-type="float" office:value="0.254901960784314">
                <text:p>0.254901960784314</text:p>
              </table:table-cell>
              <table:table-cell office:value-type="float" office:value="0.194035947712418">
                <text:p>0.194035947712418</text:p>
              </table:table-cell>
              <table:table-cell office:value-type="float" office:value="0.0590277777777778">
                <text:p>0.0590277777777778</text:p>
              </table:table-cell>
              <table:table-cell office:value-type="float" office:value="-0.0364583333333333">
                <text:p>-0.0364583333333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">
                <text:p>0.55</text:p>
              </table:table-cell>
              <table:table-cell office:value-type="float" office:value="0.268790849673203">
                <text:p>0.268790849673203</text:p>
              </table:table-cell>
              <table:table-cell office:value-type="float" office:value="0.213643790849673">
                <text:p>0.213643790849673</text:p>
              </table:table-cell>
              <table:table-cell office:value-type="float" office:value="0.0659722222222222">
                <text:p>0.0659722222222222</text:p>
              </table:table-cell>
              <table:table-cell office:value-type="float" office:value="-0.0241898148148148">
                <text:p>-0.02418981481481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">
                <text:p>0.56</text:p>
              </table:table-cell>
              <table:table-cell office:value-type="float" office:value="0.283496732026144">
                <text:p>0.283496732026144</text:p>
              </table:table-cell>
              <table:table-cell office:value-type="float" office:value="0.232843137254902">
                <text:p>0.232843137254902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-0.011400462962963">
                <text:p>-0.0114004629629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">
                <text:p>0.57</text:p>
              </table:table-cell>
              <table:table-cell office:value-type="float" office:value="0.297794117647059">
                <text:p>0.297794117647059</text:p>
              </table:table-cell>
              <table:table-cell office:value-type="float" office:value="0.252042483660131">
                <text:p>0.252042483660131</text:p>
              </table:table-cell>
              <table:table-cell office:value-type="float" office:value="0.0821759259259259">
                <text:p>0.0821759259259259</text:p>
              </table:table-cell>
              <table:table-cell office:value-type="float" office:value="0.0019212962962963">
                <text:p>0.00192129629629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">
                <text:p>0.58</text:p>
              </table:table-cell>
              <table:table-cell office:value-type="float" office:value="0.312908496732026">
                <text:p>0.312908496732026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0920138888888889">
                <text:p>0.0920138888888889</text:p>
              </table:table-cell>
              <table:table-cell office:value-type="float" office:value="0.0158564814814815">
                <text:p>0.01585648148148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">
                <text:p>0.59</text:p>
              </table:table-cell>
              <table:table-cell office:value-type="float" office:value="0.327614379084967">
                <text:p>0.327614379084967</text:p>
              </table:table-cell>
              <table:table-cell office:value-type="float" office:value="0.28921568627451">
                <text:p>0.28921568627451</text:p>
              </table:table-cell>
              <table:table-cell office:value-type="float" office:value="0.101851851851852">
                <text:p>0.101851851851852</text:p>
              </table:table-cell>
              <table:table-cell office:value-type="float" office:value="0.0300347222222222">
                <text:p>0.03003472222222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">
                <text:p>0.6</text:p>
              </table:table-cell>
              <table:table-cell office:value-type="float" office:value="0.342728758169935">
                <text:p>0.342728758169935</text:p>
              </table:table-cell>
              <table:table-cell office:value-type="float" office:value="0.307598039215686">
                <text:p>0.307598039215686</text:p>
              </table:table-cell>
              <table:table-cell office:value-type="float" office:value="0.113425925925926">
                <text:p>0.113425925925926</text:p>
              </table:table-cell>
              <table:table-cell office:value-type="float" office:value="0.0445601851851852">
                <text:p>0.04456018518518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">
                <text:p>0.61</text:p>
              </table:table-cell>
              <table:table-cell office:value-type="float" office:value="0.357843137254902">
                <text:p>0.357843137254902</text:p>
              </table:table-cell>
              <table:table-cell office:value-type="float" office:value="0.325980392156863">
                <text:p>0.325980392156863</text:p>
              </table:table-cell>
              <table:table-cell office:value-type="float" office:value="0.125">
                <text:p>0.125</text:p>
              </table:table-cell>
              <table:table-cell office:value-type="float" office:value="0.0596064814814815">
                <text:p>0.05960648148148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">
                <text:p>0.62</text:p>
              </table:table-cell>
              <table:table-cell office:value-type="float" office:value="0.372957516339869">
                <text:p>0.372957516339869</text:p>
              </table:table-cell>
              <table:table-cell office:value-type="float" office:value="0.343545751633987">
                <text:p>0.343545751633987</text:p>
              </table:table-cell>
              <table:table-cell office:value-type="float" office:value="0.137731481481481">
                <text:p>0.137731481481481</text:p>
              </table:table-cell>
              <table:table-cell office:value-type="float" office:value="0.0752314814814815">
                <text:p>0.07523148148148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">
                <text:p>0.63</text:p>
              </table:table-cell>
              <table:table-cell office:value-type="float" office:value="0.388480392156863">
                <text:p>0.388480392156863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0.15162037037037">
                <text:p>0.15162037037037</text:p>
              </table:table-cell>
              <table:table-cell office:value-type="float" office:value="0.0908564814814815">
                <text:p>0.09085648148148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">
                <text:p>0.64</text:p>
              </table:table-cell>
              <table:table-cell office:value-type="float" office:value="0.404003267973856">
                <text:p>0.404003267973856</text:p>
              </table:table-cell>
              <table:table-cell office:value-type="float" office:value="0.378267973856209">
                <text:p>0.378267973856209</text:p>
              </table:table-cell>
              <table:table-cell office:value-type="float" office:value="0.164930555555556">
                <text:p>0.164930555555556</text:p>
              </table:table-cell>
              <table:table-cell office:value-type="float" office:value="0.107060185185185">
                <text:p>0.1070601851851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">
                <text:p>0.65</text:p>
              </table:table-cell>
              <table:table-cell office:value-type="float" office:value="0.420751633986928">
                <text:p>0.420751633986928</text:p>
              </table:table-cell>
              <table:table-cell office:value-type="float" office:value="0.395424836601307">
                <text:p>0.395424836601307</text:p>
              </table:table-cell>
              <table:table-cell office:value-type="float" office:value="0.179398148148148">
                <text:p>0.179398148148148</text:p>
              </table:table-cell>
              <table:table-cell office:value-type="float" office:value="0.123842592592593">
                <text:p>0.1238425925925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">
                <text:p>0.66</text:p>
              </table:table-cell>
              <table:table-cell office:value-type="float" office:value="0.433006535947713">
                <text:p>0.433006535947713</text:p>
              </table:table-cell>
              <table:table-cell office:value-type="float" office:value="0.412581699346405">
                <text:p>0.412581699346405</text:p>
              </table:table-cell>
              <table:table-cell office:value-type="float" office:value="0.193287037037037">
                <text:p>0.193287037037037</text:p>
              </table:table-cell>
              <table:table-cell office:value-type="float" office:value="0.141782407407407">
                <text:p>0.1417824074074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">
                <text:p>0.67</text:p>
              </table:table-cell>
              <table:table-cell office:value-type="float" office:value="0.449346405228758">
                <text:p>0.449346405228758</text:p>
              </table:table-cell>
              <table:table-cell office:value-type="float" office:value="0.428921568627451">
                <text:p>0.428921568627451</text:p>
              </table:table-cell>
              <table:table-cell office:value-type="float" office:value="0.206597222222222">
                <text:p>0.206597222222222</text:p>
              </table:table-cell>
              <table:table-cell office:value-type="float" office:value="0.159722222222222">
                <text:p>0.1597222222222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">
                <text:p>0.68</text:p>
              </table:table-cell>
              <table:table-cell office:value-type="float" office:value="0.465686274509804">
                <text:p>0.465686274509804</text:p>
              </table:table-cell>
              <table:table-cell office:value-type="float" office:value="0.445261437908497">
                <text:p>0.445261437908497</text:p>
              </table:table-cell>
              <table:table-cell office:value-type="float" office:value="0.219907407407407">
                <text:p>0.219907407407407</text:p>
              </table:table-cell>
              <table:table-cell office:value-type="float" office:value="0.178240740740741">
                <text:p>0.1782407407407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">
                <text:p>0.69</text:p>
              </table:table-cell>
              <table:table-cell office:value-type="float" office:value="0.48202614379085">
                <text:p>0.48202614379085</text:p>
              </table:table-cell>
              <table:table-cell office:value-type="float" office:value="0.461601307189543">
                <text:p>0.461601307189543</text:p>
              </table:table-cell>
              <table:table-cell office:value-type="float" office:value="0.233217592592593">
                <text:p>0.233217592592593</text:p>
              </table:table-cell>
              <table:table-cell office:value-type="float" office:value="0.196759259259259">
                <text:p>0.1967592592592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">
                <text:p>0.7</text:p>
              </table:table-cell>
              <table:table-cell office:value-type="float" office:value="0.498366013071896">
                <text:p>0.498366013071896</text:p>
              </table:table-cell>
              <table:table-cell office:value-type="float" office:value="0.477941176470588">
                <text:p>0.477941176470588</text:p>
              </table:table-cell>
              <table:table-cell office:value-type="float" office:value="0.246527777777778">
                <text:p>0.246527777777778</text:p>
              </table:table-cell>
              <table:table-cell office:value-type="float" office:value="0.215856481481481">
                <text:p>0.2158564814814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">
                <text:p>0.71</text:p>
              </table:table-cell>
              <table:table-cell office:value-type="float" office:value="0.514705882352941">
                <text:p>0.514705882352941</text:p>
              </table:table-cell>
              <table:table-cell office:value-type="float" office:value="0.494281045751634">
                <text:p>0.494281045751634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233796296296296">
                <text:p>0.2337962962962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">
                <text:p>0.72</text:p>
              </table:table-cell>
              <table:table-cell office:value-type="float" office:value="0.531045751633987">
                <text:p>0.531045751633987</text:p>
              </table:table-cell>
              <table:table-cell office:value-type="float" office:value="0.51062091503268">
                <text:p>0.51062091503268</text:p>
              </table:table-cell>
              <table:table-cell office:value-type="float" office:value="0.272569444444444">
                <text:p>0.272569444444444</text:p>
              </table:table-cell>
              <table:table-cell office:value-type="float" office:value="0.251736111111111">
                <text:p>0.2517361111111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">
                <text:p>0.73</text:p>
              </table:table-cell>
              <table:table-cell office:value-type="float" office:value="0.543300653594771">
                <text:p>0.543300653594771</text:p>
              </table:table-cell>
              <table:table-cell office:value-type="float" office:value="0.526960784313726">
                <text:p>0.526960784313726</text:p>
              </table:table-cell>
              <table:table-cell office:value-type="float" office:value="0.285300925925926">
                <text:p>0.285300925925926</text:p>
              </table:table-cell>
              <table:table-cell office:value-type="float" office:value="0.268518518518519">
                <text:p>0.2685185185185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">
                <text:p>0.74</text:p>
              </table:table-cell>
              <table:table-cell office:value-type="float" office:value="0.559640522875817">
                <text:p>0.559640522875817</text:p>
              </table:table-cell>
              <table:table-cell office:value-type="float" office:value="0.543300653594771">
                <text:p>0.543300653594771</text:p>
              </table:table-cell>
              <table:table-cell office:value-type="float" office:value="0.298611111111111">
                <text:p>0.298611111111111</text:p>
              </table:table-cell>
              <table:table-cell office:value-type="float" office:value="0.284722222222222">
                <text:p>0.2847222222222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">
                <text:p>0.75</text:p>
              </table:table-cell>
              <table:table-cell office:value-type="float" office:value="0.575980392156863">
                <text:p>0.575980392156863</text:p>
              </table:table-cell>
              <table:table-cell office:value-type="float" office:value="0.559640522875817">
                <text:p>0.559640522875817</text:p>
              </table:table-cell>
              <table:table-cell office:value-type="float" office:value="0.311921296296296">
                <text:p>0.311921296296296</text:p>
              </table:table-cell>
              <table:table-cell office:value-type="float" office:value="0.300925925925926">
                <text:p>0.3009259259259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">
                <text:p>0.76</text:p>
              </table:table-cell>
              <table:table-cell office:value-type="float" office:value="0.592320261437909">
                <text:p>0.592320261437909</text:p>
              </table:table-cell>
              <table:table-cell office:value-type="float" office:value="0.575980392156863">
                <text:p>0.575980392156863</text:p>
              </table:table-cell>
              <table:table-cell office:value-type="float" office:value="0.325231481481481">
                <text:p>0.325231481481481</text:p>
              </table:table-cell>
              <table:table-cell office:value-type="float" office:value="0.316550925925926">
                <text:p>0.3165509259259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">
                <text:p>0.77</text:p>
              </table:table-cell>
              <table:table-cell office:value-type="float" office:value="0.608660130718954">
                <text:p>0.608660130718954</text:p>
              </table:table-cell>
              <table:table-cell office:value-type="float" office:value="0.592320261437909">
                <text:p>0.592320261437909</text:p>
              </table:table-cell>
              <table:table-cell office:value-type="float" office:value="0.338541666666667">
                <text:p>0.338541666666667</text:p>
              </table:table-cell>
              <table:table-cell office:value-type="float" office:value="0.332175925925926">
                <text:p>0.3321759259259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">
                <text:p>0.78</text:p>
              </table:table-cell>
              <table:table-cell office:value-type="float" office:value="0.625">
                <text:p>0.625</text:p>
              </table:table-cell>
              <table:table-cell office:value-type="float" office:value="0.608660130718954">
                <text:p>0.608660130718954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347222222222222">
                <text:p>0.3472222222222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">
                <text:p>0.79</text:p>
              </table:table-cell>
              <table:table-cell office:value-type="float" office:value="0.641339869281046">
                <text:p>0.641339869281046</text:p>
              </table:table-cell>
              <table:table-cell office:value-type="float" office:value="0.625">
                <text:p>0.625</text:p>
              </table:table-cell>
              <table:table-cell office:value-type="float" office:value="0.365740740740741">
                <text:p>0.365740740740741</text:p>
              </table:table-cell>
              <table:table-cell office:value-type="float" office:value="0.362847222222222">
                <text:p>0.3628472222222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">
                <text:p>0.8</text:p>
              </table:table-cell>
              <table:table-cell office:value-type="float" office:value="0.657679738562092">
                <text:p>0.657679738562092</text:p>
              </table:table-cell>
              <table:table-cell office:value-type="float" office:value="0.641339869281046">
                <text:p>0.641339869281046</text:p>
              </table:table-cell>
              <table:table-cell office:value-type="float" office:value="0.37962962962963">
                <text:p>0.37962962962963</text:p>
              </table:table-cell>
              <table:table-cell office:value-type="float" office:value="0.378472222222222">
                <text:p>0.3784722222222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">
                <text:p>0.81</text:p>
              </table:table-cell>
              <table:table-cell office:value-type="float" office:value="0.674019607843137">
                <text:p>0.674019607843137</text:p>
              </table:table-cell>
              <table:table-cell office:value-type="float" office:value="0.657679738562092">
                <text:p>0.657679738562092</text:p>
              </table:table-cell>
              <table:table-cell office:value-type="float" office:value="0.394097222222222">
                <text:p>0.394097222222222</text:p>
              </table:table-cell>
              <table:table-cell office:value-type="float" office:value="0.394097222222222">
                <text:p>0.3940972222222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">
                <text:p>0.82</text:p>
              </table:table-cell>
              <table:table-cell office:value-type="float" office:value="0.690359477124183">
                <text:p>0.690359477124183</text:p>
              </table:table-cell>
              <table:table-cell office:value-type="float" office:value="0.674019607843137">
                <text:p>0.674019607843137</text:p>
              </table:table-cell>
              <table:table-cell office:value-type="float" office:value="0.408564814814815">
                <text:p>0.408564814814815</text:p>
              </table:table-cell>
              <table:table-cell office:value-type="float" office:value="0.409722222222222">
                <text:p>0.4097222222222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">
                <text:p>0.83</text:p>
              </table:table-cell>
              <table:table-cell office:value-type="float" office:value="0.706699346405229">
                <text:p>0.706699346405229</text:p>
              </table:table-cell>
              <table:table-cell office:value-type="float" office:value="0.690359477124183">
                <text:p>0.690359477124183</text:p>
              </table:table-cell>
              <table:table-cell office:value-type="float" office:value="0.423032407407407">
                <text:p>0.423032407407407</text:p>
              </table:table-cell>
              <table:table-cell office:value-type="float" office:value="0.425347222222222">
                <text:p>0.4253472222222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">
                <text:p>0.84</text:p>
              </table:table-cell>
              <table:table-cell office:value-type="float" office:value="0.727124183006536">
                <text:p>0.727124183006536</text:p>
              </table:table-cell>
              <table:table-cell office:value-type="float" office:value="0.706699346405229">
                <text:p>0.706699346405229</text:p>
              </table:table-cell>
              <table:table-cell office:value-type="float" office:value="0.438078703703704">
                <text:p>0.438078703703704</text:p>
              </table:table-cell>
              <table:table-cell office:value-type="float" office:value="0.441550925925926">
                <text:p>0.4415509259259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">
                <text:p>0.85</text:p>
              </table:table-cell>
              <table:table-cell office:value-type="float" office:value="0.743464052287582">
                <text:p>0.743464052287582</text:p>
              </table:table-cell>
              <table:table-cell office:value-type="float" office:value="0.727124183006536">
                <text:p>0.727124183006536</text:p>
              </table:table-cell>
              <table:table-cell office:value-type="float" office:value="0.453703703703704">
                <text:p>0.453703703703704</text:p>
              </table:table-cell>
              <table:table-cell office:value-type="float" office:value="0.45775462962963">
                <text:p>0.457754629629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">
                <text:p>0.86</text:p>
              </table:table-cell>
              <table:table-cell office:value-type="float" office:value="0.759803921568628">
                <text:p>0.759803921568628</text:p>
              </table:table-cell>
              <table:table-cell office:value-type="float" office:value="0.743464052287582">
                <text:p>0.743464052287582</text:p>
              </table:table-cell>
              <table:table-cell office:value-type="float" office:value="0.469907407407407">
                <text:p>0.469907407407407</text:p>
              </table:table-cell>
              <table:table-cell office:value-type="float" office:value="0.474537037037037">
                <text:p>0.4745370370370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">
                <text:p>0.87</text:p>
              </table:table-cell>
              <table:table-cell office:value-type="float" office:value="0.776143790849673">
                <text:p>0.776143790849673</text:p>
              </table:table-cell>
              <table:table-cell office:value-type="float" office:value="0.759803921568628">
                <text:p>0.759803921568628</text:p>
              </table:table-cell>
              <table:table-cell office:value-type="float" office:value="0.486111111111111">
                <text:p>0.486111111111111</text:p>
              </table:table-cell>
              <table:table-cell office:value-type="float" office:value="0.491319444444444">
                <text:p>0.4913194444444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">
                <text:p>0.88</text:p>
              </table:table-cell>
              <table:table-cell office:value-type="float" office:value="0.79656862745098">
                <text:p>0.79656862745098</text:p>
              </table:table-cell>
              <table:table-cell office:value-type="float" office:value="0.780228758169935">
                <text:p>0.780228758169935</text:p>
              </table:table-cell>
              <table:table-cell office:value-type="float" office:value="0.502893518518519">
                <text:p>0.502893518518519</text:p>
              </table:table-cell>
              <table:table-cell office:value-type="float" office:value="0.508101851851852">
                <text:p>0.5081018518518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">
                <text:p>0.89</text:p>
              </table:table-cell>
              <table:table-cell office:value-type="float" office:value="0.812908496732026">
                <text:p>0.812908496732026</text:p>
              </table:table-cell>
              <table:table-cell office:value-type="float" office:value="0.79656862745098">
                <text:p>0.79656862745098</text:p>
              </table:table-cell>
              <table:table-cell office:value-type="float" office:value="0.52025462962963">
                <text:p>0.52025462962963</text:p>
              </table:table-cell>
              <table:table-cell office:value-type="float" office:value="0.525462962962963">
                <text:p>0.5254629629629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">
                <text:p>0.9</text:p>
              </table:table-cell>
              <table:table-cell office:value-type="float" office:value="0.829248366013072">
                <text:p>0.829248366013072</text:p>
              </table:table-cell>
              <table:table-cell office:value-type="float" office:value="0.816993464052288">
                <text:p>0.816993464052288</text:p>
              </table:table-cell>
              <table:table-cell office:value-type="float" office:value="0.538194444444444">
                <text:p>0.538194444444444</text:p>
              </table:table-cell>
              <table:table-cell office:value-type="float" office:value="0.543402777777778">
                <text:p>0.5434027777777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">
                <text:p>0.91</text:p>
              </table:table-cell>
              <table:table-cell office:value-type="float" office:value="0.849673202614379">
                <text:p>0.849673202614379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556712962962963">
                <text:p>0.556712962962963</text:p>
              </table:table-cell>
              <table:table-cell office:value-type="float" office:value="0.561921296296296">
                <text:p>0.5619212962962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">
                <text:p>0.92</text:p>
              </table:table-cell>
              <table:table-cell office:value-type="float" office:value="0.870098039215686">
                <text:p>0.870098039215686</text:p>
              </table:table-cell>
              <table:table-cell office:value-type="float" office:value="0.853758169934641">
                <text:p>0.853758169934641</text:p>
              </table:table-cell>
              <table:table-cell office:value-type="float" office:value="0.575810185185185">
                <text:p>0.575810185185185</text:p>
              </table:table-cell>
              <table:table-cell office:value-type="float" office:value="0.578703703703704">
                <text:p>0.5787037037037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">
                <text:p>0.93</text:p>
              </table:table-cell>
              <table:table-cell office:value-type="float" office:value="0.886437908496732">
                <text:p>0.886437908496732</text:p>
              </table:table-cell>
              <table:table-cell office:value-type="float" office:value="0.870098039215686">
                <text:p>0.870098039215686</text:p>
              </table:table-cell>
              <table:table-cell office:value-type="float" office:value="0.596064814814815">
                <text:p>0.596064814814815</text:p>
              </table:table-cell>
              <table:table-cell office:value-type="float" office:value="0.601851851851852">
                <text:p>0.6018518518518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">
                <text:p>0.94</text:p>
              </table:table-cell>
              <table:table-cell office:value-type="float" office:value="0.906862745098039">
                <text:p>0.906862745098039</text:p>
              </table:table-cell>
              <table:table-cell office:value-type="float" office:value="0.890522875816994">
                <text:p>0.890522875816994</text:p>
              </table:table-cell>
              <table:table-cell office:value-type="float" office:value="0.613425925925926">
                <text:p>0.613425925925926</text:p>
              </table:table-cell>
              <table:table-cell office:value-type="float" office:value="0.619212962962963">
                <text:p>0.6192129629629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">
                <text:p>0.95</text:p>
              </table:table-cell>
              <table:table-cell office:value-type="float" office:value="0.927287581699347">
                <text:p>0.927287581699347</text:p>
              </table:table-cell>
              <table:table-cell office:value-type="float" office:value="0.910947712418301">
                <text:p>0.910947712418301</text:p>
              </table:table-cell>
              <table:table-cell office:value-type="float" office:value="0.636574074074074">
                <text:p>0.636574074074074</text:p>
              </table:table-cell>
              <table:table-cell office:value-type="float" office:value="0.642361111111111">
                <text:p>0.6423611111111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">
                <text:p>0.96</text:p>
              </table:table-cell>
              <table:table-cell office:value-type="float" office:value="0.947712418300654">
                <text:p>0.947712418300654</text:p>
              </table:table-cell>
              <table:table-cell office:value-type="float" office:value="0.931372549019608">
                <text:p>0.931372549019608</text:p>
              </table:table-cell>
              <table:table-cell office:value-type="float" office:value="0.659722222222222">
                <text:p>0.659722222222222</text:p>
              </table:table-cell>
              <table:table-cell office:value-type="float" office:value="0.665509259259259">
                <text:p>0.6655092592592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">
                <text:p>0.97</text:p>
              </table:table-cell>
              <table:table-cell office:value-type="float" office:value="0.968137254901961">
                <text:p>0.968137254901961</text:p>
              </table:table-cell>
              <table:table-cell office:value-type="float" office:value="0.951797385620915">
                <text:p>0.951797385620915</text:p>
              </table:table-cell>
              <table:table-cell office:value-type="float" office:value="0.68287037037037">
                <text:p>0.68287037037037</text:p>
              </table:table-cell>
              <table:table-cell office:value-type="float" office:value="0.68287037037037">
                <text:p>0.682870370370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">
                <text:p>0.98</text:p>
              </table:table-cell>
              <table:table-cell office:value-type="float" office:value="0.988562091503268">
                <text:p>0.988562091503268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706018518518518">
                <text:p>0.706018518518518</text:p>
              </table:table-cell>
              <table:table-cell office:value-type="float" office:value="0.711805555555555">
                <text:p>0.7118055555555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">
                <text:p>0.99</text:p>
              </table:table-cell>
              <table:table-cell office:value-type="float" office:value="1.00898692810458">
                <text:p>1.00898692810458</text:p>
              </table:table-cell>
              <table:table-cell office:value-type="float" office:value="0.996732026143791">
                <text:p>0.996732026143791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734953703703704">
                <text:p>0.7349537037037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1.02941176470588">
                <text:p>1.02941176470588</text:p>
              </table:table-cell>
              <table:table-cell office:value-type="float" office:value="1.0171568627451">
                <text:p>1.0171568627451</text:p>
              </table:table-cell>
              <table:table-cell office:value-type="float" office:value="0.758101851851852">
                <text:p>0.758101851851852</text:p>
              </table:table-cell>
              <table:table-cell office:value-type="float" office:value="0.758101851851852">
                <text:p>0.7581018518518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5cm" chart:symbol-height="0.05cm">
        <chart:symbol-image xlink:href="Pictures/2000000D000000DD000000DDCBF3253A.svm" xlink:type="simple" xlink:actuate="onLoad"/>
      </style:chart-properties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05cm" chart:symbol-height="0.05cm">
        <chart:symbol-image/>
      </style:chart-properties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902cm" svg:height="14cm" xlink:href=".." chart:class="chart:scatter" chart:style-name="ch1">
        <chart:title svg:x="8.183cm" svg:y="0.281cm" chart:style-name="ch2">
          <text:p>.4 Zonyl</text:p>
        </chart:title>
        <chart:subtitle svg:x="8.276cm" svg:y="1.064cm" chart:style-name="ch3">
          <text:p>LOgplot</text:p>
        </chart:subtitle>
        <chart:legend chart:legend-position="end" svg:x="15.042cm" svg:y="6.531cm" chart:style-name="ch4"/>
        <chart:plot-area chart:style-name="ch5" table:cell-range-address="'.4'.M2:'.4'.O203" chart:data-source-has-labels="row" svg:x="0.931cm" svg:y="1.768cm" svg:width="14.169cm" svg:height="11.565cm">
          <chart:axis chart:dimension="x" chart:name="primary-x" chart:style-name="ch6">
            <chart:title svg:x="7.52cm" svg:y="13.042cm" chart:style-name="ch7">
              <text:p>Voltage (V)</text:p>
            </chart:title>
          </chart:axis>
          <chart:axis chart:dimension="y" chart:name="primary-y" chart:style-name="ch6">
            <chart:title svg:x="0.774cm" svg:y="8.059cm" chart:style-name="ch8">
              <text:p>Log(abs(J)</text:p>
            </chart:title>
            <chart:grid chart:style-name="ch9" chart:class="major"/>
          </chart:axis>
          <chart:series chart:style-name="ch10" chart:values-cell-range-address="'.4'.N3:'.4'.N203" chart:label-cell-address="'.4'.N2:'.4'.N2" chart:class="chart:scatter">
            <chart:domain table:cell-range-address="'.4'.M3:'.4'.M203"/>
            <chart:data-point chart:repeated="201"/>
          </chart:series>
          <chart:series chart:style-name="ch11" chart:values-cell-range-address="'.4'.O3:'.4'.O203" chart:label-cell-address="'.4'.O2:'.4'.O2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M</text:p>
              </table:table-cell>
              <table:table-cell office:value-type="string">
                <text:p text:id="'.4'.N2:'.4'.N2">Dark big grid</text:p>
              </table:table-cell>
              <table:table-cell office:value-type="string">
                <text:p text:id="'.4'.O2:'.4'.O2">Dark small gr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 text:id="'.4'.M3:'.4'.M203">-1</text:p>
              </table:table-cell>
              <table:table-cell office:value-type="float" office:value="-4.40671393297954">
                <text:p text:id="'.4'.N3:'.4'.N203">-4.40671393297954</text:p>
              </table:table-cell>
              <table:table-cell office:value-type="float" office:value="-4.86327943284359">
                <text:p text:id="'.4'.O3:'.4'.O203">-4.863279432843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-4.41228903498109">
                <text:p>-4.41228903498109</text:p>
              </table:table-cell>
              <table:table-cell office:value-type="float" office:value="-4.86966623150499">
                <text:p>-4.86966623150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-4.41907502432438">
                <text:p>-4.41907502432438</text:p>
              </table:table-cell>
              <table:table-cell office:value-type="float" office:value="-4.87614835903291">
                <text:p>-4.87614835903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-4.42481215507234">
                <text:p>-4.42481215507234</text:p>
              </table:table-cell>
              <table:table-cell office:value-type="float" office:value="-4.88272870434424">
                <text:p>-4.88272870434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-4.43062609038495">
                <text:p>-4.43062609038495</text:p>
              </table:table-cell>
              <table:table-cell office:value-type="float" office:value="-4.88941028970075">
                <text:p>-4.88941028970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-4.43651891460559">
                <text:p>-4.43651891460559</text:p>
              </table:table-cell>
              <table:table-cell office:value-type="float" office:value="-4.89619627904404">
                <text:p>-4.896196279044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-4.44369749923271">
                <text:p>-4.44369749923271</text:p>
              </table:table-cell>
              <table:table-cell office:value-type="float" office:value="-4.89962945488244">
                <text:p>-4.899629454882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-4.44977164694491">
                <text:p>-4.44977164694491</text:p>
              </table:table-cell>
              <table:table-cell office:value-type="float" office:value="-4.90657831483776">
                <text:p>-4.90657831483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-4.45593195564972">
                <text:p>-4.45593195564972</text:p>
              </table:table-cell>
              <table:table-cell office:value-type="float" office:value="-4.91364016932525">
                <text:p>-4.913640169325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-4.46344155742847">
                <text:p>-4.46344155742847</text:p>
              </table:table-cell>
              <table:table-cell office:value-type="float" office:value="-4.92081875395238">
                <text:p>-4.92081875395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-4.46980030179692">
                <text:p>-4.46980030179692</text:p>
              </table:table-cell>
              <table:table-cell office:value-type="float" office:value="-4.92445303860747">
                <text:p>-4.924453038607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-4.47625353318843">
                <text:p>-4.47625353318843</text:p>
              </table:table-cell>
              <table:table-cell office:value-type="float" office:value="-4.93181413825384">
                <text:p>-4.931814138253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-4.48280410205003">
                <text:p>-4.48280410205003</text:p>
              </table:table-cell>
              <table:table-cell office:value-type="float" office:value="-4.93930215964639">
                <text:p>-4.93930215964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-4.48945498979339">
                <text:p>-4.48945498979339</text:p>
              </table:table-cell>
              <table:table-cell office:value-type="float" office:value="-4.94692155651658">
                <text:p>-4.946921556516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-4.49620931694282">
                <text:p>-4.49620931694282</text:p>
              </table:table-cell>
              <table:table-cell office:value-type="float" office:value="-4.95078197732982">
                <text:p>-4.950781977329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-4.50307035192679">
                <text:p>-4.50307035192679</text:p>
              </table:table-cell>
              <table:table-cell office:value-type="float" office:value="-4.95860731484177">
                <text:p>-4.958607314841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-4.51004152057516">
                <text:p>-4.51004152057516</text:p>
              </table:table-cell>
              <table:table-cell office:value-type="float" office:value="-4.96657624451305">
                <text:p>-4.966576244513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-4.51712641639125">
                <text:p>-4.51712641639125</text:p>
              </table:table-cell>
              <table:table-cell office:value-type="float" office:value="-4.97061622231479">
                <text:p>-4.970616222314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-4.52432881167557">
                <text:p>-4.52432881167557</text:p>
              </table:table-cell>
              <table:table-cell office:value-type="float" office:value="-4.97881070093006">
                <text:p>-4.97881070093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-4.53017798402184">
                <text:p>-4.53017798402184</text:p>
              </table:table-cell>
              <table:table-cell office:value-type="float" office:value="-4.98716277529483">
                <text:p>-4.987162775294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-4.53760200210104">
                <text:p>-4.53760200210104</text:p>
              </table:table-cell>
              <table:table-cell office:value-type="float" office:value="-4.99139982823808">
                <text:p>-4.991399828238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-4.54515513999149">
                <text:p>-4.5451551399914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-4.55284196865778">
                <text:p>-4.55284196865778</text:p>
              </table:table-cell>
              <table:table-cell office:value-type="float" office:value="-5.00656376950239">
                <text:p>-5.006563769502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-4.55909091793478">
                <text:p>-4.55909091793478</text:p>
              </table:table-cell>
              <table:table-cell office:value-type="float" office:value="-5.01367622294923">
                <text:p>-5.013676222949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-4.56703070912559">
                <text:p>-4.56703070912559</text:p>
              </table:table-cell>
              <table:table-cell office:value-type="float" office:value="-5.02090709936167">
                <text:p>-5.020907099361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-4.57511836336893">
                <text:p>-4.57511836336893</text:p>
              </table:table-cell>
              <table:table-cell office:value-type="float" office:value="-5.02826040911222">
                <text:p>-5.02826040911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-4.58169870868025">
                <text:p>-4.58169870868025</text:p>
              </table:table-cell>
              <table:table-cell office:value-type="float" office:value="-5.03574036980315">
                <text:p>-5.035740369803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-4.59006687666871">
                <text:p>-4.59006687666871</text:p>
              </table:table-cell>
              <table:table-cell office:value-type="float" office:value="-5.04287180232319">
                <text:p>-5.042871802323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-4.59859945921846">
                <text:p>-4.59859945921846</text:p>
              </table:table-cell>
              <table:table-cell office:value-type="float" office:value="-5.05060999335509">
                <text:p>-5.050609993355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-4.60554831917378">
                <text:p>-4.60554831917378</text:p>
              </table:table-cell>
              <table:table-cell office:value-type="float" office:value="-5.05799194697769">
                <text:p>-5.057991946977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-4.61261017366127">
                <text:p>-4.61261017366127</text:p>
              </table:table-cell>
              <table:table-cell office:value-type="float" office:value="-5.06550154875643">
                <text:p>-5.065501548756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-4.62160209905186">
                <text:p>-4.62160209905186</text:p>
              </table:table-cell>
              <table:table-cell office:value-type="float" office:value="-5.07314329105031">
                <text:p>-5.073143291050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-4.62893213772826">
                <text:p>-4.62893213772826</text:p>
              </table:table-cell>
              <table:table-cell office:value-type="float" office:value="-5.08092190762393">
                <text:p>-5.080921907623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-4.63827216398241">
                <text:p>-4.63827216398241</text:p>
              </table:table-cell>
              <table:table-cell office:value-type="float" office:value="-5.08884239126002">
                <text:p>-5.08884239126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-4.6458915608526">
                <text:p>-4.6458915608526</text:p>
              </table:table-cell>
              <table:table-cell office:value-type="float" office:value="-5.09691001300806">
                <text:p>-5.096910013008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-4.65364702554936">
                <text:p>-4.65364702554936</text:p>
              </table:table-cell>
              <table:table-cell office:value-type="float" office:value="-5.10513034325475">
                <text:p>-5.105130343254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-4.6615435063954">
                <text:p>-4.6615435063954</text:p>
              </table:table-cell>
              <table:table-cell office:value-type="float" office:value="-5.11294562194904">
                <text:p>-5.112945621949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-4.67162039656126">
                <text:p>-4.67162039656126</text:p>
              </table:table-cell>
              <table:table-cell office:value-type="float" office:value="-5.12147820449879">
                <text:p>-5.12147820449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-4.67985371388895">
                <text:p>-4.67985371388895</text:p>
              </table:table-cell>
              <table:table-cell office:value-type="float" office:value="-5.12901118623942">
                <text:p>-5.129011186239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-4.68824613894425">
                <text:p>-4.68824613894425</text:p>
              </table:table-cell>
              <table:table-cell office:value-type="float" office:value="-5.13786862068696">
                <text:p>-5.13786862068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-4.69680394257951">
                <text:p>-4.69680394257951</text:p>
              </table:table-cell>
              <table:table-cell office:value-type="float" office:value="-5.14630178822383">
                <text:p>-5.146301788223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-4.70553377383841">
                <text:p>-4.70553377383841</text:p>
              </table:table-cell>
              <table:table-cell office:value-type="float" office:value="-5.15490195998574">
                <text:p>-5.154901959985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-4.71444269099223">
                <text:p>-4.71444269099223</text:p>
              </table:table-cell>
              <table:table-cell office:value-type="float" office:value="-5.16367588429325">
                <text:p>-5.163675884293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-4.72353819582676">
                <text:p>-4.72353819582676</text:p>
              </table:table-cell>
              <table:table-cell office:value-type="float" office:value="-5.17198493577602">
                <text:p>-5.171984935776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-4.73282827159699">
                <text:p>-4.73282827159699</text:p>
              </table:table-cell>
              <table:table-cell office:value-type="float" office:value="-5.18111458540599">
                <text:p>-5.181114585405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-4.74232142513081">
                <text:p>-4.74232142513081</text:p>
              </table:table-cell>
              <table:table-cell office:value-type="float" office:value="-5.19044028536473">
                <text:p>-5.190440285364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-4.75202673363819">
                <text:p>-4.75202673363819</text:p>
              </table:table-cell>
              <table:table-cell office:value-type="float" office:value="-5.19928292171761">
                <text:p>-5.199282921717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-4.7619538968712">
                <text:p>-4.7619538968712</text:p>
              </table:table-cell>
              <table:table-cell office:value-type="float" office:value="-5.20830935097988">
                <text:p>-5.208309350979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-4.77211329538633">
                <text:p>-4.77211329538633</text:p>
              </table:table-cell>
              <table:table-cell office:value-type="float" office:value="-5.21752737583371">
                <text:p>-5.217527375833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-4.77989191195994">
                <text:p>-4.77989191195994</text:p>
              </table:table-cell>
              <table:table-cell office:value-type="float" office:value="-5.22694530663574">
                <text:p>-5.226945306635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-4.79048498545737">
                <text:p>-4.79048498545737</text:p>
              </table:table-cell>
              <table:table-cell office:value-type="float" office:value="-5.23657200643706">
                <text:p>-5.236572006437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-4.80134291304558">
                <text:p>-4.80134291304558</text:p>
              </table:table-cell>
              <table:table-cell office:value-type="float" office:value="-5.24641694110709">
                <text:p>-5.246416941107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-4.81247927916354">
                <text:p>-4.81247927916354</text:p>
              </table:table-cell>
              <table:table-cell office:value-type="float" office:value="-5.25649023527157">
                <text:p>-5.256490235271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-4.82102305270683">
                <text:p>-4.82102305270683</text:p>
              </table:table-cell>
              <table:table-cell office:value-type="float" office:value="-5.26600071346161">
                <text:p>-5.266000713461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-4.83268266525182">
                <text:p>-4.83268266525182</text:p>
              </table:table-cell>
              <table:table-cell office:value-type="float" office:value="-5.27654432796481">
                <text:p>-5.276544327964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-4.84163750790475">
                <text:p>-4.84163750790475</text:p>
              </table:table-cell>
              <table:table-cell office:value-type="float" office:value="-5.28650945690606">
                <text:p>-5.286509456906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-4.85387196432176">
                <text:p>-4.85387196432176</text:p>
              </table:table-cell>
              <table:table-cell office:value-type="float" office:value="-5.29670862188134">
                <text:p>-5.296708621881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3">
                <text:p>-0.43</text:p>
              </table:table-cell>
              <table:table-cell office:value-type="float" office:value="-4.86646109162978">
                <text:p>-4.86646109162978</text:p>
              </table:table-cell>
              <table:table-cell office:value-type="float" office:value="-5.30715308072277">
                <text:p>-5.307153080722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-4.87614835903291">
                <text:p>-4.87614835903291</text:p>
              </table:table-cell>
              <table:table-cell office:value-type="float" office:value="-5.31875876262441">
                <text:p>-5.318758762624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1">
                <text:p>-0.41</text:p>
              </table:table-cell>
              <table:table-cell office:value-type="float" office:value="-4.88941028970075">
                <text:p>-4.88941028970075</text:p>
              </table:table-cell>
              <table:table-cell office:value-type="float" office:value="-5.32975414692588">
                <text:p>-5.329754146925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-4.89962945488244">
                <text:p>-4.89962945488244</text:p>
              </table:table-cell>
              <table:table-cell office:value-type="float" office:value="-5.34008379993015">
                <text:p>-5.340083799930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9">
                <text:p>-0.39</text:p>
              </table:table-cell>
              <table:table-cell office:value-type="float" office:value="-4.9100948885606">
                <text:p>-4.9100948885606</text:p>
              </table:table-cell>
              <table:table-cell office:value-type="float" office:value="-5.35163998901907">
                <text:p>-5.351639989019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8">
                <text:p>-0.38</text:p>
              </table:table-cell>
              <table:table-cell office:value-type="float" office:value="-4.92445303860747">
                <text:p>-4.92445303860747</text:p>
              </table:table-cell>
              <table:table-cell office:value-type="float" office:value="-5.36351210364663">
                <text:p>-5.363512103646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7">
                <text:p>-0.37</text:p>
              </table:table-cell>
              <table:table-cell office:value-type="float" office:value="-4.93554201077308">
                <text:p>-4.93554201077308</text:p>
              </table:table-cell>
              <table:table-cell office:value-type="float" office:value="-5.37468754903833">
                <text:p>-5.374687549038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6">
                <text:p>-0.36</text:p>
              </table:table-cell>
              <table:table-cell office:value-type="float" office:value="-4.94692155651658">
                <text:p>-4.94692155651658</text:p>
              </table:table-cell>
              <table:table-cell office:value-type="float" office:value="-5.38721614328026">
                <text:p>-5.387216143280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5">
                <text:p>-0.35</text:p>
              </table:table-cell>
              <table:table-cell office:value-type="float" office:value="-4.96257350205938">
                <text:p>-4.96257350205938</text:p>
              </table:table-cell>
              <table:table-cell office:value-type="float" office:value="-5.39902710431325">
                <text:p>-5.399027104313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4">
                <text:p>-0.34</text:p>
              </table:table-cell>
              <table:table-cell office:value-type="float" office:value="-4.97469413473523">
                <text:p>-4.97469413473523</text:p>
              </table:table-cell>
              <table:table-cell office:value-type="float" office:value="-5.41116827440579">
                <text:p>-5.411168274405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3">
                <text:p>-0.33</text:p>
              </table:table-cell>
              <table:table-cell office:value-type="float" office:value="-4.98716277529483">
                <text:p>-4.98716277529483</text:p>
              </table:table-cell>
              <table:table-cell office:value-type="float" office:value="-5.42365864979421">
                <text:p>-5.423658649794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2">
                <text:p>-0.32</text:p>
              </table:table-cell>
              <table:table-cell office:value-type="float" office:value="-5.00130484168834">
                <text:p>-5.00130484168834</text:p>
              </table:table-cell>
              <table:table-cell office:value-type="float" office:value="-5.43651891460559">
                <text:p>-5.436518914605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1">
                <text:p>-0.31</text:p>
              </table:table-cell>
              <table:table-cell office:value-type="float" office:value="-5.01502287358451">
                <text:p>-5.01502287358451</text:p>
              </table:table-cell>
              <table:table-cell office:value-type="float" office:value="-5.44977164694491">
                <text:p>-5.449771646944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">
                <text:p>-0.3</text:p>
              </table:table-cell>
              <table:table-cell office:value-type="float" office:value="-5.02965312376991">
                <text:p>-5.02965312376991</text:p>
              </table:table-cell>
              <table:table-cell office:value-type="float" office:value="-5.46344155742847">
                <text:p>-5.463441557428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9">
                <text:p>-0.29</text:p>
              </table:table-cell>
              <table:table-cell office:value-type="float" office:value="-5.04431224968649">
                <text:p>-5.04431224968649</text:p>
              </table:table-cell>
              <table:table-cell office:value-type="float" office:value="-5.47755576649368">
                <text:p>-5.477555766493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8">
                <text:p>-0.28</text:p>
              </table:table-cell>
              <table:table-cell office:value-type="float" office:value="-5.05948351506743">
                <text:p>-5.05948351506743</text:p>
              </table:table-cell>
              <table:table-cell office:value-type="float" office:value="-5.4907974776689">
                <text:p>-5.49079747766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7">
                <text:p>-0.27</text:p>
              </table:table-cell>
              <table:table-cell office:value-type="float" office:value="-5.07468790850035">
                <text:p>-5.07468790850035</text:p>
              </table:table-cell>
              <table:table-cell office:value-type="float" office:value="-5.50584540598156">
                <text:p>-5.505845405981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6">
                <text:p>-0.26</text:p>
              </table:table-cell>
              <table:table-cell office:value-type="float" office:value="-5.09044397075883">
                <text:p>-5.09044397075883</text:p>
              </table:table-cell>
              <table:table-cell office:value-type="float" office:value="-5.52143350440616">
                <text:p>-5.521433504406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5">
                <text:p>-0.25</text:p>
              </table:table-cell>
              <table:table-cell office:value-type="float" office:value="-5.10679324694015">
                <text:p>-5.10679324694015</text:p>
              </table:table-cell>
              <table:table-cell office:value-type="float" office:value="-5.53610701101409">
                <text:p>-5.536107011014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4">
                <text:p>-0.24</text:p>
              </table:table-cell>
              <table:table-cell office:value-type="float" office:value="-5.12378215940836">
                <text:p>-5.12378215940836</text:p>
              </table:table-cell>
              <table:table-cell office:value-type="float" office:value="-5.55129368009492">
                <text:p>-5.551293680094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3">
                <text:p>-0.23</text:p>
              </table:table-cell>
              <table:table-cell office:value-type="float" office:value="-5.14086170270547">
                <text:p>-5.14086170270547</text:p>
              </table:table-cell>
              <table:table-cell office:value-type="float" office:value="-5.56863623584101">
                <text:p>-5.568636235841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2">
                <text:p>-0.22</text:p>
              </table:table-cell>
              <table:table-cell office:value-type="float" office:value="-5.15864052954515">
                <text:p>-5.15864052954515</text:p>
              </table:table-cell>
              <table:table-cell office:value-type="float" office:value="-5.58502665202918">
                <text:p>-5.585026652029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1">
                <text:p>-0.21</text:p>
              </table:table-cell>
              <table:table-cell office:value-type="float" office:value="-5.17783192063198">
                <text:p>-5.17783192063198</text:p>
              </table:table-cell>
              <table:table-cell office:value-type="float" office:value="-5.60205999132796">
                <text:p>-5.602059991327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2">
                <text:p>-0.2</text:p>
              </table:table-cell>
              <table:table-cell office:value-type="float" office:value="-5.19722627470802">
                <text:p>-5.19722627470802</text:p>
              </table:table-cell>
              <table:table-cell office:value-type="float" office:value="-5.61978875828839">
                <text:p>-5.619788758288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9">
                <text:p>-0.19</text:p>
              </table:table-cell>
              <table:table-cell office:value-type="float" office:value="-5.21681130892474">
                <text:p>-5.21681130892474</text:p>
              </table:table-cell>
              <table:table-cell office:value-type="float" office:value="-5.63827216398241">
                <text:p>-5.638272163982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8">
                <text:p>-0.18</text:p>
              </table:table-cell>
              <table:table-cell office:value-type="float" office:value="-5.23807216157947">
                <text:p>-5.23807216157947</text:p>
              </table:table-cell>
              <table:table-cell office:value-type="float" office:value="-5.65955588515988">
                <text:p>-5.659555885159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7">
                <text:p>-0.17</text:p>
              </table:table-cell>
              <table:table-cell office:value-type="float" office:value="-5.25963731050576">
                <text:p>-5.25963731050576</text:p>
              </table:table-cell>
              <table:table-cell office:value-type="float" office:value="-5.67985371388895">
                <text:p>-5.679853713888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6">
                <text:p>-0.16</text:p>
              </table:table-cell>
              <table:table-cell office:value-type="float" office:value="-5.28316227670048">
                <text:p>-5.28316227670048</text:p>
              </table:table-cell>
              <table:table-cell office:value-type="float" office:value="-5.70114692359029">
                <text:p>-5.701146923590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5">
                <text:p>-0.15</text:p>
              </table:table-cell>
              <table:table-cell office:value-type="float" office:value="-5.30715308072277">
                <text:p>-5.30715308072277</text:p>
              </table:table-cell>
              <table:table-cell office:value-type="float" office:value="-5.72353819582676">
                <text:p>-5.723538195826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4">
                <text:p>-0.14</text:p>
              </table:table-cell>
              <table:table-cell office:value-type="float" office:value="-5.33254704711005">
                <text:p>-5.33254704711005</text:p>
              </table:table-cell>
              <table:table-cell office:value-type="float" office:value="-5.74714696902011">
                <text:p>-5.747146969020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3">
                <text:p>-0.13</text:p>
              </table:table-cell>
              <table:table-cell office:value-type="float" office:value="-5.36051351073141">
                <text:p>-5.36051351073141</text:p>
              </table:table-cell>
              <table:table-cell office:value-type="float" office:value="-5.77211329538633">
                <text:p>-5.772113295386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2">
                <text:p>-0.12</text:p>
              </table:table-cell>
              <table:table-cell office:value-type="float" office:value="-5.38933983691012">
                <text:p>-5.38933983691012</text:p>
              </table:table-cell>
              <table:table-cell office:value-type="float" office:value="-5.80134291304558">
                <text:p>-5.801342913045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1">
                <text:p>-0.11</text:p>
              </table:table-cell>
              <table:table-cell office:value-type="float" office:value="-5.42136079003193">
                <text:p>-5.42136079003193</text:p>
              </table:table-cell>
              <table:table-cell office:value-type="float" office:value="-5.82973828460504">
                <text:p>-5.829738284605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">
                <text:p>-0.1</text:p>
              </table:table-cell>
              <table:table-cell office:value-type="float" office:value="-5.45717457304082">
                <text:p>-5.45717457304082</text:p>
              </table:table-cell>
              <table:table-cell office:value-type="float" office:value="-5.86327943284359">
                <text:p>-5.863279432843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9">
                <text:p>-0.09</text:p>
              </table:table-cell>
              <table:table-cell office:value-type="float" office:value="-5.49485002168009">
                <text:p>-5.49485002168009</text:p>
              </table:table-cell>
              <table:table-cell office:value-type="float" office:value="-5.89962945488244">
                <text:p>-5.899629454882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8">
                <text:p>-0.08</text:p>
              </table:table-cell>
              <table:table-cell office:value-type="float" office:value="-5.53760200210104">
                <text:p>-5.53760200210104</text:p>
              </table:table-cell>
              <table:table-cell office:value-type="float" office:value="-5.93930215964639">
                <text:p>-5.939302159646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7">
                <text:p>-0.07</text:p>
              </table:table-cell>
              <table:table-cell office:value-type="float" office:value="-5.58838029403677">
                <text:p>-5.58838029403677</text:p>
              </table:table-cell>
              <table:table-cell office:value-type="float" office:value="-5.98716277529483">
                <text:p>-5.987162775294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6">
                <text:p>-0.06</text:p>
              </table:table-cell>
              <table:table-cell office:value-type="float" office:value="-5.6458915608526">
                <text:p>-5.6458915608526</text:p>
              </table:table-cell>
              <table:table-cell office:value-type="float" office:value="-6.04191415147891">
                <text:p>-6.041914151478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5">
                <text:p>-0.05</text:p>
              </table:table-cell>
              <table:table-cell office:value-type="float" office:value="-5.71444269099223">
                <text:p>-5.71444269099223</text:p>
              </table:table-cell>
              <table:table-cell office:value-type="float" office:value="-6.10790539730952">
                <text:p>-6.107905397309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4">
                <text:p>-0.04</text:p>
              </table:table-cell>
              <table:table-cell office:value-type="float" office:value="-5.80134291304558">
                <text:p>-5.80134291304558</text:p>
              </table:table-cell>
              <table:table-cell office:value-type="float" office:value="-6.19111413264019">
                <text:p>-6.191114132640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3">
                <text:p>-0.03</text:p>
              </table:table-cell>
              <table:table-cell office:value-type="float" office:value="-5.91364016932525">
                <text:p>-5.91364016932525</text:p>
              </table:table-cell>
              <table:table-cell office:value-type="float" office:value="-6.30016227413275">
                <text:p>-6.300162274132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2">
                <text:p>-0.02</text:p>
              </table:table-cell>
              <table:table-cell office:value-type="float" office:value="-6.0762380391713">
                <text:p>-6.0762380391713</text:p>
              </table:table-cell>
              <table:table-cell office:value-type="float" office:value="-6.45842075605342">
                <text:p>-6.458420756053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1">
                <text:p>-0.01</text:p>
              </table:table-cell>
              <table:table-cell office:value-type="float" office:value="-6.36653154442041">
                <text:p>-6.36653154442041</text:p>
              </table:table-cell>
              <table:table-cell office:value-type="float" office:value="-6.74472749489669">
                <text:p>-6.744727494896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-8.52578373592374">
                <text:p>-8.52578373592374</text:p>
              </table:table-cell>
              <table:table-cell office:value-type="float" office:value="-10.2069083998234">
                <text:p>-10.20690839982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">
                <text:p>0.01</text:p>
              </table:table-cell>
              <table:table-cell office:value-type="float" office:value="-6.32790214206428">
                <text:p>-6.32790214206428</text:p>
              </table:table-cell>
              <table:table-cell office:value-type="float" office:value="-6.70333480973847">
                <text:p>-6.703334809738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">
                <text:p>0.02</text:p>
              </table:table-cell>
              <table:table-cell office:value-type="float" office:value="-6.01322826573376">
                <text:p>-6.01322826573376</text:p>
              </table:table-cell>
              <table:table-cell office:value-type="float" office:value="-6.38195190328791">
                <text:p>-6.381951903287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">
                <text:p>0.03</text:p>
              </table:table-cell>
              <table:table-cell office:value-type="float" office:value="-5.81815641205523">
                <text:p>-5.81815641205523</text:p>
              </table:table-cell>
              <table:table-cell office:value-type="float" office:value="-6.18375870000822">
                <text:p>-6.183758700008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">
                <text:p>0.04</text:p>
              </table:table-cell>
              <table:table-cell office:value-type="float" office:value="-5.67571754470231">
                <text:p>-5.67571754470231</text:p>
              </table:table-cell>
              <table:table-cell office:value-type="float" office:value="-6.03668448861389">
                <text:p>-6.036684488613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">
                <text:p>0.05</text:p>
              </table:table-cell>
              <table:table-cell office:value-type="float" office:value="-5.56066730616974">
                <text:p>-5.56066730616974</text:p>
              </table:table-cell>
              <table:table-cell office:value-type="float" office:value="-5.91721462968355">
                <text:p>-5.917214629683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">
                <text:p>0.06</text:p>
              </table:table-cell>
              <table:table-cell office:value-type="float" office:value="-5.45967052520913">
                <text:p>-5.45967052520913</text:p>
              </table:table-cell>
              <table:table-cell office:value-type="float" office:value="-5.81247927916354">
                <text:p>-5.812479279163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">
                <text:p>0.07</text:p>
              </table:table-cell>
              <table:table-cell office:value-type="float" office:value="-5.36957212497498">
                <text:p>-5.36957212497498</text:p>
              </table:table-cell>
              <table:table-cell office:value-type="float" office:value="-5.72124639904717">
                <text:p>-5.721246399047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">
                <text:p>0.08</text:p>
              </table:table-cell>
              <table:table-cell office:value-type="float" office:value="-5.28650945690606">
                <text:p>-5.28650945690606</text:p>
              </table:table-cell>
              <table:table-cell office:value-type="float" office:value="-5.63827216398241">
                <text:p>-5.638272163982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">
                <text:p>0.09</text:p>
              </table:table-cell>
              <table:table-cell office:value-type="float" office:value="-5.20901152491118">
                <text:p>-5.20901152491118</text:p>
              </table:table-cell>
              <table:table-cell office:value-type="float" office:value="-5.56066730616974">
                <text:p>-5.56066730616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">
                <text:p>0.1</text:p>
              </table:table-cell>
              <table:table-cell office:value-type="float" office:value="-5.1337126609158">
                <text:p>-5.1337126609158</text:p>
              </table:table-cell>
              <table:table-cell office:value-type="float" office:value="-5.48945498979339">
                <text:p>-5.489454989793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">
                <text:p>0.11</text:p>
              </table:table-cell>
              <table:table-cell office:value-type="float" office:value="-5.05948351506743">
                <text:p>-5.05948351506743</text:p>
              </table:table-cell>
              <table:table-cell office:value-type="float" office:value="-5.42136079003193">
                <text:p>-5.421360790031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">
                <text:p>0.12</text:p>
              </table:table-cell>
              <table:table-cell office:value-type="float" office:value="-4.98716277529483">
                <text:p>-4.98716277529483</text:p>
              </table:table-cell>
              <table:table-cell office:value-type="float" office:value="-5.35654732351381">
                <text:p>-5.356547323513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">
                <text:p>0.13</text:p>
              </table:table-cell>
              <table:table-cell office:value-type="float" office:value="-4.9100948885606">
                <text:p>-4.9100948885606</text:p>
              </table:table-cell>
              <table:table-cell office:value-type="float" office:value="-5.29499204066666">
                <text:p>-5.294992040666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">
                <text:p>0.14</text:p>
              </table:table-cell>
              <table:table-cell office:value-type="float" office:value="-4.82973828460504">
                <text:p>-4.82973828460504</text:p>
              </table:table-cell>
              <table:table-cell office:value-type="float" office:value="-5.23582386760967">
                <text:p>-5.235823867609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">
                <text:p>0.15</text:p>
              </table:table-cell>
              <table:table-cell office:value-type="float" office:value="-4.74957999769111">
                <text:p>-4.74957999769111</text:p>
              </table:table-cell>
              <table:table-cell office:value-type="float" office:value="-5.17848647159523">
                <text:p>-5.178486471595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">
                <text:p>0.16</text:p>
              </table:table-cell>
              <table:table-cell office:value-type="float" office:value="-4.66354026615147">
                <text:p>-4.66354026615147</text:p>
              </table:table-cell>
              <table:table-cell office:value-type="float" office:value="-5.12378215940836">
                <text:p>-5.123782159408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">
                <text:p>0.17</text:p>
              </table:table-cell>
              <table:table-cell office:value-type="float" office:value="-4.57348873863542">
                <text:p>-4.57348873863542</text:p>
              </table:table-cell>
              <table:table-cell office:value-type="float" office:value="-5.07007043991541">
                <text:p>-5.070070439915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">
                <text:p>0.18</text:p>
              </table:table-cell>
              <table:table-cell office:value-type="float" office:value="-4.47886191629596">
                <text:p>-4.47886191629596</text:p>
              </table:table-cell>
              <table:table-cell office:value-type="float" office:value="-5.01818139282934">
                <text:p>-5.018181392829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">
                <text:p>0.19</text:p>
              </table:table-cell>
              <table:table-cell office:value-type="float" office:value="-4.38090666937326">
                <text:p>-4.38090666937326</text:p>
              </table:table-cell>
              <table:table-cell office:value-type="float" office:value="-4.96657624451305">
                <text:p>-4.966576244513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">
                <text:p>0.2</text:p>
              </table:table-cell>
              <table:table-cell office:value-type="float" office:value="-4.27818938478745">
                <text:p>-4.27818938478745</text:p>
              </table:table-cell>
              <table:table-cell office:value-type="float" office:value="-4.91721462968355">
                <text:p>-4.917214629683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">
                <text:p>0.21</text:p>
              </table:table-cell>
              <table:table-cell office:value-type="float" office:value="-4.17392519729917">
                <text:p>-4.17392519729917</text:p>
              </table:table-cell>
              <table:table-cell office:value-type="float" office:value="-4.86966623150499">
                <text:p>-4.869666231504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">
                <text:p>0.22</text:p>
              </table:table-cell>
              <table:table-cell office:value-type="float" office:value="-4.06803388527183">
                <text:p>-4.06803388527183</text:p>
              </table:table-cell>
              <table:table-cell office:value-type="float" office:value="-4.82390874094432">
                <text:p>-4.823908740944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">
                <text:p>0.23</text:p>
              </table:table-cell>
              <table:table-cell office:value-type="float" office:value="-3.96257350205938">
                <text:p>-3.96257350205938</text:p>
              </table:table-cell>
              <table:table-cell office:value-type="float" office:value="-4.77469071827414">
                <text:p>-4.774690718274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">
                <text:p>0.24</text:p>
              </table:table-cell>
              <table:table-cell office:value-type="float" office:value="-3.8569851997459">
                <text:p>-3.8569851997459</text:p>
              </table:table-cell>
              <table:table-cell office:value-type="float" office:value="-4.7281583934635">
                <text:p>-4.72815839346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">
                <text:p>0.25</text:p>
              </table:table-cell>
              <table:table-cell office:value-type="float" office:value="-3.75448733218585">
                <text:p>-3.75448733218585</text:p>
              </table:table-cell>
              <table:table-cell office:value-type="float" office:value="-4.68193666503724">
                <text:p>-4.681936665037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">
                <text:p>0.26</text:p>
              </table:table-cell>
              <table:table-cell office:value-type="float" office:value="-3.65364702554936">
                <text:p>-3.65364702554936</text:p>
              </table:table-cell>
              <table:table-cell office:value-type="float" office:value="-4.6345120151091">
                <text:p>-4.63451201510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">
                <text:p>0.27</text:p>
              </table:table-cell>
              <table:table-cell office:value-type="float" office:value="-3.55752023093555">
                <text:p>-3.55752023093555</text:p>
              </table:table-cell>
              <table:table-cell office:value-type="float" office:value="-4.58502665202918">
                <text:p>-4.585026652029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">
                <text:p>0.28</text:p>
              </table:table-cell>
              <table:table-cell office:value-type="float" office:value="-3.46470587995723">
                <text:p>-3.46470587995723</text:p>
              </table:table-cell>
              <table:table-cell office:value-type="float" office:value="-4.53461714855158">
                <text:p>-4.534617148551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">
                <text:p>0.29</text:p>
              </table:table-cell>
              <table:table-cell office:value-type="float" office:value="-3.37468754903833">
                <text:p>-3.37468754903833</text:p>
              </table:table-cell>
              <table:table-cell office:value-type="float" office:value="-4.48280410205003">
                <text:p>-4.482804102050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">
                <text:p>0.3</text:p>
              </table:table-cell>
              <table:table-cell office:value-type="float" office:value="-3.29073003902417">
                <text:p>-3.29073003902417</text:p>
              </table:table-cell>
              <table:table-cell office:value-type="float" office:value="-4.42712839779952">
                <text:p>-4.427128397799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">
                <text:p>0.31</text:p>
              </table:table-cell>
              <table:table-cell office:value-type="float" office:value="-3.21041928783557">
                <text:p>-3.21041928783557</text:p>
              </table:table-cell>
              <table:table-cell office:value-type="float" office:value="-4.36957212497498">
                <text:p>-4.369572124974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">
                <text:p>0.32</text:p>
              </table:table-cell>
              <table:table-cell office:value-type="float" office:value="-3.1337126609158">
                <text:p>-3.1337126609158</text:p>
              </table:table-cell>
              <table:table-cell office:value-type="float" office:value="-4.30891850787703">
                <text:p>-4.308918507877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">
                <text:p>0.33</text:p>
              </table:table-cell>
              <table:table-cell office:value-type="float" office:value="-3.06198090252379">
                <text:p>-3.06198090252379</text:p>
              </table:table-cell>
              <table:table-cell office:value-type="float" office:value="-4.24565166428898">
                <text:p>-4.245651664288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">
                <text:p>0.34</text:p>
              </table:table-cell>
              <table:table-cell office:value-type="float" office:value="-2.99567862621736">
                <text:p>-2.99567862621736</text:p>
              </table:table-cell>
              <table:table-cell office:value-type="float" office:value="-4.17979854051436">
                <text:p>-4.179798540514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">
                <text:p>0.35</text:p>
              </table:table-cell>
              <table:table-cell office:value-type="float" office:value="-2.93181413825384">
                <text:p>-2.93181413825384</text:p>
              </table:table-cell>
              <table:table-cell office:value-type="float" office:value="-4.11069829749369">
                <text:p>-4.110698297493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">
                <text:p>0.36</text:p>
              </table:table-cell>
              <table:table-cell office:value-type="float" office:value="-2.86966623150499">
                <text:p>-2.86966623150499</text:p>
              </table:table-cell>
              <table:table-cell office:value-type="float" office:value="-4.04095860767891">
                <text:p>-4.040958607678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">
                <text:p>0.37</text:p>
              </table:table-cell>
              <table:table-cell office:value-type="float" office:value="-2.81247927916354">
                <text:p>-2.81247927916354</text:p>
              </table:table-cell>
              <table:table-cell office:value-type="float" office:value="-3.97061622231479">
                <text:p>-3.970616222314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">
                <text:p>0.38</text:p>
              </table:table-cell>
              <table:table-cell office:value-type="float" office:value="-2.7594507517174">
                <text:p>-2.7594507517174</text:p>
              </table:table-cell>
              <table:table-cell office:value-type="float" office:value="-3.89962945488244">
                <text:p>-3.899629454882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">
                <text:p>0.39</text:p>
              </table:table-cell>
              <table:table-cell office:value-type="float" office:value="-2.70996538863748">
                <text:p>-2.70996538863748</text:p>
              </table:table-cell>
              <table:table-cell office:value-type="float" office:value="-3.82973828460504">
                <text:p>-3.829738284605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">
                <text:p>0.4</text:p>
              </table:table-cell>
              <table:table-cell office:value-type="float" office:value="-2.66354026615147">
                <text:p>-2.66354026615147</text:p>
              </table:table-cell>
              <table:table-cell office:value-type="float" office:value="-3.7594507517174">
                <text:p>-3.75945075171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">
                <text:p>0.41</text:p>
              </table:table-cell>
              <table:table-cell office:value-type="float" office:value="-2.61978875828839">
                <text:p>-2.61978875828839</text:p>
              </table:table-cell>
              <table:table-cell office:value-type="float" office:value="-3.69464863055338">
                <text:p>-3.694648630553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">
                <text:p>0.42</text:p>
              </table:table-cell>
              <table:table-cell office:value-type="float" office:value="-2.57675412606319">
                <text:p>-2.57675412606319</text:p>
              </table:table-cell>
              <table:table-cell office:value-type="float" office:value="-3.63078414258986">
                <text:p>-3.630784142589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">
                <text:p>0.43</text:p>
              </table:table-cell>
              <table:table-cell office:value-type="float" office:value="-2.53760200210104">
                <text:p>-2.53760200210104</text:p>
              </table:table-cell>
              <table:table-cell office:value-type="float" office:value="-3.56863623584101">
                <text:p>-3.568636235841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">
                <text:p>0.44</text:p>
              </table:table-cell>
              <table:table-cell office:value-type="float" office:value="-2.49894073778225">
                <text:p>-2.49894073778225</text:p>
              </table:table-cell>
              <table:table-cell office:value-type="float" office:value="-3.50863830616573">
                <text:p>-3.508638306165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">
                <text:p>0.45</text:p>
              </table:table-cell>
              <table:table-cell office:value-type="float" office:value="-2.46344155742847">
                <text:p>-2.46344155742847</text:p>
              </table:table-cell>
              <table:table-cell office:value-type="float" office:value="-3.45222529461218">
                <text:p>-3.452225294612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">
                <text:p>0.46</text:p>
              </table:table-cell>
              <table:table-cell office:value-type="float" office:value="-2.4294570601181">
                <text:p>-2.4294570601181</text:p>
              </table:table-cell>
              <table:table-cell office:value-type="float" office:value="-3.39685562737982">
                <text:p>-3.396855627379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">
                <text:p>0.47</text:p>
              </table:table-cell>
              <table:table-cell office:value-type="float" office:value="-2.39685562737982">
                <text:p>-2.39685562737982</text:p>
              </table:table-cell>
              <table:table-cell office:value-type="float" office:value="-3.3429441471429">
                <text:p>-3.34294414714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">
                <text:p>0.48</text:p>
              </table:table-cell>
              <table:table-cell office:value-type="float" office:value="-2.36653154442041">
                <text:p>-2.36653154442041</text:p>
              </table:table-cell>
              <table:table-cell office:value-type="float" office:value="-3.29157909986529">
                <text:p>-3.291579099865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">
                <text:p>0.49</text:p>
              </table:table-cell>
              <table:table-cell office:value-type="float" office:value="-2.33629907461035">
                <text:p>-2.33629907461035</text:p>
              </table:table-cell>
              <table:table-cell office:value-type="float" office:value="-3.23957751657679">
                <text:p>-3.239577516576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">
                <text:p>0.5</text:p>
              </table:table-cell>
              <table:table-cell office:value-type="float" office:value="-2.30803489723264">
                <text:p>-2.30803489723264</text:p>
              </table:table-cell>
              <table:table-cell office:value-type="float" office:value="-3.18976748200492">
                <text:p>-3.189767482004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">
                <text:p>0.51</text:p>
              </table:table-cell>
              <table:table-cell office:value-type="float" office:value="-2.28066871301627">
                <text:p>-2.28066871301627</text:p>
              </table:table-cell>
              <table:table-cell office:value-type="float" office:value="-3.13966199342901">
                <text:p>-3.139661993429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">
                <text:p>0.52</text:p>
              </table:table-cell>
              <table:table-cell office:value-type="float" office:value="-2.25414480482627">
                <text:p>-2.25414480482627</text:p>
              </table:table-cell>
              <table:table-cell office:value-type="float" office:value="-3.08990945440593">
                <text:p>-3.089909454405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">
                <text:p>0.53</text:p>
              </table:table-cell>
              <table:table-cell office:value-type="float" office:value="-2.22914798835786">
                <text:p>-2.22914798835786</text:p>
              </table:table-cell>
              <table:table-cell office:value-type="float" office:value="-3.04095860767891">
                <text:p>-3.040958607678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">
                <text:p>0.54</text:p>
              </table:table-cell>
              <table:table-cell office:value-type="float" office:value="-2.20481541031758">
                <text:p>-2.20481541031758</text:p>
              </table:table-cell>
              <table:table-cell office:value-type="float" office:value="-2.99139982823808">
                <text:p>-2.991399828238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">
                <text:p>0.55</text:p>
              </table:table-cell>
              <table:table-cell office:value-type="float" office:value="-2.18177410638604">
                <text:p>-2.18177410638604</text:p>
              </table:table-cell>
              <table:table-cell office:value-type="float" office:value="-2.94309514866353">
                <text:p>-2.943095148663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">
                <text:p>0.56</text:p>
              </table:table-cell>
              <table:table-cell office:value-type="float" office:value="-2.15864052954514">
                <text:p>-2.15864052954514</text:p>
              </table:table-cell>
              <table:table-cell office:value-type="float" office:value="-2.89279003035213">
                <text:p>-2.892790030352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">
                <text:p>0.57</text:p>
              </table:table-cell>
              <table:table-cell office:value-type="float" office:value="-2.13727247168203">
                <text:p>-2.13727247168203</text:p>
              </table:table-cell>
              <table:table-cell office:value-type="float" office:value="-2.84771165561694">
                <text:p>-2.847711655616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">
                <text:p>0.58</text:p>
              </table:table-cell>
              <table:table-cell office:value-type="float" office:value="-2.1157712303674">
                <text:p>-2.1157712303674</text:p>
              </table:table-cell>
              <table:table-cell office:value-type="float" office:value="-2.79860287567955">
                <text:p>-2.798602875679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">
                <text:p>0.59</text:p>
              </table:table-cell>
              <table:table-cell office:value-type="float" office:value="-2.09582563171584">
                <text:p>-2.09582563171584</text:p>
              </table:table-cell>
              <table:table-cell office:value-type="float" office:value="-2.75448733218585">
                <text:p>-2.754487332185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">
                <text:p>0.6</text:p>
              </table:table-cell>
              <table:table-cell office:value-type="float" office:value="-2.0762380391713">
                <text:p>-2.0762380391713</text:p>
              </table:table-cell>
              <table:table-cell office:value-type="float" office:value="-2.70774392864352">
                <text:p>-2.707743928643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">
                <text:p>0.61</text:p>
              </table:table-cell>
              <table:table-cell office:value-type="float" office:value="-2.05749589383192">
                <text:p>-2.05749589383192</text:p>
              </table:table-cell>
              <table:table-cell office:value-type="float" office:value="-2.66554624884907">
                <text:p>-2.665546248849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">
                <text:p>0.62</text:p>
              </table:table-cell>
              <table:table-cell office:value-type="float" office:value="-2.0395292224657">
                <text:p>-2.0395292224657</text:p>
              </table:table-cell>
              <table:table-cell office:value-type="float" office:value="-2.62342304294349">
                <text:p>-2.623423042943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">
                <text:p>0.63</text:p>
              </table:table-cell>
              <table:table-cell office:value-type="float" office:value="-2.02181948306259">
                <text:p>-2.02181948306259</text:p>
              </table:table-cell>
              <table:table-cell office:value-type="float" office:value="-2.58169870868025">
                <text:p>-2.581698708680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">
                <text:p>0.64</text:p>
              </table:table-cell>
              <table:table-cell office:value-type="float" office:value="-2.00480370840282">
                <text:p>-2.00480370840282</text:p>
              </table:table-cell>
              <table:table-cell office:value-type="float" office:value="-2.54515513999149">
                <text:p>-2.545155139991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">
                <text:p>0.65</text:p>
              </table:table-cell>
              <table:table-cell office:value-type="float" office:value="-1.98716277529483">
                <text:p>-1.98716277529483</text:p>
              </table:table-cell>
              <table:table-cell office:value-type="float" office:value="-2.50863830616573">
                <text:p>-2.508638306165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">
                <text:p>0.66</text:p>
              </table:table-cell>
              <table:table-cell office:value-type="float" office:value="-1.97469413473523">
                <text:p>-1.97469413473523</text:p>
              </table:table-cell>
              <table:table-cell office:value-type="float" office:value="-2.47625353318843">
                <text:p>-2.476253533188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">
                <text:p>0.67</text:p>
              </table:table-cell>
              <table:table-cell office:value-type="float" office:value="-1.95860731484177">
                <text:p>-1.95860731484177</text:p>
              </table:table-cell>
              <table:table-cell office:value-type="float" office:value="-2.44733178388781">
                <text:p>-2.447331783887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">
                <text:p>0.68</text:p>
              </table:table-cell>
              <table:table-cell office:value-type="float" office:value="-1.94309514866353">
                <text:p>-1.94309514866353</text:p>
              </table:table-cell>
              <table:table-cell office:value-type="float" office:value="-2.42021640338319">
                <text:p>-2.420216403383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">
                <text:p>0.69</text:p>
              </table:table-cell>
              <table:table-cell office:value-type="float" office:value="-1.92811799269387">
                <text:p>-1.92811799269387</text:p>
              </table:table-cell>
              <table:table-cell office:value-type="float" office:value="-2.39469495385889">
                <text:p>-2.394694953858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">
                <text:p>0.7</text:p>
              </table:table-cell>
              <table:table-cell office:value-type="float" office:value="-1.91364016932525">
                <text:p>-1.91364016932525</text:p>
              </table:table-cell>
              <table:table-cell office:value-type="float" office:value="-2.37059040089728">
                <text:p>-2.370590400897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">
                <text:p>0.71</text:p>
              </table:table-cell>
              <table:table-cell office:value-type="float" office:value="-1.89962945488244">
                <text:p>-1.89962945488244</text:p>
              </table:table-cell>
              <table:table-cell office:value-type="float" office:value="-2.34872198600186">
                <text:p>-2.348721986001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">
                <text:p>0.72</text:p>
              </table:table-cell>
              <table:table-cell office:value-type="float" office:value="-1.88605664769316">
                <text:p>-1.88605664769316</text:p>
              </table:table-cell>
              <table:table-cell office:value-type="float" office:value="-2.3269790928711">
                <text:p>-2.32697909287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">
                <text:p>0.73</text:p>
              </table:table-cell>
              <table:table-cell office:value-type="float" office:value="-1.87614835903291">
                <text:p>-1.87614835903291</text:p>
              </table:table-cell>
              <table:table-cell office:value-type="float" office:value="-2.30715308072277">
                <text:p>-2.307153080722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">
                <text:p>0.74</text:p>
              </table:table-cell>
              <table:table-cell office:value-type="float" office:value="-1.86327943284359">
                <text:p>-1.86327943284359</text:p>
              </table:table-cell>
              <table:table-cell office:value-type="float" office:value="-2.28735029837279">
                <text:p>-2.287350298372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">
                <text:p>0.75</text:p>
              </table:table-cell>
              <table:table-cell office:value-type="float" office:value="-1.85078088734462">
                <text:p>-1.85078088734462</text:p>
              </table:table-cell>
              <table:table-cell office:value-type="float" office:value="-2.26841123481326">
                <text:p>-2.268411234813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">
                <text:p>0.76</text:p>
              </table:table-cell>
              <table:table-cell office:value-type="float" office:value="-1.83863199776503">
                <text:p>-1.83863199776503</text:p>
              </table:table-cell>
              <table:table-cell office:value-type="float" office:value="-2.25026368443094">
                <text:p>-2.250263684430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">
                <text:p>0.77</text:p>
              </table:table-cell>
              <table:table-cell office:value-type="float" office:value="-1.82681373158773">
                <text:p>-1.82681373158773</text:p>
              </table:table-cell>
              <table:table-cell office:value-type="float" office:value="-2.23284413391782">
                <text:p>-2.232844133917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">
                <text:p>0.78</text:p>
              </table:table-cell>
              <table:table-cell office:value-type="float" office:value="-1.8153085691824">
                <text:p>-1.8153085691824</text:p>
              </table:table-cell>
              <table:table-cell office:value-type="float" office:value="-2.21609642072726">
                <text:p>-2.216096420727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">
                <text:p>0.79</text:p>
              </table:table-cell>
              <table:table-cell office:value-type="float" office:value="-1.80410034759077">
                <text:p>-1.80410034759077</text:p>
              </table:table-cell>
              <table:table-cell office:value-type="float" office:value="-2.19928292171761">
                <text:p>-2.199282921717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">
                <text:p>0.8</text:p>
              </table:table-cell>
              <table:table-cell office:value-type="float" office:value="-1.79317412396815">
                <text:p>-1.79317412396815</text:p>
              </table:table-cell>
              <table:table-cell office:value-type="float" office:value="-2.18309616062434">
                <text:p>-2.183096160624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">
                <text:p>0.81</text:p>
              </table:table-cell>
              <table:table-cell office:value-type="float" office:value="-1.78251605578609">
                <text:p>-1.78251605578609</text:p>
              </table:table-cell>
              <table:table-cell office:value-type="float" office:value="-2.16685288808721">
                <text:p>-2.166852888087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">
                <text:p>0.82</text:p>
              </table:table-cell>
              <table:table-cell office:value-type="float" office:value="-1.77211329538633">
                <text:p>-1.77211329538633</text:p>
              </table:table-cell>
              <table:table-cell office:value-type="float" office:value="-2.1511952989482">
                <text:p>-2.15119529894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">
                <text:p>0.83</text:p>
              </table:table-cell>
              <table:table-cell office:value-type="float" office:value="-1.7619538968712">
                <text:p>-1.7619538968712</text:p>
              </table:table-cell>
              <table:table-cell office:value-type="float" office:value="-2.13608262304214">
                <text:p>-2.136082623042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">
                <text:p>0.84</text:p>
              </table:table-cell>
              <table:table-cell office:value-type="float" office:value="-1.74957999769111">
                <text:p>-1.74957999769111</text:p>
              </table:table-cell>
              <table:table-cell office:value-type="float" office:value="-2.12090412049993">
                <text:p>-2.120904120499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">
                <text:p>0.85</text:p>
              </table:table-cell>
              <table:table-cell office:value-type="float" office:value="-1.73992861201493">
                <text:p>-1.73992861201493</text:p>
              </table:table-cell>
              <table:table-cell office:value-type="float" office:value="-2.10568393731556">
                <text:p>-2.105683937315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">
                <text:p>0.86</text:p>
              </table:table-cell>
              <table:table-cell office:value-type="float" office:value="-1.73048705578208">
                <text:p>-1.73048705578208</text:p>
              </table:table-cell>
              <table:table-cell office:value-type="float" office:value="-2.09044397075882">
                <text:p>-2.090443970758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">
                <text:p>0.87</text:p>
              </table:table-cell>
              <table:table-cell office:value-type="float" office:value="-1.72124639904717">
                <text:p>-1.72124639904717</text:p>
              </table:table-cell>
              <table:table-cell office:value-type="float" office:value="-2.07572071393812">
                <text:p>-2.075720713938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">
                <text:p>0.88</text:p>
              </table:table-cell>
              <table:table-cell office:value-type="float" office:value="-1.70996538863748">
                <text:p>-1.70996538863748</text:p>
              </table:table-cell>
              <table:table-cell office:value-type="float" office:value="-2.06098022355133">
                <text:p>-2.060980223551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">
                <text:p>0.89</text:p>
              </table:table-cell>
              <table:table-cell office:value-type="float" office:value="-1.70114692359029">
                <text:p>-1.70114692359029</text:p>
              </table:table-cell>
              <table:table-cell office:value-type="float" office:value="-2.04624030826677">
                <text:p>-2.046240308266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">
                <text:p>0.9</text:p>
              </table:table-cell>
              <table:table-cell office:value-type="float" office:value="-1.69250396208679">
                <text:p>-1.69250396208679</text:p>
              </table:table-cell>
              <table:table-cell office:value-type="float" office:value="-2.03151705144606">
                <text:p>-2.031517051446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">
                <text:p>0.91</text:p>
              </table:table-cell>
              <table:table-cell office:value-type="float" office:value="-1.68193666503724">
                <text:p>-1.68193666503724</text:p>
              </table:table-cell>
              <table:table-cell office:value-type="float" office:value="-2.01682492796219">
                <text:p>-2.016824927962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">
                <text:p>0.92</text:p>
              </table:table-cell>
              <table:table-cell office:value-type="float" office:value="-1.67162039656126">
                <text:p>-1.67162039656126</text:p>
              </table:table-cell>
              <table:table-cell office:value-type="float" office:value="-2.00217691925427">
                <text:p>-2.002176919254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">
                <text:p>0.93</text:p>
              </table:table-cell>
              <table:table-cell office:value-type="float" office:value="-1.66354026615147">
                <text:p>-1.66354026615147</text:p>
              </table:table-cell>
              <table:table-cell office:value-type="float" office:value="-1.98716277529483">
                <text:p>-1.987162775294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">
                <text:p>0.94</text:p>
              </table:table-cell>
              <table:table-cell office:value-type="float" office:value="-1.65364702554936">
                <text:p>-1.65364702554936</text:p>
              </table:table-cell>
              <table:table-cell office:value-type="float" office:value="-1.97469413473523">
                <text:p>-1.974694134735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">
                <text:p>0.95</text:p>
              </table:table-cell>
              <table:table-cell office:value-type="float" office:value="-1.64397414280688">
                <text:p>-1.64397414280688</text:p>
              </table:table-cell>
              <table:table-cell office:value-type="float" office:value="-1.95860731484177">
                <text:p>-1.958607314841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">
                <text:p>0.96</text:p>
              </table:table-cell>
              <table:table-cell office:value-type="float" office:value="-1.6345120151091">
                <text:p>-1.6345120151091</text:p>
              </table:table-cell>
              <table:table-cell office:value-type="float" office:value="-1.94309514866353">
                <text:p>-1.943095148663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">
                <text:p>0.97</text:p>
              </table:table-cell>
              <table:table-cell office:value-type="float" office:value="-1.6252516539899">
                <text:p>-1.6252516539899</text:p>
              </table:table-cell>
              <table:table-cell office:value-type="float" office:value="-1.92811799269387">
                <text:p>-1.928117992693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">
                <text:p>0.98</text:p>
              </table:table-cell>
              <table:table-cell office:value-type="float" office:value="-1.61618463401957">
                <text:p>-1.61618463401957</text:p>
              </table:table-cell>
              <table:table-cell office:value-type="float" office:value="-1.91364016932525">
                <text:p>-1.913640169325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">
                <text:p>0.99</text:p>
              </table:table-cell>
              <table:table-cell office:value-type="float" office:value="-1.60730304674033">
                <text:p>-1.60730304674033</text:p>
              </table:table-cell>
              <table:table-cell office:value-type="float" office:value="-1.89962945488244">
                <text:p>-1.899629454882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-1.59859945921846">
                <text:p>-1.59859945921846</text:p>
              </table:table-cell>
              <table:table-cell office:value-type="float" office:value="-1.88272870434424">
                <text:p>-1.882728704344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0">
      <style:chart-properties chart:symbol-type="named-symbol" chart:symbol-name="square" chart:symbol-width="0.05cm" chart:symbol-height="0.05cm">
        <chart:symbol-image xlink:href="Pictures/2000000D000000DD000000DDCBF3253A.svm" xlink:type="simple" xlink:actuate="onLoad"/>
      </style:chart-properties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60">
      <style:chart-properties chart:symbol-type="named-symbol" chart:symbol-name="diamond" chart:symbol-width="0.05cm" chart:symbol-height="0.05cm">
        <chart:symbol-image/>
      </style:chart-properties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376cm" svg:height="14.218cm" xlink:href=".." chart:class="chart:scatter" chart:style-name="ch1">
        <chart:title svg:x="7.801cm" svg:y="0.285cm" chart:style-name="ch2">
          <text:p>0.3 Zonyl</text:p>
        </chart:title>
        <chart:subtitle svg:x="8.41cm" svg:y="1.072cm" chart:style-name="ch3">
          <text:p>J-V</text:p>
        </chart:subtitle>
        <chart:legend chart:legend-position="end" svg:x="15.77cm" svg:y="6.64cm" chart:style-name="ch4"/>
        <chart:plot-area chart:style-name="ch5" table:cell-range-address="'.3'.A2:'.3'.C203" chart:data-source-has-labels="row" svg:x="0.493cm" svg:y="1.807cm" svg:width="14.931cm" svg:height="11.76cm">
          <chart:axis chart:dimension="x" chart:name="primary-x" chart:style-name="ch6">
            <chart:title svg:x="7.463cm" svg:y="13.279cm" chart:style-name="ch7">
              <text:p>Volatge (V)</text:p>
            </chart:title>
          </chart:axis>
          <chart:axis chart:dimension="y" chart:name="primary-y" chart:style-name="ch8">
            <chart:title svg:x="0.348cm" svg:y="9.399cm" chart:style-name="ch9">
              <text:p>Current Density (mA/mm^2)</text:p>
            </chart:title>
            <chart:grid chart:style-name="ch10" chart:class="major"/>
          </chart:axis>
          <chart:series chart:style-name="ch11" chart:values-cell-range-address="'.3'.B3:'.3'.B203" chart:label-cell-address="'.3'.B2:'.3'.B2" chart:class="chart:scatter">
            <chart:domain table:cell-range-address="'.3'.A3:'.3'.A203"/>
            <chart:data-point chart:repeated="201"/>
          </chart:series>
          <chart:series chart:style-name="ch12" chart:values-cell-range-address="'.3'.C3:'.3'.C203" chart:label-cell-address="'.3'.C2:'.3'.C2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 text:id="'.3'.B2:'.3'.B2">Dark</text:p>
              </table:table-cell>
              <table:table-cell office:value-type="string">
                <text:p text:id="'.3'.C2:'.3'.C2">Ligh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 text:id="'.3'.A3:'.3'.A203">-1</text:p>
              </table:table-cell>
              <table:table-cell office:value-type="float" office:value="-0.0000505">
                <text:p text:id="'.3'.B3:'.3'.B203">-0.0000505</text:p>
              </table:table-cell>
              <table:table-cell office:value-type="float" office:value="-0.00338">
                <text:p text:id="'.3'.C3:'.3'.C203">-0.003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-0.0000499">
                <text:p>-0.0000499</text:p>
              </table:table-cell>
              <table:table-cell office:value-type="float" office:value="-0.00338">
                <text:p>-0.003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-0.0000492">
                <text:p>-0.0000492</text:p>
              </table:table-cell>
              <table:table-cell office:value-type="float" office:value="-0.00339">
                <text:p>-0.003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-0.0000486">
                <text:p>-0.0000486</text:p>
              </table:table-cell>
              <table:table-cell office:value-type="float" office:value="-0.0034">
                <text:p>-0.0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-0.0000479">
                <text:p>-0.0000479</text:p>
              </table:table-cell>
              <table:table-cell office:value-type="float" office:value="-0.0034">
                <text:p>-0.0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-0.0000473">
                <text:p>-0.0000473</text:p>
              </table:table-cell>
              <table:table-cell office:value-type="float" office:value="-0.0034">
                <text:p>-0.0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-0.0000467">
                <text:p>-0.0000467</text:p>
              </table:table-cell>
              <table:table-cell office:value-type="float" office:value="-0.0034">
                <text:p>-0.0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-0.000046">
                <text:p>-0.000046</text:p>
              </table:table-cell>
              <table:table-cell office:value-type="float" office:value="-0.0034">
                <text:p>-0.0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-0.0000454">
                <text:p>-0.0000454</text:p>
              </table:table-cell>
              <table:table-cell office:value-type="float" office:value="-0.0034">
                <text:p>-0.00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-0.0000448">
                <text:p>-0.0000448</text:p>
              </table:table-cell>
              <table:table-cell office:value-type="float" office:value="-0.0034">
                <text:p>-0.00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-0.0000442">
                <text:p>-0.0000442</text:p>
              </table:table-cell>
              <table:table-cell office:value-type="float" office:value="-0.0034">
                <text:p>-0.00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-0.0000435">
                <text:p>-0.0000435</text:p>
              </table:table-cell>
              <table:table-cell office:value-type="float" office:value="-0.00339">
                <text:p>-0.003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-0.0000429">
                <text:p>-0.0000429</text:p>
              </table:table-cell>
              <table:table-cell office:value-type="float" office:value="-0.00339">
                <text:p>-0.003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-0.0000423">
                <text:p>-0.0000423</text:p>
              </table:table-cell>
              <table:table-cell office:value-type="float" office:value="-0.00338">
                <text:p>-0.003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-0.0000417">
                <text:p>-0.0000417</text:p>
              </table:table-cell>
              <table:table-cell office:value-type="float" office:value="-0.00339">
                <text:p>-0.003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-0.0000411">
                <text:p>-0.0000411</text:p>
              </table:table-cell>
              <table:table-cell office:value-type="float" office:value="-0.00339">
                <text:p>-0.003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-0.0000405">
                <text:p>-0.0000405</text:p>
              </table:table-cell>
              <table:table-cell office:value-type="float" office:value="-0.00339">
                <text:p>-0.00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-0.0000399">
                <text:p>-0.0000399</text:p>
              </table:table-cell>
              <table:table-cell office:value-type="float" office:value="-0.00339">
                <text:p>-0.003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-0.0000393">
                <text:p>-0.0000393</text:p>
              </table:table-cell>
              <table:table-cell office:value-type="float" office:value="-0.00339">
                <text:p>-0.003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-0.0000387">
                <text:p>-0.0000387</text:p>
              </table:table-cell>
              <table:table-cell office:value-type="float" office:value="-0.00339">
                <text:p>-0.003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-0.0000382">
                <text:p>-0.0000382</text:p>
              </table:table-cell>
              <table:table-cell office:value-type="float" office:value="-0.00339">
                <text:p>-0.003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-0.0000376">
                <text:p>-0.0000376</text:p>
              </table:table-cell>
              <table:table-cell office:value-type="float" office:value="-0.00339">
                <text:p>-0.003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-0.000037">
                <text:p>-0.000037</text:p>
              </table:table-cell>
              <table:table-cell office:value-type="float" office:value="-0.00338">
                <text:p>-0.003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-0.0000364">
                <text:p>-0.0000364</text:p>
              </table:table-cell>
              <table:table-cell office:value-type="float" office:value="-0.00338">
                <text:p>-0.003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-0.0000358">
                <text:p>-0.0000358</text:p>
              </table:table-cell>
              <table:table-cell office:value-type="float" office:value="-0.00338">
                <text:p>-0.003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-0.0000353">
                <text:p>-0.0000353</text:p>
              </table:table-cell>
              <table:table-cell office:value-type="float" office:value="-0.00338">
                <text:p>-0.003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-0.0000347">
                <text:p>-0.0000347</text:p>
              </table:table-cell>
              <table:table-cell office:value-type="float" office:value="-0.00338">
                <text:p>-0.003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-0.0000341">
                <text:p>-0.0000341</text:p>
              </table:table-cell>
              <table:table-cell office:value-type="float" office:value="-0.00338">
                <text:p>-0.00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-0.0000336">
                <text:p>-0.0000336</text:p>
              </table:table-cell>
              <table:table-cell office:value-type="float" office:value="-0.00337">
                <text:p>-0.003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-0.000033">
                <text:p>-0.000033</text:p>
              </table:table-cell>
              <table:table-cell office:value-type="float" office:value="-0.00337">
                <text:p>-0.003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-0.0000325">
                <text:p>-0.0000325</text:p>
              </table:table-cell>
              <table:table-cell office:value-type="float" office:value="-0.00337">
                <text:p>-0.003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-0.0000319">
                <text:p>-0.0000319</text:p>
              </table:table-cell>
              <table:table-cell office:value-type="float" office:value="-0.00337">
                <text:p>-0.003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-0.0000314">
                <text:p>-0.0000314</text:p>
              </table:table-cell>
              <table:table-cell office:value-type="float" office:value="-0.00337">
                <text:p>-0.003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-0.0000308">
                <text:p>-0.0000308</text:p>
              </table:table-cell>
              <table:table-cell office:value-type="float" office:value="-0.00338">
                <text:p>-0.003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-0.0000303">
                <text:p>-0.0000303</text:p>
              </table:table-cell>
              <table:table-cell office:value-type="float" office:value="-0.00338">
                <text:p>-0.00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-0.0000298">
                <text:p>-0.0000298</text:p>
              </table:table-cell>
              <table:table-cell office:value-type="float" office:value="-0.00338">
                <text:p>-0.003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-0.0000292">
                <text:p>-0.0000292</text:p>
              </table:table-cell>
              <table:table-cell office:value-type="float" office:value="-0.00338">
                <text:p>-0.00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-0.0000287">
                <text:p>-0.0000287</text:p>
              </table:table-cell>
              <table:table-cell office:value-type="float" office:value="-0.00337">
                <text:p>-0.003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-0.0000282">
                <text:p>-0.0000282</text:p>
              </table:table-cell>
              <table:table-cell office:value-type="float" office:value="-0.00337">
                <text:p>-0.003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-0.0000277">
                <text:p>-0.0000277</text:p>
              </table:table-cell>
              <table:table-cell office:value-type="float" office:value="-0.00336">
                <text:p>-0.003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-0.0000271">
                <text:p>-0.0000271</text:p>
              </table:table-cell>
              <table:table-cell office:value-type="float" office:value="-0.00337">
                <text:p>-0.003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-0.0000266">
                <text:p>-0.0000266</text:p>
              </table:table-cell>
              <table:table-cell office:value-type="float" office:value="-0.00336">
                <text:p>-0.00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-0.0000261">
                <text:p>-0.0000261</text:p>
              </table:table-cell>
              <table:table-cell office:value-type="float" office:value="-0.00336">
                <text:p>-0.003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-0.0000256">
                <text:p>-0.0000256</text:p>
              </table:table-cell>
              <table:table-cell office:value-type="float" office:value="-0.00336">
                <text:p>-0.003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-0.0000251">
                <text:p>-0.0000251</text:p>
              </table:table-cell>
              <table:table-cell office:value-type="float" office:value="-0.00336">
                <text:p>-0.003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-0.0000246">
                <text:p>-0.0000246</text:p>
              </table:table-cell>
              <table:table-cell office:value-type="float" office:value="-0.00336">
                <text:p>-0.003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-0.0000241">
                <text:p>-0.0000241</text:p>
              </table:table-cell>
              <table:table-cell office:value-type="float" office:value="-0.00336">
                <text:p>-0.003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-0.0000236">
                <text:p>-0.0000236</text:p>
              </table:table-cell>
              <table:table-cell office:value-type="float" office:value="-0.00336">
                <text:p>-0.003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-0.0000231">
                <text:p>-0.0000231</text:p>
              </table:table-cell>
              <table:table-cell office:value-type="float" office:value="-0.00336">
                <text:p>-0.003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-0.0000226">
                <text:p>-0.0000226</text:p>
              </table:table-cell>
              <table:table-cell office:value-type="float" office:value="-0.00336">
                <text:p>-0.003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-0.0000221">
                <text:p>-0.0000221</text:p>
              </table:table-cell>
              <table:table-cell office:value-type="float" office:value="-0.00336">
                <text:p>-0.003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-0.0000217">
                <text:p>-0.0000217</text:p>
              </table:table-cell>
              <table:table-cell office:value-type="float" office:value="-0.00336">
                <text:p>-0.003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-0.0000212">
                <text:p>-0.0000212</text:p>
              </table:table-cell>
              <table:table-cell office:value-type="float" office:value="-0.00336">
                <text:p>-0.003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-0.0000207">
                <text:p>-0.0000207</text:p>
              </table:table-cell>
              <table:table-cell office:value-type="float" office:value="-0.00336">
                <text:p>-0.003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-0.0000202">
                <text:p>-0.0000202</text:p>
              </table:table-cell>
              <table:table-cell office:value-type="float" office:value="-0.00335">
                <text:p>-0.003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-0.0000198">
                <text:p>-0.0000198</text:p>
              </table:table-cell>
              <table:table-cell office:value-type="float" office:value="-0.00335">
                <text:p>-0.003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-0.0000193">
                <text:p>-0.0000193</text:p>
              </table:table-cell>
              <table:table-cell office:value-type="float" office:value="-0.00334">
                <text:p>-0.003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3">
                <text:p>-0.43</text:p>
              </table:table-cell>
              <table:table-cell office:value-type="float" office:value="-0.0000188">
                <text:p>-0.0000188</text:p>
              </table:table-cell>
              <table:table-cell office:value-type="float" office:value="-0.00335">
                <text:p>-0.003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-0.0000184">
                <text:p>-0.0000184</text:p>
              </table:table-cell>
              <table:table-cell office:value-type="float" office:value="-0.00335">
                <text:p>-0.003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1">
                <text:p>-0.41</text:p>
              </table:table-cell>
              <table:table-cell office:value-type="float" office:value="-0.0000179">
                <text:p>-0.0000179</text:p>
              </table:table-cell>
              <table:table-cell office:value-type="float" office:value="-0.00334">
                <text:p>-0.003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-0.0000175">
                <text:p>-0.0000175</text:p>
              </table:table-cell>
              <table:table-cell office:value-type="float" office:value="-0.00335">
                <text:p>-0.003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9">
                <text:p>-0.39</text:p>
              </table:table-cell>
              <table:table-cell office:value-type="float" office:value="-0.000017">
                <text:p>-0.000017</text:p>
              </table:table-cell>
              <table:table-cell office:value-type="float" office:value="-0.00335">
                <text:p>-0.003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8">
                <text:p>-0.38</text:p>
              </table:table-cell>
              <table:table-cell office:value-type="float" office:value="-0.0000166">
                <text:p>-0.0000166</text:p>
              </table:table-cell>
              <table:table-cell office:value-type="float" office:value="-0.00335">
                <text:p>-0.003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7">
                <text:p>-0.37</text:p>
              </table:table-cell>
              <table:table-cell office:value-type="float" office:value="-0.0000161">
                <text:p>-0.0000161</text:p>
              </table:table-cell>
              <table:table-cell office:value-type="float" office:value="-0.00334">
                <text:p>-0.003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6">
                <text:p>-0.36</text:p>
              </table:table-cell>
              <table:table-cell office:value-type="float" office:value="-0.0000157">
                <text:p>-0.0000157</text:p>
              </table:table-cell>
              <table:table-cell office:value-type="float" office:value="-0.00334">
                <text:p>-0.003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5">
                <text:p>-0.35</text:p>
              </table:table-cell>
              <table:table-cell office:value-type="float" office:value="-0.0000153">
                <text:p>-0.0000153</text:p>
              </table:table-cell>
              <table:table-cell office:value-type="float" office:value="-0.00334">
                <text:p>-0.003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4">
                <text:p>-0.34</text:p>
              </table:table-cell>
              <table:table-cell office:value-type="float" office:value="-0.0000149">
                <text:p>-0.0000149</text:p>
              </table:table-cell>
              <table:table-cell office:value-type="float" office:value="-0.00334">
                <text:p>-0.003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3">
                <text:p>-0.33</text:p>
              </table:table-cell>
              <table:table-cell office:value-type="float" office:value="-0.0000144">
                <text:p>-0.0000144</text:p>
              </table:table-cell>
              <table:table-cell office:value-type="float" office:value="-0.00334">
                <text:p>-0.003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2">
                <text:p>-0.32</text:p>
              </table:table-cell>
              <table:table-cell office:value-type="float" office:value="-0.000014">
                <text:p>-0.000014</text:p>
              </table:table-cell>
              <table:table-cell office:value-type="float" office:value="-0.00334">
                <text:p>-0.003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1">
                <text:p>-0.31</text:p>
              </table:table-cell>
              <table:table-cell office:value-type="float" office:value="-0.0000136">
                <text:p>-0.0000136</text:p>
              </table:table-cell>
              <table:table-cell office:value-type="float" office:value="-0.00333">
                <text:p>-0.00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">
                <text:p>-0.3</text:p>
              </table:table-cell>
              <table:table-cell office:value-type="float" office:value="-0.0000132">
                <text:p>-0.0000132</text:p>
              </table:table-cell>
              <table:table-cell office:value-type="float" office:value="-0.00332">
                <text:p>-0.003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9">
                <text:p>-0.29</text:p>
              </table:table-cell>
              <table:table-cell office:value-type="float" office:value="-0.0000127">
                <text:p>-0.0000127</text:p>
              </table:table-cell>
              <table:table-cell office:value-type="float" office:value="-0.00332">
                <text:p>-0.003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8">
                <text:p>-0.28</text:p>
              </table:table-cell>
              <table:table-cell office:value-type="float" office:value="-0.0000123">
                <text:p>-0.0000123</text:p>
              </table:table-cell>
              <table:table-cell office:value-type="float" office:value="-0.00332">
                <text:p>-0.003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7">
                <text:p>-0.27</text:p>
              </table:table-cell>
              <table:table-cell office:value-type="float" office:value="-0.0000119">
                <text:p>-0.0000119</text:p>
              </table:table-cell>
              <table:table-cell office:value-type="float" office:value="-0.00332">
                <text:p>-0.003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6">
                <text:p>-0.26</text:p>
              </table:table-cell>
              <table:table-cell office:value-type="float" office:value="-0.0000115">
                <text:p>-0.0000115</text:p>
              </table:table-cell>
              <table:table-cell office:value-type="float" office:value="-0.00332">
                <text:p>-0.003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5">
                <text:p>-0.25</text:p>
              </table:table-cell>
              <table:table-cell office:value-type="float" office:value="-0.0000111">
                <text:p>-0.0000111</text:p>
              </table:table-cell>
              <table:table-cell office:value-type="float" office:value="-0.00332">
                <text:p>-0.003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4">
                <text:p>-0.24</text:p>
              </table:table-cell>
              <table:table-cell office:value-type="float" office:value="-0.0000107">
                <text:p>-0.0000107</text:p>
              </table:table-cell>
              <table:table-cell office:value-type="float" office:value="-0.00332">
                <text:p>-0.003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3">
                <text:p>-0.23</text:p>
              </table:table-cell>
              <table:table-cell office:value-type="float" office:value="-0.0000103">
                <text:p>-0.0000103</text:p>
              </table:table-cell>
              <table:table-cell office:value-type="float" office:value="-0.00332">
                <text:p>-0.003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2">
                <text:p>-0.22</text:p>
              </table:table-cell>
              <table:table-cell office:value-type="float" office:value="-0.0000099">
                <text:p>-0.0000099</text:p>
              </table:table-cell>
              <table:table-cell office:value-type="float" office:value="-0.00332">
                <text:p>-0.003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1">
                <text:p>-0.21</text:p>
              </table:table-cell>
              <table:table-cell office:value-type="float" office:value="-0.0000095">
                <text:p>-0.0000095</text:p>
              </table:table-cell>
              <table:table-cell office:value-type="float" office:value="-0.00332">
                <text:p>-0.003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2">
                <text:p>-0.2</text:p>
              </table:table-cell>
              <table:table-cell office:value-type="float" office:value="-0.0000091">
                <text:p>-0.0000091</text:p>
              </table:table-cell>
              <table:table-cell office:value-type="float" office:value="-0.00331">
                <text:p>-0.003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9">
                <text:p>-0.19</text:p>
              </table:table-cell>
              <table:table-cell office:value-type="float" office:value="-0.00000869">
                <text:p>-0.00000869</text:p>
              </table:table-cell>
              <table:table-cell office:value-type="float" office:value="-0.00331">
                <text:p>-0.003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8">
                <text:p>-0.18</text:p>
              </table:table-cell>
              <table:table-cell office:value-type="float" office:value="-0.0000083">
                <text:p>-0.0000083</text:p>
              </table:table-cell>
              <table:table-cell office:value-type="float" office:value="-0.00332">
                <text:p>-0.003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7">
                <text:p>-0.17</text:p>
              </table:table-cell>
              <table:table-cell office:value-type="float" office:value="-0.0000079">
                <text:p>-0.0000079</text:p>
              </table:table-cell>
              <table:table-cell office:value-type="float" office:value="-0.00331">
                <text:p>-0.003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6">
                <text:p>-0.16</text:p>
              </table:table-cell>
              <table:table-cell office:value-type="float" office:value="-0.0000075">
                <text:p>-0.0000075</text:p>
              </table:table-cell>
              <table:table-cell office:value-type="float" office:value="-0.00331">
                <text:p>-0.003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5">
                <text:p>-0.15</text:p>
              </table:table-cell>
              <table:table-cell office:value-type="float" office:value="-0.0000071">
                <text:p>-0.0000071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4">
                <text:p>-0.14</text:p>
              </table:table-cell>
              <table:table-cell office:value-type="float" office:value="-0.0000067">
                <text:p>-0.0000067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3">
                <text:p>-0.13</text:p>
              </table:table-cell>
              <table:table-cell office:value-type="float" office:value="-0.00000629">
                <text:p>-0.00000629</text:p>
              </table:table-cell>
              <table:table-cell office:value-type="float" office:value="-0.00329">
                <text:p>-0.003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2">
                <text:p>-0.12</text:p>
              </table:table-cell>
              <table:table-cell office:value-type="float" office:value="-0.00000588">
                <text:p>-0.00000588</text:p>
              </table:table-cell>
              <table:table-cell office:value-type="float" office:value="-0.00329">
                <text:p>-0.003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1">
                <text:p>-0.11</text:p>
              </table:table-cell>
              <table:table-cell office:value-type="float" office:value="-0.00000547">
                <text:p>-0.00000547</text:p>
              </table:table-cell>
              <table:table-cell office:value-type="float" office:value="-0.00329">
                <text:p>-0.003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">
                <text:p>-0.1</text:p>
              </table:table-cell>
              <table:table-cell office:value-type="float" office:value="-0.00000504">
                <text:p>-0.00000504</text:p>
              </table:table-cell>
              <table:table-cell office:value-type="float" office:value="-0.00329">
                <text:p>-0.003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9">
                <text:p>-0.09</text:p>
              </table:table-cell>
              <table:table-cell office:value-type="float" office:value="-0.00000461">
                <text:p>-0.00000461</text:p>
              </table:table-cell>
              <table:table-cell office:value-type="float" office:value="-0.00328">
                <text:p>-0.003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8">
                <text:p>-0.08</text:p>
              </table:table-cell>
              <table:table-cell office:value-type="float" office:value="-0.00000418">
                <text:p>-0.00000418</text:p>
              </table:table-cell>
              <table:table-cell office:value-type="float" office:value="-0.00329">
                <text:p>-0.003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7">
                <text:p>-0.07</text:p>
              </table:table-cell>
              <table:table-cell office:value-type="float" office:value="-0.00000372">
                <text:p>-0.00000372</text:p>
              </table:table-cell>
              <table:table-cell office:value-type="float" office:value="-0.00328">
                <text:p>-0.003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6">
                <text:p>-0.06</text:p>
              </table:table-cell>
              <table:table-cell office:value-type="float" office:value="-0.00000326">
                <text:p>-0.00000326</text:p>
              </table:table-cell>
              <table:table-cell office:value-type="float" office:value="-0.00328">
                <text:p>-0.003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5">
                <text:p>-0.05</text:p>
              </table:table-cell>
              <table:table-cell office:value-type="float" office:value="-0.00000277">
                <text:p>-0.00000277</text:p>
              </table:table-cell>
              <table:table-cell office:value-type="float" office:value="-0.00327">
                <text:p>-0.003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4">
                <text:p>-0.04</text:p>
              </table:table-cell>
              <table:table-cell office:value-type="float" office:value="-0.00000227">
                <text:p>-0.00000227</text:p>
              </table:table-cell>
              <table:table-cell office:value-type="float" office:value="-0.00327">
                <text:p>-0.003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3">
                <text:p>-0.03</text:p>
              </table:table-cell>
              <table:table-cell office:value-type="float" office:value="-0.00000174">
                <text:p>-0.00000174</text:p>
              </table:table-cell>
              <table:table-cell office:value-type="float" office:value="-0.00326">
                <text:p>-0.003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2">
                <text:p>-0.02</text:p>
              </table:table-cell>
              <table:table-cell office:value-type="float" office:value="-0.00000119">
                <text:p>-0.00000119</text:p>
              </table:table-cell>
              <table:table-cell office:value-type="float" office:value="-0.00326">
                <text:p>-0.003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1">
                <text:p>-0.01</text:p>
              </table:table-cell>
              <table:table-cell office:value-type="float" office:value="-0.000000603">
                <text:p>-0.000000603</text:p>
              </table:table-cell>
              <table:table-cell office:value-type="float" office:value="-0.00325">
                <text:p>-0.003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0000000147">
                <text:p>0.0000000147</text:p>
              </table:table-cell>
              <table:table-cell office:value-type="float" office:value="-0.00324">
                <text:p>-0.003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">
                <text:p>0.01</text:p>
              </table:table-cell>
              <table:table-cell office:value-type="float" office:value="0.000000674">
                <text:p>0.000000674</text:p>
              </table:table-cell>
              <table:table-cell office:value-type="float" office:value="-0.00323">
                <text:p>-0.003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">
                <text:p>0.02</text:p>
              </table:table-cell>
              <table:table-cell office:value-type="float" office:value="0.00000137">
                <text:p>0.00000137</text:p>
              </table:table-cell>
              <table:table-cell office:value-type="float" office:value="-0.00322">
                <text:p>-0.003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">
                <text:p>0.03</text:p>
              </table:table-cell>
              <table:table-cell office:value-type="float" office:value="0.00000212">
                <text:p>0.00000212</text:p>
              </table:table-cell>
              <table:table-cell office:value-type="float" office:value="-0.00321">
                <text:p>-0.003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">
                <text:p>0.04</text:p>
              </table:table-cell>
              <table:table-cell office:value-type="float" office:value="0.0000029">
                <text:p>0.0000029</text:p>
              </table:table-cell>
              <table:table-cell office:value-type="float" office:value="-0.00321">
                <text:p>-0.003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">
                <text:p>0.05</text:p>
              </table:table-cell>
              <table:table-cell office:value-type="float" office:value="0.00000374">
                <text:p>0.00000374</text:p>
              </table:table-cell>
              <table:table-cell office:value-type="float" office:value="-0.0032">
                <text:p>-0.00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">
                <text:p>0.06</text:p>
              </table:table-cell>
              <table:table-cell office:value-type="float" office:value="0.00000464">
                <text:p>0.00000464</text:p>
              </table:table-cell>
              <table:table-cell office:value-type="float" office:value="-0.00319">
                <text:p>-0.003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">
                <text:p>0.07</text:p>
              </table:table-cell>
              <table:table-cell office:value-type="float" office:value="0.00000559">
                <text:p>0.00000559</text:p>
              </table:table-cell>
              <table:table-cell office:value-type="float" office:value="-0.00318">
                <text:p>-0.003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">
                <text:p>0.08</text:p>
              </table:table-cell>
              <table:table-cell office:value-type="float" office:value="0.0000066">
                <text:p>0.0000066</text:p>
              </table:table-cell>
              <table:table-cell office:value-type="float" office:value="-0.00316">
                <text:p>-0.003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">
                <text:p>0.09</text:p>
              </table:table-cell>
              <table:table-cell office:value-type="float" office:value="0.00000765">
                <text:p>0.00000765</text:p>
              </table:table-cell>
              <table:table-cell office:value-type="float" office:value="-0.00316">
                <text:p>-0.003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">
                <text:p>0.1</text:p>
              </table:table-cell>
              <table:table-cell office:value-type="float" office:value="0.00000878">
                <text:p>0.00000878</text:p>
              </table:table-cell>
              <table:table-cell office:value-type="float" office:value="-0.00314">
                <text:p>-0.003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">
                <text:p>0.11</text:p>
              </table:table-cell>
              <table:table-cell office:value-type="float" office:value="0.00000997">
                <text:p>0.00000997</text:p>
              </table:table-cell>
              <table:table-cell office:value-type="float" office:value="-0.00313">
                <text:p>-0.003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">
                <text:p>0.12</text:p>
              </table:table-cell>
              <table:table-cell office:value-type="float" office:value="0.0000112">
                <text:p>0.0000112</text:p>
              </table:table-cell>
              <table:table-cell office:value-type="float" office:value="-0.00312">
                <text:p>-0.003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">
                <text:p>0.13</text:p>
              </table:table-cell>
              <table:table-cell office:value-type="float" office:value="0.0000125">
                <text:p>0.0000125</text:p>
              </table:table-cell>
              <table:table-cell office:value-type="float" office:value="-0.0031">
                <text:p>-0.00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">
                <text:p>0.14</text:p>
              </table:table-cell>
              <table:table-cell office:value-type="float" office:value="0.000014">
                <text:p>0.000014</text:p>
              </table:table-cell>
              <table:table-cell office:value-type="float" office:value="-0.00308">
                <text:p>-0.003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">
                <text:p>0.15</text:p>
              </table:table-cell>
              <table:table-cell office:value-type="float" office:value="0.0000154">
                <text:p>0.0000154</text:p>
              </table:table-cell>
              <table:table-cell office:value-type="float" office:value="-0.00306">
                <text:p>-0.003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">
                <text:p>0.16</text:p>
              </table:table-cell>
              <table:table-cell office:value-type="float" office:value="0.000017">
                <text:p>0.000017</text:p>
              </table:table-cell>
              <table:table-cell office:value-type="float" office:value="-0.00304">
                <text:p>-0.003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">
                <text:p>0.17</text:p>
              </table:table-cell>
              <table:table-cell office:value-type="float" office:value="0.0000187">
                <text:p>0.0000187</text:p>
              </table:table-cell>
              <table:table-cell office:value-type="float" office:value="-0.00302">
                <text:p>-0.003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">
                <text:p>0.18</text:p>
              </table:table-cell>
              <table:table-cell office:value-type="float" office:value="0.0000204">
                <text:p>0.0000204</text:p>
              </table:table-cell>
              <table:table-cell office:value-type="float" office:value="-0.00299">
                <text:p>-0.002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">
                <text:p>0.19</text:p>
              </table:table-cell>
              <table:table-cell office:value-type="float" office:value="0.0000223">
                <text:p>0.0000223</text:p>
              </table:table-cell>
              <table:table-cell office:value-type="float" office:value="-0.00297">
                <text:p>-0.002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">
                <text:p>0.2</text:p>
              </table:table-cell>
              <table:table-cell office:value-type="float" office:value="0.0000242">
                <text:p>0.0000242</text:p>
              </table:table-cell>
              <table:table-cell office:value-type="float" office:value="-0.00295">
                <text:p>-0.002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">
                <text:p>0.21</text:p>
              </table:table-cell>
              <table:table-cell office:value-type="float" office:value="0.0000263">
                <text:p>0.0000263</text:p>
              </table:table-cell>
              <table:table-cell office:value-type="float" office:value="-0.00293">
                <text:p>-0.002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">
                <text:p>0.22</text:p>
              </table:table-cell>
              <table:table-cell office:value-type="float" office:value="0.0000285">
                <text:p>0.0000285</text:p>
              </table:table-cell>
              <table:table-cell office:value-type="float" office:value="-0.0029">
                <text:p>-0.00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">
                <text:p>0.23</text:p>
              </table:table-cell>
              <table:table-cell office:value-type="float" office:value="0.0000308">
                <text:p>0.0000308</text:p>
              </table:table-cell>
              <table:table-cell office:value-type="float" office:value="-0.00287">
                <text:p>-0.002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">
                <text:p>0.24</text:p>
              </table:table-cell>
              <table:table-cell office:value-type="float" office:value="0.0000332">
                <text:p>0.0000332</text:p>
              </table:table-cell>
              <table:table-cell office:value-type="float" office:value="-0.00284">
                <text:p>-0.002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">
                <text:p>0.25</text:p>
              </table:table-cell>
              <table:table-cell office:value-type="float" office:value="0.0000358">
                <text:p>0.0000358</text:p>
              </table:table-cell>
              <table:table-cell office:value-type="float" office:value="-0.00281">
                <text:p>-0.002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">
                <text:p>0.26</text:p>
              </table:table-cell>
              <table:table-cell office:value-type="float" office:value="0.0000385">
                <text:p>0.0000385</text:p>
              </table:table-cell>
              <table:table-cell office:value-type="float" office:value="-0.00277">
                <text:p>-0.002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">
                <text:p>0.27</text:p>
              </table:table-cell>
              <table:table-cell office:value-type="float" office:value="0.0000414">
                <text:p>0.0000414</text:p>
              </table:table-cell>
              <table:table-cell office:value-type="float" office:value="-0.00273">
                <text:p>-0.002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">
                <text:p>0.28</text:p>
              </table:table-cell>
              <table:table-cell office:value-type="float" office:value="0.0000444">
                <text:p>0.0000444</text:p>
              </table:table-cell>
              <table:table-cell office:value-type="float" office:value="-0.00269">
                <text:p>-0.002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">
                <text:p>0.29</text:p>
              </table:table-cell>
              <table:table-cell office:value-type="float" office:value="0.0000476">
                <text:p>0.0000476</text:p>
              </table:table-cell>
              <table:table-cell office:value-type="float" office:value="-0.00265">
                <text:p>-0.002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">
                <text:p>0.3</text:p>
              </table:table-cell>
              <table:table-cell office:value-type="float" office:value="0.000051">
                <text:p>0.000051</text:p>
              </table:table-cell>
              <table:table-cell office:value-type="float" office:value="-0.00261">
                <text:p>-0.002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">
                <text:p>0.31</text:p>
              </table:table-cell>
              <table:table-cell office:value-type="float" office:value="0.0000545">
                <text:p>0.0000545</text:p>
              </table:table-cell>
              <table:table-cell office:value-type="float" office:value="-0.00256">
                <text:p>-0.002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">
                <text:p>0.32</text:p>
              </table:table-cell>
              <table:table-cell office:value-type="float" office:value="0.0000583">
                <text:p>0.0000583</text:p>
              </table:table-cell>
              <table:table-cell office:value-type="float" office:value="-0.0025">
                <text:p>-0.00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">
                <text:p>0.33</text:p>
              </table:table-cell>
              <table:table-cell office:value-type="float" office:value="0.0000622">
                <text:p>0.0000622</text:p>
              </table:table-cell>
              <table:table-cell office:value-type="float" office:value="-0.00244">
                <text:p>-0.002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">
                <text:p>0.34</text:p>
              </table:table-cell>
              <table:table-cell office:value-type="float" office:value="0.0000664">
                <text:p>0.0000664</text:p>
              </table:table-cell>
              <table:table-cell office:value-type="float" office:value="-0.00239">
                <text:p>-0.002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">
                <text:p>0.35</text:p>
              </table:table-cell>
              <table:table-cell office:value-type="float" office:value="0.0000709">
                <text:p>0.0000709</text:p>
              </table:table-cell>
              <table:table-cell office:value-type="float" office:value="-0.00233">
                <text:p>-0.002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">
                <text:p>0.36</text:p>
              </table:table-cell>
              <table:table-cell office:value-type="float" office:value="0.0000756">
                <text:p>0.0000756</text:p>
              </table:table-cell>
              <table:table-cell office:value-type="float" office:value="-0.00226">
                <text:p>-0.002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">
                <text:p>0.37</text:p>
              </table:table-cell>
              <table:table-cell office:value-type="float" office:value="0.0000806">
                <text:p>0.0000806</text:p>
              </table:table-cell>
              <table:table-cell office:value-type="float" office:value="-0.00219">
                <text:p>-0.002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">
                <text:p>0.38</text:p>
              </table:table-cell>
              <table:table-cell office:value-type="float" office:value="0.0000859">
                <text:p>0.0000859</text:p>
              </table:table-cell>
              <table:table-cell office:value-type="float" office:value="-0.00211">
                <text:p>-0.002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">
                <text:p>0.39</text:p>
              </table:table-cell>
              <table:table-cell office:value-type="float" office:value="0.0000915">
                <text:p>0.0000915</text:p>
              </table:table-cell>
              <table:table-cell office:value-type="float" office:value="-0.00203">
                <text:p>-0.002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">
                <text:p>0.4</text:p>
              </table:table-cell>
              <table:table-cell office:value-type="float" office:value="0.0000977">
                <text:p>0.0000977</text:p>
              </table:table-cell>
              <table:table-cell office:value-type="float" office:value="-0.00195">
                <text:p>-0.001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">
                <text:p>0.41</text:p>
              </table:table-cell>
              <table:table-cell office:value-type="float" office:value="0.000104">
                <text:p>0.000104</text:p>
              </table:table-cell>
              <table:table-cell office:value-type="float" office:value="-0.00186">
                <text:p>-0.001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">
                <text:p>0.42</text:p>
              </table:table-cell>
              <table:table-cell office:value-type="float" office:value="0.000111">
                <text:p>0.000111</text:p>
              </table:table-cell>
              <table:table-cell office:value-type="float" office:value="-0.00177">
                <text:p>-0.001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">
                <text:p>0.43</text:p>
              </table:table-cell>
              <table:table-cell office:value-type="float" office:value="0.000119">
                <text:p>0.000119</text:p>
              </table:table-cell>
              <table:table-cell office:value-type="float" office:value="-0.00167">
                <text:p>-0.001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">
                <text:p>0.44</text:p>
              </table:table-cell>
              <table:table-cell office:value-type="float" office:value="0.000128">
                <text:p>0.000128</text:p>
              </table:table-cell>
              <table:table-cell office:value-type="float" office:value="-0.00157">
                <text:p>-0.001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">
                <text:p>0.45</text:p>
              </table:table-cell>
              <table:table-cell office:value-type="float" office:value="0.000138">
                <text:p>0.000138</text:p>
              </table:table-cell>
              <table:table-cell office:value-type="float" office:value="-0.00146">
                <text:p>-0.001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">
                <text:p>0.46</text:p>
              </table:table-cell>
              <table:table-cell office:value-type="float" office:value="0.000149">
                <text:p>0.000149</text:p>
              </table:table-cell>
              <table:table-cell office:value-type="float" office:value="-0.00136">
                <text:p>-0.001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">
                <text:p>0.47</text:p>
              </table:table-cell>
              <table:table-cell office:value-type="float" office:value="0.000162">
                <text:p>0.000162</text:p>
              </table:table-cell>
              <table:table-cell office:value-type="float" office:value="-0.00124">
                <text:p>-0.001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">
                <text:p>0.48</text:p>
              </table:table-cell>
              <table:table-cell office:value-type="float" office:value="0.000176">
                <text:p>0.000176</text:p>
              </table:table-cell>
              <table:table-cell office:value-type="float" office:value="-0.00113">
                <text:p>-0.001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">
                <text:p>0.49</text:p>
              </table:table-cell>
              <table:table-cell office:value-type="float" office:value="0.000193">
                <text:p>0.000193</text:p>
              </table:table-cell>
              <table:table-cell office:value-type="float" office:value="-0.00102">
                <text:p>-0.001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">
                <text:p>0.5</text:p>
              </table:table-cell>
              <table:table-cell office:value-type="float" office:value="0.000212">
                <text:p>0.000212</text:p>
              </table:table-cell>
              <table:table-cell office:value-type="float" office:value="-0.00091">
                <text:p>-0.000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">
                <text:p>0.51</text:p>
              </table:table-cell>
              <table:table-cell office:value-type="float" office:value="0.000234">
                <text:p>0.000234</text:p>
              </table:table-cell>
              <table:table-cell office:value-type="float" office:value="-0.0008">
                <text:p>-0.00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">
                <text:p>0.52</text:p>
              </table:table-cell>
              <table:table-cell office:value-type="float" office:value="0.000259">
                <text:p>0.000259</text:p>
              </table:table-cell>
              <table:table-cell office:value-type="float" office:value="-0.000688">
                <text:p>-0.0006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">
                <text:p>0.53</text:p>
              </table:table-cell>
              <table:table-cell office:value-type="float" office:value="0.000287">
                <text:p>0.000287</text:p>
              </table:table-cell>
              <table:table-cell office:value-type="float" office:value="-0.000577">
                <text:p>-0.0005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">
                <text:p>0.54</text:p>
              </table:table-cell>
              <table:table-cell office:value-type="float" office:value="0.000318">
                <text:p>0.000318</text:p>
              </table:table-cell>
              <table:table-cell office:value-type="float" office:value="-0.000468">
                <text:p>-0.0004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">
                <text:p>0.55</text:p>
              </table:table-cell>
              <table:table-cell office:value-type="float" office:value="0.000353">
                <text:p>0.000353</text:p>
              </table:table-cell>
              <table:table-cell office:value-type="float" office:value="-0.00036">
                <text:p>-0.000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">
                <text:p>0.56</text:p>
              </table:table-cell>
              <table:table-cell office:value-type="float" office:value="0.000389">
                <text:p>0.000389</text:p>
              </table:table-cell>
              <table:table-cell office:value-type="float" office:value="-0.000255">
                <text:p>-0.0002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">
                <text:p>0.57</text:p>
              </table:table-cell>
              <table:table-cell office:value-type="float" office:value="0.000428">
                <text:p>0.000428</text:p>
              </table:table-cell>
              <table:table-cell office:value-type="float" office:value="-0.000154">
                <text:p>-0.0001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">
                <text:p>0.58</text:p>
              </table:table-cell>
              <table:table-cell office:value-type="float" office:value="0.000468">
                <text:p>0.000468</text:p>
              </table:table-cell>
              <table:table-cell office:value-type="float" office:value="-0.0000546">
                <text:p>-0.00005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">
                <text:p>0.59</text:p>
              </table:table-cell>
              <table:table-cell office:value-type="float" office:value="0.000508">
                <text:p>0.000508</text:p>
              </table:table-cell>
              <table:table-cell office:value-type="float" office:value="0.0000405">
                <text:p>0.00004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">
                <text:p>0.6</text:p>
              </table:table-cell>
              <table:table-cell office:value-type="float" office:value="0.000547">
                <text:p>0.000547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">
                <text:p>0.61</text:p>
              </table:table-cell>
              <table:table-cell office:value-type="float" office:value="0.000586">
                <text:p>0.000586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">
                <text:p>0.62</text:p>
              </table:table-cell>
              <table:table-cell office:value-type="float" office:value="0.000622">
                <text:p>0.000622</text:p>
              </table:table-cell>
              <table:table-cell office:value-type="float" office:value="0.000308">
                <text:p>0.0003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">
                <text:p>0.63</text:p>
              </table:table-cell>
              <table:table-cell office:value-type="float" office:value="0.000657">
                <text:p>0.000657</text:p>
              </table:table-cell>
              <table:table-cell office:value-type="float" office:value="0.000391">
                <text:p>0.0003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">
                <text:p>0.64</text:p>
              </table:table-cell>
              <table:table-cell office:value-type="float" office:value="0.00069">
                <text:p>0.00069</text:p>
              </table:table-cell>
              <table:table-cell office:value-type="float" office:value="0.000467">
                <text:p>0.0004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">
                <text:p>0.65</text:p>
              </table:table-cell>
              <table:table-cell office:value-type="float" office:value="0.000721">
                <text:p>0.000721</text:p>
              </table:table-cell>
              <table:table-cell office:value-type="float" office:value="0.000538">
                <text:p>0.0005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">
                <text:p>0.66</text:p>
              </table:table-cell>
              <table:table-cell office:value-type="float" office:value="0.000753">
                <text:p>0.000753</text:p>
              </table:table-cell>
              <table:table-cell office:value-type="float" office:value="0.000603">
                <text:p>0.0006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">
                <text:p>0.67</text:p>
              </table:table-cell>
              <table:table-cell office:value-type="float" office:value="0.000784">
                <text:p>0.000784</text:p>
              </table:table-cell>
              <table:table-cell office:value-type="float" office:value="0.000663">
                <text:p>0.0006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">
                <text:p>0.68</text:p>
              </table:table-cell>
              <table:table-cell office:value-type="float" office:value="0.000816">
                <text:p>0.000816</text:p>
              </table:table-cell>
              <table:table-cell office:value-type="float" office:value="0.000719">
                <text:p>0.0007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">
                <text:p>0.69</text:p>
              </table:table-cell>
              <table:table-cell office:value-type="float" office:value="0.000849">
                <text:p>0.000849</text:p>
              </table:table-cell>
              <table:table-cell office:value-type="float" office:value="0.00077">
                <text:p>0.000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">
                <text:p>0.7</text:p>
              </table:table-cell>
              <table:table-cell office:value-type="float" office:value="0.000884">
                <text:p>0.000884</text:p>
              </table:table-cell>
              <table:table-cell office:value-type="float" office:value="0.000818">
                <text:p>0.0008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">
                <text:p>0.71</text:p>
              </table:table-cell>
              <table:table-cell office:value-type="float" office:value="0.00092">
                <text:p>0.00092</text:p>
              </table:table-cell>
              <table:table-cell office:value-type="float" office:value="0.000864">
                <text:p>0.0008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">
                <text:p>0.72</text:p>
              </table:table-cell>
              <table:table-cell office:value-type="float" office:value="0.000958">
                <text:p>0.000958</text:p>
              </table:table-cell>
              <table:table-cell office:value-type="float" office:value="0.00091">
                <text:p>0.000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">
                <text:p>0.73</text:p>
              </table:table-cell>
              <table:table-cell office:value-type="float" office:value="0.000999">
                <text:p>0.000999</text:p>
              </table:table-cell>
              <table:table-cell office:value-type="float" office:value="0.000956">
                <text:p>0.0009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">
                <text:p>0.74</text:p>
              </table:table-cell>
              <table:table-cell office:value-type="float" office:value="0.00104">
                <text:p>0.001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">
                <text:p>0.75</text:p>
              </table:table-cell>
              <table:table-cell office:value-type="float" office:value="0.00109">
                <text:p>0.00109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">
                <text:p>0.76</text:p>
              </table:table-cell>
              <table:table-cell office:value-type="float" office:value="0.00114">
                <text:p>0.00114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">
                <text:p>0.77</text:p>
              </table:table-cell>
              <table:table-cell office:value-type="float" office:value="0.00119">
                <text:p>0.00119</text:p>
              </table:table-cell>
              <table:table-cell office:value-type="float" office:value="0.00116">
                <text:p>0.001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">
                <text:p>0.78</text:p>
              </table:table-cell>
              <table:table-cell office:value-type="float" office:value="0.00125">
                <text:p>0.00125</text:p>
              </table:table-cell>
              <table:table-cell office:value-type="float" office:value="0.00122">
                <text:p>0.001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">
                <text:p>0.79</text:p>
              </table:table-cell>
              <table:table-cell office:value-type="float" office:value="0.00131">
                <text:p>0.00131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">
                <text:p>0.8</text:p>
              </table:table-cell>
              <table:table-cell office:value-type="float" office:value="0.00138">
                <text:p>0.00138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">
                <text:p>0.81</text:p>
              </table:table-cell>
              <table:table-cell office:value-type="float" office:value="0.00145">
                <text:p>0.00145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">
                <text:p>0.82</text:p>
              </table:table-cell>
              <table:table-cell office:value-type="float" office:value="0.00152">
                <text:p>0.00152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">
                <text:p>0.83</text:p>
              </table:table-cell>
              <table:table-cell office:value-type="float" office:value="0.0016">
                <text:p>0.0016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">
                <text:p>0.84</text:p>
              </table:table-cell>
              <table:table-cell office:value-type="float" office:value="0.00169">
                <text:p>0.00169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">
                <text:p>0.85</text:p>
              </table:table-cell>
              <table:table-cell office:value-type="float" office:value="0.00178">
                <text:p>0.00178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">
                <text:p>0.86</text:p>
              </table:table-cell>
              <table:table-cell office:value-type="float" office:value="0.00188">
                <text:p>0.00188</text:p>
              </table:table-cell>
              <table:table-cell office:value-type="float" office:value="0.00185">
                <text:p>0.001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">
                <text:p>0.87</text:p>
              </table:table-cell>
              <table:table-cell office:value-type="float" office:value="0.00198">
                <text:p>0.00198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">
                <text:p>0.88</text:p>
              </table:table-cell>
              <table:table-cell office:value-type="float" office:value="0.00209">
                <text:p>0.00209</text:p>
              </table:table-cell>
              <table:table-cell office:value-type="float" office:value="0.00206">
                <text:p>0.002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">
                <text:p>0.89</text:p>
              </table:table-cell>
              <table:table-cell office:value-type="float" office:value="0.00221">
                <text:p>0.00221</text:p>
              </table:table-cell>
              <table:table-cell office:value-type="float" office:value="0.00218">
                <text:p>0.002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">
                <text:p>0.9</text:p>
              </table:table-cell>
              <table:table-cell office:value-type="float" office:value="0.00233">
                <text:p>0.00233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">
                <text:p>0.91</text:p>
              </table:table-cell>
              <table:table-cell office:value-type="float" office:value="0.00246">
                <text:p>0.00246</text:p>
              </table:table-cell>
              <table:table-cell office:value-type="float" office:value="0.00243">
                <text:p>0.002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">
                <text:p>0.92</text:p>
              </table:table-cell>
              <table:table-cell office:value-type="float" office:value="0.0026">
                <text:p>0.0026</text:p>
              </table:table-cell>
              <table:table-cell office:value-type="float" office:value="0.00257">
                <text:p>0.002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">
                <text:p>0.93</text:p>
              </table:table-cell>
              <table:table-cell office:value-type="float" office:value="0.00275">
                <text:p>0.00275</text:p>
              </table:table-cell>
              <table:table-cell office:value-type="float" office:value="0.00272">
                <text:p>0.002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">
                <text:p>0.94</text:p>
              </table:table-cell>
              <table:table-cell office:value-type="float" office:value="0.00291">
                <text:p>0.00291</text:p>
              </table:table-cell>
              <table:table-cell office:value-type="float" office:value="0.00287">
                <text:p>0.002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">
                <text:p>0.95</text:p>
              </table:table-cell>
              <table:table-cell office:value-type="float" office:value="0.00308">
                <text:p>0.00308</text:p>
              </table:table-cell>
              <table:table-cell office:value-type="float" office:value="0.00304">
                <text:p>0.003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">
                <text:p>0.96</text:p>
              </table:table-cell>
              <table:table-cell office:value-type="float" office:value="0.00326">
                <text:p>0.00326</text:p>
              </table:table-cell>
              <table:table-cell office:value-type="float" office:value="0.00322">
                <text:p>0.003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">
                <text:p>0.97</text:p>
              </table:table-cell>
              <table:table-cell office:value-type="float" office:value="0.00345">
                <text:p>0.00345</text:p>
              </table:table-cell>
              <table:table-cell office:value-type="float" office:value="0.00341">
                <text:p>0.003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">
                <text:p>0.98</text:p>
              </table:table-cell>
              <table:table-cell office:value-type="float" office:value="0.00367">
                <text:p>0.00367</text:p>
              </table:table-cell>
              <table:table-cell office:value-type="float" office:value="0.00361">
                <text:p>0.003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">
                <text:p>0.99</text:p>
              </table:table-cell>
              <table:table-cell office:value-type="float" office:value="0.0039">
                <text:p>0.0039</text:p>
              </table:table-cell>
              <table:table-cell office:value-type="float" office:value="0.00384">
                <text:p>0.003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.00415">
                <text:p>0.00415</text:p>
              </table:table-cell>
              <table:table-cell office:value-type="float" office:value="0.00408">
                <text:p>0.004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>
        <chart:symbol-image xlink:href="Pictures/2000000D000000DD000000DDCBF3253A.svm" xlink:type="simple" xlink:actuate="onLoad"/>
      </style:chart-properties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5cm" chart:symbol-height="0.05cm">
        <chart:symbol-image xlink:href="Pictures/2000000D000000DD000000DDCBF3253A.svm" xlink:type="simple" xlink:actuate="onLoad"/>
      </style:chart-properties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04cm" svg:height="13.738cm" xlink:href=".." chart:class="chart:scatter" chart:style-name="ch1">
        <chart:title svg:x="8.015cm" svg:y="0.275cm" chart:style-name="ch2">
          <text:p>0.3 Zonyl</text:p>
        </chart:title>
        <chart:subtitle svg:x="8.28cm" svg:y="1.052cm" chart:style-name="ch3">
          <text:p>Logplot</text:p>
        </chart:subtitle>
        <chart:legend chart:legend-position="end" svg:x="15.21cm" svg:y="6.587cm" chart:style-name="ch4"/>
        <chart:plot-area chart:style-name="ch5" table:cell-range-address="'.3'.M2:'.3'.N203" chart:data-source-has-labels="row" svg:x="0.511cm" svg:y="1.777cm" svg:width="14.344cm" svg:height="11.34cm">
          <chart:axis chart:dimension="x" chart:name="primary-x" chart:style-name="ch6">
            <chart:title svg:x="7.188cm" svg:y="12.819cm" chart:style-name="ch7">
              <text:p>Voltage (V)</text:p>
            </chart:title>
          </chart:axis>
          <chart:axis chart:dimension="y" chart:name="primary-y" chart:style-name="ch6">
            <chart:title svg:x="0.357cm" svg:y="7.902cm" chart:style-name="ch8">
              <text:p>log(abs(J)</text:p>
            </chart:title>
            <chart:grid chart:style-name="ch9" chart:class="major"/>
          </chart:axis>
          <chart:series chart:style-name="ch10" chart:values-cell-range-address="'.3'.N3:'.3'.N203" chart:label-cell-address="'.3'.N2:'.3'.N2" chart:class="chart:scatter">
            <chart:domain table:cell-range-address="'.3'.M3:'.3'.M203"/>
            <chart:data-point chart:repeated="2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M</text:p>
              </table:table-cell>
              <table:table-cell office:value-type="string">
                <text:p text:id="'.3'.N2:'.3'.N2">Dark big gr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 text:id="'.3'.M3:'.3'.M203">-1</text:p>
              </table:table-cell>
              <table:table-cell office:value-type="float" office:value="-4.29670862188134">
                <text:p text:id="'.3'.N3:'.3'.N203">-4.296708621881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-4.30189945437661">
                <text:p>-4.301899454376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-4.30803489723264">
                <text:p>-4.30803489723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-4.31336373073771">
                <text:p>-4.31336373073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-4.31966448658544">
                <text:p>-4.31966448658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-4.32513885926219">
                <text:p>-4.325138859262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-4.33068311943389">
                <text:p>-4.330683119433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-4.33724216831843">
                <text:p>-4.337242168318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-4.3429441471429">
                <text:p>-4.3429441471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-4.34872198600186">
                <text:p>-4.348721986001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-4.35457773065091">
                <text:p>-4.35457773065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-4.36151074304536">
                <text:p>-4.361510743045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-4.36754270781528">
                <text:p>-4.367542707815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-4.37365963262496">
                <text:p>-4.37365963262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-4.37986394502624">
                <text:p>-4.37986394502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-4.38615817812393">
                <text:p>-4.386158178123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-4.39254497678533">
                <text:p>-4.392544976785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-4.39902710431325">
                <text:p>-4.399027104313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-4.40560744962457">
                <text:p>-4.405607449624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-4.41228903498109">
                <text:p>-4.412289034981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-4.41793663708829">
                <text:p>-4.417936637088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-4.42481215507234">
                <text:p>-4.424812155072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-4.43179827593301">
                <text:p>-4.431798275933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-4.43889861635094">
                <text:p>-4.438898616350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-4.44611697335613">
                <text:p>-4.446116973356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-4.45222529461218">
                <text:p>-4.452225294612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-4.45967052520913">
                <text:p>-4.459670525209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-4.4672456210075">
                <text:p>-4.4672456210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-4.47366072261016">
                <text:p>-4.473660722610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-4.48148606012211">
                <text:p>-4.481486060122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-4.48811663902113">
                <text:p>-4.488116639021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-4.49620931694282">
                <text:p>-4.496209316942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-4.50307035192679">
                <text:p>-4.503070351926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-4.51144928349956">
                <text:p>-4.511449283499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-4.51855737149769">
                <text:p>-4.518557371497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-4.52578373592374">
                <text:p>-4.525783735923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-4.53461714855158">
                <text:p>-4.534617148551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-4.54211810326601">
                <text:p>-4.542118103266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-4.54975089168064">
                <text:p>-4.549750891680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-4.55752023093555">
                <text:p>-4.557520230935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-4.56703070912559">
                <text:p>-4.567030709125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-4.57511836336893">
                <text:p>-4.575118363368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-4.58335949266172">
                <text:p>-4.583359492661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-4.59176003468815">
                <text:p>-4.591760034688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-4.60032627851896">
                <text:p>-4.600326278518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-4.60906489289662">
                <text:p>-4.609064892896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-4.61798295742513">
                <text:p>-4.617982957425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-4.62708799702989">
                <text:p>-4.627087997029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-4.63638802010786">
                <text:p>-4.636388020107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-4.6458915608526">
                <text:p>-4.64589156085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-4.65560772631489">
                <text:p>-4.655607726314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-4.66354026615147">
                <text:p>-4.663540266151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-4.67366413907125">
                <text:p>-4.67366413907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-4.68402965454308">
                <text:p>-4.68402965454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-4.69464863055338">
                <text:p>-4.694648630553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-4.70333480973847">
                <text:p>-4.703334809738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-4.71444269099223">
                <text:p>-4.714442690992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3">
                <text:p>-0.43</text:p>
              </table:table-cell>
              <table:table-cell office:value-type="float" office:value="-4.72584215073632">
                <text:p>-4.725842150736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-4.73518217699046">
                <text:p>-4.735182176990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1">
                <text:p>-0.41</text:p>
              </table:table-cell>
              <table:table-cell office:value-type="float" office:value="-4.74714696902011">
                <text:p>-4.747146969020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-4.75696195131371">
                <text:p>-4.756961951313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9">
                <text:p>-0.39</text:p>
              </table:table-cell>
              <table:table-cell office:value-type="float" office:value="-4.76955107862173">
                <text:p>-4.769551078621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8">
                <text:p>-0.38</text:p>
              </table:table-cell>
              <table:table-cell office:value-type="float" office:value="-4.77989191195994">
                <text:p>-4.779891911959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7">
                <text:p>-0.37</text:p>
              </table:table-cell>
              <table:table-cell office:value-type="float" office:value="-4.79317412396815">
                <text:p>-4.793174123968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6">
                <text:p>-0.36</text:p>
              </table:table-cell>
              <table:table-cell office:value-type="float" office:value="-4.80410034759077">
                <text:p>-4.804100347590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5">
                <text:p>-0.35</text:p>
              </table:table-cell>
              <table:table-cell office:value-type="float" office:value="-4.8153085691824">
                <text:p>-4.81530856918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4">
                <text:p>-0.34</text:p>
              </table:table-cell>
              <table:table-cell office:value-type="float" office:value="-4.82681373158773">
                <text:p>-4.826813731587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3">
                <text:p>-0.33</text:p>
              </table:table-cell>
              <table:table-cell office:value-type="float" office:value="-4.84163750790475">
                <text:p>-4.841637507904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2">
                <text:p>-0.32</text:p>
              </table:table-cell>
              <table:table-cell office:value-type="float" office:value="-4.85387196432176">
                <text:p>-4.853871964321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1">
                <text:p>-0.31</text:p>
              </table:table-cell>
              <table:table-cell office:value-type="float" office:value="-4.86646109162978">
                <text:p>-4.866461091629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">
                <text:p>-0.3</text:p>
              </table:table-cell>
              <table:table-cell office:value-type="float" office:value="-4.87942606879415">
                <text:p>-4.879426068794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9">
                <text:p>-0.29</text:p>
              </table:table-cell>
              <table:table-cell office:value-type="float" office:value="-4.89619627904404">
                <text:p>-4.896196279044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8">
                <text:p>-0.28</text:p>
              </table:table-cell>
              <table:table-cell office:value-type="float" office:value="-4.9100948885606">
                <text:p>-4.91009488856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7">
                <text:p>-0.27</text:p>
              </table:table-cell>
              <table:table-cell office:value-type="float" office:value="-4.92445303860747">
                <text:p>-4.924453038607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6">
                <text:p>-0.26</text:p>
              </table:table-cell>
              <table:table-cell office:value-type="float" office:value="-4.93930215964639">
                <text:p>-4.939302159646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5">
                <text:p>-0.25</text:p>
              </table:table-cell>
              <table:table-cell office:value-type="float" office:value="-4.95467702121334">
                <text:p>-4.954677021213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4">
                <text:p>-0.24</text:p>
              </table:table-cell>
              <table:table-cell office:value-type="float" office:value="-4.97061622231479">
                <text:p>-4.970616222314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3">
                <text:p>-0.23</text:p>
              </table:table-cell>
              <table:table-cell office:value-type="float" office:value="-4.98716277529483">
                <text:p>-4.987162775294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2">
                <text:p>-0.22</text:p>
              </table:table-cell>
              <table:table-cell office:value-type="float" office:value="-5.00436480540245">
                <text:p>-5.004364805402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1">
                <text:p>-0.21</text:p>
              </table:table-cell>
              <table:table-cell office:value-type="float" office:value="-5.02227639471115">
                <text:p>-5.022276394711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2">
                <text:p>-0.2</text:p>
              </table:table-cell>
              <table:table-cell office:value-type="float" office:value="-5.04095860767891">
                <text:p>-5.040958607678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9">
                <text:p>-0.19</text:p>
              </table:table-cell>
              <table:table-cell office:value-type="float" office:value="-5.06098022355133">
                <text:p>-5.060980223551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8">
                <text:p>-0.18</text:p>
              </table:table-cell>
              <table:table-cell office:value-type="float" office:value="-5.08092190762393">
                <text:p>-5.080921907623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7">
                <text:p>-0.17</text:p>
              </table:table-cell>
              <table:table-cell office:value-type="float" office:value="-5.10237290870956">
                <text:p>-5.102372908709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6">
                <text:p>-0.16</text:p>
              </table:table-cell>
              <table:table-cell office:value-type="float" office:value="-5.1249387366083">
                <text:p>-5.12493873660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5">
                <text:p>-0.15</text:p>
              </table:table-cell>
              <table:table-cell office:value-type="float" office:value="-5.14874165128092">
                <text:p>-5.148741651280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4">
                <text:p>-0.14</text:p>
              </table:table-cell>
              <table:table-cell office:value-type="float" office:value="-5.17392519729917">
                <text:p>-5.173925197299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3">
                <text:p>-0.13</text:p>
              </table:table-cell>
              <table:table-cell office:value-type="float" office:value="-5.20134935455473">
                <text:p>-5.201349354554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2">
                <text:p>-0.12</text:p>
              </table:table-cell>
              <table:table-cell office:value-type="float" office:value="-5.23062267392386">
                <text:p>-5.230622673923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1">
                <text:p>-0.11</text:p>
              </table:table-cell>
              <table:table-cell office:value-type="float" office:value="-5.26201267366657">
                <text:p>-5.262012673666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">
                <text:p>-0.1</text:p>
              </table:table-cell>
              <table:table-cell office:value-type="float" office:value="-5.29756946355447">
                <text:p>-5.297569463554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9">
                <text:p>-0.09</text:p>
              </table:table-cell>
              <table:table-cell office:value-type="float" office:value="-5.33629907461035">
                <text:p>-5.336299074610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8">
                <text:p>-0.08</text:p>
              </table:table-cell>
              <table:table-cell office:value-type="float" office:value="-5.37882371822496">
                <text:p>-5.378823718224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7">
                <text:p>-0.07</text:p>
              </table:table-cell>
              <table:table-cell office:value-type="float" office:value="-5.4294570601181">
                <text:p>-5.42945706011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6">
                <text:p>-0.06</text:p>
              </table:table-cell>
              <table:table-cell office:value-type="float" office:value="-5.48678239993206">
                <text:p>-5.486782399932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5">
                <text:p>-0.05</text:p>
              </table:table-cell>
              <table:table-cell office:value-type="float" office:value="-5.55752023093555">
                <text:p>-5.557520230935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4">
                <text:p>-0.04</text:p>
              </table:table-cell>
              <table:table-cell office:value-type="float" office:value="-5.64397414280688">
                <text:p>-5.643974142806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3">
                <text:p>-0.03</text:p>
              </table:table-cell>
              <table:table-cell office:value-type="float" office:value="-5.7594507517174">
                <text:p>-5.75945075171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2">
                <text:p>-0.02</text:p>
              </table:table-cell>
              <table:table-cell office:value-type="float" office:value="-5.92445303860747">
                <text:p>-5.924453038607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1">
                <text:p>-0.01</text:p>
              </table:table-cell>
              <table:table-cell office:value-type="float" office:value="-6.21968268785985">
                <text:p>-6.219682687859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-7.83268266525182">
                <text:p>-7.832682665251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">
                <text:p>0.01</text:p>
              </table:table-cell>
              <table:table-cell office:value-type="float" office:value="-6.17134010346468">
                <text:p>-6.171340103464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">
                <text:p>0.02</text:p>
              </table:table-cell>
              <table:table-cell office:value-type="float" office:value="-5.86327943284359">
                <text:p>-5.863279432843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">
                <text:p>0.03</text:p>
              </table:table-cell>
              <table:table-cell office:value-type="float" office:value="-5.67366413907125">
                <text:p>-5.67366413907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">
                <text:p>0.04</text:p>
              </table:table-cell>
              <table:table-cell office:value-type="float" office:value="-5.53760200210104">
                <text:p>-5.537602002101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">
                <text:p>0.05</text:p>
              </table:table-cell>
              <table:table-cell office:value-type="float" office:value="-5.42712839779952">
                <text:p>-5.427128397799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">
                <text:p>0.06</text:p>
              </table:table-cell>
              <table:table-cell office:value-type="float" office:value="-5.33348201944512">
                <text:p>-5.333482019445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">
                <text:p>0.07</text:p>
              </table:table-cell>
              <table:table-cell office:value-type="float" office:value="-5.25258819211358">
                <text:p>-5.252588192113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">
                <text:p>0.08</text:p>
              </table:table-cell>
              <table:table-cell office:value-type="float" office:value="-5.18045606445813">
                <text:p>-5.180456064458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">
                <text:p>0.09</text:p>
              </table:table-cell>
              <table:table-cell office:value-type="float" office:value="-5.11633856484638">
                <text:p>-5.116338564846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">
                <text:p>0.1</text:p>
              </table:table-cell>
              <table:table-cell office:value-type="float" office:value="-5.0565054840939">
                <text:p>-5.05650548409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">
                <text:p>0.11</text:p>
              </table:table-cell>
              <table:table-cell office:value-type="float" office:value="-5.00130484168834">
                <text:p>-5.001304841688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">
                <text:p>0.12</text:p>
              </table:table-cell>
              <table:table-cell office:value-type="float" office:value="-4.95078197732982">
                <text:p>-4.950781977329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">
                <text:p>0.13</text:p>
              </table:table-cell>
              <table:table-cell office:value-type="float" office:value="-4.90308998699194">
                <text:p>-4.903089986991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">
                <text:p>0.14</text:p>
              </table:table-cell>
              <table:table-cell office:value-type="float" office:value="-4.85387196432176">
                <text:p>-4.853871964321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">
                <text:p>0.15</text:p>
              </table:table-cell>
              <table:table-cell office:value-type="float" office:value="-4.81247927916354">
                <text:p>-4.812479279163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">
                <text:p>0.16</text:p>
              </table:table-cell>
              <table:table-cell office:value-type="float" office:value="-4.76955107862173">
                <text:p>-4.769551078621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">
                <text:p>0.17</text:p>
              </table:table-cell>
              <table:table-cell office:value-type="float" office:value="-4.7281583934635">
                <text:p>-4.72815839346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">
                <text:p>0.18</text:p>
              </table:table-cell>
              <table:table-cell office:value-type="float" office:value="-4.6903698325741">
                <text:p>-4.69036983257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">
                <text:p>0.19</text:p>
              </table:table-cell>
              <table:table-cell office:value-type="float" office:value="-4.65169513695184">
                <text:p>-4.651695136951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">
                <text:p>0.2</text:p>
              </table:table-cell>
              <table:table-cell office:value-type="float" office:value="-4.61618463401957">
                <text:p>-4.616184634019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">
                <text:p>0.21</text:p>
              </table:table-cell>
              <table:table-cell office:value-type="float" office:value="-4.58004425151024">
                <text:p>-4.580044251510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">
                <text:p>0.22</text:p>
              </table:table-cell>
              <table:table-cell office:value-type="float" office:value="-4.54515513999149">
                <text:p>-4.545155139991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">
                <text:p>0.23</text:p>
              </table:table-cell>
              <table:table-cell office:value-type="float" office:value="-4.51144928349956">
                <text:p>-4.511449283499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">
                <text:p>0.24</text:p>
              </table:table-cell>
              <table:table-cell office:value-type="float" office:value="-4.47886191629596">
                <text:p>-4.478861916295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">
                <text:p>0.25</text:p>
              </table:table-cell>
              <table:table-cell office:value-type="float" office:value="-4.44611697335613">
                <text:p>-4.446116973356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">
                <text:p>0.26</text:p>
              </table:table-cell>
              <table:table-cell office:value-type="float" office:value="-4.4145392704915">
                <text:p>-4.41453927049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">
                <text:p>0.27</text:p>
              </table:table-cell>
              <table:table-cell office:value-type="float" office:value="-4.3829996588791">
                <text:p>-4.38299965887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">
                <text:p>0.28</text:p>
              </table:table-cell>
              <table:table-cell office:value-type="float" office:value="-4.35261702988538">
                <text:p>-4.352617029885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">
                <text:p>0.29</text:p>
              </table:table-cell>
              <table:table-cell office:value-type="float" office:value="-4.32239304727951">
                <text:p>-4.322393047279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">
                <text:p>0.3</text:p>
              </table:table-cell>
              <table:table-cell office:value-type="float" office:value="-4.29242982390206">
                <text:p>-4.292429823902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">
                <text:p>0.31</text:p>
              </table:table-cell>
              <table:table-cell office:value-type="float" office:value="-4.26360349772336">
                <text:p>-4.263603497723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">
                <text:p>0.32</text:p>
              </table:table-cell>
              <table:table-cell office:value-type="float" office:value="-4.23433144524099">
                <text:p>-4.234331445240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">
                <text:p>0.33</text:p>
              </table:table-cell>
              <table:table-cell office:value-type="float" office:value="-4.20620961530918">
                <text:p>-4.206209615309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">
                <text:p>0.34</text:p>
              </table:table-cell>
              <table:table-cell office:value-type="float" office:value="-4.17783192063198">
                <text:p>-4.177831920631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">
                <text:p>0.35</text:p>
              </table:table-cell>
              <table:table-cell office:value-type="float" office:value="-4.14935376481693">
                <text:p>-4.149353764816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">
                <text:p>0.36</text:p>
              </table:table-cell>
              <table:table-cell office:value-type="float" office:value="-4.12147820449879">
                <text:p>-4.121478204498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">
                <text:p>0.37</text:p>
              </table:table-cell>
              <table:table-cell office:value-type="float" office:value="-4.09366495819491">
                <text:p>-4.093664958194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">
                <text:p>0.38</text:p>
              </table:table-cell>
              <table:table-cell office:value-type="float" office:value="-4.06600683616876">
                <text:p>-4.066006836168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">
                <text:p>0.39</text:p>
              </table:table-cell>
              <table:table-cell office:value-type="float" office:value="-4.03857890593355">
                <text:p>-4.038578905933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">
                <text:p>0.4</text:p>
              </table:table-cell>
              <table:table-cell office:value-type="float" office:value="-4.01010543628123">
                <text:p>-4.010105436281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">
                <text:p>0.41</text:p>
              </table:table-cell>
              <table:table-cell office:value-type="float" office:value="-3.98296666070122">
                <text:p>-3.982966660701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">
                <text:p>0.42</text:p>
              </table:table-cell>
              <table:table-cell office:value-type="float" office:value="-3.95467702121334">
                <text:p>-3.954677021213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">
                <text:p>0.43</text:p>
              </table:table-cell>
              <table:table-cell office:value-type="float" office:value="-3.92445303860747">
                <text:p>-3.924453038607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">
                <text:p>0.44</text:p>
              </table:table-cell>
              <table:table-cell office:value-type="float" office:value="-3.89279003035213">
                <text:p>-3.892790030352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">
                <text:p>0.45</text:p>
              </table:table-cell>
              <table:table-cell office:value-type="float" office:value="-3.86012091359876">
                <text:p>-3.860120913598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">
                <text:p>0.46</text:p>
              </table:table-cell>
              <table:table-cell office:value-type="float" office:value="-3.82681373158773">
                <text:p>-3.826813731587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">
                <text:p>0.47</text:p>
              </table:table-cell>
              <table:table-cell office:value-type="float" office:value="-3.79048498545737">
                <text:p>-3.790484985457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">
                <text:p>0.48</text:p>
              </table:table-cell>
              <table:table-cell office:value-type="float" office:value="-3.75448733218585">
                <text:p>-3.754487332185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">
                <text:p>0.49</text:p>
              </table:table-cell>
              <table:table-cell office:value-type="float" office:value="-3.71444269099223">
                <text:p>-3.714442690992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">
                <text:p>0.5</text:p>
              </table:table-cell>
              <table:table-cell office:value-type="float" office:value="-3.67366413907125">
                <text:p>-3.67366413907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">
                <text:p>0.51</text:p>
              </table:table-cell>
              <table:table-cell office:value-type="float" office:value="-3.63078414258986">
                <text:p>-3.630784142589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">
                <text:p>0.52</text:p>
              </table:table-cell>
              <table:table-cell office:value-type="float" office:value="-3.58670023591875">
                <text:p>-3.586700235918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">
                <text:p>0.53</text:p>
              </table:table-cell>
              <table:table-cell office:value-type="float" office:value="-3.54211810326601">
                <text:p>-3.542118103266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">
                <text:p>0.54</text:p>
              </table:table-cell>
              <table:table-cell office:value-type="float" office:value="-3.49757288001557">
                <text:p>-3.497572880015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">
                <text:p>0.55</text:p>
              </table:table-cell>
              <table:table-cell office:value-type="float" office:value="-3.45222529461218">
                <text:p>-3.452225294612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">
                <text:p>0.56</text:p>
              </table:table-cell>
              <table:table-cell office:value-type="float" office:value="-3.41005039867429">
                <text:p>-3.410050398674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">
                <text:p>0.57</text:p>
              </table:table-cell>
              <table:table-cell office:value-type="float" office:value="-3.36855623098683">
                <text:p>-3.368556230986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">
                <text:p>0.58</text:p>
              </table:table-cell>
              <table:table-cell office:value-type="float" office:value="-3.32975414692588">
                <text:p>-3.329754146925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">
                <text:p>0.59</text:p>
              </table:table-cell>
              <table:table-cell office:value-type="float" office:value="-3.29413628771608">
                <text:p>-3.294136287716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">
                <text:p>0.6</text:p>
              </table:table-cell>
              <table:table-cell office:value-type="float" office:value="-3.26201267366657">
                <text:p>-3.262012673666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">
                <text:p>0.61</text:p>
              </table:table-cell>
              <table:table-cell office:value-type="float" office:value="-3.23210238398191">
                <text:p>-3.232102383981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">
                <text:p>0.62</text:p>
              </table:table-cell>
              <table:table-cell office:value-type="float" office:value="-3.20620961530918">
                <text:p>-3.206209615309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">
                <text:p>0.63</text:p>
              </table:table-cell>
              <table:table-cell office:value-type="float" office:value="-3.18243463044022">
                <text:p>-3.182434630440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">
                <text:p>0.64</text:p>
              </table:table-cell>
              <table:table-cell office:value-type="float" office:value="-3.16115090926274">
                <text:p>-3.161150909262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">
                <text:p>0.65</text:p>
              </table:table-cell>
              <table:table-cell office:value-type="float" office:value="-3.14206473528057">
                <text:p>-3.142064735280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">
                <text:p>0.66</text:p>
              </table:table-cell>
              <table:table-cell office:value-type="float" office:value="-3.1232050237993">
                <text:p>-3.12320502379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">
                <text:p>0.67</text:p>
              </table:table-cell>
              <table:table-cell office:value-type="float" office:value="-3.10568393731556">
                <text:p>-3.105683937315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">
                <text:p>0.68</text:p>
              </table:table-cell>
              <table:table-cell office:value-type="float" office:value="-3.08830984124614">
                <text:p>-3.088309841246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">
                <text:p>0.69</text:p>
              </table:table-cell>
              <table:table-cell office:value-type="float" office:value="-3.07109230975605">
                <text:p>-3.071092309756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">
                <text:p>0.7</text:p>
              </table:table-cell>
              <table:table-cell office:value-type="float" office:value="-3.05354773498693">
                <text:p>-3.053547734986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">
                <text:p>0.71</text:p>
              </table:table-cell>
              <table:table-cell office:value-type="float" office:value="-3.03621217265444">
                <text:p>-3.036212172654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">
                <text:p>0.72</text:p>
              </table:table-cell>
              <table:table-cell office:value-type="float" office:value="-3.01863449092145">
                <text:p>-3.018634490921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">
                <text:p>0.73</text:p>
              </table:table-cell>
              <table:table-cell office:value-type="float" office:value="-3.00043451177402">
                <text:p>-3.000434511774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">
                <text:p>0.74</text:p>
              </table:table-cell>
              <table:table-cell office:value-type="float" office:value="-2.98296666070122">
                <text:p>-2.982966660701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">
                <text:p>0.75</text:p>
              </table:table-cell>
              <table:table-cell office:value-type="float" office:value="-2.96257350205938">
                <text:p>-2.962573502059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">
                <text:p>0.76</text:p>
              </table:table-cell>
              <table:table-cell office:value-type="float" office:value="-2.94309514866353">
                <text:p>-2.943095148663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">
                <text:p>0.77</text:p>
              </table:table-cell>
              <table:table-cell office:value-type="float" office:value="-2.92445303860747">
                <text:p>-2.924453038607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">
                <text:p>0.78</text:p>
              </table:table-cell>
              <table:table-cell office:value-type="float" office:value="-2.90308998699194">
                <text:p>-2.903089986991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">
                <text:p>0.79</text:p>
              </table:table-cell>
              <table:table-cell office:value-type="float" office:value="-2.88272870434424">
                <text:p>-2.882728704344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">
                <text:p>0.8</text:p>
              </table:table-cell>
              <table:table-cell office:value-type="float" office:value="-2.86012091359876">
                <text:p>-2.860120913598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">
                <text:p>0.81</text:p>
              </table:table-cell>
              <table:table-cell office:value-type="float" office:value="-2.83863199776502">
                <text:p>-2.838631997765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">
                <text:p>0.82</text:p>
              </table:table-cell>
              <table:table-cell office:value-type="float" office:value="-2.81815641205523">
                <text:p>-2.818156412055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">
                <text:p>0.83</text:p>
              </table:table-cell>
              <table:table-cell office:value-type="float" office:value="-2.79588001734407">
                <text:p>-2.795880017344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">
                <text:p>0.84</text:p>
              </table:table-cell>
              <table:table-cell office:value-type="float" office:value="-2.77211329538633">
                <text:p>-2.772113295386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">
                <text:p>0.85</text:p>
              </table:table-cell>
              <table:table-cell office:value-type="float" office:value="-2.74957999769111">
                <text:p>-2.749579997691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">
                <text:p>0.86</text:p>
              </table:table-cell>
              <table:table-cell office:value-type="float" office:value="-2.72584215073632">
                <text:p>-2.725842150736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">
                <text:p>0.87</text:p>
              </table:table-cell>
              <table:table-cell office:value-type="float" office:value="-2.70333480973847">
                <text:p>-2.703334809738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">
                <text:p>0.88</text:p>
              </table:table-cell>
              <table:table-cell office:value-type="float" office:value="-2.67985371388895">
                <text:p>-2.679853713888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">
                <text:p>0.89</text:p>
              </table:table-cell>
              <table:table-cell office:value-type="float" office:value="-2.65560772631489">
                <text:p>-2.655607726314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">
                <text:p>0.9</text:p>
              </table:table-cell>
              <table:table-cell office:value-type="float" office:value="-2.63264407897398">
                <text:p>-2.632644078973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">
                <text:p>0.91</text:p>
              </table:table-cell>
              <table:table-cell office:value-type="float" office:value="-2.60906489289662">
                <text:p>-2.609064892896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">
                <text:p>0.92</text:p>
              </table:table-cell>
              <table:table-cell office:value-type="float" office:value="-2.58502665202918">
                <text:p>-2.585026652029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">
                <text:p>0.93</text:p>
              </table:table-cell>
              <table:table-cell office:value-type="float" office:value="-2.56066730616974">
                <text:p>-2.560667306169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">
                <text:p>0.94</text:p>
              </table:table-cell>
              <table:table-cell office:value-type="float" office:value="-2.53610701101409">
                <text:p>-2.536107011014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">
                <text:p>0.95</text:p>
              </table:table-cell>
              <table:table-cell office:value-type="float" office:value="-2.51144928349956">
                <text:p>-2.511449283499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">
                <text:p>0.96</text:p>
              </table:table-cell>
              <table:table-cell office:value-type="float" office:value="-2.48678239993206">
                <text:p>-2.486782399932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">
                <text:p>0.97</text:p>
              </table:table-cell>
              <table:table-cell office:value-type="float" office:value="-2.46218090492673">
                <text:p>-2.462180904926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">
                <text:p>0.98</text:p>
              </table:table-cell>
              <table:table-cell office:value-type="float" office:value="-2.43533393574791">
                <text:p>-2.435333935747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">
                <text:p>0.99</text:p>
              </table:table-cell>
              <table:table-cell office:value-type="float" office:value="-2.4089353929735">
                <text:p>-2.40893539297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-2.38195190328791">
                <text:p>-2.381951903287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5cm" chart:symbol-height="0.05cm">
        <chart:symbol-image xlink:href="Pictures/2000000D000000DD000000DDCBF3253A.svm" xlink:type="simple" xlink:actuate="onLoad"/>
      </style:chart-properties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05cm" chart:symbol-height="0.05cm">
        <chart:symbol-image/>
      </style:chart-properties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05cm" chart:symbol-height="0.05cm">
        <chart:symbol-image/>
      </style:chart-properties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05cm" chart:symbol-height="0.05cm">
        <chart:symbol-image/>
      </style:chart-properties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859cm" svg:height="15.253cm" xlink:href=".." chart:class="chart:scatter" chart:style-name="ch1">
        <chart:title svg:x="8.542cm" svg:y="0.306cm" chart:style-name="ch2">
          <text:p>0.2 Zonyl</text:p>
        </chart:title>
        <chart:subtitle svg:x="9.151cm" svg:y="1.114cm" chart:style-name="ch3">
          <text:p>J-V</text:p>
        </chart:subtitle>
        <chart:legend chart:legend-position="end" svg:x="16.509cm" svg:y="6.782cm" chart:style-name="ch4"/>
        <chart:plot-area chart:style-name="ch5" table:cell-range-address="'.2'.G2:'.2'.K203" chart:data-source-has-labels="row" svg:x="0.21cm" svg:y="3.187cm" svg:width="13.174cm" svg:height="11.674cm">
          <chart:axis chart:dimension="x" chart:name="primary-x" chart:style-name="ch6">
            <chart:title svg:x="6.301cm" svg:y="14.595cm" chart:style-name="ch7">
              <text:p>Voltage (V)</text:p>
            </chart:title>
          </chart:axis>
          <chart:axis chart:dimension="y" chart:name="primary-y" chart:style-name="ch6">
            <chart:title svg:x="0.034cm" svg:y="10.736cm" chart:style-name="ch8">
              <text:p>Current Density (mA/mm^2)</text:p>
            </chart:title>
            <chart:grid chart:style-name="ch9" chart:class="major"/>
          </chart:axis>
          <chart:series chart:style-name="ch10" chart:values-cell-range-address="'.2'.H3:'.2'.H203" chart:label-cell-address="'.2'.H2:'.2'.H2" chart:class="chart:scatter">
            <chart:domain table:cell-range-address="'.2'.G3:'.2'.G203"/>
            <chart:data-point chart:repeated="201"/>
          </chart:series>
          <chart:series chart:style-name="ch11" chart:values-cell-range-address="'.2'.I3:'.2'.I203" chart:label-cell-address="'.2'.I2:'.2'.I2" chart:class="chart:scatter">
            <chart:data-point chart:repeated="201"/>
          </chart:series>
          <chart:series chart:style-name="ch12" chart:values-cell-range-address="'.2'.J3:'.2'.J203" chart:label-cell-address="'.2'.J2:'.2'.J2" chart:class="chart:scatter">
            <chart:data-point chart:repeated="201"/>
          </chart:series>
          <chart:series chart:style-name="ch13" chart:values-cell-range-address="'.2'.K3:'.2'.K203" chart:label-cell-address="'.2'.K2:'.2'.K2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 text:id="'.2'.H2:'.2'.H2">Dark big</text:p>
              </table:table-cell>
              <table:table-cell office:value-type="string">
                <text:p text:id="'.2'.I2:'.2'.I2">Light big</text:p>
              </table:table-cell>
              <table:table-cell office:value-type="string">
                <text:p text:id="'.2'.J2:'.2'.J2">Dark small</text:p>
              </table:table-cell>
              <table:table-cell office:value-type="string">
                <text:p text:id="'.2'.K2:'.2'.K2">Light smal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 text:id="'.2'.G3:'.2'.G203">-1</text:p>
              </table:table-cell>
              <table:table-cell office:value-type="float" office:value="-0.000841836734693877">
                <text:p text:id="'.2'.H3:'.2'.H203">-0.000841836734693877</text:p>
              </table:table-cell>
              <table:table-cell office:value-type="float" office:value="-0.33265306122449">
                <text:p text:id="'.2'.I3:'.2'.I203">-0.33265306122449</text:p>
              </table:table-cell>
              <table:table-cell office:value-type="float" office:value="-0.0031530612244898">
                <text:p text:id="'.2'.J3:'.2'.J203">-0.0031530612244898</text:p>
              </table:table-cell>
              <table:table-cell office:value-type="float" office:value="-0.143877551020408">
                <text:p text:id="'.2'.K3:'.2'.K203">-0.1438775510204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-0.00083469387755102">
                <text:p>-0.00083469387755102</text:p>
              </table:table-cell>
              <table:table-cell office:value-type="float" office:value="-0.333673469387755">
                <text:p>-0.333673469387755</text:p>
              </table:table-cell>
              <table:table-cell office:value-type="float" office:value="-0.00311224489795918">
                <text:p>-0.00311224489795918</text:p>
              </table:table-cell>
              <table:table-cell office:value-type="float" office:value="-0.144897959183673">
                <text:p>-0.144897959183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-0.000826530612244898">
                <text:p>-0.000826530612244898</text:p>
              </table:table-cell>
              <table:table-cell office:value-type="float" office:value="-0.33469387755102">
                <text:p>-0.33469387755102</text:p>
              </table:table-cell>
              <table:table-cell office:value-type="float" office:value="-0.00308163265306122">
                <text:p>-0.00308163265306122</text:p>
              </table:table-cell>
              <table:table-cell office:value-type="float" office:value="-0.144897959183673">
                <text:p>-0.1448979591836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-0.000818367346938775">
                <text:p>-0.000818367346938775</text:p>
              </table:table-cell>
              <table:table-cell office:value-type="float" office:value="-0.333673469387755">
                <text:p>-0.333673469387755</text:p>
              </table:table-cell>
              <table:table-cell office:value-type="float" office:value="-0.00304081632653061">
                <text:p>-0.00304081632653061</text:p>
              </table:table-cell>
              <table:table-cell office:value-type="float" office:value="-0.145918367346939">
                <text:p>-0.1459183673469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-0.000809183673469388">
                <text:p>-0.000809183673469388</text:p>
              </table:table-cell>
              <table:table-cell office:value-type="float" office:value="-0.333673469387755">
                <text:p>-0.333673469387755</text:p>
              </table:table-cell>
              <table:table-cell office:value-type="float" office:value="-0.003">
                <text:p>-0.003</text:p>
              </table:table-cell>
              <table:table-cell office:value-type="float" office:value="-0.145918367346939">
                <text:p>-0.1459183673469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-0.000801020408163265">
                <text:p>-0.000801020408163265</text:p>
              </table:table-cell>
              <table:table-cell office:value-type="float" office:value="-0.333673469387755">
                <text:p>-0.333673469387755</text:p>
              </table:table-cell>
              <table:table-cell office:value-type="float" office:value="-0.00295918367346939">
                <text:p>-0.00295918367346939</text:p>
              </table:table-cell>
              <table:table-cell office:value-type="float" office:value="-0.145918367346939">
                <text:p>-0.1459183673469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-0.000790816326530612">
                <text:p>-0.000790816326530612</text:p>
              </table:table-cell>
              <table:table-cell office:value-type="float" office:value="-0.333673469387755">
                <text:p>-0.333673469387755</text:p>
              </table:table-cell>
              <table:table-cell office:value-type="float" office:value="-0.00291836734693877">
                <text:p>-0.00291836734693877</text:p>
              </table:table-cell>
              <table:table-cell office:value-type="float" office:value="-0.145918367346939">
                <text:p>-0.1459183673469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-0.000781632653061224">
                <text:p>-0.000781632653061224</text:p>
              </table:table-cell>
              <table:table-cell office:value-type="float" office:value="-0.333673469387755">
                <text:p>-0.333673469387755</text:p>
              </table:table-cell>
              <table:table-cell office:value-type="float" office:value="-0.00287755102040816">
                <text:p>-0.00287755102040816</text:p>
              </table:table-cell>
              <table:table-cell office:value-type="float" office:value="-0.145918367346939">
                <text:p>-0.1459183673469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-0.000771428571428571">
                <text:p>-0.000771428571428571</text:p>
              </table:table-cell>
              <table:table-cell office:value-type="float" office:value="-0.33265306122449">
                <text:p>-0.33265306122449</text:p>
              </table:table-cell>
              <table:table-cell office:value-type="float" office:value="-0.0028469387755102">
                <text:p>-0.0028469387755102</text:p>
              </table:table-cell>
              <table:table-cell office:value-type="float" office:value="-0.145918367346939">
                <text:p>-0.145918367346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-0.000762244897959184">
                <text:p>-0.000762244897959184</text:p>
              </table:table-cell>
              <table:table-cell office:value-type="float" office:value="-0.33265306122449">
                <text:p>-0.33265306122449</text:p>
              </table:table-cell>
              <table:table-cell office:value-type="float" office:value="-0.00280612244897959">
                <text:p>-0.00280612244897959</text:p>
              </table:table-cell>
              <table:table-cell office:value-type="float" office:value="-0.145918367346939">
                <text:p>-0.1459183673469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-0.000752040816326531">
                <text:p>-0.000752040816326531</text:p>
              </table:table-cell>
              <table:table-cell office:value-type="float" office:value="-0.333673469387755">
                <text:p>-0.333673469387755</text:p>
              </table:table-cell>
              <table:table-cell office:value-type="float" office:value="-0.00276530612244898">
                <text:p>-0.00276530612244898</text:p>
              </table:table-cell>
              <table:table-cell office:value-type="float" office:value="-0.145918367346939">
                <text:p>-0.1459183673469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-0.000742857142857143">
                <text:p>-0.000742857142857143</text:p>
              </table:table-cell>
              <table:table-cell office:value-type="float" office:value="-0.333673469387755">
                <text:p>-0.333673469387755</text:p>
              </table:table-cell>
              <table:table-cell office:value-type="float" office:value="-0.00272448979591837">
                <text:p>-0.00272448979591837</text:p>
              </table:table-cell>
              <table:table-cell office:value-type="float" office:value="-0.145918367346939">
                <text:p>-0.1459183673469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-0.000733673469387755">
                <text:p>-0.000733673469387755</text:p>
              </table:table-cell>
              <table:table-cell office:value-type="float" office:value="-0.333673469387755">
                <text:p>-0.333673469387755</text:p>
              </table:table-cell>
              <table:table-cell office:value-type="float" office:value="-0.00268367346938775">
                <text:p>-0.00268367346938775</text:p>
              </table:table-cell>
              <table:table-cell office:value-type="float" office:value="-0.145918367346939">
                <text:p>-0.1459183673469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-0.000723469387755102">
                <text:p>-0.000723469387755102</text:p>
              </table:table-cell>
              <table:table-cell office:value-type="float" office:value="-0.333673469387755">
                <text:p>-0.333673469387755</text:p>
              </table:table-cell>
              <table:table-cell office:value-type="float" office:value="-0.00264285714285714">
                <text:p>-0.00264285714285714</text:p>
              </table:table-cell>
              <table:table-cell office:value-type="float" office:value="-0.145918367346939">
                <text:p>-0.1459183673469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-0.000713265306122449">
                <text:p>-0.000713265306122449</text:p>
              </table:table-cell>
              <table:table-cell office:value-type="float" office:value="-0.333673469387755">
                <text:p>-0.333673469387755</text:p>
              </table:table-cell>
              <table:table-cell office:value-type="float" office:value="-0.00261224489795918">
                <text:p>-0.00261224489795918</text:p>
              </table:table-cell>
              <table:table-cell office:value-type="float" office:value="-0.145918367346939">
                <text:p>-0.1459183673469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-0.000704081632653061">
                <text:p>-0.000704081632653061</text:p>
              </table:table-cell>
              <table:table-cell office:value-type="float" office:value="-0.33469387755102">
                <text:p>-0.33469387755102</text:p>
              </table:table-cell>
              <table:table-cell office:value-type="float" office:value="-0.00257142857142857">
                <text:p>-0.00257142857142857</text:p>
              </table:table-cell>
              <table:table-cell office:value-type="float" office:value="-0.145918367346939">
                <text:p>-0.1459183673469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-0.000694897959183673">
                <text:p>-0.000694897959183673</text:p>
              </table:table-cell>
              <table:table-cell office:value-type="float" office:value="-0.33469387755102">
                <text:p>-0.33469387755102</text:p>
              </table:table-cell>
              <table:table-cell office:value-type="float" office:value="-0.00253061224489796">
                <text:p>-0.00253061224489796</text:p>
              </table:table-cell>
              <table:table-cell office:value-type="float" office:value="-0.144897959183673">
                <text:p>-0.1448979591836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-0.000685714285714286">
                <text:p>-0.000685714285714286</text:p>
              </table:table-cell>
              <table:table-cell office:value-type="float" office:value="-0.33469387755102">
                <text:p>-0.33469387755102</text:p>
              </table:table-cell>
              <table:table-cell office:value-type="float" office:value="-0.00248979591836735">
                <text:p>-0.00248979591836735</text:p>
              </table:table-cell>
              <table:table-cell office:value-type="float" office:value="-0.144897959183673">
                <text:p>-0.1448979591836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-0.000675510204081633">
                <text:p>-0.000675510204081633</text:p>
              </table:table-cell>
              <table:table-cell office:value-type="float" office:value="-0.33469387755102">
                <text:p>-0.33469387755102</text:p>
              </table:table-cell>
              <table:table-cell office:value-type="float" office:value="-0.00245918367346939">
                <text:p>-0.00245918367346939</text:p>
              </table:table-cell>
              <table:table-cell office:value-type="float" office:value="-0.144897959183673">
                <text:p>-0.1448979591836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-0.00066734693877551">
                <text:p>-0.00066734693877551</text:p>
              </table:table-cell>
              <table:table-cell office:value-type="float" office:value="-0.33469387755102">
                <text:p>-0.33469387755102</text:p>
              </table:table-cell>
              <table:table-cell office:value-type="float" office:value="-0.00241836734693878">
                <text:p>-0.00241836734693878</text:p>
              </table:table-cell>
              <table:table-cell office:value-type="float" office:value="-0.145918367346939">
                <text:p>-0.1459183673469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-0.000658163265306122">
                <text:p>-0.000658163265306122</text:p>
              </table:table-cell>
              <table:table-cell office:value-type="float" office:value="-0.333673469387755">
                <text:p>-0.333673469387755</text:p>
              </table:table-cell>
              <table:table-cell office:value-type="float" office:value="-0.00237755102040816">
                <text:p>-0.00237755102040816</text:p>
              </table:table-cell>
              <table:table-cell office:value-type="float" office:value="-0.145918367346939">
                <text:p>-0.1459183673469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-0.000648979591836735">
                <text:p>-0.000648979591836735</text:p>
              </table:table-cell>
              <table:table-cell office:value-type="float" office:value="-0.333673469387755">
                <text:p>-0.333673469387755</text:p>
              </table:table-cell>
              <table:table-cell office:value-type="float" office:value="-0.0023469387755102">
                <text:p>-0.0023469387755102</text:p>
              </table:table-cell>
              <table:table-cell office:value-type="float" office:value="-0.145918367346939">
                <text:p>-0.1459183673469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-0.000638775510204082">
                <text:p>-0.000638775510204082</text:p>
              </table:table-cell>
              <table:table-cell office:value-type="float" office:value="-0.33265306122449">
                <text:p>-0.33265306122449</text:p>
              </table:table-cell>
              <table:table-cell office:value-type="float" office:value="-0.00230612244897959">
                <text:p>-0.00230612244897959</text:p>
              </table:table-cell>
              <table:table-cell office:value-type="float" office:value="-0.145918367346939">
                <text:p>-0.1459183673469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-0.000628571428571429">
                <text:p>-0.000628571428571429</text:p>
              </table:table-cell>
              <table:table-cell office:value-type="float" office:value="-0.331632653061224">
                <text:p>-0.331632653061224</text:p>
              </table:table-cell>
              <table:table-cell office:value-type="float" office:value="-0.00226530612244898">
                <text:p>-0.00226530612244898</text:p>
              </table:table-cell>
              <table:table-cell office:value-type="float" office:value="-0.145918367346939">
                <text:p>-0.1459183673469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-0.000620408163265306">
                <text:p>-0.000620408163265306</text:p>
              </table:table-cell>
              <table:table-cell office:value-type="float" office:value="-0.331632653061224">
                <text:p>-0.331632653061224</text:p>
              </table:table-cell>
              <table:table-cell office:value-type="float" office:value="-0.00223469387755102">
                <text:p>-0.00223469387755102</text:p>
              </table:table-cell>
              <table:table-cell office:value-type="float" office:value="-0.144897959183673">
                <text:p>-0.1448979591836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-0.000610204081632653">
                <text:p>-0.000610204081632653</text:p>
              </table:table-cell>
              <table:table-cell office:value-type="float" office:value="-0.331632653061224">
                <text:p>-0.331632653061224</text:p>
              </table:table-cell>
              <table:table-cell office:value-type="float" office:value="-0.00219387755102041">
                <text:p>-0.00219387755102041</text:p>
              </table:table-cell>
              <table:table-cell office:value-type="float" office:value="-0.144897959183673">
                <text:p>-0.1448979591836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-0.000601020408163265">
                <text:p>-0.000601020408163265</text:p>
              </table:table-cell>
              <table:table-cell office:value-type="float" office:value="-0.33265306122449">
                <text:p>-0.33265306122449</text:p>
              </table:table-cell>
              <table:table-cell office:value-type="float" office:value="-0.00216326530612245">
                <text:p>-0.00216326530612245</text:p>
              </table:table-cell>
              <table:table-cell office:value-type="float" office:value="-0.144897959183673">
                <text:p>-0.1448979591836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-0.000591836734693877">
                <text:p>-0.000591836734693877</text:p>
              </table:table-cell>
              <table:table-cell office:value-type="float" office:value="-0.33265306122449">
                <text:p>-0.33265306122449</text:p>
              </table:table-cell>
              <table:table-cell office:value-type="float" office:value="-0.00212244897959184">
                <text:p>-0.00212244897959184</text:p>
              </table:table-cell>
              <table:table-cell office:value-type="float" office:value="-0.144897959183673">
                <text:p>-0.1448979591836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-0.000583673469387755">
                <text:p>-0.000583673469387755</text:p>
              </table:table-cell>
              <table:table-cell office:value-type="float" office:value="-0.33265306122449">
                <text:p>-0.33265306122449</text:p>
              </table:table-cell>
              <table:table-cell office:value-type="float" office:value="-0.00208163265306122">
                <text:p>-0.00208163265306122</text:p>
              </table:table-cell>
              <table:table-cell office:value-type="float" office:value="-0.144897959183673">
                <text:p>-0.1448979591836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-0.000574489795918367">
                <text:p>-0.000574489795918367</text:p>
              </table:table-cell>
              <table:table-cell office:value-type="float" office:value="-0.331632653061224">
                <text:p>-0.331632653061224</text:p>
              </table:table-cell>
              <table:table-cell office:value-type="float" office:value="-0.00205102040816327">
                <text:p>-0.00205102040816327</text:p>
              </table:table-cell>
              <table:table-cell office:value-type="float" office:value="-0.144897959183673">
                <text:p>-0.1448979591836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-0.00056530612244898">
                <text:p>-0.00056530612244898</text:p>
              </table:table-cell>
              <table:table-cell office:value-type="float" office:value="-0.331632653061224">
                <text:p>-0.331632653061224</text:p>
              </table:table-cell>
              <table:table-cell office:value-type="float" office:value="-0.00201020408163265">
                <text:p>-0.00201020408163265</text:p>
              </table:table-cell>
              <table:table-cell office:value-type="float" office:value="-0.144897959183673">
                <text:p>-0.1448979591836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-0.000556122448979592">
                <text:p>-0.000556122448979592</text:p>
              </table:table-cell>
              <table:table-cell office:value-type="float" office:value="-0.331632653061224">
                <text:p>-0.331632653061224</text:p>
              </table:table-cell>
              <table:table-cell office:value-type="float" office:value="-0.00197959183673469">
                <text:p>-0.00197959183673469</text:p>
              </table:table-cell>
              <table:table-cell office:value-type="float" office:value="-0.144897959183673">
                <text:p>-0.1448979591836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-0.000546938775510204">
                <text:p>-0.000546938775510204</text:p>
              </table:table-cell>
              <table:table-cell office:value-type="float" office:value="-0.331632653061224">
                <text:p>-0.331632653061224</text:p>
              </table:table-cell>
              <table:table-cell office:value-type="float" office:value="-0.00194897959183673">
                <text:p>-0.00194897959183673</text:p>
              </table:table-cell>
              <table:table-cell office:value-type="float" office:value="-0.143877551020408">
                <text:p>-0.1438775510204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-0.000537755102040816">
                <text:p>-0.000537755102040816</text:p>
              </table:table-cell>
              <table:table-cell office:value-type="float" office:value="-0.331632653061224">
                <text:p>-0.331632653061224</text:p>
              </table:table-cell>
              <table:table-cell office:value-type="float" office:value="-0.00190816326530612">
                <text:p>-0.00190816326530612</text:p>
              </table:table-cell>
              <table:table-cell office:value-type="float" office:value="-0.143877551020408">
                <text:p>-0.1438775510204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-0.000528571428571429">
                <text:p>-0.000528571428571429</text:p>
              </table:table-cell>
              <table:table-cell office:value-type="float" office:value="-0.330612244897959">
                <text:p>-0.330612244897959</text:p>
              </table:table-cell>
              <table:table-cell office:value-type="float" office:value="-0.00187755102040816">
                <text:p>-0.00187755102040816</text:p>
              </table:table-cell>
              <table:table-cell office:value-type="float" office:value="-0.144897959183673">
                <text:p>-0.1448979591836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-0.000519387755102041">
                <text:p>-0.000519387755102041</text:p>
              </table:table-cell>
              <table:table-cell office:value-type="float" office:value="-0.330612244897959">
                <text:p>-0.330612244897959</text:p>
              </table:table-cell>
              <table:table-cell office:value-type="float" office:value="-0.00183673469387755">
                <text:p>-0.00183673469387755</text:p>
              </table:table-cell>
              <table:table-cell office:value-type="float" office:value="-0.144897959183673">
                <text:p>-0.1448979591836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-0.000511224489795918">
                <text:p>-0.000511224489795918</text:p>
              </table:table-cell>
              <table:table-cell office:value-type="float" office:value="-0.330612244897959">
                <text:p>-0.330612244897959</text:p>
              </table:table-cell>
              <table:table-cell office:value-type="float" office:value="-0.00180612244897959">
                <text:p>-0.00180612244897959</text:p>
              </table:table-cell>
              <table:table-cell office:value-type="float" office:value="-0.144897959183673">
                <text:p>-0.1448979591836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-0.000502040816326531">
                <text:p>-0.000502040816326531</text:p>
              </table:table-cell>
              <table:table-cell office:value-type="float" office:value="-0.329591836734694">
                <text:p>-0.329591836734694</text:p>
              </table:table-cell>
              <table:table-cell office:value-type="float" office:value="-0.00177551020408163">
                <text:p>-0.00177551020408163</text:p>
              </table:table-cell>
              <table:table-cell office:value-type="float" office:value="-0.144897959183673">
                <text:p>-0.1448979591836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-0.000492857142857143">
                <text:p>-0.000492857142857143</text:p>
              </table:table-cell>
              <table:table-cell office:value-type="float" office:value="-0.329591836734694">
                <text:p>-0.329591836734694</text:p>
              </table:table-cell>
              <table:table-cell office:value-type="float" office:value="-0.00173469387755102">
                <text:p>-0.00173469387755102</text:p>
              </table:table-cell>
              <table:table-cell office:value-type="float" office:value="-0.144897959183673">
                <text:p>-0.1448979591836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-0.00048469387755102">
                <text:p>-0.00048469387755102</text:p>
              </table:table-cell>
              <table:table-cell office:value-type="float" office:value="-0.328571428571429">
                <text:p>-0.328571428571429</text:p>
              </table:table-cell>
              <table:table-cell office:value-type="float" office:value="-0.00170408163265306">
                <text:p>-0.00170408163265306</text:p>
              </table:table-cell>
              <table:table-cell office:value-type="float" office:value="-0.144897959183673">
                <text:p>-0.1448979591836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-0.000476530612244898">
                <text:p>-0.000476530612244898</text:p>
              </table:table-cell>
              <table:table-cell office:value-type="float" office:value="-0.328571428571429">
                <text:p>-0.328571428571429</text:p>
              </table:table-cell>
              <table:table-cell office:value-type="float" office:value="-0.0016734693877551">
                <text:p>-0.0016734693877551</text:p>
              </table:table-cell>
              <table:table-cell office:value-type="float" office:value="-0.144897959183673">
                <text:p>-0.1448979591836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-0.000468367346938775">
                <text:p>-0.000468367346938775</text:p>
              </table:table-cell>
              <table:table-cell office:value-type="float" office:value="-0.329591836734694">
                <text:p>-0.329591836734694</text:p>
              </table:table-cell>
              <table:table-cell office:value-type="float" office:value="-0.00163265306122449">
                <text:p>-0.00163265306122449</text:p>
              </table:table-cell>
              <table:table-cell office:value-type="float" office:value="-0.144897959183673">
                <text:p>-0.1448979591836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-0.000460204081632653">
                <text:p>-0.000460204081632653</text:p>
              </table:table-cell>
              <table:table-cell office:value-type="float" office:value="-0.329591836734694">
                <text:p>-0.329591836734694</text:p>
              </table:table-cell>
              <table:table-cell office:value-type="float" office:value="-0.00160204081632653">
                <text:p>-0.00160204081632653</text:p>
              </table:table-cell>
              <table:table-cell office:value-type="float" office:value="-0.144897959183673">
                <text:p>-0.1448979591836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-0.000452040816326531">
                <text:p>-0.000452040816326531</text:p>
              </table:table-cell>
              <table:table-cell office:value-type="float" office:value="-0.329591836734694">
                <text:p>-0.329591836734694</text:p>
              </table:table-cell>
              <table:table-cell office:value-type="float" office:value="-0.00157142857142857">
                <text:p>-0.00157142857142857</text:p>
              </table:table-cell>
              <table:table-cell office:value-type="float" office:value="-0.144897959183673">
                <text:p>-0.1448979591836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-0.000443877551020408">
                <text:p>-0.000443877551020408</text:p>
              </table:table-cell>
              <table:table-cell office:value-type="float" office:value="-0.329591836734694">
                <text:p>-0.329591836734694</text:p>
              </table:table-cell>
              <table:table-cell office:value-type="float" office:value="-0.00154081632653061">
                <text:p>-0.00154081632653061</text:p>
              </table:table-cell>
              <table:table-cell office:value-type="float" office:value="-0.144897959183673">
                <text:p>-0.1448979591836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-0.000435714285714286">
                <text:p>-0.000435714285714286</text:p>
              </table:table-cell>
              <table:table-cell office:value-type="float" office:value="-0.329591836734694">
                <text:p>-0.329591836734694</text:p>
              </table:table-cell>
              <table:table-cell office:value-type="float" office:value="-0.00151020408163265">
                <text:p>-0.00151020408163265</text:p>
              </table:table-cell>
              <table:table-cell office:value-type="float" office:value="-0.143877551020408">
                <text:p>-0.1438775510204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-0.000426530612244898">
                <text:p>-0.000426530612244898</text:p>
              </table:table-cell>
              <table:table-cell office:value-type="float" office:value="-0.329591836734694">
                <text:p>-0.329591836734694</text:p>
              </table:table-cell>
              <table:table-cell office:value-type="float" office:value="-0.00146938775510204">
                <text:p>-0.00146938775510204</text:p>
              </table:table-cell>
              <table:table-cell office:value-type="float" office:value="-0.144897959183673">
                <text:p>-0.1448979591836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-0.000418367346938775">
                <text:p>-0.000418367346938775</text:p>
              </table:table-cell>
              <table:table-cell office:value-type="float" office:value="-0.329591836734694">
                <text:p>-0.329591836734694</text:p>
              </table:table-cell>
              <table:table-cell office:value-type="float" office:value="-0.00143877551020408">
                <text:p>-0.00143877551020408</text:p>
              </table:table-cell>
              <table:table-cell office:value-type="float" office:value="-0.143877551020408">
                <text:p>-0.1438775510204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-0.000411224489795918">
                <text:p>-0.000411224489795918</text:p>
              </table:table-cell>
              <table:table-cell office:value-type="float" office:value="-0.329591836734694">
                <text:p>-0.329591836734694</text:p>
              </table:table-cell>
              <table:table-cell office:value-type="float" office:value="-0.00140816326530612">
                <text:p>-0.00140816326530612</text:p>
              </table:table-cell>
              <table:table-cell office:value-type="float" office:value="-0.143877551020408">
                <text:p>-0.1438775510204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-0.000403061224489796">
                <text:p>-0.000403061224489796</text:p>
              </table:table-cell>
              <table:table-cell office:value-type="float" office:value="-0.329591836734694">
                <text:p>-0.329591836734694</text:p>
              </table:table-cell>
              <table:table-cell office:value-type="float" office:value="-0.00137755102040816">
                <text:p>-0.00137755102040816</text:p>
              </table:table-cell>
              <table:table-cell office:value-type="float" office:value="-0.143877551020408">
                <text:p>-0.1438775510204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-0.000394897959183673">
                <text:p>-0.000394897959183673</text:p>
              </table:table-cell>
              <table:table-cell office:value-type="float" office:value="-0.329591836734694">
                <text:p>-0.329591836734694</text:p>
              </table:table-cell>
              <table:table-cell office:value-type="float" office:value="-0.0013469387755102">
                <text:p>-0.0013469387755102</text:p>
              </table:table-cell>
              <table:table-cell office:value-type="float" office:value="-0.143877551020408">
                <text:p>-0.1438775510204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-0.000386734693877551">
                <text:p>-0.000386734693877551</text:p>
              </table:table-cell>
              <table:table-cell office:value-type="float" office:value="-0.329591836734694">
                <text:p>-0.329591836734694</text:p>
              </table:table-cell>
              <table:table-cell office:value-type="float" office:value="-0.00131632653061225">
                <text:p>-0.00131632653061225</text:p>
              </table:table-cell>
              <table:table-cell office:value-type="float" office:value="-0.143877551020408">
                <text:p>-0.1438775510204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-0.000379591836734694">
                <text:p>-0.000379591836734694</text:p>
              </table:table-cell>
              <table:table-cell office:value-type="float" office:value="-0.328571428571429">
                <text:p>-0.328571428571429</text:p>
              </table:table-cell>
              <table:table-cell office:value-type="float" office:value="-0.00128571428571429">
                <text:p>-0.00128571428571429</text:p>
              </table:table-cell>
              <table:table-cell office:value-type="float" office:value="-0.143877551020408">
                <text:p>-0.1438775510204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-0.000371428571428571">
                <text:p>-0.000371428571428571</text:p>
              </table:table-cell>
              <table:table-cell office:value-type="float" office:value="-0.327551020408163">
                <text:p>-0.327551020408163</text:p>
              </table:table-cell>
              <table:table-cell office:value-type="float" office:value="-0.00125510204081633">
                <text:p>-0.00125510204081633</text:p>
              </table:table-cell>
              <table:table-cell office:value-type="float" office:value="-0.143877551020408">
                <text:p>-0.1438775510204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-0.000364285714285714">
                <text:p>-0.000364285714285714</text:p>
              </table:table-cell>
              <table:table-cell office:value-type="float" office:value="-0.327551020408163">
                <text:p>-0.327551020408163</text:p>
              </table:table-cell>
              <table:table-cell office:value-type="float" office:value="-0.00122448979591837">
                <text:p>-0.00122448979591837</text:p>
              </table:table-cell>
              <table:table-cell office:value-type="float" office:value="-0.143877551020408">
                <text:p>-0.1438775510204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-0.000356122448979592">
                <text:p>-0.000356122448979592</text:p>
              </table:table-cell>
              <table:table-cell office:value-type="float" office:value="-0.326530612244898">
                <text:p>-0.326530612244898</text:p>
              </table:table-cell>
              <table:table-cell office:value-type="float" office:value="-0.00119387755102041">
                <text:p>-0.00119387755102041</text:p>
              </table:table-cell>
              <table:table-cell office:value-type="float" office:value="-0.143877551020408">
                <text:p>-0.1438775510204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-0.000348979591836735">
                <text:p>-0.000348979591836735</text:p>
              </table:table-cell>
              <table:table-cell office:value-type="float" office:value="-0.327551020408163">
                <text:p>-0.327551020408163</text:p>
              </table:table-cell>
              <table:table-cell office:value-type="float" office:value="-0.00116326530612245">
                <text:p>-0.00116326530612245</text:p>
              </table:table-cell>
              <table:table-cell office:value-type="float" office:value="-0.143877551020408">
                <text:p>-0.1438775510204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3">
                <text:p>-0.43</text:p>
              </table:table-cell>
              <table:table-cell office:value-type="float" office:value="-0.000341836734693878">
                <text:p>-0.000341836734693878</text:p>
              </table:table-cell>
              <table:table-cell office:value-type="float" office:value="-0.328571428571429">
                <text:p>-0.328571428571429</text:p>
              </table:table-cell>
              <table:table-cell office:value-type="float" office:value="-0.00113265306122449">
                <text:p>-0.00113265306122449</text:p>
              </table:table-cell>
              <table:table-cell office:value-type="float" office:value="-0.143877551020408">
                <text:p>-0.1438775510204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-0.00033469387755102">
                <text:p>-0.00033469387755102</text:p>
              </table:table-cell>
              <table:table-cell office:value-type="float" office:value="-0.328571428571429">
                <text:p>-0.328571428571429</text:p>
              </table:table-cell>
              <table:table-cell office:value-type="float" office:value="-0.00110204081632653">
                <text:p>-0.00110204081632653</text:p>
              </table:table-cell>
              <table:table-cell office:value-type="float" office:value="-0.143877551020408">
                <text:p>-0.143877551020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1">
                <text:p>-0.41</text:p>
              </table:table-cell>
              <table:table-cell office:value-type="float" office:value="-0.000326530612244898">
                <text:p>-0.000326530612244898</text:p>
              </table:table-cell>
              <table:table-cell office:value-type="float" office:value="-0.328571428571429">
                <text:p>-0.328571428571429</text:p>
              </table:table-cell>
              <table:table-cell office:value-type="float" office:value="-0.00107142857142857">
                <text:p>-0.00107142857142857</text:p>
              </table:table-cell>
              <table:table-cell office:value-type="float" office:value="-0.143877551020408">
                <text:p>-0.1438775510204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-0.000319387755102041">
                <text:p>-0.000319387755102041</text:p>
              </table:table-cell>
              <table:table-cell office:value-type="float" office:value="-0.328571428571429">
                <text:p>-0.328571428571429</text:p>
              </table:table-cell>
              <table:table-cell office:value-type="float" office:value="-0.00105102040816327">
                <text:p>-0.00105102040816327</text:p>
              </table:table-cell>
              <table:table-cell office:value-type="float" office:value="-0.142857142857143">
                <text:p>-0.1428571428571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9">
                <text:p>-0.39</text:p>
              </table:table-cell>
              <table:table-cell office:value-type="float" office:value="-0.000312244897959184">
                <text:p>-0.000312244897959184</text:p>
              </table:table-cell>
              <table:table-cell office:value-type="float" office:value="-0.328571428571429">
                <text:p>-0.328571428571429</text:p>
              </table:table-cell>
              <table:table-cell office:value-type="float" office:value="-0.00101938775510204">
                <text:p>-0.00101938775510204</text:p>
              </table:table-cell>
              <table:table-cell office:value-type="float" office:value="-0.142857142857143">
                <text:p>-0.1428571428571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8">
                <text:p>-0.38</text:p>
              </table:table-cell>
              <table:table-cell office:value-type="float" office:value="-0.000305102040816327">
                <text:p>-0.000305102040816327</text:p>
              </table:table-cell>
              <table:table-cell office:value-type="float" office:value="-0.327551020408163">
                <text:p>-0.327551020408163</text:p>
              </table:table-cell>
              <table:table-cell office:value-type="float" office:value="-0.000990816326530612">
                <text:p>-0.000990816326530612</text:p>
              </table:table-cell>
              <table:table-cell office:value-type="float" office:value="-0.142857142857143">
                <text:p>-0.1428571428571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7">
                <text:p>-0.37</text:p>
              </table:table-cell>
              <table:table-cell office:value-type="float" office:value="-0.000297959183673469">
                <text:p>-0.000297959183673469</text:p>
              </table:table-cell>
              <table:table-cell office:value-type="float" office:value="-0.327551020408163">
                <text:p>-0.327551020408163</text:p>
              </table:table-cell>
              <table:table-cell office:value-type="float" office:value="-0.000963265306122449">
                <text:p>-0.000963265306122449</text:p>
              </table:table-cell>
              <table:table-cell office:value-type="float" office:value="-0.142857142857143">
                <text:p>-0.1428571428571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6">
                <text:p>-0.36</text:p>
              </table:table-cell>
              <table:table-cell office:value-type="float" office:value="-0.000290816326530612">
                <text:p>-0.000290816326530612</text:p>
              </table:table-cell>
              <table:table-cell office:value-type="float" office:value="-0.328571428571429">
                <text:p>-0.328571428571429</text:p>
              </table:table-cell>
              <table:table-cell office:value-type="float" office:value="-0.000935714285714286">
                <text:p>-0.000935714285714286</text:p>
              </table:table-cell>
              <table:table-cell office:value-type="float" office:value="-0.142857142857143">
                <text:p>-0.1428571428571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5">
                <text:p>-0.35</text:p>
              </table:table-cell>
              <table:table-cell office:value-type="float" office:value="-0.000283673469387755">
                <text:p>-0.000283673469387755</text:p>
              </table:table-cell>
              <table:table-cell office:value-type="float" office:value="-0.328571428571429">
                <text:p>-0.328571428571429</text:p>
              </table:table-cell>
              <table:table-cell office:value-type="float" office:value="-0.000908163265306122">
                <text:p>-0.000908163265306122</text:p>
              </table:table-cell>
              <table:table-cell office:value-type="float" office:value="-0.142857142857143">
                <text:p>-0.1428571428571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4">
                <text:p>-0.34</text:p>
              </table:table-cell>
              <table:table-cell office:value-type="float" office:value="-0.000277551020408163">
                <text:p>-0.000277551020408163</text:p>
              </table:table-cell>
              <table:table-cell office:value-type="float" office:value="-0.328571428571429">
                <text:p>-0.328571428571429</text:p>
              </table:table-cell>
              <table:table-cell office:value-type="float" office:value="-0.000880612244897959">
                <text:p>-0.000880612244897959</text:p>
              </table:table-cell>
              <table:table-cell office:value-type="float" office:value="-0.142857142857143">
                <text:p>-0.1428571428571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3">
                <text:p>-0.33</text:p>
              </table:table-cell>
              <table:table-cell office:value-type="float" office:value="-0.000270408163265306">
                <text:p>-0.000270408163265306</text:p>
              </table:table-cell>
              <table:table-cell office:value-type="float" office:value="-0.328571428571429">
                <text:p>-0.328571428571429</text:p>
              </table:table-cell>
              <table:table-cell office:value-type="float" office:value="-0.000854081632653061">
                <text:p>-0.000854081632653061</text:p>
              </table:table-cell>
              <table:table-cell office:value-type="float" office:value="-0.142857142857143">
                <text:p>-0.1428571428571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2">
                <text:p>-0.32</text:p>
              </table:table-cell>
              <table:table-cell office:value-type="float" office:value="-0.000263265306122449">
                <text:p>-0.000263265306122449</text:p>
              </table:table-cell>
              <table:table-cell office:value-type="float" office:value="-0.327551020408163">
                <text:p>-0.327551020408163</text:p>
              </table:table-cell>
              <table:table-cell office:value-type="float" office:value="-0.000826530612244898">
                <text:p>-0.000826530612244898</text:p>
              </table:table-cell>
              <table:table-cell office:value-type="float" office:value="-0.142857142857143">
                <text:p>-0.1428571428571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1">
                <text:p>-0.31</text:p>
              </table:table-cell>
              <table:table-cell office:value-type="float" office:value="-0.000257142857142857">
                <text:p>-0.000257142857142857</text:p>
              </table:table-cell>
              <table:table-cell office:value-type="float" office:value="-0.327551020408163">
                <text:p>-0.327551020408163</text:p>
              </table:table-cell>
              <table:table-cell office:value-type="float" office:value="-0.000801020408163265">
                <text:p>-0.000801020408163265</text:p>
              </table:table-cell>
              <table:table-cell office:value-type="float" office:value="-0.142857142857143">
                <text:p>-0.142857142857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">
                <text:p>-0.3</text:p>
              </table:table-cell>
              <table:table-cell office:value-type="float" office:value="-0.00025">
                <text:p>-0.00025</text:p>
              </table:table-cell>
              <table:table-cell office:value-type="float" office:value="-0.326530612244898">
                <text:p>-0.326530612244898</text:p>
              </table:table-cell>
              <table:table-cell office:value-type="float" office:value="-0.000774489795918367">
                <text:p>-0.000774489795918367</text:p>
              </table:table-cell>
              <table:table-cell office:value-type="float" office:value="-0.142857142857143">
                <text:p>-0.1428571428571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9">
                <text:p>-0.29</text:p>
              </table:table-cell>
              <table:table-cell office:value-type="float" office:value="-0.000243877551020408">
                <text:p>-0.000243877551020408</text:p>
              </table:table-cell>
              <table:table-cell office:value-type="float" office:value="-0.326530612244898">
                <text:p>-0.326530612244898</text:p>
              </table:table-cell>
              <table:table-cell office:value-type="float" office:value="-0.000747959183673469">
                <text:p>-0.000747959183673469</text:p>
              </table:table-cell>
              <table:table-cell office:value-type="float" office:value="-0.142857142857143">
                <text:p>-0.1428571428571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8">
                <text:p>-0.28</text:p>
              </table:table-cell>
              <table:table-cell office:value-type="float" office:value="-0.000236734693877551">
                <text:p>-0.000236734693877551</text:p>
              </table:table-cell>
              <table:table-cell office:value-type="float" office:value="-0.326530612244898">
                <text:p>-0.326530612244898</text:p>
              </table:table-cell>
              <table:table-cell office:value-type="float" office:value="-0.000722448979591837">
                <text:p>-0.000722448979591837</text:p>
              </table:table-cell>
              <table:table-cell office:value-type="float" office:value="-0.142857142857143">
                <text:p>-0.1428571428571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7">
                <text:p>-0.27</text:p>
              </table:table-cell>
              <table:table-cell office:value-type="float" office:value="-0.000230612244897959">
                <text:p>-0.000230612244897959</text:p>
              </table:table-cell>
              <table:table-cell office:value-type="float" office:value="-0.327551020408163">
                <text:p>-0.327551020408163</text:p>
              </table:table-cell>
              <table:table-cell office:value-type="float" office:value="-0.000696938775510204">
                <text:p>-0.000696938775510204</text:p>
              </table:table-cell>
              <table:table-cell office:value-type="float" office:value="-0.142857142857143">
                <text:p>-0.1428571428571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6">
                <text:p>-0.26</text:p>
              </table:table-cell>
              <table:table-cell office:value-type="float" office:value="-0.000223469387755102">
                <text:p>-0.000223469387755102</text:p>
              </table:table-cell>
              <table:table-cell office:value-type="float" office:value="-0.327551020408163">
                <text:p>-0.327551020408163</text:p>
              </table:table-cell>
              <table:table-cell office:value-type="float" office:value="-0.000671428571428571">
                <text:p>-0.000671428571428571</text:p>
              </table:table-cell>
              <table:table-cell office:value-type="float" office:value="-0.142857142857143">
                <text:p>-0.1428571428571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5">
                <text:p>-0.25</text:p>
              </table:table-cell>
              <table:table-cell office:value-type="float" office:value="-0.00021734693877551">
                <text:p>-0.00021734693877551</text:p>
              </table:table-cell>
              <table:table-cell office:value-type="float" office:value="-0.327551020408163">
                <text:p>-0.327551020408163</text:p>
              </table:table-cell>
              <table:table-cell office:value-type="float" office:value="-0.000646938775510204">
                <text:p>-0.000646938775510204</text:p>
              </table:table-cell>
              <table:table-cell office:value-type="float" office:value="-0.142857142857143">
                <text:p>-0.1428571428571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4">
                <text:p>-0.24</text:p>
              </table:table-cell>
              <table:table-cell office:value-type="float" office:value="-0.000211224489795918">
                <text:p>-0.000211224489795918</text:p>
              </table:table-cell>
              <table:table-cell office:value-type="float" office:value="-0.327551020408163">
                <text:p>-0.327551020408163</text:p>
              </table:table-cell>
              <table:table-cell office:value-type="float" office:value="-0.000621428571428571">
                <text:p>-0.000621428571428571</text:p>
              </table:table-cell>
              <table:table-cell office:value-type="float" office:value="-0.141836734693878">
                <text:p>-0.1418367346938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3">
                <text:p>-0.23</text:p>
              </table:table-cell>
              <table:table-cell office:value-type="float" office:value="-0.000204081632653061">
                <text:p>-0.000204081632653061</text:p>
              </table:table-cell>
              <table:table-cell office:value-type="float" office:value="-0.328571428571429">
                <text:p>-0.328571428571429</text:p>
              </table:table-cell>
              <table:table-cell office:value-type="float" office:value="-0.000596938775510204">
                <text:p>-0.000596938775510204</text:p>
              </table:table-cell>
              <table:table-cell office:value-type="float" office:value="-0.141836734693878">
                <text:p>-0.1418367346938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2">
                <text:p>-0.22</text:p>
              </table:table-cell>
              <table:table-cell office:value-type="float" office:value="-0.000197959183673469">
                <text:p>-0.000197959183673469</text:p>
              </table:table-cell>
              <table:table-cell office:value-type="float" office:value="-0.327551020408163">
                <text:p>-0.327551020408163</text:p>
              </table:table-cell>
              <table:table-cell office:value-type="float" office:value="-0.000572448979591837">
                <text:p>-0.000572448979591837</text:p>
              </table:table-cell>
              <table:table-cell office:value-type="float" office:value="-0.141836734693878">
                <text:p>-0.1418367346938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1">
                <text:p>-0.21</text:p>
              </table:table-cell>
              <table:table-cell office:value-type="float" office:value="-0.000191836734693878">
                <text:p>-0.000191836734693878</text:p>
              </table:table-cell>
              <table:table-cell office:value-type="float" office:value="-0.327551020408163">
                <text:p>-0.327551020408163</text:p>
              </table:table-cell>
              <table:table-cell office:value-type="float" office:value="-0.000547959183673469">
                <text:p>-0.000547959183673469</text:p>
              </table:table-cell>
              <table:table-cell office:value-type="float" office:value="-0.141836734693878">
                <text:p>-0.1418367346938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2">
                <text:p>-0.2</text:p>
              </table:table-cell>
              <table:table-cell office:value-type="float" office:value="-0.000185714285714286">
                <text:p>-0.000185714285714286</text:p>
              </table:table-cell>
              <table:table-cell office:value-type="float" office:value="-0.327551020408163">
                <text:p>-0.327551020408163</text:p>
              </table:table-cell>
              <table:table-cell office:value-type="float" office:value="-0.000523469387755102">
                <text:p>-0.000523469387755102</text:p>
              </table:table-cell>
              <table:table-cell office:value-type="float" office:value="-0.142857142857143">
                <text:p>-0.1428571428571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9">
                <text:p>-0.19</text:p>
              </table:table-cell>
              <table:table-cell office:value-type="float" office:value="-0.000179591836734694">
                <text:p>-0.000179591836734694</text:p>
              </table:table-cell>
              <table:table-cell office:value-type="float" office:value="-0.326530612244898">
                <text:p>-0.326530612244898</text:p>
              </table:table-cell>
              <table:table-cell office:value-type="float" office:value="-0.0005">
                <text:p>-0.0005</text:p>
              </table:table-cell>
              <table:table-cell office:value-type="float" office:value="-0.142857142857143">
                <text:p>-0.1428571428571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8">
                <text:p>-0.18</text:p>
              </table:table-cell>
              <table:table-cell office:value-type="float" office:value="-0.000173469387755102">
                <text:p>-0.000173469387755102</text:p>
              </table:table-cell>
              <table:table-cell office:value-type="float" office:value="-0.326530612244898">
                <text:p>-0.326530612244898</text:p>
              </table:table-cell>
              <table:table-cell office:value-type="float" office:value="-0.000475510204081633">
                <text:p>-0.000475510204081633</text:p>
              </table:table-cell>
              <table:table-cell office:value-type="float" office:value="-0.142857142857143">
                <text:p>-0.1428571428571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7">
                <text:p>-0.17</text:p>
              </table:table-cell>
              <table:table-cell office:value-type="float" office:value="-0.00016734693877551">
                <text:p>-0.00016734693877551</text:p>
              </table:table-cell>
              <table:table-cell office:value-type="float" office:value="-0.326530612244898">
                <text:p>-0.326530612244898</text:p>
              </table:table-cell>
              <table:table-cell office:value-type="float" office:value="-0.000452040816326531">
                <text:p>-0.000452040816326531</text:p>
              </table:table-cell>
              <table:table-cell office:value-type="float" office:value="-0.141836734693878">
                <text:p>-0.1418367346938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6">
                <text:p>-0.16</text:p>
              </table:table-cell>
              <table:table-cell office:value-type="float" office:value="-0.000160204081632653">
                <text:p>-0.000160204081632653</text:p>
              </table:table-cell>
              <table:table-cell office:value-type="float" office:value="-0.326530612244898">
                <text:p>-0.326530612244898</text:p>
              </table:table-cell>
              <table:table-cell office:value-type="float" office:value="-0.000427551020408163">
                <text:p>-0.000427551020408163</text:p>
              </table:table-cell>
              <table:table-cell office:value-type="float" office:value="-0.141836734693878">
                <text:p>-0.1418367346938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5">
                <text:p>-0.15</text:p>
              </table:table-cell>
              <table:table-cell office:value-type="float" office:value="-0.000154081632653061">
                <text:p>-0.000154081632653061</text:p>
              </table:table-cell>
              <table:table-cell office:value-type="float" office:value="-0.326530612244898">
                <text:p>-0.326530612244898</text:p>
              </table:table-cell>
              <table:table-cell office:value-type="float" office:value="-0.000404081632653061">
                <text:p>-0.000404081632653061</text:p>
              </table:table-cell>
              <table:table-cell office:value-type="float" office:value="-0.141836734693878">
                <text:p>-0.1418367346938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4">
                <text:p>-0.14</text:p>
              </table:table-cell>
              <table:table-cell office:value-type="float" office:value="-0.000147959183673469">
                <text:p>-0.000147959183673469</text:p>
              </table:table-cell>
              <table:table-cell office:value-type="float" office:value="-0.325510204081633">
                <text:p>-0.325510204081633</text:p>
              </table:table-cell>
              <table:table-cell office:value-type="float" office:value="-0.000380612244897959">
                <text:p>-0.000380612244897959</text:p>
              </table:table-cell>
              <table:table-cell office:value-type="float" office:value="-0.141836734693878">
                <text:p>-0.1418367346938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3">
                <text:p>-0.13</text:p>
              </table:table-cell>
              <table:table-cell office:value-type="float" office:value="-0.000141836734693878">
                <text:p>-0.000141836734693878</text:p>
              </table:table-cell>
              <table:table-cell office:value-type="float" office:value="-0.325510204081633">
                <text:p>-0.325510204081633</text:p>
              </table:table-cell>
              <table:table-cell office:value-type="float" office:value="-0.000356122448979592">
                <text:p>-0.000356122448979592</text:p>
              </table:table-cell>
              <table:table-cell office:value-type="float" office:value="-0.141836734693878">
                <text:p>-0.1418367346938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2">
                <text:p>-0.12</text:p>
              </table:table-cell>
              <table:table-cell office:value-type="float" office:value="-0.00013469387755102">
                <text:p>-0.00013469387755102</text:p>
              </table:table-cell>
              <table:table-cell office:value-type="float" office:value="-0.325510204081633">
                <text:p>-0.325510204081633</text:p>
              </table:table-cell>
              <table:table-cell office:value-type="float" office:value="-0.00033265306122449">
                <text:p>-0.00033265306122449</text:p>
              </table:table-cell>
              <table:table-cell office:value-type="float" office:value="-0.141836734693878">
                <text:p>-0.1418367346938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1">
                <text:p>-0.11</text:p>
              </table:table-cell>
              <table:table-cell office:value-type="float" office:value="-0.000127551020408163">
                <text:p>-0.000127551020408163</text:p>
              </table:table-cell>
              <table:table-cell office:value-type="float" office:value="-0.325510204081633">
                <text:p>-0.325510204081633</text:p>
              </table:table-cell>
              <table:table-cell office:value-type="float" office:value="-0.000308163265306122">
                <text:p>-0.000308163265306122</text:p>
              </table:table-cell>
              <table:table-cell office:value-type="float" office:value="-0.141836734693878">
                <text:p>-0.1418367346938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">
                <text:p>-0.1</text:p>
              </table:table-cell>
              <table:table-cell office:value-type="float" office:value="-0.000121428571428571">
                <text:p>-0.000121428571428571</text:p>
              </table:table-cell>
              <table:table-cell office:value-type="float" office:value="-0.326530612244898">
                <text:p>-0.326530612244898</text:p>
              </table:table-cell>
              <table:table-cell office:value-type="float" office:value="-0.000283673469387755">
                <text:p>-0.000283673469387755</text:p>
              </table:table-cell>
              <table:table-cell office:value-type="float" office:value="-0.141836734693878">
                <text:p>-0.1418367346938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9">
                <text:p>-0.09</text:p>
              </table:table-cell>
              <table:table-cell office:value-type="float" office:value="-0.000114285714285714">
                <text:p>-0.000114285714285714</text:p>
              </table:table-cell>
              <table:table-cell office:value-type="float" office:value="-0.326530612244898">
                <text:p>-0.326530612244898</text:p>
              </table:table-cell>
              <table:table-cell office:value-type="float" office:value="-0.000259183673469388">
                <text:p>-0.000259183673469388</text:p>
              </table:table-cell>
              <table:table-cell office:value-type="float" office:value="-0.140816326530612">
                <text:p>-0.1408163265306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8">
                <text:p>-0.08</text:p>
              </table:table-cell>
              <table:table-cell office:value-type="float" office:value="-0.000106122448979592">
                <text:p>-0.000106122448979592</text:p>
              </table:table-cell>
              <table:table-cell office:value-type="float" office:value="-0.326530612244898">
                <text:p>-0.326530612244898</text:p>
              </table:table-cell>
              <table:table-cell office:value-type="float" office:value="-0.000233673469387755">
                <text:p>-0.000233673469387755</text:p>
              </table:table-cell>
              <table:table-cell office:value-type="float" office:value="-0.140816326530612">
                <text:p>-0.1408163265306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7">
                <text:p>-0.07</text:p>
              </table:table-cell>
              <table:table-cell office:value-type="float" office:value="-0.0000980612244897959">
                <text:p>-0.0000980612244897959</text:p>
              </table:table-cell>
              <table:table-cell office:value-type="float" office:value="-0.326530612244898">
                <text:p>-0.326530612244898</text:p>
              </table:table-cell>
              <table:table-cell office:value-type="float" office:value="-0.000208163265306122">
                <text:p>-0.000208163265306122</text:p>
              </table:table-cell>
              <table:table-cell office:value-type="float" office:value="-0.140816326530612">
                <text:p>-0.1408163265306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6">
                <text:p>-0.06</text:p>
              </table:table-cell>
              <table:table-cell office:value-type="float" office:value="-0.0000892857142857143">
                <text:p>-0.0000892857142857143</text:p>
              </table:table-cell>
              <table:table-cell office:value-type="float" office:value="-0.325510204081633">
                <text:p>-0.325510204081633</text:p>
              </table:table-cell>
              <table:table-cell office:value-type="float" office:value="-0.000181632653061224">
                <text:p>-0.000181632653061224</text:p>
              </table:table-cell>
              <table:table-cell office:value-type="float" office:value="-0.140816326530612">
                <text:p>-0.1408163265306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5">
                <text:p>-0.05</text:p>
              </table:table-cell>
              <table:table-cell office:value-type="float" office:value="-0.0000795918367346939">
                <text:p>-0.0000795918367346939</text:p>
              </table:table-cell>
              <table:table-cell office:value-type="float" office:value="-0.325510204081633">
                <text:p>-0.325510204081633</text:p>
              </table:table-cell>
              <table:table-cell office:value-type="float" office:value="-0.000154081632653061">
                <text:p>-0.000154081632653061</text:p>
              </table:table-cell>
              <table:table-cell office:value-type="float" office:value="-0.140816326530612">
                <text:p>-0.1408163265306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4">
                <text:p>-0.04</text:p>
              </table:table-cell>
              <table:table-cell office:value-type="float" office:value="-0.0000685714285714286">
                <text:p>-0.0000685714285714286</text:p>
              </table:table-cell>
              <table:table-cell office:value-type="float" office:value="-0.325510204081633">
                <text:p>-0.325510204081633</text:p>
              </table:table-cell>
              <table:table-cell office:value-type="float" office:value="-0.000125510204081633">
                <text:p>-0.000125510204081633</text:p>
              </table:table-cell>
              <table:table-cell office:value-type="float" office:value="-0.140816326530612">
                <text:p>-0.1408163265306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3">
                <text:p>-0.03</text:p>
              </table:table-cell>
              <table:table-cell office:value-type="float" office:value="-0.0000559183673469388">
                <text:p>-0.0000559183673469388</text:p>
              </table:table-cell>
              <table:table-cell office:value-type="float" office:value="-0.324489795918367">
                <text:p>-0.324489795918367</text:p>
              </table:table-cell>
              <table:table-cell office:value-type="float" office:value="-0.000096530612244898">
                <text:p>-0.000096530612244898</text:p>
              </table:table-cell>
              <table:table-cell office:value-type="float" office:value="-0.140816326530612">
                <text:p>-0.1408163265306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2">
                <text:p>-0.02</text:p>
              </table:table-cell>
              <table:table-cell office:value-type="float" office:value="-0.0000409183673469388">
                <text:p>-0.0000409183673469388</text:p>
              </table:table-cell>
              <table:table-cell office:value-type="float" office:value="-0.323469387755102">
                <text:p>-0.323469387755102</text:p>
              </table:table-cell>
              <table:table-cell office:value-type="float" office:value="-0.0000658163265306122">
                <text:p>-0.0000658163265306122</text:p>
              </table:table-cell>
              <table:table-cell office:value-type="float" office:value="-0.140816326530612">
                <text:p>-0.1408163265306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1">
                <text:p>-0.01</text:p>
              </table:table-cell>
              <table:table-cell office:value-type="float" office:value="-0.0000224489795918367">
                <text:p>-0.0000224489795918367</text:p>
              </table:table-cell>
              <table:table-cell office:value-type="float" office:value="-0.323469387755102">
                <text:p>-0.323469387755102</text:p>
              </table:table-cell>
              <table:table-cell office:value-type="float" office:value="-0.000033265306122449">
                <text:p>-0.000033265306122449</text:p>
              </table:table-cell>
              <table:table-cell office:value-type="float" office:value="-0.139795918367347">
                <text:p>-0.1397959183673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000000274489795918367">
                <text:p>0.000000274489795918367</text:p>
              </table:table-cell>
              <table:table-cell office:value-type="float" office:value="-0.323469387755102">
                <text:p>-0.323469387755102</text:p>
              </table:table-cell>
              <table:table-cell office:value-type="float" office:value="0.000000887755102040816">
                <text:p>0.000000887755102040816</text:p>
              </table:table-cell>
              <table:table-cell office:value-type="float" office:value="-0.139795918367347">
                <text:p>-0.1397959183673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">
                <text:p>0.01</text:p>
              </table:table-cell>
              <table:table-cell office:value-type="float" office:value="0.0000294897959183673">
                <text:p>0.0000294897959183673</text:p>
              </table:table-cell>
              <table:table-cell office:value-type="float" office:value="-0.323469387755102">
                <text:p>-0.323469387755102</text:p>
              </table:table-cell>
              <table:table-cell office:value-type="float" office:value="0.0000374489795918367">
                <text:p>0.0000374489795918367</text:p>
              </table:table-cell>
              <table:table-cell office:value-type="float" office:value="-0.139795918367347">
                <text:p>-0.1397959183673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">
                <text:p>0.02</text:p>
              </table:table-cell>
              <table:table-cell office:value-type="float" office:value="0.0000671428571428571">
                <text:p>0.0000671428571428571</text:p>
              </table:table-cell>
              <table:table-cell office:value-type="float" office:value="-0.322448979591837">
                <text:p>-0.322448979591837</text:p>
              </table:table-cell>
              <table:table-cell office:value-type="float" office:value="0.0000759183673469388">
                <text:p>0.0000759183673469388</text:p>
              </table:table-cell>
              <table:table-cell office:value-type="float" office:value="-0.138775510204082">
                <text:p>-0.1387755102040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">
                <text:p>0.03</text:p>
              </table:table-cell>
              <table:table-cell office:value-type="float" office:value="0.00011734693877551">
                <text:p>0.00011734693877551</text:p>
              </table:table-cell>
              <table:table-cell office:value-type="float" office:value="-0.321428571428571">
                <text:p>-0.321428571428571</text:p>
              </table:table-cell>
              <table:table-cell office:value-type="float" office:value="0.00011734693877551">
                <text:p>0.00011734693877551</text:p>
              </table:table-cell>
              <table:table-cell office:value-type="float" office:value="-0.138775510204082">
                <text:p>-0.1387755102040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">
                <text:p>0.04</text:p>
              </table:table-cell>
              <table:table-cell office:value-type="float" office:value="0.00018469387755102">
                <text:p>0.00018469387755102</text:p>
              </table:table-cell>
              <table:table-cell office:value-type="float" office:value="-0.321428571428571">
                <text:p>-0.321428571428571</text:p>
              </table:table-cell>
              <table:table-cell office:value-type="float" office:value="0.000161224489795918">
                <text:p>0.000161224489795918</text:p>
              </table:table-cell>
              <table:table-cell office:value-type="float" office:value="-0.138775510204082">
                <text:p>-0.1387755102040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">
                <text:p>0.05</text:p>
              </table:table-cell>
              <table:table-cell office:value-type="float" office:value="0.000275510204081633">
                <text:p>0.000275510204081633</text:p>
              </table:table-cell>
              <table:table-cell office:value-type="float" office:value="-0.320408163265306">
                <text:p>-0.320408163265306</text:p>
              </table:table-cell>
              <table:table-cell office:value-type="float" office:value="0.000208163265306122">
                <text:p>0.000208163265306122</text:p>
              </table:table-cell>
              <table:table-cell office:value-type="float" office:value="-0.138775510204082">
                <text:p>-0.1387755102040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">
                <text:p>0.06</text:p>
              </table:table-cell>
              <table:table-cell office:value-type="float" office:value="0.000401020408163265">
                <text:p>0.000401020408163265</text:p>
              </table:table-cell>
              <table:table-cell office:value-type="float" office:value="-0.320408163265306">
                <text:p>-0.320408163265306</text:p>
              </table:table-cell>
              <table:table-cell office:value-type="float" office:value="0.000259183673469388">
                <text:p>0.000259183673469388</text:p>
              </table:table-cell>
              <table:table-cell office:value-type="float" office:value="-0.137755102040816">
                <text:p>-0.1377551020408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">
                <text:p>0.07</text:p>
              </table:table-cell>
              <table:table-cell office:value-type="float" office:value="0.000573469387755102">
                <text:p>0.000573469387755102</text:p>
              </table:table-cell>
              <table:table-cell office:value-type="float" office:value="-0.319387755102041">
                <text:p>-0.319387755102041</text:p>
              </table:table-cell>
              <table:table-cell office:value-type="float" office:value="0.000313265306122449">
                <text:p>0.000313265306122449</text:p>
              </table:table-cell>
              <table:table-cell office:value-type="float" office:value="-0.137755102040816">
                <text:p>-0.1377551020408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">
                <text:p>0.08</text:p>
              </table:table-cell>
              <table:table-cell office:value-type="float" office:value="0.000813265306122449">
                <text:p>0.000813265306122449</text:p>
              </table:table-cell>
              <table:table-cell office:value-type="float" office:value="-0.318367346938775">
                <text:p>-0.318367346938775</text:p>
              </table:table-cell>
              <table:table-cell office:value-type="float" office:value="0.000370408163265306">
                <text:p>0.000370408163265306</text:p>
              </table:table-cell>
              <table:table-cell office:value-type="float" office:value="-0.137755102040816">
                <text:p>-0.1377551020408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">
                <text:p>0.09</text:p>
              </table:table-cell>
              <table:table-cell office:value-type="float" office:value="0.00114285714285714">
                <text:p>0.00114285714285714</text:p>
              </table:table-cell>
              <table:table-cell office:value-type="float" office:value="-0.316326530612245">
                <text:p>-0.316326530612245</text:p>
              </table:table-cell>
              <table:table-cell office:value-type="float" office:value="0.000431632653061225">
                <text:p>0.000431632653061225</text:p>
              </table:table-cell>
              <table:table-cell office:value-type="float" office:value="-0.136734693877551">
                <text:p>-0.1367346938775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">
                <text:p>0.1</text:p>
              </table:table-cell>
              <table:table-cell office:value-type="float" office:value="0.00160204081632653">
                <text:p>0.00160204081632653</text:p>
              </table:table-cell>
              <table:table-cell office:value-type="float" office:value="-0.314285714285714">
                <text:p>-0.314285714285714</text:p>
              </table:table-cell>
              <table:table-cell office:value-type="float" office:value="0.000496938775510204">
                <text:p>0.000496938775510204</text:p>
              </table:table-cell>
              <table:table-cell office:value-type="float" office:value="-0.136734693877551">
                <text:p>-0.1367346938775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">
                <text:p>0.11</text:p>
              </table:table-cell>
              <table:table-cell office:value-type="float" office:value="0.00223469387755102">
                <text:p>0.00223469387755102</text:p>
              </table:table-cell>
              <table:table-cell office:value-type="float" office:value="-0.311224489795918">
                <text:p>-0.311224489795918</text:p>
              </table:table-cell>
              <table:table-cell office:value-type="float" office:value="0.000566326530612245">
                <text:p>0.000566326530612245</text:p>
              </table:table-cell>
              <table:table-cell office:value-type="float" office:value="-0.136734693877551">
                <text:p>-0.1367346938775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">
                <text:p>0.12</text:p>
              </table:table-cell>
              <table:table-cell office:value-type="float" office:value="0.00310204081632653">
                <text:p>0.00310204081632653</text:p>
              </table:table-cell>
              <table:table-cell office:value-type="float" office:value="-0.308163265306122">
                <text:p>-0.308163265306122</text:p>
              </table:table-cell>
              <table:table-cell office:value-type="float" office:value="0.000638775510204082">
                <text:p>0.000638775510204082</text:p>
              </table:table-cell>
              <table:table-cell office:value-type="float" office:value="-0.136734693877551">
                <text:p>-0.1367346938775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">
                <text:p>0.13</text:p>
              </table:table-cell>
              <table:table-cell office:value-type="float" office:value="0.00426530612244898">
                <text:p>0.00426530612244898</text:p>
              </table:table-cell>
              <table:table-cell office:value-type="float" office:value="-0.303061224489796">
                <text:p>-0.303061224489796</text:p>
              </table:table-cell>
              <table:table-cell office:value-type="float" office:value="0.00071530612244898">
                <text:p>0.00071530612244898</text:p>
              </table:table-cell>
              <table:table-cell office:value-type="float" office:value="-0.136734693877551">
                <text:p>-0.1367346938775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">
                <text:p>0.14</text:p>
              </table:table-cell>
              <table:table-cell office:value-type="float" office:value="0.00581632653061224">
                <text:p>0.00581632653061224</text:p>
              </table:table-cell>
              <table:table-cell office:value-type="float" office:value="-0.298979591836735">
                <text:p>-0.298979591836735</text:p>
              </table:table-cell>
              <table:table-cell office:value-type="float" office:value="0.000795918367346939">
                <text:p>0.000795918367346939</text:p>
              </table:table-cell>
              <table:table-cell office:value-type="float" office:value="-0.135714285714286">
                <text:p>-0.1357142857142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">
                <text:p>0.15</text:p>
              </table:table-cell>
              <table:table-cell office:value-type="float" office:value="0.00783673469387755">
                <text:p>0.00783673469387755</text:p>
              </table:table-cell>
              <table:table-cell office:value-type="float" office:value="-0.293877551020408">
                <text:p>-0.293877551020408</text:p>
              </table:table-cell>
              <table:table-cell office:value-type="float" office:value="0.000878571428571429">
                <text:p>0.000878571428571429</text:p>
              </table:table-cell>
              <table:table-cell office:value-type="float" office:value="-0.135714285714286">
                <text:p>-0.1357142857142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">
                <text:p>0.16</text:p>
              </table:table-cell>
              <table:table-cell office:value-type="float" office:value="0.0104081632653061">
                <text:p>0.0104081632653061</text:p>
              </table:table-cell>
              <table:table-cell office:value-type="float" office:value="-0.288775510204082">
                <text:p>-0.288775510204082</text:p>
              </table:table-cell>
              <table:table-cell office:value-type="float" office:value="0.00096530612244898">
                <text:p>0.00096530612244898</text:p>
              </table:table-cell>
              <table:table-cell office:value-type="float" office:value="-0.13469387755102">
                <text:p>-0.134693877551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">
                <text:p>0.17</text:p>
              </table:table-cell>
              <table:table-cell office:value-type="float" office:value="0.0136734693877551">
                <text:p>0.0136734693877551</text:p>
              </table:table-cell>
              <table:table-cell office:value-type="float" office:value="-0.281632653061224">
                <text:p>-0.281632653061224</text:p>
              </table:table-cell>
              <table:table-cell office:value-type="float" office:value="0.00105102040816327">
                <text:p>0.00105102040816327</text:p>
              </table:table-cell>
              <table:table-cell office:value-type="float" office:value="-0.133673469387755">
                <text:p>-0.1336734693877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">
                <text:p>0.18</text:p>
              </table:table-cell>
              <table:table-cell office:value-type="float" office:value="0.0175510204081633">
                <text:p>0.0175510204081633</text:p>
              </table:table-cell>
              <table:table-cell office:value-type="float" office:value="-0.274489795918367">
                <text:p>-0.274489795918367</text:p>
              </table:table-cell>
              <table:table-cell office:value-type="float" office:value="0.0011530612244898">
                <text:p>0.0011530612244898</text:p>
              </table:table-cell>
              <table:table-cell office:value-type="float" office:value="-0.133673469387755">
                <text:p>-0.1336734693877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">
                <text:p>0.19</text:p>
              </table:table-cell>
              <table:table-cell office:value-type="float" office:value="0.0220408163265306">
                <text:p>0.0220408163265306</text:p>
              </table:table-cell>
              <table:table-cell office:value-type="float" office:value="-0.26734693877551">
                <text:p>-0.26734693877551</text:p>
              </table:table-cell>
              <table:table-cell office:value-type="float" office:value="0.00124489795918367">
                <text:p>0.00124489795918367</text:p>
              </table:table-cell>
              <table:table-cell office:value-type="float" office:value="-0.13265306122449">
                <text:p>-0.132653061224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">
                <text:p>0.2</text:p>
              </table:table-cell>
              <table:table-cell office:value-type="float" office:value="0.0273469387755102">
                <text:p>0.0273469387755102</text:p>
              </table:table-cell>
              <table:table-cell office:value-type="float" office:value="-0.258163265306122">
                <text:p>-0.258163265306122</text:p>
              </table:table-cell>
              <table:table-cell office:value-type="float" office:value="0.00133673469387755">
                <text:p>0.00133673469387755</text:p>
              </table:table-cell>
              <table:table-cell office:value-type="float" office:value="-0.131632653061224">
                <text:p>-0.1316326530612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">
                <text:p>0.21</text:p>
              </table:table-cell>
              <table:table-cell office:value-type="float" office:value="0.0333673469387755">
                <text:p>0.0333673469387755</text:p>
              </table:table-cell>
              <table:table-cell office:value-type="float" office:value="-0.248979591836735">
                <text:p>-0.248979591836735</text:p>
              </table:table-cell>
              <table:table-cell office:value-type="float" office:value="0.00143877551020408">
                <text:p>0.00143877551020408</text:p>
              </table:table-cell>
              <table:table-cell office:value-type="float" office:value="-0.131632653061224">
                <text:p>-0.1316326530612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">
                <text:p>0.22</text:p>
              </table:table-cell>
              <table:table-cell office:value-type="float" office:value="0.0398979591836735">
                <text:p>0.0398979591836735</text:p>
              </table:table-cell>
              <table:table-cell office:value-type="float" office:value="-0.238775510204082">
                <text:p>-0.238775510204082</text:p>
              </table:table-cell>
              <table:table-cell office:value-type="float" office:value="0.00154081632653061">
                <text:p>0.00154081632653061</text:p>
              </table:table-cell>
              <table:table-cell office:value-type="float" office:value="-0.130612244897959">
                <text:p>-0.1306122448979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">
                <text:p>0.23</text:p>
              </table:table-cell>
              <table:table-cell office:value-type="float" office:value="0.0471428571428571">
                <text:p>0.0471428571428571</text:p>
              </table:table-cell>
              <table:table-cell office:value-type="float" office:value="-0.228571428571429">
                <text:p>-0.228571428571429</text:p>
              </table:table-cell>
              <table:table-cell office:value-type="float" office:value="0.00164285714285714">
                <text:p>0.00164285714285714</text:p>
              </table:table-cell>
              <table:table-cell office:value-type="float" office:value="-0.129591836734694">
                <text:p>-0.1295918367346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">
                <text:p>0.24</text:p>
              </table:table-cell>
              <table:table-cell office:value-type="float" office:value="0.0547959183673469">
                <text:p>0.0547959183673469</text:p>
              </table:table-cell>
              <table:table-cell office:value-type="float" office:value="-0.218367346938775">
                <text:p>-0.218367346938775</text:p>
              </table:table-cell>
              <table:table-cell office:value-type="float" office:value="0.00175510204081633">
                <text:p>0.00175510204081633</text:p>
              </table:table-cell>
              <table:table-cell office:value-type="float" office:value="-0.128571428571429">
                <text:p>-0.1285714285714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">
                <text:p>0.25</text:p>
              </table:table-cell>
              <table:table-cell office:value-type="float" office:value="0.0629591836734694">
                <text:p>0.0629591836734694</text:p>
              </table:table-cell>
              <table:table-cell office:value-type="float" office:value="-0.206122448979592">
                <text:p>-0.206122448979592</text:p>
              </table:table-cell>
              <table:table-cell office:value-type="float" office:value="0.00186734693877551">
                <text:p>0.00186734693877551</text:p>
              </table:table-cell>
              <table:table-cell office:value-type="float" office:value="-0.127551020408163">
                <text:p>-0.1275510204081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">
                <text:p>0.26</text:p>
              </table:table-cell>
              <table:table-cell office:value-type="float" office:value="0.071530612244898">
                <text:p>0.071530612244898</text:p>
              </table:table-cell>
              <table:table-cell office:value-type="float" office:value="-0.194897959183673">
                <text:p>-0.194897959183673</text:p>
              </table:table-cell>
              <table:table-cell office:value-type="float" office:value="0.00197959183673469">
                <text:p>0.00197959183673469</text:p>
              </table:table-cell>
              <table:table-cell office:value-type="float" office:value="-0.126530612244898">
                <text:p>-0.1265306122448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">
                <text:p>0.27</text:p>
              </table:table-cell>
              <table:table-cell office:value-type="float" office:value="0.0805102040816326">
                <text:p>0.0805102040816326</text:p>
              </table:table-cell>
              <table:table-cell office:value-type="float" office:value="-0.18265306122449">
                <text:p>-0.18265306122449</text:p>
              </table:table-cell>
              <table:table-cell office:value-type="float" office:value="0.00209183673469388">
                <text:p>0.00209183673469388</text:p>
              </table:table-cell>
              <table:table-cell office:value-type="float" office:value="-0.125510204081633">
                <text:p>-0.1255102040816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">
                <text:p>0.28</text:p>
              </table:table-cell>
              <table:table-cell office:value-type="float" office:value="0.0897959183673469">
                <text:p>0.0897959183673469</text:p>
              </table:table-cell>
              <table:table-cell office:value-type="float" office:value="-0.169387755102041">
                <text:p>-0.169387755102041</text:p>
              </table:table-cell>
              <table:table-cell office:value-type="float" office:value="0.00221428571428571">
                <text:p>0.00221428571428571</text:p>
              </table:table-cell>
              <table:table-cell office:value-type="float" office:value="-0.124489795918367">
                <text:p>-0.1244897959183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">
                <text:p>0.29</text:p>
              </table:table-cell>
              <table:table-cell office:value-type="float" office:value="0.0994897959183673">
                <text:p>0.0994897959183673</text:p>
              </table:table-cell>
              <table:table-cell office:value-type="float" office:value="-0.155102040816327">
                <text:p>-0.155102040816327</text:p>
              </table:table-cell>
              <table:table-cell office:value-type="float" office:value="0.0023469387755102">
                <text:p>0.0023469387755102</text:p>
              </table:table-cell>
              <table:table-cell office:value-type="float" office:value="-0.123469387755102">
                <text:p>-0.1234693877551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">
                <text:p>0.3</text:p>
              </table:table-cell>
              <table:table-cell office:value-type="float" office:value="0.109183673469388">
                <text:p>0.109183673469388</text:p>
              </table:table-cell>
              <table:table-cell office:value-type="float" office:value="-0.140816326530612">
                <text:p>-0.140816326530612</text:p>
              </table:table-cell>
              <table:table-cell office:value-type="float" office:value="0.00247959183673469">
                <text:p>0.00247959183673469</text:p>
              </table:table-cell>
              <table:table-cell office:value-type="float" office:value="-0.122448979591837">
                <text:p>-0.1224489795918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">
                <text:p>0.31</text:p>
              </table:table-cell>
              <table:table-cell office:value-type="float" office:value="0.119387755102041">
                <text:p>0.119387755102041</text:p>
              </table:table-cell>
              <table:table-cell office:value-type="float" office:value="-0.126530612244898">
                <text:p>-0.126530612244898</text:p>
              </table:table-cell>
              <table:table-cell office:value-type="float" office:value="0.00261224489795918">
                <text:p>0.00261224489795918</text:p>
              </table:table-cell>
              <table:table-cell office:value-type="float" office:value="-0.121428571428571">
                <text:p>-0.1214285714285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">
                <text:p>0.32</text:p>
              </table:table-cell>
              <table:table-cell office:value-type="float" office:value="0.129591836734694">
                <text:p>0.129591836734694</text:p>
              </table:table-cell>
              <table:table-cell office:value-type="float" office:value="-0.110204081632653">
                <text:p>-0.110204081632653</text:p>
              </table:table-cell>
              <table:table-cell office:value-type="float" office:value="0.00276530612244898">
                <text:p>0.00276530612244898</text:p>
              </table:table-cell>
              <table:table-cell office:value-type="float" office:value="-0.119387755102041">
                <text:p>-0.1193877551020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">
                <text:p>0.33</text:p>
              </table:table-cell>
              <table:table-cell office:value-type="float" office:value="0.139795918367347">
                <text:p>0.139795918367347</text:p>
              </table:table-cell>
              <table:table-cell office:value-type="float" office:value="-0.0944897959183673">
                <text:p>-0.0944897959183673</text:p>
              </table:table-cell>
              <table:table-cell office:value-type="float" office:value="0.00291836734693877">
                <text:p>0.00291836734693877</text:p>
              </table:table-cell>
              <table:table-cell office:value-type="float" office:value="-0.11734693877551">
                <text:p>-0.117346938775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">
                <text:p>0.34</text:p>
              </table:table-cell>
              <table:table-cell office:value-type="float" office:value="0.151020408163265">
                <text:p>0.151020408163265</text:p>
              </table:table-cell>
              <table:table-cell office:value-type="float" office:value="-0.0777551020408163">
                <text:p>-0.0777551020408163</text:p>
              </table:table-cell>
              <table:table-cell office:value-type="float" office:value="0.00309183673469388">
                <text:p>0.00309183673469388</text:p>
              </table:table-cell>
              <table:table-cell office:value-type="float" office:value="-0.11530612244898">
                <text:p>-0.115306122448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">
                <text:p>0.35</text:p>
              </table:table-cell>
              <table:table-cell office:value-type="float" office:value="0.162244897959184">
                <text:p>0.162244897959184</text:p>
              </table:table-cell>
              <table:table-cell office:value-type="float" office:value="-0.0607142857142857">
                <text:p>-0.0607142857142857</text:p>
              </table:table-cell>
              <table:table-cell office:value-type="float" office:value="0.00327551020408163">
                <text:p>0.00327551020408163</text:p>
              </table:table-cell>
              <table:table-cell office:value-type="float" office:value="-0.114285714285714">
                <text:p>-0.1142857142857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">
                <text:p>0.36</text:p>
              </table:table-cell>
              <table:table-cell office:value-type="float" office:value="0.172448979591837">
                <text:p>0.172448979591837</text:p>
              </table:table-cell>
              <table:table-cell office:value-type="float" office:value="-0.0427551020408163">
                <text:p>-0.0427551020408163</text:p>
              </table:table-cell>
              <table:table-cell office:value-type="float" office:value="0.00346938775510204">
                <text:p>0.00346938775510204</text:p>
              </table:table-cell>
              <table:table-cell office:value-type="float" office:value="-0.111224489795918">
                <text:p>-0.1112244897959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">
                <text:p>0.37</text:p>
              </table:table-cell>
              <table:table-cell office:value-type="float" office:value="0.183673469387755">
                <text:p>0.183673469387755</text:p>
              </table:table-cell>
              <table:table-cell office:value-type="float" office:value="-0.0241836734693878">
                <text:p>-0.0241836734693878</text:p>
              </table:table-cell>
              <table:table-cell office:value-type="float" office:value="0.00368367346938775">
                <text:p>0.00368367346938775</text:p>
              </table:table-cell>
              <table:table-cell office:value-type="float" office:value="-0.109183673469388">
                <text:p>-0.1091836734693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">
                <text:p>0.38</text:p>
              </table:table-cell>
              <table:table-cell office:value-type="float" office:value="0.195918367346939">
                <text:p>0.195918367346939</text:p>
              </table:table-cell>
              <table:table-cell office:value-type="float" office:value="-0.0056530612244898">
                <text:p>-0.0056530612244898</text:p>
              </table:table-cell>
              <table:table-cell office:value-type="float" office:value="0.00390816326530612">
                <text:p>0.00390816326530612</text:p>
              </table:table-cell>
              <table:table-cell office:value-type="float" office:value="-0.106122448979592">
                <text:p>-0.1061224489795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">
                <text:p>0.39</text:p>
              </table:table-cell>
              <table:table-cell office:value-type="float" office:value="0.207142857142857">
                <text:p>0.207142857142857</text:p>
              </table:table-cell>
              <table:table-cell office:value-type="float" office:value="0.0133673469387755">
                <text:p>0.0133673469387755</text:p>
              </table:table-cell>
              <table:table-cell office:value-type="float" office:value="0.00416326530612245">
                <text:p>0.00416326530612245</text:p>
              </table:table-cell>
              <table:table-cell office:value-type="float" office:value="-0.104081632653061">
                <text:p>-0.1040816326530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">
                <text:p>0.4</text:p>
              </table:table-cell>
              <table:table-cell office:value-type="float" office:value="0.218367346938775">
                <text:p>0.218367346938775</text:p>
              </table:table-cell>
              <table:table-cell office:value-type="float" office:value="0.0328571428571428">
                <text:p>0.0328571428571428</text:p>
              </table:table-cell>
              <table:table-cell office:value-type="float" office:value="0.00443877551020408">
                <text:p>0.00443877551020408</text:p>
              </table:table-cell>
              <table:table-cell office:value-type="float" office:value="-0.100510204081633">
                <text:p>-0.1005102040816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">
                <text:p>0.41</text:p>
              </table:table-cell>
              <table:table-cell office:value-type="float" office:value="0.230612244897959">
                <text:p>0.230612244897959</text:p>
              </table:table-cell>
              <table:table-cell office:value-type="float" office:value="0.0527551020408163">
                <text:p>0.0527551020408163</text:p>
              </table:table-cell>
              <table:table-cell office:value-type="float" office:value="0.00475510204081633">
                <text:p>0.00475510204081633</text:p>
              </table:table-cell>
              <table:table-cell office:value-type="float" office:value="-0.0971428571428571">
                <text:p>-0.09714285714285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">
                <text:p>0.42</text:p>
              </table:table-cell>
              <table:table-cell office:value-type="float" office:value="0.241836734693878">
                <text:p>0.241836734693878</text:p>
              </table:table-cell>
              <table:table-cell office:value-type="float" office:value="0.0730612244897959">
                <text:p>0.0730612244897959</text:p>
              </table:table-cell>
              <table:table-cell office:value-type="float" office:value="0.00509183673469388">
                <text:p>0.00509183673469388</text:p>
              </table:table-cell>
              <table:table-cell office:value-type="float" office:value="-0.0933673469387755">
                <text:p>-0.09336734693877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">
                <text:p>0.43</text:p>
              </table:table-cell>
              <table:table-cell office:value-type="float" office:value="0.254081632653061">
                <text:p>0.254081632653061</text:p>
              </table:table-cell>
              <table:table-cell office:value-type="float" office:value="0.0938775510204082">
                <text:p>0.0938775510204082</text:p>
              </table:table-cell>
              <table:table-cell office:value-type="float" office:value="0.00548979591836735">
                <text:p>0.00548979591836735</text:p>
              </table:table-cell>
              <table:table-cell office:value-type="float" office:value="-0.0890816326530612">
                <text:p>-0.08908163265306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">
                <text:p>0.44</text:p>
              </table:table-cell>
              <table:table-cell office:value-type="float" office:value="0.266326530612245">
                <text:p>0.266326530612245</text:p>
              </table:table-cell>
              <table:table-cell office:value-type="float" office:value="0.11530612244898">
                <text:p>0.11530612244898</text:p>
              </table:table-cell>
              <table:table-cell office:value-type="float" office:value="0.00592857142857143">
                <text:p>0.00592857142857143</text:p>
              </table:table-cell>
              <table:table-cell office:value-type="float" office:value="-0.0844897959183673">
                <text:p>-0.08448979591836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">
                <text:p>0.45</text:p>
              </table:table-cell>
              <table:table-cell office:value-type="float" office:value="0.278571428571429">
                <text:p>0.278571428571429</text:p>
              </table:table-cell>
              <table:table-cell office:value-type="float" office:value="0.135714285714286">
                <text:p>0.135714285714286</text:p>
              </table:table-cell>
              <table:table-cell office:value-type="float" office:value="0.00643877551020408">
                <text:p>0.00643877551020408</text:p>
              </table:table-cell>
              <table:table-cell office:value-type="float" office:value="-0.0793877551020408">
                <text:p>-0.07938775510204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">
                <text:p>0.46</text:p>
              </table:table-cell>
              <table:table-cell office:value-type="float" office:value="0.290816326530612">
                <text:p>0.290816326530612</text:p>
              </table:table-cell>
              <table:table-cell office:value-type="float" office:value="0.156122448979592">
                <text:p>0.156122448979592</text:p>
              </table:table-cell>
              <table:table-cell office:value-type="float" office:value="0.00703061224489796">
                <text:p>0.00703061224489796</text:p>
              </table:table-cell>
              <table:table-cell office:value-type="float" office:value="-0.0739795918367347">
                <text:p>-0.07397959183673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">
                <text:p>0.47</text:p>
              </table:table-cell>
              <table:table-cell office:value-type="float" office:value="0.304081632653061">
                <text:p>0.304081632653061</text:p>
              </table:table-cell>
              <table:table-cell office:value-type="float" office:value="0.177551020408163">
                <text:p>0.177551020408163</text:p>
              </table:table-cell>
              <table:table-cell office:value-type="float" office:value="0.00770408163265306">
                <text:p>0.00770408163265306</text:p>
              </table:table-cell>
              <table:table-cell office:value-type="float" office:value="-0.0683673469387755">
                <text:p>-0.06836734693877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">
                <text:p>0.48</text:p>
              </table:table-cell>
              <table:table-cell office:value-type="float" office:value="0.316326530612245">
                <text:p>0.316326530612245</text:p>
              </table:table-cell>
              <table:table-cell office:value-type="float" office:value="0.198979591836735">
                <text:p>0.198979591836735</text:p>
              </table:table-cell>
              <table:table-cell office:value-type="float" office:value="0.0085">
                <text:p>0.0085</text:p>
              </table:table-cell>
              <table:table-cell office:value-type="float" office:value="-0.0622448979591837">
                <text:p>-0.06224489795918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">
                <text:p>0.49</text:p>
              </table:table-cell>
              <table:table-cell office:value-type="float" office:value="0.329591836734694">
                <text:p>0.329591836734694</text:p>
              </table:table-cell>
              <table:table-cell office:value-type="float" office:value="0.219387755102041">
                <text:p>0.219387755102041</text:p>
              </table:table-cell>
              <table:table-cell office:value-type="float" office:value="0.00941836734693877">
                <text:p>0.00941836734693877</text:p>
              </table:table-cell>
              <table:table-cell office:value-type="float" office:value="-0.0560204081632653">
                <text:p>-0.05602040816326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">
                <text:p>0.5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0.240816326530612">
                <text:p>0.240816326530612</text:p>
              </table:table-cell>
              <table:table-cell office:value-type="float" office:value="0.0105102040816327">
                <text:p>0.0105102040816327</text:p>
              </table:table-cell>
              <table:table-cell office:value-type="float" office:value="-0.0496938775510204">
                <text:p>-0.04969387755102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">
                <text:p>0.51</text:p>
              </table:table-cell>
              <table:table-cell office:value-type="float" office:value="0.356122448979592">
                <text:p>0.356122448979592</text:p>
              </table:table-cell>
              <table:table-cell office:value-type="float" office:value="0.261224489795918">
                <text:p>0.261224489795918</text:p>
              </table:table-cell>
              <table:table-cell office:value-type="float" office:value="0.011734693877551">
                <text:p>0.011734693877551</text:p>
              </table:table-cell>
              <table:table-cell office:value-type="float" office:value="-0.043265306122449">
                <text:p>-0.0432653061224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">
                <text:p>0.52</text:p>
              </table:table-cell>
              <table:table-cell office:value-type="float" office:value="0.369387755102041">
                <text:p>0.369387755102041</text:p>
              </table:table-cell>
              <table:table-cell office:value-type="float" office:value="0.281632653061224">
                <text:p>0.281632653061224</text:p>
              </table:table-cell>
              <table:table-cell office:value-type="float" office:value="0.0131632653061224">
                <text:p>0.0131632653061224</text:p>
              </table:table-cell>
              <table:table-cell office:value-type="float" office:value="-0.0368367346938775">
                <text:p>-0.03683673469387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">
                <text:p>0.53</text:p>
              </table:table-cell>
              <table:table-cell office:value-type="float" office:value="0.38265306122449">
                <text:p>0.38265306122449</text:p>
              </table:table-cell>
              <table:table-cell office:value-type="float" office:value="0.302040816326531">
                <text:p>0.302040816326531</text:p>
              </table:table-cell>
              <table:table-cell office:value-type="float" office:value="0.0146938775510204">
                <text:p>0.0146938775510204</text:p>
              </table:table-cell>
              <table:table-cell office:value-type="float" office:value="-0.0304081632653061">
                <text:p>-0.03040816326530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">
                <text:p>0.54</text:p>
              </table:table-cell>
              <table:table-cell office:value-type="float" office:value="0.396938775510204">
                <text:p>0.396938775510204</text:p>
              </table:table-cell>
              <table:table-cell office:value-type="float" office:value="0.322448979591837">
                <text:p>0.322448979591837</text:p>
              </table:table-cell>
              <table:table-cell office:value-type="float" office:value="0.0164285714285714">
                <text:p>0.0164285714285714</text:p>
              </table:table-cell>
              <table:table-cell office:value-type="float" office:value="-0.0242857142857143">
                <text:p>-0.02428571428571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">
                <text:p>0.55</text:p>
              </table:table-cell>
              <table:table-cell office:value-type="float" office:value="0.410204081632653">
                <text:p>0.410204081632653</text:p>
              </table:table-cell>
              <table:table-cell office:value-type="float" office:value="0.341836734693878">
                <text:p>0.341836734693878</text:p>
              </table:table-cell>
              <table:table-cell office:value-type="float" office:value="0.0183673469387755">
                <text:p>0.0183673469387755</text:p>
              </table:table-cell>
              <table:table-cell office:value-type="float" office:value="-0.0181632653061224">
                <text:p>-0.01816326530612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">
                <text:p>0.56</text:p>
              </table:table-cell>
              <table:table-cell office:value-type="float" office:value="0.423469387755102">
                <text:p>0.423469387755102</text:p>
              </table:table-cell>
              <table:table-cell office:value-type="float" office:value="0.362244897959184">
                <text:p>0.362244897959184</text:p>
              </table:table-cell>
              <table:table-cell office:value-type="float" office:value="0.0204081632653061">
                <text:p>0.0204081632653061</text:p>
              </table:table-cell>
              <table:table-cell office:value-type="float" office:value="-0.0123469387755102">
                <text:p>-0.01234693877551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">
                <text:p>0.57</text:p>
              </table:table-cell>
              <table:table-cell office:value-type="float" office:value="0.437755102040816">
                <text:p>0.437755102040816</text:p>
              </table:table-cell>
              <table:table-cell office:value-type="float" office:value="0.381632653061224">
                <text:p>0.381632653061224</text:p>
              </table:table-cell>
              <table:table-cell office:value-type="float" office:value="0.0225510204081633">
                <text:p>0.0225510204081633</text:p>
              </table:table-cell>
              <table:table-cell office:value-type="float" office:value="-0.00669387755102041">
                <text:p>-0.006693877551020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">
                <text:p>0.58</text:p>
              </table:table-cell>
              <table:table-cell office:value-type="float" office:value="0.451020408163265">
                <text:p>0.451020408163265</text:p>
              </table:table-cell>
              <table:table-cell office:value-type="float" office:value="0.4">
                <text:p>0.4</text:p>
              </table:table-cell>
              <table:table-cell office:value-type="float" office:value="0.0246938775510204">
                <text:p>0.0246938775510204</text:p>
              </table:table-cell>
              <table:table-cell office:value-type="float" office:value="-0.00125510204081633">
                <text:p>-0.001255102040816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">
                <text:p>0.59</text:p>
              </table:table-cell>
              <table:table-cell office:value-type="float" office:value="0.46530612244898">
                <text:p>0.46530612244898</text:p>
              </table:table-cell>
              <table:table-cell office:value-type="float" office:value="0.419387755102041">
                <text:p>0.419387755102041</text:p>
              </table:table-cell>
              <table:table-cell office:value-type="float" office:value="0.0268367346938775">
                <text:p>0.0268367346938775</text:p>
              </table:table-cell>
              <table:table-cell office:value-type="float" office:value="0.00396938775510204">
                <text:p>0.003969387755102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">
                <text:p>0.6</text:p>
              </table:table-cell>
              <table:table-cell office:value-type="float" office:value="0.478571428571429">
                <text:p>0.478571428571429</text:p>
              </table:table-cell>
              <table:table-cell office:value-type="float" office:value="0.437755102040816">
                <text:p>0.437755102040816</text:p>
              </table:table-cell>
              <table:table-cell office:value-type="float" office:value="0.0288775510204082">
                <text:p>0.0288775510204082</text:p>
              </table:table-cell>
              <table:table-cell office:value-type="float" office:value="0.00894897959183673">
                <text:p>0.008948979591836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">
                <text:p>0.61</text:p>
              </table:table-cell>
              <table:table-cell office:value-type="float" office:value="0.492857142857143">
                <text:p>0.492857142857143</text:p>
              </table:table-cell>
              <table:table-cell office:value-type="float" office:value="0.456122448979592">
                <text:p>0.456122448979592</text:p>
              </table:table-cell>
              <table:table-cell office:value-type="float" office:value="0.0309183673469388">
                <text:p>0.0309183673469388</text:p>
              </table:table-cell>
              <table:table-cell office:value-type="float" office:value="0.0137755102040816">
                <text:p>0.01377551020408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">
                <text:p>0.62</text:p>
              </table:table-cell>
              <table:table-cell office:value-type="float" office:value="0.507142857142857">
                <text:p>0.507142857142857</text:p>
              </table:table-cell>
              <table:table-cell office:value-type="float" office:value="0.473469387755102">
                <text:p>0.473469387755102</text:p>
              </table:table-cell>
              <table:table-cell office:value-type="float" office:value="0.0328571428571428">
                <text:p>0.0328571428571428</text:p>
              </table:table-cell>
              <table:table-cell office:value-type="float" office:value="0.018469387755102">
                <text:p>0.0184693877551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">
                <text:p>0.63</text:p>
              </table:table-cell>
              <table:table-cell office:value-type="float" office:value="0.520408163265306">
                <text:p>0.520408163265306</text:p>
              </table:table-cell>
              <table:table-cell office:value-type="float" office:value="0.490816326530612">
                <text:p>0.490816326530612</text:p>
              </table:table-cell>
              <table:table-cell office:value-type="float" office:value="0.0346938775510204">
                <text:p>0.0346938775510204</text:p>
              </table:table-cell>
              <table:table-cell office:value-type="float" office:value="0.0229591836734694">
                <text:p>0.02295918367346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">
                <text:p>0.64</text:p>
              </table:table-cell>
              <table:table-cell office:value-type="float" office:value="0.53469387755102">
                <text:p>0.53469387755102</text:p>
              </table:table-cell>
              <table:table-cell office:value-type="float" office:value="0.508163265306122">
                <text:p>0.508163265306122</text:p>
              </table:table-cell>
              <table:table-cell office:value-type="float" office:value="0.0364285714285714">
                <text:p>0.0364285714285714</text:p>
              </table:table-cell>
              <table:table-cell office:value-type="float" office:value="0.0270408163265306">
                <text:p>0.02704081632653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">
                <text:p>0.65</text:p>
              </table:table-cell>
              <table:table-cell office:value-type="float" office:value="0.547959183673469">
                <text:p>0.547959183673469</text:p>
              </table:table-cell>
              <table:table-cell office:value-type="float" office:value="0.524489795918367">
                <text:p>0.524489795918367</text:p>
              </table:table-cell>
              <table:table-cell office:value-type="float" office:value="0.0381632653061224">
                <text:p>0.0381632653061224</text:p>
              </table:table-cell>
              <table:table-cell office:value-type="float" office:value="0.0308163265306122">
                <text:p>0.03081632653061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">
                <text:p>0.66</text:p>
              </table:table-cell>
              <table:table-cell office:value-type="float" office:value="0.562244897959184">
                <text:p>0.562244897959184</text:p>
              </table:table-cell>
              <table:table-cell office:value-type="float" office:value="0.540816326530612">
                <text:p>0.540816326530612</text:p>
              </table:table-cell>
              <table:table-cell office:value-type="float" office:value="0.0397959183673469">
                <text:p>0.0397959183673469</text:p>
              </table:table-cell>
              <table:table-cell office:value-type="float" office:value="0.0340816326530612">
                <text:p>0.03408163265306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">
                <text:p>0.67</text:p>
              </table:table-cell>
              <table:table-cell office:value-type="float" office:value="0.575510204081633">
                <text:p>0.575510204081633</text:p>
              </table:table-cell>
              <table:table-cell office:value-type="float" office:value="0.557142857142857">
                <text:p>0.557142857142857</text:p>
              </table:table-cell>
              <table:table-cell office:value-type="float" office:value="0.0414285714285714">
                <text:p>0.0414285714285714</text:p>
              </table:table-cell>
              <table:table-cell office:value-type="float" office:value="0.0370408163265306">
                <text:p>0.03704081632653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">
                <text:p>0.68</text:p>
              </table:table-cell>
              <table:table-cell office:value-type="float" office:value="0.589795918367347">
                <text:p>0.589795918367347</text:p>
              </table:table-cell>
              <table:table-cell office:value-type="float" office:value="0.573469387755102">
                <text:p>0.573469387755102</text:p>
              </table:table-cell>
              <table:table-cell office:value-type="float" office:value="0.0431632653061224">
                <text:p>0.0431632653061224</text:p>
              </table:table-cell>
              <table:table-cell office:value-type="float" office:value="0.0396938775510204">
                <text:p>0.03969387755102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">
                <text:p>0.69</text:p>
              </table:table-cell>
              <table:table-cell office:value-type="float" office:value="0.603061224489796">
                <text:p>0.603061224489796</text:p>
              </table:table-cell>
              <table:table-cell office:value-type="float" office:value="0.588775510204082">
                <text:p>0.588775510204082</text:p>
              </table:table-cell>
              <table:table-cell office:value-type="float" office:value="0.0448979591836735">
                <text:p>0.0448979591836735</text:p>
              </table:table-cell>
              <table:table-cell office:value-type="float" office:value="0.0422448979591837">
                <text:p>0.04224489795918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">
                <text:p>0.7</text:p>
              </table:table-cell>
              <table:table-cell office:value-type="float" office:value="0.61734693877551">
                <text:p>0.61734693877551</text:p>
              </table:table-cell>
              <table:table-cell office:value-type="float" office:value="0.604081632653061">
                <text:p>0.604081632653061</text:p>
              </table:table-cell>
              <table:table-cell office:value-type="float" office:value="0.046734693877551">
                <text:p>0.046734693877551</text:p>
              </table:table-cell>
              <table:table-cell office:value-type="float" office:value="0.0445918367346939">
                <text:p>0.04459183673469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">
                <text:p>0.71</text:p>
              </table:table-cell>
              <table:table-cell office:value-type="float" office:value="0.631632653061225">
                <text:p>0.631632653061225</text:p>
              </table:table-cell>
              <table:table-cell office:value-type="float" office:value="0.619387755102041">
                <text:p>0.619387755102041</text:p>
              </table:table-cell>
              <table:table-cell office:value-type="float" office:value="0.0486734693877551">
                <text:p>0.0486734693877551</text:p>
              </table:table-cell>
              <table:table-cell office:value-type="float" office:value="0.0469387755102041">
                <text:p>0.04693877551020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">
                <text:p>0.72</text:p>
              </table:table-cell>
              <table:table-cell office:value-type="float" office:value="0.644897959183673">
                <text:p>0.644897959183673</text:p>
              </table:table-cell>
              <table:table-cell office:value-type="float" office:value="0.633673469387755">
                <text:p>0.633673469387755</text:p>
              </table:table-cell>
              <table:table-cell office:value-type="float" office:value="0.0507142857142857">
                <text:p>0.0507142857142857</text:p>
              </table:table-cell>
              <table:table-cell office:value-type="float" office:value="0.0492857142857143">
                <text:p>0.04928571428571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">
                <text:p>0.73</text:p>
              </table:table-cell>
              <table:table-cell office:value-type="float" office:value="0.659183673469388">
                <text:p>0.659183673469388</text:p>
              </table:table-cell>
              <table:table-cell office:value-type="float" office:value="0.648979591836735">
                <text:p>0.648979591836735</text:p>
              </table:table-cell>
              <table:table-cell office:value-type="float" office:value="0.0529591836734694">
                <text:p>0.0529591836734694</text:p>
              </table:table-cell>
              <table:table-cell office:value-type="float" office:value="0.051734693877551">
                <text:p>0.0517346938775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">
                <text:p>0.74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0.663265306122449">
                <text:p>0.663265306122449</text:p>
              </table:table-cell>
              <table:table-cell office:value-type="float" office:value="0.0553061224489796">
                <text:p>0.0553061224489796</text:p>
              </table:table-cell>
              <table:table-cell office:value-type="float" office:value="0.0541836734693878">
                <text:p>0.05418367346938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">
                <text:p>0.75</text:p>
              </table:table-cell>
              <table:table-cell office:value-type="float" office:value="0.687755102040816">
                <text:p>0.687755102040816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0.0578571428571429">
                <text:p>0.0578571428571429</text:p>
              </table:table-cell>
              <table:table-cell office:value-type="float" office:value="0.0569387755102041">
                <text:p>0.05693877551020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">
                <text:p>0.76</text:p>
              </table:table-cell>
              <table:table-cell office:value-type="float" office:value="0.702040816326531">
                <text:p>0.702040816326531</text:p>
              </table:table-cell>
              <table:table-cell office:value-type="float" office:value="0.692857142857143">
                <text:p>0.692857142857143</text:p>
              </table:table-cell>
              <table:table-cell office:value-type="float" office:value="0.0606122448979592">
                <text:p>0.0606122448979592</text:p>
              </table:table-cell>
              <table:table-cell office:value-type="float" office:value="0.0596938775510204">
                <text:p>0.05969387755102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">
                <text:p>0.77</text:p>
              </table:table-cell>
              <table:table-cell office:value-type="float" office:value="0.716326530612245">
                <text:p>0.716326530612245</text:p>
              </table:table-cell>
              <table:table-cell office:value-type="float" office:value="0.708163265306122">
                <text:p>0.708163265306122</text:p>
              </table:table-cell>
              <table:table-cell office:value-type="float" office:value="0.0635714285714286">
                <text:p>0.0635714285714286</text:p>
              </table:table-cell>
              <table:table-cell office:value-type="float" office:value="0.0627551020408163">
                <text:p>0.06275510204081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">
                <text:p>0.78</text:p>
              </table:table-cell>
              <table:table-cell office:value-type="float" office:value="0.731632653061224">
                <text:p>0.731632653061224</text:p>
              </table:table-cell>
              <table:table-cell office:value-type="float" office:value="0.723469387755102">
                <text:p>0.723469387755102</text:p>
              </table:table-cell>
              <table:table-cell office:value-type="float" office:value="0.066734693877551">
                <text:p>0.066734693877551</text:p>
              </table:table-cell>
              <table:table-cell office:value-type="float" office:value="0.0660204081632653">
                <text:p>0.06602040816326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">
                <text:p>0.79</text:p>
              </table:table-cell>
              <table:table-cell office:value-type="float" office:value="0.745918367346939">
                <text:p>0.745918367346939</text:p>
              </table:table-cell>
              <table:table-cell office:value-type="float" office:value="0.738775510204082">
                <text:p>0.738775510204082</text:p>
              </table:table-cell>
              <table:table-cell office:value-type="float" office:value="0.0702040816326531">
                <text:p>0.0702040816326531</text:p>
              </table:table-cell>
              <table:table-cell office:value-type="float" office:value="0.0694897959183674">
                <text:p>0.06948979591836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">
                <text:p>0.8</text:p>
              </table:table-cell>
              <table:table-cell office:value-type="float" office:value="0.760204081632653">
                <text:p>0.760204081632653</text:p>
              </table:table-cell>
              <table:table-cell office:value-type="float" office:value="0.753061224489796">
                <text:p>0.753061224489796</text:p>
              </table:table-cell>
              <table:table-cell office:value-type="float" office:value="0.0739795918367347">
                <text:p>0.0739795918367347</text:p>
              </table:table-cell>
              <table:table-cell office:value-type="float" office:value="0.0731632653061224">
                <text:p>0.07316326530612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">
                <text:p>0.81</text:p>
              </table:table-cell>
              <table:table-cell office:value-type="float" office:value="0.775510204081633">
                <text:p>0.775510204081633</text:p>
              </table:table-cell>
              <table:table-cell office:value-type="float" office:value="0.768367346938776">
                <text:p>0.768367346938776</text:p>
              </table:table-cell>
              <table:table-cell office:value-type="float" office:value="0.0780612244897959">
                <text:p>0.0780612244897959</text:p>
              </table:table-cell>
              <table:table-cell office:value-type="float" office:value="0.0772448979591837">
                <text:p>0.07724489795918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">
                <text:p>0.82</text:p>
              </table:table-cell>
              <table:table-cell office:value-type="float" office:value="0.790816326530612">
                <text:p>0.790816326530612</text:p>
              </table:table-cell>
              <table:table-cell office:value-type="float" office:value="0.783673469387755">
                <text:p>0.783673469387755</text:p>
              </table:table-cell>
              <table:table-cell office:value-type="float" office:value="0.0824489795918367">
                <text:p>0.0824489795918367</text:p>
              </table:table-cell>
              <table:table-cell office:value-type="float" office:value="0.081530612244898">
                <text:p>0.0815306122448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">
                <text:p>0.83</text:p>
              </table:table-cell>
              <table:table-cell office:value-type="float" office:value="0.806122448979592">
                <text:p>0.806122448979592</text:p>
              </table:table-cell>
              <table:table-cell office:value-type="float" office:value="0.798979591836735">
                <text:p>0.798979591836735</text:p>
              </table:table-cell>
              <table:table-cell office:value-type="float" office:value="0.0871428571428571">
                <text:p>0.0871428571428571</text:p>
              </table:table-cell>
              <table:table-cell office:value-type="float" office:value="0.0861224489795918">
                <text:p>0.08612244897959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">
                <text:p>0.84</text:p>
              </table:table-cell>
              <table:table-cell office:value-type="float" office:value="0.821428571428571">
                <text:p>0.821428571428571</text:p>
              </table:table-cell>
              <table:table-cell office:value-type="float" office:value="0.81530612244898">
                <text:p>0.81530612244898</text:p>
              </table:table-cell>
              <table:table-cell office:value-type="float" office:value="0.0923469387755102">
                <text:p>0.0923469387755102</text:p>
              </table:table-cell>
              <table:table-cell office:value-type="float" office:value="0.0911224489795918">
                <text:p>0.09112244897959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">
                <text:p>0.85</text:p>
              </table:table-cell>
              <table:table-cell office:value-type="float" office:value="0.836734693877551">
                <text:p>0.836734693877551</text:p>
              </table:table-cell>
              <table:table-cell office:value-type="float" office:value="0.830612244897959">
                <text:p>0.830612244897959</text:p>
              </table:table-cell>
              <table:table-cell office:value-type="float" office:value="0.0979591836734694">
                <text:p>0.0979591836734694</text:p>
              </table:table-cell>
              <table:table-cell office:value-type="float" office:value="0.096530612244898">
                <text:p>0.0965306122448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">
                <text:p>0.86</text:p>
              </table:table-cell>
              <table:table-cell office:value-type="float" office:value="0.853061224489796">
                <text:p>0.853061224489796</text:p>
              </table:table-cell>
              <table:table-cell office:value-type="float" office:value="0.846938775510204">
                <text:p>0.846938775510204</text:p>
              </table:table-cell>
              <table:table-cell office:value-type="float" office:value="0.104081632653061">
                <text:p>0.104081632653061</text:p>
              </table:table-cell>
              <table:table-cell office:value-type="float" office:value="0.102040816326531">
                <text:p>0.1020408163265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">
                <text:p>0.87</text:p>
              </table:table-cell>
              <table:table-cell office:value-type="float" office:value="0.869387755102041">
                <text:p>0.869387755102041</text:p>
              </table:table-cell>
              <table:table-cell office:value-type="float" office:value="0.863265306122449">
                <text:p>0.863265306122449</text:p>
              </table:table-cell>
              <table:table-cell office:value-type="float" office:value="0.110204081632653">
                <text:p>0.110204081632653</text:p>
              </table:table-cell>
              <table:table-cell office:value-type="float" office:value="0.108163265306122">
                <text:p>0.1081632653061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">
                <text:p>0.88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0.880612244897959">
                <text:p>0.880612244897959</text:p>
              </table:table-cell>
              <table:table-cell office:value-type="float" office:value="0.11734693877551">
                <text:p>0.11734693877551</text:p>
              </table:table-cell>
              <table:table-cell office:value-type="float" office:value="0.11530612244898">
                <text:p>0.115306122448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">
                <text:p>0.89</text:p>
              </table:table-cell>
              <table:table-cell office:value-type="float" office:value="0.902040816326531">
                <text:p>0.902040816326531</text:p>
              </table:table-cell>
              <table:table-cell office:value-type="float" office:value="0.896938775510204">
                <text:p>0.896938775510204</text:p>
              </table:table-cell>
              <table:table-cell office:value-type="float" office:value="0.125510204081633">
                <text:p>0.125510204081633</text:p>
              </table:table-cell>
              <table:table-cell office:value-type="float" office:value="0.122448979591837">
                <text:p>0.1224489795918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">
                <text:p>0.9</text:p>
              </table:table-cell>
              <table:table-cell office:value-type="float" office:value="0.919387755102041">
                <text:p>0.919387755102041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133673469387755">
                <text:p>0.133673469387755</text:p>
              </table:table-cell>
              <table:table-cell office:value-type="float" office:value="0.130612244897959">
                <text:p>0.1306122448979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">
                <text:p>0.91</text:p>
              </table:table-cell>
              <table:table-cell office:value-type="float" office:value="0.935714285714286">
                <text:p>0.935714285714286</text:p>
              </table:table-cell>
              <table:table-cell office:value-type="float" office:value="0.931632653061225">
                <text:p>0.931632653061225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38775510204082">
                <text:p>0.1387755102040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">
                <text:p>0.92</text:p>
              </table:table-cell>
              <table:table-cell office:value-type="float" office:value="0.954081632653061">
                <text:p>0.954081632653061</text:p>
              </table:table-cell>
              <table:table-cell office:value-type="float" office:value="0.95">
                <text:p>0.95</text:p>
              </table:table-cell>
              <table:table-cell office:value-type="float" office:value="0.152040816326531">
                <text:p>0.152040816326531</text:p>
              </table:table-cell>
              <table:table-cell office:value-type="float" office:value="0.147959183673469">
                <text:p>0.1479591836734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">
                <text:p>0.9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6734693877551">
                <text:p>0.96734693877551</text:p>
              </table:table-cell>
              <table:table-cell office:value-type="float" office:value="0.163265306122449">
                <text:p>0.163265306122449</text:p>
              </table:table-cell>
              <table:table-cell office:value-type="float" office:value="0.158163265306122">
                <text:p>0.1581632653061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">
                <text:p>0.94</text:p>
              </table:table-cell>
              <table:table-cell office:value-type="float" office:value="0.989795918367347">
                <text:p>0.989795918367347</text:p>
              </table:table-cell>
              <table:table-cell office:value-type="float" office:value="0.986734693877551">
                <text:p>0.986734693877551</text:p>
              </table:table-cell>
              <table:table-cell office:value-type="float" office:value="0.174489795918367">
                <text:p>0.174489795918367</text:p>
              </table:table-cell>
              <table:table-cell office:value-type="float" office:value="0.169387755102041">
                <text:p>0.1693877551020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">
                <text:p>0.95</text:p>
              </table:table-cell>
              <table:table-cell office:value-type="float" office:value="1.00816326530612">
                <text:p>1.00816326530612</text:p>
              </table:table-cell>
              <table:table-cell office:value-type="float" office:value="1.00510204081633">
                <text:p>1.00510204081633</text:p>
              </table:table-cell>
              <table:table-cell office:value-type="float" office:value="0.187755102040816">
                <text:p>0.187755102040816</text:p>
              </table:table-cell>
              <table:table-cell office:value-type="float" office:value="0.181632653061225">
                <text:p>0.1816326530612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">
                <text:p>0.96</text:p>
              </table:table-cell>
              <table:table-cell office:value-type="float" office:value="1.03061224489796">
                <text:p>1.03061224489796</text:p>
              </table:table-cell>
              <table:table-cell office:value-type="float" office:value="1.02040816326531">
                <text:p>1.02040816326531</text:p>
              </table:table-cell>
              <table:table-cell office:value-type="float" office:value="0.202040816326531">
                <text:p>0.202040816326531</text:p>
              </table:table-cell>
              <table:table-cell office:value-type="float" office:value="0.194897959183673">
                <text:p>0.1948979591836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">
                <text:p>0.97</text:p>
              </table:table-cell>
              <table:table-cell office:value-type="float" office:value="1.05102040816327">
                <text:p>1.05102040816327</text:p>
              </table:table-cell>
              <table:table-cell office:value-type="float" office:value="1.04081632653061">
                <text:p>1.04081632653061</text:p>
              </table:table-cell>
              <table:table-cell office:value-type="float" office:value="0.21734693877551">
                <text:p>0.21734693877551</text:p>
              </table:table-cell>
              <table:table-cell office:value-type="float" office:value="0.209183673469388">
                <text:p>0.2091836734693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">
                <text:p>0.98</text:p>
              </table:table-cell>
              <table:table-cell office:value-type="float" office:value="1.07142857142857">
                <text:p>1.07142857142857</text:p>
              </table:table-cell>
              <table:table-cell office:value-type="float" office:value="1.06122448979592">
                <text:p>1.06122448979592</text:p>
              </table:table-cell>
              <table:table-cell office:value-type="float" office:value="0.235714285714286">
                <text:p>0.235714285714286</text:p>
              </table:table-cell>
              <table:table-cell office:value-type="float" office:value="0.226530612244898">
                <text:p>0.2265306122448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">
                <text:p>0.99</text:p>
              </table:table-cell>
              <table:table-cell office:value-type="float" office:value="1.09183673469388">
                <text:p>1.09183673469388</text:p>
              </table:table-cell>
              <table:table-cell office:value-type="float" office:value="1.08163265306122">
                <text:p>1.08163265306122</text:p>
              </table:table-cell>
              <table:table-cell office:value-type="float" office:value="0.257142857142857">
                <text:p>0.257142857142857</text:p>
              </table:table-cell>
              <table:table-cell office:value-type="float" office:value="0.244897959183673">
                <text:p>0.2448979591836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1.11224489795918">
                <text:p>1.11224489795918</text:p>
              </table:table-cell>
              <table:table-cell office:value-type="float" office:value="1.10204081632653">
                <text:p>1.10204081632653</text:p>
              </table:table-cell>
              <table:table-cell office:value-type="float" office:value="0.281632653061224">
                <text:p>0.281632653061224</text:p>
              </table:table-cell>
              <table:table-cell office:value-type="float" office:value="0.26734693877551">
                <text:p>0.267346938775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5cm" chart:symbol-height="0.05cm">
        <chart:symbol-image xlink:href="Pictures/2000000D000000DD000000DDCBF3253A.svm" xlink:type="simple" xlink:actuate="onLoad"/>
      </style:chart-properties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05cm" chart:symbol-height="0.05cm">
        <chart:symbol-image/>
      </style:chart-properties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31cm" svg:height="15.133cm" xlink:href=".." chart:class="chart:scatter" chart:style-name="ch1">
        <chart:title svg:x="7.978cm" svg:y="0.303cm" chart:style-name="ch2">
          <text:p>0.2 Zonyl</text:p>
        </chart:title>
        <chart:subtitle svg:x="8.243cm" svg:y="1.108cm" chart:style-name="ch3">
          <text:p>Logplot</text:p>
        </chart:subtitle>
        <chart:legend chart:legend-position="end" svg:x="14.875cm" svg:y="7.097cm" chart:style-name="ch4"/>
        <chart:plot-area chart:style-name="ch5" table:cell-range-address="'.2'.M2:'.2'.O203" chart:data-source-has-labels="row" svg:x="0.507cm" svg:y="1.861cm" svg:width="14.015cm" svg:height="12.567cm">
          <chart:axis chart:dimension="x" chart:name="primary-x" chart:style-name="ch6">
            <chart:title svg:x="7.019cm" svg:y="14.158cm" chart:style-name="ch7">
              <text:p>Voltage (V)</text:p>
            </chart:title>
          </chart:axis>
          <chart:axis chart:dimension="y" chart:name="primary-y" chart:style-name="ch6">
            <chart:title svg:x="0.355cm" svg:y="8.652cm" chart:style-name="ch8">
              <text:p>log(abs(J))</text:p>
            </chart:title>
            <chart:grid chart:style-name="ch9" chart:class="major"/>
          </chart:axis>
          <chart:series chart:style-name="ch10" chart:values-cell-range-address="'.2'.N3:'.2'.N203" chart:label-cell-address="'.2'.N2:'.2'.N2" chart:class="chart:scatter">
            <chart:domain table:cell-range-address="'.2'.M3:'.2'.M203"/>
            <chart:data-point chart:repeated="201"/>
          </chart:series>
          <chart:series chart:style-name="ch11" chart:values-cell-range-address="'.2'.O3:'.2'.O203" chart:label-cell-address="'.2'.O2:'.2'.O2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M</text:p>
              </table:table-cell>
              <table:table-cell office:value-type="string">
                <text:p text:id="'.2'.N2:'.2'.N2">Dark big grid</text:p>
              </table:table-cell>
              <table:table-cell office:value-type="string">
                <text:p text:id="'.2'.O2:'.2'.O2">Dark small gr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 text:id="'.2'.M3:'.2'.M203">-1</text:p>
              </table:table-cell>
              <table:table-cell office:value-type="float" office:value="-5.08354605145007">
                <text:p text:id="'.2'.N3:'.2'.N203">-5.08354605145007</text:p>
              </table:table-cell>
              <table:table-cell office:value-type="float" office:value="-4.51004152057516">
                <text:p text:id="'.2'.O3:'.2'.O203">-4.510041520575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-5.08724669632868">
                <text:p>-5.08724669632868</text:p>
              </table:table-cell>
              <table:table-cell office:value-type="float" office:value="-4.51570016065321">
                <text:p>-4.515700160653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-5.09151498112135">
                <text:p>-5.09151498112135</text:p>
              </table:table-cell>
              <table:table-cell office:value-type="float" office:value="-4.51999305704285">
                <text:p>-4.519993057042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-5.09582563171584">
                <text:p>-5.09582563171584</text:p>
              </table:table-cell>
              <table:table-cell office:value-type="float" office:value="-4.52578373592374">
                <text:p>-4.52578373592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-5.1007268126824">
                <text:p>-5.1007268126824</text:p>
              </table:table-cell>
              <table:table-cell office:value-type="float" office:value="-4.53165266958784">
                <text:p>-4.531652669587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-5.10513034325475">
                <text:p>-5.10513034325475</text:p>
              </table:table-cell>
              <table:table-cell office:value-type="float" office:value="-4.53760200210104">
                <text:p>-4.537602002101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-5.11069829749369">
                <text:p>-5.11069829749369</text:p>
              </table:table-cell>
              <table:table-cell office:value-type="float" office:value="-4.54363396687096">
                <text:p>-4.54363396687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-5.1157712303674">
                <text:p>-5.1157712303674</text:p>
              </table:table-cell>
              <table:table-cell office:value-type="float" office:value="-4.54975089168064">
                <text:p>-4.54975089168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-5.12147820449879">
                <text:p>-5.12147820449879</text:p>
              </table:table-cell>
              <table:table-cell office:value-type="float" office:value="-4.5543957967264">
                <text:p>-4.55439579672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-5.1266793981846">
                <text:p>-5.1266793981846</text:p>
              </table:table-cell>
              <table:table-cell office:value-type="float" office:value="-4.56066730616974">
                <text:p>-4.560667306169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-5.13253251214095">
                <text:p>-5.13253251214095</text:p>
              </table:table-cell>
              <table:table-cell office:value-type="float" office:value="-4.56703070912559">
                <text:p>-4.567030709125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-5.13786862068696">
                <text:p>-5.13786862068696</text:p>
              </table:table-cell>
              <table:table-cell office:value-type="float" office:value="-4.57348873863542">
                <text:p>-4.573488738635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-5.14327110961712">
                <text:p>-5.14327110961712</text:p>
              </table:table-cell>
              <table:table-cell office:value-type="float" office:value="-4.58004425151024">
                <text:p>-4.58004425151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-5.14935376481693">
                <text:p>-5.14935376481693</text:p>
              </table:table-cell>
              <table:table-cell office:value-type="float" office:value="-4.58670023591875">
                <text:p>-4.5867002359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-5.15552282425432">
                <text:p>-5.15552282425432</text:p>
              </table:table-cell>
              <table:table-cell office:value-type="float" office:value="-4.59176003468815">
                <text:p>-4.591760034688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-5.16115090926274">
                <text:p>-5.16115090926274</text:p>
              </table:table-cell>
              <table:table-cell office:value-type="float" office:value="-4.59859945921846">
                <text:p>-4.598599459218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-5.16685288808721">
                <text:p>-5.16685288808721</text:p>
              </table:table-cell>
              <table:table-cell office:value-type="float" office:value="-4.60554831917378">
                <text:p>-4.605548319173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-5.17263072694617">
                <text:p>-5.17263072694617</text:p>
              </table:table-cell>
              <table:table-cell office:value-type="float" office:value="-4.61261017366127">
                <text:p>-4.61261017366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-5.1791420105603">
                <text:p>-5.1791420105603</text:p>
              </table:table-cell>
              <table:table-cell office:value-type="float" office:value="-4.61798295742513">
                <text:p>-4.617982957425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-5.18442225167573">
                <text:p>-5.18442225167573</text:p>
              </table:table-cell>
              <table:table-cell office:value-type="float" office:value="-4.6252516539899">
                <text:p>-4.62525165398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-5.19044028536473">
                <text:p>-5.19044028536473</text:p>
              </table:table-cell>
              <table:table-cell office:value-type="float" office:value="-4.63264407897398">
                <text:p>-4.632644078973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-5.19654288435159">
                <text:p>-5.19654288435159</text:p>
              </table:table-cell>
              <table:table-cell office:value-type="float" office:value="-4.63827216398241">
                <text:p>-4.638272163982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-5.20342566678957">
                <text:p>-5.20342566678957</text:p>
              </table:table-cell>
              <table:table-cell office:value-type="float" office:value="-4.6458915608526">
                <text:p>-4.64589156085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-5.21041928783557">
                <text:p>-5.21041928783557</text:p>
              </table:table-cell>
              <table:table-cell office:value-type="float" office:value="-4.65364702554936">
                <text:p>-4.653647025549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-5.21609642072727">
                <text:p>-5.21609642072727</text:p>
              </table:table-cell>
              <table:table-cell office:value-type="float" office:value="-4.65955588515988">
                <text:p>-4.659555885159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-5.22329881601159">
                <text:p>-5.22329881601159</text:p>
              </table:table-cell>
              <table:table-cell office:value-type="float" office:value="-4.66756154008439">
                <text:p>-4.667561540084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-5.2298847052129">
                <text:p>-5.2298847052129</text:p>
              </table:table-cell>
              <table:table-cell office:value-type="float" office:value="-4.67366413907125">
                <text:p>-4.67366413907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-5.23657200643706">
                <text:p>-5.23657200643706</text:p>
              </table:table-cell>
              <table:table-cell office:value-type="float" office:value="-4.68193666503724">
                <text:p>-4.681936665037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-5.24260397120698">
                <text:p>-5.24260397120698</text:p>
              </table:table-cell>
              <table:table-cell office:value-type="float" office:value="-4.6903698325741">
                <text:p>-4.69036983257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-5.24949160514865">
                <text:p>-5.24949160514865</text:p>
              </table:table-cell>
              <table:table-cell office:value-type="float" office:value="-4.69680394257951">
                <text:p>-4.696803942579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-5.25649023527157">
                <text:p>-5.25649023527157</text:p>
              </table:table-cell>
              <table:table-cell office:value-type="float" office:value="-4.70553377383841">
                <text:p>-4.705533773838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-5.26360349772336">
                <text:p>-5.26360349772336</text:p>
              </table:table-cell>
              <table:table-cell office:value-type="float" office:value="-4.71219827006977">
                <text:p>-4.712198270069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-5.27083521030723">
                <text:p>-5.27083521030723</text:p>
              </table:table-cell>
              <table:table-cell office:value-type="float" office:value="-4.71896663275227">
                <text:p>-4.718966632752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-5.27818938478745">
                <text:p>-5.27818938478745</text:p>
              </table:table-cell>
              <table:table-cell office:value-type="float" office:value="-4.7281583934635">
                <text:p>-4.72815839346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-5.28567024025477">
                <text:p>-5.28567024025477</text:p>
              </table:table-cell>
              <table:table-cell office:value-type="float" office:value="-4.73518217699046">
                <text:p>-4.735182176990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-5.29328221766324">
                <text:p>-5.29328221766324</text:p>
              </table:table-cell>
              <table:table-cell office:value-type="float" office:value="-4.74472749489669">
                <text:p>-4.744727494896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-5.30016227413275">
                <text:p>-5.30016227413275</text:p>
              </table:table-cell>
              <table:table-cell office:value-type="float" office:value="-4.75202673363819">
                <text:p>-4.752026733638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-5.30803489723264">
                <text:p>-5.30803489723264</text:p>
              </table:table-cell>
              <table:table-cell office:value-type="float" office:value="-4.7594507517174">
                <text:p>-4.75945075171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-5.31605286924849">
                <text:p>-5.31605286924849</text:p>
              </table:table-cell>
              <table:table-cell office:value-type="float" office:value="-4.76955107862173">
                <text:p>-4.769551078621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-5.32330639037513">
                <text:p>-5.32330639037513</text:p>
              </table:table-cell>
              <table:table-cell office:value-type="float" office:value="-4.77728352885242">
                <text:p>-4.777283528852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-5.33068311943389">
                <text:p>-5.33068311943389</text:p>
              </table:table-cell>
              <table:table-cell office:value-type="float" office:value="-4.7851561519523">
                <text:p>-4.78515615195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-5.33818731446274">
                <text:p>-5.33818731446274</text:p>
              </table:table-cell>
              <table:table-cell office:value-type="float" office:value="-4.79588001734407">
                <text:p>-4.795880017344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-5.34582345812204">
                <text:p>-5.34582345812204</text:p>
              </table:table-cell>
              <table:table-cell office:value-type="float" office:value="-4.80410034759077">
                <text:p>-4.804100347590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-5.35359627377693">
                <text:p>-5.35359627377693</text:p>
              </table:table-cell>
              <table:table-cell office:value-type="float" office:value="-4.81247927916354">
                <text:p>-4.812479279163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-5.36151074304536">
                <text:p>-5.36151074304536</text:p>
              </table:table-cell>
              <table:table-cell office:value-type="float" office:value="-4.82102305270683">
                <text:p>-4.821023052706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-5.36957212497498">
                <text:p>-5.36957212497498</text:p>
              </table:table-cell>
              <table:table-cell office:value-type="float" office:value="-4.82973828460504">
                <text:p>-4.82973828460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-5.37882371822496">
                <text:p>-5.37882371822496</text:p>
              </table:table-cell>
              <table:table-cell office:value-type="float" office:value="-4.84163750790475">
                <text:p>-4.841637507904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-5.38721614328026">
                <text:p>-5.38721614328026</text:p>
              </table:table-cell>
              <table:table-cell office:value-type="float" office:value="-4.85078088734462">
                <text:p>-4.850780887344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-5.39469495385889">
                <text:p>-5.39469495385889</text:p>
              </table:table-cell>
              <table:table-cell office:value-type="float" office:value="-4.86012091359876">
                <text:p>-4.860120913598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-5.40340290437354">
                <text:p>-5.40340290437354</text:p>
              </table:table-cell>
              <table:table-cell office:value-type="float" office:value="-4.86966623150499">
                <text:p>-4.869666231504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-5.41228903498109">
                <text:p>-5.41228903498109</text:p>
              </table:table-cell>
              <table:table-cell office:value-type="float" office:value="-4.87942606879415">
                <text:p>-4.879426068794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-5.42136079003193">
                <text:p>-5.42136079003193</text:p>
              </table:table-cell>
              <table:table-cell office:value-type="float" office:value="-4.88941028970075">
                <text:p>-4.889410289700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-5.4294570601181">
                <text:p>-5.4294570601181</text:p>
              </table:table-cell>
              <table:table-cell office:value-type="float" office:value="-4.89962945488244">
                <text:p>-4.899629454882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-5.43889861635094">
                <text:p>-5.43889861635094</text:p>
              </table:table-cell>
              <table:table-cell office:value-type="float" office:value="-4.9100948885606">
                <text:p>-4.91009488856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-5.44733178388781">
                <text:p>-5.44733178388781</text:p>
              </table:table-cell>
              <table:table-cell office:value-type="float" office:value="-4.92081875395238">
                <text:p>-4.920818753952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-5.45717457304082">
                <text:p>-5.45717457304082</text:p>
              </table:table-cell>
              <table:table-cell office:value-type="float" office:value="-4.93181413825384">
                <text:p>-4.931814138253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-5.46597389394386">
                <text:p>-5.46597389394386</text:p>
              </table:table-cell>
              <table:table-cell office:value-type="float" office:value="-4.94309514866353">
                <text:p>-4.943095148663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3">
                <text:p>-0.43</text:p>
              </table:table-cell>
              <table:table-cell office:value-type="float" office:value="-5.47495519296315">
                <text:p>-5.47495519296315</text:p>
              </table:table-cell>
              <table:table-cell office:value-type="float" office:value="-4.95467702121334">
                <text:p>-4.954677021213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-5.48412615628832">
                <text:p>-5.48412615628832</text:p>
              </table:table-cell>
              <table:table-cell office:value-type="float" office:value="-4.96657624451305">
                <text:p>-4.966576244513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1">
                <text:p>-0.41</text:p>
              </table:table-cell>
              <table:table-cell office:value-type="float" office:value="-5.49485002168009">
                <text:p>-5.49485002168009</text:p>
              </table:table-cell>
              <table:table-cell office:value-type="float" office:value="-4.97881070093006">
                <text:p>-4.978810700930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-5.50445566245355">
                <text:p>-5.50445566245355</text:p>
              </table:table-cell>
              <table:table-cell office:value-type="float" office:value="-4.98716277529483">
                <text:p>-4.987162775294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9">
                <text:p>-0.39</text:p>
              </table:table-cell>
              <table:table-cell office:value-type="float" office:value="-5.51427857351842">
                <text:p>-5.51427857351842</text:p>
              </table:table-cell>
              <table:table-cell office:value-type="float" office:value="-5.00043451177402">
                <text:p>-5.000434511774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8">
                <text:p>-0.38</text:p>
              </table:table-cell>
              <table:table-cell office:value-type="float" office:value="-5.52432881167557">
                <text:p>-5.52432881167557</text:p>
              </table:table-cell>
              <table:table-cell office:value-type="float" office:value="-5.012780770092">
                <text:p>-5.0127807700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7">
                <text:p>-0.37</text:p>
              </table:table-cell>
              <table:table-cell office:value-type="float" office:value="-5.53461714855158">
                <text:p>-5.53461714855158</text:p>
              </table:table-cell>
              <table:table-cell office:value-type="float" office:value="-5.02502800570193">
                <text:p>-5.025028005701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6">
                <text:p>-0.36</text:p>
              </table:table-cell>
              <table:table-cell office:value-type="float" office:value="-5.54515513999149">
                <text:p>-5.54515513999149</text:p>
              </table:table-cell>
              <table:table-cell office:value-type="float" office:value="-5.03763066432998">
                <text:p>-5.037630664329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5">
                <text:p>-0.35</text:p>
              </table:table-cell>
              <table:table-cell office:value-type="float" office:value="-5.55595520408192">
                <text:p>-5.55595520408192</text:p>
              </table:table-cell>
              <table:table-cell office:value-type="float" office:value="-5.05060999335509">
                <text:p>-5.050609993355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4">
                <text:p>-0.34</text:p>
              </table:table-cell>
              <table:table-cell office:value-type="float" office:value="-5.5654310959658">
                <text:p>-5.5654310959658</text:p>
              </table:table-cell>
              <table:table-cell office:value-type="float" office:value="-5.06398920428479">
                <text:p>-5.063989204284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3">
                <text:p>-0.33</text:p>
              </table:table-cell>
              <table:table-cell office:value-type="float" office:value="-5.57675412606319">
                <text:p>-5.57675412606319</text:p>
              </table:table-cell>
              <table:table-cell office:value-type="float" office:value="-5.07727454200674">
                <text:p>-5.077274542006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2">
                <text:p>-0.32</text:p>
              </table:table-cell>
              <table:table-cell office:value-type="float" office:value="-5.58838029403677">
                <text:p>-5.58838029403677</text:p>
              </table:table-cell>
              <table:table-cell office:value-type="float" office:value="-5.09151498112135">
                <text:p>-5.091514981121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1">
                <text:p>-0.31</text:p>
              </table:table-cell>
              <table:table-cell office:value-type="float" office:value="-5.59859945921846">
                <text:p>-5.59859945921846</text:p>
              </table:table-cell>
              <table:table-cell office:value-type="float" office:value="-5.10513034325475">
                <text:p>-5.105130343254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">
                <text:p>-0.3</text:p>
              </table:table-cell>
              <table:table-cell office:value-type="float" office:value="-5.61083391563547">
                <text:p>-5.61083391563547</text:p>
              </table:table-cell>
              <table:table-cell office:value-type="float" office:value="-5.11975822410452">
                <text:p>-5.119758224104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9">
                <text:p>-0.29</text:p>
              </table:table-cell>
              <table:table-cell office:value-type="float" office:value="-5.62160209905186">
                <text:p>-5.62160209905186</text:p>
              </table:table-cell>
              <table:table-cell office:value-type="float" office:value="-5.13489602535887">
                <text:p>-5.134896025358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8">
                <text:p>-0.28</text:p>
              </table:table-cell>
              <table:table-cell office:value-type="float" office:value="-5.6345120151091">
                <text:p>-5.6345120151091</text:p>
              </table:table-cell>
              <table:table-cell office:value-type="float" office:value="-5.14996674231023">
                <text:p>-5.149966742310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7">
                <text:p>-0.27</text:p>
              </table:table-cell>
              <table:table-cell office:value-type="float" office:value="-5.6458915608526">
                <text:p>-5.6458915608526</text:p>
              </table:table-cell>
              <table:table-cell office:value-type="float" office:value="-5.16557929631847">
                <text:p>-5.165579296318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6">
                <text:p>-0.26</text:p>
              </table:table-cell>
              <table:table-cell office:value-type="float" office:value="-5.65955588515988">
                <text:p>-5.65955588515988</text:p>
              </table:table-cell>
              <table:table-cell office:value-type="float" office:value="-5.18177410638605">
                <text:p>-5.181774106386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5">
                <text:p>-0.25</text:p>
              </table:table-cell>
              <table:table-cell office:value-type="float" office:value="-5.67162039656126">
                <text:p>-5.67162039656126</text:p>
              </table:table-cell>
              <table:table-cell office:value-type="float" office:value="-5.19791074211827">
                <text:p>-5.197910742118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4">
                <text:p>-0.24</text:p>
              </table:table-cell>
              <table:table-cell office:value-type="float" office:value="-5.68402965454308">
                <text:p>-5.68402965454308</text:p>
              </table:table-cell>
              <table:table-cell office:value-type="float" office:value="-5.21538270736712">
                <text:p>-5.215382707367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3">
                <text:p>-0.23</text:p>
              </table:table-cell>
              <table:table-cell office:value-type="float" office:value="-5.69897000433602">
                <text:p>-5.69897000433602</text:p>
              </table:table-cell>
              <table:table-cell office:value-type="float" office:value="-5.23284413391782">
                <text:p>-5.232844133917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2">
                <text:p>-0.22</text:p>
              </table:table-cell>
              <table:table-cell office:value-type="float" office:value="-5.71219827006977">
                <text:p>-5.71219827006977</text:p>
              </table:table-cell>
              <table:table-cell office:value-type="float" office:value="-5.25103713874384">
                <text:p>-5.251037138743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1">
                <text:p>-0.21</text:p>
              </table:table-cell>
              <table:table-cell office:value-type="float" office:value="-5.72584215073632">
                <text:p>-5.72584215073632</text:p>
              </table:table-cell>
              <table:table-cell office:value-type="float" office:value="-5.27002571430044">
                <text:p>-5.270025714300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2">
                <text:p>-0.2</text:p>
              </table:table-cell>
              <table:table-cell office:value-type="float" office:value="-5.73992861201493">
                <text:p>-5.73992861201493</text:p>
              </table:table-cell>
              <table:table-cell office:value-type="float" office:value="-5.28988263488818">
                <text:p>-5.289882634888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9">
                <text:p>-0.19</text:p>
              </table:table-cell>
              <table:table-cell office:value-type="float" office:value="-5.75448733218585">
                <text:p>-5.75448733218585</text:p>
              </table:table-cell>
              <table:table-cell office:value-type="float" office:value="-5.30980391997149">
                <text:p>-5.309803919971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8">
                <text:p>-0.18</text:p>
              </table:table-cell>
              <table:table-cell office:value-type="float" office:value="-5.76955107862173">
                <text:p>-5.76955107862173</text:p>
              </table:table-cell>
              <table:table-cell office:value-type="float" office:value="-5.33161408331">
                <text:p>-5.331614083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7">
                <text:p>-0.17</text:p>
              </table:table-cell>
              <table:table-cell office:value-type="float" office:value="-5.7851561519523">
                <text:p>-5.7851561519523</text:p>
              </table:table-cell>
              <table:table-cell office:value-type="float" office:value="-5.35359627377693">
                <text:p>-5.353596273776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6">
                <text:p>-0.16</text:p>
              </table:table-cell>
              <table:table-cell office:value-type="float" office:value="-5.80410034759077">
                <text:p>-5.80410034759077</text:p>
              </table:table-cell>
              <table:table-cell office:value-type="float" office:value="-5.3777859770337">
                <text:p>-5.37778597703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5">
                <text:p>-0.15</text:p>
              </table:table-cell>
              <table:table-cell office:value-type="float" office:value="-5.82102305270683">
                <text:p>-5.82102305270683</text:p>
              </table:table-cell>
              <table:table-cell office:value-type="float" office:value="-5.40230481407449">
                <text:p>-5.402304814074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4">
                <text:p>-0.14</text:p>
              </table:table-cell>
              <table:table-cell office:value-type="float" office:value="-5.83863199776503">
                <text:p>-5.83863199776503</text:p>
              </table:table-cell>
              <table:table-cell office:value-type="float" office:value="-5.42829116819131">
                <text:p>-5.428291168191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3">
                <text:p>-0.13</text:p>
              </table:table-cell>
              <table:table-cell office:value-type="float" office:value="-5.8569851997459">
                <text:p>-5.8569851997459</text:p>
              </table:table-cell>
              <table:table-cell office:value-type="float" office:value="-5.45717457304082">
                <text:p>-5.457174573040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2">
                <text:p>-0.12</text:p>
              </table:table-cell>
              <table:table-cell office:value-type="float" office:value="-5.87942606879415">
                <text:p>-5.87942606879415</text:p>
              </table:table-cell>
              <table:table-cell office:value-type="float" office:value="-5.48678239993206">
                <text:p>-5.486782399932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1">
                <text:p>-0.11</text:p>
              </table:table-cell>
              <table:table-cell office:value-type="float" office:value="-5.90308998699194">
                <text:p>-5.90308998699194</text:p>
              </table:table-cell>
              <table:table-cell office:value-type="float" office:value="-5.51999305704285">
                <text:p>-5.519993057042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">
                <text:p>-0.1</text:p>
              </table:table-cell>
              <table:table-cell office:value-type="float" office:value="-5.92445303860747">
                <text:p>-5.92445303860747</text:p>
              </table:table-cell>
              <table:table-cell office:value-type="float" office:value="-5.55595520408192">
                <text:p>-5.555955204081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9">
                <text:p>-0.09</text:p>
              </table:table-cell>
              <table:table-cell office:value-type="float" office:value="-5.95078197732982">
                <text:p>-5.95078197732982</text:p>
              </table:table-cell>
              <table:table-cell office:value-type="float" office:value="-5.59516628338006">
                <text:p>-5.595166283380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8">
                <text:p>-0.08</text:p>
              </table:table-cell>
              <table:table-cell office:value-type="float" office:value="-5.98296666070122">
                <text:p>-5.98296666070122</text:p>
              </table:table-cell>
              <table:table-cell office:value-type="float" office:value="-5.64016451766011">
                <text:p>-5.640164517660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7">
                <text:p>-0.07</text:p>
              </table:table-cell>
              <table:table-cell office:value-type="float" office:value="-6.01727661233145">
                <text:p>-6.01727661233145</text:p>
              </table:table-cell>
              <table:table-cell office:value-type="float" office:value="-5.6903698325741">
                <text:p>-5.69036983257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6">
                <text:p>-0.06</text:p>
              </table:table-cell>
              <table:table-cell office:value-type="float" office:value="-6.05799194697769">
                <text:p>-6.05799194697769</text:p>
              </table:table-cell>
              <table:table-cell office:value-type="float" office:value="-5.74957999769111">
                <text:p>-5.749579997691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5">
                <text:p>-0.05</text:p>
              </table:table-cell>
              <table:table-cell office:value-type="float" office:value="-6.10790539730952">
                <text:p>-6.10790539730952</text:p>
              </table:table-cell>
              <table:table-cell office:value-type="float" office:value="-5.82102305270683">
                <text:p>-5.821023052706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4">
                <text:p>-0.04</text:p>
              </table:table-cell>
              <table:table-cell office:value-type="float" office:value="-6.17263072694617">
                <text:p>-6.17263072694617</text:p>
              </table:table-cell>
              <table:table-cell office:value-type="float" office:value="-5.9100948885606">
                <text:p>-5.91009488856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3">
                <text:p>-0.03</text:p>
              </table:table-cell>
              <table:table-cell office:value-type="float" office:value="-6.26121944151563">
                <text:p>-6.26121944151563</text:p>
              </table:table-cell>
              <table:table-cell office:value-type="float" office:value="-6.02410886359821">
                <text:p>-6.024108863598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2">
                <text:p>-0.02</text:p>
              </table:table-cell>
              <table:table-cell office:value-type="float" office:value="-6.39685562737982">
                <text:p>-6.39685562737982</text:p>
              </table:table-cell>
              <table:table-cell office:value-type="float" office:value="-6.19044028536473">
                <text:p>-6.190440285364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1">
                <text:p>-0.01</text:p>
              </table:table-cell>
              <table:table-cell office:value-type="float" office:value="-6.65757731917779">
                <text:p>-6.65757731917779</text:p>
              </table:table-cell>
              <table:table-cell office:value-type="float" office:value="-6.48678239993206">
                <text:p>-6.486782399932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-8.57024771999759">
                <text:p>-8.57024771999759</text:p>
              </table:table-cell>
              <table:table-cell office:value-type="float" office:value="-8.06048074738138">
                <text:p>-8.060480747381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">
                <text:p>0.01</text:p>
              </table:table-cell>
              <table:table-cell office:value-type="float" office:value="-6.53910215724345">
                <text:p>-6.53910215724345</text:p>
              </table:table-cell>
              <table:table-cell office:value-type="float" office:value="-6.43533393574791">
                <text:p>-6.435333935747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">
                <text:p>0.02</text:p>
              </table:table-cell>
              <table:table-cell office:value-type="float" office:value="-6.18177410638604">
                <text:p>-6.18177410638604</text:p>
              </table:table-cell>
              <table:table-cell office:value-type="float" office:value="-6.12842706445412">
                <text:p>-6.128427064454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">
                <text:p>0.03</text:p>
              </table:table-cell>
              <table:table-cell office:value-type="float" office:value="-5.93930215964639">
                <text:p>-5.93930215964639</text:p>
              </table:table-cell>
              <table:table-cell office:value-type="float" office:value="-5.93930215964639">
                <text:p>-5.939302159646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">
                <text:p>0.04</text:p>
              </table:table-cell>
              <table:table-cell office:value-type="float" office:value="-5.74232142513082">
                <text:p>-5.74232142513082</text:p>
              </table:table-cell>
              <table:table-cell office:value-type="float" office:value="-5.80134291304558">
                <text:p>-5.801342913045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">
                <text:p>0.05</text:p>
              </table:table-cell>
              <table:table-cell office:value-type="float" office:value="-5.56863623584101">
                <text:p>-5.56863623584101</text:p>
              </table:table-cell>
              <table:table-cell office:value-type="float" office:value="-5.6903698325741">
                <text:p>-5.69036983257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">
                <text:p>0.06</text:p>
              </table:table-cell>
              <table:table-cell office:value-type="float" office:value="-5.40560744962457">
                <text:p>-5.40560744962457</text:p>
              </table:table-cell>
              <table:table-cell office:value-type="float" office:value="-5.59516628338006">
                <text:p>-5.595166283380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">
                <text:p>0.07</text:p>
              </table:table-cell>
              <table:table-cell office:value-type="float" office:value="-5.25026368443094">
                <text:p>-5.25026368443094</text:p>
              </table:table-cell>
              <table:table-cell office:value-type="float" office:value="-5.51286162452281">
                <text:p>-5.512861624522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">
                <text:p>0.08</text:p>
              </table:table-cell>
              <table:table-cell office:value-type="float" office:value="-5.09854167860389">
                <text:p>-5.09854167860389</text:p>
              </table:table-cell>
              <table:table-cell office:value-type="float" office:value="-5.44009337496389">
                <text:p>-5.440093374963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">
                <text:p>0.09</text:p>
              </table:table-cell>
              <table:table-cell office:value-type="float" office:value="-4.95078197732982">
                <text:p>-4.95078197732982</text:p>
              </table:table-cell>
              <table:table-cell office:value-type="float" office:value="-5.37365963262496">
                <text:p>-5.373659632624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">
                <text:p>0.1</text:p>
              </table:table-cell>
              <table:table-cell office:value-type="float" office:value="-4.80410034759077">
                <text:p>-4.80410034759077</text:p>
              </table:table-cell>
              <table:table-cell office:value-type="float" office:value="-5.31247103878537">
                <text:p>-5.312471038785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">
                <text:p>0.11</text:p>
              </table:table-cell>
              <table:table-cell office:value-type="float" office:value="-4.65955588515988">
                <text:p>-4.65955588515988</text:p>
              </table:table-cell>
              <table:table-cell office:value-type="float" office:value="-5.25570701687732">
                <text:p>-5.255707016877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">
                <text:p>0.12</text:p>
              </table:table-cell>
              <table:table-cell office:value-type="float" office:value="-4.51712641639125">
                <text:p>-4.51712641639125</text:p>
              </table:table-cell>
              <table:table-cell office:value-type="float" office:value="-5.20342566678957">
                <text:p>-5.203425666789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">
                <text:p>0.13</text:p>
              </table:table-cell>
              <table:table-cell office:value-type="float" office:value="-4.37882371822496">
                <text:p>-4.37882371822496</text:p>
              </table:table-cell>
              <table:table-cell office:value-type="float" office:value="-5.15428198203334">
                <text:p>-5.154281982033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">
                <text:p>0.14</text:p>
              </table:table-cell>
              <table:table-cell office:value-type="float" office:value="-4.24412514432751">
                <text:p>-4.24412514432751</text:p>
              </table:table-cell>
              <table:table-cell office:value-type="float" office:value="-5.10790539730952">
                <text:p>-5.107905397309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">
                <text:p>0.15</text:p>
              </table:table-cell>
              <table:table-cell office:value-type="float" office:value="-4.11463877996849">
                <text:p>-4.11463877996849</text:p>
              </table:table-cell>
              <table:table-cell office:value-type="float" office:value="-5.06499684854634">
                <text:p>-5.064996848546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">
                <text:p>0.16</text:p>
              </table:table-cell>
              <table:table-cell office:value-type="float" office:value="-3.99139982823808">
                <text:p>-3.99139982823808</text:p>
              </table:table-cell>
              <table:table-cell office:value-type="float" office:value="-5.02410886359821">
                <text:p>-5.024108863598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">
                <text:p>0.17</text:p>
              </table:table-cell>
              <table:table-cell office:value-type="float" office:value="-3.87289520163519">
                <text:p>-3.87289520163519</text:p>
              </table:table-cell>
              <table:table-cell office:value-type="float" office:value="-4.98716277529483">
                <text:p>-4.987162775294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">
                <text:p>0.18</text:p>
              </table:table-cell>
              <table:table-cell office:value-type="float" office:value="-3.76447155309245">
                <text:p>-3.76447155309245</text:p>
              </table:table-cell>
              <table:table-cell office:value-type="float" office:value="-4.94692155651658">
                <text:p>-4.946921556516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">
                <text:p>0.19</text:p>
              </table:table-cell>
              <table:table-cell office:value-type="float" office:value="-3.66554624884907">
                <text:p>-3.66554624884907</text:p>
              </table:table-cell>
              <table:table-cell office:value-type="float" office:value="-4.91364016932525">
                <text:p>-4.913640169325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">
                <text:p>0.2</text:p>
              </table:table-cell>
              <table:table-cell office:value-type="float" office:value="-3.57186520597121">
                <text:p>-3.57186520597121</text:p>
              </table:table-cell>
              <table:table-cell office:value-type="float" office:value="-4.88272870434424">
                <text:p>-4.882728704344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">
                <text:p>0.21</text:p>
              </table:table-cell>
              <table:table-cell office:value-type="float" office:value="-3.48545224733971">
                <text:p>-3.48545224733971</text:p>
              </table:table-cell>
              <table:table-cell office:value-type="float" office:value="-4.85078088734462">
                <text:p>-4.850780887344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">
                <text:p>0.22</text:p>
              </table:table-cell>
              <table:table-cell office:value-type="float" office:value="-3.40782324260413">
                <text:p>-3.40782324260413</text:p>
              </table:table-cell>
              <table:table-cell office:value-type="float" office:value="-4.82102305270683">
                <text:p>-4.821023052706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">
                <text:p>0.23</text:p>
              </table:table-cell>
              <table:table-cell office:value-type="float" office:value="-3.33535802444387">
                <text:p>-3.33535802444387</text:p>
              </table:table-cell>
              <table:table-cell office:value-type="float" office:value="-4.79317412396815">
                <text:p>-4.793174123968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">
                <text:p>0.24</text:p>
              </table:table-cell>
              <table:table-cell office:value-type="float" office:value="-3.27002571430044">
                <text:p>-3.27002571430044</text:p>
              </table:table-cell>
              <table:table-cell office:value-type="float" office:value="-4.76447155309245">
                <text:p>-4.764471553092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">
                <text:p>0.25</text:p>
              </table:table-cell>
              <table:table-cell office:value-type="float" office:value="-3.20971483596676">
                <text:p>-3.20971483596676</text:p>
              </table:table-cell>
              <table:table-cell office:value-type="float" office:value="-4.73754891026957">
                <text:p>-4.737548910269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">
                <text:p>0.26</text:p>
              </table:table-cell>
              <table:table-cell office:value-type="float" office:value="-3.15428198203334">
                <text:p>-3.15428198203334</text:p>
              </table:table-cell>
              <table:table-cell office:value-type="float" office:value="-4.71219827006977">
                <text:p>-4.712198270069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">
                <text:p>0.27</text:p>
              </table:table-cell>
              <table:table-cell office:value-type="float" office:value="-3.10292299679058">
                <text:p>-3.10292299679058</text:p>
              </table:table-cell>
              <table:table-cell office:value-type="float" office:value="-4.68824613894425">
                <text:p>-4.688246138944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">
                <text:p>0.28</text:p>
              </table:table-cell>
              <table:table-cell office:value-type="float" office:value="-3.05551732784983">
                <text:p>-3.05551732784983</text:p>
              </table:table-cell>
              <table:table-cell office:value-type="float" office:value="-4.66354026615147">
                <text:p>-4.663540266151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">
                <text:p>0.29</text:p>
              </table:table-cell>
              <table:table-cell office:value-type="float" office:value="-3.01099538430146">
                <text:p>-3.01099538430146</text:p>
              </table:table-cell>
              <table:table-cell office:value-type="float" office:value="-4.63827216398241">
                <text:p>-4.638272163982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">
                <text:p>0.3</text:p>
              </table:table-cell>
              <table:table-cell office:value-type="float" office:value="-2.97061622231479">
                <text:p>-2.97061622231479</text:p>
              </table:table-cell>
              <table:table-cell office:value-type="float" office:value="-4.61439372640169">
                <text:p>-4.614393726401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">
                <text:p>0.31</text:p>
              </table:table-cell>
              <table:table-cell office:value-type="float" office:value="-2.93181413825384">
                <text:p>-2.93181413825384</text:p>
              </table:table-cell>
              <table:table-cell office:value-type="float" office:value="-4.59176003468815">
                <text:p>-4.591760034688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">
                <text:p>0.32</text:p>
              </table:table-cell>
              <table:table-cell office:value-type="float" office:value="-2.89619627904404">
                <text:p>-2.89619627904404</text:p>
              </table:table-cell>
              <table:table-cell office:value-type="float" office:value="-4.56703070912559">
                <text:p>-4.567030709125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">
                <text:p>0.33</text:p>
              </table:table-cell>
              <table:table-cell office:value-type="float" office:value="-2.86327943284359">
                <text:p>-2.86327943284359</text:p>
              </table:table-cell>
              <table:table-cell office:value-type="float" office:value="-4.54363396687096">
                <text:p>-4.543633966870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">
                <text:p>0.34</text:p>
              </table:table-cell>
              <table:table-cell office:value-type="float" office:value="-2.82973828460504">
                <text:p>-2.82973828460504</text:p>
              </table:table-cell>
              <table:table-cell office:value-type="float" office:value="-4.51855737149769">
                <text:p>-4.518557371497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">
                <text:p>0.35</text:p>
              </table:table-cell>
              <table:table-cell office:value-type="float" office:value="-2.79860287567955">
                <text:p>-2.79860287567955</text:p>
              </table:table-cell>
              <table:table-cell office:value-type="float" office:value="-4.49349496759513">
                <text:p>-4.493494967595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">
                <text:p>0.36</text:p>
              </table:table-cell>
              <table:table-cell office:value-type="float" office:value="-2.77211329538633">
                <text:p>-2.77211329538633</text:p>
              </table:table-cell>
              <table:table-cell office:value-type="float" office:value="-4.46852108295774">
                <text:p>-4.468521082957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">
                <text:p>0.37</text:p>
              </table:table-cell>
              <table:table-cell office:value-type="float" office:value="-2.74472749489669">
                <text:p>-2.74472749489669</text:p>
              </table:table-cell>
              <table:table-cell office:value-type="float" office:value="-4.44249279809434">
                <text:p>-4.442492798094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">
                <text:p>0.38</text:p>
              </table:table-cell>
              <table:table-cell office:value-type="float" office:value="-2.71669877129645">
                <text:p>-2.71669877129645</text:p>
              </table:table-cell>
              <table:table-cell office:value-type="float" office:value="-4.41680122603138">
                <text:p>-4.416801226031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">
                <text:p>0.39</text:p>
              </table:table-cell>
              <table:table-cell office:value-type="float" office:value="-2.69250396208679">
                <text:p>-2.69250396208679</text:p>
              </table:table-cell>
              <table:table-cell office:value-type="float" office:value="-4.38933983691012">
                <text:p>-4.389339836910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">
                <text:p>0.4</text:p>
              </table:table-cell>
              <table:table-cell office:value-type="float" office:value="-2.66958622665081">
                <text:p>-2.66958622665081</text:p>
              </table:table-cell>
              <table:table-cell office:value-type="float" office:value="-4.36151074304536">
                <text:p>-4.361510743045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">
                <text:p>0.41</text:p>
              </table:table-cell>
              <table:table-cell office:value-type="float" office:value="-2.6458915608526">
                <text:p>-2.6458915608526</text:p>
              </table:table-cell>
              <table:table-cell office:value-type="float" office:value="-4.33161408331">
                <text:p>-4.331614083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">
                <text:p>0.42</text:p>
              </table:table-cell>
              <table:table-cell office:value-type="float" office:value="-2.6252516539899">
                <text:p>-2.6252516539899</text:p>
              </table:table-cell>
              <table:table-cell office:value-type="float" office:value="-4.30189945437661">
                <text:p>-4.301899454376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">
                <text:p>0.43</text:p>
              </table:table-cell>
              <table:table-cell office:value-type="float" office:value="-2.60380065290426">
                <text:p>-2.60380065290426</text:p>
              </table:table-cell>
              <table:table-cell office:value-type="float" office:value="-4.26921772433361">
                <text:p>-4.269217724333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">
                <text:p>0.44</text:p>
              </table:table-cell>
              <table:table-cell office:value-type="float" office:value="-2.58335949266172">
                <text:p>-2.58335949266172</text:p>
              </table:table-cell>
              <table:table-cell office:value-type="float" office:value="-4.23582386760967">
                <text:p>-4.235823867609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">
                <text:p>0.45</text:p>
              </table:table-cell>
              <table:table-cell office:value-type="float" office:value="-2.56383735295924">
                <text:p>-2.56383735295924</text:p>
              </table:table-cell>
              <table:table-cell office:value-type="float" office:value="-4.19997064075587">
                <text:p>-4.199970640755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">
                <text:p>0.46</text:p>
              </table:table-cell>
              <table:table-cell office:value-type="float" office:value="-2.54515513999149">
                <text:p>-2.54515513999149</text:p>
              </table:table-cell>
              <table:table-cell office:value-type="float" office:value="-4.16178077809237">
                <text:p>-4.161780778092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">
                <text:p>0.47</text:p>
              </table:table-cell>
              <table:table-cell office:value-type="float" office:value="-2.52578373592374">
                <text:p>-2.52578373592374</text:p>
              </table:table-cell>
              <table:table-cell office:value-type="float" office:value="-4.12205304837081">
                <text:p>-4.122053048370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">
                <text:p>0.48</text:p>
              </table:table-cell>
              <table:table-cell office:value-type="float" office:value="-2.50863830616573">
                <text:p>-2.50863830616573</text:p>
              </table:table-cell>
              <table:table-cell office:value-type="float" office:value="-4.07935499859321">
                <text:p>-4.079354998593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">
                <text:p>0.49</text:p>
              </table:table-cell>
              <table:table-cell office:value-type="float" office:value="-2.4907974776689">
                <text:p>-2.4907974776689</text:p>
              </table:table-cell>
              <table:table-cell office:value-type="float" office:value="-4.03479829897409">
                <text:p>-4.034798298974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">
                <text:p>0.5</text:p>
              </table:table-cell>
              <table:table-cell office:value-type="float" office:value="-2.47366072261016">
                <text:p>-2.47366072261016</text:p>
              </table:table-cell>
              <table:table-cell office:value-type="float" office:value="-3.98716277529483">
                <text:p>-3.987162775294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">
                <text:p>0.51</text:p>
              </table:table-cell>
              <table:table-cell office:value-type="float" office:value="-2.45717457304082">
                <text:p>-2.45717457304082</text:p>
              </table:table-cell>
              <table:table-cell office:value-type="float" office:value="-3.93930215964639">
                <text:p>-3.939302159646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">
                <text:p>0.52</text:p>
              </table:table-cell>
              <table:table-cell office:value-type="float" office:value="-2.44129142946683">
                <text:p>-2.44129142946683</text:p>
              </table:table-cell>
              <table:table-cell office:value-type="float" office:value="-3.88941028970075">
                <text:p>-3.889410289700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">
                <text:p>0.53</text:p>
              </table:table-cell>
              <table:table-cell office:value-type="float" office:value="-2.42596873227228">
                <text:p>-2.42596873227228</text:p>
              </table:table-cell>
              <table:table-cell office:value-type="float" office:value="-3.84163750790475">
                <text:p>-3.841637507904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">
                <text:p>0.54</text:p>
              </table:table-cell>
              <table:table-cell office:value-type="float" office:value="-2.41005039867429">
                <text:p>-2.41005039867429</text:p>
              </table:table-cell>
              <table:table-cell office:value-type="float" office:value="-3.79317412396815">
                <text:p>-3.793174123968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">
                <text:p>0.55</text:p>
              </table:table-cell>
              <table:table-cell office:value-type="float" office:value="-2.39577394691553">
                <text:p>-2.39577394691553</text:p>
              </table:table-cell>
              <table:table-cell office:value-type="float" office:value="-3.74472749489669">
                <text:p>-3.744727494896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">
                <text:p>0.56</text:p>
              </table:table-cell>
              <table:table-cell office:value-type="float" office:value="-2.38195190328791">
                <text:p>-2.38195190328791</text:p>
              </table:table-cell>
              <table:table-cell office:value-type="float" office:value="-3.69897000433602">
                <text:p>-3.698970004336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">
                <text:p>0.57</text:p>
              </table:table-cell>
              <table:table-cell office:value-type="float" office:value="-2.36754270781528">
                <text:p>-2.36754270781528</text:p>
              </table:table-cell>
              <table:table-cell office:value-type="float" office:value="-3.65560772631489">
                <text:p>-3.655607726314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">
                <text:p>0.58</text:p>
              </table:table-cell>
              <table:table-cell office:value-type="float" office:value="-2.35457773065091">
                <text:p>-2.35457773065091</text:p>
              </table:table-cell>
              <table:table-cell office:value-type="float" office:value="-3.61618463401957">
                <text:p>-3.616184634019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">
                <text:p>0.59</text:p>
              </table:table-cell>
              <table:table-cell office:value-type="float" office:value="-2.34103515733556">
                <text:p>-2.34103515733556</text:p>
              </table:table-cell>
              <table:table-cell office:value-type="float" office:value="-3.58004425151024">
                <text:p>-3.580044251510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">
                <text:p>0.6</text:p>
              </table:table-cell>
              <table:table-cell office:value-type="float" office:value="-2.32882715728492">
                <text:p>-2.32882715728492</text:p>
              </table:table-cell>
              <table:table-cell office:value-type="float" office:value="-3.54821356447571">
                <text:p>-3.548213564475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">
                <text:p>0.61</text:p>
              </table:table-cell>
              <table:table-cell office:value-type="float" office:value="-2.31605286924849">
                <text:p>-2.31605286924849</text:p>
              </table:table-cell>
              <table:table-cell office:value-type="float" office:value="-3.5185573714977">
                <text:p>-3.51855737149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">
                <text:p>0.62</text:p>
              </table:table-cell>
              <table:table-cell office:value-type="float" office:value="-2.30364361126667">
                <text:p>-2.30364361126667</text:p>
              </table:table-cell>
              <table:table-cell office:value-type="float" office:value="-3.49214412830417">
                <text:p>-3.492144128304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">
                <text:p>0.63</text:p>
              </table:table-cell>
              <table:table-cell office:value-type="float" office:value="-2.29242982390206">
                <text:p>-2.29242982390206</text:p>
              </table:table-cell>
              <table:table-cell office:value-type="float" office:value="-3.46852108295774">
                <text:p>-3.468521082957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">
                <text:p>0.64</text:p>
              </table:table-cell>
              <table:table-cell office:value-type="float" office:value="-2.28066871301627">
                <text:p>-2.28066871301627</text:p>
              </table:table-cell>
              <table:table-cell office:value-type="float" office:value="-3.44733178388781">
                <text:p>-3.447331783887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">
                <text:p>0.65</text:p>
              </table:table-cell>
              <table:table-cell office:value-type="float" office:value="-2.27002571430044">
                <text:p>-2.27002571430044</text:p>
              </table:table-cell>
              <table:table-cell office:value-type="float" office:value="-3.42712839779952">
                <text:p>-3.427128397799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">
                <text:p>0.66</text:p>
              </table:table-cell>
              <table:table-cell office:value-type="float" office:value="-2.25884840114821">
                <text:p>-2.25884840114821</text:p>
              </table:table-cell>
              <table:table-cell office:value-type="float" office:value="-3.4089353929735">
                <text:p>-3.40893539297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">
                <text:p>0.67</text:p>
              </table:table-cell>
              <table:table-cell office:value-type="float" office:value="-2.24872089601666">
                <text:p>-2.24872089601666</text:p>
              </table:table-cell>
              <table:table-cell office:value-type="float" office:value="-3.39147396642281">
                <text:p>-3.391473966422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">
                <text:p>0.68</text:p>
              </table:table-cell>
              <table:table-cell office:value-type="float" office:value="-2.23807216157947">
                <text:p>-2.23807216157947</text:p>
              </table:table-cell>
              <table:table-cell office:value-type="float" office:value="-3.37365963262496">
                <text:p>-3.373659632624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">
                <text:p>0.69</text:p>
              </table:table-cell>
              <table:table-cell office:value-type="float" office:value="-2.22841251911874">
                <text:p>-2.22841251911874</text:p>
              </table:table-cell>
              <table:table-cell office:value-type="float" office:value="-3.35654732351381">
                <text:p>-3.356547323513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">
                <text:p>0.7</text:p>
              </table:table-cell>
              <table:table-cell office:value-type="float" office:value="-2.21824462534753">
                <text:p>-2.21824462534753</text:p>
              </table:table-cell>
              <table:table-cell office:value-type="float" office:value="-3.33913452199613">
                <text:p>-3.339134521996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">
                <text:p>0.71</text:p>
              </table:table-cell>
              <table:table-cell office:value-type="float" office:value="-2.20830935097988">
                <text:p>-2.20830935097988</text:p>
              </table:table-cell>
              <table:table-cell office:value-type="float" office:value="-3.32148162095989">
                <text:p>-3.321481620959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">
                <text:p>0.72</text:p>
              </table:table-cell>
              <table:table-cell office:value-type="float" office:value="-2.19928292171761">
                <text:p>-2.19928292171761</text:p>
              </table:table-cell>
              <table:table-cell office:value-type="float" office:value="-3.30364361126667">
                <text:p>-3.3036436112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">
                <text:p>0.73</text:p>
              </table:table-cell>
              <table:table-cell office:value-type="float" office:value="-2.18976748200492">
                <text:p>-2.18976748200492</text:p>
              </table:table-cell>
              <table:table-cell office:value-type="float" office:value="-3.28483264215154">
                <text:p>-3.284832642151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">
                <text:p>0.74</text:p>
              </table:table-cell>
              <table:table-cell office:value-type="float" office:value="-2.18045606445813">
                <text:p>-2.18045606445813</text:p>
              </table:table-cell>
              <table:table-cell office:value-type="float" office:value="-3.26600071346161">
                <text:p>-3.266000713461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">
                <text:p>0.75</text:p>
              </table:table-cell>
              <table:table-cell office:value-type="float" office:value="-2.17134010346468">
                <text:p>-2.17134010346468</text:p>
              </table:table-cell>
              <table:table-cell office:value-type="float" office:value="-3.24641694110709">
                <text:p>-3.246416941107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">
                <text:p>0.76</text:p>
              </table:table-cell>
              <table:table-cell office:value-type="float" office:value="-2.16241156176449">
                <text:p>-2.16241156176449</text:p>
              </table:table-cell>
              <table:table-cell office:value-type="float" office:value="-3.22621355501881">
                <text:p>-3.226213555018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">
                <text:p>0.77</text:p>
              </table:table-cell>
              <table:table-cell office:value-type="float" office:value="-2.15366288787019">
                <text:p>-2.15366288787019</text:p>
              </table:table-cell>
              <table:table-cell office:value-type="float" office:value="-3.20551195334083">
                <text:p>-3.205511953340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">
                <text:p>0.78</text:p>
              </table:table-cell>
              <table:table-cell office:value-type="float" office:value="-2.1444808443322">
                <text:p>-2.1444808443322</text:p>
              </table:table-cell>
              <table:table-cell office:value-type="float" office:value="-3.18442225167573">
                <text:p>-3.184422251675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">
                <text:p>0.79</text:p>
              </table:table-cell>
              <table:table-cell office:value-type="float" office:value="-2.13608262304214">
                <text:p>-2.13608262304214</text:p>
              </table:table-cell>
              <table:table-cell office:value-type="float" office:value="-3.16241156176449">
                <text:p>-3.162411561764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">
                <text:p>0.8</text:p>
              </table:table-cell>
              <table:table-cell office:value-type="float" office:value="-2.12784372725171">
                <text:p>-2.12784372725171</text:p>
              </table:table-cell>
              <table:table-cell office:value-type="float" office:value="-3.13966199342901">
                <text:p>-3.139661993429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">
                <text:p>0.81</text:p>
              </table:table-cell>
              <table:table-cell office:value-type="float" office:value="-2.11918640771921">
                <text:p>-2.11918640771921</text:p>
              </table:table-cell>
              <table:table-cell office:value-type="float" office:value="-3.11633856484638">
                <text:p>-3.116338564846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">
                <text:p>0.82</text:p>
              </table:table-cell>
              <table:table-cell office:value-type="float" office:value="-2.11069829749369">
                <text:p>-2.11069829749369</text:p>
              </table:table-cell>
              <table:table-cell office:value-type="float" office:value="-3.09258863922541">
                <text:p>-3.092588639225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">
                <text:p>0.83</text:p>
              </table:table-cell>
              <table:table-cell office:value-type="float" office:value="-2.10237290870956">
                <text:p>-2.10237290870956</text:p>
              </table:table-cell>
              <table:table-cell office:value-type="float" office:value="-3.06854212931099">
                <text:p>-3.068542129310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">
                <text:p>0.84</text:p>
              </table:table-cell>
              <table:table-cell office:value-type="float" office:value="-2.09420411963213">
                <text:p>-2.09420411963213</text:p>
              </table:table-cell>
              <table:table-cell office:value-type="float" office:value="-3.0433514207948">
                <text:p>-3.04335142079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">
                <text:p>0.85</text:p>
              </table:table-cell>
              <table:table-cell office:value-type="float" office:value="-2.08618614761628">
                <text:p>-2.08618614761628</text:p>
              </table:table-cell>
              <table:table-cell office:value-type="float" office:value="-3.01772876696043">
                <text:p>-3.017728766960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">
                <text:p>0.86</text:p>
              </table:table-cell>
              <table:table-cell office:value-type="float" office:value="-2.07779372256098">
                <text:p>-2.07779372256098</text:p>
              </table:table-cell>
              <table:table-cell office:value-type="float" office:value="-2.99139982823808">
                <text:p>-2.991399828238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">
                <text:p>0.87</text:p>
              </table:table-cell>
              <table:table-cell office:value-type="float" office:value="-2.0695604052333">
                <text:p>-2.0695604052333</text:p>
              </table:table-cell>
              <table:table-cell office:value-type="float" office:value="-2.96657624451305">
                <text:p>-2.966576244513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">
                <text:p>0.88</text:p>
              </table:table-cell>
              <table:table-cell office:value-type="float" office:value="-2.06148027482351">
                <text:p>-2.06148027482351</text:p>
              </table:table-cell>
              <table:table-cell office:value-type="float" office:value="-2.93930215964639">
                <text:p>-2.939302159646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">
                <text:p>0.89</text:p>
              </table:table-cell>
              <table:table-cell office:value-type="float" office:value="-2.05354773498693">
                <text:p>-2.05354773498693</text:p>
              </table:table-cell>
              <table:table-cell office:value-type="float" office:value="-2.9100948885606">
                <text:p>-2.91009488856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">
                <text:p>0.9</text:p>
              </table:table-cell>
              <table:table-cell office:value-type="float" office:value="-2.04527520902094">
                <text:p>-2.04527520902094</text:p>
              </table:table-cell>
              <table:table-cell office:value-type="float" office:value="-2.88272870434424">
                <text:p>-2.882728704344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">
                <text:p>0.91</text:p>
              </table:table-cell>
              <table:table-cell office:value-type="float" office:value="-2.03763066432998">
                <text:p>-2.03763066432998</text:p>
              </table:table-cell>
              <table:table-cell office:value-type="float" office:value="-2.85387196432176">
                <text:p>-2.853871964321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">
                <text:p>0.92</text:p>
              </table:table-cell>
              <table:table-cell office:value-type="float" office:value="-2.02918838912748">
                <text:p>-2.02918838912748</text:p>
              </table:table-cell>
              <table:table-cell office:value-type="float" office:value="-2.82681373158773">
                <text:p>-2.826813731587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">
                <text:p>0.93</text:p>
              </table:table-cell>
              <table:table-cell office:value-type="float" office:value="-2.02136305161553">
                <text:p>-2.02136305161553</text:p>
              </table:table-cell>
              <table:table-cell office:value-type="float" office:value="-2.79588001734407">
                <text:p>-2.795880017344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">
                <text:p>0.94</text:p>
              </table:table-cell>
              <table:table-cell office:value-type="float" office:value="-2.01322826573375">
                <text:p>-2.01322826573375</text:p>
              </table:table-cell>
              <table:table-cell office:value-type="float" office:value="-2.76700388960785">
                <text:p>-2.767003889607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">
                <text:p>0.95</text:p>
              </table:table-cell>
              <table:table-cell office:value-type="float" office:value="-2.00524305541237">
                <text:p>-2.00524305541237</text:p>
              </table:table-cell>
              <table:table-cell office:value-type="float" office:value="-2.73518217699046">
                <text:p>-2.735182176990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">
                <text:p>0.96</text:p>
              </table:table-cell>
              <table:table-cell office:value-type="float" office:value="-1.99567862621736">
                <text:p>-1.99567862621736</text:p>
              </table:table-cell>
              <table:table-cell office:value-type="float" office:value="-2.70333480973847">
                <text:p>-2.703334809738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">
                <text:p>0.97</text:p>
              </table:table-cell>
              <table:table-cell office:value-type="float" office:value="-1.98716277529483">
                <text:p>-1.98716277529483</text:p>
              </table:table-cell>
              <table:table-cell office:value-type="float" office:value="-2.67162039656126">
                <text:p>-2.671620396561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">
                <text:p>0.98</text:p>
              </table:table-cell>
              <table:table-cell office:value-type="float" office:value="-1.97881070093006">
                <text:p>-1.97881070093006</text:p>
              </table:table-cell>
              <table:table-cell office:value-type="float" office:value="-2.63638802010785">
                <text:p>-2.636388020107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">
                <text:p>0.99</text:p>
              </table:table-cell>
              <table:table-cell office:value-type="float" office:value="-1.97061622231479">
                <text:p>-1.97061622231479</text:p>
              </table:table-cell>
              <table:table-cell office:value-type="float" office:value="-2.59859945921846">
                <text:p>-2.598599459218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-1.96257350205938">
                <text:p>-1.96257350205938</text:p>
              </table:table-cell>
              <table:table-cell office:value-type="float" office:value="-2.55909091793478">
                <text:p>-2.5590909179347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